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ountry Code</text:p>
          </table:table-cell>
          <table:table-cell office:value-type="string" table:style-name="ce1">
            <text:p>ABW</text:p>
          </table:table-cell>
          <table:table-cell office:value-type="string" table:style-name="ce1">
            <text:p>AFG</text:p>
          </table:table-cell>
          <table:table-cell office:value-type="string" table:style-name="ce1">
            <text:p>AGO</text:p>
          </table:table-cell>
          <table:table-cell office:value-type="string" table:style-name="ce1">
            <text:p>ALB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ARB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ASM</text:p>
          </table:table-cell>
          <table:table-cell office:value-type="string" table:style-name="ce1">
            <text:p>ATG</text:p>
          </table:table-cell>
          <table:table-cell office:value-type="string" table:style-name="ce1">
            <text:p>AUS</text:p>
          </table:table-cell>
          <table:table-cell office:value-type="string" table:style-name="ce1">
            <text:p>AUT</text:p>
          </table:table-cell>
          <table:table-cell office:value-type="string" table:style-name="ce1">
            <text:p>AZE</text:p>
          </table:table-cell>
          <table:table-cell office:value-type="string" table:style-name="ce1">
            <text:p>BDI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BFA</text:p>
          </table:table-cell>
          <table:table-cell office:value-type="string" table:style-name="ce1">
            <text:p>BGD</text:p>
          </table:table-cell>
          <table:table-cell office:value-type="string" table:style-name="ce1">
            <text:p>BGR</text:p>
          </table:table-cell>
          <table:table-cell office:value-type="string" table:style-name="ce1">
            <text:p>BHR</text:p>
          </table:table-cell>
          <table:table-cell office:value-type="string" table:style-name="ce1">
            <text:p>BHS</text:p>
          </table:table-cell>
          <table:table-cell office:value-type="string" table:style-name="ce1">
            <text:p>BIH</text:p>
          </table:table-cell>
          <table:table-cell office:value-type="string" table:style-name="ce1">
            <text:p>BLR</text:p>
          </table:table-cell>
          <table:table-cell office:value-type="string" table:style-name="ce1">
            <text:p>BLZ</text:p>
          </table:table-cell>
          <table:table-cell office:value-type="string" table:style-name="ce1">
            <text:p>BMU</text:p>
          </table:table-cell>
          <table:table-cell office:value-type="string" table:style-name="ce1">
            <text:p>BOL</text:p>
          </table:table-cell>
          <table:table-cell office:value-type="string" table:style-name="ce1">
            <text:p>BRA</text:p>
          </table:table-cell>
          <table:table-cell office:value-type="string" table:style-name="ce1">
            <text:p>BRB</text:p>
          </table:table-cell>
          <table:table-cell office:value-type="string" table:style-name="ce1">
            <text:p>BRN</text:p>
          </table:table-cell>
          <table:table-cell office:value-type="string" table:style-name="ce1">
            <text:p>BTN</text:p>
          </table:table-cell>
          <table:table-cell office:value-type="string" table:style-name="ce1">
            <text:p>BWA</text:p>
          </table:table-cell>
          <table:table-cell office:value-type="string" table:style-name="ce1">
            <text:p>CAF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CEB</text:p>
          </table:table-cell>
          <table:table-cell office:value-type="string" table:style-name="ce1">
            <text:p>CHE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L</text:p>
          </table:table-cell>
          <table:table-cell office:value-type="string" table:style-name="ce1">
            <text:p>CHN</text:p>
          </table:table-cell>
          <table:table-cell office:value-type="string" table:style-name="ce1">
            <text:p>CIV</text:p>
          </table:table-cell>
          <table:table-cell office:value-type="string" table:style-name="ce1">
            <text:p>CMR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COG</text:p>
          </table:table-cell>
          <table:table-cell office:value-type="string" table:style-name="ce1">
            <text:p>COL</text:p>
          </table:table-cell>
          <table:table-cell office:value-type="string" table:style-name="ce1">
            <text:p>COM</text:p>
          </table:table-cell>
          <table:table-cell office:value-type="string" table:style-name="ce1">
            <text:p>CPV</text:p>
          </table:table-cell>
          <table:table-cell office:value-type="string" table:style-name="ce1">
            <text:p>CRI</text:p>
          </table:table-cell>
          <table:table-cell office:value-type="string" table:style-name="ce1">
            <text:p>CSS</text:p>
          </table:table-cell>
          <table:table-cell office:value-type="string" table:style-name="ce1">
            <text:p>CUB</text:p>
          </table:table-cell>
          <table:table-cell office:value-type="string" table:style-name="ce1">
            <text:p>CUW</text:p>
          </table:table-cell>
          <table:table-cell office:value-type="string" table:style-name="ce1">
            <text:p>CYM</text:p>
          </table:table-cell>
          <table:table-cell office:value-type="string" table:style-name="ce1">
            <text:p>CYP</text:p>
          </table:table-cell>
          <table:table-cell office:value-type="string" table:style-name="ce1">
            <text:p>CZE</text:p>
          </table:table-cell>
          <table:table-cell office:value-type="string" table:style-name="ce1">
            <text:p>DEU</text:p>
          </table:table-cell>
          <table:table-cell office:value-type="string" table:style-name="ce1">
            <text:p>DJI</text:p>
          </table:table-cell>
          <table:table-cell office:value-type="string" table:style-name="ce1">
            <text:p>DMA</text:p>
          </table:table-cell>
          <table:table-cell office:value-type="string" table:style-name="ce1">
            <text:p>DNK</text:p>
          </table:table-cell>
          <table:table-cell office:value-type="string" table:style-name="ce1">
            <text:p>DOM</text:p>
          </table:table-cell>
          <table:table-cell office:value-type="string" table:style-name="ce1">
            <text:p>DZA</text:p>
          </table:table-cell>
          <table:table-cell office:value-type="string" table:style-name="ce1">
            <text:p>EAP</text:p>
          </table:table-cell>
          <table:table-cell office:value-type="string" table:style-name="ce1">
            <text:p>EAR</text:p>
          </table:table-cell>
          <table:table-cell office:value-type="string" table:style-name="ce1">
            <text:p>EAS</text:p>
          </table:table-cell>
          <table:table-cell office:value-type="string" table:style-name="ce1">
            <text:p>ECA</text:p>
          </table:table-cell>
          <table:table-cell office:value-type="string" table:style-name="ce1">
            <text:p>ECS</text:p>
          </table:table-cell>
          <table:table-cell office:value-type="string" table:style-name="ce1">
            <text:p>ECU</text:p>
          </table:table-cell>
          <table:table-cell office:value-type="string" table:style-name="ce1">
            <text:p>EGY</text:p>
          </table:table-cell>
          <table:table-cell office:value-type="string" table:style-name="ce1">
            <text:p>EMU</text:p>
          </table:table-cell>
          <table:table-cell office:value-type="string" table:style-name="ce1">
            <text:p>ERI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ETH</text:p>
          </table:table-cell>
          <table:table-cell office:value-type="string" table:style-name="ce1">
            <text:p>EUU</text:p>
          </table:table-cell>
          <table:table-cell office:value-type="string" table:style-name="ce1">
            <text:p>FCS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FJI</text:p>
          </table:table-cell>
          <table:table-cell office:value-type="string" table:style-name="ce1">
            <text:p>FRA</text:p>
          </table:table-cell>
          <table:table-cell office:value-type="string" table:style-name="ce1">
            <text:p>FRO</text:p>
          </table:table-cell>
          <table:table-cell office:value-type="string" table:style-name="ce1">
            <text:p>FSM</text:p>
          </table:table-cell>
          <table:table-cell office:value-type="string" table:style-name="ce1">
            <text:p>GAB</text:p>
          </table:table-cell>
          <table:table-cell office:value-type="string" table:style-name="ce1">
            <text:p>GBR</text:p>
          </table:table-cell>
          <table:table-cell office:value-type="string" table:style-name="ce1">
            <text:p>GEO</text:p>
          </table:table-cell>
          <table:table-cell office:value-type="string" table:style-name="ce1">
            <text:p>GHA</text:p>
          </table:table-cell>
          <table:table-cell office:value-type="string" table:style-name="ce1">
            <text:p>GIB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MB</text:p>
          </table:table-cell>
          <table:table-cell office:value-type="string" table:style-name="ce1">
            <text:p>GNB</text:p>
          </table:table-cell>
          <table:table-cell office:value-type="string" table:style-name="ce1">
            <text:p>GNQ</text:p>
          </table:table-cell>
          <table:table-cell office:value-type="string" table:style-name="ce1">
            <text:p>GRC</text:p>
          </table:table-cell>
          <table:table-cell office:value-type="string" table:style-name="ce1">
            <text:p>GRD</text:p>
          </table:table-cell>
          <table:table-cell office:value-type="string" table:style-name="ce1">
            <text:p>GRL</text:p>
          </table:table-cell>
          <table:table-cell office:value-type="string" table:style-name="ce1">
            <text:p>GTM</text:p>
          </table:table-cell>
          <table:table-cell office:value-type="string" table:style-name="ce1">
            <text:p>GUM</text:p>
          </table:table-cell>
          <table:table-cell office:value-type="string" table:style-name="ce1">
            <text:p>GUY</text:p>
          </table:table-cell>
          <table:table-cell office:value-type="string" table:style-name="ce1">
            <text:p>HIC</text:p>
          </table:table-cell>
          <table:table-cell office:value-type="string" table:style-name="ce1">
            <text:p>HKG</text:p>
          </table:table-cell>
          <table:table-cell office:value-type="string" table:style-name="ce1">
            <text:p>HND</text:p>
          </table:table-cell>
          <table:table-cell office:value-type="string" table:style-name="ce1">
            <text:p>HPC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HTI</text:p>
          </table:table-cell>
          <table:table-cell office:value-type="string" table:style-name="ce1">
            <text:p>HUN</text:p>
          </table:table-cell>
          <table:table-cell office:value-type="string" table:style-name="ce1">
            <text:p>IBD</text:p>
          </table:table-cell>
          <table:table-cell office:value-type="string" table:style-name="ce1">
            <text:p>IBT</text:p>
          </table:table-cell>
          <table:table-cell office:value-type="string" table:style-name="ce1">
            <text:p>IDA</text:p>
          </table:table-cell>
          <table:table-cell office:value-type="string" table:style-name="ce1">
            <text:p>IDB</text:p>
          </table:table-cell>
          <table:table-cell office:value-type="string" table:style-name="ce1">
            <text:p>IDN</text:p>
          </table:table-cell>
          <table:table-cell office:value-type="string" table:style-name="ce1">
            <text:p>IDX</text:p>
          </table:table-cell>
          <table:table-cell office:value-type="string" table:style-name="ce1">
            <text:p>IMN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INX</text:p>
          </table:table-cell>
          <table:table-cell office:value-type="string" table:style-name="ce1">
            <text:p>IRL</text:p>
          </table:table-cell>
          <table:table-cell office:value-type="string" table:style-name="ce1">
            <text:p>IRN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ISL</text:p>
          </table:table-cell>
          <table:table-cell office:value-type="string" table:style-name="ce1">
            <text:p>ISR</text:p>
          </table:table-cell>
          <table:table-cell office:value-type="string" table:style-name="ce1">
            <text:p>ITA</text:p>
          </table:table-cell>
          <table:table-cell office:value-type="string" table:style-name="ce1">
            <text:p>JAM</text:p>
          </table:table-cell>
          <table:table-cell office:value-type="string" table:style-name="ce1">
            <text:p>JOR</text:p>
          </table:table-cell>
          <table:table-cell office:value-type="string" table:style-name="ce1">
            <text:p>JPN</text:p>
          </table:table-cell>
          <table:table-cell office:value-type="string" table:style-name="ce1">
            <text:p>KAZ</text:p>
          </table:table-cell>
          <table:table-cell office:value-type="string" table:style-name="ce1">
            <text:p>KEN</text:p>
          </table:table-cell>
          <table:table-cell office:value-type="string" table:style-name="ce1">
            <text:p>KGZ</text:p>
          </table:table-cell>
          <table:table-cell office:value-type="string" table:style-name="ce1">
            <text:p>KHM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NA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KWT</text:p>
          </table:table-cell>
          <table:table-cell office:value-type="string" table:style-name="ce1">
            <text:p>LAC</text:p>
          </table:table-cell>
          <table:table-cell office:value-type="string" table:style-name="ce1">
            <text:p>LAO</text:p>
          </table:table-cell>
          <table:table-cell office:value-type="string" table:style-name="ce1">
            <text:p>LBN</text:p>
          </table:table-cell>
          <table:table-cell office:value-type="string" table:style-name="ce1">
            <text:p>LBR</text:p>
          </table:table-cell>
          <table:table-cell office:value-type="string" table:style-name="ce1">
            <text:p>LBY</text:p>
          </table:table-cell>
          <table:table-cell office:value-type="string" table:style-name="ce1">
            <text:p>LCA</text:p>
          </table:table-cell>
          <table:table-cell office:value-type="string" table:style-name="ce1">
            <text:p>LCN</text:p>
          </table:table-cell>
          <table:table-cell office:value-type="string" table:style-name="ce1">
            <text:p>LDC</text:p>
          </table:table-cell>
          <table:table-cell office:value-type="string" table:style-name="ce1">
            <text:p>LIC</text:p>
          </table:table-cell>
          <table:table-cell office:value-type="string" table:style-name="ce1">
            <text:p>LIE</text:p>
          </table:table-cell>
          <table:table-cell office:value-type="string" table:style-name="ce1">
            <text:p>LKA</text:p>
          </table:table-cell>
          <table:table-cell office:value-type="string" table:style-name="ce1">
            <text:p>LMC</text:p>
          </table:table-cell>
          <table:table-cell office:value-type="string" table:style-name="ce1">
            <text:p>LMY</text:p>
          </table:table-cell>
          <table:table-cell office:value-type="string" table:style-name="ce1">
            <text:p>LSO</text:p>
          </table:table-cell>
          <table:table-cell office:value-type="string" table:style-name="ce1">
            <text:p>LTE</text:p>
          </table:table-cell>
          <table:table-cell office:value-type="string" table:style-name="ce1">
            <text:p>LTU</text:p>
          </table:table-cell>
          <table:table-cell office:value-type="string" table:style-name="ce1">
            <text:p>LUX</text:p>
          </table:table-cell>
          <table:table-cell office:value-type="string" table:style-name="ce1">
            <text:p>LVA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MAF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MCO</text:p>
          </table:table-cell>
          <table:table-cell office:value-type="string" table:style-name="ce1">
            <text:p>MDA</text:p>
          </table:table-cell>
          <table:table-cell office:value-type="string" table:style-name="ce1">
            <text:p>MDG</text:p>
          </table:table-cell>
          <table:table-cell office:value-type="string" table:style-name="ce1">
            <text:p>MDV</text:p>
          </table:table-cell>
          <table:table-cell office:value-type="string" table:style-name="ce1">
            <text:p>MEA</text:p>
          </table:table-cell>
          <table:table-cell office:value-type="string" table:style-name="ce1">
            <text:p>MEX</text:p>
          </table:table-cell>
          <table:table-cell office:value-type="string" table:style-name="ce1">
            <text:p>MHL</text:p>
          </table:table-cell>
          <table:table-cell office:value-type="string" table:style-name="ce1">
            <text:p>MIC</text:p>
          </table:table-cell>
          <table:table-cell office:value-type="string" table:style-name="ce1">
            <text:p>MKD</text:p>
          </table:table-cell>
          <table:table-cell office:value-type="string" table:style-name="ce1">
            <text:p>MLI</text:p>
          </table:table-cell>
          <table:table-cell office:value-type="string" table:style-name="ce1">
            <text:p>MLT</text:p>
          </table:table-cell>
          <table:table-cell office:value-type="string" table:style-name="ce1">
            <text:p>MMR</text:p>
          </table:table-cell>
          <table:table-cell office:value-type="string" table:style-name="ce1">
            <text:p>MNA</text:p>
          </table:table-cell>
          <table:table-cell office:value-type="string" table:style-name="ce1">
            <text:p>MNE</text:p>
          </table:table-cell>
          <table:table-cell office:value-type="string" table:style-name="ce1">
            <text:p>MNG</text:p>
          </table:table-cell>
          <table:table-cell office:value-type="string" table:style-name="ce1">
            <text:p>MNP</text:p>
          </table:table-cell>
          <table:table-cell office:value-type="string" table:style-name="ce1">
            <text:p>MOZ</text:p>
          </table:table-cell>
          <table:table-cell office:value-type="string" table:style-name="ce1">
            <text:p>MRT</text:p>
          </table:table-cell>
          <table:table-cell office:value-type="string" table:style-name="ce1">
            <text:p>MUS</text:p>
          </table:table-cell>
          <table:table-cell office:value-type="string" table:style-name="ce1">
            <text:p>MWI</text:p>
          </table:table-cell>
          <table:table-cell office:value-type="string" table:style-name="ce1">
            <text:p>MYS</text:p>
          </table:table-cell>
          <table:table-cell office:value-type="string" table:style-name="ce1">
            <text:p>NAC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NCL</text:p>
          </table:table-cell>
          <table:table-cell office:value-type="string" table:style-name="ce1">
            <text:p>NER</text:p>
          </table:table-cell>
          <table:table-cell office:value-type="string" table:style-name="ce1">
            <text:p>NGA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NLD</text:p>
          </table:table-cell>
          <table:table-cell office:value-type="string" table:style-name="ce1">
            <text:p>NOR</text:p>
          </table:table-cell>
          <table:table-cell office:value-type="string" table:style-name="ce1">
            <text:p>NPL</text:p>
          </table:table-cell>
          <table:table-cell office:value-type="string" table:style-name="ce1">
            <text:p>NRU</text:p>
          </table:table-cell>
          <table:table-cell office:value-type="string" table:style-name="ce1">
            <text:p>NZL</text:p>
          </table:table-cell>
          <table:table-cell office:value-type="string" table:style-name="ce1">
            <text:p>OED</text:p>
          </table:table-cell>
          <table:table-cell office:value-type="string" table:style-name="ce1">
            <text:p>OMN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PAK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HL</text:p>
          </table:table-cell>
          <table:table-cell office:value-type="string" table:style-name="ce1">
            <text:p>PLW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OL</text:p>
          </table:table-cell>
          <table:table-cell office:value-type="string" table:style-name="ce1">
            <text:p>PRE</text:p>
          </table:table-cell>
          <table:table-cell office:value-type="string" table:style-name="ce1">
            <text:p>PRI</text:p>
          </table:table-cell>
          <table:table-cell office:value-type="string" table:style-name="ce1">
            <text:p>PRK</text:p>
          </table:table-cell>
          <table:table-cell office:value-type="string" table:style-name="ce1">
            <text:p>PRT</text:p>
          </table:table-cell>
          <table:table-cell office:value-type="string" table:style-name="ce1">
            <text:p>PRY</text:p>
          </table:table-cell>
          <table:table-cell office:value-type="string" table:style-name="ce1">
            <text:p>PSE</text:p>
          </table:table-cell>
          <table:table-cell office:value-type="string" table:style-name="ce1">
            <text:p>PSS</text:p>
          </table:table-cell>
          <table:table-cell office:value-type="string" table:style-name="ce1">
            <text:p>PST</text:p>
          </table:table-cell>
          <table:table-cell office:value-type="string" table:style-name="ce1">
            <text:p>PYF</text:p>
          </table:table-cell>
          <table:table-cell office:value-type="string" table:style-name="ce1">
            <text:p>QAT</text:p>
          </table:table-cell>
          <table:table-cell office:value-type="string" table:style-name="ce1">
            <text:p>ROU</text:p>
          </table:table-cell>
          <table:table-cell office:value-type="string" table:style-name="ce1">
            <text:p>RUS</text:p>
          </table:table-cell>
          <table:table-cell office:value-type="string" table:style-name="ce1">
            <text:p>RWA</text:p>
          </table:table-cell>
          <table:table-cell office:value-type="string" table:style-name="ce1">
            <text:p>SAS</text:p>
          </table:table-cell>
          <table:table-cell office:value-type="string" table:style-name="ce1">
            <text:p>SAU</text:p>
          </table:table-cell>
          <table:table-cell office:value-type="string" table:style-name="ce1">
            <text:p>SDN</text:p>
          </table:table-cell>
          <table:table-cell office:value-type="string" table:style-name="ce1">
            <text:p>SEN</text:p>
          </table:table-cell>
          <table:table-cell office:value-type="string" table:style-name="ce1">
            <text:p>SGP</text:p>
          </table:table-cell>
          <table:table-cell office:value-type="string" table:style-name="ce1">
            <text:p>SLB</text:p>
          </table:table-cell>
          <table:table-cell office:value-type="string" table:style-name="ce1">
            <text:p>SLE</text:p>
          </table:table-cell>
          <table:table-cell office:value-type="string" table:style-name="ce1">
            <text:p>SLV</text:p>
          </table:table-cell>
          <table:table-cell office:value-type="string" table:style-name="ce1">
            <text:p>SMR</text:p>
          </table:table-cell>
          <table:table-cell office:value-type="string" table:style-name="ce1">
            <text:p>SOM</text:p>
          </table:table-cell>
          <table:table-cell office:value-type="string" table:style-name="ce1">
            <text:p>SRB</text:p>
          </table:table-cell>
          <table:table-cell office:value-type="string" table:style-name="ce1">
            <text:p>SSA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SSF</text:p>
          </table:table-cell>
          <table:table-cell office:value-type="string" table:style-name="ce1">
            <text:p>SST</text:p>
          </table:table-cell>
          <table:table-cell office:value-type="string" table:style-name="ce1">
            <text:p>STP</text:p>
          </table:table-cell>
          <table:table-cell office:value-type="string" table:style-name="ce1">
            <text:p>SUR</text:p>
          </table:table-cell>
          <table:table-cell office:value-type="string" table:style-name="ce1">
            <text:p>SVK</text:p>
          </table:table-cell>
          <table:table-cell office:value-type="string" table:style-name="ce1">
            <text:p>SVN</text:p>
          </table:table-cell>
          <table:table-cell office:value-type="string" table:style-name="ce1">
            <text:p>SWE</text:p>
          </table:table-cell>
          <table:table-cell office:value-type="string" table:style-name="ce1">
            <text:p>SWZ</text:p>
          </table:table-cell>
          <table:table-cell office:value-type="string" table:style-name="ce1">
            <text:p>SXM</text:p>
          </table:table-cell>
          <table:table-cell office:value-type="string" table:style-name="ce1">
            <text:p>SYC</text:p>
          </table:table-cell>
          <table:table-cell office:value-type="string" table:style-name="ce1">
            <text:p>SYR</text:p>
          </table:table-cell>
          <table:table-cell office:value-type="string" table:style-name="ce1">
            <text:p>TCA</text:p>
          </table:table-cell>
          <table:table-cell office:value-type="string" table:style-name="ce1">
            <text:p>TCD</text:p>
          </table:table-cell>
          <table:table-cell office:value-type="string" table:style-name="ce1">
            <text:p>TEA</text:p>
          </table:table-cell>
          <table:table-cell office:value-type="string" table:style-name="ce1">
            <text:p>TEC</text:p>
          </table:table-cell>
          <table:table-cell office:value-type="string" table:style-name="ce1">
            <text:p>TGO</text:p>
          </table:table-cell>
          <table:table-cell office:value-type="string" table:style-name="ce1">
            <text:p>THA</text:p>
          </table:table-cell>
          <table:table-cell office:value-type="string" table:style-name="ce1">
            <text:p>TJK</text:p>
          </table:table-cell>
          <table:table-cell office:value-type="string" table:style-name="ce1">
            <text:p>TKM</text:p>
          </table:table-cell>
          <table:table-cell office:value-type="string" table:style-name="ce1">
            <text:p>TLA</text:p>
          </table:table-cell>
          <table:table-cell office:value-type="string" table:style-name="ce1">
            <text:p>TLS</text:p>
          </table:table-cell>
          <table:table-cell office:value-type="string" table:style-name="ce1">
            <text:p>TMN</text:p>
          </table:table-cell>
          <table:table-cell office:value-type="string" table:style-name="ce1">
            <text:p>TON</text:p>
          </table:table-cell>
          <table:table-cell office:value-type="string" table:style-name="ce1">
            <text:p>TSA</text:p>
          </table:table-cell>
          <table:table-cell office:value-type="string" table:style-name="ce1">
            <text:p>TSS</text:p>
          </table:table-cell>
          <table:table-cell office:value-type="string" table:style-name="ce1">
            <text:p>TTO</text:p>
          </table:table-cell>
          <table:table-cell office:value-type="string" table:style-name="ce1">
            <text:p>TUN</text:p>
          </table:table-cell>
          <table:table-cell office:value-type="string" table:style-name="ce1">
            <text:p>TUR</text:p>
          </table:table-cell>
          <table:table-cell office:value-type="string" table:style-name="ce1">
            <text:p>TUV</text:p>
          </table:table-cell>
          <table:table-cell office:value-type="string" table:style-name="ce1">
            <text:p>TZA</text:p>
          </table:table-cell>
          <table:table-cell office:value-type="string" table:style-name="ce1">
            <text:p>UGA</text:p>
          </table:table-cell>
          <table:table-cell office:value-type="string" table:style-name="ce1">
            <text:p>UKR</text:p>
          </table:table-cell>
          <table:table-cell office:value-type="string" table:style-name="ce1">
            <text:p>UMC</text:p>
          </table:table-cell>
          <table:table-cell office:value-type="string" table:style-name="ce1">
            <text:p>UR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ZB</text:p>
          </table:table-cell>
          <table:table-cell office:value-type="string" table:style-name="ce1">
            <text:p>VCT</text:p>
          </table:table-cell>
          <table:table-cell office:value-type="string" table:style-name="ce1">
            <text:p>VEN</text:p>
          </table:table-cell>
          <table:table-cell office:value-type="string" table:style-name="ce1">
            <text:p>VGB</text:p>
          </table:table-cell>
          <table:table-cell office:value-type="string" table:style-name="ce1">
            <text:p>VIR</text:p>
          </table:table-cell>
          <table:table-cell office:value-type="string" table:style-name="ce1">
            <text:p>VNM</text:p>
          </table:table-cell>
          <table:table-cell office:value-type="string" table:style-name="ce1">
            <text:p>VUT</text:p>
          </table:table-cell>
          <table:table-cell office:value-type="string" table:style-name="ce1">
            <text:p>WLD</text:p>
          </table:table-cell>
          <table:table-cell office:value-type="string" table:style-name="ce1">
            <text:p>WSM</text:p>
          </table:table-cell>
          <table:table-cell office:value-type="string" table:style-name="ce1">
            <text:p>XKX</text:p>
          </table:table-cell>
          <table:table-cell office:value-type="string" table:style-name="ce1">
            <text:p>YEM</text:p>
          </table:table-cell>
          <table:table-cell office:value-type="string" table:style-name="ce1">
            <text:p>ZAF</text:p>
          </table:table-cell>
          <table:table-cell office:value-type="string" table:style-name="ce1">
            <text:p>ZMB</text:p>
          </table:table-cell>
          <table:table-cell office:value-type="string" table:style-name="ce1">
            <text:p>ZWE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61" table:style-name="ce1">
            <text:p>1961</text:p>
          </table:table-cell>
          <table:table-cell office:value-type="float" office:value="2.2381439310000002" table:style-name="ce1">
            <text:p>2,238143931</text:p>
          </table:table-cell>
          <table:table-cell office:value-type="float" office:value="1.898475653" table:style-name="ce1">
            <text:p>1,898475653</text:p>
          </table:table-cell>
          <table:table-cell office:value-type="float" office:value="1.3933627660000001" table:style-name="ce1">
            <text:p>1,393362766</text:p>
          </table:table-cell>
          <table:table-cell office:value-type="float" office:value="3.1208553710000002" table:style-name="ce1">
            <text:p>3,120855371</text:p>
          </table:table-cell>
          <table:table-cell office:value-type="float" office:value="6.9415320950000003" table:style-name="ce1">
            <text:p>6,941532095</text:p>
          </table:table-cell>
          <table:table-cell office:value-type="float" office:value="2.7405841440000001" table:style-name="ce1">
            <text:p>2,740584144</text:p>
          </table:table-cell>
          <table:table-cell office:value-type="float" office:value="8.6776907439999995" table:style-name="ce1">
            <text:p>8,677690744</text:p>
          </table:table-cell>
          <table:table-cell office:value-type="float" office:value="1.6247076890000001" table:style-name="ce1">
            <text:p>1,624707689</text:p>
          </table:table-cell>
          <table:table-cell office:value-type="float" office:value="3.5317000150000002" table:style-name="ce1">
            <text:p>3,531700015</text:p>
          </table:table-cell>
          <table:table-cell office:value-type="float" office:value="2.3524718980000001" table:style-name="ce1">
            <text:p>2,352471898</text:p>
          </table:table-cell>
          <table:table-cell office:value-type="float" office:value="1.59443322" table:style-name="ce1">
            <text:p>1,59443322</text:p>
          </table:table-cell>
          <table:table-cell office:value-type="float" office:value="1.9897400460000001" table:style-name="ce1">
            <text:p>1,989740046</text:p>
          </table:table-cell>
          <table:table-cell office:value-type="float" office:value="0.54847235599999999" table:style-name="ce1">
            <text:p>0,548472356</text:p>
          </table:table-cell>
          <table:table-cell office:value-type="float" office:value="3.4050673840000001" table:style-name="ce1">
            <text:p>3,405067384</text:p>
          </table:table-cell>
          <table:table-cell office:value-type="float" office:value="1.929349432" table:style-name="ce1">
            <text:p>1,929349432</text:p>
          </table:table-cell>
          <table:table-cell office:value-type="float" office:value="0.33220594599999997" table:style-name="ce1">
            <text:p>0,332205946</text:p>
          </table:table-cell>
          <table:table-cell office:value-type="float" office:value="1.39849454" table:style-name="ce1">
            <text:p>1,39849454</text:p>
          </table:table-cell>
          <table:table-cell office:value-type="float" office:value="1.3429425669999999" table:style-name="ce1">
            <text:p>1,342942567</text:p>
          </table:table-cell>
          <table:table-cell office:value-type="float" office:value="2.7715670509999999" table:style-name="ce1">
            <text:p>2,771567051</text:p>
          </table:table-cell>
          <table:table-cell office:value-type="float" office:value="0.95815588100000004" table:style-name="ce1">
            <text:p>0,958155881</text:p>
          </table:table-cell>
          <table:table-cell office:value-type="float" office:value="3.3104157820000002" table:style-name="ce1">
            <text:p>3,310415782</text:p>
          </table:table-cell>
          <table:table-cell office:value-type="float" office:value="4.9748745789999997" table:style-name="ce1">
            <text:p>4,974874579</text:p>
          </table:table-cell>
          <table:table-cell office:value-type="float" office:value="1.932279396" table:style-name="ce1">
            <text:p>1,932279396</text:p>
          </table:table-cell>
          <table:table-cell office:value-type="float" office:value="0.88913136299999995" table:style-name="ce1">
            <text:p>0,889131363</text:p>
          </table:table-cell>
          <table:table-cell office:value-type="float" office:value="2.8261691309999999" table:style-name="ce1">
            <text:p>2,826169131</text:p>
          </table:table-cell>
          <table:table-cell office:value-type="float" office:value="2.4774774769999999" table:style-name="ce1">
            <text:p>2,477477477</text:p>
          </table:table-cell>
          <table:table-cell office:value-type="float" office:value="1.949961316" table:style-name="ce1">
            <text:p>1,949961316</text:p>
          </table:table-cell>
          <table:table-cell office:value-type="float" office:value="2.911132898" table:style-name="ce1">
            <text:p>2,911132898</text:p>
          </table:table-cell>
          <table:table-cell office:value-type="float" office:value="0.31899884000000001" table:style-name="ce1">
            <text:p>0,31899884</text:p>
          </table:table-cell>
          <table:table-cell office:value-type="float" office:value="4.6162777979999996" table:style-name="ce1">
            <text:p>4,616277798</text:p>
          </table:table-cell>
          <table:table-cell office:value-type="float" office:value="2.4608718729999999" table:style-name="ce1">
            <text:p>2,460871873</text:p>
          </table:table-cell>
          <table:table-cell office:value-type="float" office:value="1.957853818" table:style-name="ce1">
            <text:p>1,957853818</text:p>
          </table:table-cell>
          <table:table-cell office:value-type="float" office:value="1.611669196" table:style-name="ce1">
            <text:p>1,611669196</text:p>
          </table:table-cell>
          <table:table-cell office:value-type="float" office:value="2.0011221099999998" table:style-name="ce1">
            <text:p>2,00112211</text:p>
          </table:table-cell>
          <table:table-cell office:value-type="float" office:value="0.909144379" table:style-name="ce1">
            <text:p>0,909144379</text:p>
          </table:table-cell>
          <table:table-cell office:value-type="float" office:value="1.978615059" table:style-name="ce1">
            <text:p>1,978615059</text:p>
          </table:table-cell>
          <table:table-cell office:value-type="float" office:value="0.89073871999999998" table:style-name="ce1">
            <text:p>0,89073872</text:p>
          </table:table-cell>
          <table:table-cell office:value-type="float" office:value="2.078593642" table:style-name="ce1">
            <text:p>2,078593642</text:p>
          </table:table-cell>
          <table:table-cell office:value-type="float" office:value="-1.0155277869999999" table:style-name="ce1">
            <text:p>-1,015527787</text:p>
          </table:table-cell>
          <table:table-cell office:value-type="float" office:value="3.5882784029999999" table:style-name="ce1">
            <text:p>3,588278403</text:p>
          </table:table-cell>
          <table:table-cell office:value-type="float" office:value="2.0665937460000001" table:style-name="ce1">
            <text:p>2,066593746</text:p>
          </table:table-cell>
          <table:table-cell office:value-type="float" office:value="2.5219793579999998" table:style-name="ce1">
            <text:p>2,521979358</text:p>
          </table:table-cell>
          <table:table-cell office:value-type="float" office:value="2.4123973699999999" table:style-name="ce1">
            <text:p>2,41239737</text:p>
          </table:table-cell>
          <table:table-cell office:value-type="float" office:value="3.1272721479999999" table:style-name="ce1">
            <text:p>3,127272148</text:p>
          </table:table-cell>
          <table:table-cell office:value-type="float" office:value="1.566766203" table:style-name="ce1">
            <text:p>1,566766203</text:p>
          </table:table-cell>
          <table:table-cell office:value-type="float" office:value="1.7500176409999999" table:style-name="ce1">
            <text:p>1,750017641</text:p>
          </table:table-cell>
          <table:table-cell office:value-type="float" office:value="3.7173638950000001" table:style-name="ce1">
            <text:p>3,717363895</text:p>
          </table:table-cell>
          <table:table-cell office:value-type="float" office:value="1.8916192839999999" table:style-name="ce1">
            <text:p>1,891619284</text:p>
          </table:table-cell>
          <table:table-cell office:value-type="float" office:value="2.0780310470000001" table:style-name="ce1">
            <text:p>2,078031047</text:p>
          </table:table-cell>
          <table:table-cell office:value-type="float" office:value="1.03527111" table:style-name="ce1">
            <text:p>1,03527111</text:p>
          </table:table-cell>
          <table:table-cell office:value-type="float" office:value="2.0263735330000001" table:style-name="ce1">
            <text:p>2,026373533</text:p>
          </table:table-cell>
          <table:table-cell office:value-type="float" office:value="0.60296443499999997" table:style-name="ce1">
            <text:p>0,602964435</text:p>
          </table:table-cell>
          <table:table-cell office:value-type="float" office:value="-0.160042501" table:style-name="ce1">
            <text:p>-0,160042501</text:p>
          </table:table-cell>
          <table:table-cell office:value-type="float" office:value="0.76985434399999997" table:style-name="ce1">
            <text:p>0,769854344</text:p>
          </table:table-cell>
          <table:table-cell office:value-type="float" office:value="5.6505903479999997" table:style-name="ce1">
            <text:p>5,650590348</text:p>
          </table:table-cell>
          <table:table-cell office:value-type="float" office:value="1.687043804" table:style-name="ce1">
            <text:p>1,687043804</text:p>
          </table:table-cell>
          <table:table-cell office:value-type="float" office:value="0.69814205200000001" table:style-name="ce1">
            <text:p>0,698142052</text:p>
          </table:table-cell>
          <table:table-cell office:value-type="float" office:value="3.3450154859999999" table:style-name="ce1">
            <text:p>3,345015486</text:p>
          </table:table-cell>
          <table:table-cell office:value-type="float" office:value="2.4871648049999999" table:style-name="ce1">
            <text:p>2,487164805</text:p>
          </table:table-cell>
          <table:table-cell office:value-type="float" office:value="-4.4279108999999997E-2" table:style-name="ce1">
            <text:p>-0,044279109</text:p>
          </table:table-cell>
          <table:table-cell office:value-type="float" office:value="2.3664778389999999" table:style-name="ce1">
            <text:p>2,366477839</text:p>
          </table:table-cell>
          <table:table-cell office:value-type="float" office:value="0.34454018800000002" table:style-name="ce1">
            <text:p>0,344540188</text:p>
          </table:table-cell>
          <table:table-cell office:value-type="float" office:value="1.6140924759999999" table:style-name="ce1">
            <text:p>1,614092476</text:p>
          </table:table-cell>
          <table:table-cell office:value-type="float" office:value="1.1544500550000001" table:style-name="ce1">
            <text:p>1,154450055</text:p>
          </table:table-cell>
          <table:table-cell office:value-type="float" office:value="2.831785956" table:style-name="ce1">
            <text:p>2,831785956</text:p>
          </table:table-cell>
          <table:table-cell office:value-type="float" office:value="2.716295895" table:style-name="ce1">
            <text:p>2,716295895</text:p>
          </table:table-cell>
          <table:table-cell office:value-type="float" office:value="0.91143708300000004" table:style-name="ce1">
            <text:p>0,911437083</text:p>
          </table:table-cell>
          <table:table-cell office:value-type="float" office:value="2.5223320650000001" table:style-name="ce1">
            <text:p>2,522332065</text:p>
          </table:table-cell>
          <table:table-cell office:value-type="float" office:value="0.929015535" table:style-name="ce1">
            <text:p>0,929015535</text:p>
          </table:table-cell>
          <table:table-cell office:value-type="float" office:value="1.1113897699999999" table:style-name="ce1">
            <text:p>1,11138977</text:p>
          </table:table-cell>
          <table:table-cell office:value-type="float" office:value="2.3199807190000001" table:style-name="ce1">
            <text:p>2,319980719</text:p>
          </table:table-cell>
          <table:table-cell office:value-type="float" office:value="0.86643019200000004" table:style-name="ce1">
            <text:p>0,866430192</text:p>
          </table:table-cell>
          <table:table-cell office:value-type="float" office:value="2.2614523700000002" table:style-name="ce1">
            <text:p>2,26145237</text:p>
          </table:table-cell>
          <table:table-cell office:value-type="float" office:value="0.70571148400000006" table:style-name="ce1">
            <text:p>0,705711484</text:p>
          </table:table-cell>
          <table:table-cell office:value-type="float" office:value="3.439200992" table:style-name="ce1">
            <text:p>3,439200992</text:p>
          </table:table-cell>
          <table:table-cell office:value-type="float" office:value="1.318705271" table:style-name="ce1">
            <text:p>1,318705271</text:p>
          </table:table-cell>
          <table:table-cell office:value-type="float" office:value="1.3230021789999999" table:style-name="ce1">
            <text:p>1,323002179</text:p>
          </table:table-cell>
          <table:table-cell office:value-type="float" office:value="3.1358295479999998" table:style-name="ce1">
            <text:p>3,135829548</text:p>
          </table:table-cell>
          <table:table-cell office:value-type="float" office:value="0.96769789900000003" table:style-name="ce1">
            <text:p>0,967697899</text:p>
          </table:table-cell>
          <table:table-cell office:value-type="float" office:value="0.76045993899999997" table:style-name="ce1">
            <text:p>0,760459939</text:p>
          </table:table-cell>
          <table:table-cell office:value-type="float" office:value="1.5784358620000001" table:style-name="ce1">
            <text:p>1,578435862</text:p>
          </table:table-cell>
          <table:table-cell office:value-type="float" office:value="3.160638434" table:style-name="ce1">
            <text:p>3,160638434</text:p>
          </table:table-cell>
          <table:table-cell office:value-type="float" office:value="1.6641291869999999" table:style-name="ce1">
            <text:p>1,664129187</text:p>
          </table:table-cell>
          <table:table-cell office:value-type="float" office:value="1.6435548680000001" table:style-name="ce1">
            <text:p>1,643554868</text:p>
          </table:table-cell>
          <table:table-cell office:value-type="float" office:value="2.0063263500000001" table:style-name="ce1">
            <text:p>2,00632635</text:p>
          </table:table-cell>
          <table:table-cell office:value-type="float" office:value="1.0695099189999999" table:style-name="ce1">
            <text:p>1,069509919</text:p>
          </table:table-cell>
          <table:table-cell office:value-type="float" office:value="1.345221054" table:style-name="ce1">
            <text:p>1,345221054</text:p>
          </table:table-cell>
          <table:table-cell office:value-type="float" office:value="0.79290184699999999" table:style-name="ce1">
            <text:p>0,792901847</text:p>
          </table:table-cell>
          <table:table-cell office:value-type="float" office:value="1.5392643050000001" table:style-name="ce1">
            <text:p>1,539264305</text:p>
          </table:table-cell>
          <table:table-cell office:value-type="float" office:value="3.625774802" table:style-name="ce1">
            <text:p>3,625774802</text:p>
          </table:table-cell>
          <table:table-cell office:value-type="float" office:value="2.936234518" table:style-name="ce1">
            <text:p>2,936234518</text:p>
          </table:table-cell>
          <table:table-cell office:value-type="float" office:value="1.973152864" table:style-name="ce1">
            <text:p>1,973152864</text:p>
          </table:table-cell>
          <table:table-cell office:value-type="float" office:value="3.006876299" table:style-name="ce1">
            <text:p>3,006876299</text:p>
          </table:table-cell>
          <table:table-cell office:value-type="float" office:value="1.4786868120000001" table:style-name="ce1">
            <text:p>1,478686812</text:p>
          </table:table-cell>
          <table:table-cell office:value-type="float" office:value="2.963040924" table:style-name="ce1">
            <text:p>2,963040924</text:p>
          </table:table-cell>
          <table:table-cell office:value-type="float" office:value="2.7946886329999998" table:style-name="ce1">
            <text:p>2,794688633</text:p>
          </table:table-cell>
          <table:table-cell office:value-type="float" office:value="2.373518572" table:style-name="ce1">
            <text:p>2,373518572</text:p>
          </table:table-cell>
          <table:table-cell office:value-type="float" office:value="0.65269176900000003" table:style-name="ce1">
            <text:p>0,652691769</text:p>
          </table:table-cell>
          <table:table-cell office:value-type="float" office:value="1.9412494920000001" table:style-name="ce1">
            <text:p>1,941249492</text:p>
          </table:table-cell>
          <table:table-cell office:value-type="float" office:value="0.453239644" table:style-name="ce1">
            <text:p>0,453239644</text:p>
          </table:table-cell>
          <table:table-cell office:value-type="float" office:value="1.0790394350000001" table:style-name="ce1">
            <text:p>1,079039435</text:p>
          </table:table-cell>
          <table:table-cell office:value-type="float" office:value="1.3008322059999999" table:style-name="ce1">
            <text:p>1,300832206</text:p>
          </table:table-cell>
          <table:table-cell office:value-type="float" office:value="2.4224356770000002" table:style-name="ce1">
            <text:p>2,422435677</text:p>
          </table:table-cell>
          <table:table-cell office:value-type="float" office:value="2.3916711689999999" table:style-name="ce1">
            <text:p>2,391671169</text:p>
          </table:table-cell>
          <table:table-cell office:value-type="float" office:value="2.6398306599999999" table:style-name="ce1">
            <text:p>2,63983066</text:p>
          </table:table-cell>
          <table:table-cell office:value-type="float" office:value="2.4367244129999999" table:style-name="ce1">
            <text:p>2,436724413</text:p>
          </table:table-cell>
          <table:table-cell office:value-type="float" office:value="-0.33290975" table:style-name="ce1">
            <text:p>-0,33290975</text:p>
          </table:table-cell>
          <table:table-cell office:value-type="float" office:value="1.99843774" table:style-name="ce1">
            <text:p>1,99843774</text:p>
          </table:table-cell>
          <table:table-cell table:style-name="ce1"/>
          <table:table-cell office:value-type="float" office:value="-0.148593694" table:style-name="ce1">
            <text:p>-0,148593694</text:p>
          </table:table-cell>
          <table:table-cell office:value-type="float" office:value="2.5840278169999999" table:style-name="ce1">
            <text:p>2,584027817</text:p>
          </table:table-cell>
          <table:table-cell office:value-type="float" office:value="2.5140317259999998" table:style-name="ce1">
            <text:p>2,514031726</text:p>
          </table:table-cell>
          <table:table-cell office:value-type="float" office:value="1.9487197430000001" table:style-name="ce1">
            <text:p>1,948719743</text:p>
          </table:table-cell>
          <table:table-cell office:value-type="float" office:value="3.3024480409999999" table:style-name="ce1">
            <text:p>3,302448041</text:p>
          </table:table-cell>
          <table:table-cell office:value-type="float" office:value="0.66838287399999996" table:style-name="ce1">
            <text:p>0,668382874</text:p>
          </table:table-cell>
          <table:table-cell office:value-type="float" office:value="1.3753752690000001" table:style-name="ce1">
            <text:p>1,375375269</text:p>
          </table:table-cell>
          <table:table-cell office:value-type="float" office:value="4.2884463610000001" table:style-name="ce1">
            <text:p>4,288446361</text:p>
          </table:table-cell>
          <table:table-cell office:value-type="float" office:value="2.6061883250000002" table:style-name="ce1">
            <text:p>2,606188325</text:p>
          </table:table-cell>
          <table:table-cell office:value-type="float" office:value="4.0910010620000001" table:style-name="ce1">
            <text:p>4,091001062</text:p>
          </table:table-cell>
          <table:table-cell office:value-type="float" office:value="3.123293002" table:style-name="ce1">
            <text:p>3,123293002</text:p>
          </table:table-cell>
          <table:table-cell office:value-type="float" office:value="3.7762492330000001" table:style-name="ce1">
            <text:p>3,776249233</text:p>
          </table:table-cell>
          <table:table-cell office:value-type="float" office:value="2.5976732079999998" table:style-name="ce1">
            <text:p>2,597673208</text:p>
          </table:table-cell>
          <table:table-cell office:value-type="float" office:value="2.4620389949999999" table:style-name="ce1">
            <text:p>2,462038995</text:p>
          </table:table-cell>
          <table:table-cell office:value-type="float" office:value="-5.8596610000000004E-3" table:style-name="ce1">
            <text:p>-0,005859661</text:p>
          </table:table-cell>
          <table:table-cell office:value-type="float" office:value="2.967243973" table:style-name="ce1">
            <text:p>2,967243973</text:p>
          </table:table-cell>
          <table:table-cell office:value-type="float" office:value="11.08814533" table:style-name="ce1">
            <text:p>11,08814533</text:p>
          </table:table-cell>
          <table:table-cell office:value-type="float" office:value="2.8291709850000002" table:style-name="ce1">
            <text:p>2,829170985</text:p>
          </table:table-cell>
          <table:table-cell office:value-type="float" office:value="2.304609643" table:style-name="ce1">
            <text:p>2,304609643</text:p>
          </table:table-cell>
          <table:table-cell office:value-type="float" office:value="3.2528838410000001" table:style-name="ce1">
            <text:p>3,252883841</text:p>
          </table:table-cell>
          <table:table-cell office:value-type="float" office:value="2.091666595" table:style-name="ce1">
            <text:p>2,091666595</text:p>
          </table:table-cell>
          <table:table-cell office:value-type="float" office:value="3.370704457" table:style-name="ce1">
            <text:p>3,370704457</text:p>
          </table:table-cell>
          <table:table-cell office:value-type="float" office:value="1.1296423609999999" table:style-name="ce1">
            <text:p>1,129642361</text:p>
          </table:table-cell>
          <table:table-cell office:value-type="float" office:value="2.767522504" table:style-name="ce1">
            <text:p>2,767522504</text:p>
          </table:table-cell>
          <table:table-cell office:value-type="float" office:value="2.3263110980000001" table:style-name="ce1">
            <text:p>2,326311098</text:p>
          </table:table-cell>
          <table:table-cell office:value-type="float" office:value="2.2360093750000001" table:style-name="ce1">
            <text:p>2,236009375</text:p>
          </table:table-cell>
          <table:table-cell office:value-type="float" office:value="2.3963286469999998" table:style-name="ce1">
            <text:p>2,396328647</text:p>
          </table:table-cell>
          <table:table-cell office:value-type="float" office:value="2.3733692729999998" table:style-name="ce1">
            <text:p>2,373369273</text:p>
          </table:table-cell>
          <table:table-cell office:value-type="float" office:value="2.2466529070000001" table:style-name="ce1">
            <text:p>2,246652907</text:p>
          </table:table-cell>
          <table:table-cell office:value-type="float" office:value="1.3107497530000001" table:style-name="ce1">
            <text:p>1,310749753</text:p>
          </table:table-cell>
          <table:table-cell office:value-type="float" office:value="1.848398344" table:style-name="ce1">
            <text:p>1,848398344</text:p>
          </table:table-cell>
          <table:table-cell office:value-type="float" office:value="0.217112366" table:style-name="ce1">
            <text:p>0,217112366</text:p>
          </table:table-cell>
          <table:table-cell office:value-type="float" office:value="1.606574959" table:style-name="ce1">
            <text:p>1,606574959</text:p>
          </table:table-cell>
          <table:table-cell office:value-type="float" office:value="0.91152553599999997" table:style-name="ce1">
            <text:p>0,911525536</text:p>
          </table:table-cell>
          <table:table-cell office:value-type="float" office:value="1.4836267510000001" table:style-name="ce1">
            <text:p>1,483626751</text:p>
          </table:table-cell>
          <table:table-cell office:value-type="float" office:value="1.5793240669999999" table:style-name="ce1">
            <text:p>1,579324067</text:p>
          </table:table-cell>
          <table:table-cell office:value-type="float" office:value="2.4360504289999998" table:style-name="ce1">
            <text:p>2,436050429</text:p>
          </table:table-cell>
          <table:table-cell office:value-type="float" office:value="3.051854531" table:style-name="ce1">
            <text:p>3,051854531</text:p>
          </table:table-cell>
          <table:table-cell office:value-type="float" office:value="1.5731654530000001" table:style-name="ce1">
            <text:p>1,573165453</text:p>
          </table:table-cell>
          <table:table-cell office:value-type="float" office:value="2.3695053769999999" table:style-name="ce1">
            <text:p>2,369505377</text:p>
          </table:table-cell>
          <table:table-cell office:value-type="float" office:value="2.406310231" table:style-name="ce1">
            <text:p>2,406310231</text:p>
          </table:table-cell>
          <table:table-cell office:value-type="float" office:value="2.7028672390000001" table:style-name="ce1">
            <text:p>2,702867239</text:p>
          </table:table-cell>
          <table:table-cell office:value-type="float" office:value="2.7171617640000001" table:style-name="ce1">
            <text:p>2,717161764</text:p>
          </table:table-cell>
          <table:table-cell office:value-type="float" office:value="3.1126553700000001" table:style-name="ce1">
            <text:p>3,11265537</text:p>
          </table:table-cell>
          <table:table-cell office:value-type="float" office:value="2.6185321369999999" table:style-name="ce1">
            <text:p>2,618532137</text:p>
          </table:table-cell>
          <table:table-cell office:value-type="float" office:value="1.247673319" table:style-name="ce1">
            <text:p>1,247673319</text:p>
          </table:table-cell>
          <table:table-cell office:value-type="float" office:value="1.267371163" table:style-name="ce1">
            <text:p>1,267371163</text:p>
          </table:table-cell>
          <table:table-cell office:value-type="float" office:value="1.105868166" table:style-name="ce1">
            <text:p>1,105868166</text:p>
          </table:table-cell>
          <table:table-cell office:value-type="float" office:value="-0.39889589600000003" table:style-name="ce1">
            <text:p>-0,398895896</text:p>
          </table:table-cell>
          <table:table-cell office:value-type="float" office:value="2.1602546020000002" table:style-name="ce1">
            <text:p>2,160254602</text:p>
          </table:table-cell>
          <table:table-cell office:value-type="float" office:value="2.6590291349999999" table:style-name="ce1">
            <text:p>2,659029135</text:p>
          </table:table-cell>
          <table:table-cell office:value-type="float" office:value="2.1737592569999999" table:style-name="ce1">
            <text:p>2,173759257</text:p>
          </table:table-cell>
          <table:table-cell office:value-type="float" office:value="2.753255813" table:style-name="ce1">
            <text:p>2,753255813</text:p>
          </table:table-cell>
          <table:table-cell office:value-type="float" office:value="2.6306896790000001" table:style-name="ce1">
            <text:p>2,630689679</text:p>
          </table:table-cell>
          <table:table-cell office:value-type="float" office:value="2.1649116519999998" table:style-name="ce1">
            <text:p>2,164911652</text:p>
          </table:table-cell>
          <table:table-cell office:value-type="float" office:value="2.9199653830000001" table:style-name="ce1">
            <text:p>2,919965383</text:p>
          </table:table-cell>
          <table:table-cell office:value-type="float" office:value="3.1949396380000001" table:style-name="ce1">
            <text:p>3,194939638</text:p>
          </table:table-cell>
          <table:table-cell office:value-type="float" office:value="2.3697684570000002" table:style-name="ce1">
            <text:p>2,369768457</text:p>
          </table:table-cell>
          <table:table-cell office:value-type="float" office:value="3.155496538" table:style-name="ce1">
            <text:p>3,155496538</text:p>
          </table:table-cell>
          <table:table-cell office:value-type="float" office:value="1.7032604490000001" table:style-name="ce1">
            <text:p>1,703260449</text:p>
          </table:table-cell>
          <table:table-cell office:value-type="float" office:value="2.3589612350000002" table:style-name="ce1">
            <text:p>2,358961235</text:p>
          </table:table-cell>
          <table:table-cell office:value-type="float" office:value="2.7467394700000001" table:style-name="ce1">
            <text:p>2,74673947</text:p>
          </table:table-cell>
          <table:table-cell office:value-type="float" office:value="2.8383206510000001" table:style-name="ce1">
            <text:p>2,838320651</text:p>
          </table:table-cell>
          <table:table-cell office:value-type="float" office:value="2.0287636610000002" table:style-name="ce1">
            <text:p>2,028763661</text:p>
          </table:table-cell>
          <table:table-cell office:value-type="float" office:value="3.1448865540000002" table:style-name="ce1">
            <text:p>3,144886554</text:p>
          </table:table-cell>
          <table:table-cell office:value-type="float" office:value="1.315294588" table:style-name="ce1">
            <text:p>1,315294588</text:p>
          </table:table-cell>
          <table:table-cell office:value-type="float" office:value="0.79435392299999996" table:style-name="ce1">
            <text:p>0,794353923</text:p>
          </table:table-cell>
          <table:table-cell office:value-type="float" office:value="1.5925282549999999" table:style-name="ce1">
            <text:p>1,592528255</text:p>
          </table:table-cell>
          <table:table-cell office:value-type="float" office:value="5.7082220460000004" table:style-name="ce1">
            <text:p>5,708222046</text:p>
          </table:table-cell>
          <table:table-cell office:value-type="float" office:value="1.9994404990000001" table:style-name="ce1">
            <text:p>1,999440499</text:p>
          </table:table-cell>
          <table:table-cell office:value-type="float" office:value="1.589149422" table:style-name="ce1">
            <text:p>1,589149422</text:p>
          </table:table-cell>
          <table:table-cell office:value-type="float" office:value="2.3559411859999999" table:style-name="ce1">
            <text:p>2,355941186</text:p>
          </table:table-cell>
          <table:table-cell office:value-type="float" office:value="1.7918221409999999" table:style-name="ce1">
            <text:p>1,791822141</text:p>
          </table:table-cell>
          <table:table-cell office:value-type="float" office:value="2.3647332350000001" table:style-name="ce1">
            <text:p>2,364733235</text:p>
          </table:table-cell>
          <table:table-cell office:value-type="float" office:value="2.9666843890000001" table:style-name="ce1">
            <text:p>2,966684389</text:p>
          </table:table-cell>
          <table:table-cell office:value-type="float" office:value="2.8310808980000002" table:style-name="ce1">
            <text:p>2,831080898</text:p>
          </table:table-cell>
          <table:table-cell office:value-type="float" office:value="3.336637326" table:style-name="ce1">
            <text:p>3,336637326</text:p>
          </table:table-cell>
          <table:table-cell office:value-type="float" office:value="2.8054312100000001" table:style-name="ce1">
            <text:p>2,80543121</text:p>
          </table:table-cell>
          <table:table-cell office:value-type="float" office:value="1.8098777370000001" table:style-name="ce1">
            <text:p>1,809877737</text:p>
          </table:table-cell>
          <table:table-cell office:value-type="float" office:value="1.095789675" table:style-name="ce1">
            <text:p>1,095789675</text:p>
          </table:table-cell>
          <table:table-cell office:value-type="float" office:value="2.2773031910000001" table:style-name="ce1">
            <text:p>2,277303191</text:p>
          </table:table-cell>
          <table:table-cell office:value-type="float" office:value="1.7539095200000001" table:style-name="ce1">
            <text:p>1,75390952</text:p>
          </table:table-cell>
          <table:table-cell office:value-type="float" office:value="2.0912099820000001" table:style-name="ce1">
            <text:p>2,091209982</text:p>
          </table:table-cell>
          <table:table-cell office:value-type="float" office:value="0.80508526400000002" table:style-name="ce1">
            <text:p>0,805085264</text:p>
          </table:table-cell>
          <table:table-cell office:value-type="float" office:value="2.621148212" table:style-name="ce1">
            <text:p>2,621148212</text:p>
          </table:table-cell>
          <table:table-cell table:style-name="ce1"/>
          <table:table-cell office:value-type="float" office:value="3.2723287769999998" table:style-name="ce1">
            <text:p>3,272328777</text:p>
          </table:table-cell>
          <table:table-cell office:value-type="float" office:value="1.4310006070000001" table:style-name="ce1">
            <text:p>1,431000607</text:p>
          </table:table-cell>
          <table:table-cell office:value-type="float" office:value="3.3130210670000002" table:style-name="ce1">
            <text:p>3,313021067</text:p>
          </table:table-cell>
          <table:table-cell office:value-type="float" office:value="8.1762030360000004" table:style-name="ce1">
            <text:p>8,176203036</text:p>
          </table:table-cell>
          <table:table-cell office:value-type="float" office:value="0.80269019200000002" table:style-name="ce1">
            <text:p>0,802690192</text:p>
          </table:table-cell>
          <table:table-cell office:value-type="float" office:value="1.1106018360000001" table:style-name="ce1">
            <text:p>1,110601836</text:p>
          </table:table-cell>
          <table:table-cell office:value-type="float" office:value="2.1148069359999999" table:style-name="ce1">
            <text:p>2,114806936</text:p>
          </table:table-cell>
          <table:table-cell office:value-type="float" office:value="2.1123198580000002" table:style-name="ce1">
            <text:p>2,112319858</text:p>
          </table:table-cell>
          <table:table-cell office:value-type="float" office:value="3.186488861" table:style-name="ce1">
            <text:p>3,186488861</text:p>
          </table:table-cell>
          <table:table-cell office:value-type="float" office:value="2.9385867440000002" table:style-name="ce1">
            <text:p>2,938586744</text:p>
          </table:table-cell>
          <table:table-cell office:value-type="float" office:value="2.7232883299999999" table:style-name="ce1">
            <text:p>2,72328833</text:p>
          </table:table-cell>
          <table:table-cell office:value-type="float" office:value="3.3447934070000001" table:style-name="ce1">
            <text:p>3,344793407</text:p>
          </table:table-cell>
          <table:table-cell office:value-type="float" office:value="2.950549911" table:style-name="ce1">
            <text:p>2,950549911</text:p>
          </table:table-cell>
          <table:table-cell office:value-type="float" office:value="1.4872654199999999" table:style-name="ce1">
            <text:p>1,48726542</text:p>
          </table:table-cell>
          <table:table-cell office:value-type="float" office:value="2.8605936609999998" table:style-name="ce1">
            <text:p>2,860593661</text:p>
          </table:table-cell>
          <table:table-cell office:value-type="float" office:value="2.5905698909999999" table:style-name="ce1">
            <text:p>2,590569891</text:p>
          </table:table-cell>
          <table:table-cell office:value-type="float" office:value="2.0878697559999999" table:style-name="ce1">
            <text:p>2,087869756</text:p>
          </table:table-cell>
          <table:table-cell table:style-name="ce1"/>
          <table:table-cell office:value-type="float" office:value="2.3445764690000002" table:style-name="ce1">
            <text:p>2,344576469</text:p>
          </table:table-cell>
          <table:table-cell office:value-type="float" office:value="1.843132279" table:style-name="ce1">
            <text:p>1,843132279</text:p>
          </table:table-cell>
          <table:table-cell office:value-type="float" office:value="2.3472866030000001" table:style-name="ce1">
            <text:p>2,347286603</text:p>
          </table:table-cell>
          <table:table-cell office:value-type="float" office:value="1.9113977120000001" table:style-name="ce1">
            <text:p>1,911397712</text:p>
          </table:table-cell>
          <table:table-cell office:value-type="float" office:value="0.46546351000000002" table:style-name="ce1">
            <text:p>0,46546351</text:p>
          </table:table-cell>
          <table:table-cell office:value-type="float" office:value="2.7556502859999998" table:style-name="ce1">
            <text:p>2,755650286</text:p>
          </table:table-cell>
          <table:table-cell office:value-type="float" office:value="2.992367593" table:style-name="ce1">
            <text:p>2,992367593</text:p>
          </table:table-cell>
          <table:table-cell office:value-type="float" office:value="0.59210246099999997" table:style-name="ce1">
            <text:p>0,592102461</text:p>
          </table:table-cell>
          <table:table-cell office:value-type="float" office:value="0.47108137700000002" table:style-name="ce1">
            <text:p>0,471081377</text:p>
          </table:table-cell>
          <table:table-cell office:value-type="float" office:value="1.9890997130000001" table:style-name="ce1">
            <text:p>1,989099713</text:p>
          </table:table-cell>
          <table:table-cell table:style-name="ce1"/>
          <table:table-cell office:value-type="float" office:value="2.811425399" table:style-name="ce1">
            <text:p>2,811425399</text:p>
          </table:table-cell>
          <table:table-cell office:value-type="float" office:value="3.1929013930000001" table:style-name="ce1">
            <text:p>3,192901393</text:p>
          </table:table-cell>
          <table:table-cell office:value-type="float" office:value="0.85485218799999996" table:style-name="ce1">
            <text:p>0,854852188</text:p>
          </table:table-cell>
          <table:table-cell office:value-type="float" office:value="1.9386691949999999" table:style-name="ce1">
            <text:p>1,938669195</text:p>
          </table:table-cell>
          <table:table-cell office:value-type="float" office:value="-7.2172640999999996E-2" table:style-name="ce1">
            <text:p>-0,072172641</text:p>
          </table:table-cell>
          <table:table-cell office:value-type="float" office:value="1.503757448" table:style-name="ce1">
            <text:p>1,503757448</text:p>
          </table:table-cell>
          <table:table-cell office:value-type="float" office:value="1.0706704680000001" table:style-name="ce1">
            <text:p>1,070670468</text:p>
          </table:table-cell>
          <table:table-cell office:value-type="float" office:value="2.9738231480000001" table:style-name="ce1">
            <text:p>2,973823148</text:p>
          </table:table-cell>
          <table:table-cell office:value-type="float" office:value="3.3956108880000002" table:style-name="ce1">
            <text:p>3,395610888</text:p>
          </table:table-cell>
          <table:table-cell office:value-type="float" office:value="3.379255933" table:style-name="ce1">
            <text:p>3,379255933</text:p>
          </table:table-cell>
          <table:table-cell office:value-type="float" office:value="2.8038193800000002" table:style-name="ce1">
            <text:p>2,80381938</text:p>
          </table:table-cell>
          <table:table-cell office:value-type="float" office:value="1.7385275339999999" table:style-name="ce1">
            <text:p>1,738527534</text:p>
          </table:table-cell>
          <table:table-cell office:value-type="float" office:value="2.6590291349999999" table:style-name="ce1">
            <text:p>2,659029135</text:p>
          </table:table-cell>
          <table:table-cell office:value-type="float" office:value="3.4131589469999999" table:style-name="ce1">
            <text:p>3,413158947</text:p>
          </table:table-cell>
          <table:table-cell office:value-type="float" office:value="2.1123198580000002" table:style-name="ce1">
            <text:p>2,112319858</text:p>
          </table:table-cell>
          <table:table-cell office:value-type="float" office:value="2.3472866030000001" table:style-name="ce1">
            <text:p>2,347286603</text:p>
          </table:table-cell>
          <table:table-cell office:value-type="float" office:value="1.9663208839999999" table:style-name="ce1">
            <text:p>1,966320884</text:p>
          </table:table-cell>
          <table:table-cell office:value-type="float" office:value="1.423581776" table:style-name="ce1">
            <text:p>1,423581776</text:p>
          </table:table-cell>
          <table:table-cell office:value-type="float" office:value="2.4257717150000002" table:style-name="ce1">
            <text:p>2,425771715</text:p>
          </table:table-cell>
          <table:table-cell office:value-type="float" office:value="0.22518305599999999" table:style-name="ce1">
            <text:p>0,225183056</text:p>
          </table:table-cell>
          <table:table-cell office:value-type="float" office:value="2.8880597410000002" table:style-name="ce1">
            <text:p>2,888059741</text:p>
          </table:table-cell>
          <table:table-cell office:value-type="float" office:value="3.1523862760000001" table:style-name="ce1">
            <text:p>3,152386276</text:p>
          </table:table-cell>
          <table:table-cell office:value-type="float" office:value="1.261660408" table:style-name="ce1">
            <text:p>1,261660408</text:p>
          </table:table-cell>
          <table:table-cell office:value-type="float" office:value="0.53731289000000004" table:style-name="ce1">
            <text:p>0,53731289</text:p>
          </table:table-cell>
          <table:table-cell office:value-type="float" office:value="1.2930084390000001" table:style-name="ce1">
            <text:p>1,293008439</text:p>
          </table:table-cell>
          <table:table-cell office:value-type="float" office:value="1.6577300370000001" table:style-name="ce1">
            <text:p>1,657730037</text:p>
          </table:table-cell>
          <table:table-cell office:value-type="float" office:value="3.3142294209999998" table:style-name="ce1">
            <text:p>3,314229421</text:p>
          </table:table-cell>
          <table:table-cell office:value-type="float" office:value="1.461293824" table:style-name="ce1">
            <text:p>1,461293824</text:p>
          </table:table-cell>
          <table:table-cell office:value-type="float" office:value="3.5878424010000001" table:style-name="ce1">
            <text:p>3,587842401</text:p>
          </table:table-cell>
          <table:table-cell office:value-type="float" office:value="1.467803102" table:style-name="ce1">
            <text:p>1,467803102</text:p>
          </table:table-cell>
          <table:table-cell office:value-type="float" office:value="5.3905264839999996" table:style-name="ce1">
            <text:p>5,390526484</text:p>
          </table:table-cell>
          <table:table-cell office:value-type="float" office:value="3.003327401" table:style-name="ce1">
            <text:p>3,003327401</text:p>
          </table:table-cell>
          <table:table-cell office:value-type="float" office:value="3.1163162889999998" table:style-name="ce1">
            <text:p>3,116316289</text:p>
          </table:table-cell>
          <table:table-cell office:value-type="float" office:value="1.353919828" table:style-name="ce1">
            <text:p>1,353919828</text:p>
          </table:table-cell>
          <table:table-cell office:value-type="float" office:value="3.149752527" table:style-name="ce1">
            <text:p>3,149752527</text:p>
          </table:table-cell>
          <table:table-cell office:value-type="float" office:value="1.9864741029999999" table:style-name="ce1">
            <text:p>1,986474103</text:p>
          </table:table-cell>
          <table:table-cell office:value-type="float" office:value="1.4508689990000001" table:style-name="ce1">
            <text:p>1,450868999</text:p>
          </table:table-cell>
          <table:table-cell office:value-type="float" office:value="2.453267818" table:style-name="ce1">
            <text:p>2,453267818</text:p>
          </table:table-cell>
          <table:table-cell office:value-type="float" office:value="3.001072841" table:style-name="ce1">
            <text:p>3,001072841</text:p>
          </table:table-cell>
          <table:table-cell office:value-type="float" office:value="3.3420908439999999" table:style-name="ce1">
            <text:p>3,342090844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62" table:style-name="ce1">
            <text:p>1962</text:p>
          </table:table-cell>
          <table:table-cell office:value-type="float" office:value="1.4096218650000001" table:style-name="ce1">
            <text:p>1,409621865</text:p>
          </table:table-cell>
          <table:table-cell office:value-type="float" office:value="1.965750511" table:style-name="ce1">
            <text:p>1,965750511</text:p>
          </table:table-cell>
          <table:table-cell office:value-type="float" office:value="1.383629325" table:style-name="ce1">
            <text:p>1,383629325</text:p>
          </table:table-cell>
          <table:table-cell office:value-type="float" office:value="3.0567305029999998" table:style-name="ce1">
            <text:p>3,056730503</text:p>
          </table:table-cell>
          <table:table-cell office:value-type="float" office:value="6.692697087" table:style-name="ce1">
            <text:p>6,692697087</text:p>
          </table:table-cell>
          <table:table-cell office:value-type="float" office:value="2.7552868840000002" table:style-name="ce1">
            <text:p>2,755286884</text:p>
          </table:table-cell>
          <table:table-cell office:value-type="float" office:value="10.645321579999999" table:style-name="ce1">
            <text:p>10,64532158</text:p>
          </table:table-cell>
          <table:table-cell office:value-type="float" office:value="1.600145916" table:style-name="ce1">
            <text:p>1,600145916</text:p>
          </table:table-cell>
          <table:table-cell office:value-type="float" office:value="3.4442123709999999" table:style-name="ce1">
            <text:p>3,444212371</text:p>
          </table:table-cell>
          <table:table-cell office:value-type="float" office:value="3.110990342" table:style-name="ce1">
            <text:p>3,110990342</text:p>
          </table:table-cell>
          <table:table-cell office:value-type="float" office:value="1.515699972" table:style-name="ce1">
            <text:p>1,515699972</text:p>
          </table:table-cell>
          <table:table-cell office:value-type="float" office:value="2.4406394009999999" table:style-name="ce1">
            <text:p>2,440639401</text:p>
          </table:table-cell>
          <table:table-cell office:value-type="float" office:value="0.61289584799999997" table:style-name="ce1">
            <text:p>0,612895848</text:p>
          </table:table-cell>
          <table:table-cell office:value-type="float" office:value="3.4411670270000001" table:style-name="ce1">
            <text:p>3,441167027</text:p>
          </table:table-cell>
          <table:table-cell office:value-type="float" office:value="1.90579714" table:style-name="ce1">
            <text:p>1,90579714</text:p>
          </table:table-cell>
          <table:table-cell office:value-type="float" office:value="0.39805478700000002" table:style-name="ce1">
            <text:p>0,398054787</text:p>
          </table:table-cell>
          <table:table-cell office:value-type="float" office:value="1.4904991649999999" table:style-name="ce1">
            <text:p>1,490499165</text:p>
          </table:table-cell>
          <table:table-cell office:value-type="float" office:value="1.3342993919999999" table:style-name="ce1">
            <text:p>1,334299392</text:p>
          </table:table-cell>
          <table:table-cell office:value-type="float" office:value="2.7756144300000001" table:style-name="ce1">
            <text:p>2,77561443</text:p>
          </table:table-cell>
          <table:table-cell office:value-type="float" office:value="0.87525903400000005" table:style-name="ce1">
            <text:p>0,875259034</text:p>
          </table:table-cell>
          <table:table-cell office:value-type="float" office:value="3.0790790320000001" table:style-name="ce1">
            <text:p>3,079079032</text:p>
          </table:table-cell>
          <table:table-cell office:value-type="float" office:value="5.055857992" table:style-name="ce1">
            <text:p>5,055857992</text:p>
          </table:table-cell>
          <table:table-cell office:value-type="float" office:value="1.9460013" table:style-name="ce1">
            <text:p>1,9460013</text:p>
          </table:table-cell>
          <table:table-cell office:value-type="float" office:value="0.97108746999999995" table:style-name="ce1">
            <text:p>0,97108747</text:p>
          </table:table-cell>
          <table:table-cell office:value-type="float" office:value="2.7916247429999999" table:style-name="ce1">
            <text:p>2,791624743</text:p>
          </table:table-cell>
          <table:table-cell office:value-type="float" office:value="2.4175824179999998" table:style-name="ce1">
            <text:p>2,417582418</text:p>
          </table:table-cell>
          <table:table-cell office:value-type="float" office:value="1.965715235" table:style-name="ce1">
            <text:p>1,965715235</text:p>
          </table:table-cell>
          <table:table-cell office:value-type="float" office:value="2.9214412470000002" table:style-name="ce1">
            <text:p>2,921441247</text:p>
          </table:table-cell>
          <table:table-cell office:value-type="float" office:value="0.39409894000000001" table:style-name="ce1">
            <text:p>0,39409894</text:p>
          </table:table-cell>
          <table:table-cell office:value-type="float" office:value="4.4785052890000001" table:style-name="ce1">
            <text:p>4,478505289</text:p>
          </table:table-cell>
          <table:table-cell office:value-type="float" office:value="2.4614701800000001" table:style-name="ce1">
            <text:p>2,46147018</text:p>
          </table:table-cell>
          <table:table-cell office:value-type="float" office:value="2.1406308940000001" table:style-name="ce1">
            <text:p>2,140630894</text:p>
          </table:table-cell>
          <table:table-cell office:value-type="float" office:value="1.679324813" table:style-name="ce1">
            <text:p>1,679324813</text:p>
          </table:table-cell>
          <table:table-cell office:value-type="float" office:value="1.8598882329999999" table:style-name="ce1">
            <text:p>1,859888233</text:p>
          </table:table-cell>
          <table:table-cell office:value-type="float" office:value="0.84217384900000003" table:style-name="ce1">
            <text:p>0,842173849</text:p>
          </table:table-cell>
          <table:table-cell office:value-type="float" office:value="2.5350125370000001" table:style-name="ce1">
            <text:p>2,535012537</text:p>
          </table:table-cell>
          <table:table-cell office:value-type="float" office:value="0.95377904599999996" table:style-name="ce1">
            <text:p>0,953779046</text:p>
          </table:table-cell>
          <table:table-cell office:value-type="float" office:value="2.062989698" table:style-name="ce1">
            <text:p>2,062989698</text:p>
          </table:table-cell>
          <table:table-cell office:value-type="float" office:value="0.82045554899999995" table:style-name="ce1">
            <text:p>0,820455549</text:p>
          </table:table-cell>
          <table:table-cell office:value-type="float" office:value="3.761778337" table:style-name="ce1">
            <text:p>3,761778337</text:p>
          </table:table-cell>
          <table:table-cell office:value-type="float" office:value="2.1287719530000002" table:style-name="ce1">
            <text:p>2,128771953</text:p>
          </table:table-cell>
          <table:table-cell office:value-type="float" office:value="2.5475187680000002" table:style-name="ce1">
            <text:p>2,547518768</text:p>
          </table:table-cell>
          <table:table-cell office:value-type="float" office:value="2.4733857769999998" table:style-name="ce1">
            <text:p>2,473385777</text:p>
          </table:table-cell>
          <table:table-cell office:value-type="float" office:value="3.1202205539999999" table:style-name="ce1">
            <text:p>3,120220554</text:p>
          </table:table-cell>
          <table:table-cell office:value-type="float" office:value="1.563390278" table:style-name="ce1">
            <text:p>1,563390278</text:p>
          </table:table-cell>
          <table:table-cell office:value-type="float" office:value="2.317966245" table:style-name="ce1">
            <text:p>2,317966245</text:p>
          </table:table-cell>
          <table:table-cell office:value-type="float" office:value="3.7063518499999999" table:style-name="ce1">
            <text:p>3,70635185</text:p>
          </table:table-cell>
          <table:table-cell office:value-type="float" office:value="1.861555088" table:style-name="ce1">
            <text:p>1,861555088</text:p>
          </table:table-cell>
          <table:table-cell office:value-type="float" office:value="2.2020945790000002" table:style-name="ce1">
            <text:p>2,202094579</text:p>
          </table:table-cell>
          <table:table-cell office:value-type="float" office:value="1.798594091" table:style-name="ce1">
            <text:p>1,798594091</text:p>
          </table:table-cell>
          <table:table-cell office:value-type="float" office:value="1.484073738" table:style-name="ce1">
            <text:p>1,484073738</text:p>
          </table:table-cell>
          <table:table-cell office:value-type="float" office:value="0.22459340899999999" table:style-name="ce1">
            <text:p>0,224593409</text:p>
          </table:table-cell>
          <table:table-cell office:value-type="float" office:value="0.39569449099999998" table:style-name="ce1">
            <text:p>0,395694491</text:p>
          </table:table-cell>
          <table:table-cell office:value-type="float" office:value="0.87943169200000004" table:style-name="ce1">
            <text:p>0,879431692</text:p>
          </table:table-cell>
          <table:table-cell office:value-type="float" office:value="6.2482690639999996" table:style-name="ce1">
            <text:p>6,248269064</text:p>
          </table:table-cell>
          <table:table-cell office:value-type="float" office:value="1.544570352" table:style-name="ce1">
            <text:p>1,544570352</text:p>
          </table:table-cell>
          <table:table-cell office:value-type="float" office:value="0.77845492199999999" table:style-name="ce1">
            <text:p>0,778454922</text:p>
          </table:table-cell>
          <table:table-cell office:value-type="float" office:value="3.3129365609999999" table:style-name="ce1">
            <text:p>3,312936561</text:p>
          </table:table-cell>
          <table:table-cell office:value-type="float" office:value="2.469954258" table:style-name="ce1">
            <text:p>2,469954258</text:p>
          </table:table-cell>
          <table:table-cell office:value-type="float" office:value="1.3342284790000001" table:style-name="ce1">
            <text:p>1,334228479</text:p>
          </table:table-cell>
          <table:table-cell office:value-type="float" office:value="2.3933303270000001" table:style-name="ce1">
            <text:p>2,393330327</text:p>
          </table:table-cell>
          <table:table-cell office:value-type="float" office:value="1.385693507" table:style-name="ce1">
            <text:p>1,385693507</text:p>
          </table:table-cell>
          <table:table-cell office:value-type="float" office:value="1.607710499" table:style-name="ce1">
            <text:p>1,607710499</text:p>
          </table:table-cell>
          <table:table-cell office:value-type="float" office:value="1.1783137910000001" table:style-name="ce1">
            <text:p>1,178313791</text:p>
          </table:table-cell>
          <table:table-cell office:value-type="float" office:value="2.8478923300000001" table:style-name="ce1">
            <text:p>2,84789233</text:p>
          </table:table-cell>
          <table:table-cell office:value-type="float" office:value="2.6895610529999998" table:style-name="ce1">
            <text:p>2,689561053</text:p>
          </table:table-cell>
          <table:table-cell office:value-type="float" office:value="0.93002943000000005" table:style-name="ce1">
            <text:p>0,93002943</text:p>
          </table:table-cell>
          <table:table-cell office:value-type="float" office:value="2.5942632099999998" table:style-name="ce1">
            <text:p>2,59426321</text:p>
          </table:table-cell>
          <table:table-cell office:value-type="float" office:value="0.92003228699999995" table:style-name="ce1">
            <text:p>0,920032287</text:p>
          </table:table-cell>
          <table:table-cell office:value-type="float" office:value="1.3415695599999999" table:style-name="ce1">
            <text:p>1,34156956</text:p>
          </table:table-cell>
          <table:table-cell office:value-type="float" office:value="2.397879407" table:style-name="ce1">
            <text:p>2,397879407</text:p>
          </table:table-cell>
          <table:table-cell office:value-type="float" office:value="0.88946363100000003" table:style-name="ce1">
            <text:p>0,889463631</text:p>
          </table:table-cell>
          <table:table-cell office:value-type="float" office:value="2.3007731009999999" table:style-name="ce1">
            <text:p>2,300773101</text:p>
          </table:table-cell>
          <table:table-cell office:value-type="float" office:value="0.67999540000000003" table:style-name="ce1">
            <text:p>0,6799954</text:p>
          </table:table-cell>
          <table:table-cell office:value-type="float" office:value="3.4786367930000002" table:style-name="ce1">
            <text:p>3,478636793</text:p>
          </table:table-cell>
          <table:table-cell office:value-type="float" office:value="1.3964829759999999" table:style-name="ce1">
            <text:p>1,396482976</text:p>
          </table:table-cell>
          <table:table-cell office:value-type="float" office:value="1.2691388480000001" table:style-name="ce1">
            <text:p>1,269138848</text:p>
          </table:table-cell>
          <table:table-cell office:value-type="float" office:value="3.0763741790000001" table:style-name="ce1">
            <text:p>3,076374179</text:p>
          </table:table-cell>
          <table:table-cell office:value-type="float" office:value="1.0791719209999999" table:style-name="ce1">
            <text:p>1,079171921</text:p>
          </table:table-cell>
          <table:table-cell office:value-type="float" office:value="0.84866138800000002" table:style-name="ce1">
            <text:p>0,848661388</text:p>
          </table:table-cell>
          <table:table-cell office:value-type="float" office:value="1.519342186" table:style-name="ce1">
            <text:p>1,519342186</text:p>
          </table:table-cell>
          <table:table-cell office:value-type="float" office:value="3.213950847" table:style-name="ce1">
            <text:p>3,213950847</text:p>
          </table:table-cell>
          <table:table-cell office:value-type="float" office:value="2.0779536680000001" table:style-name="ce1">
            <text:p>2,077953668</text:p>
          </table:table-cell>
          <table:table-cell office:value-type="float" office:value="1.657441438" table:style-name="ce1">
            <text:p>1,657441438</text:p>
          </table:table-cell>
          <table:table-cell office:value-type="float" office:value="1.9802890529999999" table:style-name="ce1">
            <text:p>1,980289053</text:p>
          </table:table-cell>
          <table:table-cell office:value-type="float" office:value="0.97824122800000002" table:style-name="ce1">
            <text:p>0,978241228</text:p>
          </table:table-cell>
          <table:table-cell office:value-type="float" office:value="1.3159246339999999" table:style-name="ce1">
            <text:p>1,315924634</text:p>
          </table:table-cell>
          <table:table-cell office:value-type="float" office:value="0.59577710299999997" table:style-name="ce1">
            <text:p>0,595777103</text:p>
          </table:table-cell>
          <table:table-cell office:value-type="float" office:value="1.2589184330000001" table:style-name="ce1">
            <text:p>1,258918433</text:p>
          </table:table-cell>
          <table:table-cell office:value-type="float" office:value="3.7850224130000001" table:style-name="ce1">
            <text:p>3,785022413</text:p>
          </table:table-cell>
          <table:table-cell office:value-type="float" office:value="2.936142319" table:style-name="ce1">
            <text:p>2,936142319</text:p>
          </table:table-cell>
          <table:table-cell office:value-type="float" office:value="2.2256068409999998" table:style-name="ce1">
            <text:p>2,225606841</text:p>
          </table:table-cell>
          <table:table-cell office:value-type="float" office:value="2.8458901820000002" table:style-name="ce1">
            <text:p>2,845890182</text:p>
          </table:table-cell>
          <table:table-cell office:value-type="float" office:value="1.2838911829999999" table:style-name="ce1">
            <text:p>1,283891183</text:p>
          </table:table-cell>
          <table:table-cell office:value-type="float" office:value="4.2364946730000002" table:style-name="ce1">
            <text:p>4,236494673</text:p>
          </table:table-cell>
          <table:table-cell office:value-type="float" office:value="2.78650295" table:style-name="ce1">
            <text:p>2,78650295</text:p>
          </table:table-cell>
          <table:table-cell office:value-type="float" office:value="2.4121918029999998" table:style-name="ce1">
            <text:p>2,412191803</text:p>
          </table:table-cell>
          <table:table-cell office:value-type="float" office:value="0.70349371699999996" table:style-name="ce1">
            <text:p>0,703493717</text:p>
          </table:table-cell>
          <table:table-cell office:value-type="float" office:value="1.940215743" table:style-name="ce1">
            <text:p>1,940215743</text:p>
          </table:table-cell>
          <table:table-cell office:value-type="float" office:value="0.32266128500000002" table:style-name="ce1">
            <text:p>0,322661285</text:p>
          </table:table-cell>
          <table:table-cell office:value-type="float" office:value="1.7348361779999999" table:style-name="ce1">
            <text:p>1,734836178</text:p>
          </table:table-cell>
          <table:table-cell office:value-type="float" office:value="1.855870822" table:style-name="ce1">
            <text:p>1,855870822</text:p>
          </table:table-cell>
          <table:table-cell office:value-type="float" office:value="2.4599135539999999" table:style-name="ce1">
            <text:p>2,459913554</text:p>
          </table:table-cell>
          <table:table-cell office:value-type="float" office:value="2.4489270410000001" table:style-name="ce1">
            <text:p>2,448927041</text:p>
          </table:table-cell>
          <table:table-cell office:value-type="float" office:value="2.6504955240000001" table:style-name="ce1">
            <text:p>2,650495524</text:p>
          </table:table-cell>
          <table:table-cell office:value-type="float" office:value="2.465014053" table:style-name="ce1">
            <text:p>2,465014053</text:p>
          </table:table-cell>
          <table:table-cell office:value-type="float" office:value="0.28335368900000002" table:style-name="ce1">
            <text:p>0,283353689</text:p>
          </table:table-cell>
          <table:table-cell office:value-type="float" office:value="2.0319054539999999" table:style-name="ce1">
            <text:p>2,031905454</text:p>
          </table:table-cell>
          <table:table-cell table:style-name="ce1"/>
          <table:table-cell office:value-type="float" office:value="0.41162863199999999" table:style-name="ce1">
            <text:p>0,411628632</text:p>
          </table:table-cell>
          <table:table-cell office:value-type="float" office:value="2.5947498059999998" table:style-name="ce1">
            <text:p>2,594749806</text:p>
          </table:table-cell>
          <table:table-cell office:value-type="float" office:value="2.6255718720000001" table:style-name="ce1">
            <text:p>2,625571872</text:p>
          </table:table-cell>
          <table:table-cell office:value-type="float" office:value="1.8533652439999999" table:style-name="ce1">
            <text:p>1,853365244</text:p>
          </table:table-cell>
          <table:table-cell office:value-type="float" office:value="4.8245175329999999" table:style-name="ce1">
            <text:p>4,824517533</text:p>
          </table:table-cell>
          <table:table-cell office:value-type="float" office:value="0.67662299000000004" table:style-name="ce1">
            <text:p>0,67662299</text:p>
          </table:table-cell>
          <table:table-cell office:value-type="float" office:value="1.528350382" table:style-name="ce1">
            <text:p>1,528350382</text:p>
          </table:table-cell>
          <table:table-cell office:value-type="float" office:value="3.6957899620000001" table:style-name="ce1">
            <text:p>3,695789962</text:p>
          </table:table-cell>
          <table:table-cell office:value-type="float" office:value="0.93199469000000001" table:style-name="ce1">
            <text:p>0,93199469</text:p>
          </table:table-cell>
          <table:table-cell office:value-type="float" office:value="3.8620112359999998" table:style-name="ce1">
            <text:p>3,862011236</text:p>
          </table:table-cell>
          <table:table-cell office:value-type="float" office:value="3.1640775739999998" table:style-name="ce1">
            <text:p>3,164077574</text:p>
          </table:table-cell>
          <table:table-cell office:value-type="float" office:value="3.3777425000000001" table:style-name="ce1">
            <text:p>3,3777425</text:p>
          </table:table-cell>
          <table:table-cell office:value-type="float" office:value="2.6126990559999999" table:style-name="ce1">
            <text:p>2,612699056</text:p>
          </table:table-cell>
          <table:table-cell office:value-type="float" office:value="2.4606550810000001" table:style-name="ce1">
            <text:p>2,460655081</text:p>
          </table:table-cell>
          <table:table-cell office:value-type="float" office:value="-0.460076969" table:style-name="ce1">
            <text:p>-0,460076969</text:p>
          </table:table-cell>
          <table:table-cell office:value-type="float" office:value="2.859320812" table:style-name="ce1">
            <text:p>2,859320812</text:p>
          </table:table-cell>
          <table:table-cell office:value-type="float" office:value="11.54144047" table:style-name="ce1">
            <text:p>11,54144047</text:p>
          </table:table-cell>
          <table:table-cell office:value-type="float" office:value="2.835893585" table:style-name="ce1">
            <text:p>2,835893585</text:p>
          </table:table-cell>
          <table:table-cell office:value-type="float" office:value="2.3128143950000002" table:style-name="ce1">
            <text:p>2,312814395</text:p>
          </table:table-cell>
          <table:table-cell office:value-type="float" office:value="3.202349887" table:style-name="ce1">
            <text:p>3,202349887</text:p>
          </table:table-cell>
          <table:table-cell office:value-type="float" office:value="2.108915509" table:style-name="ce1">
            <text:p>2,108915509</text:p>
          </table:table-cell>
          <table:table-cell office:value-type="float" office:value="3.4601029049999998" table:style-name="ce1">
            <text:p>3,460102905</text:p>
          </table:table-cell>
          <table:table-cell office:value-type="float" office:value="1.2869344730000001" table:style-name="ce1">
            <text:p>1,286934473</text:p>
          </table:table-cell>
          <table:table-cell office:value-type="float" office:value="2.7755462199999998" table:style-name="ce1">
            <text:p>2,77554622</text:p>
          </table:table-cell>
          <table:table-cell office:value-type="float" office:value="2.3513938520000002" table:style-name="ce1">
            <text:p>2,351393852</text:p>
          </table:table-cell>
          <table:table-cell office:value-type="float" office:value="2.2438106790000001" table:style-name="ce1">
            <text:p>2,243810679</text:p>
          </table:table-cell>
          <table:table-cell office:value-type="float" office:value="2.3171126179999999" table:style-name="ce1">
            <text:p>2,317112618</text:p>
          </table:table-cell>
          <table:table-cell office:value-type="float" office:value="2.3510090140000002" table:style-name="ce1">
            <text:p>2,351009014</text:p>
          </table:table-cell>
          <table:table-cell office:value-type="float" office:value="2.272026967" table:style-name="ce1">
            <text:p>2,272026967</text:p>
          </table:table-cell>
          <table:table-cell office:value-type="float" office:value="1.876799511" table:style-name="ce1">
            <text:p>1,876799511</text:p>
          </table:table-cell>
          <table:table-cell office:value-type="float" office:value="1.8869032189999999" table:style-name="ce1">
            <text:p>1,886903219</text:p>
          </table:table-cell>
          <table:table-cell office:value-type="float" office:value="1.332040253" table:style-name="ce1">
            <text:p>1,332040253</text:p>
          </table:table-cell>
          <table:table-cell office:value-type="float" office:value="1.399730954" table:style-name="ce1">
            <text:p>1,399730954</text:p>
          </table:table-cell>
          <table:table-cell office:value-type="float" office:value="1.2249308189999999" table:style-name="ce1">
            <text:p>1,224930819</text:p>
          </table:table-cell>
          <table:table-cell office:value-type="float" office:value="1.333809317" table:style-name="ce1">
            <text:p>1,333809317</text:p>
          </table:table-cell>
          <table:table-cell office:value-type="float" office:value="3.3010829589999999" table:style-name="ce1">
            <text:p>3,301082959</text:p>
          </table:table-cell>
          <table:table-cell office:value-type="float" office:value="2.157554244" table:style-name="ce1">
            <text:p>2,157554244</text:p>
          </table:table-cell>
          <table:table-cell office:value-type="float" office:value="2.9787128850000002" table:style-name="ce1">
            <text:p>2,978712885</text:p>
          </table:table-cell>
          <table:table-cell office:value-type="float" office:value="1.00770805" table:style-name="ce1">
            <text:p>1,00770805</text:p>
          </table:table-cell>
          <table:table-cell office:value-type="float" office:value="2.2395938809999998" table:style-name="ce1">
            <text:p>2,239593881</text:p>
          </table:table-cell>
          <table:table-cell office:value-type="float" office:value="2.4383608670000001" table:style-name="ce1">
            <text:p>2,438360867</text:p>
          </table:table-cell>
          <table:table-cell office:value-type="float" office:value="2.7561430530000002" table:style-name="ce1">
            <text:p>2,756143053</text:p>
          </table:table-cell>
          <table:table-cell office:value-type="float" office:value="2.7610327319999999" table:style-name="ce1">
            <text:p>2,761032732</text:p>
          </table:table-cell>
          <table:table-cell office:value-type="float" office:value="3.105963789" table:style-name="ce1">
            <text:p>3,105963789</text:p>
          </table:table-cell>
          <table:table-cell office:value-type="float" office:value="3.2423259799999999" table:style-name="ce1">
            <text:p>3,24232598</text:p>
          </table:table-cell>
          <table:table-cell office:value-type="float" office:value="1.8515355389999999" table:style-name="ce1">
            <text:p>1,851535539</text:p>
          </table:table-cell>
          <table:table-cell office:value-type="float" office:value="1.2822914860000001" table:style-name="ce1">
            <text:p>1,282291486</text:p>
          </table:table-cell>
          <table:table-cell office:value-type="float" office:value="1.1043464430000001" table:style-name="ce1">
            <text:p>1,104346443</text:p>
          </table:table-cell>
          <table:table-cell office:value-type="float" office:value="-0.41592912199999998" table:style-name="ce1">
            <text:p>-0,415929122</text:p>
          </table:table-cell>
          <table:table-cell office:value-type="float" office:value="2.1646388430000001" table:style-name="ce1">
            <text:p>2,164638843</text:p>
          </table:table-cell>
          <table:table-cell office:value-type="float" office:value="2.6570147610000001" table:style-name="ce1">
            <text:p>2,657014761</text:p>
          </table:table-cell>
          <table:table-cell office:value-type="float" office:value="2.298183662" table:style-name="ce1">
            <text:p>2,298183662</text:p>
          </table:table-cell>
          <table:table-cell office:value-type="float" office:value="2.9243087800000001" table:style-name="ce1">
            <text:p>2,92430878</text:p>
          </table:table-cell>
          <table:table-cell office:value-type="float" office:value="1.8471585580000001" table:style-name="ce1">
            <text:p>1,847158558</text:p>
          </table:table-cell>
          <table:table-cell office:value-type="float" office:value="2.224987665" table:style-name="ce1">
            <text:p>2,224987665</text:p>
          </table:table-cell>
          <table:table-cell office:value-type="float" office:value="2.9378678150000002" table:style-name="ce1">
            <text:p>2,937867815</text:p>
          </table:table-cell>
          <table:table-cell office:value-type="float" office:value="2.8373367950000001" table:style-name="ce1">
            <text:p>2,837336795</text:p>
          </table:table-cell>
          <table:table-cell office:value-type="float" office:value="2.4066656399999999" table:style-name="ce1">
            <text:p>2,40666564</text:p>
          </table:table-cell>
          <table:table-cell office:value-type="float" office:value="3.209104559" table:style-name="ce1">
            <text:p>3,209104559</text:p>
          </table:table-cell>
          <table:table-cell office:value-type="float" office:value="1.5796938229999999" table:style-name="ce1">
            <text:p>1,579693823</text:p>
          </table:table-cell>
          <table:table-cell office:value-type="float" office:value="2.409744157" table:style-name="ce1">
            <text:p>2,409744157</text:p>
          </table:table-cell>
          <table:table-cell office:value-type="float" office:value="2.6733062200000002" table:style-name="ce1">
            <text:p>2,67330622</text:p>
          </table:table-cell>
          <table:table-cell office:value-type="float" office:value="2.8810027680000001" table:style-name="ce1">
            <text:p>2,881002768</text:p>
          </table:table-cell>
          <table:table-cell office:value-type="float" office:value="2.075966411" table:style-name="ce1">
            <text:p>2,075966411</text:p>
          </table:table-cell>
          <table:table-cell office:value-type="float" office:value="3.1018818229999998" table:style-name="ce1">
            <text:p>3,101881823</text:p>
          </table:table-cell>
          <table:table-cell office:value-type="float" office:value="1.4244750669999999" table:style-name="ce1">
            <text:p>1,424475067</text:p>
          </table:table-cell>
          <table:table-cell office:value-type="float" office:value="0.80340155700000004" table:style-name="ce1">
            <text:p>0,803401557</text:p>
          </table:table-cell>
          <table:table-cell office:value-type="float" office:value="1.6027176160000001" table:style-name="ce1">
            <text:p>1,602717616</text:p>
          </table:table-cell>
          <table:table-cell office:value-type="float" office:value="6.5185979879999998" table:style-name="ce1">
            <text:p>6,518597988</text:p>
          </table:table-cell>
          <table:table-cell office:value-type="float" office:value="2.542112124" table:style-name="ce1">
            <text:p>2,542112124</text:p>
          </table:table-cell>
          <table:table-cell office:value-type="float" office:value="1.398758001" table:style-name="ce1">
            <text:p>1,398758001</text:p>
          </table:table-cell>
          <table:table-cell office:value-type="float" office:value="2.4360398669999999" table:style-name="ce1">
            <text:p>2,436039867</text:p>
          </table:table-cell>
          <table:table-cell office:value-type="float" office:value="1.817999919" table:style-name="ce1">
            <text:p>1,817999919</text:p>
          </table:table-cell>
          <table:table-cell office:value-type="float" office:value="2.4311663920000002" table:style-name="ce1">
            <text:p>2,431166392</text:p>
          </table:table-cell>
          <table:table-cell office:value-type="float" office:value="2.9827132359999999" table:style-name="ce1">
            <text:p>2,982713236</text:p>
          </table:table-cell>
          <table:table-cell office:value-type="float" office:value="2.8577597809999999" table:style-name="ce1">
            <text:p>2,857759781</text:p>
          </table:table-cell>
          <table:table-cell office:value-type="float" office:value="3.3178958430000001" table:style-name="ce1">
            <text:p>3,317895843</text:p>
          </table:table-cell>
          <table:table-cell office:value-type="float" office:value="2.6319893049999998" table:style-name="ce1">
            <text:p>2,631989305</text:p>
          </table:table-cell>
          <table:table-cell office:value-type="float" office:value="1.8671736350000001" table:style-name="ce1">
            <text:p>1,867173635</text:p>
          </table:table-cell>
          <table:table-cell office:value-type="float" office:value="1.1431540140000001" table:style-name="ce1">
            <text:p>1,143154014</text:p>
          </table:table-cell>
          <table:table-cell office:value-type="float" office:value="2.3240033090000001" table:style-name="ce1">
            <text:p>2,324003309</text:p>
          </table:table-cell>
          <table:table-cell office:value-type="float" office:value="2.0866547180000001" table:style-name="ce1">
            <text:p>2,086654718</text:p>
          </table:table-cell>
          <table:table-cell office:value-type="float" office:value="1.7514515909999999" table:style-name="ce1">
            <text:p>1,751451591</text:p>
          </table:table-cell>
          <table:table-cell office:value-type="float" office:value="0.72162243599999998" table:style-name="ce1">
            <text:p>0,721622436</text:p>
          </table:table-cell>
          <table:table-cell office:value-type="float" office:value="2.6317667120000001" table:style-name="ce1">
            <text:p>2,631766712</text:p>
          </table:table-cell>
          <table:table-cell table:style-name="ce1"/>
          <table:table-cell office:value-type="float" office:value="3.3497503860000002" table:style-name="ce1">
            <text:p>3,349750386</text:p>
          </table:table-cell>
          <table:table-cell office:value-type="float" office:value="1.233951077" table:style-name="ce1">
            <text:p>1,233951077</text:p>
          </table:table-cell>
          <table:table-cell office:value-type="float" office:value="3.5888276559999999" table:style-name="ce1">
            <text:p>3,588827656</text:p>
          </table:table-cell>
          <table:table-cell office:value-type="float" office:value="8.9972702330000001" table:style-name="ce1">
            <text:p>8,997270233</text:p>
          </table:table-cell>
          <table:table-cell office:value-type="float" office:value="0.65159583600000004" table:style-name="ce1">
            <text:p>0,651595836</text:p>
          </table:table-cell>
          <table:table-cell office:value-type="float" office:value="1.111455211" table:style-name="ce1">
            <text:p>1,111455211</text:p>
          </table:table-cell>
          <table:table-cell office:value-type="float" office:value="1.804995114" table:style-name="ce1">
            <text:p>1,804995114</text:p>
          </table:table-cell>
          <table:table-cell office:value-type="float" office:value="2.1463276370000002" table:style-name="ce1">
            <text:p>2,146327637</text:p>
          </table:table-cell>
          <table:table-cell office:value-type="float" office:value="3.3547553959999998" table:style-name="ce1">
            <text:p>3,354755396</text:p>
          </table:table-cell>
          <table:table-cell office:value-type="float" office:value="2.975303856" table:style-name="ce1">
            <text:p>2,975303856</text:p>
          </table:table-cell>
          <table:table-cell office:value-type="float" office:value="2.739675971" table:style-name="ce1">
            <text:p>2,739675971</text:p>
          </table:table-cell>
          <table:table-cell office:value-type="float" office:value="2.7691046949999998" table:style-name="ce1">
            <text:p>2,769104695</text:p>
          </table:table-cell>
          <table:table-cell office:value-type="float" office:value="2.9724043020000002" table:style-name="ce1">
            <text:p>2,972404302</text:p>
          </table:table-cell>
          <table:table-cell office:value-type="float" office:value="1.535781563" table:style-name="ce1">
            <text:p>1,535781563</text:p>
          </table:table-cell>
          <table:table-cell office:value-type="float" office:value="2.928386658" table:style-name="ce1">
            <text:p>2,928386658</text:p>
          </table:table-cell>
          <table:table-cell office:value-type="float" office:value="2.6051579249999999" table:style-name="ce1">
            <text:p>2,605157925</text:p>
          </table:table-cell>
          <table:table-cell office:value-type="float" office:value="2.1131746250000001" table:style-name="ce1">
            <text:p>2,113174625</text:p>
          </table:table-cell>
          <table:table-cell table:style-name="ce1"/>
          <table:table-cell office:value-type="float" office:value="2.386919443" table:style-name="ce1">
            <text:p>2,386919443</text:p>
          </table:table-cell>
          <table:table-cell office:value-type="float" office:value="1.896459699" table:style-name="ce1">
            <text:p>1,896459699</text:p>
          </table:table-cell>
          <table:table-cell office:value-type="float" office:value="2.388412411" table:style-name="ce1">
            <text:p>2,388412411</text:p>
          </table:table-cell>
          <table:table-cell office:value-type="float" office:value="1.925336956" table:style-name="ce1">
            <text:p>1,925336956</text:p>
          </table:table-cell>
          <table:table-cell office:value-type="float" office:value="-0.19057806699999999" table:style-name="ce1">
            <text:p>-0,190578067</text:p>
          </table:table-cell>
          <table:table-cell office:value-type="float" office:value="2.661346419" table:style-name="ce1">
            <text:p>2,661346419</text:p>
          </table:table-cell>
          <table:table-cell office:value-type="float" office:value="1.103731257" table:style-name="ce1">
            <text:p>1,103731257</text:p>
          </table:table-cell>
          <table:table-cell office:value-type="float" office:value="0.59528973900000004" table:style-name="ce1">
            <text:p>0,595289739</text:p>
          </table:table-cell>
          <table:table-cell office:value-type="float" office:value="0.55153490400000005" table:style-name="ce1">
            <text:p>0,551534904</text:p>
          </table:table-cell>
          <table:table-cell office:value-type="float" office:value="1.9642996909999999" table:style-name="ce1">
            <text:p>1,964299691</text:p>
          </table:table-cell>
          <table:table-cell table:style-name="ce1"/>
          <table:table-cell office:value-type="float" office:value="2.6528341289999999" table:style-name="ce1">
            <text:p>2,652834129</text:p>
          </table:table-cell>
          <table:table-cell office:value-type="float" office:value="3.199625095" table:style-name="ce1">
            <text:p>3,199625095</text:p>
          </table:table-cell>
          <table:table-cell office:value-type="float" office:value="0.170096996" table:style-name="ce1">
            <text:p>0,170096996</text:p>
          </table:table-cell>
          <table:table-cell office:value-type="float" office:value="1.9693907049999999" table:style-name="ce1">
            <text:p>1,969390705</text:p>
          </table:table-cell>
          <table:table-cell office:value-type="float" office:value="1.3285122519999999" table:style-name="ce1">
            <text:p>1,328512252</text:p>
          </table:table-cell>
          <table:table-cell office:value-type="float" office:value="1.4953282459999999" table:style-name="ce1">
            <text:p>1,495328246</text:p>
          </table:table-cell>
          <table:table-cell office:value-type="float" office:value="0.94877141499999995" table:style-name="ce1">
            <text:p>0,948771415</text:p>
          </table:table-cell>
          <table:table-cell office:value-type="float" office:value="2.9903602619999998" table:style-name="ce1">
            <text:p>2,990360262</text:p>
          </table:table-cell>
          <table:table-cell office:value-type="float" office:value="3.5238015379999998" table:style-name="ce1">
            <text:p>3,523801538</text:p>
          </table:table-cell>
          <table:table-cell office:value-type="float" office:value="3.3820584970000001" table:style-name="ce1">
            <text:p>3,382058497</text:p>
          </table:table-cell>
          <table:table-cell office:value-type="float" office:value="2.8040006439999998" table:style-name="ce1">
            <text:p>2,804000644</text:p>
          </table:table-cell>
          <table:table-cell office:value-type="float" office:value="1.789205438" table:style-name="ce1">
            <text:p>1,789205438</text:p>
          </table:table-cell>
          <table:table-cell office:value-type="float" office:value="2.6570147610000001" table:style-name="ce1">
            <text:p>2,657014761</text:p>
          </table:table-cell>
          <table:table-cell office:value-type="float" office:value="3.8789010469999998" table:style-name="ce1">
            <text:p>3,878901047</text:p>
          </table:table-cell>
          <table:table-cell office:value-type="float" office:value="2.1463276370000002" table:style-name="ce1">
            <text:p>2,146327637</text:p>
          </table:table-cell>
          <table:table-cell office:value-type="float" office:value="2.388412411" table:style-name="ce1">
            <text:p>2,388412411</text:p>
          </table:table-cell>
          <table:table-cell office:value-type="float" office:value="1.676739819" table:style-name="ce1">
            <text:p>1,676739819</text:p>
          </table:table-cell>
          <table:table-cell office:value-type="float" office:value="1.5763896529999999" table:style-name="ce1">
            <text:p>1,576389653</text:p>
          </table:table-cell>
          <table:table-cell office:value-type="float" office:value="2.4076984960000001" table:style-name="ce1">
            <text:p>2,407698496</text:p>
          </table:table-cell>
          <table:table-cell office:value-type="float" office:value="9.3676822000000007E-2" table:style-name="ce1">
            <text:p>0,093676822</text:p>
          </table:table-cell>
          <table:table-cell office:value-type="float" office:value="2.9076762199999999" table:style-name="ce1">
            <text:p>2,90767622</text:p>
          </table:table-cell>
          <table:table-cell office:value-type="float" office:value="3.2676753220000001" table:style-name="ce1">
            <text:p>3,267675322</text:p>
          </table:table-cell>
          <table:table-cell office:value-type="float" office:value="1.2555223470000001" table:style-name="ce1">
            <text:p>1,255522347</text:p>
          </table:table-cell>
          <table:table-cell office:value-type="float" office:value="1.5474462520000001" table:style-name="ce1">
            <text:p>1,547446252</text:p>
          </table:table-cell>
          <table:table-cell office:value-type="float" office:value="1.2443637729999999" table:style-name="ce1">
            <text:p>1,244363773</text:p>
          </table:table-cell>
          <table:table-cell office:value-type="float" office:value="1.5379973579999999" table:style-name="ce1">
            <text:p>1,537997358</text:p>
          </table:table-cell>
          <table:table-cell office:value-type="float" office:value="3.3472199460000001" table:style-name="ce1">
            <text:p>3,347219946</text:p>
          </table:table-cell>
          <table:table-cell office:value-type="float" office:value="1.291385853" table:style-name="ce1">
            <text:p>1,291385853</text:p>
          </table:table-cell>
          <table:table-cell office:value-type="float" office:value="3.5333128220000001" table:style-name="ce1">
            <text:p>3,533312822</text:p>
          </table:table-cell>
          <table:table-cell office:value-type="float" office:value="1.735796449" table:style-name="ce1">
            <text:p>1,735796449</text:p>
          </table:table-cell>
          <table:table-cell office:value-type="float" office:value="2.0202707320000002" table:style-name="ce1">
            <text:p>2,020270732</text:p>
          </table:table-cell>
          <table:table-cell office:value-type="float" office:value="2.9769694769999999" table:style-name="ce1">
            <text:p>2,976969477</text:p>
          </table:table-cell>
          <table:table-cell office:value-type="float" office:value="3.129866936" table:style-name="ce1">
            <text:p>3,129866936</text:p>
          </table:table-cell>
          <table:table-cell office:value-type="float" office:value="1.724198259" table:style-name="ce1">
            <text:p>1,724198259</text:p>
          </table:table-cell>
          <table:table-cell office:value-type="float" office:value="3.2221357660000001" table:style-name="ce1">
            <text:p>3,222135766</text:p>
          </table:table-cell>
          <table:table-cell office:value-type="float" office:value="2.857337244" table:style-name="ce1">
            <text:p>2,857337244</text:p>
          </table:table-cell>
          <table:table-cell office:value-type="float" office:value="1.4841014859999999" table:style-name="ce1">
            <text:p>1,484101486</text:p>
          </table:table-cell>
          <table:table-cell office:value-type="float" office:value="2.4863991080000001" table:style-name="ce1">
            <text:p>2,486399108</text:p>
          </table:table-cell>
          <table:table-cell office:value-type="float" office:value="2.9985535209999998" table:style-name="ce1">
            <text:p>2,998553521</text:p>
          </table:table-cell>
          <table:table-cell office:value-type="float" office:value="3.37804101" table:style-name="ce1">
            <text:p>3,37804101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63" table:style-name="ce1">
            <text:p>1963</text:p>
          </table:table-cell>
          <table:table-cell office:value-type="float" office:value="0.83245255799999995" table:style-name="ce1">
            <text:p>0,832452558</text:p>
          </table:table-cell>
          <table:table-cell office:value-type="float" office:value="2.0298933849999998" table:style-name="ce1">
            <text:p>2,029893385</text:p>
          </table:table-cell>
          <table:table-cell office:value-type="float" office:value="1.2565547829999999" table:style-name="ce1">
            <text:p>1,256554783</text:p>
          </table:table-cell>
          <table:table-cell office:value-type="float" office:value="2.953748762" table:style-name="ce1">
            <text:p>2,953748762</text:p>
          </table:table-cell>
          <table:table-cell office:value-type="float" office:value="6.5595217029999997" table:style-name="ce1">
            <text:p>6,559521703</text:p>
          </table:table-cell>
          <table:table-cell office:value-type="float" office:value="2.773670804" table:style-name="ce1">
            <text:p>2,773670804</text:p>
          </table:table-cell>
          <table:table-cell office:value-type="float" office:value="10.980130880000001" table:style-name="ce1">
            <text:p>10,98013088</text:p>
          </table:table-cell>
          <table:table-cell office:value-type="float" office:value="1.575288349" table:style-name="ce1">
            <text:p>1,575288349</text:p>
          </table:table-cell>
          <table:table-cell office:value-type="float" office:value="3.3303918800000001" table:style-name="ce1">
            <text:p>3,33039188</text:p>
          </table:table-cell>
          <table:table-cell office:value-type="float" office:value="3.6088653040000001" table:style-name="ce1">
            <text:p>3,608865304</text:p>
          </table:table-cell>
          <table:table-cell office:value-type="float" office:value="1.5301116880000001" table:style-name="ce1">
            <text:p>1,530111688</text:p>
          </table:table-cell>
          <table:table-cell office:value-type="float" office:value="1.917816478" table:style-name="ce1">
            <text:p>1,917816478</text:p>
          </table:table-cell>
          <table:table-cell office:value-type="float" office:value="0.642362671" table:style-name="ce1">
            <text:p>0,642362671</text:p>
          </table:table-cell>
          <table:table-cell office:value-type="float" office:value="3.386881254" table:style-name="ce1">
            <text:p>3,386881254</text:p>
          </table:table-cell>
          <table:table-cell office:value-type="float" office:value="1.9451720539999999" table:style-name="ce1">
            <text:p>1,945172054</text:p>
          </table:table-cell>
          <table:table-cell office:value-type="float" office:value="0.74760693099999997" table:style-name="ce1">
            <text:p>0,747606931</text:p>
          </table:table-cell>
          <table:table-cell office:value-type="float" office:value="1.584057713" table:style-name="ce1">
            <text:p>1,584057713</text:p>
          </table:table-cell>
          <table:table-cell office:value-type="float" office:value="1.3515225070000001" table:style-name="ce1">
            <text:p>1,351522507</text:p>
          </table:table-cell>
          <table:table-cell office:value-type="float" office:value="2.816682294" table:style-name="ce1">
            <text:p>2,816682294</text:p>
          </table:table-cell>
          <table:table-cell office:value-type="float" office:value="0.81037832399999998" table:style-name="ce1">
            <text:p>0,810378324</text:p>
          </table:table-cell>
          <table:table-cell office:value-type="float" office:value="2.844613979" table:style-name="ce1">
            <text:p>2,844613979</text:p>
          </table:table-cell>
          <table:table-cell office:value-type="float" office:value="5.0310492509999998" table:style-name="ce1">
            <text:p>5,031049251</text:p>
          </table:table-cell>
          <table:table-cell office:value-type="float" office:value="1.9008075099999999" table:style-name="ce1">
            <text:p>1,90080751</text:p>
          </table:table-cell>
          <table:table-cell office:value-type="float" office:value="1.016188232" table:style-name="ce1">
            <text:p>1,016188232</text:p>
          </table:table-cell>
          <table:table-cell office:value-type="float" office:value="2.8146916549999998" table:style-name="ce1">
            <text:p>2,814691655</text:p>
          </table:table-cell>
          <table:table-cell office:value-type="float" office:value="2.3605150209999999" table:style-name="ce1">
            <text:p>2,360515021</text:p>
          </table:table-cell>
          <table:table-cell office:value-type="float" office:value="1.9839285090000001" table:style-name="ce1">
            <text:p>1,983928509</text:p>
          </table:table-cell>
          <table:table-cell office:value-type="float" office:value="2.9087926849999999" table:style-name="ce1">
            <text:p>2,908792685</text:p>
          </table:table-cell>
          <table:table-cell office:value-type="float" office:value="0.427656288" table:style-name="ce1">
            <text:p>0,427656288</text:p>
          </table:table-cell>
          <table:table-cell office:value-type="float" office:value="4.4362840060000002" table:style-name="ce1">
            <text:p>4,436284006</text:p>
          </table:table-cell>
          <table:table-cell office:value-type="float" office:value="2.5129880509999998" table:style-name="ce1">
            <text:p>2,512988051</text:p>
          </table:table-cell>
          <table:table-cell office:value-type="float" office:value="2.2478371319999999" table:style-name="ce1">
            <text:p>2,247837132</text:p>
          </table:table-cell>
          <table:table-cell office:value-type="float" office:value="1.753960296" table:style-name="ce1">
            <text:p>1,753960296</text:p>
          </table:table-cell>
          <table:table-cell office:value-type="float" office:value="1.862845928" table:style-name="ce1">
            <text:p>1,862845928</text:p>
          </table:table-cell>
          <table:table-cell office:value-type="float" office:value="0.89293891299999995" table:style-name="ce1">
            <text:p>0,892938913</text:p>
          </table:table-cell>
          <table:table-cell office:value-type="float" office:value="2.1376628210000002" table:style-name="ce1">
            <text:p>2,137662821</text:p>
          </table:table-cell>
          <table:table-cell office:value-type="float" office:value="1.0158443450000001" table:style-name="ce1">
            <text:p>1,015844345</text:p>
          </table:table-cell>
          <table:table-cell office:value-type="float" office:value="2.0259596800000002" table:style-name="ce1">
            <text:p>2,02595968</text:p>
          </table:table-cell>
          <table:table-cell office:value-type="float" office:value="2.4576474039999998" table:style-name="ce1">
            <text:p>2,457647404</text:p>
          </table:table-cell>
          <table:table-cell office:value-type="float" office:value="3.8463428689999999" table:style-name="ce1">
            <text:p>3,846342869</text:p>
          </table:table-cell>
          <table:table-cell office:value-type="float" office:value="2.1870767529999999" table:style-name="ce1">
            <text:p>2,187076753</text:p>
          </table:table-cell>
          <table:table-cell office:value-type="float" office:value="2.5884578469999999" table:style-name="ce1">
            <text:p>2,588457847</text:p>
          </table:table-cell>
          <table:table-cell office:value-type="float" office:value="2.5302890709999999" table:style-name="ce1">
            <text:p>2,530289071</text:p>
          </table:table-cell>
          <table:table-cell office:value-type="float" office:value="3.0936464360000002" table:style-name="ce1">
            <text:p>3,093646436</text:p>
          </table:table-cell>
          <table:table-cell office:value-type="float" office:value="1.5967338760000001" table:style-name="ce1">
            <text:p>1,596733876</text:p>
          </table:table-cell>
          <table:table-cell office:value-type="float" office:value="2.793926071" table:style-name="ce1">
            <text:p>2,793926071</text:p>
          </table:table-cell>
          <table:table-cell office:value-type="float" office:value="3.6456120219999999" table:style-name="ce1">
            <text:p>3,645612022</text:p>
          </table:table-cell>
          <table:table-cell office:value-type="float" office:value="1.805254242" table:style-name="ce1">
            <text:p>1,805254242</text:p>
          </table:table-cell>
          <table:table-cell office:value-type="float" office:value="2.2519472440000001" table:style-name="ce1">
            <text:p>2,251947244</text:p>
          </table:table-cell>
          <table:table-cell office:value-type="float" office:value="1.8868629859999999" table:style-name="ce1">
            <text:p>1,886862986</text:p>
          </table:table-cell>
          <table:table-cell office:value-type="float" office:value="0.98944189599999999" table:style-name="ce1">
            <text:p>0,989441896</text:p>
          </table:table-cell>
          <table:table-cell office:value-type="float" office:value="3.8421467000000001E-2" table:style-name="ce1">
            <text:p>0,038421467</text:p>
          </table:table-cell>
          <table:table-cell office:value-type="float" office:value="0.47705897200000003" table:style-name="ce1">
            <text:p>0,477058972</text:p>
          </table:table-cell>
          <table:table-cell office:value-type="float" office:value="0.925875063" table:style-name="ce1">
            <text:p>0,925875063</text:p>
          </table:table-cell>
          <table:table-cell office:value-type="float" office:value="6.596790543" table:style-name="ce1">
            <text:p>6,596790543</text:p>
          </table:table-cell>
          <table:table-cell office:value-type="float" office:value="1.498827098" table:style-name="ce1">
            <text:p>1,498827098</text:p>
          </table:table-cell>
          <table:table-cell office:value-type="float" office:value="0.78772745300000002" table:style-name="ce1">
            <text:p>0,787727453</text:p>
          </table:table-cell>
          <table:table-cell office:value-type="float" office:value="3.2713888820000001" table:style-name="ce1">
            <text:p>3,271388882</text:p>
          </table:table-cell>
          <table:table-cell office:value-type="float" office:value="2.4900754869999999" table:style-name="ce1">
            <text:p>2,490075487</text:p>
          </table:table-cell>
          <table:table-cell office:value-type="float" office:value="2.5618352099999999" table:style-name="ce1">
            <text:p>2,56183521</text:p>
          </table:table-cell>
          <table:table-cell office:value-type="float" office:value="2.4112212020000001" table:style-name="ce1">
            <text:p>2,411221202</text:p>
          </table:table-cell>
          <table:table-cell office:value-type="float" office:value="2.4340968059999999" table:style-name="ce1">
            <text:p>2,434096806</text:p>
          </table:table-cell>
          <table:table-cell office:value-type="float" office:value="1.5892035900000001" table:style-name="ce1">
            <text:p>1,58920359</text:p>
          </table:table-cell>
          <table:table-cell office:value-type="float" office:value="1.1743730830000001" table:style-name="ce1">
            <text:p>1,174373083</text:p>
          </table:table-cell>
          <table:table-cell office:value-type="float" office:value="2.865174906" table:style-name="ce1">
            <text:p>2,865174906</text:p>
          </table:table-cell>
          <table:table-cell office:value-type="float" office:value="2.664525909" table:style-name="ce1">
            <text:p>2,664525909</text:p>
          </table:table-cell>
          <table:table-cell office:value-type="float" office:value="0.94232774500000005" table:style-name="ce1">
            <text:p>0,942327745</text:p>
          </table:table-cell>
          <table:table-cell office:value-type="float" office:value="2.6398473400000002" table:style-name="ce1">
            <text:p>2,63984734</text:p>
          </table:table-cell>
          <table:table-cell office:value-type="float" office:value="0.877043252" table:style-name="ce1">
            <text:p>0,877043252</text:p>
          </table:table-cell>
          <table:table-cell office:value-type="float" office:value="1.378477164" table:style-name="ce1">
            <text:p>1,378477164</text:p>
          </table:table-cell>
          <table:table-cell office:value-type="float" office:value="2.4545818509999999" table:style-name="ce1">
            <text:p>2,454581851</text:p>
          </table:table-cell>
          <table:table-cell office:value-type="float" office:value="0.91299936199999998" table:style-name="ce1">
            <text:p>0,912999362</text:p>
          </table:table-cell>
          <table:table-cell office:value-type="float" office:value="2.3350191709999999" table:style-name="ce1">
            <text:p>2,335019171</text:p>
          </table:table-cell>
          <table:table-cell office:value-type="float" office:value="0.70697746800000005" table:style-name="ce1">
            <text:p>0,706977468</text:p>
          </table:table-cell>
          <table:table-cell office:value-type="float" office:value="3.410287608" table:style-name="ce1">
            <text:p>3,410287608</text:p>
          </table:table-cell>
          <table:table-cell office:value-type="float" office:value="1.4048353010000001" table:style-name="ce1">
            <text:p>1,404835301</text:p>
          </table:table-cell>
          <table:table-cell office:value-type="float" office:value="1.244893198" table:style-name="ce1">
            <text:p>1,244893198</text:p>
          </table:table-cell>
          <table:table-cell office:value-type="float" office:value="3.0930943690000001" table:style-name="ce1">
            <text:p>3,093094369</text:p>
          </table:table-cell>
          <table:table-cell office:value-type="float" office:value="1.223302619" table:style-name="ce1">
            <text:p>1,223302619</text:p>
          </table:table-cell>
          <table:table-cell office:value-type="float" office:value="0.74836644900000004" table:style-name="ce1">
            <text:p>0,748366449</text:p>
          </table:table-cell>
          <table:table-cell office:value-type="float" office:value="1.4730217240000001" table:style-name="ce1">
            <text:p>1,473021724</text:p>
          </table:table-cell>
          <table:table-cell office:value-type="float" office:value="3.175101379" table:style-name="ce1">
            <text:p>3,175101379</text:p>
          </table:table-cell>
          <table:table-cell office:value-type="float" office:value="2.3414752069999998" table:style-name="ce1">
            <text:p>2,341475207</text:p>
          </table:table-cell>
          <table:table-cell office:value-type="float" office:value="1.6784338519999999" table:style-name="ce1">
            <text:p>1,678433852</text:p>
          </table:table-cell>
          <table:table-cell office:value-type="float" office:value="2.0187387139999999" table:style-name="ce1">
            <text:p>2,018738714</text:p>
          </table:table-cell>
          <table:table-cell office:value-type="float" office:value="0.96970917199999995" table:style-name="ce1">
            <text:p>0,969709172</text:p>
          </table:table-cell>
          <table:table-cell office:value-type="float" office:value="1.431627631" table:style-name="ce1">
            <text:p>1,431627631</text:p>
          </table:table-cell>
          <table:table-cell office:value-type="float" office:value="0.37089200500000002" table:style-name="ce1">
            <text:p>0,370892005</text:p>
          </table:table-cell>
          <table:table-cell office:value-type="float" office:value="0.99948652599999999" table:style-name="ce1">
            <text:p>0,999486526</text:p>
          </table:table-cell>
          <table:table-cell office:value-type="float" office:value="3.9220713150000002" table:style-name="ce1">
            <text:p>3,922071315</text:p>
          </table:table-cell>
          <table:table-cell office:value-type="float" office:value="2.9222130769999999" table:style-name="ce1">
            <text:p>2,922213077</text:p>
          </table:table-cell>
          <table:table-cell office:value-type="float" office:value="2.3877917750000002" table:style-name="ce1">
            <text:p>2,387791775</text:p>
          </table:table-cell>
          <table:table-cell office:value-type="float" office:value="2.651393047" table:style-name="ce1">
            <text:p>2,651393047</text:p>
          </table:table-cell>
          <table:table-cell office:value-type="float" office:value="1.2588295709999999" table:style-name="ce1">
            <text:p>1,258829571</text:p>
          </table:table-cell>
          <table:table-cell office:value-type="float" office:value="3.4406688499999998" table:style-name="ce1">
            <text:p>3,44066885</text:p>
          </table:table-cell>
          <table:table-cell office:value-type="float" office:value="2.7930497449999998" table:style-name="ce1">
            <text:p>2,793049745</text:p>
          </table:table-cell>
          <table:table-cell office:value-type="float" office:value="2.4508062869999998" table:style-name="ce1">
            <text:p>2,450806287</text:p>
          </table:table-cell>
          <table:table-cell office:value-type="float" office:value="0.68776498100000005" table:style-name="ce1">
            <text:p>0,687764981</text:p>
          </table:table-cell>
          <table:table-cell office:value-type="float" office:value="1.936310269" table:style-name="ce1">
            <text:p>1,936310269</text:p>
          </table:table-cell>
          <table:table-cell office:value-type="float" office:value="0.26018292599999998" table:style-name="ce1">
            <text:p>0,260182926</text:p>
          </table:table-cell>
          <table:table-cell office:value-type="float" office:value="2.306702719" table:style-name="ce1">
            <text:p>2,306702719</text:p>
          </table:table-cell>
          <table:table-cell office:value-type="float" office:value="2.338945694" table:style-name="ce1">
            <text:p>2,338945694</text:p>
          </table:table-cell>
          <table:table-cell office:value-type="float" office:value="2.4987206729999998" table:style-name="ce1">
            <text:p>2,498720673</text:p>
          </table:table-cell>
          <table:table-cell office:value-type="float" office:value="2.497445103" table:style-name="ce1">
            <text:p>2,497445103</text:p>
          </table:table-cell>
          <table:table-cell office:value-type="float" office:value="2.6630604629999999" table:style-name="ce1">
            <text:p>2,663060463</text:p>
          </table:table-cell>
          <table:table-cell office:value-type="float" office:value="2.499312765" table:style-name="ce1">
            <text:p>2,499312765</text:p>
          </table:table-cell>
          <table:table-cell office:value-type="float" office:value="0.78586674499999998" table:style-name="ce1">
            <text:p>0,785866745</text:p>
          </table:table-cell>
          <table:table-cell office:value-type="float" office:value="2.0569116840000001" table:style-name="ce1">
            <text:p>2,056911684</text:p>
          </table:table-cell>
          <table:table-cell table:style-name="ce1"/>
          <table:table-cell office:value-type="float" office:value="0.583614784" table:style-name="ce1">
            <text:p>0,583614784</text:p>
          </table:table-cell>
          <table:table-cell office:value-type="float" office:value="2.605163423" table:style-name="ce1">
            <text:p>2,605163423</text:p>
          </table:table-cell>
          <table:table-cell office:value-type="float" office:value="2.759169639" table:style-name="ce1">
            <text:p>2,759169639</text:p>
          </table:table-cell>
          <table:table-cell office:value-type="float" office:value="1.77978836" table:style-name="ce1">
            <text:p>1,77978836</text:p>
          </table:table-cell>
          <table:table-cell office:value-type="float" office:value="3.6819227450000001" table:style-name="ce1">
            <text:p>3,681922745</text:p>
          </table:table-cell>
          <table:table-cell office:value-type="float" office:value="0.72955324200000005" table:style-name="ce1">
            <text:p>0,729553242</text:p>
          </table:table-cell>
          <table:table-cell office:value-type="float" office:value="1.6064711819999999" table:style-name="ce1">
            <text:p>1,606471182</text:p>
          </table:table-cell>
          <table:table-cell office:value-type="float" office:value="3.8391396860000002" table:style-name="ce1">
            <text:p>3,839139686</text:p>
          </table:table-cell>
          <table:table-cell office:value-type="float" office:value="1.017429511" table:style-name="ce1">
            <text:p>1,017429511</text:p>
          </table:table-cell>
          <table:table-cell office:value-type="float" office:value="3.5697449419999998" table:style-name="ce1">
            <text:p>3,569744942</text:p>
          </table:table-cell>
          <table:table-cell office:value-type="float" office:value="3.203592757" table:style-name="ce1">
            <text:p>3,203592757</text:p>
          </table:table-cell>
          <table:table-cell office:value-type="float" office:value="3.3834408479999998" table:style-name="ce1">
            <text:p>3,383440848</text:p>
          </table:table-cell>
          <table:table-cell office:value-type="float" office:value="2.5411260769999999" table:style-name="ce1">
            <text:p>2,541126077</text:p>
          </table:table-cell>
          <table:table-cell office:value-type="float" office:value="2.4128357540000001" table:style-name="ce1">
            <text:p>2,412835754</text:p>
          </table:table-cell>
          <table:table-cell office:value-type="float" office:value="-0.85132054199999996" table:style-name="ce1">
            <text:p>-0,851320542</text:p>
          </table:table-cell>
          <table:table-cell office:value-type="float" office:value="2.7848200529999998" table:style-name="ce1">
            <text:p>2,784820053</text:p>
          </table:table-cell>
          <table:table-cell office:value-type="float" office:value="11.575075719999999" table:style-name="ce1">
            <text:p>11,57507572</text:p>
          </table:table-cell>
          <table:table-cell office:value-type="float" office:value="2.8284244969999999" table:style-name="ce1">
            <text:p>2,828424497</text:p>
          </table:table-cell>
          <table:table-cell office:value-type="float" office:value="2.3241130129999998" table:style-name="ce1">
            <text:p>2,324113013</text:p>
          </table:table-cell>
          <table:table-cell office:value-type="float" office:value="3.053917636" table:style-name="ce1">
            <text:p>3,053917636</text:p>
          </table:table-cell>
          <table:table-cell office:value-type="float" office:value="2.133176776" table:style-name="ce1">
            <text:p>2,133176776</text:p>
          </table:table-cell>
          <table:table-cell office:value-type="float" office:value="3.5696181" table:style-name="ce1">
            <text:p>3,5696181</text:p>
          </table:table-cell>
          <table:table-cell office:value-type="float" office:value="1.4262648449999999" table:style-name="ce1">
            <text:p>1,426264845</text:p>
          </table:table-cell>
          <table:table-cell office:value-type="float" office:value="2.7689999809999999" table:style-name="ce1">
            <text:p>2,768999981</text:p>
          </table:table-cell>
          <table:table-cell office:value-type="float" office:value="2.384801639" table:style-name="ce1">
            <text:p>2,384801639</text:p>
          </table:table-cell>
          <table:table-cell office:value-type="float" office:value="2.273537455" table:style-name="ce1">
            <text:p>2,273537455</text:p>
          </table:table-cell>
          <table:table-cell office:value-type="float" office:value="2.456704905" table:style-name="ce1">
            <text:p>2,456704905</text:p>
          </table:table-cell>
          <table:table-cell office:value-type="float" office:value="2.3422133270000001" table:style-name="ce1">
            <text:p>2,342213327</text:p>
          </table:table-cell>
          <table:table-cell office:value-type="float" office:value="2.2909265030000001" table:style-name="ce1">
            <text:p>2,290926503</text:p>
          </table:table-cell>
          <table:table-cell office:value-type="float" office:value="2.3671543509999999" table:style-name="ce1">
            <text:p>2,367154351</text:p>
          </table:table-cell>
          <table:table-cell office:value-type="float" office:value="1.928166788" table:style-name="ce1">
            <text:p>1,928166788</text:p>
          </table:table-cell>
          <table:table-cell office:value-type="float" office:value="2.3306764100000001" table:style-name="ce1">
            <text:p>2,33067641</text:p>
          </table:table-cell>
          <table:table-cell office:value-type="float" office:value="1.235633443" table:style-name="ce1">
            <text:p>1,235633443</text:p>
          </table:table-cell>
          <table:table-cell office:value-type="float" office:value="1.0390106649999999" table:style-name="ce1">
            <text:p>1,039010665</text:p>
          </table:table-cell>
          <table:table-cell office:value-type="float" office:value="1.3356130980000001" table:style-name="ce1">
            <text:p>1,335613098</text:p>
          </table:table-cell>
          <table:table-cell office:value-type="float" office:value="4.4743166079999996" table:style-name="ce1">
            <text:p>4,474316608</text:p>
          </table:table-cell>
          <table:table-cell office:value-type="float" office:value="2.5912577099999998" table:style-name="ce1">
            <text:p>2,59125771</text:p>
          </table:table-cell>
          <table:table-cell office:value-type="float" office:value="2.8868185469999998" table:style-name="ce1">
            <text:p>2,886818547</text:p>
          </table:table-cell>
          <table:table-cell office:value-type="float" office:value="0.55835840999999997" table:style-name="ce1">
            <text:p>0,55835841</text:p>
          </table:table-cell>
          <table:table-cell office:value-type="float" office:value="2.080344373" table:style-name="ce1">
            <text:p>2,080344373</text:p>
          </table:table-cell>
          <table:table-cell office:value-type="float" office:value="2.4693236870000002" table:style-name="ce1">
            <text:p>2,469323687</text:p>
          </table:table-cell>
          <table:table-cell office:value-type="float" office:value="2.7498926899999998" table:style-name="ce1">
            <text:p>2,74989269</text:p>
          </table:table-cell>
          <table:table-cell office:value-type="float" office:value="2.752168991" table:style-name="ce1">
            <text:p>2,752168991</text:p>
          </table:table-cell>
          <table:table-cell office:value-type="float" office:value="3.1035698730000001" table:style-name="ce1">
            <text:p>3,103569873</text:p>
          </table:table-cell>
          <table:table-cell office:value-type="float" office:value="3.582076539" table:style-name="ce1">
            <text:p>3,582076539</text:p>
          </table:table-cell>
          <table:table-cell office:value-type="float" office:value="2.3736234829999998" table:style-name="ce1">
            <text:p>2,373623483</text:p>
          </table:table-cell>
          <table:table-cell office:value-type="float" office:value="1.323069973" table:style-name="ce1">
            <text:p>1,323069973</text:p>
          </table:table-cell>
          <table:table-cell office:value-type="float" office:value="1.1132907329999999" table:style-name="ce1">
            <text:p>1,113290733</text:p>
          </table:table-cell>
          <table:table-cell office:value-type="float" office:value="-0.41766631999999998" table:style-name="ce1">
            <text:p>-0,41766632</text:p>
          </table:table-cell>
          <table:table-cell office:value-type="float" office:value="2.181431296" table:style-name="ce1">
            <text:p>2,181431296</text:p>
          </table:table-cell>
          <table:table-cell office:value-type="float" office:value="2.6634294879999998" table:style-name="ce1">
            <text:p>2,663429488</text:p>
          </table:table-cell>
          <table:table-cell office:value-type="float" office:value="2.1361742320000001" table:style-name="ce1">
            <text:p>2,136174232</text:p>
          </table:table-cell>
          <table:table-cell office:value-type="float" office:value="3.02490747" table:style-name="ce1">
            <text:p>3,02490747</text:p>
          </table:table-cell>
          <table:table-cell office:value-type="float" office:value="1.4648792340000001" table:style-name="ce1">
            <text:p>1,464879234</text:p>
          </table:table-cell>
          <table:table-cell office:value-type="float" office:value="2.2672691650000001" table:style-name="ce1">
            <text:p>2,267269165</text:p>
          </table:table-cell>
          <table:table-cell office:value-type="float" office:value="2.9556024270000001" table:style-name="ce1">
            <text:p>2,955602427</text:p>
          </table:table-cell>
          <table:table-cell office:value-type="float" office:value="2.6089232739999999" table:style-name="ce1">
            <text:p>2,608923274</text:p>
          </table:table-cell>
          <table:table-cell office:value-type="float" office:value="2.4410217040000002" table:style-name="ce1">
            <text:p>2,441021704</text:p>
          </table:table-cell>
          <table:table-cell office:value-type="float" office:value="3.1865475330000002" table:style-name="ce1">
            <text:p>3,186547533</text:p>
          </table:table-cell>
          <table:table-cell office:value-type="float" office:value="1.488850314" table:style-name="ce1">
            <text:p>1,488850314</text:p>
          </table:table-cell>
          <table:table-cell office:value-type="float" office:value="2.4537300040000001" table:style-name="ce1">
            <text:p>2,453730004</text:p>
          </table:table-cell>
          <table:table-cell office:value-type="float" office:value="2.7204516239999998" table:style-name="ce1">
            <text:p>2,720451624</text:p>
          </table:table-cell>
          <table:table-cell office:value-type="float" office:value="2.9045980249999999" table:style-name="ce1">
            <text:p>2,904598025</text:p>
          </table:table-cell>
          <table:table-cell office:value-type="float" office:value="2.1104989500000002" table:style-name="ce1">
            <text:p>2,11049895</text:p>
          </table:table-cell>
          <table:table-cell office:value-type="float" office:value="3.068275694" table:style-name="ce1">
            <text:p>3,068275694</text:p>
          </table:table-cell>
          <table:table-cell office:value-type="float" office:value="1.348491965" table:style-name="ce1">
            <text:p>1,348491965</text:p>
          </table:table-cell>
          <table:table-cell office:value-type="float" office:value="0.75612351600000005" table:style-name="ce1">
            <text:p>0,756123516</text:p>
          </table:table-cell>
          <table:table-cell office:value-type="float" office:value="1.6302091919999999" table:style-name="ce1">
            <text:p>1,630209192</text:p>
          </table:table-cell>
          <table:table-cell office:value-type="float" office:value="6.4803959210000004" table:style-name="ce1">
            <text:p>6,480395921</text:p>
          </table:table-cell>
          <table:table-cell office:value-type="float" office:value="1.986582544" table:style-name="ce1">
            <text:p>1,986582544</text:p>
          </table:table-cell>
          <table:table-cell office:value-type="float" office:value="1.3774293980000001" table:style-name="ce1">
            <text:p>1,377429398</text:p>
          </table:table-cell>
          <table:table-cell office:value-type="float" office:value="2.504722235" table:style-name="ce1">
            <text:p>2,504722235</text:p>
          </table:table-cell>
          <table:table-cell office:value-type="float" office:value="1.836976833" table:style-name="ce1">
            <text:p>1,836976833</text:p>
          </table:table-cell>
          <table:table-cell office:value-type="float" office:value="2.4867282140000002" table:style-name="ce1">
            <text:p>2,486728214</text:p>
          </table:table-cell>
          <table:table-cell office:value-type="float" office:value="2.98546998" table:style-name="ce1">
            <text:p>2,98546998</text:p>
          </table:table-cell>
          <table:table-cell office:value-type="float" office:value="2.8686852150000002" table:style-name="ce1">
            <text:p>2,868685215</text:p>
          </table:table-cell>
          <table:table-cell office:value-type="float" office:value="3.2768270369999999" table:style-name="ce1">
            <text:p>3,276827037</text:p>
          </table:table-cell>
          <table:table-cell office:value-type="float" office:value="2.413216791" table:style-name="ce1">
            <text:p>2,413216791</text:p>
          </table:table-cell>
          <table:table-cell office:value-type="float" office:value="1.9294345989999999" table:style-name="ce1">
            <text:p>1,929434599</text:p>
          </table:table-cell>
          <table:table-cell office:value-type="float" office:value="1.322525647" table:style-name="ce1">
            <text:p>1,322525647</text:p>
          </table:table-cell>
          <table:table-cell office:value-type="float" office:value="2.3674654300000002" table:style-name="ce1">
            <text:p>2,36746543</text:p>
          </table:table-cell>
          <table:table-cell office:value-type="float" office:value="2.1881647690000001" table:style-name="ce1">
            <text:p>2,188164769</text:p>
          </table:table-cell>
          <table:table-cell office:value-type="float" office:value="1.618906084" table:style-name="ce1">
            <text:p>1,618906084</text:p>
          </table:table-cell>
          <table:table-cell office:value-type="float" office:value="0.40356594899999998" table:style-name="ce1">
            <text:p>0,403565949</text:p>
          </table:table-cell>
          <table:table-cell office:value-type="float" office:value="2.6393900590000001" table:style-name="ce1">
            <text:p>2,639390059</text:p>
          </table:table-cell>
          <table:table-cell table:style-name="ce1"/>
          <table:table-cell office:value-type="float" office:value="3.3363803550000002" table:style-name="ce1">
            <text:p>3,336380355</text:p>
          </table:table-cell>
          <table:table-cell office:value-type="float" office:value="1.200220928" table:style-name="ce1">
            <text:p>1,200220928</text:p>
          </table:table-cell>
          <table:table-cell office:value-type="float" office:value="3.7446751269999998" table:style-name="ce1">
            <text:p>3,744675127</text:p>
          </table:table-cell>
          <table:table-cell office:value-type="float" office:value="9.2523864919999994" table:style-name="ce1">
            <text:p>9,252386492</text:p>
          </table:table-cell>
          <table:table-cell office:value-type="float" office:value="0.64737753600000003" table:style-name="ce1">
            <text:p>0,647377536</text:p>
          </table:table-cell>
          <table:table-cell office:value-type="float" office:value="1.110532157" table:style-name="ce1">
            <text:p>1,110532157</text:p>
          </table:table-cell>
          <table:table-cell office:value-type="float" office:value="1.704489937" table:style-name="ce1">
            <text:p>1,704489937</text:p>
          </table:table-cell>
          <table:table-cell office:value-type="float" office:value="2.176401475" table:style-name="ce1">
            <text:p>2,176401475</text:p>
          </table:table-cell>
          <table:table-cell office:value-type="float" office:value="3.4633820000000002" table:style-name="ce1">
            <text:p>3,463382</text:p>
          </table:table-cell>
          <table:table-cell office:value-type="float" office:value="3.0112655930000001" table:style-name="ce1">
            <text:p>3,011265593</text:p>
          </table:table-cell>
          <table:table-cell office:value-type="float" office:value="2.7620173860000001" table:style-name="ce1">
            <text:p>2,762017386</text:p>
          </table:table-cell>
          <table:table-cell office:value-type="float" office:value="2.527495482" table:style-name="ce1">
            <text:p>2,527495482</text:p>
          </table:table-cell>
          <table:table-cell office:value-type="float" office:value="2.9922115100000002" table:style-name="ce1">
            <text:p>2,99221151</text:p>
          </table:table-cell>
          <table:table-cell office:value-type="float" office:value="1.581883404" table:style-name="ce1">
            <text:p>1,581883404</text:p>
          </table:table-cell>
          <table:table-cell office:value-type="float" office:value="2.9590678490000002" table:style-name="ce1">
            <text:p>2,959067849</text:p>
          </table:table-cell>
          <table:table-cell office:value-type="float" office:value="2.5749889339999998" table:style-name="ce1">
            <text:p>2,574988934</text:p>
          </table:table-cell>
          <table:table-cell office:value-type="float" office:value="2.1429926250000002" table:style-name="ce1">
            <text:p>2,142992625</text:p>
          </table:table-cell>
          <table:table-cell table:style-name="ce1"/>
          <table:table-cell office:value-type="float" office:value="2.4231810839999999" table:style-name="ce1">
            <text:p>2,423181084</text:p>
          </table:table-cell>
          <table:table-cell office:value-type="float" office:value="1.9469735100000001" table:style-name="ce1">
            <text:p>1,94697351</text:p>
          </table:table-cell>
          <table:table-cell office:value-type="float" office:value="2.4238563929999999" table:style-name="ce1">
            <text:p>2,423856393</text:p>
          </table:table-cell>
          <table:table-cell office:value-type="float" office:value="1.9214022900000001" table:style-name="ce1">
            <text:p>1,92140229</text:p>
          </table:table-cell>
          <table:table-cell office:value-type="float" office:value="-0.38536292" table:style-name="ce1">
            <text:p>-0,38536292</text:p>
          </table:table-cell>
          <table:table-cell office:value-type="float" office:value="2.6147933829999999" table:style-name="ce1">
            <text:p>2,614793383</text:p>
          </table:table-cell>
          <table:table-cell office:value-type="float" office:value="1.028834086" table:style-name="ce1">
            <text:p>1,028834086</text:p>
          </table:table-cell>
          <table:table-cell office:value-type="float" office:value="0.82729884200000003" table:style-name="ce1">
            <text:p>0,827298842</text:p>
          </table:table-cell>
          <table:table-cell office:value-type="float" office:value="0.56363378399999997" table:style-name="ce1">
            <text:p>0,563633784</text:p>
          </table:table-cell>
          <table:table-cell office:value-type="float" office:value="2.0174605159999999" table:style-name="ce1">
            <text:p>2,017460516</text:p>
          </table:table-cell>
          <table:table-cell table:style-name="ce1"/>
          <table:table-cell office:value-type="float" office:value="2.5422248289999998" table:style-name="ce1">
            <text:p>2,542224829</text:p>
          </table:table-cell>
          <table:table-cell office:value-type="float" office:value="3.213655105" table:style-name="ce1">
            <text:p>3,213655105</text:p>
          </table:table-cell>
          <table:table-cell office:value-type="float" office:value="-0.23821688999999999" table:style-name="ce1">
            <text:p>-0,23821689</text:p>
          </table:table-cell>
          <table:table-cell office:value-type="float" office:value="1.977475962" table:style-name="ce1">
            <text:p>1,977475962</text:p>
          </table:table-cell>
          <table:table-cell office:value-type="float" office:value="2.574169334" table:style-name="ce1">
            <text:p>2,574169334</text:p>
          </table:table-cell>
          <table:table-cell office:value-type="float" office:value="1.4974934929999999" table:style-name="ce1">
            <text:p>1,497493493</text:p>
          </table:table-cell>
          <table:table-cell office:value-type="float" office:value="1.171774152" table:style-name="ce1">
            <text:p>1,171774152</text:p>
          </table:table-cell>
          <table:table-cell office:value-type="float" office:value="3.0009363260000002" table:style-name="ce1">
            <text:p>3,000936326</text:p>
          </table:table-cell>
          <table:table-cell office:value-type="float" office:value="3.5866497220000002" table:style-name="ce1">
            <text:p>3,586649722</text:p>
          </table:table-cell>
          <table:table-cell office:value-type="float" office:value="3.350306367" table:style-name="ce1">
            <text:p>3,350306367</text:p>
          </table:table-cell>
          <table:table-cell office:value-type="float" office:value="2.7922694199999998" table:style-name="ce1">
            <text:p>2,79226942</text:p>
          </table:table-cell>
          <table:table-cell office:value-type="float" office:value="1.829487702" table:style-name="ce1">
            <text:p>1,829487702</text:p>
          </table:table-cell>
          <table:table-cell office:value-type="float" office:value="2.6634294879999998" table:style-name="ce1">
            <text:p>2,663429488</text:p>
          </table:table-cell>
          <table:table-cell office:value-type="float" office:value="4.0622080220000001" table:style-name="ce1">
            <text:p>4,062208022</text:p>
          </table:table-cell>
          <table:table-cell office:value-type="float" office:value="2.176401475" table:style-name="ce1">
            <text:p>2,176401475</text:p>
          </table:table-cell>
          <table:table-cell office:value-type="float" office:value="2.4238563929999999" table:style-name="ce1">
            <text:p>2,423856393</text:p>
          </table:table-cell>
          <table:table-cell office:value-type="float" office:value="1.4116871980000001" table:style-name="ce1">
            <text:p>1,411687198</text:p>
          </table:table-cell>
          <table:table-cell office:value-type="float" office:value="1.7175387200000001" table:style-name="ce1">
            <text:p>1,71753872</text:p>
          </table:table-cell>
          <table:table-cell office:value-type="float" office:value="2.393835444" table:style-name="ce1">
            <text:p>2,393835444</text:p>
          </table:table-cell>
          <table:table-cell office:value-type="float" office:value="5.6163999999999999E-2" table:style-name="ce1">
            <text:p>0,056164</text:p>
          </table:table-cell>
          <table:table-cell office:value-type="float" office:value="2.925562056" table:style-name="ce1">
            <text:p>2,925562056</text:p>
          </table:table-cell>
          <table:table-cell office:value-type="float" office:value="3.3501913230000002" table:style-name="ce1">
            <text:p>3,350191323</text:p>
          </table:table-cell>
          <table:table-cell office:value-type="float" office:value="1.2184905290000001" table:style-name="ce1">
            <text:p>1,218490529</text:p>
          </table:table-cell>
          <table:table-cell office:value-type="float" office:value="2.4338546779999999" table:style-name="ce1">
            <text:p>2,433854678</text:p>
          </table:table-cell>
          <table:table-cell office:value-type="float" office:value="1.1927590269999999" table:style-name="ce1">
            <text:p>1,192759027</text:p>
          </table:table-cell>
          <table:table-cell office:value-type="float" office:value="1.4391647620000001" table:style-name="ce1">
            <text:p>1,439164762</text:p>
          </table:table-cell>
          <table:table-cell office:value-type="float" office:value="3.4010079310000001" table:style-name="ce1">
            <text:p>3,401007931</text:p>
          </table:table-cell>
          <table:table-cell office:value-type="float" office:value="1.1479207490000001" table:style-name="ce1">
            <text:p>1,147920749</text:p>
          </table:table-cell>
          <table:table-cell office:value-type="float" office:value="3.4828001799999999" table:style-name="ce1">
            <text:p>3,48280018</text:p>
          </table:table-cell>
          <table:table-cell office:value-type="float" office:value="1.9779031540000001" table:style-name="ce1">
            <text:p>1,977903154</text:p>
          </table:table-cell>
          <table:table-cell office:value-type="float" office:value="12.851885080000001" table:style-name="ce1">
            <text:p>12,85188508</text:p>
          </table:table-cell>
          <table:table-cell office:value-type="float" office:value="2.9483437829999999" table:style-name="ce1">
            <text:p>2,948343783</text:p>
          </table:table-cell>
          <table:table-cell office:value-type="float" office:value="3.1249820320000001" table:style-name="ce1">
            <text:p>3,124982032</text:p>
          </table:table-cell>
          <table:table-cell office:value-type="float" office:value="2.0831312319999999" table:style-name="ce1">
            <text:p>2,083131232</text:p>
          </table:table-cell>
          <table:table-cell office:value-type="float" office:value="3.2152683610000001" table:style-name="ce1">
            <text:p>3,215268361</text:p>
          </table:table-cell>
          <table:table-cell office:value-type="float" office:value="2.7779564109999999" table:style-name="ce1">
            <text:p>2,777956411</text:p>
          </table:table-cell>
          <table:table-cell office:value-type="float" office:value="1.5066777849999999" table:style-name="ce1">
            <text:p>1,506677785</text:p>
          </table:table-cell>
          <table:table-cell office:value-type="float" office:value="2.5142847050000001" table:style-name="ce1">
            <text:p>2,514284705</text:p>
          </table:table-cell>
          <table:table-cell office:value-type="float" office:value="3.0045363869999999" table:style-name="ce1">
            <text:p>3,004536387</text:p>
          </table:table-cell>
          <table:table-cell office:value-type="float" office:value="3.3959515260000002" table:style-name="ce1">
            <text:p>3,395951526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64" table:style-name="ce1">
            <text:p>1964</text:p>
          </table:table-cell>
          <table:table-cell office:value-type="float" office:value="0.59264903899999999" table:style-name="ce1">
            <text:p>0,592649039</text:p>
          </table:table-cell>
          <table:table-cell office:value-type="float" office:value="2.0902476729999999" table:style-name="ce1">
            <text:p>2,090247673</text:p>
          </table:table-cell>
          <table:table-cell office:value-type="float" office:value="0.97396170999999998" table:style-name="ce1">
            <text:p>0,97396171</text:p>
          </table:table-cell>
          <table:table-cell office:value-type="float" office:value="2.880686426" table:style-name="ce1">
            <text:p>2,880686426</text:p>
          </table:table-cell>
          <table:table-cell office:value-type="float" office:value="6.2415106939999996" table:style-name="ce1">
            <text:p>6,241510694</text:p>
          </table:table-cell>
          <table:table-cell office:value-type="float" office:value="2.7976247999999999" table:style-name="ce1">
            <text:p>2,7976248</text:p>
          </table:table-cell>
          <table:table-cell office:value-type="float" office:value="9.8183057050000002" table:style-name="ce1">
            <text:p>9,818305705</text:p>
          </table:table-cell>
          <table:table-cell office:value-type="float" office:value="1.549267427" table:style-name="ce1">
            <text:p>1,549267427</text:p>
          </table:table-cell>
          <table:table-cell office:value-type="float" office:value="3.1937226409999999" table:style-name="ce1">
            <text:p>3,193722641</text:p>
          </table:table-cell>
          <table:table-cell office:value-type="float" office:value="3.653944181" table:style-name="ce1">
            <text:p>3,653944181</text:p>
          </table:table-cell>
          <table:table-cell office:value-type="float" office:value="1.6424636560000001" table:style-name="ce1">
            <text:p>1,642463656</text:p>
          </table:table-cell>
          <table:table-cell office:value-type="float" office:value="1.96235442" table:style-name="ce1">
            <text:p>1,96235442</text:p>
          </table:table-cell>
          <table:table-cell office:value-type="float" office:value="0.666548205" table:style-name="ce1">
            <text:p>0,666548205</text:p>
          </table:table-cell>
          <table:table-cell office:value-type="float" office:value="3.2278908569999998" table:style-name="ce1">
            <text:p>3,227890857</text:p>
          </table:table-cell>
          <table:table-cell office:value-type="float" office:value="2.0653687729999999" table:style-name="ce1">
            <text:p>2,065368773</text:p>
          </table:table-cell>
          <table:table-cell office:value-type="float" office:value="0.94647753599999995" table:style-name="ce1">
            <text:p>0,946477536</text:p>
          </table:table-cell>
          <table:table-cell office:value-type="float" office:value="1.680970726" table:style-name="ce1">
            <text:p>1,680970726</text:p>
          </table:table-cell>
          <table:table-cell office:value-type="float" office:value="1.4036179529999999" table:style-name="ce1">
            <text:p>1,403617953</text:p>
          </table:table-cell>
          <table:table-cell office:value-type="float" office:value="2.9068591769999998" table:style-name="ce1">
            <text:p>2,906859177</text:p>
          </table:table-cell>
          <table:table-cell office:value-type="float" office:value="0.81609405000000002" table:style-name="ce1">
            <text:p>0,81609405</text:p>
          </table:table-cell>
          <table:table-cell office:value-type="float" office:value="2.629871778" table:style-name="ce1">
            <text:p>2,629871778</text:p>
          </table:table-cell>
          <table:table-cell office:value-type="float" office:value="4.8812975160000001" table:style-name="ce1">
            <text:p>4,881297516</text:p>
          </table:table-cell>
          <table:table-cell office:value-type="float" office:value="1.7813091219999999" table:style-name="ce1">
            <text:p>1,781309122</text:p>
          </table:table-cell>
          <table:table-cell office:value-type="float" office:value="1.0257699899999999" table:style-name="ce1">
            <text:p>1,02576999</text:p>
          </table:table-cell>
          <table:table-cell office:value-type="float" office:value="2.8589824199999998" table:style-name="ce1">
            <text:p>2,85898242</text:p>
          </table:table-cell>
          <table:table-cell office:value-type="float" office:value="2.5157232700000001" table:style-name="ce1">
            <text:p>2,51572327</text:p>
          </table:table-cell>
          <table:table-cell office:value-type="float" office:value="2.0050566129999998" table:style-name="ce1">
            <text:p>2,005056613</text:p>
          </table:table-cell>
          <table:table-cell office:value-type="float" office:value="2.8680065680000002" table:style-name="ce1">
            <text:p>2,868006568</text:p>
          </table:table-cell>
          <table:table-cell office:value-type="float" office:value="0.408359103" table:style-name="ce1">
            <text:p>0,408359103</text:p>
          </table:table-cell>
          <table:table-cell office:value-type="float" office:value="4.46581166" table:style-name="ce1">
            <text:p>4,46581166</text:p>
          </table:table-cell>
          <table:table-cell office:value-type="float" office:value="2.6426857949999998" table:style-name="ce1">
            <text:p>2,642685795</text:p>
          </table:table-cell>
          <table:table-cell office:value-type="float" office:value="2.2497206520000002" table:style-name="ce1">
            <text:p>2,249720652</text:p>
          </table:table-cell>
          <table:table-cell office:value-type="float" office:value="1.8348148630000001" table:style-name="ce1">
            <text:p>1,834814863</text:p>
          </table:table-cell>
          <table:table-cell office:value-type="float" office:value="1.885714943" table:style-name="ce1">
            <text:p>1,885714943</text:p>
          </table:table-cell>
          <table:table-cell office:value-type="float" office:value="0.93326816999999995" table:style-name="ce1">
            <text:p>0,93326817</text:p>
          </table:table-cell>
          <table:table-cell office:value-type="float" office:value="1.6542582450000001" table:style-name="ce1">
            <text:p>1,654258245</text:p>
          </table:table-cell>
          <table:table-cell office:value-type="float" office:value="1.040792545" table:style-name="ce1">
            <text:p>1,040792545</text:p>
          </table:table-cell>
          <table:table-cell office:value-type="float" office:value="1.96284456" table:style-name="ce1">
            <text:p>1,96284456</text:p>
          </table:table-cell>
          <table:table-cell office:value-type="float" office:value="2.3206829870000001" table:style-name="ce1">
            <text:p>2,320682987</text:p>
          </table:table-cell>
          <table:table-cell office:value-type="float" office:value="3.8248029880000001" table:style-name="ce1">
            <text:p>3,824802988</text:p>
          </table:table-cell>
          <table:table-cell office:value-type="float" office:value="2.2387895530000002" table:style-name="ce1">
            <text:p>2,238789553</text:p>
          </table:table-cell>
          <table:table-cell office:value-type="float" office:value="2.6495914950000001" table:style-name="ce1">
            <text:p>2,649591495</text:p>
          </table:table-cell>
          <table:table-cell office:value-type="float" office:value="2.584673966" table:style-name="ce1">
            <text:p>2,584673966</text:p>
          </table:table-cell>
          <table:table-cell office:value-type="float" office:value="3.045656369" table:style-name="ce1">
            <text:p>3,045656369</text:p>
          </table:table-cell>
          <table:table-cell office:value-type="float" office:value="1.673283705" table:style-name="ce1">
            <text:p>1,673283705</text:p>
          </table:table-cell>
          <table:table-cell office:value-type="float" office:value="3.1215807020000002" table:style-name="ce1">
            <text:p>3,121580702</text:p>
          </table:table-cell>
          <table:table-cell office:value-type="float" office:value="3.5284086960000001" table:style-name="ce1">
            <text:p>3,528408696</text:p>
          </table:table-cell>
          <table:table-cell office:value-type="float" office:value="1.7141075379999999" table:style-name="ce1">
            <text:p>1,714107538</text:p>
          </table:table-cell>
          <table:table-cell office:value-type="float" office:value="2.2050954460000001" table:style-name="ce1">
            <text:p>2,205095446</text:p>
          </table:table-cell>
          <table:table-cell office:value-type="float" office:value="1.733324205" table:style-name="ce1">
            <text:p>1,733324205</text:p>
          </table:table-cell>
          <table:table-cell office:value-type="float" office:value="0.85930937200000002" table:style-name="ce1">
            <text:p>0,859309372</text:p>
          </table:table-cell>
          <table:table-cell office:value-type="float" office:value="0.123126104" table:style-name="ce1">
            <text:p>0,123126104</text:p>
          </table:table-cell>
          <table:table-cell office:value-type="float" office:value="0.58890324000000005" table:style-name="ce1">
            <text:p>0,58890324</text:p>
          </table:table-cell>
          <table:table-cell office:value-type="float" office:value="0.80514088299999997" table:style-name="ce1">
            <text:p>0,805140883</text:p>
          </table:table-cell>
          <table:table-cell office:value-type="float" office:value="6.6832093720000003" table:style-name="ce1">
            <text:p>6,683209372</text:p>
          </table:table-cell>
          <table:table-cell office:value-type="float" office:value="1.58938731" table:style-name="ce1">
            <text:p>1,58938731</text:p>
          </table:table-cell>
          <table:table-cell office:value-type="float" office:value="0.79921289100000004" table:style-name="ce1">
            <text:p>0,799212891</text:p>
          </table:table-cell>
          <table:table-cell office:value-type="float" office:value="3.2191859229999999" table:style-name="ce1">
            <text:p>3,219185923</text:p>
          </table:table-cell>
          <table:table-cell office:value-type="float" office:value="2.5597310599999998" table:style-name="ce1">
            <text:p>2,55973106</text:p>
          </table:table-cell>
          <table:table-cell office:value-type="float" office:value="2.4589805739999999" table:style-name="ce1">
            <text:p>2,458980574</text:p>
          </table:table-cell>
          <table:table-cell office:value-type="float" office:value="2.4295675339999998" table:style-name="ce1">
            <text:p>2,429567534</text:p>
          </table:table-cell>
          <table:table-cell office:value-type="float" office:value="2.3431149040000001" table:style-name="ce1">
            <text:p>2,343114904</text:p>
          </table:table-cell>
          <table:table-cell office:value-type="float" office:value="1.560055636" table:style-name="ce1">
            <text:p>1,560055636</text:p>
          </table:table-cell>
          <table:table-cell office:value-type="float" office:value="1.150599436" table:style-name="ce1">
            <text:p>1,150599436</text:p>
          </table:table-cell>
          <table:table-cell office:value-type="float" office:value="2.885200787" table:style-name="ce1">
            <text:p>2,885200787</text:p>
          </table:table-cell>
          <table:table-cell office:value-type="float" office:value="2.6438363659999999" table:style-name="ce1">
            <text:p>2,643836366</text:p>
          </table:table-cell>
          <table:table-cell office:value-type="float" office:value="0.91984578400000006" table:style-name="ce1">
            <text:p>0,919845784</text:p>
          </table:table-cell>
          <table:table-cell office:value-type="float" office:value="2.6557815859999998" table:style-name="ce1">
            <text:p>2,655781586</text:p>
          </table:table-cell>
          <table:table-cell office:value-type="float" office:value="0.99369642599999997" table:style-name="ce1">
            <text:p>0,993696426</text:p>
          </table:table-cell>
          <table:table-cell office:value-type="float" office:value="1.437675372" table:style-name="ce1">
            <text:p>1,437675372</text:p>
          </table:table-cell>
          <table:table-cell office:value-type="float" office:value="2.4841463560000001" table:style-name="ce1">
            <text:p>2,484146356</text:p>
          </table:table-cell>
          <table:table-cell office:value-type="float" office:value="0.90957789899999997" table:style-name="ce1">
            <text:p>0,909577899</text:p>
          </table:table-cell>
          <table:table-cell office:value-type="float" office:value="2.3695031260000001" table:style-name="ce1">
            <text:p>2,369503126</text:p>
          </table:table-cell>
          <table:table-cell office:value-type="float" office:value="0.55631562499999998" table:style-name="ce1">
            <text:p>0,556315625</text:p>
          </table:table-cell>
          <table:table-cell office:value-type="float" office:value="3.2137266449999999" table:style-name="ce1">
            <text:p>3,213726645</text:p>
          </table:table-cell>
          <table:table-cell office:value-type="float" office:value="1.3249611299999999" table:style-name="ce1">
            <text:p>1,32496113</text:p>
          </table:table-cell>
          <table:table-cell office:value-type="float" office:value="1.2076139850000001" table:style-name="ce1">
            <text:p>1,207613985</text:p>
          </table:table-cell>
          <table:table-cell office:value-type="float" office:value="3.2482744669999999" table:style-name="ce1">
            <text:p>3,248274467</text:p>
          </table:table-cell>
          <table:table-cell office:value-type="float" office:value="1.403414003" table:style-name="ce1">
            <text:p>1,403414003</text:p>
          </table:table-cell>
          <table:table-cell office:value-type="float" office:value="0.650257749" table:style-name="ce1">
            <text:p>0,650257749</text:p>
          </table:table-cell>
          <table:table-cell office:value-type="float" office:value="1.410306472" table:style-name="ce1">
            <text:p>1,410306472</text:p>
          </table:table-cell>
          <table:table-cell office:value-type="float" office:value="3.0270403620000002" table:style-name="ce1">
            <text:p>3,027040362</text:p>
          </table:table-cell>
          <table:table-cell office:value-type="float" office:value="2.3428644670000001" table:style-name="ce1">
            <text:p>2,342864467</text:p>
          </table:table-cell>
          <table:table-cell office:value-type="float" office:value="1.7105158760000001" table:style-name="ce1">
            <text:p>1,710515876</text:p>
          </table:table-cell>
          <table:table-cell office:value-type="float" office:value="2.136233507" table:style-name="ce1">
            <text:p>2,136233507</text:p>
          </table:table-cell>
          <table:table-cell office:value-type="float" office:value="1.0653104339999999" table:style-name="ce1">
            <text:p>1,065310434</text:p>
          </table:table-cell>
          <table:table-cell office:value-type="float" office:value="1.721192359" table:style-name="ce1">
            <text:p>1,721192359</text:p>
          </table:table-cell>
          <table:table-cell office:value-type="float" office:value="0.36261254700000001" table:style-name="ce1">
            <text:p>0,362612547</text:p>
          </table:table-cell>
          <table:table-cell office:value-type="float" office:value="0.75719157100000001" table:style-name="ce1">
            <text:p>0,757191571</text:p>
          </table:table-cell>
          <table:table-cell office:value-type="float" office:value="3.2435275749999999" table:style-name="ce1">
            <text:p>3,243527575</text:p>
          </table:table-cell>
          <table:table-cell office:value-type="float" office:value="2.8933604869999998" table:style-name="ce1">
            <text:p>2,893360487</text:p>
          </table:table-cell>
          <table:table-cell office:value-type="float" office:value="2.4457872649999999" table:style-name="ce1">
            <text:p>2,445787265</text:p>
          </table:table-cell>
          <table:table-cell office:value-type="float" office:value="2.4231204110000002" table:style-name="ce1">
            <text:p>2,423120411</text:p>
          </table:table-cell>
          <table:table-cell office:value-type="float" office:value="1.231511206" table:style-name="ce1">
            <text:p>1,231511206</text:p>
          </table:table-cell>
          <table:table-cell office:value-type="float" office:value="2.4172716940000001" table:style-name="ce1">
            <text:p>2,417271694</text:p>
          </table:table-cell>
          <table:table-cell office:value-type="float" office:value="2.8175087410000001" table:style-name="ce1">
            <text:p>2,817508741</text:p>
          </table:table-cell>
          <table:table-cell office:value-type="float" office:value="2.4897794819999999" table:style-name="ce1">
            <text:p>2,489779482</text:p>
          </table:table-cell>
          <table:table-cell office:value-type="float" office:value="0.64164485900000001" table:style-name="ce1">
            <text:p>0,641644859</text:p>
          </table:table-cell>
          <table:table-cell office:value-type="float" office:value="1.930651291" table:style-name="ce1">
            <text:p>1,930651291</text:p>
          </table:table-cell>
          <table:table-cell office:value-type="float" office:value="0.31560145000000001" table:style-name="ce1">
            <text:p>0,31560145</text:p>
          </table:table-cell>
          <table:table-cell office:value-type="float" office:value="2.2579053889999998" table:style-name="ce1">
            <text:p>2,257905389</text:p>
          </table:table-cell>
          <table:table-cell office:value-type="float" office:value="2.3053330339999998" table:style-name="ce1">
            <text:p>2,305333034</text:p>
          </table:table-cell>
          <table:table-cell office:value-type="float" office:value="2.5399129739999999" table:style-name="ce1">
            <text:p>2,539912974</text:p>
          </table:table-cell>
          <table:table-cell office:value-type="float" office:value="2.5361121469999999" table:style-name="ce1">
            <text:p>2,536112147</text:p>
          </table:table-cell>
          <table:table-cell office:value-type="float" office:value="2.6806119810000002" table:style-name="ce1">
            <text:p>2,680611981</text:p>
          </table:table-cell>
          <table:table-cell office:value-type="float" office:value="2.5416772029999999" table:style-name="ce1">
            <text:p>2,541677203</text:p>
          </table:table-cell>
          <table:table-cell office:value-type="float" office:value="1.2037908500000001" table:style-name="ce1">
            <text:p>1,20379085</text:p>
          </table:table-cell>
          <table:table-cell office:value-type="float" office:value="2.0715422910000001" table:style-name="ce1">
            <text:p>2,071542291</text:p>
          </table:table-cell>
          <table:table-cell table:style-name="ce1"/>
          <table:table-cell office:value-type="float" office:value="0.486082927" table:style-name="ce1">
            <text:p>0,486082927</text:p>
          </table:table-cell>
          <table:table-cell office:value-type="float" office:value="2.6158049609999998" table:style-name="ce1">
            <text:p>2,615804961</text:p>
          </table:table-cell>
          <table:table-cell office:value-type="float" office:value="2.9142328040000001" table:style-name="ce1">
            <text:p>2,914232804</text:p>
          </table:table-cell>
          <table:table-cell office:value-type="float" office:value="1.7777723990000001" table:style-name="ce1">
            <text:p>1,777772399</text:p>
          </table:table-cell>
          <table:table-cell office:value-type="float" office:value="3.9560164699999998" table:style-name="ce1">
            <text:p>3,95601647</text:p>
          </table:table-cell>
          <table:table-cell office:value-type="float" office:value="0.82262369999999996" table:style-name="ce1">
            <text:p>0,8226237</text:p>
          </table:table-cell>
          <table:table-cell office:value-type="float" office:value="1.5774311919999999" table:style-name="ce1">
            <text:p>1,577431192</text:p>
          </table:table-cell>
          <table:table-cell office:value-type="float" office:value="4.849571343" table:style-name="ce1">
            <text:p>4,849571343</text:p>
          </table:table-cell>
          <table:table-cell office:value-type="float" office:value="1.041943684" table:style-name="ce1">
            <text:p>1,041943684</text:p>
          </table:table-cell>
          <table:table-cell office:value-type="float" office:value="3.2129217489999999" table:style-name="ce1">
            <text:p>3,212921749</text:p>
          </table:table-cell>
          <table:table-cell office:value-type="float" office:value="3.2417329260000001" table:style-name="ce1">
            <text:p>3,241732926</text:p>
          </table:table-cell>
          <table:table-cell office:value-type="float" office:value="3.324812257" table:style-name="ce1">
            <text:p>3,324812257</text:p>
          </table:table-cell>
          <table:table-cell office:value-type="float" office:value="2.3631081269999998" table:style-name="ce1">
            <text:p>2,363108127</text:p>
          </table:table-cell>
          <table:table-cell office:value-type="float" office:value="2.3647981200000001" table:style-name="ce1">
            <text:p>2,36479812</text:p>
          </table:table-cell>
          <table:table-cell office:value-type="float" office:value="-1.196546125" table:style-name="ce1">
            <text:p>-1,196546125</text:p>
          </table:table-cell>
          <table:table-cell office:value-type="float" office:value="2.6153946349999999" table:style-name="ce1">
            <text:p>2,615394635</text:p>
          </table:table-cell>
          <table:table-cell office:value-type="float" office:value="11.26270645" table:style-name="ce1">
            <text:p>11,26270645</text:p>
          </table:table-cell>
          <table:table-cell office:value-type="float" office:value="2.8039112880000001" table:style-name="ce1">
            <text:p>2,803911288</text:p>
          </table:table-cell>
          <table:table-cell office:value-type="float" office:value="2.338380226" table:style-name="ce1">
            <text:p>2,338380226</text:p>
          </table:table-cell>
          <table:table-cell office:value-type="float" office:value="2.7932659520000001" table:style-name="ce1">
            <text:p>2,793265952</text:p>
          </table:table-cell>
          <table:table-cell office:value-type="float" office:value="2.1662437730000002" table:style-name="ce1">
            <text:p>2,166243773</text:p>
          </table:table-cell>
          <table:table-cell office:value-type="float" office:value="3.704489181" table:style-name="ce1">
            <text:p>3,704489181</text:p>
          </table:table-cell>
          <table:table-cell office:value-type="float" office:value="1.5172212869999999" table:style-name="ce1">
            <text:p>1,517221287</text:p>
          </table:table-cell>
          <table:table-cell office:value-type="float" office:value="2.7386802050000001" table:style-name="ce1">
            <text:p>2,738680205</text:p>
          </table:table-cell>
          <table:table-cell office:value-type="float" office:value="2.4295885359999998" table:style-name="ce1">
            <text:p>2,429588536</text:p>
          </table:table-cell>
          <table:table-cell office:value-type="float" office:value="2.3334907450000002" table:style-name="ce1">
            <text:p>2,333490745</text:p>
          </table:table-cell>
          <table:table-cell office:value-type="float" office:value="2.5024294629999999" table:style-name="ce1">
            <text:p>2,502429463</text:p>
          </table:table-cell>
          <table:table-cell office:value-type="float" office:value="2.354361361" table:style-name="ce1">
            <text:p>2,354361361</text:p>
          </table:table-cell>
          <table:table-cell office:value-type="float" office:value="2.3013588729999999" table:style-name="ce1">
            <text:p>2,301358873</text:p>
          </table:table-cell>
          <table:table-cell office:value-type="float" office:value="2.3329241779999998" table:style-name="ce1">
            <text:p>2,332924178</text:p>
          </table:table-cell>
          <table:table-cell office:value-type="float" office:value="1.9785875260000001" table:style-name="ce1">
            <text:p>1,978587526</text:p>
          </table:table-cell>
          <table:table-cell office:value-type="float" office:value="2.2398277719999999" table:style-name="ce1">
            <text:p>2,239827772</text:p>
          </table:table-cell>
          <table:table-cell office:value-type="float" office:value="1.2426991590000001" table:style-name="ce1">
            <text:p>1,242699159</text:p>
          </table:table-cell>
          <table:table-cell office:value-type="float" office:value="1.1199012500000001" table:style-name="ce1">
            <text:p>1,11990125</text:p>
          </table:table-cell>
          <table:table-cell office:value-type="float" office:value="1.3345686000000001" table:style-name="ce1">
            <text:p>1,3345686</text:p>
          </table:table-cell>
          <table:table-cell office:value-type="float" office:value="4.9326314609999997" table:style-name="ce1">
            <text:p>4,932631461</text:p>
          </table:table-cell>
          <table:table-cell office:value-type="float" office:value="2.9445066830000002" table:style-name="ce1">
            <text:p>2,944506683</text:p>
          </table:table-cell>
          <table:table-cell office:value-type="float" office:value="2.7747244040000001" table:style-name="ce1">
            <text:p>2,774724404</text:p>
          </table:table-cell>
          <table:table-cell office:value-type="float" office:value="0.29307839299999999" table:style-name="ce1">
            <text:p>0,293078393</text:p>
          </table:table-cell>
          <table:table-cell office:value-type="float" office:value="1.965814132" table:style-name="ce1">
            <text:p>1,965814132</text:p>
          </table:table-cell>
          <table:table-cell office:value-type="float" office:value="2.4992564380000002" table:style-name="ce1">
            <text:p>2,499256438</text:p>
          </table:table-cell>
          <table:table-cell office:value-type="float" office:value="2.6503407430000001" table:style-name="ce1">
            <text:p>2,650340743</text:p>
          </table:table-cell>
          <table:table-cell office:value-type="float" office:value="2.7778525649999999" table:style-name="ce1">
            <text:p>2,777852565</text:p>
          </table:table-cell>
          <table:table-cell office:value-type="float" office:value="3.1075905100000001" table:style-name="ce1">
            <text:p>3,10759051</text:p>
          </table:table-cell>
          <table:table-cell office:value-type="float" office:value="3.6318883249999998" table:style-name="ce1">
            <text:p>3,631888325</text:p>
          </table:table-cell>
          <table:table-cell office:value-type="float" office:value="2.3328850650000001" table:style-name="ce1">
            <text:p>2,332885065</text:p>
          </table:table-cell>
          <table:table-cell office:value-type="float" office:value="1.3920558279999999" table:style-name="ce1">
            <text:p>1,392055828</text:p>
          </table:table-cell>
          <table:table-cell office:value-type="float" office:value="1.1354517209999999" table:style-name="ce1">
            <text:p>1,135451721</text:p>
          </table:table-cell>
          <table:table-cell office:value-type="float" office:value="-0.40385267699999999" table:style-name="ce1">
            <text:p>-0,403852677</text:p>
          </table:table-cell>
          <table:table-cell office:value-type="float" office:value="2.2148858310000001" table:style-name="ce1">
            <text:p>2,214885831</text:p>
          </table:table-cell>
          <table:table-cell office:value-type="float" office:value="2.6813509560000002" table:style-name="ce1">
            <text:p>2,681350956</text:p>
          </table:table-cell>
          <table:table-cell office:value-type="float" office:value="1.612149735" table:style-name="ce1">
            <text:p>1,612149735</text:p>
          </table:table-cell>
          <table:table-cell office:value-type="float" office:value="3.035902815" table:style-name="ce1">
            <text:p>3,035902815</text:p>
          </table:table-cell>
          <table:table-cell office:value-type="float" office:value="1.8060660289999999" table:style-name="ce1">
            <text:p>1,806066029</text:p>
          </table:table-cell>
          <table:table-cell office:value-type="float" office:value="2.2869118959999999" table:style-name="ce1">
            <text:p>2,286911896</text:p>
          </table:table-cell>
          <table:table-cell office:value-type="float" office:value="2.9770969620000001" table:style-name="ce1">
            <text:p>2,977096962</text:p>
          </table:table-cell>
          <table:table-cell office:value-type="float" office:value="2.4079632860000002" table:style-name="ce1">
            <text:p>2,407963286</text:p>
          </table:table-cell>
          <table:table-cell office:value-type="float" office:value="2.4721206599999999" table:style-name="ce1">
            <text:p>2,47212066</text:p>
          </table:table-cell>
          <table:table-cell office:value-type="float" office:value="3.0730933170000001" table:style-name="ce1">
            <text:p>3,073093317</text:p>
          </table:table-cell>
          <table:table-cell office:value-type="float" office:value="1.4449683250000001" table:style-name="ce1">
            <text:p>1,444968325</text:p>
          </table:table-cell>
          <table:table-cell office:value-type="float" office:value="2.4861596069999998" table:style-name="ce1">
            <text:p>2,486159607</text:p>
          </table:table-cell>
          <table:table-cell office:value-type="float" office:value="2.7619707340000001" table:style-name="ce1">
            <text:p>2,761970734</text:p>
          </table:table-cell>
          <table:table-cell office:value-type="float" office:value="2.9033958819999999" table:style-name="ce1">
            <text:p>2,903395882</text:p>
          </table:table-cell>
          <table:table-cell office:value-type="float" office:value="2.1294919170000002" table:style-name="ce1">
            <text:p>2,129491917</text:p>
          </table:table-cell>
          <table:table-cell office:value-type="float" office:value="3.0486218260000002" table:style-name="ce1">
            <text:p>3,048621826</text:p>
          </table:table-cell>
          <table:table-cell office:value-type="float" office:value="1.337781332" table:style-name="ce1">
            <text:p>1,337781332</text:p>
          </table:table-cell>
          <table:table-cell office:value-type="float" office:value="0.75540281399999998" table:style-name="ce1">
            <text:p>0,755402814</text:p>
          </table:table-cell>
          <table:table-cell office:value-type="float" office:value="1.6770644560000001" table:style-name="ce1">
            <text:p>1,677064456</text:p>
          </table:table-cell>
          <table:table-cell office:value-type="float" office:value="5.8358325569999998" table:style-name="ce1">
            <text:p>5,835832557</text:p>
          </table:table-cell>
          <table:table-cell office:value-type="float" office:value="2.094972265" table:style-name="ce1">
            <text:p>2,094972265</text:p>
          </table:table-cell>
          <table:table-cell office:value-type="float" office:value="1.3574582669999999" table:style-name="ce1">
            <text:p>1,357458267</text:p>
          </table:table-cell>
          <table:table-cell office:value-type="float" office:value="2.559203138" table:style-name="ce1">
            <text:p>2,559203138</text:p>
          </table:table-cell>
          <table:table-cell office:value-type="float" office:value="1.8731821550000001" table:style-name="ce1">
            <text:p>1,873182155</text:p>
          </table:table-cell>
          <table:table-cell office:value-type="float" office:value="2.5310190769999998" table:style-name="ce1">
            <text:p>2,531019077</text:p>
          </table:table-cell>
          <table:table-cell office:value-type="float" office:value="2.9774545419999998" table:style-name="ce1">
            <text:p>2,977454542</text:p>
          </table:table-cell>
          <table:table-cell office:value-type="float" office:value="2.8610850889999999" table:style-name="ce1">
            <text:p>2,861085089</text:p>
          </table:table-cell>
          <table:table-cell office:value-type="float" office:value="3.2088285889999999" table:style-name="ce1">
            <text:p>3,208828589</text:p>
          </table:table-cell>
          <table:table-cell office:value-type="float" office:value="2.1528349219999998" table:style-name="ce1">
            <text:p>2,152834922</text:p>
          </table:table-cell>
          <table:table-cell office:value-type="float" office:value="2.0031917699999999" table:style-name="ce1">
            <text:p>2,00319177</text:p>
          </table:table-cell>
          <table:table-cell office:value-type="float" office:value="1.3822046379999999" table:style-name="ce1">
            <text:p>1,382204638</text:p>
          </table:table-cell>
          <table:table-cell office:value-type="float" office:value="2.4068576020000001" table:style-name="ce1">
            <text:p>2,406857602</text:p>
          </table:table-cell>
          <table:table-cell office:value-type="float" office:value="1.9585506909999999" table:style-name="ce1">
            <text:p>1,958550691</text:p>
          </table:table-cell>
          <table:table-cell office:value-type="float" office:value="1.7821402079999999" table:style-name="ce1">
            <text:p>1,782140208</text:p>
          </table:table-cell>
          <table:table-cell office:value-type="float" office:value="5.5464161999999997E-2" table:style-name="ce1">
            <text:p>0,055464162</text:p>
          </table:table-cell>
          <table:table-cell office:value-type="float" office:value="2.6452329309999998" table:style-name="ce1">
            <text:p>2,645232931</text:p>
          </table:table-cell>
          <table:table-cell table:style-name="ce1"/>
          <table:table-cell office:value-type="float" office:value="3.2189126840000002" table:style-name="ce1">
            <text:p>3,218912684</text:p>
          </table:table-cell>
          <table:table-cell office:value-type="float" office:value="1.1648689139999999" table:style-name="ce1">
            <text:p>1,164868914</text:p>
          </table:table-cell>
          <table:table-cell office:value-type="float" office:value="3.7204973570000002" table:style-name="ce1">
            <text:p>3,720497357</text:p>
          </table:table-cell>
          <table:table-cell office:value-type="float" office:value="9.0561681360000001" table:style-name="ce1">
            <text:p>9,056168136</text:p>
          </table:table-cell>
          <table:table-cell office:value-type="float" office:value="0.64308664599999998" table:style-name="ce1">
            <text:p>0,643086646</text:p>
          </table:table-cell>
          <table:table-cell office:value-type="float" office:value="1.111100258" table:style-name="ce1">
            <text:p>1,111100258</text:p>
          </table:table-cell>
          <table:table-cell office:value-type="float" office:value="1.8771519160000001" table:style-name="ce1">
            <text:p>1,877151916</text:p>
          </table:table-cell>
          <table:table-cell office:value-type="float" office:value="2.2023000559999999" table:style-name="ce1">
            <text:p>2,202300056</text:p>
          </table:table-cell>
          <table:table-cell office:value-type="float" office:value="3.4975928650000001" table:style-name="ce1">
            <text:p>3,497592865</text:p>
          </table:table-cell>
          <table:table-cell office:value-type="float" office:value="3.0466745510000002" table:style-name="ce1">
            <text:p>3,046674551</text:p>
          </table:table-cell>
          <table:table-cell office:value-type="float" office:value="2.7922089730000001" table:style-name="ce1">
            <text:p>2,792208973</text:p>
          </table:table-cell>
          <table:table-cell office:value-type="float" office:value="2.5629737050000001" table:style-name="ce1">
            <text:p>2,562973705</text:p>
          </table:table-cell>
          <table:table-cell office:value-type="float" office:value="2.9979653220000002" table:style-name="ce1">
            <text:p>2,997965322</text:p>
          </table:table-cell>
          <table:table-cell office:value-type="float" office:value="1.627084215" table:style-name="ce1">
            <text:p>1,627084215</text:p>
          </table:table-cell>
          <table:table-cell office:value-type="float" office:value="2.9482357119999998" table:style-name="ce1">
            <text:p>2,948235712</text:p>
          </table:table-cell>
          <table:table-cell office:value-type="float" office:value="2.4869539170000001" table:style-name="ce1">
            <text:p>2,486953917</text:p>
          </table:table-cell>
          <table:table-cell office:value-type="float" office:value="2.1787650690000002" table:style-name="ce1">
            <text:p>2,178765069</text:p>
          </table:table-cell>
          <table:table-cell table:style-name="ce1"/>
          <table:table-cell office:value-type="float" office:value="2.4520486909999999" table:style-name="ce1">
            <text:p>2,452048691</text:p>
          </table:table-cell>
          <table:table-cell office:value-type="float" office:value="1.9964139409999999" table:style-name="ce1">
            <text:p>1,996413941</text:p>
          </table:table-cell>
          <table:table-cell office:value-type="float" office:value="2.4520205800000001" table:style-name="ce1">
            <text:p>2,45202058</text:p>
          </table:table-cell>
          <table:table-cell office:value-type="float" office:value="1.911659585" table:style-name="ce1">
            <text:p>1,911659585</text:p>
          </table:table-cell>
          <table:table-cell office:value-type="float" office:value="7.1590876999999997E-2" table:style-name="ce1">
            <text:p>0,071590877</text:p>
          </table:table-cell>
          <table:table-cell office:value-type="float" office:value="2.632813268" table:style-name="ce1">
            <text:p>2,632813268</text:p>
          </table:table-cell>
          <table:table-cell office:value-type="float" office:value="1.052910536" table:style-name="ce1">
            <text:p>1,052910536</text:p>
          </table:table-cell>
          <table:table-cell office:value-type="float" office:value="0.93214610600000003" table:style-name="ce1">
            <text:p>0,932146106</text:p>
          </table:table-cell>
          <table:table-cell office:value-type="float" office:value="0.74711716500000003" table:style-name="ce1">
            <text:p>0,747117165</text:p>
          </table:table-cell>
          <table:table-cell office:value-type="float" office:value="2.1678169679999999" table:style-name="ce1">
            <text:p>2,167816968</text:p>
          </table:table-cell>
          <table:table-cell table:style-name="ce1"/>
          <table:table-cell office:value-type="float" office:value="2.5051037850000002" table:style-name="ce1">
            <text:p>2,505103785</text:p>
          </table:table-cell>
          <table:table-cell office:value-type="float" office:value="3.238002303" table:style-name="ce1">
            <text:p>3,238002303</text:p>
          </table:table-cell>
          <table:table-cell office:value-type="float" office:value="-0.37549113899999997" table:style-name="ce1">
            <text:p>-0,375491139</text:p>
          </table:table-cell>
          <table:table-cell office:value-type="float" office:value="1.958074066" table:style-name="ce1">
            <text:p>1,958074066</text:p>
          </table:table-cell>
          <table:table-cell office:value-type="float" office:value="2.4676574410000001" table:style-name="ce1">
            <text:p>2,467657441</text:p>
          </table:table-cell>
          <table:table-cell office:value-type="float" office:value="1.478698992" table:style-name="ce1">
            <text:p>1,478698992</text:p>
          </table:table-cell>
          <table:table-cell office:value-type="float" office:value="1.8403980209999999" table:style-name="ce1">
            <text:p>1,840398021</text:p>
          </table:table-cell>
          <table:table-cell office:value-type="float" office:value="3.0053305560000001" table:style-name="ce1">
            <text:p>3,005330556</text:p>
          </table:table-cell>
          <table:table-cell office:value-type="float" office:value="3.5688560479999998" table:style-name="ce1">
            <text:p>3,568856048</text:p>
          </table:table-cell>
          <table:table-cell office:value-type="float" office:value="3.2834866819999999" table:style-name="ce1">
            <text:p>3,283486682</text:p>
          </table:table-cell>
          <table:table-cell office:value-type="float" office:value="2.7665100589999998" table:style-name="ce1">
            <text:p>2,766510059</text:p>
          </table:table-cell>
          <table:table-cell office:value-type="float" office:value="1.8576128240000001" table:style-name="ce1">
            <text:p>1,857612824</text:p>
          </table:table-cell>
          <table:table-cell office:value-type="float" office:value="2.6813509560000002" table:style-name="ce1">
            <text:p>2,681350956</text:p>
          </table:table-cell>
          <table:table-cell office:value-type="float" office:value="3.923130687" table:style-name="ce1">
            <text:p>3,923130687</text:p>
          </table:table-cell>
          <table:table-cell office:value-type="float" office:value="2.2023000559999999" table:style-name="ce1">
            <text:p>2,202300056</text:p>
          </table:table-cell>
          <table:table-cell office:value-type="float" office:value="2.4520205800000001" table:style-name="ce1">
            <text:p>2,45202058</text:p>
          </table:table-cell>
          <table:table-cell office:value-type="float" office:value="1.1890539790000001" table:style-name="ce1">
            <text:p>1,189053979</text:p>
          </table:table-cell>
          <table:table-cell office:value-type="float" office:value="1.8334261249999999" table:style-name="ce1">
            <text:p>1,833426125</text:p>
          </table:table-cell>
          <table:table-cell office:value-type="float" office:value="2.3853528599999998" table:style-name="ce1">
            <text:p>2,38535286</text:p>
          </table:table-cell>
          <table:table-cell office:value-type="float" office:value="0.243013485" table:style-name="ce1">
            <text:p>0,243013485</text:p>
          </table:table-cell>
          <table:table-cell office:value-type="float" office:value="2.9420719169999998" table:style-name="ce1">
            <text:p>2,942071917</text:p>
          </table:table-cell>
          <table:table-cell office:value-type="float" office:value="3.3923870040000002" table:style-name="ce1">
            <text:p>3,392387004</text:p>
          </table:table-cell>
          <table:table-cell office:value-type="float" office:value="1.141288104" table:style-name="ce1">
            <text:p>1,141288104</text:p>
          </table:table-cell>
          <table:table-cell office:value-type="float" office:value="2.3558146889999998" table:style-name="ce1">
            <text:p>2,355814689</text:p>
          </table:table-cell>
          <table:table-cell office:value-type="float" office:value="1.141863933" table:style-name="ce1">
            <text:p>1,141863933</text:p>
          </table:table-cell>
          <table:table-cell office:value-type="float" office:value="1.3890460549999999" table:style-name="ce1">
            <text:p>1,389046055</text:p>
          </table:table-cell>
          <table:table-cell office:value-type="float" office:value="3.4800806209999999" table:style-name="ce1">
            <text:p>3,480080621</text:p>
          </table:table-cell>
          <table:table-cell office:value-type="float" office:value="1.0785118920000001" table:style-name="ce1">
            <text:p>1,078511892</text:p>
          </table:table-cell>
          <table:table-cell office:value-type="float" office:value="3.4360737920000002" table:style-name="ce1">
            <text:p>3,436073792</text:p>
          </table:table-cell>
          <table:table-cell office:value-type="float" office:value="1.9858145840000001" table:style-name="ce1">
            <text:p>1,985814584</text:p>
          </table:table-cell>
          <table:table-cell office:value-type="float" office:value="2.481516912" table:style-name="ce1">
            <text:p>2,481516912</text:p>
          </table:table-cell>
          <table:table-cell office:value-type="float" office:value="2.9209366010000002" table:style-name="ce1">
            <text:p>2,920936601</text:p>
          </table:table-cell>
          <table:table-cell office:value-type="float" office:value="3.0538551260000002" table:style-name="ce1">
            <text:p>3,053855126</text:p>
          </table:table-cell>
          <table:table-cell office:value-type="float" office:value="2.052951432" table:style-name="ce1">
            <text:p>2,052951432</text:p>
          </table:table-cell>
          <table:table-cell office:value-type="float" office:value="3.1151011390000001" table:style-name="ce1">
            <text:p>3,115101139</text:p>
          </table:table-cell>
          <table:table-cell office:value-type="float" office:value="2.7028672390000001" table:style-name="ce1">
            <text:p>2,702867239</text:p>
          </table:table-cell>
          <table:table-cell office:value-type="float" office:value="1.51508971" table:style-name="ce1">
            <text:p>1,51508971</text:p>
          </table:table-cell>
          <table:table-cell office:value-type="float" office:value="2.535788309" table:style-name="ce1">
            <text:p>2,535788309</text:p>
          </table:table-cell>
          <table:table-cell office:value-type="float" office:value="3.0224845020000002" table:style-name="ce1">
            <text:p>3,022484502</text:p>
          </table:table-cell>
          <table:table-cell office:value-type="float" office:value="3.3911036179999998" table:style-name="ce1">
            <text:p>3,391103618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65" table:style-name="ce1">
            <text:p>1965</text:p>
          </table:table-cell>
          <table:table-cell office:value-type="float" office:value="0.57346824799999996" table:style-name="ce1">
            <text:p>0,573468248</text:p>
          </table:table-cell>
          <table:table-cell office:value-type="float" office:value="2.1475665770000001" table:style-name="ce1">
            <text:p>2,147566577</text:p>
          </table:table-cell>
          <table:table-cell office:value-type="float" office:value="0.61754397299999997" table:style-name="ce1">
            <text:p>0,617543973</text:p>
          </table:table-cell>
          <table:table-cell office:value-type="float" office:value="2.754021238" table:style-name="ce1">
            <text:p>2,754021238</text:p>
          </table:table-cell>
          <table:table-cell office:value-type="float" office:value="5.9987997719999999" table:style-name="ce1">
            <text:p>5,998799772</text:p>
          </table:table-cell>
          <table:table-cell office:value-type="float" office:value="2.8236828420000002" table:style-name="ce1">
            <text:p>2,823682842</text:p>
          </table:table-cell>
          <table:table-cell office:value-type="float" office:value="8.2145252129999999" table:style-name="ce1">
            <text:p>8,214525213</text:p>
          </table:table-cell>
          <table:table-cell office:value-type="float" office:value="1.5243312090000001" table:style-name="ce1">
            <text:p>1,524331209</text:p>
          </table:table-cell>
          <table:table-cell office:value-type="float" office:value="3.0449151489999999" table:style-name="ce1">
            <text:p>3,044915149</text:p>
          </table:table-cell>
          <table:table-cell office:value-type="float" office:value="3.5166758370000002" table:style-name="ce1">
            <text:p>3,516675837</text:p>
          </table:table-cell>
          <table:table-cell office:value-type="float" office:value="1.8171534659999999" table:style-name="ce1">
            <text:p>1,817153466</text:p>
          </table:table-cell>
          <table:table-cell office:value-type="float" office:value="1.9597168949999999" table:style-name="ce1">
            <text:p>1,959716895</text:p>
          </table:table-cell>
          <table:table-cell office:value-type="float" office:value="0.64972987599999998" table:style-name="ce1">
            <text:p>0,649729876</text:p>
          </table:table-cell>
          <table:table-cell office:value-type="float" office:value="3.0042607289999999" table:style-name="ce1">
            <text:p>3,004260729</text:p>
          </table:table-cell>
          <table:table-cell office:value-type="float" office:value="2.2249792940000002" table:style-name="ce1">
            <text:p>2,224979294</text:p>
          </table:table-cell>
          <table:table-cell office:value-type="float" office:value="0.90813700200000003" table:style-name="ce1">
            <text:p>0,908137002</text:p>
          </table:table-cell>
          <table:table-cell office:value-type="float" office:value="1.7780516829999999" table:style-name="ce1">
            <text:p>1,778051683</text:p>
          </table:table-cell>
          <table:table-cell office:value-type="float" office:value="1.479134908" table:style-name="ce1">
            <text:p>1,479134908</text:p>
          </table:table-cell>
          <table:table-cell office:value-type="float" office:value="3.0121286980000002" table:style-name="ce1">
            <text:p>3,012128698</text:p>
          </table:table-cell>
          <table:table-cell office:value-type="float" office:value="0.73191103499999999" table:style-name="ce1">
            <text:p>0,731911035</text:p>
          </table:table-cell>
          <table:table-cell office:value-type="float" office:value="2.4542301900000001" table:style-name="ce1">
            <text:p>2,45423019</text:p>
          </table:table-cell>
          <table:table-cell office:value-type="float" office:value="4.6397965680000004" table:style-name="ce1">
            <text:p>4,639796568</text:p>
          </table:table-cell>
          <table:table-cell office:value-type="float" office:value="1.6151144289999999" table:style-name="ce1">
            <text:p>1,615114429</text:p>
          </table:table-cell>
          <table:table-cell office:value-type="float" office:value="1.001232581" table:style-name="ce1">
            <text:p>1,001232581</text:p>
          </table:table-cell>
          <table:table-cell office:value-type="float" office:value="2.9162439070000001" table:style-name="ce1">
            <text:p>2,916243907</text:p>
          </table:table-cell>
          <table:table-cell office:value-type="float" office:value="2.4539877300000001" table:style-name="ce1">
            <text:p>2,45398773</text:p>
          </table:table-cell>
          <table:table-cell office:value-type="float" office:value="2.0287994409999999" table:style-name="ce1">
            <text:p>2,028799441</text:p>
          </table:table-cell>
          <table:table-cell office:value-type="float" office:value="2.8084862959999999" table:style-name="ce1">
            <text:p>2,808486296</text:p>
          </table:table-cell>
          <table:table-cell office:value-type="float" office:value="0.351916006" table:style-name="ce1">
            <text:p>0,351916006</text:p>
          </table:table-cell>
          <table:table-cell office:value-type="float" office:value="4.5702715610000002" table:style-name="ce1">
            <text:p>4,570271561</text:p>
          </table:table-cell>
          <table:table-cell office:value-type="float" office:value="2.8068067669999999" table:style-name="ce1">
            <text:p>2,806806767</text:p>
          </table:table-cell>
          <table:table-cell office:value-type="float" office:value="2.1882561119999999" table:style-name="ce1">
            <text:p>2,188256112</text:p>
          </table:table-cell>
          <table:table-cell office:value-type="float" office:value="1.91427755" table:style-name="ce1">
            <text:p>1,91427755</text:p>
          </table:table-cell>
          <table:table-cell office:value-type="float" office:value="1.810166597" table:style-name="ce1">
            <text:p>1,810166597</text:p>
          </table:table-cell>
          <table:table-cell office:value-type="float" office:value="0.76565159999999999" table:style-name="ce1">
            <text:p>0,7656516</text:p>
          </table:table-cell>
          <table:table-cell office:value-type="float" office:value="1.154842514" table:style-name="ce1">
            <text:p>1,154842514</text:p>
          </table:table-cell>
          <table:table-cell office:value-type="float" office:value="1.0683413960000001" table:style-name="ce1">
            <text:p>1,068341396</text:p>
          </table:table-cell>
          <table:table-cell office:value-type="float" office:value="1.883818421" table:style-name="ce1">
            <text:p>1,883818421</text:p>
          </table:table-cell>
          <table:table-cell office:value-type="float" office:value="2.3813681029999998" table:style-name="ce1">
            <text:p>2,381368103</text:p>
          </table:table-cell>
          <table:table-cell office:value-type="float" office:value="3.7465992880000001" table:style-name="ce1">
            <text:p>3,746599288</text:p>
          </table:table-cell>
          <table:table-cell office:value-type="float" office:value="2.2863711649999998" table:style-name="ce1">
            <text:p>2,286371165</text:p>
          </table:table-cell>
          <table:table-cell office:value-type="float" office:value="2.719756185" table:style-name="ce1">
            <text:p>2,719756185</text:p>
          </table:table-cell>
          <table:table-cell office:value-type="float" office:value="2.6343804729999998" table:style-name="ce1">
            <text:p>2,634380473</text:p>
          </table:table-cell>
          <table:table-cell office:value-type="float" office:value="2.981514099" table:style-name="ce1">
            <text:p>2,981514099</text:p>
          </table:table-cell>
          <table:table-cell office:value-type="float" office:value="1.7856531579999999" table:style-name="ce1">
            <text:p>1,785653158</text:p>
          </table:table-cell>
          <table:table-cell office:value-type="float" office:value="3.2956490359999999" table:style-name="ce1">
            <text:p>3,295649036</text:p>
          </table:table-cell>
          <table:table-cell office:value-type="float" office:value="3.3775110270000002" table:style-name="ce1">
            <text:p>3,377511027</text:p>
          </table:table-cell>
          <table:table-cell office:value-type="float" office:value="1.601085313" table:style-name="ce1">
            <text:p>1,601085313</text:p>
          </table:table-cell>
          <table:table-cell office:value-type="float" office:value="2.0939434060000002" table:style-name="ce1">
            <text:p>2,093943406</text:p>
          </table:table-cell>
          <table:table-cell office:value-type="float" office:value="1.578191868" table:style-name="ce1">
            <text:p>1,578191868</text:p>
          </table:table-cell>
          <table:table-cell office:value-type="float" office:value="0.85198811399999996" table:style-name="ce1">
            <text:p>0,851988114</text:p>
          </table:table-cell>
          <table:table-cell office:value-type="float" office:value="0.40376359899999997" table:style-name="ce1">
            <text:p>0,403763599</text:p>
          </table:table-cell>
          <table:table-cell office:value-type="float" office:value="0.52856607300000003" table:style-name="ce1">
            <text:p>0,528566073</text:p>
          </table:table-cell>
          <table:table-cell office:value-type="float" office:value="0.85319043699999997" table:style-name="ce1">
            <text:p>0,853190437</text:p>
          </table:table-cell>
          <table:table-cell office:value-type="float" office:value="6.6347694779999999" table:style-name="ce1">
            <text:p>6,634769478</text:p>
          </table:table-cell>
          <table:table-cell office:value-type="float" office:value="1.724555007" table:style-name="ce1">
            <text:p>1,724555007</text:p>
          </table:table-cell>
          <table:table-cell office:value-type="float" office:value="0.77923973499999999" table:style-name="ce1">
            <text:p>0,779239735</text:p>
          </table:table-cell>
          <table:table-cell office:value-type="float" office:value="3.1603056349999998" table:style-name="ce1">
            <text:p>3,160305635</text:p>
          </table:table-cell>
          <table:table-cell office:value-type="float" office:value="2.658016629" table:style-name="ce1">
            <text:p>2,658016629</text:p>
          </table:table-cell>
          <table:table-cell office:value-type="float" office:value="2.5056678290000001" table:style-name="ce1">
            <text:p>2,505667829</text:p>
          </table:table-cell>
          <table:table-cell office:value-type="float" office:value="2.4434269560000001" table:style-name="ce1">
            <text:p>2,443426956</text:p>
          </table:table-cell>
          <table:table-cell office:value-type="float" office:value="2.3848617480000001" table:style-name="ce1">
            <text:p>2,384861748</text:p>
          </table:table-cell>
          <table:table-cell office:value-type="float" office:value="1.515153497" table:style-name="ce1">
            <text:p>1,515153497</text:p>
          </table:table-cell>
          <table:table-cell office:value-type="float" office:value="1.1047270789999999" table:style-name="ce1">
            <text:p>1,104727079</text:p>
          </table:table-cell>
          <table:table-cell office:value-type="float" office:value="2.904546495" table:style-name="ce1">
            <text:p>2,904546495</text:p>
          </table:table-cell>
          <table:table-cell office:value-type="float" office:value="2.623900828" table:style-name="ce1">
            <text:p>2,623900828</text:p>
          </table:table-cell>
          <table:table-cell office:value-type="float" office:value="0.90403379100000003" table:style-name="ce1">
            <text:p>0,904033791</text:p>
          </table:table-cell>
          <table:table-cell office:value-type="float" office:value="2.650233563" table:style-name="ce1">
            <text:p>2,650233563</text:p>
          </table:table-cell>
          <table:table-cell office:value-type="float" office:value="1.0858447419999999" table:style-name="ce1">
            <text:p>1,085844742</text:p>
          </table:table-cell>
          <table:table-cell office:value-type="float" office:value="1.359458372" table:style-name="ce1">
            <text:p>1,359458372</text:p>
          </table:table-cell>
          <table:table-cell office:value-type="float" office:value="2.495964072" table:style-name="ce1">
            <text:p>2,495964072</text:p>
          </table:table-cell>
          <table:table-cell office:value-type="float" office:value="0.86048016800000005" table:style-name="ce1">
            <text:p>0,860480168</text:p>
          </table:table-cell>
          <table:table-cell office:value-type="float" office:value="2.4034834040000002" table:style-name="ce1">
            <text:p>2,403483404</text:p>
          </table:table-cell>
          <table:table-cell office:value-type="float" office:value="0.333374795" table:style-name="ce1">
            <text:p>0,333374795</text:p>
          </table:table-cell>
          <table:table-cell office:value-type="float" office:value="2.9364281879999998" table:style-name="ce1">
            <text:p>2,936428188</text:p>
          </table:table-cell>
          <table:table-cell office:value-type="float" office:value="1.1861646729999999" table:style-name="ce1">
            <text:p>1,186164673</text:p>
          </table:table-cell>
          <table:table-cell office:value-type="float" office:value="1.2040607969999999" table:style-name="ce1">
            <text:p>1,204060797</text:p>
          </table:table-cell>
          <table:table-cell office:value-type="float" office:value="3.4260130480000002" table:style-name="ce1">
            <text:p>3,426013048</text:p>
          </table:table-cell>
          <table:table-cell office:value-type="float" office:value="1.6000250629999999" table:style-name="ce1">
            <text:p>1,600025063</text:p>
          </table:table-cell>
          <table:table-cell office:value-type="float" office:value="0.64246877899999999" table:style-name="ce1">
            <text:p>0,642468779</text:p>
          </table:table-cell>
          <table:table-cell office:value-type="float" office:value="1.3167710370000001" table:style-name="ce1">
            <text:p>1,316771037</text:p>
          </table:table-cell>
          <table:table-cell office:value-type="float" office:value="2.8172955370000001" table:style-name="ce1">
            <text:p>2,817295537</text:p>
          </table:table-cell>
          <table:table-cell office:value-type="float" office:value="2.304571266" table:style-name="ce1">
            <text:p>2,304571266</text:p>
          </table:table-cell>
          <table:table-cell office:value-type="float" office:value="1.745661414" table:style-name="ce1">
            <text:p>1,745661414</text:p>
          </table:table-cell>
          <table:table-cell office:value-type="float" office:value="2.308438024" table:style-name="ce1">
            <text:p>2,308438024</text:p>
          </table:table-cell>
          <table:table-cell office:value-type="float" office:value="1.235380785" table:style-name="ce1">
            <text:p>1,235380785</text:p>
          </table:table-cell>
          <table:table-cell office:value-type="float" office:value="2.077899956" table:style-name="ce1">
            <text:p>2,077899956</text:p>
          </table:table-cell>
          <table:table-cell office:value-type="float" office:value="0.46778769599999998" table:style-name="ce1">
            <text:p>0,467787696</text:p>
          </table:table-cell>
          <table:table-cell office:value-type="float" office:value="0.54355158000000003" table:style-name="ce1">
            <text:p>0,54355158</text:p>
          </table:table-cell>
          <table:table-cell office:value-type="float" office:value="4.1672696399999998" table:style-name="ce1">
            <text:p>4,16726964</text:p>
          </table:table-cell>
          <table:table-cell office:value-type="float" office:value="2.8504935370000002" table:style-name="ce1">
            <text:p>2,850493537</text:p>
          </table:table-cell>
          <table:table-cell office:value-type="float" office:value="2.4061046739999998" table:style-name="ce1">
            <text:p>2,406104674</text:p>
          </table:table-cell>
          <table:table-cell office:value-type="float" office:value="2.1746780320000001" table:style-name="ce1">
            <text:p>2,174678032</text:p>
          </table:table-cell>
          <table:table-cell office:value-type="float" office:value="1.170732535" table:style-name="ce1">
            <text:p>1,170732535</text:p>
          </table:table-cell>
          <table:table-cell office:value-type="float" office:value="2.6273950629999998" table:style-name="ce1">
            <text:p>2,627395063</text:p>
          </table:table-cell>
          <table:table-cell office:value-type="float" office:value="2.8521648700000002" table:style-name="ce1">
            <text:p>2,85216487</text:p>
          </table:table-cell>
          <table:table-cell office:value-type="float" office:value="2.5277507620000002" table:style-name="ce1">
            <text:p>2,527750762</text:p>
          </table:table-cell>
          <table:table-cell office:value-type="float" office:value="0.65731805899999995" table:style-name="ce1">
            <text:p>0,657318059</text:p>
          </table:table-cell>
          <table:table-cell office:value-type="float" office:value="1.9225687709999999" table:style-name="ce1">
            <text:p>1,922568771</text:p>
          </table:table-cell>
          <table:table-cell office:value-type="float" office:value="0.27728771299999999" table:style-name="ce1">
            <text:p>0,277287713</text:p>
          </table:table-cell>
          <table:table-cell office:value-type="float" office:value="2.2651034440000002" table:style-name="ce1">
            <text:p>2,265103444</text:p>
          </table:table-cell>
          <table:table-cell office:value-type="float" office:value="2.3179799079999999" table:style-name="ce1">
            <text:p>2,317979908</text:p>
          </table:table-cell>
          <table:table-cell office:value-type="float" office:value="2.5787907620000001" table:style-name="ce1">
            <text:p>2,578790762</text:p>
          </table:table-cell>
          <table:table-cell office:value-type="float" office:value="2.5674535989999998" table:style-name="ce1">
            <text:p>2,567453599</text:p>
          </table:table-cell>
          <table:table-cell office:value-type="float" office:value="2.6993226720000001" table:style-name="ce1">
            <text:p>2,699322672</text:p>
          </table:table-cell>
          <table:table-cell office:value-type="float" office:value="2.5840528420000002" table:style-name="ce1">
            <text:p>2,584052842</text:p>
          </table:table-cell>
          <table:table-cell office:value-type="float" office:value="1.507081533" table:style-name="ce1">
            <text:p>1,507081533</text:p>
          </table:table-cell>
          <table:table-cell office:value-type="float" office:value="2.0801328630000002" table:style-name="ce1">
            <text:p>2,080132863</text:p>
          </table:table-cell>
          <table:table-cell table:style-name="ce1"/>
          <table:table-cell office:value-type="float" office:value="0.37431383299999998" table:style-name="ce1">
            <text:p>0,374313833</text:p>
          </table:table-cell>
          <table:table-cell office:value-type="float" office:value="2.626935891" table:style-name="ce1">
            <text:p>2,626935891</text:p>
          </table:table-cell>
          <table:table-cell office:value-type="float" office:value="3.0744717540000002" table:style-name="ce1">
            <text:p>3,074471754</text:p>
          </table:table-cell>
          <table:table-cell office:value-type="float" office:value="1.7326783109999999" table:style-name="ce1">
            <text:p>1,732678311</text:p>
          </table:table-cell>
          <table:table-cell office:value-type="float" office:value="3.4938051360000002" table:style-name="ce1">
            <text:p>3,493805136</text:p>
          </table:table-cell>
          <table:table-cell office:value-type="float" office:value="0.84210861699999995" table:style-name="ce1">
            <text:p>0,842108617</text:p>
          </table:table-cell>
          <table:table-cell office:value-type="float" office:value="1.4781548019999999" table:style-name="ce1">
            <text:p>1,478154802</text:p>
          </table:table-cell>
          <table:table-cell office:value-type="float" office:value="6.2592346140000004" table:style-name="ce1">
            <text:p>6,259234614</text:p>
          </table:table-cell>
          <table:table-cell office:value-type="float" office:value="1.0746942669999999" table:style-name="ce1">
            <text:p>1,074694267</text:p>
          </table:table-cell>
          <table:table-cell office:value-type="float" office:value="2.8269099450000001" table:style-name="ce1">
            <text:p>2,826909945</text:p>
          </table:table-cell>
          <table:table-cell office:value-type="float" office:value="3.2795901779999999" table:style-name="ce1">
            <text:p>3,279590178</text:p>
          </table:table-cell>
          <table:table-cell office:value-type="float" office:value="3.0780159459999998" table:style-name="ce1">
            <text:p>3,078015946</text:p>
          </table:table-cell>
          <table:table-cell office:value-type="float" office:value="2.1213664429999999" table:style-name="ce1">
            <text:p>2,121366443</text:p>
          </table:table-cell>
          <table:table-cell office:value-type="float" office:value="2.2434185630000001" table:style-name="ce1">
            <text:p>2,243418563</text:p>
          </table:table-cell>
          <table:table-cell office:value-type="float" office:value="-1.450543403" table:style-name="ce1">
            <text:p>-1,450543403</text:p>
          </table:table-cell>
          <table:table-cell office:value-type="float" office:value="2.542150951" table:style-name="ce1">
            <text:p>2,542150951</text:p>
          </table:table-cell>
          <table:table-cell office:value-type="float" office:value="10.75645121" table:style-name="ce1">
            <text:p>10,75645121</text:p>
          </table:table-cell>
          <table:table-cell office:value-type="float" office:value="2.7674689109999999" table:style-name="ce1">
            <text:p>2,767468911</text:p>
          </table:table-cell>
          <table:table-cell office:value-type="float" office:value="2.3551053450000001" table:style-name="ce1">
            <text:p>2,355105345</text:p>
          </table:table-cell>
          <table:table-cell office:value-type="float" office:value="2.4747707000000001" table:style-name="ce1">
            <text:p>2,4747707</text:p>
          </table:table-cell>
          <table:table-cell office:value-type="float" office:value="2.208856908" table:style-name="ce1">
            <text:p>2,208856908</text:p>
          </table:table-cell>
          <table:table-cell office:value-type="float" office:value="3.8510185199999998" table:style-name="ce1">
            <text:p>3,85101852</text:p>
          </table:table-cell>
          <table:table-cell office:value-type="float" office:value="1.5705098179999999" table:style-name="ce1">
            <text:p>1,570509818</text:p>
          </table:table-cell>
          <table:table-cell office:value-type="float" office:value="2.6973727890000001" table:style-name="ce1">
            <text:p>2,697372789</text:p>
          </table:table-cell>
          <table:table-cell office:value-type="float" office:value="2.478180504" table:style-name="ce1">
            <text:p>2,478180504</text:p>
          </table:table-cell>
          <table:table-cell office:value-type="float" office:value="2.4106901939999998" table:style-name="ce1">
            <text:p>2,410690194</text:p>
          </table:table-cell>
          <table:table-cell office:value-type="float" office:value="2.6130720549999999" table:style-name="ce1">
            <text:p>2,613072055</text:p>
          </table:table-cell>
          <table:table-cell office:value-type="float" office:value="2.3756632469999999" table:style-name="ce1">
            <text:p>2,375663247</text:p>
          </table:table-cell>
          <table:table-cell office:value-type="float" office:value="2.3053190899999998" table:style-name="ce1">
            <text:p>2,30531909</text:p>
          </table:table-cell>
          <table:table-cell office:value-type="float" office:value="2.3529973769999999" table:style-name="ce1">
            <text:p>2,352997377</text:p>
          </table:table-cell>
          <table:table-cell office:value-type="float" office:value="2.0309897819999998" table:style-name="ce1">
            <text:p>2,030989782</text:p>
          </table:table-cell>
          <table:table-cell office:value-type="float" office:value="2.2530885349999998" table:style-name="ce1">
            <text:p>2,253088535</text:p>
          </table:table-cell>
          <table:table-cell office:value-type="float" office:value="1.227445511" table:style-name="ce1">
            <text:p>1,227445511</text:p>
          </table:table-cell>
          <table:table-cell office:value-type="float" office:value="1.1376686979999999" table:style-name="ce1">
            <text:p>1,137668698</text:p>
          </table:table-cell>
          <table:table-cell office:value-type="float" office:value="1.1226463959999999" table:style-name="ce1">
            <text:p>1,122646396</text:p>
          </table:table-cell>
          <table:table-cell office:value-type="float" office:value="4.8735793220000003" table:style-name="ce1">
            <text:p>4,873579322</text:p>
          </table:table-cell>
          <table:table-cell office:value-type="float" office:value="3.6467121910000002" table:style-name="ce1">
            <text:p>3,646712191</text:p>
          </table:table-cell>
          <table:table-cell office:value-type="float" office:value="2.6526512160000002" table:style-name="ce1">
            <text:p>2,652651216</text:p>
          </table:table-cell>
          <table:table-cell office:value-type="float" office:value="0.19777296999999999" table:style-name="ce1">
            <text:p>0,19777297</text:p>
          </table:table-cell>
          <table:table-cell office:value-type="float" office:value="1.821818583" table:style-name="ce1">
            <text:p>1,821818583</text:p>
          </table:table-cell>
          <table:table-cell office:value-type="float" office:value="2.5286439519999999" table:style-name="ce1">
            <text:p>2,528643952</text:p>
          </table:table-cell>
          <table:table-cell office:value-type="float" office:value="2.5108643740000001" table:style-name="ce1">
            <text:p>2,510864374</text:p>
          </table:table-cell>
          <table:table-cell office:value-type="float" office:value="2.7884501460000002" table:style-name="ce1">
            <text:p>2,788450146</text:p>
          </table:table-cell>
          <table:table-cell office:value-type="float" office:value="3.1138370700000002" table:style-name="ce1">
            <text:p>3,11383707</text:p>
          </table:table-cell>
          <table:table-cell office:value-type="float" office:value="3.377387546" table:style-name="ce1">
            <text:p>3,377387546</text:p>
          </table:table-cell>
          <table:table-cell office:value-type="float" office:value="2.3490145509999998" table:style-name="ce1">
            <text:p>2,349014551</text:p>
          </table:table-cell>
          <table:table-cell office:value-type="float" office:value="1.47340622" table:style-name="ce1">
            <text:p>1,47340622</text:p>
          </table:table-cell>
          <table:table-cell office:value-type="float" office:value="1.169280307" table:style-name="ce1">
            <text:p>1,169280307</text:p>
          </table:table-cell>
          <table:table-cell office:value-type="float" office:value="-0.76556892899999995" table:style-name="ce1">
            <text:p>-0,765568929</text:p>
          </table:table-cell>
          <table:table-cell office:value-type="float" office:value="2.257716593" table:style-name="ce1">
            <text:p>2,257716593</text:p>
          </table:table-cell>
          <table:table-cell office:value-type="float" office:value="2.7049012979999998" table:style-name="ce1">
            <text:p>2,704901298</text:p>
          </table:table-cell>
          <table:table-cell office:value-type="float" office:value="0.87283967600000001" table:style-name="ce1">
            <text:p>0,872839676</text:p>
          </table:table-cell>
          <table:table-cell office:value-type="float" office:value="2.989719558" table:style-name="ce1">
            <text:p>2,989719558</text:p>
          </table:table-cell>
          <table:table-cell office:value-type="float" office:value="2.192245556" table:style-name="ce1">
            <text:p>2,192245556</text:p>
          </table:table-cell>
          <table:table-cell office:value-type="float" office:value="2.29133509" table:style-name="ce1">
            <text:p>2,29133509</text:p>
          </table:table-cell>
          <table:table-cell office:value-type="float" office:value="2.99717345" table:style-name="ce1">
            <text:p>2,99717345</text:p>
          </table:table-cell>
          <table:table-cell office:value-type="float" office:value="2.2317579969999999" table:style-name="ce1">
            <text:p>2,231757997</text:p>
          </table:table-cell>
          <table:table-cell office:value-type="float" office:value="2.5002187020000002" table:style-name="ce1">
            <text:p>2,500218702</text:p>
          </table:table-cell>
          <table:table-cell office:value-type="float" office:value="2.9044660549999999" table:style-name="ce1">
            <text:p>2,904466055</text:p>
          </table:table-cell>
          <table:table-cell office:value-type="float" office:value="1.3103105180000001" table:style-name="ce1">
            <text:p>1,310310518</text:p>
          </table:table-cell>
          <table:table-cell office:value-type="float" office:value="2.5136622819999999" table:style-name="ce1">
            <text:p>2,513662282</text:p>
          </table:table-cell>
          <table:table-cell office:value-type="float" office:value="2.6877317760000001" table:style-name="ce1">
            <text:p>2,687731776</text:p>
          </table:table-cell>
          <table:table-cell office:value-type="float" office:value="2.8851334830000002" table:style-name="ce1">
            <text:p>2,885133483</text:p>
          </table:table-cell>
          <table:table-cell office:value-type="float" office:value="2.139633844" table:style-name="ce1">
            <text:p>2,139633844</text:p>
          </table:table-cell>
          <table:table-cell office:value-type="float" office:value="3.0383734200000001" table:style-name="ce1">
            <text:p>3,03837342</text:p>
          </table:table-cell>
          <table:table-cell office:value-type="float" office:value="1.3726611049999999" table:style-name="ce1">
            <text:p>1,372661105</text:p>
          </table:table-cell>
          <table:table-cell office:value-type="float" office:value="0.77732707700000003" table:style-name="ce1">
            <text:p>0,777327077</text:p>
          </table:table-cell>
          <table:table-cell office:value-type="float" office:value="1.7369196220000001" table:style-name="ce1">
            <text:p>1,736919622</text:p>
          </table:table-cell>
          <table:table-cell office:value-type="float" office:value="4.612977173" table:style-name="ce1">
            <text:p>4,612977173</text:p>
          </table:table-cell>
          <table:table-cell office:value-type="float" office:value="1.649506117" table:style-name="ce1">
            <text:p>1,649506117</text:p>
          </table:table-cell>
          <table:table-cell office:value-type="float" office:value="1.3018869449999999" table:style-name="ce1">
            <text:p>1,301886945</text:p>
          </table:table-cell>
          <table:table-cell office:value-type="float" office:value="2.6130064549999998" table:style-name="ce1">
            <text:p>2,613006455</text:p>
          </table:table-cell>
          <table:table-cell office:value-type="float" office:value="1.886430448" table:style-name="ce1">
            <text:p>1,886430448</text:p>
          </table:table-cell>
          <table:table-cell office:value-type="float" office:value="2.5668410599999998" table:style-name="ce1">
            <text:p>2,56684106</text:p>
          </table:table-cell>
          <table:table-cell office:value-type="float" office:value="2.9601452410000002" table:style-name="ce1">
            <text:p>2,960145241</text:p>
          </table:table-cell>
          <table:table-cell office:value-type="float" office:value="2.8408261330000002" table:style-name="ce1">
            <text:p>2,840826133</text:p>
          </table:table-cell>
          <table:table-cell office:value-type="float" office:value="3.126000195" table:style-name="ce1">
            <text:p>3,126000195</text:p>
          </table:table-cell>
          <table:table-cell office:value-type="float" office:value="1.8714425640000001" table:style-name="ce1">
            <text:p>1,871442564</text:p>
          </table:table-cell>
          <table:table-cell office:value-type="float" office:value="2.082089012" table:style-name="ce1">
            <text:p>2,082089012</text:p>
          </table:table-cell>
          <table:table-cell office:value-type="float" office:value="0.97628938399999998" table:style-name="ce1">
            <text:p>0,976289384</text:p>
          </table:table-cell>
          <table:table-cell office:value-type="float" office:value="2.4434721650000002" table:style-name="ce1">
            <text:p>2,443472165</text:p>
          </table:table-cell>
          <table:table-cell office:value-type="float" office:value="1.55144868" table:style-name="ce1">
            <text:p>1,55144868</text:p>
          </table:table-cell>
          <table:table-cell office:value-type="float" office:value="2.1354544679999998" table:style-name="ce1">
            <text:p>2,135454468</text:p>
          </table:table-cell>
          <table:table-cell office:value-type="float" office:value="-0.40778676400000002" table:style-name="ce1">
            <text:p>-0,407786764</text:p>
          </table:table-cell>
          <table:table-cell office:value-type="float" office:value="2.6466414450000002" table:style-name="ce1">
            <text:p>2,646641445</text:p>
          </table:table-cell>
          <table:table-cell table:style-name="ce1"/>
          <table:table-cell office:value-type="float" office:value="3.0274475719999998" table:style-name="ce1">
            <text:p>3,027447572</text:p>
          </table:table-cell>
          <table:table-cell office:value-type="float" office:value="1.1148360980000001" table:style-name="ce1">
            <text:p>1,114836098</text:p>
          </table:table-cell>
          <table:table-cell office:value-type="float" office:value="3.594519139" table:style-name="ce1">
            <text:p>3,594519139</text:p>
          </table:table-cell>
          <table:table-cell office:value-type="float" office:value="8.5988396869999999" table:style-name="ce1">
            <text:p>8,598839687</text:p>
          </table:table-cell>
          <table:table-cell office:value-type="float" office:value="0.59261264300000005" table:style-name="ce1">
            <text:p>0,592612643</text:p>
          </table:table-cell>
          <table:table-cell office:value-type="float" office:value="1.1107258470000001" table:style-name="ce1">
            <text:p>1,110725847</text:p>
          </table:table-cell>
          <table:table-cell office:value-type="float" office:value="2.22728876" table:style-name="ce1">
            <text:p>2,22728876</text:p>
          </table:table-cell>
          <table:table-cell office:value-type="float" office:value="2.224535833" table:style-name="ce1">
            <text:p>2,224535833</text:p>
          </table:table-cell>
          <table:table-cell office:value-type="float" office:value="3.4944879129999999" table:style-name="ce1">
            <text:p>3,494487913</text:p>
          </table:table-cell>
          <table:table-cell office:value-type="float" office:value="3.0811931270000001" table:style-name="ce1">
            <text:p>3,081193127</text:p>
          </table:table-cell>
          <table:table-cell office:value-type="float" office:value="2.8264410729999998" table:style-name="ce1">
            <text:p>2,826441073</text:p>
          </table:table-cell>
          <table:table-cell office:value-type="float" office:value="2.4300511829999998" table:style-name="ce1">
            <text:p>2,430051183</text:p>
          </table:table-cell>
          <table:table-cell office:value-type="float" office:value="3.0101502980000001" table:style-name="ce1">
            <text:p>3,010150298</text:p>
          </table:table-cell>
          <table:table-cell office:value-type="float" office:value="1.6705092859999999" table:style-name="ce1">
            <text:p>1,670509286</text:p>
          </table:table-cell>
          <table:table-cell office:value-type="float" office:value="2.9078836300000002" table:style-name="ce1">
            <text:p>2,90788363</text:p>
          </table:table-cell>
          <table:table-cell office:value-type="float" office:value="2.3923480019999999" table:style-name="ce1">
            <text:p>2,392348002</text:p>
          </table:table-cell>
          <table:table-cell office:value-type="float" office:value="2.217726699" table:style-name="ce1">
            <text:p>2,217726699</text:p>
          </table:table-cell>
          <table:table-cell table:style-name="ce1"/>
          <table:table-cell office:value-type="float" office:value="2.4763118739999999" table:style-name="ce1">
            <text:p>2,476311874</text:p>
          </table:table-cell>
          <table:table-cell office:value-type="float" office:value="2.0446346559999999" table:style-name="ce1">
            <text:p>2,044634656</text:p>
          </table:table-cell>
          <table:table-cell office:value-type="float" office:value="2.4756774859999999" table:style-name="ce1">
            <text:p>2,475677486</text:p>
          </table:table-cell>
          <table:table-cell office:value-type="float" office:value="1.875820227" table:style-name="ce1">
            <text:p>1,875820227</text:p>
          </table:table-cell>
          <table:table-cell office:value-type="float" office:value="0.95224805800000001" table:style-name="ce1">
            <text:p>0,952248058</text:p>
          </table:table-cell>
          <table:table-cell office:value-type="float" office:value="2.6717300339999999" table:style-name="ce1">
            <text:p>2,671730034</text:p>
          </table:table-cell>
          <table:table-cell office:value-type="float" office:value="1.0034660980000001" table:style-name="ce1">
            <text:p>1,003466098</text:p>
          </table:table-cell>
          <table:table-cell office:value-type="float" office:value="1.0389960330000001" table:style-name="ce1">
            <text:p>1,038996033</text:p>
          </table:table-cell>
          <table:table-cell office:value-type="float" office:value="0.94184554899999995" table:style-name="ce1">
            <text:p>0,941845549</text:p>
          </table:table-cell>
          <table:table-cell office:value-type="float" office:value="2.3807652109999999" table:style-name="ce1">
            <text:p>2,380765211</text:p>
          </table:table-cell>
          <table:table-cell table:style-name="ce1"/>
          <table:table-cell office:value-type="float" office:value="2.5112700819999998" table:style-name="ce1">
            <text:p>2,511270082</text:p>
          </table:table-cell>
          <table:table-cell office:value-type="float" office:value="3.2688670399999999" table:style-name="ce1">
            <text:p>3,26886704</text:p>
          </table:table-cell>
          <table:table-cell office:value-type="float" office:value="-0.42841295899999998" table:style-name="ce1">
            <text:p>-0,428412959</text:p>
          </table:table-cell>
          <table:table-cell office:value-type="float" office:value="1.9238528539999999" table:style-name="ce1">
            <text:p>1,923852854</text:p>
          </table:table-cell>
          <table:table-cell office:value-type="float" office:value="2.510184137" table:style-name="ce1">
            <text:p>2,510184137</text:p>
          </table:table-cell>
          <table:table-cell office:value-type="float" office:value="1.3999875799999999" table:style-name="ce1">
            <text:p>1,39998758</text:p>
          </table:table-cell>
          <table:table-cell office:value-type="float" office:value="2.7626261360000002" table:style-name="ce1">
            <text:p>2,762626136</text:p>
          </table:table-cell>
          <table:table-cell office:value-type="float" office:value="3.0033037829999998" table:style-name="ce1">
            <text:p>3,003303783</text:p>
          </table:table-cell>
          <table:table-cell office:value-type="float" office:value="3.4969240070000001" table:style-name="ce1">
            <text:p>3,496924007</text:p>
          </table:table-cell>
          <table:table-cell office:value-type="float" office:value="3.196213303" table:style-name="ce1">
            <text:p>3,196213303</text:p>
          </table:table-cell>
          <table:table-cell office:value-type="float" office:value="2.730873103" table:style-name="ce1">
            <text:p>2,730873103</text:p>
          </table:table-cell>
          <table:table-cell office:value-type="float" office:value="1.8747392869999999" table:style-name="ce1">
            <text:p>1,874739287</text:p>
          </table:table-cell>
          <table:table-cell office:value-type="float" office:value="2.7049012979999998" table:style-name="ce1">
            <text:p>2,704901298</text:p>
          </table:table-cell>
          <table:table-cell office:value-type="float" office:value="3.5654009919999998" table:style-name="ce1">
            <text:p>3,565400992</text:p>
          </table:table-cell>
          <table:table-cell office:value-type="float" office:value="2.224535833" table:style-name="ce1">
            <text:p>2,224535833</text:p>
          </table:table-cell>
          <table:table-cell office:value-type="float" office:value="2.4756774859999999" table:style-name="ce1">
            <text:p>2,475677486</text:p>
          </table:table-cell>
          <table:table-cell office:value-type="float" office:value="1.0057681169999999" table:style-name="ce1">
            <text:p>1,005768117</text:p>
          </table:table-cell>
          <table:table-cell office:value-type="float" office:value="1.9276092440000001" table:style-name="ce1">
            <text:p>1,927609244</text:p>
          </table:table-cell>
          <table:table-cell office:value-type="float" office:value="2.3809216040000001" table:style-name="ce1">
            <text:p>2,380921604</text:p>
          </table:table-cell>
          <table:table-cell office:value-type="float" office:value="0.55855665600000004" table:style-name="ce1">
            <text:p>0,558556656</text:p>
          </table:table-cell>
          <table:table-cell office:value-type="float" office:value="2.958291719" table:style-name="ce1">
            <text:p>2,958291719</text:p>
          </table:table-cell>
          <table:table-cell office:value-type="float" office:value="3.3999977939999999" table:style-name="ce1">
            <text:p>3,399997794</text:p>
          </table:table-cell>
          <table:table-cell office:value-type="float" office:value="1.0383751969999999" table:style-name="ce1">
            <text:p>1,038375197</text:p>
          </table:table-cell>
          <table:table-cell office:value-type="float" office:value="2.3807782180000001" table:style-name="ce1">
            <text:p>2,380778218</text:p>
          </table:table-cell>
          <table:table-cell office:value-type="float" office:value="1.0876380839999999" table:style-name="ce1">
            <text:p>1,087638084</text:p>
          </table:table-cell>
          <table:table-cell office:value-type="float" office:value="1.2501716460000001" table:style-name="ce1">
            <text:p>1,250171646</text:p>
          </table:table-cell>
          <table:table-cell office:value-type="float" office:value="3.562344408" table:style-name="ce1">
            <text:p>3,562344408</text:p>
          </table:table-cell>
          <table:table-cell office:value-type="float" office:value="1.051890813" table:style-name="ce1">
            <text:p>1,051890813</text:p>
          </table:table-cell>
          <table:table-cell office:value-type="float" office:value="3.3912872520000001" table:style-name="ce1">
            <text:p>3,391287252</text:p>
          </table:table-cell>
          <table:table-cell office:value-type="float" office:value="2.1058228369999998" table:style-name="ce1">
            <text:p>2,105822837</text:p>
          </table:table-cell>
          <table:table-cell office:value-type="float" office:value="6.4078856679999996" table:style-name="ce1">
            <text:p>6,407885668</text:p>
          </table:table-cell>
          <table:table-cell office:value-type="float" office:value="2.891324607" table:style-name="ce1">
            <text:p>2,891324607</text:p>
          </table:table-cell>
          <table:table-cell office:value-type="float" office:value="2.9445034649999999" table:style-name="ce1">
            <text:p>2,944503465</text:p>
          </table:table-cell>
          <table:table-cell office:value-type="float" office:value="2.0548915289999998" table:style-name="ce1">
            <text:p>2,054891529</text:p>
          </table:table-cell>
          <table:table-cell office:value-type="float" office:value="2.9651208169999999" table:style-name="ce1">
            <text:p>2,965120817</text:p>
          </table:table-cell>
          <table:table-cell office:value-type="float" office:value="2.6317308320000001" table:style-name="ce1">
            <text:p>2,631730832</text:p>
          </table:table-cell>
          <table:table-cell office:value-type="float" office:value="1.5155776590000001" table:style-name="ce1">
            <text:p>1,515577659</text:p>
          </table:table-cell>
          <table:table-cell office:value-type="float" office:value="2.5524862719999999" table:style-name="ce1">
            <text:p>2,552486272</text:p>
          </table:table-cell>
          <table:table-cell office:value-type="float" office:value="3.0498788440000002" table:style-name="ce1">
            <text:p>3,049878844</text:p>
          </table:table-cell>
          <table:table-cell office:value-type="float" office:value="3.3734233360000001" table:style-name="ce1">
            <text:p>3,373423336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66" table:style-name="ce1">
            <text:p>1966</text:p>
          </table:table-cell>
          <table:table-cell office:value-type="float" office:value="0.61699087799999996" table:style-name="ce1">
            <text:p>0,616990878</text:p>
          </table:table-cell>
          <table:table-cell office:value-type="float" office:value="2.1710087850000002" table:style-name="ce1">
            <text:p>2,171008785</text:p>
          </table:table-cell>
          <table:table-cell office:value-type="float" office:value="0.184283276" table:style-name="ce1">
            <text:p>0,184283276</text:p>
          </table:table-cell>
          <table:table-cell office:value-type="float" office:value="2.63456388" table:style-name="ce1">
            <text:p>2,63456388</text:p>
          </table:table-cell>
          <table:table-cell office:value-type="float" office:value="5.7508775659999998" table:style-name="ce1">
            <text:p>5,750877566</text:p>
          </table:table-cell>
          <table:table-cell office:value-type="float" office:value="2.8582192260000001" table:style-name="ce1">
            <text:p>2,858219226</text:p>
          </table:table-cell>
          <table:table-cell office:value-type="float" office:value="6.5342297929999997" table:style-name="ce1">
            <text:p>6,534229793</text:p>
          </table:table-cell>
          <table:table-cell office:value-type="float" office:value="1.4977095419999999" table:style-name="ce1">
            <text:p>1,497709542</text:p>
          </table:table-cell>
          <table:table-cell office:value-type="float" office:value="2.884528457" table:style-name="ce1">
            <text:p>2,884528457</text:p>
          </table:table-cell>
          <table:table-cell office:value-type="float" office:value="3.2827977970000002" table:style-name="ce1">
            <text:p>3,282797797</text:p>
          </table:table-cell>
          <table:table-cell office:value-type="float" office:value="2.0521236429999998" table:style-name="ce1">
            <text:p>2,052123643</text:p>
          </table:table-cell>
          <table:table-cell office:value-type="float" office:value="2.283184382" table:style-name="ce1">
            <text:p>2,283184382</text:p>
          </table:table-cell>
          <table:table-cell office:value-type="float" office:value="0.70139611599999996" table:style-name="ce1">
            <text:p>0,701396116</text:p>
          </table:table-cell>
          <table:table-cell office:value-type="float" office:value="2.768314487" table:style-name="ce1">
            <text:p>2,768314487</text:p>
          </table:table-cell>
          <table:table-cell office:value-type="float" office:value="2.4298910280000001" table:style-name="ce1">
            <text:p>2,429891028</text:p>
          </table:table-cell>
          <table:table-cell office:value-type="float" office:value="0.67546356699999999" table:style-name="ce1">
            <text:p>0,675463567</text:p>
          </table:table-cell>
          <table:table-cell office:value-type="float" office:value="1.874280454" table:style-name="ce1">
            <text:p>1,874280454</text:p>
          </table:table-cell>
          <table:table-cell office:value-type="float" office:value="1.562512466" table:style-name="ce1">
            <text:p>1,562512466</text:p>
          </table:table-cell>
          <table:table-cell office:value-type="float" office:value="3.1502488359999998" table:style-name="ce1">
            <text:p>3,150248836</text:p>
          </table:table-cell>
          <table:table-cell office:value-type="float" office:value="0.65470120200000004" table:style-name="ce1">
            <text:p>0,654701202</text:p>
          </table:table-cell>
          <table:table-cell office:value-type="float" office:value="2.2938104039999998" table:style-name="ce1">
            <text:p>2,293810404</text:p>
          </table:table-cell>
          <table:table-cell office:value-type="float" office:value="4.4155880740000004" table:style-name="ce1">
            <text:p>4,415588074</text:p>
          </table:table-cell>
          <table:table-cell office:value-type="float" office:value="1.43195377" table:style-name="ce1">
            <text:p>1,43195377</text:p>
          </table:table-cell>
          <table:table-cell office:value-type="float" office:value="0.99958674700000005" table:style-name="ce1">
            <text:p>0,999586747</text:p>
          </table:table-cell>
          <table:table-cell office:value-type="float" office:value="2.996520597" table:style-name="ce1">
            <text:p>2,996520597</text:p>
          </table:table-cell>
          <table:table-cell office:value-type="float" office:value="1.7964071859999999" table:style-name="ce1">
            <text:p>1,796407186</text:p>
          </table:table-cell>
          <table:table-cell office:value-type="float" office:value="2.049845409" table:style-name="ce1">
            <text:p>2,049845409</text:p>
          </table:table-cell>
          <table:table-cell office:value-type="float" office:value="2.7481170079999999" table:style-name="ce1">
            <text:p>2,748117008</text:p>
          </table:table-cell>
          <table:table-cell office:value-type="float" office:value="0.28631984300000002" table:style-name="ce1">
            <text:p>0,286319843</text:p>
          </table:table-cell>
          <table:table-cell office:value-type="float" office:value="4.6636324489999996" table:style-name="ce1">
            <text:p>4,663632449</text:p>
          </table:table-cell>
          <table:table-cell office:value-type="float" office:value="2.976587995" table:style-name="ce1">
            <text:p>2,976587995</text:p>
          </table:table-cell>
          <table:table-cell office:value-type="float" office:value="2.1149982949999999" table:style-name="ce1">
            <text:p>2,114998295</text:p>
          </table:table-cell>
          <table:table-cell office:value-type="float" office:value="2.0112821310000002" table:style-name="ce1">
            <text:p>2,011282131</text:p>
          </table:table-cell>
          <table:table-cell office:value-type="float" office:value="1.8628137709999999" table:style-name="ce1">
            <text:p>1,862813771</text:p>
          </table:table-cell>
          <table:table-cell office:value-type="float" office:value="0.73904096600000002" table:style-name="ce1">
            <text:p>0,739040966</text:p>
          </table:table-cell>
          <table:table-cell office:value-type="float" office:value="1.0451517429999999" table:style-name="ce1">
            <text:p>1,045151743</text:p>
          </table:table-cell>
          <table:table-cell office:value-type="float" office:value="1.065652627" table:style-name="ce1">
            <text:p>1,065652627</text:p>
          </table:table-cell>
          <table:table-cell office:value-type="float" office:value="1.799396102" table:style-name="ce1">
            <text:p>1,799396102</text:p>
          </table:table-cell>
          <table:table-cell office:value-type="float" office:value="2.7873318380000001" table:style-name="ce1">
            <text:p>2,787331838</text:p>
          </table:table-cell>
          <table:table-cell office:value-type="float" office:value="3.6443888630000001" table:style-name="ce1">
            <text:p>3,644388863</text:p>
          </table:table-cell>
          <table:table-cell office:value-type="float" office:value="2.3339934859999998" table:style-name="ce1">
            <text:p>2,333993486</text:p>
          </table:table-cell>
          <table:table-cell office:value-type="float" office:value="2.7940450029999999" table:style-name="ce1">
            <text:p>2,794045003</text:p>
          </table:table-cell>
          <table:table-cell office:value-type="float" office:value="2.680828999" table:style-name="ce1">
            <text:p>2,680828999</text:p>
          </table:table-cell>
          <table:table-cell office:value-type="float" office:value="2.9182039190000002" table:style-name="ce1">
            <text:p>2,918203919</text:p>
          </table:table-cell>
          <table:table-cell office:value-type="float" office:value="1.935596664" table:style-name="ce1">
            <text:p>1,935596664</text:p>
          </table:table-cell>
          <table:table-cell office:value-type="float" office:value="3.512394365" table:style-name="ce1">
            <text:p>3,512394365</text:p>
          </table:table-cell>
          <table:table-cell office:value-type="float" office:value="3.2271624600000002" table:style-name="ce1">
            <text:p>3,22716246</text:p>
          </table:table-cell>
          <table:table-cell office:value-type="float" office:value="1.48426809" table:style-name="ce1">
            <text:p>1,48426809</text:p>
          </table:table-cell>
          <table:table-cell office:value-type="float" office:value="1.9575263220000001" table:style-name="ce1">
            <text:p>1,957526322</text:p>
          </table:table-cell>
          <table:table-cell office:value-type="float" office:value="1.041384968" table:style-name="ce1">
            <text:p>1,041384968</text:p>
          </table:table-cell>
          <table:table-cell office:value-type="float" office:value="0.85663819500000005" table:style-name="ce1">
            <text:p>0,856638195</text:p>
          </table:table-cell>
          <table:table-cell office:value-type="float" office:value="0.744767756" table:style-name="ce1">
            <text:p>0,744767756</text:p>
          </table:table-cell>
          <table:table-cell office:value-type="float" office:value="0.425318535" table:style-name="ce1">
            <text:p>0,425318535</text:p>
          </table:table-cell>
          <table:table-cell office:value-type="float" office:value="0.83456080099999996" table:style-name="ce1">
            <text:p>0,834560801</text:p>
          </table:table-cell>
          <table:table-cell office:value-type="float" office:value="6.6483993149999998" table:style-name="ce1">
            <text:p>6,648399315</text:p>
          </table:table-cell>
          <table:table-cell office:value-type="float" office:value="1.938408149" table:style-name="ce1">
            <text:p>1,938408149</text:p>
          </table:table-cell>
          <table:table-cell office:value-type="float" office:value="0.80300603299999995" table:style-name="ce1">
            <text:p>0,803006033</text:p>
          </table:table-cell>
          <table:table-cell office:value-type="float" office:value="3.0984403079999998" table:style-name="ce1">
            <text:p>3,098440308</text:p>
          </table:table-cell>
          <table:table-cell office:value-type="float" office:value="2.763975303" table:style-name="ce1">
            <text:p>2,763975303</text:p>
          </table:table-cell>
          <table:table-cell office:value-type="float" office:value="2.810331267" table:style-name="ce1">
            <text:p>2,810331267</text:p>
          </table:table-cell>
          <table:table-cell office:value-type="float" office:value="2.4539107759999998" table:style-name="ce1">
            <text:p>2,453910776</text:p>
          </table:table-cell>
          <table:table-cell office:value-type="float" office:value="2.6311942319999999" table:style-name="ce1">
            <text:p>2,631194232</text:p>
          </table:table-cell>
          <table:table-cell office:value-type="float" office:value="1.2277821360000001" table:style-name="ce1">
            <text:p>1,227782136</text:p>
          </table:table-cell>
          <table:table-cell office:value-type="float" office:value="0.95738246299999996" table:style-name="ce1">
            <text:p>0,957382463</text:p>
          </table:table-cell>
          <table:table-cell office:value-type="float" office:value="2.9211730880000002" table:style-name="ce1">
            <text:p>2,921173088</text:p>
          </table:table-cell>
          <table:table-cell office:value-type="float" office:value="2.6094228570000002" table:style-name="ce1">
            <text:p>2,609422857</text:p>
          </table:table-cell>
          <table:table-cell office:value-type="float" office:value="0.83489105399999997" table:style-name="ce1">
            <text:p>0,834891054</text:p>
          </table:table-cell>
          <table:table-cell office:value-type="float" office:value="2.6374675390000002" table:style-name="ce1">
            <text:p>2,637467539</text:p>
          </table:table-cell>
          <table:table-cell office:value-type="float" office:value="1.0240278519999999" table:style-name="ce1">
            <text:p>1,024027852</text:p>
          </table:table-cell>
          <table:table-cell office:value-type="float" office:value="1.078006708" table:style-name="ce1">
            <text:p>1,078006708</text:p>
          </table:table-cell>
          <table:table-cell office:value-type="float" office:value="2.4773632459999999" table:style-name="ce1">
            <text:p>2,477363246</text:p>
          </table:table-cell>
          <table:table-cell office:value-type="float" office:value="0.80593115400000004" table:style-name="ce1">
            <text:p>0,805931154</text:p>
          </table:table-cell>
          <table:table-cell office:value-type="float" office:value="2.4392327470000001" table:style-name="ce1">
            <text:p>2,439232747</text:p>
          </table:table-cell>
          <table:table-cell office:value-type="float" office:value="0.37480082599999998" table:style-name="ce1">
            <text:p>0,374800826</text:p>
          </table:table-cell>
          <table:table-cell office:value-type="float" office:value="2.6450649419999999" table:style-name="ce1">
            <text:p>2,645064942</text:p>
          </table:table-cell>
          <table:table-cell office:value-type="float" office:value="1.022959986" table:style-name="ce1">
            <text:p>1,022959986</text:p>
          </table:table-cell>
          <table:table-cell office:value-type="float" office:value="1.162913611" table:style-name="ce1">
            <text:p>1,162913611</text:p>
          </table:table-cell>
          <table:table-cell office:value-type="float" office:value="3.693369353" table:style-name="ce1">
            <text:p>3,693369353</text:p>
          </table:table-cell>
          <table:table-cell office:value-type="float" office:value="1.8117066959999999" table:style-name="ce1">
            <text:p>1,811706696</text:p>
          </table:table-cell>
          <table:table-cell office:value-type="float" office:value="0.55130324900000005" table:style-name="ce1">
            <text:p>0,551303249</text:p>
          </table:table-cell>
          <table:table-cell office:value-type="float" office:value="1.1434780980000001" table:style-name="ce1">
            <text:p>1,143478098</text:p>
          </table:table-cell>
          <table:table-cell office:value-type="float" office:value="2.5757495769999998" table:style-name="ce1">
            <text:p>2,575749577</text:p>
          </table:table-cell>
          <table:table-cell office:value-type="float" office:value="2.1250752259999999" table:style-name="ce1">
            <text:p>2,125075226</text:p>
          </table:table-cell>
          <table:table-cell office:value-type="float" office:value="1.7857310129999999" table:style-name="ce1">
            <text:p>1,785731013</text:p>
          </table:table-cell>
          <table:table-cell office:value-type="float" office:value="2.4903295760000002" table:style-name="ce1">
            <text:p>2,490329576</text:p>
          </table:table-cell>
          <table:table-cell office:value-type="float" office:value="1.4065195989999999" table:style-name="ce1">
            <text:p>1,406519599</text:p>
          </table:table-cell>
          <table:table-cell office:value-type="float" office:value="2.574605504" table:style-name="ce1">
            <text:p>2,574605504</text:p>
          </table:table-cell>
          <table:table-cell office:value-type="float" office:value="0.73780408099999994" table:style-name="ce1">
            <text:p>0,737804081</text:p>
          </table:table-cell>
          <table:table-cell office:value-type="float" office:value="0.31439599699999998" table:style-name="ce1">
            <text:p>0,314395997</text:p>
          </table:table-cell>
          <table:table-cell office:value-type="float" office:value="3.2625227319999999" table:style-name="ce1">
            <text:p>3,262522732</text:p>
          </table:table-cell>
          <table:table-cell office:value-type="float" office:value="2.8044201850000001" table:style-name="ce1">
            <text:p>2,804420185</text:p>
          </table:table-cell>
          <table:table-cell office:value-type="float" office:value="2.3469582290000002" table:style-name="ce1">
            <text:p>2,346958229</text:p>
          </table:table-cell>
          <table:table-cell office:value-type="float" office:value="1.922439292" table:style-name="ce1">
            <text:p>1,922439292</text:p>
          </table:table-cell>
          <table:table-cell office:value-type="float" office:value="1.092744041" table:style-name="ce1">
            <text:p>1,092744041</text:p>
          </table:table-cell>
          <table:table-cell office:value-type="float" office:value="0.88547577600000005" table:style-name="ce1">
            <text:p>0,885475776</text:p>
          </table:table-cell>
          <table:table-cell office:value-type="float" office:value="2.8899566210000001" table:style-name="ce1">
            <text:p>2,889956621</text:p>
          </table:table-cell>
          <table:table-cell office:value-type="float" office:value="2.5630392450000001" table:style-name="ce1">
            <text:p>2,563039245</text:p>
          </table:table-cell>
          <table:table-cell office:value-type="float" office:value="0.69318953500000002" table:style-name="ce1">
            <text:p>0,693189535</text:p>
          </table:table-cell>
          <table:table-cell office:value-type="float" office:value="1.9206525249999999" table:style-name="ce1">
            <text:p>1,920652525</text:p>
          </table:table-cell>
          <table:table-cell office:value-type="float" office:value="0.302244758" table:style-name="ce1">
            <text:p>0,302244758</text:p>
          </table:table-cell>
          <table:table-cell office:value-type="float" office:value="2.3651353039999998" table:style-name="ce1">
            <text:p>2,365135304</text:p>
          </table:table-cell>
          <table:table-cell office:value-type="float" office:value="2.4085786589999998" table:style-name="ce1">
            <text:p>2,408578659</text:p>
          </table:table-cell>
          <table:table-cell office:value-type="float" office:value="2.6222058370000001" table:style-name="ce1">
            <text:p>2,622205837</text:p>
          </table:table-cell>
          <table:table-cell office:value-type="float" office:value="2.5993463409999999" table:style-name="ce1">
            <text:p>2,599346341</text:p>
          </table:table-cell>
          <table:table-cell office:value-type="float" office:value="2.713856592" table:style-name="ce1">
            <text:p>2,713856592</text:p>
          </table:table-cell>
          <table:table-cell office:value-type="float" office:value="2.6328142269999999" table:style-name="ce1">
            <text:p>2,632814227</text:p>
          </table:table-cell>
          <table:table-cell office:value-type="float" office:value="1.794691909" table:style-name="ce1">
            <text:p>1,794691909</text:p>
          </table:table-cell>
          <table:table-cell office:value-type="float" office:value="2.083470803" table:style-name="ce1">
            <text:p>2,083470803</text:p>
          </table:table-cell>
          <table:table-cell table:style-name="ce1"/>
          <table:table-cell office:value-type="float" office:value="0.39888365599999998" table:style-name="ce1">
            <text:p>0,398883656</text:p>
          </table:table-cell>
          <table:table-cell office:value-type="float" office:value="2.6474855119999998" table:style-name="ce1">
            <text:p>2,647485512</text:p>
          </table:table-cell>
          <table:table-cell office:value-type="float" office:value="3.234824556" table:style-name="ce1">
            <text:p>3,234824556</text:p>
          </table:table-cell>
          <table:table-cell office:value-type="float" office:value="1.693452457" table:style-name="ce1">
            <text:p>1,693452457</text:p>
          </table:table-cell>
          <table:table-cell office:value-type="float" office:value="2.5425098369999999" table:style-name="ce1">
            <text:p>2,542509837</text:p>
          </table:table-cell>
          <table:table-cell office:value-type="float" office:value="0.77730440700000003" table:style-name="ce1">
            <text:p>0,777304407</text:p>
          </table:table-cell>
          <table:table-cell office:value-type="float" office:value="1.3574878050000001" table:style-name="ce1">
            <text:p>1,357487805</text:p>
          </table:table-cell>
          <table:table-cell office:value-type="float" office:value="7.6619774319999996" table:style-name="ce1">
            <text:p>7,661977432</text:p>
          </table:table-cell>
          <table:table-cell office:value-type="float" office:value="0.91306448399999995" table:style-name="ce1">
            <text:p>0,913064484</text:p>
          </table:table-cell>
          <table:table-cell office:value-type="float" office:value="2.424688679" table:style-name="ce1">
            <text:p>2,424688679</text:p>
          </table:table-cell>
          <table:table-cell office:value-type="float" office:value="3.3155172720000001" table:style-name="ce1">
            <text:p>3,315517272</text:p>
          </table:table-cell>
          <table:table-cell office:value-type="float" office:value="3.1368520740000001" table:style-name="ce1">
            <text:p>3,136852074</text:p>
          </table:table-cell>
          <table:table-cell office:value-type="float" office:value="1.805686594" table:style-name="ce1">
            <text:p>1,805686594</text:p>
          </table:table-cell>
          <table:table-cell office:value-type="float" office:value="2.1415007140000002" table:style-name="ce1">
            <text:p>2,141500714</text:p>
          </table:table-cell>
          <table:table-cell office:value-type="float" office:value="-1.7589629389999999" table:style-name="ce1">
            <text:p>-1,758962939</text:p>
          </table:table-cell>
          <table:table-cell office:value-type="float" office:value="2.5143874319999999" table:style-name="ce1">
            <text:p>2,514387432</text:p>
          </table:table-cell>
          <table:table-cell office:value-type="float" office:value="10.284144100000001" table:style-name="ce1">
            <text:p>10,2841441</text:p>
          </table:table-cell>
          <table:table-cell office:value-type="float" office:value="2.7283576530000002" table:style-name="ce1">
            <text:p>2,728357653</text:p>
          </table:table-cell>
          <table:table-cell office:value-type="float" office:value="2.3478666690000001" table:style-name="ce1">
            <text:p>2,347866669</text:p>
          </table:table-cell>
          <table:table-cell office:value-type="float" office:value="2.0923952620000001" table:style-name="ce1">
            <text:p>2,092395262</text:p>
          </table:table-cell>
          <table:table-cell office:value-type="float" office:value="2.2523292210000001" table:style-name="ce1">
            <text:p>2,252329221</text:p>
          </table:table-cell>
          <table:table-cell office:value-type="float" office:value="3.9800118009999998" table:style-name="ce1">
            <text:p>3,980011801</text:p>
          </table:table-cell>
          <table:table-cell office:value-type="float" office:value="1.631202695" table:style-name="ce1">
            <text:p>1,631202695</text:p>
          </table:table-cell>
          <table:table-cell office:value-type="float" office:value="2.6532045960000001" table:style-name="ce1">
            <text:p>2,653204596</text:p>
          </table:table-cell>
          <table:table-cell office:value-type="float" office:value="2.5310706349999998" table:style-name="ce1">
            <text:p>2,531070635</text:p>
          </table:table-cell>
          <table:table-cell office:value-type="float" office:value="2.4890706410000001" table:style-name="ce1">
            <text:p>2,489070641</text:p>
          </table:table-cell>
          <table:table-cell office:value-type="float" office:value="2.6614623470000001" table:style-name="ce1">
            <text:p>2,661462347</text:p>
          </table:table-cell>
          <table:table-cell office:value-type="float" office:value="2.3996893880000001" table:style-name="ce1">
            <text:p>2,399689388</text:p>
          </table:table-cell>
          <table:table-cell office:value-type="float" office:value="2.3079686719999999" table:style-name="ce1">
            <text:p>2,307968672</text:p>
          </table:table-cell>
          <table:table-cell office:value-type="float" office:value="2.4467600040000002" table:style-name="ce1">
            <text:p>2,446760004</text:p>
          </table:table-cell>
          <table:table-cell office:value-type="float" office:value="2.0909511310000002" table:style-name="ce1">
            <text:p>2,090951131</text:p>
          </table:table-cell>
          <table:table-cell office:value-type="float" office:value="2.4342137089999998" table:style-name="ce1">
            <text:p>2,434213709</text:p>
          </table:table-cell>
          <table:table-cell office:value-type="float" office:value="1.224197913" table:style-name="ce1">
            <text:p>1,224197913</text:p>
          </table:table-cell>
          <table:table-cell office:value-type="float" office:value="0.71987626699999996" table:style-name="ce1">
            <text:p>0,719876267</text:p>
          </table:table-cell>
          <table:table-cell office:value-type="float" office:value="0.76049972399999999" table:style-name="ce1">
            <text:p>0,760499724</text:p>
          </table:table-cell>
          <table:table-cell office:value-type="float" office:value="4.7864666649999998" table:style-name="ce1">
            <text:p>4,786466665</text:p>
          </table:table-cell>
          <table:table-cell office:value-type="float" office:value="4.7425034479999999" table:style-name="ce1">
            <text:p>4,742503448</text:p>
          </table:table-cell>
          <table:table-cell office:value-type="float" office:value="2.5339118119999999" table:style-name="ce1">
            <text:p>2,533911812</text:p>
          </table:table-cell>
          <table:table-cell office:value-type="float" office:value="9.8739999999999994E-2" table:style-name="ce1">
            <text:p>0,09874</text:p>
          </table:table-cell>
          <table:table-cell office:value-type="float" office:value="1.684854546" table:style-name="ce1">
            <text:p>1,684854546</text:p>
          </table:table-cell>
          <table:table-cell office:value-type="float" office:value="2.5562546909999999" table:style-name="ce1">
            <text:p>2,556254691</text:p>
          </table:table-cell>
          <table:table-cell office:value-type="float" office:value="2.3267380809999998" table:style-name="ce1">
            <text:p>2,326738081</text:p>
          </table:table-cell>
          <table:table-cell office:value-type="float" office:value="2.7931898880000001" table:style-name="ce1">
            <text:p>2,793189888</text:p>
          </table:table-cell>
          <table:table-cell office:value-type="float" office:value="3.1145491540000001" table:style-name="ce1">
            <text:p>3,114549154</text:p>
          </table:table-cell>
          <table:table-cell office:value-type="float" office:value="3.1774010420000001" table:style-name="ce1">
            <text:p>3,177401042</text:p>
          </table:table-cell>
          <table:table-cell office:value-type="float" office:value="2.4438373269999998" table:style-name="ce1">
            <text:p>2,443837327</text:p>
          </table:table-cell>
          <table:table-cell office:value-type="float" office:value="1.5801075609999999" table:style-name="ce1">
            <text:p>1,580107561</text:p>
          </table:table-cell>
          <table:table-cell office:value-type="float" office:value="1.202673144" table:style-name="ce1">
            <text:p>1,202673144</text:p>
          </table:table-cell>
          <table:table-cell office:value-type="float" office:value="-1.135658893" table:style-name="ce1">
            <text:p>-1,135658893</text:p>
          </table:table-cell>
          <table:table-cell office:value-type="float" office:value="2.3006029049999999" table:style-name="ce1">
            <text:p>2,300602905</text:p>
          </table:table-cell>
          <table:table-cell office:value-type="float" office:value="2.734777502" table:style-name="ce1">
            <text:p>2,734777502</text:p>
          </table:table-cell>
          <table:table-cell office:value-type="float" office:value="1.74781E-2" table:style-name="ce1">
            <text:p>0,0174781</text:p>
          </table:table-cell>
          <table:table-cell office:value-type="float" office:value="2.922838939" table:style-name="ce1">
            <text:p>2,922838939</text:p>
          </table:table-cell>
          <table:table-cell office:value-type="float" office:value="2.8795694329999999" table:style-name="ce1">
            <text:p>2,879569433</text:p>
          </table:table-cell>
          <table:table-cell office:value-type="float" office:value="2.2958824459999998" table:style-name="ce1">
            <text:p>2,295882446</text:p>
          </table:table-cell>
          <table:table-cell office:value-type="float" office:value="3.016197595" table:style-name="ce1">
            <text:p>3,016197595</text:p>
          </table:table-cell>
          <table:table-cell office:value-type="float" office:value="2.0782539180000001" table:style-name="ce1">
            <text:p>2,078253918</text:p>
          </table:table-cell>
          <table:table-cell office:value-type="float" office:value="2.5307715929999999" table:style-name="ce1">
            <text:p>2,530771593</text:p>
          </table:table-cell>
          <table:table-cell office:value-type="float" office:value="2.7286559499999998" table:style-name="ce1">
            <text:p>2,72865595</text:p>
          </table:table-cell>
          <table:table-cell office:value-type="float" office:value="1.2278122199999999" table:style-name="ce1">
            <text:p>1,22781222</text:p>
          </table:table-cell>
          <table:table-cell office:value-type="float" office:value="2.5194053489999999" table:style-name="ce1">
            <text:p>2,519405349</text:p>
          </table:table-cell>
          <table:table-cell office:value-type="float" office:value="3.2611585590000001" table:style-name="ce1">
            <text:p>3,261158559</text:p>
          </table:table-cell>
          <table:table-cell office:value-type="float" office:value="2.867102789" table:style-name="ce1">
            <text:p>2,867102789</text:p>
          </table:table-cell>
          <table:table-cell office:value-type="float" office:value="2.1512347360000001" table:style-name="ce1">
            <text:p>2,151234736</text:p>
          </table:table-cell>
          <table:table-cell office:value-type="float" office:value="3.0283073549999999" table:style-name="ce1">
            <text:p>3,028307355</text:p>
          </table:table-cell>
          <table:table-cell office:value-type="float" office:value="1.305170731" table:style-name="ce1">
            <text:p>1,305170731</text:p>
          </table:table-cell>
          <table:table-cell office:value-type="float" office:value="0.79837988199999999" table:style-name="ce1">
            <text:p>0,798379882</text:p>
          </table:table-cell>
          <table:table-cell office:value-type="float" office:value="1.8028307189999999" table:style-name="ce1">
            <text:p>1,802830719</text:p>
          </table:table-cell>
          <table:table-cell office:value-type="float" office:value="3.5397472300000001" table:style-name="ce1">
            <text:p>3,53974723</text:p>
          </table:table-cell>
          <table:table-cell office:value-type="float" office:value="1.7910476319999999" table:style-name="ce1">
            <text:p>1,791047632</text:p>
          </table:table-cell>
          <table:table-cell office:value-type="float" office:value="1.2282278390000001" table:style-name="ce1">
            <text:p>1,228227839</text:p>
          </table:table-cell>
          <table:table-cell office:value-type="float" office:value="2.6823811690000001" table:style-name="ce1">
            <text:p>2,682381169</text:p>
          </table:table-cell>
          <table:table-cell office:value-type="float" office:value="1.8777448590000001" table:style-name="ce1">
            <text:p>1,877744859</text:p>
          </table:table-cell>
          <table:table-cell office:value-type="float" office:value="2.601887198" table:style-name="ce1">
            <text:p>2,601887198</text:p>
          </table:table-cell>
          <table:table-cell office:value-type="float" office:value="2.9355468309999999" table:style-name="ce1">
            <text:p>2,935546831</text:p>
          </table:table-cell>
          <table:table-cell office:value-type="float" office:value="2.8152928940000002" table:style-name="ce1">
            <text:p>2,815292894</text:p>
          </table:table-cell>
          <table:table-cell office:value-type="float" office:value="3.0403189720000001" table:style-name="ce1">
            <text:p>3,040318972</text:p>
          </table:table-cell>
          <table:table-cell office:value-type="float" office:value="1.5869055400000001" table:style-name="ce1">
            <text:p>1,58690554</text:p>
          </table:table-cell>
          <table:table-cell office:value-type="float" office:value="2.1587227119999999" table:style-name="ce1">
            <text:p>2,158722712</text:p>
          </table:table-cell>
          <table:table-cell office:value-type="float" office:value="0.74787341900000004" table:style-name="ce1">
            <text:p>0,747873419</text:p>
          </table:table-cell>
          <table:table-cell office:value-type="float" office:value="2.4807878840000002" table:style-name="ce1">
            <text:p>2,480787884</text:p>
          </table:table-cell>
          <table:table-cell office:value-type="float" office:value="1.1877905390000001" table:style-name="ce1">
            <text:p>1,187790539</text:p>
          </table:table-cell>
          <table:table-cell office:value-type="float" office:value="2.4983435159999998" table:style-name="ce1">
            <text:p>2,498343516</text:p>
          </table:table-cell>
          <table:table-cell office:value-type="float" office:value="-0.75412030299999999" table:style-name="ce1">
            <text:p>-0,754120303</text:p>
          </table:table-cell>
          <table:table-cell office:value-type="float" office:value="2.6544541150000001" table:style-name="ce1">
            <text:p>2,654454115</text:p>
          </table:table-cell>
          <table:table-cell table:style-name="ce1"/>
          <table:table-cell office:value-type="float" office:value="2.8333257770000002" table:style-name="ce1">
            <text:p>2,833325777</text:p>
          </table:table-cell>
          <table:table-cell office:value-type="float" office:value="1.0314359479999999" table:style-name="ce1">
            <text:p>1,031435948</text:p>
          </table:table-cell>
          <table:table-cell office:value-type="float" office:value="3.4480734220000002" table:style-name="ce1">
            <text:p>3,448073422</text:p>
          </table:table-cell>
          <table:table-cell office:value-type="float" office:value="8.1006484669999992" table:style-name="ce1">
            <text:p>8,100648467</text:p>
          </table:table-cell>
          <table:table-cell office:value-type="float" office:value="0.96151484600000003" table:style-name="ce1">
            <text:p>0,961514846</text:p>
          </table:table-cell>
          <table:table-cell office:value-type="float" office:value="0.568815874" table:style-name="ce1">
            <text:p>0,568815874</text:p>
          </table:table-cell>
          <table:table-cell office:value-type="float" office:value="2.6277321310000001" table:style-name="ce1">
            <text:p>2,627732131</text:p>
          </table:table-cell>
          <table:table-cell office:value-type="float" office:value="2.2452942380000001" table:style-name="ce1">
            <text:p>2,245294238</text:p>
          </table:table-cell>
          <table:table-cell office:value-type="float" office:value="3.4839133420000001" table:style-name="ce1">
            <text:p>3,483913342</text:p>
          </table:table-cell>
          <table:table-cell office:value-type="float" office:value="3.1173546430000001" table:style-name="ce1">
            <text:p>3,117354643</text:p>
          </table:table-cell>
          <table:table-cell office:value-type="float" office:value="2.850924032" table:style-name="ce1">
            <text:p>2,850924032</text:p>
          </table:table-cell>
          <table:table-cell office:value-type="float" office:value="2.4861930069999998" table:style-name="ce1">
            <text:p>2,486193007</text:p>
          </table:table-cell>
          <table:table-cell office:value-type="float" office:value="3.0059101140000002" table:style-name="ce1">
            <text:p>3,005910114</text:p>
          </table:table-cell>
          <table:table-cell office:value-type="float" office:value="1.713905177" table:style-name="ce1">
            <text:p>1,713905177</text:p>
          </table:table-cell>
          <table:table-cell office:value-type="float" office:value="2.8527021549999998" table:style-name="ce1">
            <text:p>2,852702155</text:p>
          </table:table-cell>
          <table:table-cell office:value-type="float" office:value="2.2862331880000002" table:style-name="ce1">
            <text:p>2,286233188</text:p>
          </table:table-cell>
          <table:table-cell office:value-type="float" office:value="2.4208427829999999" table:style-name="ce1">
            <text:p>2,420842783</text:p>
          </table:table-cell>
          <table:table-cell table:style-name="ce1"/>
          <table:table-cell office:value-type="float" office:value="2.4984784979999999" table:style-name="ce1">
            <text:p>2,498478498</text:p>
          </table:table-cell>
          <table:table-cell office:value-type="float" office:value="2.0906587970000001" table:style-name="ce1">
            <text:p>2,090658797</text:p>
          </table:table-cell>
          <table:table-cell office:value-type="float" office:value="2.497311458" table:style-name="ce1">
            <text:p>2,497311458</text:p>
          </table:table-cell>
          <table:table-cell office:value-type="float" office:value="1.8244384199999999" table:style-name="ce1">
            <text:p>1,82443842</text:p>
          </table:table-cell>
          <table:table-cell office:value-type="float" office:value="1.969928283" table:style-name="ce1">
            <text:p>1,969928283</text:p>
          </table:table-cell>
          <table:table-cell office:value-type="float" office:value="2.7632047009999998" table:style-name="ce1">
            <text:p>2,763204701</text:p>
          </table:table-cell>
          <table:table-cell office:value-type="float" office:value="0.92644692900000003" table:style-name="ce1">
            <text:p>0,926446929</text:p>
          </table:table-cell>
          <table:table-cell office:value-type="float" office:value="1.2500671210000001" table:style-name="ce1">
            <text:p>1,250067121</text:p>
          </table:table-cell>
          <table:table-cell office:value-type="float" office:value="0.95156637799999999" table:style-name="ce1">
            <text:p>0,951566378</text:p>
          </table:table-cell>
          <table:table-cell office:value-type="float" office:value="2.6150128480000001" table:style-name="ce1">
            <text:p>2,615012848</text:p>
          </table:table-cell>
          <table:table-cell table:style-name="ce1"/>
          <table:table-cell office:value-type="float" office:value="2.4928784959999999" table:style-name="ce1">
            <text:p>2,492878496</text:p>
          </table:table-cell>
          <table:table-cell office:value-type="float" office:value="3.297071238" table:style-name="ce1">
            <text:p>3,297071238</text:p>
          </table:table-cell>
          <table:table-cell office:value-type="float" office:value="-0.55106046099999995" table:style-name="ce1">
            <text:p>-0,551060461</text:p>
          </table:table-cell>
          <table:table-cell office:value-type="float" office:value="1.873898235" table:style-name="ce1">
            <text:p>1,873898235</text:p>
          </table:table-cell>
          <table:table-cell office:value-type="float" office:value="2.813961301" table:style-name="ce1">
            <text:p>2,813961301</text:p>
          </table:table-cell>
          <table:table-cell office:value-type="float" office:value="1.1607041789999999" table:style-name="ce1">
            <text:p>1,160704179</text:p>
          </table:table-cell>
          <table:table-cell office:value-type="float" office:value="3.756135118" table:style-name="ce1">
            <text:p>3,756135118</text:p>
          </table:table-cell>
          <table:table-cell office:value-type="float" office:value="2.991844339" table:style-name="ce1">
            <text:p>2,991844339</text:p>
          </table:table-cell>
          <table:table-cell office:value-type="float" office:value="3.419008464" table:style-name="ce1">
            <text:p>3,419008464</text:p>
          </table:table-cell>
          <table:table-cell office:value-type="float" office:value="3.0975702269999998" table:style-name="ce1">
            <text:p>3,097570227</text:p>
          </table:table-cell>
          <table:table-cell office:value-type="float" office:value="2.693398722" table:style-name="ce1">
            <text:p>2,693398722</text:p>
          </table:table-cell>
          <table:table-cell office:value-type="float" office:value="1.8381605299999999" table:style-name="ce1">
            <text:p>1,83816053</text:p>
          </table:table-cell>
          <table:table-cell office:value-type="float" office:value="2.734777502" table:style-name="ce1">
            <text:p>2,734777502</text:p>
          </table:table-cell>
          <table:table-cell office:value-type="float" office:value="3.2110543530000002" table:style-name="ce1">
            <text:p>3,211054353</text:p>
          </table:table-cell>
          <table:table-cell office:value-type="float" office:value="2.2452942380000001" table:style-name="ce1">
            <text:p>2,245294238</text:p>
          </table:table-cell>
          <table:table-cell office:value-type="float" office:value="2.497311458" table:style-name="ce1">
            <text:p>2,497311458</text:p>
          </table:table-cell>
          <table:table-cell office:value-type="float" office:value="0.81706494100000004" table:style-name="ce1">
            <text:p>0,817064941</text:p>
          </table:table-cell>
          <table:table-cell office:value-type="float" office:value="2.025525719" table:style-name="ce1">
            <text:p>2,025525719</text:p>
          </table:table-cell>
          <table:table-cell office:value-type="float" office:value="2.3753136220000002" table:style-name="ce1">
            <text:p>2,375313622</text:p>
          </table:table-cell>
          <table:table-cell office:value-type="float" office:value="0.96083518199999995" table:style-name="ce1">
            <text:p>0,960835182</text:p>
          </table:table-cell>
          <table:table-cell office:value-type="float" office:value="2.9689222310000001" table:style-name="ce1">
            <text:p>2,968922231</text:p>
          </table:table-cell>
          <table:table-cell office:value-type="float" office:value="3.4142571639999999" table:style-name="ce1">
            <text:p>3,414257164</text:p>
          </table:table-cell>
          <table:table-cell office:value-type="float" office:value="0.92454355399999999" table:style-name="ce1">
            <text:p>0,924543554</text:p>
          </table:table-cell>
          <table:table-cell office:value-type="float" office:value="2.5425319229999999" table:style-name="ce1">
            <text:p>2,542531923</text:p>
          </table:table-cell>
          <table:table-cell office:value-type="float" office:value="1.0462288529999999" table:style-name="ce1">
            <text:p>1,046228853</text:p>
          </table:table-cell>
          <table:table-cell office:value-type="float" office:value="1.154893191" table:style-name="ce1">
            <text:p>1,154893191</text:p>
          </table:table-cell>
          <table:table-cell office:value-type="float" office:value="3.6545591339999999" table:style-name="ce1">
            <text:p>3,654559134</text:p>
          </table:table-cell>
          <table:table-cell office:value-type="float" office:value="1.031735906" table:style-name="ce1">
            <text:p>1,031735906</text:p>
          </table:table-cell>
          <table:table-cell office:value-type="float" office:value="3.3512258849999998" table:style-name="ce1">
            <text:p>3,351225885</text:p>
          </table:table-cell>
          <table:table-cell office:value-type="float" office:value="2.1843489599999999" table:style-name="ce1">
            <text:p>2,18434896</text:p>
          </table:table-cell>
          <table:table-cell office:value-type="float" office:value="6.0218859990000002" table:style-name="ce1">
            <text:p>6,021885999</text:p>
          </table:table-cell>
          <table:table-cell office:value-type="float" office:value="2.8617936799999999" table:style-name="ce1">
            <text:p>2,86179368</text:p>
          </table:table-cell>
          <table:table-cell office:value-type="float" office:value="2.8210147320000001" table:style-name="ce1">
            <text:p>2,821014732</text:p>
          </table:table-cell>
          <table:table-cell office:value-type="float" office:value="2.1083052850000001" table:style-name="ce1">
            <text:p>2,108305285</text:p>
          </table:table-cell>
          <table:table-cell office:value-type="float" office:value="2.80858264" table:style-name="ce1">
            <text:p>2,80858264</text:p>
          </table:table-cell>
          <table:table-cell office:value-type="float" office:value="2.564243061" table:style-name="ce1">
            <text:p>2,564243061</text:p>
          </table:table-cell>
          <table:table-cell office:value-type="float" office:value="1.533225034" table:style-name="ce1">
            <text:p>1,533225034</text:p>
          </table:table-cell>
          <table:table-cell office:value-type="float" office:value="2.5637736210000002" table:style-name="ce1">
            <text:p>2,563773621</text:p>
          </table:table-cell>
          <table:table-cell office:value-type="float" office:value="3.074830178" table:style-name="ce1">
            <text:p>3,074830178</text:p>
          </table:table-cell>
          <table:table-cell office:value-type="float" office:value="3.3468081920000001" table:style-name="ce1">
            <text:p>3,346808192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67" table:style-name="ce1">
            <text:p>1967</text:p>
          </table:table-cell>
          <table:table-cell office:value-type="float" office:value="0.58737320100000001" table:style-name="ce1">
            <text:p>0,587373201</text:p>
          </table:table-cell>
          <table:table-cell office:value-type="float" office:value="2.1881077470000001" table:style-name="ce1">
            <text:p>2,188107747</text:p>
          </table:table-cell>
          <table:table-cell office:value-type="float" office:value="-0.120652967" table:style-name="ce1">
            <text:p>-0,120652967</text:p>
          </table:table-cell>
          <table:table-cell office:value-type="float" office:value="2.6301903449999999" table:style-name="ce1">
            <text:p>2,630190345</text:p>
          </table:table-cell>
          <table:table-cell office:value-type="float" office:value="5.5007059639999998" table:style-name="ce1">
            <text:p>5,500705964</text:p>
          </table:table-cell>
          <table:table-cell office:value-type="float" office:value="2.887821019" table:style-name="ce1">
            <text:p>2,887821019</text:p>
          </table:table-cell>
          <table:table-cell office:value-type="float" office:value="5.9426666140000002" table:style-name="ce1">
            <text:p>5,942666614</text:p>
          </table:table-cell>
          <table:table-cell office:value-type="float" office:value="1.4775756280000001" table:style-name="ce1">
            <text:p>1,477575628</text:p>
          </table:table-cell>
          <table:table-cell office:value-type="float" office:value="2.734332819" table:style-name="ce1">
            <text:p>2,734332819</text:p>
          </table:table-cell>
          <table:table-cell office:value-type="float" office:value="3.16260516" table:style-name="ce1">
            <text:p>3,16260516</text:p>
          </table:table-cell>
          <table:table-cell office:value-type="float" office:value="2.1890008719999998" table:style-name="ce1">
            <text:p>2,189000872</text:p>
          </table:table-cell>
          <table:table-cell office:value-type="float" office:value="1.2622768879999999" table:style-name="ce1">
            <text:p>1,262276888</text:p>
          </table:table-cell>
          <table:table-cell office:value-type="float" office:value="0.74742522" table:style-name="ce1">
            <text:p>0,74742522</text:p>
          </table:table-cell>
          <table:table-cell office:value-type="float" office:value="2.5582158069999998" table:style-name="ce1">
            <text:p>2,558215807</text:p>
          </table:table-cell>
          <table:table-cell office:value-type="float" office:value="2.5758510229999998" table:style-name="ce1">
            <text:p>2,575851023</text:p>
          </table:table-cell>
          <table:table-cell office:value-type="float" office:value="0.55664555500000001" table:style-name="ce1">
            <text:p>0,556645555</text:p>
          </table:table-cell>
          <table:table-cell office:value-type="float" office:value="1.9621610979999999" table:style-name="ce1">
            <text:p>1,962161098</text:p>
          </table:table-cell>
          <table:table-cell office:value-type="float" office:value="1.63515063" table:style-name="ce1">
            <text:p>1,63515063</text:p>
          </table:table-cell>
          <table:table-cell office:value-type="float" office:value="3.2304457480000002" table:style-name="ce1">
            <text:p>3,230445748</text:p>
          </table:table-cell>
          <table:table-cell office:value-type="float" office:value="0.629747481" table:style-name="ce1">
            <text:p>0,629747481</text:p>
          </table:table-cell>
          <table:table-cell office:value-type="float" office:value="2.208715443" table:style-name="ce1">
            <text:p>2,208715443</text:p>
          </table:table-cell>
          <table:table-cell office:value-type="float" office:value="4.1731528710000001" table:style-name="ce1">
            <text:p>4,173152871</text:p>
          </table:table-cell>
          <table:table-cell office:value-type="float" office:value="1.2753749809999999" table:style-name="ce1">
            <text:p>1,275374981</text:p>
          </table:table-cell>
          <table:table-cell office:value-type="float" office:value="1.0199295100000001" table:style-name="ce1">
            <text:p>1,01992951</text:p>
          </table:table-cell>
          <table:table-cell office:value-type="float" office:value="3.0132121710000002" table:style-name="ce1">
            <text:p>3,013212171</text:p>
          </table:table-cell>
          <table:table-cell office:value-type="float" office:value="1.9607843140000001" table:style-name="ce1">
            <text:p>1,960784314</text:p>
          </table:table-cell>
          <table:table-cell office:value-type="float" office:value="2.0684209770000002" table:style-name="ce1">
            <text:p>2,068420977</text:p>
          </table:table-cell>
          <table:table-cell office:value-type="float" office:value="2.6931665979999999" table:style-name="ce1">
            <text:p>2,693166598</text:p>
          </table:table-cell>
          <table:table-cell office:value-type="float" office:value="0.24156696" table:style-name="ce1">
            <text:p>0,24156696</text:p>
          </table:table-cell>
          <table:table-cell office:value-type="float" office:value="4.7104583570000003" table:style-name="ce1">
            <text:p>4,710458357</text:p>
          </table:table-cell>
          <table:table-cell office:value-type="float" office:value="3.1149118790000001" table:style-name="ce1">
            <text:p>3,114911879</text:p>
          </table:table-cell>
          <table:table-cell office:value-type="float" office:value="2.0982452330000001" table:style-name="ce1">
            <text:p>2,098245233</text:p>
          </table:table-cell>
          <table:table-cell office:value-type="float" office:value="2.0870115939999998" table:style-name="ce1">
            <text:p>2,087011594</text:p>
          </table:table-cell>
          <table:table-cell office:value-type="float" office:value="1.799356505" table:style-name="ce1">
            <text:p>1,799356505</text:p>
          </table:table-cell>
          <table:table-cell office:value-type="float" office:value="0.93288422299999996" table:style-name="ce1">
            <text:p>0,932884223</text:p>
          </table:table-cell>
          <table:table-cell office:value-type="float" office:value="1.239047247" table:style-name="ce1">
            <text:p>1,239047247</text:p>
          </table:table-cell>
          <table:table-cell office:value-type="float" office:value="1.0671857069999999" table:style-name="ce1">
            <text:p>1,067185707</text:p>
          </table:table-cell>
          <table:table-cell office:value-type="float" office:value="1.7249442159999999" table:style-name="ce1">
            <text:p>1,724944216</text:p>
          </table:table-cell>
          <table:table-cell office:value-type="float" office:value="2.5706976199999998" table:style-name="ce1">
            <text:p>2,57069762</text:p>
          </table:table-cell>
          <table:table-cell office:value-type="float" office:value="3.594426839" table:style-name="ce1">
            <text:p>3,594426839</text:p>
          </table:table-cell>
          <table:table-cell office:value-type="float" office:value="2.3832327000000002" table:style-name="ce1">
            <text:p>2,3832327</text:p>
          </table:table-cell>
          <table:table-cell office:value-type="float" office:value="2.851001004" table:style-name="ce1">
            <text:p>2,851001004</text:p>
          </table:table-cell>
          <table:table-cell office:value-type="float" office:value="2.7226588120000002" table:style-name="ce1">
            <text:p>2,722658812</text:p>
          </table:table-cell>
          <table:table-cell office:value-type="float" office:value="2.8519996719999998" table:style-name="ce1">
            <text:p>2,851999672</text:p>
          </table:table-cell>
          <table:table-cell office:value-type="float" office:value="2.0680467939999998" table:style-name="ce1">
            <text:p>2,068046794</text:p>
          </table:table-cell>
          <table:table-cell office:value-type="float" office:value="3.6500672550000002" table:style-name="ce1">
            <text:p>3,650067255</text:p>
          </table:table-cell>
          <table:table-cell office:value-type="float" office:value="3.0913209159999999" table:style-name="ce1">
            <text:p>3,091320916</text:p>
          </table:table-cell>
          <table:table-cell office:value-type="float" office:value="1.380896519" table:style-name="ce1">
            <text:p>1,380896519</text:p>
          </table:table-cell>
          <table:table-cell office:value-type="float" office:value="1.842247499" table:style-name="ce1">
            <text:p>1,842247499</text:p>
          </table:table-cell>
          <table:table-cell office:value-type="float" office:value="1.06106038" table:style-name="ce1">
            <text:p>1,06106038</text:p>
          </table:table-cell>
          <table:table-cell office:value-type="float" office:value="0.95502700799999996" table:style-name="ce1">
            <text:p>0,955027008</text:p>
          </table:table-cell>
          <table:table-cell office:value-type="float" office:value="1.019711934" table:style-name="ce1">
            <text:p>1,019711934</text:p>
          </table:table-cell>
          <table:table-cell office:value-type="float" office:value="0.323870353" table:style-name="ce1">
            <text:p>0,323870353</text:p>
          </table:table-cell>
          <table:table-cell office:value-type="float" office:value="0.45720852699999998" table:style-name="ce1">
            <text:p>0,457208527</text:p>
          </table:table-cell>
          <table:table-cell office:value-type="float" office:value="6.7128944119999998" table:style-name="ce1">
            <text:p>6,712894412</text:p>
          </table:table-cell>
          <table:table-cell office:value-type="float" office:value="2.0523567900000002" table:style-name="ce1">
            <text:p>2,05235679</text:p>
          </table:table-cell>
          <table:table-cell office:value-type="float" office:value="0.78841983500000001" table:style-name="ce1">
            <text:p>0,788419835</text:p>
          </table:table-cell>
          <table:table-cell office:value-type="float" office:value="3.036000751" table:style-name="ce1">
            <text:p>3,036000751</text:p>
          </table:table-cell>
          <table:table-cell office:value-type="float" office:value="2.8453591650000001" table:style-name="ce1">
            <text:p>2,845359165</text:p>
          </table:table-cell>
          <table:table-cell office:value-type="float" office:value="2.6441015800000001" table:style-name="ce1">
            <text:p>2,64410158</text:p>
          </table:table-cell>
          <table:table-cell office:value-type="float" office:value="2.4681479550000001" table:style-name="ce1">
            <text:p>2,468147955</text:p>
          </table:table-cell>
          <table:table-cell office:value-type="float" office:value="2.4575610860000001" table:style-name="ce1">
            <text:p>2,457561086</text:p>
          </table:table-cell>
          <table:table-cell office:value-type="float" office:value="1.189000085" table:style-name="ce1">
            <text:p>1,189000085</text:p>
          </table:table-cell>
          <table:table-cell office:value-type="float" office:value="0.92248550399999996" table:style-name="ce1">
            <text:p>0,922485504</text:p>
          </table:table-cell>
          <table:table-cell office:value-type="float" office:value="2.930835573" table:style-name="ce1">
            <text:p>2,930835573</text:p>
          </table:table-cell>
          <table:table-cell office:value-type="float" office:value="2.5877785430000002" table:style-name="ce1">
            <text:p>2,587778543</text:p>
          </table:table-cell>
          <table:table-cell office:value-type="float" office:value="0.71645171900000004" table:style-name="ce1">
            <text:p>0,716451719</text:p>
          </table:table-cell>
          <table:table-cell office:value-type="float" office:value="2.6309321360000002" table:style-name="ce1">
            <text:p>2,630932136</text:p>
          </table:table-cell>
          <table:table-cell office:value-type="float" office:value="1.2306658180000001" table:style-name="ce1">
            <text:p>1,230665818</text:p>
          </table:table-cell>
          <table:table-cell office:value-type="float" office:value="0.78773618700000003" table:style-name="ce1">
            <text:p>0,787736187</text:p>
          </table:table-cell>
          <table:table-cell office:value-type="float" office:value="2.4618867579999999" table:style-name="ce1">
            <text:p>2,461886758</text:p>
          </table:table-cell>
          <table:table-cell office:value-type="float" office:value="0.76557407300000002" table:style-name="ce1">
            <text:p>0,765574073</text:p>
          </table:table-cell>
          <table:table-cell office:value-type="float" office:value="2.473383997" table:style-name="ce1">
            <text:p>2,473383997</text:p>
          </table:table-cell>
          <table:table-cell office:value-type="float" office:value="0.54155020600000003" table:style-name="ce1">
            <text:p>0,541550206</text:p>
          </table:table-cell>
          <table:table-cell office:value-type="float" office:value="2.4010236919999999" table:style-name="ce1">
            <text:p>2,401023692</text:p>
          </table:table-cell>
          <table:table-cell office:value-type="float" office:value="0.88132185399999996" table:style-name="ce1">
            <text:p>0,881321854</text:p>
          </table:table-cell>
          <table:table-cell office:value-type="float" office:value="1.1389371340000001" table:style-name="ce1">
            <text:p>1,138937134</text:p>
          </table:table-cell>
          <table:table-cell office:value-type="float" office:value="3.8285565269999999" table:style-name="ce1">
            <text:p>3,828556527</text:p>
          </table:table-cell>
          <table:table-cell office:value-type="float" office:value="1.9955619099999999" table:style-name="ce1">
            <text:p>1,99556191</text:p>
          </table:table-cell>
          <table:table-cell office:value-type="float" office:value="0.53854376999999998" table:style-name="ce1">
            <text:p>0,53854377</text:p>
          </table:table-cell>
          <table:table-cell office:value-type="float" office:value="0.98087961099999998" table:style-name="ce1">
            <text:p>0,980879611</text:p>
          </table:table-cell>
          <table:table-cell office:value-type="float" office:value="2.3814543389999998" table:style-name="ce1">
            <text:p>2,381454339</text:p>
          </table:table-cell>
          <table:table-cell office:value-type="float" office:value="2.0072784860000001" table:style-name="ce1">
            <text:p>2,007278486</text:p>
          </table:table-cell>
          <table:table-cell office:value-type="float" office:value="1.814098604" table:style-name="ce1">
            <text:p>1,814098604</text:p>
          </table:table-cell>
          <table:table-cell office:value-type="float" office:value="2.6485118459999999" table:style-name="ce1">
            <text:p>2,648511846</text:p>
          </table:table-cell>
          <table:table-cell office:value-type="float" office:value="1.5423827729999999" table:style-name="ce1">
            <text:p>1,542382773</text:p>
          </table:table-cell>
          <table:table-cell office:value-type="float" office:value="2.8801078489999998" table:style-name="ce1">
            <text:p>2,880107849</text:p>
          </table:table-cell>
          <table:table-cell office:value-type="float" office:value="0.81441151700000003" table:style-name="ce1">
            <text:p>0,814411517</text:p>
          </table:table-cell>
          <table:table-cell office:value-type="float" office:value="9.0548244E-2" table:style-name="ce1">
            <text:p>0,090548244</text:p>
          </table:table-cell>
          <table:table-cell office:value-type="float" office:value="3.398385282" table:style-name="ce1">
            <text:p>3,398385282</text:p>
          </table:table-cell>
          <table:table-cell office:value-type="float" office:value="2.744536847" table:style-name="ce1">
            <text:p>2,744536847</text:p>
          </table:table-cell>
          <table:table-cell office:value-type="float" office:value="2.318649008" table:style-name="ce1">
            <text:p>2,318649008</text:p>
          </table:table-cell>
          <table:table-cell office:value-type="float" office:value="1.6935749069999999" table:style-name="ce1">
            <text:p>1,693574907</text:p>
          </table:table-cell>
          <table:table-cell office:value-type="float" office:value="1.0185380749999999" table:style-name="ce1">
            <text:p>1,018538075</text:p>
          </table:table-cell>
          <table:table-cell office:value-type="float" office:value="2.5270973639999998" table:style-name="ce1">
            <text:p>2,527097364</text:p>
          </table:table-cell>
          <table:table-cell office:value-type="float" office:value="2.9224203709999999" table:style-name="ce1">
            <text:p>2,922420371</text:p>
          </table:table-cell>
          <table:table-cell office:value-type="float" office:value="2.594204843" table:style-name="ce1">
            <text:p>2,594204843</text:p>
          </table:table-cell>
          <table:table-cell office:value-type="float" office:value="0.64703099399999997" table:style-name="ce1">
            <text:p>0,647030994</text:p>
          </table:table-cell>
          <table:table-cell office:value-type="float" office:value="1.916076205" table:style-name="ce1">
            <text:p>1,916076205</text:p>
          </table:table-cell>
          <table:table-cell office:value-type="float" office:value="0.37215558300000001" table:style-name="ce1">
            <text:p>0,372155583</text:p>
          </table:table-cell>
          <table:table-cell office:value-type="float" office:value="2.2926691680000002" table:style-name="ce1">
            <text:p>2,292669168</text:p>
          </table:table-cell>
          <table:table-cell office:value-type="float" office:value="2.354111396" table:style-name="ce1">
            <text:p>2,354111396</text:p>
          </table:table-cell>
          <table:table-cell office:value-type="float" office:value="2.6554888980000002" table:style-name="ce1">
            <text:p>2,655488898</text:p>
          </table:table-cell>
          <table:table-cell office:value-type="float" office:value="2.6310736129999999" table:style-name="ce1">
            <text:p>2,631073613</text:p>
          </table:table-cell>
          <table:table-cell office:value-type="float" office:value="2.7194279020000001" table:style-name="ce1">
            <text:p>2,719427902</text:p>
          </table:table-cell>
          <table:table-cell office:value-type="float" office:value="2.666815588" table:style-name="ce1">
            <text:p>2,666815588</text:p>
          </table:table-cell>
          <table:table-cell office:value-type="float" office:value="2.0724422749999998" table:style-name="ce1">
            <text:p>2,072442275</text:p>
          </table:table-cell>
          <table:table-cell office:value-type="float" office:value="2.0910937939999998" table:style-name="ce1">
            <text:p>2,091093794</text:p>
          </table:table-cell>
          <table:table-cell table:style-name="ce1"/>
          <table:table-cell office:value-type="float" office:value="0.47140169300000001" table:style-name="ce1">
            <text:p>0,471401693</text:p>
          </table:table-cell>
          <table:table-cell office:value-type="float" office:value="2.6700901520000002" table:style-name="ce1">
            <text:p>2,670090152</text:p>
          </table:table-cell>
          <table:table-cell office:value-type="float" office:value="3.3669787160000002" table:style-name="ce1">
            <text:p>3,366978716</text:p>
          </table:table-cell>
          <table:table-cell office:value-type="float" office:value="1.6134413359999999" table:style-name="ce1">
            <text:p>1,613441336</text:p>
          </table:table-cell>
          <table:table-cell office:value-type="float" office:value="4.3177529210000003" table:style-name="ce1">
            <text:p>4,317752921</text:p>
          </table:table-cell>
          <table:table-cell office:value-type="float" office:value="0.72377817300000002" table:style-name="ce1">
            <text:p>0,723778173</text:p>
          </table:table-cell>
          <table:table-cell office:value-type="float" office:value="1.2724522709999999" table:style-name="ce1">
            <text:p>1,272452271</text:p>
          </table:table-cell>
          <table:table-cell office:value-type="float" office:value="8.465631385" table:style-name="ce1">
            <text:p>8,465631385</text:p>
          </table:table-cell>
          <table:table-cell office:value-type="float" office:value="0.93260531800000002" table:style-name="ce1">
            <text:p>0,932605318</text:p>
          </table:table-cell>
          <table:table-cell office:value-type="float" office:value="2.0650723449999999" table:style-name="ce1">
            <text:p>2,065072345</text:p>
          </table:table-cell>
          <table:table-cell office:value-type="float" office:value="3.354127563" table:style-name="ce1">
            <text:p>3,354127563</text:p>
          </table:table-cell>
          <table:table-cell office:value-type="float" office:value="3.012208894" table:style-name="ce1">
            <text:p>3,012208894</text:p>
          </table:table-cell>
          <table:table-cell office:value-type="float" office:value="1.521015504" table:style-name="ce1">
            <text:p>1,521015504</text:p>
          </table:table-cell>
          <table:table-cell office:value-type="float" office:value="2.0511720580000001" table:style-name="ce1">
            <text:p>2,051172058</text:p>
          </table:table-cell>
          <table:table-cell office:value-type="float" office:value="-2.0117872120000002" table:style-name="ce1">
            <text:p>-2,011787212</text:p>
          </table:table-cell>
          <table:table-cell office:value-type="float" office:value="2.3350136930000001" table:style-name="ce1">
            <text:p>2,335013693</text:p>
          </table:table-cell>
          <table:table-cell office:value-type="float" office:value="9.8227641569999999" table:style-name="ce1">
            <text:p>9,822764157</text:p>
          </table:table-cell>
          <table:table-cell office:value-type="float" office:value="2.6904105120000001" table:style-name="ce1">
            <text:p>2,690410512</text:p>
          </table:table-cell>
          <table:table-cell office:value-type="float" office:value="2.338949553" table:style-name="ce1">
            <text:p>2,338949553</text:p>
          </table:table-cell>
          <table:table-cell office:value-type="float" office:value="1.7684460449999999" table:style-name="ce1">
            <text:p>1,768446045</text:p>
          </table:table-cell>
          <table:table-cell office:value-type="float" office:value="2.2955412389999998" table:style-name="ce1">
            <text:p>2,295541239</text:p>
          </table:table-cell>
          <table:table-cell office:value-type="float" office:value="4.0843572359999998" table:style-name="ce1">
            <text:p>4,084357236</text:p>
          </table:table-cell>
          <table:table-cell office:value-type="float" office:value="1.6744860500000001" table:style-name="ce1">
            <text:p>1,67448605</text:p>
          </table:table-cell>
          <table:table-cell office:value-type="float" office:value="2.6106177650000002" table:style-name="ce1">
            <text:p>2,610617765</text:p>
          </table:table-cell>
          <table:table-cell office:value-type="float" office:value="2.5706316010000001" table:style-name="ce1">
            <text:p>2,570631601</text:p>
          </table:table-cell>
          <table:table-cell office:value-type="float" office:value="2.5504981560000002" table:style-name="ce1">
            <text:p>2,550498156</text:p>
          </table:table-cell>
          <table:table-cell office:value-type="float" office:value="2.7754529749999999" table:style-name="ce1">
            <text:p>2,775452975</text:p>
          </table:table-cell>
          <table:table-cell office:value-type="float" office:value="2.4046314689999999" table:style-name="ce1">
            <text:p>2,404631469</text:p>
          </table:table-cell>
          <table:table-cell office:value-type="float" office:value="2.3106687849999998" table:style-name="ce1">
            <text:p>2,310668785</text:p>
          </table:table-cell>
          <table:table-cell office:value-type="float" office:value="2.3841694389999999" table:style-name="ce1">
            <text:p>2,384169439</text:p>
          </table:table-cell>
          <table:table-cell office:value-type="float" office:value="2.1511627180000001" table:style-name="ce1">
            <text:p>2,151162718</text:p>
          </table:table-cell>
          <table:table-cell office:value-type="float" office:value="2.3071457799999999" table:style-name="ce1">
            <text:p>2,30714578</text:p>
          </table:table-cell>
          <table:table-cell office:value-type="float" office:value="1.2011809120000001" table:style-name="ce1">
            <text:p>1,201180912</text:p>
          </table:table-cell>
          <table:table-cell office:value-type="float" office:value="0.32890340499999998" table:style-name="ce1">
            <text:p>0,328903405</text:p>
          </table:table-cell>
          <table:table-cell office:value-type="float" office:value="0.78540036800000002" table:style-name="ce1">
            <text:p>0,785400368</text:p>
          </table:table-cell>
          <table:table-cell office:value-type="float" office:value="4.6851288220000002" table:style-name="ce1">
            <text:p>4,685128822</text:p>
          </table:table-cell>
          <table:table-cell office:value-type="float" office:value="4.894261481" table:style-name="ce1">
            <text:p>4,894261481</text:p>
          </table:table-cell>
          <table:table-cell office:value-type="float" office:value="2.4277910770000002" table:style-name="ce1">
            <text:p>2,427791077</text:p>
          </table:table-cell>
          <table:table-cell office:value-type="float" office:value="-5.5797584999999997E-2" table:style-name="ce1">
            <text:p>-0,055797585</text:p>
          </table:table-cell>
          <table:table-cell office:value-type="float" office:value="1.5541361549999999" table:style-name="ce1">
            <text:p>1,554136155</text:p>
          </table:table-cell>
          <table:table-cell office:value-type="float" office:value="2.5840236390000002" table:style-name="ce1">
            <text:p>2,584023639</text:p>
          </table:table-cell>
          <table:table-cell office:value-type="float" office:value="2.2031425310000001" table:style-name="ce1">
            <text:p>2,203142531</text:p>
          </table:table-cell>
          <table:table-cell office:value-type="float" office:value="2.8543713570000002" table:style-name="ce1">
            <text:p>2,854371357</text:p>
          </table:table-cell>
          <table:table-cell office:value-type="float" office:value="3.1069410560000001" table:style-name="ce1">
            <text:p>3,106941056</text:p>
          </table:table-cell>
          <table:table-cell office:value-type="float" office:value="3.0143049450000001" table:style-name="ce1">
            <text:p>3,014304945</text:p>
          </table:table-cell>
          <table:table-cell office:value-type="float" office:value="2.3726749370000002" table:style-name="ce1">
            <text:p>2,372674937</text:p>
          </table:table-cell>
          <table:table-cell office:value-type="float" office:value="1.664162218" table:style-name="ce1">
            <text:p>1,664162218</text:p>
          </table:table-cell>
          <table:table-cell office:value-type="float" office:value="1.2403551770000001" table:style-name="ce1">
            <text:p>1,240355177</text:p>
          </table:table-cell>
          <table:table-cell office:value-type="float" office:value="-1.1647518990000001" table:style-name="ce1">
            <text:p>-1,164751899</text:p>
          </table:table-cell>
          <table:table-cell office:value-type="float" office:value="2.3336648480000002" table:style-name="ce1">
            <text:p>2,333664848</text:p>
          </table:table-cell>
          <table:table-cell office:value-type="float" office:value="2.7564280499999998" table:style-name="ce1">
            <text:p>2,75642805</text:p>
          </table:table-cell>
          <table:table-cell office:value-type="float" office:value="-0.69061429699999999" table:style-name="ce1">
            <text:p>-0,690614297</text:p>
          </table:table-cell>
          <table:table-cell office:value-type="float" office:value="2.8733335470000001" table:style-name="ce1">
            <text:p>2,873333547</text:p>
          </table:table-cell>
          <table:table-cell office:value-type="float" office:value="3.269313495" table:style-name="ce1">
            <text:p>3,269313495</text:p>
          </table:table-cell>
          <table:table-cell office:value-type="float" office:value="2.3046603320000001" table:style-name="ce1">
            <text:p>2,304660332</text:p>
          </table:table-cell>
          <table:table-cell office:value-type="float" office:value="3.0285666199999999" table:style-name="ce1">
            <text:p>3,02856662</text:p>
          </table:table-cell>
          <table:table-cell office:value-type="float" office:value="1.9455380419999999" table:style-name="ce1">
            <text:p>1,945538042</text:p>
          </table:table-cell>
          <table:table-cell office:value-type="float" office:value="2.5615304380000001" table:style-name="ce1">
            <text:p>2,561530438</text:p>
          </table:table-cell>
          <table:table-cell office:value-type="float" office:value="2.5836859300000001" table:style-name="ce1">
            <text:p>2,58368593</text:p>
          </table:table-cell>
          <table:table-cell office:value-type="float" office:value="1.161733415" table:style-name="ce1">
            <text:p>1,161733415</text:p>
          </table:table-cell>
          <table:table-cell office:value-type="float" office:value="2.528895881" table:style-name="ce1">
            <text:p>2,528895881</text:p>
          </table:table-cell>
          <table:table-cell office:value-type="float" office:value="3.1581572050000002" table:style-name="ce1">
            <text:p>3,158157205</text:p>
          </table:table-cell>
          <table:table-cell office:value-type="float" office:value="2.854356278" table:style-name="ce1">
            <text:p>2,854356278</text:p>
          </table:table-cell>
          <table:table-cell office:value-type="float" office:value="2.171305394" table:style-name="ce1">
            <text:p>2,171305394</text:p>
          </table:table-cell>
          <table:table-cell office:value-type="float" office:value="3.0179174510000002" table:style-name="ce1">
            <text:p>3,017917451</text:p>
          </table:table-cell>
          <table:table-cell office:value-type="float" office:value="1.133144073" table:style-name="ce1">
            <text:p>1,133144073</text:p>
          </table:table-cell>
          <table:table-cell office:value-type="float" office:value="0.836536532" table:style-name="ce1">
            <text:p>0,836536532</text:p>
          </table:table-cell>
          <table:table-cell office:value-type="float" office:value="1.86601178" table:style-name="ce1">
            <text:p>1,86601178</text:p>
          </table:table-cell>
          <table:table-cell office:value-type="float" office:value="2.5387856630000001" table:style-name="ce1">
            <text:p>2,538785663</text:p>
          </table:table-cell>
          <table:table-cell office:value-type="float" office:value="1.785232597" table:style-name="ce1">
            <text:p>1,785232597</text:p>
          </table:table-cell>
          <table:table-cell office:value-type="float" office:value="1.1700802539999999" table:style-name="ce1">
            <text:p>1,170080254</text:p>
          </table:table-cell>
          <table:table-cell office:value-type="float" office:value="2.7822686060000001" table:style-name="ce1">
            <text:p>2,782268606</text:p>
          </table:table-cell>
          <table:table-cell office:value-type="float" office:value="1.877244591" table:style-name="ce1">
            <text:p>1,877244591</text:p>
          </table:table-cell>
          <table:table-cell office:value-type="float" office:value="2.6354489710000002" table:style-name="ce1">
            <text:p>2,635448971</text:p>
          </table:table-cell>
          <table:table-cell office:value-type="float" office:value="2.9105290039999998" table:style-name="ce1">
            <text:p>2,910529004</text:p>
          </table:table-cell>
          <table:table-cell office:value-type="float" office:value="2.792279497" table:style-name="ce1">
            <text:p>2,792279497</text:p>
          </table:table-cell>
          <table:table-cell office:value-type="float" office:value="2.9676422599999999" table:style-name="ce1">
            <text:p>2,96764226</text:p>
          </table:table-cell>
          <table:table-cell office:value-type="float" office:value="1.3063949399999999" table:style-name="ce1">
            <text:p>1,30639494</text:p>
          </table:table-cell>
          <table:table-cell office:value-type="float" office:value="2.2251893200000001" table:style-name="ce1">
            <text:p>2,22518932</text:p>
          </table:table-cell>
          <table:table-cell office:value-type="float" office:value="0.96172838599999999" table:style-name="ce1">
            <text:p>0,961728386</text:p>
          </table:table-cell>
          <table:table-cell office:value-type="float" office:value="2.519051964" table:style-name="ce1">
            <text:p>2,519051964</text:p>
          </table:table-cell>
          <table:table-cell office:value-type="float" office:value="0.78468619900000003" table:style-name="ce1">
            <text:p>0,784686199</text:p>
          </table:table-cell>
          <table:table-cell office:value-type="float" office:value="2.7427725679999999" table:style-name="ce1">
            <text:p>2,742772568</text:p>
          </table:table-cell>
          <table:table-cell office:value-type="float" office:value="-0.63430016099999997" table:style-name="ce1">
            <text:p>-0,634300161</text:p>
          </table:table-cell>
          <table:table-cell office:value-type="float" office:value="2.6566411209999998" table:style-name="ce1">
            <text:p>2,656641121</text:p>
          </table:table-cell>
          <table:table-cell table:style-name="ce1"/>
          <table:table-cell office:value-type="float" office:value="2.6633479840000001" table:style-name="ce1">
            <text:p>2,663347984</text:p>
          </table:table-cell>
          <table:table-cell office:value-type="float" office:value="0.95319800399999999" table:style-name="ce1">
            <text:p>0,953198004</text:p>
          </table:table-cell>
          <table:table-cell office:value-type="float" office:value="3.3341335779999999" table:style-name="ce1">
            <text:p>3,334133578</text:p>
          </table:table-cell>
          <table:table-cell office:value-type="float" office:value="7.7752993310000003" table:style-name="ce1">
            <text:p>7,775299331</text:p>
          </table:table-cell>
          <table:table-cell office:value-type="float" office:value="1.6454282659999999" table:style-name="ce1">
            <text:p>1,645428266</text:p>
          </table:table-cell>
          <table:table-cell office:value-type="float" office:value="0.56949900499999995" table:style-name="ce1">
            <text:p>0,569499005</text:p>
          </table:table-cell>
          <table:table-cell office:value-type="float" office:value="2.9431834760000002" table:style-name="ce1">
            <text:p>2,943183476</text:p>
          </table:table-cell>
          <table:table-cell office:value-type="float" office:value="2.2639778759999998" table:style-name="ce1">
            <text:p>2,263977876</text:p>
          </table:table-cell>
          <table:table-cell office:value-type="float" office:value="3.5218005419999998" table:style-name="ce1">
            <text:p>3,521800542</text:p>
          </table:table-cell>
          <table:table-cell office:value-type="float" office:value="3.153395105" table:style-name="ce1">
            <text:p>3,153395105</text:p>
          </table:table-cell>
          <table:table-cell office:value-type="float" office:value="2.8682057909999998" table:style-name="ce1">
            <text:p>2,868205791</text:p>
          </table:table-cell>
          <table:table-cell office:value-type="float" office:value="2.2086787399999999" table:style-name="ce1">
            <text:p>2,20867874</text:p>
          </table:table-cell>
          <table:table-cell office:value-type="float" office:value="3.0221504490000002" table:style-name="ce1">
            <text:p>3,022150449</text:p>
          </table:table-cell>
          <table:table-cell office:value-type="float" office:value="1.7569851919999999" table:style-name="ce1">
            <text:p>1,756985192</text:p>
          </table:table-cell>
          <table:table-cell office:value-type="float" office:value="2.7969587159999998" table:style-name="ce1">
            <text:p>2,796958716</text:p>
          </table:table-cell>
          <table:table-cell office:value-type="float" office:value="2.1477706190000001" table:style-name="ce1">
            <text:p>2,147770619</text:p>
          </table:table-cell>
          <table:table-cell office:value-type="float" office:value="2.6429583679999999" table:style-name="ce1">
            <text:p>2,642958368</text:p>
          </table:table-cell>
          <table:table-cell table:style-name="ce1"/>
          <table:table-cell office:value-type="float" office:value="2.523147823" table:style-name="ce1">
            <text:p>2,523147823</text:p>
          </table:table-cell>
          <table:table-cell office:value-type="float" office:value="2.13566221" table:style-name="ce1">
            <text:p>2,13566221</text:p>
          </table:table-cell>
          <table:table-cell office:value-type="float" office:value="2.5215052390000001" table:style-name="ce1">
            <text:p>2,521505239</text:p>
          </table:table-cell>
          <table:table-cell office:value-type="float" office:value="1.7837583779999999" table:style-name="ce1">
            <text:p>1,783758378</text:p>
          </table:table-cell>
          <table:table-cell office:value-type="float" office:value="2.7775010510000002" table:style-name="ce1">
            <text:p>2,777501051</text:p>
          </table:table-cell>
          <table:table-cell office:value-type="float" office:value="2.7758012600000002" table:style-name="ce1">
            <text:p>2,77580126</text:p>
          </table:table-cell>
          <table:table-cell office:value-type="float" office:value="0.85094429699999996" table:style-name="ce1">
            <text:p>0,850944297</text:p>
          </table:table-cell>
          <table:table-cell office:value-type="float" office:value="1.1682461399999999" table:style-name="ce1">
            <text:p>1,16824614</text:p>
          </table:table-cell>
          <table:table-cell office:value-type="float" office:value="0.767228099" table:style-name="ce1">
            <text:p>0,767228099</text:p>
          </table:table-cell>
          <table:table-cell office:value-type="float" office:value="2.8081060830000002" table:style-name="ce1">
            <text:p>2,808106083</text:p>
          </table:table-cell>
          <table:table-cell table:style-name="ce1"/>
          <table:table-cell office:value-type="float" office:value="2.4582923349999999" table:style-name="ce1">
            <text:p>2,458292335</text:p>
          </table:table-cell>
          <table:table-cell office:value-type="float" office:value="3.3200274410000001" table:style-name="ce1">
            <text:p>3,320027441</text:p>
          </table:table-cell>
          <table:table-cell office:value-type="float" office:value="-0.46733101100000002" table:style-name="ce1">
            <text:p>-0,467331011</text:p>
          </table:table-cell>
          <table:table-cell office:value-type="float" office:value="1.8403889840000001" table:style-name="ce1">
            <text:p>1,840388984</text:p>
          </table:table-cell>
          <table:table-cell office:value-type="float" office:value="2.642298244" table:style-name="ce1">
            <text:p>2,642298244</text:p>
          </table:table-cell>
          <table:table-cell office:value-type="float" office:value="1.187962247" table:style-name="ce1">
            <text:p>1,187962247</text:p>
          </table:table-cell>
          <table:table-cell office:value-type="float" office:value="4.4869711619999997" table:style-name="ce1">
            <text:p>4,486971162</text:p>
          </table:table-cell>
          <table:table-cell office:value-type="float" office:value="2.973629914" table:style-name="ce1">
            <text:p>2,973629914</text:p>
          </table:table-cell>
          <table:table-cell office:value-type="float" office:value="3.351314361" table:style-name="ce1">
            <text:p>3,351314361</text:p>
          </table:table-cell>
          <table:table-cell office:value-type="float" office:value="3.0085230150000002" table:style-name="ce1">
            <text:p>3,008523015</text:p>
          </table:table-cell>
          <table:table-cell office:value-type="float" office:value="2.6566918159999999" table:style-name="ce1">
            <text:p>2,656691816</text:p>
          </table:table-cell>
          <table:table-cell office:value-type="float" office:value="1.7940337150000001" table:style-name="ce1">
            <text:p>1,794033715</text:p>
          </table:table-cell>
          <table:table-cell office:value-type="float" office:value="2.7564280499999998" table:style-name="ce1">
            <text:p>2,75642805</text:p>
          </table:table-cell>
          <table:table-cell office:value-type="float" office:value="2.8987909040000002" table:style-name="ce1">
            <text:p>2,898790904</text:p>
          </table:table-cell>
          <table:table-cell office:value-type="float" office:value="2.2639778759999998" table:style-name="ce1">
            <text:p>2,263977876</text:p>
          </table:table-cell>
          <table:table-cell office:value-type="float" office:value="2.5215052390000001" table:style-name="ce1">
            <text:p>2,521505239</text:p>
          </table:table-cell>
          <table:table-cell office:value-type="float" office:value="0.65255385899999996" table:style-name="ce1">
            <text:p>0,652553859</text:p>
          </table:table-cell>
          <table:table-cell office:value-type="float" office:value="2.1215075539999999" table:style-name="ce1">
            <text:p>2,121507554</text:p>
          </table:table-cell>
          <table:table-cell office:value-type="float" office:value="2.3693890990000002" table:style-name="ce1">
            <text:p>2,369389099</text:p>
          </table:table-cell>
          <table:table-cell office:value-type="float" office:value="1.333474869" table:style-name="ce1">
            <text:p>1,333474869</text:p>
          </table:table-cell>
          <table:table-cell office:value-type="float" office:value="2.9816832880000002" table:style-name="ce1">
            <text:p>2,981683288</text:p>
          </table:table-cell>
          <table:table-cell office:value-type="float" office:value="3.4142249759999999" table:style-name="ce1">
            <text:p>3,414224976</text:p>
          </table:table-cell>
          <table:table-cell office:value-type="float" office:value="0.82454176599999995" table:style-name="ce1">
            <text:p>0,824541766</text:p>
          </table:table-cell>
          <table:table-cell office:value-type="float" office:value="2.4176129949999998" table:style-name="ce1">
            <text:p>2,417612995</text:p>
          </table:table-cell>
          <table:table-cell office:value-type="float" office:value="0.99438765299999998" table:style-name="ce1">
            <text:p>0,994387653</text:p>
          </table:table-cell>
          <table:table-cell office:value-type="float" office:value="1.088881207" table:style-name="ce1">
            <text:p>1,088881207</text:p>
          </table:table-cell>
          <table:table-cell office:value-type="float" office:value="3.7049929869999998" table:style-name="ce1">
            <text:p>3,704992987</text:p>
          </table:table-cell>
          <table:table-cell office:value-type="float" office:value="1.000695321" table:style-name="ce1">
            <text:p>1,000695321</text:p>
          </table:table-cell>
          <table:table-cell office:value-type="float" office:value="3.3085877789999998" table:style-name="ce1">
            <text:p>3,308587779</text:p>
          </table:table-cell>
          <table:table-cell office:value-type="float" office:value="2.1593429569999998" table:style-name="ce1">
            <text:p>2,159342957</text:p>
          </table:table-cell>
          <table:table-cell office:value-type="float" office:value="6.0879236710000004" table:style-name="ce1">
            <text:p>6,087923671</text:p>
          </table:table-cell>
          <table:table-cell office:value-type="float" office:value="2.821611834" table:style-name="ce1">
            <text:p>2,821611834</text:p>
          </table:table-cell>
          <table:table-cell office:value-type="float" office:value="2.7168636849999999" table:style-name="ce1">
            <text:p>2,716863685</text:p>
          </table:table-cell>
          <table:table-cell office:value-type="float" office:value="2.0462064139999998" table:style-name="ce1">
            <text:p>2,046206414</text:p>
          </table:table-cell>
          <table:table-cell office:value-type="float" office:value="2.6461804519999998" table:style-name="ce1">
            <text:p>2,646180452</text:p>
          </table:table-cell>
          <table:table-cell office:value-type="float" office:value="2.5882747830000001" table:style-name="ce1">
            <text:p>2,588274783</text:p>
          </table:table-cell>
          <table:table-cell office:value-type="float" office:value="1.5630829049999999" table:style-name="ce1">
            <text:p>1,563082905</text:p>
          </table:table-cell>
          <table:table-cell office:value-type="float" office:value="2.5742209759999999" table:style-name="ce1">
            <text:p>2,574220976</text:p>
          </table:table-cell>
          <table:table-cell office:value-type="float" office:value="3.099731206" table:style-name="ce1">
            <text:p>3,099731206</text:p>
          </table:table-cell>
          <table:table-cell office:value-type="float" office:value="3.3284586530000002" table:style-name="ce1">
            <text:p>3,32845865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68" table:style-name="ce1">
            <text:p>1968</text:p>
          </table:table-cell>
          <table:table-cell office:value-type="float" office:value="0.568529799" table:style-name="ce1">
            <text:p>0,568529799</text:p>
          </table:table-cell>
          <table:table-cell office:value-type="float" office:value="2.2545721240000001" table:style-name="ce1">
            <text:p>2,254572124</text:p>
          </table:table-cell>
          <table:table-cell office:value-type="float" office:value="-4.4881753000000003E-2" table:style-name="ce1">
            <text:p>-0,044881753</text:p>
          </table:table-cell>
          <table:table-cell office:value-type="float" office:value="2.84251071" table:style-name="ce1">
            <text:p>2,84251071</text:p>
          </table:table-cell>
          <table:table-cell office:value-type="float" office:value="5.3098196990000002" table:style-name="ce1">
            <text:p>5,309819699</text:p>
          </table:table-cell>
          <table:table-cell office:value-type="float" office:value="2.8926116149999999" table:style-name="ce1">
            <text:p>2,892611615</text:p>
          </table:table-cell>
          <table:table-cell office:value-type="float" office:value="7.2995351289999997" table:style-name="ce1">
            <text:p>7,299535129</text:p>
          </table:table-cell>
          <table:table-cell office:value-type="float" office:value="1.475762142" table:style-name="ce1">
            <text:p>1,475762142</text:p>
          </table:table-cell>
          <table:table-cell office:value-type="float" office:value="2.6167091149999999" table:style-name="ce1">
            <text:p>2,616709115</text:p>
          </table:table-cell>
          <table:table-cell office:value-type="float" office:value="2.8926426909999998" table:style-name="ce1">
            <text:p>2,892642691</text:p>
          </table:table-cell>
          <table:table-cell office:value-type="float" office:value="2.0685600449999999" table:style-name="ce1">
            <text:p>2,068560045</text:p>
          </table:table-cell>
          <table:table-cell office:value-type="float" office:value="1.764158656" table:style-name="ce1">
            <text:p>1,764158656</text:p>
          </table:table-cell>
          <table:table-cell office:value-type="float" office:value="0.51925426200000002" table:style-name="ce1">
            <text:p>0,519254262</text:p>
          </table:table-cell>
          <table:table-cell office:value-type="float" office:value="2.373893872" table:style-name="ce1">
            <text:p>2,373893872</text:p>
          </table:table-cell>
          <table:table-cell office:value-type="float" office:value="2.5405663280000002" table:style-name="ce1">
            <text:p>2,540566328</text:p>
          </table:table-cell>
          <table:table-cell office:value-type="float" office:value="0.39339110799999999" table:style-name="ce1">
            <text:p>0,393391108</text:p>
          </table:table-cell>
          <table:table-cell office:value-type="float" office:value="2.0367647780000002" table:style-name="ce1">
            <text:p>2,036764778</text:p>
          </table:table-cell>
          <table:table-cell office:value-type="float" office:value="1.689220704" table:style-name="ce1">
            <text:p>1,689220704</text:p>
          </table:table-cell>
          <table:table-cell office:value-type="float" office:value="3.1418383150000002" table:style-name="ce1">
            <text:p>3,141838315</text:p>
          </table:table-cell>
          <table:table-cell office:value-type="float" office:value="0.71196474300000001" table:style-name="ce1">
            <text:p>0,711964743</text:p>
          </table:table-cell>
          <table:table-cell office:value-type="float" office:value="2.3141011850000002" table:style-name="ce1">
            <text:p>2,314101185</text:p>
          </table:table-cell>
          <table:table-cell office:value-type="float" office:value="3.8736739720000002" table:style-name="ce1">
            <text:p>3,873673972</text:p>
          </table:table-cell>
          <table:table-cell office:value-type="float" office:value="1.1708196799999999" table:style-name="ce1">
            <text:p>1,17081968</text:p>
          </table:table-cell>
          <table:table-cell office:value-type="float" office:value="1.0068374200000001" table:style-name="ce1">
            <text:p>1,00683742</text:p>
          </table:table-cell>
          <table:table-cell office:value-type="float" office:value="2.9457481350000001" table:style-name="ce1">
            <text:p>2,945748135</text:p>
          </table:table-cell>
          <table:table-cell office:value-type="float" office:value="1.923076923" table:style-name="ce1">
            <text:p>1,923076923</text:p>
          </table:table-cell>
          <table:table-cell office:value-type="float" office:value="2.0889305130000002" table:style-name="ce1">
            <text:p>2,088930513</text:p>
          </table:table-cell>
          <table:table-cell office:value-type="float" office:value="2.635761681" table:style-name="ce1">
            <text:p>2,635761681</text:p>
          </table:table-cell>
          <table:table-cell office:value-type="float" office:value="0.24562156299999999" table:style-name="ce1">
            <text:p>0,245621563</text:p>
          </table:table-cell>
          <table:table-cell office:value-type="float" office:value="4.7328951310000003" table:style-name="ce1">
            <text:p>4,732895131</text:p>
          </table:table-cell>
          <table:table-cell office:value-type="float" office:value="3.2032278590000001" table:style-name="ce1">
            <text:p>3,203227859</text:p>
          </table:table-cell>
          <table:table-cell office:value-type="float" office:value="2.1769827560000001" table:style-name="ce1">
            <text:p>2,176982756</text:p>
          </table:table-cell>
          <table:table-cell office:value-type="float" office:value="2.079266311" table:style-name="ce1">
            <text:p>2,079266311</text:p>
          </table:table-cell>
          <table:table-cell office:value-type="float" office:value="1.613408503" table:style-name="ce1">
            <text:p>1,613408503</text:p>
          </table:table-cell>
          <table:table-cell office:value-type="float" office:value="0.86636816800000005" table:style-name="ce1">
            <text:p>0,866368168</text:p>
          </table:table-cell>
          <table:table-cell office:value-type="float" office:value="1.2592563480000001" table:style-name="ce1">
            <text:p>1,259256348</text:p>
          </table:table-cell>
          <table:table-cell office:value-type="float" office:value="1.0601284719999999" table:style-name="ce1">
            <text:p>1,060128472</text:p>
          </table:table-cell>
          <table:table-cell office:value-type="float" office:value="1.669284284" table:style-name="ce1">
            <text:p>1,669284284</text:p>
          </table:table-cell>
          <table:table-cell office:value-type="float" office:value="2.6109026260000001" table:style-name="ce1">
            <text:p>2,610902626</text:p>
          </table:table-cell>
          <table:table-cell office:value-type="float" office:value="3.650951939" table:style-name="ce1">
            <text:p>3,650951939</text:p>
          </table:table-cell>
          <table:table-cell office:value-type="float" office:value="2.4318977249999998" table:style-name="ce1">
            <text:p>2,431897725</text:p>
          </table:table-cell>
          <table:table-cell office:value-type="float" office:value="2.8707633769999998" table:style-name="ce1">
            <text:p>2,870763377</text:p>
          </table:table-cell>
          <table:table-cell office:value-type="float" office:value="2.7672477889999998" table:style-name="ce1">
            <text:p>2,767247789</text:p>
          </table:table-cell>
          <table:table-cell office:value-type="float" office:value="2.7651736630000001" table:style-name="ce1">
            <text:p>2,765173663</text:p>
          </table:table-cell>
          <table:table-cell office:value-type="float" office:value="2.1436331009999998" table:style-name="ce1">
            <text:p>2,143633101</text:p>
          </table:table-cell>
          <table:table-cell office:value-type="float" office:value="3.434504129" table:style-name="ce1">
            <text:p>3,434504129</text:p>
          </table:table-cell>
          <table:table-cell office:value-type="float" office:value="2.9593156669999998" table:style-name="ce1">
            <text:p>2,959315667</text:p>
          </table:table-cell>
          <table:table-cell office:value-type="float" office:value="1.3020350359999999" table:style-name="ce1">
            <text:p>1,302035036</text:p>
          </table:table-cell>
          <table:table-cell office:value-type="float" office:value="1.7647052679999999" table:style-name="ce1">
            <text:p>1,764705268</text:p>
          </table:table-cell>
          <table:table-cell office:value-type="float" office:value="1.5501068179999999" table:style-name="ce1">
            <text:p>1,550106818</text:p>
          </table:table-cell>
          <table:table-cell office:value-type="float" office:value="1.270931816" table:style-name="ce1">
            <text:p>1,270931816</text:p>
          </table:table-cell>
          <table:table-cell office:value-type="float" office:value="1.2081138499999999" table:style-name="ce1">
            <text:p>1,20811385</text:p>
          </table:table-cell>
          <table:table-cell office:value-type="float" office:value="0.237687869" table:style-name="ce1">
            <text:p>0,237687869</text:p>
          </table:table-cell>
          <table:table-cell office:value-type="float" office:value="0.44471732600000002" table:style-name="ce1">
            <text:p>0,444717326</text:p>
          </table:table-cell>
          <table:table-cell office:value-type="float" office:value="6.6713714819999996" table:style-name="ce1">
            <text:p>6,671371482</text:p>
          </table:table-cell>
          <table:table-cell office:value-type="float" office:value="1.9806682920000001" table:style-name="ce1">
            <text:p>1,980668292</text:p>
          </table:table-cell>
          <table:table-cell office:value-type="float" office:value="0.60883236600000001" table:style-name="ce1">
            <text:p>0,608832366</text:p>
          </table:table-cell>
          <table:table-cell office:value-type="float" office:value="2.9740862240000001" table:style-name="ce1">
            <text:p>2,974086224</text:p>
          </table:table-cell>
          <table:table-cell office:value-type="float" office:value="2.8849592739999999" table:style-name="ce1">
            <text:p>2,884959274</text:p>
          </table:table-cell>
          <table:table-cell office:value-type="float" office:value="2.6697805830000001" table:style-name="ce1">
            <text:p>2,669780583</text:p>
          </table:table-cell>
          <table:table-cell office:value-type="float" office:value="2.4691080730000001" table:style-name="ce1">
            <text:p>2,469108073</text:p>
          </table:table-cell>
          <table:table-cell office:value-type="float" office:value="2.4480943960000001" table:style-name="ce1">
            <text:p>2,448094396</text:p>
          </table:table-cell>
          <table:table-cell office:value-type="float" office:value="1.1633372449999999" table:style-name="ce1">
            <text:p>1,163337245</text:p>
          </table:table-cell>
          <table:table-cell office:value-type="float" office:value="0.87839852399999996" table:style-name="ce1">
            <text:p>0,878398524</text:p>
          </table:table-cell>
          <table:table-cell office:value-type="float" office:value="2.9322454370000002" table:style-name="ce1">
            <text:p>2,932245437</text:p>
          </table:table-cell>
          <table:table-cell office:value-type="float" office:value="2.5420490120000001" table:style-name="ce1">
            <text:p>2,542049012</text:p>
          </table:table-cell>
          <table:table-cell office:value-type="float" office:value="0.67081364799999998" table:style-name="ce1">
            <text:p>0,670813648</text:p>
          </table:table-cell>
          <table:table-cell office:value-type="float" office:value="2.6364209750000001" table:style-name="ce1">
            <text:p>2,636420975</text:p>
          </table:table-cell>
          <table:table-cell office:value-type="float" office:value="1.307655786" table:style-name="ce1">
            <text:p>1,307655786</text:p>
          </table:table-cell>
          <table:table-cell office:value-type="float" office:value="0.925837507" table:style-name="ce1">
            <text:p>0,925837507</text:p>
          </table:table-cell>
          <table:table-cell office:value-type="float" office:value="2.496189599" table:style-name="ce1">
            <text:p>2,496189599</text:p>
          </table:table-cell>
          <table:table-cell office:value-type="float" office:value="0.70924742600000001" table:style-name="ce1">
            <text:p>0,709247426</text:p>
          </table:table-cell>
          <table:table-cell office:value-type="float" office:value="2.4982617199999999" table:style-name="ce1">
            <text:p>2,49826172</text:p>
          </table:table-cell>
          <table:table-cell office:value-type="float" office:value="0.44897219799999999" table:style-name="ce1">
            <text:p>0,448972198</text:p>
          </table:table-cell>
          <table:table-cell office:value-type="float" office:value="2.2209377369999999" table:style-name="ce1">
            <text:p>2,220937737</text:p>
          </table:table-cell>
          <table:table-cell office:value-type="float" office:value="0.78413132600000002" table:style-name="ce1">
            <text:p>0,784131326</text:p>
          </table:table-cell>
          <table:table-cell office:value-type="float" office:value="1.1051293419999999" table:style-name="ce1">
            <text:p>1,105129342</text:p>
          </table:table-cell>
          <table:table-cell office:value-type="float" office:value="3.6291527929999998" table:style-name="ce1">
            <text:p>3,629152793</text:p>
          </table:table-cell>
          <table:table-cell office:value-type="float" office:value="2.0909385880000002" table:style-name="ce1">
            <text:p>2,090938588</text:p>
          </table:table-cell>
          <table:table-cell office:value-type="float" office:value="0.48676828" table:style-name="ce1">
            <text:p>0,48676828</text:p>
          </table:table-cell>
          <table:table-cell office:value-type="float" office:value="0.90705260300000001" table:style-name="ce1">
            <text:p>0,907052603</text:p>
          </table:table-cell>
          <table:table-cell office:value-type="float" office:value="2.2969336" table:style-name="ce1">
            <text:p>2,2969336</text:p>
          </table:table-cell>
          <table:table-cell office:value-type="float" office:value="1.8666917030000001" table:style-name="ce1">
            <text:p>1,866691703</text:p>
          </table:table-cell>
          <table:table-cell office:value-type="float" office:value="1.8104850159999999" table:style-name="ce1">
            <text:p>1,810485016</text:p>
          </table:table-cell>
          <table:table-cell office:value-type="float" office:value="2.7679892810000002" table:style-name="ce1">
            <text:p>2,767989281</text:p>
          </table:table-cell>
          <table:table-cell office:value-type="float" office:value="1.658963309" table:style-name="ce1">
            <text:p>1,658963309</text:p>
          </table:table-cell>
          <table:table-cell office:value-type="float" office:value="2.5789525759999998" table:style-name="ce1">
            <text:p>2,578952576</text:p>
          </table:table-cell>
          <table:table-cell office:value-type="float" office:value="0.65053289000000003" table:style-name="ce1">
            <text:p>0,65053289</text:p>
          </table:table-cell>
          <table:table-cell office:value-type="float" office:value="-9.7922060000000005E-2" table:style-name="ce1">
            <text:p>-0,09792206</text:p>
          </table:table-cell>
          <table:table-cell office:value-type="float" office:value="3.5173614180000001" table:style-name="ce1">
            <text:p>3,517361418</text:p>
          </table:table-cell>
          <table:table-cell office:value-type="float" office:value="2.6715091040000001" table:style-name="ce1">
            <text:p>2,671509104</text:p>
          </table:table-cell>
          <table:table-cell office:value-type="float" office:value="2.2860516020000001" table:style-name="ce1">
            <text:p>2,286051602</text:p>
          </table:table-cell>
          <table:table-cell office:value-type="float" office:value="1.508820364" table:style-name="ce1">
            <text:p>1,508820364</text:p>
          </table:table-cell>
          <table:table-cell office:value-type="float" office:value="0.91021479199999999" table:style-name="ce1">
            <text:p>0,910214792</text:p>
          </table:table-cell>
          <table:table-cell office:value-type="float" office:value="2.1235267410000001" table:style-name="ce1">
            <text:p>2,123526741</text:p>
          </table:table-cell>
          <table:table-cell office:value-type="float" office:value="2.9449288560000002" table:style-name="ce1">
            <text:p>2,944928856</text:p>
          </table:table-cell>
          <table:table-cell office:value-type="float" office:value="2.621129292" table:style-name="ce1">
            <text:p>2,621129292</text:p>
          </table:table-cell>
          <table:table-cell office:value-type="float" office:value="0.61912048099999994" table:style-name="ce1">
            <text:p>0,619120481</text:p>
          </table:table-cell>
          <table:table-cell office:value-type="float" office:value="1.891693855" table:style-name="ce1">
            <text:p>1,891693855</text:p>
          </table:table-cell>
          <table:table-cell office:value-type="float" office:value="0.383062187" table:style-name="ce1">
            <text:p>0,383062187</text:p>
          </table:table-cell>
          <table:table-cell office:value-type="float" office:value="2.3018359510000002" table:style-name="ce1">
            <text:p>2,301835951</text:p>
          </table:table-cell>
          <table:table-cell office:value-type="float" office:value="2.363255288" table:style-name="ce1">
            <text:p>2,363255288</text:p>
          </table:table-cell>
          <table:table-cell office:value-type="float" office:value="2.6634557330000002" table:style-name="ce1">
            <text:p>2,663455733</text:p>
          </table:table-cell>
          <table:table-cell office:value-type="float" office:value="2.6556939289999999" table:style-name="ce1">
            <text:p>2,655693929</text:p>
          </table:table-cell>
          <table:table-cell office:value-type="float" office:value="2.7156704180000002" table:style-name="ce1">
            <text:p>2,715670418</text:p>
          </table:table-cell>
          <table:table-cell office:value-type="float" office:value="2.6670553199999998" table:style-name="ce1">
            <text:p>2,66705532</text:p>
          </table:table-cell>
          <table:table-cell office:value-type="float" office:value="2.1562540600000002" table:style-name="ce1">
            <text:p>2,15625406</text:p>
          </table:table-cell>
          <table:table-cell office:value-type="float" office:value="2.1130353369999999" table:style-name="ce1">
            <text:p>2,113035337</text:p>
          </table:table-cell>
          <table:table-cell table:style-name="ce1"/>
          <table:table-cell office:value-type="float" office:value="0.45032733400000002" table:style-name="ce1">
            <text:p>0,450327334</text:p>
          </table:table-cell>
          <table:table-cell office:value-type="float" office:value="2.6797601919999998" table:style-name="ce1">
            <text:p>2,679760192</text:p>
          </table:table-cell>
          <table:table-cell office:value-type="float" office:value="3.4414261709999998" table:style-name="ce1">
            <text:p>3,441426171</text:p>
          </table:table-cell>
          <table:table-cell office:value-type="float" office:value="1.3677041299999999" table:style-name="ce1">
            <text:p>1,36770413</text:p>
          </table:table-cell>
          <table:table-cell office:value-type="float" office:value="2.0909197220000002" table:style-name="ce1">
            <text:p>2,090919722</text:p>
          </table:table-cell>
          <table:table-cell office:value-type="float" office:value="0.63173725300000005" table:style-name="ce1">
            <text:p>0,631737253</text:p>
          </table:table-cell>
          <table:table-cell office:value-type="float" office:value="1.2432658999999999" table:style-name="ce1">
            <text:p>1,2432659</text:p>
          </table:table-cell>
          <table:table-cell office:value-type="float" office:value="8.4216620389999992" table:style-name="ce1">
            <text:p>8,421662039</text:p>
          </table:table-cell>
          <table:table-cell office:value-type="float" office:value="0.33302638499999998" table:style-name="ce1">
            <text:p>0,333026385</text:p>
          </table:table-cell>
          <table:table-cell office:value-type="float" office:value="1.805983973" table:style-name="ce1">
            <text:p>1,805983973</text:p>
          </table:table-cell>
          <table:table-cell office:value-type="float" office:value="3.4008167079999998" table:style-name="ce1">
            <text:p>3,400816708</text:p>
          </table:table-cell>
          <table:table-cell office:value-type="float" office:value="2.945413469" table:style-name="ce1">
            <text:p>2,945413469</text:p>
          </table:table-cell>
          <table:table-cell office:value-type="float" office:value="1.3935880199999999" table:style-name="ce1">
            <text:p>1,39358802</text:p>
          </table:table-cell>
          <table:table-cell office:value-type="float" office:value="1.935016399" table:style-name="ce1">
            <text:p>1,935016399</text:p>
          </table:table-cell>
          <table:table-cell office:value-type="float" office:value="-2.109112482" table:style-name="ce1">
            <text:p>-2,109112482</text:p>
          </table:table-cell>
          <table:table-cell office:value-type="float" office:value="2.320351091" table:style-name="ce1">
            <text:p>2,320351091</text:p>
          </table:table-cell>
          <table:table-cell office:value-type="float" office:value="9.218439686" table:style-name="ce1">
            <text:p>9,218439686</text:p>
          </table:table-cell>
          <table:table-cell office:value-type="float" office:value="2.6508336539999999" table:style-name="ce1">
            <text:p>2,650833654</text:p>
          </table:table-cell>
          <table:table-cell office:value-type="float" office:value="2.371884197" table:style-name="ce1">
            <text:p>2,371884197</text:p>
          </table:table-cell>
          <table:table-cell office:value-type="float" office:value="1.6433578280000001" table:style-name="ce1">
            <text:p>1,643357828</text:p>
          </table:table-cell>
          <table:table-cell office:value-type="float" office:value="2.346929673" table:style-name="ce1">
            <text:p>2,346929673</text:p>
          </table:table-cell>
          <table:table-cell office:value-type="float" office:value="4.1715980110000004" table:style-name="ce1">
            <text:p>4,171598011</text:p>
          </table:table-cell>
          <table:table-cell office:value-type="float" office:value="1.6667052490000001" table:style-name="ce1">
            <text:p>1,666705249</text:p>
          </table:table-cell>
          <table:table-cell office:value-type="float" office:value="2.571250027" table:style-name="ce1">
            <text:p>2,571250027</text:p>
          </table:table-cell>
          <table:table-cell office:value-type="float" office:value="2.5771402490000002" table:style-name="ce1">
            <text:p>2,577140249</text:p>
          </table:table-cell>
          <table:table-cell office:value-type="float" office:value="2.58883917" table:style-name="ce1">
            <text:p>2,58883917</text:p>
          </table:table-cell>
          <table:table-cell office:value-type="float" office:value="2.7252099759999999" table:style-name="ce1">
            <text:p>2,725209976</text:p>
          </table:table-cell>
          <table:table-cell office:value-type="float" office:value="2.3730465860000001" table:style-name="ce1">
            <text:p>2,373046586</text:p>
          </table:table-cell>
          <table:table-cell office:value-type="float" office:value="2.314120591" table:style-name="ce1">
            <text:p>2,314120591</text:p>
          </table:table-cell>
          <table:table-cell office:value-type="float" office:value="2.3963555080000001" table:style-name="ce1">
            <text:p>2,396355508</text:p>
          </table:table-cell>
          <table:table-cell office:value-type="float" office:value="2.200752966" table:style-name="ce1">
            <text:p>2,200752966</text:p>
          </table:table-cell>
          <table:table-cell office:value-type="float" office:value="2.318351813" table:style-name="ce1">
            <text:p>2,318351813</text:p>
          </table:table-cell>
          <table:table-cell office:value-type="float" office:value="1.1252313229999999" table:style-name="ce1">
            <text:p>1,125231323</text:p>
          </table:table-cell>
          <table:table-cell office:value-type="float" office:value="0.25490253699999998" table:style-name="ce1">
            <text:p>0,254902537</text:p>
          </table:table-cell>
          <table:table-cell office:value-type="float" office:value="0.96864669800000003" table:style-name="ce1">
            <text:p>0,968646698</text:p>
          </table:table-cell>
          <table:table-cell office:value-type="float" office:value="4.1993997209999998" table:style-name="ce1">
            <text:p>4,199399721</text:p>
          </table:table-cell>
          <table:table-cell office:value-type="float" office:value="5.4003034359999997" table:style-name="ce1">
            <text:p>5,400303436</text:p>
          </table:table-cell>
          <table:table-cell office:value-type="float" office:value="2.3347179329999999" table:style-name="ce1">
            <text:p>2,334717933</text:p>
          </table:table-cell>
          <table:table-cell office:value-type="float" office:value="5.1506568000000003E-2" table:style-name="ce1">
            <text:p>0,051506568</text:p>
          </table:table-cell>
          <table:table-cell office:value-type="float" office:value="1.4290931229999999" table:style-name="ce1">
            <text:p>1,429093123</text:p>
          </table:table-cell>
          <table:table-cell office:value-type="float" office:value="2.6153443470000002" table:style-name="ce1">
            <text:p>2,615344347</text:p>
          </table:table-cell>
          <table:table-cell office:value-type="float" office:value="2.2202789969999999" table:style-name="ce1">
            <text:p>2,220278997</text:p>
          </table:table-cell>
          <table:table-cell office:value-type="float" office:value="2.8105890229999999" table:style-name="ce1">
            <text:p>2,810589023</text:p>
          </table:table-cell>
          <table:table-cell office:value-type="float" office:value="3.0944751460000002" table:style-name="ce1">
            <text:p>3,094475146</text:p>
          </table:table-cell>
          <table:table-cell office:value-type="float" office:value="3.0685960109999999" table:style-name="ce1">
            <text:p>3,068596011</text:p>
          </table:table-cell>
          <table:table-cell office:value-type="float" office:value="2.383030406" table:style-name="ce1">
            <text:p>2,383030406</text:p>
          </table:table-cell>
          <table:table-cell office:value-type="float" office:value="1.65533894" table:style-name="ce1">
            <text:p>1,65533894</text:p>
          </table:table-cell>
          <table:table-cell office:value-type="float" office:value="1.299500817" table:style-name="ce1">
            <text:p>1,299500817</text:p>
          </table:table-cell>
          <table:table-cell office:value-type="float" office:value="-1.178478406" table:style-name="ce1">
            <text:p>-1,178478406</text:p>
          </table:table-cell>
          <table:table-cell office:value-type="float" office:value="2.3537669050000001" table:style-name="ce1">
            <text:p>2,353766905</text:p>
          </table:table-cell>
          <table:table-cell office:value-type="float" office:value="2.7533904229999999" table:style-name="ce1">
            <text:p>2,753390423</text:p>
          </table:table-cell>
          <table:table-cell office:value-type="float" office:value="-1.0218521119999999" table:style-name="ce1">
            <text:p>-1,021852112</text:p>
          </table:table-cell>
          <table:table-cell office:value-type="float" office:value="2.8496715680000002" table:style-name="ce1">
            <text:p>2,849671568</text:p>
          </table:table-cell>
          <table:table-cell office:value-type="float" office:value="3.5123680890000002" table:style-name="ce1">
            <text:p>3,512368089</text:p>
          </table:table-cell>
          <table:table-cell office:value-type="float" office:value="2.3103808159999999" table:style-name="ce1">
            <text:p>2,310380816</text:p>
          </table:table-cell>
          <table:table-cell office:value-type="float" office:value="3.0314640900000001" table:style-name="ce1">
            <text:p>3,03146409</text:p>
          </table:table-cell>
          <table:table-cell office:value-type="float" office:value="1.8322860030000001" table:style-name="ce1">
            <text:p>1,832286003</text:p>
          </table:table-cell>
          <table:table-cell office:value-type="float" office:value="2.5860230909999999" table:style-name="ce1">
            <text:p>2,586023091</text:p>
          </table:table-cell>
          <table:table-cell office:value-type="float" office:value="2.4741154829999998" table:style-name="ce1">
            <text:p>2,474115483</text:p>
          </table:table-cell>
          <table:table-cell office:value-type="float" office:value="1.061703836" table:style-name="ce1">
            <text:p>1,061703836</text:p>
          </table:table-cell>
          <table:table-cell office:value-type="float" office:value="2.5846335319999998" table:style-name="ce1">
            <text:p>2,584633532</text:p>
          </table:table-cell>
          <table:table-cell office:value-type="float" office:value="3.061463582" table:style-name="ce1">
            <text:p>3,061463582</text:p>
          </table:table-cell>
          <table:table-cell office:value-type="float" office:value="2.8386214750000001" table:style-name="ce1">
            <text:p>2,838621475</text:p>
          </table:table-cell>
          <table:table-cell office:value-type="float" office:value="2.199390073" table:style-name="ce1">
            <text:p>2,199390073</text:p>
          </table:table-cell>
          <table:table-cell office:value-type="float" office:value="3.017987545" table:style-name="ce1">
            <text:p>3,017987545</text:p>
          </table:table-cell>
          <table:table-cell office:value-type="float" office:value="1.038546961" table:style-name="ce1">
            <text:p>1,038546961</text:p>
          </table:table-cell>
          <table:table-cell office:value-type="float" office:value="0.84060210599999996" table:style-name="ce1">
            <text:p>0,840602106</text:p>
          </table:table-cell>
          <table:table-cell office:value-type="float" office:value="1.9225546200000001" table:style-name="ce1">
            <text:p>1,92255462</text:p>
          </table:table-cell>
          <table:table-cell office:value-type="float" office:value="1.8153364750000001" table:style-name="ce1">
            <text:p>1,815336475</text:p>
          </table:table-cell>
          <table:table-cell office:value-type="float" office:value="0.87716654699999996" table:style-name="ce1">
            <text:p>0,877166547</text:p>
          </table:table-cell>
          <table:table-cell office:value-type="float" office:value="1.0533968010000001" table:style-name="ce1">
            <text:p>1,053396801</text:p>
          </table:table-cell>
          <table:table-cell office:value-type="float" office:value="2.9084485120000001" table:style-name="ce1">
            <text:p>2,908448512</text:p>
          </table:table-cell>
          <table:table-cell office:value-type="float" office:value="1.9241062819999999" table:style-name="ce1">
            <text:p>1,924106282</text:p>
          </table:table-cell>
          <table:table-cell office:value-type="float" office:value="2.660906008" table:style-name="ce1">
            <text:p>2,660906008</text:p>
          </table:table-cell>
          <table:table-cell office:value-type="float" office:value="2.8882394150000001" table:style-name="ce1">
            <text:p>2,888239415</text:p>
          </table:table-cell>
          <table:table-cell office:value-type="float" office:value="2.775450303" table:style-name="ce1">
            <text:p>2,775450303</text:p>
          </table:table-cell>
          <table:table-cell office:value-type="float" office:value="2.9159622789999999" table:style-name="ce1">
            <text:p>2,915962279</text:p>
          </table:table-cell>
          <table:table-cell office:value-type="float" office:value="1.211072283" table:style-name="ce1">
            <text:p>1,211072283</text:p>
          </table:table-cell>
          <table:table-cell office:value-type="float" office:value="2.2771911999999999" table:style-name="ce1">
            <text:p>2,2771912</text:p>
          </table:table-cell>
          <table:table-cell office:value-type="float" office:value="0.95673206899999996" table:style-name="ce1">
            <text:p>0,956732069</text:p>
          </table:table-cell>
          <table:table-cell office:value-type="float" office:value="2.555642958" table:style-name="ce1">
            <text:p>2,555642958</text:p>
          </table:table-cell>
          <table:table-cell office:value-type="float" office:value="0.61759084900000005" table:style-name="ce1">
            <text:p>0,617590849</text:p>
          </table:table-cell>
          <table:table-cell office:value-type="float" office:value="2.8868898289999998" table:style-name="ce1">
            <text:p>2,886889829</text:p>
          </table:table-cell>
          <table:table-cell office:value-type="float" office:value="-0.42764038399999998" table:style-name="ce1">
            <text:p>-0,427640384</text:p>
          </table:table-cell>
          <table:table-cell office:value-type="float" office:value="2.6333913290000002" table:style-name="ce1">
            <text:p>2,633391329</text:p>
          </table:table-cell>
          <table:table-cell table:style-name="ce1"/>
          <table:table-cell office:value-type="float" office:value="2.518636077" table:style-name="ce1">
            <text:p>2,518636077</text:p>
          </table:table-cell>
          <table:table-cell office:value-type="float" office:value="0.82605619900000005" table:style-name="ce1">
            <text:p>0,826056199</text:p>
          </table:table-cell>
          <table:table-cell office:value-type="float" office:value="3.292369152" table:style-name="ce1">
            <text:p>3,292369152</text:p>
          </table:table-cell>
          <table:table-cell office:value-type="float" office:value="7.7012967689999998" table:style-name="ce1">
            <text:p>7,701296769</text:p>
          </table:table-cell>
          <table:table-cell office:value-type="float" office:value="1.350447671" table:style-name="ce1">
            <text:p>1,350447671</text:p>
          </table:table-cell>
          <table:table-cell office:value-type="float" office:value="0.56937662600000005" table:style-name="ce1">
            <text:p>0,569376626</text:p>
          </table:table-cell>
          <table:table-cell office:value-type="float" office:value="3.1351181289999999" table:style-name="ce1">
            <text:p>3,135118129</text:p>
          </table:table-cell>
          <table:table-cell office:value-type="float" office:value="2.2782126979999999" table:style-name="ce1">
            <text:p>2,278212698</text:p>
          </table:table-cell>
          <table:table-cell office:value-type="float" office:value="3.641972451" table:style-name="ce1">
            <text:p>3,641972451</text:p>
          </table:table-cell>
          <table:table-cell office:value-type="float" office:value="3.1849146730000002" table:style-name="ce1">
            <text:p>3,184914673</text:p>
          </table:table-cell>
          <table:table-cell office:value-type="float" office:value="2.8928643319999998" table:style-name="ce1">
            <text:p>2,892864332</text:p>
          </table:table-cell>
          <table:table-cell office:value-type="float" office:value="1.7245263959999999" table:style-name="ce1">
            <text:p>1,724526396</text:p>
          </table:table-cell>
          <table:table-cell office:value-type="float" office:value="3.092408286" table:style-name="ce1">
            <text:p>3,092408286</text:p>
          </table:table-cell>
          <table:table-cell office:value-type="float" office:value="1.8018643029999999" table:style-name="ce1">
            <text:p>1,801864303</text:p>
          </table:table-cell>
          <table:table-cell office:value-type="float" office:value="2.7441204730000002" table:style-name="ce1">
            <text:p>2,744120473</text:p>
          </table:table-cell>
          <table:table-cell office:value-type="float" office:value="1.9527327720000001" table:style-name="ce1">
            <text:p>1,952732772</text:p>
          </table:table-cell>
          <table:table-cell office:value-type="float" office:value="2.5962752560000002" table:style-name="ce1">
            <text:p>2,596275256</text:p>
          </table:table-cell>
          <table:table-cell table:style-name="ce1"/>
          <table:table-cell office:value-type="float" office:value="2.5534304940000001" table:style-name="ce1">
            <text:p>2,553430494</text:p>
          </table:table-cell>
          <table:table-cell office:value-type="float" office:value="2.179504799" table:style-name="ce1">
            <text:p>2,179504799</text:p>
          </table:table-cell>
          <table:table-cell office:value-type="float" office:value="2.5513595929999999" table:style-name="ce1">
            <text:p>2,551359593</text:p>
          </table:table-cell>
          <table:table-cell office:value-type="float" office:value="1.7823688040000001" table:style-name="ce1">
            <text:p>1,782368804</text:p>
          </table:table-cell>
          <table:table-cell office:value-type="float" office:value="3.1961304479999999" table:style-name="ce1">
            <text:p>3,196130448</text:p>
          </table:table-cell>
          <table:table-cell office:value-type="float" office:value="2.5214904279999999" table:style-name="ce1">
            <text:p>2,521490428</text:p>
          </table:table-cell>
          <table:table-cell office:value-type="float" office:value="0.77347098700000005" table:style-name="ce1">
            <text:p>0,773470987</text:p>
          </table:table-cell>
          <table:table-cell office:value-type="float" office:value="0.88495996300000002" table:style-name="ce1">
            <text:p>0,884959963</text:p>
          </table:table-cell>
          <table:table-cell office:value-type="float" office:value="0.56199674899999996" table:style-name="ce1">
            <text:p>0,561996749</text:p>
          </table:table-cell>
          <table:table-cell office:value-type="float" office:value="2.9328303309999999" table:style-name="ce1">
            <text:p>2,932830331</text:p>
          </table:table-cell>
          <table:table-cell table:style-name="ce1"/>
          <table:table-cell office:value-type="float" office:value="2.4208218640000001" table:style-name="ce1">
            <text:p>2,420821864</text:p>
          </table:table-cell>
          <table:table-cell office:value-type="float" office:value="3.3429024620000001" table:style-name="ce1">
            <text:p>3,342902462</text:p>
          </table:table-cell>
          <table:table-cell office:value-type="float" office:value="-0.34758463899999997" table:style-name="ce1">
            <text:p>-0,347584639</text:p>
          </table:table-cell>
          <table:table-cell office:value-type="float" office:value="1.861468793" table:style-name="ce1">
            <text:p>1,861468793</text:p>
          </table:table-cell>
          <table:table-cell office:value-type="float" office:value="2.6663832599999999" table:style-name="ce1">
            <text:p>2,66638326</text:p>
          </table:table-cell>
          <table:table-cell office:value-type="float" office:value="1.148674846" table:style-name="ce1">
            <text:p>1,148674846</text:p>
          </table:table-cell>
          <table:table-cell office:value-type="float" office:value="4.7539982350000001" table:style-name="ce1">
            <text:p>4,753998235</text:p>
          </table:table-cell>
          <table:table-cell office:value-type="float" office:value="2.9537131319999999" table:style-name="ce1">
            <text:p>2,953713132</text:p>
          </table:table-cell>
          <table:table-cell office:value-type="float" office:value="3.2765552520000001" table:style-name="ce1">
            <text:p>3,276555252</text:p>
          </table:table-cell>
          <table:table-cell office:value-type="float" office:value="2.940101877" table:style-name="ce1">
            <text:p>2,940101877</text:p>
          </table:table-cell>
          <table:table-cell office:value-type="float" office:value="2.6177004109999999" table:style-name="ce1">
            <text:p>2,617700411</text:p>
          </table:table-cell>
          <table:table-cell office:value-type="float" office:value="1.8232903819999999" table:style-name="ce1">
            <text:p>1,823290382</text:p>
          </table:table-cell>
          <table:table-cell office:value-type="float" office:value="2.7533904229999999" table:style-name="ce1">
            <text:p>2,753390423</text:p>
          </table:table-cell>
          <table:table-cell office:value-type="float" office:value="2.56091143" table:style-name="ce1">
            <text:p>2,56091143</text:p>
          </table:table-cell>
          <table:table-cell office:value-type="float" office:value="2.2782126979999999" table:style-name="ce1">
            <text:p>2,278212698</text:p>
          </table:table-cell>
          <table:table-cell office:value-type="float" office:value="2.5513595929999999" table:style-name="ce1">
            <text:p>2,551359593</text:p>
          </table:table-cell>
          <table:table-cell office:value-type="float" office:value="0.59913003899999995" table:style-name="ce1">
            <text:p>0,599130039</text:p>
          </table:table-cell>
          <table:table-cell office:value-type="float" office:value="2.1847509760000001" table:style-name="ce1">
            <text:p>2,184750976</text:p>
          </table:table-cell>
          <table:table-cell office:value-type="float" office:value="2.3686463500000001" table:style-name="ce1">
            <text:p>2,36864635</text:p>
          </table:table-cell>
          <table:table-cell office:value-type="float" office:value="1.548464501" table:style-name="ce1">
            <text:p>1,548464501</text:p>
          </table:table-cell>
          <table:table-cell office:value-type="float" office:value="3.0100170560000001" table:style-name="ce1">
            <text:p>3,010017056</text:p>
          </table:table-cell>
          <table:table-cell office:value-type="float" office:value="3.343420354" table:style-name="ce1">
            <text:p>3,343420354</text:p>
          </table:table-cell>
          <table:table-cell office:value-type="float" office:value="0.75389782699999996" table:style-name="ce1">
            <text:p>0,753897827</text:p>
          </table:table-cell>
          <table:table-cell office:value-type="float" office:value="2.4329196460000002" table:style-name="ce1">
            <text:p>2,432919646</text:p>
          </table:table-cell>
          <table:table-cell office:value-type="float" office:value="0.89317126599999996" table:style-name="ce1">
            <text:p>0,893171266</text:p>
          </table:table-cell>
          <table:table-cell office:value-type="float" office:value="0.99846104400000002" table:style-name="ce1">
            <text:p>0,998461044</text:p>
          </table:table-cell>
          <table:table-cell office:value-type="float" office:value="3.653126141" table:style-name="ce1">
            <text:p>3,653126141</text:p>
          </table:table-cell>
          <table:table-cell office:value-type="float" office:value="1.003187982" table:style-name="ce1">
            <text:p>1,003187982</text:p>
          </table:table-cell>
          <table:table-cell office:value-type="float" office:value="3.253020807" table:style-name="ce1">
            <text:p>3,253020807</text:p>
          </table:table-cell>
          <table:table-cell office:value-type="float" office:value="2.1349306280000002" table:style-name="ce1">
            <text:p>2,134930628</text:p>
          </table:table-cell>
          <table:table-cell office:value-type="float" office:value="12.61211121" table:style-name="ce1">
            <text:p>12,61211121</text:p>
          </table:table-cell>
          <table:table-cell office:value-type="float" office:value="2.7581435569999999" table:style-name="ce1">
            <text:p>2,758143557</text:p>
          </table:table-cell>
          <table:table-cell office:value-type="float" office:value="2.7119709740000002" table:style-name="ce1">
            <text:p>2,711970974</text:p>
          </table:table-cell>
          <table:table-cell office:value-type="float" office:value="2.0322729659999998" table:style-name="ce1">
            <text:p>2,032272966</text:p>
          </table:table-cell>
          <table:table-cell office:value-type="float" office:value="2.436954332" table:style-name="ce1">
            <text:p>2,436954332</text:p>
          </table:table-cell>
          <table:table-cell office:value-type="float" office:value="2.43702226" table:style-name="ce1">
            <text:p>2,43702226</text:p>
          </table:table-cell>
          <table:table-cell office:value-type="float" office:value="1.5782050839999999" table:style-name="ce1">
            <text:p>1,578205084</text:p>
          </table:table-cell>
          <table:table-cell office:value-type="float" office:value="2.5892320880000002" table:style-name="ce1">
            <text:p>2,589232088</text:p>
          </table:table-cell>
          <table:table-cell office:value-type="float" office:value="3.1362684110000001" table:style-name="ce1">
            <text:p>3,136268411</text:p>
          </table:table-cell>
          <table:table-cell office:value-type="float" office:value="3.3346733369999999" table:style-name="ce1">
            <text:p>3,334673337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69" table:style-name="ce1">
            <text:p>1969</text:p>
          </table:table-cell>
          <table:table-cell office:value-type="float" office:value="0.58064238499999998" table:style-name="ce1">
            <text:p>0,580642385</text:p>
          </table:table-cell>
          <table:table-cell office:value-type="float" office:value="2.3847204999999998" table:style-name="ce1">
            <text:p>2,3847205</text:p>
          </table:table-cell>
          <table:table-cell office:value-type="float" office:value="0.54604466799999996" table:style-name="ce1">
            <text:p>0,546044668</text:p>
          </table:table-cell>
          <table:table-cell office:value-type="float" office:value="2.8960833880000001" table:style-name="ce1">
            <text:p>2,896083388</text:p>
          </table:table-cell>
          <table:table-cell office:value-type="float" office:value="5.1982869279999999" table:style-name="ce1">
            <text:p>5,198286928</text:p>
          </table:table-cell>
          <table:table-cell office:value-type="float" office:value="2.8670545239999998" table:style-name="ce1">
            <text:p>2,867054524</text:p>
          </table:table-cell>
          <table:table-cell office:value-type="float" office:value="10.62821888" table:style-name="ce1">
            <text:p>10,62821888</text:p>
          </table:table-cell>
          <table:table-cell office:value-type="float" office:value="1.496600409" table:style-name="ce1">
            <text:p>1,496600409</text:p>
          </table:table-cell>
          <table:table-cell office:value-type="float" office:value="2.5406012090000001" table:style-name="ce1">
            <text:p>2,540601209</text:p>
          </table:table-cell>
          <table:table-cell office:value-type="float" office:value="2.7102547069999998" table:style-name="ce1">
            <text:p>2,710254707</text:p>
          </table:table-cell>
          <table:table-cell office:value-type="float" office:value="1.6324497330000001" table:style-name="ce1">
            <text:p>1,632449733</text:p>
          </table:table-cell>
          <table:table-cell office:value-type="float" office:value="2.09302301" table:style-name="ce1">
            <text:p>2,09302301</text:p>
          </table:table-cell>
          <table:table-cell office:value-type="float" office:value="0.34533164599999999" table:style-name="ce1">
            <text:p>0,345331646</text:p>
          </table:table-cell>
          <table:table-cell office:value-type="float" office:value="2.226831045" table:style-name="ce1">
            <text:p>2,226831045</text:p>
          </table:table-cell>
          <table:table-cell office:value-type="float" office:value="2.2806180880000002" table:style-name="ce1">
            <text:p>2,280618088</text:p>
          </table:table-cell>
          <table:table-cell office:value-type="float" office:value="0.28316966900000001" table:style-name="ce1">
            <text:p>0,283169669</text:p>
          </table:table-cell>
          <table:table-cell office:value-type="float" office:value="2.093957123" table:style-name="ce1">
            <text:p>2,093957123</text:p>
          </table:table-cell>
          <table:table-cell office:value-type="float" office:value="1.7174506030000001" table:style-name="ce1">
            <text:p>1,717450603</text:p>
          </table:table-cell>
          <table:table-cell office:value-type="float" office:value="2.8502518120000002" table:style-name="ce1">
            <text:p>2,850251812</text:p>
          </table:table-cell>
          <table:table-cell office:value-type="float" office:value="0.76850966899999995" table:style-name="ce1">
            <text:p>0,768509669</text:p>
          </table:table-cell>
          <table:table-cell office:value-type="float" office:value="2.650783686" table:style-name="ce1">
            <text:p>2,650783686</text:p>
          </table:table-cell>
          <table:table-cell office:value-type="float" office:value="3.4811328819999998" table:style-name="ce1">
            <text:p>3,481132882</text:p>
          </table:table-cell>
          <table:table-cell office:value-type="float" office:value="1.1366128929999999" table:style-name="ce1">
            <text:p>1,136612893</text:p>
          </table:table-cell>
          <table:table-cell office:value-type="float" office:value="0.96162997699999997" table:style-name="ce1">
            <text:p>0,961629977</text:p>
          </table:table-cell>
          <table:table-cell office:value-type="float" office:value="2.7198453740000001" table:style-name="ce1">
            <text:p>2,719845374</text:p>
          </table:table-cell>
          <table:table-cell office:value-type="float" office:value="1.886792453" table:style-name="ce1">
            <text:p>1,886792453</text:p>
          </table:table-cell>
          <table:table-cell office:value-type="float" office:value="2.1120044290000002" table:style-name="ce1">
            <text:p>2,112004429</text:p>
          </table:table-cell>
          <table:table-cell office:value-type="float" office:value="2.5769868319999998" table:style-name="ce1">
            <text:p>2,576986832</text:p>
          </table:table-cell>
          <table:table-cell office:value-type="float" office:value="0.30050780599999999" table:style-name="ce1">
            <text:p>0,300507806</text:p>
          </table:table-cell>
          <table:table-cell office:value-type="float" office:value="4.7230701149999996" table:style-name="ce1">
            <text:p>4,723070115</text:p>
          </table:table-cell>
          <table:table-cell office:value-type="float" office:value="3.2324014249999999" table:style-name="ce1">
            <text:p>3,232401425</text:p>
          </table:table-cell>
          <table:table-cell office:value-type="float" office:value="2.3759504800000002" table:style-name="ce1">
            <text:p>2,37595048</text:p>
          </table:table-cell>
          <table:table-cell office:value-type="float" office:value="1.9680714020000001" table:style-name="ce1">
            <text:p>1,968071402</text:p>
          </table:table-cell>
          <table:table-cell office:value-type="float" office:value="1.3597834719999999" table:style-name="ce1">
            <text:p>1,359783472</text:p>
          </table:table-cell>
          <table:table-cell office:value-type="float" office:value="0.73822875799999998" table:style-name="ce1">
            <text:p>0,738228758</text:p>
          </table:table-cell>
          <table:table-cell office:value-type="float" office:value="1.12542046" table:style-name="ce1">
            <text:p>1,12542046</text:p>
          </table:table-cell>
          <table:table-cell office:value-type="float" office:value="1.0440065000000001" table:style-name="ce1">
            <text:p>1,0440065</text:p>
          </table:table-cell>
          <table:table-cell office:value-type="float" office:value="1.6389359569999999" table:style-name="ce1">
            <text:p>1,638935957</text:p>
          </table:table-cell>
          <table:table-cell office:value-type="float" office:value="2.7400021059999999" table:style-name="ce1">
            <text:p>2,740002106</text:p>
          </table:table-cell>
          <table:table-cell office:value-type="float" office:value="3.8365861909999999" table:style-name="ce1">
            <text:p>3,836586191</text:p>
          </table:table-cell>
          <table:table-cell office:value-type="float" office:value="2.4793870770000002" table:style-name="ce1">
            <text:p>2,479387077</text:p>
          </table:table-cell>
          <table:table-cell office:value-type="float" office:value="2.84556831" table:style-name="ce1">
            <text:p>2,84556831</text:p>
          </table:table-cell>
          <table:table-cell office:value-type="float" office:value="2.8124570740000001" table:style-name="ce1">
            <text:p>2,812457074</text:p>
          </table:table-cell>
          <table:table-cell office:value-type="float" office:value="2.6552117040000001" table:style-name="ce1">
            <text:p>2,655211704</text:p>
          </table:table-cell>
          <table:table-cell office:value-type="float" office:value="2.1306031330000001" table:style-name="ce1">
            <text:p>2,130603133</text:p>
          </table:table-cell>
          <table:table-cell office:value-type="float" office:value="2.8010275689999999" table:style-name="ce1">
            <text:p>2,801027569</text:p>
          </table:table-cell>
          <table:table-cell office:value-type="float" office:value="2.8318219010000001" table:style-name="ce1">
            <text:p>2,831821901</text:p>
          </table:table-cell>
          <table:table-cell office:value-type="float" office:value="1.2553873609999999" table:style-name="ce1">
            <text:p>1,255387361</text:p>
          </table:table-cell>
          <table:table-cell office:value-type="float" office:value="1.741812017" table:style-name="ce1">
            <text:p>1,741812017</text:p>
          </table:table-cell>
          <table:table-cell office:value-type="float" office:value="1.614152743" table:style-name="ce1">
            <text:p>1,614152743</text:p>
          </table:table-cell>
          <table:table-cell office:value-type="float" office:value="2.2454832800000002" table:style-name="ce1">
            <text:p>2,24548328</text:p>
          </table:table-cell>
          <table:table-cell office:value-type="float" office:value="1.265321615" table:style-name="ce1">
            <text:p>1,265321615</text:p>
          </table:table-cell>
          <table:table-cell office:value-type="float" office:value="0.204663762" table:style-name="ce1">
            <text:p>0,204663762</text:p>
          </table:table-cell>
          <table:table-cell office:value-type="float" office:value="0.79298373799999999" table:style-name="ce1">
            <text:p>0,792983738</text:p>
          </table:table-cell>
          <table:table-cell office:value-type="float" office:value="6.4944687310000004" table:style-name="ce1">
            <text:p>6,494468731</text:p>
          </table:table-cell>
          <table:table-cell office:value-type="float" office:value="1.68474323" table:style-name="ce1">
            <text:p>1,68474323</text:p>
          </table:table-cell>
          <table:table-cell office:value-type="float" office:value="0.55299332499999998" table:style-name="ce1">
            <text:p>0,552993325</text:p>
          </table:table-cell>
          <table:table-cell office:value-type="float" office:value="2.9133398289999999" table:style-name="ce1">
            <text:p>2,913339829</text:p>
          </table:table-cell>
          <table:table-cell office:value-type="float" office:value="2.8722235559999998" table:style-name="ce1">
            <text:p>2,872223556</text:p>
          </table:table-cell>
          <table:table-cell office:value-type="float" office:value="2.7608612570000002" table:style-name="ce1">
            <text:p>2,760861257</text:p>
          </table:table-cell>
          <table:table-cell office:value-type="float" office:value="2.4728618290000002" table:style-name="ce1">
            <text:p>2,472861829</text:p>
          </table:table-cell>
          <table:table-cell office:value-type="float" office:value="2.6886727270000002" table:style-name="ce1">
            <text:p>2,688672727</text:p>
          </table:table-cell>
          <table:table-cell office:value-type="float" office:value="1.1455189139999999" table:style-name="ce1">
            <text:p>1,145518914</text:p>
          </table:table-cell>
          <table:table-cell office:value-type="float" office:value="0.85134349099999995" table:style-name="ce1">
            <text:p>0,851343491</text:p>
          </table:table-cell>
          <table:table-cell office:value-type="float" office:value="2.9244067299999998" table:style-name="ce1">
            <text:p>2,92440673</text:p>
          </table:table-cell>
          <table:table-cell office:value-type="float" office:value="2.4670205429999998" table:style-name="ce1">
            <text:p>2,467020543</text:p>
          </table:table-cell>
          <table:table-cell office:value-type="float" office:value="0.67363659099999995" table:style-name="ce1">
            <text:p>0,673636591</text:p>
          </table:table-cell>
          <table:table-cell office:value-type="float" office:value="2.6592450259999998" table:style-name="ce1">
            <text:p>2,659245026</text:p>
          </table:table-cell>
          <table:table-cell office:value-type="float" office:value="0.98543055999999996" table:style-name="ce1">
            <text:p>0,98543056</text:p>
          </table:table-cell>
          <table:table-cell office:value-type="float" office:value="1.0487818170000001" table:style-name="ce1">
            <text:p>1,048781817</text:p>
          </table:table-cell>
          <table:table-cell office:value-type="float" office:value="2.594858543" table:style-name="ce1">
            <text:p>2,594858543</text:p>
          </table:table-cell>
          <table:table-cell office:value-type="float" office:value="0.68435396999999998" table:style-name="ce1">
            <text:p>0,68435397</text:p>
          </table:table-cell>
          <table:table-cell office:value-type="float" office:value="2.5135600459999998" table:style-name="ce1">
            <text:p>2,513560046</text:p>
          </table:table-cell>
          <table:table-cell office:value-type="float" office:value="-5.8030841E-2" table:style-name="ce1">
            <text:p>-0,058030841</text:p>
          </table:table-cell>
          <table:table-cell office:value-type="float" office:value="2.1344317030000002" table:style-name="ce1">
            <text:p>2,134431703</text:p>
          </table:table-cell>
          <table:table-cell office:value-type="float" office:value="0.75207282200000003" table:style-name="ce1">
            <text:p>0,752072822</text:p>
          </table:table-cell>
          <table:table-cell office:value-type="float" office:value="1.163076714" table:style-name="ce1">
            <text:p>1,163076714</text:p>
          </table:table-cell>
          <table:table-cell office:value-type="float" office:value="2.964792418" table:style-name="ce1">
            <text:p>2,964792418</text:p>
          </table:table-cell>
          <table:table-cell office:value-type="float" office:value="2.0780659140000002" table:style-name="ce1">
            <text:p>2,078065914</text:p>
          </table:table-cell>
          <table:table-cell office:value-type="float" office:value="0.41580326899999998" table:style-name="ce1">
            <text:p>0,415803269</text:p>
          </table:table-cell>
          <table:table-cell office:value-type="float" office:value="0.93566782100000001" table:style-name="ce1">
            <text:p>0,935667821</text:p>
          </table:table-cell>
          <table:table-cell office:value-type="float" office:value="2.3543128809999998" table:style-name="ce1">
            <text:p>2,354312881</text:p>
          </table:table-cell>
          <table:table-cell office:value-type="float" office:value="1.7224826499999999" table:style-name="ce1">
            <text:p>1,72248265</text:p>
          </table:table-cell>
          <table:table-cell office:value-type="float" office:value="1.7671007649999999" table:style-name="ce1">
            <text:p>1,767100765</text:p>
          </table:table-cell>
          <table:table-cell office:value-type="float" office:value="2.8378079089999999" table:style-name="ce1">
            <text:p>2,837807909</text:p>
          </table:table-cell>
          <table:table-cell office:value-type="float" office:value="1.744604244" table:style-name="ce1">
            <text:p>1,744604244</text:p>
          </table:table-cell>
          <table:table-cell office:value-type="float" office:value="1.520381019" table:style-name="ce1">
            <text:p>1,520381019</text:p>
          </table:table-cell>
          <table:table-cell office:value-type="float" office:value="0.36542076299999998" table:style-name="ce1">
            <text:p>0,365420763</text:p>
          </table:table-cell>
          <table:table-cell office:value-type="float" office:value="-0.209854813" table:style-name="ce1">
            <text:p>-0,209854813</text:p>
          </table:table-cell>
          <table:table-cell office:value-type="float" office:value="3.3978353640000001" table:style-name="ce1">
            <text:p>3,397835364</text:p>
          </table:table-cell>
          <table:table-cell office:value-type="float" office:value="2.589681567" table:style-name="ce1">
            <text:p>2,589681567</text:p>
          </table:table-cell>
          <table:table-cell office:value-type="float" office:value="2.2471470720000002" table:style-name="ce1">
            <text:p>2,247147072</text:p>
          </table:table-cell>
          <table:table-cell office:value-type="float" office:value="1.3892780819999999" table:style-name="ce1">
            <text:p>1,389278082</text:p>
          </table:table-cell>
          <table:table-cell office:value-type="float" office:value="1.113708127" table:style-name="ce1">
            <text:p>1,113708127</text:p>
          </table:table-cell>
          <table:table-cell office:value-type="float" office:value="1.596569535" table:style-name="ce1">
            <text:p>1,596569535</text:p>
          </table:table-cell>
          <table:table-cell office:value-type="float" office:value="2.9545225149999998" table:style-name="ce1">
            <text:p>2,954522515</text:p>
          </table:table-cell>
          <table:table-cell office:value-type="float" office:value="2.6433248319999998" table:style-name="ce1">
            <text:p>2,643324832</text:p>
          </table:table-cell>
          <table:table-cell office:value-type="float" office:value="0.59065266000000005" table:style-name="ce1">
            <text:p>0,59065266</text:p>
          </table:table-cell>
          <table:table-cell office:value-type="float" office:value="1.842336193" table:style-name="ce1">
            <text:p>1,842336193</text:p>
          </table:table-cell>
          <table:table-cell office:value-type="float" office:value="0.41750451700000002" table:style-name="ce1">
            <text:p>0,417504517</text:p>
          </table:table-cell>
          <table:table-cell office:value-type="float" office:value="2.345231654" table:style-name="ce1">
            <text:p>2,345231654</text:p>
          </table:table-cell>
          <table:table-cell office:value-type="float" office:value="2.3954594340000002" table:style-name="ce1">
            <text:p>2,395459434</text:p>
          </table:table-cell>
          <table:table-cell office:value-type="float" office:value="2.6400939550000002" table:style-name="ce1">
            <text:p>2,640093955</text:p>
          </table:table-cell>
          <table:table-cell office:value-type="float" office:value="2.6724197840000001" table:style-name="ce1">
            <text:p>2,672419784</text:p>
          </table:table-cell>
          <table:table-cell office:value-type="float" office:value="2.7014061620000001" table:style-name="ce1">
            <text:p>2,701406162</text:p>
          </table:table-cell>
          <table:table-cell office:value-type="float" office:value="2.625104302" table:style-name="ce1">
            <text:p>2,625104302</text:p>
          </table:table-cell>
          <table:table-cell office:value-type="float" office:value="2.0849960909999998" table:style-name="ce1">
            <text:p>2,084996091</text:p>
          </table:table-cell>
          <table:table-cell office:value-type="float" office:value="2.153541594" table:style-name="ce1">
            <text:p>2,153541594</text:p>
          </table:table-cell>
          <table:table-cell table:style-name="ce1"/>
          <table:table-cell office:value-type="float" office:value="0.58479698800000002" table:style-name="ce1">
            <text:p>0,584796988</text:p>
          </table:table-cell>
          <table:table-cell office:value-type="float" office:value="2.6731025129999999" table:style-name="ce1">
            <text:p>2,673102513</text:p>
          </table:table-cell>
          <table:table-cell office:value-type="float" office:value="3.4481772529999999" table:style-name="ce1">
            <text:p>3,448177253</text:p>
          </table:table-cell>
          <table:table-cell office:value-type="float" office:value="0.92922366899999997" table:style-name="ce1">
            <text:p>0,929223669</text:p>
          </table:table-cell>
          <table:table-cell office:value-type="float" office:value="2.6057812390000001" table:style-name="ce1">
            <text:p>2,605781239</text:p>
          </table:table-cell>
          <table:table-cell office:value-type="float" office:value="0.56605850899999999" table:style-name="ce1">
            <text:p>0,566058509</text:p>
          </table:table-cell>
          <table:table-cell office:value-type="float" office:value="1.2941404780000001" table:style-name="ce1">
            <text:p>1,294140478</text:p>
          </table:table-cell>
          <table:table-cell office:value-type="float" office:value="7.5263464390000001" table:style-name="ce1">
            <text:p>7,526346439</text:p>
          </table:table-cell>
          <table:table-cell office:value-type="float" office:value="2.067320348" table:style-name="ce1">
            <text:p>2,067320348</text:p>
          </table:table-cell>
          <table:table-cell office:value-type="float" office:value="1.67624409" table:style-name="ce1">
            <text:p>1,67624409</text:p>
          </table:table-cell>
          <table:table-cell office:value-type="float" office:value="3.4574181639999999" table:style-name="ce1">
            <text:p>3,457418164</text:p>
          </table:table-cell>
          <table:table-cell office:value-type="float" office:value="2.6782157720000002" table:style-name="ce1">
            <text:p>2,678215772</text:p>
          </table:table-cell>
          <table:table-cell office:value-type="float" office:value="1.4763514639999999" table:style-name="ce1">
            <text:p>1,476351464</text:p>
          </table:table-cell>
          <table:table-cell office:value-type="float" office:value="1.8147642479999999" table:style-name="ce1">
            <text:p>1,814764248</text:p>
          </table:table-cell>
          <table:table-cell office:value-type="float" office:value="-1.8928421710000001" table:style-name="ce1">
            <text:p>-1,892842171</text:p>
          </table:table-cell>
          <table:table-cell office:value-type="float" office:value="2.2634340389999998" table:style-name="ce1">
            <text:p>2,263434039</text:p>
          </table:table-cell>
          <table:table-cell office:value-type="float" office:value="8.4899939839999998" table:style-name="ce1">
            <text:p>8,489993984</text:p>
          </table:table-cell>
          <table:table-cell office:value-type="float" office:value="2.6106548630000002" table:style-name="ce1">
            <text:p>2,610654863</text:p>
          </table:table-cell>
          <table:table-cell office:value-type="float" office:value="2.4563138599999998" table:style-name="ce1">
            <text:p>2,45631386</text:p>
          </table:table-cell>
          <table:table-cell office:value-type="float" office:value="1.7787087349999999" table:style-name="ce1">
            <text:p>1,778708735</text:p>
          </table:table-cell>
          <table:table-cell office:value-type="float" office:value="2.408873437" table:style-name="ce1">
            <text:p>2,408873437</text:p>
          </table:table-cell>
          <table:table-cell office:value-type="float" office:value="4.2429389229999996" table:style-name="ce1">
            <text:p>4,242938923</text:p>
          </table:table-cell>
          <table:table-cell office:value-type="float" office:value="1.5341701080000001" table:style-name="ce1">
            <text:p>1,534170108</text:p>
          </table:table-cell>
          <table:table-cell office:value-type="float" office:value="2.5334436180000002" table:style-name="ce1">
            <text:p>2,533443618</text:p>
          </table:table-cell>
          <table:table-cell office:value-type="float" office:value="2.5432700709999998" table:style-name="ce1">
            <text:p>2,543270071</text:p>
          </table:table-cell>
          <table:table-cell office:value-type="float" office:value="2.5982364900000001" table:style-name="ce1">
            <text:p>2,59823649</text:p>
          </table:table-cell>
          <table:table-cell office:value-type="float" office:value="2.5903255550000002" table:style-name="ce1">
            <text:p>2,590325555</text:p>
          </table:table-cell>
          <table:table-cell office:value-type="float" office:value="2.296801984" table:style-name="ce1">
            <text:p>2,296801984</text:p>
          </table:table-cell>
          <table:table-cell office:value-type="float" office:value="2.3187656040000002" table:style-name="ce1">
            <text:p>2,318765604</text:p>
          </table:table-cell>
          <table:table-cell office:value-type="float" office:value="2.4334564649999999" table:style-name="ce1">
            <text:p>2,433456465</text:p>
          </table:table-cell>
          <table:table-cell office:value-type="float" office:value="2.2341165460000001" table:style-name="ce1">
            <text:p>2,234116546</text:p>
          </table:table-cell>
          <table:table-cell office:value-type="float" office:value="2.380853407" table:style-name="ce1">
            <text:p>2,380853407</text:p>
          </table:table-cell>
          <table:table-cell office:value-type="float" office:value="0.92047895300000004" table:style-name="ce1">
            <text:p>0,920478953</text:p>
          </table:table-cell>
          <table:table-cell office:value-type="float" office:value="0.49008785999999999" table:style-name="ce1">
            <text:p>0,49008786</text:p>
          </table:table-cell>
          <table:table-cell office:value-type="float" office:value="0.83801096900000005" table:style-name="ce1">
            <text:p>0,838010969</text:p>
          </table:table-cell>
          <table:table-cell office:value-type="float" office:value="3.309020689" table:style-name="ce1">
            <text:p>3,309020689</text:p>
          </table:table-cell>
          <table:table-cell office:value-type="float" office:value="4.9954057939999998" table:style-name="ce1">
            <text:p>4,995405794</text:p>
          </table:table-cell>
          <table:table-cell office:value-type="float" office:value="2.2579998890000001" table:style-name="ce1">
            <text:p>2,257999889</text:p>
          </table:table-cell>
          <table:table-cell office:value-type="float" office:value="0.18006435700000001" table:style-name="ce1">
            <text:p>0,180064357</text:p>
          </table:table-cell>
          <table:table-cell office:value-type="float" office:value="1.4089574709999999" table:style-name="ce1">
            <text:p>1,408957471</text:p>
          </table:table-cell>
          <table:table-cell office:value-type="float" office:value="2.650533206" table:style-name="ce1">
            <text:p>2,650533206</text:p>
          </table:table-cell>
          <table:table-cell office:value-type="float" office:value="2.4192879600000001" table:style-name="ce1">
            <text:p>2,41928796</text:p>
          </table:table-cell>
          <table:table-cell office:value-type="float" office:value="2.8065142829999998" table:style-name="ce1">
            <text:p>2,806514283</text:p>
          </table:table-cell>
          <table:table-cell office:value-type="float" office:value="3.0767811960000002" table:style-name="ce1">
            <text:p>3,076781196</text:p>
          </table:table-cell>
          <table:table-cell office:value-type="float" office:value="3.4267147690000002" table:style-name="ce1">
            <text:p>3,426714769</text:p>
          </table:table-cell>
          <table:table-cell office:value-type="float" office:value="2.4220262780000001" table:style-name="ce1">
            <text:p>2,422026278</text:p>
          </table:table-cell>
          <table:table-cell office:value-type="float" office:value="1.5276767389999999" table:style-name="ce1">
            <text:p>1,527676739</text:p>
          </table:table-cell>
          <table:table-cell office:value-type="float" office:value="1.3842394280000001" table:style-name="ce1">
            <text:p>1,384239428</text:p>
          </table:table-cell>
          <table:table-cell office:value-type="float" office:value="-1.1760998030000001" table:style-name="ce1">
            <text:p>-1,176099803</text:p>
          </table:table-cell>
          <table:table-cell office:value-type="float" office:value="2.3575187550000001" table:style-name="ce1">
            <text:p>2,357518755</text:p>
          </table:table-cell>
          <table:table-cell office:value-type="float" office:value="2.7199600689999999" table:style-name="ce1">
            <text:p>2,719960069</text:p>
          </table:table-cell>
          <table:table-cell office:value-type="float" office:value="-0.80344158200000004" table:style-name="ce1">
            <text:p>-0,803441582</text:p>
          </table:table-cell>
          <table:table-cell office:value-type="float" office:value="2.8671168960000002" table:style-name="ce1">
            <text:p>2,867116896</text:p>
          </table:table-cell>
          <table:table-cell office:value-type="float" office:value="3.5125404329999999" table:style-name="ce1">
            <text:p>3,512540433</text:p>
          </table:table-cell>
          <table:table-cell office:value-type="float" office:value="2.313404035" table:style-name="ce1">
            <text:p>2,313404035</text:p>
          </table:table-cell>
          <table:table-cell office:value-type="float" office:value="3.025785892" table:style-name="ce1">
            <text:p>3,025785892</text:p>
          </table:table-cell>
          <table:table-cell office:value-type="float" office:value="1.737297686" table:style-name="ce1">
            <text:p>1,737297686</text:p>
          </table:table-cell>
          <table:table-cell office:value-type="float" office:value="2.6038817010000002" table:style-name="ce1">
            <text:p>2,603881701</text:p>
          </table:table-cell>
          <table:table-cell office:value-type="float" office:value="2.4120840659999998" table:style-name="ce1">
            <text:p>2,412084066</text:p>
          </table:table-cell>
          <table:table-cell office:value-type="float" office:value="1.0184963629999999" table:style-name="ce1">
            <text:p>1,018496363</text:p>
          </table:table-cell>
          <table:table-cell office:value-type="float" office:value="2.6998916739999999" table:style-name="ce1">
            <text:p>2,699891674</text:p>
          </table:table-cell>
          <table:table-cell office:value-type="float" office:value="4.4233254979999996" table:style-name="ce1">
            <text:p>4,423325498</text:p>
          </table:table-cell>
          <table:table-cell office:value-type="float" office:value="2.8210439350000001" table:style-name="ce1">
            <text:p>2,821043935</text:p>
          </table:table-cell>
          <table:table-cell office:value-type="float" office:value="2.2377699729999998" table:style-name="ce1">
            <text:p>2,237769973</text:p>
          </table:table-cell>
          <table:table-cell office:value-type="float" office:value="3.0294764829999998" table:style-name="ce1">
            <text:p>3,029476483</text:p>
          </table:table-cell>
          <table:table-cell office:value-type="float" office:value="1.1579691089999999" table:style-name="ce1">
            <text:p>1,157969109</text:p>
          </table:table-cell>
          <table:table-cell office:value-type="float" office:value="0.81472824899999996" table:style-name="ce1">
            <text:p>0,814728249</text:p>
          </table:table-cell>
          <table:table-cell office:value-type="float" office:value="1.9688345739999999" table:style-name="ce1">
            <text:p>1,968834574</text:p>
          </table:table-cell>
          <table:table-cell office:value-type="float" office:value="1.6278337220000001" table:style-name="ce1">
            <text:p>1,627833722</text:p>
          </table:table-cell>
          <table:table-cell office:value-type="float" office:value="0.89478761799999995" table:style-name="ce1">
            <text:p>0,894787618</text:p>
          </table:table-cell>
          <table:table-cell office:value-type="float" office:value="1.2369057750000001" table:style-name="ce1">
            <text:p>1,236905775</text:p>
          </table:table-cell>
          <table:table-cell office:value-type="float" office:value="3.0624189199999998" table:style-name="ce1">
            <text:p>3,06241892</text:p>
          </table:table-cell>
          <table:table-cell office:value-type="float" office:value="1.95633725" table:style-name="ce1">
            <text:p>1,95633725</text:p>
          </table:table-cell>
          <table:table-cell office:value-type="float" office:value="2.6777766750000001" table:style-name="ce1">
            <text:p>2,677776675</text:p>
          </table:table-cell>
          <table:table-cell office:value-type="float" office:value="2.8727393270000001" table:style-name="ce1">
            <text:p>2,872739327</text:p>
          </table:table-cell>
          <table:table-cell office:value-type="float" office:value="2.7674162180000001" table:style-name="ce1">
            <text:p>2,767416218</text:p>
          </table:table-cell>
          <table:table-cell office:value-type="float" office:value="2.8905171809999999" table:style-name="ce1">
            <text:p>2,890517181</text:p>
          </table:table-cell>
          <table:table-cell office:value-type="float" office:value="1.334392904" table:style-name="ce1">
            <text:p>1,334392904</text:p>
          </table:table-cell>
          <table:table-cell office:value-type="float" office:value="2.3135120850000002" table:style-name="ce1">
            <text:p>2,313512085</text:p>
          </table:table-cell>
          <table:table-cell office:value-type="float" office:value="0.78234032899999995" table:style-name="ce1">
            <text:p>0,782340329</text:p>
          </table:table-cell>
          <table:table-cell office:value-type="float" office:value="2.5903599709999998" table:style-name="ce1">
            <text:p>2,590359971</text:p>
          </table:table-cell>
          <table:table-cell office:value-type="float" office:value="0.82623425299999997" table:style-name="ce1">
            <text:p>0,826234253</text:p>
          </table:table-cell>
          <table:table-cell office:value-type="float" office:value="2.8992062949999999" table:style-name="ce1">
            <text:p>2,899206295</text:p>
          </table:table-cell>
          <table:table-cell office:value-type="float" office:value="-0.89739612300000005" table:style-name="ce1">
            <text:p>-0,897396123</text:p>
          </table:table-cell>
          <table:table-cell office:value-type="float" office:value="2.5800742470000002" table:style-name="ce1">
            <text:p>2,580074247</text:p>
          </table:table-cell>
          <table:table-cell table:style-name="ce1"/>
          <table:table-cell office:value-type="float" office:value="2.4063109549999999" table:style-name="ce1">
            <text:p>2,406310955</text:p>
          </table:table-cell>
          <table:table-cell office:value-type="float" office:value="1.024576521" table:style-name="ce1">
            <text:p>1,024576521</text:p>
          </table:table-cell>
          <table:table-cell office:value-type="float" office:value="3.3101298649999999" table:style-name="ce1">
            <text:p>3,310129865</text:p>
          </table:table-cell>
          <table:table-cell office:value-type="float" office:value="7.9095689040000003" table:style-name="ce1">
            <text:p>7,909568904</text:p>
          </table:table-cell>
          <table:table-cell office:value-type="float" office:value="1.051581683" table:style-name="ce1">
            <text:p>1,051581683</text:p>
          </table:table-cell>
          <table:table-cell office:value-type="float" office:value="0.56923801799999996" table:style-name="ce1">
            <text:p>0,569238018</text:p>
          </table:table-cell>
          <table:table-cell office:value-type="float" office:value="3.1619178149999998" table:style-name="ce1">
            <text:p>3,161917815</text:p>
          </table:table-cell>
          <table:table-cell office:value-type="float" office:value="2.2876229549999998" table:style-name="ce1">
            <text:p>2,287622955</text:p>
          </table:table-cell>
          <table:table-cell office:value-type="float" office:value="3.8607119490000001" table:style-name="ce1">
            <text:p>3,860711949</text:p>
          </table:table-cell>
          <table:table-cell office:value-type="float" office:value="3.2111158089999998" table:style-name="ce1">
            <text:p>3,211115809</text:p>
          </table:table-cell>
          <table:table-cell office:value-type="float" office:value="2.9267531770000002" table:style-name="ce1">
            <text:p>2,926753177</text:p>
          </table:table-cell>
          <table:table-cell office:value-type="float" office:value="1.5045295510000001" table:style-name="ce1">
            <text:p>1,504529551</text:p>
          </table:table-cell>
          <table:table-cell office:value-type="float" office:value="3.2486094919999999" table:style-name="ce1">
            <text:p>3,248609492</text:p>
          </table:table-cell>
          <table:table-cell office:value-type="float" office:value="1.848454314" table:style-name="ce1">
            <text:p>1,848454314</text:p>
          </table:table-cell>
          <table:table-cell office:value-type="float" office:value="2.6980318300000001" table:style-name="ce1">
            <text:p>2,69803183</text:p>
          </table:table-cell>
          <table:table-cell office:value-type="float" office:value="1.641689148" table:style-name="ce1">
            <text:p>1,641689148</text:p>
          </table:table-cell>
          <table:table-cell office:value-type="float" office:value="2.2090971000000001" table:style-name="ce1">
            <text:p>2,2090971</text:p>
          </table:table-cell>
          <table:table-cell table:style-name="ce1"/>
          <table:table-cell office:value-type="float" office:value="2.5910419099999999" table:style-name="ce1">
            <text:p>2,59104191</text:p>
          </table:table-cell>
          <table:table-cell office:value-type="float" office:value="2.2249000130000001" table:style-name="ce1">
            <text:p>2,224900013</text:p>
          </table:table-cell>
          <table:table-cell office:value-type="float" office:value="2.5885815249999999" table:style-name="ce1">
            <text:p>2,588581525</text:p>
          </table:table-cell>
          <table:table-cell office:value-type="float" office:value="1.783253475" table:style-name="ce1">
            <text:p>1,783253475</text:p>
          </table:table-cell>
          <table:table-cell office:value-type="float" office:value="3.1523161549999998" table:style-name="ce1">
            <text:p>3,152316155</text:p>
          </table:table-cell>
          <table:table-cell office:value-type="float" office:value="1.9505565469999999" table:style-name="ce1">
            <text:p>1,950556547</text:p>
          </table:table-cell>
          <table:table-cell office:value-type="float" office:value="0.77072117600000001" table:style-name="ce1">
            <text:p>0,770721176</text:p>
          </table:table-cell>
          <table:table-cell office:value-type="float" office:value="0.54575056" table:style-name="ce1">
            <text:p>0,54575056</text:p>
          </table:table-cell>
          <table:table-cell office:value-type="float" office:value="0.702745811" table:style-name="ce1">
            <text:p>0,702745811</text:p>
          </table:table-cell>
          <table:table-cell office:value-type="float" office:value="2.9668229909999999" table:style-name="ce1">
            <text:p>2,966822991</text:p>
          </table:table-cell>
          <table:table-cell table:style-name="ce1"/>
          <table:table-cell office:value-type="float" office:value="2.378879124" table:style-name="ce1">
            <text:p>2,378879124</text:p>
          </table:table-cell>
          <table:table-cell office:value-type="float" office:value="3.36577606" table:style-name="ce1">
            <text:p>3,36577606</text:p>
          </table:table-cell>
          <table:table-cell office:value-type="float" office:value="0.50360443300000002" table:style-name="ce1">
            <text:p>0,503604433</text:p>
          </table:table-cell>
          <table:table-cell office:value-type="float" office:value="1.953608942" table:style-name="ce1">
            <text:p>1,953608942</text:p>
          </table:table-cell>
          <table:table-cell office:value-type="float" office:value="2.7584830259999999" table:style-name="ce1">
            <text:p>2,758483026</text:p>
          </table:table-cell>
          <table:table-cell office:value-type="float" office:value="1.09955073" table:style-name="ce1">
            <text:p>1,09955073</text:p>
          </table:table-cell>
          <table:table-cell office:value-type="float" office:value="4.4787192649999996" table:style-name="ce1">
            <text:p>4,478719265</text:p>
          </table:table-cell>
          <table:table-cell office:value-type="float" office:value="2.9333878499999999" table:style-name="ce1">
            <text:p>2,93338785</text:p>
          </table:table-cell>
          <table:table-cell office:value-type="float" office:value="3.195799214" table:style-name="ce1">
            <text:p>3,195799214</text:p>
          </table:table-cell>
          <table:table-cell office:value-type="float" office:value="2.902364027" table:style-name="ce1">
            <text:p>2,902364027</text:p>
          </table:table-cell>
          <table:table-cell office:value-type="float" office:value="2.5771069799999999" table:style-name="ce1">
            <text:p>2,57710698</text:p>
          </table:table-cell>
          <table:table-cell office:value-type="float" office:value="1.9489074159999999" table:style-name="ce1">
            <text:p>1,948907416</text:p>
          </table:table-cell>
          <table:table-cell office:value-type="float" office:value="2.7199600689999999" table:style-name="ce1">
            <text:p>2,719960069</text:p>
          </table:table-cell>
          <table:table-cell office:value-type="float" office:value="2.1668104069999998" table:style-name="ce1">
            <text:p>2,166810407</text:p>
          </table:table-cell>
          <table:table-cell office:value-type="float" office:value="2.2876229549999998" table:style-name="ce1">
            <text:p>2,287622955</text:p>
          </table:table-cell>
          <table:table-cell office:value-type="float" office:value="2.5885815249999999" table:style-name="ce1">
            <text:p>2,588581525</text:p>
          </table:table-cell>
          <table:table-cell office:value-type="float" office:value="0.68427087200000003" table:style-name="ce1">
            <text:p>0,684270872</text:p>
          </table:table-cell>
          <table:table-cell office:value-type="float" office:value="2.2079745100000001" table:style-name="ce1">
            <text:p>2,20797451</text:p>
          </table:table-cell>
          <table:table-cell office:value-type="float" office:value="2.3739162469999999" table:style-name="ce1">
            <text:p>2,373916247</text:p>
          </table:table-cell>
          <table:table-cell office:value-type="float" office:value="1.2958377830000001" table:style-name="ce1">
            <text:p>1,295837783</text:p>
          </table:table-cell>
          <table:table-cell office:value-type="float" office:value="3.0572406650000001" table:style-name="ce1">
            <text:p>3,057240665</text:p>
          </table:table-cell>
          <table:table-cell office:value-type="float" office:value="3.1913648349999999" table:style-name="ce1">
            <text:p>3,191364835</text:p>
          </table:table-cell>
          <table:table-cell office:value-type="float" office:value="0.72449660100000002" table:style-name="ce1">
            <text:p>0,724496601</text:p>
          </table:table-cell>
          <table:table-cell office:value-type="float" office:value="2.4966981050000001" table:style-name="ce1">
            <text:p>2,496698105</text:p>
          </table:table-cell>
          <table:table-cell office:value-type="float" office:value="0.72832367499999995" table:style-name="ce1">
            <text:p>0,728323675</text:p>
          </table:table-cell>
          <table:table-cell office:value-type="float" office:value="0.97724281199999996" table:style-name="ce1">
            <text:p>0,977242812</text:p>
          </table:table-cell>
          <table:table-cell office:value-type="float" office:value="3.481720734" table:style-name="ce1">
            <text:p>3,481720734</text:p>
          </table:table-cell>
          <table:table-cell office:value-type="float" office:value="1.0166726180000001" table:style-name="ce1">
            <text:p>1,016672618</text:p>
          </table:table-cell>
          <table:table-cell office:value-type="float" office:value="3.1815299829999999" table:style-name="ce1">
            <text:p>3,181529983</text:p>
          </table:table-cell>
          <table:table-cell office:value-type="float" office:value="2.152653081" table:style-name="ce1">
            <text:p>2,152653081</text:p>
          </table:table-cell>
          <table:table-cell office:value-type="float" office:value="7.9351956799999996" table:style-name="ce1">
            <text:p>7,93519568</text:p>
          </table:table-cell>
          <table:table-cell office:value-type="float" office:value="2.6673079199999998" table:style-name="ce1">
            <text:p>2,66730792</text:p>
          </table:table-cell>
          <table:table-cell office:value-type="float" office:value="2.775510712" table:style-name="ce1">
            <text:p>2,775510712</text:p>
          </table:table-cell>
          <table:table-cell office:value-type="float" office:value="2.1136931670000001" table:style-name="ce1">
            <text:p>2,113693167</text:p>
          </table:table-cell>
          <table:table-cell office:value-type="float" office:value="2.1678121589999999" table:style-name="ce1">
            <text:p>2,167812159</text:p>
          </table:table-cell>
          <table:table-cell office:value-type="float" office:value="2.3790416840000002" table:style-name="ce1">
            <text:p>2,379041684</text:p>
          </table:table-cell>
          <table:table-cell office:value-type="float" office:value="1.573449917" table:style-name="ce1">
            <text:p>1,573449917</text:p>
          </table:table-cell>
          <table:table-cell office:value-type="float" office:value="2.61067246" table:style-name="ce1">
            <text:p>2,61067246</text:p>
          </table:table-cell>
          <table:table-cell office:value-type="float" office:value="3.1860618390000002" table:style-name="ce1">
            <text:p>3,186061839</text:p>
          </table:table-cell>
          <table:table-cell office:value-type="float" office:value="3.3709927080000002" table:style-name="ce1">
            <text:p>3,370992708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0" table:style-name="ce1">
            <text:p>1970</text:p>
          </table:table-cell>
          <table:table-cell office:value-type="float" office:value="0.57221118999999998" table:style-name="ce1">
            <text:p>0,57221119</text:p>
          </table:table-cell>
          <table:table-cell office:value-type="float" office:value="2.5365994889999999" table:style-name="ce1">
            <text:p>2,536599489</text:p>
          </table:table-cell>
          <table:table-cell office:value-type="float" office:value="1.489917047" table:style-name="ce1">
            <text:p>1,489917047</text:p>
          </table:table-cell>
          <table:table-cell office:value-type="float" office:value="2.5508511779999998" table:style-name="ce1">
            <text:p>2,550851178</text:p>
          </table:table-cell>
          <table:table-cell office:value-type="float" office:value="5.1475427160000002" table:style-name="ce1">
            <text:p>5,147542716</text:p>
          </table:table-cell>
          <table:table-cell office:value-type="float" office:value="2.8271988370000001" table:style-name="ce1">
            <text:p>2,827198837</text:p>
          </table:table-cell>
          <table:table-cell office:value-type="float" office:value="14.37872773" table:style-name="ce1">
            <text:p>14,37872773</text:p>
          </table:table-cell>
          <table:table-cell office:value-type="float" office:value="1.5315235970000001" table:style-name="ce1">
            <text:p>1,531523597</text:p>
          </table:table-cell>
          <table:table-cell office:value-type="float" office:value="2.491710699" table:style-name="ce1">
            <text:p>2,491710699</text:p>
          </table:table-cell>
          <table:table-cell office:value-type="float" office:value="2.441581722" table:style-name="ce1">
            <text:p>2,441581722</text:p>
          </table:table-cell>
          <table:table-cell office:value-type="float" office:value="0.98178934200000001" table:style-name="ce1">
            <text:p>0,981789342</text:p>
          </table:table-cell>
          <table:table-cell office:value-type="float" office:value="1.9701888789999999" table:style-name="ce1">
            <text:p>1,970188879</text:p>
          </table:table-cell>
          <table:table-cell office:value-type="float" office:value="0.34921894599999997" table:style-name="ce1">
            <text:p>0,349218946</text:p>
          </table:table-cell>
          <table:table-cell office:value-type="float" office:value="2.1088672129999999" table:style-name="ce1">
            <text:p>2,108867213</text:p>
          </table:table-cell>
          <table:table-cell office:value-type="float" office:value="1.8909661950000001" table:style-name="ce1">
            <text:p>1,890966195</text:p>
          </table:table-cell>
          <table:table-cell office:value-type="float" office:value="9.8613692000000003E-2" table:style-name="ce1">
            <text:p>0,098613692</text:p>
          </table:table-cell>
          <table:table-cell office:value-type="float" office:value="2.1405984550000001" table:style-name="ce1">
            <text:p>2,140598455</text:p>
          </table:table-cell>
          <table:table-cell office:value-type="float" office:value="1.7292272360000001" table:style-name="ce1">
            <text:p>1,729227236</text:p>
          </table:table-cell>
          <table:table-cell office:value-type="float" office:value="2.4470364619999998" table:style-name="ce1">
            <text:p>2,447036462</text:p>
          </table:table-cell>
          <table:table-cell office:value-type="float" office:value="0.65472736200000003" table:style-name="ce1">
            <text:p>0,654727362</text:p>
          </table:table-cell>
          <table:table-cell office:value-type="float" office:value="3.1351099100000002" table:style-name="ce1">
            <text:p>3,13510991</text:p>
          </table:table-cell>
          <table:table-cell office:value-type="float" office:value="3.0627759280000002" table:style-name="ce1">
            <text:p>3,062775928</text:p>
          </table:table-cell>
          <table:table-cell office:value-type="float" office:value="1.1516847619999999" table:style-name="ce1">
            <text:p>1,151684762</text:p>
          </table:table-cell>
          <table:table-cell office:value-type="float" office:value="0.88550194199999999" table:style-name="ce1">
            <text:p>0,885501942</text:p>
          </table:table-cell>
          <table:table-cell office:value-type="float" office:value="2.4197367679999999" table:style-name="ce1">
            <text:p>2,419736768</text:p>
          </table:table-cell>
          <table:table-cell office:value-type="float" office:value="1.851851852" table:style-name="ce1">
            <text:p>1,851851852</text:p>
          </table:table-cell>
          <table:table-cell office:value-type="float" office:value="2.1358938919999999" table:style-name="ce1">
            <text:p>2,135893892</text:p>
          </table:table-cell>
          <table:table-cell office:value-type="float" office:value="2.5197250489999998" table:style-name="ce1">
            <text:p>2,519725049</text:p>
          </table:table-cell>
          <table:table-cell office:value-type="float" office:value="0.39467306200000002" table:style-name="ce1">
            <text:p>0,394673062</text:p>
          </table:table-cell>
          <table:table-cell office:value-type="float" office:value="4.6854249269999997" table:style-name="ce1">
            <text:p>4,685424927</text:p>
          </table:table-cell>
          <table:table-cell office:value-type="float" office:value="3.2213609970000001" table:style-name="ce1">
            <text:p>3,221360997</text:p>
          </table:table-cell>
          <table:table-cell office:value-type="float" office:value="2.6498404770000001" table:style-name="ce1">
            <text:p>2,649840477</text:p>
          </table:table-cell>
          <table:table-cell office:value-type="float" office:value="1.7985417969999999" table:style-name="ce1">
            <text:p>1,798541797</text:p>
          </table:table-cell>
          <table:table-cell office:value-type="float" office:value="1.3978316" table:style-name="ce1">
            <text:p>1,3978316</text:p>
          </table:table-cell>
          <table:table-cell office:value-type="float" office:value="0.53537779399999996" table:style-name="ce1">
            <text:p>0,535377794</text:p>
          </table:table-cell>
          <table:table-cell office:value-type="float" office:value="0.72240383100000005" table:style-name="ce1">
            <text:p>0,722403831</text:p>
          </table:table-cell>
          <table:table-cell office:value-type="float" office:value="1.0158938630000001" table:style-name="ce1">
            <text:p>1,015893863</text:p>
          </table:table-cell>
          <table:table-cell office:value-type="float" office:value="1.626358738" table:style-name="ce1">
            <text:p>1,626358738</text:p>
          </table:table-cell>
          <table:table-cell office:value-type="float" office:value="2.7616755660000001" table:style-name="ce1">
            <text:p>2,761675566</text:p>
          </table:table-cell>
          <table:table-cell office:value-type="float" office:value="4.0926010120000003" table:style-name="ce1">
            <text:p>4,092601012</text:p>
          </table:table-cell>
          <table:table-cell office:value-type="float" office:value="2.526683212" table:style-name="ce1">
            <text:p>2,526683212</text:p>
          </table:table-cell>
          <table:table-cell office:value-type="float" office:value="2.7932299949999999" table:style-name="ce1">
            <text:p>2,793229995</text:p>
          </table:table-cell>
          <table:table-cell office:value-type="float" office:value="2.8562482880000002" table:style-name="ce1">
            <text:p>2,856248288</text:p>
          </table:table-cell>
          <table:table-cell office:value-type="float" office:value="2.534690635" table:style-name="ce1">
            <text:p>2,534690635</text:p>
          </table:table-cell>
          <table:table-cell office:value-type="float" office:value="2.0770259530000001" table:style-name="ce1">
            <text:p>2,077025953</text:p>
          </table:table-cell>
          <table:table-cell office:value-type="float" office:value="1.9448816310000001" table:style-name="ce1">
            <text:p>1,944881631</text:p>
          </table:table-cell>
          <table:table-cell office:value-type="float" office:value="2.7160573650000002" table:style-name="ce1">
            <text:p>2,716057365</text:p>
          </table:table-cell>
          <table:table-cell office:value-type="float" office:value="1.2331407190000001" table:style-name="ce1">
            <text:p>1,233140719</text:p>
          </table:table-cell>
          <table:table-cell office:value-type="float" office:value="1.750162263" table:style-name="ce1">
            <text:p>1,750162263</text:p>
          </table:table-cell>
          <table:table-cell office:value-type="float" office:value="1.50218612" table:style-name="ce1">
            <text:p>1,50218612</text:p>
          </table:table-cell>
          <table:table-cell office:value-type="float" office:value="3.528272045" table:style-name="ce1">
            <text:p>3,528272045</text:p>
          </table:table-cell>
          <table:table-cell office:value-type="float" office:value="1.2301197800000001" table:style-name="ce1">
            <text:p>1,23011978</text:p>
          </table:table-cell>
          <table:table-cell office:value-type="float" office:value="-0.38987323800000001" table:style-name="ce1">
            <text:p>-0,389873238</text:p>
          </table:table-cell>
          <table:table-cell office:value-type="float" office:value="0.33266139300000003" table:style-name="ce1">
            <text:p>0,332661393</text:p>
          </table:table-cell>
          <table:table-cell office:value-type="float" office:value="6.3158614020000003" table:style-name="ce1">
            <text:p>6,315861402</text:p>
          </table:table-cell>
          <table:table-cell office:value-type="float" office:value="1.2174038780000001" table:style-name="ce1">
            <text:p>1,217403878</text:p>
          </table:table-cell>
          <table:table-cell office:value-type="float" office:value="0.75142271800000005" table:style-name="ce1">
            <text:p>0,751422718</text:p>
          </table:table-cell>
          <table:table-cell office:value-type="float" office:value="2.8537544769999998" table:style-name="ce1">
            <text:p>2,853754477</text:p>
          </table:table-cell>
          <table:table-cell office:value-type="float" office:value="2.8274547449999998" table:style-name="ce1">
            <text:p>2,827454745</text:p>
          </table:table-cell>
          <table:table-cell office:value-type="float" office:value="2.7697174859999998" table:style-name="ce1">
            <text:p>2,769717486</text:p>
          </table:table-cell>
          <table:table-cell office:value-type="float" office:value="2.474307853" table:style-name="ce1">
            <text:p>2,474307853</text:p>
          </table:table-cell>
          <table:table-cell office:value-type="float" office:value="2.6187155560000002" table:style-name="ce1">
            <text:p>2,618715556</text:p>
          </table:table-cell>
          <table:table-cell office:value-type="float" office:value="1.1249248060000001" table:style-name="ce1">
            <text:p>1,124924806</text:p>
          </table:table-cell>
          <table:table-cell office:value-type="float" office:value="0.76801073399999997" table:style-name="ce1">
            <text:p>0,768010734</text:p>
          </table:table-cell>
          <table:table-cell office:value-type="float" office:value="2.9089010929999999" table:style-name="ce1">
            <text:p>2,908901093</text:p>
          </table:table-cell>
          <table:table-cell office:value-type="float" office:value="2.376971433" table:style-name="ce1">
            <text:p>2,376971433</text:p>
          </table:table-cell>
          <table:table-cell office:value-type="float" office:value="0.54594983600000002" table:style-name="ce1">
            <text:p>0,545949836</text:p>
          </table:table-cell>
          <table:table-cell office:value-type="float" office:value="2.6921675930000002" table:style-name="ce1">
            <text:p>2,692167593</text:p>
          </table:table-cell>
          <table:table-cell office:value-type="float" office:value="1.110631449" table:style-name="ce1">
            <text:p>1,110631449</text:p>
          </table:table-cell>
          <table:table-cell office:value-type="float" office:value="1.0961454509999999" table:style-name="ce1">
            <text:p>1,096145451</text:p>
          </table:table-cell>
          <table:table-cell office:value-type="float" office:value="2.7196186729999998" table:style-name="ce1">
            <text:p>2,719618673</text:p>
          </table:table-cell>
          <table:table-cell office:value-type="float" office:value="0.54811034800000002" table:style-name="ce1">
            <text:p>0,548110348</text:p>
          </table:table-cell>
          <table:table-cell office:value-type="float" office:value="2.5236118009999999" table:style-name="ce1">
            <text:p>2,523611801</text:p>
          </table:table-cell>
          <table:table-cell office:value-type="float" office:value="-0.37871823799999998" table:style-name="ce1">
            <text:p>-0,378718238</text:p>
          </table:table-cell>
          <table:table-cell office:value-type="float" office:value="2.107883213" table:style-name="ce1">
            <text:p>2,107883213</text:p>
          </table:table-cell>
          <table:table-cell office:value-type="float" office:value="0.76488709300000002" table:style-name="ce1">
            <text:p>0,764887093</text:p>
          </table:table-cell>
          <table:table-cell office:value-type="float" office:value="1.131761652" table:style-name="ce1">
            <text:p>1,131761652</text:p>
          </table:table-cell>
          <table:table-cell office:value-type="float" office:value="2.0928356350000001" table:style-name="ce1">
            <text:p>2,092835635</text:p>
          </table:table-cell>
          <table:table-cell office:value-type="float" office:value="1.999792426" table:style-name="ce1">
            <text:p>1,999792426</text:p>
          </table:table-cell>
          <table:table-cell office:value-type="float" office:value="0.398722458" table:style-name="ce1">
            <text:p>0,398722458</text:p>
          </table:table-cell>
          <table:table-cell office:value-type="float" office:value="0.96583761000000001" table:style-name="ce1">
            <text:p>0,96583761</text:p>
          </table:table-cell>
          <table:table-cell office:value-type="float" office:value="2.4976509149999999" table:style-name="ce1">
            <text:p>2,497650915</text:p>
          </table:table-cell>
          <table:table-cell office:value-type="float" office:value="1.550090926" table:style-name="ce1">
            <text:p>1,550090926</text:p>
          </table:table-cell>
          <table:table-cell office:value-type="float" office:value="1.6993553299999999" table:style-name="ce1">
            <text:p>1,69935533</text:p>
          </table:table-cell>
          <table:table-cell office:value-type="float" office:value="2.8795027759999998" table:style-name="ce1">
            <text:p>2,879502776</text:p>
          </table:table-cell>
          <table:table-cell office:value-type="float" office:value="1.7937341229999999" table:style-name="ce1">
            <text:p>1,793734123</text:p>
          </table:table-cell>
          <table:table-cell office:value-type="float" office:value="-5.9212279999999997E-3" table:style-name="ce1">
            <text:p>-0,005921228</text:p>
          </table:table-cell>
          <table:table-cell office:value-type="float" office:value="0.22819650799999999" table:style-name="ce1">
            <text:p>0,228196508</text:p>
          </table:table-cell>
          <table:table-cell office:value-type="float" office:value="-0.26743777899999999" table:style-name="ce1">
            <text:p>-0,267437779</text:p>
          </table:table-cell>
          <table:table-cell office:value-type="float" office:value="3.2861664479999999" table:style-name="ce1">
            <text:p>3,286166448</text:p>
          </table:table-cell>
          <table:table-cell office:value-type="float" office:value="2.5076632120000002" table:style-name="ce1">
            <text:p>2,507663212</text:p>
          </table:table-cell>
          <table:table-cell office:value-type="float" office:value="2.2144506810000002" table:style-name="ce1">
            <text:p>2,214450681</text:p>
          </table:table-cell>
          <table:table-cell office:value-type="float" office:value="1.312096752" table:style-name="ce1">
            <text:p>1,312096752</text:p>
          </table:table-cell>
          <table:table-cell office:value-type="float" office:value="0.99232980199999998" table:style-name="ce1">
            <text:p>0,992329802</text:p>
          </table:table-cell>
          <table:table-cell office:value-type="float" office:value="2.4314432030000002" table:style-name="ce1">
            <text:p>2,431443203</text:p>
          </table:table-cell>
          <table:table-cell office:value-type="float" office:value="2.9564548300000002" table:style-name="ce1">
            <text:p>2,95645483</text:p>
          </table:table-cell>
          <table:table-cell office:value-type="float" office:value="2.6611735859999999" table:style-name="ce1">
            <text:p>2,661173586</text:p>
          </table:table-cell>
          <table:table-cell office:value-type="float" office:value="0.47166394699999997" table:style-name="ce1">
            <text:p>0,471663947</text:p>
          </table:table-cell>
          <table:table-cell office:value-type="float" office:value="1.7813178569999999" table:style-name="ce1">
            <text:p>1,781317857</text:p>
          </table:table-cell>
          <table:table-cell office:value-type="float" office:value="0.37978140199999999" table:style-name="ce1">
            <text:p>0,379781402</text:p>
          </table:table-cell>
          <table:table-cell office:value-type="float" office:value="2.353787182" table:style-name="ce1">
            <text:p>2,353787182</text:p>
          </table:table-cell>
          <table:table-cell office:value-type="float" office:value="2.3955260040000002" table:style-name="ce1">
            <text:p>2,395526004</text:p>
          </table:table-cell>
          <table:table-cell office:value-type="float" office:value="2.5982310270000002" table:style-name="ce1">
            <text:p>2,598231027</text:p>
          </table:table-cell>
          <table:table-cell office:value-type="float" office:value="2.6861652139999999" table:style-name="ce1">
            <text:p>2,686165214</text:p>
          </table:table-cell>
          <table:table-cell office:value-type="float" office:value="2.6791200079999999" table:style-name="ce1">
            <text:p>2,679120008</text:p>
          </table:table-cell>
          <table:table-cell office:value-type="float" office:value="2.5574366940000002" table:style-name="ce1">
            <text:p>2,557436694</text:p>
          </table:table-cell>
          <table:table-cell office:value-type="float" office:value="1.9107875459999999" table:style-name="ce1">
            <text:p>1,910787546</text:p>
          </table:table-cell>
          <table:table-cell office:value-type="float" office:value="2.2045400069999999" table:style-name="ce1">
            <text:p>2,204540007</text:p>
          </table:table-cell>
          <table:table-cell table:style-name="ce1"/>
          <table:table-cell office:value-type="float" office:value="0.83533313099999995" table:style-name="ce1">
            <text:p>0,835333131</text:p>
          </table:table-cell>
          <table:table-cell office:value-type="float" office:value="2.6616997840000001" table:style-name="ce1">
            <text:p>2,661699784</text:p>
          </table:table-cell>
          <table:table-cell office:value-type="float" office:value="3.4090105419999999" table:style-name="ce1">
            <text:p>3,409010542</text:p>
          </table:table-cell>
          <table:table-cell office:value-type="float" office:value="0.52426880799999998" table:style-name="ce1">
            <text:p>0,524268808</text:p>
          </table:table-cell>
          <table:table-cell office:value-type="float" office:value="3.3159763469999999" table:style-name="ce1">
            <text:p>3,315976347</text:p>
          </table:table-cell>
          <table:table-cell office:value-type="float" office:value="0.52887703200000002" table:style-name="ce1">
            <text:p>0,528877032</text:p>
          </table:table-cell>
          <table:table-cell office:value-type="float" office:value="1.394808112" table:style-name="ce1">
            <text:p>1,394808112</text:p>
          </table:table-cell>
          <table:table-cell office:value-type="float" office:value="6.225594794" table:style-name="ce1">
            <text:p>6,225594794</text:p>
          </table:table-cell>
          <table:table-cell office:value-type="float" office:value="1.1305218299999999" table:style-name="ce1">
            <text:p>1,13052183</text:p>
          </table:table-cell>
          <table:table-cell office:value-type="float" office:value="1.6359754360000001" table:style-name="ce1">
            <text:p>1,635975436</text:p>
          </table:table-cell>
          <table:table-cell office:value-type="float" office:value="3.5184413170000002" table:style-name="ce1">
            <text:p>3,518441317</text:p>
          </table:table-cell>
          <table:table-cell office:value-type="float" office:value="2.223945997" table:style-name="ce1">
            <text:p>2,223945997</text:p>
          </table:table-cell>
          <table:table-cell office:value-type="float" office:value="1.671168636" table:style-name="ce1">
            <text:p>1,671168636</text:p>
          </table:table-cell>
          <table:table-cell office:value-type="float" office:value="1.7433244370000001" table:style-name="ce1">
            <text:p>1,743324437</text:p>
          </table:table-cell>
          <table:table-cell office:value-type="float" office:value="-1.440178862" table:style-name="ce1">
            <text:p>-1,440178862</text:p>
          </table:table-cell>
          <table:table-cell office:value-type="float" office:value="2.1841739470000001" table:style-name="ce1">
            <text:p>2,184173947</text:p>
          </table:table-cell>
          <table:table-cell office:value-type="float" office:value="7.7434899110000002" table:style-name="ce1">
            <text:p>7,743489911</text:p>
          </table:table-cell>
          <table:table-cell office:value-type="float" office:value="2.5707481410000002" table:style-name="ce1">
            <text:p>2,570748141</text:p>
          </table:table-cell>
          <table:table-cell office:value-type="float" office:value="2.561668327" table:style-name="ce1">
            <text:p>2,561668327</text:p>
          </table:table-cell>
          <table:table-cell office:value-type="float" office:value="2.0663984809999998" table:style-name="ce1">
            <text:p>2,066398481</text:p>
          </table:table-cell>
          <table:table-cell office:value-type="float" office:value="2.473933932" table:style-name="ce1">
            <text:p>2,473933932</text:p>
          </table:table-cell>
          <table:table-cell office:value-type="float" office:value="4.2956382839999998" table:style-name="ce1">
            <text:p>4,295638284</text:p>
          </table:table-cell>
          <table:table-cell office:value-type="float" office:value="1.3726426970000001" table:style-name="ce1">
            <text:p>1,372642697</text:p>
          </table:table-cell>
          <table:table-cell office:value-type="float" office:value="2.4986615520000002" table:style-name="ce1">
            <text:p>2,498661552</text:p>
          </table:table-cell>
          <table:table-cell office:value-type="float" office:value="2.4855775439999999" table:style-name="ce1">
            <text:p>2,485577544</text:p>
          </table:table-cell>
          <table:table-cell office:value-type="float" office:value="2.587806702" table:style-name="ce1">
            <text:p>2,587806702</text:p>
          </table:table-cell>
          <table:table-cell office:value-type="float" office:value="2.3792519350000001" table:style-name="ce1">
            <text:p>2,379251935</text:p>
          </table:table-cell>
          <table:table-cell office:value-type="float" office:value="2.192609053" table:style-name="ce1">
            <text:p>2,192609053</text:p>
          </table:table-cell>
          <table:table-cell office:value-type="float" office:value="2.3242091249999999" table:style-name="ce1">
            <text:p>2,324209125</text:p>
          </table:table-cell>
          <table:table-cell office:value-type="float" office:value="2.4369990110000002" table:style-name="ce1">
            <text:p>2,436999011</text:p>
          </table:table-cell>
          <table:table-cell office:value-type="float" office:value="2.2623929459999998" table:style-name="ce1">
            <text:p>2,262392946</text:p>
          </table:table-cell>
          <table:table-cell office:value-type="float" office:value="2.3768388819999999" table:style-name="ce1">
            <text:p>2,376838882</text:p>
          </table:table-cell>
          <table:table-cell office:value-type="float" office:value="1.0362810259999999" table:style-name="ce1">
            <text:p>1,036281026</text:p>
          </table:table-cell>
          <table:table-cell office:value-type="float" office:value="0.49388946700000003" table:style-name="ce1">
            <text:p>0,493889467</text:p>
          </table:table-cell>
          <table:table-cell office:value-type="float" office:value="0.68013252300000004" table:style-name="ce1">
            <text:p>0,680132523</text:p>
          </table:table-cell>
          <table:table-cell office:value-type="float" office:value="2.1991182569999999" table:style-name="ce1">
            <text:p>2,199118257</text:p>
          </table:table-cell>
          <table:table-cell office:value-type="float" office:value="4.5303602239999998" table:style-name="ce1">
            <text:p>4,530360224</text:p>
          </table:table-cell>
          <table:table-cell office:value-type="float" office:value="2.1976292220000002" table:style-name="ce1">
            <text:p>2,197629222</text:p>
          </table:table-cell>
          <table:table-cell office:value-type="float" office:value="0.58936749700000002" table:style-name="ce1">
            <text:p>0,589367497</text:p>
          </table:table-cell>
          <table:table-cell office:value-type="float" office:value="1.3893813589999999" table:style-name="ce1">
            <text:p>1,389381359</text:p>
          </table:table-cell>
          <table:table-cell office:value-type="float" office:value="2.6874935880000002" table:style-name="ce1">
            <text:p>2,687493588</text:p>
          </table:table-cell>
          <table:table-cell office:value-type="float" office:value="2.724099877" table:style-name="ce1">
            <text:p>2,724099877</text:p>
          </table:table-cell>
          <table:table-cell office:value-type="float" office:value="2.7978808169999998" table:style-name="ce1">
            <text:p>2,797880817</text:p>
          </table:table-cell>
          <table:table-cell office:value-type="float" office:value="3.0528862289999998" table:style-name="ce1">
            <text:p>3,052886229</text:p>
          </table:table-cell>
          <table:table-cell office:value-type="float" office:value="3.8638387029999999" table:style-name="ce1">
            <text:p>3,863838703</text:p>
          </table:table-cell>
          <table:table-cell office:value-type="float" office:value="2.4265200359999999" table:style-name="ce1">
            <text:p>2,426520036</text:p>
          </table:table-cell>
          <table:table-cell office:value-type="float" office:value="1.325340902" table:style-name="ce1">
            <text:p>1,325340902</text:p>
          </table:table-cell>
          <table:table-cell office:value-type="float" office:value="1.4840172279999999" table:style-name="ce1">
            <text:p>1,484017228</text:p>
          </table:table-cell>
          <table:table-cell office:value-type="float" office:value="-0.543703457" table:style-name="ce1">
            <text:p>-0,543703457</text:p>
          </table:table-cell>
          <table:table-cell office:value-type="float" office:value="2.3495040980000002" table:style-name="ce1">
            <text:p>2,349504098</text:p>
          </table:table-cell>
          <table:table-cell office:value-type="float" office:value="2.6703330329999999" table:style-name="ce1">
            <text:p>2,670333033</text:p>
          </table:table-cell>
          <table:table-cell office:value-type="float" office:value="-0.181916254" table:style-name="ce1">
            <text:p>-0,181916254</text:p>
          </table:table-cell>
          <table:table-cell office:value-type="float" office:value="2.9046416179999999" table:style-name="ce1">
            <text:p>2,904641618</text:p>
          </table:table-cell>
          <table:table-cell office:value-type="float" office:value="3.2856522500000001" table:style-name="ce1">
            <text:p>3,28565225</text:p>
          </table:table-cell>
          <table:table-cell office:value-type="float" office:value="2.317345027" table:style-name="ce1">
            <text:p>2,317345027</text:p>
          </table:table-cell>
          <table:table-cell office:value-type="float" office:value="3.0128079510000001" table:style-name="ce1">
            <text:p>3,012807951</text:p>
          </table:table-cell>
          <table:table-cell office:value-type="float" office:value="1.659578923" table:style-name="ce1">
            <text:p>1,659578923</text:p>
          </table:table-cell>
          <table:table-cell office:value-type="float" office:value="2.6188070319999999" table:style-name="ce1">
            <text:p>2,618807032</text:p>
          </table:table-cell>
          <table:table-cell office:value-type="float" office:value="2.385966952" table:style-name="ce1">
            <text:p>2,385966952</text:p>
          </table:table-cell>
          <table:table-cell office:value-type="float" office:value="1.1941419120000001" table:style-name="ce1">
            <text:p>1,194141912</text:p>
          </table:table-cell>
          <table:table-cell office:value-type="float" office:value="2.8389240230000001" table:style-name="ce1">
            <text:p>2,838924023</text:p>
          </table:table-cell>
          <table:table-cell office:value-type="float" office:value="7.4107972149999997" table:style-name="ce1">
            <text:p>7,410797215</text:p>
          </table:table-cell>
          <table:table-cell office:value-type="float" office:value="2.8038931119999999" table:style-name="ce1">
            <text:p>2,803893112</text:p>
          </table:table-cell>
          <table:table-cell office:value-type="float" office:value="2.2857622740000001" table:style-name="ce1">
            <text:p>2,285762274</text:p>
          </table:table-cell>
          <table:table-cell office:value-type="float" office:value="3.0475747790000001" table:style-name="ce1">
            <text:p>3,047574779</text:p>
          </table:table-cell>
          <table:table-cell office:value-type="float" office:value="1.238932661" table:style-name="ce1">
            <text:p>1,238932661</text:p>
          </table:table-cell>
          <table:table-cell office:value-type="float" office:value="0.72651601899999996" table:style-name="ce1">
            <text:p>0,726516019</text:p>
          </table:table-cell>
          <table:table-cell office:value-type="float" office:value="2.0074218749999999" table:style-name="ce1">
            <text:p>2,007421875</text:p>
          </table:table-cell>
          <table:table-cell office:value-type="float" office:value="1.708653899" table:style-name="ce1">
            <text:p>1,708653899</text:p>
          </table:table-cell>
          <table:table-cell office:value-type="float" office:value="1.3575922659999999" table:style-name="ce1">
            <text:p>1,357592266</text:p>
          </table:table-cell>
          <table:table-cell office:value-type="float" office:value="1.109352758" table:style-name="ce1">
            <text:p>1,109352758</text:p>
          </table:table-cell>
          <table:table-cell office:value-type="float" office:value="3.24643484" table:style-name="ce1">
            <text:p>3,24643484</text:p>
          </table:table-cell>
          <table:table-cell office:value-type="float" office:value="1.9919004920000001" table:style-name="ce1">
            <text:p>1,991900492</text:p>
          </table:table-cell>
          <table:table-cell office:value-type="float" office:value="2.6913133070000002" table:style-name="ce1">
            <text:p>2,691313307</text:p>
          </table:table-cell>
          <table:table-cell office:value-type="float" office:value="2.85782756" table:style-name="ce1">
            <text:p>2,85782756</text:p>
          </table:table-cell>
          <table:table-cell office:value-type="float" office:value="2.7640587060000001" table:style-name="ce1">
            <text:p>2,764058706</text:p>
          </table:table-cell>
          <table:table-cell office:value-type="float" office:value="2.8824504590000002" table:style-name="ce1">
            <text:p>2,882450459</text:p>
          </table:table-cell>
          <table:table-cell office:value-type="float" office:value="1.647568106" table:style-name="ce1">
            <text:p>1,647568106</text:p>
          </table:table-cell>
          <table:table-cell office:value-type="float" office:value="2.3378307469999999" table:style-name="ce1">
            <text:p>2,337830747</text:p>
          </table:table-cell>
          <table:table-cell office:value-type="float" office:value="0.35575984500000002" table:style-name="ce1">
            <text:p>0,355759845</text:p>
          </table:table-cell>
          <table:table-cell office:value-type="float" office:value="2.6248306700000001" table:style-name="ce1">
            <text:p>2,62483067</text:p>
          </table:table-cell>
          <table:table-cell office:value-type="float" office:value="1.2532211440000001" table:style-name="ce1">
            <text:p>1,253221144</text:p>
          </table:table-cell>
          <table:table-cell office:value-type="float" office:value="2.815461107" table:style-name="ce1">
            <text:p>2,815461107</text:p>
          </table:table-cell>
          <table:table-cell office:value-type="float" office:value="-0.88627025100000001" table:style-name="ce1">
            <text:p>-0,886270251</text:p>
          </table:table-cell>
          <table:table-cell office:value-type="float" office:value="2.5109749620000001" table:style-name="ce1">
            <text:p>2,510974962</text:p>
          </table:table-cell>
          <table:table-cell table:style-name="ce1"/>
          <table:table-cell office:value-type="float" office:value="2.327181994" table:style-name="ce1">
            <text:p>2,327181994</text:p>
          </table:table-cell>
          <table:table-cell office:value-type="float" office:value="0.90372770700000005" table:style-name="ce1">
            <text:p>0,903727707</text:p>
          </table:table-cell>
          <table:table-cell office:value-type="float" office:value="3.382509615" table:style-name="ce1">
            <text:p>3,382509615</text:p>
          </table:table-cell>
          <table:table-cell office:value-type="float" office:value="8.2090965449999995" table:style-name="ce1">
            <text:p>8,209096545</text:p>
          </table:table-cell>
          <table:table-cell office:value-type="float" office:value="1.1985228539999999" table:style-name="ce1">
            <text:p>1,198522854</text:p>
          </table:table-cell>
          <table:table-cell office:value-type="float" office:value="0.56908346799999998" table:style-name="ce1">
            <text:p>0,569083468</text:p>
          </table:table-cell>
          <table:table-cell office:value-type="float" office:value="3.0843478659999999" table:style-name="ce1">
            <text:p>3,084347866</text:p>
          </table:table-cell>
          <table:table-cell office:value-type="float" office:value="2.2939809339999999" table:style-name="ce1">
            <text:p>2,293980934</text:p>
          </table:table-cell>
          <table:table-cell office:value-type="float" office:value="4.1362828949999999" table:style-name="ce1">
            <text:p>4,136282895</text:p>
          </table:table-cell>
          <table:table-cell office:value-type="float" office:value="3.2349946950000001" table:style-name="ce1">
            <text:p>3,234994695</text:p>
          </table:table-cell>
          <table:table-cell office:value-type="float" office:value="2.9601865950000001" table:style-name="ce1">
            <text:p>2,960186595</text:p>
          </table:table-cell>
          <table:table-cell office:value-type="float" office:value="1.554898734" table:style-name="ce1">
            <text:p>1,554898734</text:p>
          </table:table-cell>
          <table:table-cell office:value-type="float" office:value="3.4407354969999999" table:style-name="ce1">
            <text:p>3,440735497</text:p>
          </table:table-cell>
          <table:table-cell office:value-type="float" office:value="1.8956336220000001" table:style-name="ce1">
            <text:p>1,895633622</text:p>
          </table:table-cell>
          <table:table-cell office:value-type="float" office:value="2.6548110239999998" table:style-name="ce1">
            <text:p>2,654811024</text:p>
          </table:table-cell>
          <table:table-cell office:value-type="float" office:value="1.2775711750000001" table:style-name="ce1">
            <text:p>1,277571175</text:p>
          </table:table-cell>
          <table:table-cell office:value-type="float" office:value="1.6931281220000001" table:style-name="ce1">
            <text:p>1,693128122</text:p>
          </table:table-cell>
          <table:table-cell table:style-name="ce1"/>
          <table:table-cell office:value-type="float" office:value="2.6331933919999999" table:style-name="ce1">
            <text:p>2,633193392</text:p>
          </table:table-cell>
          <table:table-cell office:value-type="float" office:value="2.2702210090000001" table:style-name="ce1">
            <text:p>2,270221009</text:p>
          </table:table-cell>
          <table:table-cell office:value-type="float" office:value="2.6303881549999999" table:style-name="ce1">
            <text:p>2,630388155</text:p>
          </table:table-cell>
          <table:table-cell office:value-type="float" office:value="1.7957021390000001" table:style-name="ce1">
            <text:p>1,795702139</text:p>
          </table:table-cell>
          <table:table-cell office:value-type="float" office:value="2.7974708079999999" table:style-name="ce1">
            <text:p>2,797470808</text:p>
          </table:table-cell>
          <table:table-cell office:value-type="float" office:value="1.18989784" table:style-name="ce1">
            <text:p>1,18989784</text:p>
          </table:table-cell>
          <table:table-cell office:value-type="float" office:value="0.43317652400000001" table:style-name="ce1">
            <text:p>0,433176524</text:p>
          </table:table-cell>
          <table:table-cell office:value-type="float" office:value="0.64075548599999999" table:style-name="ce1">
            <text:p>0,640755486</text:p>
          </table:table-cell>
          <table:table-cell office:value-type="float" office:value="0.93348492199999999" table:style-name="ce1">
            <text:p>0,933484922</text:p>
          </table:table-cell>
          <table:table-cell office:value-type="float" office:value="2.9428005910000001" table:style-name="ce1">
            <text:p>2,942800591</text:p>
          </table:table-cell>
          <table:table-cell table:style-name="ce1"/>
          <table:table-cell office:value-type="float" office:value="2.3310638849999998" table:style-name="ce1">
            <text:p>2,331063885</text:p>
          </table:table-cell>
          <table:table-cell office:value-type="float" office:value="3.3870324850000002" table:style-name="ce1">
            <text:p>3,387032485</text:p>
          </table:table-cell>
          <table:table-cell office:value-type="float" office:value="1.171013898" table:style-name="ce1">
            <text:p>1,171013898</text:p>
          </table:table-cell>
          <table:table-cell office:value-type="float" office:value="2.0856546119999999" table:style-name="ce1">
            <text:p>2,085654612</text:p>
          </table:table-cell>
          <table:table-cell office:value-type="float" office:value="2.7685869759999999" table:style-name="ce1">
            <text:p>2,768586976</text:p>
          </table:table-cell>
          <table:table-cell office:value-type="float" office:value="1.049324857" table:style-name="ce1">
            <text:p>1,049324857</text:p>
          </table:table-cell>
          <table:table-cell office:value-type="float" office:value="3.8851472949999999" table:style-name="ce1">
            <text:p>3,885147295</text:p>
          </table:table-cell>
          <table:table-cell office:value-type="float" office:value="2.908801763" table:style-name="ce1">
            <text:p>2,908801763</text:p>
          </table:table-cell>
          <table:table-cell office:value-type="float" office:value="3.114263969" table:style-name="ce1">
            <text:p>3,114263969</text:p>
          </table:table-cell>
          <table:table-cell office:value-type="float" office:value="2.8825161819999998" table:style-name="ce1">
            <text:p>2,882516182</text:p>
          </table:table-cell>
          <table:table-cell office:value-type="float" office:value="2.5364020709999999" table:style-name="ce1">
            <text:p>2,536402071</text:p>
          </table:table-cell>
          <table:table-cell office:value-type="float" office:value="2.110950908" table:style-name="ce1">
            <text:p>2,110950908</text:p>
          </table:table-cell>
          <table:table-cell office:value-type="float" office:value="2.6703330329999999" table:style-name="ce1">
            <text:p>2,670333033</text:p>
          </table:table-cell>
          <table:table-cell office:value-type="float" office:value="1.7894572200000001" table:style-name="ce1">
            <text:p>1,78945722</text:p>
          </table:table-cell>
          <table:table-cell office:value-type="float" office:value="2.2939809339999999" table:style-name="ce1">
            <text:p>2,293980934</text:p>
          </table:table-cell>
          <table:table-cell office:value-type="float" office:value="2.6303881549999999" table:style-name="ce1">
            <text:p>2,630388155</text:p>
          </table:table-cell>
          <table:table-cell office:value-type="float" office:value="0.86840389200000001" table:style-name="ce1">
            <text:p>0,868403892</text:p>
          </table:table-cell>
          <table:table-cell office:value-type="float" office:value="2.204677625" table:style-name="ce1">
            <text:p>2,204677625</text:p>
          </table:table-cell>
          <table:table-cell office:value-type="float" office:value="2.3819284760000001" table:style-name="ce1">
            <text:p>2,381928476</text:p>
          </table:table-cell>
          <table:table-cell office:value-type="float" office:value="1.139863284" table:style-name="ce1">
            <text:p>1,139863284</text:p>
          </table:table-cell>
          <table:table-cell office:value-type="float" office:value="3.113247007" table:style-name="ce1">
            <text:p>3,113247007</text:p>
          </table:table-cell>
          <table:table-cell office:value-type="float" office:value="2.9974310219999998" table:style-name="ce1">
            <text:p>2,997431022</text:p>
          </table:table-cell>
          <table:table-cell office:value-type="float" office:value="0.72374725699999998" table:style-name="ce1">
            <text:p>0,723747257</text:p>
          </table:table-cell>
          <table:table-cell office:value-type="float" office:value="2.5003766160000001" table:style-name="ce1">
            <text:p>2,500376616</text:p>
          </table:table-cell>
          <table:table-cell office:value-type="float" office:value="0.52636818200000002" table:style-name="ce1">
            <text:p>0,526368182</text:p>
          </table:table-cell>
          <table:table-cell office:value-type="float" office:value="1.165002667" table:style-name="ce1">
            <text:p>1,165002667</text:p>
          </table:table-cell>
          <table:table-cell office:value-type="float" office:value="3.242911645" table:style-name="ce1">
            <text:p>3,242911645</text:p>
          </table:table-cell>
          <table:table-cell office:value-type="float" office:value="1.0451179939999999" table:style-name="ce1">
            <text:p>1,045117994</text:p>
          </table:table-cell>
          <table:table-cell office:value-type="float" office:value="3.1023771299999998" table:style-name="ce1">
            <text:p>3,10237713</text:p>
          </table:table-cell>
          <table:table-cell office:value-type="float" office:value="2.0665928500000001" table:style-name="ce1">
            <text:p>2,06659285</text:p>
          </table:table-cell>
          <table:table-cell office:value-type="float" office:value="5.1329777969999997" table:style-name="ce1">
            <text:p>5,132977797</text:p>
          </table:table-cell>
          <table:table-cell office:value-type="float" office:value="2.5613864839999998" table:style-name="ce1">
            <text:p>2,561386484</text:p>
          </table:table-cell>
          <table:table-cell office:value-type="float" office:value="2.911604096" table:style-name="ce1">
            <text:p>2,911604096</text:p>
          </table:table-cell>
          <table:table-cell office:value-type="float" office:value="2.0903962960000002" table:style-name="ce1">
            <text:p>2,090396296</text:p>
          </table:table-cell>
          <table:table-cell office:value-type="float" office:value="1.8678557069999999" table:style-name="ce1">
            <text:p>1,867855707</text:p>
          </table:table-cell>
          <table:table-cell office:value-type="float" office:value="2.3237560130000001" table:style-name="ce1">
            <text:p>2,323756013</text:p>
          </table:table-cell>
          <table:table-cell office:value-type="float" office:value="1.5679038089999999" table:style-name="ce1">
            <text:p>1,567903809</text:p>
          </table:table-cell>
          <table:table-cell office:value-type="float" office:value="2.6338710359999999" table:style-name="ce1">
            <text:p>2,633871036</text:p>
          </table:table-cell>
          <table:table-cell office:value-type="float" office:value="3.2423540200000001" table:style-name="ce1">
            <text:p>3,24235402</text:p>
          </table:table-cell>
          <table:table-cell office:value-type="float" office:value="3.4225465329999998" table:style-name="ce1">
            <text:p>3,42254653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1" table:style-name="ce1">
            <text:p>1971</text:p>
          </table:table-cell>
          <table:table-cell office:value-type="float" office:value="0.63627295800000006" table:style-name="ce1">
            <text:p>0,636272958</text:p>
          </table:table-cell>
          <table:table-cell office:value-type="float" office:value="2.6651923289999999" table:style-name="ce1">
            <text:p>2,665192329</text:p>
          </table:table-cell>
          <table:table-cell office:value-type="float" office:value="2.5214680870000001" table:style-name="ce1">
            <text:p>2,521468087</text:p>
          </table:table-cell>
          <table:table-cell office:value-type="float" office:value="2.4229720170000002" table:style-name="ce1">
            <text:p>2,422972017</text:p>
          </table:table-cell>
          <table:table-cell office:value-type="float" office:value="5.1501297140000002" table:style-name="ce1">
            <text:p>5,150129714</text:p>
          </table:table-cell>
          <table:table-cell office:value-type="float" office:value="2.7746249249999999" table:style-name="ce1">
            <text:p>2,774624925</text:p>
          </table:table-cell>
          <table:table-cell office:value-type="float" office:value="16.820113559999999" table:style-name="ce1">
            <text:p>16,82011356</text:p>
          </table:table-cell>
          <table:table-cell office:value-type="float" office:value="1.5746027010000001" table:style-name="ce1">
            <text:p>1,574602701</text:p>
          </table:table-cell>
          <table:table-cell office:value-type="float" office:value="2.4504548779999999" table:style-name="ce1">
            <text:p>2,450454878</text:p>
          </table:table-cell>
          <table:table-cell office:value-type="float" office:value="2.2441182409999998" table:style-name="ce1">
            <text:p>2,244118241</text:p>
          </table:table-cell>
          <table:table-cell office:value-type="float" office:value="0.28008171799999998" table:style-name="ce1">
            <text:p>0,280081718</text:p>
          </table:table-cell>
          <table:table-cell office:value-type="float" office:value="3.380293537" table:style-name="ce1">
            <text:p>3,380293537</text:p>
          </table:table-cell>
          <table:table-cell office:value-type="float" office:value="0.446245581" table:style-name="ce1">
            <text:p>0,446245581</text:p>
          </table:table-cell>
          <table:table-cell office:value-type="float" office:value="1.9974377249999999" table:style-name="ce1">
            <text:p>1,997437725</text:p>
          </table:table-cell>
          <table:table-cell office:value-type="float" office:value="1.4530854660000001" table:style-name="ce1">
            <text:p>1,453085466</text:p>
          </table:table-cell>
          <table:table-cell office:value-type="float" office:value="0.18224707100000001" table:style-name="ce1">
            <text:p>0,182247071</text:p>
          </table:table-cell>
          <table:table-cell office:value-type="float" office:value="2.181542104" table:style-name="ce1">
            <text:p>2,181542104</text:p>
          </table:table-cell>
          <table:table-cell office:value-type="float" office:value="1.740988024" table:style-name="ce1">
            <text:p>1,740988024</text:p>
          </table:table-cell>
          <table:table-cell office:value-type="float" office:value="2.0023939720000001" table:style-name="ce1">
            <text:p>2,002393972</text:p>
          </table:table-cell>
          <table:table-cell office:value-type="float" office:value="0.54999651400000005" table:style-name="ce1">
            <text:p>0,549996514</text:p>
          </table:table-cell>
          <table:table-cell office:value-type="float" office:value="3.5608739520000001" table:style-name="ce1">
            <text:p>3,560873952</text:p>
          </table:table-cell>
          <table:table-cell office:value-type="float" office:value="2.629016493" table:style-name="ce1">
            <text:p>2,629016493</text:p>
          </table:table-cell>
          <table:table-cell office:value-type="float" office:value="1.1831776540000001" table:style-name="ce1">
            <text:p>1,183177654</text:p>
          </table:table-cell>
          <table:table-cell office:value-type="float" office:value="0.83254242700000003" table:style-name="ce1">
            <text:p>0,832542427</text:p>
          </table:table-cell>
          <table:table-cell office:value-type="float" office:value="2.1144628239999999" table:style-name="ce1">
            <text:p>2,114462824</text:p>
          </table:table-cell>
          <table:table-cell office:value-type="float" office:value="-0.72727272700000001" table:style-name="ce1">
            <text:p>-0,727272727</text:p>
          </table:table-cell>
          <table:table-cell office:value-type="float" office:value="2.1562441369999998" table:style-name="ce1">
            <text:p>2,156244137</text:p>
          </table:table-cell>
          <table:table-cell office:value-type="float" office:value="2.4608738589999999" table:style-name="ce1">
            <text:p>2,460873859</text:p>
          </table:table-cell>
          <table:table-cell office:value-type="float" office:value="0.50022025400000003" table:style-name="ce1">
            <text:p>0,500220254</text:p>
          </table:table-cell>
          <table:table-cell office:value-type="float" office:value="4.6328043000000001" table:style-name="ce1">
            <text:p>4,6328043</text:p>
          </table:table-cell>
          <table:table-cell office:value-type="float" office:value="3.1905610790000001" table:style-name="ce1">
            <text:p>3,190561079</text:p>
          </table:table-cell>
          <table:table-cell office:value-type="float" office:value="2.9250269470000001" table:style-name="ce1">
            <text:p>2,925026947</text:p>
          </table:table-cell>
          <table:table-cell office:value-type="float" office:value="1.6088363919999999" table:style-name="ce1">
            <text:p>1,608836392</text:p>
          </table:table-cell>
          <table:table-cell office:value-type="float" office:value="2.9481945280000001" table:style-name="ce1">
            <text:p>2,948194528</text:p>
          </table:table-cell>
          <table:table-cell office:value-type="float" office:value="0.50508123599999999" table:style-name="ce1">
            <text:p>0,505081236</text:p>
          </table:table-cell>
          <table:table-cell office:value-type="float" office:value="0.52479184199999995" table:style-name="ce1">
            <text:p>0,524791842</text:p>
          </table:table-cell>
          <table:table-cell office:value-type="float" office:value="0.99832527400000004" table:style-name="ce1">
            <text:p>0,998325274</text:p>
          </table:table-cell>
          <table:table-cell office:value-type="float" office:value="1.6181446509999999" table:style-name="ce1">
            <text:p>1,618144651</text:p>
          </table:table-cell>
          <table:table-cell office:value-type="float" office:value="2.7469155500000002" table:style-name="ce1">
            <text:p>2,74691555</text:p>
          </table:table-cell>
          <table:table-cell office:value-type="float" office:value="4.3470399390000001" table:style-name="ce1">
            <text:p>4,347039939</text:p>
          </table:table-cell>
          <table:table-cell office:value-type="float" office:value="2.5725477489999999" table:style-name="ce1">
            <text:p>2,572547749</text:p>
          </table:table-cell>
          <table:table-cell office:value-type="float" office:value="2.7261310939999999" table:style-name="ce1">
            <text:p>2,726131094</text:p>
          </table:table-cell>
          <table:table-cell office:value-type="float" office:value="2.8978729959999998" table:style-name="ce1">
            <text:p>2,897872996</text:p>
          </table:table-cell>
          <table:table-cell office:value-type="float" office:value="2.4098233269999998" table:style-name="ce1">
            <text:p>2,409823327</text:p>
          </table:table-cell>
          <table:table-cell office:value-type="float" office:value="1.975540794" table:style-name="ce1">
            <text:p>1,975540794</text:p>
          </table:table-cell>
          <table:table-cell office:value-type="float" office:value="0.99345924600000002" table:style-name="ce1">
            <text:p>0,993459246</text:p>
          </table:table-cell>
          <table:table-cell office:value-type="float" office:value="2.6011017459999999" table:style-name="ce1">
            <text:p>2,601101746</text:p>
          </table:table-cell>
          <table:table-cell office:value-type="float" office:value="1.218691784" table:style-name="ce1">
            <text:p>1,218691784</text:p>
          </table:table-cell>
          <table:table-cell office:value-type="float" office:value="1.769516925" table:style-name="ce1">
            <text:p>1,769516925</text:p>
          </table:table-cell>
          <table:table-cell office:value-type="float" office:value="1.814322963" table:style-name="ce1">
            <text:p>1,814322963</text:p>
          </table:table-cell>
          <table:table-cell office:value-type="float" office:value="4.6579665490000002" table:style-name="ce1">
            <text:p>4,657966549</text:p>
          </table:table-cell>
          <table:table-cell office:value-type="float" office:value="1.173141832" table:style-name="ce1">
            <text:p>1,173141832</text:p>
          </table:table-cell>
          <table:table-cell office:value-type="float" office:value="-0.31756370099999998" table:style-name="ce1">
            <text:p>-0,317563701</text:p>
          </table:table-cell>
          <table:table-cell office:value-type="float" office:value="0.183475314" table:style-name="ce1">
            <text:p>0,183475314</text:p>
          </table:table-cell>
          <table:table-cell office:value-type="float" office:value="5.9057188409999997" table:style-name="ce1">
            <text:p>5,905718841</text:p>
          </table:table-cell>
          <table:table-cell office:value-type="float" office:value="0.69405288399999998" table:style-name="ce1">
            <text:p>0,694052884</text:p>
          </table:table-cell>
          <table:table-cell office:value-type="float" office:value="0.694895771" table:style-name="ce1">
            <text:p>0,694895771</text:p>
          </table:table-cell>
          <table:table-cell office:value-type="float" office:value="2.7938922060000002" table:style-name="ce1">
            <text:p>2,793892206</text:p>
          </table:table-cell>
          <table:table-cell office:value-type="float" office:value="2.7766158949999999" table:style-name="ce1">
            <text:p>2,776615895</text:p>
          </table:table-cell>
          <table:table-cell office:value-type="float" office:value="2.7520120100000001" table:style-name="ce1">
            <text:p>2,75201201</text:p>
          </table:table-cell>
          <table:table-cell office:value-type="float" office:value="2.4741831250000001" table:style-name="ce1">
            <text:p>2,474183125</text:p>
          </table:table-cell>
          <table:table-cell office:value-type="float" office:value="2.6116760069999998" table:style-name="ce1">
            <text:p>2,611676007</text:p>
          </table:table-cell>
          <table:table-cell office:value-type="float" office:value="1.121324472" table:style-name="ce1">
            <text:p>1,121324472</text:p>
          </table:table-cell>
          <table:table-cell office:value-type="float" office:value="0.76143852899999998" table:style-name="ce1">
            <text:p>0,761438529</text:p>
          </table:table-cell>
          <table:table-cell office:value-type="float" office:value="2.8912459259999999" table:style-name="ce1">
            <text:p>2,891245926</text:p>
          </table:table-cell>
          <table:table-cell office:value-type="float" office:value="2.2859608050000002" table:style-name="ce1">
            <text:p>2,285960805</text:p>
          </table:table-cell>
          <table:table-cell office:value-type="float" office:value="0.55146563999999998" table:style-name="ce1">
            <text:p>0,55146564</text:p>
          </table:table-cell>
          <table:table-cell office:value-type="float" office:value="2.726229843" table:style-name="ce1">
            <text:p>2,726229843</text:p>
          </table:table-cell>
          <table:table-cell office:value-type="float" office:value="1.2050848329999999" table:style-name="ce1">
            <text:p>1,205084833</text:p>
          </table:table-cell>
          <table:table-cell office:value-type="float" office:value="1.233395893" table:style-name="ce1">
            <text:p>1,233395893</text:p>
          </table:table-cell>
          <table:table-cell office:value-type="float" office:value="2.8913294860000001" table:style-name="ce1">
            <text:p>2,891329486</text:p>
          </table:table-cell>
          <table:table-cell office:value-type="float" office:value="0.53557812800000004" table:style-name="ce1">
            <text:p>0,535578128</text:p>
          </table:table-cell>
          <table:table-cell office:value-type="float" office:value="2.521075502" table:style-name="ce1">
            <text:p>2,521075502</text:p>
          </table:table-cell>
          <table:table-cell office:value-type="float" office:value="0.126203706" table:style-name="ce1">
            <text:p>0,126203706</text:p>
          </table:table-cell>
          <table:table-cell office:value-type="float" office:value="2.1048166450000001" table:style-name="ce1">
            <text:p>2,104816645</text:p>
          </table:table-cell>
          <table:table-cell office:value-type="float" office:value="0.79288759499999995" table:style-name="ce1">
            <text:p>0,792887595</text:p>
          </table:table-cell>
          <table:table-cell office:value-type="float" office:value="1.144442634" table:style-name="ce1">
            <text:p>1,144442634</text:p>
          </table:table-cell>
          <table:table-cell office:value-type="float" office:value="1.076942206" table:style-name="ce1">
            <text:p>1,076942206</text:p>
          </table:table-cell>
          <table:table-cell office:value-type="float" office:value="1.8991651780000001" table:style-name="ce1">
            <text:p>1,899165178</text:p>
          </table:table-cell>
          <table:table-cell office:value-type="float" office:value="0.41766661700000002" table:style-name="ce1">
            <text:p>0,417666617</text:p>
          </table:table-cell>
          <table:table-cell office:value-type="float" office:value="1.0407076989999999" table:style-name="ce1">
            <text:p>1,040707699</text:p>
          </table:table-cell>
          <table:table-cell office:value-type="float" office:value="2.685265008" table:style-name="ce1">
            <text:p>2,685265008</text:p>
          </table:table-cell>
          <table:table-cell office:value-type="float" office:value="1.388621911" table:style-name="ce1">
            <text:p>1,388621911</text:p>
          </table:table-cell>
          <table:table-cell office:value-type="float" office:value="1.6340494999999999" table:style-name="ce1">
            <text:p>1,6340495</text:p>
          </table:table-cell>
          <table:table-cell office:value-type="float" office:value="2.908559812" table:style-name="ce1">
            <text:p>2,908559812</text:p>
          </table:table-cell>
          <table:table-cell office:value-type="float" office:value="1.8865130130000001" table:style-name="ce1">
            <text:p>1,886513013</text:p>
          </table:table-cell>
          <table:table-cell office:value-type="float" office:value="-1.7040098589999999" table:style-name="ce1">
            <text:p>-1,704009859</text:p>
          </table:table-cell>
          <table:table-cell office:value-type="float" office:value="0.43384478799999998" table:style-name="ce1">
            <text:p>0,433844788</text:p>
          </table:table-cell>
          <table:table-cell office:value-type="float" office:value="-0.26921625599999999" table:style-name="ce1">
            <text:p>-0,269216256</text:p>
          </table:table-cell>
          <table:table-cell office:value-type="float" office:value="1.7094433360000001" table:style-name="ce1">
            <text:p>1,709443336</text:p>
          </table:table-cell>
          <table:table-cell office:value-type="float" office:value="2.4332376509999998" table:style-name="ce1">
            <text:p>2,433237651</text:p>
          </table:table-cell>
          <table:table-cell office:value-type="float" office:value="2.1804723469999998" table:style-name="ce1">
            <text:p>2,180472347</text:p>
          </table:table-cell>
          <table:table-cell office:value-type="float" office:value="1.2336105930000001" table:style-name="ce1">
            <text:p>1,233610593</text:p>
          </table:table-cell>
          <table:table-cell office:value-type="float" office:value="1.0665115110000001" table:style-name="ce1">
            <text:p>1,066511511</text:p>
          </table:table-cell>
          <table:table-cell office:value-type="float" office:value="2.156424527" table:style-name="ce1">
            <text:p>2,156424527</text:p>
          </table:table-cell>
          <table:table-cell office:value-type="float" office:value="2.9547859249999999" table:style-name="ce1">
            <text:p>2,954785925</text:p>
          </table:table-cell>
          <table:table-cell office:value-type="float" office:value="2.6759559460000002" table:style-name="ce1">
            <text:p>2,675955946</text:p>
          </table:table-cell>
          <table:table-cell office:value-type="float" office:value="0.43021363200000001" table:style-name="ce1">
            <text:p>0,430213632</text:p>
          </table:table-cell>
          <table:table-cell office:value-type="float" office:value="1.716324639" table:style-name="ce1">
            <text:p>1,716324639</text:p>
          </table:table-cell>
          <table:table-cell office:value-type="float" office:value="0.28617609900000002" table:style-name="ce1">
            <text:p>0,286176099</text:p>
          </table:table-cell>
          <table:table-cell office:value-type="float" office:value="2.3556129779999999" table:style-name="ce1">
            <text:p>2,355612978</text:p>
          </table:table-cell>
          <table:table-cell office:value-type="float" office:value="2.3891266330000001" table:style-name="ce1">
            <text:p>2,389126633</text:p>
          </table:table-cell>
          <table:table-cell office:value-type="float" office:value="2.5514982650000002" table:style-name="ce1">
            <text:p>2,551498265</text:p>
          </table:table-cell>
          <table:table-cell office:value-type="float" office:value="2.6929118779999999" table:style-name="ce1">
            <text:p>2,692911878</text:p>
          </table:table-cell>
          <table:table-cell office:value-type="float" office:value="2.653632242" table:style-name="ce1">
            <text:p>2,653632242</text:p>
          </table:table-cell>
          <table:table-cell office:value-type="float" office:value="2.4858114699999998" table:style-name="ce1">
            <text:p>2,48581147</text:p>
          </table:table-cell>
          <table:table-cell office:value-type="float" office:value="1.6711188290000001" table:style-name="ce1">
            <text:p>1,671118829</text:p>
          </table:table-cell>
          <table:table-cell office:value-type="float" office:value="2.2579006189999999" table:style-name="ce1">
            <text:p>2,257900619</text:p>
          </table:table-cell>
          <table:table-cell table:style-name="ce1"/>
          <table:table-cell office:value-type="float" office:value="1.169898876" table:style-name="ce1">
            <text:p>1,169898876</text:p>
          </table:table-cell>
          <table:table-cell office:value-type="float" office:value="2.6568529769999998" table:style-name="ce1">
            <text:p>2,656852977</text:p>
          </table:table-cell>
          <table:table-cell office:value-type="float" office:value="3.3498700480000001" table:style-name="ce1">
            <text:p>3,349870048</text:p>
          </table:table-cell>
          <table:table-cell office:value-type="float" office:value="0.80870327900000005" table:style-name="ce1">
            <text:p>0,808703279</text:p>
          </table:table-cell>
          <table:table-cell office:value-type="float" office:value="3.1443927600000001" table:style-name="ce1">
            <text:p>3,14439276</text:p>
          </table:table-cell>
          <table:table-cell office:value-type="float" office:value="0.46645287200000002" table:style-name="ce1">
            <text:p>0,466452872</text:p>
          </table:table-cell>
          <table:table-cell office:value-type="float" office:value="1.515088303" table:style-name="ce1">
            <text:p>1,515088303</text:p>
          </table:table-cell>
          <table:table-cell office:value-type="float" office:value="4.9781628219999998" table:style-name="ce1">
            <text:p>4,978162822</text:p>
          </table:table-cell>
          <table:table-cell office:value-type="float" office:value="1.2873793549999999" table:style-name="ce1">
            <text:p>1,287379355</text:p>
          </table:table-cell>
          <table:table-cell office:value-type="float" office:value="1.6288204079999999" table:style-name="ce1">
            <text:p>1,628820408</text:p>
          </table:table-cell>
          <table:table-cell office:value-type="float" office:value="3.577735315" table:style-name="ce1">
            <text:p>3,577735315</text:p>
          </table:table-cell>
          <table:table-cell office:value-type="float" office:value="2.0862646950000001" table:style-name="ce1">
            <text:p>2,086264695</text:p>
          </table:table-cell>
          <table:table-cell office:value-type="float" office:value="2.0242448820000001" table:style-name="ce1">
            <text:p>2,024244882</text:p>
          </table:table-cell>
          <table:table-cell office:value-type="float" office:value="1.6076986660000001" table:style-name="ce1">
            <text:p>1,607698666</text:p>
          </table:table-cell>
          <table:table-cell office:value-type="float" office:value="-0.87057293400000002" table:style-name="ce1">
            <text:p>-0,870572934</text:p>
          </table:table-cell>
          <table:table-cell office:value-type="float" office:value="1.971323658" table:style-name="ce1">
            <text:p>1,971323658</text:p>
          </table:table-cell>
          <table:table-cell office:value-type="float" office:value="7.026709458" table:style-name="ce1">
            <text:p>7,026709458</text:p>
          </table:table-cell>
          <table:table-cell office:value-type="float" office:value="2.5302030129999999" table:style-name="ce1">
            <text:p>2,530203013</text:p>
          </table:table-cell>
          <table:table-cell office:value-type="float" office:value="2.7094359180000001" table:style-name="ce1">
            <text:p>2,709435918</text:p>
          </table:table-cell>
          <table:table-cell office:value-type="float" office:value="2.4343126700000002" table:style-name="ce1">
            <text:p>2,43431267</text:p>
          </table:table-cell>
          <table:table-cell office:value-type="float" office:value="2.5381736890000002" table:style-name="ce1">
            <text:p>2,538173689</text:p>
          </table:table-cell>
          <table:table-cell office:value-type="float" office:value="4.3393839420000004" table:style-name="ce1">
            <text:p>4,339383942</text:p>
          </table:table-cell>
          <table:table-cell office:value-type="float" office:value="1.1774849080000001" table:style-name="ce1">
            <text:p>1,177484908</text:p>
          </table:table-cell>
          <table:table-cell office:value-type="float" office:value="2.4648055680000001" table:style-name="ce1">
            <text:p>2,464805568</text:p>
          </table:table-cell>
          <table:table-cell office:value-type="float" office:value="2.4201121209999998" table:style-name="ce1">
            <text:p>2,420112121</text:p>
          </table:table-cell>
          <table:table-cell office:value-type="float" office:value="2.5710854969999999" table:style-name="ce1">
            <text:p>2,571085497</text:p>
          </table:table-cell>
          <table:table-cell office:value-type="float" office:value="2.1492198149999999" table:style-name="ce1">
            <text:p>2,149219815</text:p>
          </table:table-cell>
          <table:table-cell office:value-type="float" office:value="2.0773161939999998" table:style-name="ce1">
            <text:p>2,077316194</text:p>
          </table:table-cell>
          <table:table-cell office:value-type="float" office:value="2.330226497" table:style-name="ce1">
            <text:p>2,330226497</text:p>
          </table:table-cell>
          <table:table-cell office:value-type="float" office:value="2.4307621269999999" table:style-name="ce1">
            <text:p>2,430762127</text:p>
          </table:table-cell>
          <table:table-cell office:value-type="float" office:value="2.2761054459999999" table:style-name="ce1">
            <text:p>2,276105446</text:p>
          </table:table-cell>
          <table:table-cell office:value-type="float" office:value="2.3616503340000001" table:style-name="ce1">
            <text:p>2,361650334</text:p>
          </table:table-cell>
          <table:table-cell office:value-type="float" office:value="1.2455828550000001" table:style-name="ce1">
            <text:p>1,245582855</text:p>
          </table:table-cell>
          <table:table-cell office:value-type="float" office:value="0.95365691799999996" table:style-name="ce1">
            <text:p>0,953656918</text:p>
          </table:table-cell>
          <table:table-cell office:value-type="float" office:value="0.72747896499999998" table:style-name="ce1">
            <text:p>0,727478965</text:p>
          </table:table-cell>
          <table:table-cell office:value-type="float" office:value="1.0280290649999999" table:style-name="ce1">
            <text:p>1,028029065</text:p>
          </table:table-cell>
          <table:table-cell office:value-type="float" office:value="3.981308238" table:style-name="ce1">
            <text:p>3,981308238</text:p>
          </table:table-cell>
          <table:table-cell office:value-type="float" office:value="2.1397413649999999" table:style-name="ce1">
            <text:p>2,139741365</text:p>
          </table:table-cell>
          <table:table-cell office:value-type="float" office:value="1.004139355" table:style-name="ce1">
            <text:p>1,004139355</text:p>
          </table:table-cell>
          <table:table-cell office:value-type="float" office:value="1.4027277440000001" table:style-name="ce1">
            <text:p>1,402727744</text:p>
          </table:table-cell>
          <table:table-cell office:value-type="float" office:value="2.7231754669999999" table:style-name="ce1">
            <text:p>2,723175467</text:p>
          </table:table-cell>
          <table:table-cell office:value-type="float" office:value="3.0735249630000001" table:style-name="ce1">
            <text:p>3,073524963</text:p>
          </table:table-cell>
          <table:table-cell office:value-type="float" office:value="2.7693580899999999" table:style-name="ce1">
            <text:p>2,76935809</text:p>
          </table:table-cell>
          <table:table-cell office:value-type="float" office:value="3.0275027900000002" table:style-name="ce1">
            <text:p>3,02750279</text:p>
          </table:table-cell>
          <table:table-cell office:value-type="float" office:value="4.4027442409999997" table:style-name="ce1">
            <text:p>4,402744241</text:p>
          </table:table-cell>
          <table:table-cell office:value-type="float" office:value="2.420996309" table:style-name="ce1">
            <text:p>2,420996309</text:p>
          </table:table-cell>
          <table:table-cell office:value-type="float" office:value="1.0820489" table:style-name="ce1">
            <text:p>1,0820489</text:p>
          </table:table-cell>
          <table:table-cell office:value-type="float" office:value="1.592302836" table:style-name="ce1">
            <text:p>1,592302836</text:p>
          </table:table-cell>
          <table:table-cell office:value-type="float" office:value="1.6519368999999999E-2" table:style-name="ce1">
            <text:p>0,016519369</text:p>
          </table:table-cell>
          <table:table-cell office:value-type="float" office:value="2.3366342769999999" table:style-name="ce1">
            <text:p>2,336634277</text:p>
          </table:table-cell>
          <table:table-cell office:value-type="float" office:value="2.6195881860000001" table:style-name="ce1">
            <text:p>2,619588186</text:p>
          </table:table-cell>
          <table:table-cell office:value-type="float" office:value="0.59191343600000002" table:style-name="ce1">
            <text:p>0,591913436</text:p>
          </table:table-cell>
          <table:table-cell office:value-type="float" office:value="2.9452699519999999" table:style-name="ce1">
            <text:p>2,945269952</text:p>
          </table:table-cell>
          <table:table-cell office:value-type="float" office:value="3.2928835140000001" table:style-name="ce1">
            <text:p>3,292883514</text:p>
          </table:table-cell>
          <table:table-cell office:value-type="float" office:value="2.2998487939999999" table:style-name="ce1">
            <text:p>2,299848794</text:p>
          </table:table-cell>
          <table:table-cell office:value-type="float" office:value="2.9974062180000001" table:style-name="ce1">
            <text:p>2,997406218</text:p>
          </table:table-cell>
          <table:table-cell office:value-type="float" office:value="1.5890031250000001" table:style-name="ce1">
            <text:p>1,589003125</text:p>
          </table:table-cell>
          <table:table-cell office:value-type="float" office:value="2.6291178130000001" table:style-name="ce1">
            <text:p>2,629117813</text:p>
          </table:table-cell>
          <table:table-cell office:value-type="float" office:value="2.362639282" table:style-name="ce1">
            <text:p>2,362639282</text:p>
          </table:table-cell>
          <table:table-cell office:value-type="float" office:value="1.433828407" table:style-name="ce1">
            <text:p>1,433828407</text:p>
          </table:table-cell>
          <table:table-cell office:value-type="float" office:value="2.9987371880000002" table:style-name="ce1">
            <text:p>2,998737188</text:p>
          </table:table-cell>
          <table:table-cell office:value-type="float" office:value="6.8992871490000001" table:style-name="ce1">
            <text:p>6,899287149</text:p>
          </table:table-cell>
          <table:table-cell office:value-type="float" office:value="2.78407144" table:style-name="ce1">
            <text:p>2,78407144</text:p>
          </table:table-cell>
          <table:table-cell office:value-type="float" office:value="2.3215186879999998" table:style-name="ce1">
            <text:p>2,321518688</text:p>
          </table:table-cell>
          <table:table-cell office:value-type="float" office:value="3.0620328059999999" table:style-name="ce1">
            <text:p>3,062032806</text:p>
          </table:table-cell>
          <table:table-cell office:value-type="float" office:value="1.1891335430000001" table:style-name="ce1">
            <text:p>1,189133543</text:p>
          </table:table-cell>
          <table:table-cell office:value-type="float" office:value="0.70129338100000005" table:style-name="ce1">
            <text:p>0,701293381</text:p>
          </table:table-cell>
          <table:table-cell office:value-type="float" office:value="2.0440894190000001" table:style-name="ce1">
            <text:p>2,044089419</text:p>
          </table:table-cell>
          <table:table-cell office:value-type="float" office:value="1.9048194970000001" table:style-name="ce1">
            <text:p>1,904819497</text:p>
          </table:table-cell>
          <table:table-cell office:value-type="float" office:value="1.493750959" table:style-name="ce1">
            <text:p>1,493750959</text:p>
          </table:table-cell>
          <table:table-cell office:value-type="float" office:value="1.1992616620000001" table:style-name="ce1">
            <text:p>1,199261662</text:p>
          </table:table-cell>
          <table:table-cell office:value-type="float" office:value="3.4110688869999999" table:style-name="ce1">
            <text:p>3,411068887</text:p>
          </table:table-cell>
          <table:table-cell office:value-type="float" office:value="2.0494885279999999" table:style-name="ce1">
            <text:p>2,049488528</text:p>
          </table:table-cell>
          <table:table-cell office:value-type="float" office:value="2.7020098639999999" table:style-name="ce1">
            <text:p>2,702009864</text:p>
          </table:table-cell>
          <table:table-cell office:value-type="float" office:value="2.8426721179999999" table:style-name="ce1">
            <text:p>2,842672118</text:p>
          </table:table-cell>
          <table:table-cell office:value-type="float" office:value="2.7593396239999999" table:style-name="ce1">
            <text:p>2,759339624</text:p>
          </table:table-cell>
          <table:table-cell office:value-type="float" office:value="2.8798519630000001" table:style-name="ce1">
            <text:p>2,879851963</text:p>
          </table:table-cell>
          <table:table-cell office:value-type="float" office:value="2.0282290980000002" table:style-name="ce1">
            <text:p>2,028229098</text:p>
          </table:table-cell>
          <table:table-cell office:value-type="float" office:value="2.3581810409999999" table:style-name="ce1">
            <text:p>2,358181041</text:p>
          </table:table-cell>
          <table:table-cell office:value-type="float" office:value="0.364260164" table:style-name="ce1">
            <text:p>0,364260164</text:p>
          </table:table-cell>
          <table:table-cell office:value-type="float" office:value="2.6473734219999998" table:style-name="ce1">
            <text:p>2,647373422</text:p>
          </table:table-cell>
          <table:table-cell office:value-type="float" office:value="1.612752762" table:style-name="ce1">
            <text:p>1,612752762</text:p>
          </table:table-cell>
          <table:table-cell office:value-type="float" office:value="2.7320116620000001" table:style-name="ce1">
            <text:p>2,732011662</text:p>
          </table:table-cell>
          <table:table-cell office:value-type="float" office:value="-0.42339712400000001" table:style-name="ce1">
            <text:p>-0,423397124</text:p>
          </table:table-cell>
          <table:table-cell office:value-type="float" office:value="2.43933226" table:style-name="ce1">
            <text:p>2,43933226</text:p>
          </table:table-cell>
          <table:table-cell table:style-name="ce1"/>
          <table:table-cell office:value-type="float" office:value="2.24557897" table:style-name="ce1">
            <text:p>2,24557897</text:p>
          </table:table-cell>
          <table:table-cell office:value-type="float" office:value="0.99908476499999999" table:style-name="ce1">
            <text:p>0,999084765</text:p>
          </table:table-cell>
          <table:table-cell office:value-type="float" office:value="3.4573452840000001" table:style-name="ce1">
            <text:p>3,457345284</text:p>
          </table:table-cell>
          <table:table-cell office:value-type="float" office:value="8.6544052049999998" table:style-name="ce1">
            <text:p>8,654405205</text:p>
          </table:table-cell>
          <table:table-cell office:value-type="float" office:value="1.037389838" table:style-name="ce1">
            <text:p>1,037389838</text:p>
          </table:table-cell>
          <table:table-cell office:value-type="float" office:value="0.57425060000000006" table:style-name="ce1">
            <text:p>0,5742506</text:p>
          </table:table-cell>
          <table:table-cell office:value-type="float" office:value="2.991022171" table:style-name="ce1">
            <text:p>2,991022171</text:p>
          </table:table-cell>
          <table:table-cell office:value-type="float" office:value="2.297327627" table:style-name="ce1">
            <text:p>2,297327627</text:p>
          </table:table-cell>
          <table:table-cell office:value-type="float" office:value="4.427910518" table:style-name="ce1">
            <text:p>4,427910518</text:p>
          </table:table-cell>
          <table:table-cell office:value-type="float" office:value="3.2511996609999998" table:style-name="ce1">
            <text:p>3,251199661</text:p>
          </table:table-cell>
          <table:table-cell office:value-type="float" office:value="3.0085397610000002" table:style-name="ce1">
            <text:p>3,008539761</text:p>
          </table:table-cell>
          <table:table-cell office:value-type="float" office:value="1.833787635" table:style-name="ce1">
            <text:p>1,833787635</text:p>
          </table:table-cell>
          <table:table-cell office:value-type="float" office:value="3.6228120289999999" table:style-name="ce1">
            <text:p>3,622812029</text:p>
          </table:table-cell>
          <table:table-cell office:value-type="float" office:value="1.942223341" table:style-name="ce1">
            <text:p>1,942223341</text:p>
          </table:table-cell>
          <table:table-cell office:value-type="float" office:value="2.6063371059999998" table:style-name="ce1">
            <text:p>2,606337106</text:p>
          </table:table-cell>
          <table:table-cell office:value-type="float" office:value="0.87024636200000005" table:style-name="ce1">
            <text:p>0,870246362</text:p>
          </table:table-cell>
          <table:table-cell office:value-type="float" office:value="0.80379964999999998" table:style-name="ce1">
            <text:p>0,80379965</text:p>
          </table:table-cell>
          <table:table-cell table:style-name="ce1"/>
          <table:table-cell office:value-type="float" office:value="2.6734490559999999" table:style-name="ce1">
            <text:p>2,673449056</text:p>
          </table:table-cell>
          <table:table-cell office:value-type="float" office:value="2.3168536180000001" table:style-name="ce1">
            <text:p>2,316853618</text:p>
          </table:table-cell>
          <table:table-cell office:value-type="float" office:value="2.670285604" table:style-name="ce1">
            <text:p>2,670285604</text:p>
          </table:table-cell>
          <table:table-cell office:value-type="float" office:value="1.8245877669999999" table:style-name="ce1">
            <text:p>1,824587767</text:p>
          </table:table-cell>
          <table:table-cell office:value-type="float" office:value="2.3630921150000002" table:style-name="ce1">
            <text:p>2,363092115</text:p>
          </table:table-cell>
          <table:table-cell office:value-type="float" office:value="0.35379251099999998" table:style-name="ce1">
            <text:p>0,353792511</text:p>
          </table:table-cell>
          <table:table-cell office:value-type="float" office:value="0.42275114200000002" table:style-name="ce1">
            <text:p>0,422751142</text:p>
          </table:table-cell>
          <table:table-cell office:value-type="float" office:value="0.77638984799999999" table:style-name="ce1">
            <text:p>0,776389848</text:p>
          </table:table-cell>
          <table:table-cell office:value-type="float" office:value="0.68809559099999995" table:style-name="ce1">
            <text:p>0,688095591</text:p>
          </table:table-cell>
          <table:table-cell office:value-type="float" office:value="2.9077834450000002" table:style-name="ce1">
            <text:p>2,907783445</text:p>
          </table:table-cell>
          <table:table-cell table:style-name="ce1"/>
          <table:table-cell office:value-type="float" office:value="2.0223229489999999" table:style-name="ce1">
            <text:p>2,022322949</text:p>
          </table:table-cell>
          <table:table-cell office:value-type="float" office:value="3.4104259259999998" table:style-name="ce1">
            <text:p>3,410425926</text:p>
          </table:table-cell>
          <table:table-cell office:value-type="float" office:value="2.2012402510000002" table:style-name="ce1">
            <text:p>2,201240251</text:p>
          </table:table-cell>
          <table:table-cell office:value-type="float" office:value="2.2412693830000001" table:style-name="ce1">
            <text:p>2,241269383</text:p>
          </table:table-cell>
          <table:table-cell office:value-type="float" office:value="2.751780734" table:style-name="ce1">
            <text:p>2,751780734</text:p>
          </table:table-cell>
          <table:table-cell office:value-type="float" office:value="1.0377306850000001" table:style-name="ce1">
            <text:p>1,037730685</text:p>
          </table:table-cell>
          <table:table-cell office:value-type="float" office:value="3.2617166929999999" table:style-name="ce1">
            <text:p>3,261716693</text:p>
          </table:table-cell>
          <table:table-cell office:value-type="float" office:value="2.8826939450000002" table:style-name="ce1">
            <text:p>2,882693945</text:p>
          </table:table-cell>
          <table:table-cell office:value-type="float" office:value="3.0354635870000002" table:style-name="ce1">
            <text:p>3,035463587</text:p>
          </table:table-cell>
          <table:table-cell office:value-type="float" office:value="2.8644973779999998" table:style-name="ce1">
            <text:p>2,864497378</text:p>
          </table:table-cell>
          <table:table-cell office:value-type="float" office:value="2.4948453179999999" table:style-name="ce1">
            <text:p>2,494845318</text:p>
          </table:table-cell>
          <table:table-cell office:value-type="float" office:value="2.3662602490000002" table:style-name="ce1">
            <text:p>2,366260249</text:p>
          </table:table-cell>
          <table:table-cell office:value-type="float" office:value="2.6195881860000001" table:style-name="ce1">
            <text:p>2,619588186</text:p>
          </table:table-cell>
          <table:table-cell office:value-type="float" office:value="1.351801568" table:style-name="ce1">
            <text:p>1,351801568</text:p>
          </table:table-cell>
          <table:table-cell office:value-type="float" office:value="2.297327627" table:style-name="ce1">
            <text:p>2,297327627</text:p>
          </table:table-cell>
          <table:table-cell office:value-type="float" office:value="2.670285604" table:style-name="ce1">
            <text:p>2,670285604</text:p>
          </table:table-cell>
          <table:table-cell office:value-type="float" office:value="1.0921148510000001" table:style-name="ce1">
            <text:p>1,092114851</text:p>
          </table:table-cell>
          <table:table-cell office:value-type="float" office:value="2.1970582479999998" table:style-name="ce1">
            <text:p>2,197058248</text:p>
          </table:table-cell>
          <table:table-cell office:value-type="float" office:value="2.3919923729999999" table:style-name="ce1">
            <text:p>2,391992373</text:p>
          </table:table-cell>
          <table:table-cell office:value-type="float" office:value="0.53908486300000003" table:style-name="ce1">
            <text:p>0,539084863</text:p>
          </table:table-cell>
          <table:table-cell office:value-type="float" office:value="3.1719037399999999" table:style-name="ce1">
            <text:p>3,17190374</text:p>
          </table:table-cell>
          <table:table-cell office:value-type="float" office:value="2.7915381859999999" table:style-name="ce1">
            <text:p>2,791538186</text:p>
          </table:table-cell>
          <table:table-cell office:value-type="float" office:value="0.73241723700000005" table:style-name="ce1">
            <text:p>0,732417237</text:p>
          </table:table-cell>
          <table:table-cell office:value-type="float" office:value="2.4864089389999999" table:style-name="ce1">
            <text:p>2,486408939</text:p>
          </table:table-cell>
          <table:table-cell office:value-type="float" office:value="0.30163094600000001" table:style-name="ce1">
            <text:p>0,301630946</text:p>
          </table:table-cell>
          <table:table-cell office:value-type="float" office:value="1.2643336919999999" table:style-name="ce1">
            <text:p>1,264333692</text:p>
          </table:table-cell>
          <table:table-cell office:value-type="float" office:value="2.9857445390000001" table:style-name="ce1">
            <text:p>2,985744539</text:p>
          </table:table-cell>
          <table:table-cell office:value-type="float" office:value="1.079131351" table:style-name="ce1">
            <text:p>1,079131351</text:p>
          </table:table-cell>
          <table:table-cell office:value-type="float" office:value="3.0211172820000001" table:style-name="ce1">
            <text:p>3,021117282</text:p>
          </table:table-cell>
          <table:table-cell office:value-type="float" office:value="1.9149950250000001" table:style-name="ce1">
            <text:p>1,914995025</text:p>
          </table:table-cell>
          <table:table-cell office:value-type="float" office:value="11.113027750000001" table:style-name="ce1">
            <text:p>11,11302775</text:p>
          </table:table-cell>
          <table:table-cell office:value-type="float" office:value="2.4560487960000001" table:style-name="ce1">
            <text:p>2,456048796</text:p>
          </table:table-cell>
          <table:table-cell office:value-type="float" office:value="3.0373700709999998" table:style-name="ce1">
            <text:p>3,037370071</text:p>
          </table:table-cell>
          <table:table-cell office:value-type="float" office:value="2.1069737879999999" table:style-name="ce1">
            <text:p>2,106973788</text:p>
          </table:table-cell>
          <table:table-cell office:value-type="float" office:value="1.569192379" table:style-name="ce1">
            <text:p>1,569192379</text:p>
          </table:table-cell>
          <table:table-cell office:value-type="float" office:value="2.2709816200000001" table:style-name="ce1">
            <text:p>2,27098162</text:p>
          </table:table-cell>
          <table:table-cell office:value-type="float" office:value="1.553747212" table:style-name="ce1">
            <text:p>1,553747212</text:p>
          </table:table-cell>
          <table:table-cell office:value-type="float" office:value="2.6624770390000001" table:style-name="ce1">
            <text:p>2,662477039</text:p>
          </table:table-cell>
          <table:table-cell office:value-type="float" office:value="3.298774061" table:style-name="ce1">
            <text:p>3,298774061</text:p>
          </table:table-cell>
          <table:table-cell office:value-type="float" office:value="3.4867740170000001" table:style-name="ce1">
            <text:p>3,486774017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2" table:style-name="ce1">
            <text:p>1972</text:p>
          </table:table-cell>
          <table:table-cell office:value-type="float" office:value="0.67069332599999998" table:style-name="ce1">
            <text:p>0,670693326</text:p>
          </table:table-cell>
          <table:table-cell office:value-type="float" office:value="2.7145227520000001" table:style-name="ce1">
            <text:p>2,714522752</text:p>
          </table:table-cell>
          <table:table-cell office:value-type="float" office:value="3.3817110850000001" table:style-name="ce1">
            <text:p>3,381711085</text:p>
          </table:table-cell>
          <table:table-cell office:value-type="float" office:value="2.4949731069999999" table:style-name="ce1">
            <text:p>2,494973107</text:p>
          </table:table-cell>
          <table:table-cell office:value-type="float" office:value="5.0839339490000004" table:style-name="ce1">
            <text:p>5,083933949</text:p>
          </table:table-cell>
          <table:table-cell office:value-type="float" office:value="2.7435752779999998" table:style-name="ce1">
            <text:p>2,743575278</text:p>
          </table:table-cell>
          <table:table-cell office:value-type="float" office:value="17.63233992" table:style-name="ce1">
            <text:p>17,63233992</text:p>
          </table:table-cell>
          <table:table-cell office:value-type="float" office:value="1.609488772" table:style-name="ce1">
            <text:p>1,609488772</text:p>
          </table:table-cell>
          <table:table-cell office:value-type="float" office:value="2.3970477579999998" table:style-name="ce1">
            <text:p>2,397047758</text:p>
          </table:table-cell>
          <table:table-cell office:value-type="float" office:value="2.06192872" table:style-name="ce1">
            <text:p>2,06192872</text:p>
          </table:table-cell>
          <table:table-cell office:value-type="float" office:value="-0.34866561899999998" table:style-name="ce1">
            <text:p>-0,348665619</text:p>
          </table:table-cell>
          <table:table-cell office:value-type="float" office:value="1.8381462630000001" table:style-name="ce1">
            <text:p>1,838146263</text:p>
          </table:table-cell>
          <table:table-cell office:value-type="float" office:value="0.58119035200000002" table:style-name="ce1">
            <text:p>0,581190352</text:p>
          </table:table-cell>
          <table:table-cell office:value-type="float" office:value="1.8882275120000001" table:style-name="ce1">
            <text:p>1,888227512</text:p>
          </table:table-cell>
          <table:table-cell office:value-type="float" office:value="1.117501291" table:style-name="ce1">
            <text:p>1,117501291</text:p>
          </table:table-cell>
          <table:table-cell office:value-type="float" office:value="0.39158590700000001" table:style-name="ce1">
            <text:p>0,391585907</text:p>
          </table:table-cell>
          <table:table-cell office:value-type="float" office:value="2.2257880029999999" table:style-name="ce1">
            <text:p>2,225788003</text:p>
          </table:table-cell>
          <table:table-cell office:value-type="float" office:value="1.7628983899999999" table:style-name="ce1">
            <text:p>1,76289839</text:p>
          </table:table-cell>
          <table:table-cell office:value-type="float" office:value="1.6557491419999999" table:style-name="ce1">
            <text:p>1,655749142</text:p>
          </table:table-cell>
          <table:table-cell office:value-type="float" office:value="0.46521374199999999" table:style-name="ce1">
            <text:p>0,465213742</text:p>
          </table:table-cell>
          <table:table-cell office:value-type="float" office:value="3.935390699" table:style-name="ce1">
            <text:p>3,935390699</text:p>
          </table:table-cell>
          <table:table-cell office:value-type="float" office:value="2.261329318" table:style-name="ce1">
            <text:p>2,261329318</text:p>
          </table:table-cell>
          <table:table-cell office:value-type="float" office:value="1.1981168449999999" table:style-name="ce1">
            <text:p>1,198116845</text:p>
          </table:table-cell>
          <table:table-cell office:value-type="float" office:value="0.80190354100000005" table:style-name="ce1">
            <text:p>0,801903541</text:p>
          </table:table-cell>
          <table:table-cell office:value-type="float" office:value="1.8711127249999999" table:style-name="ce1">
            <text:p>1,871112725</text:p>
          </table:table-cell>
          <table:table-cell office:value-type="float" office:value="-0.73260073299999995" table:style-name="ce1">
            <text:p>-0,732600733</text:p>
          </table:table-cell>
          <table:table-cell office:value-type="float" office:value="2.1729824689999999" table:style-name="ce1">
            <text:p>2,172982469</text:p>
          </table:table-cell>
          <table:table-cell office:value-type="float" office:value="2.4085843229999999" table:style-name="ce1">
            <text:p>2,408584323</text:p>
          </table:table-cell>
          <table:table-cell office:value-type="float" office:value="0.59010696399999996" table:style-name="ce1">
            <text:p>0,590106964</text:p>
          </table:table-cell>
          <table:table-cell office:value-type="float" office:value="4.5749137879999999" table:style-name="ce1">
            <text:p>4,574913788</text:p>
          </table:table-cell>
          <table:table-cell office:value-type="float" office:value="3.1657882829999999" table:style-name="ce1">
            <text:p>3,165788283</text:p>
          </table:table-cell>
          <table:table-cell office:value-type="float" office:value="3.1591456170000001" table:style-name="ce1">
            <text:p>3,159145617</text:p>
          </table:table-cell>
          <table:table-cell office:value-type="float" office:value="1.4704576899999999" table:style-name="ce1">
            <text:p>1,47045769</text:p>
          </table:table-cell>
          <table:table-cell office:value-type="float" office:value="1.1608465670000001" table:style-name="ce1">
            <text:p>1,160846567</text:p>
          </table:table-cell>
          <table:table-cell office:value-type="float" office:value="0.72454572299999997" table:style-name="ce1">
            <text:p>0,724545723</text:p>
          </table:table-cell>
          <table:table-cell office:value-type="float" office:value="0.76247999" table:style-name="ce1">
            <text:p>0,76247999</text:p>
          </table:table-cell>
          <table:table-cell office:value-type="float" office:value="0.976323363" table:style-name="ce1">
            <text:p>0,976323363</text:p>
          </table:table-cell>
          <table:table-cell office:value-type="float" office:value="1.605779096" table:style-name="ce1">
            <text:p>1,605779096</text:p>
          </table:table-cell>
          <table:table-cell office:value-type="float" office:value="2.45735693" table:style-name="ce1">
            <text:p>2,45735693</text:p>
          </table:table-cell>
          <table:table-cell office:value-type="float" office:value="4.5362925230000002" table:style-name="ce1">
            <text:p>4,536292523</text:p>
          </table:table-cell>
          <table:table-cell office:value-type="float" office:value="2.618990068" table:style-name="ce1">
            <text:p>2,618990068</text:p>
          </table:table-cell>
          <table:table-cell office:value-type="float" office:value="2.6739760430000001" table:style-name="ce1">
            <text:p>2,673976043</text:p>
          </table:table-cell>
          <table:table-cell office:value-type="float" office:value="2.9307170579999999" table:style-name="ce1">
            <text:p>2,930717058</text:p>
          </table:table-cell>
          <table:table-cell office:value-type="float" office:value="2.3021738109999998" table:style-name="ce1">
            <text:p>2,302173811</text:p>
          </table:table-cell>
          <table:table-cell office:value-type="float" office:value="1.937686053" table:style-name="ce1">
            <text:p>1,937686053</text:p>
          </table:table-cell>
          <table:table-cell office:value-type="float" office:value="0.196630104" table:style-name="ce1">
            <text:p>0,196630104</text:p>
          </table:table-cell>
          <table:table-cell office:value-type="float" office:value="2.5047621590000002" table:style-name="ce1">
            <text:p>2,504762159</text:p>
          </table:table-cell>
          <table:table-cell office:value-type="float" office:value="1.201878427" table:style-name="ce1">
            <text:p>1,201878427</text:p>
          </table:table-cell>
          <table:table-cell office:value-type="float" office:value="1.757807943" table:style-name="ce1">
            <text:p>1,757807943</text:p>
          </table:table-cell>
          <table:table-cell office:value-type="float" office:value="0.21755419500000001" table:style-name="ce1">
            <text:p>0,217554195</text:p>
          </table:table-cell>
          <table:table-cell office:value-type="float" office:value="5.6119832479999996" table:style-name="ce1">
            <text:p>5,611983248</text:p>
          </table:table-cell>
          <table:table-cell office:value-type="float" office:value="1.1432978739999999" table:style-name="ce1">
            <text:p>1,143297874</text:p>
          </table:table-cell>
          <table:table-cell office:value-type="float" office:value="0.41450322000000001" table:style-name="ce1">
            <text:p>0,41450322</text:p>
          </table:table-cell>
          <table:table-cell office:value-type="float" office:value="0.47848104600000002" table:style-name="ce1">
            <text:p>0,478481046</text:p>
          </table:table-cell>
          <table:table-cell office:value-type="float" office:value="5.653894084" table:style-name="ce1">
            <text:p>5,653894084</text:p>
          </table:table-cell>
          <table:table-cell office:value-type="float" office:value="0.22749645199999999" table:style-name="ce1">
            <text:p>0,227496452</text:p>
          </table:table-cell>
          <table:table-cell office:value-type="float" office:value="0.57199141499999995" table:style-name="ce1">
            <text:p>0,571991415</text:p>
          </table:table-cell>
          <table:table-cell office:value-type="float" office:value="2.7339126629999999" table:style-name="ce1">
            <text:p>2,733912663</text:p>
          </table:table-cell>
          <table:table-cell office:value-type="float" office:value="2.7439662239999998" table:style-name="ce1">
            <text:p>2,743966224</text:p>
          </table:table-cell>
          <table:table-cell office:value-type="float" office:value="2.5265143659999998" table:style-name="ce1">
            <text:p>2,526514366</text:p>
          </table:table-cell>
          <table:table-cell office:value-type="float" office:value="2.4728251449999998" table:style-name="ce1">
            <text:p>2,472825145</text:p>
          </table:table-cell>
          <table:table-cell office:value-type="float" office:value="2.4054491859999998" table:style-name="ce1">
            <text:p>2,405449186</text:p>
          </table:table-cell>
          <table:table-cell office:value-type="float" office:value="1.1121967880000001" table:style-name="ce1">
            <text:p>1,112196788</text:p>
          </table:table-cell>
          <table:table-cell office:value-type="float" office:value="0.82663065400000002" table:style-name="ce1">
            <text:p>0,826630654</text:p>
          </table:table-cell>
          <table:table-cell office:value-type="float" office:value="2.8709696660000001" table:style-name="ce1">
            <text:p>2,870969666</text:p>
          </table:table-cell>
          <table:table-cell office:value-type="float" office:value="2.2146218329999998" table:style-name="ce1">
            <text:p>2,214621833</text:p>
          </table:table-cell>
          <table:table-cell office:value-type="float" office:value="0.67532600899999995" table:style-name="ce1">
            <text:p>0,675326009</text:p>
          </table:table-cell>
          <table:table-cell office:value-type="float" office:value="2.7543008879999999" table:style-name="ce1">
            <text:p>2,754300888</text:p>
          </table:table-cell>
          <table:table-cell office:value-type="float" office:value="1.10413659" table:style-name="ce1">
            <text:p>1,10413659</text:p>
          </table:table-cell>
          <table:table-cell office:value-type="float" office:value="1.1239079649999999" table:style-name="ce1">
            <text:p>1,123907965</text:p>
          </table:table-cell>
          <table:table-cell office:value-type="float" office:value="3.0046688920000002" table:style-name="ce1">
            <text:p>3,004668892</text:p>
          </table:table-cell>
          <table:table-cell office:value-type="float" office:value="0.67020283800000002" table:style-name="ce1">
            <text:p>0,670202838</text:p>
          </table:table-cell>
          <table:table-cell office:value-type="float" office:value="2.5244275100000002" table:style-name="ce1">
            <text:p>2,52442751</text:p>
          </table:table-cell>
          <table:table-cell office:value-type="float" office:value="0.59519526599999995" table:style-name="ce1">
            <text:p>0,595195266</text:p>
          </table:table-cell>
          <table:table-cell office:value-type="float" office:value="2.0864822190000001" table:style-name="ce1">
            <text:p>2,086482219</text:p>
          </table:table-cell>
          <table:table-cell office:value-type="float" office:value="0.80216868200000002" table:style-name="ce1">
            <text:p>0,802168682</text:p>
          </table:table-cell>
          <table:table-cell office:value-type="float" office:value="1.1765879029999999" table:style-name="ce1">
            <text:p>1,176587903</text:p>
          </table:table-cell>
          <table:table-cell office:value-type="float" office:value="0.31681984699999999" table:style-name="ce1">
            <text:p>0,316819847</text:p>
          </table:table-cell>
          <table:table-cell office:value-type="float" office:value="1.8297705040000001" table:style-name="ce1">
            <text:p>1,829770504</text:p>
          </table:table-cell>
          <table:table-cell office:value-type="float" office:value="0.339057516" table:style-name="ce1">
            <text:p>0,339057516</text:p>
          </table:table-cell>
          <table:table-cell office:value-type="float" office:value="1.0109666310000001" table:style-name="ce1">
            <text:p>1,010966631</text:p>
          </table:table-cell>
          <table:table-cell office:value-type="float" office:value="2.817180875" table:style-name="ce1">
            <text:p>2,817180875</text:p>
          </table:table-cell>
          <table:table-cell office:value-type="float" office:value="1.2062376400000001" table:style-name="ce1">
            <text:p>1,20623764</text:p>
          </table:table-cell>
          <table:table-cell office:value-type="float" office:value="1.5853348119999999" table:style-name="ce1">
            <text:p>1,585334812</text:p>
          </table:table-cell>
          <table:table-cell office:value-type="float" office:value="2.9490814639999998" table:style-name="ce1">
            <text:p>2,949081464</text:p>
          </table:table-cell>
          <table:table-cell office:value-type="float" office:value="1.9518335339999999" table:style-name="ce1">
            <text:p>1,951833534</text:p>
          </table:table-cell>
          <table:table-cell office:value-type="float" office:value="-3.1769639299999999" table:style-name="ce1">
            <text:p>-3,17696393</text:p>
          </table:table-cell>
          <table:table-cell office:value-type="float" office:value="0.65003718799999999" table:style-name="ce1">
            <text:p>0,650037188</text:p>
          </table:table-cell>
          <table:table-cell office:value-type="float" office:value="-0.25291718200000002" table:style-name="ce1">
            <text:p>-0,252917182</text:p>
          </table:table-cell>
          <table:table-cell office:value-type="float" office:value="2.3037668070000001" table:style-name="ce1">
            <text:p>2,303766807</text:p>
          </table:table-cell>
          <table:table-cell office:value-type="float" office:value="2.3724648589999999" table:style-name="ce1">
            <text:p>2,372464859</text:p>
          </table:table-cell>
          <table:table-cell office:value-type="float" office:value="2.1476421609999998" table:style-name="ce1">
            <text:p>2,147642161</text:p>
          </table:table-cell>
          <table:table-cell office:value-type="float" office:value="1.15128268" table:style-name="ce1">
            <text:p>1,15128268</text:p>
          </table:table-cell>
          <table:table-cell office:value-type="float" office:value="1.019570852" table:style-name="ce1">
            <text:p>1,019570852</text:p>
          </table:table-cell>
          <table:table-cell office:value-type="float" office:value="1.917085484" table:style-name="ce1">
            <text:p>1,917085484</text:p>
          </table:table-cell>
          <table:table-cell office:value-type="float" office:value="2.9574870440000001" table:style-name="ce1">
            <text:p>2,957487044</text:p>
          </table:table-cell>
          <table:table-cell office:value-type="float" office:value="2.6875144789999998" table:style-name="ce1">
            <text:p>2,687514479</text:p>
          </table:table-cell>
          <table:table-cell office:value-type="float" office:value="0.43434766899999999" table:style-name="ce1">
            <text:p>0,434347669</text:p>
          </table:table-cell>
          <table:table-cell office:value-type="float" office:value="1.6707852949999999" table:style-name="ce1">
            <text:p>1,670785295</text:p>
          </table:table-cell>
          <table:table-cell office:value-type="float" office:value="0.29810251500000001" table:style-name="ce1">
            <text:p>0,298102515</text:p>
          </table:table-cell>
          <table:table-cell office:value-type="float" office:value="2.2633504819999999" table:style-name="ce1">
            <text:p>2,263350482</text:p>
          </table:table-cell>
          <table:table-cell office:value-type="float" office:value="2.3073197319999998" table:style-name="ce1">
            <text:p>2,307319732</text:p>
          </table:table-cell>
          <table:table-cell office:value-type="float" office:value="2.519941185" table:style-name="ce1">
            <text:p>2,519941185</text:p>
          </table:table-cell>
          <table:table-cell office:value-type="float" office:value="2.7066002060000001" table:style-name="ce1">
            <text:p>2,706600206</text:p>
          </table:table-cell>
          <table:table-cell office:value-type="float" office:value="2.6265246819999999" table:style-name="ce1">
            <text:p>2,626524682</text:p>
          </table:table-cell>
          <table:table-cell office:value-type="float" office:value="2.4330626350000002" table:style-name="ce1">
            <text:p>2,433062635</text:p>
          </table:table-cell>
          <table:table-cell office:value-type="float" office:value="1.4217372269999999" table:style-name="ce1">
            <text:p>1,421737227</text:p>
          </table:table-cell>
          <table:table-cell office:value-type="float" office:value="2.3011898980000001" table:style-name="ce1">
            <text:p>2,301189898</text:p>
          </table:table-cell>
          <table:table-cell table:style-name="ce1"/>
          <table:table-cell office:value-type="float" office:value="1.4862022800000001" table:style-name="ce1">
            <text:p>1,48620228</text:p>
          </table:table-cell>
          <table:table-cell office:value-type="float" office:value="2.6745112080000002" table:style-name="ce1">
            <text:p>2,674511208</text:p>
          </table:table-cell>
          <table:table-cell office:value-type="float" office:value="3.2974405390000001" table:style-name="ce1">
            <text:p>3,297440539</text:p>
          </table:table-cell>
          <table:table-cell office:value-type="float" office:value="1.463775579" table:style-name="ce1">
            <text:p>1,463775579</text:p>
          </table:table-cell>
          <table:table-cell office:value-type="float" office:value="2.5415554920000001" table:style-name="ce1">
            <text:p>2,541555492</text:p>
          </table:table-cell>
          <table:table-cell office:value-type="float" office:value="0.56771249899999998" table:style-name="ce1">
            <text:p>0,567712499</text:p>
          </table:table-cell>
          <table:table-cell office:value-type="float" office:value="1.6057120890000001" table:style-name="ce1">
            <text:p>1,605712089</text:p>
          </table:table-cell>
          <table:table-cell office:value-type="float" office:value="4.048786507" table:style-name="ce1">
            <text:p>4,048786507</text:p>
          </table:table-cell>
          <table:table-cell office:value-type="float" office:value="1.4007791810000001" table:style-name="ce1">
            <text:p>1,400779181</text:p>
          </table:table-cell>
          <table:table-cell office:value-type="float" office:value="1.6004715030000001" table:style-name="ce1">
            <text:p>1,600471503</text:p>
          </table:table-cell>
          <table:table-cell office:value-type="float" office:value="3.6302061920000002" table:style-name="ce1">
            <text:p>3,630206192</text:p>
          </table:table-cell>
          <table:table-cell office:value-type="float" office:value="2.1570265979999999" table:style-name="ce1">
            <text:p>2,157026598</text:p>
          </table:table-cell>
          <table:table-cell office:value-type="float" office:value="2.2500149079999998" table:style-name="ce1">
            <text:p>2,250014908</text:p>
          </table:table-cell>
          <table:table-cell office:value-type="float" office:value="1.5273301859999999" table:style-name="ce1">
            <text:p>1,527330186</text:p>
          </table:table-cell>
          <table:table-cell office:value-type="float" office:value="-0.38510525400000001" table:style-name="ce1">
            <text:p>-0,385105254</text:p>
          </table:table-cell>
          <table:table-cell office:value-type="float" office:value="1.8759993699999999" table:style-name="ce1">
            <text:p>1,87599937</text:p>
          </table:table-cell>
          <table:table-cell office:value-type="float" office:value="6.4575145139999997" table:style-name="ce1">
            <text:p>6,457514514</text:p>
          </table:table-cell>
          <table:table-cell office:value-type="float" office:value="2.4909495349999999" table:style-name="ce1">
            <text:p>2,490949535</text:p>
          </table:table-cell>
          <table:table-cell office:value-type="float" office:value="2.8049139740000002" table:style-name="ce1">
            <text:p>2,804913974</text:p>
          </table:table-cell>
          <table:table-cell office:value-type="float" office:value="2.6736950589999999" table:style-name="ce1">
            <text:p>2,673695059</text:p>
          </table:table-cell>
          <table:table-cell office:value-type="float" office:value="2.598912119" table:style-name="ce1">
            <text:p>2,598912119</text:p>
          </table:table-cell>
          <table:table-cell office:value-type="float" office:value="4.362058416" table:style-name="ce1">
            <text:p>4,362058416</text:p>
          </table:table-cell>
          <table:table-cell office:value-type="float" office:value="1.0049385710000001" table:style-name="ce1">
            <text:p>1,004938571</text:p>
          </table:table-cell>
          <table:table-cell office:value-type="float" office:value="2.4289480779999999" table:style-name="ce1">
            <text:p>2,428948078</text:p>
          </table:table-cell>
          <table:table-cell office:value-type="float" office:value="2.3709493699999999" table:style-name="ce1">
            <text:p>2,37094937</text:p>
          </table:table-cell>
          <table:table-cell office:value-type="float" office:value="2.558370456" table:style-name="ce1">
            <text:p>2,558370456</text:p>
          </table:table-cell>
          <table:table-cell office:value-type="float" office:value="1.9280890820000001" table:style-name="ce1">
            <text:p>1,928089082</text:p>
          </table:table-cell>
          <table:table-cell office:value-type="float" office:value="1.9760603080000001" table:style-name="ce1">
            <text:p>1,976060308</text:p>
          </table:table-cell>
          <table:table-cell office:value-type="float" office:value="2.3369538919999999" table:style-name="ce1">
            <text:p>2,336953892</text:p>
          </table:table-cell>
          <table:table-cell office:value-type="float" office:value="2.3418269669999998" table:style-name="ce1">
            <text:p>2,341826967</text:p>
          </table:table-cell>
          <table:table-cell office:value-type="float" office:value="2.2991008019999999" table:style-name="ce1">
            <text:p>2,299100802</text:p>
          </table:table-cell>
          <table:table-cell office:value-type="float" office:value="2.1854239359999998" table:style-name="ce1">
            <text:p>2,185423936</text:p>
          </table:table-cell>
          <table:table-cell office:value-type="float" office:value="1.0819070959999999" table:style-name="ce1">
            <text:p>1,081907096</text:p>
          </table:table-cell>
          <table:table-cell office:value-type="float" office:value="1.213040312" table:style-name="ce1">
            <text:p>1,213040312</text:p>
          </table:table-cell>
          <table:table-cell office:value-type="float" office:value="0.80825022599999996" table:style-name="ce1">
            <text:p>0,808250226</text:p>
          </table:table-cell>
          <table:table-cell office:value-type="float" office:value="1.1658174E-2" table:style-name="ce1">
            <text:p>0,011658174</text:p>
          </table:table-cell>
          <table:table-cell office:value-type="float" office:value="3.5044908559999999" table:style-name="ce1">
            <text:p>3,504490856</text:p>
          </table:table-cell>
          <table:table-cell office:value-type="float" office:value="2.0940754739999998" table:style-name="ce1">
            <text:p>2,094075474</text:p>
          </table:table-cell>
          <table:table-cell office:value-type="float" office:value="1.3815843969999999" table:style-name="ce1">
            <text:p>1,381584397</text:p>
          </table:table-cell>
          <table:table-cell office:value-type="float" office:value="1.415253944" table:style-name="ce1">
            <text:p>1,415253944</text:p>
          </table:table-cell>
          <table:table-cell office:value-type="float" office:value="2.7550418209999998" table:style-name="ce1">
            <text:p>2,755041821</text:p>
          </table:table-cell>
          <table:table-cell office:value-type="float" office:value="3.340017708" table:style-name="ce1">
            <text:p>3,340017708</text:p>
          </table:table-cell>
          <table:table-cell office:value-type="float" office:value="2.744408129" table:style-name="ce1">
            <text:p>2,744408129</text:p>
          </table:table-cell>
          <table:table-cell office:value-type="float" office:value="2.9947958809999999" table:style-name="ce1">
            <text:p>2,994795881</text:p>
          </table:table-cell>
          <table:table-cell office:value-type="float" office:value="4.7106340219999998" table:style-name="ce1">
            <text:p>4,710634022</text:p>
          </table:table-cell>
          <table:table-cell office:value-type="float" office:value="2.3267345179999999" table:style-name="ce1">
            <text:p>2,326734518</text:p>
          </table:table-cell>
          <table:table-cell office:value-type="float" office:value="0.88339974099999996" table:style-name="ce1">
            <text:p>0,883399741</text:p>
          </table:table-cell>
          <table:table-cell office:value-type="float" office:value="1.68849322" table:style-name="ce1">
            <text:p>1,68849322</text:p>
          </table:table-cell>
          <table:table-cell office:value-type="float" office:value="-8.2624146999999995E-2" table:style-name="ce1">
            <text:p>-0,082624147</text:p>
          </table:table-cell>
          <table:table-cell office:value-type="float" office:value="2.3241212440000001" table:style-name="ce1">
            <text:p>2,324121244</text:p>
          </table:table-cell>
          <table:table-cell office:value-type="float" office:value="2.5868812289999998" table:style-name="ce1">
            <text:p>2,586881229</text:p>
          </table:table-cell>
          <table:table-cell office:value-type="float" office:value="1.2217260160000001" table:style-name="ce1">
            <text:p>1,221726016</text:p>
          </table:table-cell>
          <table:table-cell office:value-type="float" office:value="2.963878067" table:style-name="ce1">
            <text:p>2,963878067</text:p>
          </table:table-cell>
          <table:table-cell office:value-type="float" office:value="3.317648932" table:style-name="ce1">
            <text:p>3,317648932</text:p>
          </table:table-cell>
          <table:table-cell office:value-type="float" office:value="2.2870122610000001" table:style-name="ce1">
            <text:p>2,287012261</text:p>
          </table:table-cell>
          <table:table-cell office:value-type="float" office:value="2.9823144589999999" table:style-name="ce1">
            <text:p>2,982314459</text:p>
          </table:table-cell>
          <table:table-cell office:value-type="float" office:value="1.516392669" table:style-name="ce1">
            <text:p>1,516392669</text:p>
          </table:table-cell>
          <table:table-cell office:value-type="float" office:value="2.64551135" table:style-name="ce1">
            <text:p>2,64551135</text:p>
          </table:table-cell>
          <table:table-cell office:value-type="float" office:value="2.3393874449999998" table:style-name="ce1">
            <text:p>2,339387445</text:p>
          </table:table-cell>
          <table:table-cell office:value-type="float" office:value="1.0845771" table:style-name="ce1">
            <text:p>1,0845771</text:p>
          </table:table-cell>
          <table:table-cell office:value-type="float" office:value="3.1094439239999998" table:style-name="ce1">
            <text:p>3,109443924</text:p>
          </table:table-cell>
          <table:table-cell office:value-type="float" office:value="4.4814015789999999" table:style-name="ce1">
            <text:p>4,481401579</text:p>
          </table:table-cell>
          <table:table-cell office:value-type="float" office:value="2.7693886179999998" table:style-name="ce1">
            <text:p>2,769388618</text:p>
          </table:table-cell>
          <table:table-cell office:value-type="float" office:value="2.3609100270000001" table:style-name="ce1">
            <text:p>2,360910027</text:p>
          </table:table-cell>
          <table:table-cell office:value-type="float" office:value="3.0699786339999999" table:style-name="ce1">
            <text:p>3,069978634</text:p>
          </table:table-cell>
          <table:table-cell office:value-type="float" office:value="1.0111728499999999" table:style-name="ce1">
            <text:p>1,01117285</text:p>
          </table:table-cell>
          <table:table-cell office:value-type="float" office:value="0.76480300199999995" table:style-name="ce1">
            <text:p>0,764803002</text:p>
          </table:table-cell>
          <table:table-cell office:value-type="float" office:value="2.0810702499999998" table:style-name="ce1">
            <text:p>2,08107025</text:p>
          </table:table-cell>
          <table:table-cell office:value-type="float" office:value="1.8545149839999999" table:style-name="ce1">
            <text:p>1,854514984</text:p>
          </table:table-cell>
          <table:table-cell office:value-type="float" office:value="1.7683588880000001" table:style-name="ce1">
            <text:p>1,768358888</text:p>
          </table:table-cell>
          <table:table-cell office:value-type="float" office:value="1.157216477" table:style-name="ce1">
            <text:p>1,157216477</text:p>
          </table:table-cell>
          <table:table-cell office:value-type="float" office:value="3.5945832069999999" table:style-name="ce1">
            <text:p>3,594583207</text:p>
          </table:table-cell>
          <table:table-cell office:value-type="float" office:value="2.0693221959999999" table:style-name="ce1">
            <text:p>2,069322196</text:p>
          </table:table-cell>
          <table:table-cell office:value-type="float" office:value="2.7206995919999999" table:style-name="ce1">
            <text:p>2,720699592</text:p>
          </table:table-cell>
          <table:table-cell office:value-type="float" office:value="2.819774641" table:style-name="ce1">
            <text:p>2,819774641</text:p>
          </table:table-cell>
          <table:table-cell office:value-type="float" office:value="2.7486903499999999" table:style-name="ce1">
            <text:p>2,74869035</text:p>
          </table:table-cell>
          <table:table-cell office:value-type="float" office:value="2.8721431279999998" table:style-name="ce1">
            <text:p>2,872143128</text:p>
          </table:table-cell>
          <table:table-cell office:value-type="float" office:value="2.3532426869999998" table:style-name="ce1">
            <text:p>2,353242687</text:p>
          </table:table-cell>
          <table:table-cell office:value-type="float" office:value="2.3791314059999999" table:style-name="ce1">
            <text:p>2,379131406</text:p>
          </table:table-cell>
          <table:table-cell office:value-type="float" office:value="0.82671647500000001" table:style-name="ce1">
            <text:p>0,826716475</text:p>
          </table:table-cell>
          <table:table-cell office:value-type="float" office:value="2.6716789460000001" table:style-name="ce1">
            <text:p>2,671678946</text:p>
          </table:table-cell>
          <table:table-cell office:value-type="float" office:value="1.9739518229999999" table:style-name="ce1">
            <text:p>1,973951823</text:p>
          </table:table-cell>
          <table:table-cell office:value-type="float" office:value="2.653626246" table:style-name="ce1">
            <text:p>2,653626246</text:p>
          </table:table-cell>
          <table:table-cell office:value-type="float" office:value="-0.15428805300000001" table:style-name="ce1">
            <text:p>-0,154288053</text:p>
          </table:table-cell>
          <table:table-cell office:value-type="float" office:value="2.3878273659999998" table:style-name="ce1">
            <text:p>2,387827366</text:p>
          </table:table-cell>
          <table:table-cell table:style-name="ce1"/>
          <table:table-cell office:value-type="float" office:value="2.1728876050000001" table:style-name="ce1">
            <text:p>2,172887605</text:p>
          </table:table-cell>
          <table:table-cell office:value-type="float" office:value="0.93214650399999999" table:style-name="ce1">
            <text:p>0,932146504</text:p>
          </table:table-cell>
          <table:table-cell office:value-type="float" office:value="3.4862779320000001" table:style-name="ce1">
            <text:p>3,486277932</text:p>
          </table:table-cell>
          <table:table-cell office:value-type="float" office:value="8.8776779749999992" table:style-name="ce1">
            <text:p>8,877677975</text:p>
          </table:table-cell>
          <table:table-cell office:value-type="float" office:value="0.955222601" table:style-name="ce1">
            <text:p>0,955222601</text:p>
          </table:table-cell>
          <table:table-cell office:value-type="float" office:value="0.57324610300000001" table:style-name="ce1">
            <text:p>0,573246103</text:p>
          </table:table-cell>
          <table:table-cell office:value-type="float" office:value="2.9468976859999998" table:style-name="ce1">
            <text:p>2,946897686</text:p>
          </table:table-cell>
          <table:table-cell office:value-type="float" office:value="2.3015892660000001" table:style-name="ce1">
            <text:p>2,301589266</text:p>
          </table:table-cell>
          <table:table-cell office:value-type="float" office:value="4.6807560280000002" table:style-name="ce1">
            <text:p>4,680756028</text:p>
          </table:table-cell>
          <table:table-cell office:value-type="float" office:value="3.2707903840000001" table:style-name="ce1">
            <text:p>3,270790384</text:p>
          </table:table-cell>
          <table:table-cell office:value-type="float" office:value="3.038312779" table:style-name="ce1">
            <text:p>3,038312779</text:p>
          </table:table-cell>
          <table:table-cell office:value-type="float" office:value="1.8522087199999999" table:style-name="ce1">
            <text:p>1,85220872</text:p>
          </table:table-cell>
          <table:table-cell office:value-type="float" office:value="3.7735424229999999" table:style-name="ce1">
            <text:p>3,773542423</text:p>
          </table:table-cell>
          <table:table-cell office:value-type="float" office:value="1.986340945" table:style-name="ce1">
            <text:p>1,986340945</text:p>
          </table:table-cell>
          <table:table-cell office:value-type="float" office:value="2.5468265130000001" table:style-name="ce1">
            <text:p>2,546826513</text:p>
          </table:table-cell>
          <table:table-cell office:value-type="float" office:value="0.54008309700000001" table:style-name="ce1">
            <text:p>0,540083097</text:p>
          </table:table-cell>
          <table:table-cell office:value-type="float" office:value="0.21354531600000001" table:style-name="ce1">
            <text:p>0,213545316</text:p>
          </table:table-cell>
          <table:table-cell table:style-name="ce1"/>
          <table:table-cell office:value-type="float" office:value="2.710597237" table:style-name="ce1">
            <text:p>2,710597237</text:p>
          </table:table-cell>
          <table:table-cell office:value-type="float" office:value="2.3639619939999998" table:style-name="ce1">
            <text:p>2,363961994</text:p>
          </table:table-cell>
          <table:table-cell office:value-type="float" office:value="2.7072200180000001" table:style-name="ce1">
            <text:p>2,707220018</text:p>
          </table:table-cell>
          <table:table-cell office:value-type="float" office:value="1.829189937" table:style-name="ce1">
            <text:p>1,829189937</text:p>
          </table:table-cell>
          <table:table-cell office:value-type="float" office:value="2.0573576490000001" table:style-name="ce1">
            <text:p>2,057357649</text:p>
          </table:table-cell>
          <table:table-cell office:value-type="float" office:value="-0.358956726" table:style-name="ce1">
            <text:p>-0,358956726</text:p>
          </table:table-cell>
          <table:table-cell office:value-type="float" office:value="0.855864874" table:style-name="ce1">
            <text:p>0,855864874</text:p>
          </table:table-cell>
          <table:table-cell office:value-type="float" office:value="0.79632159800000002" table:style-name="ce1">
            <text:p>0,796321598</text:p>
          </table:table-cell>
          <table:table-cell office:value-type="float" office:value="0.29550037899999998" table:style-name="ce1">
            <text:p>0,295500379</text:p>
          </table:table-cell>
          <table:table-cell office:value-type="float" office:value="2.8995967130000002" table:style-name="ce1">
            <text:p>2,899596713</text:p>
          </table:table-cell>
          <table:table-cell table:style-name="ce1"/>
          <table:table-cell office:value-type="float" office:value="2.409711626" table:style-name="ce1">
            <text:p>2,409711626</text:p>
          </table:table-cell>
          <table:table-cell office:value-type="float" office:value="3.4299081870000001" table:style-name="ce1">
            <text:p>3,429908187</text:p>
          </table:table-cell>
          <table:table-cell office:value-type="float" office:value="3.0675228360000002" table:style-name="ce1">
            <text:p>3,067522836</text:p>
          </table:table-cell>
          <table:table-cell office:value-type="float" office:value="2.3622818919999999" table:style-name="ce1">
            <text:p>2,362281892</text:p>
          </table:table-cell>
          <table:table-cell office:value-type="float" office:value="2.5243942719999999" table:style-name="ce1">
            <text:p>2,524394272</text:p>
          </table:table-cell>
          <table:table-cell office:value-type="float" office:value="1.068874954" table:style-name="ce1">
            <text:p>1,068874954</text:p>
          </table:table-cell>
          <table:table-cell office:value-type="float" office:value="2.7936214189999999" table:style-name="ce1">
            <text:p>2,793621419</text:p>
          </table:table-cell>
          <table:table-cell office:value-type="float" office:value="2.844383525" table:style-name="ce1">
            <text:p>2,844383525</text:p>
          </table:table-cell>
          <table:table-cell office:value-type="float" office:value="2.9641282900000001" table:style-name="ce1">
            <text:p>2,96412829</text:p>
          </table:table-cell>
          <table:table-cell office:value-type="float" office:value="2.8389549569999999" table:style-name="ce1">
            <text:p>2,838954957</text:p>
          </table:table-cell>
          <table:table-cell office:value-type="float" office:value="2.4557130539999998" table:style-name="ce1">
            <text:p>2,455713054</text:p>
          </table:table-cell>
          <table:table-cell office:value-type="float" office:value="2.520878899" table:style-name="ce1">
            <text:p>2,520878899</text:p>
          </table:table-cell>
          <table:table-cell office:value-type="float" office:value="2.5868812289999998" table:style-name="ce1">
            <text:p>2,586881229</text:p>
          </table:table-cell>
          <table:table-cell office:value-type="float" office:value="0.95913947799999999" table:style-name="ce1">
            <text:p>0,959139478</text:p>
          </table:table-cell>
          <table:table-cell office:value-type="float" office:value="2.3015892660000001" table:style-name="ce1">
            <text:p>2,301589266</text:p>
          </table:table-cell>
          <table:table-cell office:value-type="float" office:value="2.7072200180000001" table:style-name="ce1">
            <text:p>2,707220018</text:p>
          </table:table-cell>
          <table:table-cell office:value-type="float" office:value="1.288561743" table:style-name="ce1">
            <text:p>1,288561743</text:p>
          </table:table-cell>
          <table:table-cell office:value-type="float" office:value="2.1981594549999999" table:style-name="ce1">
            <text:p>2,198159455</text:p>
          </table:table-cell>
          <table:table-cell office:value-type="float" office:value="2.3972594530000002" table:style-name="ce1">
            <text:p>2,397259453</text:p>
          </table:table-cell>
          <table:table-cell office:value-type="float" office:value="0.415369237" table:style-name="ce1">
            <text:p>0,415369237</text:p>
          </table:table-cell>
          <table:table-cell office:value-type="float" office:value="3.216083072" table:style-name="ce1">
            <text:p>3,216083072</text:p>
          </table:table-cell>
          <table:table-cell office:value-type="float" office:value="2.6303182349999998" table:style-name="ce1">
            <text:p>2,630318235</text:p>
          </table:table-cell>
          <table:table-cell office:value-type="float" office:value="0.73094686799999997" table:style-name="ce1">
            <text:p>0,730946868</text:p>
          </table:table-cell>
          <table:table-cell office:value-type="float" office:value="2.319381221" table:style-name="ce1">
            <text:p>2,319381221</text:p>
          </table:table-cell>
          <table:table-cell office:value-type="float" office:value="0.112771128" table:style-name="ce1">
            <text:p>0,112771128</text:p>
          </table:table-cell>
          <table:table-cell office:value-type="float" office:value="1.070522752" table:style-name="ce1">
            <text:p>1,070522752</text:p>
          </table:table-cell>
          <table:table-cell office:value-type="float" office:value="2.7774326309999999" table:style-name="ce1">
            <text:p>2,777432631</text:p>
          </table:table-cell>
          <table:table-cell office:value-type="float" office:value="1.1108568400000001" table:style-name="ce1">
            <text:p>1,11085684</text:p>
          </table:table-cell>
          <table:table-cell office:value-type="float" office:value="2.9506781279999998" table:style-name="ce1">
            <text:p>2,950678128</text:p>
          </table:table-cell>
          <table:table-cell office:value-type="float" office:value="1.8888076970000001" table:style-name="ce1">
            <text:p>1,888807697</text:p>
          </table:table-cell>
          <table:table-cell office:value-type="float" office:value="7.3129765139999998" table:style-name="ce1">
            <text:p>7,312976514</text:p>
          </table:table-cell>
          <table:table-cell office:value-type="float" office:value="2.3646870519999998" table:style-name="ce1">
            <text:p>2,364687052</text:p>
          </table:table-cell>
          <table:table-cell office:value-type="float" office:value="3.1307955249999999" table:style-name="ce1">
            <text:p>3,130795525</text:p>
          </table:table-cell>
          <table:table-cell office:value-type="float" office:value="2.0312033299999999" table:style-name="ce1">
            <text:p>2,03120333</text:p>
          </table:table-cell>
          <table:table-cell office:value-type="float" office:value="1.2866198" table:style-name="ce1">
            <text:p>1,2866198</text:p>
          </table:table-cell>
          <table:table-cell office:value-type="float" office:value="2.4555689260000002" table:style-name="ce1">
            <text:p>2,455568926</text:p>
          </table:table-cell>
          <table:table-cell office:value-type="float" office:value="1.5804994569999999" table:style-name="ce1">
            <text:p>1,580499457</text:p>
          </table:table-cell>
          <table:table-cell office:value-type="float" office:value="2.6825556310000001" table:style-name="ce1">
            <text:p>2,682555631</text:p>
          </table:table-cell>
          <table:table-cell office:value-type="float" office:value="3.3456357209999998" table:style-name="ce1">
            <text:p>3,345635721</text:p>
          </table:table-cell>
          <table:table-cell office:value-type="float" office:value="3.5324431349999998" table:style-name="ce1">
            <text:p>3,532443135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3" table:style-name="ce1">
            <text:p>1973</text:p>
          </table:table-cell>
          <table:table-cell office:value-type="float" office:value="0.67120493800000003" table:style-name="ce1">
            <text:p>0,671204938</text:p>
          </table:table-cell>
          <table:table-cell office:value-type="float" office:value="2.659115951" table:style-name="ce1">
            <text:p>2,659115951</text:p>
          </table:table-cell>
          <table:table-cell office:value-type="float" office:value="3.8984926120000001" table:style-name="ce1">
            <text:p>3,898492612</text:p>
          </table:table-cell>
          <table:table-cell office:value-type="float" office:value="2.3625522239999999" table:style-name="ce1">
            <text:p>2,362552224</text:p>
          </table:table-cell>
          <table:table-cell office:value-type="float" office:value="4.8627241769999996" table:style-name="ce1">
            <text:p>4,862724177</text:p>
          </table:table-cell>
          <table:table-cell office:value-type="float" office:value="2.7702947679999999" table:style-name="ce1">
            <text:p>2,770294768</text:p>
          </table:table-cell>
          <table:table-cell office:value-type="float" office:value="17.589359040000001" table:style-name="ce1">
            <text:p>17,58935904</text:p>
          </table:table-cell>
          <table:table-cell office:value-type="float" office:value="1.6226701450000001" table:style-name="ce1">
            <text:p>1,622670145</text:p>
          </table:table-cell>
          <table:table-cell office:value-type="float" office:value="2.323313169" table:style-name="ce1">
            <text:p>2,323313169</text:p>
          </table:table-cell>
          <table:table-cell office:value-type="float" office:value="1.8485968699999999" table:style-name="ce1">
            <text:p>1,84859687</text:p>
          </table:table-cell>
          <table:table-cell office:value-type="float" office:value="-0.75597270400000005" table:style-name="ce1">
            <text:p>-0,755972704</text:p>
          </table:table-cell>
          <table:table-cell office:value-type="float" office:value="1.5288169140000001" table:style-name="ce1">
            <text:p>1,528816914</text:p>
          </table:table-cell>
          <table:table-cell office:value-type="float" office:value="0.55404139900000005" table:style-name="ce1">
            <text:p>0,554041399</text:p>
          </table:table-cell>
          <table:table-cell office:value-type="float" office:value="1.8001202839999999" table:style-name="ce1">
            <text:p>1,800120284</text:p>
          </table:table-cell>
          <table:table-cell office:value-type="float" office:value="0.98846875899999997" table:style-name="ce1">
            <text:p>0,988468759</text:p>
          </table:table-cell>
          <table:table-cell office:value-type="float" office:value="0.31465876599999998" table:style-name="ce1">
            <text:p>0,314658766</text:p>
          </table:table-cell>
          <table:table-cell office:value-type="float" office:value="2.2773517750000001" table:style-name="ce1">
            <text:p>2,277351775</text:p>
          </table:table-cell>
          <table:table-cell office:value-type="float" office:value="1.7916961360000001" table:style-name="ce1">
            <text:p>1,791696136</text:p>
          </table:table-cell>
          <table:table-cell office:value-type="float" office:value="1.5072542470000001" table:style-name="ce1">
            <text:p>1,507254247</text:p>
          </table:table-cell>
          <table:table-cell office:value-type="float" office:value="0.52063344099999997" table:style-name="ce1">
            <text:p>0,520633441</text:p>
          </table:table-cell>
          <table:table-cell office:value-type="float" office:value="4.4267514879999998" table:style-name="ce1">
            <text:p>4,426751488</text:p>
          </table:table-cell>
          <table:table-cell office:value-type="float" office:value="2.031885543" table:style-name="ce1">
            <text:p>2,031885543</text:p>
          </table:table-cell>
          <table:table-cell office:value-type="float" office:value="1.190013177" table:style-name="ce1">
            <text:p>1,190013177</text:p>
          </table:table-cell>
          <table:table-cell office:value-type="float" office:value="0.74057707299999997" table:style-name="ce1">
            <text:p>0,740577073</text:p>
          </table:table-cell>
          <table:table-cell office:value-type="float" office:value="1.6721389120000001" table:style-name="ce1">
            <text:p>1,672138912</text:p>
          </table:table-cell>
          <table:table-cell office:value-type="float" office:value="-0.73800737999999999" table:style-name="ce1">
            <text:p>-0,73800738</text:p>
          </table:table-cell>
          <table:table-cell office:value-type="float" office:value="2.1870237430000001" table:style-name="ce1">
            <text:p>2,187023743</text:p>
          </table:table-cell>
          <table:table-cell office:value-type="float" office:value="2.3750644400000001" table:style-name="ce1">
            <text:p>2,37506444</text:p>
          </table:table-cell>
          <table:table-cell office:value-type="float" office:value="0.64137706900000002" table:style-name="ce1">
            <text:p>0,641377069</text:p>
          </table:table-cell>
          <table:table-cell office:value-type="float" office:value="4.4683787879999999" table:style-name="ce1">
            <text:p>4,468378788</text:p>
          </table:table-cell>
          <table:table-cell office:value-type="float" office:value="3.154608364" table:style-name="ce1">
            <text:p>3,154608364</text:p>
          </table:table-cell>
          <table:table-cell office:value-type="float" office:value="3.3636085790000001" table:style-name="ce1">
            <text:p>3,363608579</text:p>
          </table:table-cell>
          <table:table-cell office:value-type="float" office:value="1.438963233" table:style-name="ce1">
            <text:p>1,438963233</text:p>
          </table:table-cell>
          <table:table-cell office:value-type="float" office:value="1.2226165840000001" table:style-name="ce1">
            <text:p>1,222616584</text:p>
          </table:table-cell>
          <table:table-cell office:value-type="float" office:value="0.75283018400000001" table:style-name="ce1">
            <text:p>0,752830184</text:p>
          </table:table-cell>
          <table:table-cell office:value-type="float" office:value="0.73822552900000005" table:style-name="ce1">
            <text:p>0,738225529</text:p>
          </table:table-cell>
          <table:table-cell office:value-type="float" office:value="0.89475065300000001" table:style-name="ce1">
            <text:p>0,894750653</text:p>
          </table:table-cell>
          <table:table-cell office:value-type="float" office:value="1.5921687" table:style-name="ce1">
            <text:p>1,5921687</text:p>
          </table:table-cell>
          <table:table-cell office:value-type="float" office:value="2.283395364" table:style-name="ce1">
            <text:p>2,283395364</text:p>
          </table:table-cell>
          <table:table-cell office:value-type="float" office:value="4.6510151950000003" table:style-name="ce1">
            <text:p>4,651015195</text:p>
          </table:table-cell>
          <table:table-cell office:value-type="float" office:value="2.6678398290000001" table:style-name="ce1">
            <text:p>2,667839829</text:p>
          </table:table-cell>
          <table:table-cell office:value-type="float" office:value="2.658675605" table:style-name="ce1">
            <text:p>2,658675605</text:p>
          </table:table-cell>
          <table:table-cell office:value-type="float" office:value="2.9503123869999999" table:style-name="ce1">
            <text:p>2,950312387</text:p>
          </table:table-cell>
          <table:table-cell office:value-type="float" office:value="2.2314167020000002" table:style-name="ce1">
            <text:p>2,231416702</text:p>
          </table:table-cell>
          <table:table-cell office:value-type="float" office:value="2.0573988729999999" table:style-name="ce1">
            <text:p>2,057398873</text:p>
          </table:table-cell>
          <table:table-cell office:value-type="float" office:value="-0.28549818500000002" table:style-name="ce1">
            <text:p>-0,285498185</text:p>
          </table:table-cell>
          <table:table-cell office:value-type="float" office:value="2.4562521589999999" table:style-name="ce1">
            <text:p>2,456252159</text:p>
          </table:table-cell>
          <table:table-cell office:value-type="float" office:value="1.1835949729999999" table:style-name="ce1">
            <text:p>1,183594973</text:p>
          </table:table-cell>
          <table:table-cell office:value-type="float" office:value="1.6860182290000001" table:style-name="ce1">
            <text:p>1,686018229</text:p>
          </table:table-cell>
          <table:table-cell office:value-type="float" office:value="-0.54171239900000001" table:style-name="ce1">
            <text:p>-0,541712399</text:p>
          </table:table-cell>
          <table:table-cell office:value-type="float" office:value="6.2080652560000003" table:style-name="ce1">
            <text:p>6,208065256</text:p>
          </table:table-cell>
          <table:table-cell office:value-type="float" office:value="1.1256506879999999" table:style-name="ce1">
            <text:p>1,125650688</text:p>
          </table:table-cell>
          <table:table-cell office:value-type="float" office:value="0.55214169199999996" table:style-name="ce1">
            <text:p>0,552141692</text:p>
          </table:table-cell>
          <table:table-cell office:value-type="float" office:value="0.31494245100000001" table:style-name="ce1">
            <text:p>0,314942451</text:p>
          </table:table-cell>
          <table:table-cell office:value-type="float" office:value="6.1372666110000003" table:style-name="ce1">
            <text:p>6,137266611</text:p>
          </table:table-cell>
          <table:table-cell office:value-type="float" office:value="9.7582060000000002E-3" table:style-name="ce1">
            <text:p>0,009758206</text:p>
          </table:table-cell>
          <table:table-cell office:value-type="float" office:value="0.60448838299999996" table:style-name="ce1">
            <text:p>0,604488383</text:p>
          </table:table-cell>
          <table:table-cell office:value-type="float" office:value="2.6765720329999998" table:style-name="ce1">
            <text:p>2,676572033</text:p>
          </table:table-cell>
          <table:table-cell office:value-type="float" office:value="2.7349590180000001" table:style-name="ce1">
            <text:p>2,734959018</text:p>
          </table:table-cell>
          <table:table-cell office:value-type="float" office:value="2.3830831250000002" table:style-name="ce1">
            <text:p>2,383083125</text:p>
          </table:table-cell>
          <table:table-cell office:value-type="float" office:value="2.4730722809999999" table:style-name="ce1">
            <text:p>2,473072281</text:p>
          </table:table-cell>
          <table:table-cell office:value-type="float" office:value="2.2312140500000002" table:style-name="ce1">
            <text:p>2,23121405</text:p>
          </table:table-cell>
          <table:table-cell office:value-type="float" office:value="1.0987585209999999" table:style-name="ce1">
            <text:p>1,098758521</text:p>
          </table:table-cell>
          <table:table-cell office:value-type="float" office:value="0.79754031400000003" table:style-name="ce1">
            <text:p>0,797540314</text:p>
          </table:table-cell>
          <table:table-cell office:value-type="float" office:value="2.8438108299999998" table:style-name="ce1">
            <text:p>2,84381083</text:p>
          </table:table-cell>
          <table:table-cell office:value-type="float" office:value="2.1751640019999998" table:style-name="ce1">
            <text:p>2,175164002</text:p>
          </table:table-cell>
          <table:table-cell office:value-type="float" office:value="0.63726397300000004" table:style-name="ce1">
            <text:p>0,637263973</text:p>
          </table:table-cell>
          <table:table-cell office:value-type="float" office:value="2.7748403330000002" table:style-name="ce1">
            <text:p>2,774840333</text:p>
          </table:table-cell>
          <table:table-cell office:value-type="float" office:value="1.1049376040000001" table:style-name="ce1">
            <text:p>1,104937604</text:p>
          </table:table-cell>
          <table:table-cell office:value-type="float" office:value="0.96003230100000003" table:style-name="ce1">
            <text:p>0,960032301</text:p>
          </table:table-cell>
          <table:table-cell office:value-type="float" office:value="2.928928252" table:style-name="ce1">
            <text:p>2,928928252</text:p>
          </table:table-cell>
          <table:table-cell office:value-type="float" office:value="0.64700420999999997" table:style-name="ce1">
            <text:p>0,64700421</text:p>
          </table:table-cell>
          <table:table-cell office:value-type="float" office:value="2.5553516119999999" table:style-name="ce1">
            <text:p>2,555351612</text:p>
          </table:table-cell>
          <table:table-cell office:value-type="float" office:value="0.56790919799999995" table:style-name="ce1">
            <text:p>0,567909198</text:p>
          </table:table-cell>
          <table:table-cell office:value-type="float" office:value="2.059176736" table:style-name="ce1">
            <text:p>2,059176736</text:p>
          </table:table-cell>
          <table:table-cell office:value-type="float" office:value="0.78225415799999998" table:style-name="ce1">
            <text:p>0,782254158</text:p>
          </table:table-cell>
          <table:table-cell office:value-type="float" office:value="1.15052569" table:style-name="ce1">
            <text:p>1,15052569</text:p>
          </table:table-cell>
          <table:table-cell office:value-type="float" office:value="-1.4452143000000001E-2" table:style-name="ce1">
            <text:p>-0,014452143</text:p>
          </table:table-cell>
          <table:table-cell office:value-type="float" office:value="1.8169594250000001" table:style-name="ce1">
            <text:p>1,816959425</text:p>
          </table:table-cell>
          <table:table-cell office:value-type="float" office:value="0.19319818599999999" table:style-name="ce1">
            <text:p>0,193198186</text:p>
          </table:table-cell>
          <table:table-cell office:value-type="float" office:value="0.88070836100000005" table:style-name="ce1">
            <text:p>0,880708361</text:p>
          </table:table-cell>
          <table:table-cell office:value-type="float" office:value="2.8194183270000002" table:style-name="ce1">
            <text:p>2,819418327</text:p>
          </table:table-cell>
          <table:table-cell office:value-type="float" office:value="0.98970439099999996" table:style-name="ce1">
            <text:p>0,989704391</text:p>
          </table:table-cell>
          <table:table-cell office:value-type="float" office:value="1.545448017" table:style-name="ce1">
            <text:p>1,545448017</text:p>
          </table:table-cell>
          <table:table-cell office:value-type="float" office:value="3.0018516270000002" table:style-name="ce1">
            <text:p>3,001851627</text:p>
          </table:table-cell>
          <table:table-cell office:value-type="float" office:value="1.8462737090000001" table:style-name="ce1">
            <text:p>1,846273709</text:p>
          </table:table-cell>
          <table:table-cell office:value-type="float" office:value="-4.1811830280000004" table:style-name="ce1">
            <text:p>-4,181183028</text:p>
          </table:table-cell>
          <table:table-cell office:value-type="float" office:value="0.45413311200000001" table:style-name="ce1">
            <text:p>0,454133112</text:p>
          </table:table-cell>
          <table:table-cell office:value-type="float" office:value="-0.334662346" table:style-name="ce1">
            <text:p>-0,334662346</text:p>
          </table:table-cell>
          <table:table-cell office:value-type="float" office:value="1.438873745" table:style-name="ce1">
            <text:p>1,438873745</text:p>
          </table:table-cell>
          <table:table-cell office:value-type="float" office:value="2.326203719" table:style-name="ce1">
            <text:p>2,326203719</text:p>
          </table:table-cell>
          <table:table-cell office:value-type="float" office:value="2.1203724620000002" table:style-name="ce1">
            <text:p>2,120372462</text:p>
          </table:table-cell>
          <table:table-cell office:value-type="float" office:value="1.097634489" table:style-name="ce1">
            <text:p>1,097634489</text:p>
          </table:table-cell>
          <table:table-cell office:value-type="float" office:value="0.90750408299999996" table:style-name="ce1">
            <text:p>0,907504083</text:p>
          </table:table-cell>
          <table:table-cell office:value-type="float" office:value="2.8213988310000002" table:style-name="ce1">
            <text:p>2,821398831</text:p>
          </table:table-cell>
          <table:table-cell office:value-type="float" office:value="2.9697785130000001" table:style-name="ce1">
            <text:p>2,969778513</text:p>
          </table:table-cell>
          <table:table-cell office:value-type="float" office:value="2.6944489740000002" table:style-name="ce1">
            <text:p>2,694448974</text:p>
          </table:table-cell>
          <table:table-cell office:value-type="float" office:value="0.43935961499999998" table:style-name="ce1">
            <text:p>0,439359615</text:p>
          </table:table-cell>
          <table:table-cell office:value-type="float" office:value="1.666569083" table:style-name="ce1">
            <text:p>1,666569083</text:p>
          </table:table-cell>
          <table:table-cell office:value-type="float" office:value="0.32227702800000002" table:style-name="ce1">
            <text:p>0,322277028</text:p>
          </table:table-cell>
          <table:table-cell office:value-type="float" office:value="2.2019830429999998" table:style-name="ce1">
            <text:p>2,201983043</text:p>
          </table:table-cell>
          <table:table-cell office:value-type="float" office:value="2.2555350000000001" table:style-name="ce1">
            <text:p>2,255535</text:p>
          </table:table-cell>
          <table:table-cell office:value-type="float" office:value="2.5138472749999998" table:style-name="ce1">
            <text:p>2,513847275</text:p>
          </table:table-cell>
          <table:table-cell office:value-type="float" office:value="2.7462091179999999" table:style-name="ce1">
            <text:p>2,746209118</text:p>
          </table:table-cell>
          <table:table-cell office:value-type="float" office:value="2.5957023100000001" table:style-name="ce1">
            <text:p>2,59570231</text:p>
          </table:table-cell>
          <table:table-cell office:value-type="float" office:value="2.4054080029999998" table:style-name="ce1">
            <text:p>2,405408003</text:p>
          </table:table-cell>
          <table:table-cell office:value-type="float" office:value="1.3086166669999999" table:style-name="ce1">
            <text:p>1,308616667</text:p>
          </table:table-cell>
          <table:table-cell office:value-type="float" office:value="2.3274073469999998" table:style-name="ce1">
            <text:p>2,327407347</text:p>
          </table:table-cell>
          <table:table-cell table:style-name="ce1"/>
          <table:table-cell office:value-type="float" office:value="1.6038757610000001" table:style-name="ce1">
            <text:p>1,603875761</text:p>
          </table:table-cell>
          <table:table-cell office:value-type="float" office:value="2.7236722279999999" table:style-name="ce1">
            <text:p>2,723672228</text:p>
          </table:table-cell>
          <table:table-cell office:value-type="float" office:value="3.2597868989999998" table:style-name="ce1">
            <text:p>3,259786899</text:p>
          </table:table-cell>
          <table:table-cell office:value-type="float" office:value="1.509090126" table:style-name="ce1">
            <text:p>1,509090126</text:p>
          </table:table-cell>
          <table:table-cell office:value-type="float" office:value="4.0466149769999999" table:style-name="ce1">
            <text:p>4,046614977</text:p>
          </table:table-cell>
          <table:table-cell office:value-type="float" office:value="0.67818764799999998" table:style-name="ce1">
            <text:p>0,678187648</text:p>
          </table:table-cell>
          <table:table-cell office:value-type="float" office:value="1.633731649" table:style-name="ce1">
            <text:p>1,633731649</text:p>
          </table:table-cell>
          <table:table-cell office:value-type="float" office:value="3.3667404369999998" table:style-name="ce1">
            <text:p>3,366740437</text:p>
          </table:table-cell>
          <table:table-cell office:value-type="float" office:value="0.82781391299999996" table:style-name="ce1">
            <text:p>0,827813913</text:p>
          </table:table-cell>
          <table:table-cell office:value-type="float" office:value="1.5405254479999999" table:style-name="ce1">
            <text:p>1,540525448</text:p>
          </table:table-cell>
          <table:table-cell office:value-type="float" office:value="3.6754569909999999" table:style-name="ce1">
            <text:p>3,675456991</text:p>
          </table:table-cell>
          <table:table-cell office:value-type="float" office:value="2.1019678079999999" table:style-name="ce1">
            <text:p>2,101967808</text:p>
          </table:table-cell>
          <table:table-cell office:value-type="float" office:value="1.9948260849999999" table:style-name="ce1">
            <text:p>1,994826085</text:p>
          </table:table-cell>
          <table:table-cell office:value-type="float" office:value="1.4539486660000001" table:style-name="ce1">
            <text:p>1,453948666</text:p>
          </table:table-cell>
          <table:table-cell office:value-type="float" office:value="-3.1594864E-2" table:style-name="ce1">
            <text:p>-0,031594864</text:p>
          </table:table-cell>
          <table:table-cell office:value-type="float" office:value="1.768292712" table:style-name="ce1">
            <text:p>1,768292712</text:p>
          </table:table-cell>
          <table:table-cell office:value-type="float" office:value="6.1148424690000001" table:style-name="ce1">
            <text:p>6,114842469</text:p>
          </table:table-cell>
          <table:table-cell office:value-type="float" office:value="2.456192728" table:style-name="ce1">
            <text:p>2,456192728</text:p>
          </table:table-cell>
          <table:table-cell office:value-type="float" office:value="2.7239273279999998" table:style-name="ce1">
            <text:p>2,723927328</text:p>
          </table:table-cell>
          <table:table-cell office:value-type="float" office:value="2.6168795920000001" table:style-name="ce1">
            <text:p>2,616879592</text:p>
          </table:table-cell>
          <table:table-cell office:value-type="float" office:value="2.6632482149999999" table:style-name="ce1">
            <text:p>2,663248215</text:p>
          </table:table-cell>
          <table:table-cell office:value-type="float" office:value="4.3411474979999998" table:style-name="ce1">
            <text:p>4,341147498</text:p>
          </table:table-cell>
          <table:table-cell office:value-type="float" office:value="0.94556712600000004" table:style-name="ce1">
            <text:p>0,945567126</text:p>
          </table:table-cell>
          <table:table-cell office:value-type="float" office:value="2.3983110139999999" table:style-name="ce1">
            <text:p>2,398311014</text:p>
          </table:table-cell>
          <table:table-cell office:value-type="float" office:value="2.349232078" table:style-name="ce1">
            <text:p>2,349232078</text:p>
          </table:table-cell>
          <table:table-cell office:value-type="float" office:value="2.5495123749999999" table:style-name="ce1">
            <text:p>2,549512375</text:p>
          </table:table-cell>
          <table:table-cell office:value-type="float" office:value="1.842875431" table:style-name="ce1">
            <text:p>1,842875431</text:p>
          </table:table-cell>
          <table:table-cell office:value-type="float" office:value="1.9030242879999999" table:style-name="ce1">
            <text:p>1,903024288</text:p>
          </table:table-cell>
          <table:table-cell office:value-type="float" office:value="2.3449098510000002" table:style-name="ce1">
            <text:p>2,344909851</text:p>
          </table:table-cell>
          <table:table-cell office:value-type="float" office:value="2.2875519629999999" table:style-name="ce1">
            <text:p>2,287551963</text:p>
          </table:table-cell>
          <table:table-cell office:value-type="float" office:value="2.3655524450000001" table:style-name="ce1">
            <text:p>2,365552445</text:p>
          </table:table-cell>
          <table:table-cell office:value-type="float" office:value="2.0694002180000002" table:style-name="ce1">
            <text:p>2,069400218</text:p>
          </table:table-cell>
          <table:table-cell office:value-type="float" office:value="0.95434956900000001" table:style-name="ce1">
            <text:p>0,954349569</text:p>
          </table:table-cell>
          <table:table-cell office:value-type="float" office:value="1.1046665659999999" table:style-name="ce1">
            <text:p>1,104666566</text:p>
          </table:table-cell>
          <table:table-cell office:value-type="float" office:value="0.83737491500000005" table:style-name="ce1">
            <text:p>0,837374915</text:p>
          </table:table-cell>
          <table:table-cell office:value-type="float" office:value="-0.73429767099999999" table:style-name="ce1">
            <text:p>-0,734297671</text:p>
          </table:table-cell>
          <table:table-cell office:value-type="float" office:value="3.3858232570000002" table:style-name="ce1">
            <text:p>3,385823257</text:p>
          </table:table-cell>
          <table:table-cell office:value-type="float" office:value="2.08407447" table:style-name="ce1">
            <text:p>2,08407447</text:p>
          </table:table-cell>
          <table:table-cell office:value-type="float" office:value="1.6003641209999999" table:style-name="ce1">
            <text:p>1,600364121</text:p>
          </table:table-cell>
          <table:table-cell office:value-type="float" office:value="1.3640154959999999" table:style-name="ce1">
            <text:p>1,364015496</text:p>
          </table:table-cell>
          <table:table-cell office:value-type="float" office:value="2.7825425510000001" table:style-name="ce1">
            <text:p>2,782542551</text:p>
          </table:table-cell>
          <table:table-cell office:value-type="float" office:value="3.4633323360000001" table:style-name="ce1">
            <text:p>3,463332336</text:p>
          </table:table-cell>
          <table:table-cell office:value-type="float" office:value="2.789691871" table:style-name="ce1">
            <text:p>2,789691871</text:p>
          </table:table-cell>
          <table:table-cell office:value-type="float" office:value="2.9446276509999998" table:style-name="ce1">
            <text:p>2,944627651</text:p>
          </table:table-cell>
          <table:table-cell office:value-type="float" office:value="4.7977746290000001" table:style-name="ce1">
            <text:p>4,797774629</text:p>
          </table:table-cell>
          <table:table-cell office:value-type="float" office:value="2.2692527560000002" table:style-name="ce1">
            <text:p>2,269252756</text:p>
          </table:table-cell>
          <table:table-cell office:value-type="float" office:value="0.79655421699999995" table:style-name="ce1">
            <text:p>0,796554217</text:p>
          </table:table-cell>
          <table:table-cell office:value-type="float" office:value="1.7532231060000001" table:style-name="ce1">
            <text:p>1,753223106</text:p>
          </table:table-cell>
          <table:table-cell office:value-type="float" office:value="-8.2692471000000004E-2" table:style-name="ce1">
            <text:p>-0,082692471</text:p>
          </table:table-cell>
          <table:table-cell office:value-type="float" office:value="2.311436761" table:style-name="ce1">
            <text:p>2,311436761</text:p>
          </table:table-cell>
          <table:table-cell office:value-type="float" office:value="2.5812309419999999" table:style-name="ce1">
            <text:p>2,581230942</text:p>
          </table:table-cell>
          <table:table-cell office:value-type="float" office:value="1.603638911" table:style-name="ce1">
            <text:p>1,603638911</text:p>
          </table:table-cell>
          <table:table-cell office:value-type="float" office:value="2.9511497979999999" table:style-name="ce1">
            <text:p>2,951149798</text:p>
          </table:table-cell>
          <table:table-cell office:value-type="float" office:value="3.1413225680000001" table:style-name="ce1">
            <text:p>3,141322568</text:p>
          </table:table-cell>
          <table:table-cell office:value-type="float" office:value="2.3272637949999999" table:style-name="ce1">
            <text:p>2,327263795</text:p>
          </table:table-cell>
          <table:table-cell office:value-type="float" office:value="2.970841193" table:style-name="ce1">
            <text:p>2,970841193</text:p>
          </table:table-cell>
          <table:table-cell office:value-type="float" office:value="1.4871505009999999" table:style-name="ce1">
            <text:p>1,487150501</text:p>
          </table:table-cell>
          <table:table-cell office:value-type="float" office:value="2.6825162040000001" table:style-name="ce1">
            <text:p>2,682516204</text:p>
          </table:table-cell>
          <table:table-cell office:value-type="float" office:value="2.342141319" table:style-name="ce1">
            <text:p>2,342141319</text:p>
          </table:table-cell>
          <table:table-cell office:value-type="float" office:value="0.98459196500000001" table:style-name="ce1">
            <text:p>0,984591965</text:p>
          </table:table-cell>
          <table:table-cell office:value-type="float" office:value="3.0942451229999999" table:style-name="ce1">
            <text:p>3,094245123</text:p>
          </table:table-cell>
          <table:table-cell office:value-type="float" office:value="2.3623145760000002" table:style-name="ce1">
            <text:p>2,362314576</text:p>
          </table:table-cell>
          <table:table-cell office:value-type="float" office:value="2.7699550689999999" table:style-name="ce1">
            <text:p>2,769955069</text:p>
          </table:table-cell>
          <table:table-cell office:value-type="float" office:value="2.4396086459999999" table:style-name="ce1">
            <text:p>2,439608646</text:p>
          </table:table-cell>
          <table:table-cell office:value-type="float" office:value="3.0787066470000002" table:style-name="ce1">
            <text:p>3,078706647</text:p>
          </table:table-cell>
          <table:table-cell office:value-type="float" office:value="0.82733101600000003" table:style-name="ce1">
            <text:p>0,827331016</text:p>
          </table:table-cell>
          <table:table-cell office:value-type="float" office:value="0.69950482999999997" table:style-name="ce1">
            <text:p>0,69950483</text:p>
          </table:table-cell>
          <table:table-cell office:value-type="float" office:value="2.115764709" table:style-name="ce1">
            <text:p>2,115764709</text:p>
          </table:table-cell>
          <table:table-cell office:value-type="float" office:value="1.8207479900000001" table:style-name="ce1">
            <text:p>1,82074799</text:p>
          </table:table-cell>
          <table:table-cell office:value-type="float" office:value="1.9573700000000001" table:style-name="ce1">
            <text:p>1,95737</text:p>
          </table:table-cell>
          <table:table-cell office:value-type="float" office:value="1.0461808770000001" table:style-name="ce1">
            <text:p>1,046180877</text:p>
          </table:table-cell>
          <table:table-cell office:value-type="float" office:value="3.8664228870000001" table:style-name="ce1">
            <text:p>3,866422887</text:p>
          </table:table-cell>
          <table:table-cell office:value-type="float" office:value="2.0650780129999999" table:style-name="ce1">
            <text:p>2,065078013</text:p>
          </table:table-cell>
          <table:table-cell office:value-type="float" office:value="2.75949351" table:style-name="ce1">
            <text:p>2,75949351</text:p>
          </table:table-cell>
          <table:table-cell office:value-type="float" office:value="2.7855765240000001" table:style-name="ce1">
            <text:p>2,785576524</text:p>
          </table:table-cell>
          <table:table-cell office:value-type="float" office:value="2.7318894980000001" table:style-name="ce1">
            <text:p>2,731889498</text:p>
          </table:table-cell>
          <table:table-cell office:value-type="float" office:value="2.8577014690000002" table:style-name="ce1">
            <text:p>2,857701469</text:p>
          </table:table-cell>
          <table:table-cell office:value-type="float" office:value="2.3070552219999998" table:style-name="ce1">
            <text:p>2,307055222</text:p>
          </table:table-cell>
          <table:table-cell office:value-type="float" office:value="2.4060377819999998" table:style-name="ce1">
            <text:p>2,406037782</text:p>
          </table:table-cell>
          <table:table-cell office:value-type="float" office:value="0.90811363300000003" table:style-name="ce1">
            <text:p>0,908113633</text:p>
          </table:table-cell>
          <table:table-cell office:value-type="float" office:value="2.7193916429999998" table:style-name="ce1">
            <text:p>2,719391643</text:p>
          </table:table-cell>
          <table:table-cell office:value-type="float" office:value="2.1605315919999999" table:style-name="ce1">
            <text:p>2,160531592</text:p>
          </table:table-cell>
          <table:table-cell office:value-type="float" office:value="2.5038058240000001" table:style-name="ce1">
            <text:p>2,503805824</text:p>
          </table:table-cell>
          <table:table-cell office:value-type="float" office:value="3.093226E-2" table:style-name="ce1">
            <text:p>0,03093226</text:p>
          </table:table-cell>
          <table:table-cell office:value-type="float" office:value="2.3692199810000001" table:style-name="ce1">
            <text:p>2,369219981</text:p>
          </table:table-cell>
          <table:table-cell table:style-name="ce1"/>
          <table:table-cell office:value-type="float" office:value="2.1211039820000002" table:style-name="ce1">
            <text:p>2,121103982</text:p>
          </table:table-cell>
          <table:table-cell office:value-type="float" office:value="0.80533286000000004" table:style-name="ce1">
            <text:p>0,80533286</text:p>
          </table:table-cell>
          <table:table-cell office:value-type="float" office:value="3.4871192870000001" table:style-name="ce1">
            <text:p>3,487119287</text:p>
          </table:table-cell>
          <table:table-cell office:value-type="float" office:value="8.5762832880000008" table:style-name="ce1">
            <text:p>8,576283288</text:p>
          </table:table-cell>
          <table:table-cell office:value-type="float" office:value="0.85663776599999997" table:style-name="ce1">
            <text:p>0,856637766</text:p>
          </table:table-cell>
          <table:table-cell office:value-type="float" office:value="0.57450135000000002" table:style-name="ce1">
            <text:p>0,57450135</text:p>
          </table:table-cell>
          <table:table-cell office:value-type="float" office:value="2.9453187500000002" table:style-name="ce1">
            <text:p>2,94531875</text:p>
          </table:table-cell>
          <table:table-cell office:value-type="float" office:value="2.3112827970000001" table:style-name="ce1">
            <text:p>2,311282797</text:p>
          </table:table-cell>
          <table:table-cell office:value-type="float" office:value="4.8686547969999996" table:style-name="ce1">
            <text:p>4,868654797</text:p>
          </table:table-cell>
          <table:table-cell office:value-type="float" office:value="3.3096930040000001" table:style-name="ce1">
            <text:p>3,309693004</text:p>
          </table:table-cell>
          <table:table-cell office:value-type="float" office:value="3.0019182080000002" table:style-name="ce1">
            <text:p>3,001918208</text:p>
          </table:table-cell>
          <table:table-cell office:value-type="float" office:value="1.86869708" table:style-name="ce1">
            <text:p>1,86869708</text:p>
          </table:table-cell>
          <table:table-cell office:value-type="float" office:value="3.8389626130000001" table:style-name="ce1">
            <text:p>3,838962613</text:p>
          </table:table-cell>
          <table:table-cell office:value-type="float" office:value="2.027455384" table:style-name="ce1">
            <text:p>2,027455384</text:p>
          </table:table-cell>
          <table:table-cell office:value-type="float" office:value="2.4762810829999999" table:style-name="ce1">
            <text:p>2,476281083</text:p>
          </table:table-cell>
          <table:table-cell office:value-type="float" office:value="0.36866401199999999" table:style-name="ce1">
            <text:p>0,368664012</text:p>
          </table:table-cell>
          <table:table-cell office:value-type="float" office:value="0.93911047000000003" table:style-name="ce1">
            <text:p>0,93911047</text:p>
          </table:table-cell>
          <table:table-cell table:style-name="ce1"/>
          <table:table-cell office:value-type="float" office:value="2.7461880060000001" table:style-name="ce1">
            <text:p>2,746188006</text:p>
          </table:table-cell>
          <table:table-cell office:value-type="float" office:value="2.410783892" table:style-name="ce1">
            <text:p>2,410783892</text:p>
          </table:table-cell>
          <table:table-cell office:value-type="float" office:value="2.7424967069999999" table:style-name="ce1">
            <text:p>2,742496707</text:p>
          </table:table-cell>
          <table:table-cell office:value-type="float" office:value="1.819288368" table:style-name="ce1">
            <text:p>1,819288368</text:p>
          </table:table-cell>
          <table:table-cell office:value-type="float" office:value="1.944177426" table:style-name="ce1">
            <text:p>1,944177426</text:p>
          </table:table-cell>
          <table:table-cell office:value-type="float" office:value="-0.81876622399999999" table:style-name="ce1">
            <text:p>-0,818766224</text:p>
          </table:table-cell>
          <table:table-cell office:value-type="float" office:value="0.97040542699999999" table:style-name="ce1">
            <text:p>0,970405427</text:p>
          </table:table-cell>
          <table:table-cell office:value-type="float" office:value="0.82207270099999996" table:style-name="ce1">
            <text:p>0,822072701</text:p>
          </table:table-cell>
          <table:table-cell office:value-type="float" office:value="0.17236408" table:style-name="ce1">
            <text:p>0,17236408</text:p>
          </table:table-cell>
          <table:table-cell office:value-type="float" office:value="2.915262325" table:style-name="ce1">
            <text:p>2,915262325</text:p>
          </table:table-cell>
          <table:table-cell table:style-name="ce1"/>
          <table:table-cell office:value-type="float" office:value="1.528531987" table:style-name="ce1">
            <text:p>1,528531987</text:p>
          </table:table-cell>
          <table:table-cell office:value-type="float" office:value="3.4359520629999998" table:style-name="ce1">
            <text:p>3,435952063</text:p>
          </table:table-cell>
          <table:table-cell office:value-type="float" office:value="3.5735178959999998" table:style-name="ce1">
            <text:p>3,573517896</text:p>
          </table:table-cell>
          <table:table-cell office:value-type="float" office:value="2.398851606" table:style-name="ce1">
            <text:p>2,398851606</text:p>
          </table:table-cell>
          <table:table-cell office:value-type="float" office:value="2.3810979529999998" table:style-name="ce1">
            <text:p>2,381097953</text:p>
          </table:table-cell>
          <table:table-cell office:value-type="float" office:value="1.059642255" table:style-name="ce1">
            <text:p>1,059642255</text:p>
          </table:table-cell>
          <table:table-cell office:value-type="float" office:value="2.450744254" table:style-name="ce1">
            <text:p>2,450744254</text:p>
          </table:table-cell>
          <table:table-cell office:value-type="float" office:value="2.7797907639999999" table:style-name="ce1">
            <text:p>2,779790764</text:p>
          </table:table-cell>
          <table:table-cell office:value-type="float" office:value="2.9062064699999999" table:style-name="ce1">
            <text:p>2,90620647</text:p>
          </table:table-cell>
          <table:table-cell office:value-type="float" office:value="2.8087445070000001" table:style-name="ce1">
            <text:p>2,808744507</text:p>
          </table:table-cell>
          <table:table-cell office:value-type="float" office:value="2.4236383990000001" table:style-name="ce1">
            <text:p>2,423638399</text:p>
          </table:table-cell>
          <table:table-cell office:value-type="float" office:value="2.3157291369999999" table:style-name="ce1">
            <text:p>2,315729137</text:p>
          </table:table-cell>
          <table:table-cell office:value-type="float" office:value="2.5812309419999999" table:style-name="ce1">
            <text:p>2,581230942</text:p>
          </table:table-cell>
          <table:table-cell office:value-type="float" office:value="0.73751668800000003" table:style-name="ce1">
            <text:p>0,737516688</text:p>
          </table:table-cell>
          <table:table-cell office:value-type="float" office:value="2.3112827970000001" table:style-name="ce1">
            <text:p>2,311282797</text:p>
          </table:table-cell>
          <table:table-cell office:value-type="float" office:value="2.7424967069999999" table:style-name="ce1">
            <text:p>2,742496707</text:p>
          </table:table-cell>
          <table:table-cell office:value-type="float" office:value="1.422891833" table:style-name="ce1">
            <text:p>1,422891833</text:p>
          </table:table-cell>
          <table:table-cell office:value-type="float" office:value="2.2056499760000001" table:style-name="ce1">
            <text:p>2,205649976</text:p>
          </table:table-cell>
          <table:table-cell office:value-type="float" office:value="2.3902834359999998" table:style-name="ce1">
            <text:p>2,390283436</text:p>
          </table:table-cell>
          <table:table-cell office:value-type="float" office:value="0.55115537400000003" table:style-name="ce1">
            <text:p>0,551155374</text:p>
          </table:table-cell>
          <table:table-cell office:value-type="float" office:value="3.2318752559999999" table:style-name="ce1">
            <text:p>3,231875256</text:p>
          </table:table-cell>
          <table:table-cell office:value-type="float" office:value="2.553507583" table:style-name="ce1">
            <text:p>2,553507583</text:p>
          </table:table-cell>
          <table:table-cell office:value-type="float" office:value="0.71492562199999998" table:style-name="ce1">
            <text:p>0,714925622</text:p>
          </table:table-cell>
          <table:table-cell office:value-type="float" office:value="2.2148047380000002" table:style-name="ce1">
            <text:p>2,214804738</text:p>
          </table:table-cell>
          <table:table-cell office:value-type="float" office:value="2.3247662999999998E-2" table:style-name="ce1">
            <text:p>0,023247663</text:p>
          </table:table-cell>
          <table:table-cell office:value-type="float" office:value="0.95447672900000002" table:style-name="ce1">
            <text:p>0,954476729</text:p>
          </table:table-cell>
          <table:table-cell office:value-type="float" office:value="2.6512460120000001" table:style-name="ce1">
            <text:p>2,651246012</text:p>
          </table:table-cell>
          <table:table-cell office:value-type="float" office:value="1.1371331229999999" table:style-name="ce1">
            <text:p>1,137133123</text:p>
          </table:table-cell>
          <table:table-cell office:value-type="float" office:value="2.900435694" table:style-name="ce1">
            <text:p>2,900435694</text:p>
          </table:table-cell>
          <table:table-cell office:value-type="float" office:value="1.786455277" table:style-name="ce1">
            <text:p>1,786455277</text:p>
          </table:table-cell>
          <table:table-cell office:value-type="float" office:value="9.7334314210000006" table:style-name="ce1">
            <text:p>9,733431421</text:p>
          </table:table-cell>
          <table:table-cell office:value-type="float" office:value="2.2898950779999998" table:style-name="ce1">
            <text:p>2,289895078</text:p>
          </table:table-cell>
          <table:table-cell office:value-type="float" office:value="3.1841264699999998" table:style-name="ce1">
            <text:p>3,18412647</text:p>
          </table:table-cell>
          <table:table-cell office:value-type="float" office:value="1.9665663390000001" table:style-name="ce1">
            <text:p>1,966566339</text:p>
          </table:table-cell>
          <table:table-cell office:value-type="float" office:value="1.058896982" table:style-name="ce1">
            <text:p>1,058896982</text:p>
          </table:table-cell>
          <table:table-cell office:value-type="float" office:value="2.3202897079999998" table:style-name="ce1">
            <text:p>2,320289708</text:p>
          </table:table-cell>
          <table:table-cell office:value-type="float" office:value="1.7103615270000001" table:style-name="ce1">
            <text:p>1,710361527</text:p>
          </table:table-cell>
          <table:table-cell office:value-type="float" office:value="2.6766986720000001" table:style-name="ce1">
            <text:p>2,676698672</text:p>
          </table:table-cell>
          <table:table-cell office:value-type="float" office:value="3.3764318169999998" table:style-name="ce1">
            <text:p>3,376431817</text:p>
          </table:table-cell>
          <table:table-cell office:value-type="float" office:value="3.5291301740000001" table:style-name="ce1">
            <text:p>3,529130174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4" table:style-name="ce1">
            <text:p>1974</text:p>
          </table:table-cell>
          <table:table-cell office:value-type="float" office:value="0.47196848400000002" table:style-name="ce1">
            <text:p>0,471968484</text:p>
          </table:table-cell>
          <table:table-cell office:value-type="float" office:value="2.47943603" table:style-name="ce1">
            <text:p>2,47943603</text:p>
          </table:table-cell>
          <table:table-cell office:value-type="float" office:value="3.9892328199999998" table:style-name="ce1">
            <text:p>3,98923282</text:p>
          </table:table-cell>
          <table:table-cell office:value-type="float" office:value="2.2972141760000002" table:style-name="ce1">
            <text:p>2,297214176</text:p>
          </table:table-cell>
          <table:table-cell office:value-type="float" office:value="4.4611913359999997" table:style-name="ce1">
            <text:p>4,461191336</text:p>
          </table:table-cell>
          <table:table-cell office:value-type="float" office:value="2.868429758" table:style-name="ce1">
            <text:p>2,868429758</text:p>
          </table:table-cell>
          <table:table-cell office:value-type="float" office:value="16.936111759999999" table:style-name="ce1">
            <text:p>16,93611176</text:p>
          </table:table-cell>
          <table:table-cell office:value-type="float" office:value="1.6066608490000001" table:style-name="ce1">
            <text:p>1,606660849</text:p>
          </table:table-cell>
          <table:table-cell office:value-type="float" office:value="2.2223323119999998" table:style-name="ce1">
            <text:p>2,222332312</text:p>
          </table:table-cell>
          <table:table-cell office:value-type="float" office:value="1.690104289" table:style-name="ce1">
            <text:p>1,690104289</text:p>
          </table:table-cell>
          <table:table-cell office:value-type="float" office:value="-0.83616484700000004" table:style-name="ce1">
            <text:p>-0,836164847</text:p>
          </table:table-cell>
          <table:table-cell office:value-type="float" office:value="2.5312202589999999" table:style-name="ce1">
            <text:p>2,531220259</text:p>
          </table:table-cell>
          <table:table-cell office:value-type="float" office:value="0.17020576800000001" table:style-name="ce1">
            <text:p>0,170205768</text:p>
          </table:table-cell>
          <table:table-cell office:value-type="float" office:value="1.7355102689999999" table:style-name="ce1">
            <text:p>1,735510269</text:p>
          </table:table-cell>
          <table:table-cell office:value-type="float" office:value="1.139215943" table:style-name="ce1">
            <text:p>1,139215943</text:p>
          </table:table-cell>
          <table:table-cell office:value-type="float" office:value="0.31463366500000001" table:style-name="ce1">
            <text:p>0,314633665</text:p>
          </table:table-cell>
          <table:table-cell office:value-type="float" office:value="2.340560167" table:style-name="ce1">
            <text:p>2,340560167</text:p>
          </table:table-cell>
          <table:table-cell office:value-type="float" office:value="1.830514006" table:style-name="ce1">
            <text:p>1,830514006</text:p>
          </table:table-cell>
          <table:table-cell office:value-type="float" office:value="1.6200749109999999" table:style-name="ce1">
            <text:p>1,620074911</text:p>
          </table:table-cell>
          <table:table-cell office:value-type="float" office:value="0.66796736099999998" table:style-name="ce1">
            <text:p>0,667967361</text:p>
          </table:table-cell>
          <table:table-cell office:value-type="float" office:value="5.0409705169999999" table:style-name="ce1">
            <text:p>5,040970517</text:p>
          </table:table-cell>
          <table:table-cell office:value-type="float" office:value="1.965495021" table:style-name="ce1">
            <text:p>1,965495021</text:p>
          </table:table-cell>
          <table:table-cell office:value-type="float" office:value="1.1472568970000001" table:style-name="ce1">
            <text:p>1,147256897</text:p>
          </table:table-cell>
          <table:table-cell office:value-type="float" office:value="0.64939628000000005" table:style-name="ce1">
            <text:p>0,64939628</text:p>
          </table:table-cell>
          <table:table-cell office:value-type="float" office:value="1.5449211920000001" table:style-name="ce1">
            <text:p>1,544921192</text:p>
          </table:table-cell>
          <table:table-cell office:value-type="float" office:value="-0.74349442399999999" table:style-name="ce1">
            <text:p>-0,743494424</text:p>
          </table:table-cell>
          <table:table-cell office:value-type="float" office:value="2.1982208970000001" table:style-name="ce1">
            <text:p>2,198220897</text:p>
          </table:table-cell>
          <table:table-cell office:value-type="float" office:value="2.3644643030000001" table:style-name="ce1">
            <text:p>2,364464303</text:p>
          </table:table-cell>
          <table:table-cell office:value-type="float" office:value="0.64587389500000003" table:style-name="ce1">
            <text:p>0,645873895</text:p>
          </table:table-cell>
          <table:table-cell office:value-type="float" office:value="4.3223762140000002" table:style-name="ce1">
            <text:p>4,322376214</text:p>
          </table:table-cell>
          <table:table-cell office:value-type="float" office:value="3.1615941369999998" table:style-name="ce1">
            <text:p>3,161594137</text:p>
          </table:table-cell>
          <table:table-cell office:value-type="float" office:value="3.5315611119999999" table:style-name="ce1">
            <text:p>3,531561112</text:p>
          </table:table-cell>
          <table:table-cell office:value-type="float" office:value="1.546673215" table:style-name="ce1">
            <text:p>1,546673215</text:p>
          </table:table-cell>
          <table:table-cell office:value-type="float" office:value="1.396021669" table:style-name="ce1">
            <text:p>1,396021669</text:p>
          </table:table-cell>
          <table:table-cell office:value-type="float" office:value="0.81813279999999999" table:style-name="ce1">
            <text:p>0,8181328</text:p>
          </table:table-cell>
          <table:table-cell office:value-type="float" office:value="0.53852083299999998" table:style-name="ce1">
            <text:p>0,538520833</text:p>
          </table:table-cell>
          <table:table-cell office:value-type="float" office:value="0.76435934999999999" table:style-name="ce1">
            <text:p>0,76435935</text:p>
          </table:table-cell>
          <table:table-cell office:value-type="float" office:value="1.575021081" table:style-name="ce1">
            <text:p>1,575021081</text:p>
          </table:table-cell>
          <table:table-cell office:value-type="float" office:value="2.065955013" table:style-name="ce1">
            <text:p>2,065955013</text:p>
          </table:table-cell>
          <table:table-cell office:value-type="float" office:value="4.6783401500000004" table:style-name="ce1">
            <text:p>4,67834015</text:p>
          </table:table-cell>
          <table:table-cell office:value-type="float" office:value="2.719554327" table:style-name="ce1">
            <text:p>2,719554327</text:p>
          </table:table-cell>
          <table:table-cell office:value-type="float" office:value="2.6913532409999998" table:style-name="ce1">
            <text:p>2,691353241</text:p>
          </table:table-cell>
          <table:table-cell office:value-type="float" office:value="2.9531250020000002" table:style-name="ce1">
            <text:p>2,953125002</text:p>
          </table:table-cell>
          <table:table-cell office:value-type="float" office:value="2.2073317710000002" table:style-name="ce1">
            <text:p>2,207331771</text:p>
          </table:table-cell>
          <table:table-cell office:value-type="float" office:value="2.385651019" table:style-name="ce1">
            <text:p>2,385651019</text:p>
          </table:table-cell>
          <table:table-cell office:value-type="float" office:value="-0.30962636799999999" table:style-name="ce1">
            <text:p>-0,309626368</text:p>
          </table:table-cell>
          <table:table-cell office:value-type="float" office:value="2.4650576320000002" table:style-name="ce1">
            <text:p>2,465057632</text:p>
          </table:table-cell>
          <table:table-cell office:value-type="float" office:value="1.161015541" table:style-name="ce1">
            <text:p>1,161015541</text:p>
          </table:table-cell>
          <table:table-cell office:value-type="float" office:value="1.5367105489999999" table:style-name="ce1">
            <text:p>1,536710549</text:p>
          </table:table-cell>
          <table:table-cell office:value-type="float" office:value="0.97473194600000002" table:style-name="ce1">
            <text:p>0,974731946</text:p>
          </table:table-cell>
          <table:table-cell office:value-type="float" office:value="6.3686043249999997" table:style-name="ce1">
            <text:p>6,368604325</text:p>
          </table:table-cell>
          <table:table-cell office:value-type="float" office:value="1.131181534" table:style-name="ce1">
            <text:p>1,131181534</text:p>
          </table:table-cell>
          <table:table-cell office:value-type="float" office:value="0.66490038799999995" table:style-name="ce1">
            <text:p>0,664900388</text:p>
          </table:table-cell>
          <table:table-cell office:value-type="float" office:value="3.8969222999999997E-2" table:style-name="ce1">
            <text:p>0,038969223</text:p>
          </table:table-cell>
          <table:table-cell office:value-type="float" office:value="7.3883430160000003" table:style-name="ce1">
            <text:p>7,388343016</text:p>
          </table:table-cell>
          <table:table-cell office:value-type="float" office:value="8.9173754999999993E-2" table:style-name="ce1">
            <text:p>0,089173755</text:p>
          </table:table-cell>
          <table:table-cell office:value-type="float" office:value="0.46559401" table:style-name="ce1">
            <text:p>0,46559401</text:p>
          </table:table-cell>
          <table:table-cell office:value-type="float" office:value="2.6212751839999999" table:style-name="ce1">
            <text:p>2,621275184</text:p>
          </table:table-cell>
          <table:table-cell office:value-type="float" office:value="2.7573363529999999" table:style-name="ce1">
            <text:p>2,757336353</text:p>
          </table:table-cell>
          <table:table-cell office:value-type="float" office:value="2.2013413399999999" table:style-name="ce1">
            <text:p>2,20134134</text:p>
          </table:table-cell>
          <table:table-cell office:value-type="float" office:value="2.4628083260000002" table:style-name="ce1">
            <text:p>2,462808326</text:p>
          </table:table-cell>
          <table:table-cell office:value-type="float" office:value="2.1691603590000001" table:style-name="ce1">
            <text:p>2,169160359</text:p>
          </table:table-cell>
          <table:table-cell office:value-type="float" office:value="1.0872580869999999" table:style-name="ce1">
            <text:p>1,087258087</text:p>
          </table:table-cell>
          <table:table-cell office:value-type="float" office:value="0.763976918" table:style-name="ce1">
            <text:p>0,763976918</text:p>
          </table:table-cell>
          <table:table-cell office:value-type="float" office:value="2.808878548" table:style-name="ce1">
            <text:p>2,808878548</text:p>
          </table:table-cell>
          <table:table-cell office:value-type="float" office:value="2.1757986229999999" table:style-name="ce1">
            <text:p>2,175798623</text:p>
          </table:table-cell>
          <table:table-cell office:value-type="float" office:value="0.57083355999999996" table:style-name="ce1">
            <text:p>0,57083356</text:p>
          </table:table-cell>
          <table:table-cell office:value-type="float" office:value="2.7858841619999999" table:style-name="ce1">
            <text:p>2,785884162</text:p>
          </table:table-cell>
          <table:table-cell office:value-type="float" office:value="1.09260761" table:style-name="ce1">
            <text:p>1,09260761</text:p>
          </table:table-cell>
          <table:table-cell office:value-type="float" office:value="0.86526608100000002" table:style-name="ce1">
            <text:p>0,865266081</text:p>
          </table:table-cell>
          <table:table-cell office:value-type="float" office:value="2.6224588369999999" table:style-name="ce1">
            <text:p>2,622458837</text:p>
          </table:table-cell>
          <table:table-cell office:value-type="float" office:value="0.61613712499999995" table:style-name="ce1">
            <text:p>0,616137125</text:p>
          </table:table-cell>
          <table:table-cell office:value-type="float" office:value="2.6241881949999999" table:style-name="ce1">
            <text:p>2,624188195</text:p>
          </table:table-cell>
          <table:table-cell office:value-type="float" office:value="0.52354299599999998" table:style-name="ce1">
            <text:p>0,523542996</text:p>
          </table:table-cell>
          <table:table-cell office:value-type="float" office:value="2.0146221600000001" table:style-name="ce1">
            <text:p>2,01462216</text:p>
          </table:table-cell>
          <table:table-cell office:value-type="float" office:value="0.72003891399999997" table:style-name="ce1">
            <text:p>0,720038914</text:p>
          </table:table-cell>
          <table:table-cell office:value-type="float" office:value="1.1398870299999999" table:style-name="ce1">
            <text:p>1,13988703</text:p>
          </table:table-cell>
          <table:table-cell office:value-type="float" office:value="0.29665285299999999" table:style-name="ce1">
            <text:p>0,296652853</text:p>
          </table:table-cell>
          <table:table-cell office:value-type="float" office:value="1.8800517489999999" table:style-name="ce1">
            <text:p>1,880051749</text:p>
          </table:table-cell>
          <table:table-cell office:value-type="float" office:value="6.3059210000000004E-2" table:style-name="ce1">
            <text:p>0,06305921</text:p>
          </table:table-cell>
          <table:table-cell office:value-type="float" office:value="0.86834622100000003" table:style-name="ce1">
            <text:p>0,868346221</text:p>
          </table:table-cell>
          <table:table-cell office:value-type="float" office:value="2.6562130690000001" table:style-name="ce1">
            <text:p>2,656213069</text:p>
          </table:table-cell>
          <table:table-cell office:value-type="float" office:value="0.79280178800000001" table:style-name="ce1">
            <text:p>0,792801788</text:p>
          </table:table-cell>
          <table:table-cell office:value-type="float" office:value="1.51853645" table:style-name="ce1">
            <text:p>1,51853645</text:p>
          </table:table-cell>
          <table:table-cell office:value-type="float" office:value="3.0698560669999999" table:style-name="ce1">
            <text:p>3,069856067</text:p>
          </table:table-cell>
          <table:table-cell office:value-type="float" office:value="1.5295737170000001" table:style-name="ce1">
            <text:p>1,529573717</text:p>
          </table:table-cell>
          <table:table-cell office:value-type="float" office:value="-4.3711885219999997" table:style-name="ce1">
            <text:p>-4,371188522</text:p>
          </table:table-cell>
          <table:table-cell office:value-type="float" office:value="0.36818331399999998" table:style-name="ce1">
            <text:p>0,368183314</text:p>
          </table:table-cell>
          <table:table-cell office:value-type="float" office:value="-0.51161408799999997" table:style-name="ce1">
            <text:p>-0,511614088</text:p>
          </table:table-cell>
          <table:table-cell office:value-type="float" office:value="1.015237146" table:style-name="ce1">
            <text:p>1,015237146</text:p>
          </table:table-cell>
          <table:table-cell office:value-type="float" office:value="2.2921223120000001" table:style-name="ce1">
            <text:p>2,292122312</text:p>
          </table:table-cell>
          <table:table-cell office:value-type="float" office:value="2.1157495929999999" table:style-name="ce1">
            <text:p>2,115749593</text:p>
          </table:table-cell>
          <table:table-cell office:value-type="float" office:value="1.0807027010000001" table:style-name="ce1">
            <text:p>1,080702701</text:p>
          </table:table-cell>
          <table:table-cell office:value-type="float" office:value="1.023432927" table:style-name="ce1">
            <text:p>1,023432927</text:p>
          </table:table-cell>
          <table:table-cell office:value-type="float" office:value="3.1605758540000002" table:style-name="ce1">
            <text:p>3,160575854</text:p>
          </table:table-cell>
          <table:table-cell office:value-type="float" office:value="2.9944701399999998" table:style-name="ce1">
            <text:p>2,99447014</text:p>
          </table:table-cell>
          <table:table-cell office:value-type="float" office:value="2.6966786310000002" table:style-name="ce1">
            <text:p>2,696678631</text:p>
          </table:table-cell>
          <table:table-cell office:value-type="float" office:value="0.45752584000000002" table:style-name="ce1">
            <text:p>0,45752584</text:p>
          </table:table-cell>
          <table:table-cell office:value-type="float" office:value="1.715061739" table:style-name="ce1">
            <text:p>1,715061739</text:p>
          </table:table-cell>
          <table:table-cell office:value-type="float" office:value="0.44632566200000001" table:style-name="ce1">
            <text:p>0,446325662</text:p>
          </table:table-cell>
          <table:table-cell office:value-type="float" office:value="2.121161469" table:style-name="ce1">
            <text:p>2,121161469</text:p>
          </table:table-cell>
          <table:table-cell office:value-type="float" office:value="2.193936044" table:style-name="ce1">
            <text:p>2,193936044</text:p>
          </table:table-cell>
          <table:table-cell office:value-type="float" office:value="2.5439022900000001" table:style-name="ce1">
            <text:p>2,54390229</text:p>
          </table:table-cell>
          <table:table-cell office:value-type="float" office:value="2.817763486" table:style-name="ce1">
            <text:p>2,817763486</text:p>
          </table:table-cell>
          <table:table-cell office:value-type="float" office:value="2.5615419230000001" table:style-name="ce1">
            <text:p>2,561541923</text:p>
          </table:table-cell>
          <table:table-cell office:value-type="float" office:value="2.4156706510000001" table:style-name="ce1">
            <text:p>2,415670651</text:p>
          </table:table-cell>
          <table:table-cell office:value-type="float" office:value="1.300234449" table:style-name="ce1">
            <text:p>1,300234449</text:p>
          </table:table-cell>
          <table:table-cell office:value-type="float" office:value="2.3319075749999998" table:style-name="ce1">
            <text:p>2,331907575</text:p>
          </table:table-cell>
          <table:table-cell table:style-name="ce1"/>
          <table:table-cell office:value-type="float" office:value="1.6566752849999999" table:style-name="ce1">
            <text:p>1,656675285</text:p>
          </table:table-cell>
          <table:table-cell office:value-type="float" office:value="2.8099899599999998" table:style-name="ce1">
            <text:p>2,80998996</text:p>
          </table:table-cell>
          <table:table-cell office:value-type="float" office:value="3.244904118" table:style-name="ce1">
            <text:p>3,244904118</text:p>
          </table:table-cell>
          <table:table-cell office:value-type="float" office:value="1.3529208109999999" table:style-name="ce1">
            <text:p>1,352920811</text:p>
          </table:table-cell>
          <table:table-cell office:value-type="float" office:value="2.9754261080000002" table:style-name="ce1">
            <text:p>2,975426108</text:p>
          </table:table-cell>
          <table:table-cell office:value-type="float" office:value="0.65438893600000003" table:style-name="ce1">
            <text:p>0,654388936</text:p>
          </table:table-cell>
          <table:table-cell office:value-type="float" office:value="1.5805001700000001" table:style-name="ce1">
            <text:p>1,58050017</text:p>
          </table:table-cell>
          <table:table-cell office:value-type="float" office:value="2.9977142140000002" table:style-name="ce1">
            <text:p>2,997714214</text:p>
          </table:table-cell>
          <table:table-cell office:value-type="float" office:value="1.9089568459999999" table:style-name="ce1">
            <text:p>1,908956846</text:p>
          </table:table-cell>
          <table:table-cell office:value-type="float" office:value="1.430283459" table:style-name="ce1">
            <text:p>1,430283459</text:p>
          </table:table-cell>
          <table:table-cell office:value-type="float" office:value="3.7120971979999999" table:style-name="ce1">
            <text:p>3,712097198</text:p>
          </table:table-cell>
          <table:table-cell office:value-type="float" office:value="2.1983731799999999" table:style-name="ce1">
            <text:p>2,19837318</text:p>
          </table:table-cell>
          <table:table-cell office:value-type="float" office:value="1.122622631" table:style-name="ce1">
            <text:p>1,122622631</text:p>
          </table:table-cell>
          <table:table-cell office:value-type="float" office:value="1.4459959419999999" table:style-name="ce1">
            <text:p>1,445995942</text:p>
          </table:table-cell>
          <table:table-cell office:value-type="float" office:value="4.0620135000000002E-2" table:style-name="ce1">
            <text:p>0,040620135</text:p>
          </table:table-cell>
          <table:table-cell office:value-type="float" office:value="1.71270542" table:style-name="ce1">
            <text:p>1,71270542</text:p>
          </table:table-cell>
          <table:table-cell office:value-type="float" office:value="6.0138981730000003" table:style-name="ce1">
            <text:p>6,013898173</text:p>
          </table:table-cell>
          <table:table-cell office:value-type="float" office:value="2.4269654250000001" table:style-name="ce1">
            <text:p>2,426965425</text:p>
          </table:table-cell>
          <table:table-cell office:value-type="float" office:value="2.425666943" table:style-name="ce1">
            <text:p>2,425666943</text:p>
          </table:table-cell>
          <table:table-cell office:value-type="float" office:value="2.185305069" table:style-name="ce1">
            <text:p>2,185305069</text:p>
          </table:table-cell>
          <table:table-cell office:value-type="float" office:value="2.730791419" table:style-name="ce1">
            <text:p>2,730791419</text:p>
          </table:table-cell>
          <table:table-cell office:value-type="float" office:value="4.2736224329999999" table:style-name="ce1">
            <text:p>4,273622433</text:p>
          </table:table-cell>
          <table:table-cell office:value-type="float" office:value="0.99300341700000005" table:style-name="ce1">
            <text:p>0,993003417</text:p>
          </table:table-cell>
          <table:table-cell office:value-type="float" office:value="2.3706722079999998" table:style-name="ce1">
            <text:p>2,370672208</text:p>
          </table:table-cell>
          <table:table-cell office:value-type="float" office:value="2.3637935900000002" table:style-name="ce1">
            <text:p>2,36379359</text:p>
          </table:table-cell>
          <table:table-cell office:value-type="float" office:value="2.5476259040000002" table:style-name="ce1">
            <text:p>2,547625904</text:p>
          </table:table-cell>
          <table:table-cell office:value-type="float" office:value="1.844341569" table:style-name="ce1">
            <text:p>1,844341569</text:p>
          </table:table-cell>
          <table:table-cell office:value-type="float" office:value="1.8681807500000001" table:style-name="ce1">
            <text:p>1,86818075</text:p>
          </table:table-cell>
          <table:table-cell office:value-type="float" office:value="2.3553554499999998" table:style-name="ce1">
            <text:p>2,35535545</text:p>
          </table:table-cell>
          <table:table-cell office:value-type="float" office:value="2.2217244580000002" table:style-name="ce1">
            <text:p>2,221724458</text:p>
          </table:table-cell>
          <table:table-cell office:value-type="float" office:value="2.4856295070000001" table:style-name="ce1">
            <text:p>2,485629507</text:p>
          </table:table-cell>
          <table:table-cell office:value-type="float" office:value="1.92837532" table:style-name="ce1">
            <text:p>1,92837532</text:p>
          </table:table-cell>
          <table:table-cell office:value-type="float" office:value="0.90379564899999998" table:style-name="ce1">
            <text:p>0,903795649</text:p>
          </table:table-cell>
          <table:table-cell office:value-type="float" office:value="1.3040581680000001" table:style-name="ce1">
            <text:p>1,304058168</text:p>
          </table:table-cell>
          <table:table-cell office:value-type="float" office:value="0.88057350300000004" table:style-name="ce1">
            <text:p>0,880573503</text:p>
          </table:table-cell>
          <table:table-cell office:value-type="float" office:value="-1.083816224" table:style-name="ce1">
            <text:p>-1,083816224</text:p>
          </table:table-cell>
          <table:table-cell office:value-type="float" office:value="3.6844244509999999" table:style-name="ce1">
            <text:p>3,684424451</text:p>
          </table:table-cell>
          <table:table-cell office:value-type="float" office:value="2.116204422" table:style-name="ce1">
            <text:p>2,116204422</text:p>
          </table:table-cell>
          <table:table-cell office:value-type="float" office:value="1.611399657" table:style-name="ce1">
            <text:p>1,611399657</text:p>
          </table:table-cell>
          <table:table-cell office:value-type="float" office:value="1.2834964680000001" table:style-name="ce1">
            <text:p>1,283496468</text:p>
          </table:table-cell>
          <table:table-cell office:value-type="float" office:value="2.8045362819999999" table:style-name="ce1">
            <text:p>2,804536282</text:p>
          </table:table-cell>
          <table:table-cell office:value-type="float" office:value="3.3897897299999999" table:style-name="ce1">
            <text:p>3,38978973</text:p>
          </table:table-cell>
          <table:table-cell office:value-type="float" office:value="2.806212462" table:style-name="ce1">
            <text:p>2,806212462</text:p>
          </table:table-cell>
          <table:table-cell office:value-type="float" office:value="2.874439024" table:style-name="ce1">
            <text:p>2,874439024</text:p>
          </table:table-cell>
          <table:table-cell office:value-type="float" office:value="4.5536322169999996" table:style-name="ce1">
            <text:p>4,553632217</text:p>
          </table:table-cell>
          <table:table-cell office:value-type="float" office:value="2.1988962719999998" table:style-name="ce1">
            <text:p>2,198896272</text:p>
          </table:table-cell>
          <table:table-cell office:value-type="float" office:value="0.86717759000000005" table:style-name="ce1">
            <text:p>0,86717759</text:p>
          </table:table-cell>
          <table:table-cell office:value-type="float" office:value="1.7769201189999999" table:style-name="ce1">
            <text:p>1,776920119</text:p>
          </table:table-cell>
          <table:table-cell office:value-type="float" office:value="-6.7527757999999993E-2" table:style-name="ce1">
            <text:p>-0,067527758</text:p>
          </table:table-cell>
          <table:table-cell office:value-type="float" office:value="2.30007356" table:style-name="ce1">
            <text:p>2,30007356</text:p>
          </table:table-cell>
          <table:table-cell office:value-type="float" office:value="2.6095116169999999" table:style-name="ce1">
            <text:p>2,609511617</text:p>
          </table:table-cell>
          <table:table-cell office:value-type="float" office:value="1.6241721440000001" table:style-name="ce1">
            <text:p>1,624172144</text:p>
          </table:table-cell>
          <table:table-cell office:value-type="float" office:value="2.9004099239999999" table:style-name="ce1">
            <text:p>2,900409924</text:p>
          </table:table-cell>
          <table:table-cell office:value-type="float" office:value="2.427538003" table:style-name="ce1">
            <text:p>2,427538003</text:p>
          </table:table-cell>
          <table:table-cell office:value-type="float" office:value="2.4348628450000001" table:style-name="ce1">
            <text:p>2,434862845</text:p>
          </table:table-cell>
          <table:table-cell office:value-type="float" office:value="2.9615536219999998" table:style-name="ce1">
            <text:p>2,961553622</text:p>
          </table:table-cell>
          <table:table-cell office:value-type="float" office:value="1.5174192" table:style-name="ce1">
            <text:p>1,5174192</text:p>
          </table:table-cell>
          <table:table-cell office:value-type="float" office:value="2.7442469169999999" table:style-name="ce1">
            <text:p>2,744246917</text:p>
          </table:table-cell>
          <table:table-cell office:value-type="float" office:value="2.3736970419999999" table:style-name="ce1">
            <text:p>2,373697042</text:p>
          </table:table-cell>
          <table:table-cell office:value-type="float" office:value="0.96427718699999998" table:style-name="ce1">
            <text:p>0,964277187</text:p>
          </table:table-cell>
          <table:table-cell office:value-type="float" office:value="2.928689297" table:style-name="ce1">
            <text:p>2,928689297</text:p>
          </table:table-cell>
          <table:table-cell office:value-type="float" office:value="1.9268418869999999" table:style-name="ce1">
            <text:p>1,926841887</text:p>
          </table:table-cell>
          <table:table-cell office:value-type="float" office:value="2.78903145" table:style-name="ce1">
            <text:p>2,78903145</text:p>
          </table:table-cell>
          <table:table-cell office:value-type="float" office:value="2.5660803360000002" table:style-name="ce1">
            <text:p>2,566080336</text:p>
          </table:table-cell>
          <table:table-cell office:value-type="float" office:value="3.086597297" table:style-name="ce1">
            <text:p>3,086597297</text:p>
          </table:table-cell>
          <table:table-cell office:value-type="float" office:value="0.78367224999999996" table:style-name="ce1">
            <text:p>0,78367225</text:p>
          </table:table-cell>
          <table:table-cell office:value-type="float" office:value="0.62034941499999996" table:style-name="ce1">
            <text:p>0,620349415</text:p>
          </table:table-cell>
          <table:table-cell office:value-type="float" office:value="2.1480177390000001" table:style-name="ce1">
            <text:p>2,148017739</text:p>
          </table:table-cell>
          <table:table-cell office:value-type="float" office:value="1.8590553990000001" table:style-name="ce1">
            <text:p>1,859055399</text:p>
          </table:table-cell>
          <table:table-cell office:value-type="float" office:value="2.0852885940000001" table:style-name="ce1">
            <text:p>2,085288594</text:p>
          </table:table-cell>
          <table:table-cell office:value-type="float" office:value="1.1487845299999999" table:style-name="ce1">
            <text:p>1,14878453</text:p>
          </table:table-cell>
          <table:table-cell office:value-type="float" office:value="4.2414310139999998" table:style-name="ce1">
            <text:p>4,241431014</text:p>
          </table:table-cell>
          <table:table-cell office:value-type="float" office:value="2.070526477" table:style-name="ce1">
            <text:p>2,070526477</text:p>
          </table:table-cell>
          <table:table-cell office:value-type="float" office:value="2.822868267" table:style-name="ce1">
            <text:p>2,822868267</text:p>
          </table:table-cell>
          <table:table-cell office:value-type="float" office:value="2.7351563310000002" table:style-name="ce1">
            <text:p>2,735156331</text:p>
          </table:table-cell>
          <table:table-cell office:value-type="float" office:value="2.7080340999999999" table:style-name="ce1">
            <text:p>2,7080341</text:p>
          </table:table-cell>
          <table:table-cell office:value-type="float" office:value="2.8333922330000001" table:style-name="ce1">
            <text:p>2,833392233</text:p>
          </table:table-cell>
          <table:table-cell office:value-type="float" office:value="1.594754722" table:style-name="ce1">
            <text:p>1,594754722</text:p>
          </table:table-cell>
          <table:table-cell office:value-type="float" office:value="2.4404362960000001" table:style-name="ce1">
            <text:p>2,440436296</text:p>
          </table:table-cell>
          <table:table-cell office:value-type="float" office:value="0.95978576999999998" table:style-name="ce1">
            <text:p>0,95978577</text:p>
          </table:table-cell>
          <table:table-cell office:value-type="float" office:value="2.7966313569999999" table:style-name="ce1">
            <text:p>2,796631357</text:p>
          </table:table-cell>
          <table:table-cell office:value-type="float" office:value="2.0802440039999999" table:style-name="ce1">
            <text:p>2,080244004</text:p>
          </table:table-cell>
          <table:table-cell office:value-type="float" office:value="2.2744497429999999" table:style-name="ce1">
            <text:p>2,274449743</text:p>
          </table:table-cell>
          <table:table-cell office:value-type="float" office:value="1.394878048" table:style-name="ce1">
            <text:p>1,394878048</text:p>
          </table:table-cell>
          <table:table-cell office:value-type="float" office:value="2.3923939829999998" table:style-name="ce1">
            <text:p>2,392393983</text:p>
          </table:table-cell>
          <table:table-cell table:style-name="ce1"/>
          <table:table-cell office:value-type="float" office:value="2.095130884" table:style-name="ce1">
            <text:p>2,095130884</text:p>
          </table:table-cell>
          <table:table-cell office:value-type="float" office:value="0.919824537" table:style-name="ce1">
            <text:p>0,919824537</text:p>
          </table:table-cell>
          <table:table-cell office:value-type="float" office:value="3.431078603" table:style-name="ce1">
            <text:p>3,431078603</text:p>
          </table:table-cell>
          <table:table-cell office:value-type="float" office:value="7.7352470479999997" table:style-name="ce1">
            <text:p>7,735247048</text:p>
          </table:table-cell>
          <table:table-cell office:value-type="float" office:value="0.92558879299999997" table:style-name="ce1">
            <text:p>0,925588793</text:p>
          </table:table-cell>
          <table:table-cell office:value-type="float" office:value="0.57346803700000004" table:style-name="ce1">
            <text:p>0,573468037</text:p>
          </table:table-cell>
          <table:table-cell office:value-type="float" office:value="3.002653622" table:style-name="ce1">
            <text:p>3,002653622</text:p>
          </table:table-cell>
          <table:table-cell office:value-type="float" office:value="2.3282112050000001" table:style-name="ce1">
            <text:p>2,328211205</text:p>
          </table:table-cell>
          <table:table-cell office:value-type="float" office:value="4.978475006" table:style-name="ce1">
            <text:p>4,978475006</text:p>
          </table:table-cell>
          <table:table-cell office:value-type="float" office:value="3.3719358289999999" table:style-name="ce1">
            <text:p>3,371935829</text:p>
          </table:table-cell>
          <table:table-cell office:value-type="float" office:value="2.8858689019999999" table:style-name="ce1">
            <text:p>2,885868902</text:p>
          </table:table-cell>
          <table:table-cell office:value-type="float" office:value="1.6641425919999999" table:style-name="ce1">
            <text:p>1,664142592</text:p>
          </table:table-cell>
          <table:table-cell office:value-type="float" office:value="3.8243172369999998" table:style-name="ce1">
            <text:p>3,824317237</text:p>
          </table:table-cell>
          <table:table-cell office:value-type="float" office:value="2.0641254839999998" table:style-name="ce1">
            <text:p>2,064125484</text:p>
          </table:table-cell>
          <table:table-cell office:value-type="float" office:value="2.392528381" table:style-name="ce1">
            <text:p>2,392528381</text:p>
          </table:table-cell>
          <table:table-cell office:value-type="float" office:value="0.49961867900000001" table:style-name="ce1">
            <text:p>0,499618679</text:p>
          </table:table-cell>
          <table:table-cell office:value-type="float" office:value="3.369294885" table:style-name="ce1">
            <text:p>3,369294885</text:p>
          </table:table-cell>
          <table:table-cell table:style-name="ce1"/>
          <table:table-cell office:value-type="float" office:value="2.7800051369999998" table:style-name="ce1">
            <text:p>2,780005137</text:p>
          </table:table-cell>
          <table:table-cell office:value-type="float" office:value="2.457619432" table:style-name="ce1">
            <text:p>2,457619432</text:p>
          </table:table-cell>
          <table:table-cell office:value-type="float" office:value="2.7763974450000002" table:style-name="ce1">
            <text:p>2,776397445</text:p>
          </table:table-cell>
          <table:table-cell office:value-type="float" office:value="1.8162797040000001" table:style-name="ce1">
            <text:p>1,816279704</text:p>
          </table:table-cell>
          <table:table-cell office:value-type="float" office:value="2.1019850459999998" table:style-name="ce1">
            <text:p>2,101985046</text:p>
          </table:table-cell>
          <table:table-cell office:value-type="float" office:value="-0.89241576" table:style-name="ce1">
            <text:p>-0,89241576</text:p>
          </table:table-cell>
          <table:table-cell office:value-type="float" office:value="1.032645526" table:style-name="ce1">
            <text:p>1,032645526</text:p>
          </table:table-cell>
          <table:table-cell office:value-type="float" office:value="0.53262645799999997" table:style-name="ce1">
            <text:p>0,532626458</text:p>
          </table:table-cell>
          <table:table-cell office:value-type="float" office:value="0.29016481599999999" table:style-name="ce1">
            <text:p>0,290164816</text:p>
          </table:table-cell>
          <table:table-cell office:value-type="float" office:value="2.970988153" table:style-name="ce1">
            <text:p>2,970988153</text:p>
          </table:table-cell>
          <table:table-cell table:style-name="ce1"/>
          <table:table-cell office:value-type="float" office:value="1.820147959" table:style-name="ce1">
            <text:p>1,820147959</text:p>
          </table:table-cell>
          <table:table-cell office:value-type="float" office:value="3.4264300219999999" table:style-name="ce1">
            <text:p>3,426430022</text:p>
          </table:table-cell>
          <table:table-cell office:value-type="float" office:value="3.4653502079999998" table:style-name="ce1">
            <text:p>3,465350208</text:p>
          </table:table-cell>
          <table:table-cell office:value-type="float" office:value="2.3277280419999999" table:style-name="ce1">
            <text:p>2,327728042</text:p>
          </table:table-cell>
          <table:table-cell office:value-type="float" office:value="2.2000450869999999" table:style-name="ce1">
            <text:p>2,200045087</text:p>
          </table:table-cell>
          <table:table-cell office:value-type="float" office:value="1.05913586" table:style-name="ce1">
            <text:p>1,05913586</text:p>
          </table:table-cell>
          <table:table-cell office:value-type="float" office:value="2.2866823520000001" table:style-name="ce1">
            <text:p>2,286682352</text:p>
          </table:table-cell>
          <table:table-cell office:value-type="float" office:value="2.6846383619999998" table:style-name="ce1">
            <text:p>2,684638362</text:p>
          </table:table-cell>
          <table:table-cell office:value-type="float" office:value="2.864393696" table:style-name="ce1">
            <text:p>2,864393696</text:p>
          </table:table-cell>
          <table:table-cell office:value-type="float" office:value="2.7713631049999998" table:style-name="ce1">
            <text:p>2,771363105</text:p>
          </table:table-cell>
          <table:table-cell office:value-type="float" office:value="2.4001896" table:style-name="ce1">
            <text:p>2,4001896</text:p>
          </table:table-cell>
          <table:table-cell office:value-type="float" office:value="1.6632500750000001" table:style-name="ce1">
            <text:p>1,663250075</text:p>
          </table:table-cell>
          <table:table-cell office:value-type="float" office:value="2.6095116169999999" table:style-name="ce1">
            <text:p>2,609511617</text:p>
          </table:table-cell>
          <table:table-cell office:value-type="float" office:value="0.71042557500000003" table:style-name="ce1">
            <text:p>0,710425575</text:p>
          </table:table-cell>
          <table:table-cell office:value-type="float" office:value="2.3282112050000001" table:style-name="ce1">
            <text:p>2,328211205</text:p>
          </table:table-cell>
          <table:table-cell office:value-type="float" office:value="2.7763974450000002" table:style-name="ce1">
            <text:p>2,776397445</text:p>
          </table:table-cell>
          <table:table-cell office:value-type="float" office:value="1.464062344" table:style-name="ce1">
            <text:p>1,464062344</text:p>
          </table:table-cell>
          <table:table-cell office:value-type="float" office:value="2.2236467310000001" table:style-name="ce1">
            <text:p>2,223646731</text:p>
          </table:table-cell>
          <table:table-cell office:value-type="float" office:value="2.3680325720000002" table:style-name="ce1">
            <text:p>2,368032572</text:p>
          </table:table-cell>
          <table:table-cell office:value-type="float" office:value="1.415560433" table:style-name="ce1">
            <text:p>1,415560433</text:p>
          </table:table-cell>
          <table:table-cell office:value-type="float" office:value="3.2135729039999998" table:style-name="ce1">
            <text:p>3,213572904</text:p>
          </table:table-cell>
          <table:table-cell office:value-type="float" office:value="2.583366158" table:style-name="ce1">
            <text:p>2,583366158</text:p>
          </table:table-cell>
          <table:table-cell office:value-type="float" office:value="0.67672485199999999" table:style-name="ce1">
            <text:p>0,676724852</text:p>
          </table:table-cell>
          <table:table-cell office:value-type="float" office:value="2.0861542289999999" table:style-name="ce1">
            <text:p>2,086154229</text:p>
          </table:table-cell>
          <table:table-cell office:value-type="float" office:value="7.0064676000000006E-2" table:style-name="ce1">
            <text:p>0,070064676</text:p>
          </table:table-cell>
          <table:table-cell office:value-type="float" office:value="0.91366019600000004" table:style-name="ce1">
            <text:p>0,913660196</text:p>
          </table:table-cell>
          <table:table-cell office:value-type="float" office:value="2.630980316" table:style-name="ce1">
            <text:p>2,630980316</text:p>
          </table:table-cell>
          <table:table-cell office:value-type="float" office:value="1.1084950229999999" table:style-name="ce1">
            <text:p>1,108495023</text:p>
          </table:table-cell>
          <table:table-cell office:value-type="float" office:value="2.8749690910000001" table:style-name="ce1">
            <text:p>2,874969091</text:p>
          </table:table-cell>
          <table:table-cell office:value-type="float" office:value="1.622637492" table:style-name="ce1">
            <text:p>1,622637492</text:p>
          </table:table-cell>
          <table:table-cell office:value-type="float" office:value="6.6897661260000003" table:style-name="ce1">
            <text:p>6,689766126</text:p>
          </table:table-cell>
          <table:table-cell office:value-type="float" office:value="2.2365113320000001" table:style-name="ce1">
            <text:p>2,236511332</text:p>
          </table:table-cell>
          <table:table-cell office:value-type="float" office:value="3.177869882" table:style-name="ce1">
            <text:p>3,177869882</text:p>
          </table:table-cell>
          <table:table-cell office:value-type="float" office:value="1.9459083749999999" table:style-name="ce1">
            <text:p>1,945908375</text:p>
          </table:table-cell>
          <table:table-cell office:value-type="float" office:value="0.89212862100000001" table:style-name="ce1">
            <text:p>0,892128621</text:p>
          </table:table-cell>
          <table:table-cell office:value-type="float" office:value="2.3423813670000002" table:style-name="ce1">
            <text:p>2,342381367</text:p>
          </table:table-cell>
          <table:table-cell office:value-type="float" office:value="1.9676945880000001" table:style-name="ce1">
            <text:p>1,967694588</text:p>
          </table:table-cell>
          <table:table-cell office:value-type="float" office:value="2.6388927099999999" table:style-name="ce1">
            <text:p>2,63889271</text:p>
          </table:table-cell>
          <table:table-cell office:value-type="float" office:value="3.3877133389999998" table:style-name="ce1">
            <text:p>3,387713339</text:p>
          </table:table-cell>
          <table:table-cell office:value-type="float" office:value="3.4668934999999999" table:style-name="ce1">
            <text:p>3,4668935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5" table:style-name="ce1">
            <text:p>1975</text:p>
          </table:table-cell>
          <table:table-cell office:value-type="float" office:value="0.21289771599999999" table:style-name="ce1">
            <text:p>0,212897716</text:p>
          </table:table-cell>
          <table:table-cell office:value-type="float" office:value="2.2007803190000002" table:style-name="ce1">
            <text:p>2,200780319</text:p>
          </table:table-cell>
          <table:table-cell office:value-type="float" office:value="3.81058451" table:style-name="ce1">
            <text:p>3,81058451</text:p>
          </table:table-cell>
          <table:table-cell office:value-type="float" office:value="2.3011538100000002" table:style-name="ce1">
            <text:p>2,30115381</text:p>
          </table:table-cell>
          <table:table-cell office:value-type="float" office:value="3.9357508050000001" table:style-name="ce1">
            <text:p>3,935750805</text:p>
          </table:table-cell>
          <table:table-cell office:value-type="float" office:value="3.0072300680000001" table:style-name="ce1">
            <text:p>3,007230068</text:p>
          </table:table-cell>
          <table:table-cell office:value-type="float" office:value="15.95298758" table:style-name="ce1">
            <text:p>15,95298758</text:p>
          </table:table-cell>
          <table:table-cell office:value-type="float" office:value="1.572169956" table:style-name="ce1">
            <text:p>1,572169956</text:p>
          </table:table-cell>
          <table:table-cell office:value-type="float" office:value="2.1051674180000002" table:style-name="ce1">
            <text:p>2,105167418</text:p>
          </table:table-cell>
          <table:table-cell office:value-type="float" office:value="1.528999744" table:style-name="ce1">
            <text:p>1,528999744</text:p>
          </table:table-cell>
          <table:table-cell office:value-type="float" office:value="-0.70750324899999995" table:style-name="ce1">
            <text:p>-0,707503249</text:p>
          </table:table-cell>
          <table:table-cell office:value-type="float" office:value="1.231185888" table:style-name="ce1">
            <text:p>1,231185888</text:p>
          </table:table-cell>
          <table:table-cell office:value-type="float" office:value="-0.265319411" table:style-name="ce1">
            <text:p>-0,265319411</text:p>
          </table:table-cell>
          <table:table-cell office:value-type="float" office:value="1.6895322049999999" table:style-name="ce1">
            <text:p>1,689532205</text:p>
          </table:table-cell>
          <table:table-cell office:value-type="float" office:value="1.48217482" table:style-name="ce1">
            <text:p>1,48217482</text:p>
          </table:table-cell>
          <table:table-cell office:value-type="float" office:value="0.28897816100000001" table:style-name="ce1">
            <text:p>0,288978161</text:p>
          </table:table-cell>
          <table:table-cell office:value-type="float" office:value="2.410099518" table:style-name="ce1">
            <text:p>2,410099518</text:p>
          </table:table-cell>
          <table:table-cell office:value-type="float" office:value="1.878003326" table:style-name="ce1">
            <text:p>1,878003326</text:p>
          </table:table-cell>
          <table:table-cell office:value-type="float" office:value="1.90781953" table:style-name="ce1">
            <text:p>1,90781953</text:p>
          </table:table-cell>
          <table:table-cell office:value-type="float" office:value="0.48273930799999998" table:style-name="ce1">
            <text:p>0,482739308</text:p>
          </table:table-cell>
          <table:table-cell office:value-type="float" office:value="5.6459730910000001" table:style-name="ce1">
            <text:p>5,645973091</text:p>
          </table:table-cell>
          <table:table-cell office:value-type="float" office:value="2.0192335610000001" table:style-name="ce1">
            <text:p>2,019233561</text:p>
          </table:table-cell>
          <table:table-cell office:value-type="float" office:value="1.0818375979999999" table:style-name="ce1">
            <text:p>1,081837598</text:p>
          </table:table-cell>
          <table:table-cell office:value-type="float" office:value="0.52895066000000002" table:style-name="ce1">
            <text:p>0,52895066</text:p>
          </table:table-cell>
          <table:table-cell office:value-type="float" office:value="1.4764014219999999" table:style-name="ce1">
            <text:p>1,476401422</text:p>
          </table:table-cell>
          <table:table-cell office:value-type="float" office:value="-0.74906366999999996" table:style-name="ce1">
            <text:p>-0,74906367</text:p>
          </table:table-cell>
          <table:table-cell office:value-type="float" office:value="2.206056244" table:style-name="ce1">
            <text:p>2,206056244</text:p>
          </table:table-cell>
          <table:table-cell office:value-type="float" office:value="2.368908942" table:style-name="ce1">
            <text:p>2,368908942</text:p>
          </table:table-cell>
          <table:table-cell office:value-type="float" office:value="0.61532637199999995" table:style-name="ce1">
            <text:p>0,615326372</text:p>
          </table:table-cell>
          <table:table-cell office:value-type="float" office:value="4.1395499039999999" table:style-name="ce1">
            <text:p>4,139549904</text:p>
          </table:table-cell>
          <table:table-cell office:value-type="float" office:value="3.181869898" table:style-name="ce1">
            <text:p>3,181869898</text:p>
          </table:table-cell>
          <table:table-cell office:value-type="float" office:value="3.659992855" table:style-name="ce1">
            <text:p>3,659992855</text:p>
          </table:table-cell>
          <table:table-cell office:value-type="float" office:value="1.750296759" table:style-name="ce1">
            <text:p>1,750296759</text:p>
          </table:table-cell>
          <table:table-cell office:value-type="float" office:value="1.4594249130000001" table:style-name="ce1">
            <text:p>1,459424913</text:p>
          </table:table-cell>
          <table:table-cell office:value-type="float" office:value="0.90313494100000002" table:style-name="ce1">
            <text:p>0,903134941</text:p>
          </table:table-cell>
          <table:table-cell office:value-type="float" office:value="-4.3738042999999997E-2" table:style-name="ce1">
            <text:p>-0,043738043</text:p>
          </table:table-cell>
          <table:table-cell office:value-type="float" office:value="0.58152383100000005" table:style-name="ce1">
            <text:p>0,581523831</text:p>
          </table:table-cell>
          <table:table-cell office:value-type="float" office:value="1.5556965030000001" table:style-name="ce1">
            <text:p>1,555696503</text:p>
          </table:table-cell>
          <table:table-cell office:value-type="float" office:value="1.7663917819999999" table:style-name="ce1">
            <text:p>1,766391782</text:p>
          </table:table-cell>
          <table:table-cell office:value-type="float" office:value="4.6462041870000004" table:style-name="ce1">
            <text:p>4,646204187</text:p>
          </table:table-cell>
          <table:table-cell office:value-type="float" office:value="2.7728306960000002" table:style-name="ce1">
            <text:p>2,772830696</text:p>
          </table:table-cell>
          <table:table-cell office:value-type="float" office:value="2.7507992680000002" table:style-name="ce1">
            <text:p>2,750799268</text:p>
          </table:table-cell>
          <table:table-cell office:value-type="float" office:value="2.945296098" table:style-name="ce1">
            <text:p>2,945296098</text:p>
          </table:table-cell>
          <table:table-cell office:value-type="float" office:value="2.2146657439999999" table:style-name="ce1">
            <text:p>2,214665744</text:p>
          </table:table-cell>
          <table:table-cell office:value-type="float" office:value="2.8327022039999998" table:style-name="ce1">
            <text:p>2,832702204</text:p>
          </table:table-cell>
          <table:table-cell office:value-type="float" office:value="6.2907390000000001E-3" table:style-name="ce1">
            <text:p>0,006290739</text:p>
          </table:table-cell>
          <table:table-cell office:value-type="float" office:value="2.5118154420000001" table:style-name="ce1">
            <text:p>2,511815442</text:p>
          </table:table-cell>
          <table:table-cell office:value-type="float" office:value="1.13695166" table:style-name="ce1">
            <text:p>1,13695166</text:p>
          </table:table-cell>
          <table:table-cell office:value-type="float" office:value="1.3374144269999999" table:style-name="ce1">
            <text:p>1,337414427</text:p>
          </table:table-cell>
          <table:table-cell office:value-type="float" office:value="0.52306156599999998" table:style-name="ce1">
            <text:p>0,523061566</text:p>
          </table:table-cell>
          <table:table-cell office:value-type="float" office:value="6.3471900809999999" table:style-name="ce1">
            <text:p>6,347190081</text:p>
          </table:table-cell>
          <table:table-cell office:value-type="float" office:value="1.1483908599999999" table:style-name="ce1">
            <text:p>1,14839086</text:p>
          </table:table-cell>
          <table:table-cell office:value-type="float" office:value="0.69996518200000002" table:style-name="ce1">
            <text:p>0,699965182</text:p>
          </table:table-cell>
          <table:table-cell office:value-type="float" office:value="-0.37284635900000002" table:style-name="ce1">
            <text:p>-0,372846359</text:p>
          </table:table-cell>
          <table:table-cell office:value-type="float" office:value="8.8570166189999995" table:style-name="ce1">
            <text:p>8,857016619</text:p>
          </table:table-cell>
          <table:table-cell office:value-type="float" office:value="0.40584922600000001" table:style-name="ce1">
            <text:p>0,405849226</text:p>
          </table:table-cell>
          <table:table-cell office:value-type="float" office:value="0.28826879599999999" table:style-name="ce1">
            <text:p>0,288268796</text:p>
          </table:table-cell>
          <table:table-cell office:value-type="float" office:value="2.5683119379999999" table:style-name="ce1">
            <text:p>2,568311938</text:p>
          </table:table-cell>
          <table:table-cell office:value-type="float" office:value="2.80071884" table:style-name="ce1">
            <text:p>2,80071884</text:p>
          </table:table-cell>
          <table:table-cell office:value-type="float" office:value="1.9559314480000001" table:style-name="ce1">
            <text:p>1,955931448</text:p>
          </table:table-cell>
          <table:table-cell office:value-type="float" office:value="2.4519320109999998" table:style-name="ce1">
            <text:p>2,451932011</text:p>
          </table:table-cell>
          <table:table-cell office:value-type="float" office:value="1.9136197740000001" table:style-name="ce1">
            <text:p>1,913619774</text:p>
          </table:table-cell>
          <table:table-cell office:value-type="float" office:value="1.0592915119999999" table:style-name="ce1">
            <text:p>1,059291512</text:p>
          </table:table-cell>
          <table:table-cell office:value-type="float" office:value="0.73533393700000005" table:style-name="ce1">
            <text:p>0,735333937</text:p>
          </table:table-cell>
          <table:table-cell office:value-type="float" office:value="2.7695543890000001" table:style-name="ce1">
            <text:p>2,769554389</text:p>
          </table:table-cell>
          <table:table-cell office:value-type="float" office:value="2.2057697570000001" table:style-name="ce1">
            <text:p>2,205769757</text:p>
          </table:table-cell>
          <table:table-cell office:value-type="float" office:value="0.51776698799999998" table:style-name="ce1">
            <text:p>0,517766988</text:p>
          </table:table-cell>
          <table:table-cell office:value-type="float" office:value="2.7923746569999999" table:style-name="ce1">
            <text:p>2,792374657</text:p>
          </table:table-cell>
          <table:table-cell office:value-type="float" office:value="1.081293603" table:style-name="ce1">
            <text:p>1,081293603</text:p>
          </table:table-cell>
          <table:table-cell office:value-type="float" office:value="0.78545917600000004" table:style-name="ce1">
            <text:p>0,785459176</text:p>
          </table:table-cell>
          <table:table-cell office:value-type="float" office:value="2.190128343" table:style-name="ce1">
            <text:p>2,190128343</text:p>
          </table:table-cell>
          <table:table-cell office:value-type="float" office:value="0.59785115600000005" table:style-name="ce1">
            <text:p>0,597851156</text:p>
          </table:table-cell>
          <table:table-cell office:value-type="float" office:value="2.7097806339999999" table:style-name="ce1">
            <text:p>2,709780634</text:p>
          </table:table-cell>
          <table:table-cell office:value-type="float" office:value="0.44386307600000002" table:style-name="ce1">
            <text:p>0,443863076</text:p>
          </table:table-cell>
          <table:table-cell office:value-type="float" office:value="1.9633901309999999" table:style-name="ce1">
            <text:p>1,963390131</text:p>
          </table:table-cell>
          <table:table-cell office:value-type="float" office:value="0.63085323100000001" table:style-name="ce1">
            <text:p>0,630853231</text:p>
          </table:table-cell>
          <table:table-cell office:value-type="float" office:value="1.093146529" table:style-name="ce1">
            <text:p>1,093146529</text:p>
          </table:table-cell>
          <table:table-cell office:value-type="float" office:value="1.07181138" table:style-name="ce1">
            <text:p>1,07181138</text:p>
          </table:table-cell>
          <table:table-cell office:value-type="float" office:value="1.9955773370000001" table:style-name="ce1">
            <text:p>1,995577337</text:p>
          </table:table-cell>
          <table:table-cell office:value-type="float" office:value="-7.4233629999999997E-3" table:style-name="ce1">
            <text:p>-0,007423363</text:p>
          </table:table-cell>
          <table:table-cell office:value-type="float" office:value="0.73801072999999995" table:style-name="ce1">
            <text:p>0,73801073</text:p>
          </table:table-cell>
          <table:table-cell office:value-type="float" office:value="2.4003321139999998" table:style-name="ce1">
            <text:p>2,400332114</text:p>
          </table:table-cell>
          <table:table-cell office:value-type="float" office:value="0.60380814900000002" table:style-name="ce1">
            <text:p>0,603808149</text:p>
          </table:table-cell>
          <table:table-cell office:value-type="float" office:value="1.507956874" table:style-name="ce1">
            <text:p>1,507956874</text:p>
          </table:table-cell>
          <table:table-cell office:value-type="float" office:value="3.1468977460000001" table:style-name="ce1">
            <text:p>3,146897746</text:p>
          </table:table-cell>
          <table:table-cell office:value-type="float" office:value="1.091459535" table:style-name="ce1">
            <text:p>1,091459535</text:p>
          </table:table-cell>
          <table:table-cell office:value-type="float" office:value="-3.8239146590000002" table:style-name="ce1">
            <text:p>-3,823914659</text:p>
          </table:table-cell>
          <table:table-cell office:value-type="float" office:value="0.93866035400000003" table:style-name="ce1">
            <text:p>0,938660354</text:p>
          </table:table-cell>
          <table:table-cell office:value-type="float" office:value="-0.75073729600000005" table:style-name="ce1">
            <text:p>-0,750737296</text:p>
          </table:table-cell>
          <table:table-cell office:value-type="float" office:value="0.201816416" table:style-name="ce1">
            <text:p>0,201816416</text:p>
          </table:table-cell>
          <table:table-cell office:value-type="float" office:value="2.2573479719999998" table:style-name="ce1">
            <text:p>2,257347972</text:p>
          </table:table-cell>
          <table:table-cell office:value-type="float" office:value="2.1383488850000001" table:style-name="ce1">
            <text:p>2,138348885</text:p>
          </table:table-cell>
          <table:table-cell office:value-type="float" office:value="1.0775954720000001" table:style-name="ce1">
            <text:p>1,077595472</text:p>
          </table:table-cell>
          <table:table-cell office:value-type="float" office:value="0.96480476400000004" table:style-name="ce1">
            <text:p>0,964804764</text:p>
          </table:table-cell>
          <table:table-cell office:value-type="float" office:value="1.8961131" table:style-name="ce1">
            <text:p>1,8961131</text:p>
          </table:table-cell>
          <table:table-cell office:value-type="float" office:value="3.0268426160000002" table:style-name="ce1">
            <text:p>3,026842616</text:p>
          </table:table-cell>
          <table:table-cell office:value-type="float" office:value="2.6950204699999998" table:style-name="ce1">
            <text:p>2,69502047</text:p>
          </table:table-cell>
          <table:table-cell office:value-type="float" office:value="0.47590035200000003" table:style-name="ce1">
            <text:p>0,475900352</text:p>
          </table:table-cell>
          <table:table-cell office:value-type="float" office:value="1.799700337" table:style-name="ce1">
            <text:p>1,799700337</text:p>
          </table:table-cell>
          <table:table-cell office:value-type="float" office:value="0.58808180899999996" table:style-name="ce1">
            <text:p>0,588081809</text:p>
          </table:table-cell>
          <table:table-cell office:value-type="float" office:value="2.0084970709999999" table:style-name="ce1">
            <text:p>2,008497071</text:p>
          </table:table-cell>
          <table:table-cell office:value-type="float" office:value="2.1097398749999998" table:style-name="ce1">
            <text:p>2,109739875</text:p>
          </table:table-cell>
          <table:table-cell office:value-type="float" office:value="2.5946000950000001" table:style-name="ce1">
            <text:p>2,594600095</text:p>
          </table:table-cell>
          <table:table-cell office:value-type="float" office:value="2.906720424" table:style-name="ce1">
            <text:p>2,906720424</text:p>
          </table:table-cell>
          <table:table-cell office:value-type="float" office:value="2.5251081320000002" table:style-name="ce1">
            <text:p>2,525108132</text:p>
          </table:table-cell>
          <table:table-cell office:value-type="float" office:value="2.447880375" table:style-name="ce1">
            <text:p>2,447880375</text:p>
          </table:table-cell>
          <table:table-cell office:value-type="float" office:value="1.3558669059999999" table:style-name="ce1">
            <text:p>1,355866906</text:p>
          </table:table-cell>
          <table:table-cell office:value-type="float" office:value="2.3217591639999999" table:style-name="ce1">
            <text:p>2,321759164</text:p>
          </table:table-cell>
          <table:table-cell table:style-name="ce1"/>
          <table:table-cell office:value-type="float" office:value="1.6453536559999999" table:style-name="ce1">
            <text:p>1,645353656</text:p>
          </table:table-cell>
          <table:table-cell office:value-type="float" office:value="2.9244363390000001" table:style-name="ce1">
            <text:p>2,924436339</text:p>
          </table:table-cell>
          <table:table-cell office:value-type="float" office:value="3.2401289609999999" table:style-name="ce1">
            <text:p>3,240128961</text:p>
          </table:table-cell>
          <table:table-cell office:value-type="float" office:value="1.2789078899999999" table:style-name="ce1">
            <text:p>1,27890789</text:p>
          </table:table-cell>
          <table:table-cell office:value-type="float" office:value="2.2834715820000002" table:style-name="ce1">
            <text:p>2,283471582</text:p>
          </table:table-cell>
          <table:table-cell office:value-type="float" office:value="0.597247219" table:style-name="ce1">
            <text:p>0,597247219</text:p>
          </table:table-cell>
          <table:table-cell office:value-type="float" office:value="1.4756652320000001" table:style-name="ce1">
            <text:p>1,475665232</text:p>
          </table:table-cell>
          <table:table-cell office:value-type="float" office:value="2.8565038440000001" table:style-name="ce1">
            <text:p>2,856503844</text:p>
          </table:table-cell>
          <table:table-cell office:value-type="float" office:value="1.6011003800000001" table:style-name="ce1">
            <text:p>1,60110038</text:p>
          </table:table-cell>
          <table:table-cell office:value-type="float" office:value="1.2912049189999999" table:style-name="ce1">
            <text:p>1,291204919</text:p>
          </table:table-cell>
          <table:table-cell office:value-type="float" office:value="3.7415639679999999" table:style-name="ce1">
            <text:p>3,741563968</text:p>
          </table:table-cell>
          <table:table-cell office:value-type="float" office:value="2.1024975320000001" table:style-name="ce1">
            <text:p>2,102497532</text:p>
          </table:table-cell>
          <table:table-cell office:value-type="float" office:value="-0.11806520299999999" table:style-name="ce1">
            <text:p>-0,118065203</text:p>
          </table:table-cell>
          <table:table-cell office:value-type="float" office:value="1.4271990219999999" table:style-name="ce1">
            <text:p>1,427199022</text:p>
          </table:table-cell>
          <table:table-cell office:value-type="float" office:value="-0.115133263" table:style-name="ce1">
            <text:p>-0,115133263</text:p>
          </table:table-cell>
          <table:table-cell office:value-type="float" office:value="1.682000055" table:style-name="ce1">
            <text:p>1,682000055</text:p>
          </table:table-cell>
          <table:table-cell office:value-type="float" office:value="6.0467423780000003" table:style-name="ce1">
            <text:p>6,046742378</text:p>
          </table:table-cell>
          <table:table-cell office:value-type="float" office:value="2.4015001890000001" table:style-name="ce1">
            <text:p>2,401500189</text:p>
          </table:table-cell>
          <table:table-cell office:value-type="float" office:value="2.0062428369999998" table:style-name="ce1">
            <text:p>2,006242837</text:p>
          </table:table-cell>
          <table:table-cell office:value-type="float" office:value="1.5245593749999999" table:style-name="ce1">
            <text:p>1,524559375</text:p>
          </table:table-cell>
          <table:table-cell office:value-type="float" office:value="2.798130564" table:style-name="ce1">
            <text:p>2,798130564</text:p>
          </table:table-cell>
          <table:table-cell office:value-type="float" office:value="4.1785482900000002" table:style-name="ce1">
            <text:p>4,17854829</text:p>
          </table:table-cell>
          <table:table-cell office:value-type="float" office:value="1.1338634809999999" table:style-name="ce1">
            <text:p>1,133863481</text:p>
          </table:table-cell>
          <table:table-cell office:value-type="float" office:value="2.3448800219999999" table:style-name="ce1">
            <text:p>2,344880022</text:p>
          </table:table-cell>
          <table:table-cell office:value-type="float" office:value="2.40255223" table:style-name="ce1">
            <text:p>2,40255223</text:p>
          </table:table-cell>
          <table:table-cell office:value-type="float" office:value="2.5496420460000002" table:style-name="ce1">
            <text:p>2,549642046</text:p>
          </table:table-cell>
          <table:table-cell office:value-type="float" office:value="1.960382463" table:style-name="ce1">
            <text:p>1,960382463</text:p>
          </table:table-cell>
          <table:table-cell office:value-type="float" office:value="1.8580000139999999" table:style-name="ce1">
            <text:p>1,858000014</text:p>
          </table:table-cell>
          <table:table-cell office:value-type="float" office:value="2.3666304810000001" table:style-name="ce1">
            <text:p>2,366630481</text:p>
          </table:table-cell>
          <table:table-cell office:value-type="float" office:value="2.1310357290000002" table:style-name="ce1">
            <text:p>2,131035729</text:p>
          </table:table-cell>
          <table:table-cell office:value-type="float" office:value="2.632310897" table:style-name="ce1">
            <text:p>2,632310897</text:p>
          </table:table-cell>
          <table:table-cell office:value-type="float" office:value="1.7382152639999999" table:style-name="ce1">
            <text:p>1,738215264</text:p>
          </table:table-cell>
          <table:table-cell office:value-type="float" office:value="0.84428471400000005" table:style-name="ce1">
            <text:p>0,844284714</text:p>
          </table:table-cell>
          <table:table-cell office:value-type="float" office:value="1.0924478390000001" table:style-name="ce1">
            <text:p>1,092447839</text:p>
          </table:table-cell>
          <table:table-cell office:value-type="float" office:value="0.77428454000000002" table:style-name="ce1">
            <text:p>0,77428454</text:p>
          </table:table-cell>
          <table:table-cell office:value-type="float" office:value="-1.093622308" table:style-name="ce1">
            <text:p>-1,093622308</text:p>
          </table:table-cell>
          <table:table-cell office:value-type="float" office:value="4.063429717" table:style-name="ce1">
            <text:p>4,063429717</text:p>
          </table:table-cell>
          <table:table-cell office:value-type="float" office:value="2.175760511" table:style-name="ce1">
            <text:p>2,175760511</text:p>
          </table:table-cell>
          <table:table-cell office:value-type="float" office:value="1.447041279" table:style-name="ce1">
            <text:p>1,447041279</text:p>
          </table:table-cell>
          <table:table-cell office:value-type="float" office:value="1.1134985049999999" table:style-name="ce1">
            <text:p>1,113498505</text:p>
          </table:table-cell>
          <table:table-cell office:value-type="float" office:value="2.821939193" table:style-name="ce1">
            <text:p>2,821939193</text:p>
          </table:table-cell>
          <table:table-cell office:value-type="float" office:value="3.2126879910000001" table:style-name="ce1">
            <text:p>3,212687991</text:p>
          </table:table-cell>
          <table:table-cell office:value-type="float" office:value="2.8525800029999999" table:style-name="ce1">
            <text:p>2,852580003</text:p>
          </table:table-cell>
          <table:table-cell office:value-type="float" office:value="2.7918502900000002" table:style-name="ce1">
            <text:p>2,79185029</text:p>
          </table:table-cell>
          <table:table-cell office:value-type="float" office:value="4.1716787909999997" table:style-name="ce1">
            <text:p>4,171678791</text:p>
          </table:table-cell>
          <table:table-cell office:value-type="float" office:value="2.1016138579999999" table:style-name="ce1">
            <text:p>2,101613858</text:p>
          </table:table-cell>
          <table:table-cell office:value-type="float" office:value="1.0376387069999999" table:style-name="ce1">
            <text:p>1,037638707</text:p>
          </table:table-cell>
          <table:table-cell office:value-type="float" office:value="1.773189651" table:style-name="ce1">
            <text:p>1,773189651</text:p>
          </table:table-cell>
          <table:table-cell office:value-type="float" office:value="0.73439257999999996" table:style-name="ce1">
            <text:p>0,73439258</text:p>
          </table:table-cell>
          <table:table-cell office:value-type="float" office:value="2.2886810319999999" table:style-name="ce1">
            <text:p>2,288681032</text:p>
          </table:table-cell>
          <table:table-cell office:value-type="float" office:value="2.6620213709999998" table:style-name="ce1">
            <text:p>2,662021371</text:p>
          </table:table-cell>
          <table:table-cell office:value-type="float" office:value="1.3976783399999999" table:style-name="ce1">
            <text:p>1,39767834</text:p>
          </table:table-cell>
          <table:table-cell office:value-type="float" office:value="2.8257484150000001" table:style-name="ce1">
            <text:p>2,825748415</text:p>
          </table:table-cell>
          <table:table-cell office:value-type="float" office:value="1.6689012729999999" table:style-name="ce1">
            <text:p>1,668901273</text:p>
          </table:table-cell>
          <table:table-cell office:value-type="float" office:value="2.5733552739999999" table:style-name="ce1">
            <text:p>2,573355274</text:p>
          </table:table-cell>
          <table:table-cell office:value-type="float" office:value="2.9549295280000001" table:style-name="ce1">
            <text:p>2,954929528</text:p>
          </table:table-cell>
          <table:table-cell office:value-type="float" office:value="1.5771704099999999" table:style-name="ce1">
            <text:p>1,57717041</text:p>
          </table:table-cell>
          <table:table-cell office:value-type="float" office:value="2.8198452349999998" table:style-name="ce1">
            <text:p>2,819845235</text:p>
          </table:table-cell>
          <table:table-cell office:value-type="float" office:value="2.4224500459999998" table:style-name="ce1">
            <text:p>2,422450046</text:p>
          </table:table-cell>
          <table:table-cell office:value-type="float" office:value="1.0366483639999999" table:style-name="ce1">
            <text:p>1,036648364</text:p>
          </table:table-cell>
          <table:table-cell office:value-type="float" office:value="2.6747028560000001" table:style-name="ce1">
            <text:p>2,674702856</text:p>
          </table:table-cell>
          <table:table-cell office:value-type="float" office:value="1.1385322229999999" table:style-name="ce1">
            <text:p>1,138532223</text:p>
          </table:table-cell>
          <table:table-cell office:value-type="float" office:value="2.8194059760000001" table:style-name="ce1">
            <text:p>2,819405976</text:p>
          </table:table-cell>
          <table:table-cell office:value-type="float" office:value="2.71444252" table:style-name="ce1">
            <text:p>2,71444252</text:p>
          </table:table-cell>
          <table:table-cell office:value-type="float" office:value="3.0913386389999999" table:style-name="ce1">
            <text:p>3,091338639</text:p>
          </table:table-cell>
          <table:table-cell office:value-type="float" office:value="0.89138995499999996" table:style-name="ce1">
            <text:p>0,891389955</text:p>
          </table:table-cell>
          <table:table-cell office:value-type="float" office:value="0.55188889699999999" table:style-name="ce1">
            <text:p>0,551888897</text:p>
          </table:table-cell>
          <table:table-cell office:value-type="float" office:value="2.1777980289999999" table:style-name="ce1">
            <text:p>2,177798029</text:p>
          </table:table-cell>
          <table:table-cell office:value-type="float" office:value="1.6441036389999999" table:style-name="ce1">
            <text:p>1,644103639</text:p>
          </table:table-cell>
          <table:table-cell office:value-type="float" office:value="1.9454337269999999" table:style-name="ce1">
            <text:p>1,945433727</text:p>
          </table:table-cell>
          <table:table-cell office:value-type="float" office:value="1.085410749" table:style-name="ce1">
            <text:p>1,085410749</text:p>
          </table:table-cell>
          <table:table-cell office:value-type="float" office:value="4.6524712509999997" table:style-name="ce1">
            <text:p>4,652471251</text:p>
          </table:table-cell>
          <table:table-cell office:value-type="float" office:value="2.1000237049999999" table:style-name="ce1">
            <text:p>2,100023705</text:p>
          </table:table-cell>
          <table:table-cell office:value-type="float" office:value="2.9015659789999999" table:style-name="ce1">
            <text:p>2,901565979</text:p>
          </table:table-cell>
          <table:table-cell office:value-type="float" office:value="2.6762010040000002" table:style-name="ce1">
            <text:p>2,676201004</text:p>
          </table:table-cell>
          <table:table-cell office:value-type="float" office:value="2.6786418009999999" table:style-name="ce1">
            <text:p>2,678641801</text:p>
          </table:table-cell>
          <table:table-cell office:value-type="float" office:value="2.8038042970000001" table:style-name="ce1">
            <text:p>2,803804297</text:p>
          </table:table-cell>
          <table:table-cell office:value-type="float" office:value="0.56732229099999998" table:style-name="ce1">
            <text:p>0,567322291</text:p>
          </table:table-cell>
          <table:table-cell office:value-type="float" office:value="2.479445873" table:style-name="ce1">
            <text:p>2,479445873</text:p>
          </table:table-cell>
          <table:table-cell office:value-type="float" office:value="0.99359553199999995" table:style-name="ce1">
            <text:p>0,993595532</text:p>
          </table:table-cell>
          <table:table-cell office:value-type="float" office:value="2.8861721130000002" table:style-name="ce1">
            <text:p>2,886172113</text:p>
          </table:table-cell>
          <table:table-cell office:value-type="float" office:value="1.8439168450000001" table:style-name="ce1">
            <text:p>1,843916845</text:p>
          </table:table-cell>
          <table:table-cell office:value-type="float" office:value="2.0025109670000001" table:style-name="ce1">
            <text:p>2,002510967</text:p>
          </table:table-cell>
          <table:table-cell office:value-type="float" office:value="3.8004140400000002" table:style-name="ce1">
            <text:p>3,80041404</text:p>
          </table:table-cell>
          <table:table-cell office:value-type="float" office:value="2.4453930050000001" table:style-name="ce1">
            <text:p>2,445393005</text:p>
          </table:table-cell>
          <table:table-cell table:style-name="ce1"/>
          <table:table-cell office:value-type="float" office:value="2.0858847740000002" table:style-name="ce1">
            <text:p>2,085884774</text:p>
          </table:table-cell>
          <table:table-cell office:value-type="float" office:value="0.84052373999999996" table:style-name="ce1">
            <text:p>0,84052374</text:p>
          </table:table-cell>
          <table:table-cell office:value-type="float" office:value="3.3385887140000001" table:style-name="ce1">
            <text:p>3,338588714</text:p>
          </table:table-cell>
          <table:table-cell office:value-type="float" office:value="6.7327216060000001" table:style-name="ce1">
            <text:p>6,732721606</text:p>
          </table:table-cell>
          <table:table-cell office:value-type="float" office:value="1.2482922059999999" table:style-name="ce1">
            <text:p>1,248292206</text:p>
          </table:table-cell>
          <table:table-cell office:value-type="float" office:value="0.573923976" table:style-name="ce1">
            <text:p>0,573923976</text:p>
          </table:table-cell>
          <table:table-cell office:value-type="float" office:value="3.097585993" table:style-name="ce1">
            <text:p>3,097585993</text:p>
          </table:table-cell>
          <table:table-cell office:value-type="float" office:value="2.349077163" table:style-name="ce1">
            <text:p>2,349077163</text:p>
          </table:table-cell>
          <table:table-cell office:value-type="float" office:value="5.0440478830000002" table:style-name="ce1">
            <text:p>5,044047883</text:p>
          </table:table-cell>
          <table:table-cell office:value-type="float" office:value="3.4444532400000001" table:style-name="ce1">
            <text:p>3,44445324</text:p>
          </table:table-cell>
          <table:table-cell office:value-type="float" office:value="2.7278045789999998" table:style-name="ce1">
            <text:p>2,727804579</text:p>
          </table:table-cell>
          <table:table-cell office:value-type="float" office:value="1.4602699159999999" table:style-name="ce1">
            <text:p>1,460269916</text:p>
          </table:table-cell>
          <table:table-cell office:value-type="float" office:value="3.743948541" table:style-name="ce1">
            <text:p>3,743948541</text:p>
          </table:table-cell>
          <table:table-cell office:value-type="float" office:value="2.0978075550000002" table:style-name="ce1">
            <text:p>2,097807555</text:p>
          </table:table-cell>
          <table:table-cell office:value-type="float" office:value="2.2991287030000001" table:style-name="ce1">
            <text:p>2,299128703</text:p>
          </table:table-cell>
          <table:table-cell office:value-type="float" office:value="0.84568170799999998" table:style-name="ce1">
            <text:p>0,845681708</text:p>
          </table:table-cell>
          <table:table-cell office:value-type="float" office:value="6.5854407850000003" table:style-name="ce1">
            <text:p>6,585440785</text:p>
          </table:table-cell>
          <table:table-cell table:style-name="ce1"/>
          <table:table-cell office:value-type="float" office:value="2.8112185869999999" table:style-name="ce1">
            <text:p>2,811218587</text:p>
          </table:table-cell>
          <table:table-cell office:value-type="float" office:value="2.5050753019999998" table:style-name="ce1">
            <text:p>2,505075302</text:p>
          </table:table-cell>
          <table:table-cell office:value-type="float" office:value="2.8078184610000001" table:style-name="ce1">
            <text:p>2,807818461</text:p>
          </table:table-cell>
          <table:table-cell office:value-type="float" office:value="1.829808299" table:style-name="ce1">
            <text:p>1,829808299</text:p>
          </table:table-cell>
          <table:table-cell office:value-type="float" office:value="2.4177938349999999" table:style-name="ce1">
            <text:p>2,417793835</text:p>
          </table:table-cell>
          <table:table-cell office:value-type="float" office:value="-0.67443822600000003" table:style-name="ce1">
            <text:p>-0,674438226</text:p>
          </table:table-cell>
          <table:table-cell office:value-type="float" office:value="1.0496103880000001" table:style-name="ce1">
            <text:p>1,049610388</text:p>
          </table:table-cell>
          <table:table-cell office:value-type="float" office:value="0.97762139299999995" table:style-name="ce1">
            <text:p>0,977621393</text:p>
          </table:table-cell>
          <table:table-cell office:value-type="float" office:value="0.39727573500000002" table:style-name="ce1">
            <text:p>0,397275735</text:p>
          </table:table-cell>
          <table:table-cell office:value-type="float" office:value="3.0502754849999998" table:style-name="ce1">
            <text:p>3,050275485</text:p>
          </table:table-cell>
          <table:table-cell table:style-name="ce1"/>
          <table:table-cell office:value-type="float" office:value="2.3118176350000001" table:style-name="ce1">
            <text:p>2,311817635</text:p>
          </table:table-cell>
          <table:table-cell office:value-type="float" office:value="3.408641727" table:style-name="ce1">
            <text:p>3,408641727</text:p>
          </table:table-cell>
          <table:table-cell office:value-type="float" office:value="3.290701147" table:style-name="ce1">
            <text:p>3,290701147</text:p>
          </table:table-cell>
          <table:table-cell office:value-type="float" office:value="2.1919197239999999" table:style-name="ce1">
            <text:p>2,191919724</text:p>
          </table:table-cell>
          <table:table-cell office:value-type="float" office:value="1.955048992" table:style-name="ce1">
            <text:p>1,955048992</text:p>
          </table:table-cell>
          <table:table-cell office:value-type="float" office:value="1.0578672979999999" table:style-name="ce1">
            <text:p>1,057867298</text:p>
          </table:table-cell>
          <table:table-cell office:value-type="float" office:value="2.2582554880000001" table:style-name="ce1">
            <text:p>2,258255488</text:p>
          </table:table-cell>
          <table:table-cell office:value-type="float" office:value="2.5701475180000002" table:style-name="ce1">
            <text:p>2,570147518</text:p>
          </table:table-cell>
          <table:table-cell office:value-type="float" office:value="2.8366602439999999" table:style-name="ce1">
            <text:p>2,836660244</text:p>
          </table:table-cell>
          <table:table-cell office:value-type="float" office:value="2.7287841269999999" table:style-name="ce1">
            <text:p>2,728784127</text:p>
          </table:table-cell>
          <table:table-cell office:value-type="float" office:value="2.3823890059999999" table:style-name="ce1">
            <text:p>2,382389006</text:p>
          </table:table-cell>
          <table:table-cell office:value-type="float" office:value="0.74526857499999999" table:style-name="ce1">
            <text:p>0,745268575</text:p>
          </table:table-cell>
          <table:table-cell office:value-type="float" office:value="2.6620213709999998" table:style-name="ce1">
            <text:p>2,662021371</text:p>
          </table:table-cell>
          <table:table-cell office:value-type="float" office:value="0.83684399700000001" table:style-name="ce1">
            <text:p>0,836843997</text:p>
          </table:table-cell>
          <table:table-cell office:value-type="float" office:value="2.349077163" table:style-name="ce1">
            <text:p>2,349077163</text:p>
          </table:table-cell>
          <table:table-cell office:value-type="float" office:value="2.8078184610000001" table:style-name="ce1">
            <text:p>2,807818461</text:p>
          </table:table-cell>
          <table:table-cell office:value-type="float" office:value="1.4389798309999999" table:style-name="ce1">
            <text:p>1,438979831</text:p>
          </table:table-cell>
          <table:table-cell office:value-type="float" office:value="2.2514402819999999" table:style-name="ce1">
            <text:p>2,251440282</text:p>
          </table:table-cell>
          <table:table-cell office:value-type="float" office:value="2.3362394750000002" table:style-name="ce1">
            <text:p>2,336239475</text:p>
          </table:table-cell>
          <table:table-cell office:value-type="float" office:value="2.5910350430000002" table:style-name="ce1">
            <text:p>2,591035043</text:p>
          </table:table-cell>
          <table:table-cell office:value-type="float" office:value="3.1740874080000001" table:style-name="ce1">
            <text:p>3,174087408</text:p>
          </table:table-cell>
          <table:table-cell office:value-type="float" office:value="2.684069531" table:style-name="ce1">
            <text:p>2,684069531</text:p>
          </table:table-cell>
          <table:table-cell office:value-type="float" office:value="0.62348587499999997" table:style-name="ce1">
            <text:p>0,623485875</text:p>
          </table:table-cell>
          <table:table-cell office:value-type="float" office:value="1.9101434319999999" table:style-name="ce1">
            <text:p>1,910143432</text:p>
          </table:table-cell>
          <table:table-cell office:value-type="float" office:value="0.215094124" table:style-name="ce1">
            <text:p>0,215094124</text:p>
          </table:table-cell>
          <table:table-cell office:value-type="float" office:value="0.98598606700000002" table:style-name="ce1">
            <text:p>0,985986067</text:p>
          </table:table-cell>
          <table:table-cell office:value-type="float" office:value="2.6793545860000001" table:style-name="ce1">
            <text:p>2,679354586</text:p>
          </table:table-cell>
          <table:table-cell office:value-type="float" office:value="1.101568876" table:style-name="ce1">
            <text:p>1,101568876</text:p>
          </table:table-cell>
          <table:table-cell office:value-type="float" office:value="2.8652837089999998" table:style-name="ce1">
            <text:p>2,865283709</text:p>
          </table:table-cell>
          <table:table-cell office:value-type="float" office:value="1.2887624870000001" table:style-name="ce1">
            <text:p>1,288762487</text:p>
          </table:table-cell>
          <table:table-cell office:value-type="float" office:value="4.9276608189999997" table:style-name="ce1">
            <text:p>4,927660819</text:p>
          </table:table-cell>
          <table:table-cell office:value-type="float" office:value="2.2011155750000002" table:style-name="ce1">
            <text:p>2,201115575</text:p>
          </table:table-cell>
          <table:table-cell office:value-type="float" office:value="3.1380827839999998" table:style-name="ce1">
            <text:p>3,138082784</text:p>
          </table:table-cell>
          <table:table-cell office:value-type="float" office:value="1.8650281639999999" table:style-name="ce1">
            <text:p>1,865028164</text:p>
          </table:table-cell>
          <table:table-cell office:value-type="float" office:value="0.77000748500000005" table:style-name="ce1">
            <text:p>0,770007485</text:p>
          </table:table-cell>
          <table:table-cell office:value-type="float" office:value="2.2157479599999998" table:style-name="ce1">
            <text:p>2,21574796</text:p>
          </table:table-cell>
          <table:table-cell office:value-type="float" office:value="2.3064686810000001" table:style-name="ce1">
            <text:p>2,306468681</text:p>
          </table:table-cell>
          <table:table-cell office:value-type="float" office:value="2.5837672999999999" table:style-name="ce1">
            <text:p>2,5837673</text:p>
          </table:table-cell>
          <table:table-cell office:value-type="float" office:value="3.3856120110000001" table:style-name="ce1">
            <text:p>3,385612011</text:p>
          </table:table-cell>
          <table:table-cell office:value-type="float" office:value="3.3738050839999998" table:style-name="ce1">
            <text:p>3,373805084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6" table:style-name="ce1">
            <text:p>1976</text:p>
          </table:table-cell>
          <table:table-cell office:value-type="float" office:value="-0.11712017700000001" table:style-name="ce1">
            <text:p>-0,117120177</text:p>
          </table:table-cell>
          <table:table-cell office:value-type="float" office:value="1.98142011" table:style-name="ce1">
            <text:p>1,98142011</text:p>
          </table:table-cell>
          <table:table-cell office:value-type="float" office:value="3.5730558549999998" table:style-name="ce1">
            <text:p>3,573055855</text:p>
          </table:table-cell>
          <table:table-cell office:value-type="float" office:value="2.208235255" table:style-name="ce1">
            <text:p>2,208235255</text:p>
          </table:table-cell>
          <table:table-cell office:value-type="float" office:value="3.431724988" table:style-name="ce1">
            <text:p>3,431724988</text:p>
          </table:table-cell>
          <table:table-cell office:value-type="float" office:value="3.1509629750000001" table:style-name="ce1">
            <text:p>3,150962975</text:p>
          </table:table-cell>
          <table:table-cell office:value-type="float" office:value="15.13916126" table:style-name="ce1">
            <text:p>15,13916126</text:p>
          </table:table-cell>
          <table:table-cell office:value-type="float" office:value="1.5304403950000001" table:style-name="ce1">
            <text:p>1,530440395</text:p>
          </table:table-cell>
          <table:table-cell office:value-type="float" office:value="1.9859668370000001" table:style-name="ce1">
            <text:p>1,985966837</text:p>
          </table:table-cell>
          <table:table-cell office:value-type="float" office:value="1.3353804570000001" table:style-name="ce1">
            <text:p>1,335380457</text:p>
          </table:table-cell>
          <table:table-cell office:value-type="float" office:value="-0.49263547099999999" table:style-name="ce1">
            <text:p>-0,492635471</text:p>
          </table:table-cell>
          <table:table-cell office:value-type="float" office:value="1.00265826" table:style-name="ce1">
            <text:p>1,00265826</text:p>
          </table:table-cell>
          <table:table-cell office:value-type="float" office:value="-0.17667228500000001" table:style-name="ce1">
            <text:p>-0,176672285</text:p>
          </table:table-cell>
          <table:table-cell office:value-type="float" office:value="1.653261581" table:style-name="ce1">
            <text:p>1,653261581</text:p>
          </table:table-cell>
          <table:table-cell office:value-type="float" office:value="1.8735380049999999" table:style-name="ce1">
            <text:p>1,873538005</text:p>
          </table:table-cell>
          <table:table-cell office:value-type="float" office:value="0.17867444699999999" table:style-name="ce1">
            <text:p>0,178674447</text:p>
          </table:table-cell>
          <table:table-cell office:value-type="float" office:value="2.4805811530000001" table:style-name="ce1">
            <text:p>2,480581153</text:p>
          </table:table-cell>
          <table:table-cell office:value-type="float" office:value="1.922917384" table:style-name="ce1">
            <text:p>1,922917384</text:p>
          </table:table-cell>
          <table:table-cell office:value-type="float" office:value="2.2384433779999999" table:style-name="ce1">
            <text:p>2,238443378</text:p>
          </table:table-cell>
          <table:table-cell office:value-type="float" office:value="0.43316346100000003" table:style-name="ce1">
            <text:p>0,433163461</text:p>
          </table:table-cell>
          <table:table-cell office:value-type="float" office:value="6.2565035790000003" table:style-name="ce1">
            <text:p>6,256503579</text:p>
          </table:table-cell>
          <table:table-cell office:value-type="float" office:value="2.1021976059999998" table:style-name="ce1">
            <text:p>2,102197606</text:p>
          </table:table-cell>
          <table:table-cell office:value-type="float" office:value="1.0027334939999999" table:style-name="ce1">
            <text:p>1,002733494</text:p>
          </table:table-cell>
          <table:table-cell office:value-type="float" office:value="0.468634365" table:style-name="ce1">
            <text:p>0,468634365</text:p>
          </table:table-cell>
          <table:table-cell office:value-type="float" office:value="1.406096778" table:style-name="ce1">
            <text:p>1,406096778</text:p>
          </table:table-cell>
          <table:table-cell office:value-type="float" office:value="0.37735849100000002" table:style-name="ce1">
            <text:p>0,377358491</text:p>
          </table:table-cell>
          <table:table-cell office:value-type="float" office:value="2.2153824379999998" table:style-name="ce1">
            <text:p>2,215382438</text:p>
          </table:table-cell>
          <table:table-cell office:value-type="float" office:value="2.3730590540000001" table:style-name="ce1">
            <text:p>2,373059054</text:p>
          </table:table-cell>
          <table:table-cell office:value-type="float" office:value="0.57885229999999999" table:style-name="ce1">
            <text:p>0,5788523</text:p>
          </table:table-cell>
          <table:table-cell office:value-type="float" office:value="3.975575616" table:style-name="ce1">
            <text:p>3,975575616</text:p>
          </table:table-cell>
          <table:table-cell office:value-type="float" office:value="3.2000086790000002" table:style-name="ce1">
            <text:p>3,200008679</text:p>
          </table:table-cell>
          <table:table-cell office:value-type="float" office:value="3.788364885" table:style-name="ce1">
            <text:p>3,788364885</text:p>
          </table:table-cell>
          <table:table-cell office:value-type="float" office:value="1.9542102219999999" table:style-name="ce1">
            <text:p>1,954210222</text:p>
          </table:table-cell>
          <table:table-cell office:value-type="float" office:value="1.315806566" table:style-name="ce1">
            <text:p>1,315806566</text:p>
          </table:table-cell>
          <table:table-cell office:value-type="float" office:value="0.89003686400000004" table:style-name="ce1">
            <text:p>0,890036864</text:p>
          </table:table-cell>
          <table:table-cell office:value-type="float" office:value="-0.57159575500000004" table:style-name="ce1">
            <text:p>-0,571595755</text:p>
          </table:table-cell>
          <table:table-cell office:value-type="float" office:value="0.38449894800000001" table:style-name="ce1">
            <text:p>0,384498948</text:p>
          </table:table-cell>
          <table:table-cell office:value-type="float" office:value="1.5417381020000001" table:style-name="ce1">
            <text:p>1,541738102</text:p>
          </table:table-cell>
          <table:table-cell office:value-type="float" office:value="1.5473379730000001" table:style-name="ce1">
            <text:p>1,547337973</text:p>
          </table:table-cell>
          <table:table-cell office:value-type="float" office:value="4.5953367729999997" table:style-name="ce1">
            <text:p>4,595336773</text:p>
          </table:table-cell>
          <table:table-cell office:value-type="float" office:value="2.8231515319999998" table:style-name="ce1">
            <text:p>2,823151532</text:p>
          </table:table-cell>
          <table:table-cell office:value-type="float" office:value="2.8276779109999999" table:style-name="ce1">
            <text:p>2,827677911</text:p>
          </table:table-cell>
          <table:table-cell office:value-type="float" office:value="2.9308814220000001" table:style-name="ce1">
            <text:p>2,930881422</text:p>
          </table:table-cell>
          <table:table-cell office:value-type="float" office:value="2.22963756" table:style-name="ce1">
            <text:p>2,22963756</text:p>
          </table:table-cell>
          <table:table-cell office:value-type="float" office:value="3.3115748049999998" table:style-name="ce1">
            <text:p>3,311574805</text:p>
          </table:table-cell>
          <table:table-cell office:value-type="float" office:value="0.40436622300000002" table:style-name="ce1">
            <text:p>0,404366223</text:p>
          </table:table-cell>
          <table:table-cell office:value-type="float" office:value="2.5686415149999999" table:style-name="ce1">
            <text:p>2,568641515</text:p>
          </table:table-cell>
          <table:table-cell office:value-type="float" office:value="1.106074972" table:style-name="ce1">
            <text:p>1,106074972</text:p>
          </table:table-cell>
          <table:table-cell office:value-type="float" office:value="1.134142972" table:style-name="ce1">
            <text:p>1,134142972</text:p>
          </table:table-cell>
          <table:table-cell office:value-type="float" office:value="0.18088760400000001" table:style-name="ce1">
            <text:p>0,180887604</text:p>
          </table:table-cell>
          <table:table-cell office:value-type="float" office:value="6.1834566559999997" table:style-name="ce1">
            <text:p>6,183456656</text:p>
          </table:table-cell>
          <table:table-cell office:value-type="float" office:value="1.1896615269999999" table:style-name="ce1">
            <text:p>1,189661527</text:p>
          </table:table-cell>
          <table:table-cell office:value-type="float" office:value="0.66703711099999996" table:style-name="ce1">
            <text:p>0,667037111</text:p>
          </table:table-cell>
          <table:table-cell office:value-type="float" office:value="-0.42876687499999999" table:style-name="ce1">
            <text:p>-0,428766875</text:p>
          </table:table-cell>
          <table:table-cell office:value-type="float" office:value="10.320548970000001" table:style-name="ce1">
            <text:p>10,32054897</text:p>
          </table:table-cell>
          <table:table-cell office:value-type="float" office:value="0.77376239300000005" table:style-name="ce1">
            <text:p>0,773762393</text:p>
          </table:table-cell>
          <table:table-cell office:value-type="float" office:value="0.25135079199999999" table:style-name="ce1">
            <text:p>0,251350792</text:p>
          </table:table-cell>
          <table:table-cell office:value-type="float" office:value="2.5169827410000001" table:style-name="ce1">
            <text:p>2,516982741</text:p>
          </table:table-cell>
          <table:table-cell office:value-type="float" office:value="2.8380902969999999" table:style-name="ce1">
            <text:p>2,838090297</text:p>
          </table:table-cell>
          <table:table-cell office:value-type="float" office:value="1.7696026899999999" table:style-name="ce1">
            <text:p>1,76960269</text:p>
          </table:table-cell>
          <table:table-cell office:value-type="float" office:value="2.4371260760000002" table:style-name="ce1">
            <text:p>2,437126076</text:p>
          </table:table-cell>
          <table:table-cell office:value-type="float" office:value="1.6773277150000001" table:style-name="ce1">
            <text:p>1,677327715</text:p>
          </table:table-cell>
          <table:table-cell office:value-type="float" office:value="1.0998293130000001" table:style-name="ce1">
            <text:p>1,099829313</text:p>
          </table:table-cell>
          <table:table-cell office:value-type="float" office:value="0.71791447100000005" table:style-name="ce1">
            <text:p>0,717914471</text:p>
          </table:table-cell>
          <table:table-cell office:value-type="float" office:value="2.7282943039999998" table:style-name="ce1">
            <text:p>2,728294304</text:p>
          </table:table-cell>
          <table:table-cell office:value-type="float" office:value="2.240871056" table:style-name="ce1">
            <text:p>2,240871056</text:p>
          </table:table-cell>
          <table:table-cell office:value-type="float" office:value="0.44876357500000003" table:style-name="ce1">
            <text:p>0,448763575</text:p>
          </table:table-cell>
          <table:table-cell office:value-type="float" office:value="2.7863075149999998" table:style-name="ce1">
            <text:p>2,786307515</text:p>
          </table:table-cell>
          <table:table-cell office:value-type="float" office:value="1.056851725" table:style-name="ce1">
            <text:p>1,056851725</text:p>
          </table:table-cell>
          <table:table-cell office:value-type="float" office:value="0.71274310699999999" table:style-name="ce1">
            <text:p>0,712743107</text:p>
          </table:table-cell>
          <table:table-cell office:value-type="float" office:value="1.708832127" table:style-name="ce1">
            <text:p>1,708832127</text:p>
          </table:table-cell>
          <table:table-cell office:value-type="float" office:value="0.54150696300000001" table:style-name="ce1">
            <text:p>0,541506963</text:p>
          </table:table-cell>
          <table:table-cell office:value-type="float" office:value="2.8046319560000001" table:style-name="ce1">
            <text:p>2,804631956</text:p>
          </table:table-cell>
          <table:table-cell office:value-type="float" office:value="0.30144863900000002" table:style-name="ce1">
            <text:p>0,301448639</text:p>
          </table:table-cell>
          <table:table-cell office:value-type="float" office:value="1.877938648" table:style-name="ce1">
            <text:p>1,877938648</text:p>
          </table:table-cell>
          <table:table-cell office:value-type="float" office:value="0.53375666600000005" table:style-name="ce1">
            <text:p>0,533756666</text:p>
          </table:table-cell>
          <table:table-cell office:value-type="float" office:value="1.019028102" table:style-name="ce1">
            <text:p>1,019028102</text:p>
          </table:table-cell>
          <table:table-cell office:value-type="float" office:value="1.934344839" table:style-name="ce1">
            <text:p>1,934344839</text:p>
          </table:table-cell>
          <table:table-cell office:value-type="float" office:value="2.1187433950000001" table:style-name="ce1">
            <text:p>2,118743395</text:p>
          </table:table-cell>
          <table:table-cell office:value-type="float" office:value="-2.4603832999999999E-2" table:style-name="ce1">
            <text:p>-0,024603833</text:p>
          </table:table-cell>
          <table:table-cell office:value-type="float" office:value="0.72109030200000002" table:style-name="ce1">
            <text:p>0,721090302</text:p>
          </table:table-cell>
          <table:table-cell office:value-type="float" office:value="2.1127149699999999" table:style-name="ce1">
            <text:p>2,11271497</text:p>
          </table:table-cell>
          <table:table-cell office:value-type="float" office:value="0.37512285299999998" table:style-name="ce1">
            <text:p>0,375122853</text:p>
          </table:table-cell>
          <table:table-cell office:value-type="float" office:value="1.50257675" table:style-name="ce1">
            <text:p>1,50257675</text:p>
          </table:table-cell>
          <table:table-cell office:value-type="float" office:value="3.247918903" table:style-name="ce1">
            <text:p>3,247918903</text:p>
          </table:table-cell>
          <table:table-cell office:value-type="float" office:value="0.57693093600000001" table:style-name="ce1">
            <text:p>0,576930936</text:p>
          </table:table-cell>
          <table:table-cell office:value-type="float" office:value="-3.112038053" table:style-name="ce1">
            <text:p>-3,112038053</text:p>
          </table:table-cell>
          <table:table-cell office:value-type="float" office:value="1.5532135629999999" table:style-name="ce1">
            <text:p>1,553213563</text:p>
          </table:table-cell>
          <table:table-cell office:value-type="float" office:value="-1.1078066639999999" table:style-name="ce1">
            <text:p>-1,107806664</text:p>
          </table:table-cell>
          <table:table-cell office:value-type="float" office:value="0.20140993700000001" table:style-name="ce1">
            <text:p>0,201409937</text:p>
          </table:table-cell>
          <table:table-cell office:value-type="float" office:value="2.2391145909999999" table:style-name="ce1">
            <text:p>2,239114591</text:p>
          </table:table-cell>
          <table:table-cell office:value-type="float" office:value="2.154403888" table:style-name="ce1">
            <text:p>2,154403888</text:p>
          </table:table-cell>
          <table:table-cell office:value-type="float" office:value="1.1013870530000001" table:style-name="ce1">
            <text:p>1,101387053</text:p>
          </table:table-cell>
          <table:table-cell office:value-type="float" office:value="0.81126404600000002" table:style-name="ce1">
            <text:p>0,811264046</text:p>
          </table:table-cell>
          <table:table-cell office:value-type="float" office:value="1.2561971949999999" table:style-name="ce1">
            <text:p>1,256197195</text:p>
          </table:table-cell>
          <table:table-cell office:value-type="float" office:value="3.0572623600000002" table:style-name="ce1">
            <text:p>3,05726236</text:p>
          </table:table-cell>
          <table:table-cell office:value-type="float" office:value="2.6964703920000002" table:style-name="ce1">
            <text:p>2,696470392</text:p>
          </table:table-cell>
          <table:table-cell office:value-type="float" office:value="0.52723282699999996" table:style-name="ce1">
            <text:p>0,527232827</text:p>
          </table:table-cell>
          <table:table-cell office:value-type="float" office:value="1.887145796" table:style-name="ce1">
            <text:p>1,887145796</text:p>
          </table:table-cell>
          <table:table-cell office:value-type="float" office:value="0.55018298899999996" table:style-name="ce1">
            <text:p>0,550182989</text:p>
          </table:table-cell>
          <table:table-cell office:value-type="float" office:value="1.9270065380000001" table:style-name="ce1">
            <text:p>1,927006538</text:p>
          </table:table-cell>
          <table:table-cell office:value-type="float" office:value="2.0524045439999998" table:style-name="ce1">
            <text:p>2,052404544</text:p>
          </table:table-cell>
          <table:table-cell office:value-type="float" office:value="2.6495152559999999" table:style-name="ce1">
            <text:p>2,649515256</text:p>
          </table:table-cell>
          <table:table-cell office:value-type="float" office:value="2.9961263310000001" table:style-name="ce1">
            <text:p>2,996126331</text:p>
          </table:table-cell>
          <table:table-cell office:value-type="float" office:value="2.483591063" table:style-name="ce1">
            <text:p>2,483591063</text:p>
          </table:table-cell>
          <table:table-cell office:value-type="float" office:value="2.4858525880000002" table:style-name="ce1">
            <text:p>2,485852588</text:p>
          </table:table-cell>
          <table:table-cell office:value-type="float" office:value="1.5051428" table:style-name="ce1">
            <text:p>1,5051428</text:p>
          </table:table-cell>
          <table:table-cell office:value-type="float" office:value="2.3046645379999999" table:style-name="ce1">
            <text:p>2,304664538</text:p>
          </table:table-cell>
          <table:table-cell table:style-name="ce1"/>
          <table:table-cell office:value-type="float" office:value="1.509145575" table:style-name="ce1">
            <text:p>1,509145575</text:p>
          </table:table-cell>
          <table:table-cell office:value-type="float" office:value="3.0219952330000002" table:style-name="ce1">
            <text:p>3,021995233</text:p>
          </table:table-cell>
          <table:table-cell office:value-type="float" office:value="3.2342455980000002" table:style-name="ce1">
            <text:p>3,234245598</text:p>
          </table:table-cell>
          <table:table-cell office:value-type="float" office:value="0.99285735900000005" table:style-name="ce1">
            <text:p>0,992857359</text:p>
          </table:table-cell>
          <table:table-cell office:value-type="float" office:value="2.2324911159999998" table:style-name="ce1">
            <text:p>2,232491116</text:p>
          </table:table-cell>
          <table:table-cell office:value-type="float" office:value="0.49885105800000001" table:style-name="ce1">
            <text:p>0,498851058</text:p>
          </table:table-cell>
          <table:table-cell office:value-type="float" office:value="1.3395472500000001" table:style-name="ce1">
            <text:p>1,33954725</text:p>
          </table:table-cell>
          <table:table-cell office:value-type="float" office:value="2.7342705359999999" table:style-name="ce1">
            <text:p>2,734270536</text:p>
          </table:table-cell>
          <table:table-cell office:value-type="float" office:value="0.73962003499999995" table:style-name="ce1">
            <text:p>0,739620035</text:p>
          </table:table-cell>
          <table:table-cell office:value-type="float" office:value="1.1458399690000001" table:style-name="ce1">
            <text:p>1,145839969</text:p>
          </table:table-cell>
          <table:table-cell office:value-type="float" office:value="3.7613049209999998" table:style-name="ce1">
            <text:p>3,761304921</text:p>
          </table:table-cell>
          <table:table-cell office:value-type="float" office:value="1.9937212230000001" table:style-name="ce1">
            <text:p>1,993721223</text:p>
          </table:table-cell>
          <table:table-cell office:value-type="float" office:value="-1.604454662" table:style-name="ce1">
            <text:p>-1,604454662</text:p>
          </table:table-cell>
          <table:table-cell office:value-type="float" office:value="1.4589858760000001" table:style-name="ce1">
            <text:p>1,458985876</text:p>
          </table:table-cell>
          <table:table-cell office:value-type="float" office:value="-0.29634343200000002" table:style-name="ce1">
            <text:p>-0,296343432</text:p>
          </table:table-cell>
          <table:table-cell office:value-type="float" office:value="1.596558594" table:style-name="ce1">
            <text:p>1,596558594</text:p>
          </table:table-cell>
          <table:table-cell office:value-type="float" office:value="6.0885739049999996" table:style-name="ce1">
            <text:p>6,088573905</text:p>
          </table:table-cell>
          <table:table-cell office:value-type="float" office:value="2.3754034489999998" table:style-name="ce1">
            <text:p>2,375403449</text:p>
          </table:table-cell>
          <table:table-cell office:value-type="float" office:value="1.5412260099999999" table:style-name="ce1">
            <text:p>1,54122601</text:p>
          </table:table-cell>
          <table:table-cell office:value-type="float" office:value="0.79878154599999995" table:style-name="ce1">
            <text:p>0,798781546</text:p>
          </table:table-cell>
          <table:table-cell office:value-type="float" office:value="2.796237246" table:style-name="ce1">
            <text:p>2,796237246</text:p>
          </table:table-cell>
          <table:table-cell office:value-type="float" office:value="4.0583475770000002" table:style-name="ce1">
            <text:p>4,058347577</text:p>
          </table:table-cell>
          <table:table-cell office:value-type="float" office:value="1.304992828" table:style-name="ce1">
            <text:p>1,304992828</text:p>
          </table:table-cell>
          <table:table-cell office:value-type="float" office:value="2.3188520289999999" table:style-name="ce1">
            <text:p>2,318852029</text:p>
          </table:table-cell>
          <table:table-cell office:value-type="float" office:value="2.4471560889999999" table:style-name="ce1">
            <text:p>2,447156089</text:p>
          </table:table-cell>
          <table:table-cell office:value-type="float" office:value="2.556289483" table:style-name="ce1">
            <text:p>2,556289483</text:p>
          </table:table-cell>
          <table:table-cell office:value-type="float" office:value="2.0816052759999999" table:style-name="ce1">
            <text:p>2,081605276</text:p>
          </table:table-cell>
          <table:table-cell office:value-type="float" office:value="1.8565253930000001" table:style-name="ce1">
            <text:p>1,856525393</text:p>
          </table:table-cell>
          <table:table-cell office:value-type="float" office:value="2.3749745710000001" table:style-name="ce1">
            <text:p>2,374974571</text:p>
          </table:table-cell>
          <table:table-cell office:value-type="float" office:value="2.070439296" table:style-name="ce1">
            <text:p>2,070439296</text:p>
          </table:table-cell>
          <table:table-cell office:value-type="float" office:value="2.7805231180000001" table:style-name="ce1">
            <text:p>2,780523118</text:p>
          </table:table-cell>
          <table:table-cell office:value-type="float" office:value="1.6052016090000001" table:style-name="ce1">
            <text:p>1,605201609</text:p>
          </table:table-cell>
          <table:table-cell office:value-type="float" office:value="0.81480730199999996" table:style-name="ce1">
            <text:p>0,814807302</text:p>
          </table:table-cell>
          <table:table-cell office:value-type="float" office:value="0.49494251900000003" table:style-name="ce1">
            <text:p>0,494942519</text:p>
          </table:table-cell>
          <table:table-cell office:value-type="float" office:value="0.60315348800000002" table:style-name="ce1">
            <text:p>0,603153488</text:p>
          </table:table-cell>
          <table:table-cell office:value-type="float" office:value="-1.062204315" table:style-name="ce1">
            <text:p>-1,062204315</text:p>
          </table:table-cell>
          <table:table-cell office:value-type="float" office:value="5.1685602250000002" table:style-name="ce1">
            <text:p>5,168560225</text:p>
          </table:table-cell>
          <table:table-cell office:value-type="float" office:value="2.2375147129999999" table:style-name="ce1">
            <text:p>2,237514713</text:p>
          </table:table-cell>
          <table:table-cell office:value-type="float" office:value="1.2854559720000001" table:style-name="ce1">
            <text:p>1,285455972</text:p>
          </table:table-cell>
          <table:table-cell office:value-type="float" office:value="1.009962979" table:style-name="ce1">
            <text:p>1,009962979</text:p>
          </table:table-cell>
          <table:table-cell office:value-type="float" office:value="2.836856203" table:style-name="ce1">
            <text:p>2,836856203</text:p>
          </table:table-cell>
          <table:table-cell office:value-type="float" office:value="2.9939415779999998" table:style-name="ce1">
            <text:p>2,993941578</text:p>
          </table:table-cell>
          <table:table-cell office:value-type="float" office:value="2.9040225240000002" table:style-name="ce1">
            <text:p>2,904022524</text:p>
          </table:table-cell>
          <table:table-cell office:value-type="float" office:value="2.7047326319999998" table:style-name="ce1">
            <text:p>2,704732632</text:p>
          </table:table-cell>
          <table:table-cell office:value-type="float" office:value="3.7450662659999998" table:style-name="ce1">
            <text:p>3,745066266</text:p>
          </table:table-cell>
          <table:table-cell office:value-type="float" office:value="2.0361413260000001" table:style-name="ce1">
            <text:p>2,036141326</text:p>
          </table:table-cell>
          <table:table-cell office:value-type="float" office:value="1.2424916539999999" table:style-name="ce1">
            <text:p>1,242491654</text:p>
          </table:table-cell>
          <table:table-cell office:value-type="float" office:value="1.750177673" table:style-name="ce1">
            <text:p>1,750177673</text:p>
          </table:table-cell>
          <table:table-cell office:value-type="float" office:value="0.508856894" table:style-name="ce1">
            <text:p>0,508856894</text:p>
          </table:table-cell>
          <table:table-cell office:value-type="float" office:value="2.2713646590000001" table:style-name="ce1">
            <text:p>2,271364659</text:p>
          </table:table-cell>
          <table:table-cell office:value-type="float" office:value="2.710455638" table:style-name="ce1">
            <text:p>2,710455638</text:p>
          </table:table-cell>
          <table:table-cell office:value-type="float" office:value="1.1055124700000001" table:style-name="ce1">
            <text:p>1,10551247</text:p>
          </table:table-cell>
          <table:table-cell office:value-type="float" office:value="2.747300278" table:style-name="ce1">
            <text:p>2,747300278</text:p>
          </table:table-cell>
          <table:table-cell office:value-type="float" office:value="0.68113785900000001" table:style-name="ce1">
            <text:p>0,681137859</text:p>
          </table:table-cell>
          <table:table-cell office:value-type="float" office:value="2.7051552769999998" table:style-name="ce1">
            <text:p>2,705155277</text:p>
          </table:table-cell>
          <table:table-cell office:value-type="float" office:value="2.9442824590000001" table:style-name="ce1">
            <text:p>2,944282459</text:p>
          </table:table-cell>
          <table:table-cell office:value-type="float" office:value="1.6132619589999999" table:style-name="ce1">
            <text:p>1,613261959</text:p>
          </table:table-cell>
          <table:table-cell office:value-type="float" office:value="2.9434775800000001" table:style-name="ce1">
            <text:p>2,94347758</text:p>
          </table:table-cell>
          <table:table-cell office:value-type="float" office:value="2.4888909510000001" table:style-name="ce1">
            <text:p>2,488890951</text:p>
          </table:table-cell>
          <table:table-cell office:value-type="float" office:value="0.99040020900000003" table:style-name="ce1">
            <text:p>0,990400209</text:p>
          </table:table-cell>
          <table:table-cell office:value-type="float" office:value="2.4179908879999998" table:style-name="ce1">
            <text:p>2,417990888</text:p>
          </table:table-cell>
          <table:table-cell office:value-type="float" office:value="1.1257154519999999" table:style-name="ce1">
            <text:p>1,125715452</text:p>
          </table:table-cell>
          <table:table-cell office:value-type="float" office:value="2.854635451" table:style-name="ce1">
            <text:p>2,854635451</text:p>
          </table:table-cell>
          <table:table-cell office:value-type="float" office:value="2.8728913700000001" table:style-name="ce1">
            <text:p>2,87289137</text:p>
          </table:table-cell>
          <table:table-cell office:value-type="float" office:value="3.0910087119999998" table:style-name="ce1">
            <text:p>3,091008712</text:p>
          </table:table-cell>
          <table:table-cell office:value-type="float" office:value="0.78499338900000004" table:style-name="ce1">
            <text:p>0,784993389</text:p>
          </table:table-cell>
          <table:table-cell office:value-type="float" office:value="0.46901391999999997" table:style-name="ce1">
            <text:p>0,46901392</text:p>
          </table:table-cell>
          <table:table-cell office:value-type="float" office:value="2.2042437260000001" table:style-name="ce1">
            <text:p>2,204243726</text:p>
          </table:table-cell>
          <table:table-cell office:value-type="float" office:value="1.5351936939999999" table:style-name="ce1">
            <text:p>1,535193694</text:p>
          </table:table-cell>
          <table:table-cell office:value-type="float" office:value="0.88479006599999999" table:style-name="ce1">
            <text:p>0,884790066</text:p>
          </table:table-cell>
          <table:table-cell office:value-type="float" office:value="0.93463035400000005" table:style-name="ce1">
            <text:p>0,934630354</text:p>
          </table:table-cell>
          <table:table-cell office:value-type="float" office:value="5.0178446839999999" table:style-name="ce1">
            <text:p>5,017844684</text:p>
          </table:table-cell>
          <table:table-cell office:value-type="float" office:value="2.0916349990000001" table:style-name="ce1">
            <text:p>2,091634999</text:p>
          </table:table-cell>
          <table:table-cell office:value-type="float" office:value="2.9746846599999999" table:style-name="ce1">
            <text:p>2,97468466</text:p>
          </table:table-cell>
          <table:table-cell office:value-type="float" office:value="2.6152636920000001" table:style-name="ce1">
            <text:p>2,615263692</text:p>
          </table:table-cell>
          <table:table-cell office:value-type="float" office:value="2.6475257590000001" table:style-name="ce1">
            <text:p>2,647525759</text:p>
          </table:table-cell>
          <table:table-cell office:value-type="float" office:value="2.7730853610000001" table:style-name="ce1">
            <text:p>2,773085361</text:p>
          </table:table-cell>
          <table:table-cell office:value-type="float" office:value="-0.52057147199999998" table:style-name="ce1">
            <text:p>-0,520571472</text:p>
          </table:table-cell>
          <table:table-cell office:value-type="float" office:value="2.5122968710000002" table:style-name="ce1">
            <text:p>2,512296871</text:p>
          </table:table-cell>
          <table:table-cell office:value-type="float" office:value="0.99779538300000004" table:style-name="ce1">
            <text:p>0,997795383</text:p>
          </table:table-cell>
          <table:table-cell office:value-type="float" office:value="2.9836892509999999" table:style-name="ce1">
            <text:p>2,983689251</text:p>
          </table:table-cell>
          <table:table-cell office:value-type="float" office:value="1.651418965" table:style-name="ce1">
            <text:p>1,651418965</text:p>
          </table:table-cell>
          <table:table-cell office:value-type="float" office:value="1.7058615539999999" table:style-name="ce1">
            <text:p>1,705861554</text:p>
          </table:table-cell>
          <table:table-cell office:value-type="float" office:value="2.8440967170000002" table:style-name="ce1">
            <text:p>2,844096717</text:p>
          </table:table-cell>
          <table:table-cell office:value-type="float" office:value="2.4987909250000002" table:style-name="ce1">
            <text:p>2,498790925</text:p>
          </table:table-cell>
          <table:table-cell table:style-name="ce1"/>
          <table:table-cell office:value-type="float" office:value="2.0730413959999998" table:style-name="ce1">
            <text:p>2,073041396</text:p>
          </table:table-cell>
          <table:table-cell office:value-type="float" office:value="0.66922911600000001" table:style-name="ce1">
            <text:p>0,669229116</text:p>
          </table:table-cell>
          <table:table-cell office:value-type="float" office:value="3.2358829290000002" table:style-name="ce1">
            <text:p>3,235882929</text:p>
          </table:table-cell>
          <table:table-cell office:value-type="float" office:value="5.5634817859999997" table:style-name="ce1">
            <text:p>5,563481786</text:p>
          </table:table-cell>
          <table:table-cell office:value-type="float" office:value="1.2045877620000001" table:style-name="ce1">
            <text:p>1,204587762</text:p>
          </table:table-cell>
          <table:table-cell office:value-type="float" office:value="0.70318503799999998" table:style-name="ce1">
            <text:p>0,703185038</text:p>
          </table:table-cell>
          <table:table-cell office:value-type="float" office:value="3.1883198620000002" table:style-name="ce1">
            <text:p>3,188319862</text:p>
          </table:table-cell>
          <table:table-cell office:value-type="float" office:value="2.3686292199999999" table:style-name="ce1">
            <text:p>2,36862922</text:p>
          </table:table-cell>
          <table:table-cell office:value-type="float" office:value="5.0388065549999999" table:style-name="ce1">
            <text:p>5,038806555</text:p>
          </table:table-cell>
          <table:table-cell office:value-type="float" office:value="3.5135276489999998" table:style-name="ce1">
            <text:p>3,513527649</text:p>
          </table:table-cell>
          <table:table-cell office:value-type="float" office:value="2.5540416929999998" table:style-name="ce1">
            <text:p>2,554041693</text:p>
          </table:table-cell>
          <table:table-cell office:value-type="float" office:value="1.347723378" table:style-name="ce1">
            <text:p>1,347723378</text:p>
          </table:table-cell>
          <table:table-cell office:value-type="float" office:value="3.6536966240000002" table:style-name="ce1">
            <text:p>3,653696624</text:p>
          </table:table-cell>
          <table:table-cell office:value-type="float" office:value="2.131699845" table:style-name="ce1">
            <text:p>2,131699845</text:p>
          </table:table-cell>
          <table:table-cell office:value-type="float" office:value="2.2092747429999999" table:style-name="ce1">
            <text:p>2,209274743</text:p>
          </table:table-cell>
          <table:table-cell office:value-type="float" office:value="1.2627316150000001" table:style-name="ce1">
            <text:p>1,262731615</text:p>
          </table:table-cell>
          <table:table-cell office:value-type="float" office:value="9.7802618989999992" table:style-name="ce1">
            <text:p>9,780261899</text:p>
          </table:table-cell>
          <table:table-cell table:style-name="ce1"/>
          <table:table-cell office:value-type="float" office:value="2.8403834639999999" table:style-name="ce1">
            <text:p>2,840383464</text:p>
          </table:table-cell>
          <table:table-cell office:value-type="float" office:value="2.5096611659999999" table:style-name="ce1">
            <text:p>2,509661166</text:p>
          </table:table-cell>
          <table:table-cell office:value-type="float" office:value="2.8369854179999998" table:style-name="ce1">
            <text:p>2,836985418</text:p>
          </table:table-cell>
          <table:table-cell office:value-type="float" office:value="1.816699885" table:style-name="ce1">
            <text:p>1,816699885</text:p>
          </table:table-cell>
          <table:table-cell office:value-type="float" office:value="2.7792251299999999" table:style-name="ce1">
            <text:p>2,77922513</text:p>
          </table:table-cell>
          <table:table-cell office:value-type="float" office:value="-0.35834685799999999" table:style-name="ce1">
            <text:p>-0,358346858</text:p>
          </table:table-cell>
          <table:table-cell office:value-type="float" office:value="1.057918406" table:style-name="ce1">
            <text:p>1,057918406</text:p>
          </table:table-cell>
          <table:table-cell office:value-type="float" office:value="1.4759124859999999" table:style-name="ce1">
            <text:p>1,475912486</text:p>
          </table:table-cell>
          <table:table-cell office:value-type="float" office:value="0.36368609899999998" table:style-name="ce1">
            <text:p>0,363686099</text:p>
          </table:table-cell>
          <table:table-cell office:value-type="float" office:value="3.1195345529999998" table:style-name="ce1">
            <text:p>3,119534553</text:p>
          </table:table-cell>
          <table:table-cell table:style-name="ce1"/>
          <table:table-cell office:value-type="float" office:value="2.02350889" table:style-name="ce1">
            <text:p>2,02350889</text:p>
          </table:table-cell>
          <table:table-cell office:value-type="float" office:value="3.378555505" table:style-name="ce1">
            <text:p>3,378555505</text:p>
          </table:table-cell>
          <table:table-cell office:value-type="float" office:value="2.7165375119999999" table:style-name="ce1">
            <text:p>2,716537512</text:p>
          </table:table-cell>
          <table:table-cell office:value-type="float" office:value="2.047374375" table:style-name="ce1">
            <text:p>2,047374375</text:p>
          </table:table-cell>
          <table:table-cell office:value-type="float" office:value="1.7702327899999999" table:style-name="ce1">
            <text:p>1,77023279</text:p>
          </table:table-cell>
          <table:table-cell office:value-type="float" office:value="1.0903895130000001" table:style-name="ce1">
            <text:p>1,090389513</text:p>
          </table:table-cell>
          <table:table-cell office:value-type="float" office:value="2.2145910390000001" table:style-name="ce1">
            <text:p>2,214591039</text:p>
          </table:table-cell>
          <table:table-cell office:value-type="float" office:value="2.4526668479999998" table:style-name="ce1">
            <text:p>2,452666848</text:p>
          </table:table-cell>
          <table:table-cell office:value-type="float" office:value="2.812126643" table:style-name="ce1">
            <text:p>2,812126643</text:p>
          </table:table-cell>
          <table:table-cell office:value-type="float" office:value="2.693653093" table:style-name="ce1">
            <text:p>2,693653093</text:p>
          </table:table-cell>
          <table:table-cell office:value-type="float" office:value="2.3642388859999999" table:style-name="ce1">
            <text:p>2,364238886</text:p>
          </table:table-cell>
          <table:table-cell office:value-type="float" office:value="-0.31453023899999999" table:style-name="ce1">
            <text:p>-0,314530239</text:p>
          </table:table-cell>
          <table:table-cell office:value-type="float" office:value="2.710455638" table:style-name="ce1">
            <text:p>2,710455638</text:p>
          </table:table-cell>
          <table:table-cell office:value-type="float" office:value="1.0318195539999999" table:style-name="ce1">
            <text:p>1,031819554</text:p>
          </table:table-cell>
          <table:table-cell office:value-type="float" office:value="2.3686292199999999" table:style-name="ce1">
            <text:p>2,36862922</text:p>
          </table:table-cell>
          <table:table-cell office:value-type="float" office:value="2.8369854179999998" table:style-name="ce1">
            <text:p>2,836985418</text:p>
          </table:table-cell>
          <table:table-cell office:value-type="float" office:value="1.3920363010000001" table:style-name="ce1">
            <text:p>1,392036301</text:p>
          </table:table-cell>
          <table:table-cell office:value-type="float" office:value="2.26453025" table:style-name="ce1">
            <text:p>2,26453025</text:p>
          </table:table-cell>
          <table:table-cell office:value-type="float" office:value="2.296176005" table:style-name="ce1">
            <text:p>2,296176005</text:p>
          </table:table-cell>
          <table:table-cell office:value-type="float" office:value="4.2483978999999996" table:style-name="ce1">
            <text:p>4,2483979</text:p>
          </table:table-cell>
          <table:table-cell office:value-type="float" office:value="3.1291410009999998" table:style-name="ce1">
            <text:p>3,129141001</text:p>
          </table:table-cell>
          <table:table-cell office:value-type="float" office:value="2.806113512" table:style-name="ce1">
            <text:p>2,806113512</text:p>
          </table:table-cell>
          <table:table-cell office:value-type="float" office:value="0.56666180899999996" table:style-name="ce1">
            <text:p>0,566661809</text:p>
          </table:table-cell>
          <table:table-cell office:value-type="float" office:value="1.790242986" table:style-name="ce1">
            <text:p>1,790242986</text:p>
          </table:table-cell>
          <table:table-cell office:value-type="float" office:value="0.394813358" table:style-name="ce1">
            <text:p>0,394813358</text:p>
          </table:table-cell>
          <table:table-cell office:value-type="float" office:value="0.95022004900000001" table:style-name="ce1">
            <text:p>0,950220049</text:p>
          </table:table-cell>
          <table:table-cell office:value-type="float" office:value="2.7424324609999999" table:style-name="ce1">
            <text:p>2,742432461</text:p>
          </table:table-cell>
          <table:table-cell office:value-type="float" office:value="1.070952353" table:style-name="ce1">
            <text:p>1,070952353</text:p>
          </table:table-cell>
          <table:table-cell office:value-type="float" office:value="2.8602431610000001" table:style-name="ce1">
            <text:p>2,860243161</text:p>
          </table:table-cell>
          <table:table-cell office:value-type="float" office:value="1.1338411429999999" table:style-name="ce1">
            <text:p>1,133841143</text:p>
          </table:table-cell>
          <table:table-cell office:value-type="float" office:value="1.764535685" table:style-name="ce1">
            <text:p>1,764535685</text:p>
          </table:table-cell>
          <table:table-cell office:value-type="float" office:value="2.1666947059999999" table:style-name="ce1">
            <text:p>2,166694706</text:p>
          </table:table-cell>
          <table:table-cell office:value-type="float" office:value="3.102804796" table:style-name="ce1">
            <text:p>3,102804796</text:p>
          </table:table-cell>
          <table:table-cell office:value-type="float" office:value="1.7857700860000001" table:style-name="ce1">
            <text:p>1,785770086</text:p>
          </table:table-cell>
          <table:table-cell office:value-type="float" office:value="0.66375858600000004" table:style-name="ce1">
            <text:p>0,663758586</text:p>
          </table:table-cell>
          <table:table-cell office:value-type="float" office:value="2.2391690309999999" table:style-name="ce1">
            <text:p>2,239169031</text:p>
          </table:table-cell>
          <table:table-cell office:value-type="float" office:value="2.665043206" table:style-name="ce1">
            <text:p>2,665043206</text:p>
          </table:table-cell>
          <table:table-cell office:value-type="float" office:value="2.5150254009999999" table:style-name="ce1">
            <text:p>2,515025401</text:p>
          </table:table-cell>
          <table:table-cell office:value-type="float" office:value="3.3722012490000002" table:style-name="ce1">
            <text:p>3,372201249</text:p>
          </table:table-cell>
          <table:table-cell office:value-type="float" office:value="3.262039133" table:style-name="ce1">
            <text:p>3,26203913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7" table:style-name="ce1">
            <text:p>1977</text:p>
          </table:table-cell>
          <table:table-cell office:value-type="float" office:value="-0.36378107500000001" table:style-name="ce1">
            <text:p>-0,363781075</text:p>
          </table:table-cell>
          <table:table-cell office:value-type="float" office:value="1.7478388819999999" table:style-name="ce1">
            <text:p>1,747838882</text:p>
          </table:table-cell>
          <table:table-cell office:value-type="float" office:value="3.4327519889999998" table:style-name="ce1">
            <text:p>3,432751989</text:p>
          </table:table-cell>
          <table:table-cell office:value-type="float" office:value="2.2132521789999999" table:style-name="ce1">
            <text:p>2,213252179</text:p>
          </table:table-cell>
          <table:table-cell office:value-type="float" office:value="3.0801220300000001" table:style-name="ce1">
            <text:p>3,08012203</text:p>
          </table:table-cell>
          <table:table-cell office:value-type="float" office:value="3.2596096569999999" table:style-name="ce1">
            <text:p>3,259609657</text:p>
          </table:table-cell>
          <table:table-cell office:value-type="float" office:value="14.21223981" table:style-name="ce1">
            <text:p>14,21223981</text:p>
          </table:table-cell>
          <table:table-cell office:value-type="float" office:value="1.4991642590000001" table:style-name="ce1">
            <text:p>1,499164259</text:p>
          </table:table-cell>
          <table:table-cell office:value-type="float" office:value="1.8788470740000001" table:style-name="ce1">
            <text:p>1,878847074</text:p>
          </table:table-cell>
          <table:table-cell office:value-type="float" office:value="1.2464676669999999" table:style-name="ce1">
            <text:p>1,246467667</text:p>
          </table:table-cell>
          <table:table-cell office:value-type="float" office:value="-0.33406709200000001" table:style-name="ce1">
            <text:p>-0,334067092</text:p>
          </table:table-cell>
          <table:table-cell office:value-type="float" office:value="1.12667268" table:style-name="ce1">
            <text:p>1,12667268</text:p>
          </table:table-cell>
          <table:table-cell office:value-type="float" office:value="3.8390493999999997E-2" table:style-name="ce1">
            <text:p>0,038390494</text:p>
          </table:table-cell>
          <table:table-cell office:value-type="float" office:value="1.623353963" table:style-name="ce1">
            <text:p>1,623353963</text:p>
          </table:table-cell>
          <table:table-cell office:value-type="float" office:value="2.192101852" table:style-name="ce1">
            <text:p>2,192101852</text:p>
          </table:table-cell>
          <table:table-cell office:value-type="float" office:value="0.123479645" table:style-name="ce1">
            <text:p>0,123479645</text:p>
          </table:table-cell>
          <table:table-cell office:value-type="float" office:value="2.5446273819999998" table:style-name="ce1">
            <text:p>2,544627382</text:p>
          </table:table-cell>
          <table:table-cell office:value-type="float" office:value="1.9711563160000001" table:style-name="ce1">
            <text:p>1,971156316</text:p>
          </table:table-cell>
          <table:table-cell office:value-type="float" office:value="2.4963442950000001" table:style-name="ce1">
            <text:p>2,496344295</text:p>
          </table:table-cell>
          <table:table-cell office:value-type="float" office:value="0.51909888000000004" table:style-name="ce1">
            <text:p>0,51909888</text:p>
          </table:table-cell>
          <table:table-cell office:value-type="float" office:value="6.6209579310000004" table:style-name="ce1">
            <text:p>6,620957931</text:p>
          </table:table-cell>
          <table:table-cell office:value-type="float" office:value="2.149771259" table:style-name="ce1">
            <text:p>2,149771259</text:p>
          </table:table-cell>
          <table:table-cell office:value-type="float" office:value="0.93781220799999998" table:style-name="ce1">
            <text:p>0,937812208</text:p>
          </table:table-cell>
          <table:table-cell office:value-type="float" office:value="0.55102396499999995" table:style-name="ce1">
            <text:p>0,551023965</text:p>
          </table:table-cell>
          <table:table-cell office:value-type="float" office:value="1.3537555720000001" table:style-name="ce1">
            <text:p>1,353755572</text:p>
          </table:table-cell>
          <table:table-cell office:value-type="float" office:value="0.37593985000000002" table:style-name="ce1">
            <text:p>0,37593985</text:p>
          </table:table-cell>
          <table:table-cell office:value-type="float" office:value="2.2201500040000002" table:style-name="ce1">
            <text:p>2,220150004</text:p>
          </table:table-cell>
          <table:table-cell office:value-type="float" office:value="2.3711825630000001" table:style-name="ce1">
            <text:p>2,371182563</text:p>
          </table:table-cell>
          <table:table-cell office:value-type="float" office:value="0.54539730799999997" table:style-name="ce1">
            <text:p>0,545397308</text:p>
          </table:table-cell>
          <table:table-cell office:value-type="float" office:value="3.8109570910000001" table:style-name="ce1">
            <text:p>3,810957091</text:p>
          </table:table-cell>
          <table:table-cell office:value-type="float" office:value="3.201518584" table:style-name="ce1">
            <text:p>3,201518584</text:p>
          </table:table-cell>
          <table:table-cell office:value-type="float" office:value="3.8909517390000001" table:style-name="ce1">
            <text:p>3,890951739</text:p>
          </table:table-cell>
          <table:table-cell office:value-type="float" office:value="2.125703626" table:style-name="ce1">
            <text:p>2,125703626</text:p>
          </table:table-cell>
          <table:table-cell office:value-type="float" office:value="1.170256878" table:style-name="ce1">
            <text:p>1,170256878</text:p>
          </table:table-cell>
          <table:table-cell office:value-type="float" office:value="0.81022148599999999" table:style-name="ce1">
            <text:p>0,810221486</text:p>
          </table:table-cell>
          <table:table-cell office:value-type="float" office:value="-0.339010906" table:style-name="ce1">
            <text:p>-0,339010906</text:p>
          </table:table-cell>
          <table:table-cell office:value-type="float" office:value="0.22118591400000001" table:style-name="ce1">
            <text:p>0,221185914</text:p>
          </table:table-cell>
          <table:table-cell office:value-type="float" office:value="1.530506119" table:style-name="ce1">
            <text:p>1,530506119</text:p>
          </table:table-cell>
          <table:table-cell office:value-type="float" office:value="1.362779476" table:style-name="ce1">
            <text:p>1,362779476</text:p>
          </table:table-cell>
          <table:table-cell office:value-type="float" office:value="4.5500694880000001" table:style-name="ce1">
            <text:p>4,550069488</text:p>
          </table:table-cell>
          <table:table-cell office:value-type="float" office:value="2.8699820599999999" table:style-name="ce1">
            <text:p>2,86998206</text:p>
          </table:table-cell>
          <table:table-cell office:value-type="float" office:value="2.881068746" table:style-name="ce1">
            <text:p>2,881068746</text:p>
          </table:table-cell>
          <table:table-cell office:value-type="float" office:value="2.9178481390000002" table:style-name="ce1">
            <text:p>2,917848139</text:p>
          </table:table-cell>
          <table:table-cell office:value-type="float" office:value="2.2360281350000002" table:style-name="ce1">
            <text:p>2,236028135</text:p>
          </table:table-cell>
          <table:table-cell office:value-type="float" office:value="3.671887978" table:style-name="ce1">
            <text:p>3,671887978</text:p>
          </table:table-cell>
          <table:table-cell office:value-type="float" office:value="0.73181312799999998" table:style-name="ce1">
            <text:p>0,731813128</text:p>
          </table:table-cell>
          <table:table-cell office:value-type="float" office:value="2.6154077679999999" table:style-name="ce1">
            <text:p>2,615407768</text:p>
          </table:table-cell>
          <table:table-cell office:value-type="float" office:value="1.0815285299999999" table:style-name="ce1">
            <text:p>1,08152853</text:p>
          </table:table-cell>
          <table:table-cell office:value-type="float" office:value="0.95784502699999996" table:style-name="ce1">
            <text:p>0,957845027</text:p>
          </table:table-cell>
          <table:table-cell office:value-type="float" office:value="4.0152848999999997E-2" table:style-name="ce1">
            <text:p>0,040152849</text:p>
          </table:table-cell>
          <table:table-cell office:value-type="float" office:value="6.1631228040000003" table:style-name="ce1">
            <text:p>6,163122804</text:p>
          </table:table-cell>
          <table:table-cell office:value-type="float" office:value="1.2090375019999999" table:style-name="ce1">
            <text:p>1,209037502</text:p>
          </table:table-cell>
          <table:table-cell office:value-type="float" office:value="0.59879976300000004" table:style-name="ce1">
            <text:p>0,598799763</text:p>
          </table:table-cell>
          <table:table-cell office:value-type="float" office:value="-0.22637666300000001" table:style-name="ce1">
            <text:p>-0,226376663</text:p>
          </table:table-cell>
          <table:table-cell office:value-type="float" office:value="11.007708239999999" table:style-name="ce1">
            <text:p>11,00770824</text:p>
          </table:table-cell>
          <table:table-cell office:value-type="float" office:value="1.0760299310000001" table:style-name="ce1">
            <text:p>1,076029931</text:p>
          </table:table-cell>
          <table:table-cell office:value-type="float" office:value="0.31144551599999998" table:style-name="ce1">
            <text:p>0,311445516</text:p>
          </table:table-cell>
          <table:table-cell office:value-type="float" office:value="2.4662238570000001" table:style-name="ce1">
            <text:p>2,466223857</text:p>
          </table:table-cell>
          <table:table-cell office:value-type="float" office:value="2.8679298630000001" table:style-name="ce1">
            <text:p>2,867929863</text:p>
          </table:table-cell>
          <table:table-cell office:value-type="float" office:value="1.6134531459999999" table:style-name="ce1">
            <text:p>1,613453146</text:p>
          </table:table-cell>
          <table:table-cell office:value-type="float" office:value="2.4262542169999999" table:style-name="ce1">
            <text:p>2,426254217</text:p>
          </table:table-cell>
          <table:table-cell office:value-type="float" office:value="1.559071283" table:style-name="ce1">
            <text:p>1,559071283</text:p>
          </table:table-cell>
          <table:table-cell office:value-type="float" office:value="1.086014869" table:style-name="ce1">
            <text:p>1,086014869</text:p>
          </table:table-cell>
          <table:table-cell office:value-type="float" office:value="0.68548324800000004" table:style-name="ce1">
            <text:p>0,685483248</text:p>
          </table:table-cell>
          <table:table-cell office:value-type="float" office:value="2.6894782629999998" table:style-name="ce1">
            <text:p>2,689478263</text:p>
          </table:table-cell>
          <table:table-cell office:value-type="float" office:value="2.27428644" table:style-name="ce1">
            <text:p>2,27428644</text:p>
          </table:table-cell>
          <table:table-cell office:value-type="float" office:value="0.400442354" table:style-name="ce1">
            <text:p>0,400442354</text:p>
          </table:table-cell>
          <table:table-cell office:value-type="float" office:value="2.7804740300000002" table:style-name="ce1">
            <text:p>2,78047403</text:p>
          </table:table-cell>
          <table:table-cell office:value-type="float" office:value="1.0291318089999999" table:style-name="ce1">
            <text:p>1,029131809</text:p>
          </table:table-cell>
          <table:table-cell office:value-type="float" office:value="0.73604373000000001" table:style-name="ce1">
            <text:p>0,73604373</text:p>
          </table:table-cell>
          <table:table-cell office:value-type="float" office:value="1.346517212" table:style-name="ce1">
            <text:p>1,346517212</text:p>
          </table:table-cell>
          <table:table-cell office:value-type="float" office:value="0.48742327600000002" table:style-name="ce1">
            <text:p>0,487423276</text:p>
          </table:table-cell>
          <table:table-cell office:value-type="float" office:value="2.8704816919999998" table:style-name="ce1">
            <text:p>2,870481692</text:p>
          </table:table-cell>
          <table:table-cell office:value-type="float" office:value="0.27973831300000002" table:style-name="ce1">
            <text:p>0,279738313</text:p>
          </table:table-cell>
          <table:table-cell office:value-type="float" office:value="1.811235218" table:style-name="ce1">
            <text:p>1,811235218</text:p>
          </table:table-cell>
          <table:table-cell office:value-type="float" office:value="0.45576523200000002" table:style-name="ce1">
            <text:p>0,455765232</text:p>
          </table:table-cell>
          <table:table-cell office:value-type="float" office:value="0.98264480799999998" table:style-name="ce1">
            <text:p>0,982644808</text:p>
          </table:table-cell>
          <table:table-cell office:value-type="float" office:value="2.6388535489999998" table:style-name="ce1">
            <text:p>2,638853549</text:p>
          </table:table-cell>
          <table:table-cell office:value-type="float" office:value="2.220839942" table:style-name="ce1">
            <text:p>2,220839942</text:p>
          </table:table-cell>
          <table:table-cell office:value-type="float" office:value="-3.2873847999999997E-2" table:style-name="ce1">
            <text:p>-0,032873848</text:p>
          </table:table-cell>
          <table:table-cell office:value-type="float" office:value="0.68162522199999998" table:style-name="ce1">
            <text:p>0,681625222</text:p>
          </table:table-cell>
          <table:table-cell office:value-type="float" office:value="1.9062548610000001" table:style-name="ce1">
            <text:p>1,906254861</text:p>
          </table:table-cell>
          <table:table-cell office:value-type="float" office:value="0.17876655899999999" table:style-name="ce1">
            <text:p>0,178766559</text:p>
          </table:table-cell>
          <table:table-cell office:value-type="float" office:value="1.5157908440000001" table:style-name="ce1">
            <text:p>1,515790844</text:p>
          </table:table-cell>
          <table:table-cell office:value-type="float" office:value="3.341159502" table:style-name="ce1">
            <text:p>3,341159502</text:p>
          </table:table-cell>
          <table:table-cell office:value-type="float" office:value="0.170669973" table:style-name="ce1">
            <text:p>0,170669973</text:p>
          </table:table-cell>
          <table:table-cell office:value-type="float" office:value="-2.3693362050000002" table:style-name="ce1">
            <text:p>-2,369336205</text:p>
          </table:table-cell>
          <table:table-cell office:value-type="float" office:value="1.3011094889999999" table:style-name="ce1">
            <text:p>1,301109489</text:p>
          </table:table-cell>
          <table:table-cell office:value-type="float" office:value="-1.3736993820000001" table:style-name="ce1">
            <text:p>-1,373699382</text:p>
          </table:table-cell>
          <table:table-cell office:value-type="float" office:value="-0.60545089100000005" table:style-name="ce1">
            <text:p>-0,605450891</text:p>
          </table:table-cell>
          <table:table-cell office:value-type="float" office:value="2.2501609729999998" table:style-name="ce1">
            <text:p>2,250160973</text:p>
          </table:table-cell>
          <table:table-cell office:value-type="float" office:value="2.1695119350000001" table:style-name="ce1">
            <text:p>2,169511935</text:p>
          </table:table-cell>
          <table:table-cell office:value-type="float" office:value="1.0976520089999999" table:style-name="ce1">
            <text:p>1,097652009</text:p>
          </table:table-cell>
          <table:table-cell office:value-type="float" office:value="0.82809875600000005" table:style-name="ce1">
            <text:p>0,828098756</text:p>
          </table:table-cell>
          <table:table-cell office:value-type="float" office:value="1.4437114200000001" table:style-name="ce1">
            <text:p>1,44371142</text:p>
          </table:table-cell>
          <table:table-cell office:value-type="float" office:value="3.0796032069999999" table:style-name="ce1">
            <text:p>3,079603207</text:p>
          </table:table-cell>
          <table:table-cell office:value-type="float" office:value="2.6969197679999999" table:style-name="ce1">
            <text:p>2,696919768</text:p>
          </table:table-cell>
          <table:table-cell office:value-type="float" office:value="0.51975241000000005" table:style-name="ce1">
            <text:p>0,51975241</text:p>
          </table:table-cell>
          <table:table-cell office:value-type="float" office:value="1.964292317" table:style-name="ce1">
            <text:p>1,964292317</text:p>
          </table:table-cell>
          <table:table-cell office:value-type="float" office:value="0.46458104300000003" table:style-name="ce1">
            <text:p>0,464581043</text:p>
          </table:table-cell>
          <table:table-cell office:value-type="float" office:value="1.8511002990000001" table:style-name="ce1">
            <text:p>1,851100299</text:p>
          </table:table-cell>
          <table:table-cell office:value-type="float" office:value="1.9981568599999999" table:style-name="ce1">
            <text:p>1,99815686</text:p>
          </table:table-cell>
          <table:table-cell office:value-type="float" office:value="2.6934709099999998" table:style-name="ce1">
            <text:p>2,69347091</text:p>
          </table:table-cell>
          <table:table-cell office:value-type="float" office:value="3.0672391760000002" table:style-name="ce1">
            <text:p>3,067239176</text:p>
          </table:table-cell>
          <table:table-cell office:value-type="float" office:value="2.4415428810000002" table:style-name="ce1">
            <text:p>2,441542881</text:p>
          </table:table-cell>
          <table:table-cell office:value-type="float" office:value="2.5161064529999999" table:style-name="ce1">
            <text:p>2,516106453</text:p>
          </table:table-cell>
          <table:table-cell office:value-type="float" office:value="1.570902198" table:style-name="ce1">
            <text:p>1,570902198</text:p>
          </table:table-cell>
          <table:table-cell office:value-type="float" office:value="2.2913008270000002" table:style-name="ce1">
            <text:p>2,291300827</text:p>
          </table:table-cell>
          <table:table-cell table:style-name="ce1"/>
          <table:table-cell office:value-type="float" office:value="1.35426325" table:style-name="ce1">
            <text:p>1,35426325</text:p>
          </table:table-cell>
          <table:table-cell office:value-type="float" office:value="3.119980822" table:style-name="ce1">
            <text:p>3,119980822</text:p>
          </table:table-cell>
          <table:table-cell office:value-type="float" office:value="3.2076295539999999" table:style-name="ce1">
            <text:p>3,207629554</text:p>
          </table:table-cell>
          <table:table-cell office:value-type="float" office:value="0.74442648700000003" table:style-name="ce1">
            <text:p>0,744426487</text:p>
          </table:table-cell>
          <table:table-cell office:value-type="float" office:value="2.2391083790000001" table:style-name="ce1">
            <text:p>2,239108379</text:p>
          </table:table-cell>
          <table:table-cell office:value-type="float" office:value="0.42472205699999999" table:style-name="ce1">
            <text:p>0,424722057</text:p>
          </table:table-cell>
          <table:table-cell office:value-type="float" office:value="1.2313885410000001" table:style-name="ce1">
            <text:p>1,231388541</text:p>
          </table:table-cell>
          <table:table-cell office:value-type="float" office:value="2.6117667459999998" table:style-name="ce1">
            <text:p>2,611766746</text:p>
          </table:table-cell>
          <table:table-cell office:value-type="float" office:value="0.96367575100000002" table:style-name="ce1">
            <text:p>0,963675751</text:p>
          </table:table-cell>
          <table:table-cell office:value-type="float" office:value="1.0323498680000001" table:style-name="ce1">
            <text:p>1,032349868</text:p>
          </table:table-cell>
          <table:table-cell office:value-type="float" office:value="3.777195919" table:style-name="ce1">
            <text:p>3,777195919</text:p>
          </table:table-cell>
          <table:table-cell office:value-type="float" office:value="1.9226257899999999" table:style-name="ce1">
            <text:p>1,92262579</text:p>
          </table:table-cell>
          <table:table-cell office:value-type="float" office:value="-2.8581620289999998" table:style-name="ce1">
            <text:p>-2,858162029</text:p>
          </table:table-cell>
          <table:table-cell office:value-type="float" office:value="1.490869585" table:style-name="ce1">
            <text:p>1,490869585</text:p>
          </table:table-cell>
          <table:table-cell office:value-type="float" office:value="-0.44503047899999998" table:style-name="ce1">
            <text:p>-0,445030479</text:p>
          </table:table-cell>
          <table:table-cell office:value-type="float" office:value="1.559039386" table:style-name="ce1">
            <text:p>1,559039386</text:p>
          </table:table-cell>
          <table:table-cell office:value-type="float" office:value="6.049953028" table:style-name="ce1">
            <text:p>6,049953028</text:p>
          </table:table-cell>
          <table:table-cell office:value-type="float" office:value="2.3492055289999998" table:style-name="ce1">
            <text:p>2,349205529</text:p>
          </table:table-cell>
          <table:table-cell office:value-type="float" office:value="1.1826952289999999" table:style-name="ce1">
            <text:p>1,182695229</text:p>
          </table:table-cell>
          <table:table-cell office:value-type="float" office:value="0.20522709" table:style-name="ce1">
            <text:p>0,20522709</text:p>
          </table:table-cell>
          <table:table-cell office:value-type="float" office:value="2.7745538270000001" table:style-name="ce1">
            <text:p>2,774553827</text:p>
          </table:table-cell>
          <table:table-cell office:value-type="float" office:value="3.9483572329999999" table:style-name="ce1">
            <text:p>3,948357233</text:p>
          </table:table-cell>
          <table:table-cell office:value-type="float" office:value="1.446269265" table:style-name="ce1">
            <text:p>1,446269265</text:p>
          </table:table-cell>
          <table:table-cell office:value-type="float" office:value="2.292241932" table:style-name="ce1">
            <text:p>2,292241932</text:p>
          </table:table-cell>
          <table:table-cell office:value-type="float" office:value="2.483457483" table:style-name="ce1">
            <text:p>2,483457483</text:p>
          </table:table-cell>
          <table:table-cell office:value-type="float" office:value="2.5592869770000002" table:style-name="ce1">
            <text:p>2,559286977</text:p>
          </table:table-cell>
          <table:table-cell office:value-type="float" office:value="2.1373723390000001" table:style-name="ce1">
            <text:p>2,137372339</text:p>
          </table:table-cell>
          <table:table-cell office:value-type="float" office:value="1.842605834" table:style-name="ce1">
            <text:p>1,842605834</text:p>
          </table:table-cell>
          <table:table-cell office:value-type="float" office:value="2.382695655" table:style-name="ce1">
            <text:p>2,382695655</text:p>
          </table:table-cell>
          <table:table-cell office:value-type="float" office:value="2.0153229490000002" table:style-name="ce1">
            <text:p>2,015322949</text:p>
          </table:table-cell>
          <table:table-cell office:value-type="float" office:value="2.8915454629999999" table:style-name="ce1">
            <text:p>2,891545463</text:p>
          </table:table-cell>
          <table:table-cell office:value-type="float" office:value="1.4771547359999999" table:style-name="ce1">
            <text:p>1,477154736</text:p>
          </table:table-cell>
          <table:table-cell office:value-type="float" office:value="0.78914783300000002" table:style-name="ce1">
            <text:p>0,789147833</text:p>
          </table:table-cell>
          <table:table-cell office:value-type="float" office:value="0.17366284700000001" table:style-name="ce1">
            <text:p>0,173662847</text:p>
          </table:table-cell>
          <table:table-cell office:value-type="float" office:value="0.56835600200000003" table:style-name="ce1">
            <text:p>0,568356002</text:p>
          </table:table-cell>
          <table:table-cell office:value-type="float" office:value="-1.007674269" table:style-name="ce1">
            <text:p>-1,007674269</text:p>
          </table:table-cell>
          <table:table-cell office:value-type="float" office:value="6.3105670639999998" table:style-name="ce1">
            <text:p>6,310567064</text:p>
          </table:table-cell>
          <table:table-cell office:value-type="float" office:value="2.2883190880000002" table:style-name="ce1">
            <text:p>2,288319088</text:p>
          </table:table-cell>
          <table:table-cell office:value-type="float" office:value="1.11040823" table:style-name="ce1">
            <text:p>1,11040823</text:p>
          </table:table-cell>
          <table:table-cell office:value-type="float" office:value="0.84899858800000005" table:style-name="ce1">
            <text:p>0,848998588</text:p>
          </table:table-cell>
          <table:table-cell office:value-type="float" office:value="2.8498062709999998" table:style-name="ce1">
            <text:p>2,849806271</text:p>
          </table:table-cell>
          <table:table-cell office:value-type="float" office:value="2.8529884409999999" table:style-name="ce1">
            <text:p>2,852988441</text:p>
          </table:table-cell>
          <table:table-cell office:value-type="float" office:value="2.9527966769999998" table:style-name="ce1">
            <text:p>2,952796677</text:p>
          </table:table-cell>
          <table:table-cell office:value-type="float" office:value="2.6231228440000001" table:style-name="ce1">
            <text:p>2,623122844</text:p>
          </table:table-cell>
          <table:table-cell office:value-type="float" office:value="3.3989425689999999" table:style-name="ce1">
            <text:p>3,398942569</text:p>
          </table:table-cell>
          <table:table-cell office:value-type="float" office:value="1.9767267529999999" table:style-name="ce1">
            <text:p>1,976726753</text:p>
          </table:table-cell>
          <table:table-cell office:value-type="float" office:value="1.3880902989999999" table:style-name="ce1">
            <text:p>1,388090299</text:p>
          </table:table-cell>
          <table:table-cell office:value-type="float" office:value="1.736297934" table:style-name="ce1">
            <text:p>1,736297934</text:p>
          </table:table-cell>
          <table:table-cell office:value-type="float" office:value="0.39037559500000002" table:style-name="ce1">
            <text:p>0,390375595</text:p>
          </table:table-cell>
          <table:table-cell office:value-type="float" office:value="2.2495069779999999" table:style-name="ce1">
            <text:p>2,249506978</text:p>
          </table:table-cell>
          <table:table-cell office:value-type="float" office:value="2.7552257" table:style-name="ce1">
            <text:p>2,7552257</text:p>
          </table:table-cell>
          <table:table-cell office:value-type="float" office:value="0.90331726199999995" table:style-name="ce1">
            <text:p>0,903317262</text:p>
          </table:table-cell>
          <table:table-cell office:value-type="float" office:value="2.6821593340000001" table:style-name="ce1">
            <text:p>2,682159334</text:p>
          </table:table-cell>
          <table:table-cell office:value-type="float" office:value="0.14630580500000001" table:style-name="ce1">
            <text:p>0,146305805</text:p>
          </table:table-cell>
          <table:table-cell office:value-type="float" office:value="2.7815336940000002" table:style-name="ce1">
            <text:p>2,781533694</text:p>
          </table:table-cell>
          <table:table-cell office:value-type="float" office:value="2.932659852" table:style-name="ce1">
            <text:p>2,932659852</text:p>
          </table:table-cell>
          <table:table-cell office:value-type="float" office:value="1.6272708659999999" table:style-name="ce1">
            <text:p>1,627270866</text:p>
          </table:table-cell>
          <table:table-cell office:value-type="float" office:value="3.0596857229999999" table:style-name="ce1">
            <text:p>3,059685723</text:p>
          </table:table-cell>
          <table:table-cell office:value-type="float" office:value="2.5467387499999998" table:style-name="ce1">
            <text:p>2,54673875</text:p>
          </table:table-cell>
          <table:table-cell office:value-type="float" office:value="1.026850813" table:style-name="ce1">
            <text:p>1,026850813</text:p>
          </table:table-cell>
          <table:table-cell office:value-type="float" office:value="2.223527856" table:style-name="ce1">
            <text:p>2,223527856</text:p>
          </table:table-cell>
          <table:table-cell office:value-type="float" office:value="1.481508579" table:style-name="ce1">
            <text:p>1,481508579</text:p>
          </table:table-cell>
          <table:table-cell office:value-type="float" office:value="2.8833434539999998" table:style-name="ce1">
            <text:p>2,883343454</text:p>
          </table:table-cell>
          <table:table-cell office:value-type="float" office:value="2.9932495440000002" table:style-name="ce1">
            <text:p>2,993249544</text:p>
          </table:table-cell>
          <table:table-cell office:value-type="float" office:value="3.078811339" table:style-name="ce1">
            <text:p>3,078811339</text:p>
          </table:table-cell>
          <table:table-cell office:value-type="float" office:value="0.59462600099999996" table:style-name="ce1">
            <text:p>0,594626001</text:p>
          </table:table-cell>
          <table:table-cell office:value-type="float" office:value="0.42266132000000001" table:style-name="ce1">
            <text:p>0,42266132</text:p>
          </table:table-cell>
          <table:table-cell office:value-type="float" office:value="2.2277476140000001" table:style-name="ce1">
            <text:p>2,227747614</text:p>
          </table:table-cell>
          <table:table-cell office:value-type="float" office:value="1.5390157360000001" table:style-name="ce1">
            <text:p>1,539015736</text:p>
          </table:table-cell>
          <table:table-cell office:value-type="float" office:value="0.311361736" table:style-name="ce1">
            <text:p>0,311361736</text:p>
          </table:table-cell>
          <table:table-cell office:value-type="float" office:value="0.95002926600000004" table:style-name="ce1">
            <text:p>0,950029266</text:p>
          </table:table-cell>
          <table:table-cell office:value-type="float" office:value="5.2885451550000004" table:style-name="ce1">
            <text:p>5,288545155</text:p>
          </table:table-cell>
          <table:table-cell office:value-type="float" office:value="2.105912118" table:style-name="ce1">
            <text:p>2,105912118</text:p>
          </table:table-cell>
          <table:table-cell office:value-type="float" office:value="3.038798946" table:style-name="ce1">
            <text:p>3,038798946</text:p>
          </table:table-cell>
          <table:table-cell office:value-type="float" office:value="2.5582931539999998" table:style-name="ce1">
            <text:p>2,558293154</text:p>
          </table:table-cell>
          <table:table-cell office:value-type="float" office:value="2.6156608449999998" table:style-name="ce1">
            <text:p>2,615660845</text:p>
          </table:table-cell>
          <table:table-cell office:value-type="float" office:value="2.748344613" table:style-name="ce1">
            <text:p>2,748344613</text:p>
          </table:table-cell>
          <table:table-cell office:value-type="float" office:value="-1.499066647" table:style-name="ce1">
            <text:p>-1,499066647</text:p>
          </table:table-cell>
          <table:table-cell office:value-type="float" office:value="2.5391776570000002" table:style-name="ce1">
            <text:p>2,539177657</text:p>
          </table:table-cell>
          <table:table-cell office:value-type="float" office:value="0.96386672299999998" table:style-name="ce1">
            <text:p>0,963866723</text:p>
          </table:table-cell>
          <table:table-cell office:value-type="float" office:value="3.0545643729999998" table:style-name="ce1">
            <text:p>3,054564373</text:p>
          </table:table-cell>
          <table:table-cell office:value-type="float" office:value="1.4622577160000001" table:style-name="ce1">
            <text:p>1,462257716</text:p>
          </table:table-cell>
          <table:table-cell office:value-type="float" office:value="1.4502347099999999" table:style-name="ce1">
            <text:p>1,45023471</text:p>
          </table:table-cell>
          <table:table-cell office:value-type="float" office:value="1.0617549669999999" table:style-name="ce1">
            <text:p>1,061754967</text:p>
          </table:table-cell>
          <table:table-cell office:value-type="float" office:value="2.547580424" table:style-name="ce1">
            <text:p>2,547580424</text:p>
          </table:table-cell>
          <table:table-cell table:style-name="ce1"/>
          <table:table-cell office:value-type="float" office:value="2.055670321" table:style-name="ce1">
            <text:p>2,055670321</text:p>
          </table:table-cell>
          <table:table-cell office:value-type="float" office:value="0.68925787100000002" table:style-name="ce1">
            <text:p>0,689257871</text:p>
          </table:table-cell>
          <table:table-cell office:value-type="float" office:value="3.1530349370000001" table:style-name="ce1">
            <text:p>3,153034937</text:p>
          </table:table-cell>
          <table:table-cell office:value-type="float" office:value="4.8301851109999996" table:style-name="ce1">
            <text:p>4,830185111</text:p>
          </table:table-cell>
          <table:table-cell office:value-type="float" office:value="0.94423567900000005" table:style-name="ce1">
            <text:p>0,944235679</text:p>
          </table:table-cell>
          <table:table-cell office:value-type="float" office:value="0.70268347399999997" table:style-name="ce1">
            <text:p>0,702683474</text:p>
          </table:table-cell>
          <table:table-cell office:value-type="float" office:value="3.2590152780000001" table:style-name="ce1">
            <text:p>3,259015278</text:p>
          </table:table-cell>
          <table:table-cell office:value-type="float" office:value="2.3834441210000001" table:style-name="ce1">
            <text:p>2,383444121</text:p>
          </table:table-cell>
          <table:table-cell office:value-type="float" office:value="5.0573580979999999" table:style-name="ce1">
            <text:p>5,057358098</text:p>
          </table:table-cell>
          <table:table-cell office:value-type="float" office:value="3.5627664590000001" table:style-name="ce1">
            <text:p>3,562766459</text:p>
          </table:table-cell>
          <table:table-cell office:value-type="float" office:value="2.4249124379999998" table:style-name="ce1">
            <text:p>2,424912438</text:p>
          </table:table-cell>
          <table:table-cell office:value-type="float" office:value="1.385723469" table:style-name="ce1">
            <text:p>1,385723469</text:p>
          </table:table-cell>
          <table:table-cell office:value-type="float" office:value="3.5701203189999999" table:style-name="ce1">
            <text:p>3,570120319</text:p>
          </table:table-cell>
          <table:table-cell office:value-type="float" office:value="2.1653936250000001" table:style-name="ce1">
            <text:p>2,165393625</text:p>
          </table:table-cell>
          <table:table-cell office:value-type="float" office:value="2.1187940009999999" table:style-name="ce1">
            <text:p>2,118794001</text:p>
          </table:table-cell>
          <table:table-cell office:value-type="float" office:value="1.5514145159999999" table:style-name="ce1">
            <text:p>1,551414516</text:p>
          </table:table-cell>
          <table:table-cell office:value-type="float" office:value="11.534883260000001" table:style-name="ce1">
            <text:p>11,53488326</text:p>
          </table:table-cell>
          <table:table-cell table:style-name="ce1"/>
          <table:table-cell office:value-type="float" office:value="2.8657477920000001" table:style-name="ce1">
            <text:p>2,865747792</text:p>
          </table:table-cell>
          <table:table-cell office:value-type="float" office:value="2.5107272709999999" table:style-name="ce1">
            <text:p>2,510727271</text:p>
          </table:table-cell>
          <table:table-cell office:value-type="float" office:value="2.8623684169999999" table:style-name="ce1">
            <text:p>2,862368417</text:p>
          </table:table-cell>
          <table:table-cell office:value-type="float" office:value="1.820006534" table:style-name="ce1">
            <text:p>1,820006534</text:p>
          </table:table-cell>
          <table:table-cell office:value-type="float" office:value="3.029190485" table:style-name="ce1">
            <text:p>3,029190485</text:p>
          </table:table-cell>
          <table:table-cell office:value-type="float" office:value="-8.3845962999999996E-2" table:style-name="ce1">
            <text:p>-0,083845963</text:p>
          </table:table-cell>
          <table:table-cell office:value-type="float" office:value="1.0590744400000001" table:style-name="ce1">
            <text:p>1,05907444</text:p>
          </table:table-cell>
          <table:table-cell office:value-type="float" office:value="1.2083280810000001" table:style-name="ce1">
            <text:p>1,208328081</text:p>
          </table:table-cell>
          <table:table-cell office:value-type="float" office:value="0.35515770000000002" table:style-name="ce1">
            <text:p>0,3551577</text:p>
          </table:table-cell>
          <table:table-cell office:value-type="float" office:value="3.1802760189999999" table:style-name="ce1">
            <text:p>3,180276019</text:p>
          </table:table-cell>
          <table:table-cell table:style-name="ce1"/>
          <table:table-cell office:value-type="float" office:value="2.096732303" table:style-name="ce1">
            <text:p>2,096732303</text:p>
          </table:table-cell>
          <table:table-cell office:value-type="float" office:value="3.3554933930000002" table:style-name="ce1">
            <text:p>3,355493393</text:p>
          </table:table-cell>
          <table:table-cell office:value-type="float" office:value="2.5752496100000002" table:style-name="ce1">
            <text:p>2,57524961</text:p>
          </table:table-cell>
          <table:table-cell office:value-type="float" office:value="1.9485492790000001" table:style-name="ce1">
            <text:p>1,948549279</text:p>
          </table:table-cell>
          <table:table-cell office:value-type="float" office:value="1.6154335900000001" table:style-name="ce1">
            <text:p>1,61543359</text:p>
          </table:table-cell>
          <table:table-cell office:value-type="float" office:value="1.060458141" table:style-name="ce1">
            <text:p>1,060458141</text:p>
          </table:table-cell>
          <table:table-cell office:value-type="float" office:value="2.1688709390000001" table:style-name="ce1">
            <text:p>2,168870939</text:p>
          </table:table-cell>
          <table:table-cell office:value-type="float" office:value="2.3436839329999999" table:style-name="ce1">
            <text:p>2,343683933</text:p>
          </table:table-cell>
          <table:table-cell office:value-type="float" office:value="2.7952248499999999" table:style-name="ce1">
            <text:p>2,79522485</text:p>
          </table:table-cell>
          <table:table-cell office:value-type="float" office:value="2.6603853150000001" table:style-name="ce1">
            <text:p>2,660385315</text:p>
          </table:table-cell>
          <table:table-cell office:value-type="float" office:value="2.3447693100000002" table:style-name="ce1">
            <text:p>2,34476931</text:p>
          </table:table-cell>
          <table:table-cell office:value-type="float" office:value="-1.1924119710000001" table:style-name="ce1">
            <text:p>-1,192411971</text:p>
          </table:table-cell>
          <table:table-cell office:value-type="float" office:value="2.7552257" table:style-name="ce1">
            <text:p>2,7552257</text:p>
          </table:table-cell>
          <table:table-cell office:value-type="float" office:value="1.157627951" table:style-name="ce1">
            <text:p>1,157627951</text:p>
          </table:table-cell>
          <table:table-cell office:value-type="float" office:value="2.3834441210000001" table:style-name="ce1">
            <text:p>2,383444121</text:p>
          </table:table-cell>
          <table:table-cell office:value-type="float" office:value="2.8623684169999999" table:style-name="ce1">
            <text:p>2,862368417</text:p>
          </table:table-cell>
          <table:table-cell office:value-type="float" office:value="1.366573627" table:style-name="ce1">
            <text:p>1,366573627</text:p>
          </table:table-cell>
          <table:table-cell office:value-type="float" office:value="2.280672037" table:style-name="ce1">
            <text:p>2,280672037</text:p>
          </table:table-cell>
          <table:table-cell office:value-type="float" office:value="2.260254003" table:style-name="ce1">
            <text:p>2,260254003</text:p>
          </table:table-cell>
          <table:table-cell office:value-type="float" office:value="5.0423075590000002" table:style-name="ce1">
            <text:p>5,042307559</text:p>
          </table:table-cell>
          <table:table-cell office:value-type="float" office:value="3.0941001309999998" table:style-name="ce1">
            <text:p>3,094100131</text:p>
          </table:table-cell>
          <table:table-cell office:value-type="float" office:value="2.906209993" table:style-name="ce1">
            <text:p>2,906209993</text:p>
          </table:table-cell>
          <table:table-cell office:value-type="float" office:value="0.51749174200000003" table:style-name="ce1">
            <text:p>0,517491742</text:p>
          </table:table-cell>
          <table:table-cell office:value-type="float" office:value="1.6804142310000001" table:style-name="ce1">
            <text:p>1,680414231</text:p>
          </table:table-cell>
          <table:table-cell office:value-type="float" office:value="0.54703882999999998" table:style-name="ce1">
            <text:p>0,54703883</text:p>
          </table:table-cell>
          <table:table-cell office:value-type="float" office:value="1.005771996" table:style-name="ce1">
            <text:p>1,005771996</text:p>
          </table:table-cell>
          <table:table-cell office:value-type="float" office:value="2.7772819969999998" table:style-name="ce1">
            <text:p>2,777281997</text:p>
          </table:table-cell>
          <table:table-cell office:value-type="float" office:value="1.0381125470000001" table:style-name="ce1">
            <text:p>1,038112547</text:p>
          </table:table-cell>
          <table:table-cell office:value-type="float" office:value="2.8485557620000002" table:style-name="ce1">
            <text:p>2,848555762</text:p>
          </table:table-cell>
          <table:table-cell office:value-type="float" office:value="0.98396122399999997" table:style-name="ce1">
            <text:p>0,983961224</text:p>
          </table:table-cell>
          <table:table-cell office:value-type="float" office:value="-3.1295954830000001" table:style-name="ce1">
            <text:p>-3,129595483</text:p>
          </table:table-cell>
          <table:table-cell office:value-type="float" office:value="2.138020858" table:style-name="ce1">
            <text:p>2,138020858</text:p>
          </table:table-cell>
          <table:table-cell office:value-type="float" office:value="3.0536869850000001" table:style-name="ce1">
            <text:p>3,053686985</text:p>
          </table:table-cell>
          <table:table-cell office:value-type="float" office:value="1.749489853" table:style-name="ce1">
            <text:p>1,749489853</text:p>
          </table:table-cell>
          <table:table-cell office:value-type="float" office:value="0.56088186299999998" table:style-name="ce1">
            <text:p>0,560881863</text:p>
          </table:table-cell>
          <table:table-cell office:value-type="float" office:value="2.120220765" table:style-name="ce1">
            <text:p>2,120220765</text:p>
          </table:table-cell>
          <table:table-cell office:value-type="float" office:value="2.9795053409999999" table:style-name="ce1">
            <text:p>2,979505341</text:p>
          </table:table-cell>
          <table:table-cell office:value-type="float" office:value="2.4620971100000002" table:style-name="ce1">
            <text:p>2,46209711</text:p>
          </table:table-cell>
          <table:table-cell office:value-type="float" office:value="3.3602924490000001" table:style-name="ce1">
            <text:p>3,360292449</text:p>
          </table:table-cell>
          <table:table-cell office:value-type="float" office:value="3.1822844140000002" table:style-name="ce1">
            <text:p>3,182284414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8" table:style-name="ce1">
            <text:p>1978</text:p>
          </table:table-cell>
          <table:table-cell office:value-type="float" office:value="-0.43662754399999998" table:style-name="ce1">
            <text:p>-0,436627544</text:p>
          </table:table-cell>
          <table:table-cell office:value-type="float" office:value="1.281616595" table:style-name="ce1">
            <text:p>1,281616595</text:p>
          </table:table-cell>
          <table:table-cell office:value-type="float" office:value="3.3540678370000001" table:style-name="ce1">
            <text:p>3,354067837</text:p>
          </table:table-cell>
          <table:table-cell office:value-type="float" office:value="2.0757418950000002" table:style-name="ce1">
            <text:p>2,075741895</text:p>
          </table:table-cell>
          <table:table-cell office:value-type="float" office:value="2.9051179970000001" table:style-name="ce1">
            <text:p>2,905117997</text:p>
          </table:table-cell>
          <table:table-cell office:value-type="float" office:value="3.3180619839999999" table:style-name="ce1">
            <text:p>3,318061984</text:p>
          </table:table-cell>
          <table:table-cell office:value-type="float" office:value="12.770150620000001" table:style-name="ce1">
            <text:p>12,77015062</text:p>
          </table:table-cell>
          <table:table-cell office:value-type="float" office:value="1.48785623" table:style-name="ce1">
            <text:p>1,48785623</text:p>
          </table:table-cell>
          <table:table-cell office:value-type="float" office:value="1.7851630279999999" table:style-name="ce1">
            <text:p>1,785163028</text:p>
          </table:table-cell>
          <table:table-cell office:value-type="float" office:value="1.387949568" table:style-name="ce1">
            <text:p>1,387949568</text:p>
          </table:table-cell>
          <table:table-cell office:value-type="float" office:value="-0.19807567200000001" table:style-name="ce1">
            <text:p>-0,198075672</text:p>
          </table:table-cell>
          <table:table-cell office:value-type="float" office:value="1.1628852590000001" table:style-name="ce1">
            <text:p>1,162885259</text:p>
          </table:table-cell>
          <table:table-cell office:value-type="float" office:value="-8.0961041999999997E-2" table:style-name="ce1">
            <text:p>-0,080961042</text:p>
          </table:table-cell>
          <table:table-cell office:value-type="float" office:value="1.6038334299999999" table:style-name="ce1">
            <text:p>1,60383343</text:p>
          </table:table-cell>
          <table:table-cell office:value-type="float" office:value="2.4302711079999999" table:style-name="ce1">
            <text:p>2,430271108</text:p>
          </table:table-cell>
          <table:table-cell office:value-type="float" office:value="9.3299960000000001E-2" table:style-name="ce1">
            <text:p>0,09329996</text:p>
          </table:table-cell>
          <table:table-cell office:value-type="float" office:value="2.6016731480000002" table:style-name="ce1">
            <text:p>2,601673148</text:p>
          </table:table-cell>
          <table:table-cell office:value-type="float" office:value="2.0400786289999999" table:style-name="ce1">
            <text:p>2,040078629</text:p>
          </table:table-cell>
          <table:table-cell office:value-type="float" office:value="2.6680781680000001" table:style-name="ce1">
            <text:p>2,668078168</text:p>
          </table:table-cell>
          <table:table-cell office:value-type="float" office:value="0.11180475500000001" table:style-name="ce1">
            <text:p>0,111804755</text:p>
          </table:table-cell>
          <table:table-cell office:value-type="float" office:value="6.4805451779999999" table:style-name="ce1">
            <text:p>6,480545178</text:p>
          </table:table-cell>
          <table:table-cell office:value-type="float" office:value="2.1963906569999998" table:style-name="ce1">
            <text:p>2,196390657</text:p>
          </table:table-cell>
          <table:table-cell office:value-type="float" office:value="0.91029743200000002" table:style-name="ce1">
            <text:p>0,910297432</text:p>
          </table:table-cell>
          <table:table-cell office:value-type="float" office:value="0.65304634900000003" table:style-name="ce1">
            <text:p>0,653046349</text:p>
          </table:table-cell>
          <table:table-cell office:value-type="float" office:value="1.4321472230000001" table:style-name="ce1">
            <text:p>1,432147223</text:p>
          </table:table-cell>
          <table:table-cell office:value-type="float" office:value="0.37453183499999998" table:style-name="ce1">
            <text:p>0,374531835</text:p>
          </table:table-cell>
          <table:table-cell office:value-type="float" office:value="2.2073135289999999" table:style-name="ce1">
            <text:p>2,207313529</text:p>
          </table:table-cell>
          <table:table-cell office:value-type="float" office:value="2.3695258749999999" table:style-name="ce1">
            <text:p>2,369525875</text:p>
          </table:table-cell>
          <table:table-cell office:value-type="float" office:value="0.50727359699999997" table:style-name="ce1">
            <text:p>0,507273597</text:p>
          </table:table-cell>
          <table:table-cell office:value-type="float" office:value="3.6478635740000001" table:style-name="ce1">
            <text:p>3,647863574</text:p>
          </table:table-cell>
          <table:table-cell office:value-type="float" office:value="3.153076558" table:style-name="ce1">
            <text:p>3,153076558</text:p>
          </table:table-cell>
          <table:table-cell office:value-type="float" office:value="3.9120822290000001" table:style-name="ce1">
            <text:p>3,912082229</text:p>
          </table:table-cell>
          <table:table-cell office:value-type="float" office:value="2.3135157340000001" table:style-name="ce1">
            <text:p>2,313515734</text:p>
          </table:table-cell>
          <table:table-cell office:value-type="float" office:value="0.99545694399999995" table:style-name="ce1">
            <text:p>0,995456944</text:p>
          </table:table-cell>
          <table:table-cell office:value-type="float" office:value="0.68106884199999995" table:style-name="ce1">
            <text:p>0,681068842</text:p>
          </table:table-cell>
          <table:table-cell office:value-type="float" office:value="8.9788100000000003E-3" table:style-name="ce1">
            <text:p>0,00897881</text:p>
          </table:table-cell>
          <table:table-cell office:value-type="float" office:value="0.162625295" table:style-name="ce1">
            <text:p>0,162625295</text:p>
          </table:table-cell>
          <table:table-cell office:value-type="float" office:value="1.5118080350000001" table:style-name="ce1">
            <text:p>1,511808035</text:p>
          </table:table-cell>
          <table:table-cell office:value-type="float" office:value="1.338182338" table:style-name="ce1">
            <text:p>1,338182338</text:p>
          </table:table-cell>
          <table:table-cell office:value-type="float" office:value="4.5048900959999996" table:style-name="ce1">
            <text:p>4,504890096</text:p>
          </table:table-cell>
          <table:table-cell office:value-type="float" office:value="2.9176807990000002" table:style-name="ce1">
            <text:p>2,917680799</text:p>
          </table:table-cell>
          <table:table-cell office:value-type="float" office:value="2.8748960829999999" table:style-name="ce1">
            <text:p>2,874896083</text:p>
          </table:table-cell>
          <table:table-cell office:value-type="float" office:value="2.9109814859999998" table:style-name="ce1">
            <text:p>2,910981486</text:p>
          </table:table-cell>
          <table:table-cell office:value-type="float" office:value="2.236419266" table:style-name="ce1">
            <text:p>2,236419266</text:p>
          </table:table-cell>
          <table:table-cell office:value-type="float" office:value="3.816765937" table:style-name="ce1">
            <text:p>3,816765937</text:p>
          </table:table-cell>
          <table:table-cell office:value-type="float" office:value="1.033295273" table:style-name="ce1">
            <text:p>1,033295273</text:p>
          </table:table-cell>
          <table:table-cell office:value-type="float" office:value="2.6544536019999998" table:style-name="ce1">
            <text:p>2,654453602</text:p>
          </table:table-cell>
          <table:table-cell office:value-type="float" office:value="1.079724149" table:style-name="ce1">
            <text:p>1,079724149</text:p>
          </table:table-cell>
          <table:table-cell office:value-type="float" office:value="0.80435386600000003" table:style-name="ce1">
            <text:p>0,804353866</text:p>
          </table:table-cell>
          <table:table-cell office:value-type="float" office:value="-0.750843017" table:style-name="ce1">
            <text:p>-0,750843017</text:p>
          </table:table-cell>
          <table:table-cell office:value-type="float" office:value="5.8188546309999998" table:style-name="ce1">
            <text:p>5,818854631</text:p>
          </table:table-cell>
          <table:table-cell office:value-type="float" office:value="1.1536072820000001" table:style-name="ce1">
            <text:p>1,153607282</text:p>
          </table:table-cell>
          <table:table-cell office:value-type="float" office:value="0.54181343800000004" table:style-name="ce1">
            <text:p>0,541813438</text:p>
          </table:table-cell>
          <table:table-cell office:value-type="float" office:value="-8.7031415000000001E-2" table:style-name="ce1">
            <text:p>-0,087031415</text:p>
          </table:table-cell>
          <table:table-cell office:value-type="float" office:value="10.438050199999999" table:style-name="ce1">
            <text:p>10,4380502</text:p>
          </table:table-cell>
          <table:table-cell office:value-type="float" office:value="1.1426839019999999" table:style-name="ce1">
            <text:p>1,142683902</text:p>
          </table:table-cell>
          <table:table-cell office:value-type="float" office:value="0.31059609300000002" table:style-name="ce1">
            <text:p>0,310596093</text:p>
          </table:table-cell>
          <table:table-cell office:value-type="float" office:value="2.4133611959999999" table:style-name="ce1">
            <text:p>2,413361196</text:p>
          </table:table-cell>
          <table:table-cell office:value-type="float" office:value="2.911005748" table:style-name="ce1">
            <text:p>2,911005748</text:p>
          </table:table-cell>
          <table:table-cell office:value-type="float" office:value="1.5851860099999999" table:style-name="ce1">
            <text:p>1,58518601</text:p>
          </table:table-cell>
          <table:table-cell office:value-type="float" office:value="2.4325479190000001" table:style-name="ce1">
            <text:p>2,432547919</text:p>
          </table:table-cell>
          <table:table-cell office:value-type="float" office:value="1.528257929" table:style-name="ce1">
            <text:p>1,528257929</text:p>
          </table:table-cell>
          <table:table-cell office:value-type="float" office:value="1.064585326" table:style-name="ce1">
            <text:p>1,064585326</text:p>
          </table:table-cell>
          <table:table-cell office:value-type="float" office:value="0.67295692900000004" table:style-name="ce1">
            <text:p>0,672956929</text:p>
          </table:table-cell>
          <table:table-cell office:value-type="float" office:value="2.6545455260000002" table:style-name="ce1">
            <text:p>2,654545526</text:p>
          </table:table-cell>
          <table:table-cell office:value-type="float" office:value="2.3189403359999998" table:style-name="ce1">
            <text:p>2,318940336</text:p>
          </table:table-cell>
          <table:table-cell office:value-type="float" office:value="0.40576582" table:style-name="ce1">
            <text:p>0,40576582</text:p>
          </table:table-cell>
          <table:table-cell office:value-type="float" office:value="2.7971811180000001" table:style-name="ce1">
            <text:p>2,797181118</text:p>
          </table:table-cell>
          <table:table-cell office:value-type="float" office:value="0.96287655000000005" table:style-name="ce1">
            <text:p>0,96287655</text:p>
          </table:table-cell>
          <table:table-cell office:value-type="float" office:value="0.68561314699999998" table:style-name="ce1">
            <text:p>0,685613147</text:p>
          </table:table-cell>
          <table:table-cell office:value-type="float" office:value="1.231495974" table:style-name="ce1">
            <text:p>1,231495974</text:p>
          </table:table-cell>
          <table:table-cell office:value-type="float" office:value="0.45878753900000002" table:style-name="ce1">
            <text:p>0,458787539</text:p>
          </table:table-cell>
          <table:table-cell office:value-type="float" office:value="2.8756637999999999" table:style-name="ce1">
            <text:p>2,8756638</text:p>
          </table:table-cell>
          <table:table-cell office:value-type="float" office:value="0.28712237000000002" table:style-name="ce1">
            <text:p>0,28712237</text:p>
          </table:table-cell>
          <table:table-cell office:value-type="float" office:value="1.8361355109999999" table:style-name="ce1">
            <text:p>1,836135511</text:p>
          </table:table-cell>
          <table:table-cell office:value-type="float" office:value="0.41068199500000002" table:style-name="ce1">
            <text:p>0,410681995</text:p>
          </table:table-cell>
          <table:table-cell office:value-type="float" office:value="0.95427783899999996" table:style-name="ce1">
            <text:p>0,954277839</text:p>
          </table:table-cell>
          <table:table-cell office:value-type="float" office:value="3.1460189340000002" table:style-name="ce1">
            <text:p>3,146018934</text:p>
          </table:table-cell>
          <table:table-cell office:value-type="float" office:value="2.312699726" table:style-name="ce1">
            <text:p>2,312699726</text:p>
          </table:table-cell>
          <table:table-cell office:value-type="float" office:value="5.359908E-3" table:style-name="ce1">
            <text:p>0,005359908</text:p>
          </table:table-cell>
          <table:table-cell office:value-type="float" office:value="0.58382341000000004" table:style-name="ce1">
            <text:p>0,58382341</text:p>
          </table:table-cell>
          <table:table-cell office:value-type="float" office:value="1.8566402390000001" table:style-name="ce1">
            <text:p>1,856640239</text:p>
          </table:table-cell>
          <table:table-cell office:value-type="float" office:value="-6.6152880000000004E-3" table:style-name="ce1">
            <text:p>-0,006615288</text:p>
          </table:table-cell>
          <table:table-cell office:value-type="float" office:value="1.5753622810000001" table:style-name="ce1">
            <text:p>1,575362281</text:p>
          </table:table-cell>
          <table:table-cell office:value-type="float" office:value="3.3718557819999999" table:style-name="ce1">
            <text:p>3,371855782</text:p>
          </table:table-cell>
          <table:table-cell office:value-type="float" office:value="5.2465253000000003E-2" table:style-name="ce1">
            <text:p>0,052465253</text:p>
          </table:table-cell>
          <table:table-cell office:value-type="float" office:value="-1.028579074" table:style-name="ce1">
            <text:p>-1,028579074</text:p>
          </table:table-cell>
          <table:table-cell office:value-type="float" office:value="1.296604359" table:style-name="ce1">
            <text:p>1,296604359</text:p>
          </table:table-cell>
          <table:table-cell office:value-type="float" office:value="-1.2558159330000001" table:style-name="ce1">
            <text:p>-1,255815933</text:p>
          </table:table-cell>
          <table:table-cell office:value-type="float" office:value="-0.40568007" table:style-name="ce1">
            <text:p>-0,40568007</text:p>
          </table:table-cell>
          <table:table-cell office:value-type="float" office:value="2.300783762" table:style-name="ce1">
            <text:p>2,300783762</text:p>
          </table:table-cell>
          <table:table-cell office:value-type="float" office:value="2.1846871320000001" table:style-name="ce1">
            <text:p>2,184687132</text:p>
          </table:table-cell>
          <table:table-cell office:value-type="float" office:value="1.0050007949999999" table:style-name="ce1">
            <text:p>1,005000795</text:p>
          </table:table-cell>
          <table:table-cell office:value-type="float" office:value="0.82680392599999997" table:style-name="ce1">
            <text:p>0,826803926</text:p>
          </table:table-cell>
          <table:table-cell office:value-type="float" office:value="1.8117064190000001" table:style-name="ce1">
            <text:p>1,811706419</text:p>
          </table:table-cell>
          <table:table-cell office:value-type="float" office:value="3.0914585360000002" table:style-name="ce1">
            <text:p>3,091458536</text:p>
          </table:table-cell>
          <table:table-cell office:value-type="float" office:value="2.6864557499999999" table:style-name="ce1">
            <text:p>2,68645575</text:p>
          </table:table-cell>
          <table:table-cell office:value-type="float" office:value="0.47073294799999998" table:style-name="ce1">
            <text:p>0,470732948</text:p>
          </table:table-cell>
          <table:table-cell office:value-type="float" office:value="2.0451914219999998" table:style-name="ce1">
            <text:p>2,045191422</text:p>
          </table:table-cell>
          <table:table-cell office:value-type="float" office:value="0.34492373300000001" table:style-name="ce1">
            <text:p>0,344923733</text:p>
          </table:table-cell>
          <table:table-cell office:value-type="float" office:value="1.836156828" table:style-name="ce1">
            <text:p>1,836156828</text:p>
          </table:table-cell>
          <table:table-cell office:value-type="float" office:value="1.9925436910000001" table:style-name="ce1">
            <text:p>1,992543691</text:p>
          </table:table-cell>
          <table:table-cell office:value-type="float" office:value="2.7259079829999999" table:style-name="ce1">
            <text:p>2,725907983</text:p>
          </table:table-cell>
          <table:table-cell office:value-type="float" office:value="3.1130678060000001" table:style-name="ce1">
            <text:p>3,113067806</text:p>
          </table:table-cell>
          <table:table-cell office:value-type="float" office:value="2.4065029990000002" table:style-name="ce1">
            <text:p>2,406502999</text:p>
          </table:table-cell>
          <table:table-cell office:value-type="float" office:value="2.5412011379999999" table:style-name="ce1">
            <text:p>2,541201138</text:p>
          </table:table-cell>
          <table:table-cell office:value-type="float" office:value="1.4984341590000001" table:style-name="ce1">
            <text:p>1,498434159</text:p>
          </table:table-cell>
          <table:table-cell office:value-type="float" office:value="2.286777711" table:style-name="ce1">
            <text:p>2,286777711</text:p>
          </table:table-cell>
          <table:table-cell table:style-name="ce1"/>
          <table:table-cell office:value-type="float" office:value="1.4188067929999999" table:style-name="ce1">
            <text:p>1,418806793</text:p>
          </table:table-cell>
          <table:table-cell office:value-type="float" office:value="3.2724712380000001" table:style-name="ce1">
            <text:p>3,272471238</text:p>
          </table:table-cell>
          <table:table-cell office:value-type="float" office:value="3.1484963370000001" table:style-name="ce1">
            <text:p>3,148496337</text:p>
          </table:table-cell>
          <table:table-cell office:value-type="float" office:value="0.78053821099999998" table:style-name="ce1">
            <text:p>0,780538211</text:p>
          </table:table-cell>
          <table:table-cell office:value-type="float" office:value="2.1088005889999999" table:style-name="ce1">
            <text:p>2,108800589</text:p>
          </table:table-cell>
          <table:table-cell office:value-type="float" office:value="0.35631295000000002" table:style-name="ce1">
            <text:p>0,35631295</text:p>
          </table:table-cell>
          <table:table-cell office:value-type="float" office:value="1.1978920040000001" table:style-name="ce1">
            <text:p>1,197892004</text:p>
          </table:table-cell>
          <table:table-cell office:value-type="float" office:value="2.6524508130000002" table:style-name="ce1">
            <text:p>2,652450813</text:p>
          </table:table-cell>
          <table:table-cell office:value-type="float" office:value="0.90488069400000004" table:style-name="ce1">
            <text:p>0,904880694</text:p>
          </table:table-cell>
          <table:table-cell office:value-type="float" office:value="0.97249596400000005" table:style-name="ce1">
            <text:p>0,972495964</text:p>
          </table:table-cell>
          <table:table-cell office:value-type="float" office:value="3.7967232009999998" table:style-name="ce1">
            <text:p>3,796723201</text:p>
          </table:table-cell>
          <table:table-cell office:value-type="float" office:value="1.829019298" table:style-name="ce1">
            <text:p>1,829019298</text:p>
          </table:table-cell>
          <table:table-cell office:value-type="float" office:value="-3.3744715300000001" table:style-name="ce1">
            <text:p>-3,37447153</text:p>
          </table:table-cell>
          <table:table-cell office:value-type="float" office:value="1.4932696910000001" table:style-name="ce1">
            <text:p>1,493269691</text:p>
          </table:table-cell>
          <table:table-cell office:value-type="float" office:value="-0.549934641" table:style-name="ce1">
            <text:p>-0,549934641</text:p>
          </table:table-cell>
          <table:table-cell office:value-type="float" office:value="1.519196719" table:style-name="ce1">
            <text:p>1,519196719</text:p>
          </table:table-cell>
          <table:table-cell office:value-type="float" office:value="5.9306170189999996" table:style-name="ce1">
            <text:p>5,930617019</text:p>
          </table:table-cell>
          <table:table-cell office:value-type="float" office:value="2.3270885269999999" table:style-name="ce1">
            <text:p>2,327088527</text:p>
          </table:table-cell>
          <table:table-cell office:value-type="float" office:value="1.0468818470000001" table:style-name="ce1">
            <text:p>1,046881847</text:p>
          </table:table-cell>
          <table:table-cell office:value-type="float" office:value="-0.17445851600000001" table:style-name="ce1">
            <text:p>-0,174458516</text:p>
          </table:table-cell>
          <table:table-cell office:value-type="float" office:value="2.8416262589999999" table:style-name="ce1">
            <text:p>2,841626259</text:p>
          </table:table-cell>
          <table:table-cell office:value-type="float" office:value="3.8828227750000002" table:style-name="ce1">
            <text:p>3,882822775</text:p>
          </table:table-cell>
          <table:table-cell office:value-type="float" office:value="1.5104763480000001" table:style-name="ce1">
            <text:p>1,510476348</text:p>
          </table:table-cell>
          <table:table-cell office:value-type="float" office:value="2.272105383" table:style-name="ce1">
            <text:p>2,272105383</text:p>
          </table:table-cell>
          <table:table-cell office:value-type="float" office:value="2.51110868" table:style-name="ce1">
            <text:p>2,51110868</text:p>
          </table:table-cell>
          <table:table-cell office:value-type="float" office:value="2.5495565789999999" table:style-name="ce1">
            <text:p>2,549556579</text:p>
          </table:table-cell>
          <table:table-cell office:value-type="float" office:value="2.1326911549999998" table:style-name="ce1">
            <text:p>2,132691155</text:p>
          </table:table-cell>
          <table:table-cell office:value-type="float" office:value="1.8065081759999999" table:style-name="ce1">
            <text:p>1,806508176</text:p>
          </table:table-cell>
          <table:table-cell office:value-type="float" office:value="2.396237545" table:style-name="ce1">
            <text:p>2,396237545</text:p>
          </table:table-cell>
          <table:table-cell office:value-type="float" office:value="2.0105101040000002" table:style-name="ce1">
            <text:p>2,010510104</text:p>
          </table:table-cell>
          <table:table-cell office:value-type="float" office:value="2.9408576649999998" table:style-name="ce1">
            <text:p>2,940857665</text:p>
          </table:table-cell>
          <table:table-cell office:value-type="float" office:value="1.452483221" table:style-name="ce1">
            <text:p>1,452483221</text:p>
          </table:table-cell>
          <table:table-cell office:value-type="float" office:value="0.72694115500000001" table:style-name="ce1">
            <text:p>0,726941155</text:p>
          </table:table-cell>
          <table:table-cell office:value-type="float" office:value="0.17943919699999999" table:style-name="ce1">
            <text:p>0,179439197</text:p>
          </table:table-cell>
          <table:table-cell office:value-type="float" office:value="0.51567505300000005" table:style-name="ce1">
            <text:p>0,515675053</text:p>
          </table:table-cell>
          <table:table-cell office:value-type="float" office:value="-0.63876584400000003" table:style-name="ce1">
            <text:p>-0,638765844</text:p>
          </table:table-cell>
          <table:table-cell office:value-type="float" office:value="5.9358634749999997" table:style-name="ce1">
            <text:p>5,935863475</text:p>
          </table:table-cell>
          <table:table-cell office:value-type="float" office:value="2.3338564530000001" table:style-name="ce1">
            <text:p>2,333856453</text:p>
          </table:table-cell>
          <table:table-cell office:value-type="float" office:value="1.0713837639999999" table:style-name="ce1">
            <text:p>1,071383764</text:p>
          </table:table-cell>
          <table:table-cell office:value-type="float" office:value="0.81191882599999998" table:style-name="ce1">
            <text:p>0,811918826</text:p>
          </table:table-cell>
          <table:table-cell office:value-type="float" office:value="2.8600487449999998" table:style-name="ce1">
            <text:p>2,860048745</text:p>
          </table:table-cell>
          <table:table-cell office:value-type="float" office:value="2.8283033510000002" table:style-name="ce1">
            <text:p>2,828303351</text:p>
          </table:table-cell>
          <table:table-cell office:value-type="float" office:value="3.020862895" table:style-name="ce1">
            <text:p>3,020862895</text:p>
          </table:table-cell>
          <table:table-cell office:value-type="float" office:value="2.551811072" table:style-name="ce1">
            <text:p>2,551811072</text:p>
          </table:table-cell>
          <table:table-cell office:value-type="float" office:value="3.350589035" table:style-name="ce1">
            <text:p>3,350589035</text:p>
          </table:table-cell>
          <table:table-cell office:value-type="float" office:value="1.9720443320000001" table:style-name="ce1">
            <text:p>1,972044332</text:p>
          </table:table-cell>
          <table:table-cell office:value-type="float" office:value="1.4277922750000001" table:style-name="ce1">
            <text:p>1,427792275</text:p>
          </table:table-cell>
          <table:table-cell office:value-type="float" office:value="1.754677107" table:style-name="ce1">
            <text:p>1,754677107</text:p>
          </table:table-cell>
          <table:table-cell office:value-type="float" office:value="1.0409199039999999" table:style-name="ce1">
            <text:p>1,040919904</text:p>
          </table:table-cell>
          <table:table-cell office:value-type="float" office:value="2.2294590310000002" table:style-name="ce1">
            <text:p>2,229459031</text:p>
          </table:table-cell>
          <table:table-cell office:value-type="float" office:value="2.8198521109999999" table:style-name="ce1">
            <text:p>2,819852111</text:p>
          </table:table-cell>
          <table:table-cell office:value-type="float" office:value="0.80186846599999995" table:style-name="ce1">
            <text:p>0,801868466</text:p>
          </table:table-cell>
          <table:table-cell office:value-type="float" office:value="2.6341058949999998" table:style-name="ce1">
            <text:p>2,634105895</text:p>
          </table:table-cell>
          <table:table-cell office:value-type="float" office:value="0.80747013599999995" table:style-name="ce1">
            <text:p>0,807470136</text:p>
          </table:table-cell>
          <table:table-cell office:value-type="float" office:value="2.7795605299999999" table:style-name="ce1">
            <text:p>2,77956053</text:p>
          </table:table-cell>
          <table:table-cell office:value-type="float" office:value="2.9254519389999998" table:style-name="ce1">
            <text:p>2,925451939</text:p>
          </table:table-cell>
          <table:table-cell office:value-type="float" office:value="1.306843091" table:style-name="ce1">
            <text:p>1,306843091</text:p>
          </table:table-cell>
          <table:table-cell office:value-type="float" office:value="3.080997955" table:style-name="ce1">
            <text:p>3,080997955</text:p>
          </table:table-cell>
          <table:table-cell office:value-type="float" office:value="2.5666137949999999" table:style-name="ce1">
            <text:p>2,566613795</text:p>
          </table:table-cell>
          <table:table-cell office:value-type="float" office:value="1.0587569059999999" table:style-name="ce1">
            <text:p>1,058756906</text:p>
          </table:table-cell>
          <table:table-cell office:value-type="float" office:value="2.10280427" table:style-name="ce1">
            <text:p>2,10280427</text:p>
          </table:table-cell>
          <table:table-cell office:value-type="float" office:value="1.096903137" table:style-name="ce1">
            <text:p>1,096903137</text:p>
          </table:table-cell>
          <table:table-cell office:value-type="float" office:value="2.898656388" table:style-name="ce1">
            <text:p>2,898656388</text:p>
          </table:table-cell>
          <table:table-cell office:value-type="float" office:value="3.0319791899999999" table:style-name="ce1">
            <text:p>3,03197919</text:p>
          </table:table-cell>
          <table:table-cell office:value-type="float" office:value="3.0472947179999998" table:style-name="ce1">
            <text:p>3,047294718</text:p>
          </table:table-cell>
          <table:table-cell office:value-type="float" office:value="0.61526457700000003" table:style-name="ce1">
            <text:p>0,615264577</text:p>
          </table:table-cell>
          <table:table-cell office:value-type="float" office:value="0.38178858300000001" table:style-name="ce1">
            <text:p>0,381788583</text:p>
          </table:table-cell>
          <table:table-cell office:value-type="float" office:value="2.2491997600000002" table:style-name="ce1">
            <text:p>2,24919976</text:p>
          </table:table-cell>
          <table:table-cell office:value-type="float" office:value="1.395808462" table:style-name="ce1">
            <text:p>1,395808462</text:p>
          </table:table-cell>
          <table:table-cell office:value-type="float" office:value="3.2044093000000003E-2" table:style-name="ce1">
            <text:p>0,032044093</text:p>
          </table:table-cell>
          <table:table-cell office:value-type="float" office:value="0.94518718800000001" table:style-name="ce1">
            <text:p>0,945187188</text:p>
          </table:table-cell>
          <table:table-cell office:value-type="float" office:value="5.4718630340000001" table:style-name="ce1">
            <text:p>5,471863034</text:p>
          </table:table-cell>
          <table:table-cell office:value-type="float" office:value="2.1220099179999998" table:style-name="ce1">
            <text:p>2,122009918</text:p>
          </table:table-cell>
          <table:table-cell office:value-type="float" office:value="3.1067426849999999" table:style-name="ce1">
            <text:p>3,106742685</text:p>
          </table:table-cell>
          <table:table-cell office:value-type="float" office:value="2.505299983" table:style-name="ce1">
            <text:p>2,505299983</text:p>
          </table:table-cell>
          <table:table-cell office:value-type="float" office:value="2.5812730460000002" table:style-name="ce1">
            <text:p>2,581273046</text:p>
          </table:table-cell>
          <table:table-cell office:value-type="float" office:value="2.733525615" table:style-name="ce1">
            <text:p>2,733525615</text:p>
          </table:table-cell>
          <table:table-cell office:value-type="float" office:value="-1.94025808" table:style-name="ce1">
            <text:p>-1,94025808</text:p>
          </table:table-cell>
          <table:table-cell office:value-type="float" office:value="2.5702139530000001" table:style-name="ce1">
            <text:p>2,570213953</text:p>
          </table:table-cell>
          <table:table-cell office:value-type="float" office:value="0.79406458300000005" table:style-name="ce1">
            <text:p>0,794064583</text:p>
          </table:table-cell>
          <table:table-cell office:value-type="float" office:value="3.0636881269999998" table:style-name="ce1">
            <text:p>3,063688127</text:p>
          </table:table-cell>
          <table:table-cell office:value-type="float" office:value="1.310095062" table:style-name="ce1">
            <text:p>1,310095062</text:p>
          </table:table-cell>
          <table:table-cell office:value-type="float" office:value="1.297790365" table:style-name="ce1">
            <text:p>1,297790365</text:p>
          </table:table-cell>
          <table:table-cell office:value-type="float" office:value="1.078956555" table:style-name="ce1">
            <text:p>1,078956555</text:p>
          </table:table-cell>
          <table:table-cell office:value-type="float" office:value="2.6079836890000001" table:style-name="ce1">
            <text:p>2,607983689</text:p>
          </table:table-cell>
          <table:table-cell table:style-name="ce1"/>
          <table:table-cell office:value-type="float" office:value="2.0743585009999999" table:style-name="ce1">
            <text:p>2,074358501</text:p>
          </table:table-cell>
          <table:table-cell office:value-type="float" office:value="0.68825937699999995" table:style-name="ce1">
            <text:p>0,688259377</text:p>
          </table:table-cell>
          <table:table-cell office:value-type="float" office:value="3.0871514979999999" table:style-name="ce1">
            <text:p>3,087151498</text:p>
          </table:table-cell>
          <table:table-cell office:value-type="float" office:value="5.1487715969999996" table:style-name="ce1">
            <text:p>5,148771597</text:p>
          </table:table-cell>
          <table:table-cell office:value-type="float" office:value="0.89398402099999996" table:style-name="ce1">
            <text:p>0,893984021</text:p>
          </table:table-cell>
          <table:table-cell office:value-type="float" office:value="0.70288764999999997" table:style-name="ce1">
            <text:p>0,70288765</text:p>
          </table:table-cell>
          <table:table-cell office:value-type="float" office:value="3.326981086" table:style-name="ce1">
            <text:p>3,326981086</text:p>
          </table:table-cell>
          <table:table-cell office:value-type="float" office:value="2.394054481" table:style-name="ce1">
            <text:p>2,394054481</text:p>
          </table:table-cell>
          <table:table-cell office:value-type="float" office:value="5.2122141979999999" table:style-name="ce1">
            <text:p>5,212214198</text:p>
          </table:table-cell>
          <table:table-cell office:value-type="float" office:value="3.585203532" table:style-name="ce1">
            <text:p>3,585203532</text:p>
          </table:table-cell>
          <table:table-cell office:value-type="float" office:value="2.3869301190000001" table:style-name="ce1">
            <text:p>2,386930119</text:p>
          </table:table-cell>
          <table:table-cell office:value-type="float" office:value="1.209700789" table:style-name="ce1">
            <text:p>1,209700789</text:p>
          </table:table-cell>
          <table:table-cell office:value-type="float" office:value="3.5000087030000002" table:style-name="ce1">
            <text:p>3,500008703</text:p>
          </table:table-cell>
          <table:table-cell office:value-type="float" office:value="2.1940419480000002" table:style-name="ce1">
            <text:p>2,194041948</text:p>
          </table:table-cell>
          <table:table-cell office:value-type="float" office:value="2.012975247" table:style-name="ce1">
            <text:p>2,012975247</text:p>
          </table:table-cell>
          <table:table-cell office:value-type="float" office:value="1.764022709" table:style-name="ce1">
            <text:p>1,764022709</text:p>
          </table:table-cell>
          <table:table-cell office:value-type="float" office:value="11.269987670000001" table:style-name="ce1">
            <text:p>11,26998767</text:p>
          </table:table-cell>
          <table:table-cell table:style-name="ce1"/>
          <table:table-cell office:value-type="float" office:value="2.8841138559999999" table:style-name="ce1">
            <text:p>2,884113856</text:p>
          </table:table-cell>
          <table:table-cell office:value-type="float" office:value="2.5848948439999999" table:style-name="ce1">
            <text:p>2,584894844</text:p>
          </table:table-cell>
          <table:table-cell office:value-type="float" office:value="2.879602427" table:style-name="ce1">
            <text:p>2,879602427</text:p>
          </table:table-cell>
          <table:table-cell office:value-type="float" office:value="1.8334227320000001" table:style-name="ce1">
            <text:p>1,833422732</text:p>
          </table:table-cell>
          <table:table-cell office:value-type="float" office:value="3.0546707909999999" table:style-name="ce1">
            <text:p>3,054670791</text:p>
          </table:table-cell>
          <table:table-cell office:value-type="float" office:value="0.12685959999999999" table:style-name="ce1">
            <text:p>0,1268596</text:p>
          </table:table-cell>
          <table:table-cell office:value-type="float" office:value="1.019963776" table:style-name="ce1">
            <text:p>1,019963776</text:p>
          </table:table-cell>
          <table:table-cell office:value-type="float" office:value="1.088885702" table:style-name="ce1">
            <text:p>1,088885702</text:p>
          </table:table-cell>
          <table:table-cell office:value-type="float" office:value="0.29114557600000002" table:style-name="ce1">
            <text:p>0,291145576</text:p>
          </table:table-cell>
          <table:table-cell office:value-type="float" office:value="3.2415208569999998" table:style-name="ce1">
            <text:p>3,241520857</text:p>
          </table:table-cell>
          <table:table-cell table:style-name="ce1"/>
          <table:table-cell office:value-type="float" office:value="0.58740163700000003" table:style-name="ce1">
            <text:p>0,587401637</text:p>
          </table:table-cell>
          <table:table-cell office:value-type="float" office:value="3.3639553339999999" table:style-name="ce1">
            <text:p>3,363955334</text:p>
          </table:table-cell>
          <table:table-cell office:value-type="float" office:value="2.5647706330000002" table:style-name="ce1">
            <text:p>2,564770633</text:p>
          </table:table-cell>
          <table:table-cell office:value-type="float" office:value="1.9096914979999999" table:style-name="ce1">
            <text:p>1,909691498</text:p>
          </table:table-cell>
          <table:table-cell office:value-type="float" office:value="1.588810638" table:style-name="ce1">
            <text:p>1,588810638</text:p>
          </table:table-cell>
          <table:table-cell office:value-type="float" office:value="1.0233069809999999" table:style-name="ce1">
            <text:p>1,023306981</text:p>
          </table:table-cell>
          <table:table-cell office:value-type="float" office:value="2.2704743449999998" table:style-name="ce1">
            <text:p>2,270474345</text:p>
          </table:table-cell>
          <table:table-cell office:value-type="float" office:value="2.2427735709999999" table:style-name="ce1">
            <text:p>2,242773571</text:p>
          </table:table-cell>
          <table:table-cell office:value-type="float" office:value="2.8016932030000001" table:style-name="ce1">
            <text:p>2,801693203</text:p>
          </table:table-cell>
          <table:table-cell office:value-type="float" office:value="2.6167449079999998" table:style-name="ce1">
            <text:p>2,616744908</text:p>
          </table:table-cell>
          <table:table-cell office:value-type="float" office:value="2.3277836750000001" table:style-name="ce1">
            <text:p>2,327783675</text:p>
          </table:table-cell>
          <table:table-cell office:value-type="float" office:value="-1.587518196" table:style-name="ce1">
            <text:p>-1,587518196</text:p>
          </table:table-cell>
          <table:table-cell office:value-type="float" office:value="2.8198521109999999" table:style-name="ce1">
            <text:p>2,819852111</text:p>
          </table:table-cell>
          <table:table-cell office:value-type="float" office:value="1.1695653340000001" table:style-name="ce1">
            <text:p>1,169565334</text:p>
          </table:table-cell>
          <table:table-cell office:value-type="float" office:value="2.394054481" table:style-name="ce1">
            <text:p>2,394054481</text:p>
          </table:table-cell>
          <table:table-cell office:value-type="float" office:value="2.879602427" table:style-name="ce1">
            <text:p>2,879602427</text:p>
          </table:table-cell>
          <table:table-cell office:value-type="float" office:value="1.3710273669999999" table:style-name="ce1">
            <text:p>1,371027367</text:p>
          </table:table-cell>
          <table:table-cell office:value-type="float" office:value="2.3404180550000002" table:style-name="ce1">
            <text:p>2,340418055</text:p>
          </table:table-cell>
          <table:table-cell office:value-type="float" office:value="2.2411381110000002" table:style-name="ce1">
            <text:p>2,241138111</text:p>
          </table:table-cell>
          <table:table-cell office:value-type="float" office:value="5.3291297049999997" table:style-name="ce1">
            <text:p>5,329129705</text:p>
          </table:table-cell>
          <table:table-cell office:value-type="float" office:value="3.0728927530000001" table:style-name="ce1">
            <text:p>3,072892753</text:p>
          </table:table-cell>
          <table:table-cell office:value-type="float" office:value="2.9802720370000002" table:style-name="ce1">
            <text:p>2,980272037</text:p>
          </table:table-cell>
          <table:table-cell office:value-type="float" office:value="0.47806172600000002" table:style-name="ce1">
            <text:p>0,478061726</text:p>
          </table:table-cell>
          <table:table-cell office:value-type="float" office:value="1.660291644" table:style-name="ce1">
            <text:p>1,660291644</text:p>
          </table:table-cell>
          <table:table-cell office:value-type="float" office:value="0.65484371799999996" table:style-name="ce1">
            <text:p>0,654843718</text:p>
          </table:table-cell>
          <table:table-cell office:value-type="float" office:value="1.0595730800000001" table:style-name="ce1">
            <text:p>1,05957308</text:p>
          </table:table-cell>
          <table:table-cell office:value-type="float" office:value="2.783571673" table:style-name="ce1">
            <text:p>2,783571673</text:p>
          </table:table-cell>
          <table:table-cell office:value-type="float" office:value="1.0142756429999999" table:style-name="ce1">
            <text:p>1,014275643</text:p>
          </table:table-cell>
          <table:table-cell office:value-type="float" office:value="2.8265957629999998" table:style-name="ce1">
            <text:p>2,826595763</text:p>
          </table:table-cell>
          <table:table-cell office:value-type="float" office:value="1.0649534039999999" table:style-name="ce1">
            <text:p>1,064953404</text:p>
          </table:table-cell>
          <table:table-cell office:value-type="float" office:value="2.882842449" table:style-name="ce1">
            <text:p>2,882842449</text:p>
          </table:table-cell>
          <table:table-cell office:value-type="float" office:value="2.135562797" table:style-name="ce1">
            <text:p>2,135562797</text:p>
          </table:table-cell>
          <table:table-cell office:value-type="float" office:value="2.9732483969999999" table:style-name="ce1">
            <text:p>2,973248397</text:p>
          </table:table-cell>
          <table:table-cell office:value-type="float" office:value="1.7478648459999999" table:style-name="ce1">
            <text:p>1,747864846</text:p>
          </table:table-cell>
          <table:table-cell office:value-type="float" office:value="0.49672802700000002" table:style-name="ce1">
            <text:p>0,496728027</text:p>
          </table:table-cell>
          <table:table-cell office:value-type="float" office:value="2.0761991449999999" table:style-name="ce1">
            <text:p>2,076199145</text:p>
          </table:table-cell>
          <table:table-cell office:value-type="float" office:value="3.227658989" table:style-name="ce1">
            <text:p>3,227658989</text:p>
          </table:table-cell>
          <table:table-cell office:value-type="float" office:value="2.454630876" table:style-name="ce1">
            <text:p>2,454630876</text:p>
          </table:table-cell>
          <table:table-cell office:value-type="float" office:value="3.3606210509999999" table:style-name="ce1">
            <text:p>3,360621051</text:p>
          </table:table-cell>
          <table:table-cell office:value-type="float" office:value="3.179115345" table:style-name="ce1">
            <text:p>3,179115345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79" table:style-name="ce1">
            <text:p>1979</text:p>
          </table:table-cell>
          <table:table-cell office:value-type="float" office:value="-0.20485837800000001" table:style-name="ce1">
            <text:p>-0,204858378</text:p>
          </table:table-cell>
          <table:table-cell office:value-type="float" office:value="0.52225998399999995" table:style-name="ce1">
            <text:p>0,522259984</text:p>
          </table:table-cell>
          <table:table-cell office:value-type="float" office:value="3.3742088309999998" table:style-name="ce1">
            <text:p>3,374208831</text:p>
          </table:table-cell>
          <table:table-cell office:value-type="float" office:value="1.9894570199999999" table:style-name="ce1">
            <text:p>1,98945702</text:p>
          </table:table-cell>
          <table:table-cell office:value-type="float" office:value="3.153933651" table:style-name="ce1">
            <text:p>3,153933651</text:p>
          </table:table-cell>
          <table:table-cell office:value-type="float" office:value="3.3140860810000001" table:style-name="ce1">
            <text:p>3,314086081</text:p>
          </table:table-cell>
          <table:table-cell office:value-type="float" office:value="10.9023542" table:style-name="ce1">
            <text:p>10,9023542</text:p>
          </table:table-cell>
          <table:table-cell office:value-type="float" office:value="1.5036899480000001" table:style-name="ce1">
            <text:p>1,503689948</text:p>
          </table:table-cell>
          <table:table-cell office:value-type="float" office:value="1.7098499" table:style-name="ce1">
            <text:p>1,7098499</text:p>
          </table:table-cell>
          <table:table-cell office:value-type="float" office:value="1.82531924" table:style-name="ce1">
            <text:p>1,82531924</text:p>
          </table:table-cell>
          <table:table-cell office:value-type="float" office:value="-0.135497004" table:style-name="ce1">
            <text:p>-0,135497004</text:p>
          </table:table-cell>
          <table:table-cell office:value-type="float" office:value="1.08064227" table:style-name="ce1">
            <text:p>1,08064227</text:p>
          </table:table-cell>
          <table:table-cell office:value-type="float" office:value="-0.170463648" table:style-name="ce1">
            <text:p>-0,170463648</text:p>
          </table:table-cell>
          <table:table-cell office:value-type="float" office:value="1.5937477920000001" table:style-name="ce1">
            <text:p>1,593747792</text:p>
          </table:table-cell>
          <table:table-cell office:value-type="float" office:value="2.5491787210000001" table:style-name="ce1">
            <text:p>2,549178721</text:p>
          </table:table-cell>
          <table:table-cell office:value-type="float" office:value="8.9882551000000005E-2" table:style-name="ce1">
            <text:p>0,089882551</text:p>
          </table:table-cell>
          <table:table-cell office:value-type="float" office:value="2.6487646319999998" table:style-name="ce1">
            <text:p>2,648764632</text:p>
          </table:table-cell>
          <table:table-cell office:value-type="float" office:value="2.1335748419999998" table:style-name="ce1">
            <text:p>2,133574842</text:p>
          </table:table-cell>
          <table:table-cell office:value-type="float" office:value="2.7182031009999998" table:style-name="ce1">
            <text:p>2,718203101</text:p>
          </table:table-cell>
          <table:table-cell office:value-type="float" office:value="0.135011573" table:style-name="ce1">
            <text:p>0,135011573</text:p>
          </table:table-cell>
          <table:table-cell office:value-type="float" office:value="5.8028621239999998" table:style-name="ce1">
            <text:p>5,802862124</text:p>
          </table:table-cell>
          <table:table-cell office:value-type="float" office:value="2.2118301589999998" table:style-name="ce1">
            <text:p>2,211830159</text:p>
          </table:table-cell>
          <table:table-cell office:value-type="float" office:value="0.93383894000000001" table:style-name="ce1">
            <text:p>0,93383894</text:p>
          </table:table-cell>
          <table:table-cell office:value-type="float" office:value="0.61751203600000004" table:style-name="ce1">
            <text:p>0,617512036</text:p>
          </table:table-cell>
          <table:table-cell office:value-type="float" office:value="1.669857191" table:style-name="ce1">
            <text:p>1,669857191</text:p>
          </table:table-cell>
          <table:table-cell office:value-type="float" office:value="0.37313432800000002" table:style-name="ce1">
            <text:p>0,373134328</text:p>
          </table:table-cell>
          <table:table-cell office:value-type="float" office:value="2.1741600060000001" table:style-name="ce1">
            <text:p>2,174160006</text:p>
          </table:table-cell>
          <table:table-cell office:value-type="float" office:value="2.3668599800000001" table:style-name="ce1">
            <text:p>2,36685998</text:p>
          </table:table-cell>
          <table:table-cell office:value-type="float" office:value="0.457778028" table:style-name="ce1">
            <text:p>0,457778028</text:p>
          </table:table-cell>
          <table:table-cell office:value-type="float" office:value="3.4704371260000002" table:style-name="ce1">
            <text:p>3,470437126</text:p>
          </table:table-cell>
          <table:table-cell office:value-type="float" office:value="3.0493511899999999" table:style-name="ce1">
            <text:p>3,04935119</text:p>
          </table:table-cell>
          <table:table-cell office:value-type="float" office:value="3.8422626950000001" table:style-name="ce1">
            <text:p>3,842262695</text:p>
          </table:table-cell>
          <table:table-cell office:value-type="float" office:value="2.5123588720000001" table:style-name="ce1">
            <text:p>2,512358872</text:p>
          </table:table-cell>
          <table:table-cell office:value-type="float" office:value="0.989698733" table:style-name="ce1">
            <text:p>0,989698733</text:p>
          </table:table-cell>
          <table:table-cell office:value-type="float" office:value="0.58788810899999999" table:style-name="ce1">
            <text:p>0,587888109</text:p>
          </table:table-cell>
          <table:table-cell office:value-type="float" office:value="0.20080949200000001" table:style-name="ce1">
            <text:p>0,200809492</text:p>
          </table:table-cell>
          <table:table-cell office:value-type="float" office:value="0.23678671300000001" table:style-name="ce1">
            <text:p>0,236786713</text:p>
          </table:table-cell>
          <table:table-cell office:value-type="float" office:value="1.483304035" table:style-name="ce1">
            <text:p>1,483304035</text:p>
          </table:table-cell>
          <table:table-cell office:value-type="float" office:value="1.333927954" table:style-name="ce1">
            <text:p>1,333927954</text:p>
          </table:table-cell>
          <table:table-cell office:value-type="float" office:value="4.4652776090000001" table:style-name="ce1">
            <text:p>4,465277609</text:p>
          </table:table-cell>
          <table:table-cell office:value-type="float" office:value="2.9660471770000001" table:style-name="ce1">
            <text:p>2,966047177</text:p>
          </table:table-cell>
          <table:table-cell office:value-type="float" office:value="2.7943632520000001" table:style-name="ce1">
            <text:p>2,794363252</text:p>
          </table:table-cell>
          <table:table-cell office:value-type="float" office:value="2.910376914" table:style-name="ce1">
            <text:p>2,910376914</text:p>
          </table:table-cell>
          <table:table-cell office:value-type="float" office:value="2.2262749300000002" table:style-name="ce1">
            <text:p>2,22627493</text:p>
          </table:table-cell>
          <table:table-cell office:value-type="float" office:value="3.702991726" table:style-name="ce1">
            <text:p>3,702991726</text:p>
          </table:table-cell>
          <table:table-cell office:value-type="float" office:value="1.2793750370000001" table:style-name="ce1">
            <text:p>1,279375037</text:p>
          </table:table-cell>
          <table:table-cell office:value-type="float" office:value="2.6798600700000001" table:style-name="ce1">
            <text:p>2,67986007</text:p>
          </table:table-cell>
          <table:table-cell office:value-type="float" office:value="1.1067686960000001" table:style-name="ce1">
            <text:p>1,106768696</text:p>
          </table:table-cell>
          <table:table-cell office:value-type="float" office:value="0.68467968700000004" table:style-name="ce1">
            <text:p>0,684679687</text:p>
          </table:table-cell>
          <table:table-cell office:value-type="float" office:value="-0.33086676700000001" table:style-name="ce1">
            <text:p>-0,330866767</text:p>
          </table:table-cell>
          <table:table-cell office:value-type="float" office:value="5.2858506179999996" table:style-name="ce1">
            <text:p>5,285850618</text:p>
          </table:table-cell>
          <table:table-cell office:value-type="float" office:value="0.99878754000000003" table:style-name="ce1">
            <text:p>0,99878754</text:p>
          </table:table-cell>
          <table:table-cell office:value-type="float" office:value="0.48935449600000003" table:style-name="ce1">
            <text:p>0,489354496</text:p>
          </table:table-cell>
          <table:table-cell office:value-type="float" office:value="4.4207405999999998E-2" table:style-name="ce1">
            <text:p>0,044207406</text:p>
          </table:table-cell>
          <table:table-cell office:value-type="float" office:value="8.72383475" table:style-name="ce1">
            <text:p>8,72383475</text:p>
          </table:table-cell>
          <table:table-cell office:value-type="float" office:value="0.89923481299999997" table:style-name="ce1">
            <text:p>0,899234813</text:p>
          </table:table-cell>
          <table:table-cell office:value-type="float" office:value="0.24563048900000001" table:style-name="ce1">
            <text:p>0,245630489</text:p>
          </table:table-cell>
          <table:table-cell office:value-type="float" office:value="2.3585507940000001" table:style-name="ce1">
            <text:p>2,358550794</text:p>
          </table:table-cell>
          <table:table-cell office:value-type="float" office:value="2.9691857239999999" table:style-name="ce1">
            <text:p>2,969185724</text:p>
          </table:table-cell>
          <table:table-cell office:value-type="float" office:value="1.583754704" table:style-name="ce1">
            <text:p>1,583754704</text:p>
          </table:table-cell>
          <table:table-cell office:value-type="float" office:value="2.4621946110000001" table:style-name="ce1">
            <text:p>2,462194611</text:p>
          </table:table-cell>
          <table:table-cell office:value-type="float" office:value="1.5336508230000001" table:style-name="ce1">
            <text:p>1,533650823</text:p>
          </table:table-cell>
          <table:table-cell office:value-type="float" office:value="1.0641739450000001" table:style-name="ce1">
            <text:p>1,064173945</text:p>
          </table:table-cell>
          <table:table-cell office:value-type="float" office:value="0.67169721599999999" table:style-name="ce1">
            <text:p>0,671697216</text:p>
          </table:table-cell>
          <table:table-cell office:value-type="float" office:value="2.625602094" table:style-name="ce1">
            <text:p>2,625602094</text:p>
          </table:table-cell>
          <table:table-cell office:value-type="float" office:value="2.3742110140000001" table:style-name="ce1">
            <text:p>2,374211014</text:p>
          </table:table-cell>
          <table:table-cell office:value-type="float" office:value="0.41169978000000002" table:style-name="ce1">
            <text:p>0,41169978</text:p>
          </table:table-cell>
          <table:table-cell office:value-type="float" office:value="2.8411515239999998" table:style-name="ce1">
            <text:p>2,841151524</text:p>
          </table:table-cell>
          <table:table-cell office:value-type="float" office:value="0.88158450099999996" table:style-name="ce1">
            <text:p>0,881584501</text:p>
          </table:table-cell>
          <table:table-cell office:value-type="float" office:value="0.55625491500000002" table:style-name="ce1">
            <text:p>0,556254915</text:p>
          </table:table-cell>
          <table:table-cell office:value-type="float" office:value="1.444213352" table:style-name="ce1">
            <text:p>1,444213352</text:p>
          </table:table-cell>
          <table:table-cell office:value-type="float" office:value="0.44032681499999998" table:style-name="ce1">
            <text:p>0,440326815</text:p>
          </table:table-cell>
          <table:table-cell office:value-type="float" office:value="2.8063207989999999" table:style-name="ce1">
            <text:p>2,806320799</text:p>
          </table:table-cell>
          <table:table-cell office:value-type="float" office:value="0.25557902799999999" table:style-name="ce1">
            <text:p>0,255579028</text:p>
          </table:table-cell>
          <table:table-cell office:value-type="float" office:value="1.982569762" table:style-name="ce1">
            <text:p>1,982569762</text:p>
          </table:table-cell>
          <table:table-cell office:value-type="float" office:value="0.41103811000000001" table:style-name="ce1">
            <text:p>0,41103811</text:p>
          </table:table-cell>
          <table:table-cell office:value-type="float" office:value="0.93128407800000002" table:style-name="ce1">
            <text:p>0,931284078</text:p>
          </table:table-cell>
          <table:table-cell office:value-type="float" office:value="3.3497231059999999" table:style-name="ce1">
            <text:p>3,349723106</text:p>
          </table:table-cell>
          <table:table-cell office:value-type="float" office:value="2.3859248019999999" table:style-name="ce1">
            <text:p>2,385924802</text:p>
          </table:table-cell>
          <table:table-cell office:value-type="float" office:value="8.9728661000000001E-2" table:style-name="ce1">
            <text:p>0,089728661</text:p>
          </table:table-cell>
          <table:table-cell office:value-type="float" office:value="0.73630527800000001" table:style-name="ce1">
            <text:p>0,736305278</text:p>
          </table:table-cell>
          <table:table-cell office:value-type="float" office:value="2.0103244949999999" table:style-name="ce1">
            <text:p>2,010324495</text:p>
          </table:table-cell>
          <table:table-cell office:value-type="float" office:value="-0.20860589299999999" table:style-name="ce1">
            <text:p>-0,208605893</text:p>
          </table:table-cell>
          <table:table-cell office:value-type="float" office:value="1.6894463959999999" table:style-name="ce1">
            <text:p>1,689446396</text:p>
          </table:table-cell>
          <table:table-cell office:value-type="float" office:value="3.3353348459999999" table:style-name="ce1">
            <text:p>3,335334846</text:p>
          </table:table-cell>
          <table:table-cell office:value-type="float" office:value="0.33409475199999999" table:style-name="ce1">
            <text:p>0,334094752</text:p>
          </table:table-cell>
          <table:table-cell office:value-type="float" office:value="0.95587222800000005" table:style-name="ce1">
            <text:p>0,955872228</text:p>
          </table:table-cell>
          <table:table-cell office:value-type="float" office:value="1.2466980670000001" table:style-name="ce1">
            <text:p>1,246698067</text:p>
          </table:table-cell>
          <table:table-cell office:value-type="float" office:value="-0.563870015" table:style-name="ce1">
            <text:p>-0,563870015</text:p>
          </table:table-cell>
          <table:table-cell office:value-type="float" office:value="0.80972102300000004" table:style-name="ce1">
            <text:p>0,809721023</text:p>
          </table:table-cell>
          <table:table-cell office:value-type="float" office:value="2.389166726" table:style-name="ce1">
            <text:p>2,389166726</text:p>
          </table:table-cell>
          <table:table-cell office:value-type="float" office:value="2.1978906720000002" table:style-name="ce1">
            <text:p>2,197890672</text:p>
          </table:table-cell>
          <table:table-cell office:value-type="float" office:value="0.79269468799999998" table:style-name="ce1">
            <text:p>0,792694688</text:p>
          </table:table-cell>
          <table:table-cell office:value-type="float" office:value="0.85352809699999999" table:style-name="ce1">
            <text:p>0,853528097</text:p>
          </table:table-cell>
          <table:table-cell office:value-type="float" office:value="5.4654537840000001" table:style-name="ce1">
            <text:p>5,465453784</text:p>
          </table:table-cell>
          <table:table-cell office:value-type="float" office:value="3.0910041979999998" table:style-name="ce1">
            <text:p>3,091004198</text:p>
          </table:table-cell>
          <table:table-cell office:value-type="float" office:value="2.6630363909999999" table:style-name="ce1">
            <text:p>2,663036391</text:p>
          </table:table-cell>
          <table:table-cell office:value-type="float" office:value="0.298457162" table:style-name="ce1">
            <text:p>0,298457162</text:p>
          </table:table-cell>
          <table:table-cell office:value-type="float" office:value="2.1268800520000002" table:style-name="ce1">
            <text:p>2,126880052</text:p>
          </table:table-cell>
          <table:table-cell office:value-type="float" office:value="0.18074738200000001" table:style-name="ce1">
            <text:p>0,180747382</text:p>
          </table:table-cell>
          <table:table-cell office:value-type="float" office:value="1.838541604" table:style-name="ce1">
            <text:p>1,838541604</text:p>
          </table:table-cell>
          <table:table-cell office:value-type="float" office:value="1.998696834" table:style-name="ce1">
            <text:p>1,998696834</text:p>
          </table:table-cell>
          <table:table-cell office:value-type="float" office:value="2.7432275669999999" table:style-name="ce1">
            <text:p>2,743227567</text:p>
          </table:table-cell>
          <table:table-cell office:value-type="float" office:value="3.1275407560000001" table:style-name="ce1">
            <text:p>3,127540756</text:p>
          </table:table-cell>
          <table:table-cell office:value-type="float" office:value="2.3808145939999998" table:style-name="ce1">
            <text:p>2,380814594</text:p>
          </table:table-cell>
          <table:table-cell office:value-type="float" office:value="2.558856273" table:style-name="ce1">
            <text:p>2,558856273</text:p>
          </table:table-cell>
          <table:table-cell office:value-type="float" office:value="1.224365009" table:style-name="ce1">
            <text:p>1,224365009</text:p>
          </table:table-cell>
          <table:table-cell office:value-type="float" office:value="2.2948957569999999" table:style-name="ce1">
            <text:p>2,294895757</text:p>
          </table:table-cell>
          <table:table-cell table:style-name="ce1"/>
          <table:table-cell office:value-type="float" office:value="1.3322888159999999" table:style-name="ce1">
            <text:p>1,332288816</text:p>
          </table:table-cell>
          <table:table-cell office:value-type="float" office:value="3.487697442" table:style-name="ce1">
            <text:p>3,487697442</text:p>
          </table:table-cell>
          <table:table-cell office:value-type="float" office:value="3.051049506" table:style-name="ce1">
            <text:p>3,051049506</text:p>
          </table:table-cell>
          <table:table-cell office:value-type="float" office:value="0.97847964600000004" table:style-name="ce1">
            <text:p>0,978479646</text:p>
          </table:table-cell>
          <table:table-cell office:value-type="float" office:value="2.5683594730000001" table:style-name="ce1">
            <text:p>2,568359473</text:p>
          </table:table-cell>
          <table:table-cell office:value-type="float" office:value="0.28914720799999999" table:style-name="ce1">
            <text:p>0,289147208</text:p>
          </table:table-cell>
          <table:table-cell office:value-type="float" office:value="1.268238422" table:style-name="ce1">
            <text:p>1,268238422</text:p>
          </table:table-cell>
          <table:table-cell office:value-type="float" office:value="2.870845342" table:style-name="ce1">
            <text:p>2,870845342</text:p>
          </table:table-cell>
          <table:table-cell office:value-type="float" office:value="0.84240947499999996" table:style-name="ce1">
            <text:p>0,842409475</text:p>
          </table:table-cell>
          <table:table-cell office:value-type="float" office:value="0.98261492900000003" table:style-name="ce1">
            <text:p>0,982614929</text:p>
          </table:table-cell>
          <table:table-cell office:value-type="float" office:value="3.822025263" table:style-name="ce1">
            <text:p>3,822025263</text:p>
          </table:table-cell>
          <table:table-cell office:value-type="float" office:value="1.8440379899999999" table:style-name="ce1">
            <text:p>1,84403799</text:p>
          </table:table-cell>
          <table:table-cell office:value-type="float" office:value="-2.7226858780000001" table:style-name="ce1">
            <text:p>-2,722685878</text:p>
          </table:table-cell>
          <table:table-cell office:value-type="float" office:value="1.452484637" table:style-name="ce1">
            <text:p>1,452484637</text:p>
          </table:table-cell>
          <table:table-cell office:value-type="float" office:value="-0.57598690600000002" table:style-name="ce1">
            <text:p>-0,575986906</text:p>
          </table:table-cell>
          <table:table-cell office:value-type="float" office:value="1.5168748679999999" table:style-name="ce1">
            <text:p>1,516874868</text:p>
          </table:table-cell>
          <table:table-cell office:value-type="float" office:value="5.7166174820000002" table:style-name="ce1">
            <text:p>5,716617482</text:p>
          </table:table-cell>
          <table:table-cell office:value-type="float" office:value="2.3095927349999998" table:style-name="ce1">
            <text:p>2,309592735</text:p>
          </table:table-cell>
          <table:table-cell office:value-type="float" office:value="1.2071654709999999" table:style-name="ce1">
            <text:p>1,207165471</text:p>
          </table:table-cell>
          <table:table-cell office:value-type="float" office:value="-0.24297891699999999" table:style-name="ce1">
            <text:p>-0,242978917</text:p>
          </table:table-cell>
          <table:table-cell office:value-type="float" office:value="3.017572999" table:style-name="ce1">
            <text:p>3,017572999</text:p>
          </table:table-cell>
          <table:table-cell office:value-type="float" office:value="3.872750135" table:style-name="ce1">
            <text:p>3,872750135</text:p>
          </table:table-cell>
          <table:table-cell office:value-type="float" office:value="1.5060839210000001" table:style-name="ce1">
            <text:p>1,506083921</text:p>
          </table:table-cell>
          <table:table-cell office:value-type="float" office:value="2.2542449100000002" table:style-name="ce1">
            <text:p>2,25424491</text:p>
          </table:table-cell>
          <table:table-cell office:value-type="float" office:value="2.5260017530000001" table:style-name="ce1">
            <text:p>2,526001753</text:p>
          </table:table-cell>
          <table:table-cell office:value-type="float" office:value="2.5240289790000001" table:style-name="ce1">
            <text:p>2,524028979</text:p>
          </table:table-cell>
          <table:table-cell office:value-type="float" office:value="1.919399053" table:style-name="ce1">
            <text:p>1,919399053</text:p>
          </table:table-cell>
          <table:table-cell office:value-type="float" office:value="1.7404927210000001" table:style-name="ce1">
            <text:p>1,740492721</text:p>
          </table:table-cell>
          <table:table-cell office:value-type="float" office:value="2.4171390970000002" table:style-name="ce1">
            <text:p>2,417139097</text:p>
          </table:table-cell>
          <table:table-cell office:value-type="float" office:value="2.0179456390000001" table:style-name="ce1">
            <text:p>2,017945639</text:p>
          </table:table-cell>
          <table:table-cell office:value-type="float" office:value="2.9181908170000002" table:style-name="ce1">
            <text:p>2,918190817</text:p>
          </table:table-cell>
          <table:table-cell office:value-type="float" office:value="1.4451237240000001" table:style-name="ce1">
            <text:p>1,445123724</text:p>
          </table:table-cell>
          <table:table-cell office:value-type="float" office:value="0.54086120500000001" table:style-name="ce1">
            <text:p>0,540861205</text:p>
          </table:table-cell>
          <table:table-cell office:value-type="float" office:value="0.23425126900000001" table:style-name="ce1">
            <text:p>0,234251269</text:p>
          </table:table-cell>
          <table:table-cell office:value-type="float" office:value="0.32103154099999998" table:style-name="ce1">
            <text:p>0,321031541</text:p>
          </table:table-cell>
          <table:table-cell office:value-type="float" office:value="0.114319482" table:style-name="ce1">
            <text:p>0,114319482</text:p>
          </table:table-cell>
          <table:table-cell office:value-type="float" office:value="4.3835763569999999" table:style-name="ce1">
            <text:p>4,383576357</text:p>
          </table:table-cell>
          <table:table-cell office:value-type="float" office:value="2.3703077879999999" table:style-name="ce1">
            <text:p>2,370307788</text:p>
          </table:table-cell>
          <table:table-cell office:value-type="float" office:value="1.1699605639999999" table:style-name="ce1">
            <text:p>1,169960564</text:p>
          </table:table-cell>
          <table:table-cell office:value-type="float" office:value="0.80537976099999997" table:style-name="ce1">
            <text:p>0,805379761</text:p>
          </table:table-cell>
          <table:table-cell office:value-type="float" office:value="2.867928021" table:style-name="ce1">
            <text:p>2,867928021</text:p>
          </table:table-cell>
          <table:table-cell office:value-type="float" office:value="2.9771513089999999" table:style-name="ce1">
            <text:p>2,977151309</text:p>
          </table:table-cell>
          <table:table-cell office:value-type="float" office:value="3.1244594530000001" table:style-name="ce1">
            <text:p>3,124459453</text:p>
          </table:table-cell>
          <table:table-cell office:value-type="float" office:value="2.4944539259999998" table:style-name="ce1">
            <text:p>2,494453926</text:p>
          </table:table-cell>
          <table:table-cell office:value-type="float" office:value="3.4938353539999998" table:style-name="ce1">
            <text:p>3,493835354</text:p>
          </table:table-cell>
          <table:table-cell office:value-type="float" office:value="1.981627552" table:style-name="ce1">
            <text:p>1,981627552</text:p>
          </table:table-cell>
          <table:table-cell office:value-type="float" office:value="1.324268303" table:style-name="ce1">
            <text:p>1,324268303</text:p>
          </table:table-cell>
          <table:table-cell office:value-type="float" office:value="1.817886771" table:style-name="ce1">
            <text:p>1,817886771</text:p>
          </table:table-cell>
          <table:table-cell office:value-type="float" office:value="1.0136023810000001" table:style-name="ce1">
            <text:p>1,013602381</text:p>
          </table:table-cell>
          <table:table-cell office:value-type="float" office:value="2.2124109669999998" table:style-name="ce1">
            <text:p>2,212410967</text:p>
          </table:table-cell>
          <table:table-cell office:value-type="float" office:value="2.9067511239999999" table:style-name="ce1">
            <text:p>2,906751124</text:p>
          </table:table-cell>
          <table:table-cell office:value-type="float" office:value="0.85442517799999995" table:style-name="ce1">
            <text:p>0,854425178</text:p>
          </table:table-cell>
          <table:table-cell office:value-type="float" office:value="2.6082974619999999" table:style-name="ce1">
            <text:p>2,608297462</text:p>
          </table:table-cell>
          <table:table-cell office:value-type="float" office:value="3.0384056340000001" table:style-name="ce1">
            <text:p>3,038405634</text:p>
          </table:table-cell>
          <table:table-cell office:value-type="float" office:value="2.6825830939999999" table:style-name="ce1">
            <text:p>2,682583094</text:p>
          </table:table-cell>
          <table:table-cell office:value-type="float" office:value="2.9266127260000001" table:style-name="ce1">
            <text:p>2,926612726</text:p>
          </table:table-cell>
          <table:table-cell office:value-type="float" office:value="1.740419116" table:style-name="ce1">
            <text:p>1,740419116</text:p>
          </table:table-cell>
          <table:table-cell office:value-type="float" office:value="2.9842613629999999" table:style-name="ce1">
            <text:p>2,984261363</text:p>
          </table:table-cell>
          <table:table-cell office:value-type="float" office:value="2.5370480030000002" table:style-name="ce1">
            <text:p>2,537048003</text:p>
          </table:table-cell>
          <table:table-cell office:value-type="float" office:value="1.0983459840000001" table:style-name="ce1">
            <text:p>1,098345984</text:p>
          </table:table-cell>
          <table:table-cell office:value-type="float" office:value="2.0810358309999999" table:style-name="ce1">
            <text:p>2,081035831</text:p>
          </table:table-cell>
          <table:table-cell office:value-type="float" office:value="0.72464085199999995" table:style-name="ce1">
            <text:p>0,724640852</text:p>
          </table:table-cell>
          <table:table-cell office:value-type="float" office:value="2.8962880630000001" table:style-name="ce1">
            <text:p>2,896288063</text:p>
          </table:table-cell>
          <table:table-cell office:value-type="float" office:value="2.9713751390000001" table:style-name="ce1">
            <text:p>2,971375139</text:p>
          </table:table-cell>
          <table:table-cell office:value-type="float" office:value="2.993915361" table:style-name="ce1">
            <text:p>2,993915361</text:p>
          </table:table-cell>
          <table:table-cell office:value-type="float" office:value="0.69028225200000004" table:style-name="ce1">
            <text:p>0,690282252</text:p>
          </table:table-cell>
          <table:table-cell office:value-type="float" office:value="0.34056556999999998" table:style-name="ce1">
            <text:p>0,34056557</text:p>
          </table:table-cell>
          <table:table-cell office:value-type="float" office:value="2.2691266670000001" table:style-name="ce1">
            <text:p>2,269126667</text:p>
          </table:table-cell>
          <table:table-cell office:value-type="float" office:value="1.494835693" table:style-name="ce1">
            <text:p>1,494835693</text:p>
          </table:table-cell>
          <table:table-cell office:value-type="float" office:value="-0.39164121800000001" table:style-name="ce1">
            <text:p>-0,391641218</text:p>
          </table:table-cell>
          <table:table-cell office:value-type="float" office:value="0.95204254499999996" table:style-name="ce1">
            <text:p>0,952042545</text:p>
          </table:table-cell>
          <table:table-cell office:value-type="float" office:value="5.5602744690000003" table:style-name="ce1">
            <text:p>5,560274469</text:p>
          </table:table-cell>
          <table:table-cell office:value-type="float" office:value="2.204784106" table:style-name="ce1">
            <text:p>2,204784106</text:p>
          </table:table-cell>
          <table:table-cell office:value-type="float" office:value="3.1784049510000001" table:style-name="ce1">
            <text:p>3,178404951</text:p>
          </table:table-cell>
          <table:table-cell office:value-type="float" office:value="2.4573218529999998" table:style-name="ce1">
            <text:p>2,457321853</text:p>
          </table:table-cell>
          <table:table-cell office:value-type="float" office:value="2.5443511449999998" table:style-name="ce1">
            <text:p>2,544351145</text:p>
          </table:table-cell>
          <table:table-cell office:value-type="float" office:value="2.730899494" table:style-name="ce1">
            <text:p>2,730899494</text:p>
          </table:table-cell>
          <table:table-cell office:value-type="float" office:value="-1.412819863" table:style-name="ce1">
            <text:p>-1,412819863</text:p>
          </table:table-cell>
          <table:table-cell office:value-type="float" office:value="2.6063999020000002" table:style-name="ce1">
            <text:p>2,606399902</text:p>
          </table:table-cell>
          <table:table-cell office:value-type="float" office:value="0.80218547600000001" table:style-name="ce1">
            <text:p>0,802185476</text:p>
          </table:table-cell>
          <table:table-cell office:value-type="float" office:value="2.9981253290000001" table:style-name="ce1">
            <text:p>2,998125329</text:p>
          </table:table-cell>
          <table:table-cell office:value-type="float" office:value="1.2280247929999999" table:style-name="ce1">
            <text:p>1,228024793</text:p>
          </table:table-cell>
          <table:table-cell office:value-type="float" office:value="1.2827762680000001" table:style-name="ce1">
            <text:p>1,282776268</text:p>
          </table:table-cell>
          <table:table-cell office:value-type="float" office:value="1.071993612" table:style-name="ce1">
            <text:p>1,071993612</text:p>
          </table:table-cell>
          <table:table-cell office:value-type="float" office:value="2.6804904600000001" table:style-name="ce1">
            <text:p>2,68049046</text:p>
          </table:table-cell>
          <table:table-cell table:style-name="ce1"/>
          <table:table-cell office:value-type="float" office:value="2.1340744100000002" table:style-name="ce1">
            <text:p>2,13407441</text:p>
          </table:table-cell>
          <table:table-cell office:value-type="float" office:value="0.71224704100000003" table:style-name="ce1">
            <text:p>0,712247041</text:p>
          </table:table-cell>
          <table:table-cell office:value-type="float" office:value="3.0471475479999999" table:style-name="ce1">
            <text:p>3,047147548</text:p>
          </table:table-cell>
          <table:table-cell office:value-type="float" office:value="6.6603646650000004" table:style-name="ce1">
            <text:p>6,660364665</text:p>
          </table:table-cell>
          <table:table-cell office:value-type="float" office:value="0.63132743000000002" table:style-name="ce1">
            <text:p>0,63132743</text:p>
          </table:table-cell>
          <table:table-cell office:value-type="float" office:value="0.70305320400000004" table:style-name="ce1">
            <text:p>0,703053204</text:p>
          </table:table-cell>
          <table:table-cell office:value-type="float" office:value="3.389831729" table:style-name="ce1">
            <text:p>3,389831729</text:p>
          </table:table-cell>
          <table:table-cell office:value-type="float" office:value="2.3994732179999998" table:style-name="ce1">
            <text:p>2,399473218</text:p>
          </table:table-cell>
          <table:table-cell office:value-type="float" office:value="5.5239039959999996" table:style-name="ce1">
            <text:p>5,523903996</text:p>
          </table:table-cell>
          <table:table-cell office:value-type="float" office:value="3.5760502500000002" table:style-name="ce1">
            <text:p>3,57605025</text:p>
          </table:table-cell>
          <table:table-cell office:value-type="float" office:value="2.4640762199999999" table:style-name="ce1">
            <text:p>2,46407622</text:p>
          </table:table-cell>
          <table:table-cell office:value-type="float" office:value="1.2623924799999999" table:style-name="ce1">
            <text:p>1,26239248</text:p>
          </table:table-cell>
          <table:table-cell office:value-type="float" office:value="3.4444844460000001" table:style-name="ce1">
            <text:p>3,444484446</text:p>
          </table:table-cell>
          <table:table-cell office:value-type="float" office:value="2.2173992830000002" table:style-name="ce1">
            <text:p>2,217399283</text:p>
          </table:table-cell>
          <table:table-cell office:value-type="float" office:value="1.8898716870000001" table:style-name="ce1">
            <text:p>1,889871687</text:p>
          </table:table-cell>
          <table:table-cell office:value-type="float" office:value="1.752378502" table:style-name="ce1">
            <text:p>1,752378502</text:p>
          </table:table-cell>
          <table:table-cell office:value-type="float" office:value="9.1961893440000004" table:style-name="ce1">
            <text:p>9,196189344</text:p>
          </table:table-cell>
          <table:table-cell table:style-name="ce1"/>
          <table:table-cell office:value-type="float" office:value="2.894606182" table:style-name="ce1">
            <text:p>2,894606182</text:p>
          </table:table-cell>
          <table:table-cell office:value-type="float" office:value="2.751102017" table:style-name="ce1">
            <text:p>2,751102017</text:p>
          </table:table-cell>
          <table:table-cell office:value-type="float" office:value="2.8913196870000002" table:style-name="ce1">
            <text:p>2,891319687</text:p>
          </table:table-cell>
          <table:table-cell office:value-type="float" office:value="1.901568513" table:style-name="ce1">
            <text:p>1,901568513</text:p>
          </table:table-cell>
          <table:table-cell office:value-type="float" office:value="2.841149519" table:style-name="ce1">
            <text:p>2,841149519</text:p>
          </table:table-cell>
          <table:table-cell office:value-type="float" office:value="0.20169368100000001" table:style-name="ce1">
            <text:p>0,201693681</text:p>
          </table:table-cell>
          <table:table-cell office:value-type="float" office:value="0.99395493199999996" table:style-name="ce1">
            <text:p>0,993954932</text:p>
          </table:table-cell>
          <table:table-cell office:value-type="float" office:value="1.0707826199999999" table:style-name="ce1">
            <text:p>1,07078262</text:p>
          </table:table-cell>
          <table:table-cell office:value-type="float" office:value="0.21822324700000001" table:style-name="ce1">
            <text:p>0,218223247</text:p>
          </table:table-cell>
          <table:table-cell office:value-type="float" office:value="3.312854213" table:style-name="ce1">
            <text:p>3,312854213</text:p>
          </table:table-cell>
          <table:table-cell table:style-name="ce1"/>
          <table:table-cell office:value-type="float" office:value="0.85873192600000003" table:style-name="ce1">
            <text:p>0,858731926</text:p>
          </table:table-cell>
          <table:table-cell office:value-type="float" office:value="3.4111332010000002" table:style-name="ce1">
            <text:p>3,411133201</text:p>
          </table:table-cell>
          <table:table-cell office:value-type="float" office:value="3.0406396340000001" table:style-name="ce1">
            <text:p>3,040639634</text:p>
          </table:table-cell>
          <table:table-cell office:value-type="float" office:value="1.9510584369999999" table:style-name="ce1">
            <text:p>1,951058437</text:p>
          </table:table-cell>
          <table:table-cell office:value-type="float" office:value="1.5875452560000001" table:style-name="ce1">
            <text:p>1,587545256</text:p>
          </table:table-cell>
          <table:table-cell office:value-type="float" office:value="1.0065265299999999" table:style-name="ce1">
            <text:p>1,00652653</text:p>
          </table:table-cell>
          <table:table-cell office:value-type="float" office:value="2.5448452339999998" table:style-name="ce1">
            <text:p>2,544845234</text:p>
          </table:table-cell>
          <table:table-cell office:value-type="float" office:value="2.153709096" table:style-name="ce1">
            <text:p>2,153709096</text:p>
          </table:table-cell>
          <table:table-cell office:value-type="float" office:value="2.83418254" table:style-name="ce1">
            <text:p>2,83418254</text:p>
          </table:table-cell>
          <table:table-cell office:value-type="float" office:value="2.5602431050000001" table:style-name="ce1">
            <text:p>2,560243105</text:p>
          </table:table-cell>
          <table:table-cell office:value-type="float" office:value="2.3132942879999998" table:style-name="ce1">
            <text:p>2,313294288</text:p>
          </table:table-cell>
          <table:table-cell office:value-type="float" office:value="-1.2695524899999999" table:style-name="ce1">
            <text:p>-1,26955249</text:p>
          </table:table-cell>
          <table:table-cell office:value-type="float" office:value="2.9067511239999999" table:style-name="ce1">
            <text:p>2,906751124</text:p>
          </table:table-cell>
          <table:table-cell office:value-type="float" office:value="1.016332011" table:style-name="ce1">
            <text:p>1,016332011</text:p>
          </table:table-cell>
          <table:table-cell office:value-type="float" office:value="2.3994732179999998" table:style-name="ce1">
            <text:p>2,399473218</text:p>
          </table:table-cell>
          <table:table-cell office:value-type="float" office:value="2.8913196870000002" table:style-name="ce1">
            <text:p>2,891319687</text:p>
          </table:table-cell>
          <table:table-cell office:value-type="float" office:value="1.4213804670000001" table:style-name="ce1">
            <text:p>1,421380467</text:p>
          </table:table-cell>
          <table:table-cell office:value-type="float" office:value="2.4547910399999999" table:style-name="ce1">
            <text:p>2,45479104</text:p>
          </table:table-cell>
          <table:table-cell office:value-type="float" office:value="2.2440168979999999" table:style-name="ce1">
            <text:p>2,244016898</text:p>
          </table:table-cell>
          <table:table-cell office:value-type="float" office:value="4.7880004960000004" table:style-name="ce1">
            <text:p>4,788000496</text:p>
          </table:table-cell>
          <table:table-cell office:value-type="float" office:value="3.0698862020000002" table:style-name="ce1">
            <text:p>3,069886202</text:p>
          </table:table-cell>
          <table:table-cell office:value-type="float" office:value="3.0158684980000001" table:style-name="ce1">
            <text:p>3,015868498</text:p>
          </table:table-cell>
          <table:table-cell office:value-type="float" office:value="0.45264920800000003" table:style-name="ce1">
            <text:p>0,452649208</text:p>
          </table:table-cell>
          <table:table-cell office:value-type="float" office:value="1.6592395950000001" table:style-name="ce1">
            <text:p>1,659239595</text:p>
          </table:table-cell>
          <table:table-cell office:value-type="float" office:value="0.69168743300000002" table:style-name="ce1">
            <text:p>0,691687433</text:p>
          </table:table-cell>
          <table:table-cell office:value-type="float" office:value="1.103576565" table:style-name="ce1">
            <text:p>1,103576565</text:p>
          </table:table-cell>
          <table:table-cell office:value-type="float" office:value="2.7492135150000001" table:style-name="ce1">
            <text:p>2,749213515</text:p>
          </table:table-cell>
          <table:table-cell office:value-type="float" office:value="0.95994606400000004" table:style-name="ce1">
            <text:p>0,959946064</text:p>
          </table:table-cell>
          <table:table-cell office:value-type="float" office:value="2.7908457919999998" table:style-name="ce1">
            <text:p>2,790845792</text:p>
          </table:table-cell>
          <table:table-cell office:value-type="float" office:value="1.5541794209999999" table:style-name="ce1">
            <text:p>1,554179421</text:p>
          </table:table-cell>
          <table:table-cell office:value-type="float" office:value="0.26442923699999998" table:style-name="ce1">
            <text:p>0,264429237</text:p>
          </table:table-cell>
          <table:table-cell office:value-type="float" office:value="2.1635211430000001" table:style-name="ce1">
            <text:p>2,163521143</text:p>
          </table:table-cell>
          <table:table-cell office:value-type="float" office:value="2.8332089589999998" table:style-name="ce1">
            <text:p>2,833208959</text:p>
          </table:table-cell>
          <table:table-cell office:value-type="float" office:value="1.76191904" table:style-name="ce1">
            <text:p>1,76191904</text:p>
          </table:table-cell>
          <table:table-cell office:value-type="float" office:value="0.48716433799999997" table:style-name="ce1">
            <text:p>0,487164338</text:p>
          </table:table-cell>
          <table:table-cell office:value-type="float" office:value="2.101060006" table:style-name="ce1">
            <text:p>2,101060006</text:p>
          </table:table-cell>
          <table:table-cell office:value-type="float" office:value="3.388530335" table:style-name="ce1">
            <text:p>3,388530335</text:p>
          </table:table-cell>
          <table:table-cell office:value-type="float" office:value="2.5047753859999999" table:style-name="ce1">
            <text:p>2,504775386</text:p>
          </table:table-cell>
          <table:table-cell office:value-type="float" office:value="3.378067111" table:style-name="ce1">
            <text:p>3,378067111</text:p>
          </table:table-cell>
          <table:table-cell office:value-type="float" office:value="3.2701866079999999" table:style-name="ce1">
            <text:p>3,270186608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0" table:style-name="ce1">
            <text:p>1980</text:p>
          </table:table-cell>
          <table:table-cell office:value-type="float" office:value="0.19321102600000001" table:style-name="ce1">
            <text:p>0,193211026</text:p>
          </table:table-cell>
          <table:table-cell office:value-type="float" office:value="-0.40754600899999999" table:style-name="ce1">
            <text:p>-0,407546009</text:p>
          </table:table-cell>
          <table:table-cell office:value-type="float" office:value="3.4544059329999999" table:style-name="ce1">
            <text:p>3,454405933</text:p>
          </table:table-cell>
          <table:table-cell office:value-type="float" office:value="2.0479638609999999" table:style-name="ce1">
            <text:p>2,047963861</text:p>
          </table:table-cell>
          <table:table-cell office:value-type="float" office:value="3.524382541" table:style-name="ce1">
            <text:p>3,524382541</text:p>
          </table:table-cell>
          <table:table-cell office:value-type="float" office:value="3.267353543" table:style-name="ce1">
            <text:p>3,267353543</text:p>
          </table:table-cell>
          <table:table-cell office:value-type="float" office:value="9.0012952720000001" table:style-name="ce1">
            <text:p>9,001295272</text:p>
          </table:table-cell>
          <table:table-cell office:value-type="float" office:value="1.5370023370000001" table:style-name="ce1">
            <text:p>1,537002337</text:p>
          </table:table-cell>
          <table:table-cell office:value-type="float" office:value="1.6473336709999999" table:style-name="ce1">
            <text:p>1,647333671</text:p>
          </table:table-cell>
          <table:table-cell office:value-type="float" office:value="2.4841952909999998" table:style-name="ce1">
            <text:p>2,484195291</text:p>
          </table:table-cell>
          <table:table-cell office:value-type="float" office:value="-0.14052999899999999" table:style-name="ce1">
            <text:p>-0,140529999</text:p>
          </table:table-cell>
          <table:table-cell office:value-type="float" office:value="1.2189427100000001" table:style-name="ce1">
            <text:p>1,21894271</text:p>
          </table:table-cell>
          <table:table-cell office:value-type="float" office:value="1.05968E-4" table:style-name="ce1">
            <text:p>0,000105968</text:p>
          </table:table-cell>
          <table:table-cell office:value-type="float" office:value="1.5911517690000001" table:style-name="ce1">
            <text:p>1,591151769</text:p>
          </table:table-cell>
          <table:table-cell office:value-type="float" office:value="2.5843817950000001" table:style-name="ce1">
            <text:p>2,584381795</text:p>
          </table:table-cell>
          <table:table-cell office:value-type="float" office:value="0.110211166" table:style-name="ce1">
            <text:p>0,110211166</text:p>
          </table:table-cell>
          <table:table-cell office:value-type="float" office:value="2.6894520370000001" table:style-name="ce1">
            <text:p>2,689452037</text:p>
          </table:table-cell>
          <table:table-cell office:value-type="float" office:value="2.2408142190000002" table:style-name="ce1">
            <text:p>2,240814219</text:p>
          </table:table-cell>
          <table:table-cell office:value-type="float" office:value="2.6857447570000001" table:style-name="ce1">
            <text:p>2,685744757</text:p>
          </table:table-cell>
          <table:table-cell office:value-type="float" office:value="0.40248874499999998" table:style-name="ce1">
            <text:p>0,402488745</text:p>
          </table:table-cell>
          <table:table-cell office:value-type="float" office:value="4.8648602370000003" table:style-name="ce1">
            <text:p>4,864860237</text:p>
          </table:table-cell>
          <table:table-cell office:value-type="float" office:value="2.211936787" table:style-name="ce1">
            <text:p>2,211936787</text:p>
          </table:table-cell>
          <table:table-cell office:value-type="float" office:value="0.98660755" table:style-name="ce1">
            <text:p>0,98660755</text:p>
          </table:table-cell>
          <table:table-cell office:value-type="float" office:value="0.61372221599999999" table:style-name="ce1">
            <text:p>0,613722216</text:p>
          </table:table-cell>
          <table:table-cell office:value-type="float" office:value="1.996843481" table:style-name="ce1">
            <text:p>1,996843481</text:p>
          </table:table-cell>
          <table:table-cell office:value-type="float" office:value="1.6171003719999999" table:style-name="ce1">
            <text:p>1,617100372</text:p>
          </table:table-cell>
          <table:table-cell office:value-type="float" office:value="2.128539564" table:style-name="ce1">
            <text:p>2,128539564</text:p>
          </table:table-cell>
          <table:table-cell office:value-type="float" office:value="2.3604813440000001" table:style-name="ce1">
            <text:p>2,360481344</text:p>
          </table:table-cell>
          <table:table-cell office:value-type="float" office:value="0.41409899500000003" table:style-name="ce1">
            <text:p>0,414098995</text:p>
          </table:table-cell>
          <table:table-cell office:value-type="float" office:value="3.290089483" table:style-name="ce1">
            <text:p>3,290089483</text:p>
          </table:table-cell>
          <table:table-cell office:value-type="float" office:value="2.912669899" table:style-name="ce1">
            <text:p>2,912669899</text:p>
          </table:table-cell>
          <table:table-cell office:value-type="float" office:value="3.72068558" table:style-name="ce1">
            <text:p>3,72068558</text:p>
          </table:table-cell>
          <table:table-cell office:value-type="float" office:value="2.699574299" table:style-name="ce1">
            <text:p>2,699574299</text:p>
          </table:table-cell>
          <table:table-cell office:value-type="float" office:value="1.289594978" table:style-name="ce1">
            <text:p>1,289594978</text:p>
          </table:table-cell>
          <table:table-cell office:value-type="float" office:value="0.55942212599999996" table:style-name="ce1">
            <text:p>0,559422126</text:p>
          </table:table-cell>
          <table:table-cell office:value-type="float" office:value="0.39707441900000001" table:style-name="ce1">
            <text:p>0,397074419</text:p>
          </table:table-cell>
          <table:table-cell office:value-type="float" office:value="0.40640295999999998" table:style-name="ce1">
            <text:p>0,40640296</text:p>
          </table:table-cell>
          <table:table-cell office:value-type="float" office:value="1.4507563960000001" table:style-name="ce1">
            <text:p>1,450756396</text:p>
          </table:table-cell>
          <table:table-cell office:value-type="float" office:value="1.2542210519999999" table:style-name="ce1">
            <text:p>1,254221052</text:p>
          </table:table-cell>
          <table:table-cell office:value-type="float" office:value="4.4249146799999997" table:style-name="ce1">
            <text:p>4,42491468</text:p>
          </table:table-cell>
          <table:table-cell office:value-type="float" office:value="3.012406586" table:style-name="ce1">
            <text:p>3,012406586</text:p>
          </table:table-cell>
          <table:table-cell office:value-type="float" office:value="2.6732948570000001" table:style-name="ce1">
            <text:p>2,673294857</text:p>
          </table:table-cell>
          <table:table-cell office:value-type="float" office:value="2.9143811089999998" table:style-name="ce1">
            <text:p>2,914381109</text:p>
          </table:table-cell>
          <table:table-cell office:value-type="float" office:value="2.208220957" table:style-name="ce1">
            <text:p>2,208220957</text:p>
          </table:table-cell>
          <table:table-cell office:value-type="float" office:value="3.4308376140000001" table:style-name="ce1">
            <text:p>3,430837614</text:p>
          </table:table-cell>
          <table:table-cell office:value-type="float" office:value="1.4610508369999999" table:style-name="ce1">
            <text:p>1,461050837</text:p>
          </table:table-cell>
          <table:table-cell office:value-type="float" office:value="2.6934224169999998" table:style-name="ce1">
            <text:p>2,693422417</text:p>
          </table:table-cell>
          <table:table-cell office:value-type="float" office:value="1.1499312989999999" table:style-name="ce1">
            <text:p>1,149931299</text:p>
          </table:table-cell>
          <table:table-cell office:value-type="float" office:value="0.59681516199999995" table:style-name="ce1">
            <text:p>0,596815162</text:p>
          </table:table-cell>
          <table:table-cell office:value-type="float" office:value="0.12842525399999999" table:style-name="ce1">
            <text:p>0,128425254</text:p>
          </table:table-cell>
          <table:table-cell office:value-type="float" office:value="4.6202840600000004" table:style-name="ce1">
            <text:p>4,62028406</text:p>
          </table:table-cell>
          <table:table-cell office:value-type="float" office:value="0.79097533399999997" table:style-name="ce1">
            <text:p>0,790975334</text:p>
          </table:table-cell>
          <table:table-cell office:value-type="float" office:value="0.115087338" table:style-name="ce1">
            <text:p>0,115087338</text:p>
          </table:table-cell>
          <table:table-cell office:value-type="float" office:value="0.20743040600000001" table:style-name="ce1">
            <text:p>0,207430406</text:p>
          </table:table-cell>
          <table:table-cell office:value-type="float" office:value="6.5846857510000003" table:style-name="ce1">
            <text:p>6,584685751</text:p>
          </table:table-cell>
          <table:table-cell office:value-type="float" office:value="0.477810703" table:style-name="ce1">
            <text:p>0,477810703</text:p>
          </table:table-cell>
          <table:table-cell office:value-type="float" office:value="0.12160362" table:style-name="ce1">
            <text:p>0,12160362</text:p>
          </table:table-cell>
          <table:table-cell office:value-type="float" office:value="2.302875867" table:style-name="ce1">
            <text:p>2,302875867</text:p>
          </table:table-cell>
          <table:table-cell office:value-type="float" office:value="3.0309047250000001" table:style-name="ce1">
            <text:p>3,030904725</text:p>
          </table:table-cell>
          <table:table-cell office:value-type="float" office:value="1.534628975" table:style-name="ce1">
            <text:p>1,534628975</text:p>
          </table:table-cell>
          <table:table-cell office:value-type="float" office:value="2.5017354630000002" table:style-name="ce1">
            <text:p>2,501735463</text:p>
          </table:table-cell>
          <table:table-cell office:value-type="float" office:value="1.481326975" table:style-name="ce1">
            <text:p>1,481326975</text:p>
          </table:table-cell>
          <table:table-cell office:value-type="float" office:value="1.0784685089999999" table:style-name="ce1">
            <text:p>1,078468509</text:p>
          </table:table-cell>
          <table:table-cell office:value-type="float" office:value="0.68390740999999999" table:style-name="ce1">
            <text:p>0,68390741</text:p>
          </table:table-cell>
          <table:table-cell office:value-type="float" office:value="2.6009282659999999" table:style-name="ce1">
            <text:p>2,600928266</text:p>
          </table:table-cell>
          <table:table-cell office:value-type="float" office:value="2.4344988860000001" table:style-name="ce1">
            <text:p>2,434498886</text:p>
          </table:table-cell>
          <table:table-cell office:value-type="float" office:value="0.43130550699999998" table:style-name="ce1">
            <text:p>0,431305507</text:p>
          </table:table-cell>
          <table:table-cell office:value-type="float" office:value="2.8958336199999999" table:style-name="ce1">
            <text:p>2,89583362</text:p>
          </table:table-cell>
          <table:table-cell office:value-type="float" office:value="0.80296356199999996" table:style-name="ce1">
            <text:p>0,802963562</text:p>
          </table:table-cell>
          <table:table-cell office:value-type="float" office:value="0.60335223800000004" table:style-name="ce1">
            <text:p>0,603352238</text:p>
          </table:table-cell>
          <table:table-cell office:value-type="float" office:value="1.8783191669999999" table:style-name="ce1">
            <text:p>1,878319167</text:p>
          </table:table-cell>
          <table:table-cell office:value-type="float" office:value="0.44919555" table:style-name="ce1">
            <text:p>0,44919555</text:p>
          </table:table-cell>
          <table:table-cell office:value-type="float" office:value="2.690505194" table:style-name="ce1">
            <text:p>2,690505194</text:p>
          </table:table-cell>
          <table:table-cell office:value-type="float" office:value="0.31107841600000002" table:style-name="ce1">
            <text:p>0,311078416</text:p>
          </table:table-cell>
          <table:table-cell office:value-type="float" office:value="2.1835679140000002" table:style-name="ce1">
            <text:p>2,183567914</text:p>
          </table:table-cell>
          <table:table-cell office:value-type="float" office:value="0.444063245" table:style-name="ce1">
            <text:p>0,444063245</text:p>
          </table:table-cell>
          <table:table-cell office:value-type="float" office:value="0.92961387200000001" table:style-name="ce1">
            <text:p>0,929613872</text:p>
          </table:table-cell>
          <table:table-cell office:value-type="float" office:value="3.3646261489999998" table:style-name="ce1">
            <text:p>3,364626149</text:p>
          </table:table-cell>
          <table:table-cell office:value-type="float" office:value="2.4445234309999999" table:style-name="ce1">
            <text:p>2,444523431</text:p>
          </table:table-cell>
          <table:table-cell office:value-type="float" office:value="0.119517254" table:style-name="ce1">
            <text:p>0,119517254</text:p>
          </table:table-cell>
          <table:table-cell office:value-type="float" office:value="0.84290050500000002" table:style-name="ce1">
            <text:p>0,842900505</text:p>
          </table:table-cell>
          <table:table-cell office:value-type="float" office:value="2.2945708850000002" table:style-name="ce1">
            <text:p>2,294570885</text:p>
          </table:table-cell>
          <table:table-cell office:value-type="float" office:value="-0.34532026199999999" table:style-name="ce1">
            <text:p>-0,345320262</text:p>
          </table:table-cell>
          <table:table-cell office:value-type="float" office:value="1.842617803" table:style-name="ce1">
            <text:p>1,842617803</text:p>
          </table:table-cell>
          <table:table-cell office:value-type="float" office:value="3.2662826040000001" table:style-name="ce1">
            <text:p>3,266282604</text:p>
          </table:table-cell>
          <table:table-cell office:value-type="float" office:value="0.89321932900000001" table:style-name="ce1">
            <text:p>0,893219329</text:p>
          </table:table-cell>
          <table:table-cell office:value-type="float" office:value="3.2321799410000001" table:style-name="ce1">
            <text:p>3,232179941</text:p>
          </table:table-cell>
          <table:table-cell office:value-type="float" office:value="0.98222001599999997" table:style-name="ce1">
            <text:p>0,982220016</text:p>
          </table:table-cell>
          <table:table-cell office:value-type="float" office:value="0.48639980599999999" table:style-name="ce1">
            <text:p>0,486399806</text:p>
          </table:table-cell>
          <table:table-cell office:value-type="float" office:value="1.2024192970000001" table:style-name="ce1">
            <text:p>1,202419297</text:p>
          </table:table-cell>
          <table:table-cell office:value-type="float" office:value="2.4946543540000001" table:style-name="ce1">
            <text:p>2,494654354</text:p>
          </table:table-cell>
          <table:table-cell office:value-type="float" office:value="2.222669749" table:style-name="ce1">
            <text:p>2,222669749</text:p>
          </table:table-cell>
          <table:table-cell office:value-type="float" office:value="0.50102680799999999" table:style-name="ce1">
            <text:p>0,501026808</text:p>
          </table:table-cell>
          <table:table-cell office:value-type="float" office:value="0.82154010099999997" table:style-name="ce1">
            <text:p>0,821540101</text:p>
          </table:table-cell>
          <table:table-cell office:value-type="float" office:value="2.6700809649999999" table:style-name="ce1">
            <text:p>2,670080965</text:p>
          </table:table-cell>
          <table:table-cell office:value-type="float" office:value="3.0817078360000001" table:style-name="ce1">
            <text:p>3,081707836</text:p>
          </table:table-cell>
          <table:table-cell office:value-type="float" office:value="2.6341988750000001" table:style-name="ce1">
            <text:p>2,634198875</text:p>
          </table:table-cell>
          <table:table-cell office:value-type="float" office:value="0.108846981" table:style-name="ce1">
            <text:p>0,108846981</text:p>
          </table:table-cell>
          <table:table-cell office:value-type="float" office:value="2.203475944" table:style-name="ce1">
            <text:p>2,203475944</text:p>
          </table:table-cell>
          <table:table-cell office:value-type="float" office:value="6.5093729000000003E-2" table:style-name="ce1">
            <text:p>0,065093729</text:p>
          </table:table-cell>
          <table:table-cell office:value-type="float" office:value="1.822940293" table:style-name="ce1">
            <text:p>1,822940293</text:p>
          </table:table-cell>
          <table:table-cell office:value-type="float" office:value="1.98804607" table:style-name="ce1">
            <text:p>1,98804607</text:p>
          </table:table-cell>
          <table:table-cell office:value-type="float" office:value="2.7488324720000001" table:style-name="ce1">
            <text:p>2,748832472</text:p>
          </table:table-cell>
          <table:table-cell office:value-type="float" office:value="3.1195391149999998" table:style-name="ce1">
            <text:p>3,119539115</text:p>
          </table:table-cell>
          <table:table-cell office:value-type="float" office:value="2.3592793699999999" table:style-name="ce1">
            <text:p>2,35927937</text:p>
          </table:table-cell>
          <table:table-cell office:value-type="float" office:value="2.5700026789999999" table:style-name="ce1">
            <text:p>2,570002679</text:p>
          </table:table-cell>
          <table:table-cell office:value-type="float" office:value="0.82477952099999996" table:style-name="ce1">
            <text:p>0,824779521</text:p>
          </table:table-cell>
          <table:table-cell office:value-type="float" office:value="2.309522066" table:style-name="ce1">
            <text:p>2,309522066</text:p>
          </table:table-cell>
          <table:table-cell table:style-name="ce1"/>
          <table:table-cell office:value-type="float" office:value="1.1508183380000001" table:style-name="ce1">
            <text:p>1,150818338</text:p>
          </table:table-cell>
          <table:table-cell office:value-type="float" office:value="3.7246570069999998" table:style-name="ce1">
            <text:p>3,724657007</text:p>
          </table:table-cell>
          <table:table-cell office:value-type="float" office:value="2.9300116119999999" table:style-name="ce1">
            <text:p>2,930011612</text:p>
          </table:table-cell>
          <table:table-cell office:value-type="float" office:value="1.0588964110000001" table:style-name="ce1">
            <text:p>1,058896411</text:p>
          </table:table-cell>
          <table:table-cell office:value-type="float" office:value="2.400950403" table:style-name="ce1">
            <text:p>2,400950403</text:p>
          </table:table-cell>
          <table:table-cell office:value-type="float" office:value="0.20599975200000001" table:style-name="ce1">
            <text:p>0,205999752</text:p>
          </table:table-cell>
          <table:table-cell office:value-type="float" office:value="1.399630962" table:style-name="ce1">
            <text:p>1,399630962</text:p>
          </table:table-cell>
          <table:table-cell office:value-type="float" office:value="3.199210184" table:style-name="ce1">
            <text:p>3,199210184</text:p>
          </table:table-cell>
          <table:table-cell office:value-type="float" office:value="0.78400759200000003" table:style-name="ce1">
            <text:p>0,784007592</text:p>
          </table:table-cell>
          <table:table-cell office:value-type="float" office:value="1.039714547" table:style-name="ce1">
            <text:p>1,039714547</text:p>
          </table:table-cell>
          <table:table-cell office:value-type="float" office:value="3.846021237" table:style-name="ce1">
            <text:p>3,846021237</text:p>
          </table:table-cell>
          <table:table-cell office:value-type="float" office:value="1.8244710609999999" table:style-name="ce1">
            <text:p>1,824471061</text:p>
          </table:table-cell>
          <table:table-cell office:value-type="float" office:value="-1.138323185" table:style-name="ce1">
            <text:p>-1,138323185</text:p>
          </table:table-cell>
          <table:table-cell office:value-type="float" office:value="1.426630402" table:style-name="ce1">
            <text:p>1,426630402</text:p>
          </table:table-cell>
          <table:table-cell office:value-type="float" office:value="-0.57932374399999997" table:style-name="ce1">
            <text:p>-0,579323744</text:p>
          </table:table-cell>
          <table:table-cell office:value-type="float" office:value="1.5584626779999999" table:style-name="ce1">
            <text:p>1,558462678</text:p>
          </table:table-cell>
          <table:table-cell office:value-type="float" office:value="5.4499483849999999" table:style-name="ce1">
            <text:p>5,449948385</text:p>
          </table:table-cell>
          <table:table-cell office:value-type="float" office:value="2.2938247619999999" table:style-name="ce1">
            <text:p>2,293824762</text:p>
          </table:table-cell>
          <table:table-cell office:value-type="float" office:value="1.571951635" table:style-name="ce1">
            <text:p>1,571951635</text:p>
          </table:table-cell>
          <table:table-cell office:value-type="float" office:value="-7.6180095000000003E-2" table:style-name="ce1">
            <text:p>-0,076180095</text:p>
          </table:table-cell>
          <table:table-cell office:value-type="float" office:value="3.2220494309999999" table:style-name="ce1">
            <text:p>3,222049431</text:p>
          </table:table-cell>
          <table:table-cell office:value-type="float" office:value="3.8869114169999999" table:style-name="ce1">
            <text:p>3,886911417</text:p>
          </table:table-cell>
          <table:table-cell office:value-type="float" office:value="1.4413092839999999" table:style-name="ce1">
            <text:p>1,441309284</text:p>
          </table:table-cell>
          <table:table-cell office:value-type="float" office:value="2.2396066110000001" table:style-name="ce1">
            <text:p>2,239606611</text:p>
          </table:table-cell>
          <table:table-cell office:value-type="float" office:value="2.5328578629999998" table:style-name="ce1">
            <text:p>2,532857863</text:p>
          </table:table-cell>
          <table:table-cell office:value-type="float" office:value="2.491425918" table:style-name="ce1">
            <text:p>2,491425918</text:p>
          </table:table-cell>
          <table:table-cell office:value-type="float" office:value="1.6362513949999999" table:style-name="ce1">
            <text:p>1,636251395</text:p>
          </table:table-cell>
          <table:table-cell office:value-type="float" office:value="1.6561955589999999" table:style-name="ce1">
            <text:p>1,656195559</text:p>
          </table:table-cell>
          <table:table-cell office:value-type="float" office:value="2.440568903" table:style-name="ce1">
            <text:p>2,440568903</text:p>
          </table:table-cell>
          <table:table-cell office:value-type="float" office:value="2.0068326000000001" table:style-name="ce1">
            <text:p>2,0068326</text:p>
          </table:table-cell>
          <table:table-cell office:value-type="float" office:value="2.8446192969999999" table:style-name="ce1">
            <text:p>2,844619297</text:p>
          </table:table-cell>
          <table:table-cell office:value-type="float" office:value="1.3976956359999999" table:style-name="ce1">
            <text:p>1,397695636</text:p>
          </table:table-cell>
          <table:table-cell office:value-type="float" office:value="0.45103294100000002" table:style-name="ce1">
            <text:p>0,451032941</text:p>
          </table:table-cell>
          <table:table-cell office:value-type="float" office:value="0.35598093200000003" table:style-name="ce1">
            <text:p>0,355980932</text:p>
          </table:table-cell>
          <table:table-cell office:value-type="float" office:value="0.22911115500000001" table:style-name="ce1">
            <text:p>0,229111155</text:p>
          </table:table-cell>
          <table:table-cell office:value-type="float" office:value="1.1112844589999999" table:style-name="ce1">
            <text:p>1,111284459</text:p>
          </table:table-cell>
          <table:table-cell office:value-type="float" office:value="2.4701163529999999" table:style-name="ce1">
            <text:p>2,470116353</text:p>
          </table:table-cell>
          <table:table-cell office:value-type="float" office:value="2.3949839939999999" table:style-name="ce1">
            <text:p>2,394983994</text:p>
          </table:table-cell>
          <table:table-cell office:value-type="float" office:value="1.321082839" table:style-name="ce1">
            <text:p>1,321082839</text:p>
          </table:table-cell>
          <table:table-cell office:value-type="float" office:value="0.88732412900000002" table:style-name="ce1">
            <text:p>0,887324129</text:p>
          </table:table-cell>
          <table:table-cell office:value-type="float" office:value="2.8732078599999999" table:style-name="ce1">
            <text:p>2,87320786</text:p>
          </table:table-cell>
          <table:table-cell office:value-type="float" office:value="3.2074854049999999" table:style-name="ce1">
            <text:p>3,207485405</text:p>
          </table:table-cell>
          <table:table-cell office:value-type="float" office:value="3.2215474240000002" table:style-name="ce1">
            <text:p>3,221547424</text:p>
          </table:table-cell>
          <table:table-cell office:value-type="float" office:value="2.4462088560000002" table:style-name="ce1">
            <text:p>2,446208856</text:p>
          </table:table-cell>
          <table:table-cell office:value-type="float" office:value="3.8676643500000001" table:style-name="ce1">
            <text:p>3,86766435</text:p>
          </table:table-cell>
          <table:table-cell office:value-type="float" office:value="1.971871744" table:style-name="ce1">
            <text:p>1,971871744</text:p>
          </table:table-cell>
          <table:table-cell office:value-type="float" office:value="1.1224822029999999" table:style-name="ce1">
            <text:p>1,122482203</text:p>
          </table:table-cell>
          <table:table-cell office:value-type="float" office:value="1.904072524" table:style-name="ce1">
            <text:p>1,904072524</text:p>
          </table:table-cell>
          <table:table-cell office:value-type="float" office:value="1.0486026749999999" table:style-name="ce1">
            <text:p>1,048602675</text:p>
          </table:table-cell>
          <table:table-cell office:value-type="float" office:value="2.1946356640000002" table:style-name="ce1">
            <text:p>2,194635664</text:p>
          </table:table-cell>
          <table:table-cell office:value-type="float" office:value="3.0013219470000001" table:style-name="ce1">
            <text:p>3,001321947</text:p>
          </table:table-cell>
          <table:table-cell office:value-type="float" office:value="1.0039610569999999" table:style-name="ce1">
            <text:p>1,003961057</text:p>
          </table:table-cell>
          <table:table-cell office:value-type="float" office:value="2.597995643" table:style-name="ce1">
            <text:p>2,597995643</text:p>
          </table:table-cell>
          <table:table-cell office:value-type="float" office:value="6.1684824110000003" table:style-name="ce1">
            <text:p>6,168482411</text:p>
          </table:table-cell>
          <table:table-cell office:value-type="float" office:value="2.5144723569999998" table:style-name="ce1">
            <text:p>2,514472357</text:p>
          </table:table-cell>
          <table:table-cell office:value-type="float" office:value="2.92793795" table:style-name="ce1">
            <text:p>2,92793795</text:p>
          </table:table-cell>
          <table:table-cell office:value-type="float" office:value="1.686012316" table:style-name="ce1">
            <text:p>1,686012316</text:p>
          </table:table-cell>
          <table:table-cell office:value-type="float" office:value="2.8388393879999998" table:style-name="ce1">
            <text:p>2,838839388</text:p>
          </table:table-cell>
          <table:table-cell office:value-type="float" office:value="2.480518708" table:style-name="ce1">
            <text:p>2,480518708</text:p>
          </table:table-cell>
          <table:table-cell office:value-type="float" office:value="0.99674684999999996" table:style-name="ce1">
            <text:p>0,99674685</text:p>
          </table:table-cell>
          <table:table-cell office:value-type="float" office:value="2.1352791189999998" table:style-name="ce1">
            <text:p>2,135279119</text:p>
          </table:table-cell>
          <table:table-cell office:value-type="float" office:value="1.1129176080000001" table:style-name="ce1">
            <text:p>1,112917608</text:p>
          </table:table-cell>
          <table:table-cell office:value-type="float" office:value="2.8837424980000002" table:style-name="ce1">
            <text:p>2,883742498</text:p>
          </table:table-cell>
          <table:table-cell office:value-type="float" office:value="2.8492521910000002" table:style-name="ce1">
            <text:p>2,849252191</text:p>
          </table:table-cell>
          <table:table-cell office:value-type="float" office:value="2.924305543" table:style-name="ce1">
            <text:p>2,924305543</text:p>
          </table:table-cell>
          <table:table-cell office:value-type="float" office:value="0.79133180800000003" table:style-name="ce1">
            <text:p>0,791331808</text:p>
          </table:table-cell>
          <table:table-cell office:value-type="float" office:value="0.32122557600000001" table:style-name="ce1">
            <text:p>0,321225576</text:p>
          </table:table-cell>
          <table:table-cell office:value-type="float" office:value="2.286626525" table:style-name="ce1">
            <text:p>2,286626525</text:p>
          </table:table-cell>
          <table:table-cell office:value-type="float" office:value="1.6279580730000001" table:style-name="ce1">
            <text:p>1,627958073</text:p>
          </table:table-cell>
          <table:table-cell office:value-type="float" office:value="0.12536365099999999" table:style-name="ce1">
            <text:p>0,125363651</text:p>
          </table:table-cell>
          <table:table-cell office:value-type="float" office:value="0.93299955899999998" table:style-name="ce1">
            <text:p>0,932999559</text:p>
          </table:table-cell>
          <table:table-cell office:value-type="float" office:value="5.5685467510000004" table:style-name="ce1">
            <text:p>5,568546751</text:p>
          </table:table-cell>
          <table:table-cell office:value-type="float" office:value="2.2844444039999998" table:style-name="ce1">
            <text:p>2,284444404</text:p>
          </table:table-cell>
          <table:table-cell office:value-type="float" office:value="3.2463278469999999" table:style-name="ce1">
            <text:p>3,246327847</text:p>
          </table:table-cell>
          <table:table-cell office:value-type="float" office:value="2.4136988750000001" table:style-name="ce1">
            <text:p>2,413698875</text:p>
          </table:table-cell>
          <table:table-cell office:value-type="float" office:value="2.5056677139999999" table:style-name="ce1">
            <text:p>2,505667714</text:p>
          </table:table-cell>
          <table:table-cell office:value-type="float" office:value="2.7354572020000001" table:style-name="ce1">
            <text:p>2,735457202</text:p>
          </table:table-cell>
          <table:table-cell office:value-type="float" office:value="-0.40970231000000001" table:style-name="ce1">
            <text:p>-0,40970231</text:p>
          </table:table-cell>
          <table:table-cell office:value-type="float" office:value="2.6416906180000002" table:style-name="ce1">
            <text:p>2,641690618</text:p>
          </table:table-cell>
          <table:table-cell office:value-type="float" office:value="0.92326747200000003" table:style-name="ce1">
            <text:p>0,923267472</text:p>
          </table:table-cell>
          <table:table-cell office:value-type="float" office:value="2.8880253379999998" table:style-name="ce1">
            <text:p>2,888025338</text:p>
          </table:table-cell>
          <table:table-cell office:value-type="float" office:value="1.189580284" table:style-name="ce1">
            <text:p>1,189580284</text:p>
          </table:table-cell>
          <table:table-cell office:value-type="float" office:value="1.3626770829999999" table:style-name="ce1">
            <text:p>1,362677083</text:p>
          </table:table-cell>
          <table:table-cell office:value-type="float" office:value="1.0814320669999999" table:style-name="ce1">
            <text:p>1,081432067</text:p>
          </table:table-cell>
          <table:table-cell office:value-type="float" office:value="2.7557317769999998" table:style-name="ce1">
            <text:p>2,755731777</text:p>
          </table:table-cell>
          <table:table-cell table:style-name="ce1"/>
          <table:table-cell office:value-type="float" office:value="2.2116066889999999" table:style-name="ce1">
            <text:p>2,211606689</text:p>
          </table:table-cell>
          <table:table-cell office:value-type="float" office:value="0.67464719100000003" table:style-name="ce1">
            <text:p>0,674647191</text:p>
          </table:table-cell>
          <table:table-cell office:value-type="float" office:value="3.019677062" table:style-name="ce1">
            <text:p>3,019677062</text:p>
          </table:table-cell>
          <table:table-cell office:value-type="float" office:value="8.6158065970000006" table:style-name="ce1">
            <text:p>8,615806597</text:p>
          </table:table-cell>
          <table:table-cell office:value-type="float" office:value="0.52731444800000005" table:style-name="ce1">
            <text:p>0,527314448</text:p>
          </table:table-cell>
          <table:table-cell office:value-type="float" office:value="0.70965548000000001" table:style-name="ce1">
            <text:p>0,70965548</text:p>
          </table:table-cell>
          <table:table-cell office:value-type="float" office:value="3.4447302149999999" table:style-name="ce1">
            <text:p>3,444730215</text:p>
          </table:table-cell>
          <table:table-cell office:value-type="float" office:value="2.4001664159999998" table:style-name="ce1">
            <text:p>2,400166416</text:p>
          </table:table-cell>
          <table:table-cell office:value-type="float" office:value="5.881318179" table:style-name="ce1">
            <text:p>5,881318179</text:p>
          </table:table-cell>
          <table:table-cell office:value-type="float" office:value="3.5441735240000001" table:style-name="ce1">
            <text:p>3,544173524</text:p>
          </table:table-cell>
          <table:table-cell office:value-type="float" office:value="2.614846494" table:style-name="ce1">
            <text:p>2,614846494</text:p>
          </table:table-cell>
          <table:table-cell office:value-type="float" office:value="1.2692342990000001" table:style-name="ce1">
            <text:p>1,269234299</text:p>
          </table:table-cell>
          <table:table-cell office:value-type="float" office:value="3.3996383529999998" table:style-name="ce1">
            <text:p>3,399638353</text:p>
          </table:table-cell>
          <table:table-cell office:value-type="float" office:value="2.2379630289999999" table:style-name="ce1">
            <text:p>2,237963029</text:p>
          </table:table-cell>
          <table:table-cell office:value-type="float" office:value="1.7579597600000001" table:style-name="ce1">
            <text:p>1,75795976</text:p>
          </table:table-cell>
          <table:table-cell office:value-type="float" office:value="1.559229448" table:style-name="ce1">
            <text:p>1,559229448</text:p>
          </table:table-cell>
          <table:table-cell office:value-type="float" office:value="6.3826907190000002" table:style-name="ce1">
            <text:p>6,382690719</text:p>
          </table:table-cell>
          <table:table-cell table:style-name="ce1"/>
          <table:table-cell office:value-type="float" office:value="2.89918261" table:style-name="ce1">
            <text:p>2,89918261</text:p>
          </table:table-cell>
          <table:table-cell office:value-type="float" office:value="2.9500744189999999" table:style-name="ce1">
            <text:p>2,950074419</text:p>
          </table:table-cell>
          <table:table-cell office:value-type="float" office:value="2.8957910340000002" table:style-name="ce1">
            <text:p>2,895791034</text:p>
          </table:table-cell>
          <table:table-cell office:value-type="float" office:value="1.9735581900000001" table:style-name="ce1">
            <text:p>1,97355819</text:p>
          </table:table-cell>
          <table:table-cell office:value-type="float" office:value="2.4655815560000001" table:style-name="ce1">
            <text:p>2,465581556</text:p>
          </table:table-cell>
          <table:table-cell office:value-type="float" office:value="0.19628129899999999" table:style-name="ce1">
            <text:p>0,196281299</text:p>
          </table:table-cell>
          <table:table-cell office:value-type="float" office:value="0.82353268999999996" table:style-name="ce1">
            <text:p>0,82353269</text:p>
          </table:table-cell>
          <table:table-cell office:value-type="float" office:value="0.98924830900000005" table:style-name="ce1">
            <text:p>0,989248309</text:p>
          </table:table-cell>
          <table:table-cell office:value-type="float" office:value="0.20299679200000001" table:style-name="ce1">
            <text:p>0,202996792</text:p>
          </table:table-cell>
          <table:table-cell office:value-type="float" office:value="3.3809579670000001" table:style-name="ce1">
            <text:p>3,380957967</text:p>
          </table:table-cell>
          <table:table-cell table:style-name="ce1"/>
          <table:table-cell office:value-type="float" office:value="0.91308883100000005" table:style-name="ce1">
            <text:p>0,913088831</text:p>
          </table:table-cell>
          <table:table-cell office:value-type="float" office:value="3.4758105549999998" table:style-name="ce1">
            <text:p>3,475810555</text:p>
          </table:table-cell>
          <table:table-cell office:value-type="float" office:value="3.5485304979999999" table:style-name="ce1">
            <text:p>3,548530498</text:p>
          </table:table-cell>
          <table:table-cell office:value-type="float" office:value="2.0518388999999999" table:style-name="ce1">
            <text:p>2,0518389</text:p>
          </table:table-cell>
          <table:table-cell office:value-type="float" office:value="1.5367072390000001" table:style-name="ce1">
            <text:p>1,536707239</text:p>
          </table:table-cell>
          <table:table-cell office:value-type="float" office:value="1.0216346000000001" table:style-name="ce1">
            <text:p>1,0216346</text:p>
          </table:table-cell>
          <table:table-cell office:value-type="float" office:value="2.9140680429999999" table:style-name="ce1">
            <text:p>2,914068043</text:p>
          </table:table-cell>
          <table:table-cell office:value-type="float" office:value="2.074625798" table:style-name="ce1">
            <text:p>2,074625798</text:p>
          </table:table-cell>
          <table:table-cell office:value-type="float" office:value="2.8832252970000001" table:style-name="ce1">
            <text:p>2,883225297</text:p>
          </table:table-cell>
          <table:table-cell office:value-type="float" office:value="2.4985871190000002" table:style-name="ce1">
            <text:p>2,498587119</text:p>
          </table:table-cell>
          <table:table-cell office:value-type="float" office:value="2.2989282329999998" table:style-name="ce1">
            <text:p>2,298928233</text:p>
          </table:table-cell>
          <table:table-cell office:value-type="float" office:value="-0.40806435899999999" table:style-name="ce1">
            <text:p>-0,408064359</text:p>
          </table:table-cell>
          <table:table-cell office:value-type="float" office:value="3.0013219470000001" table:style-name="ce1">
            <text:p>3,001321947</text:p>
          </table:table-cell>
          <table:table-cell office:value-type="float" office:value="0.75902307300000005" table:style-name="ce1">
            <text:p>0,759023073</text:p>
          </table:table-cell>
          <table:table-cell office:value-type="float" office:value="2.4001664159999998" table:style-name="ce1">
            <text:p>2,400166416</text:p>
          </table:table-cell>
          <table:table-cell office:value-type="float" office:value="2.8957910340000002" table:style-name="ce1">
            <text:p>2,895791034</text:p>
          </table:table-cell>
          <table:table-cell office:value-type="float" office:value="1.4957202460000001" table:style-name="ce1">
            <text:p>1,495720246</text:p>
          </table:table-cell>
          <table:table-cell office:value-type="float" office:value="2.5950706920000002" table:style-name="ce1">
            <text:p>2,595070692</text:p>
          </table:table-cell>
          <table:table-cell office:value-type="float" office:value="2.2581846410000002" table:style-name="ce1">
            <text:p>2,258184641</text:p>
          </table:table-cell>
          <table:table-cell office:value-type="float" office:value="3.7216699219999998" table:style-name="ce1">
            <text:p>3,721669922</text:p>
          </table:table-cell>
          <table:table-cell office:value-type="float" office:value="3.0786766050000001" table:style-name="ce1">
            <text:p>3,078676605</text:p>
          </table:table-cell>
          <table:table-cell office:value-type="float" office:value="3.0286796379999998" table:style-name="ce1">
            <text:p>3,028679638</text:p>
          </table:table-cell>
          <table:table-cell office:value-type="float" office:value="0.43702117299999999" table:style-name="ce1">
            <text:p>0,437021173</text:p>
          </table:table-cell>
          <table:table-cell office:value-type="float" office:value="1.6223314529999999" table:style-name="ce1">
            <text:p>1,622331453</text:p>
          </table:table-cell>
          <table:table-cell office:value-type="float" office:value="0.67805246699999999" table:style-name="ce1">
            <text:p>0,678052467</text:p>
          </table:table-cell>
          <table:table-cell office:value-type="float" office:value="0.95958992300000001" table:style-name="ce1">
            <text:p>0,959589923</text:p>
          </table:table-cell>
          <table:table-cell office:value-type="float" office:value="2.6890918890000002" table:style-name="ce1">
            <text:p>2,689091889</text:p>
          </table:table-cell>
          <table:table-cell office:value-type="float" office:value="0.91602168900000003" table:style-name="ce1">
            <text:p>0,916021689</text:p>
          </table:table-cell>
          <table:table-cell office:value-type="float" office:value="2.7466614159999998" table:style-name="ce1">
            <text:p>2,746661416</text:p>
          </table:table-cell>
          <table:table-cell office:value-type="float" office:value="2.2912528600000002" table:style-name="ce1">
            <text:p>2,29125286</text:p>
          </table:table-cell>
          <table:table-cell office:value-type="float" office:value="3.5270918189999998" table:style-name="ce1">
            <text:p>3,527091819</text:p>
          </table:table-cell>
          <table:table-cell office:value-type="float" office:value="2.2099397070000002" table:style-name="ce1">
            <text:p>2,209939707</text:p>
          </table:table-cell>
          <table:table-cell office:value-type="float" office:value="2.6721321969999998" table:style-name="ce1">
            <text:p>2,672132197</text:p>
          </table:table-cell>
          <table:table-cell office:value-type="float" office:value="1.748542542" table:style-name="ce1">
            <text:p>1,748542542</text:p>
          </table:table-cell>
          <table:table-cell office:value-type="float" office:value="0.506666375" table:style-name="ce1">
            <text:p>0,506666375</text:p>
          </table:table-cell>
          <table:table-cell office:value-type="float" office:value="1.992097749" table:style-name="ce1">
            <text:p>1,992097749</text:p>
          </table:table-cell>
          <table:table-cell office:value-type="float" office:value="3.4875570630000001" table:style-name="ce1">
            <text:p>3,487557063</text:p>
          </table:table-cell>
          <table:table-cell office:value-type="float" office:value="2.587572888" table:style-name="ce1">
            <text:p>2,587572888</text:p>
          </table:table-cell>
          <table:table-cell office:value-type="float" office:value="3.4012074440000002" table:style-name="ce1">
            <text:p>3,401207444</text:p>
          </table:table-cell>
          <table:table-cell office:value-type="float" office:value="3.4131533799999998" table:style-name="ce1">
            <text:p>3,41315338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1" table:style-name="ce1">
            <text:p>1981</text:p>
          </table:table-cell>
          <table:table-cell office:value-type="float" office:value="0.780690671" table:style-name="ce1">
            <text:p>0,780690671</text:p>
          </table:table-cell>
          <table:table-cell office:value-type="float" office:value="-1.3935442490000001" table:style-name="ce1">
            <text:p>-1,393544249</text:p>
          </table:table-cell>
          <table:table-cell office:value-type="float" office:value="3.523644107" table:style-name="ce1">
            <text:p>3,523644107</text:p>
          </table:table-cell>
          <table:table-cell office:value-type="float" office:value="2.002974306" table:style-name="ce1">
            <text:p>2,002974306</text:p>
          </table:table-cell>
          <table:table-cell office:value-type="float" office:value="3.8962613130000001" table:style-name="ce1">
            <text:p>3,896261313</text:p>
          </table:table-cell>
          <table:table-cell office:value-type="float" office:value="3.2101835539999999" table:style-name="ce1">
            <text:p>3,210183554</text:p>
          </table:table-cell>
          <table:table-cell office:value-type="float" office:value="7.2902464189999998" table:style-name="ce1">
            <text:p>7,290246419</text:p>
          </table:table-cell>
          <table:table-cell office:value-type="float" office:value="1.5719596819999999" table:style-name="ce1">
            <text:p>1,571959682</text:p>
          </table:table-cell>
          <table:table-cell office:value-type="float" office:value="1.5475072139999999" table:style-name="ce1">
            <text:p>1,547507214</text:p>
          </table:table-cell>
          <table:table-cell office:value-type="float" office:value="3.1805173779999998" table:style-name="ce1">
            <text:p>3,180517378</text:p>
          </table:table-cell>
          <table:table-cell office:value-type="float" office:value="-0.10512272" table:style-name="ce1">
            <text:p>-0,10512272</text:p>
          </table:table-cell>
          <table:table-cell office:value-type="float" office:value="1.5868525689999999" table:style-name="ce1">
            <text:p>1,586852569</text:p>
          </table:table-cell>
          <table:table-cell office:value-type="float" office:value="0.25501823099999998" table:style-name="ce1">
            <text:p>0,255018231</text:p>
          </table:table-cell>
          <table:table-cell office:value-type="float" office:value="1.5900436019999999" table:style-name="ce1">
            <text:p>1,590043602</text:p>
          </table:table-cell>
          <table:table-cell office:value-type="float" office:value="2.5933162649999999" table:style-name="ce1">
            <text:p>2,593316265</text:p>
          </table:table-cell>
          <table:table-cell office:value-type="float" office:value="-2.6371540000000001E-3" table:style-name="ce1">
            <text:p>-0,002637154</text:p>
          </table:table-cell>
          <table:table-cell office:value-type="float" office:value="2.7322648940000001" table:style-name="ce1">
            <text:p>2,732264894</text:p>
          </table:table-cell>
          <table:table-cell office:value-type="float" office:value="2.351165151" table:style-name="ce1">
            <text:p>2,351165151</text:p>
          </table:table-cell>
          <table:table-cell office:value-type="float" office:value="2.6369949680000002" table:style-name="ce1">
            <text:p>2,636994968</text:p>
          </table:table-cell>
          <table:table-cell office:value-type="float" office:value="0.33326882499999999" table:style-name="ce1">
            <text:p>0,333268825</text:p>
          </table:table-cell>
          <table:table-cell office:value-type="float" office:value="3.8783729629999999" table:style-name="ce1">
            <text:p>3,878372963</text:p>
          </table:table-cell>
          <table:table-cell office:value-type="float" office:value="2.2235295060000002" table:style-name="ce1">
            <text:p>2,223529506</text:p>
          </table:table-cell>
          <table:table-cell office:value-type="float" office:value="1.014394477" table:style-name="ce1">
            <text:p>1,014394477</text:p>
          </table:table-cell>
          <table:table-cell office:value-type="float" office:value="0.692401877" table:style-name="ce1">
            <text:p>0,692401877</text:p>
          </table:table-cell>
          <table:table-cell office:value-type="float" office:value="2.3386423750000001" table:style-name="ce1">
            <text:p>2,338642375</text:p>
          </table:table-cell>
          <table:table-cell office:value-type="float" office:value="0.69507956800000004" table:style-name="ce1">
            <text:p>0,695079568</text:p>
          </table:table-cell>
          <table:table-cell office:value-type="float" office:value="2.077944375" table:style-name="ce1">
            <text:p>2,077944375</text:p>
          </table:table-cell>
          <table:table-cell office:value-type="float" office:value="2.355195197" table:style-name="ce1">
            <text:p>2,355195197</text:p>
          </table:table-cell>
          <table:table-cell office:value-type="float" office:value="0.35753026100000002" table:style-name="ce1">
            <text:p>0,357530261</text:p>
          </table:table-cell>
          <table:table-cell office:value-type="float" office:value="3.1188107899999999" table:style-name="ce1">
            <text:p>3,11881079</text:p>
          </table:table-cell>
          <table:table-cell office:value-type="float" office:value="2.7240934550000002" table:style-name="ce1">
            <text:p>2,724093455</text:p>
          </table:table-cell>
          <table:table-cell office:value-type="float" office:value="3.5600135439999998" table:style-name="ce1">
            <text:p>3,560013544</text:p>
          </table:table-cell>
          <table:table-cell office:value-type="float" office:value="2.9163780730000002" table:style-name="ce1">
            <text:p>2,916378073</text:p>
          </table:table-cell>
          <table:table-cell office:value-type="float" office:value="1.2333972550000001" table:style-name="ce1">
            <text:p>1,233397255</text:p>
          </table:table-cell>
          <table:table-cell office:value-type="float" office:value="0.55196990400000001" table:style-name="ce1">
            <text:p>0,551969904</text:p>
          </table:table-cell>
          <table:table-cell office:value-type="float" office:value="0.54706491000000002" table:style-name="ce1">
            <text:p>0,54706491</text:p>
          </table:table-cell>
          <table:table-cell office:value-type="float" office:value="0.59877158900000005" table:style-name="ce1">
            <text:p>0,598771589</text:p>
          </table:table-cell>
          <table:table-cell office:value-type="float" office:value="1.4144267800000001" table:style-name="ce1">
            <text:p>1,41442678</text:p>
          </table:table-cell>
          <table:table-cell office:value-type="float" office:value="1.2809523439999999" table:style-name="ce1">
            <text:p>1,280952344</text:p>
          </table:table-cell>
          <table:table-cell office:value-type="float" office:value="4.3841382089999996" table:style-name="ce1">
            <text:p>4,384138209</text:p>
          </table:table-cell>
          <table:table-cell office:value-type="float" office:value="3.0514063619999998" table:style-name="ce1">
            <text:p>3,051406362</text:p>
          </table:table-cell>
          <table:table-cell office:value-type="float" office:value="2.5522877020000001" table:style-name="ce1">
            <text:p>2,552287702</text:p>
          </table:table-cell>
          <table:table-cell office:value-type="float" office:value="2.9209246379999998" table:style-name="ce1">
            <text:p>2,920924638</text:p>
          </table:table-cell>
          <table:table-cell office:value-type="float" office:value="2.191748042" table:style-name="ce1">
            <text:p>2,191748042</text:p>
          </table:table-cell>
          <table:table-cell office:value-type="float" office:value="3.1267186890000001" table:style-name="ce1">
            <text:p>3,126718689</text:p>
          </table:table-cell>
          <table:table-cell office:value-type="float" office:value="1.687305542" table:style-name="ce1">
            <text:p>1,687305542</text:p>
          </table:table-cell>
          <table:table-cell office:value-type="float" office:value="2.7082501300000001" table:style-name="ce1">
            <text:p>2,70825013</text:p>
          </table:table-cell>
          <table:table-cell office:value-type="float" office:value="1.2094018950000001" table:style-name="ce1">
            <text:p>1,209401895</text:p>
          </table:table-cell>
          <table:table-cell office:value-type="float" office:value="0.50059988" table:style-name="ce1">
            <text:p>0,50059988</text:p>
          </table:table-cell>
          <table:table-cell office:value-type="float" office:value="0.39640056000000001" table:style-name="ce1">
            <text:p>0,39640056</text:p>
          </table:table-cell>
          <table:table-cell office:value-type="float" office:value="3.9192243809999998" table:style-name="ce1">
            <text:p>3,919224381</text:p>
          </table:table-cell>
          <table:table-cell office:value-type="float" office:value="0.54824236100000001" table:style-name="ce1">
            <text:p>0,548242361</text:p>
          </table:table-cell>
          <table:table-cell office:value-type="float" office:value="-3.4962754999999998E-2" table:style-name="ce1">
            <text:p>-0,034962755</text:p>
          </table:table-cell>
          <table:table-cell office:value-type="float" office:value="0.15230848899999999" table:style-name="ce1">
            <text:p>0,152308489</text:p>
          </table:table-cell>
          <table:table-cell office:value-type="float" office:value="4.3547050189999998" table:style-name="ce1">
            <text:p>4,354705019</text:p>
          </table:table-cell>
          <table:table-cell office:value-type="float" office:value="-6.6390920000000001E-3" table:style-name="ce1">
            <text:p>-0,006639092</text:p>
          </table:table-cell>
          <table:table-cell office:value-type="float" office:value="-2.8405211999999999E-2" table:style-name="ce1">
            <text:p>-0,028405212</text:p>
          </table:table-cell>
          <table:table-cell office:value-type="float" office:value="2.2485418149999998" table:style-name="ce1">
            <text:p>2,248541815</text:p>
          </table:table-cell>
          <table:table-cell office:value-type="float" office:value="3.0870480090000001" table:style-name="ce1">
            <text:p>3,087048009</text:p>
          </table:table-cell>
          <table:table-cell office:value-type="float" office:value="1.56531859" table:style-name="ce1">
            <text:p>1,56531859</text:p>
          </table:table-cell>
          <table:table-cell office:value-type="float" office:value="2.540799078" table:style-name="ce1">
            <text:p>2,540799078</text:p>
          </table:table-cell>
          <table:table-cell office:value-type="float" office:value="1.5132863919999999" table:style-name="ce1">
            <text:p>1,513286392</text:p>
          </table:table-cell>
          <table:table-cell office:value-type="float" office:value="1.082009539" table:style-name="ce1">
            <text:p>1,082009539</text:p>
          </table:table-cell>
          <table:table-cell office:value-type="float" office:value="0.66309409699999999" table:style-name="ce1">
            <text:p>0,663094097</text:p>
          </table:table-cell>
          <table:table-cell office:value-type="float" office:value="2.5758894560000001" table:style-name="ce1">
            <text:p>2,575889456</text:p>
          </table:table-cell>
          <table:table-cell office:value-type="float" office:value="2.4880094210000001" table:style-name="ce1">
            <text:p>2,488009421</text:p>
          </table:table-cell>
          <table:table-cell office:value-type="float" office:value="0.38350942399999999" table:style-name="ce1">
            <text:p>0,383509424</text:p>
          </table:table-cell>
          <table:table-cell office:value-type="float" office:value="2.9078418519999998" table:style-name="ce1">
            <text:p>2,907841852</text:p>
          </table:table-cell>
          <table:table-cell office:value-type="float" office:value="0.71087801100000003" table:style-name="ce1">
            <text:p>0,710878011</text:p>
          </table:table-cell>
          <table:table-cell office:value-type="float" office:value="0.70471827600000003" table:style-name="ce1">
            <text:p>0,704718276</text:p>
          </table:table-cell>
          <table:table-cell office:value-type="float" office:value="2.3700267319999999" table:style-name="ce1">
            <text:p>2,370026732</text:p>
          </table:table-cell>
          <table:table-cell office:value-type="float" office:value="0.41092896099999998" table:style-name="ce1">
            <text:p>0,410928961</text:p>
          </table:table-cell>
          <table:table-cell office:value-type="float" office:value="2.5712112679999999" table:style-name="ce1">
            <text:p>2,571211268</text:p>
          </table:table-cell>
          <table:table-cell office:value-type="float" office:value="0.426515645" table:style-name="ce1">
            <text:p>0,426515645</text:p>
          </table:table-cell>
          <table:table-cell office:value-type="float" office:value="2.443355312" table:style-name="ce1">
            <text:p>2,443355312</text:p>
          </table:table-cell>
          <table:table-cell office:value-type="float" office:value="0.48605678400000002" table:style-name="ce1">
            <text:p>0,486056784</text:p>
          </table:table-cell>
          <table:table-cell office:value-type="float" office:value="0.89132473099999998" table:style-name="ce1">
            <text:p>0,891324731</text:p>
          </table:table-cell>
          <table:table-cell office:value-type="float" office:value="3.3612191290000002" table:style-name="ce1">
            <text:p>3,361219129</text:p>
          </table:table-cell>
          <table:table-cell office:value-type="float" office:value="2.497437798" table:style-name="ce1">
            <text:p>2,497437798</text:p>
          </table:table-cell>
          <table:table-cell office:value-type="float" office:value="3.4821732000000001E-2" table:style-name="ce1">
            <text:p>0,034821732</text:p>
          </table:table-cell>
          <table:table-cell office:value-type="float" office:value="0.82031622900000001" table:style-name="ce1">
            <text:p>0,820316229</text:p>
          </table:table-cell>
          <table:table-cell office:value-type="float" office:value="2.6083224650000001" table:style-name="ce1">
            <text:p>2,608322465</text:p>
          </table:table-cell>
          <table:table-cell office:value-type="float" office:value="-0.54363366999999996" table:style-name="ce1">
            <text:p>-0,54363367</text:p>
          </table:table-cell>
          <table:table-cell office:value-type="float" office:value="1.9949189300000001" table:style-name="ce1">
            <text:p>1,99491893</text:p>
          </table:table-cell>
          <table:table-cell office:value-type="float" office:value="3.1409142659999998" table:style-name="ce1">
            <text:p>3,140914266</text:p>
          </table:table-cell>
          <table:table-cell office:value-type="float" office:value="1.5397487160000001" table:style-name="ce1">
            <text:p>1,539748716</text:p>
          </table:table-cell>
          <table:table-cell office:value-type="float" office:value="5.6187889760000003" table:style-name="ce1">
            <text:p>5,618788976</text:p>
          </table:table-cell>
          <table:table-cell office:value-type="float" office:value="0.89661606299999996" table:style-name="ce1">
            <text:p>0,896616063</text:p>
          </table:table-cell>
          <table:table-cell office:value-type="float" office:value="1.753561709" table:style-name="ce1">
            <text:p>1,753561709</text:p>
          </table:table-cell>
          <table:table-cell office:value-type="float" office:value="1.5810606030000001" table:style-name="ce1">
            <text:p>1,581060603</text:p>
          </table:table-cell>
          <table:table-cell office:value-type="float" office:value="2.5906915430000002" table:style-name="ce1">
            <text:p>2,590691543</text:p>
          </table:table-cell>
          <table:table-cell office:value-type="float" office:value="2.233520189" table:style-name="ce1">
            <text:p>2,233520189</text:p>
          </table:table-cell>
          <table:table-cell office:value-type="float" office:value="0.202191651" table:style-name="ce1">
            <text:p>0,202191651</text:p>
          </table:table-cell>
          <table:table-cell office:value-type="float" office:value="0.81745794400000005" table:style-name="ce1">
            <text:p>0,817457944</text:p>
          </table:table-cell>
          <table:table-cell office:value-type="float" office:value="2.348226768" table:style-name="ce1">
            <text:p>2,348226768</text:p>
          </table:table-cell>
          <table:table-cell office:value-type="float" office:value="3.0690927600000002" table:style-name="ce1">
            <text:p>3,06909276</text:p>
          </table:table-cell>
          <table:table-cell office:value-type="float" office:value="2.6048568900000002" table:style-name="ce1">
            <text:p>2,60485689</text:p>
          </table:table-cell>
          <table:table-cell office:value-type="float" office:value="0.25462242699999998" table:style-name="ce1">
            <text:p>0,254622427</text:p>
          </table:table-cell>
          <table:table-cell office:value-type="float" office:value="2.280877668" table:style-name="ce1">
            <text:p>2,280877668</text:p>
          </table:table-cell>
          <table:table-cell office:value-type="float" office:value="6.7777719999999996E-3" table:style-name="ce1">
            <text:p>0,006777772</text:p>
          </table:table-cell>
          <table:table-cell office:value-type="float" office:value="1.843433171" table:style-name="ce1">
            <text:p>1,843433171</text:p>
          </table:table-cell>
          <table:table-cell office:value-type="float" office:value="2.0066514230000001" table:style-name="ce1">
            <text:p>2,006651423</text:p>
          </table:table-cell>
          <table:table-cell office:value-type="float" office:value="2.751963113" table:style-name="ce1">
            <text:p>2,751963113</text:p>
          </table:table-cell>
          <table:table-cell office:value-type="float" office:value="3.1026581439999998" table:style-name="ce1">
            <text:p>3,102658144</text:p>
          </table:table-cell>
          <table:table-cell office:value-type="float" office:value="2.3396234530000002" table:style-name="ce1">
            <text:p>2,339623453</text:p>
          </table:table-cell>
          <table:table-cell office:value-type="float" office:value="2.5818805810000001" table:style-name="ce1">
            <text:p>2,581880581</text:p>
          </table:table-cell>
          <table:table-cell office:value-type="float" office:value="0.35342108799999999" table:style-name="ce1">
            <text:p>0,353421088</text:p>
          </table:table-cell>
          <table:table-cell office:value-type="float" office:value="2.323757166" table:style-name="ce1">
            <text:p>2,323757166</text:p>
          </table:table-cell>
          <table:table-cell table:style-name="ce1"/>
          <table:table-cell office:value-type="float" office:value="1.171034967" table:style-name="ce1">
            <text:p>1,171034967</text:p>
          </table:table-cell>
          <table:table-cell office:value-type="float" office:value="3.9311517490000001" table:style-name="ce1">
            <text:p>3,931151749</text:p>
          </table:table-cell>
          <table:table-cell office:value-type="float" office:value="2.8218383500000002" table:style-name="ce1">
            <text:p>2,82183835</text:p>
          </table:table-cell>
          <table:table-cell office:value-type="float" office:value="1.140583261" table:style-name="ce1">
            <text:p>1,140583261</text:p>
          </table:table-cell>
          <table:table-cell office:value-type="float" office:value="1.9913856940000001" table:style-name="ce1">
            <text:p>1,991385694</text:p>
          </table:table-cell>
          <table:table-cell office:value-type="float" office:value="0.12005432000000001" table:style-name="ce1">
            <text:p>0,12005432</text:p>
          </table:table-cell>
          <table:table-cell office:value-type="float" office:value="1.5631887609999999" table:style-name="ce1">
            <text:p>1,563188761</text:p>
          </table:table-cell>
          <table:table-cell office:value-type="float" office:value="3.5880155" table:style-name="ce1">
            <text:p>3,5880155</text:p>
          </table:table-cell>
          <table:table-cell office:value-type="float" office:value="0.73881665200000002" table:style-name="ce1">
            <text:p>0,738816652</text:p>
          </table:table-cell>
          <table:table-cell office:value-type="float" office:value="1.0938341389999999" table:style-name="ce1">
            <text:p>1,093834139</text:p>
          </table:table-cell>
          <table:table-cell office:value-type="float" office:value="3.8634331390000001" table:style-name="ce1">
            <text:p>3,863433139</text:p>
          </table:table-cell>
          <table:table-cell office:value-type="float" office:value="1.873206267" table:style-name="ce1">
            <text:p>1,873206267</text:p>
          </table:table-cell>
          <table:table-cell office:value-type="float" office:value="0.83434912500000002" table:style-name="ce1">
            <text:p>0,834349125</text:p>
          </table:table-cell>
          <table:table-cell office:value-type="float" office:value="1.34502258" table:style-name="ce1">
            <text:p>1,34502258</text:p>
          </table:table-cell>
          <table:table-cell office:value-type="float" office:value="-0.55243629699999997" table:style-name="ce1">
            <text:p>-0,552436297</text:p>
          </table:table-cell>
          <table:table-cell office:value-type="float" office:value="1.5602039919999999" table:style-name="ce1">
            <text:p>1,560203992</text:p>
          </table:table-cell>
          <table:table-cell office:value-type="float" office:value="5.0333842479999999" table:style-name="ce1">
            <text:p>5,033384248</text:p>
          </table:table-cell>
          <table:table-cell office:value-type="float" office:value="2.2785595999999999" table:style-name="ce1">
            <text:p>2,2785596</text:p>
          </table:table-cell>
          <table:table-cell office:value-type="float" office:value="1.9820416649999999" table:style-name="ce1">
            <text:p>1,982041665</text:p>
          </table:table-cell>
          <table:table-cell office:value-type="float" office:value="0.207322495" table:style-name="ce1">
            <text:p>0,207322495</text:p>
          </table:table-cell>
          <table:table-cell office:value-type="float" office:value="3.4907053719999999" table:style-name="ce1">
            <text:p>3,490705372</text:p>
          </table:table-cell>
          <table:table-cell office:value-type="float" office:value="3.9082231009999999" table:style-name="ce1">
            <text:p>3,908223101</text:p>
          </table:table-cell>
          <table:table-cell office:value-type="float" office:value="1.355541468" table:style-name="ce1">
            <text:p>1,355541468</text:p>
          </table:table-cell>
          <table:table-cell office:value-type="float" office:value="2.22319756" table:style-name="ce1">
            <text:p>2,22319756</text:p>
          </table:table-cell>
          <table:table-cell office:value-type="float" office:value="2.5386692439999998" table:style-name="ce1">
            <text:p>2,538669244</text:p>
          </table:table-cell>
          <table:table-cell office:value-type="float" office:value="2.45841244" table:style-name="ce1">
            <text:p>2,45841244</text:p>
          </table:table-cell>
          <table:table-cell office:value-type="float" office:value="1.3776912649999999" table:style-name="ce1">
            <text:p>1,377691265</text:p>
          </table:table-cell>
          <table:table-cell office:value-type="float" office:value="1.563921278" table:style-name="ce1">
            <text:p>1,563921278</text:p>
          </table:table-cell>
          <table:table-cell office:value-type="float" office:value="2.4657831579999998" table:style-name="ce1">
            <text:p>2,465783158</text:p>
          </table:table-cell>
          <table:table-cell office:value-type="float" office:value="2.025094427" table:style-name="ce1">
            <text:p>2,025094427</text:p>
          </table:table-cell>
          <table:table-cell office:value-type="float" office:value="2.7627404019999999" table:style-name="ce1">
            <text:p>2,762740402</text:p>
          </table:table-cell>
          <table:table-cell office:value-type="float" office:value="1.413871114" table:style-name="ce1">
            <text:p>1,413871114</text:p>
          </table:table-cell>
          <table:table-cell office:value-type="float" office:value="0.57682223200000005" table:style-name="ce1">
            <text:p>0,576822232</text:p>
          </table:table-cell>
          <table:table-cell office:value-type="float" office:value="0.29477313500000002" table:style-name="ce1">
            <text:p>0,294773135</text:p>
          </table:table-cell>
          <table:table-cell office:value-type="float" office:value="0.30689003599999998" table:style-name="ce1">
            <text:p>0,306890036</text:p>
          </table:table-cell>
          <table:table-cell office:value-type="float" office:value="2.2026297380000002" table:style-name="ce1">
            <text:p>2,202629738</text:p>
          </table:table-cell>
          <table:table-cell office:value-type="float" office:value="-1.065973759" table:style-name="ce1">
            <text:p>-1,065973759</text:p>
          </table:table-cell>
          <table:table-cell office:value-type="float" office:value="2.4202135249999999" table:style-name="ce1">
            <text:p>2,420213525</text:p>
          </table:table-cell>
          <table:table-cell office:value-type="float" office:value="1.54713977" table:style-name="ce1">
            <text:p>1,54713977</text:p>
          </table:table-cell>
          <table:table-cell office:value-type="float" office:value="0.96704791099999998" table:style-name="ce1">
            <text:p>0,967047911</text:p>
          </table:table-cell>
          <table:table-cell office:value-type="float" office:value="2.8811747479999998" table:style-name="ce1">
            <text:p>2,881174748</text:p>
          </table:table-cell>
          <table:table-cell office:value-type="float" office:value="3.4477608929999999" table:style-name="ce1">
            <text:p>3,447760893</text:p>
          </table:table-cell>
          <table:table-cell office:value-type="float" office:value="3.3054558369999998" table:style-name="ce1">
            <text:p>3,305455837</text:p>
          </table:table-cell>
          <table:table-cell office:value-type="float" office:value="2.400441931" table:style-name="ce1">
            <text:p>2,400441931</text:p>
          </table:table-cell>
          <table:table-cell office:value-type="float" office:value="4.217116248" table:style-name="ce1">
            <text:p>4,217116248</text:p>
          </table:table-cell>
          <table:table-cell office:value-type="float" office:value="1.993673534" table:style-name="ce1">
            <text:p>1,993673534</text:p>
          </table:table-cell>
          <table:table-cell office:value-type="float" office:value="0.89675841899999997" table:style-name="ce1">
            <text:p>0,896758419</text:p>
          </table:table-cell>
          <table:table-cell office:value-type="float" office:value="2.018965246" table:style-name="ce1">
            <text:p>2,018965246</text:p>
          </table:table-cell>
          <table:table-cell office:value-type="float" office:value="0.73534023299999995" table:style-name="ce1">
            <text:p>0,735340233</text:p>
          </table:table-cell>
          <table:table-cell office:value-type="float" office:value="2.1739023039999998" table:style-name="ce1">
            <text:p>2,173902304</text:p>
          </table:table-cell>
          <table:table-cell office:value-type="float" office:value="3.0907101400000001" table:style-name="ce1">
            <text:p>3,09071014</text:p>
          </table:table-cell>
          <table:table-cell office:value-type="float" office:value="1.1869384949999999" table:style-name="ce1">
            <text:p>1,186938495</text:p>
          </table:table-cell>
          <table:table-cell office:value-type="float" office:value="2.562322907" table:style-name="ce1">
            <text:p>2,562322907</text:p>
          </table:table-cell>
          <table:table-cell office:value-type="float" office:value="8.7722561139999993" table:style-name="ce1">
            <text:p>8,772256114</text:p>
          </table:table-cell>
          <table:table-cell office:value-type="float" office:value="2.4032980290000001" table:style-name="ce1">
            <text:p>2,403298029</text:p>
          </table:table-cell>
          <table:table-cell office:value-type="float" office:value="2.9328005290000001" table:style-name="ce1">
            <text:p>2,932800529</text:p>
          </table:table-cell>
          <table:table-cell office:value-type="float" office:value="1.4819683079999999" table:style-name="ce1">
            <text:p>1,481968308</text:p>
          </table:table-cell>
          <table:table-cell office:value-type="float" office:value="2.557925939" table:style-name="ce1">
            <text:p>2,557925939</text:p>
          </table:table-cell>
          <table:table-cell office:value-type="float" office:value="2.405753142" table:style-name="ce1">
            <text:p>2,405753142</text:p>
          </table:table-cell>
          <table:table-cell office:value-type="float" office:value="1.010990922" table:style-name="ce1">
            <text:p>1,010990922</text:p>
          </table:table-cell>
          <table:table-cell office:value-type="float" office:value="2.1709691960000002" table:style-name="ce1">
            <text:p>2,170969196</text:p>
          </table:table-cell>
          <table:table-cell office:value-type="float" office:value="1.8394575950000001" table:style-name="ce1">
            <text:p>1,839457595</text:p>
          </table:table-cell>
          <table:table-cell office:value-type="float" office:value="2.8752936610000002" table:style-name="ce1">
            <text:p>2,875293661</text:p>
          </table:table-cell>
          <table:table-cell office:value-type="float" office:value="2.7098433320000002" table:style-name="ce1">
            <text:p>2,709843332</text:p>
          </table:table-cell>
          <table:table-cell office:value-type="float" office:value="2.8563931029999998" table:style-name="ce1">
            <text:p>2,856393103</text:p>
          </table:table-cell>
          <table:table-cell office:value-type="float" office:value="0.68604679800000001" table:style-name="ce1">
            <text:p>0,686046798</text:p>
          </table:table-cell>
          <table:table-cell office:value-type="float" office:value="0.34407965600000001" table:style-name="ce1">
            <text:p>0,344079656</text:p>
          </table:table-cell>
          <table:table-cell office:value-type="float" office:value="2.309424973" table:style-name="ce1">
            <text:p>2,309424973</text:p>
          </table:table-cell>
          <table:table-cell office:value-type="float" office:value="1.7162306490000001" table:style-name="ce1">
            <text:p>1,716230649</text:p>
          </table:table-cell>
          <table:table-cell office:value-type="float" office:value="0.38475150899999999" table:style-name="ce1">
            <text:p>0,384751509</text:p>
          </table:table-cell>
          <table:table-cell office:value-type="float" office:value="0.91556121800000001" table:style-name="ce1">
            <text:p>0,915561218</text:p>
          </table:table-cell>
          <table:table-cell office:value-type="float" office:value="5.5769447510000001" table:style-name="ce1">
            <text:p>5,576944751</text:p>
          </table:table-cell>
          <table:table-cell office:value-type="float" office:value="2.34303778" table:style-name="ce1">
            <text:p>2,34303778</text:p>
          </table:table-cell>
          <table:table-cell office:value-type="float" office:value="3.3091112979999999" table:style-name="ce1">
            <text:p>3,309111298</text:p>
          </table:table-cell>
          <table:table-cell office:value-type="float" office:value="2.3716680619999999" table:style-name="ce1">
            <text:p>2,371668062</text:p>
          </table:table-cell>
          <table:table-cell office:value-type="float" office:value="2.464217015" table:style-name="ce1">
            <text:p>2,464217015</text:p>
          </table:table-cell>
          <table:table-cell office:value-type="float" office:value="2.7390800030000002" table:style-name="ce1">
            <text:p>2,739080003</text:p>
          </table:table-cell>
          <table:table-cell office:value-type="float" office:value="0.81773290700000001" table:style-name="ce1">
            <text:p>0,817732907</text:p>
          </table:table-cell>
          <table:table-cell office:value-type="float" office:value="2.6771833460000001" table:style-name="ce1">
            <text:p>2,677183346</text:p>
          </table:table-cell>
          <table:table-cell office:value-type="float" office:value="0.90786848799999997" table:style-name="ce1">
            <text:p>0,907868488</text:p>
          </table:table-cell>
          <table:table-cell office:value-type="float" office:value="2.7704579979999999" table:style-name="ce1">
            <text:p>2,770457998</text:p>
          </table:table-cell>
          <table:table-cell office:value-type="float" office:value="1.13366199" table:style-name="ce1">
            <text:p>1,13366199</text:p>
          </table:table-cell>
          <table:table-cell office:value-type="float" office:value="1.471987927" table:style-name="ce1">
            <text:p>1,471987927</text:p>
          </table:table-cell>
          <table:table-cell office:value-type="float" office:value="0.86708070299999995" table:style-name="ce1">
            <text:p>0,867080703</text:p>
          </table:table-cell>
          <table:table-cell office:value-type="float" office:value="2.8288035950000001" table:style-name="ce1">
            <text:p>2,828803595</text:p>
          </table:table-cell>
          <table:table-cell table:style-name="ce1"/>
          <table:table-cell office:value-type="float" office:value="2.3162549019999998" table:style-name="ce1">
            <text:p>2,316254902</text:p>
          </table:table-cell>
          <table:table-cell office:value-type="float" office:value="0.66966097000000002" table:style-name="ce1">
            <text:p>0,66966097</text:p>
          </table:table-cell>
          <table:table-cell office:value-type="float" office:value="2.9894211409999998" table:style-name="ce1">
            <text:p>2,989421141</text:p>
          </table:table-cell>
          <table:table-cell office:value-type="float" office:value="10.33785142" table:style-name="ce1">
            <text:p>10,33785142</text:p>
          </table:table-cell>
          <table:table-cell office:value-type="float" office:value="0.65434186999999999" table:style-name="ce1">
            <text:p>0,65434187</text:p>
          </table:table-cell>
          <table:table-cell office:value-type="float" office:value="0.66750322200000001" table:style-name="ce1">
            <text:p>0,667503222</text:p>
          </table:table-cell>
          <table:table-cell office:value-type="float" office:value="3.3571275850000002" table:style-name="ce1">
            <text:p>3,357127585</text:p>
          </table:table-cell>
          <table:table-cell office:value-type="float" office:value="2.3990195949999999" table:style-name="ce1">
            <text:p>2,399019595</text:p>
          </table:table-cell>
          <table:table-cell office:value-type="float" office:value="6.2039709869999999" table:style-name="ce1">
            <text:p>6,203970987</text:p>
          </table:table-cell>
          <table:table-cell office:value-type="float" office:value="3.5201535210000001" table:style-name="ce1">
            <text:p>3,520153521</text:p>
          </table:table-cell>
          <table:table-cell office:value-type="float" office:value="2.7780739360000002" table:style-name="ce1">
            <text:p>2,778073936</text:p>
          </table:table-cell>
          <table:table-cell office:value-type="float" office:value="4.8076890089999997" table:style-name="ce1">
            <text:p>4,807689009</text:p>
          </table:table-cell>
          <table:table-cell office:value-type="float" office:value="3.36211634" table:style-name="ce1">
            <text:p>3,36211634</text:p>
          </table:table-cell>
          <table:table-cell office:value-type="float" office:value="2.206872068" table:style-name="ce1">
            <text:p>2,206872068</text:p>
          </table:table-cell>
          <table:table-cell office:value-type="float" office:value="1.6253129319999999" table:style-name="ce1">
            <text:p>1,625312932</text:p>
          </table:table-cell>
          <table:table-cell office:value-type="float" office:value="1.4159037210000001" table:style-name="ce1">
            <text:p>1,415903721</text:p>
          </table:table-cell>
          <table:table-cell office:value-type="float" office:value="3.5959871919999999" table:style-name="ce1">
            <text:p>3,595987192</text:p>
          </table:table-cell>
          <table:table-cell table:style-name="ce1"/>
          <table:table-cell office:value-type="float" office:value="2.8989318509999999" table:style-name="ce1">
            <text:p>2,898931851</text:p>
          </table:table-cell>
          <table:table-cell office:value-type="float" office:value="3.1455984560000001" table:style-name="ce1">
            <text:p>3,145598456</text:p>
          </table:table-cell>
          <table:table-cell office:value-type="float" office:value="2.8951108290000001" table:style-name="ce1">
            <text:p>2,895110829</text:p>
          </table:table-cell>
          <table:table-cell office:value-type="float" office:value="2.0380353859999998" table:style-name="ce1">
            <text:p>2,038035386</text:p>
          </table:table-cell>
          <table:table-cell office:value-type="float" office:value="2.0417728980000001" table:style-name="ce1">
            <text:p>2,041772898</text:p>
          </table:table-cell>
          <table:table-cell office:value-type="float" office:value="0.17035471499999999" table:style-name="ce1">
            <text:p>0,170354715</text:p>
          </table:table-cell>
          <table:table-cell office:value-type="float" office:value="0.72609943700000001" table:style-name="ce1">
            <text:p>0,726099437</text:p>
          </table:table-cell>
          <table:table-cell office:value-type="float" office:value="0.27396082999999999" table:style-name="ce1">
            <text:p>0,27396083</text:p>
          </table:table-cell>
          <table:table-cell office:value-type="float" office:value="0.119920399" table:style-name="ce1">
            <text:p>0,119920399</text:p>
          </table:table-cell>
          <table:table-cell office:value-type="float" office:value="3.43142646" table:style-name="ce1">
            <text:p>3,43142646</text:p>
          </table:table-cell>
          <table:table-cell table:style-name="ce1"/>
          <table:table-cell office:value-type="float" office:value="1.216078335" table:style-name="ce1">
            <text:p>1,216078335</text:p>
          </table:table-cell>
          <table:table-cell office:value-type="float" office:value="3.5428654989999999" table:style-name="ce1">
            <text:p>3,542865499</text:p>
          </table:table-cell>
          <table:table-cell office:value-type="float" office:value="4.3050746330000003" table:style-name="ce1">
            <text:p>4,305074633</text:p>
          </table:table-cell>
          <table:table-cell office:value-type="float" office:value="2.1566737410000001" table:style-name="ce1">
            <text:p>2,156673741</text:p>
          </table:table-cell>
          <table:table-cell office:value-type="float" office:value="1.5663449" table:style-name="ce1">
            <text:p>1,5663449</text:p>
          </table:table-cell>
          <table:table-cell office:value-type="float" office:value="1.0324680429999999" table:style-name="ce1">
            <text:p>1,032468043</text:p>
          </table:table-cell>
          <table:table-cell office:value-type="float" office:value="3.3064854330000002" table:style-name="ce1">
            <text:p>3,306485433</text:p>
          </table:table-cell>
          <table:table-cell office:value-type="float" office:value="1.9891869689999999" table:style-name="ce1">
            <text:p>1,989186969</text:p>
          </table:table-cell>
          <table:table-cell office:value-type="float" office:value="2.9114121320000002" table:style-name="ce1">
            <text:p>2,911412132</text:p>
          </table:table-cell>
          <table:table-cell office:value-type="float" office:value="2.437065928" table:style-name="ce1">
            <text:p>2,437065928</text:p>
          </table:table-cell>
          <table:table-cell office:value-type="float" office:value="2.285053075" table:style-name="ce1">
            <text:p>2,285053075</text:p>
          </table:table-cell>
          <table:table-cell office:value-type="float" office:value="0.65412649599999995" table:style-name="ce1">
            <text:p>0,654126496</text:p>
          </table:table-cell>
          <table:table-cell office:value-type="float" office:value="3.0907101400000001" table:style-name="ce1">
            <text:p>3,09071014</text:p>
          </table:table-cell>
          <table:table-cell office:value-type="float" office:value="0.47000837699999998" table:style-name="ce1">
            <text:p>0,470008377</text:p>
          </table:table-cell>
          <table:table-cell office:value-type="float" office:value="2.3990195949999999" table:style-name="ce1">
            <text:p>2,399019595</text:p>
          </table:table-cell>
          <table:table-cell office:value-type="float" office:value="2.8951108290000001" table:style-name="ce1">
            <text:p>2,895110829</text:p>
          </table:table-cell>
          <table:table-cell office:value-type="float" office:value="1.5767269660000001" table:style-name="ce1">
            <text:p>1,576726966</text:p>
          </table:table-cell>
          <table:table-cell office:value-type="float" office:value="2.7419636340000002" table:style-name="ce1">
            <text:p>2,741963634</text:p>
          </table:table-cell>
          <table:table-cell office:value-type="float" office:value="2.2761618850000001" table:style-name="ce1">
            <text:p>2,276161885</text:p>
          </table:table-cell>
          <table:table-cell office:value-type="float" office:value="2.4574438920000001" table:style-name="ce1">
            <text:p>2,457443892</text:p>
          </table:table-cell>
          <table:table-cell office:value-type="float" office:value="3.0933821190000002" table:style-name="ce1">
            <text:p>3,093382119</text:p>
          </table:table-cell>
          <table:table-cell office:value-type="float" office:value="3.0298094510000002" table:style-name="ce1">
            <text:p>3,029809451</text:p>
          </table:table-cell>
          <table:table-cell office:value-type="float" office:value="0.50930135099999996" table:style-name="ce1">
            <text:p>0,509301351</text:p>
          </table:table-cell>
          <table:table-cell office:value-type="float" office:value="1.638753428" table:style-name="ce1">
            <text:p>1,638753428</text:p>
          </table:table-cell>
          <table:table-cell office:value-type="float" office:value="0.65723290999999995" table:style-name="ce1">
            <text:p>0,65723291</text:p>
          </table:table-cell>
          <table:table-cell office:value-type="float" office:value="0.981415437" table:style-name="ce1">
            <text:p>0,981415437</text:p>
          </table:table-cell>
          <table:table-cell office:value-type="float" office:value="2.6254335640000002" table:style-name="ce1">
            <text:p>2,625433564</text:p>
          </table:table-cell>
          <table:table-cell office:value-type="float" office:value="0.86236877499999998" table:style-name="ce1">
            <text:p>0,862368775</text:p>
          </table:table-cell>
          <table:table-cell office:value-type="float" office:value="2.698463244" table:style-name="ce1">
            <text:p>2,698463244</text:p>
          </table:table-cell>
          <table:table-cell office:value-type="float" office:value="2.9868337710000001" table:style-name="ce1">
            <text:p>2,986833771</text:p>
          </table:table-cell>
          <table:table-cell office:value-type="float" office:value="0.217555941" table:style-name="ce1">
            <text:p>0,217555941</text:p>
          </table:table-cell>
          <table:table-cell office:value-type="float" office:value="2.2603958" table:style-name="ce1">
            <text:p>2,2603958</text:p>
          </table:table-cell>
          <table:table-cell office:value-type="float" office:value="2.5148887950000001" table:style-name="ce1">
            <text:p>2,514888795</text:p>
          </table:table-cell>
          <table:table-cell office:value-type="float" office:value="1.7643329050000001" table:style-name="ce1">
            <text:p>1,764332905</text:p>
          </table:table-cell>
          <table:table-cell office:value-type="float" office:value="0.56550937400000001" table:style-name="ce1">
            <text:p>0,565509374</text:p>
          </table:table-cell>
          <table:table-cell office:value-type="float" office:value="2.0176408480000001" table:style-name="ce1">
            <text:p>2,017640848</text:p>
          </table:table-cell>
          <table:table-cell office:value-type="float" office:value="3.5865776010000001" table:style-name="ce1">
            <text:p>3,586577601</text:p>
          </table:table-cell>
          <table:table-cell office:value-type="float" office:value="2.682267269" table:style-name="ce1">
            <text:p>2,682267269</text:p>
          </table:table-cell>
          <table:table-cell office:value-type="float" office:value="3.4191242690000001" table:style-name="ce1">
            <text:p>3,419124269</text:p>
          </table:table-cell>
          <table:table-cell office:value-type="float" office:value="3.5400566709999999" table:style-name="ce1">
            <text:p>3,540056671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2" table:style-name="ce1">
            <text:p>1982</text:p>
          </table:table-cell>
          <table:table-cell office:value-type="float" office:value="1.276347795" table:style-name="ce1">
            <text:p>1,276347795</text:p>
          </table:table-cell>
          <table:table-cell office:value-type="float" office:value="-2.2196564109999999" table:style-name="ce1">
            <text:p>-2,219656411</text:p>
          </table:table-cell>
          <table:table-cell office:value-type="float" office:value="3.5528885059999999" table:style-name="ce1">
            <text:p>3,552888506</text:p>
          </table:table-cell>
          <table:table-cell office:value-type="float" office:value="2.1132717830000001" table:style-name="ce1">
            <text:p>2,113271783</text:p>
          </table:table-cell>
          <table:table-cell office:value-type="float" office:value="4.2139526189999996" table:style-name="ce1">
            <text:p>4,213952619</text:p>
          </table:table-cell>
          <table:table-cell office:value-type="float" office:value="3.1601825520000002" table:style-name="ce1">
            <text:p>3,160182552</text:p>
          </table:table-cell>
          <table:table-cell office:value-type="float" office:value="6.0330946499999998" table:style-name="ce1">
            <text:p>6,03309465</text:p>
          </table:table-cell>
          <table:table-cell office:value-type="float" office:value="1.5964230210000001" table:style-name="ce1">
            <text:p>1,596423021</text:p>
          </table:table-cell>
          <table:table-cell office:value-type="float" office:value="1.4378849339999999" table:style-name="ce1">
            <text:p>1,437884934</text:p>
          </table:table-cell>
          <table:table-cell office:value-type="float" office:value="3.690584705" table:style-name="ce1">
            <text:p>3,690584705</text:p>
          </table:table-cell>
          <table:table-cell office:value-type="float" office:value="-3.3986357000000002E-2" table:style-name="ce1">
            <text:p>-0,033986357</text:p>
          </table:table-cell>
          <table:table-cell office:value-type="float" office:value="1.667535733" table:style-name="ce1">
            <text:p>1,667535733</text:p>
          </table:table-cell>
          <table:table-cell office:value-type="float" office:value="7.1717017999999993E-2" table:style-name="ce1">
            <text:p>0,071717018</text:p>
          </table:table-cell>
          <table:table-cell office:value-type="float" office:value="1.5912719" table:style-name="ce1">
            <text:p>1,5912719</text:p>
          </table:table-cell>
          <table:table-cell office:value-type="float" office:value="2.6187202040000002" table:style-name="ce1">
            <text:p>2,618720204</text:p>
          </table:table-cell>
          <table:table-cell office:value-type="float" office:value="-2.7176882999999999E-2" table:style-name="ce1">
            <text:p>-0,027176883</text:p>
          </table:table-cell>
          <table:table-cell office:value-type="float" office:value="2.7773647339999998" table:style-name="ce1">
            <text:p>2,777364734</text:p>
          </table:table-cell>
          <table:table-cell office:value-type="float" office:value="2.4478337510000001" table:style-name="ce1">
            <text:p>2,447833751</text:p>
          </table:table-cell>
          <table:table-cell office:value-type="float" office:value="2.612842273" table:style-name="ce1">
            <text:p>2,612842273</text:p>
          </table:table-cell>
          <table:table-cell office:value-type="float" office:value="0.29581278300000002" table:style-name="ce1">
            <text:p>0,295812783</text:p>
          </table:table-cell>
          <table:table-cell office:value-type="float" office:value="3.113122583" table:style-name="ce1">
            <text:p>3,113122583</text:p>
          </table:table-cell>
          <table:table-cell office:value-type="float" office:value="2.2310401620000002" table:style-name="ce1">
            <text:p>2,231040162</text:p>
          </table:table-cell>
          <table:table-cell office:value-type="float" office:value="1.0065054609999999" table:style-name="ce1">
            <text:p>1,006505461</text:p>
          </table:table-cell>
          <table:table-cell office:value-type="float" office:value="0.67741201299999998" table:style-name="ce1">
            <text:p>0,677412013</text:p>
          </table:table-cell>
          <table:table-cell office:value-type="float" office:value="2.6310091619999998" table:style-name="ce1">
            <text:p>2,631009162</text:p>
          </table:table-cell>
          <table:table-cell office:value-type="float" office:value="0.72479563999999996" table:style-name="ce1">
            <text:p>0,72479564</text:p>
          </table:table-cell>
          <table:table-cell office:value-type="float" office:value="2.0371568569999998" table:style-name="ce1">
            <text:p>2,037156857</text:p>
          </table:table-cell>
          <table:table-cell office:value-type="float" office:value="2.3418536630000002" table:style-name="ce1">
            <text:p>2,341853663</text:p>
          </table:table-cell>
          <table:table-cell office:value-type="float" office:value="0.30903883599999998" table:style-name="ce1">
            <text:p>0,309038836</text:p>
          </table:table-cell>
          <table:table-cell office:value-type="float" office:value="2.9769291959999999" table:style-name="ce1">
            <text:p>2,976929196</text:p>
          </table:table-cell>
          <table:table-cell office:value-type="float" office:value="2.5556113429999998" table:style-name="ce1">
            <text:p>2,555611343</text:p>
          </table:table-cell>
          <table:table-cell office:value-type="float" office:value="3.4300401049999998" table:style-name="ce1">
            <text:p>3,430040105</text:p>
          </table:table-cell>
          <table:table-cell office:value-type="float" office:value="3.08261224" table:style-name="ce1">
            <text:p>3,08261224</text:p>
          </table:table-cell>
          <table:table-cell office:value-type="float" office:value="1.189624341" table:style-name="ce1">
            <text:p>1,189624341</text:p>
          </table:table-cell>
          <table:table-cell office:value-type="float" office:value="0.56099263600000004" table:style-name="ce1">
            <text:p>0,560992636</text:p>
          </table:table-cell>
          <table:table-cell office:value-type="float" office:value="0.58429167500000001" table:style-name="ce1">
            <text:p>0,584291675</text:p>
          </table:table-cell>
          <table:table-cell office:value-type="float" office:value="0.77000391999999995" table:style-name="ce1">
            <text:p>0,77000392</text:p>
          </table:table-cell>
          <table:table-cell office:value-type="float" office:value="1.3881515929999999" table:style-name="ce1">
            <text:p>1,388151593</text:p>
          </table:table-cell>
          <table:table-cell office:value-type="float" office:value="1.4726747600000001" table:style-name="ce1">
            <text:p>1,47267476</text:p>
          </table:table-cell>
          <table:table-cell office:value-type="float" office:value="4.3284911160000004" table:style-name="ce1">
            <text:p>4,328491116</text:p>
          </table:table-cell>
          <table:table-cell office:value-type="float" office:value="3.082776274" table:style-name="ce1">
            <text:p>3,082776274</text:p>
          </table:table-cell>
          <table:table-cell office:value-type="float" office:value="2.472728289" table:style-name="ce1">
            <text:p>2,472728289</text:p>
          </table:table-cell>
          <table:table-cell office:value-type="float" office:value="2.9200243279999998" table:style-name="ce1">
            <text:p>2,920024328</text:p>
          </table:table-cell>
          <table:table-cell office:value-type="float" office:value="2.1771833649999999" table:style-name="ce1">
            <text:p>2,177183365</text:p>
          </table:table-cell>
          <table:table-cell office:value-type="float" office:value="2.8983398760000001" table:style-name="ce1">
            <text:p>2,898339876</text:p>
          </table:table-cell>
          <table:table-cell office:value-type="float" office:value="1.9134923909999999" table:style-name="ce1">
            <text:p>1,913492391</text:p>
          </table:table-cell>
          <table:table-cell office:value-type="float" office:value="2.7222725200000002" table:style-name="ce1">
            <text:p>2,72227252</text:p>
          </table:table-cell>
          <table:table-cell office:value-type="float" office:value="1.250442461" table:style-name="ce1">
            <text:p>1,250442461</text:p>
          </table:table-cell>
          <table:table-cell office:value-type="float" office:value="0.417638289" table:style-name="ce1">
            <text:p>0,417638289</text:p>
          </table:table-cell>
          <table:table-cell office:value-type="float" office:value="0.98551328199999999" table:style-name="ce1">
            <text:p>0,985513282</text:p>
          </table:table-cell>
          <table:table-cell office:value-type="float" office:value="3.3765124809999998" table:style-name="ce1">
            <text:p>3,376512481</text:p>
          </table:table-cell>
          <table:table-cell office:value-type="float" office:value="0.3662899" table:style-name="ce1">
            <text:p>0,3662899</text:p>
          </table:table-cell>
          <table:table-cell office:value-type="float" office:value="0.13810055099999999" table:style-name="ce1">
            <text:p>0,138100551</text:p>
          </table:table-cell>
          <table:table-cell office:value-type="float" office:value="-9.5113436999999995E-2" table:style-name="ce1">
            <text:p>-0,095113437</text:p>
          </table:table-cell>
          <table:table-cell office:value-type="float" office:value="2.7188970920000002" table:style-name="ce1">
            <text:p>2,718897092</text:p>
          </table:table-cell>
          <table:table-cell office:value-type="float" office:value="-0.40715368400000002" table:style-name="ce1">
            <text:p>-0,407153684</text:p>
          </table:table-cell>
          <table:table-cell office:value-type="float" office:value="-7.3481000000000005E-2" table:style-name="ce1">
            <text:p>-0,073481</text:p>
          </table:table-cell>
          <table:table-cell office:value-type="float" office:value="2.197098145" table:style-name="ce1">
            <text:p>2,197098145</text:p>
          </table:table-cell>
          <table:table-cell office:value-type="float" office:value="3.1216271120000001" table:style-name="ce1">
            <text:p>3,121627112</text:p>
          </table:table-cell>
          <table:table-cell office:value-type="float" office:value="1.712088893" table:style-name="ce1">
            <text:p>1,712088893</text:p>
          </table:table-cell>
          <table:table-cell office:value-type="float" office:value="2.5664962500000001" table:style-name="ce1">
            <text:p>2,56649625</text:p>
          </table:table-cell>
          <table:table-cell office:value-type="float" office:value="1.635647112" table:style-name="ce1">
            <text:p>1,635647112</text:p>
          </table:table-cell>
          <table:table-cell office:value-type="float" office:value="1.0378706069999999" table:style-name="ce1">
            <text:p>1,037870607</text:p>
          </table:table-cell>
          <table:table-cell office:value-type="float" office:value="0.59894199599999998" table:style-name="ce1">
            <text:p>0,598941996</text:p>
          </table:table-cell>
          <table:table-cell office:value-type="float" office:value="2.5501999249999998" table:style-name="ce1">
            <text:p>2,550199925</text:p>
          </table:table-cell>
          <table:table-cell office:value-type="float" office:value="2.5333587099999999" table:style-name="ce1">
            <text:p>2,53335871</text:p>
          </table:table-cell>
          <table:table-cell office:value-type="float" office:value="0.27398180599999999" table:style-name="ce1">
            <text:p>0,273981806</text:p>
          </table:table-cell>
          <table:table-cell office:value-type="float" office:value="2.8865002230000001" table:style-name="ce1">
            <text:p>2,886500223</text:p>
          </table:table-cell>
          <table:table-cell office:value-type="float" office:value="0.60039013699999999" table:style-name="ce1">
            <text:p>0,600390137</text:p>
          </table:table-cell>
          <table:table-cell office:value-type="float" office:value="0.71987665499999998" table:style-name="ce1">
            <text:p>0,719876655</text:p>
          </table:table-cell>
          <table:table-cell office:value-type="float" office:value="2.770040367" table:style-name="ce1">
            <text:p>2,770040367</text:p>
          </table:table-cell>
          <table:table-cell office:value-type="float" office:value="0.328079273" table:style-name="ce1">
            <text:p>0,328079273</text:p>
          </table:table-cell>
          <table:table-cell office:value-type="float" office:value="2.4772536490000001" table:style-name="ce1">
            <text:p>2,477253649</text:p>
          </table:table-cell>
          <table:table-cell office:value-type="float" office:value="0.56028584400000003" table:style-name="ce1">
            <text:p>0,560285844</text:p>
          </table:table-cell>
          <table:table-cell office:value-type="float" office:value="2.6165347639999998" table:style-name="ce1">
            <text:p>2,616534764</text:p>
          </table:table-cell>
          <table:table-cell office:value-type="float" office:value="0.51936959199999999" table:style-name="ce1">
            <text:p>0,519369592</text:p>
          </table:table-cell>
          <table:table-cell office:value-type="float" office:value="0.87211509899999995" table:style-name="ce1">
            <text:p>0,872115099</text:p>
          </table:table-cell>
          <table:table-cell office:value-type="float" office:value="3.375039272" table:style-name="ce1">
            <text:p>3,375039272</text:p>
          </table:table-cell>
          <table:table-cell office:value-type="float" office:value="2.5500080519999999" table:style-name="ce1">
            <text:p>2,550008052</text:p>
          </table:table-cell>
          <table:table-cell office:value-type="float" office:value="-3.5842793999999997E-2" table:style-name="ce1">
            <text:p>-0,035842794</text:p>
          </table:table-cell>
          <table:table-cell office:value-type="float" office:value="0.84666649299999996" table:style-name="ce1">
            <text:p>0,846666493</text:p>
          </table:table-cell>
          <table:table-cell office:value-type="float" office:value="2.8538953309999999" table:style-name="ce1">
            <text:p>2,853895331</text:p>
          </table:table-cell>
          <table:table-cell office:value-type="float" office:value="-0.70813982099999995" table:style-name="ce1">
            <text:p>-0,708139821</text:p>
          </table:table-cell>
          <table:table-cell office:value-type="float" office:value="2.1398942920000001" table:style-name="ce1">
            <text:p>2,139894292</text:p>
          </table:table-cell>
          <table:table-cell office:value-type="float" office:value="3.0749031790000001" table:style-name="ce1">
            <text:p>3,074903179</text:p>
          </table:table-cell>
          <table:table-cell office:value-type="float" office:value="2.0695023809999999" table:style-name="ce1">
            <text:p>2,069502381</text:p>
          </table:table-cell>
          <table:table-cell office:value-type="float" office:value="7.3825323919999999" table:style-name="ce1">
            <text:p>7,382532392</text:p>
          </table:table-cell>
          <table:table-cell office:value-type="float" office:value="0.61646204000000004" table:style-name="ce1">
            <text:p>0,61646204</text:p>
          </table:table-cell>
          <table:table-cell office:value-type="float" office:value="2.7378988660000001" table:style-name="ce1">
            <text:p>2,737898866</text:p>
          </table:table-cell>
          <table:table-cell office:value-type="float" office:value="0.97561749499999995" table:style-name="ce1">
            <text:p>0,975617495</text:p>
          </table:table-cell>
          <table:table-cell office:value-type="float" office:value="2.6717660630000002" table:style-name="ce1">
            <text:p>2,671766063</text:p>
          </table:table-cell>
          <table:table-cell office:value-type="float" office:value="2.2480994679999999" table:style-name="ce1">
            <text:p>2,248099468</text:p>
          </table:table-cell>
          <table:table-cell office:value-type="float" office:value="-6.2188976999999999E-2" table:style-name="ce1">
            <text:p>-0,062188977</text:p>
          </table:table-cell>
          <table:table-cell office:value-type="float" office:value="0.76549257000000004" table:style-name="ce1">
            <text:p>0,76549257</text:p>
          </table:table-cell>
          <table:table-cell office:value-type="float" office:value="1.55249627" table:style-name="ce1">
            <text:p>1,55249627</text:p>
          </table:table-cell>
          <table:table-cell office:value-type="float" office:value="3.0565136119999998" table:style-name="ce1">
            <text:p>3,056513612</text:p>
          </table:table-cell>
          <table:table-cell office:value-type="float" office:value="2.5875278009999998" table:style-name="ce1">
            <text:p>2,587527801</text:p>
          </table:table-cell>
          <table:table-cell office:value-type="float" office:value="0.49157857300000002" table:style-name="ce1">
            <text:p>0,491578573</text:p>
          </table:table-cell>
          <table:table-cell office:value-type="float" office:value="2.3428967510000001" table:style-name="ce1">
            <text:p>2,342896751</text:p>
          </table:table-cell>
          <table:table-cell office:value-type="float" office:value="-5.8952115999999999E-2" table:style-name="ce1">
            <text:p>-0,058952116</text:p>
          </table:table-cell>
          <table:table-cell office:value-type="float" office:value="1.9083869339999999" table:style-name="ce1">
            <text:p>1,908386934</text:p>
          </table:table-cell>
          <table:table-cell office:value-type="float" office:value="2.061968823" table:style-name="ce1">
            <text:p>2,061968823</text:p>
          </table:table-cell>
          <table:table-cell office:value-type="float" office:value="2.7570765540000002" table:style-name="ce1">
            <text:p>2,757076554</text:p>
          </table:table-cell>
          <table:table-cell office:value-type="float" office:value="3.0860654350000001" table:style-name="ce1">
            <text:p>3,086065435</text:p>
          </table:table-cell>
          <table:table-cell office:value-type="float" office:value="2.3117744130000002" table:style-name="ce1">
            <text:p>2,311774413</text:p>
          </table:table-cell>
          <table:table-cell office:value-type="float" office:value="2.5967112069999998" table:style-name="ce1">
            <text:p>2,596711207</text:p>
          </table:table-cell>
          <table:table-cell office:value-type="float" office:value="-6.2721490000000003E-3" table:style-name="ce1">
            <text:p>-0,006272149</text:p>
          </table:table-cell>
          <table:table-cell office:value-type="float" office:value="2.3286802170000001" table:style-name="ce1">
            <text:p>2,328680217</text:p>
          </table:table-cell>
          <table:table-cell table:style-name="ce1"/>
          <table:table-cell office:value-type="float" office:value="0.94541547000000004" table:style-name="ce1">
            <text:p>0,94541547</text:p>
          </table:table-cell>
          <table:table-cell office:value-type="float" office:value="4.0686675599999997" table:style-name="ce1">
            <text:p>4,06866756</text:p>
          </table:table-cell>
          <table:table-cell office:value-type="float" office:value="2.7276801499999999" table:style-name="ce1">
            <text:p>2,72768015</text:p>
          </table:table-cell>
          <table:table-cell office:value-type="float" office:value="1.3366104089999999" table:style-name="ce1">
            <text:p>1,336610409</text:p>
          </table:table-cell>
          <table:table-cell office:value-type="float" office:value="1.8781070369999999" table:style-name="ce1">
            <text:p>1,878107037</text:p>
          </table:table-cell>
          <table:table-cell office:value-type="float" office:value="7.4081859999999999E-2" table:style-name="ce1">
            <text:p>0,07408186</text:p>
          </table:table-cell>
          <table:table-cell office:value-type="float" office:value="1.6762380459999999" table:style-name="ce1">
            <text:p>1,676238046</text:p>
          </table:table-cell>
          <table:table-cell office:value-type="float" office:value="3.9248924610000002" table:style-name="ce1">
            <text:p>3,924892461</text:p>
          </table:table-cell>
          <table:table-cell office:value-type="float" office:value="0.678537273" table:style-name="ce1">
            <text:p>0,678537273</text:p>
          </table:table-cell>
          <table:table-cell office:value-type="float" office:value="1.124610704" table:style-name="ce1">
            <text:p>1,124610704</text:p>
          </table:table-cell>
          <table:table-cell office:value-type="float" office:value="3.8651138459999999" table:style-name="ce1">
            <text:p>3,865113846</text:p>
          </table:table-cell>
          <table:table-cell office:value-type="float" office:value="1.974517144" table:style-name="ce1">
            <text:p>1,974517144</text:p>
          </table:table-cell>
          <table:table-cell office:value-type="float" office:value="2.4867174030000001" table:style-name="ce1">
            <text:p>2,486717403</text:p>
          </table:table-cell>
          <table:table-cell office:value-type="float" office:value="1.294329217" table:style-name="ce1">
            <text:p>1,294329217</text:p>
          </table:table-cell>
          <table:table-cell office:value-type="float" office:value="-0.53678246900000004" table:style-name="ce1">
            <text:p>-0,536782469</text:p>
          </table:table-cell>
          <table:table-cell office:value-type="float" office:value="1.545468533" table:style-name="ce1">
            <text:p>1,545468533</text:p>
          </table:table-cell>
          <table:table-cell office:value-type="float" office:value="4.6370408430000003" table:style-name="ce1">
            <text:p>4,637040843</text:p>
          </table:table-cell>
          <table:table-cell office:value-type="float" office:value="2.2589375170000001" table:style-name="ce1">
            <text:p>2,258937517</text:p>
          </table:table-cell>
          <table:table-cell office:value-type="float" office:value="2.3147539660000001" table:style-name="ce1">
            <text:p>2,314753966</text:p>
          </table:table-cell>
          <table:table-cell office:value-type="float" office:value="0.45523141" table:style-name="ce1">
            <text:p>0,45523141</text:p>
          </table:table-cell>
          <table:table-cell office:value-type="float" office:value="3.6161265299999998" table:style-name="ce1">
            <text:p>3,61612653</text:p>
          </table:table-cell>
          <table:table-cell office:value-type="float" office:value="3.8865006750000002" table:style-name="ce1">
            <text:p>3,886500675</text:p>
          </table:table-cell>
          <table:table-cell office:value-type="float" office:value="1.296094144" table:style-name="ce1">
            <text:p>1,296094144</text:p>
          </table:table-cell>
          <table:table-cell office:value-type="float" office:value="2.2040870699999999" table:style-name="ce1">
            <text:p>2,20408707</text:p>
          </table:table-cell>
          <table:table-cell office:value-type="float" office:value="2.5495504539999998" table:style-name="ce1">
            <text:p>2,549550454</text:p>
          </table:table-cell>
          <table:table-cell office:value-type="float" office:value="2.4391807380000001" table:style-name="ce1">
            <text:p>2,439180738</text:p>
          </table:table-cell>
          <table:table-cell office:value-type="float" office:value="1.1293559989999999" table:style-name="ce1">
            <text:p>1,129355999</text:p>
          </table:table-cell>
          <table:table-cell office:value-type="float" office:value="1.484239361" table:style-name="ce1">
            <text:p>1,484239361</text:p>
          </table:table-cell>
          <table:table-cell office:value-type="float" office:value="2.4736138699999999" table:style-name="ce1">
            <text:p>2,47361387</text:p>
          </table:table-cell>
          <table:table-cell office:value-type="float" office:value="2.081622742" table:style-name="ce1">
            <text:p>2,081622742</text:p>
          </table:table-cell>
          <table:table-cell office:value-type="float" office:value="2.6901563039999998" table:style-name="ce1">
            <text:p>2,690156304</text:p>
          </table:table-cell>
          <table:table-cell office:value-type="float" office:value="1.528123135" table:style-name="ce1">
            <text:p>1,528123135</text:p>
          </table:table-cell>
          <table:table-cell office:value-type="float" office:value="0.70338626299999996" table:style-name="ce1">
            <text:p>0,703386263</text:p>
          </table:table-cell>
          <table:table-cell office:value-type="float" office:value="8.2107427999999996E-2" table:style-name="ce1">
            <text:p>0,082107428</text:p>
          </table:table-cell>
          <table:table-cell office:value-type="float" office:value="0.46169758999999999" table:style-name="ce1">
            <text:p>0,46169759</text:p>
          </table:table-cell>
          <table:table-cell office:value-type="float" office:value="3.1486977280000001" table:style-name="ce1">
            <text:p>3,148697728</text:p>
          </table:table-cell>
          <table:table-cell office:value-type="float" office:value="-3.625668433" table:style-name="ce1">
            <text:p>-3,625668433</text:p>
          </table:table-cell>
          <table:table-cell office:value-type="float" office:value="2.4325787399999999" table:style-name="ce1">
            <text:p>2,43257874</text:p>
          </table:table-cell>
          <table:table-cell office:value-type="float" office:value="1.6974617729999999" table:style-name="ce1">
            <text:p>1,697461773</text:p>
          </table:table-cell>
          <table:table-cell office:value-type="float" office:value="1.0155154669999999" table:style-name="ce1">
            <text:p>1,015515467</text:p>
          </table:table-cell>
          <table:table-cell office:value-type="float" office:value="2.8870685009999999" table:style-name="ce1">
            <text:p>2,887068501</text:p>
          </table:table-cell>
          <table:table-cell office:value-type="float" office:value="3.6128901299999998" table:style-name="ce1">
            <text:p>3,61289013</text:p>
          </table:table-cell>
          <table:table-cell office:value-type="float" office:value="3.3689975840000002" table:style-name="ce1">
            <text:p>3,368997584</text:p>
          </table:table-cell>
          <table:table-cell office:value-type="float" office:value="2.3508931290000001" table:style-name="ce1">
            <text:p>2,350893129</text:p>
          </table:table-cell>
          <table:table-cell office:value-type="float" office:value="4.401133454" table:style-name="ce1">
            <text:p>4,401133454</text:p>
          </table:table-cell>
          <table:table-cell office:value-type="float" office:value="2.0555772449999998" table:style-name="ce1">
            <text:p>2,055577245</text:p>
          </table:table-cell>
          <table:table-cell office:value-type="float" office:value="0.70381603500000001" table:style-name="ce1">
            <text:p>0,703816035</text:p>
          </table:table-cell>
          <table:table-cell office:value-type="float" office:value="2.105471079" table:style-name="ce1">
            <text:p>2,105471079</text:p>
          </table:table-cell>
          <table:table-cell office:value-type="float" office:value="2.1449774110000002" table:style-name="ce1">
            <text:p>2,144977411</text:p>
          </table:table-cell>
          <table:table-cell office:value-type="float" office:value="2.1434907320000001" table:style-name="ce1">
            <text:p>2,143490732</text:p>
          </table:table-cell>
          <table:table-cell office:value-type="float" office:value="3.1552449390000001" table:style-name="ce1">
            <text:p>3,155244939</text:p>
          </table:table-cell>
          <table:table-cell office:value-type="float" office:value="1.2955774529999999" table:style-name="ce1">
            <text:p>1,295577453</text:p>
          </table:table-cell>
          <table:table-cell office:value-type="float" office:value="2.520751765" table:style-name="ce1">
            <text:p>2,520751765</text:p>
          </table:table-cell>
          <table:table-cell office:value-type="float" office:value="10.49363702" table:style-name="ce1">
            <text:p>10,49363702</text:p>
          </table:table-cell>
          <table:table-cell office:value-type="float" office:value="2.296387765" table:style-name="ce1">
            <text:p>2,296387765</text:p>
          </table:table-cell>
          <table:table-cell office:value-type="float" office:value="2.9292079659999999" table:style-name="ce1">
            <text:p>2,929207966</text:p>
          </table:table-cell>
          <table:table-cell office:value-type="float" office:value="1.2224281880000001" table:style-name="ce1">
            <text:p>1,222428188</text:p>
          </table:table-cell>
          <table:table-cell office:value-type="float" office:value="2.3671413920000002" table:style-name="ce1">
            <text:p>2,367141392</text:p>
          </table:table-cell>
          <table:table-cell office:value-type="float" office:value="2.3573881700000001" table:style-name="ce1">
            <text:p>2,35738817</text:p>
          </table:table-cell>
          <table:table-cell office:value-type="float" office:value="0.981134124" table:style-name="ce1">
            <text:p>0,981134124</text:p>
          </table:table-cell>
          <table:table-cell office:value-type="float" office:value="2.2107490109999999" table:style-name="ce1">
            <text:p>2,210749011</text:p>
          </table:table-cell>
          <table:table-cell office:value-type="float" office:value="2.115563554" table:style-name="ce1">
            <text:p>2,115563554</text:p>
          </table:table-cell>
          <table:table-cell office:value-type="float" office:value="2.8756234570000001" table:style-name="ce1">
            <text:p>2,875623457</text:p>
          </table:table-cell>
          <table:table-cell office:value-type="float" office:value="2.5998316159999999" table:style-name="ce1">
            <text:p>2,599831616</text:p>
          </table:table-cell>
          <table:table-cell office:value-type="float" office:value="2.7875417389999999" table:style-name="ce1">
            <text:p>2,787541739</text:p>
          </table:table-cell>
          <table:table-cell office:value-type="float" office:value="0.45855986399999998" table:style-name="ce1">
            <text:p>0,458559864</text:p>
          </table:table-cell>
          <table:table-cell office:value-type="float" office:value="0.36727828000000001" table:style-name="ce1">
            <text:p>0,36727828</text:p>
          </table:table-cell>
          <table:table-cell office:value-type="float" office:value="2.3296223399999998" table:style-name="ce1">
            <text:p>2,32962234</text:p>
          </table:table-cell>
          <table:table-cell office:value-type="float" office:value="1.7995829510000001" table:style-name="ce1">
            <text:p>1,799582951</text:p>
          </table:table-cell>
          <table:table-cell office:value-type="float" office:value="0.99348054799999996" table:style-name="ce1">
            <text:p>0,993480548</text:p>
          </table:table-cell>
          <table:table-cell office:value-type="float" office:value="0.86847154199999999" table:style-name="ce1">
            <text:p>0,868471542</text:p>
          </table:table-cell>
          <table:table-cell office:value-type="float" office:value="5.539800917" table:style-name="ce1">
            <text:p>5,539800917</text:p>
          </table:table-cell>
          <table:table-cell office:value-type="float" office:value="2.415197869" table:style-name="ce1">
            <text:p>2,415197869</text:p>
          </table:table-cell>
          <table:table-cell office:value-type="float" office:value="3.3530792200000001" table:style-name="ce1">
            <text:p>3,35307922</text:p>
          </table:table-cell>
          <table:table-cell office:value-type="float" office:value="2.3312846239999998" table:style-name="ce1">
            <text:p>2,331284624</text:p>
          </table:table-cell>
          <table:table-cell office:value-type="float" office:value="2.42253045" table:style-name="ce1">
            <text:p>2,42253045</text:p>
          </table:table-cell>
          <table:table-cell office:value-type="float" office:value="2.7373021199999998" table:style-name="ce1">
            <text:p>2,73730212</text:p>
          </table:table-cell>
          <table:table-cell office:value-type="float" office:value="1.9117339630000001" table:style-name="ce1">
            <text:p>1,911733963</text:p>
          </table:table-cell>
          <table:table-cell office:value-type="float" office:value="2.6997625890000001" table:style-name="ce1">
            <text:p>2,699762589</text:p>
          </table:table-cell>
          <table:table-cell office:value-type="float" office:value="0.92028457200000002" table:style-name="ce1">
            <text:p>0,920284572</text:p>
          </table:table-cell>
          <table:table-cell office:value-type="float" office:value="2.680743214" table:style-name="ce1">
            <text:p>2,680743214</text:p>
          </table:table-cell>
          <table:table-cell office:value-type="float" office:value="1.0705922269999999" table:style-name="ce1">
            <text:p>1,070592227</text:p>
          </table:table-cell>
          <table:table-cell office:value-type="float" office:value="1.5519930909999999" table:style-name="ce1">
            <text:p>1,551993091</text:p>
          </table:table-cell>
          <table:table-cell office:value-type="float" office:value="0.61133210100000002" table:style-name="ce1">
            <text:p>0,611332101</text:p>
          </table:table-cell>
          <table:table-cell office:value-type="float" office:value="2.8868474599999998" table:style-name="ce1">
            <text:p>2,88684746</text:p>
          </table:table-cell>
          <table:table-cell table:style-name="ce1"/>
          <table:table-cell office:value-type="float" office:value="2.3839670580000001" table:style-name="ce1">
            <text:p>2,383967058</text:p>
          </table:table-cell>
          <table:table-cell office:value-type="float" office:value="0.60289228500000003" table:style-name="ce1">
            <text:p>0,602892285</text:p>
          </table:table-cell>
          <table:table-cell office:value-type="float" office:value="2.9518295330000002" table:style-name="ce1">
            <text:p>2,951829533</text:p>
          </table:table-cell>
          <table:table-cell office:value-type="float" office:value="11.145270010000001" table:style-name="ce1">
            <text:p>11,14527001</text:p>
          </table:table-cell>
          <table:table-cell office:value-type="float" office:value="0.54728779800000005" table:style-name="ce1">
            <text:p>0,547287798</text:p>
          </table:table-cell>
          <table:table-cell office:value-type="float" office:value="0.62828774399999998" table:style-name="ce1">
            <text:p>0,628287744</text:p>
          </table:table-cell>
          <table:table-cell office:value-type="float" office:value="3.2417177960000001" table:style-name="ce1">
            <text:p>3,241717796</text:p>
          </table:table-cell>
          <table:table-cell office:value-type="float" office:value="2.3951326210000001" table:style-name="ce1">
            <text:p>2,395132621</text:p>
          </table:table-cell>
          <table:table-cell office:value-type="float" office:value="6.3594949200000004" table:style-name="ce1">
            <text:p>6,35949492</text:p>
          </table:table-cell>
          <table:table-cell office:value-type="float" office:value="3.4974991009999998" table:style-name="ce1">
            <text:p>3,497499101</text:p>
          </table:table-cell>
          <table:table-cell office:value-type="float" office:value="2.9065108749999999" table:style-name="ce1">
            <text:p>2,906510875</text:p>
          </table:table-cell>
          <table:table-cell office:value-type="float" office:value="4.3885936330000002" table:style-name="ce1">
            <text:p>4,388593633</text:p>
          </table:table-cell>
          <table:table-cell office:value-type="float" office:value="3.3075388129999999" table:style-name="ce1">
            <text:p>3,307538813</text:p>
          </table:table-cell>
          <table:table-cell office:value-type="float" office:value="2.1720157900000001" table:style-name="ce1">
            <text:p>2,17201579</text:p>
          </table:table-cell>
          <table:table-cell office:value-type="float" office:value="1.5078094520000001" table:style-name="ce1">
            <text:p>1,507809452</text:p>
          </table:table-cell>
          <table:table-cell office:value-type="float" office:value="1.2419683859999999" table:style-name="ce1">
            <text:p>1,241968386</text:p>
          </table:table-cell>
          <table:table-cell office:value-type="float" office:value="1.4777285440000001" table:style-name="ce1">
            <text:p>1,477728544</text:p>
          </table:table-cell>
          <table:table-cell table:style-name="ce1"/>
          <table:table-cell office:value-type="float" office:value="2.897615611" table:style-name="ce1">
            <text:p>2,897615611</text:p>
          </table:table-cell>
          <table:table-cell office:value-type="float" office:value="3.2386113660000002" table:style-name="ce1">
            <text:p>3,238611366</text:p>
          </table:table-cell>
          <table:table-cell office:value-type="float" office:value="2.8930938450000001" table:style-name="ce1">
            <text:p>2,893093845</text:p>
          </table:table-cell>
          <table:table-cell office:value-type="float" office:value="2.1040890989999999" table:style-name="ce1">
            <text:p>2,104089099</text:p>
          </table:table-cell>
          <table:table-cell office:value-type="float" office:value="1.7268469040000001" table:style-name="ce1">
            <text:p>1,726846904</text:p>
          </table:table-cell>
          <table:table-cell office:value-type="float" office:value="0.21717703499999999" table:style-name="ce1">
            <text:p>0,217177035</text:p>
          </table:table-cell>
          <table:table-cell office:value-type="float" office:value="0.77437007199999996" table:style-name="ce1">
            <text:p>0,774370072</text:p>
          </table:table-cell>
          <table:table-cell office:value-type="float" office:value="0.19927355299999999" table:style-name="ce1">
            <text:p>0,199273553</text:p>
          </table:table-cell>
          <table:table-cell office:value-type="float" office:value="5.7191722E-2" table:style-name="ce1">
            <text:p>0,057191722</text:p>
          </table:table-cell>
          <table:table-cell office:value-type="float" office:value="3.4620087640000001" table:style-name="ce1">
            <text:p>3,462008764</text:p>
          </table:table-cell>
          <table:table-cell table:style-name="ce1"/>
          <table:table-cell office:value-type="float" office:value="0.58856672099999996" table:style-name="ce1">
            <text:p>0,588566721</text:p>
          </table:table-cell>
          <table:table-cell office:value-type="float" office:value="3.5812838849999999" table:style-name="ce1">
            <text:p>3,581283885</text:p>
          </table:table-cell>
          <table:table-cell office:value-type="float" office:value="4.962827817" table:style-name="ce1">
            <text:p>4,962827817</text:p>
          </table:table-cell>
          <table:table-cell office:value-type="float" office:value="2.2573646520000001" table:style-name="ce1">
            <text:p>2,257364652</text:p>
          </table:table-cell>
          <table:table-cell office:value-type="float" office:value="1.7139646690000001" table:style-name="ce1">
            <text:p>1,713964669</text:p>
          </table:table-cell>
          <table:table-cell office:value-type="float" office:value="0.99337524099999996" table:style-name="ce1">
            <text:p>0,993375241</text:p>
          </table:table-cell>
          <table:table-cell office:value-type="float" office:value="3.6077347199999998" table:style-name="ce1">
            <text:p>3,60773472</text:p>
          </table:table-cell>
          <table:table-cell office:value-type="float" office:value="1.905376948" table:style-name="ce1">
            <text:p>1,905376948</text:p>
          </table:table-cell>
          <table:table-cell office:value-type="float" office:value="2.9280930700000001" table:style-name="ce1">
            <text:p>2,92809307</text:p>
          </table:table-cell>
          <table:table-cell office:value-type="float" office:value="2.3895506590000002" table:style-name="ce1">
            <text:p>2,389550659</text:p>
          </table:table-cell>
          <table:table-cell office:value-type="float" office:value="2.2668256630000001" table:style-name="ce1">
            <text:p>2,266825663</text:p>
          </table:table-cell>
          <table:table-cell office:value-type="float" office:value="1.5440540760000001" table:style-name="ce1">
            <text:p>1,544054076</text:p>
          </table:table-cell>
          <table:table-cell office:value-type="float" office:value="3.1552449390000001" table:style-name="ce1">
            <text:p>3,155244939</text:p>
          </table:table-cell>
          <table:table-cell office:value-type="float" office:value="0.24806214300000001" table:style-name="ce1">
            <text:p>0,248062143</text:p>
          </table:table-cell>
          <table:table-cell office:value-type="float" office:value="2.3951326210000001" table:style-name="ce1">
            <text:p>2,395132621</text:p>
          </table:table-cell>
          <table:table-cell office:value-type="float" office:value="2.8930938450000001" table:style-name="ce1">
            <text:p>2,893093845</text:p>
          </table:table-cell>
          <table:table-cell office:value-type="float" office:value="1.6235258180000001" table:style-name="ce1">
            <text:p>1,623525818</text:p>
          </table:table-cell>
          <table:table-cell office:value-type="float" office:value="2.8485437569999998" table:style-name="ce1">
            <text:p>2,848543757</text:p>
          </table:table-cell>
          <table:table-cell office:value-type="float" office:value="2.2788667060000001" table:style-name="ce1">
            <text:p>2,278866706</text:p>
          </table:table-cell>
          <table:table-cell office:value-type="float" office:value="1.634706617" table:style-name="ce1">
            <text:p>1,634706617</text:p>
          </table:table-cell>
          <table:table-cell office:value-type="float" office:value="3.103132156" table:style-name="ce1">
            <text:p>3,103132156</text:p>
          </table:table-cell>
          <table:table-cell office:value-type="float" office:value="3.0478643430000001" table:style-name="ce1">
            <text:p>3,047864343</text:p>
          </table:table-cell>
          <table:table-cell office:value-type="float" office:value="0.32403984400000002" table:style-name="ce1">
            <text:p>0,324039844</text:p>
          </table:table-cell>
          <table:table-cell office:value-type="float" office:value="1.73875066" table:style-name="ce1">
            <text:p>1,73875066</text:p>
          </table:table-cell>
          <table:table-cell office:value-type="float" office:value="0.65344936099999995" table:style-name="ce1">
            <text:p>0,653449361</text:p>
          </table:table-cell>
          <table:table-cell office:value-type="float" office:value="0.95331756599999995" table:style-name="ce1">
            <text:p>0,953317566</text:p>
          </table:table-cell>
          <table:table-cell office:value-type="float" office:value="2.5749309120000001" table:style-name="ce1">
            <text:p>2,574930912</text:p>
          </table:table-cell>
          <table:table-cell office:value-type="float" office:value="0.80415567899999996" table:style-name="ce1">
            <text:p>0,804155679</text:p>
          </table:table-cell>
          <table:table-cell office:value-type="float" office:value="2.6551039780000001" table:style-name="ce1">
            <text:p>2,655103978</text:p>
          </table:table-cell>
          <table:table-cell office:value-type="float" office:value="3.5143803610000002" table:style-name="ce1">
            <text:p>3,514380361</text:p>
          </table:table-cell>
          <table:table-cell office:value-type="float" office:value="0.215085041" table:style-name="ce1">
            <text:p>0,215085041</text:p>
          </table:table-cell>
          <table:table-cell office:value-type="float" office:value="2.299435898" table:style-name="ce1">
            <text:p>2,299435898</text:p>
          </table:table-cell>
          <table:table-cell office:value-type="float" office:value="2.3790799319999998" table:style-name="ce1">
            <text:p>2,379079932</text:p>
          </table:table-cell>
          <table:table-cell office:value-type="float" office:value="1.8000787389999999" table:style-name="ce1">
            <text:p>1,800078739</text:p>
          </table:table-cell>
          <table:table-cell office:value-type="float" office:value="0.61508452899999999" table:style-name="ce1">
            <text:p>0,615084529</text:p>
          </table:table-cell>
          <table:table-cell office:value-type="float" office:value="1.9145447579999999" table:style-name="ce1">
            <text:p>1,914544758</text:p>
          </table:table-cell>
          <table:table-cell office:value-type="float" office:value="3.6930863719999998" table:style-name="ce1">
            <text:p>3,693086372</text:p>
          </table:table-cell>
          <table:table-cell office:value-type="float" office:value="2.7483108590000001" table:style-name="ce1">
            <text:p>2,748310859</text:p>
          </table:table-cell>
          <table:table-cell office:value-type="float" office:value="3.417166677" table:style-name="ce1">
            <text:p>3,417166677</text:p>
          </table:table-cell>
          <table:table-cell office:value-type="float" office:value="3.6162701770000001" table:style-name="ce1">
            <text:p>3,616270177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3" table:style-name="ce1">
            <text:p>1983</text:p>
          </table:table-cell>
          <table:table-cell office:value-type="float" office:value="1.385740854" table:style-name="ce1">
            <text:p>1,385740854</text:p>
          </table:table-cell>
          <table:table-cell office:value-type="float" office:value="-2.7129476619999999" table:style-name="ce1">
            <text:p>-2,712947662</text:p>
          </table:table-cell>
          <table:table-cell office:value-type="float" office:value="3.5673266419999998" table:style-name="ce1">
            <text:p>3,567326642</text:p>
          </table:table-cell>
          <table:table-cell office:value-type="float" office:value="2.120885334" table:style-name="ce1">
            <text:p>2,120885334</text:p>
          </table:table-cell>
          <table:table-cell office:value-type="float" office:value="4.3842432240000004" table:style-name="ce1">
            <text:p>4,384243224</text:p>
          </table:table-cell>
          <table:table-cell office:value-type="float" office:value="3.109875626" table:style-name="ce1">
            <text:p>3,109875626</text:p>
          </table:table-cell>
          <table:table-cell office:value-type="float" office:value="5.3205988839999998" table:style-name="ce1">
            <text:p>5,320598884</text:p>
          </table:table-cell>
          <table:table-cell office:value-type="float" office:value="1.6105288470000001" table:style-name="ce1">
            <text:p>1,610528847</text:p>
          </table:table-cell>
          <table:table-cell office:value-type="float" office:value="1.3962918799999999" table:style-name="ce1">
            <text:p>1,39629188</text:p>
          </table:table-cell>
          <table:table-cell office:value-type="float" office:value="4.0465033080000001" table:style-name="ce1">
            <text:p>4,046503308</text:p>
          </table:table-cell>
          <table:table-cell office:value-type="float" office:value="1.2948546E-2" table:style-name="ce1">
            <text:p>0,012948546</text:p>
          </table:table-cell>
          <table:table-cell office:value-type="float" office:value="1.2505482640000001" table:style-name="ce1">
            <text:p>1,250548264</text:p>
          </table:table-cell>
          <table:table-cell office:value-type="float" office:value="-0.161600981" table:style-name="ce1">
            <text:p>-0,161600981</text:p>
          </table:table-cell>
          <table:table-cell office:value-type="float" office:value="1.601643784" table:style-name="ce1">
            <text:p>1,601643784</text:p>
          </table:table-cell>
          <table:table-cell office:value-type="float" office:value="2.6543315519999999" table:style-name="ce1">
            <text:p>2,654331552</text:p>
          </table:table-cell>
          <table:table-cell office:value-type="float" office:value="-7.9444709999999998E-3" table:style-name="ce1">
            <text:p>-0,007944471</text:p>
          </table:table-cell>
          <table:table-cell office:value-type="float" office:value="2.817449088" table:style-name="ce1">
            <text:p>2,817449088</text:p>
          </table:table-cell>
          <table:table-cell office:value-type="float" office:value="2.5195895840000002" table:style-name="ce1">
            <text:p>2,519589584</text:p>
          </table:table-cell>
          <table:table-cell office:value-type="float" office:value="2.599438336" table:style-name="ce1">
            <text:p>2,599438336</text:p>
          </table:table-cell>
          <table:table-cell office:value-type="float" office:value="0.24954660100000001" table:style-name="ce1">
            <text:p>0,249546601</text:p>
          </table:table-cell>
          <table:table-cell office:value-type="float" office:value="2.685219182" table:style-name="ce1">
            <text:p>2,685219182</text:p>
          </table:table-cell>
          <table:table-cell office:value-type="float" office:value="2.2010105430000002" table:style-name="ce1">
            <text:p>2,201010543</text:p>
          </table:table-cell>
          <table:table-cell office:value-type="float" office:value="0.99661507299999996" table:style-name="ce1">
            <text:p>0,996615073</text:p>
          </table:table-cell>
          <table:table-cell office:value-type="float" office:value="0.68301402200000005" table:style-name="ce1">
            <text:p>0,683014022</text:p>
          </table:table-cell>
          <table:table-cell office:value-type="float" office:value="2.8128705190000001" table:style-name="ce1">
            <text:p>2,812870519</text:p>
          </table:table-cell>
          <table:table-cell office:value-type="float" office:value="0.86746379600000001" table:style-name="ce1">
            <text:p>0,867463796</text:p>
          </table:table-cell>
          <table:table-cell office:value-type="float" office:value="2.0169822590000002" table:style-name="ce1">
            <text:p>2,016982259</text:p>
          </table:table-cell>
          <table:table-cell office:value-type="float" office:value="2.3056602929999999" table:style-name="ce1">
            <text:p>2,305660293</text:p>
          </table:table-cell>
          <table:table-cell office:value-type="float" office:value="0.27747772599999998" table:style-name="ce1">
            <text:p>0,277477726</text:p>
          </table:table-cell>
          <table:table-cell office:value-type="float" office:value="2.8753047999999999" table:style-name="ce1">
            <text:p>2,8753048</text:p>
          </table:table-cell>
          <table:table-cell office:value-type="float" office:value="2.5067038670000001" table:style-name="ce1">
            <text:p>2,506703867</text:p>
          </table:table-cell>
          <table:table-cell office:value-type="float" office:value="3.3954170480000001" table:style-name="ce1">
            <text:p>3,395417048</text:p>
          </table:table-cell>
          <table:table-cell office:value-type="float" office:value="3.0773669930000001" table:style-name="ce1">
            <text:p>3,077366993</text:p>
          </table:table-cell>
          <table:table-cell office:value-type="float" office:value="0.98848756699999996" table:style-name="ce1">
            <text:p>0,988487567</text:p>
          </table:table-cell>
          <table:table-cell office:value-type="float" office:value="0.52673813999999997" table:style-name="ce1">
            <text:p>0,52673814</text:p>
          </table:table-cell>
          <table:table-cell office:value-type="float" office:value="0.42878791999999999" table:style-name="ce1">
            <text:p>0,42878792</text:p>
          </table:table-cell>
          <table:table-cell office:value-type="float" office:value="0.89611824799999995" table:style-name="ce1">
            <text:p>0,896118248</text:p>
          </table:table-cell>
          <table:table-cell office:value-type="float" office:value="1.387219056" table:style-name="ce1">
            <text:p>1,387219056</text:p>
          </table:table-cell>
          <table:table-cell office:value-type="float" office:value="1.444949695" table:style-name="ce1">
            <text:p>1,444949695</text:p>
          </table:table-cell>
          <table:table-cell office:value-type="float" office:value="4.2434473329999998" table:style-name="ce1">
            <text:p>4,243447333</text:p>
          </table:table-cell>
          <table:table-cell office:value-type="float" office:value="3.1111694480000001" table:style-name="ce1">
            <text:p>3,111169448</text:p>
          </table:table-cell>
          <table:table-cell office:value-type="float" office:value="2.446829229" table:style-name="ce1">
            <text:p>2,446829229</text:p>
          </table:table-cell>
          <table:table-cell office:value-type="float" office:value="2.9054791820000001" table:style-name="ce1">
            <text:p>2,905479182</text:p>
          </table:table-cell>
          <table:table-cell office:value-type="float" office:value="2.1556696620000002" table:style-name="ce1">
            <text:p>2,155669662</text:p>
          </table:table-cell>
          <table:table-cell office:value-type="float" office:value="2.760181379" table:style-name="ce1">
            <text:p>2,760181379</text:p>
          </table:table-cell>
          <table:table-cell office:value-type="float" office:value="2.0105507650000001" table:style-name="ce1">
            <text:p>2,010550765</text:p>
          </table:table-cell>
          <table:table-cell office:value-type="float" office:value="2.7234250630000001" table:style-name="ce1">
            <text:p>2,723425063</text:p>
          </table:table-cell>
          <table:table-cell office:value-type="float" office:value="1.2317064550000001" table:style-name="ce1">
            <text:p>1,231706455</text:p>
          </table:table-cell>
          <table:table-cell office:value-type="float" office:value="0.41148316000000001" table:style-name="ce1">
            <text:p>0,41148316</text:p>
          </table:table-cell>
          <table:table-cell office:value-type="float" office:value="0.70238621099999998" table:style-name="ce1">
            <text:p>0,702386211</text:p>
          </table:table-cell>
          <table:table-cell office:value-type="float" office:value="3.2273604969999998" table:style-name="ce1">
            <text:p>3,227360497</text:p>
          </table:table-cell>
          <table:table-cell office:value-type="float" office:value="0.34276783300000002" table:style-name="ce1">
            <text:p>0,342767833</text:p>
          </table:table-cell>
          <table:table-cell office:value-type="float" office:value="8.7505593000000007E-2" table:style-name="ce1">
            <text:p>0,087505593</text:p>
          </table:table-cell>
          <table:table-cell office:value-type="float" office:value="-0.26215257199999997" table:style-name="ce1">
            <text:p>-0,262152572</text:p>
          </table:table-cell>
          <table:table-cell office:value-type="float" office:value="2.1901262140000002" table:style-name="ce1">
            <text:p>2,190126214</text:p>
          </table:table-cell>
          <table:table-cell office:value-type="float" office:value="-0.69572013099999996" table:style-name="ce1">
            <text:p>-0,695720131</text:p>
          </table:table-cell>
          <table:table-cell office:value-type="float" office:value="-6.8666212000000004E-2" table:style-name="ce1">
            <text:p>-0,068666212</text:p>
          </table:table-cell>
          <table:table-cell office:value-type="float" office:value="2.1503456129999998" table:style-name="ce1">
            <text:p>2,150345613</text:p>
          </table:table-cell>
          <table:table-cell office:value-type="float" office:value="3.1237119579999999" table:style-name="ce1">
            <text:p>3,123711958</text:p>
          </table:table-cell>
          <table:table-cell office:value-type="float" office:value="1.6928031939999999" table:style-name="ce1">
            <text:p>1,692803194</text:p>
          </table:table-cell>
          <table:table-cell office:value-type="float" office:value="2.57151621" table:style-name="ce1">
            <text:p>2,57151621</text:p>
          </table:table-cell>
          <table:table-cell office:value-type="float" office:value="1.607616634" table:style-name="ce1">
            <text:p>1,607616634</text:p>
          </table:table-cell>
          <table:table-cell office:value-type="float" office:value="1.02968375" table:style-name="ce1">
            <text:p>1,02968375</text:p>
          </table:table-cell>
          <table:table-cell office:value-type="float" office:value="0.56777636099999995" table:style-name="ce1">
            <text:p>0,567776361</text:p>
          </table:table-cell>
          <table:table-cell office:value-type="float" office:value="2.5268118290000001" table:style-name="ce1">
            <text:p>2,526811829</text:p>
          </table:table-cell>
          <table:table-cell office:value-type="float" office:value="2.5774075669999998" table:style-name="ce1">
            <text:p>2,577407567</text:p>
          </table:table-cell>
          <table:table-cell office:value-type="float" office:value="0.20161240499999999" table:style-name="ce1">
            <text:p>0,201612405</text:p>
          </table:table-cell>
          <table:table-cell office:value-type="float" office:value="2.8834574750000002" table:style-name="ce1">
            <text:p>2,883457475</text:p>
          </table:table-cell>
          <table:table-cell office:value-type="float" office:value="0.487183211" table:style-name="ce1">
            <text:p>0,487183211</text:p>
          </table:table-cell>
          <table:table-cell office:value-type="float" office:value="0.68709640199999999" table:style-name="ce1">
            <text:p>0,687096402</text:p>
          </table:table-cell>
          <table:table-cell office:value-type="float" office:value="3.0544235870000001" table:style-name="ce1">
            <text:p>3,054423587</text:p>
          </table:table-cell>
          <table:table-cell office:value-type="float" office:value="0.26255648300000001" table:style-name="ce1">
            <text:p>0,262556483</text:p>
          </table:table-cell>
          <table:table-cell office:value-type="float" office:value="2.4095048970000001" table:style-name="ce1">
            <text:p>2,409504897</text:p>
          </table:table-cell>
          <table:table-cell office:value-type="float" office:value="0.59599132099999996" table:style-name="ce1">
            <text:p>0,595991321</text:p>
          </table:table-cell>
          <table:table-cell office:value-type="float" office:value="2.5436875240000001" table:style-name="ce1">
            <text:p>2,543687524</text:p>
          </table:table-cell>
          <table:table-cell office:value-type="float" office:value="0.54560655499999999" table:style-name="ce1">
            <text:p>0,545606555</text:p>
          </table:table-cell>
          <table:table-cell office:value-type="float" office:value="0.85783179899999995" table:style-name="ce1">
            <text:p>0,857831799</text:p>
          </table:table-cell>
          <table:table-cell office:value-type="float" office:value="3.2995725280000001" table:style-name="ce1">
            <text:p>3,299572528</text:p>
          </table:table-cell>
          <table:table-cell office:value-type="float" office:value="2.6010661509999999" table:style-name="ce1">
            <text:p>2,601066151</text:p>
          </table:table-cell>
          <table:table-cell office:value-type="float" office:value="3.4101373999999997E-2" table:style-name="ce1">
            <text:p>0,034101374</text:p>
          </table:table-cell>
          <table:table-cell office:value-type="float" office:value="0.87884234800000005" table:style-name="ce1">
            <text:p>0,878842348</text:p>
          </table:table-cell>
          <table:table-cell office:value-type="float" office:value="3.0094722599999999" table:style-name="ce1">
            <text:p>3,00947226</text:p>
          </table:table-cell>
          <table:table-cell office:value-type="float" office:value="-0.70640619599999999" table:style-name="ce1">
            <text:p>-0,706406196</text:p>
          </table:table-cell>
          <table:table-cell office:value-type="float" office:value="2.3045593069999999" table:style-name="ce1">
            <text:p>2,304559307</text:p>
          </table:table-cell>
          <table:table-cell office:value-type="float" office:value="3.2050639639999998" table:style-name="ce1">
            <text:p>3,205063964</text:p>
          </table:table-cell>
          <table:table-cell office:value-type="float" office:value="2.4140944580000001" table:style-name="ce1">
            <text:p>2,414094458</text:p>
          </table:table-cell>
          <table:table-cell office:value-type="float" office:value="7.9578299369999996" table:style-name="ce1">
            <text:p>7,957829937</text:p>
          </table:table-cell>
          <table:table-cell office:value-type="float" office:value="0.58172493199999997" table:style-name="ce1">
            <text:p>0,581724932</text:p>
          </table:table-cell>
          <table:table-cell office:value-type="float" office:value="3.0635627140000001" table:style-name="ce1">
            <text:p>3,063562714</text:p>
          </table:table-cell>
          <table:table-cell office:value-type="float" office:value="1.158314109" table:style-name="ce1">
            <text:p>1,158314109</text:p>
          </table:table-cell>
          <table:table-cell office:value-type="float" office:value="2.7155991400000001" table:style-name="ce1">
            <text:p>2,71559914</text:p>
          </table:table-cell>
          <table:table-cell office:value-type="float" office:value="2.266015581" table:style-name="ce1">
            <text:p>2,266015581</text:p>
          </table:table-cell>
          <table:table-cell office:value-type="float" office:value="-0.294578964" table:style-name="ce1">
            <text:p>-0,294578964</text:p>
          </table:table-cell>
          <table:table-cell office:value-type="float" office:value="0.71035236800000001" table:style-name="ce1">
            <text:p>0,710352368</text:p>
          </table:table-cell>
          <table:table-cell office:value-type="float" office:value="1.5194079060000001" table:style-name="ce1">
            <text:p>1,519407906</text:p>
          </table:table-cell>
          <table:table-cell office:value-type="float" office:value="3.039406257" table:style-name="ce1">
            <text:p>3,039406257</text:p>
          </table:table-cell>
          <table:table-cell office:value-type="float" office:value="2.59215521" table:style-name="ce1">
            <text:p>2,59215521</text:p>
          </table:table-cell>
          <table:table-cell office:value-type="float" office:value="0.51697787500000003" table:style-name="ce1">
            <text:p>0,516977875</text:p>
          </table:table-cell>
          <table:table-cell office:value-type="float" office:value="2.364209513" table:style-name="ce1">
            <text:p>2,364209513</text:p>
          </table:table-cell>
          <table:table-cell office:value-type="float" office:value="-0.150240753" table:style-name="ce1">
            <text:p>-0,150240753</text:p>
          </table:table-cell>
          <table:table-cell office:value-type="float" office:value="1.8933945160000001" table:style-name="ce1">
            <text:p>1,893394516</text:p>
          </table:table-cell>
          <table:table-cell office:value-type="float" office:value="2.0518923830000002" table:style-name="ce1">
            <text:p>2,051892383</text:p>
          </table:table-cell>
          <table:table-cell office:value-type="float" office:value="2.7633249219999998" table:style-name="ce1">
            <text:p>2,763324922</text:p>
          </table:table-cell>
          <table:table-cell office:value-type="float" office:value="3.0685011979999999" table:style-name="ce1">
            <text:p>3,068501198</text:p>
          </table:table-cell>
          <table:table-cell office:value-type="float" office:value="2.2665112650000001" table:style-name="ce1">
            <text:p>2,266511265</text:p>
          </table:table-cell>
          <table:table-cell office:value-type="float" office:value="2.6138574800000001" table:style-name="ce1">
            <text:p>2,61385748</text:p>
          </table:table-cell>
          <table:table-cell office:value-type="float" office:value="-0.120815598" table:style-name="ce1">
            <text:p>-0,120815598</text:p>
          </table:table-cell>
          <table:table-cell office:value-type="float" office:value="2.3203875489999999" table:style-name="ce1">
            <text:p>2,320387549</text:p>
          </table:table-cell>
          <table:table-cell table:style-name="ce1"/>
          <table:table-cell office:value-type="float" office:value="0.70893899299999996" table:style-name="ce1">
            <text:p>0,708938993</text:p>
          </table:table-cell>
          <table:table-cell office:value-type="float" office:value="4.1350346050000004" table:style-name="ce1">
            <text:p>4,135034605</text:p>
          </table:table-cell>
          <table:table-cell office:value-type="float" office:value="2.6204068760000001" table:style-name="ce1">
            <text:p>2,620406876</text:p>
          </table:table-cell>
          <table:table-cell office:value-type="float" office:value="1.32404443" table:style-name="ce1">
            <text:p>1,32404443</text:p>
          </table:table-cell>
          <table:table-cell office:value-type="float" office:value="1.8191258770000001" table:style-name="ce1">
            <text:p>1,819125877</text:p>
          </table:table-cell>
          <table:table-cell office:value-type="float" office:value="3.6294636999999998E-2" table:style-name="ce1">
            <text:p>0,036294637</text:p>
          </table:table-cell>
          <table:table-cell office:value-type="float" office:value="1.6725081829999999" table:style-name="ce1">
            <text:p>1,672508183</text:p>
          </table:table-cell>
          <table:table-cell office:value-type="float" office:value="4.122077064" table:style-name="ce1">
            <text:p>4,122077064</text:p>
          </table:table-cell>
          <table:table-cell office:value-type="float" office:value="0.68151104299999998" table:style-name="ce1">
            <text:p>0,681511043</text:p>
          </table:table-cell>
          <table:table-cell office:value-type="float" office:value="1.1515997259999999" table:style-name="ce1">
            <text:p>1,151599726</text:p>
          </table:table-cell>
          <table:table-cell office:value-type="float" office:value="3.846046501" table:style-name="ce1">
            <text:p>3,846046501</text:p>
          </table:table-cell>
          <table:table-cell office:value-type="float" office:value="2.0796790380000001" table:style-name="ce1">
            <text:p>2,079679038</text:p>
          </table:table-cell>
          <table:table-cell office:value-type="float" office:value="3.5518224209999998" table:style-name="ce1">
            <text:p>3,551822421</text:p>
          </table:table-cell>
          <table:table-cell office:value-type="float" office:value="1.3798946729999999" table:style-name="ce1">
            <text:p>1,379894673</text:p>
          </table:table-cell>
          <table:table-cell office:value-type="float" office:value="-0.60087025100000002" table:style-name="ce1">
            <text:p>-0,600870251</text:p>
          </table:table-cell>
          <table:table-cell office:value-type="float" office:value="1.474218821" table:style-name="ce1">
            <text:p>1,474218821</text:p>
          </table:table-cell>
          <table:table-cell office:value-type="float" office:value="4.4955185350000004" table:style-name="ce1">
            <text:p>4,495518535</text:p>
          </table:table-cell>
          <table:table-cell office:value-type="float" office:value="2.229478222" table:style-name="ce1">
            <text:p>2,229478222</text:p>
          </table:table-cell>
          <table:table-cell office:value-type="float" office:value="2.574827773" table:style-name="ce1">
            <text:p>2,574827773</text:p>
          </table:table-cell>
          <table:table-cell office:value-type="float" office:value="0.60950291899999998" table:style-name="ce1">
            <text:p>0,609502919</text:p>
          </table:table-cell>
          <table:table-cell office:value-type="float" office:value="3.3484153480000001" table:style-name="ce1">
            <text:p>3,348415348</text:p>
          </table:table-cell>
          <table:table-cell office:value-type="float" office:value="3.784307643" table:style-name="ce1">
            <text:p>3,784307643</text:p>
          </table:table-cell>
          <table:table-cell office:value-type="float" office:value="1.294197541" table:style-name="ce1">
            <text:p>1,294197541</text:p>
          </table:table-cell>
          <table:table-cell office:value-type="float" office:value="2.1761265139999999" table:style-name="ce1">
            <text:p>2,176126514</text:p>
          </table:table-cell>
          <table:table-cell office:value-type="float" office:value="2.5657302240000002" table:style-name="ce1">
            <text:p>2,565730224</text:p>
          </table:table-cell>
          <table:table-cell office:value-type="float" office:value="2.4441068270000001" table:style-name="ce1">
            <text:p>2,444106827</text:p>
          </table:table-cell>
          <table:table-cell office:value-type="float" office:value="0.94890538499999999" table:style-name="ce1">
            <text:p>0,948905385</text:p>
          </table:table-cell>
          <table:table-cell office:value-type="float" office:value="1.431171652" table:style-name="ce1">
            <text:p>1,431171652</text:p>
          </table:table-cell>
          <table:table-cell office:value-type="float" office:value="2.4766024610000001" table:style-name="ce1">
            <text:p>2,476602461</text:p>
          </table:table-cell>
          <table:table-cell office:value-type="float" office:value="2.0723384" table:style-name="ce1">
            <text:p>2,0723384</text:p>
          </table:table-cell>
          <table:table-cell office:value-type="float" office:value="2.6054306739999999" table:style-name="ce1">
            <text:p>2,605430674</text:p>
          </table:table-cell>
          <table:table-cell office:value-type="float" office:value="1.5031115150000001" table:style-name="ce1">
            <text:p>1,503111515</text:p>
          </table:table-cell>
          <table:table-cell office:value-type="float" office:value="0.80701973500000002" table:style-name="ce1">
            <text:p>0,807019735</text:p>
          </table:table-cell>
          <table:table-cell office:value-type="float" office:value="2.6533652000000001E-2" table:style-name="ce1">
            <text:p>0,026533652</text:p>
          </table:table-cell>
          <table:table-cell office:value-type="float" office:value="0.58817315100000001" table:style-name="ce1">
            <text:p>0,588173151</text:p>
          </table:table-cell>
          <table:table-cell office:value-type="float" office:value="3.8173781390000001" table:style-name="ce1">
            <text:p>3,817378139</text:p>
          </table:table-cell>
          <table:table-cell office:value-type="float" office:value="-0.90020412299999997" table:style-name="ce1">
            <text:p>-0,900204123</text:p>
          </table:table-cell>
          <table:table-cell office:value-type="float" office:value="2.4063679410000001" table:style-name="ce1">
            <text:p>2,406367941</text:p>
          </table:table-cell>
          <table:table-cell office:value-type="float" office:value="1.686925367" table:style-name="ce1">
            <text:p>1,686925367</text:p>
          </table:table-cell>
          <table:table-cell office:value-type="float" office:value="1.033905788" table:style-name="ce1">
            <text:p>1,033905788</text:p>
          </table:table-cell>
          <table:table-cell office:value-type="float" office:value="2.8836034580000001" table:style-name="ce1">
            <text:p>2,883603458</text:p>
          </table:table-cell>
          <table:table-cell office:value-type="float" office:value="3.6947816420000001" table:style-name="ce1">
            <text:p>3,694781642</text:p>
          </table:table-cell>
          <table:table-cell office:value-type="float" office:value="3.386654096" table:style-name="ce1">
            <text:p>3,386654096</text:p>
          </table:table-cell>
          <table:table-cell office:value-type="float" office:value="2.2963636900000002" table:style-name="ce1">
            <text:p>2,29636369</text:p>
          </table:table-cell>
          <table:table-cell office:value-type="float" office:value="4.5773708759999998" table:style-name="ce1">
            <text:p>4,577370876</text:p>
          </table:table-cell>
          <table:table-cell office:value-type="float" office:value="2.0451559860000001" table:style-name="ce1">
            <text:p>2,045155986</text:p>
          </table:table-cell>
          <table:table-cell office:value-type="float" office:value="0.54331299799999999" table:style-name="ce1">
            <text:p>0,543312998</text:p>
          </table:table-cell>
          <table:table-cell office:value-type="float" office:value="2.095961816" table:style-name="ce1">
            <text:p>2,095961816</text:p>
          </table:table-cell>
          <table:table-cell office:value-type="float" office:value="1.4094824930000001" table:style-name="ce1">
            <text:p>1,409482493</text:p>
          </table:table-cell>
          <table:table-cell office:value-type="float" office:value="2.0977349529999998" table:style-name="ce1">
            <text:p>2,097734953</text:p>
          </table:table-cell>
          <table:table-cell office:value-type="float" office:value="3.1828725200000001" table:style-name="ce1">
            <text:p>3,18287252</text:p>
          </table:table-cell>
          <table:table-cell office:value-type="float" office:value="1.270428519" table:style-name="ce1">
            <text:p>1,270428519</text:p>
          </table:table-cell>
          <table:table-cell office:value-type="float" office:value="2.5266392689999999" table:style-name="ce1">
            <text:p>2,526639269</text:p>
          </table:table-cell>
          <table:table-cell office:value-type="float" office:value="11.4875279" table:style-name="ce1">
            <text:p>11,4875279</text:p>
          </table:table-cell>
          <table:table-cell office:value-type="float" office:value="2.0296449970000001" table:style-name="ce1">
            <text:p>2,029644997</text:p>
          </table:table-cell>
          <table:table-cell office:value-type="float" office:value="2.9084108120000001" table:style-name="ce1">
            <text:p>2,908410812</text:p>
          </table:table-cell>
          <table:table-cell office:value-type="float" office:value="0.91966798199999999" table:style-name="ce1">
            <text:p>0,919667982</text:p>
          </table:table-cell>
          <table:table-cell office:value-type="float" office:value="2.584933103" table:style-name="ce1">
            <text:p>2,584933103</text:p>
          </table:table-cell>
          <table:table-cell office:value-type="float" office:value="2.3777525179999999" table:style-name="ce1">
            <text:p>2,377752518</text:p>
          </table:table-cell>
          <table:table-cell office:value-type="float" office:value="0.92587736099999995" table:style-name="ce1">
            <text:p>0,925877361</text:p>
          </table:table-cell>
          <table:table-cell office:value-type="float" office:value="2.37213904" table:style-name="ce1">
            <text:p>2,37213904</text:p>
          </table:table-cell>
          <table:table-cell office:value-type="float" office:value="2.0381140260000001" table:style-name="ce1">
            <text:p>2,038114026</text:p>
          </table:table-cell>
          <table:table-cell office:value-type="float" office:value="2.8764512889999998" table:style-name="ce1">
            <text:p>2,876451289</text:p>
          </table:table-cell>
          <table:table-cell office:value-type="float" office:value="2.5342643800000002" table:style-name="ce1">
            <text:p>2,53426438</text:p>
          </table:table-cell>
          <table:table-cell office:value-type="float" office:value="2.7008134560000001" table:style-name="ce1">
            <text:p>2,700813456</text:p>
          </table:table-cell>
          <table:table-cell office:value-type="float" office:value="0.37922259600000002" table:style-name="ce1">
            <text:p>0,379222596</text:p>
          </table:table-cell>
          <table:table-cell office:value-type="float" office:value="0.33106029199999998" table:style-name="ce1">
            <text:p>0,331060292</text:p>
          </table:table-cell>
          <table:table-cell office:value-type="float" office:value="2.332405074" table:style-name="ce1">
            <text:p>2,332405074</text:p>
          </table:table-cell>
          <table:table-cell office:value-type="float" office:value="1.8902286180000001" table:style-name="ce1">
            <text:p>1,890228618</text:p>
          </table:table-cell>
          <table:table-cell office:value-type="float" office:value="1.3594947719999999" table:style-name="ce1">
            <text:p>1,359494772</text:p>
          </table:table-cell>
          <table:table-cell office:value-type="float" office:value="0.82716180500000003" table:style-name="ce1">
            <text:p>0,827161805</text:p>
          </table:table-cell>
          <table:table-cell office:value-type="float" office:value="5.3555384029999997" table:style-name="ce1">
            <text:p>5,355538403</text:p>
          </table:table-cell>
          <table:table-cell office:value-type="float" office:value="2.4339224439999998" table:style-name="ce1">
            <text:p>2,433922444</text:p>
          </table:table-cell>
          <table:table-cell office:value-type="float" office:value="3.363941241" table:style-name="ce1">
            <text:p>3,363941241</text:p>
          </table:table-cell>
          <table:table-cell office:value-type="float" office:value="2.293112448" table:style-name="ce1">
            <text:p>2,293112448</text:p>
          </table:table-cell>
          <table:table-cell office:value-type="float" office:value="2.3840748249999999" table:style-name="ce1">
            <text:p>2,384074825</text:p>
          </table:table-cell>
          <table:table-cell office:value-type="float" office:value="2.7317388230000001" table:style-name="ce1">
            <text:p>2,731738823</text:p>
          </table:table-cell>
          <table:table-cell office:value-type="float" office:value="2.579109002" table:style-name="ce1">
            <text:p>2,579109002</text:p>
          </table:table-cell>
          <table:table-cell office:value-type="float" office:value="2.6967429250000001" table:style-name="ce1">
            <text:p>2,696742925</text:p>
          </table:table-cell>
          <table:table-cell office:value-type="float" office:value="0.93768892599999998" table:style-name="ce1">
            <text:p>0,937688926</text:p>
          </table:table-cell>
          <table:table-cell office:value-type="float" office:value="2.6275025360000002" table:style-name="ce1">
            <text:p>2,627502536</text:p>
          </table:table-cell>
          <table:table-cell office:value-type="float" office:value="1.0225340590000001" table:style-name="ce1">
            <text:p>1,022534059</text:p>
          </table:table-cell>
          <table:table-cell office:value-type="float" office:value="1.5956036929999999" table:style-name="ce1">
            <text:p>1,595603693</text:p>
          </table:table-cell>
          <table:table-cell office:value-type="float" office:value="0.46396504399999999" table:style-name="ce1">
            <text:p>0,463965044</text:p>
          </table:table-cell>
          <table:table-cell office:value-type="float" office:value="2.9183731499999999" table:style-name="ce1">
            <text:p>2,91837315</text:p>
          </table:table-cell>
          <table:table-cell table:style-name="ce1"/>
          <table:table-cell office:value-type="float" office:value="2.3389423140000001" table:style-name="ce1">
            <text:p>2,338942314</text:p>
          </table:table-cell>
          <table:table-cell office:value-type="float" office:value="0.55192951499999998" table:style-name="ce1">
            <text:p>0,551929515</text:p>
          </table:table-cell>
          <table:table-cell office:value-type="float" office:value="2.8874955400000002" table:style-name="ce1">
            <text:p>2,88749554</text:p>
          </table:table-cell>
          <table:table-cell office:value-type="float" office:value="10.949802010000001" table:style-name="ce1">
            <text:p>10,94980201</text:p>
          </table:table-cell>
          <table:table-cell office:value-type="float" office:value="0.37630645699999998" table:style-name="ce1">
            <text:p>0,376306457</text:p>
          </table:table-cell>
          <table:table-cell office:value-type="float" office:value="0.59825093200000001" table:style-name="ce1">
            <text:p>0,598250932</text:p>
          </table:table-cell>
          <table:table-cell office:value-type="float" office:value="3.3254396709999998" table:style-name="ce1">
            <text:p>3,325439671</text:p>
          </table:table-cell>
          <table:table-cell office:value-type="float" office:value="2.3849309330000001" table:style-name="ce1">
            <text:p>2,384930933</text:p>
          </table:table-cell>
          <table:table-cell office:value-type="float" office:value="6.280385205" table:style-name="ce1">
            <text:p>6,280385205</text:p>
          </table:table-cell>
          <table:table-cell office:value-type="float" office:value="3.4452374400000001" table:style-name="ce1">
            <text:p>3,44523744</text:p>
          </table:table-cell>
          <table:table-cell office:value-type="float" office:value="2.9976132099999999" table:style-name="ce1">
            <text:p>2,99761321</text:p>
          </table:table-cell>
          <table:table-cell office:value-type="float" office:value="1.298744662" table:style-name="ce1">
            <text:p>1,298744662</text:p>
          </table:table-cell>
          <table:table-cell office:value-type="float" office:value="3.2385676010000002" table:style-name="ce1">
            <text:p>3,238567601</text:p>
          </table:table-cell>
          <table:table-cell office:value-type="float" office:value="2.2257011160000002" table:style-name="ce1">
            <text:p>2,225701116</text:p>
          </table:table-cell>
          <table:table-cell office:value-type="float" office:value="1.418523854" table:style-name="ce1">
            <text:p>1,418523854</text:p>
          </table:table-cell>
          <table:table-cell office:value-type="float" office:value="1.1818975540000001" table:style-name="ce1">
            <text:p>1,181897554</text:p>
          </table:table-cell>
          <table:table-cell office:value-type="float" office:value="0.159435936" table:style-name="ce1">
            <text:p>0,159435936</text:p>
          </table:table-cell>
          <table:table-cell table:style-name="ce1"/>
          <table:table-cell office:value-type="float" office:value="2.8983587310000001" table:style-name="ce1">
            <text:p>2,898358731</text:p>
          </table:table-cell>
          <table:table-cell office:value-type="float" office:value="3.1525945420000001" table:style-name="ce1">
            <text:p>3,152594542</text:p>
          </table:table-cell>
          <table:table-cell office:value-type="float" office:value="2.8930488150000002" table:style-name="ce1">
            <text:p>2,893048815</text:p>
          </table:table-cell>
          <table:table-cell office:value-type="float" office:value="2.1110969509999999" table:style-name="ce1">
            <text:p>2,111096951</text:p>
          </table:table-cell>
          <table:table-cell office:value-type="float" office:value="1.5887518220000001" table:style-name="ce1">
            <text:p>1,588751822</text:p>
          </table:table-cell>
          <table:table-cell office:value-type="float" office:value="0.37471922699999999" table:style-name="ce1">
            <text:p>0,374719227</text:p>
          </table:table-cell>
          <table:table-cell office:value-type="float" office:value="0.72675486199999995" table:style-name="ce1">
            <text:p>0,726754862</text:p>
          </table:table-cell>
          <table:table-cell office:value-type="float" office:value="0.62552142499999996" table:style-name="ce1">
            <text:p>0,625521425</text:p>
          </table:table-cell>
          <table:table-cell office:value-type="float" office:value="4.5273605000000001E-2" table:style-name="ce1">
            <text:p>0,045273605</text:p>
          </table:table-cell>
          <table:table-cell office:value-type="float" office:value="3.4801152360000001" table:style-name="ce1">
            <text:p>3,480115236</text:p>
          </table:table-cell>
          <table:table-cell table:style-name="ce1"/>
          <table:table-cell office:value-type="float" office:value="-0.121166946" table:style-name="ce1">
            <text:p>-0,121166946</text:p>
          </table:table-cell>
          <table:table-cell office:value-type="float" office:value="3.5706458859999999" table:style-name="ce1">
            <text:p>3,570645886</text:p>
          </table:table-cell>
          <table:table-cell office:value-type="float" office:value="5.069223558" table:style-name="ce1">
            <text:p>5,069223558</text:p>
          </table:table-cell>
          <table:table-cell office:value-type="float" office:value="2.390757357" table:style-name="ce1">
            <text:p>2,390757357</text:p>
          </table:table-cell>
          <table:table-cell office:value-type="float" office:value="1.6938468900000001" table:style-name="ce1">
            <text:p>1,69384689</text:p>
          </table:table-cell>
          <table:table-cell office:value-type="float" office:value="0.97884084800000004" table:style-name="ce1">
            <text:p>0,978840848</text:p>
          </table:table-cell>
          <table:table-cell office:value-type="float" office:value="3.7480620120000001" table:style-name="ce1">
            <text:p>3,748062012</text:p>
          </table:table-cell>
          <table:table-cell office:value-type="float" office:value="1.846629211" table:style-name="ce1">
            <text:p>1,846629211</text:p>
          </table:table-cell>
          <table:table-cell office:value-type="float" office:value="2.9739381389999999" table:style-name="ce1">
            <text:p>2,973938139</text:p>
          </table:table-cell>
          <table:table-cell office:value-type="float" office:value="2.3713103059999998" table:style-name="ce1">
            <text:p>2,371310306</text:p>
          </table:table-cell>
          <table:table-cell office:value-type="float" office:value="2.2373593559999998" table:style-name="ce1">
            <text:p>2,237359356</text:p>
          </table:table-cell>
          <table:table-cell office:value-type="float" office:value="2.167494987" table:style-name="ce1">
            <text:p>2,167494987</text:p>
          </table:table-cell>
          <table:table-cell office:value-type="float" office:value="3.1828725200000001" table:style-name="ce1">
            <text:p>3,18287252</text:p>
          </table:table-cell>
          <table:table-cell office:value-type="float" office:value="9.3931799999999996E-2" table:style-name="ce1">
            <text:p>0,0939318</text:p>
          </table:table-cell>
          <table:table-cell office:value-type="float" office:value="2.3849309330000001" table:style-name="ce1">
            <text:p>2,384930933</text:p>
          </table:table-cell>
          <table:table-cell office:value-type="float" office:value="2.8930488150000002" table:style-name="ce1">
            <text:p>2,893048815</text:p>
          </table:table-cell>
          <table:table-cell office:value-type="float" office:value="1.598818163" table:style-name="ce1">
            <text:p>1,598818163</text:p>
          </table:table-cell>
          <table:table-cell office:value-type="float" office:value="2.8778709920000001" table:style-name="ce1">
            <text:p>2,877870992</text:p>
          </table:table-cell>
          <table:table-cell office:value-type="float" office:value="2.2515958170000001" table:style-name="ce1">
            <text:p>2,251595817</text:p>
          </table:table-cell>
          <table:table-cell office:value-type="float" office:value="1.0627092570000001" table:style-name="ce1">
            <text:p>1,062709257</text:p>
          </table:table-cell>
          <table:table-cell office:value-type="float" office:value="3.1011121890000002" table:style-name="ce1">
            <text:p>3,101112189</text:p>
          </table:table-cell>
          <table:table-cell office:value-type="float" office:value="3.103203803" table:style-name="ce1">
            <text:p>3,103203803</text:p>
          </table:table-cell>
          <table:table-cell office:value-type="float" office:value="0.35661962699999999" table:style-name="ce1">
            <text:p>0,356619627</text:p>
          </table:table-cell>
          <table:table-cell office:value-type="float" office:value="1.715804324" table:style-name="ce1">
            <text:p>1,715804324</text:p>
          </table:table-cell>
          <table:table-cell office:value-type="float" office:value="0.64735716300000001" table:style-name="ce1">
            <text:p>0,647357163</text:p>
          </table:table-cell>
          <table:table-cell office:value-type="float" office:value="0.91437851299999995" table:style-name="ce1">
            <text:p>0,914378513</text:p>
          </table:table-cell>
          <table:table-cell office:value-type="float" office:value="2.5365360429999999" table:style-name="ce1">
            <text:p>2,536536043</text:p>
          </table:table-cell>
          <table:table-cell office:value-type="float" office:value="0.75601466799999995" table:style-name="ce1">
            <text:p>0,756014668</text:p>
          </table:table-cell>
          <table:table-cell office:value-type="float" office:value="2.622157203" table:style-name="ce1">
            <text:p>2,622157203</text:p>
          </table:table-cell>
          <table:table-cell office:value-type="float" office:value="4.0243821039999998" table:style-name="ce1">
            <text:p>4,024382104</text:p>
          </table:table-cell>
          <table:table-cell office:value-type="float" office:value="0.27941899100000001" table:style-name="ce1">
            <text:p>0,279418991</text:p>
          </table:table-cell>
          <table:table-cell office:value-type="float" office:value="2.320992817" table:style-name="ce1">
            <text:p>2,320992817</text:p>
          </table:table-cell>
          <table:table-cell office:value-type="float" office:value="2.2915939029999999" table:style-name="ce1">
            <text:p>2,291593903</text:p>
          </table:table-cell>
          <table:table-cell office:value-type="float" office:value="1.783946002" table:style-name="ce1">
            <text:p>1,783946002</text:p>
          </table:table-cell>
          <table:table-cell office:value-type="float" office:value="0.62079737199999996" table:style-name="ce1">
            <text:p>0,620797372</text:p>
          </table:table-cell>
          <table:table-cell office:value-type="float" office:value="2.0025700500000001" table:style-name="ce1">
            <text:p>2,00257005</text:p>
          </table:table-cell>
          <table:table-cell office:value-type="float" office:value="3.765483862" table:style-name="ce1">
            <text:p>3,765483862</text:p>
          </table:table-cell>
          <table:table-cell office:value-type="float" office:value="2.7586047269999998" table:style-name="ce1">
            <text:p>2,758604727</text:p>
          </table:table-cell>
          <table:table-cell office:value-type="float" office:value="3.3899657809999999" table:style-name="ce1">
            <text:p>3,389965781</text:p>
          </table:table-cell>
          <table:table-cell office:value-type="float" office:value="3.6580433270000001" table:style-name="ce1">
            <text:p>3,658043327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4" table:style-name="ce1">
            <text:p>1984</text:p>
          </table:table-cell>
          <table:table-cell office:value-type="float" office:value="1.015708085" table:style-name="ce1">
            <text:p>1,015708085</text:p>
          </table:table-cell>
          <table:table-cell office:value-type="float" office:value="-2.6954804939999999" table:style-name="ce1">
            <text:p>-2,695480494</text:p>
          </table:table-cell>
          <table:table-cell office:value-type="float" office:value="3.5642440359999998" table:style-name="ce1">
            <text:p>3,564244036</text:p>
          </table:table-cell>
          <table:table-cell office:value-type="float" office:value="2.1039366180000001" table:style-name="ce1">
            <text:p>2,103936618</text:p>
          </table:table-cell>
          <table:table-cell office:value-type="float" office:value="4.4016534180000004" table:style-name="ce1">
            <text:p>4,401653418</text:p>
          </table:table-cell>
          <table:table-cell office:value-type="float" office:value="3.0632273290000001" table:style-name="ce1">
            <text:p>3,063227329</text:p>
          </table:table-cell>
          <table:table-cell office:value-type="float" office:value="5.1955246309999996" table:style-name="ce1">
            <text:p>5,195524631</text:p>
          </table:table-cell>
          <table:table-cell office:value-type="float" office:value="1.6103836979999999" table:style-name="ce1">
            <text:p>1,610383698</text:p>
          </table:table-cell>
          <table:table-cell office:value-type="float" office:value="1.440938552" table:style-name="ce1">
            <text:p>1,440938552</text:p>
          </table:table-cell>
          <table:table-cell office:value-type="float" office:value="4.1265705800000001" table:style-name="ce1">
            <text:p>4,12657058</text:p>
          </table:table-cell>
          <table:table-cell office:value-type="float" office:value="-1.6184769999999999E-3" table:style-name="ce1">
            <text:p>-0,001618477</text:p>
          </table:table-cell>
          <table:table-cell office:value-type="float" office:value="1.1322218449999999" table:style-name="ce1">
            <text:p>1,132221845</text:p>
          </table:table-cell>
          <table:table-cell office:value-type="float" office:value="-6.2949039999999996E-3" table:style-name="ce1">
            <text:p>-0,006294904</text:p>
          </table:table-cell>
          <table:table-cell office:value-type="float" office:value="1.6220930389999999" table:style-name="ce1">
            <text:p>1,622093039</text:p>
          </table:table-cell>
          <table:table-cell office:value-type="float" office:value="2.7104396959999999" table:style-name="ce1">
            <text:p>2,710439696</text:p>
          </table:table-cell>
          <table:table-cell office:value-type="float" office:value="-1.501708E-3" table:style-name="ce1">
            <text:p>-0,001501708</text:p>
          </table:table-cell>
          <table:table-cell office:value-type="float" office:value="2.8518050179999999" table:style-name="ce1">
            <text:p>2,851805018</text:p>
          </table:table-cell>
          <table:table-cell office:value-type="float" office:value="2.5597836420000002" table:style-name="ce1">
            <text:p>2,559783642</text:p>
          </table:table-cell>
          <table:table-cell office:value-type="float" office:value="2.6055997639999999" table:style-name="ce1">
            <text:p>2,605599764</text:p>
          </table:table-cell>
          <table:table-cell office:value-type="float" office:value="0.23397230999999999" table:style-name="ce1">
            <text:p>0,23397231</text:p>
          </table:table-cell>
          <table:table-cell office:value-type="float" office:value="2.680583903" table:style-name="ce1">
            <text:p>2,680583903</text:p>
          </table:table-cell>
          <table:table-cell office:value-type="float" office:value="2.1270804399999999" table:style-name="ce1">
            <text:p>2,12708044</text:p>
          </table:table-cell>
          <table:table-cell office:value-type="float" office:value="0.98567729299999995" table:style-name="ce1">
            <text:p>0,985677293</text:p>
          </table:table-cell>
          <table:table-cell office:value-type="float" office:value="0.67838056899999999" table:style-name="ce1">
            <text:p>0,678380569</text:p>
          </table:table-cell>
          <table:table-cell office:value-type="float" office:value="2.862588675" table:style-name="ce1">
            <text:p>2,862588675</text:p>
          </table:table-cell>
          <table:table-cell office:value-type="float" office:value="0.88145896700000004" table:style-name="ce1">
            <text:p>0,881458967</text:p>
          </table:table-cell>
          <table:table-cell office:value-type="float" office:value="2.0241565050000001" table:style-name="ce1">
            <text:p>2,024156505</text:p>
          </table:table-cell>
          <table:table-cell office:value-type="float" office:value="2.2417944099999998" table:style-name="ce1">
            <text:p>2,24179441</text:p>
          </table:table-cell>
          <table:table-cell office:value-type="float" office:value="0.27788410600000002" table:style-name="ce1">
            <text:p>0,277884106</text:p>
          </table:table-cell>
          <table:table-cell office:value-type="float" office:value="2.835279205" table:style-name="ce1">
            <text:p>2,835279205</text:p>
          </table:table-cell>
          <table:table-cell office:value-type="float" office:value="2.615211569" table:style-name="ce1">
            <text:p>2,615211569</text:p>
          </table:table-cell>
          <table:table-cell office:value-type="float" office:value="3.4832422429999998" table:style-name="ce1">
            <text:p>3,483242243</text:p>
          </table:table-cell>
          <table:table-cell office:value-type="float" office:value="2.86777646" table:style-name="ce1">
            <text:p>2,86777646</text:p>
          </table:table-cell>
          <table:table-cell office:value-type="float" office:value="0.944034716" table:style-name="ce1">
            <text:p>0,944034716</text:p>
          </table:table-cell>
          <table:table-cell office:value-type="float" office:value="0.49884283499999998" table:style-name="ce1">
            <text:p>0,498842835</text:p>
          </table:table-cell>
          <table:table-cell office:value-type="float" office:value="0.359111652" table:style-name="ce1">
            <text:p>0,359111652</text:p>
          </table:table-cell>
          <table:table-cell office:value-type="float" office:value="0.98409337600000002" table:style-name="ce1">
            <text:p>0,984093376</text:p>
          </table:table-cell>
          <table:table-cell office:value-type="float" office:value="1.4189709109999999" table:style-name="ce1">
            <text:p>1,418970911</text:p>
          </table:table-cell>
          <table:table-cell office:value-type="float" office:value="1.3120687609999999" table:style-name="ce1">
            <text:p>1,312068761</text:p>
          </table:table-cell>
          <table:table-cell office:value-type="float" office:value="4.1256208599999997" table:style-name="ce1">
            <text:p>4,12562086</text:p>
          </table:table-cell>
          <table:table-cell office:value-type="float" office:value="3.1369465679999999" table:style-name="ce1">
            <text:p>3,136946568</text:p>
          </table:table-cell>
          <table:table-cell office:value-type="float" office:value="2.4889259300000002" table:style-name="ce1">
            <text:p>2,48892593</text:p>
          </table:table-cell>
          <table:table-cell office:value-type="float" office:value="2.8727253149999998" table:style-name="ce1">
            <text:p>2,872725315</text:p>
          </table:table-cell>
          <table:table-cell office:value-type="float" office:value="2.126163681" table:style-name="ce1">
            <text:p>2,126163681</text:p>
          </table:table-cell>
          <table:table-cell office:value-type="float" office:value="2.749739682" table:style-name="ce1">
            <text:p>2,749739682</text:p>
          </table:table-cell>
          <table:table-cell office:value-type="float" office:value="1.9480600079999999" table:style-name="ce1">
            <text:p>1,948060008</text:p>
          </table:table-cell>
          <table:table-cell office:value-type="float" office:value="2.7089238280000001" table:style-name="ce1">
            <text:p>2,708923828</text:p>
          </table:table-cell>
          <table:table-cell office:value-type="float" office:value="1.133056906" table:style-name="ce1">
            <text:p>1,133056906</text:p>
          </table:table-cell>
          <table:table-cell office:value-type="float" office:value="0.50312521300000002" table:style-name="ce1">
            <text:p>0,503125213</text:p>
          </table:table-cell>
          <table:table-cell office:value-type="float" office:value="0.51534431199999997" table:style-name="ce1">
            <text:p>0,515344312</text:p>
          </table:table-cell>
          <table:table-cell office:value-type="float" office:value="3.5935275199999999" table:style-name="ce1">
            <text:p>3,59352752</text:p>
          </table:table-cell>
          <table:table-cell office:value-type="float" office:value="0.52263713099999998" table:style-name="ce1">
            <text:p>0,522637131</text:p>
          </table:table-cell>
          <table:table-cell office:value-type="float" office:value="6.1556880000000001E-2" table:style-name="ce1">
            <text:p>0,06155688</text:p>
          </table:table-cell>
          <table:table-cell office:value-type="float" office:value="-0.34566640199999998" table:style-name="ce1">
            <text:p>-0,345666402</text:p>
          </table:table-cell>
          <table:table-cell office:value-type="float" office:value="3.0546785729999999" table:style-name="ce1">
            <text:p>3,054678573</text:p>
          </table:table-cell>
          <table:table-cell office:value-type="float" office:value="-0.85213615799999998" table:style-name="ce1">
            <text:p>-0,852136158</text:p>
          </table:table-cell>
          <table:table-cell office:value-type="float" office:value="-5.2376726999999998E-2" table:style-name="ce1">
            <text:p>-0,052376727</text:p>
          </table:table-cell>
          <table:table-cell office:value-type="float" office:value="2.1084257179999999" table:style-name="ce1">
            <text:p>2,108425718</text:p>
          </table:table-cell>
          <table:table-cell office:value-type="float" office:value="3.0875801680000001" table:style-name="ce1">
            <text:p>3,087580168</text:p>
          </table:table-cell>
          <table:table-cell office:value-type="float" office:value="1.589896523" table:style-name="ce1">
            <text:p>1,589896523</text:p>
          </table:table-cell>
          <table:table-cell office:value-type="float" office:value="2.549603351" table:style-name="ce1">
            <text:p>2,549603351</text:p>
          </table:table-cell>
          <table:table-cell office:value-type="float" office:value="1.504476975" table:style-name="ce1">
            <text:p>1,504476975</text:p>
          </table:table-cell>
          <table:table-cell office:value-type="float" office:value="1.093158412" table:style-name="ce1">
            <text:p>1,093158412</text:p>
          </table:table-cell>
          <table:table-cell office:value-type="float" office:value="0.58897363999999996" table:style-name="ce1">
            <text:p>0,58897364</text:p>
          </table:table-cell>
          <table:table-cell office:value-type="float" office:value="2.50605396" table:style-name="ce1">
            <text:p>2,50605396</text:p>
          </table:table-cell>
          <table:table-cell office:value-type="float" office:value="2.6197828510000001" table:style-name="ce1">
            <text:p>2,619782851</text:p>
          </table:table-cell>
          <table:table-cell office:value-type="float" office:value="0.16786810899999999" table:style-name="ce1">
            <text:p>0,167868109</text:p>
          </table:table-cell>
          <table:table-cell office:value-type="float" office:value="2.9060679650000001" table:style-name="ce1">
            <text:p>2,906067965</text:p>
          </table:table-cell>
          <table:table-cell office:value-type="float" office:value="0.415255702" table:style-name="ce1">
            <text:p>0,415255702</text:p>
          </table:table-cell>
          <table:table-cell office:value-type="float" office:value="0.65218728299999995" table:style-name="ce1">
            <text:p>0,652187283</text:p>
          </table:table-cell>
          <table:table-cell office:value-type="float" office:value="3.1780830440000001" table:style-name="ce1">
            <text:p>3,178083044</text:p>
          </table:table-cell>
          <table:table-cell office:value-type="float" office:value="0.23226951800000001" table:style-name="ce1">
            <text:p>0,232269518</text:p>
          </table:table-cell>
          <table:table-cell office:value-type="float" office:value="2.3760514879999999" table:style-name="ce1">
            <text:p>2,376051488</text:p>
          </table:table-cell>
          <table:table-cell office:value-type="float" office:value="0.53434293099999997" table:style-name="ce1">
            <text:p>0,534342931</text:p>
          </table:table-cell>
          <table:table-cell office:value-type="float" office:value="2.1625974480000001" table:style-name="ce1">
            <text:p>2,162597448</text:p>
          </table:table-cell>
          <table:table-cell office:value-type="float" office:value="0.55872695800000005" table:style-name="ce1">
            <text:p>0,558726958</text:p>
          </table:table-cell>
          <table:table-cell office:value-type="float" office:value="0.90178393400000001" table:style-name="ce1">
            <text:p>0,901783934</text:p>
          </table:table-cell>
          <table:table-cell office:value-type="float" office:value="3.1328863579999999" table:style-name="ce1">
            <text:p>3,132886358</text:p>
          </table:table-cell>
          <table:table-cell office:value-type="float" office:value="2.6498300910000001" table:style-name="ce1">
            <text:p>2,649830091</text:p>
          </table:table-cell>
          <table:table-cell office:value-type="float" office:value="0.158261863" table:style-name="ce1">
            <text:p>0,158261863</text:p>
          </table:table-cell>
          <table:table-cell office:value-type="float" office:value="0.85387967099999995" table:style-name="ce1">
            <text:p>0,853879671</text:p>
          </table:table-cell>
          <table:table-cell office:value-type="float" office:value="3.0452160510000001" table:style-name="ce1">
            <text:p>3,045216051</text:p>
          </table:table-cell>
          <table:table-cell office:value-type="float" office:value="-0.67727647599999996" table:style-name="ce1">
            <text:p>-0,677276476</text:p>
          </table:table-cell>
          <table:table-cell office:value-type="float" office:value="2.488617337" table:style-name="ce1">
            <text:p>2,488617337</text:p>
          </table:table-cell>
          <table:table-cell office:value-type="float" office:value="3.5763858009999998" table:style-name="ce1">
            <text:p>3,576385801</text:p>
          </table:table-cell>
          <table:table-cell office:value-type="float" office:value="2.5061333029999999" table:style-name="ce1">
            <text:p>2,506133303</text:p>
          </table:table-cell>
          <table:table-cell office:value-type="float" office:value="7.3016269490000001" table:style-name="ce1">
            <text:p>7,301626949</text:p>
          </table:table-cell>
          <table:table-cell office:value-type="float" office:value="0.49815657600000002" table:style-name="ce1">
            <text:p>0,498156576</text:p>
          </table:table-cell>
          <table:table-cell office:value-type="float" office:value="2.527692982" table:style-name="ce1">
            <text:p>2,527692982</text:p>
          </table:table-cell>
          <table:table-cell office:value-type="float" office:value="1.1450506789999999" table:style-name="ce1">
            <text:p>1,145050679</text:p>
          </table:table-cell>
          <table:table-cell office:value-type="float" office:value="2.7396884479999999" table:style-name="ce1">
            <text:p>2,739688448</text:p>
          </table:table-cell>
          <table:table-cell office:value-type="float" office:value="2.2711003949999999" table:style-name="ce1">
            <text:p>2,271100395</text:p>
          </table:table-cell>
          <table:table-cell office:value-type="float" office:value="-0.47987213200000001" table:style-name="ce1">
            <text:p>-0,479872132</text:p>
          </table:table-cell>
          <table:table-cell office:value-type="float" office:value="0.66819113900000005" table:style-name="ce1">
            <text:p>0,668191139</text:p>
          </table:table-cell>
          <table:table-cell office:value-type="float" office:value="0.98297356700000005" table:style-name="ce1">
            <text:p>0,982973567</text:p>
          </table:table-cell>
          <table:table-cell office:value-type="float" office:value="3.0183627359999998" table:style-name="ce1">
            <text:p>3,018362736</text:p>
          </table:table-cell>
          <table:table-cell office:value-type="float" office:value="2.6238044139999999" table:style-name="ce1">
            <text:p>2,623804414</text:p>
          </table:table-cell>
          <table:table-cell office:value-type="float" office:value="0.47183056899999998" table:style-name="ce1">
            <text:p>0,471830569</text:p>
          </table:table-cell>
          <table:table-cell office:value-type="float" office:value="2.3365653900000001" table:style-name="ce1">
            <text:p>2,33656539</text:p>
          </table:table-cell>
          <table:table-cell office:value-type="float" office:value="-0.20009784899999999" table:style-name="ce1">
            <text:p>-0,200097849</text:p>
          </table:table-cell>
          <table:table-cell office:value-type="float" office:value="1.842147413" table:style-name="ce1">
            <text:p>1,842147413</text:p>
          </table:table-cell>
          <table:table-cell office:value-type="float" office:value="2.0124218690000002" table:style-name="ce1">
            <text:p>2,012421869</text:p>
          </table:table-cell>
          <table:table-cell office:value-type="float" office:value="2.7702447019999998" table:style-name="ce1">
            <text:p>2,770244702</text:p>
          </table:table-cell>
          <table:table-cell office:value-type="float" office:value="3.0523147320000001" table:style-name="ce1">
            <text:p>3,052314732</text:p>
          </table:table-cell>
          <table:table-cell office:value-type="float" office:value="2.1996145380000001" table:style-name="ce1">
            <text:p>2,199614538</text:p>
          </table:table-cell>
          <table:table-cell office:value-type="float" office:value="2.6314820079999999" table:style-name="ce1">
            <text:p>2,631482008</text:p>
          </table:table-cell>
          <table:table-cell office:value-type="float" office:value="0.17568356399999999" table:style-name="ce1">
            <text:p>0,175683564</text:p>
          </table:table-cell>
          <table:table-cell office:value-type="float" office:value="2.2958053710000002" table:style-name="ce1">
            <text:p>2,295805371</text:p>
          </table:table-cell>
          <table:table-cell table:style-name="ce1"/>
          <table:table-cell office:value-type="float" office:value="0.61970747100000001" table:style-name="ce1">
            <text:p>0,619707471</text:p>
          </table:table-cell>
          <table:table-cell office:value-type="float" office:value="4.1212468119999999" table:style-name="ce1">
            <text:p>4,121246812</text:p>
          </table:table-cell>
          <table:table-cell office:value-type="float" office:value="2.4978729070000001" table:style-name="ce1">
            <text:p>2,497872907</text:p>
          </table:table-cell>
          <table:table-cell office:value-type="float" office:value="1.06362548" table:style-name="ce1">
            <text:p>1,06362548</text:p>
          </table:table-cell>
          <table:table-cell office:value-type="float" office:value="1.306891786" table:style-name="ce1">
            <text:p>1,306891786</text:p>
          </table:table-cell>
          <table:table-cell office:value-type="float" office:value="2.2350913E-2" table:style-name="ce1">
            <text:p>0,022350913</text:p>
          </table:table-cell>
          <table:table-cell office:value-type="float" office:value="1.512882872" table:style-name="ce1">
            <text:p>1,512882872</text:p>
          </table:table-cell>
          <table:table-cell office:value-type="float" office:value="4.1447490199999999" table:style-name="ce1">
            <text:p>4,14474902</text:p>
          </table:table-cell>
          <table:table-cell office:value-type="float" office:value="0.63441329099999999" table:style-name="ce1">
            <text:p>0,634413291</text:p>
          </table:table-cell>
          <table:table-cell office:value-type="float" office:value="1.170062988" table:style-name="ce1">
            <text:p>1,170062988</text:p>
          </table:table-cell>
          <table:table-cell office:value-type="float" office:value="3.8039390549999998" table:style-name="ce1">
            <text:p>3,803939055</text:p>
          </table:table-cell>
          <table:table-cell office:value-type="float" office:value="2.0143304259999999" table:style-name="ce1">
            <text:p>2,014330426</text:p>
          </table:table-cell>
          <table:table-cell office:value-type="float" office:value="3.8020566740000001" table:style-name="ce1">
            <text:p>3,802056674</text:p>
          </table:table-cell>
          <table:table-cell office:value-type="float" office:value="1.624432195" table:style-name="ce1">
            <text:p>1,624432195</text:p>
          </table:table-cell>
          <table:table-cell office:value-type="float" office:value="-0.65899264199999996" table:style-name="ce1">
            <text:p>-0,658992642</text:p>
          </table:table-cell>
          <table:table-cell office:value-type="float" office:value="1.234018311" table:style-name="ce1">
            <text:p>1,234018311</text:p>
          </table:table-cell>
          <table:table-cell office:value-type="float" office:value="4.6573453929999999" table:style-name="ce1">
            <text:p>4,657345393</text:p>
          </table:table-cell>
          <table:table-cell office:value-type="float" office:value="2.1883955749999999" table:style-name="ce1">
            <text:p>2,188395575</text:p>
          </table:table-cell>
          <table:table-cell office:value-type="float" office:value="2.7251549640000001" table:style-name="ce1">
            <text:p>2,725154964</text:p>
          </table:table-cell>
          <table:table-cell office:value-type="float" office:value="0.60766792199999997" table:style-name="ce1">
            <text:p>0,607667922</text:p>
          </table:table-cell>
          <table:table-cell office:value-type="float" office:value="2.6120617730000002" table:style-name="ce1">
            <text:p>2,612061773</text:p>
          </table:table-cell>
          <table:table-cell office:value-type="float" office:value="3.5873634590000001" table:style-name="ce1">
            <text:p>3,587363459</text:p>
          </table:table-cell>
          <table:table-cell office:value-type="float" office:value="1.400029349" table:style-name="ce1">
            <text:p>1,400029349</text:p>
          </table:table-cell>
          <table:table-cell office:value-type="float" office:value="2.138235994" table:style-name="ce1">
            <text:p>2,138235994</text:p>
          </table:table-cell>
          <table:table-cell office:value-type="float" office:value="2.5888342949999998" table:style-name="ce1">
            <text:p>2,588834295</text:p>
          </table:table-cell>
          <table:table-cell office:value-type="float" office:value="2.478889664" table:style-name="ce1">
            <text:p>2,478889664</text:p>
          </table:table-cell>
          <table:table-cell office:value-type="float" office:value="0.917795574" table:style-name="ce1">
            <text:p>0,917795574</text:p>
          </table:table-cell>
          <table:table-cell office:value-type="float" office:value="1.4134357420000001" table:style-name="ce1">
            <text:p>1,413435742</text:p>
          </table:table-cell>
          <table:table-cell office:value-type="float" office:value="2.463176072" table:style-name="ce1">
            <text:p>2,463176072</text:p>
          </table:table-cell>
          <table:table-cell office:value-type="float" office:value="2.032620418" table:style-name="ce1">
            <text:p>2,032620418</text:p>
          </table:table-cell>
          <table:table-cell office:value-type="float" office:value="2.5125547730000002" table:style-name="ce1">
            <text:p>2,512554773</text:p>
          </table:table-cell>
          <table:table-cell office:value-type="float" office:value="1.4272263270000001" table:style-name="ce1">
            <text:p>1,427226327</text:p>
          </table:table-cell>
          <table:table-cell office:value-type="float" office:value="0.82901901899999997" table:style-name="ce1">
            <text:p>0,829019019</text:p>
          </table:table-cell>
          <table:table-cell office:value-type="float" office:value="0.102785608" table:style-name="ce1">
            <text:p>0,102785608</text:p>
          </table:table-cell>
          <table:table-cell office:value-type="float" office:value="0.62787277200000002" table:style-name="ce1">
            <text:p>0,627872772</text:p>
          </table:table-cell>
          <table:table-cell office:value-type="float" office:value="4.1244545700000002" table:style-name="ce1">
            <text:p>4,12445457</text:p>
          </table:table-cell>
          <table:table-cell office:value-type="float" office:value="8.8447127420000005" table:style-name="ce1">
            <text:p>8,844712742</text:p>
          </table:table-cell>
          <table:table-cell office:value-type="float" office:value="2.333823164" table:style-name="ce1">
            <text:p>2,333823164</text:p>
          </table:table-cell>
          <table:table-cell office:value-type="float" office:value="1.4592093850000001" table:style-name="ce1">
            <text:p>1,459209385</text:p>
          </table:table-cell>
          <table:table-cell office:value-type="float" office:value="1.023325474" table:style-name="ce1">
            <text:p>1,023325474</text:p>
          </table:table-cell>
          <table:table-cell office:value-type="float" office:value="2.8686312940000001" table:style-name="ce1">
            <text:p>2,868631294</text:p>
          </table:table-cell>
          <table:table-cell office:value-type="float" office:value="3.6796746040000001" table:style-name="ce1">
            <text:p>3,679674604</text:p>
          </table:table-cell>
          <table:table-cell office:value-type="float" office:value="3.3432178380000002" table:style-name="ce1">
            <text:p>3,343217838</text:p>
          </table:table-cell>
          <table:table-cell office:value-type="float" office:value="2.2349773389999998" table:style-name="ce1">
            <text:p>2,234977339</text:p>
          </table:table-cell>
          <table:table-cell office:value-type="float" office:value="4.6701093050000004" table:style-name="ce1">
            <text:p>4,670109305</text:p>
          </table:table-cell>
          <table:table-cell office:value-type="float" office:value="1.999863196" table:style-name="ce1">
            <text:p>1,999863196</text:p>
          </table:table-cell>
          <table:table-cell office:value-type="float" office:value="0.43245395800000003" table:style-name="ce1">
            <text:p>0,432453958</text:p>
          </table:table-cell>
          <table:table-cell office:value-type="float" office:value="1.964483041" table:style-name="ce1">
            <text:p>1,964483041</text:p>
          </table:table-cell>
          <table:table-cell office:value-type="float" office:value="2.0873764E-2" table:style-name="ce1">
            <text:p>0,020873764</text:p>
          </table:table-cell>
          <table:table-cell office:value-type="float" office:value="2.033687805" table:style-name="ce1">
            <text:p>2,033687805</text:p>
          </table:table-cell>
          <table:table-cell office:value-type="float" office:value="3.16664769" table:style-name="ce1">
            <text:p>3,16664769</text:p>
          </table:table-cell>
          <table:table-cell office:value-type="float" office:value="1.0671095660000001" table:style-name="ce1">
            <text:p>1,067109566</text:p>
          </table:table-cell>
          <table:table-cell office:value-type="float" office:value="2.5919174059999999" table:style-name="ce1">
            <text:p>2,591917406</text:p>
          </table:table-cell>
          <table:table-cell office:value-type="float" office:value="11.97555681" table:style-name="ce1">
            <text:p>11,97555681</text:p>
          </table:table-cell>
          <table:table-cell office:value-type="float" office:value="1.566110772" table:style-name="ce1">
            <text:p>1,566110772</text:p>
          </table:table-cell>
          <table:table-cell office:value-type="float" office:value="2.864579956" table:style-name="ce1">
            <text:p>2,864579956</text:p>
          </table:table-cell>
          <table:table-cell office:value-type="float" office:value="1.04573546" table:style-name="ce1">
            <text:p>1,04573546</text:p>
          </table:table-cell>
          <table:table-cell office:value-type="float" office:value="3.3089315049999999" table:style-name="ce1">
            <text:p>3,308931505</text:p>
          </table:table-cell>
          <table:table-cell office:value-type="float" office:value="2.4849836189999999" table:style-name="ce1">
            <text:p>2,484983619</text:p>
          </table:table-cell>
          <table:table-cell office:value-type="float" office:value="0.87730279099999997" table:style-name="ce1">
            <text:p>0,877302791</text:p>
          </table:table-cell>
          <table:table-cell office:value-type="float" office:value="2.6721894289999999" table:style-name="ce1">
            <text:p>2,672189429</text:p>
          </table:table-cell>
          <table:table-cell office:value-type="float" office:value="1.9644380669999999" table:style-name="ce1">
            <text:p>1,964438067</text:p>
          </table:table-cell>
          <table:table-cell office:value-type="float" office:value="2.8786516620000002" table:style-name="ce1">
            <text:p>2,878651662</text:p>
          </table:table-cell>
          <table:table-cell office:value-type="float" office:value="2.5288796929999999" table:style-name="ce1">
            <text:p>2,528879693</text:p>
          </table:table-cell>
          <table:table-cell office:value-type="float" office:value="2.5934738309999998" table:style-name="ce1">
            <text:p>2,593473831</text:p>
          </table:table-cell>
          <table:table-cell office:value-type="float" office:value="0.39693318999999999" table:style-name="ce1">
            <text:p>0,39693319</text:p>
          </table:table-cell>
          <table:table-cell office:value-type="float" office:value="0.28220267300000001" table:style-name="ce1">
            <text:p>0,282202673</text:p>
          </table:table-cell>
          <table:table-cell office:value-type="float" office:value="2.3136581110000001" table:style-name="ce1">
            <text:p>2,313658111</text:p>
          </table:table-cell>
          <table:table-cell office:value-type="float" office:value="1.903203091" table:style-name="ce1">
            <text:p>1,903203091</text:p>
          </table:table-cell>
          <table:table-cell office:value-type="float" office:value="0.86518652500000004" table:style-name="ce1">
            <text:p>0,865186525</text:p>
          </table:table-cell>
          <table:table-cell office:value-type="float" office:value="0.78718865900000001" table:style-name="ce1">
            <text:p>0,787188659</text:p>
          </table:table-cell>
          <table:table-cell office:value-type="float" office:value="5.0138771010000003" table:style-name="ce1">
            <text:p>5,013877101</text:p>
          </table:table-cell>
          <table:table-cell office:value-type="float" office:value="2.4806367420000002" table:style-name="ce1">
            <text:p>2,480636742</text:p>
          </table:table-cell>
          <table:table-cell office:value-type="float" office:value="3.3368075670000001" table:style-name="ce1">
            <text:p>3,336807567</text:p>
          </table:table-cell>
          <table:table-cell office:value-type="float" office:value="2.2583863399999999" table:style-name="ce1">
            <text:p>2,25838634</text:p>
          </table:table-cell>
          <table:table-cell office:value-type="float" office:value="2.3501700489999999" table:style-name="ce1">
            <text:p>2,350170049</text:p>
          </table:table-cell>
          <table:table-cell office:value-type="float" office:value="2.721163819" table:style-name="ce1">
            <text:p>2,721163819</text:p>
          </table:table-cell>
          <table:table-cell office:value-type="float" office:value="2.7039054120000001" table:style-name="ce1">
            <text:p>2,703905412</text:p>
          </table:table-cell>
          <table:table-cell office:value-type="float" office:value="2.662525987" table:style-name="ce1">
            <text:p>2,662525987</text:p>
          </table:table-cell>
          <table:table-cell office:value-type="float" office:value="0.90459069199999997" table:style-name="ce1">
            <text:p>0,904590692</text:p>
          </table:table-cell>
          <table:table-cell office:value-type="float" office:value="2.6224345929999999" table:style-name="ce1">
            <text:p>2,622434593</text:p>
          </table:table-cell>
          <table:table-cell office:value-type="float" office:value="0.99325748400000002" table:style-name="ce1">
            <text:p>0,993257484</text:p>
          </table:table-cell>
          <table:table-cell office:value-type="float" office:value="1.5827765600000001" table:style-name="ce1">
            <text:p>1,58277656</text:p>
          </table:table-cell>
          <table:table-cell office:value-type="float" office:value="0.38455307999999999" table:style-name="ce1">
            <text:p>0,38455308</text:p>
          </table:table-cell>
          <table:table-cell office:value-type="float" office:value="2.9189520240000002" table:style-name="ce1">
            <text:p>2,918952024</text:p>
          </table:table-cell>
          <table:table-cell table:style-name="ce1"/>
          <table:table-cell office:value-type="float" office:value="2.1499988179999998" table:style-name="ce1">
            <text:p>2,149998818</text:p>
          </table:table-cell>
          <table:table-cell office:value-type="float" office:value="0.51573312699999996" table:style-name="ce1">
            <text:p>0,515733127</text:p>
          </table:table-cell>
          <table:table-cell office:value-type="float" office:value="2.8250333209999998" table:style-name="ce1">
            <text:p>2,825033321</text:p>
          </table:table-cell>
          <table:table-cell office:value-type="float" office:value="9.8348735139999999" table:style-name="ce1">
            <text:p>9,834873514</text:p>
          </table:table-cell>
          <table:table-cell office:value-type="float" office:value="0.35427994699999998" table:style-name="ce1">
            <text:p>0,354279947</text:p>
          </table:table-cell>
          <table:table-cell office:value-type="float" office:value="0.75735296799999996" table:style-name="ce1">
            <text:p>0,757352968</text:p>
          </table:table-cell>
          <table:table-cell office:value-type="float" office:value="3.6551633969999999" table:style-name="ce1">
            <text:p>3,655163397</text:p>
          </table:table-cell>
          <table:table-cell office:value-type="float" office:value="2.367697551" table:style-name="ce1">
            <text:p>2,367697551</text:p>
          </table:table-cell>
          <table:table-cell office:value-type="float" office:value="5.9528943849999996" table:style-name="ce1">
            <text:p>5,952894385</text:p>
          </table:table-cell>
          <table:table-cell office:value-type="float" office:value="3.3595668280000002" table:style-name="ce1">
            <text:p>3,359566828</text:p>
          </table:table-cell>
          <table:table-cell office:value-type="float" office:value="3.0381905140000001" table:style-name="ce1">
            <text:p>3,038190514</text:p>
          </table:table-cell>
          <table:table-cell office:value-type="float" office:value="1.890221986" table:style-name="ce1">
            <text:p>1,890221986</text:p>
          </table:table-cell>
          <table:table-cell office:value-type="float" office:value="3.1430573129999999" table:style-name="ce1">
            <text:p>3,143057313</text:p>
          </table:table-cell>
          <table:table-cell office:value-type="float" office:value="2.3928732510000001" table:style-name="ce1">
            <text:p>2,392873251</text:p>
          </table:table-cell>
          <table:table-cell office:value-type="float" office:value="1.3662925429999999" table:style-name="ce1">
            <text:p>1,366292543</text:p>
          </table:table-cell>
          <table:table-cell office:value-type="float" office:value="1.114888466" table:style-name="ce1">
            <text:p>1,114888466</text:p>
          </table:table-cell>
          <table:table-cell office:value-type="float" office:value="-5.8534140999999998E-2" table:style-name="ce1">
            <text:p>-0,058534141</text:p>
          </table:table-cell>
          <table:table-cell table:style-name="ce1"/>
          <table:table-cell office:value-type="float" office:value="2.902621533" table:style-name="ce1">
            <text:p>2,902621533</text:p>
          </table:table-cell>
          <table:table-cell office:value-type="float" office:value="2.8526558070000001" table:style-name="ce1">
            <text:p>2,852655807</text:p>
          </table:table-cell>
          <table:table-cell office:value-type="float" office:value="2.897822906" table:style-name="ce1">
            <text:p>2,897822906</text:p>
          </table:table-cell>
          <table:table-cell office:value-type="float" office:value="2.1061627469999999" table:style-name="ce1">
            <text:p>2,106162747</text:p>
          </table:table-cell>
          <table:table-cell office:value-type="float" office:value="1.7293645630000001" table:style-name="ce1">
            <text:p>1,729364563</text:p>
          </table:table-cell>
          <table:table-cell office:value-type="float" office:value="0.67125054699999998" table:style-name="ce1">
            <text:p>0,671250547</text:p>
          </table:table-cell>
          <table:table-cell office:value-type="float" office:value="0.68746266" table:style-name="ce1">
            <text:p>0,68746266</text:p>
          </table:table-cell>
          <table:table-cell office:value-type="float" office:value="0.51021326300000003" table:style-name="ce1">
            <text:p>0,510213263</text:p>
          </table:table-cell>
          <table:table-cell office:value-type="float" office:value="9.0869615000000001E-2" table:style-name="ce1">
            <text:p>0,090869615</text:p>
          </table:table-cell>
          <table:table-cell office:value-type="float" office:value="3.4845775539999999" table:style-name="ce1">
            <text:p>3,484577554</text:p>
          </table:table-cell>
          <table:table-cell table:style-name="ce1"/>
          <table:table-cell office:value-type="float" office:value="0.59201115199999998" table:style-name="ce1">
            <text:p>0,592011152</text:p>
          </table:table-cell>
          <table:table-cell office:value-type="float" office:value="3.5017795089999999" table:style-name="ce1">
            <text:p>3,501779509</text:p>
          </table:table-cell>
          <table:table-cell office:value-type="float" office:value="4.8455352080000003" table:style-name="ce1">
            <text:p>4,845535208</text:p>
          </table:table-cell>
          <table:table-cell office:value-type="float" office:value="2.5586390240000001" table:style-name="ce1">
            <text:p>2,558639024</text:p>
          </table:table-cell>
          <table:table-cell office:value-type="float" office:value="1.5897702520000001" table:style-name="ce1">
            <text:p>1,589770252</text:p>
          </table:table-cell>
          <table:table-cell office:value-type="float" office:value="1.027666832" table:style-name="ce1">
            <text:p>1,027666832</text:p>
          </table:table-cell>
          <table:table-cell office:value-type="float" office:value="3.6929080110000001" table:style-name="ce1">
            <text:p>3,692908011</text:p>
          </table:table-cell>
          <table:table-cell office:value-type="float" office:value="1.8188612129999999" table:style-name="ce1">
            <text:p>1,818861213</text:p>
          </table:table-cell>
          <table:table-cell office:value-type="float" office:value="3.0543873719999999" table:style-name="ce1">
            <text:p>3,054387372</text:p>
          </table:table-cell>
          <table:table-cell office:value-type="float" office:value="2.3878148110000001" table:style-name="ce1">
            <text:p>2,387814811</text:p>
          </table:table-cell>
          <table:table-cell office:value-type="float" office:value="2.1947084509999999" table:style-name="ce1">
            <text:p>2,194708451</text:p>
          </table:table-cell>
          <table:table-cell office:value-type="float" office:value="2.3917218569999998" table:style-name="ce1">
            <text:p>2,391721857</text:p>
          </table:table-cell>
          <table:table-cell office:value-type="float" office:value="3.16664769" table:style-name="ce1">
            <text:p>3,16664769</text:p>
          </table:table-cell>
          <table:table-cell office:value-type="float" office:value="6.2927629999999998E-2" table:style-name="ce1">
            <text:p>0,06292763</text:p>
          </table:table-cell>
          <table:table-cell office:value-type="float" office:value="2.367697551" table:style-name="ce1">
            <text:p>2,367697551</text:p>
          </table:table-cell>
          <table:table-cell office:value-type="float" office:value="2.897822906" table:style-name="ce1">
            <text:p>2,897822906</text:p>
          </table:table-cell>
          <table:table-cell office:value-type="float" office:value="1.482968727" table:style-name="ce1">
            <text:p>1,482968727</text:p>
          </table:table-cell>
          <table:table-cell office:value-type="float" office:value="2.8132973419999998" table:style-name="ce1">
            <text:p>2,813297342</text:p>
          </table:table-cell>
          <table:table-cell office:value-type="float" office:value="2.1866801389999999" table:style-name="ce1">
            <text:p>2,186680139</text:p>
          </table:table-cell>
          <table:table-cell office:value-type="float" office:value="0.91607474" table:style-name="ce1">
            <text:p>0,91607474</text:p>
          </table:table-cell>
          <table:table-cell office:value-type="float" office:value="3.0841336140000002" table:style-name="ce1">
            <text:p>3,084133614</text:p>
          </table:table-cell>
          <table:table-cell office:value-type="float" office:value="3.2046053969999999" table:style-name="ce1">
            <text:p>3,204605397</text:p>
          </table:table-cell>
          <table:table-cell office:value-type="float" office:value="0.37505719199999998" table:style-name="ce1">
            <text:p>0,375057192</text:p>
          </table:table-cell>
          <table:table-cell office:value-type="float" office:value="1.6435404170000001" table:style-name="ce1">
            <text:p>1,643540417</text:p>
          </table:table-cell>
          <table:table-cell office:value-type="float" office:value="0.64406230600000003" table:style-name="ce1">
            <text:p>0,644062306</text:p>
          </table:table-cell>
          <table:table-cell office:value-type="float" office:value="0.86581733599999999" table:style-name="ce1">
            <text:p>0,865817336</text:p>
          </table:table-cell>
          <table:table-cell office:value-type="float" office:value="2.514314733" table:style-name="ce1">
            <text:p>2,514314733</text:p>
          </table:table-cell>
          <table:table-cell office:value-type="float" office:value="0.72240185300000004" table:style-name="ce1">
            <text:p>0,722401853</text:p>
          </table:table-cell>
          <table:table-cell office:value-type="float" office:value="2.602614612" table:style-name="ce1">
            <text:p>2,602614612</text:p>
          </table:table-cell>
          <table:table-cell office:value-type="float" office:value="4.3728681939999996" table:style-name="ce1">
            <text:p>4,372868194</text:p>
          </table:table-cell>
          <table:table-cell office:value-type="float" office:value="0.25081128699999999" table:style-name="ce1">
            <text:p>0,250811287</text:p>
          </table:table-cell>
          <table:table-cell office:value-type="float" office:value="2.3190285720000001" table:style-name="ce1">
            <text:p>2,319028572</text:p>
          </table:table-cell>
          <table:table-cell office:value-type="float" office:value="2.2607208179999998" table:style-name="ce1">
            <text:p>2,260720818</text:p>
          </table:table-cell>
          <table:table-cell office:value-type="float" office:value="1.7467580309999999" table:style-name="ce1">
            <text:p>1,746758031</text:p>
          </table:table-cell>
          <table:table-cell office:value-type="float" office:value="0.564233235" table:style-name="ce1">
            <text:p>0,564233235</text:p>
          </table:table-cell>
          <table:table-cell office:value-type="float" office:value="2.0239881350000002" table:style-name="ce1">
            <text:p>2,023988135</text:p>
          </table:table-cell>
          <table:table-cell office:value-type="float" office:value="3.8020879769999998" table:style-name="ce1">
            <text:p>3,802087977</text:p>
          </table:table-cell>
          <table:table-cell office:value-type="float" office:value="2.6987561759999998" table:style-name="ce1">
            <text:p>2,698756176</text:p>
          </table:table-cell>
          <table:table-cell office:value-type="float" office:value="3.3321205059999999" table:style-name="ce1">
            <text:p>3,332120506</text:p>
          </table:table-cell>
          <table:table-cell office:value-type="float" office:value="3.6574460480000002" table:style-name="ce1">
            <text:p>3,657446048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5" table:style-name="ce1">
            <text:p>1985</text:p>
          </table:table-cell>
          <table:table-cell office:value-type="float" office:value="0.301918203" table:style-name="ce1">
            <text:p>0,301918203</text:p>
          </table:table-cell>
          <table:table-cell office:value-type="float" office:value="-2.20436802" table:style-name="ce1">
            <text:p>-2,20436802</text:p>
          </table:table-cell>
          <table:table-cell office:value-type="float" office:value="3.5478759819999999" table:style-name="ce1">
            <text:p>3,547875982</text:p>
          </table:table-cell>
          <table:table-cell office:value-type="float" office:value="2.0559946089999999" table:style-name="ce1">
            <text:p>2,055994609</text:p>
          </table:table-cell>
          <table:table-cell office:value-type="float" office:value="4.3394433440000002" table:style-name="ce1">
            <text:p>4,339443344</text:p>
          </table:table-cell>
          <table:table-cell office:value-type="float" office:value="3.0182582820000001" table:style-name="ce1">
            <text:p>3,018258282</text:p>
          </table:table-cell>
          <table:table-cell office:value-type="float" office:value="5.4291027810000001" table:style-name="ce1">
            <text:p>5,429102781</text:p>
          </table:table-cell>
          <table:table-cell office:value-type="float" office:value="1.5985629770000001" table:style-name="ce1">
            <text:p>1,598562977</text:p>
          </table:table-cell>
          <table:table-cell office:value-type="float" office:value="1.520551942" table:style-name="ce1">
            <text:p>1,520551942</text:p>
          </table:table-cell>
          <table:table-cell office:value-type="float" office:value="4.0617472469999996" table:style-name="ce1">
            <text:p>4,061747247</text:p>
          </table:table-cell>
          <table:table-cell office:value-type="float" office:value="0" table:style-name="ce1">
            <text:p>0</text:p>
          </table:table-cell>
          <table:table-cell office:value-type="float" office:value="1.3673460749999999" table:style-name="ce1">
            <text:p>1,367346075</text:p>
          </table:table-cell>
          <table:table-cell office:value-type="float" office:value="4.6950968000000003E-2" table:style-name="ce1">
            <text:p>0,046950968</text:p>
          </table:table-cell>
          <table:table-cell office:value-type="float" office:value="1.6465249390000001" table:style-name="ce1">
            <text:p>1,646524939</text:p>
          </table:table-cell>
          <table:table-cell office:value-type="float" office:value="2.7687391859999999" table:style-name="ce1">
            <text:p>2,768739186</text:p>
          </table:table-cell>
          <table:table-cell office:value-type="float" office:value="2.9786422999999999E-2" table:style-name="ce1">
            <text:p>0,029786423</text:p>
          </table:table-cell>
          <table:table-cell office:value-type="float" office:value="2.8852596300000002" table:style-name="ce1">
            <text:p>2,88525963</text:p>
          </table:table-cell>
          <table:table-cell office:value-type="float" office:value="2.5778094230000002" table:style-name="ce1">
            <text:p>2,577809423</text:p>
          </table:table-cell>
          <table:table-cell office:value-type="float" office:value="2.6205906109999999" table:style-name="ce1">
            <text:p>2,620590611</text:p>
          </table:table-cell>
          <table:table-cell office:value-type="float" office:value="-1.473114E-3" table:style-name="ce1">
            <text:p>-0,001473114</text:p>
          </table:table-cell>
          <table:table-cell office:value-type="float" office:value="2.9526020040000001" table:style-name="ce1">
            <text:p>2,952602004</text:p>
          </table:table-cell>
          <table:table-cell office:value-type="float" office:value="2.0043684919999998" table:style-name="ce1">
            <text:p>2,004368492</text:p>
          </table:table-cell>
          <table:table-cell office:value-type="float" office:value="0.95060507400000005" table:style-name="ce1">
            <text:p>0,950605074</text:p>
          </table:table-cell>
          <table:table-cell office:value-type="float" office:value="0.65376144300000005" table:style-name="ce1">
            <text:p>0,653761443</text:p>
          </table:table-cell>
          <table:table-cell office:value-type="float" office:value="2.812635448" table:style-name="ce1">
            <text:p>2,812635448</text:p>
          </table:table-cell>
          <table:table-cell office:value-type="float" office:value="0.84185527199999999" table:style-name="ce1">
            <text:p>0,841855272</text:p>
          </table:table-cell>
          <table:table-cell office:value-type="float" office:value="2.049136147" table:style-name="ce1">
            <text:p>2,049136147</text:p>
          </table:table-cell>
          <table:table-cell office:value-type="float" office:value="2.1599415510000002" table:style-name="ce1">
            <text:p>2,159941551</text:p>
          </table:table-cell>
          <table:table-cell office:value-type="float" office:value="0.299359298" table:style-name="ce1">
            <text:p>0,299359298</text:p>
          </table:table-cell>
          <table:table-cell office:value-type="float" office:value="2.835101683" table:style-name="ce1">
            <text:p>2,835101683</text:p>
          </table:table-cell>
          <table:table-cell office:value-type="float" office:value="2.7935448530000002" table:style-name="ce1">
            <text:p>2,793544853</text:p>
          </table:table-cell>
          <table:table-cell office:value-type="float" office:value="3.6313003340000001" table:style-name="ce1">
            <text:p>3,631300334</text:p>
          </table:table-cell>
          <table:table-cell office:value-type="float" office:value="2.541172574" table:style-name="ce1">
            <text:p>2,541172574</text:p>
          </table:table-cell>
          <table:table-cell office:value-type="float" office:value="0.91377427499999997" table:style-name="ce1">
            <text:p>0,913774275</text:p>
          </table:table-cell>
          <table:table-cell office:value-type="float" office:value="0.45959284900000003" table:style-name="ce1">
            <text:p>0,459592849</text:p>
          </table:table-cell>
          <table:table-cell office:value-type="float" office:value="0.44144266799999998" table:style-name="ce1">
            <text:p>0,441442668</text:p>
          </table:table-cell>
          <table:table-cell office:value-type="float" office:value="1.0230921449999999" table:style-name="ce1">
            <text:p>1,023092145</text:p>
          </table:table-cell>
          <table:table-cell office:value-type="float" office:value="1.471966331" table:style-name="ce1">
            <text:p>1,471966331</text:p>
          </table:table-cell>
          <table:table-cell office:value-type="float" office:value="1.361699118" table:style-name="ce1">
            <text:p>1,361699118</text:p>
          </table:table-cell>
          <table:table-cell office:value-type="float" office:value="3.9915104619999999" table:style-name="ce1">
            <text:p>3,991510462</text:p>
          </table:table-cell>
          <table:table-cell office:value-type="float" office:value="3.156957631" table:style-name="ce1">
            <text:p>3,156957631</text:p>
          </table:table-cell>
          <table:table-cell office:value-type="float" office:value="2.5816496739999999" table:style-name="ce1">
            <text:p>2,581649674</text:p>
          </table:table-cell>
          <table:table-cell office:value-type="float" office:value="2.8297448030000001" table:style-name="ce1">
            <text:p>2,829744803</text:p>
          </table:table-cell>
          <table:table-cell office:value-type="float" office:value="2.0916371520000001" table:style-name="ce1">
            <text:p>2,091637152</text:p>
          </table:table-cell>
          <table:table-cell office:value-type="float" office:value="2.8172404690000001" table:style-name="ce1">
            <text:p>2,817240469</text:p>
          </table:table-cell>
          <table:table-cell office:value-type="float" office:value="1.794115594" table:style-name="ce1">
            <text:p>1,794115594</text:p>
          </table:table-cell>
          <table:table-cell office:value-type="float" office:value="2.6844741939999999" table:style-name="ce1">
            <text:p>2,684474194</text:p>
          </table:table-cell>
          <table:table-cell office:value-type="float" office:value="0.98502468300000001" table:style-name="ce1">
            <text:p>0,985024683</text:p>
          </table:table-cell>
          <table:table-cell office:value-type="float" office:value="0.65835755299999998" table:style-name="ce1">
            <text:p>0,658357553</text:p>
          </table:table-cell>
          <table:table-cell office:value-type="float" office:value="0.50615402300000001" table:style-name="ce1">
            <text:p>0,506154023</text:p>
          </table:table-cell>
          <table:table-cell office:value-type="float" office:value="4.180276675" table:style-name="ce1">
            <text:p>4,180276675</text:p>
          </table:table-cell>
          <table:table-cell office:value-type="float" office:value="0.85215361700000003" table:style-name="ce1">
            <text:p>0,852153617</text:p>
          </table:table-cell>
          <table:table-cell office:value-type="float" office:value="6.6820434999999997E-2" table:style-name="ce1">
            <text:p>0,066820435</text:p>
          </table:table-cell>
          <table:table-cell office:value-type="float" office:value="-0.22348990199999999" table:style-name="ce1">
            <text:p>-0,223489902</text:p>
          </table:table-cell>
          <table:table-cell office:value-type="float" office:value="4.7135452029999998" table:style-name="ce1">
            <text:p>4,713545203</text:p>
          </table:table-cell>
          <table:table-cell office:value-type="float" office:value="-0.88404677700000001" table:style-name="ce1">
            <text:p>-0,884046777</text:p>
          </table:table-cell>
          <table:table-cell office:value-type="float" office:value="4.0526889000000003E-2" table:style-name="ce1">
            <text:p>0,040526889</text:p>
          </table:table-cell>
          <table:table-cell office:value-type="float" office:value="2.070487725" table:style-name="ce1">
            <text:p>2,070487725</text:p>
          </table:table-cell>
          <table:table-cell office:value-type="float" office:value="3.0228609409999998" table:style-name="ce1">
            <text:p>3,022860941</text:p>
          </table:table-cell>
          <table:table-cell office:value-type="float" office:value="1.614317958" table:style-name="ce1">
            <text:p>1,614317958</text:p>
          </table:table-cell>
          <table:table-cell office:value-type="float" office:value="2.5112469279999998" table:style-name="ce1">
            <text:p>2,511246928</text:p>
          </table:table-cell>
          <table:table-cell office:value-type="float" office:value="1.516677812" table:style-name="ce1">
            <text:p>1,516677812</text:p>
          </table:table-cell>
          <table:table-cell office:value-type="float" office:value="1.0757085989999999" table:style-name="ce1">
            <text:p>1,075708599</text:p>
          </table:table-cell>
          <table:table-cell office:value-type="float" office:value="0.59502936900000003" table:style-name="ce1">
            <text:p>0,595029369</text:p>
          </table:table-cell>
          <table:table-cell office:value-type="float" office:value="2.4864746449999999" table:style-name="ce1">
            <text:p>2,486474645</text:p>
          </table:table-cell>
          <table:table-cell office:value-type="float" office:value="2.6539145639999999" table:style-name="ce1">
            <text:p>2,653914564</text:p>
          </table:table-cell>
          <table:table-cell office:value-type="float" office:value="0.18951675100000001" table:style-name="ce1">
            <text:p>0,189516751</text:p>
          </table:table-cell>
          <table:table-cell office:value-type="float" office:value="2.918104236" table:style-name="ce1">
            <text:p>2,918104236</text:p>
          </table:table-cell>
          <table:table-cell office:value-type="float" office:value="0.362365565" table:style-name="ce1">
            <text:p>0,362365565</text:p>
          </table:table-cell>
          <table:table-cell office:value-type="float" office:value="0.667063356" table:style-name="ce1">
            <text:p>0,667063356</text:p>
          </table:table-cell>
          <table:table-cell office:value-type="float" office:value="3.193696546" table:style-name="ce1">
            <text:p>3,193696546</text:p>
          </table:table-cell>
          <table:table-cell office:value-type="float" office:value="0.240517484" table:style-name="ce1">
            <text:p>0,240517484</text:p>
          </table:table-cell>
          <table:table-cell office:value-type="float" office:value="2.3708027459999998" table:style-name="ce1">
            <text:p>2,370802746</text:p>
          </table:table-cell>
          <table:table-cell office:value-type="float" office:value="0.41706890400000002" table:style-name="ce1">
            <text:p>0,417068904</text:p>
          </table:table-cell>
          <table:table-cell office:value-type="float" office:value="1.5991753129999999" table:style-name="ce1">
            <text:p>1,599175313</text:p>
          </table:table-cell>
          <table:table-cell office:value-type="float" office:value="0.56115444699999995" table:style-name="ce1">
            <text:p>0,561154447</text:p>
          </table:table-cell>
          <table:table-cell office:value-type="float" office:value="0.97317357299999996" table:style-name="ce1">
            <text:p>0,973173573</text:p>
          </table:table-cell>
          <table:table-cell office:value-type="float" office:value="2.8965213849999998" table:style-name="ce1">
            <text:p>2,896521385</text:p>
          </table:table-cell>
          <table:table-cell office:value-type="float" office:value="2.6950154639999999" table:style-name="ce1">
            <text:p>2,695015464</text:p>
          </table:table-cell>
          <table:table-cell office:value-type="float" office:value="0.22695122500000001" table:style-name="ce1">
            <text:p>0,226951225</text:p>
          </table:table-cell>
          <table:table-cell office:value-type="float" office:value="0.87667899500000002" table:style-name="ce1">
            <text:p>0,876678995</text:p>
          </table:table-cell>
          <table:table-cell office:value-type="float" office:value="3.0011296270000001" table:style-name="ce1">
            <text:p>3,001129627</text:p>
          </table:table-cell>
          <table:table-cell office:value-type="float" office:value="-0.44150182100000002" table:style-name="ce1">
            <text:p>-0,441501821</text:p>
          </table:table-cell>
          <table:table-cell office:value-type="float" office:value="2.6738491039999999" table:style-name="ce1">
            <text:p>2,673849104</text:p>
          </table:table-cell>
          <table:table-cell office:value-type="float" office:value="4.0631152080000001" table:style-name="ce1">
            <text:p>4,063115208</text:p>
          </table:table-cell>
          <table:table-cell office:value-type="float" office:value="2.4239932729999998" table:style-name="ce1">
            <text:p>2,423993273</text:p>
          </table:table-cell>
          <table:table-cell office:value-type="float" office:value="6.018168663" table:style-name="ce1">
            <text:p>6,018168663</text:p>
          </table:table-cell>
          <table:table-cell office:value-type="float" office:value="0.38828897899999998" table:style-name="ce1">
            <text:p>0,388288979</text:p>
          </table:table-cell>
          <table:table-cell office:value-type="float" office:value="1.4807021760000001" table:style-name="ce1">
            <text:p>1,480702176</text:p>
          </table:table-cell>
          <table:table-cell office:value-type="float" office:value="0.94429408000000004" table:style-name="ce1">
            <text:p>0,94429408</text:p>
          </table:table-cell>
          <table:table-cell office:value-type="float" office:value="2.754094839" table:style-name="ce1">
            <text:p>2,754094839</text:p>
          </table:table-cell>
          <table:table-cell office:value-type="float" office:value="2.2652823259999999" table:style-name="ce1">
            <text:p>2,265282326</text:p>
          </table:table-cell>
          <table:table-cell office:value-type="float" office:value="-0.61902796800000004" table:style-name="ce1">
            <text:p>-0,619027968</text:p>
          </table:table-cell>
          <table:table-cell office:value-type="float" office:value="0.66768517100000002" table:style-name="ce1">
            <text:p>0,667685171</text:p>
          </table:table-cell>
          <table:table-cell office:value-type="float" office:value="1.0742587720000001" table:style-name="ce1">
            <text:p>1,074258772</text:p>
          </table:table-cell>
          <table:table-cell office:value-type="float" office:value="2.99455011" table:style-name="ce1">
            <text:p>2,99455011</text:p>
          </table:table-cell>
          <table:table-cell office:value-type="float" office:value="2.6739688930000001" table:style-name="ce1">
            <text:p>2,673968893</text:p>
          </table:table-cell>
          <table:table-cell office:value-type="float" office:value="0.45049471299999999" table:style-name="ce1">
            <text:p>0,450494713</text:p>
          </table:table-cell>
          <table:table-cell office:value-type="float" office:value="2.2756560549999998" table:style-name="ce1">
            <text:p>2,275656055</text:p>
          </table:table-cell>
          <table:table-cell office:value-type="float" office:value="-0.18184716300000001" table:style-name="ce1">
            <text:p>-0,181847163</text:p>
          </table:table-cell>
          <table:table-cell office:value-type="float" office:value="1.8366949530000001" table:style-name="ce1">
            <text:p>1,836694953</text:p>
          </table:table-cell>
          <table:table-cell office:value-type="float" office:value="2.0104928489999998" table:style-name="ce1">
            <text:p>2,010492849</text:p>
          </table:table-cell>
          <table:table-cell office:value-type="float" office:value="2.7770117299999999" table:style-name="ce1">
            <text:p>2,77701173</text:p>
          </table:table-cell>
          <table:table-cell office:value-type="float" office:value="3.0350452799999998" table:style-name="ce1">
            <text:p>3,03504528</text:p>
          </table:table-cell>
          <table:table-cell office:value-type="float" office:value="2.118941499" table:style-name="ce1">
            <text:p>2,118941499</text:p>
          </table:table-cell>
          <table:table-cell office:value-type="float" office:value="2.6495531410000002" table:style-name="ce1">
            <text:p>2,649553141</text:p>
          </table:table-cell>
          <table:table-cell office:value-type="float" office:value="0.73545243100000002" table:style-name="ce1">
            <text:p>0,735452431</text:p>
          </table:table-cell>
          <table:table-cell office:value-type="float" office:value="2.2598527929999999" table:style-name="ce1">
            <text:p>2,259852793</text:p>
          </table:table-cell>
          <table:table-cell table:style-name="ce1"/>
          <table:table-cell office:value-type="float" office:value="0.160073466" table:style-name="ce1">
            <text:p>0,160073466</text:p>
          </table:table-cell>
          <table:table-cell office:value-type="float" office:value="4.0393241" table:style-name="ce1">
            <text:p>4,0393241</text:p>
          </table:table-cell>
          <table:table-cell office:value-type="float" office:value="2.3770370879999998" table:style-name="ce1">
            <text:p>2,377037088</text:p>
          </table:table-cell>
          <table:table-cell office:value-type="float" office:value="0.78766761399999996" table:style-name="ce1">
            <text:p>0,787667614</text:p>
          </table:table-cell>
          <table:table-cell office:value-type="float" office:value="1.763630078" table:style-name="ce1">
            <text:p>1,763630078</text:p>
          </table:table-cell>
          <table:table-cell office:value-type="float" office:value="2.8899938999999999E-2" table:style-name="ce1">
            <text:p>0,028899939</text:p>
          </table:table-cell>
          <table:table-cell office:value-type="float" office:value="1.255715704" table:style-name="ce1">
            <text:p>1,255715704</text:p>
          </table:table-cell>
          <table:table-cell office:value-type="float" office:value="4.0672597289999999" table:style-name="ce1">
            <text:p>4,067259729</text:p>
          </table:table-cell>
          <table:table-cell office:value-type="float" office:value="0.61136867399999995" table:style-name="ce1">
            <text:p>0,611368674</text:p>
          </table:table-cell>
          <table:table-cell office:value-type="float" office:value="1.169719704" table:style-name="ce1">
            <text:p>1,169719704</text:p>
          </table:table-cell>
          <table:table-cell office:value-type="float" office:value="3.745275168" table:style-name="ce1">
            <text:p>3,745275168</text:p>
          </table:table-cell>
          <table:table-cell office:value-type="float" office:value="1.869355155" table:style-name="ce1">
            <text:p>1,869355155</text:p>
          </table:table-cell>
          <table:table-cell office:value-type="float" office:value="3.5225128639999999" table:style-name="ce1">
            <text:p>3,522512864</text:p>
          </table:table-cell>
          <table:table-cell office:value-type="float" office:value="1.960135352" table:style-name="ce1">
            <text:p>1,960135352</text:p>
          </table:table-cell>
          <table:table-cell office:value-type="float" office:value="-0.77077172900000002" table:style-name="ce1">
            <text:p>-0,770771729</text:p>
          </table:table-cell>
          <table:table-cell office:value-type="float" office:value="0.98456559700000001" table:style-name="ce1">
            <text:p>0,984565597</text:p>
          </table:table-cell>
          <table:table-cell office:value-type="float" office:value="4.9087855989999998" table:style-name="ce1">
            <text:p>4,908785599</text:p>
          </table:table-cell>
          <table:table-cell office:value-type="float" office:value="2.1395476480000002" table:style-name="ce1">
            <text:p>2,139547648</text:p>
          </table:table-cell>
          <table:table-cell office:value-type="float" office:value="2.7931156279999998" table:style-name="ce1">
            <text:p>2,793115628</text:p>
          </table:table-cell>
          <table:table-cell office:value-type="float" office:value="0.52706628099999997" table:style-name="ce1">
            <text:p>0,527066281</text:p>
          </table:table-cell>
          <table:table-cell office:value-type="float" office:value="1.6011428569999999" table:style-name="ce1">
            <text:p>1,601142857</text:p>
          </table:table-cell>
          <table:table-cell office:value-type="float" office:value="3.3351576600000001" table:style-name="ce1">
            <text:p>3,33515766</text:p>
          </table:table-cell>
          <table:table-cell office:value-type="float" office:value="1.5582906249999999" table:style-name="ce1">
            <text:p>1,558290625</text:p>
          </table:table-cell>
          <table:table-cell office:value-type="float" office:value="2.0936528839999999" table:style-name="ce1">
            <text:p>2,093652884</text:p>
          </table:table-cell>
          <table:table-cell office:value-type="float" office:value="2.6159988190000001" table:style-name="ce1">
            <text:p>2,615998819</text:p>
          </table:table-cell>
          <table:table-cell office:value-type="float" office:value="2.5342639980000001" table:style-name="ce1">
            <text:p>2,534263998</text:p>
          </table:table-cell>
          <table:table-cell office:value-type="float" office:value="0.92777338799999998" table:style-name="ce1">
            <text:p>0,927773388</text:p>
          </table:table-cell>
          <table:table-cell office:value-type="float" office:value="1.4182005929999999" table:style-name="ce1">
            <text:p>1,418200593</text:p>
          </table:table-cell>
          <table:table-cell office:value-type="float" office:value="2.4354590520000001" table:style-name="ce1">
            <text:p>2,435459052</text:p>
          </table:table-cell>
          <table:table-cell office:value-type="float" office:value="2.0312134720000001" table:style-name="ce1">
            <text:p>2,031213472</text:p>
          </table:table-cell>
          <table:table-cell office:value-type="float" office:value="2.4167058620000001" table:style-name="ce1">
            <text:p>2,416705862</text:p>
          </table:table-cell>
          <table:table-cell office:value-type="float" office:value="1.449047991" table:style-name="ce1">
            <text:p>1,449047991</text:p>
          </table:table-cell>
          <table:table-cell office:value-type="float" office:value="0.85959115699999999" table:style-name="ce1">
            <text:p>0,859591157</text:p>
          </table:table-cell>
          <table:table-cell office:value-type="float" office:value="0.193256819" table:style-name="ce1">
            <text:p>0,193256819</text:p>
          </table:table-cell>
          <table:table-cell office:value-type="float" office:value="0.65459334400000002" table:style-name="ce1">
            <text:p>0,654593344</text:p>
          </table:table-cell>
          <table:table-cell office:value-type="float" office:value="4.1722154869999999" table:style-name="ce1">
            <text:p>4,172215487</text:p>
          </table:table-cell>
          <table:table-cell office:value-type="float" office:value="19.94459187" table:style-name="ce1">
            <text:p>19,94459187</text:p>
          </table:table-cell>
          <table:table-cell office:value-type="float" office:value="2.2313170370000002" table:style-name="ce1">
            <text:p>2,231317037</text:p>
          </table:table-cell>
          <table:table-cell office:value-type="float" office:value="1.12309785" table:style-name="ce1">
            <text:p>1,12309785</text:p>
          </table:table-cell>
          <table:table-cell office:value-type="float" office:value="0.95694074299999998" table:style-name="ce1">
            <text:p>0,956940743</text:p>
          </table:table-cell>
          <table:table-cell office:value-type="float" office:value="2.8485878219999998" table:style-name="ce1">
            <text:p>2,848587822</text:p>
          </table:table-cell>
          <table:table-cell office:value-type="float" office:value="3.5918111530000001" table:style-name="ce1">
            <text:p>3,591811153</text:p>
          </table:table-cell>
          <table:table-cell office:value-type="float" office:value="3.2869765399999999" table:style-name="ce1">
            <text:p>3,28697654</text:p>
          </table:table-cell>
          <table:table-cell office:value-type="float" office:value="2.1696955080000002" table:style-name="ce1">
            <text:p>2,169695508</text:p>
          </table:table-cell>
          <table:table-cell office:value-type="float" office:value="4.7438457679999999" table:style-name="ce1">
            <text:p>4,743845768</text:p>
          </table:table-cell>
          <table:table-cell office:value-type="float" office:value="1.994114956" table:style-name="ce1">
            <text:p>1,994114956</text:p>
          </table:table-cell>
          <table:table-cell office:value-type="float" office:value="0.35991402700000003" table:style-name="ce1">
            <text:p>0,359914027</text:p>
          </table:table-cell>
          <table:table-cell office:value-type="float" office:value="1.7651808790000001" table:style-name="ce1">
            <text:p>1,765180879</text:p>
          </table:table-cell>
          <table:table-cell office:value-type="float" office:value="1.75674825" table:style-name="ce1">
            <text:p>1,75674825</text:p>
          </table:table-cell>
          <table:table-cell office:value-type="float" office:value="1.9558521980000001" table:style-name="ce1">
            <text:p>1,955852198</text:p>
          </table:table-cell>
          <table:table-cell office:value-type="float" office:value="3.1171871150000001" table:style-name="ce1">
            <text:p>3,117187115</text:p>
          </table:table-cell>
          <table:table-cell office:value-type="float" office:value="0.74841887200000001" table:style-name="ce1">
            <text:p>0,748418872</text:p>
          </table:table-cell>
          <table:table-cell office:value-type="float" office:value="2.678324521" table:style-name="ce1">
            <text:p>2,678324521</text:p>
          </table:table-cell>
          <table:table-cell office:value-type="float" office:value="11.891529200000001" table:style-name="ce1">
            <text:p>11,8915292</text:p>
          </table:table-cell>
          <table:table-cell office:value-type="float" office:value="1.0099964589999999" table:style-name="ce1">
            <text:p>1,009996459</text:p>
          </table:table-cell>
          <table:table-cell office:value-type="float" office:value="2.808231095" table:style-name="ce1">
            <text:p>2,808231095</text:p>
          </table:table-cell>
          <table:table-cell office:value-type="float" office:value="0.81732139500000001" table:style-name="ce1">
            <text:p>0,817321395</text:p>
          </table:table-cell>
          <table:table-cell office:value-type="float" office:value="4.2676705579999998" table:style-name="ce1">
            <text:p>4,267670558</text:p>
          </table:table-cell>
          <table:table-cell office:value-type="float" office:value="2.6413540929999999" table:style-name="ce1">
            <text:p>2,641354093</text:p>
          </table:table-cell>
          <table:table-cell office:value-type="float" office:value="0.89278810099999995" table:style-name="ce1">
            <text:p>0,892788101</text:p>
          </table:table-cell>
          <table:table-cell office:value-type="float" office:value="3.0394298420000001" table:style-name="ce1">
            <text:p>3,039429842</text:p>
          </table:table-cell>
          <table:table-cell office:value-type="float" office:value="1.829518523" table:style-name="ce1">
            <text:p>1,829518523</text:p>
          </table:table-cell>
          <table:table-cell office:value-type="float" office:value="2.885181218" table:style-name="ce1">
            <text:p>2,885181218</text:p>
          </table:table-cell>
          <table:table-cell office:value-type="float" office:value="2.5624216" table:style-name="ce1">
            <text:p>2,5624216</text:p>
          </table:table-cell>
          <table:table-cell office:value-type="float" office:value="2.47704339" table:style-name="ce1">
            <text:p>2,47704339</text:p>
          </table:table-cell>
          <table:table-cell office:value-type="float" office:value="0.46632652000000002" table:style-name="ce1">
            <text:p>0,46632652</text:p>
          </table:table-cell>
          <table:table-cell office:value-type="float" office:value="0.2994715" table:style-name="ce1">
            <text:p>0,2994715</text:p>
          </table:table-cell>
          <table:table-cell office:value-type="float" office:value="2.284953496" table:style-name="ce1">
            <text:p>2,284953496</text:p>
          </table:table-cell>
          <table:table-cell office:value-type="float" office:value="2.0560472320000001" table:style-name="ce1">
            <text:p>2,056047232</text:p>
          </table:table-cell>
          <table:table-cell office:value-type="float" office:value="0.61783891800000001" table:style-name="ce1">
            <text:p>0,617838918</text:p>
          </table:table-cell>
          <table:table-cell office:value-type="float" office:value="0.78613736400000001" table:style-name="ce1">
            <text:p>0,786137364</text:p>
          </table:table-cell>
          <table:table-cell office:value-type="float" office:value="4.598746867" table:style-name="ce1">
            <text:p>4,598746867</text:p>
          </table:table-cell>
          <table:table-cell office:value-type="float" office:value="2.574469932" table:style-name="ce1">
            <text:p>2,574469932</text:p>
          </table:table-cell>
          <table:table-cell office:value-type="float" office:value="3.2833361399999998" table:style-name="ce1">
            <text:p>3,28333614</text:p>
          </table:table-cell>
          <table:table-cell office:value-type="float" office:value="2.227029527" table:style-name="ce1">
            <text:p>2,227029527</text:p>
          </table:table-cell>
          <table:table-cell office:value-type="float" office:value="2.3183215540000002" table:style-name="ce1">
            <text:p>2,318321554</text:p>
          </table:table-cell>
          <table:table-cell office:value-type="float" office:value="2.7055679910000001" table:style-name="ce1">
            <text:p>2,705567991</text:p>
          </table:table-cell>
          <table:table-cell office:value-type="float" office:value="2.492364164" table:style-name="ce1">
            <text:p>2,492364164</text:p>
          </table:table-cell>
          <table:table-cell office:value-type="float" office:value="2.6084185199999999" table:style-name="ce1">
            <text:p>2,60841852</text:p>
          </table:table-cell>
          <table:table-cell office:value-type="float" office:value="0.80358547499999999" table:style-name="ce1">
            <text:p>0,803585475</text:p>
          </table:table-cell>
          <table:table-cell office:value-type="float" office:value="2.651628622" table:style-name="ce1">
            <text:p>2,651628622</text:p>
          </table:table-cell>
          <table:table-cell office:value-type="float" office:value="0.97632296100000004" table:style-name="ce1">
            <text:p>0,976322961</text:p>
          </table:table-cell>
          <table:table-cell office:value-type="float" office:value="1.532563259" table:style-name="ce1">
            <text:p>1,532563259</text:p>
          </table:table-cell>
          <table:table-cell office:value-type="float" office:value="0.273538752" table:style-name="ce1">
            <text:p>0,273538752</text:p>
          </table:table-cell>
          <table:table-cell office:value-type="float" office:value="2.8960495320000001" table:style-name="ce1">
            <text:p>2,896049532</text:p>
          </table:table-cell>
          <table:table-cell table:style-name="ce1"/>
          <table:table-cell office:value-type="float" office:value="1.8806227900000001" table:style-name="ce1">
            <text:p>1,88062279</text:p>
          </table:table-cell>
          <table:table-cell office:value-type="float" office:value="0.51676261800000001" table:style-name="ce1">
            <text:p>0,516762618</text:p>
          </table:table-cell>
          <table:table-cell office:value-type="float" office:value="2.7361158950000002" table:style-name="ce1">
            <text:p>2,736115895</text:p>
          </table:table-cell>
          <table:table-cell office:value-type="float" office:value="8.3225709400000003" table:style-name="ce1">
            <text:p>8,32257094</text:p>
          </table:table-cell>
          <table:table-cell office:value-type="float" office:value="0.40751555099999998" table:style-name="ce1">
            <text:p>0,407515551</text:p>
          </table:table-cell>
          <table:table-cell office:value-type="float" office:value="0.77668802800000003" table:style-name="ce1">
            <text:p>0,776688028</text:p>
          </table:table-cell>
          <table:table-cell office:value-type="float" office:value="4.0512326280000002" table:style-name="ce1">
            <text:p>4,051232628</text:p>
          </table:table-cell>
          <table:table-cell office:value-type="float" office:value="2.3455011840000002" table:style-name="ce1">
            <text:p>2,345501184</text:p>
          </table:table-cell>
          <table:table-cell office:value-type="float" office:value="5.4846836259999998" table:style-name="ce1">
            <text:p>5,484683626</text:p>
          </table:table-cell>
          <table:table-cell office:value-type="float" office:value="3.261335571" table:style-name="ce1">
            <text:p>3,261335571</text:p>
          </table:table-cell>
          <table:table-cell office:value-type="float" office:value="3.0421482700000002" table:style-name="ce1">
            <text:p>3,04214827</text:p>
          </table:table-cell>
          <table:table-cell office:value-type="float" office:value="0.13664517100000001" table:style-name="ce1">
            <text:p>0,136645171</text:p>
          </table:table-cell>
          <table:table-cell office:value-type="float" office:value="3.0373017550000001" table:style-name="ce1">
            <text:p>3,037301755</text:p>
          </table:table-cell>
          <table:table-cell office:value-type="float" office:value="2.603723027" table:style-name="ce1">
            <text:p>2,603723027</text:p>
          </table:table-cell>
          <table:table-cell office:value-type="float" office:value="1.3412325759999999" table:style-name="ce1">
            <text:p>1,341232576</text:p>
          </table:table-cell>
          <table:table-cell office:value-type="float" office:value="1.0982093749999999" table:style-name="ce1">
            <text:p>1,098209375</text:p>
          </table:table-cell>
          <table:table-cell office:value-type="float" office:value="0.51136544500000003" table:style-name="ce1">
            <text:p>0,511365445</text:p>
          </table:table-cell>
          <table:table-cell table:style-name="ce1"/>
          <table:table-cell office:value-type="float" office:value="2.9075465930000002" table:style-name="ce1">
            <text:p>2,907546593</text:p>
          </table:table-cell>
          <table:table-cell office:value-type="float" office:value="2.4089997319999998" table:style-name="ce1">
            <text:p>2,408999732</text:p>
          </table:table-cell>
          <table:table-cell office:value-type="float" office:value="2.9023132220000001" table:style-name="ce1">
            <text:p>2,902313222</text:p>
          </table:table-cell>
          <table:table-cell office:value-type="float" office:value="2.1154997189999998" table:style-name="ce1">
            <text:p>2,115499719</text:p>
          </table:table-cell>
          <table:table-cell office:value-type="float" office:value="2.0168864150000001" table:style-name="ce1">
            <text:p>2,016886415</text:p>
          </table:table-cell>
          <table:table-cell office:value-type="float" office:value="1.0674287769999999" table:style-name="ce1">
            <text:p>1,067428777</text:p>
          </table:table-cell>
          <table:table-cell office:value-type="float" office:value="0.67395444000000004" table:style-name="ce1">
            <text:p>0,67395444</text:p>
          </table:table-cell>
          <table:table-cell office:value-type="float" office:value="0.48980490500000001" table:style-name="ce1">
            <text:p>0,489804905</text:p>
          </table:table-cell>
          <table:table-cell office:value-type="float" office:value="0.16517061899999999" table:style-name="ce1">
            <text:p>0,165170619</text:p>
          </table:table-cell>
          <table:table-cell office:value-type="float" office:value="3.4698482620000002" table:style-name="ce1">
            <text:p>3,469848262</text:p>
          </table:table-cell>
          <table:table-cell table:style-name="ce1"/>
          <table:table-cell office:value-type="float" office:value="0.81101698" table:style-name="ce1">
            <text:p>0,81101698</text:p>
          </table:table-cell>
          <table:table-cell office:value-type="float" office:value="3.396262015" table:style-name="ce1">
            <text:p>3,396262015</text:p>
          </table:table-cell>
          <table:table-cell office:value-type="float" office:value="4.2411354509999999" table:style-name="ce1">
            <text:p>4,241135451</text:p>
          </table:table-cell>
          <table:table-cell office:value-type="float" office:value="2.7425087399999999" table:style-name="ce1">
            <text:p>2,74250874</text:p>
          </table:table-cell>
          <table:table-cell office:value-type="float" office:value="1.6151692870000001" table:style-name="ce1">
            <text:p>1,615169287</text:p>
          </table:table-cell>
          <table:table-cell office:value-type="float" office:value="1.006782005" table:style-name="ce1">
            <text:p>1,006782005</text:p>
          </table:table-cell>
          <table:table-cell office:value-type="float" office:value="3.5083612660000001" table:style-name="ce1">
            <text:p>3,508361266</text:p>
          </table:table-cell>
          <table:table-cell office:value-type="float" office:value="1.8076850099999999" table:style-name="ce1">
            <text:p>1,80768501</text:p>
          </table:table-cell>
          <table:table-cell office:value-type="float" office:value="3.139686481" table:style-name="ce1">
            <text:p>3,139686481</text:p>
          </table:table-cell>
          <table:table-cell office:value-type="float" office:value="2.427392175" table:style-name="ce1">
            <text:p>2,427392175</text:p>
          </table:table-cell>
          <table:table-cell office:value-type="float" office:value="2.1434301869999999" table:style-name="ce1">
            <text:p>2,143430187</text:p>
          </table:table-cell>
          <table:table-cell office:value-type="float" office:value="2.341940143" table:style-name="ce1">
            <text:p>2,341940143</text:p>
          </table:table-cell>
          <table:table-cell office:value-type="float" office:value="3.1171871150000001" table:style-name="ce1">
            <text:p>3,117187115</text:p>
          </table:table-cell>
          <table:table-cell office:value-type="float" office:value="0.115087074" table:style-name="ce1">
            <text:p>0,115087074</text:p>
          </table:table-cell>
          <table:table-cell office:value-type="float" office:value="2.3455011840000002" table:style-name="ce1">
            <text:p>2,345501184</text:p>
          </table:table-cell>
          <table:table-cell office:value-type="float" office:value="2.9023132220000001" table:style-name="ce1">
            <text:p>2,902313222</text:p>
          </table:table-cell>
          <table:table-cell office:value-type="float" office:value="1.30828977" table:style-name="ce1">
            <text:p>1,30828977</text:p>
          </table:table-cell>
          <table:table-cell office:value-type="float" office:value="2.6870033709999999" table:style-name="ce1">
            <text:p>2,687003371</text:p>
          </table:table-cell>
          <table:table-cell office:value-type="float" office:value="2.0973560739999999" table:style-name="ce1">
            <text:p>2,097356074</text:p>
          </table:table-cell>
          <table:table-cell office:value-type="float" office:value="1.27343462" table:style-name="ce1">
            <text:p>1,27343462</text:p>
          </table:table-cell>
          <table:table-cell office:value-type="float" office:value="3.0602470130000001" table:style-name="ce1">
            <text:p>3,060247013</text:p>
          </table:table-cell>
          <table:table-cell office:value-type="float" office:value="3.327422211" table:style-name="ce1">
            <text:p>3,327422211</text:p>
          </table:table-cell>
          <table:table-cell office:value-type="float" office:value="0.32064234600000002" table:style-name="ce1">
            <text:p>0,320642346</text:p>
          </table:table-cell>
          <table:table-cell office:value-type="float" office:value="1.651950757" table:style-name="ce1">
            <text:p>1,651950757</text:p>
          </table:table-cell>
          <table:table-cell office:value-type="float" office:value="0.642032665" table:style-name="ce1">
            <text:p>0,642032665</text:p>
          </table:table-cell>
          <table:table-cell office:value-type="float" office:value="0.88612904100000001" table:style-name="ce1">
            <text:p>0,886129041</text:p>
          </table:table-cell>
          <table:table-cell office:value-type="float" office:value="2.5017559220000001" table:style-name="ce1">
            <text:p>2,501755922</text:p>
          </table:table-cell>
          <table:table-cell office:value-type="float" office:value="0.69808479000000001" table:style-name="ce1">
            <text:p>0,69808479</text:p>
          </table:table-cell>
          <table:table-cell office:value-type="float" office:value="2.5900038940000001" table:style-name="ce1">
            <text:p>2,590003894</text:p>
          </table:table-cell>
          <table:table-cell office:value-type="float" office:value="4.6492719329999996" table:style-name="ce1">
            <text:p>4,649271933</text:p>
          </table:table-cell>
          <table:table-cell office:value-type="float" office:value="0.158919382" table:style-name="ce1">
            <text:p>0,158919382</text:p>
          </table:table-cell>
          <table:table-cell office:value-type="float" office:value="2.2990956800000002" table:style-name="ce1">
            <text:p>2,29909568</text:p>
          </table:table-cell>
          <table:table-cell office:value-type="float" office:value="2.283852714" table:style-name="ce1">
            <text:p>2,283852714</text:p>
          </table:table-cell>
          <table:table-cell office:value-type="float" office:value="1.748568133" table:style-name="ce1">
            <text:p>1,748568133</text:p>
          </table:table-cell>
          <table:table-cell office:value-type="float" office:value="0.464857778" table:style-name="ce1">
            <text:p>0,464857778</text:p>
          </table:table-cell>
          <table:table-cell office:value-type="float" office:value="2.1028110359999999" table:style-name="ce1">
            <text:p>2,102811036</text:p>
          </table:table-cell>
          <table:table-cell office:value-type="float" office:value="3.8235804729999998" table:style-name="ce1">
            <text:p>3,823580473</text:p>
          </table:table-cell>
          <table:table-cell office:value-type="float" office:value="2.5955422939999999" table:style-name="ce1">
            <text:p>2,595542294</text:p>
          </table:table-cell>
          <table:table-cell office:value-type="float" office:value="3.2533373189999999" table:style-name="ce1">
            <text:p>3,253337319</text:p>
          </table:table-cell>
          <table:table-cell office:value-type="float" office:value="3.6155857459999998" table:style-name="ce1">
            <text:p>3,615585746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6" table:style-name="ce1">
            <text:p>1986</text:p>
          </table:table-cell>
          <table:table-cell office:value-type="float" office:value="-0.60794330600000002" table:style-name="ce1">
            <text:p>-0,607943306</text:p>
          </table:table-cell>
          <table:table-cell office:value-type="float" office:value="-1.706772001" table:style-name="ce1">
            <text:p>-1,706772001</text:p>
          </table:table-cell>
          <table:table-cell office:value-type="float" office:value="3.5316962300000001" table:style-name="ce1">
            <text:p>3,53169623</text:p>
          </table:table-cell>
          <table:table-cell office:value-type="float" office:value="1.933220811" table:style-name="ce1">
            <text:p>1,933220811</text:p>
          </table:table-cell>
          <table:table-cell office:value-type="float" office:value="4.2083978149999997" table:style-name="ce1">
            <text:p>4,208397815</text:p>
          </table:table-cell>
          <table:table-cell office:value-type="float" office:value="2.96780651" table:style-name="ce1">
            <text:p>2,96780651</text:p>
          </table:table-cell>
          <table:table-cell office:value-type="float" office:value="5.7057070620000001" table:style-name="ce1">
            <text:p>5,705707062</text:p>
          </table:table-cell>
          <table:table-cell office:value-type="float" office:value="1.584808921" table:style-name="ce1">
            <text:p>1,584808921</text:p>
          </table:table-cell>
          <table:table-cell office:value-type="float" office:value="1.6743046370000001" table:style-name="ce1">
            <text:p>1,674304637</text:p>
          </table:table-cell>
          <table:table-cell office:value-type="float" office:value="3.9688732870000001" table:style-name="ce1">
            <text:p>3,968873287</text:p>
          </table:table-cell>
          <table:table-cell office:value-type="float" office:value="-5.1805085000000001E-2" table:style-name="ce1">
            <text:p>-0,051805085</text:p>
          </table:table-cell>
          <table:table-cell office:value-type="float" office:value="1.6389888669999999" table:style-name="ce1">
            <text:p>1,638988867</text:p>
          </table:table-cell>
          <table:table-cell office:value-type="float" office:value="6.3548996999999996E-2" table:style-name="ce1">
            <text:p>0,063548997</text:p>
          </table:table-cell>
          <table:table-cell office:value-type="float" office:value="1.668709716" table:style-name="ce1">
            <text:p>1,668709716</text:p>
          </table:table-cell>
          <table:table-cell office:value-type="float" office:value="2.8205215360000002" table:style-name="ce1">
            <text:p>2,820521536</text:p>
          </table:table-cell>
          <table:table-cell office:value-type="float" office:value="3.5648851000000002E-2" table:style-name="ce1">
            <text:p>0,035648851</text:p>
          </table:table-cell>
          <table:table-cell office:value-type="float" office:value="2.9025393209999999" table:style-name="ce1">
            <text:p>2,902539321</text:p>
          </table:table-cell>
          <table:table-cell office:value-type="float" office:value="2.59024849" table:style-name="ce1">
            <text:p>2,59024849</text:p>
          </table:table-cell>
          <table:table-cell office:value-type="float" office:value="2.6349950390000001" table:style-name="ce1">
            <text:p>2,634995039</text:p>
          </table:table-cell>
          <table:table-cell office:value-type="float" office:value="-2.6519754999999999E-2" table:style-name="ce1">
            <text:p>-0,026519755</text:p>
          </table:table-cell>
          <table:table-cell office:value-type="float" office:value="3.2953780770000001" table:style-name="ce1">
            <text:p>3,295378077</text:p>
          </table:table-cell>
          <table:table-cell office:value-type="float" office:value="1.8746523930000001" table:style-name="ce1">
            <text:p>1,874652393</text:p>
          </table:table-cell>
          <table:table-cell office:value-type="float" office:value="0.99198280400000005" table:style-name="ce1">
            <text:p>0,991982804</text:p>
          </table:table-cell>
          <table:table-cell office:value-type="float" office:value="0.67939116399999999" table:style-name="ce1">
            <text:p>0,679391164</text:p>
          </table:table-cell>
          <table:table-cell office:value-type="float" office:value="2.7787454939999998" table:style-name="ce1">
            <text:p>2,778745494</text:p>
          </table:table-cell>
          <table:table-cell office:value-type="float" office:value="0.85064501400000003" table:style-name="ce1">
            <text:p>0,850645014</text:p>
          </table:table-cell>
          <table:table-cell office:value-type="float" office:value="2.076690165" table:style-name="ce1">
            <text:p>2,076690165</text:p>
          </table:table-cell>
          <table:table-cell office:value-type="float" office:value="2.0739648740000001" table:style-name="ce1">
            <text:p>2,073964874</text:p>
          </table:table-cell>
          <table:table-cell office:value-type="float" office:value="0.32880797899999997" table:style-name="ce1">
            <text:p>0,328807979</text:p>
          </table:table-cell>
          <table:table-cell office:value-type="float" office:value="2.840116756" table:style-name="ce1">
            <text:p>2,840116756</text:p>
          </table:table-cell>
          <table:table-cell office:value-type="float" office:value="3.0599720499999998" table:style-name="ce1">
            <text:p>3,05997205</text:p>
          </table:table-cell>
          <table:table-cell office:value-type="float" office:value="3.7941286270000001" table:style-name="ce1">
            <text:p>3,794128627</text:p>
          </table:table-cell>
          <table:table-cell office:value-type="float" office:value="2.1632266530000002" table:style-name="ce1">
            <text:p>2,163226653</text:p>
          </table:table-cell>
          <table:table-cell office:value-type="float" office:value="0.99404015099999998" table:style-name="ce1">
            <text:p>0,994040151</text:p>
          </table:table-cell>
          <table:table-cell office:value-type="float" office:value="0.44438322800000002" table:style-name="ce1">
            <text:p>0,444383228</text:p>
          </table:table-cell>
          <table:table-cell office:value-type="float" office:value="0.52039161099999998" table:style-name="ce1">
            <text:p>0,520391611</text:p>
          </table:table-cell>
          <table:table-cell office:value-type="float" office:value="1.0711587339999999" table:style-name="ce1">
            <text:p>1,071158734</text:p>
          </table:table-cell>
          <table:table-cell office:value-type="float" office:value="1.5268608130000001" table:style-name="ce1">
            <text:p>1,526860813</text:p>
          </table:table-cell>
          <table:table-cell office:value-type="float" office:value="1.487398929" table:style-name="ce1">
            <text:p>1,487398929</text:p>
          </table:table-cell>
          <table:table-cell office:value-type="float" office:value="3.847948879" table:style-name="ce1">
            <text:p>3,847948879</text:p>
          </table:table-cell>
          <table:table-cell office:value-type="float" office:value="3.1730353039999999" table:style-name="ce1">
            <text:p>3,173035304</text:p>
          </table:table-cell>
          <table:table-cell office:value-type="float" office:value="2.6506586150000002" table:style-name="ce1">
            <text:p>2,650658615</text:p>
          </table:table-cell>
          <table:table-cell office:value-type="float" office:value="2.7865280559999999" table:style-name="ce1">
            <text:p>2,786528056</text:p>
          </table:table-cell>
          <table:table-cell office:value-type="float" office:value="2.053103498" table:style-name="ce1">
            <text:p>2,053103498</text:p>
          </table:table-cell>
          <table:table-cell office:value-type="float" office:value="2.8910745649999998" table:style-name="ce1">
            <text:p>2,891074565</text:p>
          </table:table-cell>
          <table:table-cell office:value-type="float" office:value="1.571907953" table:style-name="ce1">
            <text:p>1,571907953</text:p>
          </table:table-cell>
          <table:table-cell office:value-type="float" office:value="2.6513400809999998" table:style-name="ce1">
            <text:p>2,651340081</text:p>
          </table:table-cell>
          <table:table-cell office:value-type="float" office:value="0.81352436299999997" table:style-name="ce1">
            <text:p>0,813524363</text:p>
          </table:table-cell>
          <table:table-cell office:value-type="float" office:value="0.84793729200000001" table:style-name="ce1">
            <text:p>0,847937292</text:p>
          </table:table-cell>
          <table:table-cell office:value-type="float" office:value="-3.2091900999999999E-2" table:style-name="ce1">
            <text:p>-0,032091901</text:p>
          </table:table-cell>
          <table:table-cell office:value-type="float" office:value="4.8283684520000003" table:style-name="ce1">
            <text:p>4,828368452</text:p>
          </table:table-cell>
          <table:table-cell office:value-type="float" office:value="1.2224512679999999" table:style-name="ce1">
            <text:p>1,222451268</text:p>
          </table:table-cell>
          <table:table-cell office:value-type="float" office:value="4.9411624000000001E-2" table:style-name="ce1">
            <text:p>0,049411624</text:p>
          </table:table-cell>
          <table:table-cell office:value-type="float" office:value="4.5768063999999997E-2" table:style-name="ce1">
            <text:p>0,045768064</text:p>
          </table:table-cell>
          <table:table-cell office:value-type="float" office:value="6.5361553590000003" table:style-name="ce1">
            <text:p>6,536155359</text:p>
          </table:table-cell>
          <table:table-cell office:value-type="float" office:value="-0.91674513599999996" table:style-name="ce1">
            <text:p>-0,916745136</text:p>
          </table:table-cell>
          <table:table-cell office:value-type="float" office:value="0.13372778099999999" table:style-name="ce1">
            <text:p>0,133727781</text:p>
          </table:table-cell>
          <table:table-cell office:value-type="float" office:value="2.0325492459999999" table:style-name="ce1">
            <text:p>2,032549246</text:p>
          </table:table-cell>
          <table:table-cell office:value-type="float" office:value="2.946972192" table:style-name="ce1">
            <text:p>2,946972192</text:p>
          </table:table-cell>
          <table:table-cell office:value-type="float" office:value="1.6925229909999999" table:style-name="ce1">
            <text:p>1,692522991</text:p>
          </table:table-cell>
          <table:table-cell office:value-type="float" office:value="2.4677271570000001" table:style-name="ce1">
            <text:p>2,467727157</text:p>
          </table:table-cell>
          <table:table-cell office:value-type="float" office:value="1.584932791" table:style-name="ce1">
            <text:p>1,584932791</text:p>
          </table:table-cell>
          <table:table-cell office:value-type="float" office:value="1.054002772" table:style-name="ce1">
            <text:p>1,054002772</text:p>
          </table:table-cell>
          <table:table-cell office:value-type="float" office:value="0.60822241799999999" table:style-name="ce1">
            <text:p>0,608222418</text:p>
          </table:table-cell>
          <table:table-cell office:value-type="float" office:value="2.4661649840000002" table:style-name="ce1">
            <text:p>2,466164984</text:p>
          </table:table-cell>
          <table:table-cell office:value-type="float" office:value="2.6911445559999998" table:style-name="ce1">
            <text:p>2,691144556</text:p>
          </table:table-cell>
          <table:table-cell office:value-type="float" office:value="0.24941698400000001" table:style-name="ce1">
            <text:p>0,249416984</text:p>
          </table:table-cell>
          <table:table-cell office:value-type="float" office:value="2.9916717959999999" table:style-name="ce1">
            <text:p>2,991671796</text:p>
          </table:table-cell>
          <table:table-cell office:value-type="float" office:value="0.29878236699999999" table:style-name="ce1">
            <text:p>0,298782367</text:p>
          </table:table-cell>
          <table:table-cell office:value-type="float" office:value="0.74350996199999997" table:style-name="ce1">
            <text:p>0,743509962</text:p>
          </table:table-cell>
          <table:table-cell office:value-type="float" office:value="3.1800947430000002" table:style-name="ce1">
            <text:p>3,180094743</text:p>
          </table:table-cell>
          <table:table-cell office:value-type="float" office:value="0.27828409500000001" table:style-name="ce1">
            <text:p>0,278284095</text:p>
          </table:table-cell>
          <table:table-cell office:value-type="float" office:value="2.357904483" table:style-name="ce1">
            <text:p>2,357904483</text:p>
          </table:table-cell>
          <table:table-cell office:value-type="float" office:value="0.324794896" table:style-name="ce1">
            <text:p>0,324794896</text:p>
          </table:table-cell>
          <table:table-cell office:value-type="float" office:value="0.95972951699999998" table:style-name="ce1">
            <text:p>0,959729517</text:p>
          </table:table-cell>
          <table:table-cell office:value-type="float" office:value="0.56574063299999999" table:style-name="ce1">
            <text:p>0,565740633</text:p>
          </table:table-cell>
          <table:table-cell office:value-type="float" office:value="1.070796206" table:style-name="ce1">
            <text:p>1,070796206</text:p>
          </table:table-cell>
          <table:table-cell office:value-type="float" office:value="2.610422217" table:style-name="ce1">
            <text:p>2,610422217</text:p>
          </table:table-cell>
          <table:table-cell office:value-type="float" office:value="2.7357539480000002" table:style-name="ce1">
            <text:p>2,735753948</text:p>
          </table:table-cell>
          <table:table-cell office:value-type="float" office:value="0.23161023" table:style-name="ce1">
            <text:p>0,23161023</text:p>
          </table:table-cell>
          <table:table-cell office:value-type="float" office:value="0.88819252900000001" table:style-name="ce1">
            <text:p>0,888192529</text:p>
          </table:table-cell>
          <table:table-cell office:value-type="float" office:value="2.938529521" table:style-name="ce1">
            <text:p>2,938529521</text:p>
          </table:table-cell>
          <table:table-cell office:value-type="float" office:value="-0.20601573000000001" table:style-name="ce1">
            <text:p>-0,20601573</text:p>
          </table:table-cell>
          <table:table-cell office:value-type="float" office:value="2.8599117449999998" table:style-name="ce1">
            <text:p>2,859911745</text:p>
          </table:table-cell>
          <table:table-cell office:value-type="float" office:value="4.5724200760000002" table:style-name="ce1">
            <text:p>4,572420076</text:p>
          </table:table-cell>
          <table:table-cell office:value-type="float" office:value="2.3074830159999999" table:style-name="ce1">
            <text:p>2,307483016</text:p>
          </table:table-cell>
          <table:table-cell office:value-type="float" office:value="4.6892626030000004" table:style-name="ce1">
            <text:p>4,689262603</text:p>
          </table:table-cell>
          <table:table-cell office:value-type="float" office:value="0.33075907399999999" table:style-name="ce1">
            <text:p>0,330759074</text:p>
          </table:table-cell>
          <table:table-cell office:value-type="float" office:value="0.244832412" table:style-name="ce1">
            <text:p>0,244832412</text:p>
          </table:table-cell>
          <table:table-cell office:value-type="float" office:value="0.56232575500000004" table:style-name="ce1">
            <text:p>0,562325755</text:p>
          </table:table-cell>
          <table:table-cell office:value-type="float" office:value="2.763170626" table:style-name="ce1">
            <text:p>2,763170626</text:p>
          </table:table-cell>
          <table:table-cell office:value-type="float" office:value="2.256206712" table:style-name="ce1">
            <text:p>2,256206712</text:p>
          </table:table-cell>
          <table:table-cell office:value-type="float" office:value="-0.78039019200000004" table:style-name="ce1">
            <text:p>-0,780390192</text:p>
          </table:table-cell>
          <table:table-cell office:value-type="float" office:value="0.69290854199999996" table:style-name="ce1">
            <text:p>0,692908542</text:p>
          </table:table-cell>
          <table:table-cell office:value-type="float" office:value="1.2458269829999999" table:style-name="ce1">
            <text:p>1,245826983</text:p>
          </table:table-cell>
          <table:table-cell office:value-type="float" office:value="2.9711450840000002" table:style-name="ce1">
            <text:p>2,971145084</text:p>
          </table:table-cell>
          <table:table-cell office:value-type="float" office:value="2.7202503240000002" table:style-name="ce1">
            <text:p>2,720250324</text:p>
          </table:table-cell>
          <table:table-cell office:value-type="float" office:value="0.42511559700000001" table:style-name="ce1">
            <text:p>0,425115597</text:p>
          </table:table-cell>
          <table:table-cell office:value-type="float" office:value="2.2046780959999999" table:style-name="ce1">
            <text:p>2,204678096</text:p>
          </table:table-cell>
          <table:table-cell office:value-type="float" office:value="-0.17057914499999999" table:style-name="ce1">
            <text:p>-0,170579145</text:p>
          </table:table-cell>
          <table:table-cell office:value-type="float" office:value="1.8538299439999999" table:style-name="ce1">
            <text:p>1,853829944</text:p>
          </table:table-cell>
          <table:table-cell office:value-type="float" office:value="2.0264543970000002" table:style-name="ce1">
            <text:p>2,026454397</text:p>
          </table:table-cell>
          <table:table-cell office:value-type="float" office:value="2.7808323110000002" table:style-name="ce1">
            <text:p>2,780832311</text:p>
          </table:table-cell>
          <table:table-cell office:value-type="float" office:value="3.017137682" table:style-name="ce1">
            <text:p>3,017137682</text:p>
          </table:table-cell>
          <table:table-cell office:value-type="float" office:value="2.0350289460000002" table:style-name="ce1">
            <text:p>2,035028946</text:p>
          </table:table-cell>
          <table:table-cell office:value-type="float" office:value="2.6636682469999999" table:style-name="ce1">
            <text:p>2,663668247</text:p>
          </table:table-cell>
          <table:table-cell office:value-type="float" office:value="1.4211367109999999" table:style-name="ce1">
            <text:p>1,421136711</text:p>
          </table:table-cell>
          <table:table-cell office:value-type="float" office:value="2.2209630730000001" table:style-name="ce1">
            <text:p>2,220963073</text:p>
          </table:table-cell>
          <table:table-cell table:style-name="ce1"/>
          <table:table-cell office:value-type="float" office:value="4.5438027999999998E-2" table:style-name="ce1">
            <text:p>0,045438028</text:p>
          </table:table-cell>
          <table:table-cell office:value-type="float" office:value="3.9610181209999999" table:style-name="ce1">
            <text:p>3,961018121</text:p>
          </table:table-cell>
          <table:table-cell office:value-type="float" office:value="2.2499323659999999" table:style-name="ce1">
            <text:p>2,249932366</text:p>
          </table:table-cell>
          <table:table-cell office:value-type="float" office:value="0.73258889100000002" table:style-name="ce1">
            <text:p>0,732588891</text:p>
          </table:table-cell>
          <table:table-cell office:value-type="float" office:value="1.547147598" table:style-name="ce1">
            <text:p>1,547147598</text:p>
          </table:table-cell>
          <table:table-cell office:value-type="float" office:value="5.4492819999999997E-3" table:style-name="ce1">
            <text:p>0,005449282</text:p>
          </table:table-cell>
          <table:table-cell office:value-type="float" office:value="0.96517953000000001" table:style-name="ce1">
            <text:p>0,96517953</text:p>
          </table:table-cell>
          <table:table-cell office:value-type="float" office:value="3.897136267" table:style-name="ce1">
            <text:p>3,897136267</text:p>
          </table:table-cell>
          <table:table-cell office:value-type="float" office:value="0.60929987100000005" table:style-name="ce1">
            <text:p>0,609299871</text:p>
          </table:table-cell>
          <table:table-cell office:value-type="float" office:value="1.1861887179999999" table:style-name="ce1">
            <text:p>1,186188718</text:p>
          </table:table-cell>
          <table:table-cell office:value-type="float" office:value="3.6818162110000001" table:style-name="ce1">
            <text:p>3,681816211</text:p>
          </table:table-cell>
          <table:table-cell office:value-type="float" office:value="1.8916262580000001" table:style-name="ce1">
            <text:p>1,891626258</text:p>
          </table:table-cell>
          <table:table-cell office:value-type="float" office:value="3.1397282280000001" table:style-name="ce1">
            <text:p>3,139728228</text:p>
          </table:table-cell>
          <table:table-cell office:value-type="float" office:value="2.3462166180000001" table:style-name="ce1">
            <text:p>2,346216618</text:p>
          </table:table-cell>
          <table:table-cell office:value-type="float" office:value="-0.94778342000000004" table:style-name="ce1">
            <text:p>-0,94778342</text:p>
          </table:table-cell>
          <table:table-cell office:value-type="float" office:value="0.99472386800000001" table:style-name="ce1">
            <text:p>0,994723868</text:p>
          </table:table-cell>
          <table:table-cell office:value-type="float" office:value="5.4412139909999997" table:style-name="ce1">
            <text:p>5,441213991</text:p>
          </table:table-cell>
          <table:table-cell office:value-type="float" office:value="2.0887238990000001" table:style-name="ce1">
            <text:p>2,088723899</text:p>
          </table:table-cell>
          <table:table-cell office:value-type="float" office:value="2.841640977" table:style-name="ce1">
            <text:p>2,841640977</text:p>
          </table:table-cell>
          <table:table-cell office:value-type="float" office:value="0.33417016700000002" table:style-name="ce1">
            <text:p>0,334170167</text:p>
          </table:table-cell>
          <table:table-cell office:value-type="float" office:value="0.58896364999999995" table:style-name="ce1">
            <text:p>0,58896365</text:p>
          </table:table-cell>
          <table:table-cell office:value-type="float" office:value="3.0711665369999999" table:style-name="ce1">
            <text:p>3,071166537</text:p>
          </table:table-cell>
          <table:table-cell office:value-type="float" office:value="1.731539612" table:style-name="ce1">
            <text:p>1,731539612</text:p>
          </table:table-cell>
          <table:table-cell office:value-type="float" office:value="2.0468970980000001" table:style-name="ce1">
            <text:p>2,046897098</text:p>
          </table:table-cell>
          <table:table-cell office:value-type="float" office:value="2.638691744" table:style-name="ce1">
            <text:p>2,638691744</text:p>
          </table:table-cell>
          <table:table-cell office:value-type="float" office:value="2.5876143580000002" table:style-name="ce1">
            <text:p>2,587614358</text:p>
          </table:table-cell>
          <table:table-cell office:value-type="float" office:value="0.98821159000000003" table:style-name="ce1">
            <text:p>0,98821159</text:p>
          </table:table-cell>
          <table:table-cell office:value-type="float" office:value="1.427540019" table:style-name="ce1">
            <text:p>1,427540019</text:p>
          </table:table-cell>
          <table:table-cell office:value-type="float" office:value="2.4075518100000002" table:style-name="ce1">
            <text:p>2,40755181</text:p>
          </table:table-cell>
          <table:table-cell office:value-type="float" office:value="2.0481652019999999" table:style-name="ce1">
            <text:p>2,048165202</text:p>
          </table:table-cell>
          <table:table-cell office:value-type="float" office:value="2.303407435" table:style-name="ce1">
            <text:p>2,303407435</text:p>
          </table:table-cell>
          <table:table-cell office:value-type="float" office:value="1.5132233129999999" table:style-name="ce1">
            <text:p>1,513223313</text:p>
          </table:table-cell>
          <table:table-cell office:value-type="float" office:value="0.96501647300000004" table:style-name="ce1">
            <text:p>0,965016473</text:p>
          </table:table-cell>
          <table:table-cell office:value-type="float" office:value="0.44867099900000001" table:style-name="ce1">
            <text:p>0,448670999</text:p>
          </table:table-cell>
          <table:table-cell office:value-type="float" office:value="0.81174239100000001" table:style-name="ce1">
            <text:p>0,811742391</text:p>
          </table:table-cell>
          <table:table-cell office:value-type="float" office:value="4.1754036939999999" table:style-name="ce1">
            <text:p>4,175403694</text:p>
          </table:table-cell>
          <table:table-cell office:value-type="float" office:value="27.478395119999998" table:style-name="ce1">
            <text:p>27,47839512</text:p>
          </table:table-cell>
          <table:table-cell office:value-type="float" office:value="2.1163097340000001" table:style-name="ce1">
            <text:p>2,116309734</text:p>
          </table:table-cell>
          <table:table-cell office:value-type="float" office:value="0.72227432000000003" table:style-name="ce1">
            <text:p>0,72227432</text:p>
          </table:table-cell>
          <table:table-cell office:value-type="float" office:value="0.89234887200000002" table:style-name="ce1">
            <text:p>0,892348872</text:p>
          </table:table-cell>
          <table:table-cell office:value-type="float" office:value="2.8276809809999999" table:style-name="ce1">
            <text:p>2,827680981</text:p>
          </table:table-cell>
          <table:table-cell office:value-type="float" office:value="3.4876435570000002" table:style-name="ce1">
            <text:p>3,487643557</text:p>
          </table:table-cell>
          <table:table-cell office:value-type="float" office:value="3.2067686700000002" table:style-name="ce1">
            <text:p>3,20676867</text:p>
          </table:table-cell>
          <table:table-cell office:value-type="float" office:value="2.1039789369999999" table:style-name="ce1">
            <text:p>2,103978937</text:p>
          </table:table-cell>
          <table:table-cell office:value-type="float" office:value="4.7829446029999998" table:style-name="ce1">
            <text:p>4,782944603</text:p>
          </table:table-cell>
          <table:table-cell office:value-type="float" office:value="2.0081717079999999" table:style-name="ce1">
            <text:p>2,008171708</text:p>
          </table:table-cell>
          <table:table-cell office:value-type="float" office:value="0.30253946399999998" table:style-name="ce1">
            <text:p>0,302539464</text:p>
          </table:table-cell>
          <table:table-cell office:value-type="float" office:value="1.5328508599999999" table:style-name="ce1">
            <text:p>1,53285086</text:p>
          </table:table-cell>
          <table:table-cell office:value-type="float" office:value="1.6708981620000001" table:style-name="ce1">
            <text:p>1,670898162</text:p>
          </table:table-cell>
          <table:table-cell office:value-type="float" office:value="1.8817396609999999" table:style-name="ce1">
            <text:p>1,881739661</text:p>
          </table:table-cell>
          <table:table-cell office:value-type="float" office:value="3.058854685" table:style-name="ce1">
            <text:p>3,058854685</text:p>
          </table:table-cell>
          <table:table-cell office:value-type="float" office:value="0.381334703" table:style-name="ce1">
            <text:p>0,381334703</text:p>
          </table:table-cell>
          <table:table-cell office:value-type="float" office:value="2.7927075650000002" table:style-name="ce1">
            <text:p>2,792707565</text:p>
          </table:table-cell>
          <table:table-cell office:value-type="float" office:value="11.963832379999999" table:style-name="ce1">
            <text:p>11,96383238</text:p>
          </table:table-cell>
          <table:table-cell office:value-type="float" office:value="0.34545136599999998" table:style-name="ce1">
            <text:p>0,345451366</text:p>
          </table:table-cell>
          <table:table-cell office:value-type="float" office:value="2.750813736" table:style-name="ce1">
            <text:p>2,750813736</text:p>
          </table:table-cell>
          <table:table-cell office:value-type="float" office:value="0.76451598600000004" table:style-name="ce1">
            <text:p>0,764515986</text:p>
          </table:table-cell>
          <table:table-cell office:value-type="float" office:value="5.332808386" table:style-name="ce1">
            <text:p>5,332808386</text:p>
          </table:table-cell>
          <table:table-cell office:value-type="float" office:value="2.811605154" table:style-name="ce1">
            <text:p>2,811605154</text:p>
          </table:table-cell>
          <table:table-cell office:value-type="float" office:value="0.93534144799999996" table:style-name="ce1">
            <text:p>0,935341448</text:p>
          </table:table-cell>
          <table:table-cell office:value-type="float" office:value="3.4276282120000001" table:style-name="ce1">
            <text:p>3,427628212</text:p>
          </table:table-cell>
          <table:table-cell office:value-type="float" office:value="1.8602204149999999" table:style-name="ce1">
            <text:p>1,860220415</text:p>
          </table:table-cell>
          <table:table-cell office:value-type="float" office:value="2.8913697049999998" table:style-name="ce1">
            <text:p>2,891369705</text:p>
          </table:table-cell>
          <table:table-cell office:value-type="float" office:value="2.6029044269999999" table:style-name="ce1">
            <text:p>2,602904427</text:p>
          </table:table-cell>
          <table:table-cell office:value-type="float" office:value="2.3498094919999999" table:style-name="ce1">
            <text:p>2,349809492</text:p>
          </table:table-cell>
          <table:table-cell office:value-type="float" office:value="0.55495772600000004" table:style-name="ce1">
            <text:p>0,554957726</text:p>
          </table:table-cell>
          <table:table-cell office:value-type="float" office:value="0.356688644" table:style-name="ce1">
            <text:p>0,356688644</text:p>
          </table:table-cell>
          <table:table-cell office:value-type="float" office:value="2.236958724" table:style-name="ce1">
            <text:p>2,236958724</text:p>
          </table:table-cell>
          <table:table-cell office:value-type="float" office:value="2.1183287439999998" table:style-name="ce1">
            <text:p>2,118328744</text:p>
          </table:table-cell>
          <table:table-cell office:value-type="float" office:value="-2.4640404000000001E-2" table:style-name="ce1">
            <text:p>-0,024640404</text:p>
          </table:table-cell>
          <table:table-cell office:value-type="float" office:value="0.80735973500000002" table:style-name="ce1">
            <text:p>0,807359735</text:p>
          </table:table-cell>
          <table:table-cell office:value-type="float" office:value="4.1035263400000002" table:style-name="ce1">
            <text:p>4,10352634</text:p>
          </table:table-cell>
          <table:table-cell office:value-type="float" office:value="2.6513881700000002" table:style-name="ce1">
            <text:p>2,65138817</text:p>
          </table:table-cell>
          <table:table-cell office:value-type="float" office:value="3.2273418469999999" table:style-name="ce1">
            <text:p>3,227341847</text:p>
          </table:table-cell>
          <table:table-cell office:value-type="float" office:value="2.1971598929999998" table:style-name="ce1">
            <text:p>2,197159893</text:p>
          </table:table-cell>
          <table:table-cell office:value-type="float" office:value="2.2874735469999998" table:style-name="ce1">
            <text:p>2,287473547</text:p>
          </table:table-cell>
          <table:table-cell office:value-type="float" office:value="2.6894598790000002" table:style-name="ce1">
            <text:p>2,689459879</text:p>
          </table:table-cell>
          <table:table-cell office:value-type="float" office:value="2.2150838049999999" table:style-name="ce1">
            <text:p>2,215083805</text:p>
          </table:table-cell>
          <table:table-cell office:value-type="float" office:value="2.5515416260000001" table:style-name="ce1">
            <text:p>2,551541626</text:p>
          </table:table-cell>
          <table:table-cell office:value-type="float" office:value="0.68106557700000003" table:style-name="ce1">
            <text:p>0,681065577</text:p>
          </table:table-cell>
          <table:table-cell office:value-type="float" office:value="2.6785297950000002" table:style-name="ce1">
            <text:p>2,678529795</text:p>
          </table:table-cell>
          <table:table-cell office:value-type="float" office:value="0.95937495500000003" table:style-name="ce1">
            <text:p>0,959374955</text:p>
          </table:table-cell>
          <table:table-cell office:value-type="float" office:value="1.4700625329999999" table:style-name="ce1">
            <text:p>1,470062533</text:p>
          </table:table-cell>
          <table:table-cell office:value-type="float" office:value="9.0953757999999996E-2" table:style-name="ce1">
            <text:p>0,090953758</text:p>
          </table:table-cell>
          <table:table-cell office:value-type="float" office:value="2.865457648" table:style-name="ce1">
            <text:p>2,865457648</text:p>
          </table:table-cell>
          <table:table-cell table:style-name="ce1"/>
          <table:table-cell office:value-type="float" office:value="1.5734804120000001" table:style-name="ce1">
            <text:p>1,573480412</text:p>
          </table:table-cell>
          <table:table-cell office:value-type="float" office:value="0.55844787900000004" table:style-name="ce1">
            <text:p>0,558447879</text:p>
          </table:table-cell>
          <table:table-cell office:value-type="float" office:value="2.6698423409999998" table:style-name="ce1">
            <text:p>2,669842341</text:p>
          </table:table-cell>
          <table:table-cell office:value-type="float" office:value="6.9893002790000001" table:style-name="ce1">
            <text:p>6,989300279</text:p>
          </table:table-cell>
          <table:table-cell office:value-type="float" office:value="0.45574959100000001" table:style-name="ce1">
            <text:p>0,455749591</text:p>
          </table:table-cell>
          <table:table-cell office:value-type="float" office:value="0.71757386599999995" table:style-name="ce1">
            <text:p>0,717573866</text:p>
          </table:table-cell>
          <table:table-cell office:value-type="float" office:value="4.7164398429999999" table:style-name="ce1">
            <text:p>4,716439843</text:p>
          </table:table-cell>
          <table:table-cell office:value-type="float" office:value="2.3195388280000002" table:style-name="ce1">
            <text:p>2,319538828</text:p>
          </table:table-cell>
          <table:table-cell office:value-type="float" office:value="5.0184649139999999" table:style-name="ce1">
            <text:p>5,018464914</text:p>
          </table:table-cell>
          <table:table-cell office:value-type="float" office:value="3.1305979119999998" table:style-name="ce1">
            <text:p>3,130597912</text:p>
          </table:table-cell>
          <table:table-cell office:value-type="float" office:value="3.0338067340000001" table:style-name="ce1">
            <text:p>3,033806734</text:p>
          </table:table-cell>
          <table:table-cell office:value-type="float" office:value="-9.4490557000000003E-2" table:style-name="ce1">
            <text:p>-0,094490557</text:p>
          </table:table-cell>
          <table:table-cell office:value-type="float" office:value="2.929115479" table:style-name="ce1">
            <text:p>2,929115479</text:p>
          </table:table-cell>
          <table:table-cell office:value-type="float" office:value="2.884791023" table:style-name="ce1">
            <text:p>2,884791023</text:p>
          </table:table-cell>
          <table:table-cell office:value-type="float" office:value="1.3186237380000001" table:style-name="ce1">
            <text:p>1,318623738</text:p>
          </table:table-cell>
          <table:table-cell office:value-type="float" office:value="1.081940578" table:style-name="ce1">
            <text:p>1,081940578</text:p>
          </table:table-cell>
          <table:table-cell office:value-type="float" office:value="1.316694872" table:style-name="ce1">
            <text:p>1,316694872</text:p>
          </table:table-cell>
          <table:table-cell table:style-name="ce1"/>
          <table:table-cell office:value-type="float" office:value="2.9120693640000002" table:style-name="ce1">
            <text:p>2,912069364</text:p>
          </table:table-cell>
          <table:table-cell office:value-type="float" office:value="2.0366218439999999" table:style-name="ce1">
            <text:p>2,036621844</text:p>
          </table:table-cell>
          <table:table-cell office:value-type="float" office:value="2.9067799829999998" table:style-name="ce1">
            <text:p>2,906779983</text:p>
          </table:table-cell>
          <table:table-cell office:value-type="float" office:value="2.106861935" table:style-name="ce1">
            <text:p>2,106861935</text:p>
          </table:table-cell>
          <table:table-cell office:value-type="float" office:value="2.359388569" table:style-name="ce1">
            <text:p>2,359388569</text:p>
          </table:table-cell>
          <table:table-cell office:value-type="float" office:value="1.4801641860000001" table:style-name="ce1">
            <text:p>1,480164186</text:p>
          </table:table-cell>
          <table:table-cell office:value-type="float" office:value="0.619376645" table:style-name="ce1">
            <text:p>0,619376645</text:p>
          </table:table-cell>
          <table:table-cell office:value-type="float" office:value="1.2449218449999999" table:style-name="ce1">
            <text:p>1,244921845</text:p>
          </table:table-cell>
          <table:table-cell office:value-type="float" office:value="0.232568885" table:style-name="ce1">
            <text:p>0,232568885</text:p>
          </table:table-cell>
          <table:table-cell office:value-type="float" office:value="3.4466658699999999" table:style-name="ce1">
            <text:p>3,44666587</text:p>
          </table:table-cell>
          <table:table-cell table:style-name="ce1"/>
          <table:table-cell office:value-type="float" office:value="0.62339769199999995" table:style-name="ce1">
            <text:p>0,623397692</text:p>
          </table:table-cell>
          <table:table-cell office:value-type="float" office:value="3.2852127840000001" table:style-name="ce1">
            <text:p>3,285212784</text:p>
          </table:table-cell>
          <table:table-cell office:value-type="float" office:value="3.8082035630000002" table:style-name="ce1">
            <text:p>3,808203563</text:p>
          </table:table-cell>
          <table:table-cell office:value-type="float" office:value="2.937205064" table:style-name="ce1">
            <text:p>2,937205064</text:p>
          </table:table-cell>
          <table:table-cell office:value-type="float" office:value="1.695209368" table:style-name="ce1">
            <text:p>1,695209368</text:p>
          </table:table-cell>
          <table:table-cell office:value-type="float" office:value="0.97999600099999995" table:style-name="ce1">
            <text:p>0,979996001</text:p>
          </table:table-cell>
          <table:table-cell office:value-type="float" office:value="3.3270118489999998" table:style-name="ce1">
            <text:p>3,327011849</text:p>
          </table:table-cell>
          <table:table-cell office:value-type="float" office:value="1.815534636" table:style-name="ce1">
            <text:p>1,815534636</text:p>
          </table:table-cell>
          <table:table-cell office:value-type="float" office:value="3.2414896010000001" table:style-name="ce1">
            <text:p>3,241489601</text:p>
          </table:table-cell>
          <table:table-cell office:value-type="float" office:value="2.449396836" table:style-name="ce1">
            <text:p>2,449396836</text:p>
          </table:table-cell>
          <table:table-cell office:value-type="float" office:value="2.0894300640000001" table:style-name="ce1">
            <text:p>2,089430064</text:p>
          </table:table-cell>
          <table:table-cell office:value-type="float" office:value="2.2124539849999998" table:style-name="ce1">
            <text:p>2,212453985</text:p>
          </table:table-cell>
          <table:table-cell office:value-type="float" office:value="3.058854685" table:style-name="ce1">
            <text:p>3,058854685</text:p>
          </table:table-cell>
          <table:table-cell office:value-type="float" office:value="0.20427277499999999" table:style-name="ce1">
            <text:p>0,204272775</text:p>
          </table:table-cell>
          <table:table-cell office:value-type="float" office:value="2.3195388280000002" table:style-name="ce1">
            <text:p>2,319538828</text:p>
          </table:table-cell>
          <table:table-cell office:value-type="float" office:value="2.9067799829999998" table:style-name="ce1">
            <text:p>2,906779983</text:p>
          </table:table-cell>
          <table:table-cell office:value-type="float" office:value="1.1128286810000001" table:style-name="ce1">
            <text:p>1,112828681</text:p>
          </table:table-cell>
          <table:table-cell office:value-type="float" office:value="2.536113141" table:style-name="ce1">
            <text:p>2,536113141</text:p>
          </table:table-cell>
          <table:table-cell office:value-type="float" office:value="2.0040549219999999" table:style-name="ce1">
            <text:p>2,004054922</text:p>
          </table:table-cell>
          <table:table-cell office:value-type="float" office:value="1.4134937839999999" table:style-name="ce1">
            <text:p>1,413493784</text:p>
          </table:table-cell>
          <table:table-cell office:value-type="float" office:value="3.0163395949999998" table:style-name="ce1">
            <text:p>3,016339595</text:p>
          </table:table-cell>
          <table:table-cell office:value-type="float" office:value="3.4492309919999999" table:style-name="ce1">
            <text:p>3,449230992</text:p>
          </table:table-cell>
          <table:table-cell office:value-type="float" office:value="0.35289310600000001" table:style-name="ce1">
            <text:p>0,352893106</text:p>
          </table:table-cell>
          <table:table-cell office:value-type="float" office:value="1.696154698" table:style-name="ce1">
            <text:p>1,696154698</text:p>
          </table:table-cell>
          <table:table-cell office:value-type="float" office:value="0.63321853699999997" table:style-name="ce1">
            <text:p>0,633218537</text:p>
          </table:table-cell>
          <table:table-cell office:value-type="float" office:value="0.92416415699999999" table:style-name="ce1">
            <text:p>0,924164157</text:p>
          </table:table-cell>
          <table:table-cell office:value-type="float" office:value="2.4841790000000001" table:style-name="ce1">
            <text:p>2,484179</text:p>
          </table:table-cell>
          <table:table-cell office:value-type="float" office:value="0.67803981800000002" table:style-name="ce1">
            <text:p>0,678039818</text:p>
          </table:table-cell>
          <table:table-cell office:value-type="float" office:value="2.5790052220000002" table:style-name="ce1">
            <text:p>2,579005222</text:p>
          </table:table-cell>
          <table:table-cell office:value-type="float" office:value="4.8462550420000001" table:style-name="ce1">
            <text:p>4,846255042</text:p>
          </table:table-cell>
          <table:table-cell office:value-type="float" office:value="8.1348403999999999E-2" table:style-name="ce1">
            <text:p>0,081348404</text:p>
          </table:table-cell>
          <table:table-cell office:value-type="float" office:value="2.2683470450000001" table:style-name="ce1">
            <text:p>2,268347045</text:p>
          </table:table-cell>
          <table:table-cell office:value-type="float" office:value="2.2900167570000001" table:style-name="ce1">
            <text:p>2,290016757</text:p>
          </table:table-cell>
          <table:table-cell office:value-type="float" office:value="1.7702188379999999" table:style-name="ce1">
            <text:p>1,770218838</text:p>
          </table:table-cell>
          <table:table-cell office:value-type="float" office:value="0.34567350200000002" table:style-name="ce1">
            <text:p>0,345673502</text:p>
          </table:table-cell>
          <table:table-cell office:value-type="float" office:value="2.059502036" table:style-name="ce1">
            <text:p>2,059502036</text:p>
          </table:table-cell>
          <table:table-cell office:value-type="float" office:value="3.781813149" table:style-name="ce1">
            <text:p>3,781813149</text:p>
          </table:table-cell>
          <table:table-cell office:value-type="float" office:value="2.4695811490000001" table:style-name="ce1">
            <text:p>2,469581149</text:p>
          </table:table-cell>
          <table:table-cell office:value-type="float" office:value="3.181762682" table:style-name="ce1">
            <text:p>3,181762682</text:p>
          </table:table-cell>
          <table:table-cell office:value-type="float" office:value="3.5700932829999998" table:style-name="ce1">
            <text:p>3,57009328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7" table:style-name="ce1">
            <text:p>1987</text:p>
          </table:table-cell>
          <table:table-cell office:value-type="float" office:value="-1.3030704070000001" table:style-name="ce1">
            <text:p>-1,303070407</text:p>
          </table:table-cell>
          <table:table-cell office:value-type="float" office:value="-1.128040913" table:style-name="ce1">
            <text:p>-1,128040913</text:p>
          </table:table-cell>
          <table:table-cell office:value-type="float" office:value="3.514404774" table:style-name="ce1">
            <text:p>3,514404774</text:p>
          </table:table-cell>
          <table:table-cell office:value-type="float" office:value="1.9970399560000001" table:style-name="ce1">
            <text:p>1,997039956</text:p>
          </table:table-cell>
          <table:table-cell office:value-type="float" office:value="4.0817695010000001" table:style-name="ce1">
            <text:p>4,081769501</text:p>
          </table:table-cell>
          <table:table-cell office:value-type="float" office:value="2.9121734610000001" table:style-name="ce1">
            <text:p>2,912173461</text:p>
          </table:table-cell>
          <table:table-cell office:value-type="float" office:value="5.8512296880000001" table:style-name="ce1">
            <text:p>5,851229688</text:p>
          </table:table-cell>
          <table:table-cell office:value-type="float" office:value="1.568954269" table:style-name="ce1">
            <text:p>1,568954269</text:p>
          </table:table-cell>
          <table:table-cell office:value-type="float" office:value="1.74408746" table:style-name="ce1">
            <text:p>1,74408746</text:p>
          </table:table-cell>
          <table:table-cell office:value-type="float" office:value="3.8664948109999999" table:style-name="ce1">
            <text:p>3,866494811</text:p>
          </table:table-cell>
          <table:table-cell office:value-type="float" office:value="-5.9933103000000001E-2" table:style-name="ce1">
            <text:p>-0,059933103</text:p>
          </table:table-cell>
          <table:table-cell office:value-type="float" office:value="1.520986626" table:style-name="ce1">
            <text:p>1,520986626</text:p>
          </table:table-cell>
          <table:table-cell office:value-type="float" office:value="6.3284203999999997E-2" table:style-name="ce1">
            <text:p>0,063284204</text:p>
          </table:table-cell>
          <table:table-cell office:value-type="float" office:value="1.6803211419999999" table:style-name="ce1">
            <text:p>1,680321142</text:p>
          </table:table-cell>
          <table:table-cell office:value-type="float" office:value="2.832480769" table:style-name="ce1">
            <text:p>2,832480769</text:p>
          </table:table-cell>
          <table:table-cell office:value-type="float" office:value="8.5252141000000004E-2" table:style-name="ce1">
            <text:p>0,085252141</text:p>
          </table:table-cell>
          <table:table-cell office:value-type="float" office:value="2.9254967459999999" table:style-name="ce1">
            <text:p>2,925496746</text:p>
          </table:table-cell>
          <table:table-cell office:value-type="float" office:value="2.605860045" table:style-name="ce1">
            <text:p>2,605860045</text:p>
          </table:table-cell>
          <table:table-cell office:value-type="float" office:value="2.6302228159999999" table:style-name="ce1">
            <text:p>2,630222816</text:p>
          </table:table-cell>
          <table:table-cell office:value-type="float" office:value="0.147109293" table:style-name="ce1">
            <text:p>0,147109293</text:p>
          </table:table-cell>
          <table:table-cell office:value-type="float" office:value="3.5112638629999999" table:style-name="ce1">
            <text:p>3,511263863</text:p>
          </table:table-cell>
          <table:table-cell office:value-type="float" office:value="1.7641369170000001" table:style-name="ce1">
            <text:p>1,764136917</text:p>
          </table:table-cell>
          <table:table-cell office:value-type="float" office:value="0.97813158300000003" table:style-name="ce1">
            <text:p>0,978131583</text:p>
          </table:table-cell>
          <table:table-cell office:value-type="float" office:value="0.67480656999999999" table:style-name="ce1">
            <text:p>0,67480657</text:p>
          </table:table-cell>
          <table:table-cell office:value-type="float" office:value="2.763866433" table:style-name="ce1">
            <text:p>2,763866433</text:p>
          </table:table-cell>
          <table:table-cell office:value-type="float" office:value="0.81384406300000001" table:style-name="ce1">
            <text:p>0,813844063</text:p>
          </table:table-cell>
          <table:table-cell office:value-type="float" office:value="2.0970249129999998" table:style-name="ce1">
            <text:p>2,097024913</text:p>
          </table:table-cell>
          <table:table-cell office:value-type="float" office:value="1.994822329" table:style-name="ce1">
            <text:p>1,994822329</text:p>
          </table:table-cell>
          <table:table-cell office:value-type="float" office:value="0.35408849599999997" table:style-name="ce1">
            <text:p>0,354088496</text:p>
          </table:table-cell>
          <table:table-cell office:value-type="float" office:value="2.8383174019999999" table:style-name="ce1">
            <text:p>2,838317402</text:p>
          </table:table-cell>
          <table:table-cell office:value-type="float" office:value="3.2109512439999999" table:style-name="ce1">
            <text:p>3,210951244</text:p>
          </table:table-cell>
          <table:table-cell office:value-type="float" office:value="3.8809751170000002" table:style-name="ce1">
            <text:p>3,880975117</text:p>
          </table:table-cell>
          <table:table-cell office:value-type="float" office:value="1.8716555459999999" table:style-name="ce1">
            <text:p>1,871655546</text:p>
          </table:table-cell>
          <table:table-cell office:value-type="float" office:value="1.318167782" table:style-name="ce1">
            <text:p>1,318167782</text:p>
          </table:table-cell>
          <table:table-cell office:value-type="float" office:value="0.43001373700000001" table:style-name="ce1">
            <text:p>0,430013737</text:p>
          </table:table-cell>
          <table:table-cell office:value-type="float" office:value="0.62811575500000005" table:style-name="ce1">
            <text:p>0,628115755</text:p>
          </table:table-cell>
          <table:table-cell office:value-type="float" office:value="1.112466484" table:style-name="ce1">
            <text:p>1,112466484</text:p>
          </table:table-cell>
          <table:table-cell office:value-type="float" office:value="1.571262647" table:style-name="ce1">
            <text:p>1,571262647</text:p>
          </table:table-cell>
          <table:table-cell office:value-type="float" office:value="1.603605087" table:style-name="ce1">
            <text:p>1,603605087</text:p>
          </table:table-cell>
          <table:table-cell office:value-type="float" office:value="3.722440347" table:style-name="ce1">
            <text:p>3,722440347</text:p>
          </table:table-cell>
          <table:table-cell office:value-type="float" office:value="3.177161667" table:style-name="ce1">
            <text:p>3,177161667</text:p>
          </table:table-cell>
          <table:table-cell office:value-type="float" office:value="2.7161419109999998" table:style-name="ce1">
            <text:p>2,716141911</text:p>
          </table:table-cell>
          <table:table-cell office:value-type="float" office:value="2.7529458830000002" table:style-name="ce1">
            <text:p>2,752945883</text:p>
          </table:table-cell>
          <table:table-cell office:value-type="float" office:value="2.0170967809999998" table:style-name="ce1">
            <text:p>2,017096781</text:p>
          </table:table-cell>
          <table:table-cell office:value-type="float" office:value="2.934961355" table:style-name="ce1">
            <text:p>2,934961355</text:p>
          </table:table-cell>
          <table:table-cell office:value-type="float" office:value="1.4171912339999999" table:style-name="ce1">
            <text:p>1,417191234</text:p>
          </table:table-cell>
          <table:table-cell office:value-type="float" office:value="2.6202651549999998" table:style-name="ce1">
            <text:p>2,620265155</text:p>
          </table:table-cell>
          <table:table-cell office:value-type="float" office:value="0.67265699800000001" table:style-name="ce1">
            <text:p>0,672656998</text:p>
          </table:table-cell>
          <table:table-cell office:value-type="float" office:value="1.0038313860000001" table:style-name="ce1">
            <text:p>1,003831386</text:p>
          </table:table-cell>
          <table:table-cell office:value-type="float" office:value="-0.79311735699999997" table:style-name="ce1">
            <text:p>-0,793117357</text:p>
          </table:table-cell>
          <table:table-cell office:value-type="float" office:value="5.3092946679999997" table:style-name="ce1">
            <text:p>5,309294668</text:p>
          </table:table-cell>
          <table:table-cell office:value-type="float" office:value="1.537381678" table:style-name="ce1">
            <text:p>1,537381678</text:p>
          </table:table-cell>
          <table:table-cell office:value-type="float" office:value="4.9213263E-2" table:style-name="ce1">
            <text:p>0,049213263</text:p>
          </table:table-cell>
          <table:table-cell office:value-type="float" office:value="0.15361757500000001" table:style-name="ce1">
            <text:p>0,153617575</text:p>
          </table:table-cell>
          <table:table-cell office:value-type="float" office:value="7.6186597550000004" table:style-name="ce1">
            <text:p>7,618659755</text:p>
          </table:table-cell>
          <table:table-cell office:value-type="float" office:value="-0.95723674599999997" table:style-name="ce1">
            <text:p>-0,957236746</text:p>
          </table:table-cell>
          <table:table-cell office:value-type="float" office:value="0.12666433999999999" table:style-name="ce1">
            <text:p>0,12666434</text:p>
          </table:table-cell>
          <table:table-cell office:value-type="float" office:value="1.995594815" table:style-name="ce1">
            <text:p>1,995594815</text:p>
          </table:table-cell>
          <table:table-cell office:value-type="float" office:value="2.8668460219999998" table:style-name="ce1">
            <text:p>2,866846022</text:p>
          </table:table-cell>
          <table:table-cell office:value-type="float" office:value="1.7638961550000001" table:style-name="ce1">
            <text:p>1,763896155</text:p>
          </table:table-cell>
          <table:table-cell office:value-type="float" office:value="2.4253945209999999" table:style-name="ce1">
            <text:p>2,425394521</text:p>
          </table:table-cell>
          <table:table-cell office:value-type="float" office:value="1.6412554589999999" table:style-name="ce1">
            <text:p>1,641255459</text:p>
          </table:table-cell>
          <table:table-cell office:value-type="float" office:value="1.0426049989999999" table:style-name="ce1">
            <text:p>1,042604999</text:p>
          </table:table-cell>
          <table:table-cell office:value-type="float" office:value="0.61221672000000005" table:style-name="ce1">
            <text:p>0,61221672</text:p>
          </table:table-cell>
          <table:table-cell office:value-type="float" office:value="2.443789201" table:style-name="ce1">
            <text:p>2,443789201</text:p>
          </table:table-cell>
          <table:table-cell office:value-type="float" office:value="2.7085993510000002" table:style-name="ce1">
            <text:p>2,708599351</text:p>
          </table:table-cell>
          <table:table-cell office:value-type="float" office:value="0.27646433500000001" table:style-name="ce1">
            <text:p>0,276464335</text:p>
          </table:table-cell>
          <table:table-cell office:value-type="float" office:value="2.9880454479999998" table:style-name="ce1">
            <text:p>2,988045448</text:p>
          </table:table-cell>
          <table:table-cell office:value-type="float" office:value="0.25932906300000003" table:style-name="ce1">
            <text:p>0,259329063</text:p>
          </table:table-cell>
          <table:table-cell office:value-type="float" office:value="0.77810230899999999" table:style-name="ce1">
            <text:p>0,778102309</text:p>
          </table:table-cell>
          <table:table-cell office:value-type="float" office:value="3.1975036920000002" table:style-name="ce1">
            <text:p>3,197503692</text:p>
          </table:table-cell>
          <table:table-cell office:value-type="float" office:value="0.295243741" table:style-name="ce1">
            <text:p>0,295243741</text:p>
          </table:table-cell>
          <table:table-cell office:value-type="float" office:value="2.349228713" table:style-name="ce1">
            <text:p>2,349228713</text:p>
          </table:table-cell>
          <table:table-cell office:value-type="float" office:value="0.28362673199999999" table:style-name="ce1">
            <text:p>0,283626732</text:p>
          </table:table-cell>
          <table:table-cell office:value-type="float" office:value="0.43653943000000001" table:style-name="ce1">
            <text:p>0,43653943</text:p>
          </table:table-cell>
          <table:table-cell office:value-type="float" office:value="0.57148120000000002" table:style-name="ce1">
            <text:p>0,5714812</text:p>
          </table:table-cell>
          <table:table-cell office:value-type="float" office:value="1.152268979" table:style-name="ce1">
            <text:p>1,152268979</text:p>
          </table:table-cell>
          <table:table-cell office:value-type="float" office:value="2.331962388" table:style-name="ce1">
            <text:p>2,331962388</text:p>
          </table:table-cell>
          <table:table-cell office:value-type="float" office:value="2.763537168" table:style-name="ce1">
            <text:p>2,763537168</text:p>
          </table:table-cell>
          <table:table-cell office:value-type="float" office:value="0.21263726099999999" table:style-name="ce1">
            <text:p>0,212637261</text:p>
          </table:table-cell>
          <table:table-cell office:value-type="float" office:value="0.82557623899999999" table:style-name="ce1">
            <text:p>0,825576239</text:p>
          </table:table-cell>
          <table:table-cell office:value-type="float" office:value="2.8986275940000001" table:style-name="ce1">
            <text:p>2,898627594</text:p>
          </table:table-cell>
          <table:table-cell office:value-type="float" office:value="7.2153793999999993E-2" table:style-name="ce1">
            <text:p>0,072153794</text:p>
          </table:table-cell>
          <table:table-cell office:value-type="float" office:value="3.0080450079999999" table:style-name="ce1">
            <text:p>3,008045008</text:p>
          </table:table-cell>
          <table:table-cell office:value-type="float" office:value="4.9173680759999998" table:style-name="ce1">
            <text:p>4,917368076</text:p>
          </table:table-cell>
          <table:table-cell office:value-type="float" office:value="2.2415239680000001" table:style-name="ce1">
            <text:p>2,241523968</text:p>
          </table:table-cell>
          <table:table-cell office:value-type="float" office:value="3.7126406869999999" table:style-name="ce1">
            <text:p>3,712640687</text:p>
          </table:table-cell>
          <table:table-cell office:value-type="float" office:value="0.33435849400000001" table:style-name="ce1">
            <text:p>0,334358494</text:p>
          </table:table-cell>
          <table:table-cell office:value-type="float" office:value="-0.75641431299999995" table:style-name="ce1">
            <text:p>-0,756414313</text:p>
          </table:table-cell>
          <table:table-cell office:value-type="float" office:value="1.115253195" table:style-name="ce1">
            <text:p>1,115253195</text:p>
          </table:table-cell>
          <table:table-cell office:value-type="float" office:value="2.768564246" table:style-name="ce1">
            <text:p>2,768564246</text:p>
          </table:table-cell>
          <table:table-cell office:value-type="float" office:value="2.2285714830000001" table:style-name="ce1">
            <text:p>2,228571483</text:p>
          </table:table-cell>
          <table:table-cell office:value-type="float" office:value="-0.91965003099999998" table:style-name="ce1">
            <text:p>-0,919650031</text:p>
          </table:table-cell>
          <table:table-cell office:value-type="float" office:value="0.687136266" table:style-name="ce1">
            <text:p>0,687136266</text:p>
          </table:table-cell>
          <table:table-cell office:value-type="float" office:value="1.0067531519999999" table:style-name="ce1">
            <text:p>1,006753152</text:p>
          </table:table-cell>
          <table:table-cell office:value-type="float" office:value="2.9478873050000001" table:style-name="ce1">
            <text:p>2,947887305</text:p>
          </table:table-cell>
          <table:table-cell office:value-type="float" office:value="2.7617602149999998" table:style-name="ce1">
            <text:p>2,761760215</text:p>
          </table:table-cell>
          <table:table-cell office:value-type="float" office:value="0.38682281800000001" table:style-name="ce1">
            <text:p>0,386822818</text:p>
          </table:table-cell>
          <table:table-cell office:value-type="float" office:value="2.141029316" table:style-name="ce1">
            <text:p>2,141029316</text:p>
          </table:table-cell>
          <table:table-cell office:value-type="float" office:value="-0.167798788" table:style-name="ce1">
            <text:p>-0,167798788</text:p>
          </table:table-cell>
          <table:table-cell office:value-type="float" office:value="1.868598671" table:style-name="ce1">
            <text:p>1,868598671</text:p>
          </table:table-cell>
          <table:table-cell office:value-type="float" office:value="2.0396471520000001" table:style-name="ce1">
            <text:p>2,039647152</text:p>
          </table:table-cell>
          <table:table-cell office:value-type="float" office:value="2.7803962069999999" table:style-name="ce1">
            <text:p>2,780396207</text:p>
          </table:table-cell>
          <table:table-cell office:value-type="float" office:value="2.9920448130000001" table:style-name="ce1">
            <text:p>2,992044813</text:p>
          </table:table-cell>
          <table:table-cell office:value-type="float" office:value="1.9575459669999999" table:style-name="ce1">
            <text:p>1,957545967</text:p>
          </table:table-cell>
          <table:table-cell office:value-type="float" office:value="2.6750960670000001" table:style-name="ce1">
            <text:p>2,675096067</text:p>
          </table:table-cell>
          <table:table-cell office:value-type="float" office:value="1.933696871" table:style-name="ce1">
            <text:p>1,933696871</text:p>
          </table:table-cell>
          <table:table-cell office:value-type="float" office:value="2.1838845039999999" table:style-name="ce1">
            <text:p>2,183884504</text:p>
          </table:table-cell>
          <table:table-cell table:style-name="ce1"/>
          <table:table-cell office:value-type="float" office:value="1.0367602E-2" table:style-name="ce1">
            <text:p>0,010367602</text:p>
          </table:table-cell>
          <table:table-cell office:value-type="float" office:value="3.8500510069999998" table:style-name="ce1">
            <text:p>3,850051007</text:p>
          </table:table-cell>
          <table:table-cell office:value-type="float" office:value="2.1595007989999999" table:style-name="ce1">
            <text:p>2,159500799</text:p>
          </table:table-cell>
          <table:table-cell office:value-type="float" office:value="1.0956291010000001" table:style-name="ce1">
            <text:p>1,095629101</text:p>
          </table:table-cell>
          <table:table-cell office:value-type="float" office:value="1.6151712460000001" table:style-name="ce1">
            <text:p>1,615171246</text:p>
          </table:table-cell>
          <table:table-cell office:value-type="float" office:value="1.020512E-2" table:style-name="ce1">
            <text:p>0,01020512</text:p>
          </table:table-cell>
          <table:table-cell office:value-type="float" office:value="0.72808194999999998" table:style-name="ce1">
            <text:p>0,72808195</text:p>
          </table:table-cell>
          <table:table-cell office:value-type="float" office:value="3.7907645830000001" table:style-name="ce1">
            <text:p>3,790764583</text:p>
          </table:table-cell>
          <table:table-cell office:value-type="float" office:value="0.49182513300000003" table:style-name="ce1">
            <text:p>0,491825133</text:p>
          </table:table-cell>
          <table:table-cell office:value-type="float" office:value="1.171011196" table:style-name="ce1">
            <text:p>1,171011196</text:p>
          </table:table-cell>
          <table:table-cell office:value-type="float" office:value="3.6169062439999999" table:style-name="ce1">
            <text:p>3,616906244</text:p>
          </table:table-cell>
          <table:table-cell office:value-type="float" office:value="1.9023603499999999" table:style-name="ce1">
            <text:p>1,90236035</text:p>
          </table:table-cell>
          <table:table-cell office:value-type="float" office:value="2.935201062" table:style-name="ce1">
            <text:p>2,935201062</text:p>
          </table:table-cell>
          <table:table-cell office:value-type="float" office:value="2.6260802660000002" table:style-name="ce1">
            <text:p>2,626080266</text:p>
          </table:table-cell>
          <table:table-cell office:value-type="float" office:value="-1.061570803" table:style-name="ce1">
            <text:p>-1,061570803</text:p>
          </table:table-cell>
          <table:table-cell office:value-type="float" office:value="0.98513311199999998" table:style-name="ce1">
            <text:p>0,985133112</text:p>
          </table:table-cell>
          <table:table-cell office:value-type="float" office:value="5.6547977840000003" table:style-name="ce1">
            <text:p>5,654797784</text:p>
          </table:table-cell>
          <table:table-cell office:value-type="float" office:value="2.039969396" table:style-name="ce1">
            <text:p>2,039969396</text:p>
          </table:table-cell>
          <table:table-cell office:value-type="float" office:value="2.89204397" table:style-name="ce1">
            <text:p>2,89204397</text:p>
          </table:table-cell>
          <table:table-cell office:value-type="float" office:value="0.26602468200000001" table:style-name="ce1">
            <text:p>0,266024682</text:p>
          </table:table-cell>
          <table:table-cell office:value-type="float" office:value="-0.23716627000000001" table:style-name="ce1">
            <text:p>-0,23716627</text:p>
          </table:table-cell>
          <table:table-cell office:value-type="float" office:value="2.8413418259999998" table:style-name="ce1">
            <text:p>2,841341826</text:p>
          </table:table-cell>
          <table:table-cell office:value-type="float" office:value="1.856554356" table:style-name="ce1">
            <text:p>1,856554356</text:p>
          </table:table-cell>
          <table:table-cell office:value-type="float" office:value="2.0016850449999999" table:style-name="ce1">
            <text:p>2,001685045</text:p>
          </table:table-cell>
          <table:table-cell office:value-type="float" office:value="2.6575190229999999" table:style-name="ce1">
            <text:p>2,657519023</text:p>
          </table:table-cell>
          <table:table-cell office:value-type="float" office:value="2.636074807" table:style-name="ce1">
            <text:p>2,636074807</text:p>
          </table:table-cell>
          <table:table-cell office:value-type="float" office:value="1.0036910020000001" table:style-name="ce1">
            <text:p>1,003691002</text:p>
          </table:table-cell>
          <table:table-cell office:value-type="float" office:value="1.4225535279999999" table:style-name="ce1">
            <text:p>1,422553528</text:p>
          </table:table-cell>
          <table:table-cell office:value-type="float" office:value="2.378505138" table:style-name="ce1">
            <text:p>2,378505138</text:p>
          </table:table-cell>
          <table:table-cell office:value-type="float" office:value="2.062242065" table:style-name="ce1">
            <text:p>2,062242065</text:p>
          </table:table-cell>
          <table:table-cell office:value-type="float" office:value="2.1977486850000001" table:style-name="ce1">
            <text:p>2,197748685</text:p>
          </table:table-cell>
          <table:table-cell office:value-type="float" office:value="1.573007051" table:style-name="ce1">
            <text:p>1,573007051</text:p>
          </table:table-cell>
          <table:table-cell office:value-type="float" office:value="1.041052831" table:style-name="ce1">
            <text:p>1,041052831</text:p>
          </table:table-cell>
          <table:table-cell office:value-type="float" office:value="0.64808339299999995" table:style-name="ce1">
            <text:p>0,648083393</text:p>
          </table:table-cell>
          <table:table-cell office:value-type="float" office:value="1.02138562" table:style-name="ce1">
            <text:p>1,02138562</text:p>
          </table:table-cell>
          <table:table-cell office:value-type="float" office:value="4.1707285790000004" table:style-name="ce1">
            <text:p>4,170728579</text:p>
          </table:table-cell>
          <table:table-cell office:value-type="float" office:value="28.059956039999999" table:style-name="ce1">
            <text:p>28,05995604</text:p>
          </table:table-cell>
          <table:table-cell office:value-type="float" office:value="2.0114452319999998" table:style-name="ce1">
            <text:p>2,011445232</text:p>
          </table:table-cell>
          <table:table-cell office:value-type="float" office:value="0.43635933100000002" table:style-name="ce1">
            <text:p>0,436359331</text:p>
          </table:table-cell>
          <table:table-cell office:value-type="float" office:value="0.85694591099999995" table:style-name="ce1">
            <text:p>0,856945911</text:p>
          </table:table-cell>
          <table:table-cell office:value-type="float" office:value="2.8157648239999999" table:style-name="ce1">
            <text:p>2,815764824</text:p>
          </table:table-cell>
          <table:table-cell office:value-type="float" office:value="3.3883208869999999" table:style-name="ce1">
            <text:p>3,388320887</text:p>
          </table:table-cell>
          <table:table-cell office:value-type="float" office:value="3.1263744720000002" table:style-name="ce1">
            <text:p>3,126374472</text:p>
          </table:table-cell>
          <table:table-cell office:value-type="float" office:value="2.0421518139999999" table:style-name="ce1">
            <text:p>2,042151814</text:p>
          </table:table-cell>
          <table:table-cell office:value-type="float" office:value="4.7639615810000002" table:style-name="ce1">
            <text:p>4,763961581</text:p>
          </table:table-cell>
          <table:table-cell office:value-type="float" office:value="2.0194577950000001" table:style-name="ce1">
            <text:p>2,019457795</text:p>
          </table:table-cell>
          <table:table-cell office:value-type="float" office:value="0.238001304" table:style-name="ce1">
            <text:p>0,238001304</text:p>
          </table:table-cell>
          <table:table-cell office:value-type="float" office:value="1.36565877" table:style-name="ce1">
            <text:p>1,36565877</text:p>
          </table:table-cell>
          <table:table-cell office:value-type="float" office:value="0.68860724799999995" table:style-name="ce1">
            <text:p>0,688607248</text:p>
          </table:table-cell>
          <table:table-cell office:value-type="float" office:value="1.807546117" table:style-name="ce1">
            <text:p>1,807546117</text:p>
          </table:table-cell>
          <table:table-cell office:value-type="float" office:value="2.9953917730000001" table:style-name="ce1">
            <text:p>2,995391773</text:p>
          </table:table-cell>
          <table:table-cell office:value-type="float" office:value="7.1225600999999999E-2" table:style-name="ce1">
            <text:p>0,071225601</text:p>
          </table:table-cell>
          <table:table-cell office:value-type="float" office:value="2.845025879" table:style-name="ce1">
            <text:p>2,845025879</text:p>
          </table:table-cell>
          <table:table-cell office:value-type="float" office:value="11.670463890000001" table:style-name="ce1">
            <text:p>11,67046389</text:p>
          </table:table-cell>
          <table:table-cell office:value-type="float" office:value="-0.173542381" table:style-name="ce1">
            <text:p>-0,173542381</text:p>
          </table:table-cell>
          <table:table-cell office:value-type="float" office:value="2.7007349610000002" table:style-name="ce1">
            <text:p>2,700734961</text:p>
          </table:table-cell>
          <table:table-cell office:value-type="float" office:value="0.74809910000000002" table:style-name="ce1">
            <text:p>0,7480991</text:p>
          </table:table-cell>
          <table:table-cell office:value-type="float" office:value="6.0084986249999996" table:style-name="ce1">
            <text:p>6,008498625</text:p>
          </table:table-cell>
          <table:table-cell office:value-type="float" office:value="2.9374644769999998" table:style-name="ce1">
            <text:p>2,937464477</text:p>
          </table:table-cell>
          <table:table-cell office:value-type="float" office:value="0.93987149199999998" table:style-name="ce1">
            <text:p>0,939871492</text:p>
          </table:table-cell>
          <table:table-cell office:value-type="float" office:value="3.71028716" table:style-name="ce1">
            <text:p>3,71028716</text:p>
          </table:table-cell>
          <table:table-cell office:value-type="float" office:value="1.982131906" table:style-name="ce1">
            <text:p>1,982131906</text:p>
          </table:table-cell>
          <table:table-cell office:value-type="float" office:value="2.9080472500000001" table:style-name="ce1">
            <text:p>2,90804725</text:p>
          </table:table-cell>
          <table:table-cell office:value-type="float" office:value="2.6255174010000002" table:style-name="ce1">
            <text:p>2,625517401</text:p>
          </table:table-cell>
          <table:table-cell office:value-type="float" office:value="2.2383768389999998" table:style-name="ce1">
            <text:p>2,238376839</text:p>
          </table:table-cell>
          <table:table-cell office:value-type="float" office:value="0.63452687900000004" table:style-name="ce1">
            <text:p>0,634526879</text:p>
          </table:table-cell>
          <table:table-cell office:value-type="float" office:value="0.46804954700000001" table:style-name="ce1">
            <text:p>0,468049547</text:p>
          </table:table-cell>
          <table:table-cell office:value-type="float" office:value="2.203089238" table:style-name="ce1">
            <text:p>2,203089238</text:p>
          </table:table-cell>
          <table:table-cell office:value-type="float" office:value="2.074384845" table:style-name="ce1">
            <text:p>2,074384845</text:p>
          </table:table-cell>
          <table:table-cell office:value-type="float" office:value="0.86187599299999995" table:style-name="ce1">
            <text:p>0,861875993</text:p>
          </table:table-cell>
          <table:table-cell office:value-type="float" office:value="0.795452822" table:style-name="ce1">
            <text:p>0,795452822</text:p>
          </table:table-cell>
          <table:table-cell office:value-type="float" office:value="3.6896429479999999" table:style-name="ce1">
            <text:p>3,689642948</text:p>
          </table:table-cell>
          <table:table-cell office:value-type="float" office:value="2.7019188860000001" table:style-name="ce1">
            <text:p>2,701918886</text:p>
          </table:table-cell>
          <table:table-cell office:value-type="float" office:value="3.1737640759999999" table:style-name="ce1">
            <text:p>3,173764076</text:p>
          </table:table-cell>
          <table:table-cell office:value-type="float" office:value="2.1699809600000002" table:style-name="ce1">
            <text:p>2,16998096</text:p>
          </table:table-cell>
          <table:table-cell office:value-type="float" office:value="2.252686776" table:style-name="ce1">
            <text:p>2,252686776</text:p>
          </table:table-cell>
          <table:table-cell office:value-type="float" office:value="2.6695830549999999" table:style-name="ce1">
            <text:p>2,669583055</text:p>
          </table:table-cell>
          <table:table-cell office:value-type="float" office:value="2.0892224439999998" table:style-name="ce1">
            <text:p>2,089222444</text:p>
          </table:table-cell>
          <table:table-cell office:value-type="float" office:value="2.5019166639999999" table:style-name="ce1">
            <text:p>2,501916664</text:p>
          </table:table-cell>
          <table:table-cell office:value-type="float" office:value="0.56420344899999997" table:style-name="ce1">
            <text:p>0,564203449</text:p>
          </table:table-cell>
          <table:table-cell office:value-type="float" office:value="2.6997611450000001" table:style-name="ce1">
            <text:p>2,699761145</text:p>
          </table:table-cell>
          <table:table-cell office:value-type="float" office:value="0.94276265699999995" table:style-name="ce1">
            <text:p>0,942762657</text:p>
          </table:table-cell>
          <table:table-cell office:value-type="float" office:value="1.426298826" table:style-name="ce1">
            <text:p>1,426298826</text:p>
          </table:table-cell>
          <table:table-cell office:value-type="float" office:value="-2.6945439000000002E-2" table:style-name="ce1">
            <text:p>-0,026945439</text:p>
          </table:table-cell>
          <table:table-cell office:value-type="float" office:value="2.831791001" table:style-name="ce1">
            <text:p>2,831791001</text:p>
          </table:table-cell>
          <table:table-cell table:style-name="ce1"/>
          <table:table-cell office:value-type="float" office:value="1.324387695" table:style-name="ce1">
            <text:p>1,324387695</text:p>
          </table:table-cell>
          <table:table-cell office:value-type="float" office:value="0.56375341499999998" table:style-name="ce1">
            <text:p>0,563753415</text:p>
          </table:table-cell>
          <table:table-cell office:value-type="float" office:value="2.5880853109999999" table:style-name="ce1">
            <text:p>2,588085311</text:p>
          </table:table-cell>
          <table:table-cell office:value-type="float" office:value="5.9557437970000002" table:style-name="ce1">
            <text:p>5,955743797</text:p>
          </table:table-cell>
          <table:table-cell office:value-type="float" office:value="0.49180343599999998" table:style-name="ce1">
            <text:p>0,491803436</text:p>
          </table:table-cell>
          <table:table-cell office:value-type="float" office:value="0.69738454999999999" table:style-name="ce1">
            <text:p>0,69738455</text:p>
          </table:table-cell>
          <table:table-cell office:value-type="float" office:value="5.0863770600000002" table:style-name="ce1">
            <text:p>5,08637706</text:p>
          </table:table-cell>
          <table:table-cell office:value-type="float" office:value="2.2934945920000001" table:style-name="ce1">
            <text:p>2,293494592</text:p>
          </table:table-cell>
          <table:table-cell office:value-type="float" office:value="4.6149108239999999" table:style-name="ce1">
            <text:p>4,614910824</text:p>
          </table:table-cell>
          <table:table-cell office:value-type="float" office:value="3.0281292089999998" table:style-name="ce1">
            <text:p>3,028129209</text:p>
          </table:table-cell>
          <table:table-cell office:value-type="float" office:value="3.0282054980000002" table:style-name="ce1">
            <text:p>3,028205498</text:p>
          </table:table-cell>
          <table:table-cell office:value-type="float" office:value="1.5038330579999999" table:style-name="ce1">
            <text:p>1,503833058</text:p>
          </table:table-cell>
          <table:table-cell office:value-type="float" office:value="2.840176977" table:style-name="ce1">
            <text:p>2,840176977</text:p>
          </table:table-cell>
          <table:table-cell office:value-type="float" office:value="3.0539547709999999" table:style-name="ce1">
            <text:p>3,053954771</text:p>
          </table:table-cell>
          <table:table-cell office:value-type="float" office:value="1.2949897420000001" table:style-name="ce1">
            <text:p>1,294989742</text:p>
          </table:table-cell>
          <table:table-cell office:value-type="float" office:value="1.0746526679999999" table:style-name="ce1">
            <text:p>1,074652668</text:p>
          </table:table-cell>
          <table:table-cell office:value-type="float" office:value="1.846141206" table:style-name="ce1">
            <text:p>1,846141206</text:p>
          </table:table-cell>
          <table:table-cell table:style-name="ce1"/>
          <table:table-cell office:value-type="float" office:value="2.9106807720000001" table:style-name="ce1">
            <text:p>2,910680772</text:p>
          </table:table-cell>
          <table:table-cell office:value-type="float" office:value="1.7053861429999999" table:style-name="ce1">
            <text:p>1,705386143</text:p>
          </table:table-cell>
          <table:table-cell office:value-type="float" office:value="2.9060034340000001" table:style-name="ce1">
            <text:p>2,906003434</text:p>
          </table:table-cell>
          <table:table-cell office:value-type="float" office:value="2.094694735" table:style-name="ce1">
            <text:p>2,094694735</text:p>
          </table:table-cell>
          <table:table-cell office:value-type="float" office:value="2.5956630600000001" table:style-name="ce1">
            <text:p>2,59566306</text:p>
          </table:table-cell>
          <table:table-cell office:value-type="float" office:value="1.827463638" table:style-name="ce1">
            <text:p>1,827463638</text:p>
          </table:table-cell>
          <table:table-cell office:value-type="float" office:value="0.55683923300000004" table:style-name="ce1">
            <text:p>0,556839233</text:p>
          </table:table-cell>
          <table:table-cell office:value-type="float" office:value="1.203935932" table:style-name="ce1">
            <text:p>1,203935932</text:p>
          </table:table-cell>
          <table:table-cell office:value-type="float" office:value="0.33367889099999998" table:style-name="ce1">
            <text:p>0,333678891</text:p>
          </table:table-cell>
          <table:table-cell office:value-type="float" office:value="3.4015697409999999" table:style-name="ce1">
            <text:p>3,401569741</text:p>
          </table:table-cell>
          <table:table-cell table:style-name="ce1"/>
          <table:table-cell office:value-type="float" office:value="4.2451081750000004" table:style-name="ce1">
            <text:p>4,245108175</text:p>
          </table:table-cell>
          <table:table-cell office:value-type="float" office:value="3.188984944" table:style-name="ce1">
            <text:p>3,188984944</text:p>
          </table:table-cell>
          <table:table-cell office:value-type="float" office:value="3.4821600770000001" table:style-name="ce1">
            <text:p>3,482160077</text:p>
          </table:table-cell>
          <table:table-cell office:value-type="float" office:value="3.1064783299999998" table:style-name="ce1">
            <text:p>3,10647833</text:p>
          </table:table-cell>
          <table:table-cell office:value-type="float" office:value="1.7680751219999999" table:style-name="ce1">
            <text:p>1,768075122</text:p>
          </table:table-cell>
          <table:table-cell office:value-type="float" office:value="0.96161296299999999" table:style-name="ce1">
            <text:p>0,961612963</text:p>
          </table:table-cell>
          <table:table-cell office:value-type="float" office:value="3.1809699629999999" table:style-name="ce1">
            <text:p>3,180969963</text:p>
          </table:table-cell>
          <table:table-cell office:value-type="float" office:value="1.8065082219999999" table:style-name="ce1">
            <text:p>1,806508222</text:p>
          </table:table-cell>
          <table:table-cell office:value-type="float" office:value="3.2879181310000001" table:style-name="ce1">
            <text:p>3,287918131</text:p>
          </table:table-cell>
          <table:table-cell office:value-type="float" office:value="2.4619698730000001" table:style-name="ce1">
            <text:p>2,461969873</text:p>
          </table:table-cell>
          <table:table-cell office:value-type="float" office:value="2.0382586900000002" table:style-name="ce1">
            <text:p>2,03825869</text:p>
          </table:table-cell>
          <table:table-cell office:value-type="float" office:value="2.1674756259999999" table:style-name="ce1">
            <text:p>2,167475626</text:p>
          </table:table-cell>
          <table:table-cell office:value-type="float" office:value="2.9953917730000001" table:style-name="ce1">
            <text:p>2,995391773</text:p>
          </table:table-cell>
          <table:table-cell office:value-type="float" office:value="0.24733438299999999" table:style-name="ce1">
            <text:p>0,247334383</text:p>
          </table:table-cell>
          <table:table-cell office:value-type="float" office:value="2.2934945920000001" table:style-name="ce1">
            <text:p>2,293494592</text:p>
          </table:table-cell>
          <table:table-cell office:value-type="float" office:value="2.9060034340000001" table:style-name="ce1">
            <text:p>2,906003434</text:p>
          </table:table-cell>
          <table:table-cell office:value-type="float" office:value="0.93864154799999999" table:style-name="ce1">
            <text:p>0,938641548</text:p>
          </table:table-cell>
          <table:table-cell office:value-type="float" office:value="2.403465175" table:style-name="ce1">
            <text:p>2,403465175</text:p>
          </table:table-cell>
          <table:table-cell office:value-type="float" office:value="1.921205271" table:style-name="ce1">
            <text:p>1,921205271</text:p>
          </table:table-cell>
          <table:table-cell office:value-type="float" office:value="1.771641368" table:style-name="ce1">
            <text:p>1,771641368</text:p>
          </table:table-cell>
          <table:table-cell office:value-type="float" office:value="2.982113988" table:style-name="ce1">
            <text:p>2,982113988</text:p>
          </table:table-cell>
          <table:table-cell office:value-type="float" office:value="3.5362092079999998" table:style-name="ce1">
            <text:p>3,536209208</text:p>
          </table:table-cell>
          <table:table-cell office:value-type="float" office:value="0.38285035499999998" table:style-name="ce1">
            <text:p>0,382850355</text:p>
          </table:table-cell>
          <table:table-cell office:value-type="float" office:value="1.73698865" table:style-name="ce1">
            <text:p>1,73698865</text:p>
          </table:table-cell>
          <table:table-cell office:value-type="float" office:value="0.62274161299999997" table:style-name="ce1">
            <text:p>0,622741613</text:p>
          </table:table-cell>
          <table:table-cell office:value-type="float" office:value="0.89382920099999996" table:style-name="ce1">
            <text:p>0,893829201</text:p>
          </table:table-cell>
          <table:table-cell office:value-type="float" office:value="2.4584565889999999" table:style-name="ce1">
            <text:p>2,458456589</text:p>
          </table:table-cell>
          <table:table-cell office:value-type="float" office:value="0.65270240199999996" table:style-name="ce1">
            <text:p>0,652702402</text:p>
          </table:table-cell>
          <table:table-cell office:value-type="float" office:value="2.5594089289999999" table:style-name="ce1">
            <text:p>2,559408929</text:p>
          </table:table-cell>
          <table:table-cell office:value-type="float" office:value="5.044987785" table:style-name="ce1">
            <text:p>5,044987785</text:p>
          </table:table-cell>
          <table:table-cell office:value-type="float" office:value="5.8490259000000003E-2" table:style-name="ce1">
            <text:p>0,058490259</text:p>
          </table:table-cell>
          <table:table-cell office:value-type="float" office:value="2.235271837" table:style-name="ce1">
            <text:p>2,235271837</text:p>
          </table:table-cell>
          <table:table-cell office:value-type="float" office:value="2.2924065910000002" table:style-name="ce1">
            <text:p>2,292406591</text:p>
          </table:table-cell>
          <table:table-cell office:value-type="float" office:value="1.7832102409999999" table:style-name="ce1">
            <text:p>1,783210241</text:p>
          </table:table-cell>
          <table:table-cell office:value-type="float" office:value="0.261890175" table:style-name="ce1">
            <text:p>0,261890175</text:p>
          </table:table-cell>
          <table:table-cell office:value-type="float" office:value="2.075002402" table:style-name="ce1">
            <text:p>2,075002402</text:p>
          </table:table-cell>
          <table:table-cell office:value-type="float" office:value="3.7603121719999999" table:style-name="ce1">
            <text:p>3,760312172</text:p>
          </table:table-cell>
          <table:table-cell office:value-type="float" office:value="2.3654458190000001" table:style-name="ce1">
            <text:p>2,365445819</text:p>
          </table:table-cell>
          <table:table-cell office:value-type="float" office:value="3.1114220330000002" table:style-name="ce1">
            <text:p>3,111422033</text:p>
          </table:table-cell>
          <table:table-cell office:value-type="float" office:value="3.4931500780000002" table:style-name="ce1">
            <text:p>3,493150078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8" table:style-name="ce1">
            <text:p>1988</text:p>
          </table:table-cell>
          <table:table-cell office:value-type="float" office:value="-1.2269094279999999" table:style-name="ce1">
            <text:p>-1,226909428</text:p>
          </table:table-cell>
          <table:table-cell office:value-type="float" office:value="0.11601661200000001" table:style-name="ce1">
            <text:p>0,116016612</text:p>
          </table:table-cell>
          <table:table-cell office:value-type="float" office:value="3.4824015890000002" table:style-name="ce1">
            <text:p>3,482401589</text:p>
          </table:table-cell>
          <table:table-cell office:value-type="float" office:value="1.8867105289999999" table:style-name="ce1">
            <text:p>1,886710529</text:p>
          </table:table-cell>
          <table:table-cell office:value-type="float" office:value="4.0030018619999996" table:style-name="ce1">
            <text:p>4,003001862</text:p>
          </table:table-cell>
          <table:table-cell office:value-type="float" office:value="2.858267144" table:style-name="ce1">
            <text:p>2,858267144</text:p>
          </table:table-cell>
          <table:table-cell office:value-type="float" office:value="5.9202212870000004" table:style-name="ce1">
            <text:p>5,920221287</text:p>
          </table:table-cell>
          <table:table-cell office:value-type="float" office:value="1.541822324" table:style-name="ce1">
            <text:p>1,541822324</text:p>
          </table:table-cell>
          <table:table-cell office:value-type="float" office:value="1.515480648" table:style-name="ce1">
            <text:p>1,515480648</text:p>
          </table:table-cell>
          <table:table-cell office:value-type="float" office:value="3.6819611010000002" table:style-name="ce1">
            <text:p>3,681961101</text:p>
          </table:table-cell>
          <table:table-cell office:value-type="float" office:value="8.7457895999999993E-2" table:style-name="ce1">
            <text:p>0,087457896</text:p>
          </table:table-cell>
          <table:table-cell office:value-type="float" office:value="1.636206657" table:style-name="ce1">
            <text:p>1,636206657</text:p>
          </table:table-cell>
          <table:table-cell office:value-type="float" office:value="0.14157085" table:style-name="ce1">
            <text:p>0,14157085</text:p>
          </table:table-cell>
          <table:table-cell office:value-type="float" office:value="1.676420976" table:style-name="ce1">
            <text:p>1,676420976</text:p>
          </table:table-cell>
          <table:table-cell office:value-type="float" office:value="2.776998319" table:style-name="ce1">
            <text:p>2,776998319</text:p>
          </table:table-cell>
          <table:table-cell office:value-type="float" office:value="0.317926245" table:style-name="ce1">
            <text:p>0,317926245</text:p>
          </table:table-cell>
          <table:table-cell office:value-type="float" office:value="2.9886516639999998" table:style-name="ce1">
            <text:p>2,988651664</text:p>
          </table:table-cell>
          <table:table-cell office:value-type="float" office:value="2.6217195709999999" table:style-name="ce1">
            <text:p>2,621719571</text:p>
          </table:table-cell>
          <table:table-cell office:value-type="float" office:value="2.595027768" table:style-name="ce1">
            <text:p>2,595027768</text:p>
          </table:table-cell>
          <table:table-cell office:value-type="float" office:value="0.112372424" table:style-name="ce1">
            <text:p>0,112372424</text:p>
          </table:table-cell>
          <table:table-cell office:value-type="float" office:value="3.5504823729999999" table:style-name="ce1">
            <text:p>3,550482373</text:p>
          </table:table-cell>
          <table:table-cell office:value-type="float" office:value="1.703653434" table:style-name="ce1">
            <text:p>1,703653434</text:p>
          </table:table-cell>
          <table:table-cell office:value-type="float" office:value="0.66619595899999995" table:style-name="ce1">
            <text:p>0,666195959</text:p>
          </table:table-cell>
          <table:table-cell office:value-type="float" office:value="0.28640580500000001" table:style-name="ce1">
            <text:p>0,286405805</text:p>
          </table:table-cell>
          <table:table-cell office:value-type="float" office:value="2.6649527549999998" table:style-name="ce1">
            <text:p>2,664952755</text:p>
          </table:table-cell>
          <table:table-cell office:value-type="float" office:value="0.86086189899999999" table:style-name="ce1">
            <text:p>0,860861899</text:p>
          </table:table-cell>
          <table:table-cell office:value-type="float" office:value="2.1114120829999998" table:style-name="ce1">
            <text:p>2,111412083</text:p>
          </table:table-cell>
          <table:table-cell office:value-type="float" office:value="1.9232348770000001" table:style-name="ce1">
            <text:p>1,923234877</text:p>
          </table:table-cell>
          <table:table-cell office:value-type="float" office:value="0.37060290499999998" table:style-name="ce1">
            <text:p>0,370602905</text:p>
          </table:table-cell>
          <table:table-cell office:value-type="float" office:value="2.838974232" table:style-name="ce1">
            <text:p>2,838974232</text:p>
          </table:table-cell>
          <table:table-cell office:value-type="float" office:value="3.034146115" table:style-name="ce1">
            <text:p>3,034146115</text:p>
          </table:table-cell>
          <table:table-cell office:value-type="float" office:value="3.8358433189999999" table:style-name="ce1">
            <text:p>3,835843319</text:p>
          </table:table-cell>
          <table:table-cell office:value-type="float" office:value="1.7650580039999999" table:style-name="ce1">
            <text:p>1,765058004</text:p>
          </table:table-cell>
          <table:table-cell office:value-type="float" office:value="1.2966248899999999" table:style-name="ce1">
            <text:p>1,29662489</text:p>
          </table:table-cell>
          <table:table-cell office:value-type="float" office:value="0.35387819700000001" table:style-name="ce1">
            <text:p>0,353878197</text:p>
          </table:table-cell>
          <table:table-cell office:value-type="float" office:value="0.73494305599999998" table:style-name="ce1">
            <text:p>0,734943056</text:p>
          </table:table-cell>
          <table:table-cell office:value-type="float" office:value="1.0785284559999999" table:style-name="ce1">
            <text:p>1,078528456</text:p>
          </table:table-cell>
          <table:table-cell office:value-type="float" office:value="1.606773859" table:style-name="ce1">
            <text:p>1,606773859</text:p>
          </table:table-cell>
          <table:table-cell office:value-type="float" office:value="1.610071086" table:style-name="ce1">
            <text:p>1,610071086</text:p>
          </table:table-cell>
          <table:table-cell office:value-type="float" office:value="3.6396901019999999" table:style-name="ce1">
            <text:p>3,639690102</text:p>
          </table:table-cell>
          <table:table-cell office:value-type="float" office:value="3.1585706089999999" table:style-name="ce1">
            <text:p>3,158570609</text:p>
          </table:table-cell>
          <table:table-cell office:value-type="float" office:value="2.8610280220000002" table:style-name="ce1">
            <text:p>2,861028022</text:p>
          </table:table-cell>
          <table:table-cell office:value-type="float" office:value="2.7322582350000002" table:style-name="ce1">
            <text:p>2,732258235</text:p>
          </table:table-cell>
          <table:table-cell office:value-type="float" office:value="1.9903242219999999" table:style-name="ce1">
            <text:p>1,990324222</text:p>
          </table:table-cell>
          <table:table-cell office:value-type="float" office:value="2.95829801" table:style-name="ce1">
            <text:p>2,95829801</text:p>
          </table:table-cell>
          <table:table-cell office:value-type="float" office:value="1.4256341109999999" table:style-name="ce1">
            <text:p>1,425634111</text:p>
          </table:table-cell>
          <table:table-cell office:value-type="float" office:value="2.6029818269999998" table:style-name="ce1">
            <text:p>2,602981827</text:p>
          </table:table-cell>
          <table:table-cell office:value-type="float" office:value="0.59957695099999997" table:style-name="ce1">
            <text:p>0,599576951</text:p>
          </table:table-cell>
          <table:table-cell office:value-type="float" office:value="1.072019303" table:style-name="ce1">
            <text:p>1,072019303</text:p>
          </table:table-cell>
          <table:table-cell office:value-type="float" office:value="-1.464560114" table:style-name="ce1">
            <text:p>-1,464560114</text:p>
          </table:table-cell>
          <table:table-cell office:value-type="float" office:value="5.4951189510000003" table:style-name="ce1">
            <text:p>5,495118951</text:p>
          </table:table-cell>
          <table:table-cell office:value-type="float" office:value="1.794479087" table:style-name="ce1">
            <text:p>1,794479087</text:p>
          </table:table-cell>
          <table:table-cell office:value-type="float" office:value="7.6879259000000005E-2" table:style-name="ce1">
            <text:p>0,076879259</text:p>
          </table:table-cell>
          <table:table-cell office:value-type="float" office:value="0.39067896000000002" table:style-name="ce1">
            <text:p>0,39067896</text:p>
          </table:table-cell>
          <table:table-cell office:value-type="float" office:value="7.5907907679999997" table:style-name="ce1">
            <text:p>7,590790768</text:p>
          </table:table-cell>
          <table:table-cell office:value-type="float" office:value="-0.88640915899999995" table:style-name="ce1">
            <text:p>-0,886409159</text:p>
          </table:table-cell>
          <table:table-cell office:value-type="float" office:value="4.8593386000000002E-2" table:style-name="ce1">
            <text:p>0,048593386</text:p>
          </table:table-cell>
          <table:table-cell office:value-type="float" office:value="1.9643731289999999" table:style-name="ce1">
            <text:p>1,964373129</text:p>
          </table:table-cell>
          <table:table-cell office:value-type="float" office:value="2.7758489540000002" table:style-name="ce1">
            <text:p>2,775848954</text:p>
          </table:table-cell>
          <table:table-cell office:value-type="float" office:value="1.753621157" table:style-name="ce1">
            <text:p>1,753621157</text:p>
          </table:table-cell>
          <table:table-cell office:value-type="float" office:value="2.374976073" table:style-name="ce1">
            <text:p>2,374976073</text:p>
          </table:table-cell>
          <table:table-cell office:value-type="float" office:value="1.630648554" table:style-name="ce1">
            <text:p>1,630648554</text:p>
          </table:table-cell>
          <table:table-cell office:value-type="float" office:value="0.99410482600000005" table:style-name="ce1">
            <text:p>0,994104826</text:p>
          </table:table-cell>
          <table:table-cell office:value-type="float" office:value="0.61003148399999996" table:style-name="ce1">
            <text:p>0,610031484</text:p>
          </table:table-cell>
          <table:table-cell office:value-type="float" office:value="2.4196609250000001" table:style-name="ce1">
            <text:p>2,419660925</text:p>
          </table:table-cell>
          <table:table-cell office:value-type="float" office:value="2.6712535559999999" table:style-name="ce1">
            <text:p>2,671253556</text:p>
          </table:table-cell>
          <table:table-cell office:value-type="float" office:value="0.33434855899999999" table:style-name="ce1">
            <text:p>0,334348559</text:p>
          </table:table-cell>
          <table:table-cell office:value-type="float" office:value="2.6981760050000001" table:style-name="ce1">
            <text:p>2,698176005</text:p>
          </table:table-cell>
          <table:table-cell office:value-type="float" office:value="0.212064999" table:style-name="ce1">
            <text:p>0,212064999</text:p>
          </table:table-cell>
          <table:table-cell office:value-type="float" office:value="0.62162203500000002" table:style-name="ce1">
            <text:p>0,621622035</text:p>
          </table:table-cell>
          <table:table-cell office:value-type="float" office:value="3.2424904589999999" table:style-name="ce1">
            <text:p>3,242490459</text:p>
          </table:table-cell>
          <table:table-cell office:value-type="float" office:value="0.324569055" table:style-name="ce1">
            <text:p>0,324569055</text:p>
          </table:table-cell>
          <table:table-cell office:value-type="float" office:value="2.387046754" table:style-name="ce1">
            <text:p>2,387046754</text:p>
          </table:table-cell>
          <table:table-cell office:value-type="float" office:value="0.29068905099999998" table:style-name="ce1">
            <text:p>0,290689051</text:p>
          </table:table-cell>
          <table:table-cell office:value-type="float" office:value="0.15878589600000001" table:style-name="ce1">
            <text:p>0,158785896</text:p>
          </table:table-cell>
          <table:table-cell office:value-type="float" office:value="0.56459325999999999" table:style-name="ce1">
            <text:p>0,56459326</text:p>
          </table:table-cell>
          <table:table-cell office:value-type="float" office:value="1.032430639" table:style-name="ce1">
            <text:p>1,032430639</text:p>
          </table:table-cell>
          <table:table-cell office:value-type="float" office:value="2.2049210509999999" table:style-name="ce1">
            <text:p>2,204921051</text:p>
          </table:table-cell>
          <table:table-cell office:value-type="float" office:value="2.7764013520000002" table:style-name="ce1">
            <text:p>2,776401352</text:p>
          </table:table-cell>
          <table:table-cell office:value-type="float" office:value="0.22206389400000001" table:style-name="ce1">
            <text:p>0,222063894</text:p>
          </table:table-cell>
          <table:table-cell office:value-type="float" office:value="0.99012786799999997" table:style-name="ce1">
            <text:p>0,990127868</text:p>
          </table:table-cell>
          <table:table-cell office:value-type="float" office:value="2.873175528" table:style-name="ce1">
            <text:p>2,873175528</text:p>
          </table:table-cell>
          <table:table-cell office:value-type="float" office:value="0.15101077099999999" table:style-name="ce1">
            <text:p>0,151010771</text:p>
          </table:table-cell>
          <table:table-cell office:value-type="float" office:value="3.0749688530000001" table:style-name="ce1">
            <text:p>3,074968853</text:p>
          </table:table-cell>
          <table:table-cell office:value-type="float" office:value="4.9786545650000003" table:style-name="ce1">
            <text:p>4,978654565</text:p>
          </table:table-cell>
          <table:table-cell office:value-type="float" office:value="2.1987028309999999" table:style-name="ce1">
            <text:p>2,198702831</text:p>
          </table:table-cell>
          <table:table-cell office:value-type="float" office:value="3.0801646250000001" table:style-name="ce1">
            <text:p>3,080164625</text:p>
          </table:table-cell>
          <table:table-cell office:value-type="float" office:value="0.363197987" table:style-name="ce1">
            <text:p>0,363197987</text:p>
          </table:table-cell>
          <table:table-cell office:value-type="float" office:value="-1.332300174" table:style-name="ce1">
            <text:p>-1,332300174</text:p>
          </table:table-cell>
          <table:table-cell office:value-type="float" office:value="1.28560081" table:style-name="ce1">
            <text:p>1,28560081</text:p>
          </table:table-cell>
          <table:table-cell office:value-type="float" office:value="2.7682469059999999" table:style-name="ce1">
            <text:p>2,768246906</text:p>
          </table:table-cell>
          <table:table-cell office:value-type="float" office:value="2.2337419789999999" table:style-name="ce1">
            <text:p>2,233741979</text:p>
          </table:table-cell>
          <table:table-cell office:value-type="float" office:value="-0.90300443799999996" table:style-name="ce1">
            <text:p>-0,903004438</text:p>
          </table:table-cell>
          <table:table-cell office:value-type="float" office:value="0.696122146" table:style-name="ce1">
            <text:p>0,696122146</text:p>
          </table:table-cell>
          <table:table-cell office:value-type="float" office:value="0.84046854100000001" table:style-name="ce1">
            <text:p>0,840468541</text:p>
          </table:table-cell>
          <table:table-cell office:value-type="float" office:value="2.9247451839999998" table:style-name="ce1">
            <text:p>2,924745184</text:p>
          </table:table-cell>
          <table:table-cell office:value-type="float" office:value="2.8157888679999998" table:style-name="ce1">
            <text:p>2,815788868</text:p>
          </table:table-cell>
          <table:table-cell office:value-type="float" office:value="0.32568913799999999" table:style-name="ce1">
            <text:p>0,325689138</text:p>
          </table:table-cell>
          <table:table-cell office:value-type="float" office:value="2.085436182" table:style-name="ce1">
            <text:p>2,085436182</text:p>
          </table:table-cell>
          <table:table-cell office:value-type="float" office:value="-0.153272936" table:style-name="ce1">
            <text:p>-0,153272936</text:p>
          </table:table-cell>
          <table:table-cell office:value-type="float" office:value="1.8393150629999999" table:style-name="ce1">
            <text:p>1,839315063</text:p>
          </table:table-cell>
          <table:table-cell office:value-type="float" office:value="2.016549827" table:style-name="ce1">
            <text:p>2,016549827</text:p>
          </table:table-cell>
          <table:table-cell office:value-type="float" office:value="2.7772803490000002" table:style-name="ce1">
            <text:p>2,777280349</text:p>
          </table:table-cell>
          <table:table-cell office:value-type="float" office:value="2.952664065" table:style-name="ce1">
            <text:p>2,952664065</text:p>
          </table:table-cell>
          <table:table-cell office:value-type="float" office:value="1.888369897" table:style-name="ce1">
            <text:p>1,888369897</text:p>
          </table:table-cell>
          <table:table-cell office:value-type="float" office:value="2.6897534850000002" table:style-name="ce1">
            <text:p>2,689753485</text:p>
          </table:table-cell>
          <table:table-cell office:value-type="float" office:value="2.1653115000000001" table:style-name="ce1">
            <text:p>2,1653115</text:p>
          </table:table-cell>
          <table:table-cell office:value-type="float" office:value="2.1467579899999998" table:style-name="ce1">
            <text:p>2,14675799</text:p>
          </table:table-cell>
          <table:table-cell table:style-name="ce1"/>
          <table:table-cell office:value-type="float" office:value="-0.42768606399999998" table:style-name="ce1">
            <text:p>-0,427686064</text:p>
          </table:table-cell>
          <table:table-cell office:value-type="float" office:value="3.6131507119999999" table:style-name="ce1">
            <text:p>3,613150712</text:p>
          </table:table-cell>
          <table:table-cell office:value-type="float" office:value="2.161681808" table:style-name="ce1">
            <text:p>2,161681808</text:p>
          </table:table-cell>
          <table:table-cell office:value-type="float" office:value="1.5662175810000001" table:style-name="ce1">
            <text:p>1,566217581</text:p>
          </table:table-cell>
          <table:table-cell office:value-type="float" office:value="1.65705755" table:style-name="ce1">
            <text:p>1,65705755</text:p>
          </table:table-cell>
          <table:table-cell office:value-type="float" office:value="4.8320597E-2" table:style-name="ce1">
            <text:p>0,048320597</text:p>
          </table:table-cell>
          <table:table-cell office:value-type="float" office:value="0.58839945800000004" table:style-name="ce1">
            <text:p>0,588399458</text:p>
          </table:table-cell>
          <table:table-cell office:value-type="float" office:value="3.9064167470000002" table:style-name="ce1">
            <text:p>3,906416747</text:p>
          </table:table-cell>
          <table:table-cell office:value-type="float" office:value="0.42663854400000001" table:style-name="ce1">
            <text:p>0,426638544</text:p>
          </table:table-cell>
          <table:table-cell office:value-type="float" office:value="1.034276186" table:style-name="ce1">
            <text:p>1,034276186</text:p>
          </table:table-cell>
          <table:table-cell office:value-type="float" office:value="3.5448757460000002" table:style-name="ce1">
            <text:p>3,544875746</text:p>
          </table:table-cell>
          <table:table-cell office:value-type="float" office:value="1.7649627109999999" table:style-name="ce1">
            <text:p>1,764962711</text:p>
          </table:table-cell>
          <table:table-cell office:value-type="float" office:value="2.8597606610000001" table:style-name="ce1">
            <text:p>2,859760661</text:p>
          </table:table-cell>
          <table:table-cell office:value-type="float" office:value="2.700825026" table:style-name="ce1">
            <text:p>2,700825026</text:p>
          </table:table-cell>
          <table:table-cell office:value-type="float" office:value="-0.99910226999999996" table:style-name="ce1">
            <text:p>-0,99910227</text:p>
          </table:table-cell>
          <table:table-cell office:value-type="float" office:value="0.97918922399999997" table:style-name="ce1">
            <text:p>0,979189224</text:p>
          </table:table-cell>
          <table:table-cell office:value-type="float" office:value="4.83001024" table:style-name="ce1">
            <text:p>4,83001024</text:p>
          </table:table-cell>
          <table:table-cell office:value-type="float" office:value="1.992859274" table:style-name="ce1">
            <text:p>1,992859274</text:p>
          </table:table-cell>
          <table:table-cell office:value-type="float" office:value="2.9090126060000001" table:style-name="ce1">
            <text:p>2,909012606</text:p>
          </table:table-cell>
          <table:table-cell office:value-type="float" office:value="0.62455423700000001" table:style-name="ce1">
            <text:p>0,624554237</text:p>
          </table:table-cell>
          <table:table-cell office:value-type="float" office:value="-0.89653731699999994" table:style-name="ce1">
            <text:p>-0,896537317</text:p>
          </table:table-cell>
          <table:table-cell office:value-type="float" office:value="2.6585641139999998" table:style-name="ce1">
            <text:p>2,658564114</text:p>
          </table:table-cell>
          <table:table-cell office:value-type="float" office:value="1.900724461" table:style-name="ce1">
            <text:p>1,900724461</text:p>
          </table:table-cell>
          <table:table-cell office:value-type="float" office:value="1.957927354" table:style-name="ce1">
            <text:p>1,957927354</text:p>
          </table:table-cell>
          <table:table-cell office:value-type="float" office:value="2.6800259419999999" table:style-name="ce1">
            <text:p>2,680025942</text:p>
          </table:table-cell>
          <table:table-cell office:value-type="float" office:value="2.6950958410000001" table:style-name="ce1">
            <text:p>2,695095841</text:p>
          </table:table-cell>
          <table:table-cell office:value-type="float" office:value="1.04350016" table:style-name="ce1">
            <text:p>1,04350016</text:p>
          </table:table-cell>
          <table:table-cell office:value-type="float" office:value="1.397528949" table:style-name="ce1">
            <text:p>1,397528949</text:p>
          </table:table-cell>
          <table:table-cell office:value-type="float" office:value="2.3449020570000001" table:style-name="ce1">
            <text:p>2,344902057</text:p>
          </table:table-cell>
          <table:table-cell office:value-type="float" office:value="2.040192953" table:style-name="ce1">
            <text:p>2,040192953</text:p>
          </table:table-cell>
          <table:table-cell office:value-type="float" office:value="2.1443535420000002" table:style-name="ce1">
            <text:p>2,144353542</text:p>
          </table:table-cell>
          <table:table-cell office:value-type="float" office:value="1.5559442969999999" table:style-name="ce1">
            <text:p>1,555944297</text:p>
          </table:table-cell>
          <table:table-cell office:value-type="float" office:value="1.0639568660000001" table:style-name="ce1">
            <text:p>1,063956866</text:p>
          </table:table-cell>
          <table:table-cell office:value-type="float" office:value="0.72561457900000004" table:style-name="ce1">
            <text:p>0,725614579</text:p>
          </table:table-cell>
          <table:table-cell office:value-type="float" office:value="1.0170888259999999" table:style-name="ce1">
            <text:p>1,017088826</text:p>
          </table:table-cell>
          <table:table-cell office:value-type="float" office:value="4.0049680009999999" table:style-name="ce1">
            <text:p>4,004968001</text:p>
          </table:table-cell>
          <table:table-cell office:value-type="float" office:value="23.48721668" table:style-name="ce1">
            <text:p>23,48721668</text:p>
          </table:table-cell>
          <table:table-cell office:value-type="float" office:value="1.9275438009999999" table:style-name="ce1">
            <text:p>1,927543801</text:p>
          </table:table-cell>
          <table:table-cell office:value-type="float" office:value="0.20891491800000001" table:style-name="ce1">
            <text:p>0,208914918</text:p>
          </table:table-cell>
          <table:table-cell office:value-type="float" office:value="0.74044523100000004" table:style-name="ce1">
            <text:p>0,740445231</text:p>
          </table:table-cell>
          <table:table-cell office:value-type="float" office:value="2.8209175910000002" table:style-name="ce1">
            <text:p>2,820917591</text:p>
          </table:table-cell>
          <table:table-cell office:value-type="float" office:value="3.2739296179999999" table:style-name="ce1">
            <text:p>3,273929618</text:p>
          </table:table-cell>
          <table:table-cell office:value-type="float" office:value="3.0206907570000001" table:style-name="ce1">
            <text:p>3,020690757</text:p>
          </table:table-cell>
          <table:table-cell office:value-type="float" office:value="1.986004265" table:style-name="ce1">
            <text:p>1,986004265</text:p>
          </table:table-cell>
          <table:table-cell office:value-type="float" office:value="4.4294014759999998" table:style-name="ce1">
            <text:p>4,429401476</text:p>
          </table:table-cell>
          <table:table-cell office:value-type="float" office:value="1.991069065" table:style-name="ce1">
            <text:p>1,991069065</text:p>
          </table:table-cell>
          <table:table-cell office:value-type="float" office:value="0.16244602399999999" table:style-name="ce1">
            <text:p>0,162446024</text:p>
          </table:table-cell>
          <table:table-cell office:value-type="float" office:value="1.3466354030000001" table:style-name="ce1">
            <text:p>1,346635403</text:p>
          </table:table-cell>
          <table:table-cell office:value-type="float" office:value="0.82103928900000001" table:style-name="ce1">
            <text:p>0,821039289</text:p>
          </table:table-cell>
          <table:table-cell office:value-type="float" office:value="1.714260422" table:style-name="ce1">
            <text:p>1,714260422</text:p>
          </table:table-cell>
          <table:table-cell office:value-type="float" office:value="2.9108398630000001" table:style-name="ce1">
            <text:p>2,910839863</text:p>
          </table:table-cell>
          <table:table-cell office:value-type="float" office:value="-0.120274095" table:style-name="ce1">
            <text:p>-0,120274095</text:p>
          </table:table-cell>
          <table:table-cell office:value-type="float" office:value="2.734596464" table:style-name="ce1">
            <text:p>2,734596464</text:p>
          </table:table-cell>
          <table:table-cell office:value-type="float" office:value="10.211695110000001" table:style-name="ce1">
            <text:p>10,21169511</text:p>
          </table:table-cell>
          <table:table-cell office:value-type="float" office:value="-0.22189645699999999" table:style-name="ce1">
            <text:p>-0,221896457</text:p>
          </table:table-cell>
          <table:table-cell office:value-type="float" office:value="2.6598625020000002" table:style-name="ce1">
            <text:p>2,659862502</text:p>
          </table:table-cell>
          <table:table-cell office:value-type="float" office:value="0.68840051800000002" table:style-name="ce1">
            <text:p>0,688400518</text:p>
          </table:table-cell>
          <table:table-cell office:value-type="float" office:value="5.9088451219999998" table:style-name="ce1">
            <text:p>5,908845122</text:p>
          </table:table-cell>
          <table:table-cell office:value-type="float" office:value="2.9841116130000001" table:style-name="ce1">
            <text:p>2,984111613</text:p>
          </table:table-cell>
          <table:table-cell office:value-type="float" office:value="0.95078358500000004" table:style-name="ce1">
            <text:p>0,950783585</text:p>
          </table:table-cell>
          <table:table-cell office:value-type="float" office:value="3.792500725" table:style-name="ce1">
            <text:p>3,792500725</text:p>
          </table:table-cell>
          <table:table-cell office:value-type="float" office:value="1.9436058380000001" table:style-name="ce1">
            <text:p>1,943605838</text:p>
          </table:table-cell>
          <table:table-cell office:value-type="float" office:value="2.9508688460000001" table:style-name="ce1">
            <text:p>2,950868846</text:p>
          </table:table-cell>
          <table:table-cell office:value-type="float" office:value="2.630947033" table:style-name="ce1">
            <text:p>2,630947033</text:p>
          </table:table-cell>
          <table:table-cell office:value-type="float" office:value="2.172375986" table:style-name="ce1">
            <text:p>2,172375986</text:p>
          </table:table-cell>
          <table:table-cell office:value-type="float" office:value="0.64609622799999999" table:style-name="ce1">
            <text:p>0,646096228</text:p>
          </table:table-cell>
          <table:table-cell office:value-type="float" office:value="0.53792275899999997" table:style-name="ce1">
            <text:p>0,537922759</text:p>
          </table:table-cell>
          <table:table-cell office:value-type="float" office:value="2.2279848289999999" table:style-name="ce1">
            <text:p>2,227984829</text:p>
          </table:table-cell>
          <table:table-cell office:value-type="float" office:value="2.1978906720000002" table:style-name="ce1">
            <text:p>2,197890672</text:p>
          </table:table-cell>
          <table:table-cell office:value-type="float" office:value="0.27448246799999998" table:style-name="ce1">
            <text:p>0,274482468</text:p>
          </table:table-cell>
          <table:table-cell office:value-type="float" office:value="0.79982174399999995" table:style-name="ce1">
            <text:p>0,799821744</text:p>
          </table:table-cell>
          <table:table-cell office:value-type="float" office:value="3.5326582360000001" table:style-name="ce1">
            <text:p>3,532658236</text:p>
          </table:table-cell>
          <table:table-cell office:value-type="float" office:value="2.6565586630000002" table:style-name="ce1">
            <text:p>2,656558663</text:p>
          </table:table-cell>
          <table:table-cell office:value-type="float" office:value="3.1091448260000001" table:style-name="ce1">
            <text:p>3,109144826</text:p>
          </table:table-cell>
          <table:table-cell office:value-type="float" office:value="2.1459746050000001" table:style-name="ce1">
            <text:p>2,145974605</text:p>
          </table:table-cell>
          <table:table-cell office:value-type="float" office:value="2.2090937749999999" table:style-name="ce1">
            <text:p>2,209093775</text:p>
          </table:table-cell>
          <table:table-cell office:value-type="float" office:value="2.6387544190000001" table:style-name="ce1">
            <text:p>2,638754419</text:p>
          </table:table-cell>
          <table:table-cell office:value-type="float" office:value="1.9562411740000001" table:style-name="ce1">
            <text:p>1,956241174</text:p>
          </table:table-cell>
          <table:table-cell office:value-type="float" office:value="2.4566902310000001" table:style-name="ce1">
            <text:p>2,456690231</text:p>
          </table:table-cell>
          <table:table-cell office:value-type="float" office:value="0.41445748300000002" table:style-name="ce1">
            <text:p>0,414457483</text:p>
          </table:table-cell>
          <table:table-cell office:value-type="float" office:value="2.7426230130000002" table:style-name="ce1">
            <text:p>2,742623013</text:p>
          </table:table-cell>
          <table:table-cell office:value-type="float" office:value="0.92681888999999995" table:style-name="ce1">
            <text:p>0,92681889</text:p>
          </table:table-cell>
          <table:table-cell office:value-type="float" office:value="1.4120562590000001" table:style-name="ce1">
            <text:p>1,412056259</text:p>
          </table:table-cell>
          <table:table-cell office:value-type="float" office:value="-0.10395199500000001" table:style-name="ce1">
            <text:p>-0,103951995</text:p>
          </table:table-cell>
          <table:table-cell office:value-type="float" office:value="2.7859706179999999" table:style-name="ce1">
            <text:p>2,785970618</text:p>
          </table:table-cell>
          <table:table-cell table:style-name="ce1"/>
          <table:table-cell office:value-type="float" office:value="1.198792562" table:style-name="ce1">
            <text:p>1,198792562</text:p>
          </table:table-cell>
          <table:table-cell office:value-type="float" office:value="0.58257662399999999" table:style-name="ce1">
            <text:p>0,582576624</text:p>
          </table:table-cell>
          <table:table-cell office:value-type="float" office:value="2.4783589510000001" table:style-name="ce1">
            <text:p>2,478358951</text:p>
          </table:table-cell>
          <table:table-cell office:value-type="float" office:value="4.957856338" table:style-name="ce1">
            <text:p>4,957856338</text:p>
          </table:table-cell>
          <table:table-cell office:value-type="float" office:value="0.47050224200000001" table:style-name="ce1">
            <text:p>0,470502242</text:p>
          </table:table-cell>
          <table:table-cell office:value-type="float" office:value="0.64830380899999995" table:style-name="ce1">
            <text:p>0,648303809</text:p>
          </table:table-cell>
          <table:table-cell office:value-type="float" office:value="4.4455565320000003" table:style-name="ce1">
            <text:p>4,445556532</text:p>
          </table:table-cell>
          <table:table-cell office:value-type="float" office:value="2.2705548119999999" table:style-name="ce1">
            <text:p>2,270554812</text:p>
          </table:table-cell>
          <table:table-cell office:value-type="float" office:value="4.2316668999999996" table:style-name="ce1">
            <text:p>4,2316669</text:p>
          </table:table-cell>
          <table:table-cell office:value-type="float" office:value="3.0355298089999998" table:style-name="ce1">
            <text:p>3,035529809</text:p>
          </table:table-cell>
          <table:table-cell office:value-type="float" office:value="3.0208176600000001" table:style-name="ce1">
            <text:p>3,02081766</text:p>
          </table:table-cell>
          <table:table-cell office:value-type="float" office:value="2.5377738669999998" table:style-name="ce1">
            <text:p>2,537773867</text:p>
          </table:table-cell>
          <table:table-cell office:value-type="float" office:value="2.7851285109999999" table:style-name="ce1">
            <text:p>2,785128511</text:p>
          </table:table-cell>
          <table:table-cell office:value-type="float" office:value="2.8920431660000001" table:style-name="ce1">
            <text:p>2,892043166</text:p>
          </table:table-cell>
          <table:table-cell office:value-type="float" office:value="1.2888761500000001" table:style-name="ce1">
            <text:p>1,28887615</text:p>
          </table:table-cell>
          <table:table-cell office:value-type="float" office:value="1.0929537140000001" table:style-name="ce1">
            <text:p>1,092953714</text:p>
          </table:table-cell>
          <table:table-cell office:value-type="float" office:value="2.0618855979999999" table:style-name="ce1">
            <text:p>2,061885598</text:p>
          </table:table-cell>
          <table:table-cell table:style-name="ce1"/>
          <table:table-cell office:value-type="float" office:value="2.898330004" table:style-name="ce1">
            <text:p>2,898330004</text:p>
          </table:table-cell>
          <table:table-cell office:value-type="float" office:value="1.200793037" table:style-name="ce1">
            <text:p>1,200793037</text:p>
          </table:table-cell>
          <table:table-cell office:value-type="float" office:value="2.8930738909999998" table:style-name="ce1">
            <text:p>2,893073891</text:p>
          </table:table-cell>
          <table:table-cell office:value-type="float" office:value="2.0447698769999998" table:style-name="ce1">
            <text:p>2,044769877</text:p>
          </table:table-cell>
          <table:table-cell office:value-type="float" office:value="2.7119972539999999" table:style-name="ce1">
            <text:p>2,711997254</text:p>
          </table:table-cell>
          <table:table-cell office:value-type="float" office:value="2.03771127" table:style-name="ce1">
            <text:p>2,03771127</text:p>
          </table:table-cell>
          <table:table-cell office:value-type="float" office:value="0.53002787200000001" table:style-name="ce1">
            <text:p>0,530027872</text:p>
          </table:table-cell>
          <table:table-cell office:value-type="float" office:value="0.27202215400000002" table:style-name="ce1">
            <text:p>0,272022154</text:p>
          </table:table-cell>
          <table:table-cell office:value-type="float" office:value="0.45959836999999998" table:style-name="ce1">
            <text:p>0,45959837</text:p>
          </table:table-cell>
          <table:table-cell office:value-type="float" office:value="3.3024546039999998" table:style-name="ce1">
            <text:p>3,302454604</text:p>
          </table:table-cell>
          <table:table-cell table:style-name="ce1"/>
          <table:table-cell office:value-type="float" office:value="0.37303145500000001" table:style-name="ce1">
            <text:p>0,373031455</text:p>
          </table:table-cell>
          <table:table-cell office:value-type="float" office:value="3.1044104309999998" table:style-name="ce1">
            <text:p>3,104410431</text:p>
          </table:table-cell>
          <table:table-cell office:value-type="float" office:value="3.3830058379999999" table:style-name="ce1">
            <text:p>3,383005838</text:p>
          </table:table-cell>
          <table:table-cell office:value-type="float" office:value="3.2137177609999998" table:style-name="ce1">
            <text:p>3,213717761</text:p>
          </table:table-cell>
          <table:table-cell office:value-type="float" office:value="1.7578435969999999" table:style-name="ce1">
            <text:p>1,757843597</text:p>
          </table:table-cell>
          <table:table-cell office:value-type="float" office:value="0.90561051299999995" table:style-name="ce1">
            <text:p>0,905610513</text:p>
          </table:table-cell>
          <table:table-cell office:value-type="float" office:value="2.9999666450000002" table:style-name="ce1">
            <text:p>2,999966645</text:p>
          </table:table-cell>
          <table:table-cell office:value-type="float" office:value="1.737753361" table:style-name="ce1">
            <text:p>1,737753361</text:p>
          </table:table-cell>
          <table:table-cell office:value-type="float" office:value="3.1930446529999998" table:style-name="ce1">
            <text:p>3,193044653</text:p>
          </table:table-cell>
          <table:table-cell office:value-type="float" office:value="2.5090807719999999" table:style-name="ce1">
            <text:p>2,509080772</text:p>
          </table:table-cell>
          <table:table-cell office:value-type="float" office:value="1.9910717019999999" table:style-name="ce1">
            <text:p>1,991071702</text:p>
          </table:table-cell>
          <table:table-cell office:value-type="float" office:value="2.209730618" table:style-name="ce1">
            <text:p>2,209730618</text:p>
          </table:table-cell>
          <table:table-cell office:value-type="float" office:value="2.9108398630000001" table:style-name="ce1">
            <text:p>2,910839863</text:p>
          </table:table-cell>
          <table:table-cell office:value-type="float" office:value="0.28584757300000002" table:style-name="ce1">
            <text:p>0,285847573</text:p>
          </table:table-cell>
          <table:table-cell office:value-type="float" office:value="2.2705548119999999" table:style-name="ce1">
            <text:p>2,270554812</text:p>
          </table:table-cell>
          <table:table-cell office:value-type="float" office:value="2.8930738909999998" table:style-name="ce1">
            <text:p>2,893073891</text:p>
          </table:table-cell>
          <table:table-cell office:value-type="float" office:value="0.80144040500000002" table:style-name="ce1">
            <text:p>0,801440405</text:p>
          </table:table-cell>
          <table:table-cell office:value-type="float" office:value="2.3054126250000002" table:style-name="ce1">
            <text:p>2,305412625</text:p>
          </table:table-cell>
          <table:table-cell office:value-type="float" office:value="1.84745475" table:style-name="ce1">
            <text:p>1,84745475</text:p>
          </table:table-cell>
          <table:table-cell office:value-type="float" office:value="1.7755401609999999" table:style-name="ce1">
            <text:p>1,775540161</text:p>
          </table:table-cell>
          <table:table-cell office:value-type="float" office:value="3.0001301589999998" table:style-name="ce1">
            <text:p>3,000130159</text:p>
          </table:table-cell>
          <table:table-cell office:value-type="float" office:value="3.5695431050000002" table:style-name="ce1">
            <text:p>3,569543105</text:p>
          </table:table-cell>
          <table:table-cell office:value-type="float" office:value="0.44352009199999998" table:style-name="ce1">
            <text:p>0,443520092</text:p>
          </table:table-cell>
          <table:table-cell office:value-type="float" office:value="1.7109468649999999" table:style-name="ce1">
            <text:p>1,710946865</text:p>
          </table:table-cell>
          <table:table-cell office:value-type="float" office:value="0.625144437" table:style-name="ce1">
            <text:p>0,625144437</text:p>
          </table:table-cell>
          <table:table-cell office:value-type="float" office:value="0.90799903999999998" table:style-name="ce1">
            <text:p>0,90799904</text:p>
          </table:table-cell>
          <table:table-cell office:value-type="float" office:value="2.43357299" table:style-name="ce1">
            <text:p>2,43357299</text:p>
          </table:table-cell>
          <table:table-cell office:value-type="float" office:value="0.589350127" table:style-name="ce1">
            <text:p>0,589350127</text:p>
          </table:table-cell>
          <table:table-cell office:value-type="float" office:value="2.5243533569999999" table:style-name="ce1">
            <text:p>2,524353357</text:p>
          </table:table-cell>
          <table:table-cell office:value-type="float" office:value="4.7345745419999998" table:style-name="ce1">
            <text:p>4,734574542</text:p>
          </table:table-cell>
          <table:table-cell office:value-type="float" office:value="5.0531824000000003E-2" table:style-name="ce1">
            <text:p>0,050531824</text:p>
          </table:table-cell>
          <table:table-cell office:value-type="float" office:value="2.202294336" table:style-name="ce1">
            <text:p>2,202294336</text:p>
          </table:table-cell>
          <table:table-cell office:value-type="float" office:value="2.3501956810000002" table:style-name="ce1">
            <text:p>2,350195681</text:p>
          </table:table-cell>
          <table:table-cell office:value-type="float" office:value="1.7703956409999999" table:style-name="ce1">
            <text:p>1,770395641</text:p>
          </table:table-cell>
          <table:table-cell office:value-type="float" office:value="0.25500958499999998" table:style-name="ce1">
            <text:p>0,255009585</text:p>
          </table:table-cell>
          <table:table-cell office:value-type="float" office:value="2.1445517139999999" table:style-name="ce1">
            <text:p>2,144551714</text:p>
          </table:table-cell>
          <table:table-cell office:value-type="float" office:value="3.8842183349999999" table:style-name="ce1">
            <text:p>3,884218335</text:p>
          </table:table-cell>
          <table:table-cell office:value-type="float" office:value="2.3147943820000001" table:style-name="ce1">
            <text:p>2,314794382</text:p>
          </table:table-cell>
          <table:table-cell office:value-type="float" office:value="3.0118676770000001" table:style-name="ce1">
            <text:p>3,011867677</text:p>
          </table:table-cell>
          <table:table-cell office:value-type="float" office:value="3.3231438390000001" table:style-name="ce1">
            <text:p>3,323143839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89" table:style-name="ce1">
            <text:p>1989</text:p>
          </table:table-cell>
          <table:table-cell office:value-type="float" office:value="-7.6979145999999998E-2" table:style-name="ce1">
            <text:p>-0,076979146</text:p>
          </table:table-cell>
          <table:table-cell office:value-type="float" office:value="2.1363545949999998" table:style-name="ce1">
            <text:p>2,136354595</text:p>
          </table:table-cell>
          <table:table-cell office:value-type="float" office:value="3.4344268790000001" table:style-name="ce1">
            <text:p>3,434426879</text:p>
          </table:table-cell>
          <table:table-cell office:value-type="float" office:value="2.687861989" table:style-name="ce1">
            <text:p>2,687861989</text:p>
          </table:table-cell>
          <table:table-cell office:value-type="float" office:value="3.915665175" table:style-name="ce1">
            <text:p>3,915665175</text:p>
          </table:table-cell>
          <table:table-cell office:value-type="float" office:value="2.8073612560000001" table:style-name="ce1">
            <text:p>2,807361256</text:p>
          </table:table-cell>
          <table:table-cell office:value-type="float" office:value="5.8843362309999998" table:style-name="ce1">
            <text:p>5,884336231</text:p>
          </table:table-cell>
          <table:table-cell office:value-type="float" office:value="1.5017734540000001" table:style-name="ce1">
            <text:p>1,501773454</text:p>
          </table:table-cell>
          <table:table-cell office:value-type="float" office:value="0.90369593999999998" table:style-name="ce1">
            <text:p>0,90369594</text:p>
          </table:table-cell>
          <table:table-cell office:value-type="float" office:value="3.4379528669999999" table:style-name="ce1">
            <text:p>3,437952867</text:p>
          </table:table-cell>
          <table:table-cell office:value-type="float" office:value="0.38294103099999999" table:style-name="ce1">
            <text:p>0,382941031</text:p>
          </table:table-cell>
          <table:table-cell office:value-type="float" office:value="1.6925667799999999" table:style-name="ce1">
            <text:p>1,69256678</text:p>
          </table:table-cell>
          <table:table-cell office:value-type="float" office:value="0.45051390000000002" table:style-name="ce1">
            <text:p>0,4505139</text:p>
          </table:table-cell>
          <table:table-cell office:value-type="float" office:value="1.653213863" table:style-name="ce1">
            <text:p>1,653213863</text:p>
          </table:table-cell>
          <table:table-cell office:value-type="float" office:value="2.6418886179999999" table:style-name="ce1">
            <text:p>2,641888618</text:p>
          </table:table-cell>
          <table:table-cell office:value-type="float" office:value="0.36324798600000002" table:style-name="ce1">
            <text:p>0,363247986</text:p>
          </table:table-cell>
          <table:table-cell office:value-type="float" office:value="3.1007655650000001" table:style-name="ce1">
            <text:p>3,100765565</text:p>
          </table:table-cell>
          <table:table-cell office:value-type="float" office:value="2.6396940170000001" table:style-name="ce1">
            <text:p>2,639694017</text:p>
          </table:table-cell>
          <table:table-cell office:value-type="float" office:value="2.5233878079999998" table:style-name="ce1">
            <text:p>2,523387808</text:p>
          </table:table-cell>
          <table:table-cell office:value-type="float" office:value="-1.170038599" table:style-name="ce1">
            <text:p>-1,170038599</text:p>
          </table:table-cell>
          <table:table-cell office:value-type="float" office:value="3.3585005520000002" table:style-name="ce1">
            <text:p>3,358500552</text:p>
          </table:table-cell>
          <table:table-cell office:value-type="float" office:value="1.71564194" table:style-name="ce1">
            <text:p>1,71564194</text:p>
          </table:table-cell>
          <table:table-cell office:value-type="float" office:value="-3.6308047000000003E-2" table:style-name="ce1">
            <text:p>-0,036308047</text:p>
          </table:table-cell>
          <table:table-cell office:value-type="float" office:value="0.29542119" table:style-name="ce1">
            <text:p>0,29542119</text:p>
          </table:table-cell>
          <table:table-cell office:value-type="float" office:value="2.4503497699999999" table:style-name="ce1">
            <text:p>2,45034977</text:p>
          </table:table-cell>
          <table:table-cell office:value-type="float" office:value="0.84665878299999997" table:style-name="ce1">
            <text:p>0,846658783</text:p>
          </table:table-cell>
          <table:table-cell office:value-type="float" office:value="2.1171902760000001" table:style-name="ce1">
            <text:p>2,117190276</text:p>
          </table:table-cell>
          <table:table-cell office:value-type="float" office:value="1.862959145" table:style-name="ce1">
            <text:p>1,862959145</text:p>
          </table:table-cell>
          <table:table-cell office:value-type="float" office:value="0.37769780600000002" table:style-name="ce1">
            <text:p>0,377697806</text:p>
          </table:table-cell>
          <table:table-cell office:value-type="float" office:value="2.8453383809999999" table:style-name="ce1">
            <text:p>2,845338381</text:p>
          </table:table-cell>
          <table:table-cell office:value-type="float" office:value="2.4502083059999999" table:style-name="ce1">
            <text:p>2,450208306</text:p>
          </table:table-cell>
          <table:table-cell office:value-type="float" office:value="3.6343597609999998" table:style-name="ce1">
            <text:p>3,634359761</text:p>
          </table:table-cell>
          <table:table-cell office:value-type="float" office:value="1.903137882" table:style-name="ce1">
            <text:p>1,903137882</text:p>
          </table:table-cell>
          <table:table-cell office:value-type="float" office:value="1.7941935149999999" table:style-name="ce1">
            <text:p>1,794193515</text:p>
          </table:table-cell>
          <table:table-cell office:value-type="float" office:value="0.103806472" table:style-name="ce1">
            <text:p>0,103806472</text:p>
          </table:table-cell>
          <table:table-cell office:value-type="float" office:value="0.808536056" table:style-name="ce1">
            <text:p>0,808536056</text:p>
          </table:table-cell>
          <table:table-cell office:value-type="float" office:value="0.95602885000000004" table:style-name="ce1">
            <text:p>0,95602885</text:p>
          </table:table-cell>
          <table:table-cell office:value-type="float" office:value="1.629359011" table:style-name="ce1">
            <text:p>1,629359011</text:p>
          </table:table-cell>
          <table:table-cell office:value-type="float" office:value="1.533169996" table:style-name="ce1">
            <text:p>1,533169996</text:p>
          </table:table-cell>
          <table:table-cell office:value-type="float" office:value="3.6088126030000001" table:style-name="ce1">
            <text:p>3,608812603</text:p>
          </table:table-cell>
          <table:table-cell office:value-type="float" office:value="3.1145537170000002" table:style-name="ce1">
            <text:p>3,114553717</text:p>
          </table:table-cell>
          <table:table-cell office:value-type="float" office:value="3.0984318169999998" table:style-name="ce1">
            <text:p>3,098431817</text:p>
          </table:table-cell>
          <table:table-cell office:value-type="float" office:value="2.7275075050000002" table:style-name="ce1">
            <text:p>2,727507505</text:p>
          </table:table-cell>
          <table:table-cell office:value-type="float" office:value="1.975701361" table:style-name="ce1">
            <text:p>1,975701361</text:p>
          </table:table-cell>
          <table:table-cell office:value-type="float" office:value="2.9634149399999998" table:style-name="ce1">
            <text:p>2,96341494</text:p>
          </table:table-cell>
          <table:table-cell office:value-type="float" office:value="1.654107813" table:style-name="ce1">
            <text:p>1,654107813</text:p>
          </table:table-cell>
          <table:table-cell office:value-type="float" office:value="2.60297212" table:style-name="ce1">
            <text:p>2,60297212</text:p>
          </table:table-cell>
          <table:table-cell office:value-type="float" office:value="0.62136530099999998" table:style-name="ce1">
            <text:p>0,621365301</text:p>
          </table:table-cell>
          <table:table-cell office:value-type="float" office:value="1.0187020760000001" table:style-name="ce1">
            <text:p>1,018702076</text:p>
          </table:table-cell>
          <table:table-cell office:value-type="float" office:value="-1.56456291" table:style-name="ce1">
            <text:p>-1,56456291</text:p>
          </table:table-cell>
          <table:table-cell office:value-type="float" office:value="5.4628966439999997" table:style-name="ce1">
            <text:p>5,462896644</text:p>
          </table:table-cell>
          <table:table-cell office:value-type="float" office:value="1.9594299850000001" table:style-name="ce1">
            <text:p>1,959429985</text:p>
          </table:table-cell>
          <table:table-cell office:value-type="float" office:value="5.5917203999999998E-2" table:style-name="ce1">
            <text:p>0,055917204</text:p>
          </table:table-cell>
          <table:table-cell office:value-type="float" office:value="0.77333699099999997" table:style-name="ce1">
            <text:p>0,773336991</text:p>
          </table:table-cell>
          <table:table-cell office:value-type="float" office:value="6.382654617" table:style-name="ce1">
            <text:p>6,382654617</text:p>
          </table:table-cell>
          <table:table-cell office:value-type="float" office:value="-0.68343334099999997" table:style-name="ce1">
            <text:p>-0,683433341</text:p>
          </table:table-cell>
          <table:table-cell office:value-type="float" office:value="5.9987665000000003E-2" table:style-name="ce1">
            <text:p>0,059987665</text:p>
          </table:table-cell>
          <table:table-cell office:value-type="float" office:value="1.939946977" table:style-name="ce1">
            <text:p>1,939946977</text:p>
          </table:table-cell>
          <table:table-cell office:value-type="float" office:value="2.6751447430000002" table:style-name="ce1">
            <text:p>2,675144743</text:p>
          </table:table-cell>
          <table:table-cell office:value-type="float" office:value="1.6811832579999999" table:style-name="ce1">
            <text:p>1,681183258</text:p>
          </table:table-cell>
          <table:table-cell office:value-type="float" office:value="2.3167269240000001" table:style-name="ce1">
            <text:p>2,316726924</text:p>
          </table:table-cell>
          <table:table-cell office:value-type="float" office:value="1.568913217" table:style-name="ce1">
            <text:p>1,568913217</text:p>
          </table:table-cell>
          <table:table-cell office:value-type="float" office:value="0.88126969499999996" table:style-name="ce1">
            <text:p>0,881269695</text:p>
          </table:table-cell>
          <table:table-cell office:value-type="float" office:value="0.58677487800000006" table:style-name="ce1">
            <text:p>0,586774878</text:p>
          </table:table-cell>
          <table:table-cell office:value-type="float" office:value="2.3932435839999999" table:style-name="ce1">
            <text:p>2,393243584</text:p>
          </table:table-cell>
          <table:table-cell office:value-type="float" office:value="2.568706852" table:style-name="ce1">
            <text:p>2,568706852</text:p>
          </table:table-cell>
          <table:table-cell office:value-type="float" office:value="0.42821668099999999" table:style-name="ce1">
            <text:p>0,428216681</text:p>
          </table:table-cell>
          <table:table-cell office:value-type="float" office:value="2.0620435719999999" table:style-name="ce1">
            <text:p>2,062043572</text:p>
          </table:table-cell>
          <table:table-cell office:value-type="float" office:value="0.15677619800000001" table:style-name="ce1">
            <text:p>0,156776198</text:p>
          </table:table-cell>
          <table:table-cell office:value-type="float" office:value="0.39814354800000001" table:style-name="ce1">
            <text:p>0,398143548</text:p>
          </table:table-cell>
          <table:table-cell office:value-type="float" office:value="3.3291095639999999" table:style-name="ce1">
            <text:p>3,329109564</text:p>
          </table:table-cell>
          <table:table-cell office:value-type="float" office:value="0.34002218400000001" table:style-name="ce1">
            <text:p>0,340022184</text:p>
          </table:table-cell>
          <table:table-cell office:value-type="float" office:value="2.4785581539999999" table:style-name="ce1">
            <text:p>2,478558154</text:p>
          </table:table-cell>
          <table:table-cell office:value-type="float" office:value="0.361018799" table:style-name="ce1">
            <text:p>0,361018799</text:p>
          </table:table-cell>
          <table:table-cell office:value-type="float" office:value="0.22990993400000001" table:style-name="ce1">
            <text:p>0,229909934</text:p>
          </table:table-cell>
          <table:table-cell office:value-type="float" office:value="0.54186213599999999" table:style-name="ce1">
            <text:p>0,541862136</text:p>
          </table:table-cell>
          <table:table-cell office:value-type="float" office:value="0.71492708400000005" table:style-name="ce1">
            <text:p>0,714927084</text:p>
          </table:table-cell>
          <table:table-cell office:value-type="float" office:value="2.22754612" table:style-name="ce1">
            <text:p>2,22754612</text:p>
          </table:table-cell>
          <table:table-cell office:value-type="float" office:value="2.7707048479999998" table:style-name="ce1">
            <text:p>2,770704848</text:p>
          </table:table-cell>
          <table:table-cell office:value-type="float" office:value="0.26031145" table:style-name="ce1">
            <text:p>0,26031145</text:p>
          </table:table-cell>
          <table:table-cell office:value-type="float" office:value="0.26266431600000001" table:style-name="ce1">
            <text:p>0,262664316</text:p>
          </table:table-cell>
          <table:table-cell office:value-type="float" office:value="2.8720101869999999" table:style-name="ce1">
            <text:p>2,872010187</text:p>
          </table:table-cell>
          <table:table-cell office:value-type="float" office:value="9.5979166000000005E-2" table:style-name="ce1">
            <text:p>0,095979166</text:p>
          </table:table-cell>
          <table:table-cell office:value-type="float" office:value="3.0453315270000001" table:style-name="ce1">
            <text:p>3,045331527</text:p>
          </table:table-cell>
          <table:table-cell office:value-type="float" office:value="4.7173796030000004" table:style-name="ce1">
            <text:p>4,717379603</text:p>
          </table:table-cell>
          <table:table-cell office:value-type="float" office:value="2.199009024" table:style-name="ce1">
            <text:p>2,199009024</text:p>
          </table:table-cell>
          <table:table-cell office:value-type="float" office:value="2.9092062529999998" table:style-name="ce1">
            <text:p>2,909206253</text:p>
          </table:table-cell>
          <table:table-cell office:value-type="float" office:value="0.52185097999999996" table:style-name="ce1">
            <text:p>0,52185098</text:p>
          </table:table-cell>
          <table:table-cell office:value-type="float" office:value="-1.226405314" table:style-name="ce1">
            <text:p>-1,226405314</text:p>
          </table:table-cell>
          <table:table-cell office:value-type="float" office:value="0.908271457" table:style-name="ce1">
            <text:p>0,908271457</text:p>
          </table:table-cell>
          <table:table-cell office:value-type="float" office:value="2.7593219950000001" table:style-name="ce1">
            <text:p>2,759321995</text:p>
          </table:table-cell>
          <table:table-cell office:value-type="float" office:value="2.2594589140000001" table:style-name="ce1">
            <text:p>2,259458914</text:p>
          </table:table-cell>
          <table:table-cell office:value-type="float" office:value="-0.67556986399999996" table:style-name="ce1">
            <text:p>-0,675569864</text:p>
          </table:table-cell>
          <table:table-cell office:value-type="float" office:value="0.73396580199999994" table:style-name="ce1">
            <text:p>0,733965802</text:p>
          </table:table-cell>
          <table:table-cell office:value-type="float" office:value="1.03591232" table:style-name="ce1">
            <text:p>1,03591232</text:p>
          </table:table-cell>
          <table:table-cell office:value-type="float" office:value="2.9012143180000001" table:style-name="ce1">
            <text:p>2,901214318</text:p>
          </table:table-cell>
          <table:table-cell office:value-type="float" office:value="2.8835753789999998" table:style-name="ce1">
            <text:p>2,883575379</text:p>
          </table:table-cell>
          <table:table-cell office:value-type="float" office:value="0.25314882" table:style-name="ce1">
            <text:p>0,25314882</text:p>
          </table:table-cell>
          <table:table-cell office:value-type="float" office:value="2.043601067" table:style-name="ce1">
            <text:p>2,043601067</text:p>
          </table:table-cell>
          <table:table-cell office:value-type="float" office:value="-1.088983893" table:style-name="ce1">
            <text:p>-1,088983893</text:p>
          </table:table-cell>
          <table:table-cell office:value-type="float" office:value="1.7742945800000001" table:style-name="ce1">
            <text:p>1,77429458</text:p>
          </table:table-cell>
          <table:table-cell office:value-type="float" office:value="1.9646602099999999" table:style-name="ce1">
            <text:p>1,96466021</text:p>
          </table:table-cell>
          <table:table-cell office:value-type="float" office:value="2.7742943580000001" table:style-name="ce1">
            <text:p>2,774294358</text:p>
          </table:table-cell>
          <table:table-cell office:value-type="float" office:value="2.8968209260000002" table:style-name="ce1">
            <text:p>2,896820926</text:p>
          </table:table-cell>
          <table:table-cell office:value-type="float" office:value="1.830930175" table:style-name="ce1">
            <text:p>1,830930175</text:p>
          </table:table-cell>
          <table:table-cell office:value-type="float" office:value="2.7129897889999999" table:style-name="ce1">
            <text:p>2,712989789</text:p>
          </table:table-cell>
          <table:table-cell office:value-type="float" office:value="1.9549724980000001" table:style-name="ce1">
            <text:p>1,954972498</text:p>
          </table:table-cell>
          <table:table-cell office:value-type="float" office:value="2.1108664099999999" table:style-name="ce1">
            <text:p>2,11086641</text:p>
          </table:table-cell>
          <table:table-cell table:style-name="ce1"/>
          <table:table-cell office:value-type="float" office:value="-0.39625075199999998" table:style-name="ce1">
            <text:p>-0,396250752</text:p>
          </table:table-cell>
          <table:table-cell office:value-type="float" office:value="3.234204149" table:style-name="ce1">
            <text:p>3,234204149</text:p>
          </table:table-cell>
          <table:table-cell office:value-type="float" office:value="2.277141426" table:style-name="ce1">
            <text:p>2,277141426</text:p>
          </table:table-cell>
          <table:table-cell office:value-type="float" office:value="1.238396064" table:style-name="ce1">
            <text:p>1,238396064</text:p>
          </table:table-cell>
          <table:table-cell office:value-type="float" office:value="1.696469257" table:style-name="ce1">
            <text:p>1,696469257</text:p>
          </table:table-cell>
          <table:table-cell office:value-type="float" office:value="7.5009005000000004E-2" table:style-name="ce1">
            <text:p>0,075009005</text:p>
          </table:table-cell>
          <table:table-cell office:value-type="float" office:value="0.58641380300000001" table:style-name="ce1">
            <text:p>0,586413803</text:p>
          </table:table-cell>
          <table:table-cell office:value-type="float" office:value="4.2907544" table:style-name="ce1">
            <text:p>4,2907544</text:p>
          </table:table-cell>
          <table:table-cell office:value-type="float" office:value="0.40939466000000002" table:style-name="ce1">
            <text:p>0,40939466</text:p>
          </table:table-cell>
          <table:table-cell office:value-type="float" office:value="0.26804716200000001" table:style-name="ce1">
            <text:p>0,268047162</text:p>
          </table:table-cell>
          <table:table-cell office:value-type="float" office:value="3.4664697289999999" table:style-name="ce1">
            <text:p>3,466469729</text:p>
          </table:table-cell>
          <table:table-cell office:value-type="float" office:value="2.0901780190000001" table:style-name="ce1">
            <text:p>2,090178019</text:p>
          </table:table-cell>
          <table:table-cell office:value-type="float" office:value="2.9828606199999999" table:style-name="ce1">
            <text:p>2,98286062</text:p>
          </table:table-cell>
          <table:table-cell office:value-type="float" office:value="2.5211779700000001" table:style-name="ce1">
            <text:p>2,52117797</text:p>
          </table:table-cell>
          <table:table-cell office:value-type="float" office:value="-0.68900219500000004" table:style-name="ce1">
            <text:p>-0,689002195</text:p>
          </table:table-cell>
          <table:table-cell office:value-type="float" office:value="0.98909326799999997" table:style-name="ce1">
            <text:p>0,989093268</text:p>
          </table:table-cell>
          <table:table-cell office:value-type="float" office:value="2.8066346000000002" table:style-name="ce1">
            <text:p>2,8066346</text:p>
          </table:table-cell>
          <table:table-cell office:value-type="float" office:value="1.9485828000000001" table:style-name="ce1">
            <text:p>1,9485828</text:p>
          </table:table-cell>
          <table:table-cell office:value-type="float" office:value="2.8933139830000001" table:style-name="ce1">
            <text:p>2,893313983</text:p>
          </table:table-cell>
          <table:table-cell office:value-type="float" office:value="1.5437051100000001" table:style-name="ce1">
            <text:p>1,54370511</text:p>
          </table:table-cell>
          <table:table-cell office:value-type="float" office:value="-1.3048560250000001" table:style-name="ce1">
            <text:p>-1,304856025</text:p>
          </table:table-cell>
          <table:table-cell office:value-type="float" office:value="2.5380719909999998" table:style-name="ce1">
            <text:p>2,538071991</text:p>
          </table:table-cell>
          <table:table-cell office:value-type="float" office:value="1.7990119410000001" table:style-name="ce1">
            <text:p>1,799011941</text:p>
          </table:table-cell>
          <table:table-cell office:value-type="float" office:value="1.9168969490000001" table:style-name="ce1">
            <text:p>1,916896949</text:p>
          </table:table-cell>
          <table:table-cell office:value-type="float" office:value="2.7070920049999998" table:style-name="ce1">
            <text:p>2,707092005</text:p>
          </table:table-cell>
          <table:table-cell office:value-type="float" office:value="2.7651960120000001" table:style-name="ce1">
            <text:p>2,765196012</text:p>
          </table:table-cell>
          <table:table-cell office:value-type="float" office:value="1.1311937940000001" table:style-name="ce1">
            <text:p>1,131193794</text:p>
          </table:table-cell>
          <table:table-cell office:value-type="float" office:value="1.345110115" table:style-name="ce1">
            <text:p>1,345110115</text:p>
          </table:table-cell>
          <table:table-cell office:value-type="float" office:value="2.3072061279999998" table:style-name="ce1">
            <text:p>2,307206128</text:p>
          </table:table-cell>
          <table:table-cell office:value-type="float" office:value="1.987789136" table:style-name="ce1">
            <text:p>1,987789136</text:p>
          </table:table-cell>
          <table:table-cell office:value-type="float" office:value="2.157255068" table:style-name="ce1">
            <text:p>2,157255068</text:p>
          </table:table-cell>
          <table:table-cell office:value-type="float" office:value="1.4806639079999999" table:style-name="ce1">
            <text:p>1,480663908</text:p>
          </table:table-cell>
          <table:table-cell office:value-type="float" office:value="0.795883483" table:style-name="ce1">
            <text:p>0,795883483</text:p>
          </table:table-cell>
          <table:table-cell office:value-type="float" office:value="0.97262774600000002" table:style-name="ce1">
            <text:p>0,972627746</text:p>
          </table:table-cell>
          <table:table-cell office:value-type="float" office:value="0.50827219999999995" table:style-name="ce1">
            <text:p>0,5082722</text:p>
          </table:table-cell>
          <table:table-cell office:value-type="float" office:value="3.675691805" table:style-name="ce1">
            <text:p>3,675691805</text:p>
          </table:table-cell>
          <table:table-cell office:value-type="float" office:value="16.39822934" table:style-name="ce1">
            <text:p>16,39822934</text:p>
          </table:table-cell>
          <table:table-cell office:value-type="float" office:value="1.873384213" table:style-name="ce1">
            <text:p>1,873384213</text:p>
          </table:table-cell>
          <table:table-cell office:value-type="float" office:value="0.25967828199999998" table:style-name="ce1">
            <text:p>0,259678282</text:p>
          </table:table-cell>
          <table:table-cell office:value-type="float" office:value="0.57213516099999995" table:style-name="ce1">
            <text:p>0,572135161</text:p>
          </table:table-cell>
          <table:table-cell office:value-type="float" office:value="2.8467089959999998" table:style-name="ce1">
            <text:p>2,846708996</text:p>
          </table:table-cell>
          <table:table-cell office:value-type="float" office:value="3.1553539009999998" table:style-name="ce1">
            <text:p>3,155353901</text:p>
          </table:table-cell>
          <table:table-cell office:value-type="float" office:value="2.8873159290000001" table:style-name="ce1">
            <text:p>2,887315929</text:p>
          </table:table-cell>
          <table:table-cell office:value-type="float" office:value="1.937095064" table:style-name="ce1">
            <text:p>1,937095064</text:p>
          </table:table-cell>
          <table:table-cell office:value-type="float" office:value="3.8646456420000002" table:style-name="ce1">
            <text:p>3,864645642</text:p>
          </table:table-cell>
          <table:table-cell office:value-type="float" office:value="1.9290737710000001" table:style-name="ce1">
            <text:p>1,929073771</text:p>
          </table:table-cell>
          <table:table-cell office:value-type="float" office:value="6.7979451999999996E-2" table:style-name="ce1">
            <text:p>0,067979452</text:p>
          </table:table-cell>
          <table:table-cell office:value-type="float" office:value="1.522857613" table:style-name="ce1">
            <text:p>1,522857613</text:p>
          </table:table-cell>
          <table:table-cell office:value-type="float" office:value="0.97329458199999996" table:style-name="ce1">
            <text:p>0,973294582</text:p>
          </table:table-cell>
          <table:table-cell office:value-type="float" office:value="1.5981492239999999" table:style-name="ce1">
            <text:p>1,598149224</text:p>
          </table:table-cell>
          <table:table-cell office:value-type="float" office:value="2.8047864599999999" table:style-name="ce1">
            <text:p>2,80478646</text:p>
          </table:table-cell>
          <table:table-cell office:value-type="float" office:value="-0.13871684200000001" table:style-name="ce1">
            <text:p>-0,138716842</text:p>
          </table:table-cell>
          <table:table-cell office:value-type="float" office:value="2.4250454339999998" table:style-name="ce1">
            <text:p>2,425045434</text:p>
          </table:table-cell>
          <table:table-cell office:value-type="float" office:value="7.762639794" table:style-name="ce1">
            <text:p>7,762639794</text:p>
          </table:table-cell>
          <table:table-cell office:value-type="float" office:value="0.37504414400000002" table:style-name="ce1">
            <text:p>0,375044144</text:p>
          </table:table-cell>
          <table:table-cell office:value-type="float" office:value="2.6311145900000001" table:style-name="ce1">
            <text:p>2,63111459</text:p>
          </table:table-cell>
          <table:table-cell office:value-type="float" office:value="0.76591482799999999" table:style-name="ce1">
            <text:p>0,765914828</text:p>
          </table:table-cell>
          <table:table-cell office:value-type="float" office:value="4.9567000910000001" table:style-name="ce1">
            <text:p>4,956700091</text:p>
          </table:table-cell>
          <table:table-cell office:value-type="float" office:value="2.9320485079999998" table:style-name="ce1">
            <text:p>2,932048508</text:p>
          </table:table-cell>
          <table:table-cell office:value-type="float" office:value="1.0339183219999999" table:style-name="ce1">
            <text:p>1,033918322</text:p>
          </table:table-cell>
          <table:table-cell office:value-type="float" office:value="3.634792349" table:style-name="ce1">
            <text:p>3,634792349</text:p>
          </table:table-cell>
          <table:table-cell office:value-type="float" office:value="1.9652846429999999" table:style-name="ce1">
            <text:p>1,965284643</text:p>
          </table:table-cell>
          <table:table-cell office:value-type="float" office:value="3.0247836650000002" table:style-name="ce1">
            <text:p>3,024783665</text:p>
          </table:table-cell>
          <table:table-cell office:value-type="float" office:value="2.612565799" table:style-name="ce1">
            <text:p>2,612565799</text:p>
          </table:table-cell>
          <table:table-cell office:value-type="float" office:value="2.1644738640000001" table:style-name="ce1">
            <text:p>2,164473864</text:p>
          </table:table-cell>
          <table:table-cell office:value-type="float" office:value="0.59990721300000005" table:style-name="ce1">
            <text:p>0,599907213</text:p>
          </table:table-cell>
          <table:table-cell office:value-type="float" office:value="0.412807535" table:style-name="ce1">
            <text:p>0,412807535</text:p>
          </table:table-cell>
          <table:table-cell office:value-type="float" office:value="2.3270810860000002" table:style-name="ce1">
            <text:p>2,327081086</text:p>
          </table:table-cell>
          <table:table-cell office:value-type="float" office:value="2.3556160080000001" table:style-name="ce1">
            <text:p>2,355616008</text:p>
          </table:table-cell>
          <table:table-cell office:value-type="float" office:value="0.48005439599999999" table:style-name="ce1">
            <text:p>0,480054396</text:p>
          </table:table-cell>
          <table:table-cell office:value-type="float" office:value="0.83632470000000003" table:style-name="ce1">
            <text:p>0,8363247</text:p>
          </table:table-cell>
          <table:table-cell office:value-type="float" office:value="3.688110032" table:style-name="ce1">
            <text:p>3,688110032</text:p>
          </table:table-cell>
          <table:table-cell office:value-type="float" office:value="2.5378059519999998" table:style-name="ce1">
            <text:p>2,537805952</text:p>
          </table:table-cell>
          <table:table-cell office:value-type="float" office:value="3.0339775580000001" table:style-name="ce1">
            <text:p>3,033977558</text:p>
          </table:table-cell>
          <table:table-cell office:value-type="float" office:value="2.1251946190000002" table:style-name="ce1">
            <text:p>2,125194619</text:p>
          </table:table-cell>
          <table:table-cell office:value-type="float" office:value="2.1546744019999999" table:style-name="ce1">
            <text:p>2,154674402</text:p>
          </table:table-cell>
          <table:table-cell office:value-type="float" office:value="2.5951110669999999" table:style-name="ce1">
            <text:p>2,595111067</text:p>
          </table:table-cell>
          <table:table-cell office:value-type="float" office:value="2.109246551" table:style-name="ce1">
            <text:p>2,109246551</text:p>
          </table:table-cell>
          <table:table-cell office:value-type="float" office:value="2.4178854059999999" table:style-name="ce1">
            <text:p>2,417885406</text:p>
          </table:table-cell>
          <table:table-cell office:value-type="float" office:value="0.36165550499999999" table:style-name="ce1">
            <text:p>0,361655505</text:p>
          </table:table-cell>
          <table:table-cell office:value-type="float" office:value="2.8091888169999999" table:style-name="ce1">
            <text:p>2,809188817</text:p>
          </table:table-cell>
          <table:table-cell office:value-type="float" office:value="0.90986462300000004" table:style-name="ce1">
            <text:p>0,909864623</text:p>
          </table:table-cell>
          <table:table-cell office:value-type="float" office:value="1.437894096" table:style-name="ce1">
            <text:p>1,437894096</text:p>
          </table:table-cell>
          <table:table-cell office:value-type="float" office:value="-0.145920471" table:style-name="ce1">
            <text:p>-0,145920471</text:p>
          </table:table-cell>
          <table:table-cell office:value-type="float" office:value="2.7288872500000001" table:style-name="ce1">
            <text:p>2,72888725</text:p>
          </table:table-cell>
          <table:table-cell table:style-name="ce1"/>
          <table:table-cell office:value-type="float" office:value="1.242394462" table:style-name="ce1">
            <text:p>1,242394462</text:p>
          </table:table-cell>
          <table:table-cell office:value-type="float" office:value="0.62172683500000003" table:style-name="ce1">
            <text:p>0,621726835</text:p>
          </table:table-cell>
          <table:table-cell office:value-type="float" office:value="2.3050592650000001" table:style-name="ce1">
            <text:p>2,305059265</text:p>
          </table:table-cell>
          <table:table-cell office:value-type="float" office:value="3.9959143359999998" table:style-name="ce1">
            <text:p>3,995914336</text:p>
          </table:table-cell>
          <table:table-cell office:value-type="float" office:value="0.44914820700000002" table:style-name="ce1">
            <text:p>0,449148207</text:p>
          </table:table-cell>
          <table:table-cell office:value-type="float" office:value="0.58660353300000001" table:style-name="ce1">
            <text:p>0,586603533</text:p>
          </table:table-cell>
          <table:table-cell office:value-type="float" office:value="2.628646818" table:style-name="ce1">
            <text:p>2,628646818</text:p>
          </table:table-cell>
          <table:table-cell office:value-type="float" office:value="2.252298482" table:style-name="ce1">
            <text:p>2,252298482</text:p>
          </table:table-cell>
          <table:table-cell office:value-type="float" office:value="3.880026312" table:style-name="ce1">
            <text:p>3,880026312</text:p>
          </table:table-cell>
          <table:table-cell office:value-type="float" office:value="3.1772112899999998" table:style-name="ce1">
            <text:p>3,17721129</text:p>
          </table:table-cell>
          <table:table-cell office:value-type="float" office:value="3.0146526090000001" table:style-name="ce1">
            <text:p>3,014652609</text:p>
          </table:table-cell>
          <table:table-cell office:value-type="float" office:value="2.935743735" table:style-name="ce1">
            <text:p>2,935743735</text:p>
          </table:table-cell>
          <table:table-cell office:value-type="float" office:value="2.774965602" table:style-name="ce1">
            <text:p>2,774965602</text:p>
          </table:table-cell>
          <table:table-cell office:value-type="float" office:value="2.325847156" table:style-name="ce1">
            <text:p>2,325847156</text:p>
          </table:table-cell>
          <table:table-cell office:value-type="float" office:value="1.3030725869999999" table:style-name="ce1">
            <text:p>1,303072587</text:p>
          </table:table-cell>
          <table:table-cell office:value-type="float" office:value="1.123132901" table:style-name="ce1">
            <text:p>1,123132901</text:p>
          </table:table-cell>
          <table:table-cell office:value-type="float" office:value="1.811048861" table:style-name="ce1">
            <text:p>1,811048861</text:p>
          </table:table-cell>
          <table:table-cell table:style-name="ce1"/>
          <table:table-cell office:value-type="float" office:value="2.8730852429999998" table:style-name="ce1">
            <text:p>2,873085243</text:p>
          </table:table-cell>
          <table:table-cell office:value-type="float" office:value="0.47826466299999998" table:style-name="ce1">
            <text:p>0,478264663</text:p>
          </table:table-cell>
          <table:table-cell office:value-type="float" office:value="2.8682023910000001" table:style-name="ce1">
            <text:p>2,868202391</text:p>
          </table:table-cell>
          <table:table-cell office:value-type="float" office:value="1.9796221890000001" table:style-name="ce1">
            <text:p>1,979622189</text:p>
          </table:table-cell>
          <table:table-cell office:value-type="float" office:value="2.6438246400000001" table:style-name="ce1">
            <text:p>2,64382464</text:p>
          </table:table-cell>
          <table:table-cell office:value-type="float" office:value="2.0879710230000001" table:style-name="ce1">
            <text:p>2,087971023</text:p>
          </table:table-cell>
          <table:table-cell office:value-type="float" office:value="0.48156476500000001" table:style-name="ce1">
            <text:p>0,481564765</text:p>
          </table:table-cell>
          <table:table-cell office:value-type="float" office:value="5.7872300000000002E-2" table:style-name="ce1">
            <text:p>0,0578723</text:p>
          </table:table-cell>
          <table:table-cell office:value-type="float" office:value="0.66718292099999998" table:style-name="ce1">
            <text:p>0,667182921</text:p>
          </table:table-cell>
          <table:table-cell office:value-type="float" office:value="3.1471646999999998" table:style-name="ce1">
            <text:p>3,1471647</text:p>
          </table:table-cell>
          <table:table-cell table:style-name="ce1"/>
          <table:table-cell office:value-type="float" office:value="0.59744090900000002" table:style-name="ce1">
            <text:p>0,597440909</text:p>
          </table:table-cell>
          <table:table-cell office:value-type="float" office:value="3.0370431999999998" table:style-name="ce1">
            <text:p>3,0370432</text:p>
          </table:table-cell>
          <table:table-cell office:value-type="float" office:value="4.019798304" table:style-name="ce1">
            <text:p>4,019798304</text:p>
          </table:table-cell>
          <table:table-cell office:value-type="float" office:value="3.2438846190000001" table:style-name="ce1">
            <text:p>3,243884619</text:p>
          </table:table-cell>
          <table:table-cell office:value-type="float" office:value="1.6841317179999999" table:style-name="ce1">
            <text:p>1,684131718</text:p>
          </table:table-cell>
          <table:table-cell office:value-type="float" office:value="0.80401819200000002" table:style-name="ce1">
            <text:p>0,804018192</text:p>
          </table:table-cell>
          <table:table-cell office:value-type="float" office:value="2.7867986560000002" table:style-name="ce1">
            <text:p>2,786798656</text:p>
          </table:table-cell>
          <table:table-cell office:value-type="float" office:value="1.59161076" table:style-name="ce1">
            <text:p>1,59161076</text:p>
          </table:table-cell>
          <table:table-cell office:value-type="float" office:value="2.9300563249999998" table:style-name="ce1">
            <text:p>2,930056325</text:p>
          </table:table-cell>
          <table:table-cell office:value-type="float" office:value="2.598340495" table:style-name="ce1">
            <text:p>2,598340495</text:p>
          </table:table-cell>
          <table:table-cell office:value-type="float" office:value="1.9497667249999999" table:style-name="ce1">
            <text:p>1,949766725</text:p>
          </table:table-cell>
          <table:table-cell office:value-type="float" office:value="2.3839783059999999" table:style-name="ce1">
            <text:p>2,383978306</text:p>
          </table:table-cell>
          <table:table-cell office:value-type="float" office:value="2.8047864599999999" table:style-name="ce1">
            <text:p>2,80478646</text:p>
          </table:table-cell>
          <table:table-cell office:value-type="float" office:value="0.27449051800000002" table:style-name="ce1">
            <text:p>0,274490518</text:p>
          </table:table-cell>
          <table:table-cell office:value-type="float" office:value="2.252298482" table:style-name="ce1">
            <text:p>2,252298482</text:p>
          </table:table-cell>
          <table:table-cell office:value-type="float" office:value="2.8682023910000001" table:style-name="ce1">
            <text:p>2,868202391</text:p>
          </table:table-cell>
          <table:table-cell office:value-type="float" office:value="0.72023182600000002" table:style-name="ce1">
            <text:p>0,720231826</text:p>
          </table:table-cell>
          <table:table-cell office:value-type="float" office:value="2.256957581" table:style-name="ce1">
            <text:p>2,256957581</text:p>
          </table:table-cell>
          <table:table-cell office:value-type="float" office:value="1.787302205" table:style-name="ce1">
            <text:p>1,787302205</text:p>
          </table:table-cell>
          <table:table-cell office:value-type="float" office:value="1.6307205650000001" table:style-name="ce1">
            <text:p>1,630720565</text:p>
          </table:table-cell>
          <table:table-cell office:value-type="float" office:value="3.0821523219999998" table:style-name="ce1">
            <text:p>3,082152322</text:p>
          </table:table-cell>
          <table:table-cell office:value-type="float" office:value="3.539300678" table:style-name="ce1">
            <text:p>3,539300678</text:p>
          </table:table-cell>
          <table:table-cell office:value-type="float" office:value="0.487928631" table:style-name="ce1">
            <text:p>0,487928631</text:p>
          </table:table-cell>
          <table:table-cell office:value-type="float" office:value="1.62784839" table:style-name="ce1">
            <text:p>1,62784839</text:p>
          </table:table-cell>
          <table:table-cell office:value-type="float" office:value="0.64606464500000005" table:style-name="ce1">
            <text:p>0,646064645</text:p>
          </table:table-cell>
          <table:table-cell office:value-type="float" office:value="0.94440555500000001" table:style-name="ce1">
            <text:p>0,944405555</text:p>
          </table:table-cell>
          <table:table-cell office:value-type="float" office:value="2.409709238" table:style-name="ce1">
            <text:p>2,409709238</text:p>
          </table:table-cell>
          <table:table-cell office:value-type="float" office:value="0.50467563100000001" table:style-name="ce1">
            <text:p>0,504675631</text:p>
          </table:table-cell>
          <table:table-cell office:value-type="float" office:value="2.4700586179999999" table:style-name="ce1">
            <text:p>2,470058618</text:p>
          </table:table-cell>
          <table:table-cell office:value-type="float" office:value="4.2894872480000004" table:style-name="ce1">
            <text:p>4,289487248</text:p>
          </table:table-cell>
          <table:table-cell office:value-type="float" office:value="8.8121871000000004E-2" table:style-name="ce1">
            <text:p>0,088121871</text:p>
          </table:table-cell>
          <table:table-cell office:value-type="float" office:value="2.1718597919999998" table:style-name="ce1">
            <text:p>2,171859792</text:p>
          </table:table-cell>
          <table:table-cell office:value-type="float" office:value="2.4665475959999998" table:style-name="ce1">
            <text:p>2,466547596</text:p>
          </table:table-cell>
          <table:table-cell office:value-type="float" office:value="1.738764049" table:style-name="ce1">
            <text:p>1,738764049</text:p>
          </table:table-cell>
          <table:table-cell office:value-type="float" office:value="0.34888503599999998" table:style-name="ce1">
            <text:p>0,348885036</text:p>
          </table:table-cell>
          <table:table-cell office:value-type="float" office:value="1.9901154320000001" table:style-name="ce1">
            <text:p>1,990115432</text:p>
          </table:table-cell>
          <table:table-cell office:value-type="float" office:value="4.1823082879999998" table:style-name="ce1">
            <text:p>4,182308288</text:p>
          </table:table-cell>
          <table:table-cell office:value-type="float" office:value="2.3346965150000001" table:style-name="ce1">
            <text:p>2,334696515</text:p>
          </table:table-cell>
          <table:table-cell office:value-type="float" office:value="2.8789521200000001" table:style-name="ce1">
            <text:p>2,87895212</text:p>
          </table:table-cell>
          <table:table-cell office:value-type="float" office:value="3.0470522130000002" table:style-name="ce1">
            <text:p>3,04705221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0" table:style-name="ce1">
            <text:p>1990</text:p>
          </table:table-cell>
          <table:table-cell office:value-type="float" office:value="1.813641093" table:style-name="ce1">
            <text:p>1,813641093</text:p>
          </table:table-cell>
          <table:table-cell office:value-type="float" office:value="4.4768965080000003" table:style-name="ce1">
            <text:p>4,476896508</text:p>
          </table:table-cell>
          <table:table-cell office:value-type="float" office:value="3.3784807539999999" table:style-name="ce1">
            <text:p>3,378480754</text:p>
          </table:table-cell>
          <table:table-cell office:value-type="float" office:value="1.799085593" table:style-name="ce1">
            <text:p>1,799085593</text:p>
          </table:table-cell>
          <table:table-cell office:value-type="float" office:value="3.8543623089999999" table:style-name="ce1">
            <text:p>3,854362309</text:p>
          </table:table-cell>
          <table:table-cell office:value-type="float" office:value="3.6783501599999999" table:style-name="ce1">
            <text:p>3,67835016</text:p>
          </table:table-cell>
          <table:table-cell office:value-type="float" office:value="5.7837013779999999" table:style-name="ce1">
            <text:p>5,783701378</text:p>
          </table:table-cell>
          <table:table-cell office:value-type="float" office:value="1.452983278" table:style-name="ce1">
            <text:p>1,452983278</text:p>
          </table:table-cell>
          <table:table-cell office:value-type="float" office:value="4.7974139999999998E-2" table:style-name="ce1">
            <text:p>0,04797414</text:p>
          </table:table-cell>
          <table:table-cell office:value-type="float" office:value="3.1169070080000001" table:style-name="ce1">
            <text:p>3,116907008</text:p>
          </table:table-cell>
          <table:table-cell office:value-type="float" office:value="0.83510474400000001" table:style-name="ce1">
            <text:p>0,835104744</text:p>
          </table:table-cell>
          <table:table-cell office:value-type="float" office:value="1.479978016" table:style-name="ce1">
            <text:p>1,479978016</text:p>
          </table:table-cell>
          <table:table-cell office:value-type="float" office:value="0.76200161099999997" table:style-name="ce1">
            <text:p>0,762001611</text:p>
          </table:table-cell>
          <table:table-cell office:value-type="float" office:value="0.44966150999999999" table:style-name="ce1">
            <text:p>0,44966151</text:p>
          </table:table-cell>
          <table:table-cell office:value-type="float" office:value="2.454760909" table:style-name="ce1">
            <text:p>2,454760909</text:p>
          </table:table-cell>
          <table:table-cell office:value-type="float" office:value="0.29823570599999999" table:style-name="ce1">
            <text:p>0,298235706</text:p>
          </table:table-cell>
          <table:table-cell office:value-type="float" office:value="3.2350589830000001" table:style-name="ce1">
            <text:p>3,235058983</text:p>
          </table:table-cell>
          <table:table-cell office:value-type="float" office:value="2.6591515769999998" table:style-name="ce1">
            <text:p>2,659151577</text:p>
          </table:table-cell>
          <table:table-cell office:value-type="float" office:value="2.4295990189999999" table:style-name="ce1">
            <text:p>2,429599019</text:p>
          </table:table-cell>
          <table:table-cell office:value-type="float" office:value="-1.8037504790000001" table:style-name="ce1">
            <text:p>-1,803750479</text:p>
          </table:table-cell>
          <table:table-cell office:value-type="float" office:value="3.0388677209999999" table:style-name="ce1">
            <text:p>3,038867721</text:p>
          </table:table-cell>
          <table:table-cell office:value-type="float" office:value="1.767915704" table:style-name="ce1">
            <text:p>1,767915704</text:p>
          </table:table-cell>
          <table:table-cell office:value-type="float" office:value="-0.98985932600000004" table:style-name="ce1">
            <text:p>-0,989859326</text:p>
          </table:table-cell>
          <table:table-cell office:value-type="float" office:value="0.18664969300000001" table:style-name="ce1">
            <text:p>0,186649693</text:p>
          </table:table-cell>
          <table:table-cell office:value-type="float" office:value="2.2010424400000002" table:style-name="ce1">
            <text:p>2,20104244</text:p>
          </table:table-cell>
          <table:table-cell office:value-type="float" office:value="0.82425519599999997" table:style-name="ce1">
            <text:p>0,824255196</text:p>
          </table:table-cell>
          <table:table-cell office:value-type="float" office:value="2.1158960269999998" table:style-name="ce1">
            <text:p>2,115896027</text:p>
          </table:table-cell>
          <table:table-cell office:value-type="float" office:value="1.8115181789999999" table:style-name="ce1">
            <text:p>1,811518179</text:p>
          </table:table-cell>
          <table:table-cell office:value-type="float" office:value="0.37589338" table:style-name="ce1">
            <text:p>0,37589338</text:p>
          </table:table-cell>
          <table:table-cell office:value-type="float" office:value="2.8474283420000002" table:style-name="ce1">
            <text:p>2,847428342</text:p>
          </table:table-cell>
          <table:table-cell office:value-type="float" office:value="1.638239725" table:style-name="ce1">
            <text:p>1,638239725</text:p>
          </table:table-cell>
          <table:table-cell office:value-type="float" office:value="3.3403336280000002" table:style-name="ce1">
            <text:p>3,340333628</text:p>
          </table:table-cell>
          <table:table-cell office:value-type="float" office:value="2.1973095319999998" table:style-name="ce1">
            <text:p>2,197309532</text:p>
          </table:table-cell>
          <table:table-cell office:value-type="float" office:value="1.507660673" table:style-name="ce1">
            <text:p>1,507660673</text:p>
          </table:table-cell>
          <table:table-cell office:value-type="float" office:value="-5.2807883E-2" table:style-name="ce1">
            <text:p>-0,052807883</text:p>
          </table:table-cell>
          <table:table-cell office:value-type="float" office:value="1.0268730720000001" table:style-name="ce1">
            <text:p>1,026873072</text:p>
          </table:table-cell>
          <table:table-cell office:value-type="float" office:value="0.78360686999999996" table:style-name="ce1">
            <text:p>0,78360687</text:p>
          </table:table-cell>
          <table:table-cell office:value-type="float" office:value="1.639514769" table:style-name="ce1">
            <text:p>1,639514769</text:p>
          </table:table-cell>
          <table:table-cell office:value-type="float" office:value="1.4673032109999999" table:style-name="ce1">
            <text:p>1,467303211</text:p>
          </table:table-cell>
          <table:table-cell office:value-type="float" office:value="3.6066753039999999" table:style-name="ce1">
            <text:p>3,606675304</text:p>
          </table:table-cell>
          <table:table-cell office:value-type="float" office:value="3.0536692269999999" table:style-name="ce1">
            <text:p>3,053669227</text:p>
          </table:table-cell>
          <table:table-cell office:value-type="float" office:value="3.370801299" table:style-name="ce1">
            <text:p>3,370801299</text:p>
          </table:table-cell>
          <table:table-cell office:value-type="float" office:value="2.7344639709999998" table:style-name="ce1">
            <text:p>2,734463971</text:p>
          </table:table-cell>
          <table:table-cell office:value-type="float" office:value="1.9679443839999999" table:style-name="ce1">
            <text:p>1,967944384</text:p>
          </table:table-cell>
          <table:table-cell office:value-type="float" office:value="2.9493302950000002" table:style-name="ce1">
            <text:p>2,949330295</text:p>
          </table:table-cell>
          <table:table-cell office:value-type="float" office:value="2.0238940840000001" table:style-name="ce1">
            <text:p>2,023894084</text:p>
          </table:table-cell>
          <table:table-cell office:value-type="float" office:value="2.6118462889999998" table:style-name="ce1">
            <text:p>2,611846289</text:p>
          </table:table-cell>
          <table:table-cell office:value-type="float" office:value="0.70785811700000001" table:style-name="ce1">
            <text:p>0,707858117</text:p>
          </table:table-cell>
          <table:table-cell office:value-type="float" office:value="0.88162440799999997" table:style-name="ce1">
            <text:p>0,881624408</text:p>
          </table:table-cell>
          <table:table-cell office:value-type="float" office:value="-1.051535839" table:style-name="ce1">
            <text:p>-1,051535839</text:p>
          </table:table-cell>
          <table:table-cell office:value-type="float" office:value="5.1601080120000002" table:style-name="ce1">
            <text:p>5,160108012</text:p>
          </table:table-cell>
          <table:table-cell office:value-type="float" office:value="2.0516486650000001" table:style-name="ce1">
            <text:p>2,051648665</text:p>
          </table:table-cell>
          <table:table-cell office:value-type="float" office:value="-0.26783077300000002" table:style-name="ce1">
            <text:p>-0,267830773</text:p>
          </table:table-cell>
          <table:table-cell office:value-type="float" office:value="0.86196944900000005" table:style-name="ce1">
            <text:p>0,861969449</text:p>
          </table:table-cell>
          <table:table-cell office:value-type="float" office:value="4.5983798079999998" table:style-name="ce1">
            <text:p>4,598379808</text:p>
          </table:table-cell>
          <table:table-cell office:value-type="float" office:value="-0.43077251300000002" table:style-name="ce1">
            <text:p>-0,430772513</text:p>
          </table:table-cell>
          <table:table-cell office:value-type="float" office:value="0.16245631999999999" table:style-name="ce1">
            <text:p>0,16245632</text:p>
          </table:table-cell>
          <table:table-cell office:value-type="float" office:value="1.9192767230000001" table:style-name="ce1">
            <text:p>1,919276723</text:p>
          </table:table-cell>
          <table:table-cell office:value-type="float" office:value="2.5664565709999998" table:style-name="ce1">
            <text:p>2,566456571</text:p>
          </table:table-cell>
          <table:table-cell office:value-type="float" office:value="1.6156217930000001" table:style-name="ce1">
            <text:p>1,615621793</text:p>
          </table:table-cell>
          <table:table-cell office:value-type="float" office:value="2.362737181" table:style-name="ce1">
            <text:p>2,362737181</text:p>
          </table:table-cell>
          <table:table-cell office:value-type="float" office:value="1.5059424859999999" table:style-name="ce1">
            <text:p>1,505942486</text:p>
          </table:table-cell>
          <table:table-cell office:value-type="float" office:value="0.62979773800000005" table:style-name="ce1">
            <text:p>0,629797738</text:p>
          </table:table-cell>
          <table:table-cell office:value-type="float" office:value="0.48742261199999998" table:style-name="ce1">
            <text:p>0,487422612</text:p>
          </table:table-cell>
          <table:table-cell office:value-type="float" office:value="2.3644113560000002" table:style-name="ce1">
            <text:p>2,364411356</text:p>
          </table:table-cell>
          <table:table-cell office:value-type="float" office:value="2.4266456879999998" table:style-name="ce1">
            <text:p>2,426645688</text:p>
          </table:table-cell>
          <table:table-cell office:value-type="float" office:value="0.45991707799999998" table:style-name="ce1">
            <text:p>0,459917078</text:p>
          </table:table-cell>
          <table:table-cell office:value-type="float" office:value="1.2255504079999999" table:style-name="ce1">
            <text:p>1,225550408</text:p>
          </table:table-cell>
          <table:table-cell office:value-type="float" office:value="0.101828843" table:style-name="ce1">
            <text:p>0,101828843</text:p>
          </table:table-cell>
          <table:table-cell office:value-type="float" office:value="6.6490191000000004E-2" table:style-name="ce1">
            <text:p>0,066490191</text:p>
          </table:table-cell>
          <table:table-cell office:value-type="float" office:value="3.4318643720000002" table:style-name="ce1">
            <text:p>3,431864372</text:p>
          </table:table-cell>
          <table:table-cell office:value-type="float" office:value="0.33522142399999999" table:style-name="ce1">
            <text:p>0,335221424</text:p>
          </table:table-cell>
          <table:table-cell office:value-type="float" office:value="3.1229425110000002" table:style-name="ce1">
            <text:p>3,122942511</text:p>
          </table:table-cell>
          <table:table-cell office:value-type="float" office:value="0.44338207400000001" table:style-name="ce1">
            <text:p>0,443382074</text:p>
          </table:table-cell>
          <table:table-cell office:value-type="float" office:value="0.547632852" table:style-name="ce1">
            <text:p>0,547632852</text:p>
          </table:table-cell>
          <table:table-cell office:value-type="float" office:value="0.50868659400000005" table:style-name="ce1">
            <text:p>0,508686594</text:p>
          </table:table-cell>
          <table:table-cell office:value-type="float" office:value="0.228716745" table:style-name="ce1">
            <text:p>0,228716745</text:p>
          </table:table-cell>
          <table:table-cell office:value-type="float" office:value="2.3577721490000001" table:style-name="ce1">
            <text:p>2,357772149</text:p>
          </table:table-cell>
          <table:table-cell office:value-type="float" office:value="2.7523639790000001" table:style-name="ce1">
            <text:p>2,752363979</text:p>
          </table:table-cell>
          <table:table-cell office:value-type="float" office:value="0.29893055400000001" table:style-name="ce1">
            <text:p>0,298930554</text:p>
          </table:table-cell>
          <table:table-cell office:value-type="float" office:value="-2.7068389000000002E-2" table:style-name="ce1">
            <text:p>-0,027068389</text:p>
          </table:table-cell>
          <table:table-cell office:value-type="float" office:value="2.883239595" table:style-name="ce1">
            <text:p>2,883239595</text:p>
          </table:table-cell>
          <table:table-cell office:value-type="float" office:value="-0.13714131099999999" table:style-name="ce1">
            <text:p>-0,137141311</text:p>
          </table:table-cell>
          <table:table-cell office:value-type="float" office:value="2.9524759939999998" table:style-name="ce1">
            <text:p>2,952475994</text:p>
          </table:table-cell>
          <table:table-cell office:value-type="float" office:value="4.271427654" table:style-name="ce1">
            <text:p>4,271427654</text:p>
          </table:table-cell>
          <table:table-cell office:value-type="float" office:value="2.226160605" table:style-name="ce1">
            <text:p>2,226160605</text:p>
          </table:table-cell>
          <table:table-cell office:value-type="float" office:value="3.044041827" table:style-name="ce1">
            <text:p>3,044041827</text:p>
          </table:table-cell>
          <table:table-cell office:value-type="float" office:value="1.057808012" table:style-name="ce1">
            <text:p>1,057808012</text:p>
          </table:table-cell>
          <table:table-cell office:value-type="float" office:value="-0.61369885499999999" table:style-name="ce1">
            <text:p>-0,613698855</text:p>
          </table:table-cell>
          <table:table-cell office:value-type="float" office:value="0.54102927300000003" table:style-name="ce1">
            <text:p>0,541029273</text:p>
          </table:table-cell>
          <table:table-cell office:value-type="float" office:value="2.7344725269999999" table:style-name="ce1">
            <text:p>2,734472527</text:p>
          </table:table-cell>
          <table:table-cell office:value-type="float" office:value="2.2946387480000001" table:style-name="ce1">
            <text:p>2,294638748</text:p>
          </table:table-cell>
          <table:table-cell office:value-type="float" office:value="-0.305730532" table:style-name="ce1">
            <text:p>-0,305730532</text:p>
          </table:table-cell>
          <table:table-cell office:value-type="float" office:value="0.76631044400000004" table:style-name="ce1">
            <text:p>0,766310444</text:p>
          </table:table-cell>
          <table:table-cell office:value-type="float" office:value="0.32131503300000003" table:style-name="ce1">
            <text:p>0,321315033</text:p>
          </table:table-cell>
          <table:table-cell office:value-type="float" office:value="2.8784162860000002" table:style-name="ce1">
            <text:p>2,878416286</text:p>
          </table:table-cell>
          <table:table-cell office:value-type="float" office:value="2.954383295" table:style-name="ce1">
            <text:p>2,954383295</text:p>
          </table:table-cell>
          <table:table-cell office:value-type="float" office:value="0.211805086" table:style-name="ce1">
            <text:p>0,211805086</text:p>
          </table:table-cell>
          <table:table-cell office:value-type="float" office:value="2.011624936" table:style-name="ce1">
            <text:p>2,011624936</text:p>
          </table:table-cell>
          <table:table-cell office:value-type="float" office:value="-1.033117297" table:style-name="ce1">
            <text:p>-1,033117297</text:p>
          </table:table-cell>
          <table:table-cell office:value-type="float" office:value="1.6941258770000001" table:style-name="ce1">
            <text:p>1,694125877</text:p>
          </table:table-cell>
          <table:table-cell office:value-type="float" office:value="1.9024216359999999" table:style-name="ce1">
            <text:p>1,902421636</text:p>
          </table:table-cell>
          <table:table-cell office:value-type="float" office:value="2.7796937060000002" table:style-name="ce1">
            <text:p>2,779693706</text:p>
          </table:table-cell>
          <table:table-cell office:value-type="float" office:value="2.8729714180000001" table:style-name="ce1">
            <text:p>2,872971418</text:p>
          </table:table-cell>
          <table:table-cell office:value-type="float" office:value="1.7820555360000001" table:style-name="ce1">
            <text:p>1,782055536</text:p>
          </table:table-cell>
          <table:table-cell office:value-type="float" office:value="2.732939891" table:style-name="ce1">
            <text:p>2,732939891</text:p>
          </table:table-cell>
          <table:table-cell office:value-type="float" office:value="1.4774746599999999" table:style-name="ce1">
            <text:p>1,47747466</text:p>
          </table:table-cell>
          <table:table-cell office:value-type="float" office:value="2.0760887389999998" table:style-name="ce1">
            <text:p>2,076088739</text:p>
          </table:table-cell>
          <table:table-cell table:style-name="ce1"/>
          <table:table-cell office:value-type="float" office:value="8.4413021000000005E-2" table:style-name="ce1">
            <text:p>0,084413021</text:p>
          </table:table-cell>
          <table:table-cell office:value-type="float" office:value="2.7778361710000001" table:style-name="ce1">
            <text:p>2,777836171</text:p>
          </table:table-cell>
          <table:table-cell office:value-type="float" office:value="2.4651928220000001" table:style-name="ce1">
            <text:p>2,465192822</text:p>
          </table:table-cell>
          <table:table-cell office:value-type="float" office:value="0.777662199" table:style-name="ce1">
            <text:p>0,777662199</text:p>
          </table:table-cell>
          <table:table-cell office:value-type="float" office:value="3.0946030090000001" table:style-name="ce1">
            <text:p>3,094603009</text:p>
          </table:table-cell>
          <table:table-cell office:value-type="float" office:value="8.3708572999999994E-2" table:style-name="ce1">
            <text:p>0,083708573</text:p>
          </table:table-cell>
          <table:table-cell office:value-type="float" office:value="0.68176663599999998" table:style-name="ce1">
            <text:p>0,681766636</text:p>
          </table:table-cell>
          <table:table-cell office:value-type="float" office:value="4.78353187" table:style-name="ce1">
            <text:p>4,78353187</text:p>
          </table:table-cell>
          <table:table-cell office:value-type="float" office:value="0.341370597" table:style-name="ce1">
            <text:p>0,341370597</text:p>
          </table:table-cell>
          <table:table-cell office:value-type="float" office:value="0.60434266299999995" table:style-name="ce1">
            <text:p>0,604342663</text:p>
          </table:table-cell>
          <table:table-cell office:value-type="float" office:value="3.3843459970000001" table:style-name="ce1">
            <text:p>3,384345997</text:p>
          </table:table-cell>
          <table:table-cell office:value-type="float" office:value="1.9244848830000001" table:style-name="ce1">
            <text:p>1,924484883</text:p>
          </table:table-cell>
          <table:table-cell office:value-type="float" office:value="3.2183012990000002" table:style-name="ce1">
            <text:p>3,218301299</text:p>
          </table:table-cell>
          <table:table-cell office:value-type="float" office:value="2.1598991170000001" table:style-name="ce1">
            <text:p>2,159899117</text:p>
          </table:table-cell>
          <table:table-cell office:value-type="float" office:value="-0.233210218" table:style-name="ce1">
            <text:p>-0,233210218</text:p>
          </table:table-cell>
          <table:table-cell office:value-type="float" office:value="0.98513049399999997" table:style-name="ce1">
            <text:p>0,985130494</text:p>
          </table:table-cell>
          <table:table-cell office:value-type="float" office:value="0.122584821" table:style-name="ce1">
            <text:p>0,122584821</text:p>
          </table:table-cell>
          <table:table-cell office:value-type="float" office:value="1.906223389" table:style-name="ce1">
            <text:p>1,906223389</text:p>
          </table:table-cell>
          <table:table-cell office:value-type="float" office:value="2.8493647090000001" table:style-name="ce1">
            <text:p>2,849364709</text:p>
          </table:table-cell>
          <table:table-cell office:value-type="float" office:value="2.7709240620000002" table:style-name="ce1">
            <text:p>2,770924062</text:p>
          </table:table-cell>
          <table:table-cell office:value-type="float" office:value="-1.459447095" table:style-name="ce1">
            <text:p>-1,459447095</text:p>
          </table:table-cell>
          <table:table-cell office:value-type="float" office:value="2.4579589159999999" table:style-name="ce1">
            <text:p>2,457958916</text:p>
          </table:table-cell>
          <table:table-cell office:value-type="float" office:value="1.6303756220000001" table:style-name="ce1">
            <text:p>1,630375622</text:p>
          </table:table-cell>
          <table:table-cell office:value-type="float" office:value="1.878241214" table:style-name="ce1">
            <text:p>1,878241214</text:p>
          </table:table-cell>
          <table:table-cell office:value-type="float" office:value="2.7338679419999998" table:style-name="ce1">
            <text:p>2,733867942</text:p>
          </table:table-cell>
          <table:table-cell office:value-type="float" office:value="2.837295455" table:style-name="ce1">
            <text:p>2,837295455</text:p>
          </table:table-cell>
          <table:table-cell office:value-type="float" office:value="1.1880359170000001" table:style-name="ce1">
            <text:p>1,188035917</text:p>
          </table:table-cell>
          <table:table-cell office:value-type="float" office:value="1.2721863849999999" table:style-name="ce1">
            <text:p>1,272186385</text:p>
          </table:table-cell>
          <table:table-cell office:value-type="float" office:value="2.377245775" table:style-name="ce1">
            <text:p>2,377245775</text:p>
          </table:table-cell>
          <table:table-cell office:value-type="float" office:value="1.9729170789999999" table:style-name="ce1">
            <text:p>1,972917079</text:p>
          </table:table-cell>
          <table:table-cell office:value-type="float" office:value="2.2066521369999998" table:style-name="ce1">
            <text:p>2,206652137</text:p>
          </table:table-cell>
          <table:table-cell office:value-type="float" office:value="1.383495994" table:style-name="ce1">
            <text:p>1,383495994</text:p>
          </table:table-cell>
          <table:table-cell office:value-type="float" office:value="0.36799903" table:style-name="ce1">
            <text:p>0,36799903</text:p>
          </table:table-cell>
          <table:table-cell office:value-type="float" office:value="1.251745707" table:style-name="ce1">
            <text:p>1,251745707</text:p>
          </table:table-cell>
          <table:table-cell office:value-type="float" office:value="-0.14273639799999999" table:style-name="ce1">
            <text:p>-0,142736398</text:p>
          </table:table-cell>
          <table:table-cell office:value-type="float" office:value="3.2592736109999998" table:style-name="ce1">
            <text:p>3,259273611</text:p>
          </table:table-cell>
          <table:table-cell office:value-type="float" office:value="9.2958885349999996" table:style-name="ce1">
            <text:p>9,295888535</text:p>
          </table:table-cell>
          <table:table-cell office:value-type="float" office:value="1.838191235" table:style-name="ce1">
            <text:p>1,838191235</text:p>
          </table:table-cell>
          <table:table-cell office:value-type="float" office:value="0.45282068399999997" table:style-name="ce1">
            <text:p>0,452820684</text:p>
          </table:table-cell>
          <table:table-cell office:value-type="float" office:value="0.40667309499999998" table:style-name="ce1">
            <text:p>0,406673095</text:p>
          </table:table-cell>
          <table:table-cell office:value-type="float" office:value="2.8862002580000001" table:style-name="ce1">
            <text:p>2,886200258</text:p>
          </table:table-cell>
          <table:table-cell office:value-type="float" office:value="3.0243305010000001" table:style-name="ce1">
            <text:p>3,024330501</text:p>
          </table:table-cell>
          <table:table-cell office:value-type="float" office:value="3.5696731160000001" table:style-name="ce1">
            <text:p>3,569673116</text:p>
          </table:table-cell>
          <table:table-cell office:value-type="float" office:value="1.893125473" table:style-name="ce1">
            <text:p>1,893125473</text:p>
          </table:table-cell>
          <table:table-cell office:value-type="float" office:value="3.1176322619999999" table:style-name="ce1">
            <text:p>3,117632262</text:p>
          </table:table-cell>
          <table:table-cell office:value-type="float" office:value="1.9070974759999999" table:style-name="ce1">
            <text:p>1,907097476</text:p>
          </table:table-cell>
          <table:table-cell office:value-type="float" office:value="-3.2155484999999998E-2" table:style-name="ce1">
            <text:p>-0,032155485</text:p>
          </table:table-cell>
          <table:table-cell office:value-type="float" office:value="1.82723865" table:style-name="ce1">
            <text:p>1,82723865</text:p>
          </table:table-cell>
          <table:table-cell office:value-type="float" office:value="0.97831369899999998" table:style-name="ce1">
            <text:p>0,978313699</text:p>
          </table:table-cell>
          <table:table-cell office:value-type="float" office:value="1.4714480919999999" table:style-name="ce1">
            <text:p>1,471448092</text:p>
          </table:table-cell>
          <table:table-cell office:value-type="float" office:value="3.590942707" table:style-name="ce1">
            <text:p>3,590942707</text:p>
          </table:table-cell>
          <table:table-cell office:value-type="float" office:value="-3.2812754E-2" table:style-name="ce1">
            <text:p>-0,032812754</text:p>
          </table:table-cell>
          <table:table-cell office:value-type="float" office:value="1.9946300239999999" table:style-name="ce1">
            <text:p>1,994630024</text:p>
          </table:table-cell>
          <table:table-cell office:value-type="float" office:value="4.9555450810000004" table:style-name="ce1">
            <text:p>4,955545081</text:p>
          </table:table-cell>
          <table:table-cell office:value-type="float" office:value="1.4061746580000001" table:style-name="ce1">
            <text:p>1,406174658</text:p>
          </table:table-cell>
          <table:table-cell office:value-type="float" office:value="2.6118915340000002" table:style-name="ce1">
            <text:p>2,611891534</text:p>
          </table:table-cell>
          <table:table-cell office:value-type="float" office:value="0.71231347099999998" table:style-name="ce1">
            <text:p>0,712313471</text:p>
          </table:table-cell>
          <table:table-cell office:value-type="float" office:value="3.5601889660000001" table:style-name="ce1">
            <text:p>3,560188966</text:p>
          </table:table-cell>
          <table:table-cell office:value-type="float" office:value="2.8172848309999998" table:style-name="ce1">
            <text:p>2,817284831</text:p>
          </table:table-cell>
          <table:table-cell office:value-type="float" office:value="1.1740972949999999" table:style-name="ce1">
            <text:p>1,174097295</text:p>
          </table:table-cell>
          <table:table-cell office:value-type="float" office:value="3.3274736410000001" table:style-name="ce1">
            <text:p>3,327473641</text:p>
          </table:table-cell>
          <table:table-cell office:value-type="float" office:value="2.3689891360000002" table:style-name="ce1">
            <text:p>2,368989136</text:p>
          </table:table-cell>
          <table:table-cell office:value-type="float" office:value="3.1172076120000001" table:style-name="ce1">
            <text:p>3,117207612</text:p>
          </table:table-cell>
          <table:table-cell office:value-type="float" office:value="2.5793098489999999" table:style-name="ce1">
            <text:p>2,579309849</text:p>
          </table:table-cell>
          <table:table-cell office:value-type="float" office:value="2.1917472390000001" table:style-name="ce1">
            <text:p>2,191747239</text:p>
          </table:table-cell>
          <table:table-cell office:value-type="float" office:value="0.688603823" table:style-name="ce1">
            <text:p>0,688603823</text:p>
          </table:table-cell>
          <table:table-cell office:value-type="float" office:value="0.34415141300000002" table:style-name="ce1">
            <text:p>0,344151413</text:p>
          </table:table-cell>
          <table:table-cell office:value-type="float" office:value="2.4656872270000001" table:style-name="ce1">
            <text:p>2,465687227</text:p>
          </table:table-cell>
          <table:table-cell office:value-type="float" office:value="2.4171969610000001" table:style-name="ce1">
            <text:p>2,417196961</text:p>
          </table:table-cell>
          <table:table-cell office:value-type="float" office:value="0.92322272900000002" table:style-name="ce1">
            <text:p>0,923222729</text:p>
          </table:table-cell>
          <table:table-cell office:value-type="float" office:value="0.87683897499999996" table:style-name="ce1">
            <text:p>0,876838975</text:p>
          </table:table-cell>
          <table:table-cell office:value-type="float" office:value="3.9970795319999999" table:style-name="ce1">
            <text:p>3,997079532</text:p>
          </table:table-cell>
          <table:table-cell office:value-type="float" office:value="2.3440736179999999" table:style-name="ce1">
            <text:p>2,344073618</text:p>
          </table:table-cell>
          <table:table-cell office:value-type="float" office:value="2.9555584069999998" table:style-name="ce1">
            <text:p>2,955558407</text:p>
          </table:table-cell>
          <table:table-cell office:value-type="float" office:value="2.1071156019999999" table:style-name="ce1">
            <text:p>2,107115602</text:p>
          </table:table-cell>
          <table:table-cell office:value-type="float" office:value="2.0933965689999998" table:style-name="ce1">
            <text:p>2,093396569</text:p>
          </table:table-cell>
          <table:table-cell office:value-type="float" office:value="2.543404105" table:style-name="ce1">
            <text:p>2,543404105</text:p>
          </table:table-cell>
          <table:table-cell office:value-type="float" office:value="2.3449860089999999" table:style-name="ce1">
            <text:p>2,344986009</text:p>
          </table:table-cell>
          <table:table-cell office:value-type="float" office:value="2.3863903099999999" table:style-name="ce1">
            <text:p>2,38639031</text:p>
          </table:table-cell>
          <table:table-cell office:value-type="float" office:value="0.392398205" table:style-name="ce1">
            <text:p>0,392398205</text:p>
          </table:table-cell>
          <table:table-cell office:value-type="float" office:value="2.8856590670000002" table:style-name="ce1">
            <text:p>2,885659067</text:p>
          </table:table-cell>
          <table:table-cell office:value-type="float" office:value="0.89029575699999997" table:style-name="ce1">
            <text:p>0,890295757</text:p>
          </table:table-cell>
          <table:table-cell office:value-type="float" office:value="1.485868521" table:style-name="ce1">
            <text:p>1,485868521</text:p>
          </table:table-cell>
          <table:table-cell office:value-type="float" office:value="-0.21794848" table:style-name="ce1">
            <text:p>-0,21794848</text:p>
          </table:table-cell>
          <table:table-cell office:value-type="float" office:value="2.6640647149999999" table:style-name="ce1">
            <text:p>2,664064715</text:p>
          </table:table-cell>
          <table:table-cell table:style-name="ce1"/>
          <table:table-cell office:value-type="float" office:value="1.399505789" table:style-name="ce1">
            <text:p>1,399505789</text:p>
          </table:table-cell>
          <table:table-cell office:value-type="float" office:value="0.63709616199999997" table:style-name="ce1">
            <text:p>0,637096162</text:p>
          </table:table-cell>
          <table:table-cell office:value-type="float" office:value="2.1126531709999998" table:style-name="ce1">
            <text:p>2,112653171</text:p>
          </table:table-cell>
          <table:table-cell office:value-type="float" office:value="3.1108047170000002" table:style-name="ce1">
            <text:p>3,110804717</text:p>
          </table:table-cell>
          <table:table-cell office:value-type="float" office:value="0.174176628" table:style-name="ce1">
            <text:p>0,174176628</text:p>
          </table:table-cell>
          <table:table-cell office:value-type="float" office:value="0.16801834099999999" table:style-name="ce1">
            <text:p>0,168018341</text:p>
          </table:table-cell>
          <table:table-cell office:value-type="float" office:value="0.16335454199999999" table:style-name="ce1">
            <text:p>0,163354542</text:p>
          </table:table-cell>
          <table:table-cell office:value-type="float" office:value="2.2361990860000001" table:style-name="ce1">
            <text:p>2,236199086</text:p>
          </table:table-cell>
          <table:table-cell office:value-type="float" office:value="3.5582847420000001" table:style-name="ce1">
            <text:p>3,558284742</text:p>
          </table:table-cell>
          <table:table-cell office:value-type="float" office:value="3.3868520119999999" table:style-name="ce1">
            <text:p>3,386852012</text:p>
          </table:table-cell>
          <table:table-cell office:value-type="float" office:value="3.0048470300000001" table:style-name="ce1">
            <text:p>3,00484703</text:p>
          </table:table-cell>
          <table:table-cell office:value-type="float" office:value="3.889093607" table:style-name="ce1">
            <text:p>3,889093607</text:p>
          </table:table-cell>
          <table:table-cell office:value-type="float" office:value="2.7943515780000001" table:style-name="ce1">
            <text:p>2,794351578</text:p>
          </table:table-cell>
          <table:table-cell office:value-type="float" office:value="1.5236224460000001" table:style-name="ce1">
            <text:p>1,523622446</text:p>
          </table:table-cell>
          <table:table-cell office:value-type="float" office:value="1.3270964839999999" table:style-name="ce1">
            <text:p>1,327096484</text:p>
          </table:table-cell>
          <table:table-cell office:value-type="float" office:value="1.284903581" table:style-name="ce1">
            <text:p>1,284903581</text:p>
          </table:table-cell>
          <table:table-cell office:value-type="float" office:value="1.2791894930000001" table:style-name="ce1">
            <text:p>1,279189493</text:p>
          </table:table-cell>
          <table:table-cell office:value-type="float" office:value="6.5932618999999998E-2" table:style-name="ce1">
            <text:p>0,065932619</text:p>
          </table:table-cell>
          <table:table-cell office:value-type="float" office:value="2.8397683979999999" table:style-name="ce1">
            <text:p>2,839768398</text:p>
          </table:table-cell>
          <table:table-cell office:value-type="float" office:value="-0.34452327799999999" table:style-name="ce1">
            <text:p>-0,344523278</text:p>
          </table:table-cell>
          <table:table-cell office:value-type="float" office:value="2.8349314639999998" table:style-name="ce1">
            <text:p>2,834931464</text:p>
          </table:table-cell>
          <table:table-cell office:value-type="float" office:value="1.884330166" table:style-name="ce1">
            <text:p>1,884330166</text:p>
          </table:table-cell>
          <table:table-cell office:value-type="float" office:value="2.4533241349999999" table:style-name="ce1">
            <text:p>2,453324135</text:p>
          </table:table-cell>
          <table:table-cell office:value-type="float" office:value="2.016145554" table:style-name="ce1">
            <text:p>2,016145554</text:p>
          </table:table-cell>
          <table:table-cell office:value-type="float" office:value="0.43961709500000001" table:style-name="ce1">
            <text:p>0,439617095</text:p>
          </table:table-cell>
          <table:table-cell office:value-type="float" office:value="9.0624342999999996E-2" table:style-name="ce1">
            <text:p>0,090624343</text:p>
          </table:table-cell>
          <table:table-cell office:value-type="float" office:value="0.77260267599999999" table:style-name="ce1">
            <text:p>0,772602676</text:p>
          </table:table-cell>
          <table:table-cell office:value-type="float" office:value="2.950747942" table:style-name="ce1">
            <text:p>2,950747942</text:p>
          </table:table-cell>
          <table:table-cell table:style-name="ce1"/>
          <table:table-cell office:value-type="float" office:value="0.49035966600000003" table:style-name="ce1">
            <text:p>0,490359666</text:p>
          </table:table-cell>
          <table:table-cell office:value-type="float" office:value="2.9825078610000002" table:style-name="ce1">
            <text:p>2,982507861</text:p>
          </table:table-cell>
          <table:table-cell office:value-type="float" office:value="4.7601868740000004" table:style-name="ce1">
            <text:p>4,760186874</text:p>
          </table:table-cell>
          <table:table-cell office:value-type="float" office:value="3.2264743920000001" table:style-name="ce1">
            <text:p>3,226474392</text:p>
          </table:table-cell>
          <table:table-cell office:value-type="float" office:value="1.6171093949999999" table:style-name="ce1">
            <text:p>1,617109395</text:p>
          </table:table-cell>
          <table:table-cell office:value-type="float" office:value="0.57913048" table:style-name="ce1">
            <text:p>0,57913048</text:p>
          </table:table-cell>
          <table:table-cell office:value-type="float" office:value="2.5694840270000001" table:style-name="ce1">
            <text:p>2,569484027</text:p>
          </table:table-cell>
          <table:table-cell office:value-type="float" office:value="1.399496742" table:style-name="ce1">
            <text:p>1,399496742</text:p>
          </table:table-cell>
          <table:table-cell office:value-type="float" office:value="2.567593708" table:style-name="ce1">
            <text:p>2,567593708</text:p>
          </table:table-cell>
          <table:table-cell office:value-type="float" office:value="2.6989596009999999" table:style-name="ce1">
            <text:p>2,698959601</text:p>
          </table:table-cell>
          <table:table-cell office:value-type="float" office:value="1.9122639079999999" table:style-name="ce1">
            <text:p>1,912263908</text:p>
          </table:table-cell>
          <table:table-cell office:value-type="float" office:value="2.6190690019999998" table:style-name="ce1">
            <text:p>2,619069002</text:p>
          </table:table-cell>
          <table:table-cell office:value-type="float" office:value="2.6852172250000002" table:style-name="ce1">
            <text:p>2,685217225</text:p>
          </table:table-cell>
          <table:table-cell office:value-type="float" office:value="0.22957044600000001" table:style-name="ce1">
            <text:p>0,229570446</text:p>
          </table:table-cell>
          <table:table-cell office:value-type="float" office:value="2.2361990860000001" table:style-name="ce1">
            <text:p>2,236199086</text:p>
          </table:table-cell>
          <table:table-cell office:value-type="float" office:value="2.8349314639999998" table:style-name="ce1">
            <text:p>2,834931464</text:p>
          </table:table-cell>
          <table:table-cell office:value-type="float" office:value="0.67864612300000005" table:style-name="ce1">
            <text:p>0,678646123</text:p>
          </table:table-cell>
          <table:table-cell office:value-type="float" office:value="2.23635999" table:style-name="ce1">
            <text:p>2,23635999</text:p>
          </table:table-cell>
          <table:table-cell office:value-type="float" office:value="1.7383958230000001" table:style-name="ce1">
            <text:p>1,738395823</text:p>
          </table:table-cell>
          <table:table-cell office:value-type="float" office:value="1.5148379199999999" table:style-name="ce1">
            <text:p>1,51483792</text:p>
          </table:table-cell>
          <table:table-cell office:value-type="float" office:value="3.1932480050000001" table:style-name="ce1">
            <text:p>3,193248005</text:p>
          </table:table-cell>
          <table:table-cell office:value-type="float" office:value="3.46690334" table:style-name="ce1">
            <text:p>3,46690334</text:p>
          </table:table-cell>
          <table:table-cell office:value-type="float" office:value="0.22842953099999999" table:style-name="ce1">
            <text:p>0,228429531</text:p>
          </table:table-cell>
          <table:table-cell office:value-type="float" office:value="1.5300673229999999" table:style-name="ce1">
            <text:p>1,530067323</text:p>
          </table:table-cell>
          <table:table-cell office:value-type="float" office:value="0.67781271899999995" table:style-name="ce1">
            <text:p>0,677812719</text:p>
          </table:table-cell>
          <table:table-cell office:value-type="float" office:value="1.12965052" table:style-name="ce1">
            <text:p>1,12965052</text:p>
          </table:table-cell>
          <table:table-cell office:value-type="float" office:value="2.9282752099999998" table:style-name="ce1">
            <text:p>2,92827521</text:p>
          </table:table-cell>
          <table:table-cell office:value-type="float" office:value="0.38498334699999998" table:style-name="ce1">
            <text:p>0,384983347</text:p>
          </table:table-cell>
          <table:table-cell office:value-type="float" office:value="2.403231028" table:style-name="ce1">
            <text:p>2,403231028</text:p>
          </table:table-cell>
          <table:table-cell office:value-type="float" office:value="3.6509542370000001" table:style-name="ce1">
            <text:p>3,650954237</text:p>
          </table:table-cell>
          <table:table-cell office:value-type="float" office:value="2.8508691549999998" table:style-name="ce1">
            <text:p>2,850869155</text:p>
          </table:table-cell>
          <table:table-cell office:value-type="float" office:value="2.1386836649999998" table:style-name="ce1">
            <text:p>2,138683665</text:p>
          </table:table-cell>
          <table:table-cell office:value-type="float" office:value="2.6120565650000001" table:style-name="ce1">
            <text:p>2,612056565</text:p>
          </table:table-cell>
          <table:table-cell office:value-type="float" office:value="1.7356366409999999" table:style-name="ce1">
            <text:p>1,735636641</text:p>
          </table:table-cell>
          <table:table-cell office:value-type="float" office:value="0.53149846599999995" table:style-name="ce1">
            <text:p>0,531498466</text:p>
          </table:table-cell>
          <table:table-cell office:value-type="float" office:value="1.897590146" table:style-name="ce1">
            <text:p>1,897590146</text:p>
          </table:table-cell>
          <table:table-cell office:value-type="float" office:value="4.5495608020000002" table:style-name="ce1">
            <text:p>4,549560802</text:p>
          </table:table-cell>
          <table:table-cell office:value-type="float" office:value="2.3937683879999998" table:style-name="ce1">
            <text:p>2,393768388</text:p>
          </table:table-cell>
          <table:table-cell office:value-type="float" office:value="2.7325824189999999" table:style-name="ce1">
            <text:p>2,732582419</text:p>
          </table:table-cell>
          <table:table-cell office:value-type="float" office:value="2.7065220079999999" table:style-name="ce1">
            <text:p>2,706522008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1" table:style-name="ce1">
            <text:p>1991</text:p>
          </table:table-cell>
          <table:table-cell office:value-type="float" office:value="3.902018236" table:style-name="ce1">
            <text:p>3,902018236</text:p>
          </table:table-cell>
          <table:table-cell office:value-type="float" office:value="6.9001561750000002" table:style-name="ce1">
            <text:p>6,900156175</text:p>
          </table:table-cell>
          <table:table-cell office:value-type="float" office:value="3.3244562910000002" table:style-name="ce1">
            <text:p>3,324456291</text:p>
          </table:table-cell>
          <table:table-cell office:value-type="float" office:value="-0.60280967900000004" table:style-name="ce1">
            <text:p>-0,602809679</text:p>
          </table:table-cell>
          <table:table-cell office:value-type="float" office:value="3.8896790399999999" table:style-name="ce1">
            <text:p>3,88967904</text:p>
          </table:table-cell>
          <table:table-cell office:value-type="float" office:value="2.7299438220000001" table:style-name="ce1">
            <text:p>2,729943822</text:p>
          </table:table-cell>
          <table:table-cell office:value-type="float" office:value="5.7760600469999996" table:style-name="ce1">
            <text:p>5,776060047</text:p>
          </table:table-cell>
          <table:table-cell office:value-type="float" office:value="1.4014398610000001" table:style-name="ce1">
            <text:p>1,401439861</text:p>
          </table:table-cell>
          <table:table-cell office:value-type="float" office:value="-0.93458000500000005" table:style-name="ce1">
            <text:p>-0,934580005</text:p>
          </table:table-cell>
          <table:table-cell office:value-type="float" office:value="2.7867514779999998" table:style-name="ce1">
            <text:p>2,786751478</text:p>
          </table:table-cell>
          <table:table-cell office:value-type="float" office:value="1.332876478" table:style-name="ce1">
            <text:p>1,332876478</text:p>
          </table:table-cell>
          <table:table-cell office:value-type="float" office:value="1.2745775779999999" table:style-name="ce1">
            <text:p>1,274577578</text:p>
          </table:table-cell>
          <table:table-cell office:value-type="float" office:value="0.998418103" table:style-name="ce1">
            <text:p>0,998418103</text:p>
          </table:table-cell>
          <table:table-cell office:value-type="float" office:value="1.552352725" table:style-name="ce1">
            <text:p>1,552352725</text:p>
          </table:table-cell>
          <table:table-cell office:value-type="float" office:value="2.2896372700000001" table:style-name="ce1">
            <text:p>2,28963727</text:p>
          </table:table-cell>
          <table:table-cell office:value-type="float" office:value="0.37159316599999997" table:style-name="ce1">
            <text:p>0,371593166</text:p>
          </table:table-cell>
          <table:table-cell office:value-type="float" office:value="3.3771591000000001" table:style-name="ce1">
            <text:p>3,3771591</text:p>
          </table:table-cell>
          <table:table-cell office:value-type="float" office:value="2.6769239749999998" table:style-name="ce1">
            <text:p>2,676923975</text:p>
          </table:table-cell>
          <table:table-cell office:value-type="float" office:value="2.3253032259999999" table:style-name="ce1">
            <text:p>2,325303226</text:p>
          </table:table-cell>
          <table:table-cell office:value-type="float" office:value="-0.99042598000000004" table:style-name="ce1">
            <text:p>-0,99042598</text:p>
          </table:table-cell>
          <table:table-cell office:value-type="float" office:value="2.7503222580000002" table:style-name="ce1">
            <text:p>2,750322258</text:p>
          </table:table-cell>
          <table:table-cell office:value-type="float" office:value="1.8502899150000001" table:style-name="ce1">
            <text:p>1,850289915</text:p>
          </table:table-cell>
          <table:table-cell office:value-type="float" office:value="-2.130879873" table:style-name="ce1">
            <text:p>-2,130879873</text:p>
          </table:table-cell>
          <table:table-cell office:value-type="float" office:value="4.9060492999999997E-2" table:style-name="ce1">
            <text:p>0,049060493</text:p>
          </table:table-cell>
          <table:table-cell office:value-type="float" office:value="1.888722037" table:style-name="ce1">
            <text:p>1,888722037</text:p>
          </table:table-cell>
          <table:table-cell office:value-type="float" office:value="-0.51410848499999995" table:style-name="ce1">
            <text:p>-0,514108485</text:p>
          </table:table-cell>
          <table:table-cell office:value-type="float" office:value="2.1131931229999998" table:style-name="ce1">
            <text:p>2,113193123</text:p>
          </table:table-cell>
          <table:table-cell office:value-type="float" office:value="1.7594181739999999" table:style-name="ce1">
            <text:p>1,759418174</text:p>
          </table:table-cell>
          <table:table-cell office:value-type="float" office:value="0.37066760599999998" table:style-name="ce1">
            <text:p>0,370667606</text:p>
          </table:table-cell>
          <table:table-cell office:value-type="float" office:value="2.8535209990000001" table:style-name="ce1">
            <text:p>2,853520999</text:p>
          </table:table-cell>
          <table:table-cell office:value-type="float" office:value="0.71858215299999995" table:style-name="ce1">
            <text:p>0,718582153</text:p>
          </table:table-cell>
          <table:table-cell office:value-type="float" office:value="3.0285375430000001" table:style-name="ce1">
            <text:p>3,028537543</text:p>
          </table:table-cell>
          <table:table-cell office:value-type="float" office:value="2.5250921960000001" table:style-name="ce1">
            <text:p>2,525092196</text:p>
          </table:table-cell>
          <table:table-cell office:value-type="float" office:value="1.242761231" table:style-name="ce1">
            <text:p>1,242761231</text:p>
          </table:table-cell>
          <table:table-cell office:value-type="float" office:value="-0.24711330200000001" table:style-name="ce1">
            <text:p>-0,247113302</text:p>
          </table:table-cell>
          <table:table-cell office:value-type="float" office:value="1.2498260240000001" table:style-name="ce1">
            <text:p>1,249826024</text:p>
          </table:table-cell>
          <table:table-cell office:value-type="float" office:value="0.56426437600000001" table:style-name="ce1">
            <text:p>0,564264376</text:p>
          </table:table-cell>
          <table:table-cell office:value-type="float" office:value="1.6484197" table:style-name="ce1">
            <text:p>1,6484197</text:p>
          </table:table-cell>
          <table:table-cell office:value-type="float" office:value="1.3644340079999999" table:style-name="ce1">
            <text:p>1,364434008</text:p>
          </table:table-cell>
          <table:table-cell office:value-type="float" office:value="3.6033451909999998" table:style-name="ce1">
            <text:p>3,603345191</text:p>
          </table:table-cell>
          <table:table-cell office:value-type="float" office:value="2.9923128939999999" table:style-name="ce1">
            <text:p>2,992312894</text:p>
          </table:table-cell>
          <table:table-cell office:value-type="float" office:value="3.6765799760000002" table:style-name="ce1">
            <text:p>3,676579976</text:p>
          </table:table-cell>
          <table:table-cell office:value-type="float" office:value="2.744153098" table:style-name="ce1">
            <text:p>2,744153098</text:p>
          </table:table-cell>
          <table:table-cell office:value-type="float" office:value="1.961624977" table:style-name="ce1">
            <text:p>1,961624977</text:p>
          </table:table-cell>
          <table:table-cell office:value-type="float" office:value="2.9394096269999999" table:style-name="ce1">
            <text:p>2,939409627</text:p>
          </table:table-cell>
          <table:table-cell office:value-type="float" office:value="2.420533855" table:style-name="ce1">
            <text:p>2,420533855</text:p>
          </table:table-cell>
          <table:table-cell office:value-type="float" office:value="2.615090559" table:style-name="ce1">
            <text:p>2,615090559</text:p>
          </table:table-cell>
          <table:table-cell office:value-type="float" office:value="0.81642427100000003" table:style-name="ce1">
            <text:p>0,816424271</text:p>
          </table:table-cell>
          <table:table-cell office:value-type="float" office:value="0.71982535599999997" table:style-name="ce1">
            <text:p>0,719825356</text:p>
          </table:table-cell>
          <table:table-cell office:value-type="float" office:value="-0.68805632299999997" table:style-name="ce1">
            <text:p>-0,688056323</text:p>
          </table:table-cell>
          <table:table-cell office:value-type="float" office:value="4.752514186" table:style-name="ce1">
            <text:p>4,752514186</text:p>
          </table:table-cell>
          <table:table-cell office:value-type="float" office:value="2.130632904" table:style-name="ce1">
            <text:p>2,130632904</text:p>
          </table:table-cell>
          <table:table-cell office:value-type="float" office:value="-0.240064842" table:style-name="ce1">
            <text:p>-0,240064842</text:p>
          </table:table-cell>
          <table:table-cell office:value-type="float" office:value="0.72860554700000002" table:style-name="ce1">
            <text:p>0,728605547</text:p>
          </table:table-cell>
          <table:table-cell office:value-type="float" office:value="2.7474870629999999" table:style-name="ce1">
            <text:p>2,747487063</text:p>
          </table:table-cell>
          <table:table-cell office:value-type="float" office:value="-6.3923635000000006E-2" table:style-name="ce1">
            <text:p>-0,063923635</text:p>
          </table:table-cell>
          <table:table-cell office:value-type="float" office:value="0.25951821200000003" table:style-name="ce1">
            <text:p>0,259518212</text:p>
          </table:table-cell>
          <table:table-cell office:value-type="float" office:value="1.9011392090000001" table:style-name="ce1">
            <text:p>1,901139209</text:p>
          </table:table-cell>
          <table:table-cell office:value-type="float" office:value="2.4603158930000002" table:style-name="ce1">
            <text:p>2,460315893</text:p>
          </table:table-cell>
          <table:table-cell office:value-type="float" office:value="1.5228104140000001" table:style-name="ce1">
            <text:p>1,522810414</text:p>
          </table:table-cell>
          <table:table-cell office:value-type="float" office:value="2.1980129370000001" table:style-name="ce1">
            <text:p>2,198012937</text:p>
          </table:table-cell>
          <table:table-cell office:value-type="float" office:value="1.428443269" table:style-name="ce1">
            <text:p>1,428443269</text:p>
          </table:table-cell>
          <table:table-cell office:value-type="float" office:value="0.62566534500000004" table:style-name="ce1">
            <text:p>0,625665345</text:p>
          </table:table-cell>
          <table:table-cell office:value-type="float" office:value="0.46079046800000001" table:style-name="ce1">
            <text:p>0,460790468</text:p>
          </table:table-cell>
          <table:table-cell office:value-type="float" office:value="2.3334510740000001" table:style-name="ce1">
            <text:p>2,333451074</text:p>
          </table:table-cell>
          <table:table-cell office:value-type="float" office:value="2.2721743409999999" table:style-name="ce1">
            <text:p>2,272174341</text:p>
          </table:table-cell>
          <table:table-cell office:value-type="float" office:value="0.46441463100000002" table:style-name="ce1">
            <text:p>0,464414631</text:p>
          </table:table-cell>
          <table:table-cell office:value-type="float" office:value="0.340551987" table:style-name="ce1">
            <text:p>0,340551987</text:p>
          </table:table-cell>
          <table:table-cell office:value-type="float" office:value="0.25452742499999997" table:style-name="ce1">
            <text:p>0,254527425</text:p>
          </table:table-cell>
          <table:table-cell office:value-type="float" office:value="-0.50215918500000001" table:style-name="ce1">
            <text:p>-0,502159185</text:p>
          </table:table-cell>
          <table:table-cell office:value-type="float" office:value="3.5329669410000002" table:style-name="ce1">
            <text:p>3,532966941</text:p>
          </table:table-cell>
          <table:table-cell office:value-type="float" office:value="0.29788622999999997" table:style-name="ce1">
            <text:p>0,29788623</text:p>
          </table:table-cell>
          <table:table-cell office:value-type="float" office:value="2.7469004529999999" table:style-name="ce1">
            <text:p>2,746900453</text:p>
          </table:table-cell>
          <table:table-cell office:value-type="float" office:value="0.54617201800000004" table:style-name="ce1">
            <text:p>0,546172018</text:p>
          </table:table-cell>
          <table:table-cell office:value-type="float" office:value="0.93281021500000005" table:style-name="ce1">
            <text:p>0,932810215</text:p>
          </table:table-cell>
          <table:table-cell office:value-type="float" office:value="0.55415866400000002" table:style-name="ce1">
            <text:p>0,554158664</text:p>
          </table:table-cell>
          <table:table-cell office:value-type="float" office:value="-0.326292215" table:style-name="ce1">
            <text:p>-0,326292215</text:p>
          </table:table-cell>
          <table:table-cell office:value-type="float" office:value="2.5315211949999998" table:style-name="ce1">
            <text:p>2,531521195</text:p>
          </table:table-cell>
          <table:table-cell office:value-type="float" office:value="2.7317333690000001" table:style-name="ce1">
            <text:p>2,731733369</text:p>
          </table:table-cell>
          <table:table-cell office:value-type="float" office:value="0.309247932" table:style-name="ce1">
            <text:p>0,309247932</text:p>
          </table:table-cell>
          <table:table-cell office:value-type="float" office:value="0.70347564900000004" table:style-name="ce1">
            <text:p>0,703475649</text:p>
          </table:table-cell>
          <table:table-cell office:value-type="float" office:value="2.8960040899999999" table:style-name="ce1">
            <text:p>2,89600409</text:p>
          </table:table-cell>
          <table:table-cell office:value-type="float" office:value="-0.429782848" table:style-name="ce1">
            <text:p>-0,429782848</text:p>
          </table:table-cell>
          <table:table-cell office:value-type="float" office:value="2.8348736830000001" table:style-name="ce1">
            <text:p>2,834873683</text:p>
          </table:table-cell>
          <table:table-cell office:value-type="float" office:value="3.8069214489999998" table:style-name="ce1">
            <text:p>3,806921449</text:p>
          </table:table-cell>
          <table:table-cell office:value-type="float" office:value="2.2569076180000001" table:style-name="ce1">
            <text:p>2,256907618</text:p>
          </table:table-cell>
          <table:table-cell office:value-type="float" office:value="3.20786718" table:style-name="ce1">
            <text:p>3,20786718</text:p>
          </table:table-cell>
          <table:table-cell office:value-type="float" office:value="1.2003525370000001" table:style-name="ce1">
            <text:p>1,200352537</text:p>
          </table:table-cell>
          <table:table-cell office:value-type="float" office:value="0.13382369399999999" table:style-name="ce1">
            <text:p>0,133823694</text:p>
          </table:table-cell>
          <table:table-cell office:value-type="float" office:value="-0.18001805000000001" table:style-name="ce1">
            <text:p>-0,18001805</text:p>
          </table:table-cell>
          <table:table-cell office:value-type="float" office:value="2.6894296010000001" table:style-name="ce1">
            <text:p>2,689429601</text:p>
          </table:table-cell>
          <table:table-cell office:value-type="float" office:value="2.330055421" table:style-name="ce1">
            <text:p>2,330055421</text:p>
          </table:table-cell>
          <table:table-cell office:value-type="float" office:value="0.156608892" table:style-name="ce1">
            <text:p>0,156608892</text:p>
          </table:table-cell>
          <table:table-cell office:value-type="float" office:value="0.80203740000000001" table:style-name="ce1">
            <text:p>0,8020374</text:p>
          </table:table-cell>
          <table:table-cell office:value-type="float" office:value="0.82922833600000001" table:style-name="ce1">
            <text:p>0,829228336</text:p>
          </table:table-cell>
          <table:table-cell office:value-type="float" office:value="2.8505910779999999" table:style-name="ce1">
            <text:p>2,850591078</text:p>
          </table:table-cell>
          <table:table-cell office:value-type="float" office:value="3.0320599009999998" table:style-name="ce1">
            <text:p>3,032059901</text:p>
          </table:table-cell>
          <table:table-cell office:value-type="float" office:value="-1.866573531" table:style-name="ce1">
            <text:p>-1,866573531</text:p>
          </table:table-cell>
          <table:table-cell office:value-type="float" office:value="1.979310739" table:style-name="ce1">
            <text:p>1,979310739</text:p>
          </table:table-cell>
          <table:table-cell office:value-type="float" office:value="-5.6681830000000002E-3" table:style-name="ce1">
            <text:p>-0,005668183</text:p>
          </table:table-cell>
          <table:table-cell office:value-type="float" office:value="1.626727434" table:style-name="ce1">
            <text:p>1,626727434</text:p>
          </table:table-cell>
          <table:table-cell office:value-type="float" office:value="1.8443263219999999" table:style-name="ce1">
            <text:p>1,844326322</text:p>
          </table:table-cell>
          <table:table-cell office:value-type="float" office:value="2.7511003970000001" table:style-name="ce1">
            <text:p>2,751100397</text:p>
          </table:table-cell>
          <table:table-cell office:value-type="float" office:value="2.745411716" table:style-name="ce1">
            <text:p>2,745411716</text:p>
          </table:table-cell>
          <table:table-cell office:value-type="float" office:value="1.736904282" table:style-name="ce1">
            <text:p>1,736904282</text:p>
          </table:table-cell>
          <table:table-cell office:value-type="float" office:value="2.7539556350000001" table:style-name="ce1">
            <text:p>2,753955635</text:p>
          </table:table-cell>
          <table:table-cell office:value-type="float" office:value="0.89783227200000004" table:style-name="ce1">
            <text:p>0,897832272</text:p>
          </table:table-cell>
          <table:table-cell office:value-type="float" office:value="2.039729635" table:style-name="ce1">
            <text:p>2,039729635</text:p>
          </table:table-cell>
          <table:table-cell table:style-name="ce1"/>
          <table:table-cell office:value-type="float" office:value="0.57492778099999997" table:style-name="ce1">
            <text:p>0,574927781</text:p>
          </table:table-cell>
          <table:table-cell office:value-type="float" office:value="2.3023755590000001" table:style-name="ce1">
            <text:p>2,302375559</text:p>
          </table:table-cell>
          <table:table-cell office:value-type="float" office:value="2.664360506" table:style-name="ce1">
            <text:p>2,664360506</text:p>
          </table:table-cell>
          <table:table-cell office:value-type="float" office:value="1.1591494200000001" table:style-name="ce1">
            <text:p>1,15914942</text:p>
          </table:table-cell>
          <table:table-cell office:value-type="float" office:value="6.0170087829999996" table:style-name="ce1">
            <text:p>6,017008783</text:p>
          </table:table-cell>
          <table:table-cell office:value-type="float" office:value="6.9231188999999999E-2" table:style-name="ce1">
            <text:p>0,069231189</text:p>
          </table:table-cell>
          <table:table-cell office:value-type="float" office:value="0.79963547899999998" table:style-name="ce1">
            <text:p>0,799635479</text:p>
          </table:table-cell>
          <table:table-cell office:value-type="float" office:value="5.313719152" table:style-name="ce1">
            <text:p>5,313719152</text:p>
          </table:table-cell>
          <table:table-cell office:value-type="float" office:value="0.31035594599999999" table:style-name="ce1">
            <text:p>0,310355946</text:p>
          </table:table-cell>
          <table:table-cell office:value-type="float" office:value="0.62503061800000004" table:style-name="ce1">
            <text:p>0,625030618</text:p>
          </table:table-cell>
          <table:table-cell office:value-type="float" office:value="3.3046962820000001" table:style-name="ce1">
            <text:p>3,304696282</text:p>
          </table:table-cell>
          <table:table-cell office:value-type="float" office:value="1.635307708" table:style-name="ce1">
            <text:p>1,635307708</text:p>
          </table:table-cell>
          <table:table-cell office:value-type="float" office:value="3.4353642230000001" table:style-name="ce1">
            <text:p>3,435364223</text:p>
          </table:table-cell>
          <table:table-cell office:value-type="float" office:value="1.768794574" table:style-name="ce1">
            <text:p>1,768794574</text:p>
          </table:table-cell>
          <table:table-cell office:value-type="float" office:value="0.30009571000000002" table:style-name="ce1">
            <text:p>0,30009571</text:p>
          </table:table-cell>
          <table:table-cell office:value-type="float" office:value="0.98978598200000001" table:style-name="ce1">
            <text:p>0,989785982</text:p>
          </table:table-cell>
          <table:table-cell office:value-type="float" office:value="-3.1043727379999999" table:style-name="ce1">
            <text:p>-3,104372738</text:p>
          </table:table-cell>
          <table:table-cell office:value-type="float" office:value="1.8627890549999999" table:style-name="ce1">
            <text:p>1,862789055</text:p>
          </table:table-cell>
          <table:table-cell office:value-type="float" office:value="2.7963869460000002" table:style-name="ce1">
            <text:p>2,796386946</text:p>
          </table:table-cell>
          <table:table-cell office:value-type="float" office:value="4.1461722720000003" table:style-name="ce1">
            <text:p>4,146172272</text:p>
          </table:table-cell>
          <table:table-cell office:value-type="float" office:value="-1.7382632410000001" table:style-name="ce1">
            <text:p>-1,738263241</text:p>
          </table:table-cell>
          <table:table-cell office:value-type="float" office:value="2.3958870540000001" table:style-name="ce1">
            <text:p>2,395887054</text:p>
          </table:table-cell>
          <table:table-cell office:value-type="float" office:value="1.420810549" table:style-name="ce1">
            <text:p>1,420810549</text:p>
          </table:table-cell>
          <table:table-cell office:value-type="float" office:value="1.8359792660000001" table:style-name="ce1">
            <text:p>1,835979266</text:p>
          </table:table-cell>
          <table:table-cell office:value-type="float" office:value="2.762687095" table:style-name="ce1">
            <text:p>2,762687095</text:p>
          </table:table-cell>
          <table:table-cell office:value-type="float" office:value="2.9154491459999998" table:style-name="ce1">
            <text:p>2,915449146</text:p>
          </table:table-cell>
          <table:table-cell office:value-type="float" office:value="1.277024326" table:style-name="ce1">
            <text:p>1,277024326</text:p>
          </table:table-cell>
          <table:table-cell office:value-type="float" office:value="1.2045295039999999" table:style-name="ce1">
            <text:p>1,204529504</text:p>
          </table:table-cell>
          <table:table-cell office:value-type="float" office:value="2.209729292" table:style-name="ce1">
            <text:p>2,209729292</text:p>
          </table:table-cell>
          <table:table-cell office:value-type="float" office:value="1.8755283620000001" table:style-name="ce1">
            <text:p>1,875528362</text:p>
          </table:table-cell>
          <table:table-cell office:value-type="float" office:value="2.2513301829999999" table:style-name="ce1">
            <text:p>2,251330183</text:p>
          </table:table-cell>
          <table:table-cell office:value-type="float" office:value="1.3013221509999999" table:style-name="ce1">
            <text:p>1,301322151</text:p>
          </table:table-cell>
          <table:table-cell office:value-type="float" office:value="0.170116869" table:style-name="ce1">
            <text:p>0,170116869</text:p>
          </table:table-cell>
          <table:table-cell office:value-type="float" office:value="1.33968317" table:style-name="ce1">
            <text:p>1,33968317</text:p>
          </table:table-cell>
          <table:table-cell office:value-type="float" office:value="-0.473114694" table:style-name="ce1">
            <text:p>-0,473114694</text:p>
          </table:table-cell>
          <table:table-cell office:value-type="float" office:value="2.8156495449999999" table:style-name="ce1">
            <text:p>2,815649545</text:p>
          </table:table-cell>
          <table:table-cell office:value-type="float" office:value="2.9047361039999999" table:style-name="ce1">
            <text:p>2,904736104</text:p>
          </table:table-cell>
          <table:table-cell office:value-type="float" office:value="1.809361545" table:style-name="ce1">
            <text:p>1,809361545</text:p>
          </table:table-cell>
          <table:table-cell office:value-type="float" office:value="0.623097173" table:style-name="ce1">
            <text:p>0,623097173</text:p>
          </table:table-cell>
          <table:table-cell office:value-type="float" office:value="0.216195569" table:style-name="ce1">
            <text:p>0,216195569</text:p>
          </table:table-cell>
          <table:table-cell office:value-type="float" office:value="2.924293091" table:style-name="ce1">
            <text:p>2,924293091</text:p>
          </table:table-cell>
          <table:table-cell office:value-type="float" office:value="2.9116073029999998" table:style-name="ce1">
            <text:p>2,911607303</text:p>
          </table:table-cell>
          <table:table-cell office:value-type="float" office:value="2.6871613760000002" table:style-name="ce1">
            <text:p>2,687161376</text:p>
          </table:table-cell>
          <table:table-cell office:value-type="float" office:value="1.8524432900000001" table:style-name="ce1">
            <text:p>1,85244329</text:p>
          </table:table-cell>
          <table:table-cell office:value-type="float" office:value="2.3685455289999999" table:style-name="ce1">
            <text:p>2,368545529</text:p>
          </table:table-cell>
          <table:table-cell office:value-type="float" office:value="1.7956189680000001" table:style-name="ce1">
            <text:p>1,795618968</text:p>
          </table:table-cell>
          <table:table-cell office:value-type="float" office:value="-0.146683972" table:style-name="ce1">
            <text:p>-0,146683972</text:p>
          </table:table-cell>
          <table:table-cell office:value-type="float" office:value="2.1728594970000001" table:style-name="ce1">
            <text:p>2,172859497</text:p>
          </table:table-cell>
          <table:table-cell office:value-type="float" office:value="2.6950928919999999" table:style-name="ce1">
            <text:p>2,695092892</text:p>
          </table:table-cell>
          <table:table-cell office:value-type="float" office:value="1.333742473" table:style-name="ce1">
            <text:p>1,333742473</text:p>
          </table:table-cell>
          <table:table-cell office:value-type="float" office:value="2.5821744299999998" table:style-name="ce1">
            <text:p>2,58217443</text:p>
          </table:table-cell>
          <table:table-cell office:value-type="float" office:value="0.12080988600000001" table:style-name="ce1">
            <text:p>0,120809886</text:p>
          </table:table-cell>
          <table:table-cell office:value-type="float" office:value="1.534401951" table:style-name="ce1">
            <text:p>1,534401951</text:p>
          </table:table-cell>
          <table:table-cell office:value-type="float" office:value="1.9780341509999999" table:style-name="ce1">
            <text:p>1,978034151</text:p>
          </table:table-cell>
          <table:table-cell office:value-type="float" office:value="2.5898145480000001" table:style-name="ce1">
            <text:p>2,589814548</text:p>
          </table:table-cell>
          <table:table-cell office:value-type="float" office:value="2.599013222" table:style-name="ce1">
            <text:p>2,599013222</text:p>
          </table:table-cell>
          <table:table-cell office:value-type="float" office:value="1.079463625" table:style-name="ce1">
            <text:p>1,079463625</text:p>
          </table:table-cell>
          <table:table-cell office:value-type="float" office:value="2.061177883" table:style-name="ce1">
            <text:p>2,061177883</text:p>
          </table:table-cell>
          <table:table-cell office:value-type="float" office:value="2.6820551830000001" table:style-name="ce1">
            <text:p>2,682055183</text:p>
          </table:table-cell>
          <table:table-cell office:value-type="float" office:value="1.335375398" table:style-name="ce1">
            <text:p>1,335375398</text:p>
          </table:table-cell>
          <table:table-cell office:value-type="float" office:value="2.98947121" table:style-name="ce1">
            <text:p>2,98947121</text:p>
          </table:table-cell>
          <table:table-cell office:value-type="float" office:value="2.5779670069999998" table:style-name="ce1">
            <text:p>2,577967007</text:p>
          </table:table-cell>
          <table:table-cell office:value-type="float" office:value="3.21374592" table:style-name="ce1">
            <text:p>3,21374592</text:p>
          </table:table-cell>
          <table:table-cell office:value-type="float" office:value="2.5459493700000002" table:style-name="ce1">
            <text:p>2,54594937</text:p>
          </table:table-cell>
          <table:table-cell office:value-type="float" office:value="2.2304911829999998" table:style-name="ce1">
            <text:p>2,230491183</text:p>
          </table:table-cell>
          <table:table-cell office:value-type="float" office:value="0.78803103500000005" table:style-name="ce1">
            <text:p>0,788031035</text:p>
          </table:table-cell>
          <table:table-cell office:value-type="float" office:value="0.47650358500000001" table:style-name="ce1">
            <text:p>0,476503585</text:p>
          </table:table-cell>
          <table:table-cell office:value-type="float" office:value="2.610501583" table:style-name="ce1">
            <text:p>2,610501583</text:p>
          </table:table-cell>
          <table:table-cell office:value-type="float" office:value="2.6884176590000002" table:style-name="ce1">
            <text:p>2,688417659</text:p>
          </table:table-cell>
          <table:table-cell table:style-name="ce1"/>
          <table:table-cell office:value-type="float" office:value="0.94543816800000002" table:style-name="ce1">
            <text:p>0,945438168</text:p>
          </table:table-cell>
          <table:table-cell office:value-type="float" office:value="4.4048439410000002" table:style-name="ce1">
            <text:p>4,404843941</text:p>
          </table:table-cell>
          <table:table-cell office:value-type="float" office:value="2.1975609930000002" table:style-name="ce1">
            <text:p>2,197560993</text:p>
          </table:table-cell>
          <table:table-cell office:value-type="float" office:value="2.8668137119999999" table:style-name="ce1">
            <text:p>2,866813712</text:p>
          </table:table-cell>
          <table:table-cell office:value-type="float" office:value="2.0893960310000002" table:style-name="ce1">
            <text:p>2,089396031</text:p>
          </table:table-cell>
          <table:table-cell office:value-type="float" office:value="2.0225244789999999" table:style-name="ce1">
            <text:p>2,022524479</text:p>
          </table:table-cell>
          <table:table-cell office:value-type="float" office:value="2.4885634780000001" table:style-name="ce1">
            <text:p>2,488563478</text:p>
          </table:table-cell>
          <table:table-cell office:value-type="float" office:value="2.5116897909999998" table:style-name="ce1">
            <text:p>2,511689791</text:p>
          </table:table-cell>
          <table:table-cell office:value-type="float" office:value="2.3489671529999998" table:style-name="ce1">
            <text:p>2,348967153</text:p>
          </table:table-cell>
          <table:table-cell office:value-type="float" office:value="0.35467916799999999" table:style-name="ce1">
            <text:p>0,354679168</text:p>
          </table:table-cell>
          <table:table-cell office:value-type="float" office:value="2.973356635" table:style-name="ce1">
            <text:p>2,973356635</text:p>
          </table:table-cell>
          <table:table-cell office:value-type="float" office:value="0.70741556900000002" table:style-name="ce1">
            <text:p>0,707415569</text:p>
          </table:table-cell>
          <table:table-cell office:value-type="float" office:value="1.545649193" table:style-name="ce1">
            <text:p>1,545649193</text:p>
          </table:table-cell>
          <table:table-cell office:value-type="float" office:value="-0.23048175400000001" table:style-name="ce1">
            <text:p>-0,230481754</text:p>
          </table:table-cell>
          <table:table-cell office:value-type="float" office:value="2.5926460589999998" table:style-name="ce1">
            <text:p>2,592646059</text:p>
          </table:table-cell>
          <table:table-cell office:value-type="float" office:value="4.4778876030000001" table:style-name="ce1">
            <text:p>4,477887603</text:p>
          </table:table-cell>
          <table:table-cell office:value-type="float" office:value="1.587941442" table:style-name="ce1">
            <text:p>1,587941442</text:p>
          </table:table-cell>
          <table:table-cell office:value-type="float" office:value="0.69712702999999998" table:style-name="ce1">
            <text:p>0,69712703</text:p>
          </table:table-cell>
          <table:table-cell office:value-type="float" office:value="1.8933700069999999" table:style-name="ce1">
            <text:p>1,893370007</text:p>
          </table:table-cell>
          <table:table-cell office:value-type="float" office:value="2.298698914" table:style-name="ce1">
            <text:p>2,298698914</text:p>
          </table:table-cell>
          <table:table-cell office:value-type="float" office:value="-0.86869383099999997" table:style-name="ce1">
            <text:p>-0,868693831</text:p>
          </table:table-cell>
          <table:table-cell office:value-type="float" office:value="0.28668113000000001" table:style-name="ce1">
            <text:p>0,28668113</text:p>
          </table:table-cell>
          <table:table-cell office:value-type="float" office:value="-2.852062922" table:style-name="ce1">
            <text:p>-2,852062922</text:p>
          </table:table-cell>
          <table:table-cell office:value-type="float" office:value="2.219720127" table:style-name="ce1">
            <text:p>2,219720127</text:p>
          </table:table-cell>
          <table:table-cell office:value-type="float" office:value="3.2657642500000001" table:style-name="ce1">
            <text:p>3,26576425</text:p>
          </table:table-cell>
          <table:table-cell office:value-type="float" office:value="3.62548753" table:style-name="ce1">
            <text:p>3,62548753</text:p>
          </table:table-cell>
          <table:table-cell office:value-type="float" office:value="2.9997270060000001" table:style-name="ce1">
            <text:p>2,999727006</text:p>
          </table:table-cell>
          <table:table-cell office:value-type="float" office:value="2.8454828650000001" table:style-name="ce1">
            <text:p>2,845482865</text:p>
          </table:table-cell>
          <table:table-cell office:value-type="float" office:value="2.8181921540000001" table:style-name="ce1">
            <text:p>2,818192154</text:p>
          </table:table-cell>
          <table:table-cell office:value-type="float" office:value="0.66674435200000004" table:style-name="ce1">
            <text:p>0,666744352</text:p>
          </table:table-cell>
          <table:table-cell office:value-type="float" office:value="1.3591825820000001" table:style-name="ce1">
            <text:p>1,359182582</text:p>
          </table:table-cell>
          <table:table-cell office:value-type="float" office:value="1.379048303" table:style-name="ce1">
            <text:p>1,379048303</text:p>
          </table:table-cell>
          <table:table-cell office:value-type="float" office:value="0.675050335" table:style-name="ce1">
            <text:p>0,675050335</text:p>
          </table:table-cell>
          <table:table-cell office:value-type="float" office:value="0.12694285799999999" table:style-name="ce1">
            <text:p>0,126942858</text:p>
          </table:table-cell>
          <table:table-cell office:value-type="float" office:value="2.805818945" table:style-name="ce1">
            <text:p>2,805818945</text:p>
          </table:table-cell>
          <table:table-cell office:value-type="float" office:value="-1.327855443" table:style-name="ce1">
            <text:p>-1,327855443</text:p>
          </table:table-cell>
          <table:table-cell office:value-type="float" office:value="2.8020434060000001" table:style-name="ce1">
            <text:p>2,802043406</text:p>
          </table:table-cell>
          <table:table-cell office:value-type="float" office:value="1.8262566739999999" table:style-name="ce1">
            <text:p>1,826256674</text:p>
          </table:table-cell>
          <table:table-cell office:value-type="float" office:value="2.278206881" table:style-name="ce1">
            <text:p>2,278206881</text:p>
          </table:table-cell>
          <table:table-cell office:value-type="float" office:value="1.9165120470000001" table:style-name="ce1">
            <text:p>1,916512047</text:p>
          </table:table-cell>
          <table:table-cell office:value-type="float" office:value="7.7472437000000005E-2" table:style-name="ce1">
            <text:p>0,077472437</text:p>
          </table:table-cell>
          <table:table-cell office:value-type="float" office:value="6.3438224000000001E-2" table:style-name="ce1">
            <text:p>0,063438224</text:p>
          </table:table-cell>
          <table:table-cell office:value-type="float" office:value="0.68164311799999999" table:style-name="ce1">
            <text:p>0,681643118</text:p>
          </table:table-cell>
          <table:table-cell office:value-type="float" office:value="2.7400157250000001" table:style-name="ce1">
            <text:p>2,740015725</text:p>
          </table:table-cell>
          <table:table-cell table:style-name="ce1"/>
          <table:table-cell office:value-type="float" office:value="1.331962012" table:style-name="ce1">
            <text:p>1,331962012</text:p>
          </table:table-cell>
          <table:table-cell office:value-type="float" office:value="2.9234625379999999" table:style-name="ce1">
            <text:p>2,923462538</text:p>
          </table:table-cell>
          <table:table-cell office:value-type="float" office:value="5.6190046340000004" table:style-name="ce1">
            <text:p>5,619004634</text:p>
          </table:table-cell>
          <table:table-cell office:value-type="float" office:value="3.1986506920000002" table:style-name="ce1">
            <text:p>3,198650692</text:p>
          </table:table-cell>
          <table:table-cell office:value-type="float" office:value="1.5223422179999999" table:style-name="ce1">
            <text:p>1,522342218</text:p>
          </table:table-cell>
          <table:table-cell office:value-type="float" office:value="0.49293360600000002" table:style-name="ce1">
            <text:p>0,492933606</text:p>
          </table:table-cell>
          <table:table-cell office:value-type="float" office:value="2.3223898319999998" table:style-name="ce1">
            <text:p>2,322389832</text:p>
          </table:table-cell>
          <table:table-cell office:value-type="float" office:value="1.185135837" table:style-name="ce1">
            <text:p>1,185135837</text:p>
          </table:table-cell>
          <table:table-cell office:value-type="float" office:value="2.1867428000000002" table:style-name="ce1">
            <text:p>2,1867428</text:p>
          </table:table-cell>
          <table:table-cell office:value-type="float" office:value="2.8160795689999998" table:style-name="ce1">
            <text:p>2,816079569</text:p>
          </table:table-cell>
          <table:table-cell office:value-type="float" office:value="1.8742148839999999" table:style-name="ce1">
            <text:p>1,874214884</text:p>
          </table:table-cell>
          <table:table-cell office:value-type="float" office:value="2.9004110789999999" table:style-name="ce1">
            <text:p>2,900411079</text:p>
          </table:table-cell>
          <table:table-cell office:value-type="float" office:value="2.5645558080000002" table:style-name="ce1">
            <text:p>2,564555808</text:p>
          </table:table-cell>
          <table:table-cell office:value-type="float" office:value="0.18600746200000001" table:style-name="ce1">
            <text:p>0,186007462</text:p>
          </table:table-cell>
          <table:table-cell office:value-type="float" office:value="2.219720127" table:style-name="ce1">
            <text:p>2,219720127</text:p>
          </table:table-cell>
          <table:table-cell office:value-type="float" office:value="2.8020434060000001" table:style-name="ce1">
            <text:p>2,802043406</text:p>
          </table:table-cell>
          <table:table-cell office:value-type="float" office:value="0.65194403400000001" table:style-name="ce1">
            <text:p>0,651944034</text:p>
          </table:table-cell>
          <table:table-cell office:value-type="float" office:value="2.2239317870000002" table:style-name="ce1">
            <text:p>2,223931787</text:p>
          </table:table-cell>
          <table:table-cell office:value-type="float" office:value="1.689650619" table:style-name="ce1">
            <text:p>1,689650619</text:p>
          </table:table-cell>
          <table:table-cell office:value-type="float" office:value="1.259841626" table:style-name="ce1">
            <text:p>1,259841626</text:p>
          </table:table-cell>
          <table:table-cell office:value-type="float" office:value="3.3274302520000001" table:style-name="ce1">
            <text:p>3,327430252</text:p>
          </table:table-cell>
          <table:table-cell office:value-type="float" office:value="3.3941193109999999" table:style-name="ce1">
            <text:p>3,394119311</text:p>
          </table:table-cell>
          <table:table-cell office:value-type="float" office:value="0.21002607500000001" table:style-name="ce1">
            <text:p>0,210026075</text:p>
          </table:table-cell>
          <table:table-cell office:value-type="float" office:value="1.460756835" table:style-name="ce1">
            <text:p>1,460756835</text:p>
          </table:table-cell>
          <table:table-cell office:value-type="float" office:value="0.70687932600000003" table:style-name="ce1">
            <text:p>0,706879326</text:p>
          </table:table-cell>
          <table:table-cell office:value-type="float" office:value="1.336260741" table:style-name="ce1">
            <text:p>1,336260741</text:p>
          </table:table-cell>
          <table:table-cell office:value-type="float" office:value="2.1321535119999999" table:style-name="ce1">
            <text:p>2,132153512</text:p>
          </table:table-cell>
          <table:table-cell office:value-type="float" office:value="0.27129998999999999" table:style-name="ce1">
            <text:p>0,27129999</text:p>
          </table:table-cell>
          <table:table-cell office:value-type="float" office:value="2.3341803780000001" table:style-name="ce1">
            <text:p>2,334180378</text:p>
          </table:table-cell>
          <table:table-cell office:value-type="float" office:value="2.9132923819999998" table:style-name="ce1">
            <text:p>2,913292382</text:p>
          </table:table-cell>
          <table:table-cell office:value-type="float" office:value="0.80854969399999999" table:style-name="ce1">
            <text:p>0,808549694</text:p>
          </table:table-cell>
          <table:table-cell office:value-type="float" office:value="2.1075306540000001" table:style-name="ce1">
            <text:p>2,107530654</text:p>
          </table:table-cell>
          <table:table-cell office:value-type="float" office:value="2.7873673330000002" table:style-name="ce1">
            <text:p>2,787367333</text:p>
          </table:table-cell>
          <table:table-cell office:value-type="float" office:value="1.6664366260000001" table:style-name="ce1">
            <text:p>1,666436626</text:p>
          </table:table-cell>
          <table:table-cell office:value-type="float" office:value="0.73072540600000002" table:style-name="ce1">
            <text:p>0,730725406</text:p>
          </table:table-cell>
          <table:table-cell office:value-type="float" office:value="1.9149521329999999" table:style-name="ce1">
            <text:p>1,914952133</text:p>
          </table:table-cell>
          <table:table-cell office:value-type="float" office:value="4.9329350569999999" table:style-name="ce1">
            <text:p>4,932935057</text:p>
          </table:table-cell>
          <table:table-cell office:value-type="float" office:value="2.4650944090000002" table:style-name="ce1">
            <text:p>2,465094409</text:p>
          </table:table-cell>
          <table:table-cell office:value-type="float" office:value="2.5771191600000001" table:style-name="ce1">
            <text:p>2,57711916</text:p>
          </table:table-cell>
          <table:table-cell office:value-type="float" office:value="2.3547633019999998" table:style-name="ce1">
            <text:p>2,354763302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2" table:style-name="ce1">
            <text:p>1992</text:p>
          </table:table-cell>
          <table:table-cell office:value-type="float" office:value="5.4402719599999996" table:style-name="ce1">
            <text:p>5,44027196</text:p>
          </table:table-cell>
          <table:table-cell office:value-type="float" office:value="8.5461201960000004" table:style-name="ce1">
            <text:p>8,546120196</text:p>
          </table:table-cell>
          <table:table-cell office:value-type="float" office:value="3.2803119519999999" table:style-name="ce1">
            <text:p>3,280311952</text:p>
          </table:table-cell>
          <table:table-cell office:value-type="float" office:value="-0.60643472600000004" table:style-name="ce1">
            <text:p>-0,606434726</text:p>
          </table:table-cell>
          <table:table-cell office:value-type="float" office:value="3.837471871" table:style-name="ce1">
            <text:p>3,837471871</text:p>
          </table:table-cell>
          <table:table-cell office:value-type="float" office:value="1.8469968430000001" table:style-name="ce1">
            <text:p>1,846996843</text:p>
          </table:table-cell>
          <table:table-cell office:value-type="float" office:value="5.8029674160000004" table:style-name="ce1">
            <text:p>5,802967416</text:p>
          </table:table-cell>
          <table:table-cell office:value-type="float" office:value="1.3521818919999999" table:style-name="ce1">
            <text:p>1,352181892</text:p>
          </table:table-cell>
          <table:table-cell office:value-type="float" office:value="-1.7974095290000001" table:style-name="ce1">
            <text:p>-1,797409529</text:p>
          </table:table-cell>
          <table:table-cell office:value-type="float" office:value="2.4569864789999998" table:style-name="ce1">
            <text:p>2,456986479</text:p>
          </table:table-cell>
          <table:table-cell office:value-type="float" office:value="1.7272289089999999" table:style-name="ce1">
            <text:p>1,727228909</text:p>
          </table:table-cell>
          <table:table-cell office:value-type="float" office:value="1.2133907749999999" table:style-name="ce1">
            <text:p>1,213390775</text:p>
          </table:table-cell>
          <table:table-cell office:value-type="float" office:value="1.100552287" table:style-name="ce1">
            <text:p>1,100552287</text:p>
          </table:table-cell>
          <table:table-cell office:value-type="float" office:value="1.515077094" table:style-name="ce1">
            <text:p>1,515077094</text:p>
          </table:table-cell>
          <table:table-cell office:value-type="float" office:value="2.144681936" table:style-name="ce1">
            <text:p>2,144681936</text:p>
          </table:table-cell>
          <table:table-cell office:value-type="float" office:value="0.40571349600000001" table:style-name="ce1">
            <text:p>0,405713496</text:p>
          </table:table-cell>
          <table:table-cell office:value-type="float" office:value="3.4790026510000001" table:style-name="ce1">
            <text:p>3,479002651</text:p>
          </table:table-cell>
          <table:table-cell office:value-type="float" office:value="2.6929882420000002" table:style-name="ce1">
            <text:p>2,692988242</text:p>
          </table:table-cell>
          <table:table-cell office:value-type="float" office:value="2.2330222659999999" table:style-name="ce1">
            <text:p>2,233022266</text:p>
          </table:table-cell>
          <table:table-cell office:value-type="float" office:value="-1.073853191" table:style-name="ce1">
            <text:p>-1,073853191</text:p>
          </table:table-cell>
          <table:table-cell office:value-type="float" office:value="2.5805859770000001" table:style-name="ce1">
            <text:p>2,580585977</text:p>
          </table:table-cell>
          <table:table-cell office:value-type="float" office:value="1.9054267199999999" table:style-name="ce1">
            <text:p>1,90542672</text:p>
          </table:table-cell>
          <table:table-cell office:value-type="float" office:value="-3.153651532" table:style-name="ce1">
            <text:p>-3,153651532</text:p>
          </table:table-cell>
          <table:table-cell office:value-type="float" office:value="0.215580681" table:style-name="ce1">
            <text:p>0,215580681</text:p>
          </table:table-cell>
          <table:table-cell office:value-type="float" office:value="1.658350843" table:style-name="ce1">
            <text:p>1,658350843</text:p>
          </table:table-cell>
          <table:table-cell office:value-type="float" office:value="-0.72177699500000003" table:style-name="ce1">
            <text:p>-0,721776995</text:p>
          </table:table-cell>
          <table:table-cell office:value-type="float" office:value="2.1093509450000001" table:style-name="ce1">
            <text:p>2,109350945</text:p>
          </table:table-cell>
          <table:table-cell office:value-type="float" office:value="1.7073352989999999" table:style-name="ce1">
            <text:p>1,707335299</text:p>
          </table:table-cell>
          <table:table-cell office:value-type="float" office:value="0.37386355399999999" table:style-name="ce1">
            <text:p>0,373863554</text:p>
          </table:table-cell>
          <table:table-cell office:value-type="float" office:value="2.8448397110000001" table:style-name="ce1">
            <text:p>2,844839711</text:p>
          </table:table-cell>
          <table:table-cell office:value-type="float" office:value="-2.1699521999999999E-2" table:style-name="ce1">
            <text:p>-0,021699522</text:p>
          </table:table-cell>
          <table:table-cell office:value-type="float" office:value="2.7684828600000002" table:style-name="ce1">
            <text:p>2,76848286</text:p>
          </table:table-cell>
          <table:table-cell office:value-type="float" office:value="2.7658675150000001" table:style-name="ce1">
            <text:p>2,765867515</text:p>
          </table:table-cell>
          <table:table-cell office:value-type="float" office:value="1.1836755409999999" table:style-name="ce1">
            <text:p>1,183675541</text:p>
          </table:table-cell>
          <table:table-cell office:value-type="float" office:value="-0.32408321499999998" table:style-name="ce1">
            <text:p>-0,324083215</text:p>
          </table:table-cell>
          <table:table-cell office:value-type="float" office:value="1.102521072" table:style-name="ce1">
            <text:p>1,102521072</text:p>
          </table:table-cell>
          <table:table-cell office:value-type="float" office:value="0.38028358899999998" table:style-name="ce1">
            <text:p>0,380283589</text:p>
          </table:table-cell>
          <table:table-cell office:value-type="float" office:value="1.650306531" table:style-name="ce1">
            <text:p>1,650306531</text:p>
          </table:table-cell>
          <table:table-cell office:value-type="float" office:value="1.2255362279999999" table:style-name="ce1">
            <text:p>1,225536228</text:p>
          </table:table-cell>
          <table:table-cell office:value-type="float" office:value="3.5754916859999999" table:style-name="ce1">
            <text:p>3,575491686</text:p>
          </table:table-cell>
          <table:table-cell office:value-type="float" office:value="2.9354786079999999" table:style-name="ce1">
            <text:p>2,935478608</text:p>
          </table:table-cell>
          <table:table-cell office:value-type="float" office:value="3.8935229059999998" table:style-name="ce1">
            <text:p>3,893522906</text:p>
          </table:table-cell>
          <table:table-cell office:value-type="float" office:value="2.7543867" table:style-name="ce1">
            <text:p>2,7543867</text:p>
          </table:table-cell>
          <table:table-cell office:value-type="float" office:value="1.948525335" table:style-name="ce1">
            <text:p>1,948525335</text:p>
          </table:table-cell>
          <table:table-cell office:value-type="float" office:value="2.9237715880000001" table:style-name="ce1">
            <text:p>2,923771588</text:p>
          </table:table-cell>
          <table:table-cell office:value-type="float" office:value="2.7144619419999998" table:style-name="ce1">
            <text:p>2,714461942</text:p>
          </table:table-cell>
          <table:table-cell office:value-type="float" office:value="2.6027094069999999" table:style-name="ce1">
            <text:p>2,602709407</text:p>
          </table:table-cell>
          <table:table-cell office:value-type="float" office:value="0.89955720400000005" table:style-name="ce1">
            <text:p>0,899557204</text:p>
          </table:table-cell>
          <table:table-cell office:value-type="float" office:value="0.58706575299999997" table:style-name="ce1">
            <text:p>0,587065753</text:p>
          </table:table-cell>
          <table:table-cell office:value-type="float" office:value="-0.34060002099999998" table:style-name="ce1">
            <text:p>-0,340600021</text:p>
          </table:table-cell>
          <table:table-cell office:value-type="float" office:value="4.5512603880000002" table:style-name="ce1">
            <text:p>4,551260388</text:p>
          </table:table-cell>
          <table:table-cell office:value-type="float" office:value="2.2084137450000001" table:style-name="ce1">
            <text:p>2,208413745</text:p>
          </table:table-cell>
          <table:table-cell office:value-type="float" office:value="0.10224116499999999" table:style-name="ce1">
            <text:p>0,102241165</text:p>
          </table:table-cell>
          <table:table-cell office:value-type="float" office:value="0.76034694700000005" table:style-name="ce1">
            <text:p>0,760346947</text:p>
          </table:table-cell>
          <table:table-cell office:value-type="float" office:value="1.3438312450000001" table:style-name="ce1">
            <text:p>1,343831245</text:p>
          </table:table-cell>
          <table:table-cell office:value-type="float" office:value="0.241275185" table:style-name="ce1">
            <text:p>0,241275185</text:p>
          </table:table-cell>
          <table:table-cell office:value-type="float" office:value="0.330671402" table:style-name="ce1">
            <text:p>0,330671402</text:p>
          </table:table-cell>
          <table:table-cell office:value-type="float" office:value="1.8794114019999999" table:style-name="ce1">
            <text:p>1,879411402</text:p>
          </table:table-cell>
          <table:table-cell office:value-type="float" office:value="2.3503273259999999" table:style-name="ce1">
            <text:p>2,350327326</text:p>
          </table:table-cell>
          <table:table-cell office:value-type="float" office:value="1.405016539" table:style-name="ce1">
            <text:p>1,405016539</text:p>
          </table:table-cell>
          <table:table-cell office:value-type="float" office:value="2.1313061160000002" table:style-name="ce1">
            <text:p>2,131306116</text:p>
          </table:table-cell>
          <table:table-cell office:value-type="float" office:value="1.312533913" table:style-name="ce1">
            <text:p>1,312533913</text:p>
          </table:table-cell>
          <table:table-cell office:value-type="float" office:value="0.52165553799999997" table:style-name="ce1">
            <text:p>0,521655538</text:p>
          </table:table-cell>
          <table:table-cell office:value-type="float" office:value="0.41161815200000001" table:style-name="ce1">
            <text:p>0,411618152</text:p>
          </table:table-cell>
          <table:table-cell office:value-type="float" office:value="2.2999603049999999" table:style-name="ce1">
            <text:p>2,299960305</text:p>
          </table:table-cell>
          <table:table-cell office:value-type="float" office:value="2.1402322909999998" table:style-name="ce1">
            <text:p>2,140232291</text:p>
          </table:table-cell>
          <table:table-cell office:value-type="float" office:value="0.464945049" table:style-name="ce1">
            <text:p>0,464945049</text:p>
          </table:table-cell>
          <table:table-cell office:value-type="float" office:value="-0.38736074500000001" table:style-name="ce1">
            <text:p>-0,387360745</text:p>
          </table:table-cell>
          <table:table-cell office:value-type="float" office:value="0.48975790499999999" table:style-name="ce1">
            <text:p>0,489757905</text:p>
          </table:table-cell>
          <table:table-cell office:value-type="float" office:value="-1.824181555" table:style-name="ce1">
            <text:p>-1,824181555</text:p>
          </table:table-cell>
          <table:table-cell office:value-type="float" office:value="3.590511792" table:style-name="ce1">
            <text:p>3,590511792</text:p>
          </table:table-cell>
          <table:table-cell office:value-type="float" office:value="0.29245381300000001" table:style-name="ce1">
            <text:p>0,292453813</text:p>
          </table:table-cell>
          <table:table-cell office:value-type="float" office:value="2.8522088779999999" table:style-name="ce1">
            <text:p>2,852208878</text:p>
          </table:table-cell>
          <table:table-cell office:value-type="float" office:value="0.56190985100000002" table:style-name="ce1">
            <text:p>0,561909851</text:p>
          </table:table-cell>
          <table:table-cell office:value-type="float" office:value="1.22552839" table:style-name="ce1">
            <text:p>1,22552839</text:p>
          </table:table-cell>
          <table:table-cell office:value-type="float" office:value="0.497240931" table:style-name="ce1">
            <text:p>0,497240931</text:p>
          </table:table-cell>
          <table:table-cell office:value-type="float" office:value="-0.81186054100000005" table:style-name="ce1">
            <text:p>-0,811860541</text:p>
          </table:table-cell>
          <table:table-cell office:value-type="float" office:value="2.6170689089999999" table:style-name="ce1">
            <text:p>2,617068909</text:p>
          </table:table-cell>
          <table:table-cell office:value-type="float" office:value="2.7090733440000001" table:style-name="ce1">
            <text:p>2,709073344</text:p>
          </table:table-cell>
          <table:table-cell office:value-type="float" office:value="0.27043118199999999" table:style-name="ce1">
            <text:p>0,270431182</text:p>
          </table:table-cell>
          <table:table-cell office:value-type="float" office:value="0.77451104999999998" table:style-name="ce1">
            <text:p>0,77451105</text:p>
          </table:table-cell>
          <table:table-cell office:value-type="float" office:value="2.890407572" table:style-name="ce1">
            <text:p>2,890407572</text:p>
          </table:table-cell>
          <table:table-cell office:value-type="float" office:value="-0.62908506500000005" table:style-name="ce1">
            <text:p>-0,629085065</text:p>
          </table:table-cell>
          <table:table-cell office:value-type="float" office:value="2.7335384650000001" table:style-name="ce1">
            <text:p>2,733538465</text:p>
          </table:table-cell>
          <table:table-cell office:value-type="float" office:value="3.4458310499999998" table:style-name="ce1">
            <text:p>3,44583105</text:p>
          </table:table-cell>
          <table:table-cell office:value-type="float" office:value="2.2626781020000002" table:style-name="ce1">
            <text:p>2,262678102</text:p>
          </table:table-cell>
          <table:table-cell office:value-type="float" office:value="3.2755317480000001" table:style-name="ce1">
            <text:p>3,275531748</text:p>
          </table:table-cell>
          <table:table-cell office:value-type="float" office:value="0.76388272199999996" table:style-name="ce1">
            <text:p>0,763882722</text:p>
          </table:table-cell>
          <table:table-cell office:value-type="float" office:value="0.72821496799999996" table:style-name="ce1">
            <text:p>0,728214968</text:p>
          </table:table-cell>
          <table:table-cell office:value-type="float" office:value="-0.36101122200000002" table:style-name="ce1">
            <text:p>-0,361011222</text:p>
          </table:table-cell>
          <table:table-cell office:value-type="float" office:value="2.624668674" table:style-name="ce1">
            <text:p>2,624668674</text:p>
          </table:table-cell>
          <table:table-cell office:value-type="float" office:value="2.3194379289999998" table:style-name="ce1">
            <text:p>2,319437929</text:p>
          </table:table-cell>
          <table:table-cell office:value-type="float" office:value="0.552953837" table:style-name="ce1">
            <text:p>0,552953837</text:p>
          </table:table-cell>
          <table:table-cell office:value-type="float" office:value="0.58397765099999999" table:style-name="ce1">
            <text:p>0,583977651</text:p>
          </table:table-cell>
          <table:table-cell office:value-type="float" office:value="0.83965003100000002" table:style-name="ce1">
            <text:p>0,839650031</text:p>
          </table:table-cell>
          <table:table-cell office:value-type="float" office:value="2.8249621110000001" table:style-name="ce1">
            <text:p>2,824962111</text:p>
          </table:table-cell>
          <table:table-cell office:value-type="float" office:value="3.0905344239999999" table:style-name="ce1">
            <text:p>3,090534424</text:p>
          </table:table-cell>
          <table:table-cell office:value-type="float" office:value="-2.4438551369999999" table:style-name="ce1">
            <text:p>-2,443855137</text:p>
          </table:table-cell>
          <table:table-cell office:value-type="float" office:value="1.9435710180000001" table:style-name="ce1">
            <text:p>1,943571018</text:p>
          </table:table-cell>
          <table:table-cell office:value-type="float" office:value="-3.9136583000000003E-2" table:style-name="ce1">
            <text:p>-0,039136583</text:p>
          </table:table-cell>
          <table:table-cell office:value-type="float" office:value="1.5408747540000001" table:style-name="ce1">
            <text:p>1,540874754</text:p>
          </table:table-cell>
          <table:table-cell office:value-type="float" office:value="1.7754898020000001" table:style-name="ce1">
            <text:p>1,775489802</text:p>
          </table:table-cell>
          <table:table-cell office:value-type="float" office:value="2.74247482" table:style-name="ce1">
            <text:p>2,74247482</text:p>
          </table:table-cell>
          <table:table-cell office:value-type="float" office:value="2.7022975840000001" table:style-name="ce1">
            <text:p>2,702297584</text:p>
          </table:table-cell>
          <table:table-cell office:value-type="float" office:value="1.690942833" table:style-name="ce1">
            <text:p>1,690942833</text:p>
          </table:table-cell>
          <table:table-cell office:value-type="float" office:value="2.7626387270000001" table:style-name="ce1">
            <text:p>2,762638727</text:p>
          </table:table-cell>
          <table:table-cell office:value-type="float" office:value="0.45292862900000003" table:style-name="ce1">
            <text:p>0,452928629</text:p>
          </table:table-cell>
          <table:table-cell office:value-type="float" office:value="2.003177618" table:style-name="ce1">
            <text:p>2,003177618</text:p>
          </table:table-cell>
          <table:table-cell table:style-name="ce1"/>
          <table:table-cell office:value-type="float" office:value="0.68225677799999995" table:style-name="ce1">
            <text:p>0,682256778</text:p>
          </table:table-cell>
          <table:table-cell office:value-type="float" office:value="1.891421037" table:style-name="ce1">
            <text:p>1,891421037</text:p>
          </table:table-cell>
          <table:table-cell office:value-type="float" office:value="2.8287583829999998" table:style-name="ce1">
            <text:p>2,828758383</text:p>
          </table:table-cell>
          <table:table-cell office:value-type="float" office:value="1.2566320769999999" table:style-name="ce1">
            <text:p>1,256632077</text:p>
          </table:table-cell>
          <table:table-cell office:value-type="float" office:value="3.4554668990000001" table:style-name="ce1">
            <text:p>3,455466899</text:p>
          </table:table-cell>
          <table:table-cell office:value-type="float" office:value="6.7924433000000006E-2" table:style-name="ce1">
            <text:p>0,067924433</text:p>
          </table:table-cell>
          <table:table-cell office:value-type="float" office:value="0.88626305900000002" table:style-name="ce1">
            <text:p>0,886263059</text:p>
          </table:table-cell>
          <table:table-cell office:value-type="float" office:value="5.6145859939999996" table:style-name="ce1">
            <text:p>5,614585994</text:p>
          </table:table-cell>
          <table:table-cell office:value-type="float" office:value="0.248237081" table:style-name="ce1">
            <text:p>0,248237081</text:p>
          </table:table-cell>
          <table:table-cell office:value-type="float" office:value="-6.9353243999999994E-2" table:style-name="ce1">
            <text:p>-0,069353244</text:p>
          </table:table-cell>
          <table:table-cell office:value-type="float" office:value="3.22760537" table:style-name="ce1">
            <text:p>3,22760537</text:p>
          </table:table-cell>
          <table:table-cell office:value-type="float" office:value="1.153816119" table:style-name="ce1">
            <text:p>1,153816119</text:p>
          </table:table-cell>
          <table:table-cell office:value-type="float" office:value="3.5385352440000002" table:style-name="ce1">
            <text:p>3,538535244</text:p>
          </table:table-cell>
          <table:table-cell office:value-type="float" office:value="1.446899105" table:style-name="ce1">
            <text:p>1,446899105</text:p>
          </table:table-cell>
          <table:table-cell office:value-type="float" office:value="0.76475604600000002" table:style-name="ce1">
            <text:p>0,764756046</text:p>
          </table:table-cell>
          <table:table-cell office:value-type="float" office:value="1.0391613559999999" table:style-name="ce1">
            <text:p>1,039161356</text:p>
          </table:table-cell>
          <table:table-cell table:style-name="ce1"/>
          <table:table-cell office:value-type="float" office:value="1.8185037079999999" table:style-name="ce1">
            <text:p>1,818503708</text:p>
          </table:table-cell>
          <table:table-cell office:value-type="float" office:value="2.7281113779999999" table:style-name="ce1">
            <text:p>2,728111378</text:p>
          </table:table-cell>
          <table:table-cell office:value-type="float" office:value="5.1505271349999999" table:style-name="ce1">
            <text:p>5,150527135</text:p>
          </table:table-cell>
          <table:table-cell office:value-type="float" office:value="-1.9059091720000001" table:style-name="ce1">
            <text:p>-1,905909172</text:p>
          </table:table-cell>
          <table:table-cell office:value-type="float" office:value="2.319658703" table:style-name="ce1">
            <text:p>2,319658703</text:p>
          </table:table-cell>
          <table:table-cell office:value-type="float" office:value="1.252877917" table:style-name="ce1">
            <text:p>1,252877917</text:p>
          </table:table-cell>
          <table:table-cell office:value-type="float" office:value="1.794063143" table:style-name="ce1">
            <text:p>1,794063143</text:p>
          </table:table-cell>
          <table:table-cell office:value-type="float" office:value="2.7810163409999999" table:style-name="ce1">
            <text:p>2,781016341</text:p>
          </table:table-cell>
          <table:table-cell office:value-type="float" office:value="2.9770615619999998" table:style-name="ce1">
            <text:p>2,977061562</text:p>
          </table:table-cell>
          <table:table-cell office:value-type="float" office:value="1.342164854" table:style-name="ce1">
            <text:p>1,342164854</text:p>
          </table:table-cell>
          <table:table-cell office:value-type="float" office:value="1.140230455" table:style-name="ce1">
            <text:p>1,140230455</text:p>
          </table:table-cell>
          <table:table-cell office:value-type="float" office:value="2.1691427829999999" table:style-name="ce1">
            <text:p>2,169142783</text:p>
          </table:table-cell>
          <table:table-cell office:value-type="float" office:value="1.806134328" table:style-name="ce1">
            <text:p>1,806134328</text:p>
          </table:table-cell>
          <table:table-cell office:value-type="float" office:value="2.2553003880000002" table:style-name="ce1">
            <text:p>2,255300388</text:p>
          </table:table-cell>
          <table:table-cell office:value-type="float" office:value="1.0753682579999999" table:style-name="ce1">
            <text:p>1,075368258</text:p>
          </table:table-cell>
          <table:table-cell office:value-type="float" office:value="-0.108586325" table:style-name="ce1">
            <text:p>-0,108586325</text:p>
          </table:table-cell>
          <table:table-cell office:value-type="float" office:value="1.3283475709999999" table:style-name="ce1">
            <text:p>1,328347571</text:p>
          </table:table-cell>
          <table:table-cell office:value-type="float" office:value="-1.3767950659999999" table:style-name="ce1">
            <text:p>-1,376795066</text:p>
          </table:table-cell>
          <table:table-cell office:value-type="float" office:value="2.4263101549999999" table:style-name="ce1">
            <text:p>2,426310155</text:p>
          </table:table-cell>
          <table:table-cell office:value-type="float" office:value="-1.9857484110000001" table:style-name="ce1">
            <text:p>-1,985748411</text:p>
          </table:table-cell>
          <table:table-cell office:value-type="float" office:value="1.769659621" table:style-name="ce1">
            <text:p>1,769659621</text:p>
          </table:table-cell>
          <table:table-cell office:value-type="float" office:value="0.81698976800000001" table:style-name="ce1">
            <text:p>0,816989768</text:p>
          </table:table-cell>
          <table:table-cell office:value-type="float" office:value="5.3992734000000001E-2" table:style-name="ce1">
            <text:p>0,053992734</text:p>
          </table:table-cell>
          <table:table-cell office:value-type="float" office:value="2.9577697120000002" table:style-name="ce1">
            <text:p>2,957769712</text:p>
          </table:table-cell>
          <table:table-cell office:value-type="float" office:value="2.795794264" table:style-name="ce1">
            <text:p>2,795794264</text:p>
          </table:table-cell>
          <table:table-cell office:value-type="float" office:value="1.766088943" table:style-name="ce1">
            <text:p>1,766088943</text:p>
          </table:table-cell>
          <table:table-cell office:value-type="float" office:value="1.8107398619999999" table:style-name="ce1">
            <text:p>1,810739862</text:p>
          </table:table-cell>
          <table:table-cell office:value-type="float" office:value="1.7225384690000001" table:style-name="ce1">
            <text:p>1,722538469</text:p>
          </table:table-cell>
          <table:table-cell office:value-type="float" office:value="1.7151683550000001" table:style-name="ce1">
            <text:p>1,715168355</text:p>
          </table:table-cell>
          <table:table-cell office:value-type="float" office:value="-0.23320178699999999" table:style-name="ce1">
            <text:p>-0,233201787</text:p>
          </table:table-cell>
          <table:table-cell office:value-type="float" office:value="2.4570457999999999" table:style-name="ce1">
            <text:p>2,4570458</text:p>
          </table:table-cell>
          <table:table-cell office:value-type="float" office:value="1.031640278" table:style-name="ce1">
            <text:p>1,031640278</text:p>
          </table:table-cell>
          <table:table-cell office:value-type="float" office:value="1.213624069" table:style-name="ce1">
            <text:p>1,213624069</text:p>
          </table:table-cell>
          <table:table-cell office:value-type="float" office:value="2.4675516879999999" table:style-name="ce1">
            <text:p>2,467551688</text:p>
          </table:table-cell>
          <table:table-cell office:value-type="float" office:value="0.232144827" table:style-name="ce1">
            <text:p>0,232144827</text:p>
          </table:table-cell>
          <table:table-cell office:value-type="float" office:value="1.1466450640000001" table:style-name="ce1">
            <text:p>1,146645064</text:p>
          </table:table-cell>
          <table:table-cell office:value-type="float" office:value="-0.40797978000000001" table:style-name="ce1">
            <text:p>-0,40797978</text:p>
          </table:table-cell>
          <table:table-cell office:value-type="float" office:value="3.5233866329999999" table:style-name="ce1">
            <text:p>3,523386633</text:p>
          </table:table-cell>
          <table:table-cell office:value-type="float" office:value="2.587652361" table:style-name="ce1">
            <text:p>2,587652361</text:p>
          </table:table-cell>
          <table:table-cell office:value-type="float" office:value="1.315743114" table:style-name="ce1">
            <text:p>1,315743114</text:p>
          </table:table-cell>
          <table:table-cell office:value-type="float" office:value="0.88786794899999999" table:style-name="ce1">
            <text:p>0,887867949</text:p>
          </table:table-cell>
          <table:table-cell office:value-type="float" office:value="2.573093139" table:style-name="ce1">
            <text:p>2,573093139</text:p>
          </table:table-cell>
          <table:table-cell office:value-type="float" office:value="1.3755703720000001" table:style-name="ce1">
            <text:p>1,375570372</text:p>
          </table:table-cell>
          <table:table-cell office:value-type="float" office:value="2.7108449499999998" table:style-name="ce1">
            <text:p>2,71084495</text:p>
          </table:table-cell>
          <table:table-cell office:value-type="float" office:value="2.4987151480000001" table:style-name="ce1">
            <text:p>2,498715148</text:p>
          </table:table-cell>
          <table:table-cell office:value-type="float" office:value="3.29934014" table:style-name="ce1">
            <text:p>3,29934014</text:p>
          </table:table-cell>
          <table:table-cell office:value-type="float" office:value="2.5215775630000001" table:style-name="ce1">
            <text:p>2,521577563</text:p>
          </table:table-cell>
          <table:table-cell office:value-type="float" office:value="2.24622747" table:style-name="ce1">
            <text:p>2,24622747</text:p>
          </table:table-cell>
          <table:table-cell office:value-type="float" office:value="0.75605659300000005" table:style-name="ce1">
            <text:p>0,756056593</text:p>
          </table:table-cell>
          <table:table-cell office:value-type="float" office:value="0.577180268" table:style-name="ce1">
            <text:p>0,577180268</text:p>
          </table:table-cell>
          <table:table-cell office:value-type="float" office:value="2.708677105" table:style-name="ce1">
            <text:p>2,708677105</text:p>
          </table:table-cell>
          <table:table-cell office:value-type="float" office:value="2.6878449440000001" table:style-name="ce1">
            <text:p>2,687844944</text:p>
          </table:table-cell>
          <table:table-cell office:value-type="float" office:value="1.0417353840000001" table:style-name="ce1">
            <text:p>1,041735384</text:p>
          </table:table-cell>
          <table:table-cell office:value-type="float" office:value="0.92336333999999998" table:style-name="ce1">
            <text:p>0,92336334</text:p>
          </table:table-cell>
          <table:table-cell office:value-type="float" office:value="4.6181023510000001" table:style-name="ce1">
            <text:p>4,618102351</text:p>
          </table:table-cell>
          <table:table-cell office:value-type="float" office:value="1.9239825500000001" table:style-name="ce1">
            <text:p>1,92398255</text:p>
          </table:table-cell>
          <table:table-cell office:value-type="float" office:value="2.7884499699999998" table:style-name="ce1">
            <text:p>2,78844997</text:p>
          </table:table-cell>
          <table:table-cell office:value-type="float" office:value="2.0724512659999998" table:style-name="ce1">
            <text:p>2,072451266</text:p>
          </table:table-cell>
          <table:table-cell office:value-type="float" office:value="1.9541085869999999" table:style-name="ce1">
            <text:p>1,954108587</text:p>
          </table:table-cell>
          <table:table-cell office:value-type="float" office:value="2.4369078150000001" table:style-name="ce1">
            <text:p>2,436907815</text:p>
          </table:table-cell>
          <table:table-cell office:value-type="float" office:value="2.6521668250000001" table:style-name="ce1">
            <text:p>2,652166825</text:p>
          </table:table-cell>
          <table:table-cell office:value-type="float" office:value="2.3149482099999998" table:style-name="ce1">
            <text:p>2,31494821</text:p>
          </table:table-cell>
          <table:table-cell office:value-type="float" office:value="0.30668139100000003" table:style-name="ce1">
            <text:p>0,306681391</text:p>
          </table:table-cell>
          <table:table-cell office:value-type="float" office:value="3.0414836890000001" table:style-name="ce1">
            <text:p>3,041483689</text:p>
          </table:table-cell>
          <table:table-cell office:value-type="float" office:value="0.64545003700000003" table:style-name="ce1">
            <text:p>0,645450037</text:p>
          </table:table-cell>
          <table:table-cell office:value-type="float" office:value="1.580207256" table:style-name="ce1">
            <text:p>1,580207256</text:p>
          </table:table-cell>
          <table:table-cell office:value-type="float" office:value="-7.7749266999999997E-2" table:style-name="ce1">
            <text:p>-0,077749267</text:p>
          </table:table-cell>
          <table:table-cell office:value-type="float" office:value="2.5212965430000001" table:style-name="ce1">
            <text:p>2,521296543</text:p>
          </table:table-cell>
          <table:table-cell office:value-type="float" office:value="4.4778860729999996" table:style-name="ce1">
            <text:p>4,477886073</text:p>
          </table:table-cell>
          <table:table-cell office:value-type="float" office:value="1.724573664" table:style-name="ce1">
            <text:p>1,724573664</text:p>
          </table:table-cell>
          <table:table-cell office:value-type="float" office:value="0.69293390200000005" table:style-name="ce1">
            <text:p>0,692933902</text:p>
          </table:table-cell>
          <table:table-cell office:value-type="float" office:value="1.71257145" table:style-name="ce1">
            <text:p>1,71257145</text:p>
          </table:table-cell>
          <table:table-cell office:value-type="float" office:value="1.636671765" table:style-name="ce1">
            <text:p>1,636671765</text:p>
          </table:table-cell>
          <table:table-cell office:value-type="float" office:value="-0.90346292800000005" table:style-name="ce1">
            <text:p>-0,903462928</text:p>
          </table:table-cell>
          <table:table-cell office:value-type="float" office:value="9.6978979000000007E-2" table:style-name="ce1">
            <text:p>0,096978979</text:p>
          </table:table-cell>
          <table:table-cell office:value-type="float" office:value="-5.5387148579999996" table:style-name="ce1">
            <text:p>-5,538714858</text:p>
          </table:table-cell>
          <table:table-cell office:value-type="float" office:value="2.198901609" table:style-name="ce1">
            <text:p>2,198901609</text:p>
          </table:table-cell>
          <table:table-cell office:value-type="float" office:value="2.995327348" table:style-name="ce1">
            <text:p>2,995327348</text:p>
          </table:table-cell>
          <table:table-cell office:value-type="float" office:value="3.7799604439999999" table:style-name="ce1">
            <text:p>3,779960444</text:p>
          </table:table-cell>
          <table:table-cell office:value-type="float" office:value="2.9801021410000001" table:style-name="ce1">
            <text:p>2,980102141</text:p>
          </table:table-cell>
          <table:table-cell office:value-type="float" office:value="3.0042563950000001" table:style-name="ce1">
            <text:p>3,004256395</text:p>
          </table:table-cell>
          <table:table-cell office:value-type="float" office:value="2.832197292" table:style-name="ce1">
            <text:p>2,832197292</text:p>
          </table:table-cell>
          <table:table-cell office:value-type="float" office:value="-2.1526188000000002E-2" table:style-name="ce1">
            <text:p>-0,021526188</text:p>
          </table:table-cell>
          <table:table-cell office:value-type="float" office:value="1.377999317" table:style-name="ce1">
            <text:p>1,377999317</text:p>
          </table:table-cell>
          <table:table-cell office:value-type="float" office:value="1.4691226449999999" table:style-name="ce1">
            <text:p>1,469122645</text:p>
          </table:table-cell>
          <table:table-cell office:value-type="float" office:value="0.29313485500000003" table:style-name="ce1">
            <text:p>0,293134855</text:p>
          </table:table-cell>
          <table:table-cell office:value-type="float" office:value="0.66642157199999996" table:style-name="ce1">
            <text:p>0,666421572</text:p>
          </table:table-cell>
          <table:table-cell office:value-type="float" office:value="2.7756295089999998" table:style-name="ce1">
            <text:p>2,775629509</text:p>
          </table:table-cell>
          <table:table-cell office:value-type="float" office:value="-2.1391451269999999" table:style-name="ce1">
            <text:p>-2,139145127</text:p>
          </table:table-cell>
          <table:table-cell office:value-type="float" office:value="2.7723524679999998" table:style-name="ce1">
            <text:p>2,772352468</text:p>
          </table:table-cell>
          <table:table-cell office:value-type="float" office:value="1.668075755" table:style-name="ce1">
            <text:p>1,668075755</text:p>
          </table:table-cell>
          <table:table-cell office:value-type="float" office:value="2.1255647479999999" table:style-name="ce1">
            <text:p>2,125564748</text:p>
          </table:table-cell>
          <table:table-cell office:value-type="float" office:value="1.8350767509999999" table:style-name="ce1">
            <text:p>1,835076751</text:p>
          </table:table-cell>
          <table:table-cell office:value-type="float" office:value="3.2465115000000003E-2" table:style-name="ce1">
            <text:p>0,032465115</text:p>
          </table:table-cell>
          <table:table-cell office:value-type="float" office:value="-0.14669940300000001" table:style-name="ce1">
            <text:p>-0,146699403</text:p>
          </table:table-cell>
          <table:table-cell office:value-type="float" office:value="0.58652992900000001" table:style-name="ce1">
            <text:p>0,586529929</text:p>
          </table:table-cell>
          <table:table-cell office:value-type="float" office:value="2.537953221" table:style-name="ce1">
            <text:p>2,537953221</text:p>
          </table:table-cell>
          <table:table-cell table:style-name="ce1"/>
          <table:table-cell office:value-type="float" office:value="0.45891781799999998" table:style-name="ce1">
            <text:p>0,458917818</text:p>
          </table:table-cell>
          <table:table-cell office:value-type="float" office:value="2.8634120570000001" table:style-name="ce1">
            <text:p>2,863412057</text:p>
          </table:table-cell>
          <table:table-cell office:value-type="float" office:value="6.2115793210000003" table:style-name="ce1">
            <text:p>6,211579321</text:p>
          </table:table-cell>
          <table:table-cell office:value-type="float" office:value="3.1914449060000001" table:style-name="ce1">
            <text:p>3,191444906</text:p>
          </table:table-cell>
          <table:table-cell office:value-type="float" office:value="1.402599376" table:style-name="ce1">
            <text:p>1,402599376</text:p>
          </table:table-cell>
          <table:table-cell office:value-type="float" office:value="0.39436219" table:style-name="ce1">
            <text:p>0,39436219</text:p>
          </table:table-cell>
          <table:table-cell office:value-type="float" office:value="2.123631955" table:style-name="ce1">
            <text:p>2,123631955</text:p>
          </table:table-cell>
          <table:table-cell office:value-type="float" office:value="1.0058124930000001" table:style-name="ce1">
            <text:p>1,005812493</text:p>
          </table:table-cell>
          <table:table-cell office:value-type="float" office:value="1.8685830569999999" table:style-name="ce1">
            <text:p>1,868583057</text:p>
          </table:table-cell>
          <table:table-cell office:value-type="float" office:value="2.8785339520000002" table:style-name="ce1">
            <text:p>2,878533952</text:p>
          </table:table-cell>
          <table:table-cell office:value-type="float" office:value="1.834136263" table:style-name="ce1">
            <text:p>1,834136263</text:p>
          </table:table-cell>
          <table:table-cell office:value-type="float" office:value="3.068966648" table:style-name="ce1">
            <text:p>3,068966648</text:p>
          </table:table-cell>
          <table:table-cell office:value-type="float" office:value="2.4485560409999998" table:style-name="ce1">
            <text:p>2,448556041</text:p>
          </table:table-cell>
          <table:table-cell office:value-type="float" office:value="0.16050778399999999" table:style-name="ce1">
            <text:p>0,160507784</text:p>
          </table:table-cell>
          <table:table-cell office:value-type="float" office:value="2.198901609" table:style-name="ce1">
            <text:p>2,198901609</text:p>
          </table:table-cell>
          <table:table-cell office:value-type="float" office:value="2.7723524679999998" table:style-name="ce1">
            <text:p>2,772352468</text:p>
          </table:table-cell>
          <table:table-cell office:value-type="float" office:value="0.61481603699999998" table:style-name="ce1">
            <text:p>0,614816037</text:p>
          </table:table-cell>
          <table:table-cell office:value-type="float" office:value="2.183012143" table:style-name="ce1">
            <text:p>2,183012143</text:p>
          </table:table-cell>
          <table:table-cell office:value-type="float" office:value="1.6427927" table:style-name="ce1">
            <text:p>1,6427927</text:p>
          </table:table-cell>
          <table:table-cell office:value-type="float" office:value="0.94829247400000005" table:style-name="ce1">
            <text:p>0,948292474</text:p>
          </table:table-cell>
          <table:table-cell office:value-type="float" office:value="3.4127819399999999" table:style-name="ce1">
            <text:p>3,41278194</text:p>
          </table:table-cell>
          <table:table-cell office:value-type="float" office:value="3.3312108579999999" table:style-name="ce1">
            <text:p>3,331210858</text:p>
          </table:table-cell>
          <table:table-cell office:value-type="float" office:value="0.28785176800000001" table:style-name="ce1">
            <text:p>0,287851768</text:p>
          </table:table-cell>
          <table:table-cell office:value-type="float" office:value="1.345361027" table:style-name="ce1">
            <text:p>1,345361027</text:p>
          </table:table-cell>
          <table:table-cell office:value-type="float" office:value="0.72553770900000003" table:style-name="ce1">
            <text:p>0,725537709</text:p>
          </table:table-cell>
          <table:table-cell office:value-type="float" office:value="1.3868856919999999" table:style-name="ce1">
            <text:p>1,386885692</text:p>
          </table:table-cell>
          <table:table-cell office:value-type="float" office:value="2.344391704" table:style-name="ce1">
            <text:p>2,344391704</text:p>
          </table:table-cell>
          <table:table-cell office:value-type="float" office:value="0.16131577799999999" table:style-name="ce1">
            <text:p>0,161315778</text:p>
          </table:table-cell>
          <table:table-cell office:value-type="float" office:value="2.269817524" table:style-name="ce1">
            <text:p>2,269817524</text:p>
          </table:table-cell>
          <table:table-cell office:value-type="float" office:value="2.370871669" table:style-name="ce1">
            <text:p>2,370871669</text:p>
          </table:table-cell>
          <table:table-cell office:value-type="float" office:value="0.85978517399999999" table:style-name="ce1">
            <text:p>0,859785174</text:p>
          </table:table-cell>
          <table:table-cell office:value-type="float" office:value="2.061821208" table:style-name="ce1">
            <text:p>2,061821208</text:p>
          </table:table-cell>
          <table:table-cell office:value-type="float" office:value="2.9124018899999999" table:style-name="ce1">
            <text:p>2,91240189</text:p>
          </table:table-cell>
          <table:table-cell office:value-type="float" office:value="1.570109837" table:style-name="ce1">
            <text:p>1,570109837</text:p>
          </table:table-cell>
          <table:table-cell office:value-type="float" office:value="0.90626350600000005" table:style-name="ce1">
            <text:p>0,906263506</text:p>
          </table:table-cell>
          <table:table-cell office:value-type="float" office:value="1.77550356" table:style-name="ce1">
            <text:p>1,77550356</text:p>
          </table:table-cell>
          <table:table-cell office:value-type="float" office:value="5.164465571" table:style-name="ce1">
            <text:p>5,164465571</text:p>
          </table:table-cell>
          <table:table-cell office:value-type="float" office:value="2.4968899260000001" table:style-name="ce1">
            <text:p>2,496889926</text:p>
          </table:table-cell>
          <table:table-cell office:value-type="float" office:value="2.4518052109999999" table:style-name="ce1">
            <text:p>2,451805211</text:p>
          </table:table-cell>
          <table:table-cell office:value-type="float" office:value="2.034284923" table:style-name="ce1">
            <text:p>2,03428492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3" table:style-name="ce1">
            <text:p>1993</text:p>
          </table:table-cell>
          <table:table-cell office:value-type="float" office:value="6.0684103059999996" table:style-name="ce1">
            <text:p>6,068410306</text:p>
          </table:table-cell>
          <table:table-cell office:value-type="float" office:value="8.7908886410000004" table:style-name="ce1">
            <text:p>8,790888641</text:p>
          </table:table-cell>
          <table:table-cell office:value-type="float" office:value="3.2466419360000001" table:style-name="ce1">
            <text:p>3,246641936</text:p>
          </table:table-cell>
          <table:table-cell office:value-type="float" office:value="-0.61016579299999996" table:style-name="ce1">
            <text:p>-0,610165793</text:p>
          </table:table-cell>
          <table:table-cell office:value-type="float" office:value="3.4761006540000001" table:style-name="ce1">
            <text:p>3,476100654</text:p>
          </table:table-cell>
          <table:table-cell office:value-type="float" office:value="2.698749764" table:style-name="ce1">
            <text:p>2,698749764</text:p>
          </table:table-cell>
          <table:table-cell office:value-type="float" office:value="5.6923622500000004" table:style-name="ce1">
            <text:p>5,69236225</text:p>
          </table:table-cell>
          <table:table-cell office:value-type="float" office:value="1.306059088" table:style-name="ce1">
            <text:p>1,306059088</text:p>
          </table:table-cell>
          <table:table-cell office:value-type="float" office:value="-2.34244852" table:style-name="ce1">
            <text:p>-2,34244852</text:p>
          </table:table-cell>
          <table:table-cell office:value-type="float" office:value="2.227687349" table:style-name="ce1">
            <text:p>2,227687349</text:p>
          </table:table-cell>
          <table:table-cell office:value-type="float" office:value="2.0054722859999998" table:style-name="ce1">
            <text:p>2,005472286</text:p>
          </table:table-cell>
          <table:table-cell office:value-type="float" office:value="0.97833668100000004" table:style-name="ce1">
            <text:p>0,978336681</text:p>
          </table:table-cell>
          <table:table-cell office:value-type="float" office:value="0.82462794100000003" table:style-name="ce1">
            <text:p>0,824627941</text:p>
          </table:table-cell>
          <table:table-cell office:value-type="float" office:value="1.5191526950000001" table:style-name="ce1">
            <text:p>1,519152695</text:p>
          </table:table-cell>
          <table:table-cell office:value-type="float" office:value="1.9591664929999999" table:style-name="ce1">
            <text:p>1,959166493</text:p>
          </table:table-cell>
          <table:table-cell office:value-type="float" office:value="0.39063851799999999" table:style-name="ce1">
            <text:p>0,390638518</text:p>
          </table:table-cell>
          <table:table-cell office:value-type="float" office:value="3.500773846" table:style-name="ce1">
            <text:p>3,500773846</text:p>
          </table:table-cell>
          <table:table-cell office:value-type="float" office:value="2.7096466050000001" table:style-name="ce1">
            <text:p>2,709646605</text:p>
          </table:table-cell>
          <table:table-cell office:value-type="float" office:value="2.16825965" table:style-name="ce1">
            <text:p>2,16825965</text:p>
          </table:table-cell>
          <table:table-cell office:value-type="float" office:value="-0.79766585199999995" table:style-name="ce1">
            <text:p>-0,797665852</text:p>
          </table:table-cell>
          <table:table-cell office:value-type="float" office:value="2.4779988890000002" table:style-name="ce1">
            <text:p>2,477998889</text:p>
          </table:table-cell>
          <table:table-cell office:value-type="float" office:value="1.876807562" table:style-name="ce1">
            <text:p>1,876807562</text:p>
          </table:table-cell>
          <table:table-cell office:value-type="float" office:value="-3.7234231150000001" table:style-name="ce1">
            <text:p>-3,723423115</text:p>
          </table:table-cell>
          <table:table-cell office:value-type="float" office:value="0.22488398600000001" table:style-name="ce1">
            <text:p>0,224883986</text:p>
          </table:table-cell>
          <table:table-cell office:value-type="float" office:value="1.682924606" table:style-name="ce1">
            <text:p>1,682924606</text:p>
          </table:table-cell>
          <table:table-cell office:value-type="float" office:value="0.53758853100000004" table:style-name="ce1">
            <text:p>0,537588531</text:p>
          </table:table-cell>
          <table:table-cell office:value-type="float" office:value="2.0994610319999998" table:style-name="ce1">
            <text:p>2,099461032</text:p>
          </table:table-cell>
          <table:table-cell office:value-type="float" office:value="1.664858508" table:style-name="ce1">
            <text:p>1,664858508</text:p>
          </table:table-cell>
          <table:table-cell office:value-type="float" office:value="0.37512383599999999" table:style-name="ce1">
            <text:p>0,375123836</text:p>
          </table:table-cell>
          <table:table-cell office:value-type="float" office:value="2.804135687" table:style-name="ce1">
            <text:p>2,804135687</text:p>
          </table:table-cell>
          <table:table-cell office:value-type="float" office:value="-0.35985015100000001" table:style-name="ce1">
            <text:p>-0,359850151</text:p>
          </table:table-cell>
          <table:table-cell office:value-type="float" office:value="2.57417937" table:style-name="ce1">
            <text:p>2,57417937</text:p>
          </table:table-cell>
          <table:table-cell office:value-type="float" office:value="2.8947042980000002" table:style-name="ce1">
            <text:p>2,894704298</text:p>
          </table:table-cell>
          <table:table-cell office:value-type="float" office:value="1.0989308790000001" table:style-name="ce1">
            <text:p>1,098930879</text:p>
          </table:table-cell>
          <table:table-cell office:value-type="float" office:value="-6.3145111000000004E-2" table:style-name="ce1">
            <text:p>-0,063145111</text:p>
          </table:table-cell>
          <table:table-cell office:value-type="float" office:value="0.91071556600000003" table:style-name="ce1">
            <text:p>0,910715566</text:p>
          </table:table-cell>
          <table:table-cell office:value-type="float" office:value="0.28760202800000001" table:style-name="ce1">
            <text:p>0,287602028</text:p>
          </table:table-cell>
          <table:table-cell office:value-type="float" office:value="1.6275073529999999" table:style-name="ce1">
            <text:p>1,627507353</text:p>
          </table:table-cell>
          <table:table-cell office:value-type="float" office:value="1.1496194310000001" table:style-name="ce1">
            <text:p>1,149619431</text:p>
          </table:table-cell>
          <table:table-cell office:value-type="float" office:value="3.521456277" table:style-name="ce1">
            <text:p>3,521456277</text:p>
          </table:table-cell>
          <table:table-cell office:value-type="float" office:value="2.8751145180000002" table:style-name="ce1">
            <text:p>2,875114518</text:p>
          </table:table-cell>
          <table:table-cell office:value-type="float" office:value="3.892612009" table:style-name="ce1">
            <text:p>3,892612009</text:p>
          </table:table-cell>
          <table:table-cell office:value-type="float" office:value="2.7694214700000002" table:style-name="ce1">
            <text:p>2,76942147</text:p>
          </table:table-cell>
          <table:table-cell office:value-type="float" office:value="1.9240042799999999" table:style-name="ce1">
            <text:p>1,92400428</text:p>
          </table:table-cell>
          <table:table-cell office:value-type="float" office:value="2.8963707859999999" table:style-name="ce1">
            <text:p>2,896370786</text:p>
          </table:table-cell>
          <table:table-cell office:value-type="float" office:value="2.853021815" table:style-name="ce1">
            <text:p>2,853021815</text:p>
          </table:table-cell>
          <table:table-cell office:value-type="float" office:value="2.5765156880000002" table:style-name="ce1">
            <text:p>2,576515688</text:p>
          </table:table-cell>
          <table:table-cell office:value-type="float" office:value="0.94135072399999997" table:style-name="ce1">
            <text:p>0,941350724</text:p>
          </table:table-cell>
          <table:table-cell office:value-type="float" office:value="0.49168318599999999" table:style-name="ce1">
            <text:p>0,491683186</text:p>
          </table:table-cell>
          <table:table-cell office:value-type="float" office:value="0.26855340900000002" table:style-name="ce1">
            <text:p>0,268553409</text:p>
          </table:table-cell>
          <table:table-cell office:value-type="float" office:value="4.5355976929999997" table:style-name="ce1">
            <text:p>4,535597693</text:p>
          </table:table-cell>
          <table:table-cell office:value-type="float" office:value="2.2398715280000001" table:style-name="ce1">
            <text:p>2,239871528</text:p>
          </table:table-cell>
          <table:table-cell office:value-type="float" office:value="0.103947042" table:style-name="ce1">
            <text:p>0,103947042</text:p>
          </table:table-cell>
          <table:table-cell office:value-type="float" office:value="0.657391218" table:style-name="ce1">
            <text:p>0,657391218</text:p>
          </table:table-cell>
          <table:table-cell office:value-type="float" office:value="0.55790388999999996" table:style-name="ce1">
            <text:p>0,55790389</text:p>
          </table:table-cell>
          <table:table-cell office:value-type="float" office:value="0.40601293599999999" table:style-name="ce1">
            <text:p>0,406012936</text:p>
          </table:table-cell>
          <table:table-cell office:value-type="float" office:value="0.33316639599999998" table:style-name="ce1">
            <text:p>0,333166396</text:p>
          </table:table-cell>
          <table:table-cell office:value-type="float" office:value="1.8472314089999999" table:style-name="ce1">
            <text:p>1,847231409</text:p>
          </table:table-cell>
          <table:table-cell office:value-type="float" office:value="2.2216293720000002" table:style-name="ce1">
            <text:p>2,221629372</text:p>
          </table:table-cell>
          <table:table-cell office:value-type="float" office:value="1.33444026" table:style-name="ce1">
            <text:p>1,33444026</text:p>
          </table:table-cell>
          <table:table-cell office:value-type="float" office:value="2.0765077170000001" table:style-name="ce1">
            <text:p>2,076507717</text:p>
          </table:table-cell>
          <table:table-cell office:value-type="float" office:value="1.2505757529999999" table:style-name="ce1">
            <text:p>1,250575753</text:p>
          </table:table-cell>
          <table:table-cell office:value-type="float" office:value="0.37556759899999997" table:style-name="ce1">
            <text:p>0,375567599</text:p>
          </table:table-cell>
          <table:table-cell office:value-type="float" office:value="0.35880943399999998" table:style-name="ce1">
            <text:p>0,358809434</text:p>
          </table:table-cell>
          <table:table-cell office:value-type="float" office:value="2.2636042019999998" table:style-name="ce1">
            <text:p>2,263604202</text:p>
          </table:table-cell>
          <table:table-cell office:value-type="float" office:value="2.0479330400000002" table:style-name="ce1">
            <text:p>2,04793304</text:p>
          </table:table-cell>
          <table:table-cell office:value-type="float" office:value="0.409674233" table:style-name="ce1">
            <text:p>0,409674233</text:p>
          </table:table-cell>
          <table:table-cell office:value-type="float" office:value="-0.84382455099999998" table:style-name="ce1">
            <text:p>-0,843824551</text:p>
          </table:table-cell>
          <table:table-cell office:value-type="float" office:value="0.51854352100000001" table:style-name="ce1">
            <text:p>0,518543521</text:p>
          </table:table-cell>
          <table:table-cell office:value-type="float" office:value="-2.5743199780000001" table:style-name="ce1">
            <text:p>-2,574319978</text:p>
          </table:table-cell>
          <table:table-cell office:value-type="float" office:value="3.575621886" table:style-name="ce1">
            <text:p>3,575621886</text:p>
          </table:table-cell>
          <table:table-cell office:value-type="float" office:value="0.325615975" table:style-name="ce1">
            <text:p>0,325615975</text:p>
          </table:table-cell>
          <table:table-cell office:value-type="float" office:value="2.8822895850000001" table:style-name="ce1">
            <text:p>2,882289585</text:p>
          </table:table-cell>
          <table:table-cell office:value-type="float" office:value="0.48385408899999999" table:style-name="ce1">
            <text:p>0,483854089</text:p>
          </table:table-cell>
          <table:table-cell office:value-type="float" office:value="1.3997528850000001" table:style-name="ce1">
            <text:p>1,399752885</text:p>
          </table:table-cell>
          <table:table-cell office:value-type="float" office:value="0.43329224399999999" table:style-name="ce1">
            <text:p>0,433292244</text:p>
          </table:table-cell>
          <table:table-cell office:value-type="float" office:value="-1.0171583850000001" table:style-name="ce1">
            <text:p>-1,017158385</text:p>
          </table:table-cell>
          <table:table-cell office:value-type="float" office:value="2.460865326" table:style-name="ce1">
            <text:p>2,460865326</text:p>
          </table:table-cell>
          <table:table-cell office:value-type="float" office:value="2.6767564940000002" table:style-name="ce1">
            <text:p>2,676756494</text:p>
          </table:table-cell>
          <table:table-cell office:value-type="float" office:value="0.239745439" table:style-name="ce1">
            <text:p>0,239745439</text:p>
          </table:table-cell>
          <table:table-cell office:value-type="float" office:value="0.76855845099999998" table:style-name="ce1">
            <text:p>0,768558451</text:p>
          </table:table-cell>
          <table:table-cell office:value-type="float" office:value="2.8555312860000002" table:style-name="ce1">
            <text:p>2,855531286</text:p>
          </table:table-cell>
          <table:table-cell office:value-type="float" office:value="-0.57376494" table:style-name="ce1">
            <text:p>-0,57376494</text:p>
          </table:table-cell>
          <table:table-cell office:value-type="float" office:value="2.6612205269999998" table:style-name="ce1">
            <text:p>2,661220527</text:p>
          </table:table-cell>
          <table:table-cell office:value-type="float" office:value="3.1977449010000001" table:style-name="ce1">
            <text:p>3,197744901</text:p>
          </table:table-cell>
          <table:table-cell office:value-type="float" office:value="2.2360948989999998" table:style-name="ce1">
            <text:p>2,236094899</text:p>
          </table:table-cell>
          <table:table-cell office:value-type="float" office:value="3.3789233379999999" table:style-name="ce1">
            <text:p>3,378923338</text:p>
          </table:table-cell>
          <table:table-cell office:value-type="float" office:value="0.58826191900000002" table:style-name="ce1">
            <text:p>0,588261919</text:p>
          </table:table-cell>
          <table:table-cell office:value-type="float" office:value="1.090110337" table:style-name="ce1">
            <text:p>1,090110337</text:p>
          </table:table-cell>
          <table:table-cell office:value-type="float" office:value="-0.18099552499999999" table:style-name="ce1">
            <text:p>-0,180995525</text:p>
          </table:table-cell>
          <table:table-cell office:value-type="float" office:value="2.5506234769999998" table:style-name="ce1">
            <text:p>2,550623477</text:p>
          </table:table-cell>
          <table:table-cell office:value-type="float" office:value="2.2611357170000002" table:style-name="ce1">
            <text:p>2,261135717</text:p>
          </table:table-cell>
          <table:table-cell office:value-type="float" office:value="0.73758640900000005" table:style-name="ce1">
            <text:p>0,737586409</text:p>
          </table:table-cell>
          <table:table-cell office:value-type="float" office:value="0.76489701300000001" table:style-name="ce1">
            <text:p>0,764897013</text:p>
          </table:table-cell>
          <table:table-cell office:value-type="float" office:value="1.7177707339999999" table:style-name="ce1">
            <text:p>1,717770734</text:p>
          </table:table-cell>
          <table:table-cell office:value-type="float" office:value="2.8149754800000002" table:style-name="ce1">
            <text:p>2,81497548</text:p>
          </table:table-cell>
          <table:table-cell office:value-type="float" office:value="3.09772347" table:style-name="ce1">
            <text:p>3,09772347</text:p>
          </table:table-cell>
          <table:table-cell office:value-type="float" office:value="0.53714700400000004" table:style-name="ce1">
            <text:p>0,537147004</text:p>
          </table:table-cell>
          <table:table-cell office:value-type="float" office:value="1.910670592" table:style-name="ce1">
            <text:p>1,910670592</text:p>
          </table:table-cell>
          <table:table-cell office:value-type="float" office:value="-0.114035594" table:style-name="ce1">
            <text:p>-0,114035594</text:p>
          </table:table-cell>
          <table:table-cell office:value-type="float" office:value="1.485910337" table:style-name="ce1">
            <text:p>1,485910337</text:p>
          </table:table-cell>
          <table:table-cell office:value-type="float" office:value="1.727850474" table:style-name="ce1">
            <text:p>1,727850474</text:p>
          </table:table-cell>
          <table:table-cell office:value-type="float" office:value="2.7133642120000001" table:style-name="ce1">
            <text:p>2,713364212</text:p>
          </table:table-cell>
          <table:table-cell office:value-type="float" office:value="2.655852978" table:style-name="ce1">
            <text:p>2,655852978</text:p>
          </table:table-cell>
          <table:table-cell office:value-type="float" office:value="1.6437048809999999" table:style-name="ce1">
            <text:p>1,643704881</text:p>
          </table:table-cell>
          <table:table-cell office:value-type="float" office:value="2.7422106519999998" table:style-name="ce1">
            <text:p>2,742210652</text:p>
          </table:table-cell>
          <table:table-cell office:value-type="float" office:value="0.24389914100000001" table:style-name="ce1">
            <text:p>0,243899141</text:p>
          </table:table-cell>
          <table:table-cell office:value-type="float" office:value="1.9706345599999999" table:style-name="ce1">
            <text:p>1,97063456</text:p>
          </table:table-cell>
          <table:table-cell table:style-name="ce1"/>
          <table:table-cell office:value-type="float" office:value="0.499840487" table:style-name="ce1">
            <text:p>0,499840487</text:p>
          </table:table-cell>
          <table:table-cell office:value-type="float" office:value="1.5922042519999999" table:style-name="ce1">
            <text:p>1,592204252</text:p>
          </table:table-cell>
          <table:table-cell office:value-type="float" office:value="2.9572992729999998" table:style-name="ce1">
            <text:p>2,957299273</text:p>
          </table:table-cell>
          <table:table-cell office:value-type="float" office:value="1.0168119280000001" table:style-name="ce1">
            <text:p>1,016811928</text:p>
          </table:table-cell>
          <table:table-cell office:value-type="float" office:value="2.6580917789999998" table:style-name="ce1">
            <text:p>2,658091779</text:p>
          </table:table-cell>
          <table:table-cell office:value-type="float" office:value="6.1135852999999997E-2" table:style-name="ce1">
            <text:p>0,061135853</text:p>
          </table:table-cell>
          <table:table-cell office:value-type="float" office:value="0.95163518499999999" table:style-name="ce1">
            <text:p>0,951635185</text:p>
          </table:table-cell>
          <table:table-cell office:value-type="float" office:value="5.4757971330000004" table:style-name="ce1">
            <text:p>5,475797133</text:p>
          </table:table-cell>
          <table:table-cell office:value-type="float" office:value="0.24681941299999999" table:style-name="ce1">
            <text:p>0,246819413</text:p>
          </table:table-cell>
          <table:table-cell office:value-type="float" office:value="-0.66327745000000005" table:style-name="ce1">
            <text:p>-0,66327745</text:p>
          </table:table-cell>
          <table:table-cell office:value-type="float" office:value="3.148732286" table:style-name="ce1">
            <text:p>3,148732286</text:p>
          </table:table-cell>
          <table:table-cell office:value-type="float" office:value="2.8786217999999999E-2" table:style-name="ce1">
            <text:p>0,028786218</text:p>
          </table:table-cell>
          <table:table-cell office:value-type="float" office:value="3.5405656890000001" table:style-name="ce1">
            <text:p>3,540565689</text:p>
          </table:table-cell>
          <table:table-cell office:value-type="float" office:value="1.2626262559999999" table:style-name="ce1">
            <text:p>1,262626256</text:p>
          </table:table-cell>
          <table:table-cell office:value-type="float" office:value="1.09982534" table:style-name="ce1">
            <text:p>1,09982534</text:p>
          </table:table-cell>
          <table:table-cell office:value-type="float" office:value="1.015821437" table:style-name="ce1">
            <text:p>1,015821437</text:p>
          </table:table-cell>
          <table:table-cell table:style-name="ce1"/>
          <table:table-cell office:value-type="float" office:value="1.7765546080000001" table:style-name="ce1">
            <text:p>1,776554608</text:p>
          </table:table-cell>
          <table:table-cell office:value-type="float" office:value="2.6227190070000002" table:style-name="ce1">
            <text:p>2,622719007</text:p>
          </table:table-cell>
          <table:table-cell office:value-type="float" office:value="5.3789321750000001" table:style-name="ce1">
            <text:p>5,378932175</text:p>
          </table:table-cell>
          <table:table-cell office:value-type="float" office:value="-1.253056935" table:style-name="ce1">
            <text:p>-1,253056935</text:p>
          </table:table-cell>
          <table:table-cell office:value-type="float" office:value="2.216714209" table:style-name="ce1">
            <text:p>2,216714209</text:p>
          </table:table-cell>
          <table:table-cell office:value-type="float" office:value="1.1565200849999999" table:style-name="ce1">
            <text:p>1,156520085</text:p>
          </table:table-cell>
          <table:table-cell office:value-type="float" office:value="1.755541553" table:style-name="ce1">
            <text:p>1,755541553</text:p>
          </table:table-cell>
          <table:table-cell office:value-type="float" office:value="2.7730312690000001" table:style-name="ce1">
            <text:p>2,773031269</text:p>
          </table:table-cell>
          <table:table-cell office:value-type="float" office:value="2.9933883990000001" table:style-name="ce1">
            <text:p>2,993388399</text:p>
          </table:table-cell>
          <table:table-cell office:value-type="float" office:value="1.417843937" table:style-name="ce1">
            <text:p>1,417843937</text:p>
          </table:table-cell>
          <table:table-cell office:value-type="float" office:value="1.054375069" table:style-name="ce1">
            <text:p>1,054375069</text:p>
          </table:table-cell>
          <table:table-cell office:value-type="float" office:value="2.1180973270000001" table:style-name="ce1">
            <text:p>2,118097327</text:p>
          </table:table-cell>
          <table:table-cell office:value-type="float" office:value="1.750398313" table:style-name="ce1">
            <text:p>1,750398313</text:p>
          </table:table-cell>
          <table:table-cell office:value-type="float" office:value="2.2168069520000002" table:style-name="ce1">
            <text:p>2,216806952</text:p>
          </table:table-cell>
          <table:table-cell office:value-type="float" office:value="1.1150177960000001" table:style-name="ce1">
            <text:p>1,115017796</text:p>
          </table:table-cell>
          <table:table-cell office:value-type="float" office:value="-0.47410754300000002" table:style-name="ce1">
            <text:p>-0,474107543</text:p>
          </table:table-cell>
          <table:table-cell office:value-type="float" office:value="1.342387029" table:style-name="ce1">
            <text:p>1,342387029</text:p>
          </table:table-cell>
          <table:table-cell office:value-type="float" office:value="-1.971932096" table:style-name="ce1">
            <text:p>-1,971932096</text:p>
          </table:table-cell>
          <table:table-cell office:value-type="float" office:value="2.1537739870000001" table:style-name="ce1">
            <text:p>2,153773987</text:p>
          </table:table-cell>
          <table:table-cell office:value-type="float" office:value="-5.1970217539999997" table:style-name="ce1">
            <text:p>-5,197021754</text:p>
          </table:table-cell>
          <table:table-cell office:value-type="float" office:value="1.7113431539999999" table:style-name="ce1">
            <text:p>1,711343154</text:p>
          </table:table-cell>
          <table:table-cell office:value-type="float" office:value="0.93650182000000004" table:style-name="ce1">
            <text:p>0,93650182</text:p>
          </table:table-cell>
          <table:table-cell office:value-type="float" office:value="-0.13498608200000001" table:style-name="ce1">
            <text:p>-0,134986082</text:p>
          </table:table-cell>
          <table:table-cell office:value-type="float" office:value="2.9959966370000002" table:style-name="ce1">
            <text:p>2,995996637</text:p>
          </table:table-cell>
          <table:table-cell office:value-type="float" office:value="2.6480549930000001" table:style-name="ce1">
            <text:p>2,648054993</text:p>
          </table:table-cell>
          <table:table-cell office:value-type="float" office:value="2.4284013789999999" table:style-name="ce1">
            <text:p>2,428401379</text:p>
          </table:table-cell>
          <table:table-cell office:value-type="float" office:value="1.764754849" table:style-name="ce1">
            <text:p>1,764754849</text:p>
          </table:table-cell>
          <table:table-cell office:value-type="float" office:value="1.18294407" table:style-name="ce1">
            <text:p>1,18294407</text:p>
          </table:table-cell>
          <table:table-cell office:value-type="float" office:value="1.652635992" table:style-name="ce1">
            <text:p>1,652635992</text:p>
          </table:table-cell>
          <table:table-cell office:value-type="float" office:value="-0.23314205700000001" table:style-name="ce1">
            <text:p>-0,233142057</text:p>
          </table:table-cell>
          <table:table-cell office:value-type="float" office:value="2.6408990430000001" table:style-name="ce1">
            <text:p>2,640899043</text:p>
          </table:table-cell>
          <table:table-cell office:value-type="float" office:value="0.99875513199999999" table:style-name="ce1">
            <text:p>0,998755132</text:p>
          </table:table-cell>
          <table:table-cell office:value-type="float" office:value="1.1450666730000001" table:style-name="ce1">
            <text:p>1,145066673</text:p>
          </table:table-cell>
          <table:table-cell office:value-type="float" office:value="2.354899922" table:style-name="ce1">
            <text:p>2,354899922</text:p>
          </table:table-cell>
          <table:table-cell office:value-type="float" office:value="0.27144006199999998" table:style-name="ce1">
            <text:p>0,271440062</text:p>
          </table:table-cell>
          <table:table-cell office:value-type="float" office:value="0.87386372800000001" table:style-name="ce1">
            <text:p>0,873863728</text:p>
          </table:table-cell>
          <table:table-cell office:value-type="float" office:value="-1.55694105" table:style-name="ce1">
            <text:p>-1,55694105</text:p>
          </table:table-cell>
          <table:table-cell office:value-type="float" office:value="4.0105176800000004" table:style-name="ce1">
            <text:p>4,01051768</text:p>
          </table:table-cell>
          <table:table-cell office:value-type="float" office:value="2.5748817769999999" table:style-name="ce1">
            <text:p>2,574881777</text:p>
          </table:table-cell>
          <table:table-cell office:value-type="float" office:value="1.185540614" table:style-name="ce1">
            <text:p>1,185540614</text:p>
          </table:table-cell>
          <table:table-cell office:value-type="float" office:value="0.25116138399999999" table:style-name="ce1">
            <text:p>0,251161384</text:p>
          </table:table-cell>
          <table:table-cell office:value-type="float" office:value="2.5060945110000001" table:style-name="ce1">
            <text:p>2,506094511</text:p>
          </table:table-cell>
          <table:table-cell office:value-type="float" office:value="1.305104456" table:style-name="ce1">
            <text:p>1,305104456</text:p>
          </table:table-cell>
          <table:table-cell office:value-type="float" office:value="2.4833481530000001" table:style-name="ce1">
            <text:p>2,483348153</text:p>
          </table:table-cell>
          <table:table-cell office:value-type="float" office:value="2.5788222740000002" table:style-name="ce1">
            <text:p>2,578822274</text:p>
          </table:table-cell>
          <table:table-cell office:value-type="float" office:value="3.3688391449999999" table:style-name="ce1">
            <text:p>3,368839145</text:p>
          </table:table-cell>
          <table:table-cell office:value-type="float" office:value="2.5033469049999999" table:style-name="ce1">
            <text:p>2,503346905</text:p>
          </table:table-cell>
          <table:table-cell office:value-type="float" office:value="2.2202090189999999" table:style-name="ce1">
            <text:p>2,220209019</text:p>
          </table:table-cell>
          <table:table-cell office:value-type="float" office:value="0.69699133000000002" table:style-name="ce1">
            <text:p>0,69699133</text:p>
          </table:table-cell>
          <table:table-cell office:value-type="float" office:value="0.59522933" table:style-name="ce1">
            <text:p>0,59522933</text:p>
          </table:table-cell>
          <table:table-cell office:value-type="float" office:value="2.7292233920000002" table:style-name="ce1">
            <text:p>2,729223392</text:p>
          </table:table-cell>
          <table:table-cell office:value-type="float" office:value="2.5300360180000001" table:style-name="ce1">
            <text:p>2,530036018</text:p>
          </table:table-cell>
          <table:table-cell office:value-type="float" office:value="1.140231107" table:style-name="ce1">
            <text:p>1,140231107</text:p>
          </table:table-cell>
          <table:table-cell office:value-type="float" office:value="0.87393796999999995" table:style-name="ce1">
            <text:p>0,87393797</text:p>
          </table:table-cell>
          <table:table-cell office:value-type="float" office:value="4.3814997499999997" table:style-name="ce1">
            <text:p>4,38149975</text:p>
          </table:table-cell>
          <table:table-cell office:value-type="float" office:value="1.759776601" table:style-name="ce1">
            <text:p>1,759776601</text:p>
          </table:table-cell>
          <table:table-cell office:value-type="float" office:value="2.7496010040000001" table:style-name="ce1">
            <text:p>2,749601004</text:p>
          </table:table-cell>
          <table:table-cell office:value-type="float" office:value="2.0604186680000001" table:style-name="ce1">
            <text:p>2,060418668</text:p>
          </table:table-cell>
          <table:table-cell office:value-type="float" office:value="1.903296205" table:style-name="ce1">
            <text:p>1,903296205</text:p>
          </table:table-cell>
          <table:table-cell office:value-type="float" office:value="2.3916342880000001" table:style-name="ce1">
            <text:p>2,391634288</text:p>
          </table:table-cell>
          <table:table-cell office:value-type="float" office:value="2.7003445030000002" table:style-name="ce1">
            <text:p>2,700344503</text:p>
          </table:table-cell>
          <table:table-cell office:value-type="float" office:value="2.306303749" table:style-name="ce1">
            <text:p>2,306303749</text:p>
          </table:table-cell>
          <table:table-cell office:value-type="float" office:value="0.25445091399999997" table:style-name="ce1">
            <text:p>0,254450914</text:p>
          </table:table-cell>
          <table:table-cell office:value-type="float" office:value="3.054480973" table:style-name="ce1">
            <text:p>3,054480973</text:p>
          </table:table-cell>
          <table:table-cell office:value-type="float" office:value="0.84217625799999996" table:style-name="ce1">
            <text:p>0,842176258</text:p>
          </table:table-cell>
          <table:table-cell office:value-type="float" office:value="1.5564522810000001" table:style-name="ce1">
            <text:p>1,556452281</text:p>
          </table:table-cell>
          <table:table-cell office:value-type="float" office:value="0.122316595" table:style-name="ce1">
            <text:p>0,122316595</text:p>
          </table:table-cell>
          <table:table-cell office:value-type="float" office:value="2.4556435460000001" table:style-name="ce1">
            <text:p>2,455643546</text:p>
          </table:table-cell>
          <table:table-cell office:value-type="float" office:value="4.4778842350000003" table:style-name="ce1">
            <text:p>4,477884235</text:p>
          </table:table-cell>
          <table:table-cell office:value-type="float" office:value="1.7818622310000001" table:style-name="ce1">
            <text:p>1,781862231</text:p>
          </table:table-cell>
          <table:table-cell office:value-type="float" office:value="0.65451294599999998" table:style-name="ce1">
            <text:p>0,654512946</text:p>
          </table:table-cell>
          <table:table-cell office:value-type="float" office:value="1.625834174" table:style-name="ce1">
            <text:p>1,625834174</text:p>
          </table:table-cell>
          <table:table-cell office:value-type="float" office:value="1.2206307999999999" table:style-name="ce1">
            <text:p>1,2206308</text:p>
          </table:table-cell>
          <table:table-cell office:value-type="float" office:value="-0.13610914199999999" table:style-name="ce1">
            <text:p>-0,136109142</text:p>
          </table:table-cell>
          <table:table-cell office:value-type="float" office:value="-5.3482028000000001E-2" table:style-name="ce1">
            <text:p>-0,053482028</text:p>
          </table:table-cell>
          <table:table-cell office:value-type="float" office:value="-6.7662230860000001" table:style-name="ce1">
            <text:p>-6,766223086</text:p>
          </table:table-cell>
          <table:table-cell office:value-type="float" office:value="2.171585893" table:style-name="ce1">
            <text:p>2,171585893</text:p>
          </table:table-cell>
          <table:table-cell office:value-type="float" office:value="2.74289381" table:style-name="ce1">
            <text:p>2,74289381</text:p>
          </table:table-cell>
          <table:table-cell office:value-type="float" office:value="3.7612453330000002" table:style-name="ce1">
            <text:p>3,761245333</text:p>
          </table:table-cell>
          <table:table-cell office:value-type="float" office:value="2.9189480799999998" table:style-name="ce1">
            <text:p>2,91894808</text:p>
          </table:table-cell>
          <table:table-cell office:value-type="float" office:value="2.5298067469999999" table:style-name="ce1">
            <text:p>2,529806747</text:p>
          </table:table-cell>
          <table:table-cell office:value-type="float" office:value="2.8408226129999998" table:style-name="ce1">
            <text:p>2,840822613</text:p>
          </table:table-cell>
          <table:table-cell office:value-type="float" office:value="-0.43258543799999999" table:style-name="ce1">
            <text:p>-0,432585438</text:p>
          </table:table-cell>
          <table:table-cell office:value-type="float" office:value="1.359796505" table:style-name="ce1">
            <text:p>1,359796505</text:p>
          </table:table-cell>
          <table:table-cell office:value-type="float" office:value="1.547071691" table:style-name="ce1">
            <text:p>1,547071691</text:p>
          </table:table-cell>
          <table:table-cell office:value-type="float" office:value="0.28034582699999999" table:style-name="ce1">
            <text:p>0,280345827</text:p>
          </table:table-cell>
          <table:table-cell office:value-type="float" office:value="0.68922372399999998" table:style-name="ce1">
            <text:p>0,689223724</text:p>
          </table:table-cell>
          <table:table-cell office:value-type="float" office:value="2.748037617" table:style-name="ce1">
            <text:p>2,748037617</text:p>
          </table:table-cell>
          <table:table-cell office:value-type="float" office:value="-2.2831268950000001" table:style-name="ce1">
            <text:p>-2,283126895</text:p>
          </table:table-cell>
          <table:table-cell office:value-type="float" office:value="2.7448193070000002" table:style-name="ce1">
            <text:p>2,744819307</text:p>
          </table:table-cell>
          <table:table-cell office:value-type="float" office:value="1.5689942690000001" table:style-name="ce1">
            <text:p>1,568994269</text:p>
          </table:table-cell>
          <table:table-cell office:value-type="float" office:value="1.975918488" table:style-name="ce1">
            <text:p>1,975918488</text:p>
          </table:table-cell>
          <table:table-cell office:value-type="float" office:value="1.7368462" table:style-name="ce1">
            <text:p>1,7368462</text:p>
          </table:table-cell>
          <table:table-cell office:value-type="float" office:value="0.38171988699999998" table:style-name="ce1">
            <text:p>0,381719887</text:p>
          </table:table-cell>
          <table:table-cell office:value-type="float" office:value="-0.23830047800000001" table:style-name="ce1">
            <text:p>-0,238300478</text:p>
          </table:table-cell>
          <table:table-cell office:value-type="float" office:value="0.58083881400000004" table:style-name="ce1">
            <text:p>0,580838814</text:p>
          </table:table-cell>
          <table:table-cell office:value-type="float" office:value="2.3609704159999998" table:style-name="ce1">
            <text:p>2,360970416</text:p>
          </table:table-cell>
          <table:table-cell table:style-name="ce1"/>
          <table:table-cell office:value-type="float" office:value="2.0837583390000001" table:style-name="ce1">
            <text:p>2,083758339</text:p>
          </table:table-cell>
          <table:table-cell office:value-type="float" office:value="2.8216482520000001" table:style-name="ce1">
            <text:p>2,821648252</text:p>
          </table:table-cell>
          <table:table-cell office:value-type="float" office:value="6.3520177100000002" table:style-name="ce1">
            <text:p>6,35201771</text:p>
          </table:table-cell>
          <table:table-cell office:value-type="float" office:value="3.2071364330000001" table:style-name="ce1">
            <text:p>3,207136433</text:p>
          </table:table-cell>
          <table:table-cell office:value-type="float" office:value="1.3314280970000001" table:style-name="ce1">
            <text:p>1,331428097</text:p>
          </table:table-cell>
          <table:table-cell office:value-type="float" office:value="0.33949584399999999" table:style-name="ce1">
            <text:p>0,339495844</text:p>
          </table:table-cell>
          <table:table-cell office:value-type="float" office:value="2.0853028450000002" table:style-name="ce1">
            <text:p>2,085302845</text:p>
          </table:table-cell>
          <table:table-cell office:value-type="float" office:value="0.90703586899999999" table:style-name="ce1">
            <text:p>0,907035869</text:p>
          </table:table-cell>
          <table:table-cell office:value-type="float" office:value="1.6370690649999999" table:style-name="ce1">
            <text:p>1,637069065</text:p>
          </table:table-cell>
          <table:table-cell office:value-type="float" office:value="2.8051684149999998" table:style-name="ce1">
            <text:p>2,805168415</text:p>
          </table:table-cell>
          <table:table-cell office:value-type="float" office:value="1.7944314910000001" table:style-name="ce1">
            <text:p>1,794431491</text:p>
          </table:table-cell>
          <table:table-cell office:value-type="float" office:value="2.9764633599999999" table:style-name="ce1">
            <text:p>2,97646336</text:p>
          </table:table-cell>
          <table:table-cell office:value-type="float" office:value="2.3344749199999999" table:style-name="ce1">
            <text:p>2,33447492</text:p>
          </table:table-cell>
          <table:table-cell office:value-type="float" office:value="0.165483186" table:style-name="ce1">
            <text:p>0,165483186</text:p>
          </table:table-cell>
          <table:table-cell office:value-type="float" office:value="2.171585893" table:style-name="ce1">
            <text:p>2,171585893</text:p>
          </table:table-cell>
          <table:table-cell office:value-type="float" office:value="2.7448193070000002" table:style-name="ce1">
            <text:p>2,744819307</text:p>
          </table:table-cell>
          <table:table-cell office:value-type="float" office:value="0.55904695800000004" table:style-name="ce1">
            <text:p>0,559046958</text:p>
          </table:table-cell>
          <table:table-cell office:value-type="float" office:value="2.0916691900000002" table:style-name="ce1">
            <text:p>2,09166919</text:p>
          </table:table-cell>
          <table:table-cell office:value-type="float" office:value="1.610059417" table:style-name="ce1">
            <text:p>1,610059417</text:p>
          </table:table-cell>
          <table:table-cell office:value-type="float" office:value="0.89588712400000003" table:style-name="ce1">
            <text:p>0,895887124</text:p>
          </table:table-cell>
          <table:table-cell office:value-type="float" office:value="3.3769225600000001" table:style-name="ce1">
            <text:p>3,37692256</text:p>
          </table:table-cell>
          <table:table-cell office:value-type="float" office:value="3.2559954090000001" table:style-name="ce1">
            <text:p>3,255995409</text:p>
          </table:table-cell>
          <table:table-cell office:value-type="float" office:value="5.5209645000000002E-2" table:style-name="ce1">
            <text:p>0,055209645</text:p>
          </table:table-cell>
          <table:table-cell office:value-type="float" office:value="1.270389411" table:style-name="ce1">
            <text:p>1,270389411</text:p>
          </table:table-cell>
          <table:table-cell office:value-type="float" office:value="0.73532332600000005" table:style-name="ce1">
            <text:p>0,735323326</text:p>
          </table:table-cell>
          <table:table-cell office:value-type="float" office:value="1.3186800000000001" table:style-name="ce1">
            <text:p>1,31868</text:p>
          </table:table-cell>
          <table:table-cell office:value-type="float" office:value="2.272458415" table:style-name="ce1">
            <text:p>2,272458415</text:p>
          </table:table-cell>
          <table:table-cell office:value-type="float" office:value="7.6857905000000004E-2" table:style-name="ce1">
            <text:p>0,076857905</text:p>
          </table:table-cell>
          <table:table-cell office:value-type="float" office:value="2.209218388" table:style-name="ce1">
            <text:p>2,209218388</text:p>
          </table:table-cell>
          <table:table-cell office:value-type="float" office:value="1.86981592" table:style-name="ce1">
            <text:p>1,86981592</text:p>
          </table:table-cell>
          <table:table-cell office:value-type="float" office:value="0.81586961599999996" table:style-name="ce1">
            <text:p>0,815869616</text:p>
          </table:table-cell>
          <table:table-cell office:value-type="float" office:value="1.9790972920000001" table:style-name="ce1">
            <text:p>1,979097292</text:p>
          </table:table-cell>
          <table:table-cell office:value-type="float" office:value="2.9051243769999999" table:style-name="ce1">
            <text:p>2,905124377</text:p>
          </table:table-cell>
          <table:table-cell office:value-type="float" office:value="1.5619248240000001" table:style-name="ce1">
            <text:p>1,561924824</text:p>
          </table:table-cell>
          <table:table-cell office:value-type="float" office:value="0.979536348" table:style-name="ce1">
            <text:p>0,979536348</text:p>
          </table:table-cell>
          <table:table-cell office:value-type="float" office:value="1.6936509529999999" table:style-name="ce1">
            <text:p>1,693650953</text:p>
          </table:table-cell>
          <table:table-cell office:value-type="float" office:value="5.1155661119999998" table:style-name="ce1">
            <text:p>5,115566112</text:p>
          </table:table-cell>
          <table:table-cell office:value-type="float" office:value="2.4549508059999998" table:style-name="ce1">
            <text:p>2,454950806</text:p>
          </table:table-cell>
          <table:table-cell office:value-type="float" office:value="2.3983029600000001" table:style-name="ce1">
            <text:p>2,39830296</text:p>
          </table:table-cell>
          <table:table-cell office:value-type="float" office:value="1.748434093" table:style-name="ce1">
            <text:p>1,74843409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4" table:style-name="ce1">
            <text:p>1994</text:p>
          </table:table-cell>
          <table:table-cell office:value-type="float" office:value="5.6259975620000002" table:style-name="ce1">
            <text:p>5,625997562</text:p>
          </table:table-cell>
          <table:table-cell office:value-type="float" office:value="7.6597770330000001" table:style-name="ce1">
            <text:p>7,659777033</text:p>
          </table:table-cell>
          <table:table-cell office:value-type="float" office:value="3.2261444930000001" table:style-name="ce1">
            <text:p>3,226144493</text:p>
          </table:table-cell>
          <table:table-cell office:value-type="float" office:value="-0.61388050699999996" table:style-name="ce1">
            <text:p>-0,613880507</text:p>
          </table:table-cell>
          <table:table-cell office:value-type="float" office:value="2.759621289" table:style-name="ce1">
            <text:p>2,759621289</text:p>
          </table:table-cell>
          <table:table-cell office:value-type="float" office:value="2.594074322" table:style-name="ce1">
            <text:p>2,594074322</text:p>
          </table:table-cell>
          <table:table-cell office:value-type="float" office:value="5.4292167649999996" table:style-name="ce1">
            <text:p>5,429216765</text:p>
          </table:table-cell>
          <table:table-cell office:value-type="float" office:value="1.2653186030000001" table:style-name="ce1">
            <text:p>1,265318603</text:p>
          </table:table-cell>
          <table:table-cell office:value-type="float" office:value="-2.3904760710000001" table:style-name="ce1">
            <text:p>-2,390476071</text:p>
          </table:table-cell>
          <table:table-cell office:value-type="float" office:value="2.0851262149999998" table:style-name="ce1">
            <text:p>2,085126215</text:p>
          </table:table-cell>
          <table:table-cell office:value-type="float" office:value="2.1462536409999999" table:style-name="ce1">
            <text:p>2,146253641</text:p>
          </table:table-cell>
          <table:table-cell office:value-type="float" office:value="1.0585088419999999" table:style-name="ce1">
            <text:p>1,058508842</text:p>
          </table:table-cell>
          <table:table-cell office:value-type="float" office:value="0.38486954699999998" table:style-name="ce1">
            <text:p>0,384869547</text:p>
          </table:table-cell>
          <table:table-cell office:value-type="float" office:value="1.3517300969999999" table:style-name="ce1">
            <text:p>1,351730097</text:p>
          </table:table-cell>
          <table:table-cell office:value-type="float" office:value="1.72550793" table:style-name="ce1">
            <text:p>1,72550793</text:p>
          </table:table-cell>
          <table:table-cell office:value-type="float" office:value="0.30819707400000002" table:style-name="ce1">
            <text:p>0,308197074</text:p>
          </table:table-cell>
          <table:table-cell office:value-type="float" office:value="3.426061164" table:style-name="ce1">
            <text:p>3,426061164</text:p>
          </table:table-cell>
          <table:table-cell office:value-type="float" office:value="2.7273219910000002" table:style-name="ce1">
            <text:p>2,727321991</text:p>
          </table:table-cell>
          <table:table-cell office:value-type="float" office:value="2.140080738" table:style-name="ce1">
            <text:p>2,140080738</text:p>
          </table:table-cell>
          <table:table-cell office:value-type="float" office:value="-0.33958607899999999" table:style-name="ce1">
            <text:p>-0,339586079</text:p>
          </table:table-cell>
          <table:table-cell office:value-type="float" office:value="2.4633933460000002" table:style-name="ce1">
            <text:p>2,463393346</text:p>
          </table:table-cell>
          <table:table-cell office:value-type="float" office:value="1.746933796" table:style-name="ce1">
            <text:p>1,746933796</text:p>
          </table:table-cell>
          <table:table-cell office:value-type="float" office:value="-3.5538314839999998" table:style-name="ce1">
            <text:p>-3,553831484</text:p>
          </table:table-cell>
          <table:table-cell office:value-type="float" office:value="-0.117267677" table:style-name="ce1">
            <text:p>-0,117267677</text:p>
          </table:table-cell>
          <table:table-cell office:value-type="float" office:value="2.032616773" table:style-name="ce1">
            <text:p>2,032616773</text:p>
          </table:table-cell>
          <table:table-cell office:value-type="float" office:value="0.69597691399999995" table:style-name="ce1">
            <text:p>0,695976914</text:p>
          </table:table-cell>
          <table:table-cell office:value-type="float" office:value="2.0832515030000001" table:style-name="ce1">
            <text:p>2,083251503</text:p>
          </table:table-cell>
          <table:table-cell office:value-type="float" office:value="1.6337933570000001" table:style-name="ce1">
            <text:p>1,633793357</text:p>
          </table:table-cell>
          <table:table-cell office:value-type="float" office:value="0.38542543699999998" table:style-name="ce1">
            <text:p>0,385425437</text:p>
          </table:table-cell>
          <table:table-cell office:value-type="float" office:value="2.7221164770000001" table:style-name="ce1">
            <text:p>2,722116477</text:p>
          </table:table-cell>
          <table:table-cell office:value-type="float" office:value="-0.13133014500000001" table:style-name="ce1">
            <text:p>-0,131330145</text:p>
          </table:table-cell>
          <table:table-cell office:value-type="float" office:value="2.4672564800000001" table:style-name="ce1">
            <text:p>2,46725648</text:p>
          </table:table-cell>
          <table:table-cell office:value-type="float" office:value="2.8755788870000001" table:style-name="ce1">
            <text:p>2,875578887</text:p>
          </table:table-cell>
          <table:table-cell office:value-type="float" office:value="1.095258107" table:style-name="ce1">
            <text:p>1,095258107</text:p>
          </table:table-cell>
          <table:table-cell office:value-type="float" office:value="-1.8474777000000001E-2" table:style-name="ce1">
            <text:p>-0,018474777</text:p>
          </table:table-cell>
          <table:table-cell office:value-type="float" office:value="0.79715841099999996" table:style-name="ce1">
            <text:p>0,797158411</text:p>
          </table:table-cell>
          <table:table-cell office:value-type="float" office:value="0.31407985799999999" table:style-name="ce1">
            <text:p>0,314079858</text:p>
          </table:table-cell>
          <table:table-cell office:value-type="float" office:value="1.5752224850000001" table:style-name="ce1">
            <text:p>1,575222485</text:p>
          </table:table-cell>
          <table:table-cell office:value-type="float" office:value="1.1302606319999999" table:style-name="ce1">
            <text:p>1,130260632</text:p>
          </table:table-cell>
          <table:table-cell office:value-type="float" office:value="3.434919056" table:style-name="ce1">
            <text:p>3,434919056</text:p>
          </table:table-cell>
          <table:table-cell office:value-type="float" office:value="2.81216431" table:style-name="ce1">
            <text:p>2,81216431</text:p>
          </table:table-cell>
          <table:table-cell office:value-type="float" office:value="3.6355658009999998" table:style-name="ce1">
            <text:p>3,635565801</text:p>
          </table:table-cell>
          <table:table-cell office:value-type="float" office:value="2.7917436009999999" table:style-name="ce1">
            <text:p>2,791743601</text:p>
          </table:table-cell>
          <table:table-cell office:value-type="float" office:value="1.8848931900000001" table:style-name="ce1">
            <text:p>1,88489319</text:p>
          </table:table-cell>
          <table:table-cell office:value-type="float" office:value="2.853133191" table:style-name="ce1">
            <text:p>2,853133191</text:p>
          </table:table-cell>
          <table:table-cell office:value-type="float" office:value="2.7892873109999998" table:style-name="ce1">
            <text:p>2,789287311</text:p>
          </table:table-cell>
          <table:table-cell office:value-type="float" office:value="2.5337126969999999" table:style-name="ce1">
            <text:p>2,533712697</text:p>
          </table:table-cell>
          <table:table-cell office:value-type="float" office:value="0.92336664599999996" table:style-name="ce1">
            <text:p>0,923366646</text:p>
          </table:table-cell>
          <table:table-cell office:value-type="float" office:value="0.454564564" table:style-name="ce1">
            <text:p>0,454564564</text:p>
          </table:table-cell>
          <table:table-cell office:value-type="float" office:value="0.22912213400000001" table:style-name="ce1">
            <text:p>0,229122134</text:p>
          </table:table-cell>
          <table:table-cell office:value-type="float" office:value="4.8513280439999997" table:style-name="ce1">
            <text:p>4,851328044</text:p>
          </table:table-cell>
          <table:table-cell office:value-type="float" office:value="2.218158216" table:style-name="ce1">
            <text:p>2,218158216</text:p>
          </table:table-cell>
          <table:table-cell office:value-type="float" office:value="3.6121766E-2" table:style-name="ce1">
            <text:p>0,036121766</text:p>
          </table:table-cell>
          <table:table-cell office:value-type="float" office:value="0.34685664900000002" table:style-name="ce1">
            <text:p>0,346856649</text:p>
          </table:table-cell>
          <table:table-cell office:value-type="float" office:value="0.62392364" table:style-name="ce1">
            <text:p>0,62392364</text:p>
          </table:table-cell>
          <table:table-cell office:value-type="float" office:value="0.29885695400000001" table:style-name="ce1">
            <text:p>0,298856954</text:p>
          </table:table-cell>
          <table:table-cell office:value-type="float" office:value="0.337707376" table:style-name="ce1">
            <text:p>0,337707376</text:p>
          </table:table-cell>
          <table:table-cell office:value-type="float" office:value="1.802313633" table:style-name="ce1">
            <text:p>1,802313633</text:p>
          </table:table-cell>
          <table:table-cell office:value-type="float" office:value="2.0708577510000001" table:style-name="ce1">
            <text:p>2,070857751</text:p>
          </table:table-cell>
          <table:table-cell office:value-type="float" office:value="1.3068295919999999" table:style-name="ce1">
            <text:p>1,306829592</text:p>
          </table:table-cell>
          <table:table-cell office:value-type="float" office:value="2.0352464760000002" table:style-name="ce1">
            <text:p>2,035246476</text:p>
          </table:table-cell>
          <table:table-cell office:value-type="float" office:value="1.2375248000000001" table:style-name="ce1">
            <text:p>1,2375248</text:p>
          </table:table-cell>
          <table:table-cell office:value-type="float" office:value="0.21601055999999999" table:style-name="ce1">
            <text:p>0,21601056</text:p>
          </table:table-cell>
          <table:table-cell office:value-type="float" office:value="0.24746827199999999" table:style-name="ce1">
            <text:p>0,247468272</text:p>
          </table:table-cell>
          <table:table-cell office:value-type="float" office:value="2.2241866560000001" table:style-name="ce1">
            <text:p>2,224186656</text:p>
          </table:table-cell>
          <table:table-cell office:value-type="float" office:value="2.0089641380000001" table:style-name="ce1">
            <text:p>2,008964138</text:p>
          </table:table-cell>
          <table:table-cell office:value-type="float" office:value="0.29091222700000002" table:style-name="ce1">
            <text:p>0,290912227</text:p>
          </table:table-cell>
          <table:table-cell office:value-type="float" office:value="-0.906254632" table:style-name="ce1">
            <text:p>-0,906254632</text:p>
          </table:table-cell>
          <table:table-cell office:value-type="float" office:value="0.47610055499999998" table:style-name="ce1">
            <text:p>0,476100555</text:p>
          </table:table-cell>
          <table:table-cell office:value-type="float" office:value="-2.1385886350000001" table:style-name="ce1">
            <text:p>-2,138588635</text:p>
          </table:table-cell>
          <table:table-cell office:value-type="float" office:value="3.4765516669999998" table:style-name="ce1">
            <text:p>3,476551667</text:p>
          </table:table-cell>
          <table:table-cell office:value-type="float" office:value="0.24932629100000001" table:style-name="ce1">
            <text:p>0,249326291</text:p>
          </table:table-cell>
          <table:table-cell office:value-type="float" office:value="2.818147218" table:style-name="ce1">
            <text:p>2,818147218</text:p>
          </table:table-cell>
          <table:table-cell office:value-type="float" office:value="0.43104890299999998" table:style-name="ce1">
            <text:p>0,431048903</text:p>
          </table:table-cell>
          <table:table-cell office:value-type="float" office:value="1.400285413" table:style-name="ce1">
            <text:p>1,400285413</text:p>
          </table:table-cell>
          <table:table-cell office:value-type="float" office:value="0.37223150300000002" table:style-name="ce1">
            <text:p>0,372231503</text:p>
          </table:table-cell>
          <table:table-cell office:value-type="float" office:value="-0.89012984299999998" table:style-name="ce1">
            <text:p>-0,890129843</text:p>
          </table:table-cell>
          <table:table-cell office:value-type="float" office:value="2.0148815670000002" table:style-name="ce1">
            <text:p>2,014881567</text:p>
          </table:table-cell>
          <table:table-cell office:value-type="float" office:value="2.6332681579999999" table:style-name="ce1">
            <text:p>2,633268158</text:p>
          </table:table-cell>
          <table:table-cell office:value-type="float" office:value="0.25458648699999997" table:style-name="ce1">
            <text:p>0,254586487</text:p>
          </table:table-cell>
          <table:table-cell office:value-type="float" office:value="-1.5394301210000001" table:style-name="ce1">
            <text:p>-1,539430121</text:p>
          </table:table-cell>
          <table:table-cell office:value-type="float" office:value="2.7851860730000002" table:style-name="ce1">
            <text:p>2,785186073</text:p>
          </table:table-cell>
          <table:table-cell office:value-type="float" office:value="-0.25490175599999998" table:style-name="ce1">
            <text:p>-0,254901756</text:p>
          </table:table-cell>
          <table:table-cell office:value-type="float" office:value="2.6320919809999999" table:style-name="ce1">
            <text:p>2,632091981</text:p>
          </table:table-cell>
          <table:table-cell office:value-type="float" office:value="3.095268431" table:style-name="ce1">
            <text:p>3,095268431</text:p>
          </table:table-cell>
          <table:table-cell office:value-type="float" office:value="2.1731196260000001" table:style-name="ce1">
            <text:p>2,173119626</text:p>
          </table:table-cell>
          <table:table-cell office:value-type="float" office:value="3.4962440080000001" table:style-name="ce1">
            <text:p>3,496244008</text:p>
          </table:table-cell>
          <table:table-cell office:value-type="float" office:value="0.50070343799999995" table:style-name="ce1">
            <text:p>0,500703438</text:p>
          </table:table-cell>
          <table:table-cell office:value-type="float" office:value="1.135743196" table:style-name="ce1">
            <text:p>1,135743196</text:p>
          </table:table-cell>
          <table:table-cell office:value-type="float" office:value="0.54200674699999996" table:style-name="ce1">
            <text:p>0,542006747</text:p>
          </table:table-cell>
          <table:table-cell office:value-type="float" office:value="2.4905588719999998" table:style-name="ce1">
            <text:p>2,490558872</text:p>
          </table:table-cell>
          <table:table-cell office:value-type="float" office:value="2.1117478529999998" table:style-name="ce1">
            <text:p>2,111747853</text:p>
          </table:table-cell>
          <table:table-cell office:value-type="float" office:value="0.62814144000000005" table:style-name="ce1">
            <text:p>0,62814144</text:p>
          </table:table-cell>
          <table:table-cell office:value-type="float" office:value="0.723044723" table:style-name="ce1">
            <text:p>0,723044723</text:p>
          </table:table-cell>
          <table:table-cell office:value-type="float" office:value="2.2520304310000001" table:style-name="ce1">
            <text:p>2,252030431</text:p>
          </table:table-cell>
          <table:table-cell office:value-type="float" office:value="2.8246919849999998" table:style-name="ce1">
            <text:p>2,824691985</text:p>
          </table:table-cell>
          <table:table-cell office:value-type="float" office:value="3.0432590980000001" table:style-name="ce1">
            <text:p>3,043259098</text:p>
          </table:table-cell>
          <table:table-cell office:value-type="float" office:value="1.114544311" table:style-name="ce1">
            <text:p>1,114544311</text:p>
          </table:table-cell>
          <table:table-cell office:value-type="float" office:value="1.8805694669999999" table:style-name="ce1">
            <text:p>1,880569467</text:p>
          </table:table-cell>
          <table:table-cell office:value-type="float" office:value="-0.13688310400000001" table:style-name="ce1">
            <text:p>-0,136883104</text:p>
          </table:table-cell>
          <table:table-cell office:value-type="float" office:value="1.4432777379999999" table:style-name="ce1">
            <text:p>1,443277738</text:p>
          </table:table-cell>
          <table:table-cell office:value-type="float" office:value="1.6878452749999999" table:style-name="ce1">
            <text:p>1,687845275</text:p>
          </table:table-cell>
          <table:table-cell office:value-type="float" office:value="2.6721563389999998" table:style-name="ce1">
            <text:p>2,672156339</text:p>
          </table:table-cell>
          <table:table-cell office:value-type="float" office:value="2.6147815200000002" table:style-name="ce1">
            <text:p>2,61478152</text:p>
          </table:table-cell>
          <table:table-cell office:value-type="float" office:value="1.593867908" table:style-name="ce1">
            <text:p>1,593867908</text:p>
          </table:table-cell>
          <table:table-cell office:value-type="float" office:value="2.7009101659999999" table:style-name="ce1">
            <text:p>2,700910166</text:p>
          </table:table-cell>
          <table:table-cell office:value-type="float" office:value="0.32567172300000002" table:style-name="ce1">
            <text:p>0,325671723</text:p>
          </table:table-cell>
          <table:table-cell office:value-type="float" office:value="1.943244886" table:style-name="ce1">
            <text:p>1,943244886</text:p>
          </table:table-cell>
          <table:table-cell table:style-name="ce1"/>
          <table:table-cell office:value-type="float" office:value="0.39418763899999998" table:style-name="ce1">
            <text:p>0,394187639</text:p>
          </table:table-cell>
          <table:table-cell office:value-type="float" office:value="1.440999844" table:style-name="ce1">
            <text:p>1,440999844</text:p>
          </table:table-cell>
          <table:table-cell office:value-type="float" office:value="3.0357635909999998" table:style-name="ce1">
            <text:p>3,035763591</text:p>
          </table:table-cell>
          <table:table-cell office:value-type="float" office:value="0.866835947" table:style-name="ce1">
            <text:p>0,866835947</text:p>
          </table:table-cell>
          <table:table-cell office:value-type="float" office:value="2.5892628489999998" table:style-name="ce1">
            <text:p>2,589262849</text:p>
          </table:table-cell>
          <table:table-cell office:value-type="float" office:value="2.0372074E-2" table:style-name="ce1">
            <text:p>0,020372074</text:p>
          </table:table-cell>
          <table:table-cell office:value-type="float" office:value="0.97973718799999998" table:style-name="ce1">
            <text:p>0,979737188</text:p>
          </table:table-cell>
          <table:table-cell office:value-type="float" office:value="4.8501397180000003" table:style-name="ce1">
            <text:p>4,850139718</text:p>
          </table:table-cell>
          <table:table-cell office:value-type="float" office:value="0.34068578900000002" table:style-name="ce1">
            <text:p>0,340685789</text:p>
          </table:table-cell>
          <table:table-cell office:value-type="float" office:value="-1.4508536190000001" table:style-name="ce1">
            <text:p>-1,450853619</text:p>
          </table:table-cell>
          <table:table-cell office:value-type="float" office:value="3.0680393700000002" table:style-name="ce1">
            <text:p>3,06803937</text:p>
          </table:table-cell>
          <table:table-cell office:value-type="float" office:value="-3.5430369000000003E-2" table:style-name="ce1">
            <text:p>-0,035430369</text:p>
          </table:table-cell>
          <table:table-cell office:value-type="float" office:value="3.4226052220000001" table:style-name="ce1">
            <text:p>3,422605222</text:p>
          </table:table-cell>
          <table:table-cell office:value-type="float" office:value="1.2520998830000001" table:style-name="ce1">
            <text:p>1,252099883</text:p>
          </table:table-cell>
          <table:table-cell office:value-type="float" office:value="1.1527574819999999" table:style-name="ce1">
            <text:p>1,152757482</text:p>
          </table:table-cell>
          <table:table-cell office:value-type="float" office:value="1.006157245" table:style-name="ce1">
            <text:p>1,006157245</text:p>
          </table:table-cell>
          <table:table-cell table:style-name="ce1"/>
          <table:table-cell office:value-type="float" office:value="1.738076009" table:style-name="ce1">
            <text:p>1,738076009</text:p>
          </table:table-cell>
          <table:table-cell office:value-type="float" office:value="2.4777585200000001" table:style-name="ce1">
            <text:p>2,47775852</text:p>
          </table:table-cell>
          <table:table-cell office:value-type="float" office:value="4.7300012110000003" table:style-name="ce1">
            <text:p>4,730001211</text:p>
          </table:table-cell>
          <table:table-cell office:value-type="float" office:value="0.49424907699999998" table:style-name="ce1">
            <text:p>0,494249077</text:p>
          </table:table-cell>
          <table:table-cell office:value-type="float" office:value="2.0758688599999999" table:style-name="ce1">
            <text:p>2,07586886</text:p>
          </table:table-cell>
          <table:table-cell office:value-type="float" office:value="1.1605304750000001" table:style-name="ce1">
            <text:p>1,160530475</text:p>
          </table:table-cell>
          <table:table-cell office:value-type="float" office:value="1.718057588" table:style-name="ce1">
            <text:p>1,718057588</text:p>
          </table:table-cell>
          <table:table-cell office:value-type="float" office:value="2.7334302199999998" table:style-name="ce1">
            <text:p>2,73343022</text:p>
          </table:table-cell>
          <table:table-cell office:value-type="float" office:value="2.955060858" table:style-name="ce1">
            <text:p>2,955060858</text:p>
          </table:table-cell>
          <table:table-cell office:value-type="float" office:value="1.493380513" table:style-name="ce1">
            <text:p>1,493380513</text:p>
          </table:table-cell>
          <table:table-cell office:value-type="float" office:value="0.94202416300000003" table:style-name="ce1">
            <text:p>0,942024163</text:p>
          </table:table-cell>
          <table:table-cell office:value-type="float" office:value="2.063445336" table:style-name="ce1">
            <text:p>2,063445336</text:p>
          </table:table-cell>
          <table:table-cell office:value-type="float" office:value="1.7089818939999999" table:style-name="ce1">
            <text:p>1,708981894</text:p>
          </table:table-cell>
          <table:table-cell office:value-type="float" office:value="2.1223744010000001" table:style-name="ce1">
            <text:p>2,122374401</text:p>
          </table:table-cell>
          <table:table-cell office:value-type="float" office:value="1.0786212040000001" table:style-name="ce1">
            <text:p>1,078621204</text:p>
          </table:table-cell>
          <table:table-cell office:value-type="float" office:value="-0.694003963" table:style-name="ce1">
            <text:p>-0,694003963</text:p>
          </table:table-cell>
          <table:table-cell office:value-type="float" office:value="1.361840137" table:style-name="ce1">
            <text:p>1,361840137</text:p>
          </table:table-cell>
          <table:table-cell office:value-type="float" office:value="-1.6738287009999999" table:style-name="ce1">
            <text:p>-1,673828701</text:p>
          </table:table-cell>
          <table:table-cell office:value-type="float" office:value="2.0318962350000001" table:style-name="ce1">
            <text:p>2,031896235</text:p>
          </table:table-cell>
          <table:table-cell office:value-type="float" office:value="-5.849939826" table:style-name="ce1">
            <text:p>-5,849939826</text:p>
          </table:table-cell>
          <table:table-cell office:value-type="float" office:value="1.6279373420000001" table:style-name="ce1">
            <text:p>1,627937342</text:p>
          </table:table-cell>
          <table:table-cell office:value-type="float" office:value="0.95410175600000002" table:style-name="ce1">
            <text:p>0,954101756</text:p>
          </table:table-cell>
          <table:table-cell office:value-type="float" office:value="-0.29767305300000002" table:style-name="ce1">
            <text:p>-0,297673053</text:p>
          </table:table-cell>
          <table:table-cell office:value-type="float" office:value="3.0387153069999999" table:style-name="ce1">
            <text:p>3,038715307</text:p>
          </table:table-cell>
          <table:table-cell office:value-type="float" office:value="2.4362301240000002" table:style-name="ce1">
            <text:p>2,436230124</text:p>
          </table:table-cell>
          <table:table-cell office:value-type="float" office:value="2.3068564569999999" table:style-name="ce1">
            <text:p>2,306856457</text:p>
          </table:table-cell>
          <table:table-cell office:value-type="float" office:value="1.7126990339999999" table:style-name="ce1">
            <text:p>1,712699034</text:p>
          </table:table-cell>
          <table:table-cell office:value-type="float" office:value="0.76765065200000004" table:style-name="ce1">
            <text:p>0,767650652</text:p>
          </table:table-cell>
          <table:table-cell office:value-type="float" office:value="1.609683985" table:style-name="ce1">
            <text:p>1,609683985</text:p>
          </table:table-cell>
          <table:table-cell office:value-type="float" office:value="-0.11725456200000001" table:style-name="ce1">
            <text:p>-0,117254562</text:p>
          </table:table-cell>
          <table:table-cell office:value-type="float" office:value="2.6893733210000001" table:style-name="ce1">
            <text:p>2,689373321</text:p>
          </table:table-cell>
          <table:table-cell office:value-type="float" office:value="0.93526391900000005" table:style-name="ce1">
            <text:p>0,935263919</text:p>
          </table:table-cell>
          <table:table-cell office:value-type="float" office:value="1.143877971" table:style-name="ce1">
            <text:p>1,143877971</text:p>
          </table:table-cell>
          <table:table-cell office:value-type="float" office:value="2.2462292850000001" table:style-name="ce1">
            <text:p>2,246229285</text:p>
          </table:table-cell>
          <table:table-cell office:value-type="float" office:value="0.19958109299999999" table:style-name="ce1">
            <text:p>0,199581093</text:p>
          </table:table-cell>
          <table:table-cell office:value-type="float" office:value="0.76119535699999996" table:style-name="ce1">
            <text:p>0,761195357</text:p>
          </table:table-cell>
          <table:table-cell office:value-type="float" office:value="-0.86478008699999998" table:style-name="ce1">
            <text:p>-0,864780087</text:p>
          </table:table-cell>
          <table:table-cell office:value-type="float" office:value="3.9372193229999999" table:style-name="ce1">
            <text:p>3,937219323</text:p>
          </table:table-cell>
          <table:table-cell office:value-type="float" office:value="2.5588906699999998" table:style-name="ce1">
            <text:p>2,55889067</text:p>
          </table:table-cell>
          <table:table-cell office:value-type="float" office:value="1.400064494" table:style-name="ce1">
            <text:p>1,400064494</text:p>
          </table:table-cell>
          <table:table-cell office:value-type="float" office:value="0.36347657" table:style-name="ce1">
            <text:p>0,36347657</text:p>
          </table:table-cell>
          <table:table-cell office:value-type="float" office:value="2.4966936290000001" table:style-name="ce1">
            <text:p>2,496693629</text:p>
          </table:table-cell>
          <table:table-cell office:value-type="float" office:value="1.220562725" table:style-name="ce1">
            <text:p>1,220562725</text:p>
          </table:table-cell>
          <table:table-cell office:value-type="float" office:value="2.333877684" table:style-name="ce1">
            <text:p>2,333877684</text:p>
          </table:table-cell>
          <table:table-cell office:value-type="float" office:value="2.6666250169999999" table:style-name="ce1">
            <text:p>2,666625017</text:p>
          </table:table-cell>
          <table:table-cell office:value-type="float" office:value="3.4174033939999999" table:style-name="ce1">
            <text:p>3,417403394</text:p>
          </table:table-cell>
          <table:table-cell office:value-type="float" office:value="2.493413935" table:style-name="ce1">
            <text:p>2,493413935</text:p>
          </table:table-cell>
          <table:table-cell office:value-type="float" office:value="2.1396142469999999" table:style-name="ce1">
            <text:p>2,139614247</text:p>
          </table:table-cell>
          <table:table-cell office:value-type="float" office:value="0.602938474" table:style-name="ce1">
            <text:p>0,602938474</text:p>
          </table:table-cell>
          <table:table-cell office:value-type="float" office:value="0.569388228" table:style-name="ce1">
            <text:p>0,569388228</text:p>
          </table:table-cell>
          <table:table-cell office:value-type="float" office:value="2.653261058" table:style-name="ce1">
            <text:p>2,653261058</text:p>
          </table:table-cell>
          <table:table-cell office:value-type="float" office:value="2.0303800679999999" table:style-name="ce1">
            <text:p>2,030380068</text:p>
          </table:table-cell>
          <table:table-cell office:value-type="float" office:value="1.329237335" table:style-name="ce1">
            <text:p>1,329237335</text:p>
          </table:table-cell>
          <table:table-cell office:value-type="float" office:value="0.82621391899999996" table:style-name="ce1">
            <text:p>0,826213919</text:p>
          </table:table-cell>
          <table:table-cell office:value-type="float" office:value="3.6167706609999999" table:style-name="ce1">
            <text:p>3,616770661</text:p>
          </table:table-cell>
          <table:table-cell office:value-type="float" office:value="1.7589444430000001" table:style-name="ce1">
            <text:p>1,758944443</text:p>
          </table:table-cell>
          <table:table-cell office:value-type="float" office:value="2.7595641419999999" table:style-name="ce1">
            <text:p>2,759564142</text:p>
          </table:table-cell>
          <table:table-cell office:value-type="float" office:value="2.052729963" table:style-name="ce1">
            <text:p>2,052729963</text:p>
          </table:table-cell>
          <table:table-cell office:value-type="float" office:value="1.8759810589999999" table:style-name="ce1">
            <text:p>1,875981059</text:p>
          </table:table-cell>
          <table:table-cell office:value-type="float" office:value="2.3550823809999999" table:style-name="ce1">
            <text:p>2,355082381</text:p>
          </table:table-cell>
          <table:table-cell office:value-type="float" office:value="2.5874743109999998" table:style-name="ce1">
            <text:p>2,587474311</text:p>
          </table:table-cell>
          <table:table-cell office:value-type="float" office:value="2.3288791610000001" table:style-name="ce1">
            <text:p>2,328879161</text:p>
          </table:table-cell>
          <table:table-cell office:value-type="float" office:value="0.211012329" table:style-name="ce1">
            <text:p>0,211012329</text:p>
          </table:table-cell>
          <table:table-cell office:value-type="float" office:value="3.0000169680000002" table:style-name="ce1">
            <text:p>3,000016968</text:p>
          </table:table-cell>
          <table:table-cell office:value-type="float" office:value="0.92887757699999995" table:style-name="ce1">
            <text:p>0,928877577</text:p>
          </table:table-cell>
          <table:table-cell office:value-type="float" office:value="1.4571695629999999" table:style-name="ce1">
            <text:p>1,457169563</text:p>
          </table:table-cell>
          <table:table-cell office:value-type="float" office:value="0.269089468" table:style-name="ce1">
            <text:p>0,269089468</text:p>
          </table:table-cell>
          <table:table-cell office:value-type="float" office:value="2.3982415160000001" table:style-name="ce1">
            <text:p>2,398241516</text:p>
          </table:table-cell>
          <table:table-cell office:value-type="float" office:value="4.4778524979999998" table:style-name="ce1">
            <text:p>4,477852498</text:p>
          </table:table-cell>
          <table:table-cell office:value-type="float" office:value="1.723452966" table:style-name="ce1">
            <text:p>1,723452966</text:p>
          </table:table-cell>
          <table:table-cell office:value-type="float" office:value="0.58687440300000004" table:style-name="ce1">
            <text:p>0,586874403</text:p>
          </table:table-cell>
          <table:table-cell office:value-type="float" office:value="1.6736142300000001" table:style-name="ce1">
            <text:p>1,67361423</text:p>
          </table:table-cell>
          <table:table-cell office:value-type="float" office:value="1.1030136020000001" table:style-name="ce1">
            <text:p>1,103013602</text:p>
          </table:table-cell>
          <table:table-cell office:value-type="float" office:value="-0.145379065" table:style-name="ce1">
            <text:p>-0,145379065</text:p>
          </table:table-cell>
          <table:table-cell office:value-type="float" office:value="-3.4267907E-2" table:style-name="ce1">
            <text:p>-0,034267907</text:p>
          </table:table-cell>
          <table:table-cell office:value-type="float" office:value="-5.3700690929999997" table:style-name="ce1">
            <text:p>-5,370069093</text:p>
          </table:table-cell>
          <table:table-cell office:value-type="float" office:value="2.1363086579999999" table:style-name="ce1">
            <text:p>2,136308658</text:p>
          </table:table-cell>
          <table:table-cell office:value-type="float" office:value="2.5081914620000001" table:style-name="ce1">
            <text:p>2,508191462</text:p>
          </table:table-cell>
          <table:table-cell office:value-type="float" office:value="3.5351203579999999" table:style-name="ce1">
            <text:p>3,535120358</text:p>
          </table:table-cell>
          <table:table-cell office:value-type="float" office:value="2.8083151260000001" table:style-name="ce1">
            <text:p>2,808315126</text:p>
          </table:table-cell>
          <table:table-cell office:value-type="float" office:value="3.1365869320000002" table:style-name="ce1">
            <text:p>3,136586932</text:p>
          </table:table-cell>
          <table:table-cell office:value-type="float" office:value="2.839102687" table:style-name="ce1">
            <text:p>2,839102687</text:p>
          </table:table-cell>
          <table:table-cell office:value-type="float" office:value="-0.44409368199999999" table:style-name="ce1">
            <text:p>-0,444093682</text:p>
          </table:table-cell>
          <table:table-cell office:value-type="float" office:value="1.292805561" table:style-name="ce1">
            <text:p>1,292805561</text:p>
          </table:table-cell>
          <table:table-cell office:value-type="float" office:value="1.4687905560000001" table:style-name="ce1">
            <text:p>1,468790556</text:p>
          </table:table-cell>
          <table:table-cell office:value-type="float" office:value="0.77248766099999999" table:style-name="ce1">
            <text:p>0,772487661</text:p>
          </table:table-cell>
          <table:table-cell office:value-type="float" office:value="0.45784871500000002" table:style-name="ce1">
            <text:p>0,457848715</text:p>
          </table:table-cell>
          <table:table-cell office:value-type="float" office:value="2.724327621" table:style-name="ce1">
            <text:p>2,724327621</text:p>
          </table:table-cell>
          <table:table-cell office:value-type="float" office:value="-1.4438152719999999" table:style-name="ce1">
            <text:p>-1,443815272</text:p>
          </table:table-cell>
          <table:table-cell office:value-type="float" office:value="2.7217164199999999" table:style-name="ce1">
            <text:p>2,72171642</text:p>
          </table:table-cell>
          <table:table-cell office:value-type="float" office:value="1.561466317" table:style-name="ce1">
            <text:p>1,561466317</text:p>
          </table:table-cell>
          <table:table-cell office:value-type="float" office:value="1.844185932" table:style-name="ce1">
            <text:p>1,844185932</text:p>
          </table:table-cell>
          <table:table-cell office:value-type="float" office:value="1.63849774" table:style-name="ce1">
            <text:p>1,63849774</text:p>
          </table:table-cell>
          <table:table-cell office:value-type="float" office:value="0.39405443000000001" table:style-name="ce1">
            <text:p>0,39405443</text:p>
          </table:table-cell>
          <table:table-cell office:value-type="float" office:value="-0.115694093" table:style-name="ce1">
            <text:p>-0,115694093</text:p>
          </table:table-cell>
          <table:table-cell office:value-type="float" office:value="0.71070546199999995" table:style-name="ce1">
            <text:p>0,710705462</text:p>
          </table:table-cell>
          <table:table-cell office:value-type="float" office:value="2.2185181709999999" table:style-name="ce1">
            <text:p>2,218518171</text:p>
          </table:table-cell>
          <table:table-cell table:style-name="ce1"/>
          <table:table-cell office:value-type="float" office:value="2.665768473" table:style-name="ce1">
            <text:p>2,665768473</text:p>
          </table:table-cell>
          <table:table-cell office:value-type="float" office:value="2.801537567" table:style-name="ce1">
            <text:p>2,801537567</text:p>
          </table:table-cell>
          <table:table-cell office:value-type="float" office:value="5.8881804420000003" table:style-name="ce1">
            <text:p>5,888180442</text:p>
          </table:table-cell>
          <table:table-cell office:value-type="float" office:value="3.2544109470000002" table:style-name="ce1">
            <text:p>3,254410947</text:p>
          </table:table-cell>
          <table:table-cell office:value-type="float" office:value="1.3047514710000001" table:style-name="ce1">
            <text:p>1,304751471</text:p>
          </table:table-cell>
          <table:table-cell office:value-type="float" office:value="0.20619542099999999" table:style-name="ce1">
            <text:p>0,206195421</text:p>
          </table:table-cell>
          <table:table-cell office:value-type="float" office:value="2.2471306000000002" table:style-name="ce1">
            <text:p>2,2471306</text:p>
          </table:table-cell>
          <table:table-cell office:value-type="float" office:value="0.91713303999999995" table:style-name="ce1">
            <text:p>0,91713304</text:p>
          </table:table-cell>
          <table:table-cell office:value-type="float" office:value="1.5232432389999999" table:style-name="ce1">
            <text:p>1,523243239</text:p>
          </table:table-cell>
          <table:table-cell office:value-type="float" office:value="2.5675641119999999" table:style-name="ce1">
            <text:p>2,567564112</text:p>
          </table:table-cell>
          <table:table-cell office:value-type="float" office:value="1.7555469260000001" table:style-name="ce1">
            <text:p>1,755546926</text:p>
          </table:table-cell>
          <table:table-cell office:value-type="float" office:value="2.56516082" table:style-name="ce1">
            <text:p>2,56516082</text:p>
          </table:table-cell>
          <table:table-cell office:value-type="float" office:value="2.224336906" table:style-name="ce1">
            <text:p>2,224336906</text:p>
          </table:table-cell>
          <table:table-cell office:value-type="float" office:value="0.19028108799999999" table:style-name="ce1">
            <text:p>0,190281088</text:p>
          </table:table-cell>
          <table:table-cell office:value-type="float" office:value="2.1363086579999999" table:style-name="ce1">
            <text:p>2,136308658</text:p>
          </table:table-cell>
          <table:table-cell office:value-type="float" office:value="2.7217164199999999" table:style-name="ce1">
            <text:p>2,72171642</text:p>
          </table:table-cell>
          <table:table-cell office:value-type="float" office:value="0.47362125700000002" table:style-name="ce1">
            <text:p>0,473621257</text:p>
          </table:table-cell>
          <table:table-cell office:value-type="float" office:value="1.9363977210000001" table:style-name="ce1">
            <text:p>1,936397721</text:p>
          </table:table-cell>
          <table:table-cell office:value-type="float" office:value="1.5941781799999999" table:style-name="ce1">
            <text:p>1,59417818</text:p>
          </table:table-cell>
          <table:table-cell office:value-type="float" office:value="0.62886469899999997" table:style-name="ce1">
            <text:p>0,628864699</text:p>
          </table:table-cell>
          <table:table-cell office:value-type="float" office:value="3.1951854430000002" table:style-name="ce1">
            <text:p>3,195185443</text:p>
          </table:table-cell>
          <table:table-cell office:value-type="float" office:value="3.169680101" table:style-name="ce1">
            <text:p>3,169680101</text:p>
          </table:table-cell>
          <table:table-cell office:value-type="float" office:value="-0.49529114499999999" table:style-name="ce1">
            <text:p>-0,495291145</text:p>
          </table:table-cell>
          <table:table-cell office:value-type="float" office:value="1.2339264190000001" table:style-name="ce1">
            <text:p>1,233926419</text:p>
          </table:table-cell>
          <table:table-cell office:value-type="float" office:value="0.73386068800000004" table:style-name="ce1">
            <text:p>0,733860688</text:p>
          </table:table-cell>
          <table:table-cell office:value-type="float" office:value="1.2262960890000001" table:style-name="ce1">
            <text:p>1,226296089</text:p>
          </table:table-cell>
          <table:table-cell office:value-type="float" office:value="1.9631037250000001" table:style-name="ce1">
            <text:p>1,963103725</text:p>
          </table:table-cell>
          <table:table-cell office:value-type="float" office:value="1.8511148000000002E-2" table:style-name="ce1">
            <text:p>0,018511148</text:p>
          </table:table-cell>
          <table:table-cell office:value-type="float" office:value="2.1541542919999999" table:style-name="ce1">
            <text:p>2,154154292</text:p>
          </table:table-cell>
          <table:table-cell office:value-type="float" office:value="1.521423958" table:style-name="ce1">
            <text:p>1,521423958</text:p>
          </table:table-cell>
          <table:table-cell office:value-type="float" office:value="0.69192780799999998" table:style-name="ce1">
            <text:p>0,691927808</text:p>
          </table:table-cell>
          <table:table-cell office:value-type="float" office:value="1.8512291270000001" table:style-name="ce1">
            <text:p>1,851229127</text:p>
          </table:table-cell>
          <table:table-cell office:value-type="float" office:value="2.7080170130000001" table:style-name="ce1">
            <text:p>2,708017013</text:p>
          </table:table-cell>
          <table:table-cell office:value-type="float" office:value="1.521904785" table:style-name="ce1">
            <text:p>1,521904785</text:p>
          </table:table-cell>
          <table:table-cell office:value-type="float" office:value="0.93802893200000004" table:style-name="ce1">
            <text:p>0,938028932</text:p>
          </table:table-cell>
          <table:table-cell office:value-type="float" office:value="1.6153809109999999" table:style-name="ce1">
            <text:p>1,615380911</text:p>
          </table:table-cell>
          <table:table-cell office:value-type="float" office:value="4.7520353030000004" table:style-name="ce1">
            <text:p>4,752035303</text:p>
          </table:table-cell>
          <table:table-cell office:value-type="float" office:value="2.320140023" table:style-name="ce1">
            <text:p>2,320140023</text:p>
          </table:table-cell>
          <table:table-cell office:value-type="float" office:value="2.433661705" table:style-name="ce1">
            <text:p>2,433661705</text:p>
          </table:table-cell>
          <table:table-cell office:value-type="float" office:value="1.5118311120000001" table:style-name="ce1">
            <text:p>1,511831112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5" table:style-name="ce1">
            <text:p>1995</text:p>
          </table:table-cell>
          <table:table-cell office:value-type="float" office:value="4.6166747130000001" table:style-name="ce1">
            <text:p>4,616674713</text:p>
          </table:table-cell>
          <table:table-cell office:value-type="float" office:value="5.8842568120000003" table:style-name="ce1">
            <text:p>5,884256812</text:p>
          </table:table-cell>
          <table:table-cell office:value-type="float" office:value="3.2168590799999999" table:style-name="ce1">
            <text:p>3,21685908</text:p>
          </table:table-cell>
          <table:table-cell office:value-type="float" office:value="-0.61770365800000004" table:style-name="ce1">
            <text:p>-0,617703658</text:p>
          </table:table-cell>
          <table:table-cell office:value-type="float" office:value="1.8542028290000001" table:style-name="ce1">
            <text:p>1,854202829</text:p>
          </table:table-cell>
          <table:table-cell office:value-type="float" office:value="3.1199423259999999" table:style-name="ce1">
            <text:p>3,119942326</text:p>
          </table:table-cell>
          <table:table-cell office:value-type="float" office:value="5.1271719750000004" table:style-name="ce1">
            <text:p>5,127171975</text:p>
          </table:table-cell>
          <table:table-cell office:value-type="float" office:value="1.22923063" table:style-name="ce1">
            <text:p>1,22923063</text:p>
          </table:table-cell>
          <table:table-cell office:value-type="float" office:value="-2.0403367989999999" table:style-name="ce1">
            <text:p>-2,040336799</text:p>
          </table:table-cell>
          <table:table-cell office:value-type="float" office:value="2.0256069939999999" table:style-name="ce1">
            <text:p>2,025606994</text:p>
          </table:table-cell>
          <table:table-cell office:value-type="float" office:value="2.157965307" table:style-name="ce1">
            <text:p>2,157965307</text:p>
          </table:table-cell>
          <table:table-cell office:value-type="float" office:value="1.2080198120000001" table:style-name="ce1">
            <text:p>1,208019812</text:p>
          </table:table-cell>
          <table:table-cell office:value-type="float" office:value="0.15310626099999999" table:style-name="ce1">
            <text:p>0,153106261</text:p>
          </table:table-cell>
          <table:table-cell office:value-type="float" office:value="1.1516944469999999" table:style-name="ce1">
            <text:p>1,151694447</text:p>
          </table:table-cell>
          <table:table-cell office:value-type="float" office:value="1.482038331" table:style-name="ce1">
            <text:p>1,482038331</text:p>
          </table:table-cell>
          <table:table-cell office:value-type="float" office:value="0.20943683799999999" table:style-name="ce1">
            <text:p>0,209436838</text:p>
          </table:table-cell>
          <table:table-cell office:value-type="float" office:value="3.2936136380000001" table:style-name="ce1">
            <text:p>3,293613638</text:p>
          </table:table-cell>
          <table:table-cell office:value-type="float" office:value="2.7459135300000002" table:style-name="ce1">
            <text:p>2,74591353</text:p>
          </table:table-cell>
          <table:table-cell office:value-type="float" office:value="2.134495915" table:style-name="ce1">
            <text:p>2,134495915</text:p>
          </table:table-cell>
          <table:table-cell office:value-type="float" office:value="-0.44539849999999997" table:style-name="ce1">
            <text:p>-0,4453985</text:p>
          </table:table-cell>
          <table:table-cell office:value-type="float" office:value="2.5357064249999999" table:style-name="ce1">
            <text:p>2,535706425</text:p>
          </table:table-cell>
          <table:table-cell office:value-type="float" office:value="1.5603791220000001" table:style-name="ce1">
            <text:p>1,560379122</text:p>
          </table:table-cell>
          <table:table-cell office:value-type="float" office:value="-2.7681369760000001" table:style-name="ce1">
            <text:p>-2,768136976</text:p>
          </table:table-cell>
          <table:table-cell office:value-type="float" office:value="-0.32319699099999999" table:style-name="ce1">
            <text:p>-0,323196991</text:p>
          </table:table-cell>
          <table:table-cell office:value-type="float" office:value="2.5857750450000001" table:style-name="ce1">
            <text:p>2,585775045</text:p>
          </table:table-cell>
          <table:table-cell office:value-type="float" office:value="0.71813890800000002" table:style-name="ce1">
            <text:p>0,718138908</text:p>
          </table:table-cell>
          <table:table-cell office:value-type="float" office:value="2.0617557089999998" table:style-name="ce1">
            <text:p>2,061755709</text:p>
          </table:table-cell>
          <table:table-cell office:value-type="float" office:value="1.6097152539999999" table:style-name="ce1">
            <text:p>1,609715254</text:p>
          </table:table-cell>
          <table:table-cell office:value-type="float" office:value="0.40011506800000002" table:style-name="ce1">
            <text:p>0,400115068</text:p>
          </table:table-cell>
          <table:table-cell office:value-type="float" office:value="2.6119513799999998" table:style-name="ce1">
            <text:p>2,61195138</text:p>
          </table:table-cell>
          <table:table-cell office:value-type="float" office:value="0.51063525799999998" table:style-name="ce1">
            <text:p>0,510635258</text:p>
          </table:table-cell>
          <table:table-cell office:value-type="float" office:value="2.4191453119999999" table:style-name="ce1">
            <text:p>2,419145312</text:p>
          </table:table-cell>
          <table:table-cell office:value-type="float" office:value="2.757190552" table:style-name="ce1">
            <text:p>2,757190552</text:p>
          </table:table-cell>
          <table:table-cell office:value-type="float" office:value="1.0347694839999999" table:style-name="ce1">
            <text:p>1,034769484</text:p>
          </table:table-cell>
          <table:table-cell office:value-type="float" office:value="-0.14301556100000001" table:style-name="ce1">
            <text:p>-0,143015561</text:p>
          </table:table-cell>
          <table:table-cell office:value-type="float" office:value="0.668242326" table:style-name="ce1">
            <text:p>0,668242326</text:p>
          </table:table-cell>
          <table:table-cell office:value-type="float" office:value="0.43374016399999998" table:style-name="ce1">
            <text:p>0,433740164</text:p>
          </table:table-cell>
          <table:table-cell office:value-type="float" office:value="1.502984484" table:style-name="ce1">
            <text:p>1,502984484</text:p>
          </table:table-cell>
          <table:table-cell office:value-type="float" office:value="1.086509151" table:style-name="ce1">
            <text:p>1,086509151</text:p>
          </table:table-cell>
          <table:table-cell office:value-type="float" office:value="3.3246359550000002" table:style-name="ce1">
            <text:p>3,324635955</text:p>
          </table:table-cell>
          <table:table-cell office:value-type="float" office:value="2.750755861" table:style-name="ce1">
            <text:p>2,750755861</text:p>
          </table:table-cell>
          <table:table-cell office:value-type="float" office:value="3.2344791759999998" table:style-name="ce1">
            <text:p>3,234479176</text:p>
          </table:table-cell>
          <table:table-cell office:value-type="float" office:value="2.816428164" table:style-name="ce1">
            <text:p>2,816428164</text:p>
          </table:table-cell>
          <table:table-cell office:value-type="float" office:value="1.8356186839999999" table:style-name="ce1">
            <text:p>1,835618684</text:p>
          </table:table-cell>
          <table:table-cell office:value-type="float" office:value="2.7979655380000001" table:style-name="ce1">
            <text:p>2,797965538</text:p>
          </table:table-cell>
          <table:table-cell office:value-type="float" office:value="2.5901845450000001" table:style-name="ce1">
            <text:p>2,590184545</text:p>
          </table:table-cell>
          <table:table-cell office:value-type="float" office:value="2.4757245280000002" table:style-name="ce1">
            <text:p>2,475724528</text:p>
          </table:table-cell>
          <table:table-cell office:value-type="float" office:value="0.86494532999999996" table:style-name="ce1">
            <text:p>0,86494533</text:p>
          </table:table-cell>
          <table:table-cell office:value-type="float" office:value="0.45833057999999999" table:style-name="ce1">
            <text:p>0,45833058</text:p>
          </table:table-cell>
          <table:table-cell office:value-type="float" office:value="0.35131468399999999" table:style-name="ce1">
            <text:p>0,351314684</text:p>
          </table:table-cell>
          <table:table-cell office:value-type="float" office:value="5.2724399379999998" table:style-name="ce1">
            <text:p>5,272439938</text:p>
          </table:table-cell>
          <table:table-cell office:value-type="float" office:value="2.1593838249999999" table:style-name="ce1">
            <text:p>2,159383825</text:p>
          </table:table-cell>
          <table:table-cell office:value-type="float" office:value="-6.1314063000000002E-2" table:style-name="ce1">
            <text:p>-0,061314063</text:p>
          </table:table-cell>
          <table:table-cell office:value-type="float" office:value="0.29390444399999999" table:style-name="ce1">
            <text:p>0,293904444</text:p>
          </table:table-cell>
          <table:table-cell office:value-type="float" office:value="1.280715871" table:style-name="ce1">
            <text:p>1,280715871</text:p>
          </table:table-cell>
          <table:table-cell office:value-type="float" office:value="7.7387949999999997E-2" table:style-name="ce1">
            <text:p>0,07738795</text:p>
          </table:table-cell>
          <table:table-cell office:value-type="float" office:value="0.52096218100000002" table:style-name="ce1">
            <text:p>0,520962181</text:p>
          </table:table-cell>
          <table:table-cell office:value-type="float" office:value="1.7486145360000001" table:style-name="ce1">
            <text:p>1,748614536</text:p>
          </table:table-cell>
          <table:table-cell office:value-type="float" office:value="1.909821478" table:style-name="ce1">
            <text:p>1,909821478</text:p>
          </table:table-cell>
          <table:table-cell office:value-type="float" office:value="1.26366025" table:style-name="ce1">
            <text:p>1,26366025</text:p>
          </table:table-cell>
          <table:table-cell office:value-type="float" office:value="2.0054346029999999" table:style-name="ce1">
            <text:p>2,005434603</text:p>
          </table:table-cell>
          <table:table-cell office:value-type="float" office:value="1.20205367" table:style-name="ce1">
            <text:p>1,20205367</text:p>
          </table:table-cell>
          <table:table-cell office:value-type="float" office:value="0.106622534" table:style-name="ce1">
            <text:p>0,106622534</text:p>
          </table:table-cell>
          <table:table-cell office:value-type="float" office:value="0.17079606" table:style-name="ce1">
            <text:p>0,17079606</text:p>
          </table:table-cell>
          <table:table-cell office:value-type="float" office:value="2.1816226310000002" table:style-name="ce1">
            <text:p>2,181622631</text:p>
          </table:table-cell>
          <table:table-cell office:value-type="float" office:value="2.0064379250000002" table:style-name="ce1">
            <text:p>2,006437925</text:p>
          </table:table-cell>
          <table:table-cell office:value-type="float" office:value="0.25750775799999998" table:style-name="ce1">
            <text:p>0,257507758</text:p>
          </table:table-cell>
          <table:table-cell office:value-type="float" office:value="-0.64251263199999997" table:style-name="ce1">
            <text:p>-0,642512632</text:p>
          </table:table-cell>
          <table:table-cell office:value-type="float" office:value="0.44136575" table:style-name="ce1">
            <text:p>0,44136575</text:p>
          </table:table-cell>
          <table:table-cell office:value-type="float" office:value="-1.7853995359999999" table:style-name="ce1">
            <text:p>-1,785399536</text:p>
          </table:table-cell>
          <table:table-cell office:value-type="float" office:value="3.327275116" table:style-name="ce1">
            <text:p>3,327275116</text:p>
          </table:table-cell>
          <table:table-cell office:value-type="float" office:value="0.18905046" table:style-name="ce1">
            <text:p>0,18905046</text:p>
          </table:table-cell>
          <table:table-cell office:value-type="float" office:value="2.6967773149999998" table:style-name="ce1">
            <text:p>2,696777315</text:p>
          </table:table-cell>
          <table:table-cell office:value-type="float" office:value="0.38165533299999999" table:style-name="ce1">
            <text:p>0,381655333</text:p>
          </table:table-cell>
          <table:table-cell office:value-type="float" office:value="1.2739670590000001" table:style-name="ce1">
            <text:p>1,273967059</text:p>
          </table:table-cell>
          <table:table-cell office:value-type="float" office:value="0.36124989499999999" table:style-name="ce1">
            <text:p>0,361249895</text:p>
          </table:table-cell>
          <table:table-cell office:value-type="float" office:value="-0.50502397399999999" table:style-name="ce1">
            <text:p>-0,505023974</text:p>
          </table:table-cell>
          <table:table-cell office:value-type="float" office:value="1.403850569" table:style-name="ce1">
            <text:p>1,403850569</text:p>
          </table:table-cell>
          <table:table-cell office:value-type="float" office:value="2.5854289559999999" table:style-name="ce1">
            <text:p>2,585428956</text:p>
          </table:table-cell>
          <table:table-cell office:value-type="float" office:value="0.26454741700000001" table:style-name="ce1">
            <text:p>0,264547417</text:p>
          </table:table-cell>
          <table:table-cell office:value-type="float" office:value="-3.7577160680000001" table:style-name="ce1">
            <text:p>-3,757716068</text:p>
          </table:table-cell>
          <table:table-cell office:value-type="float" office:value="2.6948653930000002" table:style-name="ce1">
            <text:p>2,694865393</text:p>
          </table:table-cell>
          <table:table-cell office:value-type="float" office:value="0.31416928100000002" table:style-name="ce1">
            <text:p>0,314169281</text:p>
          </table:table-cell>
          <table:table-cell office:value-type="float" office:value="2.6273185969999999" table:style-name="ce1">
            <text:p>2,627318597</text:p>
          </table:table-cell>
          <table:table-cell office:value-type="float" office:value="3.092130547" table:style-name="ce1">
            <text:p>3,092130547</text:p>
          </table:table-cell>
          <table:table-cell office:value-type="float" office:value="2.0887916070000001" table:style-name="ce1">
            <text:p>2,088791607</text:p>
          </table:table-cell>
          <table:table-cell office:value-type="float" office:value="3.6217946919999999" table:style-name="ce1">
            <text:p>3,621794692</text:p>
          </table:table-cell>
          <table:table-cell office:value-type="float" office:value="0.46719728900000002" table:style-name="ce1">
            <text:p>0,467197289</text:p>
          </table:table-cell>
          <table:table-cell office:value-type="float" office:value="0.93769470899999996" table:style-name="ce1">
            <text:p>0,937694709</text:p>
          </table:table-cell>
          <table:table-cell office:value-type="float" office:value="0.53908486300000003" table:style-name="ce1">
            <text:p>0,539084863</text:p>
          </table:table-cell>
          <table:table-cell office:value-type="float" office:value="2.4529887929999998" table:style-name="ce1">
            <text:p>2,452988793</text:p>
          </table:table-cell>
          <table:table-cell office:value-type="float" office:value="1.9136187330000001" table:style-name="ce1">
            <text:p>1,913618733</text:p>
          </table:table-cell>
          <table:table-cell office:value-type="float" office:value="0.315093075" table:style-name="ce1">
            <text:p>0,315093075</text:p>
          </table:table-cell>
          <table:table-cell office:value-type="float" office:value="0.83972759100000005" table:style-name="ce1">
            <text:p>0,839727591</text:p>
          </table:table-cell>
          <table:table-cell office:value-type="float" office:value="1.9801327769999999" table:style-name="ce1">
            <text:p>1,980132777</text:p>
          </table:table-cell>
          <table:table-cell office:value-type="float" office:value="2.8435806440000002" table:style-name="ce1">
            <text:p>2,843580644</text:p>
          </table:table-cell>
          <table:table-cell office:value-type="float" office:value="2.9523297880000001" table:style-name="ce1">
            <text:p>2,952329788</text:p>
          </table:table-cell>
          <table:table-cell office:value-type="float" office:value="-0.69011951400000004" table:style-name="ce1">
            <text:p>-0,690119514</text:p>
          </table:table-cell>
          <table:table-cell office:value-type="float" office:value="1.852983751" table:style-name="ce1">
            <text:p>1,852983751</text:p>
          </table:table-cell>
          <table:table-cell office:value-type="float" office:value="-0.13922000400000001" table:style-name="ce1">
            <text:p>-0,139220004</text:p>
          </table:table-cell>
          <table:table-cell office:value-type="float" office:value="1.393916776" table:style-name="ce1">
            <text:p>1,393916776</text:p>
          </table:table-cell>
          <table:table-cell office:value-type="float" office:value="1.642925009" table:style-name="ce1">
            <text:p>1,642925009</text:p>
          </table:table-cell>
          <table:table-cell office:value-type="float" office:value="2.6331134559999998" table:style-name="ce1">
            <text:p>2,633113456</text:p>
          </table:table-cell>
          <table:table-cell office:value-type="float" office:value="2.5997583390000001" table:style-name="ce1">
            <text:p>2,599758339</text:p>
          </table:table-cell>
          <table:table-cell office:value-type="float" office:value="1.543735254" table:style-name="ce1">
            <text:p>1,543735254</text:p>
          </table:table-cell>
          <table:table-cell office:value-type="float" office:value="2.6498156079999999" table:style-name="ce1">
            <text:p>2,649815608</text:p>
          </table:table-cell>
          <table:table-cell office:value-type="float" office:value="0.65372437100000003" table:style-name="ce1">
            <text:p>0,653724371</text:p>
          </table:table-cell>
          <table:table-cell office:value-type="float" office:value="1.918940549" table:style-name="ce1">
            <text:p>1,918940549</text:p>
          </table:table-cell>
          <table:table-cell table:style-name="ce1"/>
          <table:table-cell office:value-type="float" office:value="0.51269505500000001" table:style-name="ce1">
            <text:p>0,512695055</text:p>
          </table:table-cell>
          <table:table-cell office:value-type="float" office:value="1.396445068" table:style-name="ce1">
            <text:p>1,396445068</text:p>
          </table:table-cell>
          <table:table-cell office:value-type="float" office:value="3.0741565080000002" table:style-name="ce1">
            <text:p>3,074156508</text:p>
          </table:table-cell>
          <table:table-cell office:value-type="float" office:value="0.54246799800000001" table:style-name="ce1">
            <text:p>0,542467998</text:p>
          </table:table-cell>
          <table:table-cell office:value-type="float" office:value="2.6682869569999998" table:style-name="ce1">
            <text:p>2,668286957</text:p>
          </table:table-cell>
          <table:table-cell office:value-type="float" office:value="1.588562E-3" table:style-name="ce1">
            <text:p>0,001588562</text:p>
          </table:table-cell>
          <table:table-cell office:value-type="float" office:value="0.97836209200000002" table:style-name="ce1">
            <text:p>0,978362092</text:p>
          </table:table-cell>
          <table:table-cell office:value-type="float" office:value="3.9671830539999999" table:style-name="ce1">
            <text:p>3,967183054</text:p>
          </table:table-cell>
          <table:table-cell office:value-type="float" office:value="0.38178960099999998" table:style-name="ce1">
            <text:p>0,381789601</text:p>
          </table:table-cell>
          <table:table-cell office:value-type="float" office:value="-1.752259011" table:style-name="ce1">
            <text:p>-1,752259011</text:p>
          </table:table-cell>
          <table:table-cell office:value-type="float" office:value="2.9892605830000001" table:style-name="ce1">
            <text:p>2,989260583</text:p>
          </table:table-cell>
          <table:table-cell office:value-type="float" office:value="0.99830039599999998" table:style-name="ce1">
            <text:p>0,998300396</text:p>
          </table:table-cell>
          <table:table-cell office:value-type="float" office:value="3.2255910110000001" table:style-name="ce1">
            <text:p>3,225591011</text:p>
          </table:table-cell>
          <table:table-cell office:value-type="float" office:value="1.3640726299999999" table:style-name="ce1">
            <text:p>1,36407263</text:p>
          </table:table-cell>
          <table:table-cell office:value-type="float" office:value="1.0968507119999999" table:style-name="ce1">
            <text:p>1,096850712</text:p>
          </table:table-cell>
          <table:table-cell office:value-type="float" office:value="1.0062008549999999" table:style-name="ce1">
            <text:p>1,006200855</text:p>
          </table:table-cell>
          <table:table-cell table:style-name="ce1"/>
          <table:table-cell office:value-type="float" office:value="1.7018824290000001" table:style-name="ce1">
            <text:p>1,701882429</text:p>
          </table:table-cell>
          <table:table-cell office:value-type="float" office:value="2.309311825" table:style-name="ce1">
            <text:p>2,309311825</text:p>
          </table:table-cell>
          <table:table-cell office:value-type="float" office:value="3.6076544639999999" table:style-name="ce1">
            <text:p>3,607654464</text:p>
          </table:table-cell>
          <table:table-cell office:value-type="float" office:value="2.8861233099999999" table:style-name="ce1">
            <text:p>2,88612331</text:p>
          </table:table-cell>
          <table:table-cell office:value-type="float" office:value="1.916136405" table:style-name="ce1">
            <text:p>1,916136405</text:p>
          </table:table-cell>
          <table:table-cell office:value-type="float" office:value="1.224184932" table:style-name="ce1">
            <text:p>1,224184932</text:p>
          </table:table-cell>
          <table:table-cell office:value-type="float" office:value="1.68129094" table:style-name="ce1">
            <text:p>1,68129094</text:p>
          </table:table-cell>
          <table:table-cell office:value-type="float" office:value="2.6746537309999998" table:style-name="ce1">
            <text:p>2,674653731</text:p>
          </table:table-cell>
          <table:table-cell office:value-type="float" office:value="2.8839868279999998" table:style-name="ce1">
            <text:p>2,883986828</text:p>
          </table:table-cell>
          <table:table-cell office:value-type="float" office:value="1.4811219120000001" table:style-name="ce1">
            <text:p>1,481121912</text:p>
          </table:table-cell>
          <table:table-cell office:value-type="float" office:value="0.81698674400000004" table:style-name="ce1">
            <text:p>0,816986744</text:p>
          </table:table-cell>
          <table:table-cell office:value-type="float" office:value="2.0245122750000002" table:style-name="ce1">
            <text:p>2,024512275</text:p>
          </table:table-cell>
          <table:table-cell office:value-type="float" office:value="1.6657259600000001" table:style-name="ce1">
            <text:p>1,66572596</text:p>
          </table:table-cell>
          <table:table-cell office:value-type="float" office:value="1.9827656600000001" table:style-name="ce1">
            <text:p>1,98276566</text:p>
          </table:table-cell>
          <table:table-cell office:value-type="float" office:value="1.1082557669999999" table:style-name="ce1">
            <text:p>1,108255767</text:p>
          </table:table-cell>
          <table:table-cell office:value-type="float" office:value="-0.76972801800000001" table:style-name="ce1">
            <text:p>-0,769728018</text:p>
          </table:table-cell>
          <table:table-cell office:value-type="float" office:value="1.4047424639999999" table:style-name="ce1">
            <text:p>1,404742464</text:p>
          </table:table-cell>
          <table:table-cell office:value-type="float" office:value="-1.4258108119999999" table:style-name="ce1">
            <text:p>-1,425810812</text:p>
          </table:table-cell>
          <table:table-cell office:value-type="float" office:value="2.0215253629999999" table:style-name="ce1">
            <text:p>2,021525363</text:p>
          </table:table-cell>
          <table:table-cell office:value-type="float" office:value="-4.1686888870000001" table:style-name="ce1">
            <text:p>-4,168688887</text:p>
          </table:table-cell>
          <table:table-cell office:value-type="float" office:value="1.5296368730000001" table:style-name="ce1">
            <text:p>1,529636873</text:p>
          </table:table-cell>
          <table:table-cell office:value-type="float" office:value="0.91904295199999997" table:style-name="ce1">
            <text:p>0,919042952</text:p>
          </table:table-cell>
          <table:table-cell office:value-type="float" office:value="-0.40462592400000003" table:style-name="ce1">
            <text:p>-0,404625924</text:p>
          </table:table-cell>
          <table:table-cell office:value-type="float" office:value="3.0810807160000002" table:style-name="ce1">
            <text:p>3,081080716</text:p>
          </table:table-cell>
          <table:table-cell office:value-type="float" office:value="2.2084453829999999" table:style-name="ce1">
            <text:p>2,208445383</text:p>
          </table:table-cell>
          <table:table-cell office:value-type="float" office:value="2.770264192" table:style-name="ce1">
            <text:p>2,770264192</text:p>
          </table:table-cell>
          <table:table-cell office:value-type="float" office:value="1.657597749" table:style-name="ce1">
            <text:p>1,657597749</text:p>
          </table:table-cell>
          <table:table-cell office:value-type="float" office:value="0.48077015699999998" table:style-name="ce1">
            <text:p>0,480770157</text:p>
          </table:table-cell>
          <table:table-cell office:value-type="float" office:value="1.5673594120000001" table:style-name="ce1">
            <text:p>1,567359412</text:p>
          </table:table-cell>
          <table:table-cell office:value-type="float" office:value="7.8134560000000006E-2" table:style-name="ce1">
            <text:p>0,07813456</text:p>
          </table:table-cell>
          <table:table-cell office:value-type="float" office:value="2.6509579400000001" table:style-name="ce1">
            <text:p>2,65095794</text:p>
          </table:table-cell>
          <table:table-cell office:value-type="float" office:value="0.69714300699999998" table:style-name="ce1">
            <text:p>0,697143007</text:p>
          </table:table-cell>
          <table:table-cell office:value-type="float" office:value="1.1873195459999999" table:style-name="ce1">
            <text:p>1,187319546</text:p>
          </table:table-cell>
          <table:table-cell office:value-type="float" office:value="2.143888923" table:style-name="ce1">
            <text:p>2,143888923</text:p>
          </table:table-cell>
          <table:table-cell office:value-type="float" office:value="5.2816571999999999E-2" table:style-name="ce1">
            <text:p>0,052816572</text:p>
          </table:table-cell>
          <table:table-cell office:value-type="float" office:value="0.76623739899999999" table:style-name="ce1">
            <text:p>0,766237399</text:p>
          </table:table-cell>
          <table:table-cell office:value-type="float" office:value="1.1092469659999999" table:style-name="ce1">
            <text:p>1,109246966</text:p>
          </table:table-cell>
          <table:table-cell office:value-type="float" office:value="3.5180396790000001" table:style-name="ce1">
            <text:p>3,518039679</text:p>
          </table:table-cell>
          <table:table-cell office:value-type="float" office:value="2.5438948090000002" table:style-name="ce1">
            <text:p>2,543894809</text:p>
          </table:table-cell>
          <table:table-cell office:value-type="float" office:value="0.85993346100000001" table:style-name="ce1">
            <text:p>0,859933461</text:p>
          </table:table-cell>
          <table:table-cell office:value-type="float" office:value="1.007915331" table:style-name="ce1">
            <text:p>1,007915331</text:p>
          </table:table-cell>
          <table:table-cell office:value-type="float" office:value="2.5213526489999998" table:style-name="ce1">
            <text:p>2,521352649</text:p>
          </table:table-cell>
          <table:table-cell office:value-type="float" office:value="1.182149111" table:style-name="ce1">
            <text:p>1,182149111</text:p>
          </table:table-cell>
          <table:table-cell office:value-type="float" office:value="2.239006818" table:style-name="ce1">
            <text:p>2,239006818</text:p>
          </table:table-cell>
          <table:table-cell office:value-type="float" office:value="2.2615222180000001" table:style-name="ce1">
            <text:p>2,261522218</text:p>
          </table:table-cell>
          <table:table-cell office:value-type="float" office:value="3.4515769089999999" table:style-name="ce1">
            <text:p>3,451576909</text:p>
          </table:table-cell>
          <table:table-cell office:value-type="float" office:value="2.4899144739999999" table:style-name="ce1">
            <text:p>2,489914474</text:p>
          </table:table-cell>
          <table:table-cell office:value-type="float" office:value="2.0232384400000001" table:style-name="ce1">
            <text:p>2,02323844</text:p>
          </table:table-cell>
          <table:table-cell office:value-type="float" office:value="0.493927373" table:style-name="ce1">
            <text:p>0,493927373</text:p>
          </table:table-cell>
          <table:table-cell office:value-type="float" office:value="0.51912552000000001" table:style-name="ce1">
            <text:p>0,51912552</text:p>
          </table:table-cell>
          <table:table-cell office:value-type="float" office:value="2.5116523800000001" table:style-name="ce1">
            <text:p>2,51165238</text:p>
          </table:table-cell>
          <table:table-cell office:value-type="float" office:value="1.230726507" table:style-name="ce1">
            <text:p>1,230726507</text:p>
          </table:table-cell>
          <table:table-cell office:value-type="float" office:value="1.4643637869999999" table:style-name="ce1">
            <text:p>1,464363787</text:p>
          </table:table-cell>
          <table:table-cell office:value-type="float" office:value="0.80664455000000002" table:style-name="ce1">
            <text:p>0,80664455</text:p>
          </table:table-cell>
          <table:table-cell office:value-type="float" office:value="2.5667341170000002" table:style-name="ce1">
            <text:p>2,566734117</text:p>
          </table:table-cell>
          <table:table-cell office:value-type="float" office:value="1.7230460080000001" table:style-name="ce1">
            <text:p>1,723046008</text:p>
          </table:table-cell>
          <table:table-cell office:value-type="float" office:value="2.7970059420000002" table:style-name="ce1">
            <text:p>2,797005942</text:p>
          </table:table-cell>
          <table:table-cell office:value-type="float" office:value="2.0485307920000002" table:style-name="ce1">
            <text:p>2,048530792</text:p>
          </table:table-cell>
          <table:table-cell office:value-type="float" office:value="1.859853062" table:style-name="ce1">
            <text:p>1,859853062</text:p>
          </table:table-cell>
          <table:table-cell office:value-type="float" office:value="2.3242152530000002" table:style-name="ce1">
            <text:p>2,324215253</text:p>
          </table:table-cell>
          <table:table-cell office:value-type="float" office:value="2.6388001409999999" table:style-name="ce1">
            <text:p>2,638800141</text:p>
          </table:table-cell>
          <table:table-cell office:value-type="float" office:value="2.368243004" table:style-name="ce1">
            <text:p>2,368243004</text:p>
          </table:table-cell>
          <table:table-cell office:value-type="float" office:value="0.13572103399999999" table:style-name="ce1">
            <text:p>0,135721034</text:p>
          </table:table-cell>
          <table:table-cell office:value-type="float" office:value="2.9059515079999998" table:style-name="ce1">
            <text:p>2,905951508</text:p>
          </table:table-cell>
          <table:table-cell office:value-type="float" office:value="0.92374987600000003" table:style-name="ce1">
            <text:p>0,923749876</text:p>
          </table:table-cell>
          <table:table-cell office:value-type="float" office:value="1.309020353" table:style-name="ce1">
            <text:p>1,309020353</text:p>
          </table:table-cell>
          <table:table-cell office:value-type="float" office:value="0.34620393799999999" table:style-name="ce1">
            <text:p>0,346203938</text:p>
          </table:table-cell>
          <table:table-cell office:value-type="float" office:value="2.345754892" table:style-name="ce1">
            <text:p>2,345754892</text:p>
          </table:table-cell>
          <table:table-cell office:value-type="float" office:value="4.4778728819999998" table:style-name="ce1">
            <text:p>4,477872882</text:p>
          </table:table-cell>
          <table:table-cell office:value-type="float" office:value="1.5919273359999999" table:style-name="ce1">
            <text:p>1,591927336</text:p>
          </table:table-cell>
          <table:table-cell office:value-type="float" office:value="0.54758885000000002" table:style-name="ce1">
            <text:p>0,54758885</text:p>
          </table:table-cell>
          <table:table-cell office:value-type="float" office:value="1.7924545519999999" table:style-name="ce1">
            <text:p>1,792454552</text:p>
          </table:table-cell>
          <table:table-cell office:value-type="float" office:value="1.2545204480000001" table:style-name="ce1">
            <text:p>1,254520448</text:p>
          </table:table-cell>
          <table:table-cell office:value-type="float" office:value="-0.202318796" table:style-name="ce1">
            <text:p>-0,202318796</text:p>
          </table:table-cell>
          <table:table-cell office:value-type="float" office:value="-2.1648763000000001E-2" table:style-name="ce1">
            <text:p>-0,021648763</text:p>
          </table:table-cell>
          <table:table-cell office:value-type="float" office:value="-1.694902847" table:style-name="ce1">
            <text:p>-1,694902847</text:p>
          </table:table-cell>
          <table:table-cell office:value-type="float" office:value="2.0954936860000002" table:style-name="ce1">
            <text:p>2,095493686</text:p>
          </table:table-cell>
          <table:table-cell office:value-type="float" office:value="2.3028398889999999" table:style-name="ce1">
            <text:p>2,302839889</text:p>
          </table:table-cell>
          <table:table-cell office:value-type="float" office:value="3.189103501" table:style-name="ce1">
            <text:p>3,189103501</text:p>
          </table:table-cell>
          <table:table-cell office:value-type="float" office:value="2.6716404580000002" table:style-name="ce1">
            <text:p>2,671640458</text:p>
          </table:table-cell>
          <table:table-cell office:value-type="float" office:value="3.037813485" table:style-name="ce1">
            <text:p>3,037813485</text:p>
          </table:table-cell>
          <table:table-cell office:value-type="float" office:value="2.8228056289999999" table:style-name="ce1">
            <text:p>2,822805629</text:p>
          </table:table-cell>
          <table:table-cell office:value-type="float" office:value="-0.135086647" table:style-name="ce1">
            <text:p>-0,135086647</text:p>
          </table:table-cell>
          <table:table-cell office:value-type="float" office:value="1.1917550779999999" table:style-name="ce1">
            <text:p>1,191755078</text:p>
          </table:table-cell>
          <table:table-cell office:value-type="float" office:value="1.343448666" table:style-name="ce1">
            <text:p>1,343448666</text:p>
          </table:table-cell>
          <table:table-cell office:value-type="float" office:value="1.6017177469999999" table:style-name="ce1">
            <text:p>1,601717747</text:p>
          </table:table-cell>
          <table:table-cell office:value-type="float" office:value="-1.4229670889999999" table:style-name="ce1">
            <text:p>-1,422967089</text:p>
          </table:table-cell>
          <table:table-cell office:value-type="float" office:value="2.704348177" table:style-name="ce1">
            <text:p>2,704348177</text:p>
          </table:table-cell>
          <table:table-cell office:value-type="float" office:value="0.131346305" table:style-name="ce1">
            <text:p>0,131346305</text:p>
          </table:table-cell>
          <table:table-cell office:value-type="float" office:value="2.700582459" table:style-name="ce1">
            <text:p>2,700582459</text:p>
          </table:table-cell>
          <table:table-cell office:value-type="float" office:value="1.5151057349999999" table:style-name="ce1">
            <text:p>1,515105735</text:p>
          </table:table-cell>
          <table:table-cell office:value-type="float" office:value="1.724253284" table:style-name="ce1">
            <text:p>1,724253284</text:p>
          </table:table-cell>
          <table:table-cell office:value-type="float" office:value="1.539912977" table:style-name="ce1">
            <text:p>1,539912977</text:p>
          </table:table-cell>
          <table:table-cell office:value-type="float" office:value="0.29263220699999998" table:style-name="ce1">
            <text:p>0,292632207</text:p>
          </table:table-cell>
          <table:table-cell office:value-type="float" office:value="2.1561500000000001E-2" table:style-name="ce1">
            <text:p>0,0215615</text:p>
          </table:table-cell>
          <table:table-cell office:value-type="float" office:value="0.52470394200000003" table:style-name="ce1">
            <text:p>0,524703942</text:p>
          </table:table-cell>
          <table:table-cell office:value-type="float" office:value="2.0956241019999999" table:style-name="ce1">
            <text:p>2,095624102</text:p>
          </table:table-cell>
          <table:table-cell table:style-name="ce1"/>
          <table:table-cell office:value-type="float" office:value="1.4701720899999999" table:style-name="ce1">
            <text:p>1,47017209</text:p>
          </table:table-cell>
          <table:table-cell office:value-type="float" office:value="2.7922116959999999" table:style-name="ce1">
            <text:p>2,792211696</text:p>
          </table:table-cell>
          <table:table-cell office:value-type="float" office:value="5.1176457549999999" table:style-name="ce1">
            <text:p>5,117645755</text:p>
          </table:table-cell>
          <table:table-cell office:value-type="float" office:value="3.322598594" table:style-name="ce1">
            <text:p>3,322598594</text:p>
          </table:table-cell>
          <table:table-cell office:value-type="float" office:value="1.2629545659999999" table:style-name="ce1">
            <text:p>1,262954566</text:p>
          </table:table-cell>
          <table:table-cell office:value-type="float" office:value="8.4500873000000004E-2" table:style-name="ce1">
            <text:p>0,084500873</text:p>
          </table:table-cell>
          <table:table-cell office:value-type="float" office:value="2.5322109519999998" table:style-name="ce1">
            <text:p>2,532210952</text:p>
          </table:table-cell>
          <table:table-cell office:value-type="float" office:value="1.0005023099999999" table:style-name="ce1">
            <text:p>1,00050231</text:p>
          </table:table-cell>
          <table:table-cell office:value-type="float" office:value="1.4967628630000001" table:style-name="ce1">
            <text:p>1,496762863</text:p>
          </table:table-cell>
          <table:table-cell office:value-type="float" office:value="2.2286068370000001" table:style-name="ce1">
            <text:p>2,228606837</text:p>
          </table:table-cell>
          <table:table-cell office:value-type="float" office:value="1.7171697130000001" table:style-name="ce1">
            <text:p>1,717169713</text:p>
          </table:table-cell>
          <table:table-cell office:value-type="float" office:value="1.9746371519999999" table:style-name="ce1">
            <text:p>1,974637152</text:p>
          </table:table-cell>
          <table:table-cell office:value-type="float" office:value="2.1205096289999998" table:style-name="ce1">
            <text:p>2,120509629</text:p>
          </table:table-cell>
          <table:table-cell office:value-type="float" office:value="0.24724212600000001" table:style-name="ce1">
            <text:p>0,247242126</text:p>
          </table:table-cell>
          <table:table-cell office:value-type="float" office:value="2.0954936860000002" table:style-name="ce1">
            <text:p>2,095493686</text:p>
          </table:table-cell>
          <table:table-cell office:value-type="float" office:value="2.700582459" table:style-name="ce1">
            <text:p>2,700582459</text:p>
          </table:table-cell>
          <table:table-cell office:value-type="float" office:value="0.37384415599999998" table:style-name="ce1">
            <text:p>0,373844156</text:p>
          </table:table-cell>
          <table:table-cell office:value-type="float" office:value="1.7408195870000001" table:style-name="ce1">
            <text:p>1,740819587</text:p>
          </table:table-cell>
          <table:table-cell office:value-type="float" office:value="1.5894289880000001" table:style-name="ce1">
            <text:p>1,589428988</text:p>
          </table:table-cell>
          <table:table-cell office:value-type="float" office:value="0.49595789000000001" table:style-name="ce1">
            <text:p>0,49595789</text:p>
          </table:table-cell>
          <table:table-cell office:value-type="float" office:value="2.931318713" table:style-name="ce1">
            <text:p>2,931318713</text:p>
          </table:table-cell>
          <table:table-cell office:value-type="float" office:value="3.0823726640000002" table:style-name="ce1">
            <text:p>3,082372664</text:p>
          </table:table-cell>
          <table:table-cell office:value-type="float" office:value="-0.79007161199999998" table:style-name="ce1">
            <text:p>-0,790071612</text:p>
          </table:table-cell>
          <table:table-cell office:value-type="float" office:value="1.1856913490000001" table:style-name="ce1">
            <text:p>1,185691349</text:p>
          </table:table-cell>
          <table:table-cell office:value-type="float" office:value="0.719954702" table:style-name="ce1">
            <text:p>0,719954702</text:p>
          </table:table-cell>
          <table:table-cell office:value-type="float" office:value="1.190787091" table:style-name="ce1">
            <text:p>1,190787091</text:p>
          </table:table-cell>
          <table:table-cell office:value-type="float" office:value="1.8068779070000001" table:style-name="ce1">
            <text:p>1,806877907</text:p>
          </table:table-cell>
          <table:table-cell office:value-type="float" office:value="-1.6659878999999999E-2" table:style-name="ce1">
            <text:p>-0,016659879</text:p>
          </table:table-cell>
          <table:table-cell office:value-type="float" office:value="2.1036524729999999" table:style-name="ce1">
            <text:p>2,103652473</text:p>
          </table:table-cell>
          <table:table-cell office:value-type="float" office:value="1.2452293130000001" table:style-name="ce1">
            <text:p>1,245229313</text:p>
          </table:table-cell>
          <table:table-cell office:value-type="float" office:value="0.46482308900000002" table:style-name="ce1">
            <text:p>0,464823089</text:p>
          </table:table-cell>
          <table:table-cell office:value-type="float" office:value="1.695286654" table:style-name="ce1">
            <text:p>1,695286654</text:p>
          </table:table-cell>
          <table:table-cell office:value-type="float" office:value="2.425130963" table:style-name="ce1">
            <text:p>2,425130963</text:p>
          </table:table-cell>
          <table:table-cell office:value-type="float" office:value="1.5102297929999999" table:style-name="ce1">
            <text:p>1,510229793</text:p>
          </table:table-cell>
          <table:table-cell office:value-type="float" office:value="0.80296108399999999" table:style-name="ce1">
            <text:p>0,802961084</text:p>
          </table:table-cell>
          <table:table-cell office:value-type="float" office:value="1.5897006410000001" table:style-name="ce1">
            <text:p>1,589700641</text:p>
          </table:table-cell>
          <table:table-cell office:value-type="float" office:value="4.2161837809999998" table:style-name="ce1">
            <text:p>4,216183781</text:p>
          </table:table-cell>
          <table:table-cell office:value-type="float" office:value="2.1261799610000001" table:style-name="ce1">
            <text:p>2,126179961</text:p>
          </table:table-cell>
          <table:table-cell office:value-type="float" office:value="2.5256003250000001" table:style-name="ce1">
            <text:p>2,525600325</text:p>
          </table:table-cell>
          <table:table-cell office:value-type="float" office:value="1.3141243339999999" table:style-name="ce1">
            <text:p>1,314124334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6" table:style-name="ce1">
            <text:p>1996</text:p>
          </table:table-cell>
          <table:table-cell office:value-type="float" office:value="3.517889233" table:style-name="ce1">
            <text:p>3,517889233</text:p>
          </table:table-cell>
          <table:table-cell office:value-type="float" office:value="4.019468195" table:style-name="ce1">
            <text:p>4,019468195</text:p>
          </table:table-cell>
          <table:table-cell office:value-type="float" office:value="3.21423426" table:style-name="ce1">
            <text:p>3,21423426</text:p>
          </table:table-cell>
          <table:table-cell office:value-type="float" office:value="-0.62151139899999996" table:style-name="ce1">
            <text:p>-0,621511399</text:p>
          </table:table-cell>
          <table:table-cell office:value-type="float" office:value="0.79557396499999999" table:style-name="ce1">
            <text:p>0,795573965</text:p>
          </table:table-cell>
          <table:table-cell office:value-type="float" office:value="2.3285240119999999" table:style-name="ce1">
            <text:p>2,328524012</text:p>
          </table:table-cell>
          <table:table-cell office:value-type="float" office:value="5.0083373839999998" table:style-name="ce1">
            <text:p>5,008337384</text:p>
          </table:table-cell>
          <table:table-cell office:value-type="float" office:value="1.193611663" table:style-name="ce1">
            <text:p>1,193611663</text:p>
          </table:table-cell>
          <table:table-cell office:value-type="float" office:value="-1.5387186100000001" table:style-name="ce1">
            <text:p>-1,53871861</text:p>
          </table:table-cell>
          <table:table-cell office:value-type="float" office:value="1.955879508" table:style-name="ce1">
            <text:p>1,955879508</text:p>
          </table:table-cell>
          <table:table-cell office:value-type="float" office:value="2.1651199029999999" table:style-name="ce1">
            <text:p>2,165119903</text:p>
          </table:table-cell>
          <table:table-cell office:value-type="float" office:value="1.3138192989999999" table:style-name="ce1">
            <text:p>1,313819299</text:p>
          </table:table-cell>
          <table:table-cell office:value-type="float" office:value="0.13501983400000001" table:style-name="ce1">
            <text:p>0,135019834</text:p>
          </table:table-cell>
          <table:table-cell office:value-type="float" office:value="1.0098480430000001" table:style-name="ce1">
            <text:p>1,009848043</text:p>
          </table:table-cell>
          <table:table-cell office:value-type="float" office:value="1.2130482600000001" table:style-name="ce1">
            <text:p>1,21304826</text:p>
          </table:table-cell>
          <table:table-cell office:value-type="float" office:value="0.195393176" table:style-name="ce1">
            <text:p>0,195393176</text:p>
          </table:table-cell>
          <table:table-cell office:value-type="float" office:value="3.1453239110000002" table:style-name="ce1">
            <text:p>3,145323911</text:p>
          </table:table-cell>
          <table:table-cell office:value-type="float" office:value="2.7648949979999999" table:style-name="ce1">
            <text:p>2,764894998</text:p>
          </table:table-cell>
          <table:table-cell office:value-type="float" office:value="2.13048473" table:style-name="ce1">
            <text:p>2,13048473</text:p>
          </table:table-cell>
          <table:table-cell office:value-type="float" office:value="-0.51572987999999997" table:style-name="ce1">
            <text:p>-0,51572988</text:p>
          </table:table-cell>
          <table:table-cell office:value-type="float" office:value="2.620858138" table:style-name="ce1">
            <text:p>2,620858138</text:p>
          </table:table-cell>
          <table:table-cell office:value-type="float" office:value="1.3450240170000001" table:style-name="ce1">
            <text:p>1,345024017</text:p>
          </table:table-cell>
          <table:table-cell office:value-type="float" office:value="-1.70216035" table:style-name="ce1">
            <text:p>-1,70216035</text:p>
          </table:table-cell>
          <table:table-cell office:value-type="float" office:value="-0.33408697700000001" table:style-name="ce1">
            <text:p>-0,334086977</text:p>
          </table:table-cell>
          <table:table-cell office:value-type="float" office:value="3.1864654350000001" table:style-name="ce1">
            <text:p>3,186465435</text:p>
          </table:table-cell>
          <table:table-cell office:value-type="float" office:value="0.64104709900000001" table:style-name="ce1">
            <text:p>0,641047099</text:p>
          </table:table-cell>
          <table:table-cell office:value-type="float" office:value="2.0378971030000002" table:style-name="ce1">
            <text:p>2,037897103</text:p>
          </table:table-cell>
          <table:table-cell office:value-type="float" office:value="1.5888376259999999" table:style-name="ce1">
            <text:p>1,588837626</text:p>
          </table:table-cell>
          <table:table-cell office:value-type="float" office:value="0.410504062" table:style-name="ce1">
            <text:p>0,410504062</text:p>
          </table:table-cell>
          <table:table-cell office:value-type="float" office:value="2.495576018" table:style-name="ce1">
            <text:p>2,495576018</text:p>
          </table:table-cell>
          <table:table-cell office:value-type="float" office:value="1.272221493" table:style-name="ce1">
            <text:p>1,272221493</text:p>
          </table:table-cell>
          <table:table-cell office:value-type="float" office:value="2.3913142010000001" table:style-name="ce1">
            <text:p>2,391314201</text:p>
          </table:table-cell>
          <table:table-cell office:value-type="float" office:value="2.6208345710000001" table:style-name="ce1">
            <text:p>2,620834571</text:p>
          </table:table-cell>
          <table:table-cell office:value-type="float" office:value="1.045311783" table:style-name="ce1">
            <text:p>1,045311783</text:p>
          </table:table-cell>
          <table:table-cell office:value-type="float" office:value="-0.21667831800000001" table:style-name="ce1">
            <text:p>-0,216678318</text:p>
          </table:table-cell>
          <table:table-cell office:value-type="float" office:value="0.44163640700000001" table:style-name="ce1">
            <text:p>0,441636407</text:p>
          </table:table-cell>
          <table:table-cell office:value-type="float" office:value="0.591345589" table:style-name="ce1">
            <text:p>0,591345589</text:p>
          </table:table-cell>
          <table:table-cell office:value-type="float" office:value="1.425751282" table:style-name="ce1">
            <text:p>1,425751282</text:p>
          </table:table-cell>
          <table:table-cell office:value-type="float" office:value="1.0481415140000001" table:style-name="ce1">
            <text:p>1,048141514</text:p>
          </table:table-cell>
          <table:table-cell office:value-type="float" office:value="3.224715856" table:style-name="ce1">
            <text:p>3,224715856</text:p>
          </table:table-cell>
          <table:table-cell office:value-type="float" office:value="2.690145732" table:style-name="ce1">
            <text:p>2,690145732</text:p>
          </table:table-cell>
          <table:table-cell office:value-type="float" office:value="2.8009901990000001" table:style-name="ce1">
            <text:p>2,800990199</text:p>
          </table:table-cell>
          <table:table-cell office:value-type="float" office:value="2.8499309359999998" table:style-name="ce1">
            <text:p>2,849930936</text:p>
          </table:table-cell>
          <table:table-cell office:value-type="float" office:value="1.782274066" table:style-name="ce1">
            <text:p>1,782274066</text:p>
          </table:table-cell>
          <table:table-cell office:value-type="float" office:value="2.7455483329999999" table:style-name="ce1">
            <text:p>2,745548333</text:p>
          </table:table-cell>
          <table:table-cell office:value-type="float" office:value="2.366137218" table:style-name="ce1">
            <text:p>2,366137218</text:p>
          </table:table-cell>
          <table:table-cell office:value-type="float" office:value="2.4194342039999999" table:style-name="ce1">
            <text:p>2,419434204</text:p>
          </table:table-cell>
          <table:table-cell office:value-type="float" office:value="0.79726892599999999" table:style-name="ce1">
            <text:p>0,797268926</text:p>
          </table:table-cell>
          <table:table-cell office:value-type="float" office:value="0.46767598500000002" table:style-name="ce1">
            <text:p>0,467675985</text:p>
          </table:table-cell>
          <table:table-cell office:value-type="float" office:value="0.80084148799999999" table:style-name="ce1">
            <text:p>0,800841488</text:p>
          </table:table-cell>
          <table:table-cell office:value-type="float" office:value="5.7360470149999996" table:style-name="ce1">
            <text:p>5,736047015</text:p>
          </table:table-cell>
          <table:table-cell office:value-type="float" office:value="2.0870652719999998" table:style-name="ce1">
            <text:p>2,087065272</text:p>
          </table:table-cell>
          <table:table-cell office:value-type="float" office:value="-0.11638129899999999" table:style-name="ce1">
            <text:p>-0,116381299</text:p>
          </table:table-cell>
          <table:table-cell office:value-type="float" office:value="0.28947489900000001" table:style-name="ce1">
            <text:p>0,289474899</text:p>
          </table:table-cell>
          <table:table-cell office:value-type="float" office:value="2.0825811810000001" table:style-name="ce1">
            <text:p>2,082581181</text:p>
          </table:table-cell>
          <table:table-cell office:value-type="float" office:value="-0.228114494" table:style-name="ce1">
            <text:p>-0,228114494</text:p>
          </table:table-cell>
          <table:table-cell office:value-type="float" office:value="0.56592634200000003" table:style-name="ce1">
            <text:p>0,565926342</text:p>
          </table:table-cell>
          <table:table-cell office:value-type="float" office:value="1.693115709" table:style-name="ce1">
            <text:p>1,693115709</text:p>
          </table:table-cell>
          <table:table-cell office:value-type="float" office:value="1.7531757960000001" table:style-name="ce1">
            <text:p>1,753175796</text:p>
          </table:table-cell>
          <table:table-cell office:value-type="float" office:value="1.225223143" table:style-name="ce1">
            <text:p>1,225223143</text:p>
          </table:table-cell>
          <table:table-cell office:value-type="float" office:value="1.981460137" table:style-name="ce1">
            <text:p>1,981460137</text:p>
          </table:table-cell>
          <table:table-cell office:value-type="float" office:value="1.169413053" table:style-name="ce1">
            <text:p>1,169413053</text:p>
          </table:table-cell>
          <table:table-cell office:value-type="float" office:value="0.115723478" table:style-name="ce1">
            <text:p>0,115723478</text:p>
          </table:table-cell>
          <table:table-cell office:value-type="float" office:value="0.15970227100000001" table:style-name="ce1">
            <text:p>0,159702271</text:p>
          </table:table-cell>
          <table:table-cell office:value-type="float" office:value="2.1415962500000001" table:style-name="ce1">
            <text:p>2,14159625</text:p>
          </table:table-cell>
          <table:table-cell office:value-type="float" office:value="2.0131514460000002" table:style-name="ce1">
            <text:p>2,013151446</text:p>
          </table:table-cell>
          <table:table-cell office:value-type="float" office:value="0.25902113900000001" table:style-name="ce1">
            <text:p>0,259021139</text:p>
          </table:table-cell>
          <table:table-cell office:value-type="float" office:value="-0.35258175800000002" table:style-name="ce1">
            <text:p>-0,352581758</text:p>
          </table:table-cell>
          <table:table-cell office:value-type="float" office:value="0.41651579799999999" table:style-name="ce1">
            <text:p>0,416515798</text:p>
          </table:table-cell>
          <table:table-cell office:value-type="float" office:value="-1.4753646380000001" table:style-name="ce1">
            <text:p>-1,475364638</text:p>
          </table:table-cell>
          <table:table-cell office:value-type="float" office:value="3.167001902" table:style-name="ce1">
            <text:p>3,167001902</text:p>
          </table:table-cell>
          <table:table-cell office:value-type="float" office:value="0.16272045099999999" table:style-name="ce1">
            <text:p>0,162720451</text:p>
          </table:table-cell>
          <table:table-cell office:value-type="float" office:value="2.5591343260000001" table:style-name="ce1">
            <text:p>2,559134326</text:p>
          </table:table-cell>
          <table:table-cell office:value-type="float" office:value="0.32803791399999999" table:style-name="ce1">
            <text:p>0,328037914</text:p>
          </table:table-cell>
          <table:table-cell office:value-type="float" office:value="1.1489979990000001" table:style-name="ce1">
            <text:p>1,148997999</text:p>
          </table:table-cell>
          <table:table-cell office:value-type="float" office:value="0.354082271" table:style-name="ce1">
            <text:p>0,354082271</text:p>
          </table:table-cell>
          <table:table-cell office:value-type="float" office:value="-2.1920210999999998E-2" table:style-name="ce1">
            <text:p>-0,021920211</text:p>
          </table:table-cell>
          <table:table-cell office:value-type="float" office:value="0.73384623999999998" table:style-name="ce1">
            <text:p>0,73384624</text:p>
          </table:table-cell>
          <table:table-cell office:value-type="float" office:value="2.5488424040000002" table:style-name="ce1">
            <text:p>2,548842404</text:p>
          </table:table-cell>
          <table:table-cell office:value-type="float" office:value="0.25462638399999998" table:style-name="ce1">
            <text:p>0,254626384</text:p>
          </table:table-cell>
          <table:table-cell office:value-type="float" office:value="-3.6295460799999999" table:style-name="ce1">
            <text:p>-3,62954608</text:p>
          </table:table-cell>
          <table:table-cell office:value-type="float" office:value="2.6015610790000001" table:style-name="ce1">
            <text:p>2,601561079</text:p>
          </table:table-cell>
          <table:table-cell office:value-type="float" office:value="0.96769913900000004" table:style-name="ce1">
            <text:p>0,967699139</text:p>
          </table:table-cell>
          <table:table-cell office:value-type="float" office:value="2.6357547889999999" table:style-name="ce1">
            <text:p>2,635754789</text:p>
          </table:table-cell>
          <table:table-cell office:value-type="float" office:value="3.0984749979999999" table:style-name="ce1">
            <text:p>3,098474998</text:p>
          </table:table-cell>
          <table:table-cell office:value-type="float" office:value="1.9984417320000001" table:style-name="ce1">
            <text:p>1,998441732</text:p>
          </table:table-cell>
          <table:table-cell office:value-type="float" office:value="3.7698724870000002" table:style-name="ce1">
            <text:p>3,769872487</text:p>
          </table:table-cell>
          <table:table-cell office:value-type="float" office:value="0.44067053099999998" table:style-name="ce1">
            <text:p>0,440670531</text:p>
          </table:table-cell>
          <table:table-cell office:value-type="float" office:value="0.70843710500000001" table:style-name="ce1">
            <text:p>0,708437105</text:p>
          </table:table-cell>
          <table:table-cell office:value-type="float" office:value="0.179051077" table:style-name="ce1">
            <text:p>0,179051077</text:p>
          </table:table-cell>
          <table:table-cell office:value-type="float" office:value="2.4027209209999998" table:style-name="ce1">
            <text:p>2,402720921</text:p>
          </table:table-cell>
          <table:table-cell office:value-type="float" office:value="1.7022354280000001" table:style-name="ce1">
            <text:p>1,702235428</text:p>
          </table:table-cell>
          <table:table-cell office:value-type="float" office:value="-6.5173718000000005E-2" table:style-name="ce1">
            <text:p>-0,065173718</text:p>
          </table:table-cell>
          <table:table-cell office:value-type="float" office:value="0.66856116200000004" table:style-name="ce1">
            <text:p>0,668561162</text:p>
          </table:table-cell>
          <table:table-cell office:value-type="float" office:value="4.4386077950000002" table:style-name="ce1">
            <text:p>4,438607795</text:p>
          </table:table-cell>
          <table:table-cell office:value-type="float" office:value="2.8627219620000002" table:style-name="ce1">
            <text:p>2,862721962</text:p>
          </table:table-cell>
          <table:table-cell office:value-type="float" office:value="2.8496497270000001" table:style-name="ce1">
            <text:p>2,849649727</text:p>
          </table:table-cell>
          <table:table-cell office:value-type="float" office:value="-1.371540059" table:style-name="ce1">
            <text:p>-1,371540059</text:p>
          </table:table-cell>
          <table:table-cell office:value-type="float" office:value="1.8271076740000001" table:style-name="ce1">
            <text:p>1,827107674</text:p>
          </table:table-cell>
          <table:table-cell office:value-type="float" office:value="-0.17177160899999999" table:style-name="ce1">
            <text:p>-0,171771609</text:p>
          </table:table-cell>
          <table:table-cell office:value-type="float" office:value="1.3599807310000001" table:style-name="ce1">
            <text:p>1,359980731</text:p>
          </table:table-cell>
          <table:table-cell office:value-type="float" office:value="1.610661635" table:style-name="ce1">
            <text:p>1,610661635</text:p>
          </table:table-cell>
          <table:table-cell office:value-type="float" office:value="2.5954656150000002" table:style-name="ce1">
            <text:p>2,595465615</text:p>
          </table:table-cell>
          <table:table-cell office:value-type="float" office:value="2.6108714019999999" table:style-name="ce1">
            <text:p>2,610871402</text:p>
          </table:table-cell>
          <table:table-cell office:value-type="float" office:value="1.4953417099999999" table:style-name="ce1">
            <text:p>1,49534171</text:p>
          </table:table-cell>
          <table:table-cell office:value-type="float" office:value="2.5877551250000002" table:style-name="ce1">
            <text:p>2,587755125</text:p>
          </table:table-cell>
          <table:table-cell office:value-type="float" office:value="1.030289993" table:style-name="ce1">
            <text:p>1,030289993</text:p>
          </table:table-cell>
          <table:table-cell office:value-type="float" office:value="1.8952188599999999" table:style-name="ce1">
            <text:p>1,89521886</text:p>
          </table:table-cell>
          <table:table-cell table:style-name="ce1"/>
          <table:table-cell office:value-type="float" office:value="0.79127134700000001" table:style-name="ce1">
            <text:p>0,791271347</text:p>
          </table:table-cell>
          <table:table-cell office:value-type="float" office:value="1.3775434259999999" table:style-name="ce1">
            <text:p>1,377543426</text:p>
          </table:table-cell>
          <table:table-cell office:value-type="float" office:value="3.0967423059999999" table:style-name="ce1">
            <text:p>3,096742306</text:p>
          </table:table-cell>
          <table:table-cell office:value-type="float" office:value="0.53991301700000005" table:style-name="ce1">
            <text:p>0,539913017</text:p>
          </table:table-cell>
          <table:table-cell office:value-type="float" office:value="2.6165059429999999" table:style-name="ce1">
            <text:p>2,616505943</text:p>
          </table:table-cell>
          <table:table-cell office:value-type="float" office:value="2.8104408000000001E-2" table:style-name="ce1">
            <text:p>0,028104408</text:p>
          </table:table-cell>
          <table:table-cell office:value-type="float" office:value="0.97896683699999998" table:style-name="ce1">
            <text:p>0,978966837</text:p>
          </table:table-cell>
          <table:table-cell office:value-type="float" office:value="3.0900480620000002" table:style-name="ce1">
            <text:p>3,090048062</text:p>
          </table:table-cell>
          <table:table-cell office:value-type="float" office:value="0.25318888000000001" table:style-name="ce1">
            <text:p>0,25318888</text:p>
          </table:table-cell>
          <table:table-cell office:value-type="float" office:value="-1.514558064" table:style-name="ce1">
            <text:p>-1,514558064</text:p>
          </table:table-cell>
          <table:table-cell office:value-type="float" office:value="2.9142865379999998" table:style-name="ce1">
            <text:p>2,914286538</text:p>
          </table:table-cell>
          <table:table-cell office:value-type="float" office:value="1.4800897040000001" table:style-name="ce1">
            <text:p>1,480089704</text:p>
          </table:table-cell>
          <table:table-cell office:value-type="float" office:value="3.020500148" table:style-name="ce1">
            <text:p>3,020500148</text:p>
          </table:table-cell>
          <table:table-cell office:value-type="float" office:value="1.5068026080000001" table:style-name="ce1">
            <text:p>1,506802608</text:p>
          </table:table-cell>
          <table:table-cell office:value-type="float" office:value="0.93437621699999995" table:style-name="ce1">
            <text:p>0,934376217</text:p>
          </table:table-cell>
          <table:table-cell office:value-type="float" office:value="0.95277942199999999" table:style-name="ce1">
            <text:p>0,952779422</text:p>
          </table:table-cell>
          <table:table-cell office:value-type="float" office:value="1.2964962760000001" table:style-name="ce1">
            <text:p>1,296496276</text:p>
          </table:table-cell>
          <table:table-cell office:value-type="float" office:value="1.6673409020000001" table:style-name="ce1">
            <text:p>1,667340902</text:p>
          </table:table-cell>
          <table:table-cell office:value-type="float" office:value="2.1375674330000001" table:style-name="ce1">
            <text:p>2,137567433</text:p>
          </table:table-cell>
          <table:table-cell office:value-type="float" office:value="2.3053123809999998" table:style-name="ce1">
            <text:p>2,305312381</text:p>
          </table:table-cell>
          <table:table-cell office:value-type="float" office:value="5.509748793" table:style-name="ce1">
            <text:p>5,509748793</text:p>
          </table:table-cell>
          <table:table-cell office:value-type="float" office:value="1.7501352320000001" table:style-name="ce1">
            <text:p>1,750135232</text:p>
          </table:table-cell>
          <table:table-cell office:value-type="float" office:value="1.328374916" table:style-name="ce1">
            <text:p>1,328374916</text:p>
          </table:table-cell>
          <table:table-cell office:value-type="float" office:value="1.647617441" table:style-name="ce1">
            <text:p>1,647617441</text:p>
          </table:table-cell>
          <table:table-cell office:value-type="float" office:value="2.6082568639999999" table:style-name="ce1">
            <text:p>2,608256864</text:p>
          </table:table-cell>
          <table:table-cell office:value-type="float" office:value="2.8016979960000001" table:style-name="ce1">
            <text:p>2,801697996</text:p>
          </table:table-cell>
          <table:table-cell office:value-type="float" office:value="1.5041744029999999" table:style-name="ce1">
            <text:p>1,504174403</text:p>
          </table:table-cell>
          <table:table-cell office:value-type="float" office:value="0.67946352899999996" table:style-name="ce1">
            <text:p>0,679463529</text:p>
          </table:table-cell>
          <table:table-cell office:value-type="float" office:value="1.9949490299999999" table:style-name="ce1">
            <text:p>1,99494903</text:p>
          </table:table-cell>
          <table:table-cell office:value-type="float" office:value="1.633797784" table:style-name="ce1">
            <text:p>1,633797784</text:p>
          </table:table-cell>
          <table:table-cell office:value-type="float" office:value="1.8625132010000001" table:style-name="ce1">
            <text:p>1,862513201</text:p>
          </table:table-cell>
          <table:table-cell office:value-type="float" office:value="0.98926777300000002" table:style-name="ce1">
            <text:p>0,989267773</text:p>
          </table:table-cell>
          <table:table-cell office:value-type="float" office:value="-0.760343408" table:style-name="ce1">
            <text:p>-0,760343408</text:p>
          </table:table-cell>
          <table:table-cell office:value-type="float" office:value="1.3611439409999999" table:style-name="ce1">
            <text:p>1,361143941</text:p>
          </table:table-cell>
          <table:table-cell office:value-type="float" office:value="-1.1263750960000001" table:style-name="ce1">
            <text:p>-1,126375096</text:p>
          </table:table-cell>
          <table:table-cell office:value-type="float" office:value="2.0183356290000001" table:style-name="ce1">
            <text:p>2,018335629</text:p>
          </table:table-cell>
          <table:table-cell office:value-type="float" office:value="-1.7427060940000001" table:style-name="ce1">
            <text:p>-1,742706094</text:p>
          </table:table-cell>
          <table:table-cell office:value-type="float" office:value="1.431577587" table:style-name="ce1">
            <text:p>1,431577587</text:p>
          </table:table-cell>
          <table:table-cell office:value-type="float" office:value="0.90422096900000004" table:style-name="ce1">
            <text:p>0,904220969</text:p>
          </table:table-cell>
          <table:table-cell office:value-type="float" office:value="-0.20024730700000001" table:style-name="ce1">
            <text:p>-0,200247307</text:p>
          </table:table-cell>
          <table:table-cell office:value-type="float" office:value="3.1216401779999998" table:style-name="ce1">
            <text:p>3,121640178</text:p>
          </table:table-cell>
          <table:table-cell office:value-type="float" office:value="1.965301448" table:style-name="ce1">
            <text:p>1,965301448</text:p>
          </table:table-cell>
          <table:table-cell office:value-type="float" office:value="2.0776931420000002" table:style-name="ce1">
            <text:p>2,077693142</text:p>
          </table:table-cell>
          <table:table-cell office:value-type="float" office:value="1.6057445370000001" table:style-name="ce1">
            <text:p>1,605744537</text:p>
          </table:table-cell>
          <table:table-cell office:value-type="float" office:value="0.15050997999999999" table:style-name="ce1">
            <text:p>0,15050998</text:p>
          </table:table-cell>
          <table:table-cell office:value-type="float" office:value="1.5382751050000001" table:style-name="ce1">
            <text:p>1,538275105</text:p>
          </table:table-cell>
          <table:table-cell office:value-type="float" office:value="0.31167784100000001" table:style-name="ce1">
            <text:p>0,311677841</text:p>
          </table:table-cell>
          <table:table-cell office:value-type="float" office:value="2.594132954" table:style-name="ce1">
            <text:p>2,594132954</text:p>
          </table:table-cell>
          <table:table-cell office:value-type="float" office:value="0.65652453399999999" table:style-name="ce1">
            <text:p>0,656524534</text:p>
          </table:table-cell>
          <table:table-cell office:value-type="float" office:value="1.24638692" table:style-name="ce1">
            <text:p>1,24638692</text:p>
          </table:table-cell>
          <table:table-cell office:value-type="float" office:value="2.0446750909999998" table:style-name="ce1">
            <text:p>2,044675091</text:p>
          </table:table-cell>
          <table:table-cell office:value-type="float" office:value="-0.115971437" table:style-name="ce1">
            <text:p>-0,115971437</text:p>
          </table:table-cell>
          <table:table-cell office:value-type="float" office:value="0.80388974599999996" table:style-name="ce1">
            <text:p>0,803889746</text:p>
          </table:table-cell>
          <table:table-cell office:value-type="float" office:value="3.5360409989999999" table:style-name="ce1">
            <text:p>3,536040999</text:p>
          </table:table-cell>
          <table:table-cell office:value-type="float" office:value="3.0352166340000002" table:style-name="ce1">
            <text:p>3,035216634</text:p>
          </table:table-cell>
          <table:table-cell office:value-type="float" office:value="2.5295537540000002" table:style-name="ce1">
            <text:p>2,529553754</text:p>
          </table:table-cell>
          <table:table-cell office:value-type="float" office:value="1.0227645409999999" table:style-name="ce1">
            <text:p>1,022764541</text:p>
          </table:table-cell>
          <table:table-cell office:value-type="float" office:value="1.7957110940000001" table:style-name="ce1">
            <text:p>1,795711094</text:p>
          </table:table-cell>
          <table:table-cell office:value-type="float" office:value="2.554063373" table:style-name="ce1">
            <text:p>2,554063373</text:p>
          </table:table-cell>
          <table:table-cell office:value-type="float" office:value="1.1582632049999999" table:style-name="ce1">
            <text:p>1,158263205</text:p>
          </table:table-cell>
          <table:table-cell office:value-type="float" office:value="2.1581134130000001" table:style-name="ce1">
            <text:p>2,158113413</text:p>
          </table:table-cell>
          <table:table-cell office:value-type="float" office:value="1.9153327090000001" table:style-name="ce1">
            <text:p>1,915332709</text:p>
          </table:table-cell>
          <table:table-cell office:value-type="float" office:value="3.4823830939999998" table:style-name="ce1">
            <text:p>3,482383094</text:p>
          </table:table-cell>
          <table:table-cell office:value-type="float" office:value="2.4889169920000001" table:style-name="ce1">
            <text:p>2,488916992</text:p>
          </table:table-cell>
          <table:table-cell office:value-type="float" office:value="1.903298999" table:style-name="ce1">
            <text:p>1,903298999</text:p>
          </table:table-cell>
          <table:table-cell office:value-type="float" office:value="0.46139574799999999" table:style-name="ce1">
            <text:p>0,461395748</text:p>
          </table:table-cell>
          <table:table-cell office:value-type="float" office:value="0.50688168300000003" table:style-name="ce1">
            <text:p>0,506881683</text:p>
          </table:table-cell>
          <table:table-cell office:value-type="float" office:value="2.3556075590000001" table:style-name="ce1">
            <text:p>2,355607559</text:p>
          </table:table-cell>
          <table:table-cell office:value-type="float" office:value="0.413146128" table:style-name="ce1">
            <text:p>0,413146128</text:p>
          </table:table-cell>
          <table:table-cell office:value-type="float" office:value="1.582661927" table:style-name="ce1">
            <text:p>1,582661927</text:p>
          </table:table-cell>
          <table:table-cell office:value-type="float" office:value="0.77580351999999997" table:style-name="ce1">
            <text:p>0,77580352</text:p>
          </table:table-cell>
          <table:table-cell office:value-type="float" office:value="1.4581435140000001" table:style-name="ce1">
            <text:p>1,458143514</text:p>
          </table:table-cell>
          <table:table-cell office:value-type="float" office:value="1.754654741" table:style-name="ce1">
            <text:p>1,754654741</text:p>
          </table:table-cell>
          <table:table-cell office:value-type="float" office:value="2.8453367479999998" table:style-name="ce1">
            <text:p>2,845336748</text:p>
          </table:table-cell>
          <table:table-cell office:value-type="float" office:value="2.045715103" table:style-name="ce1">
            <text:p>2,045715103</text:p>
          </table:table-cell>
          <table:table-cell office:value-type="float" office:value="1.8538200279999999" table:style-name="ce1">
            <text:p>1,853820028</text:p>
          </table:table-cell>
          <table:table-cell office:value-type="float" office:value="2.2916346679999999" table:style-name="ce1">
            <text:p>2,291634668</text:p>
          </table:table-cell>
          <table:table-cell office:value-type="float" office:value="2.4686928529999999" table:style-name="ce1">
            <text:p>2,468692853</text:p>
          </table:table-cell>
          <table:table-cell office:value-type="float" office:value="2.4224452740000002" table:style-name="ce1">
            <text:p>2,422445274</text:p>
          </table:table-cell>
          <table:table-cell office:value-type="float" office:value="7.6074182000000004E-2" table:style-name="ce1">
            <text:p>0,076074182</text:p>
          </table:table-cell>
          <table:table-cell office:value-type="float" office:value="2.7997461160000001" table:style-name="ce1">
            <text:p>2,799746116</text:p>
          </table:table-cell>
          <table:table-cell office:value-type="float" office:value="1.121862669" table:style-name="ce1">
            <text:p>1,121862669</text:p>
          </table:table-cell>
          <table:table-cell office:value-type="float" office:value="1.1421831549999999" table:style-name="ce1">
            <text:p>1,142183155</text:p>
          </table:table-cell>
          <table:table-cell office:value-type="float" office:value="0.37599618699999998" table:style-name="ce1">
            <text:p>0,375996187</text:p>
          </table:table-cell>
          <table:table-cell office:value-type="float" office:value="2.2928064570000002" table:style-name="ce1">
            <text:p>2,292806457</text:p>
          </table:table-cell>
          <table:table-cell office:value-type="float" office:value="4.4778780019999997" table:style-name="ce1">
            <text:p>4,477878002</text:p>
          </table:table-cell>
          <table:table-cell office:value-type="float" office:value="1.4508932809999999" table:style-name="ce1">
            <text:p>1,450893281</text:p>
          </table:table-cell>
          <table:table-cell office:value-type="float" office:value="0.53513913499999999" table:style-name="ce1">
            <text:p>0,535139135</text:p>
          </table:table-cell>
          <table:table-cell office:value-type="float" office:value="1.9306083599999999" table:style-name="ce1">
            <text:p>1,93060836</text:p>
          </table:table-cell>
          <table:table-cell office:value-type="float" office:value="1.7547239569999999" table:style-name="ce1">
            <text:p>1,754723957</text:p>
          </table:table-cell>
          <table:table-cell office:value-type="float" office:value="-0.28812948599999999" table:style-name="ce1">
            <text:p>-0,288129486</text:p>
          </table:table-cell>
          <table:table-cell office:value-type="float" office:value="-0.14545154699999999" table:style-name="ce1">
            <text:p>-0,145451547</text:p>
          </table:table-cell>
          <table:table-cell office:value-type="float" office:value="2.9811141239999999" table:style-name="ce1">
            <text:p>2,981114124</text:p>
          </table:table-cell>
          <table:table-cell office:value-type="float" office:value="2.0520517800000002" table:style-name="ce1">
            <text:p>2,05205178</text:p>
          </table:table-cell>
          <table:table-cell office:value-type="float" office:value="2.0973978259999999" table:style-name="ce1">
            <text:p>2,097397826</text:p>
          </table:table-cell>
          <table:table-cell office:value-type="float" office:value="2.8139187909999999" table:style-name="ce1">
            <text:p>2,813918791</text:p>
          </table:table-cell>
          <table:table-cell office:value-type="float" office:value="2.5303478460000002" table:style-name="ce1">
            <text:p>2,530347846</text:p>
          </table:table-cell>
          <table:table-cell office:value-type="float" office:value="4.0643184679999997" table:style-name="ce1">
            <text:p>4,064318468</text:p>
          </table:table-cell>
          <table:table-cell office:value-type="float" office:value="2.810817261" table:style-name="ce1">
            <text:p>2,810817261</text:p>
          </table:table-cell>
          <table:table-cell office:value-type="float" office:value="0.20214422700000001" table:style-name="ce1">
            <text:p>0,202144227</text:p>
          </table:table-cell>
          <table:table-cell office:value-type="float" office:value="1.083860839" table:style-name="ce1">
            <text:p>1,083860839</text:p>
          </table:table-cell>
          <table:table-cell office:value-type="float" office:value="1.2418710770000001" table:style-name="ce1">
            <text:p>1,241871077</text:p>
          </table:table-cell>
          <table:table-cell office:value-type="float" office:value="2.5181893870000001" table:style-name="ce1">
            <text:p>2,518189387</text:p>
          </table:table-cell>
          <table:table-cell office:value-type="float" office:value="-9.9231459999999994E-2" table:style-name="ce1">
            <text:p>-0,09923146</text:p>
          </table:table-cell>
          <table:table-cell office:value-type="float" office:value="2.6866110569999999" table:style-name="ce1">
            <text:p>2,686611057</text:p>
          </table:table-cell>
          <table:table-cell office:value-type="float" office:value="2.008634448" table:style-name="ce1">
            <text:p>2,008634448</text:p>
          </table:table-cell>
          <table:table-cell office:value-type="float" office:value="2.6832639989999998" table:style-name="ce1">
            <text:p>2,683263999</text:p>
          </table:table-cell>
          <table:table-cell office:value-type="float" office:value="1.5134266119999999" table:style-name="ce1">
            <text:p>1,513426612</text:p>
          </table:table-cell>
          <table:table-cell office:value-type="float" office:value="1.6031441259999999" table:style-name="ce1">
            <text:p>1,603144126</text:p>
          </table:table-cell>
          <table:table-cell office:value-type="float" office:value="1.4282458099999999" table:style-name="ce1">
            <text:p>1,42824581</text:p>
          </table:table-cell>
          <table:table-cell office:value-type="float" office:value="0.21167439599999999" table:style-name="ce1">
            <text:p>0,211674396</text:p>
          </table:table-cell>
          <table:table-cell office:value-type="float" office:value="-6.2536133999999993E-2" table:style-name="ce1">
            <text:p>-0,062536134</text:p>
          </table:table-cell>
          <table:table-cell office:value-type="float" office:value="0.159147081" table:style-name="ce1">
            <text:p>0,159147081</text:p>
          </table:table-cell>
          <table:table-cell office:value-type="float" office:value="1.994031938" table:style-name="ce1">
            <text:p>1,994031938</text:p>
          </table:table-cell>
          <table:table-cell table:style-name="ce1"/>
          <table:table-cell office:value-type="float" office:value="1.4671930259999999" table:style-name="ce1">
            <text:p>1,467193026</text:p>
          </table:table-cell>
          <table:table-cell office:value-type="float" office:value="2.8088110409999998" table:style-name="ce1">
            <text:p>2,808811041</text:p>
          </table:table-cell>
          <table:table-cell office:value-type="float" office:value="4.2852492099999999" table:style-name="ce1">
            <text:p>4,28524921</text:p>
          </table:table-cell>
          <table:table-cell office:value-type="float" office:value="3.3777557009999999" table:style-name="ce1">
            <text:p>3,377755701</text:p>
          </table:table-cell>
          <table:table-cell office:value-type="float" office:value="1.226193463" table:style-name="ce1">
            <text:p>1,226193463</text:p>
          </table:table-cell>
          <table:table-cell office:value-type="float" office:value="7.5360785E-2" table:style-name="ce1">
            <text:p>0,075360785</text:p>
          </table:table-cell>
          <table:table-cell office:value-type="float" office:value="2.8576318449999998" table:style-name="ce1">
            <text:p>2,857631845</text:p>
          </table:table-cell>
          <table:table-cell office:value-type="float" office:value="1.108583391" table:style-name="ce1">
            <text:p>1,108583391</text:p>
          </table:table-cell>
          <table:table-cell office:value-type="float" office:value="1.4901062679999999" table:style-name="ce1">
            <text:p>1,490106268</text:p>
          </table:table-cell>
          <table:table-cell office:value-type="float" office:value="1.8718203929999999" table:style-name="ce1">
            <text:p>1,871820393</text:p>
          </table:table-cell>
          <table:table-cell office:value-type="float" office:value="1.680203433" table:style-name="ce1">
            <text:p>1,680203433</text:p>
          </table:table-cell>
          <table:table-cell office:value-type="float" office:value="1.297662023" table:style-name="ce1">
            <text:p>1,297662023</text:p>
          </table:table-cell>
          <table:table-cell office:value-type="float" office:value="2.0197575310000002" table:style-name="ce1">
            <text:p>2,019757531</text:p>
          </table:table-cell>
          <table:table-cell office:value-type="float" office:value="0.30897454499999999" table:style-name="ce1">
            <text:p>0,308974545</text:p>
          </table:table-cell>
          <table:table-cell office:value-type="float" office:value="2.0520517800000002" table:style-name="ce1">
            <text:p>2,05205178</text:p>
          </table:table-cell>
          <table:table-cell office:value-type="float" office:value="2.6832639989999998" table:style-name="ce1">
            <text:p>2,683263999</text:p>
          </table:table-cell>
          <table:table-cell office:value-type="float" office:value="0.266666931" table:style-name="ce1">
            <text:p>0,266666931</text:p>
          </table:table-cell>
          <table:table-cell office:value-type="float" office:value="1.54348763" table:style-name="ce1">
            <text:p>1,54348763</text:p>
          </table:table-cell>
          <table:table-cell office:value-type="float" office:value="1.5890896370000001" table:style-name="ce1">
            <text:p>1,589089637</text:p>
          </table:table-cell>
          <table:table-cell office:value-type="float" office:value="0.26851420500000001" table:style-name="ce1">
            <text:p>0,268514205</text:p>
          </table:table-cell>
          <table:table-cell office:value-type="float" office:value="2.647325656" table:style-name="ce1">
            <text:p>2,647325656</text:p>
          </table:table-cell>
          <table:table-cell office:value-type="float" office:value="2.9904723419999999" table:style-name="ce1">
            <text:p>2,990472342</text:p>
          </table:table-cell>
          <table:table-cell office:value-type="float" office:value="-0.88719961599999997" table:style-name="ce1">
            <text:p>-0,887199616</text:p>
          </table:table-cell>
          <table:table-cell office:value-type="float" office:value="1.1538462169999999" table:style-name="ce1">
            <text:p>1,153846217</text:p>
          </table:table-cell>
          <table:table-cell office:value-type="float" office:value="0.71388456600000005" table:style-name="ce1">
            <text:p>0,713884566</text:p>
          </table:table-cell>
          <table:table-cell office:value-type="float" office:value="1.16341162" table:style-name="ce1">
            <text:p>1,16341162</text:p>
          </table:table-cell>
          <table:table-cell office:value-type="float" office:value="1.9126859979999999" table:style-name="ce1">
            <text:p>1,912685998</text:p>
          </table:table-cell>
          <table:table-cell office:value-type="float" office:value="-5.4626848999999998E-2" table:style-name="ce1">
            <text:p>-0,054626849</text:p>
          </table:table-cell>
          <table:table-cell office:value-type="float" office:value="2.051513736" table:style-name="ce1">
            <text:p>2,051513736</text:p>
          </table:table-cell>
          <table:table-cell office:value-type="float" office:value="0.973858012" table:style-name="ce1">
            <text:p>0,973858012</text:p>
          </table:table-cell>
          <table:table-cell office:value-type="float" office:value="0.256584969" table:style-name="ce1">
            <text:p>0,256584969</text:p>
          </table:table-cell>
          <table:table-cell office:value-type="float" office:value="1.5343897630000001" table:style-name="ce1">
            <text:p>1,534389763</text:p>
          </table:table-cell>
          <table:table-cell office:value-type="float" office:value="2.097287653" table:style-name="ce1">
            <text:p>2,097287653</text:p>
          </table:table-cell>
          <table:table-cell office:value-type="float" office:value="1.453289914" table:style-name="ce1">
            <text:p>1,453289914</text:p>
          </table:table-cell>
          <table:table-cell office:value-type="float" office:value="0.65119698800000003" table:style-name="ce1">
            <text:p>0,651196988</text:p>
          </table:table-cell>
          <table:table-cell office:value-type="float" office:value="1.46773672" table:style-name="ce1">
            <text:p>1,46773672</text:p>
          </table:table-cell>
          <table:table-cell office:value-type="float" office:value="3.6601295870000001" table:style-name="ce1">
            <text:p>3,660129587</text:p>
          </table:table-cell>
          <table:table-cell office:value-type="float" office:value="1.9247345920000001" table:style-name="ce1">
            <text:p>1,924734592</text:p>
          </table:table-cell>
          <table:table-cell office:value-type="float" office:value="2.6376178260000001" table:style-name="ce1">
            <text:p>2,637617826</text:p>
          </table:table-cell>
          <table:table-cell office:value-type="float" office:value="1.1371976189999999" table:style-name="ce1">
            <text:p>1,137197619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7" table:style-name="ce1">
            <text:p>1997</text:p>
          </table:table-cell>
          <table:table-cell office:value-type="float" office:value="2.6695764419999999" table:style-name="ce1">
            <text:p>2,669576442</text:p>
          </table:table-cell>
          <table:table-cell office:value-type="float" office:value="2.6365388919999999" table:style-name="ce1">
            <text:p>2,636538892</text:p>
          </table:table-cell>
          <table:table-cell office:value-type="float" office:value="3.2173200720000001" table:style-name="ce1">
            <text:p>3,217320072</text:p>
          </table:table-cell>
          <table:table-cell office:value-type="float" office:value="-0.62543009699999996" table:style-name="ce1">
            <text:p>-0,625430097</text:p>
          </table:table-cell>
          <table:table-cell office:value-type="float" office:value="-5.1287233000000002E-2" table:style-name="ce1">
            <text:p>-0,051287233</text:p>
          </table:table-cell>
          <table:table-cell office:value-type="float" office:value="2.2475728109999999" table:style-name="ce1">
            <text:p>2,247572811</text:p>
          </table:table-cell>
          <table:table-cell office:value-type="float" office:value="5.0768527380000004" table:style-name="ce1">
            <text:p>5,076852738</text:p>
          </table:table-cell>
          <table:table-cell office:value-type="float" office:value="1.159485353" table:style-name="ce1">
            <text:p>1,159485353</text:p>
          </table:table-cell>
          <table:table-cell office:value-type="float" office:value="-1.1150812779999999" table:style-name="ce1">
            <text:p>-1,115081278</text:p>
          </table:table-cell>
          <table:table-cell office:value-type="float" office:value="1.8459475839999999" table:style-name="ce1">
            <text:p>1,845947584</text:p>
          </table:table-cell>
          <table:table-cell office:value-type="float" office:value="2.158291239" table:style-name="ce1">
            <text:p>2,158291239</text:p>
          </table:table-cell>
          <table:table-cell office:value-type="float" office:value="1.11872569" table:style-name="ce1">
            <text:p>1,11872569</text:p>
          </table:table-cell>
          <table:table-cell office:value-type="float" office:value="0.113316608" table:style-name="ce1">
            <text:p>0,113316608</text:p>
          </table:table-cell>
          <table:table-cell office:value-type="float" office:value="0.96467377399999998" table:style-name="ce1">
            <text:p>0,964673774</text:p>
          </table:table-cell>
          <table:table-cell office:value-type="float" office:value="1.0181958440000001" table:style-name="ce1">
            <text:p>1,018195844</text:p>
          </table:table-cell>
          <table:table-cell office:value-type="float" office:value="0.24199188499999999" table:style-name="ce1">
            <text:p>0,241991885</text:p>
          </table:table-cell>
          <table:table-cell office:value-type="float" office:value="3.028375321" table:style-name="ce1">
            <text:p>3,028375321</text:p>
          </table:table-cell>
          <table:table-cell office:value-type="float" office:value="2.7836853019999999" table:style-name="ce1">
            <text:p>2,783685302</text:p>
          </table:table-cell>
          <table:table-cell office:value-type="float" office:value="2.1115344559999998" table:style-name="ce1">
            <text:p>2,111534456</text:p>
          </table:table-cell>
          <table:table-cell office:value-type="float" office:value="-0.60879735499999998" table:style-name="ce1">
            <text:p>-0,608797355</text:p>
          </table:table-cell>
          <table:table-cell office:value-type="float" office:value="2.771997796" table:style-name="ce1">
            <text:p>2,771997796</text:p>
          </table:table-cell>
          <table:table-cell office:value-type="float" office:value="1.1832054809999999" table:style-name="ce1">
            <text:p>1,183205481</text:p>
          </table:table-cell>
          <table:table-cell office:value-type="float" office:value="-0.75608703399999999" table:style-name="ce1">
            <text:p>-0,756087034</text:p>
          </table:table-cell>
          <table:table-cell office:value-type="float" office:value="-0.42412649299999999" table:style-name="ce1">
            <text:p>-0,424126493</text:p>
          </table:table-cell>
          <table:table-cell office:value-type="float" office:value="3.6379010420000002" table:style-name="ce1">
            <text:p>3,637901042</text:p>
          </table:table-cell>
          <table:table-cell office:value-type="float" office:value="0.61201749599999999" table:style-name="ce1">
            <text:p>0,612017496</text:p>
          </table:table-cell>
          <table:table-cell office:value-type="float" office:value="2.0130955049999999" table:style-name="ce1">
            <text:p>2,013095505</text:p>
          </table:table-cell>
          <table:table-cell office:value-type="float" office:value="1.5637247400000001" table:style-name="ce1">
            <text:p>1,56372474</text:p>
          </table:table-cell>
          <table:table-cell office:value-type="float" office:value="0.42523362199999998" table:style-name="ce1">
            <text:p>0,425233622</text:p>
          </table:table-cell>
          <table:table-cell office:value-type="float" office:value="2.3796899640000002" table:style-name="ce1">
            <text:p>2,379689964</text:p>
          </table:table-cell>
          <table:table-cell office:value-type="float" office:value="1.8742304279999999" table:style-name="ce1">
            <text:p>1,874230428</text:p>
          </table:table-cell>
          <table:table-cell office:value-type="float" office:value="2.344487226" table:style-name="ce1">
            <text:p>2,344487226</text:p>
          </table:table-cell>
          <table:table-cell office:value-type="float" office:value="2.5134037419999999" table:style-name="ce1">
            <text:p>2,513403742</text:p>
          </table:table-cell>
          <table:table-cell office:value-type="float" office:value="0.99378859100000005" table:style-name="ce1">
            <text:p>0,993788591</text:p>
          </table:table-cell>
          <table:table-cell office:value-type="float" office:value="-0.18625201899999999" table:style-name="ce1">
            <text:p>-0,186252019</text:p>
          </table:table-cell>
          <table:table-cell office:value-type="float" office:value="0.24089120999999999" table:style-name="ce1">
            <text:p>0,24089121</text:p>
          </table:table-cell>
          <table:table-cell office:value-type="float" office:value="0.71658666100000001" table:style-name="ce1">
            <text:p>0,716586661</text:p>
          </table:table-cell>
          <table:table-cell office:value-type="float" office:value="1.353958013" table:style-name="ce1">
            <text:p>1,353958013</text:p>
          </table:table-cell>
          <table:table-cell office:value-type="float" office:value="1.023450024" table:style-name="ce1">
            <text:p>1,023450024</text:p>
          </table:table-cell>
          <table:table-cell office:value-type="float" office:value="3.1250984599999998" table:style-name="ce1">
            <text:p>3,12509846</text:p>
          </table:table-cell>
          <table:table-cell office:value-type="float" office:value="2.6392670389999999" table:style-name="ce1">
            <text:p>2,639267039</text:p>
          </table:table-cell>
          <table:table-cell office:value-type="float" office:value="2.4715564940000001" table:style-name="ce1">
            <text:p>2,471556494</text:p>
          </table:table-cell>
          <table:table-cell office:value-type="float" office:value="2.8825170299999998" table:style-name="ce1">
            <text:p>2,88251703</text:p>
          </table:table-cell>
          <table:table-cell office:value-type="float" office:value="1.7310976549999999" table:style-name="ce1">
            <text:p>1,731097655</text:p>
          </table:table-cell>
          <table:table-cell office:value-type="float" office:value="2.6907072589999999" table:style-name="ce1">
            <text:p>2,690707259</text:p>
          </table:table-cell>
          <table:table-cell office:value-type="float" office:value="2.1821539250000002" table:style-name="ce1">
            <text:p>2,182153925</text:p>
          </table:table-cell>
          <table:table-cell office:value-type="float" office:value="2.3557976109999998" table:style-name="ce1">
            <text:p>2,355797611</text:p>
          </table:table-cell>
          <table:table-cell office:value-type="float" office:value="0.74689584399999998" table:style-name="ce1">
            <text:p>0,746895844</text:p>
          </table:table-cell>
          <table:table-cell office:value-type="float" office:value="0.46002126399999999" table:style-name="ce1">
            <text:p>0,460021264</text:p>
          </table:table-cell>
          <table:table-cell office:value-type="float" office:value="0.443290344" table:style-name="ce1">
            <text:p>0,443290344</text:p>
          </table:table-cell>
          <table:table-cell office:value-type="float" office:value="5.9572445710000004" table:style-name="ce1">
            <text:p>5,957244571</text:p>
          </table:table-cell>
          <table:table-cell office:value-type="float" office:value="2.0137673710000001" table:style-name="ce1">
            <text:p>2,013767371</text:p>
          </table:table-cell>
          <table:table-cell office:value-type="float" office:value="-0.107762749" table:style-name="ce1">
            <text:p>-0,107762749</text:p>
          </table:table-cell>
          <table:table-cell office:value-type="float" office:value="0.14631328199999999" table:style-name="ce1">
            <text:p>0,146313282</text:p>
          </table:table-cell>
          <table:table-cell office:value-type="float" office:value="2.6385242" table:style-name="ce1">
            <text:p>2,6385242</text:p>
          </table:table-cell>
          <table:table-cell office:value-type="float" office:value="-0.47620819800000003" table:style-name="ce1">
            <text:p>-0,476208198</text:p>
          </table:table-cell>
          <table:table-cell office:value-type="float" office:value="0.41556496900000001" table:style-name="ce1">
            <text:p>0,415564969</text:p>
          </table:table-cell>
          <table:table-cell office:value-type="float" office:value="1.641772918" table:style-name="ce1">
            <text:p>1,641772918</text:p>
          </table:table-cell>
          <table:table-cell office:value-type="float" office:value="1.615283298" table:style-name="ce1">
            <text:p>1,615283298</text:p>
          </table:table-cell>
          <table:table-cell office:value-type="float" office:value="1.1961682760000001" table:style-name="ce1">
            <text:p>1,196168276</text:p>
          </table:table-cell>
          <table:table-cell office:value-type="float" office:value="1.9525503559999999" table:style-name="ce1">
            <text:p>1,952550356</text:p>
          </table:table-cell>
          <table:table-cell office:value-type="float" office:value="1.128112228" table:style-name="ce1">
            <text:p>1,128112228</text:p>
          </table:table-cell>
          <table:table-cell office:value-type="float" office:value="0.114553638" table:style-name="ce1">
            <text:p>0,114553638</text:p>
          </table:table-cell>
          <table:table-cell office:value-type="float" office:value="0.15263319" table:style-name="ce1">
            <text:p>0,15263319</text:p>
          </table:table-cell>
          <table:table-cell office:value-type="float" office:value="2.099269021" table:style-name="ce1">
            <text:p>2,099269021</text:p>
          </table:table-cell>
          <table:table-cell office:value-type="float" office:value="2.0089427070000001" table:style-name="ce1">
            <text:p>2,008942707</text:p>
          </table:table-cell>
          <table:table-cell office:value-type="float" office:value="0.238597423" table:style-name="ce1">
            <text:p>0,238597423</text:p>
          </table:table-cell>
          <table:table-cell office:value-type="float" office:value="-5.8520241000000001E-2" table:style-name="ce1">
            <text:p>-0,058520241</text:p>
          </table:table-cell>
          <table:table-cell office:value-type="float" office:value="0.419119517" table:style-name="ce1">
            <text:p>0,419119517</text:p>
          </table:table-cell>
          <table:table-cell office:value-type="float" office:value="-1.1409192399999999" table:style-name="ce1">
            <text:p>-1,14091924</text:p>
          </table:table-cell>
          <table:table-cell office:value-type="float" office:value="3.0340146899999998" table:style-name="ce1">
            <text:p>3,03401469</text:p>
          </table:table-cell>
          <table:table-cell office:value-type="float" office:value="0.150199042" table:style-name="ce1">
            <text:p>0,150199042</text:p>
          </table:table-cell>
          <table:table-cell office:value-type="float" office:value="2.4536493699999999" table:style-name="ce1">
            <text:p>2,45364937</text:p>
          </table:table-cell>
          <table:table-cell office:value-type="float" office:value="0.29737733" table:style-name="ce1">
            <text:p>0,29737733</text:p>
          </table:table-cell>
          <table:table-cell office:value-type="float" office:value="1.058900709" table:style-name="ce1">
            <text:p>1,058900709</text:p>
          </table:table-cell>
          <table:table-cell office:value-type="float" office:value="0.35375015900000001" table:style-name="ce1">
            <text:p>0,353750159</text:p>
          </table:table-cell>
          <table:table-cell office:value-type="float" office:value="0.39601412600000002" table:style-name="ce1">
            <text:p>0,396014126</text:p>
          </table:table-cell>
          <table:table-cell office:value-type="float" office:value="0.146678317" table:style-name="ce1">
            <text:p>0,146678317</text:p>
          </table:table-cell>
          <table:table-cell office:value-type="float" office:value="2.518261818" table:style-name="ce1">
            <text:p>2,518261818</text:p>
          </table:table-cell>
          <table:table-cell office:value-type="float" office:value="0.257553323" table:style-name="ce1">
            <text:p>0,257553323</text:p>
          </table:table-cell>
          <table:table-cell office:value-type="float" office:value="-3.2075181719999999" table:style-name="ce1">
            <text:p>-3,207518172</text:p>
          </table:table-cell>
          <table:table-cell office:value-type="float" office:value="2.5247046700000002" table:style-name="ce1">
            <text:p>2,52470467</text:p>
          </table:table-cell>
          <table:table-cell office:value-type="float" office:value="1.497141652" table:style-name="ce1">
            <text:p>1,497141652</text:p>
          </table:table-cell>
          <table:table-cell office:value-type="float" office:value="2.6220578539999999" table:style-name="ce1">
            <text:p>2,622057854</text:p>
          </table:table-cell>
          <table:table-cell office:value-type="float" office:value="3.0819269139999999" table:style-name="ce1">
            <text:p>3,081926914</text:p>
          </table:table-cell>
          <table:table-cell office:value-type="float" office:value="1.9326224030000001" table:style-name="ce1">
            <text:p>1,932622403</text:p>
          </table:table-cell>
          <table:table-cell office:value-type="float" office:value="3.9170160799999998" table:style-name="ce1">
            <text:p>3,91701608</text:p>
          </table:table-cell>
          <table:table-cell office:value-type="float" office:value="0.49326714500000002" table:style-name="ce1">
            <text:p>0,493267145</text:p>
          </table:table-cell>
          <table:table-cell office:value-type="float" office:value="0.55882614500000005" table:style-name="ce1">
            <text:p>0,558826145</text:p>
          </table:table-cell>
          <table:table-cell office:value-type="float" office:value="0.178731057" table:style-name="ce1">
            <text:p>0,178731057</text:p>
          </table:table-cell>
          <table:table-cell office:value-type="float" office:value="2.3580592330000001" table:style-name="ce1">
            <text:p>2,358059233</text:p>
          </table:table-cell>
          <table:table-cell office:value-type="float" office:value="1.5035659619999999" table:style-name="ce1">
            <text:p>1,503565962</text:p>
          </table:table-cell>
          <table:table-cell office:value-type="float" office:value="-0.37201321599999998" table:style-name="ce1">
            <text:p>-0,372013216</text:p>
          </table:table-cell>
          <table:table-cell office:value-type="float" office:value="0.64554936799999996" table:style-name="ce1">
            <text:p>0,645549368</text:p>
          </table:table-cell>
          <table:table-cell office:value-type="float" office:value="0.83251285500000005" table:style-name="ce1">
            <text:p>0,832512855</text:p>
          </table:table-cell>
          <table:table-cell office:value-type="float" office:value="2.8673561269999999" table:style-name="ce1">
            <text:p>2,867356127</text:p>
          </table:table-cell>
          <table:table-cell office:value-type="float" office:value="2.7698469189999999" table:style-name="ce1">
            <text:p>2,769846919</text:p>
          </table:table-cell>
          <table:table-cell office:value-type="float" office:value="-0.487835515" table:style-name="ce1">
            <text:p>-0,487835515</text:p>
          </table:table-cell>
          <table:table-cell office:value-type="float" office:value="1.8020556720000001" table:style-name="ce1">
            <text:p>1,802055672</text:p>
          </table:table-cell>
          <table:table-cell office:value-type="float" office:value="-0.20145893600000001" table:style-name="ce1">
            <text:p>-0,201458936</text:p>
          </table:table-cell>
          <table:table-cell office:value-type="float" office:value="1.333701335" table:style-name="ce1">
            <text:p>1,333701335</text:p>
          </table:table-cell>
          <table:table-cell office:value-type="float" office:value="1.5841126430000001" table:style-name="ce1">
            <text:p>1,584112643</text:p>
          </table:table-cell>
          <table:table-cell office:value-type="float" office:value="2.5560109660000001" table:style-name="ce1">
            <text:p>2,556010966</text:p>
          </table:table-cell>
          <table:table-cell office:value-type="float" office:value="2.605192889" table:style-name="ce1">
            <text:p>2,605192889</text:p>
          </table:table-cell>
          <table:table-cell office:value-type="float" office:value="1.4527283" table:style-name="ce1">
            <text:p>1,4527283</text:p>
          </table:table-cell>
          <table:table-cell office:value-type="float" office:value="2.5313902029999999" table:style-name="ce1">
            <text:p>2,531390203</text:p>
          </table:table-cell>
          <table:table-cell office:value-type="float" office:value="1.3249198769999999" table:style-name="ce1">
            <text:p>1,324919877</text:p>
          </table:table-cell>
          <table:table-cell office:value-type="float" office:value="1.869172711" table:style-name="ce1">
            <text:p>1,869172711</text:p>
          </table:table-cell>
          <table:table-cell table:style-name="ce1"/>
          <table:table-cell office:value-type="float" office:value="1.0028147350000001" table:style-name="ce1">
            <text:p>1,002814735</text:p>
          </table:table-cell>
          <table:table-cell office:value-type="float" office:value="1.3416189999999999" table:style-name="ce1">
            <text:p>1,341619</text:p>
          </table:table-cell>
          <table:table-cell office:value-type="float" office:value="3.1099609290000001" table:style-name="ce1">
            <text:p>3,109960929</text:p>
          </table:table-cell>
          <table:table-cell office:value-type="float" office:value="0.81919709100000004" table:style-name="ce1">
            <text:p>0,819197091</text:p>
          </table:table-cell>
          <table:table-cell office:value-type="float" office:value="2.4983950429999999" table:style-name="ce1">
            <text:p>2,498395043</text:p>
          </table:table-cell>
          <table:table-cell office:value-type="float" office:value="5.2906950000000001E-2" table:style-name="ce1">
            <text:p>0,05290695</text:p>
          </table:table-cell>
          <table:table-cell office:value-type="float" office:value="0.98313828199999997" table:style-name="ce1">
            <text:p>0,983138282</text:p>
          </table:table-cell>
          <table:table-cell office:value-type="float" office:value="2.4149431739999998" table:style-name="ce1">
            <text:p>2,414943174</text:p>
          </table:table-cell>
          <table:table-cell office:value-type="float" office:value="0.23827121800000001" table:style-name="ce1">
            <text:p>0,238271218</text:p>
          </table:table-cell>
          <table:table-cell office:value-type="float" office:value="-1.579964178" table:style-name="ce1">
            <text:p>-1,579964178</text:p>
          </table:table-cell>
          <table:table-cell office:value-type="float" office:value="2.8489347970000001" table:style-name="ce1">
            <text:p>2,848934797</text:p>
          </table:table-cell>
          <table:table-cell office:value-type="float" office:value="1.458502175" table:style-name="ce1">
            <text:p>1,458502175</text:p>
          </table:table-cell>
          <table:table-cell office:value-type="float" office:value="2.8337758590000002" table:style-name="ce1">
            <text:p>2,833775859</text:p>
          </table:table-cell>
          <table:table-cell office:value-type="float" office:value="1.6142157029999999" table:style-name="ce1">
            <text:p>1,614215703</text:p>
          </table:table-cell>
          <table:table-cell office:value-type="float" office:value="0.90239569799999997" table:style-name="ce1">
            <text:p>0,902395698</text:p>
          </table:table-cell>
          <table:table-cell office:value-type="float" office:value="0.93771380900000001" table:style-name="ce1">
            <text:p>0,937713809</text:p>
          </table:table-cell>
          <table:table-cell office:value-type="float" office:value="4.9993134360000004" table:style-name="ce1">
            <text:p>4,999313436</text:p>
          </table:table-cell>
          <table:table-cell office:value-type="float" office:value="1.6315550720000001" table:style-name="ce1">
            <text:p>1,631555072</text:p>
          </table:table-cell>
          <table:table-cell office:value-type="float" office:value="1.982165599" table:style-name="ce1">
            <text:p>1,982165599</text:p>
          </table:table-cell>
          <table:table-cell office:value-type="float" office:value="1.3140487679999999" table:style-name="ce1">
            <text:p>1,314048768</text:p>
          </table:table-cell>
          <table:table-cell office:value-type="float" office:value="7.3907401180000001" table:style-name="ce1">
            <text:p>7,390740118</text:p>
          </table:table-cell>
          <table:table-cell office:value-type="float" office:value="1.6119034329999999" table:style-name="ce1">
            <text:p>1,611903433</text:p>
          </table:table-cell>
          <table:table-cell office:value-type="float" office:value="1.387192091" table:style-name="ce1">
            <text:p>1,387192091</text:p>
          </table:table-cell>
          <table:table-cell office:value-type="float" office:value="1.6097297530000001" table:style-name="ce1">
            <text:p>1,609729753</text:p>
          </table:table-cell>
          <table:table-cell office:value-type="float" office:value="2.552456265" table:style-name="ce1">
            <text:p>2,552456265</text:p>
          </table:table-cell>
          <table:table-cell office:value-type="float" office:value="2.7387744029999999" table:style-name="ce1">
            <text:p>2,738774403</text:p>
          </table:table-cell>
          <table:table-cell office:value-type="float" office:value="1.52587721" table:style-name="ce1">
            <text:p>1,52587721</text:p>
          </table:table-cell>
          <table:table-cell office:value-type="float" office:value="0.56252643700000005" table:style-name="ce1">
            <text:p>0,562526437</text:p>
          </table:table-cell>
          <table:table-cell office:value-type="float" office:value="1.9627519609999999" table:style-name="ce1">
            <text:p>1,962751961</text:p>
          </table:table-cell>
          <table:table-cell office:value-type="float" office:value="1.605314066" table:style-name="ce1">
            <text:p>1,605314066</text:p>
          </table:table-cell>
          <table:table-cell office:value-type="float" office:value="1.7299305030000001" table:style-name="ce1">
            <text:p>1,729930503</text:p>
          </table:table-cell>
          <table:table-cell office:value-type="float" office:value="0.96513095800000004" table:style-name="ce1">
            <text:p>0,965130958</text:p>
          </table:table-cell>
          <table:table-cell office:value-type="float" office:value="-0.73783035799999996" table:style-name="ce1">
            <text:p>-0,737830358</text:p>
          </table:table-cell>
          <table:table-cell office:value-type="float" office:value="1.253502484" table:style-name="ce1">
            <text:p>1,253502484</text:p>
          </table:table-cell>
          <table:table-cell office:value-type="float" office:value="-0.99676228899999997" table:style-name="ce1">
            <text:p>-0,996762289</text:p>
          </table:table-cell>
          <table:table-cell office:value-type="float" office:value="2.0080576579999998" table:style-name="ce1">
            <text:p>2,008057658</text:p>
          </table:table-cell>
          <table:table-cell office:value-type="float" office:value="0.22322268300000001" table:style-name="ce1">
            <text:p>0,223222683</text:p>
          </table:table-cell>
          <table:table-cell office:value-type="float" office:value="1.346089112" table:style-name="ce1">
            <text:p>1,346089112</text:p>
          </table:table-cell>
          <table:table-cell office:value-type="float" office:value="0.91530145200000002" table:style-name="ce1">
            <text:p>0,915301452</text:p>
          </table:table-cell>
          <table:table-cell office:value-type="float" office:value="-0.36984532799999997" table:style-name="ce1">
            <text:p>-0,369845328</text:p>
          </table:table-cell>
          <table:table-cell office:value-type="float" office:value="3.1518181250000001" table:style-name="ce1">
            <text:p>3,151818125</text:p>
          </table:table-cell>
          <table:table-cell office:value-type="float" office:value="1.7816063230000001" table:style-name="ce1">
            <text:p>1,781606323</text:p>
          </table:table-cell>
          <table:table-cell office:value-type="float" office:value="2.003330482" table:style-name="ce1">
            <text:p>2,003330482</text:p>
          </table:table-cell>
          <table:table-cell office:value-type="float" office:value="1.5594406730000001" table:style-name="ce1">
            <text:p>1,559440673</text:p>
          </table:table-cell>
          <table:table-cell office:value-type="float" office:value="-0.16438414100000001" table:style-name="ce1">
            <text:p>-0,164384141</text:p>
          </table:table-cell>
          <table:table-cell office:value-type="float" office:value="1.5114547039999999" table:style-name="ce1">
            <text:p>1,511454704</text:p>
          </table:table-cell>
          <table:table-cell office:value-type="float" office:value="0.50914603000000003" table:style-name="ce1">
            <text:p>0,50914603</text:p>
          </table:table-cell>
          <table:table-cell office:value-type="float" office:value="2.5768813559999999" table:style-name="ce1">
            <text:p>2,576881356</text:p>
          </table:table-cell>
          <table:table-cell office:value-type="float" office:value="0.75679268700000002" table:style-name="ce1">
            <text:p>0,756792687</text:p>
          </table:table-cell>
          <table:table-cell office:value-type="float" office:value="1.285289498" table:style-name="ce1">
            <text:p>1,285289498</text:p>
          </table:table-cell>
          <table:table-cell office:value-type="float" office:value="1.9552626040000001" table:style-name="ce1">
            <text:p>1,955262604</text:p>
          </table:table-cell>
          <table:table-cell office:value-type="float" office:value="-0.243010698" table:style-name="ce1">
            <text:p>-0,243010698</text:p>
          </table:table-cell>
          <table:table-cell office:value-type="float" office:value="0.82394085500000003" table:style-name="ce1">
            <text:p>0,823940855</text:p>
          </table:table-cell>
          <table:table-cell office:value-type="float" office:value="5.1970660090000003" table:style-name="ce1">
            <text:p>5,197066009</text:p>
          </table:table-cell>
          <table:table-cell office:value-type="float" office:value="2.6996265909999999" table:style-name="ce1">
            <text:p>2,699626591</text:p>
          </table:table-cell>
          <table:table-cell office:value-type="float" office:value="2.5243181350000001" table:style-name="ce1">
            <text:p>2,524318135</text:p>
          </table:table-cell>
          <table:table-cell office:value-type="float" office:value="1.2520976100000001" table:style-name="ce1">
            <text:p>1,25209761</text:p>
          </table:table-cell>
          <table:table-cell office:value-type="float" office:value="2.3869492860000001" table:style-name="ce1">
            <text:p>2,386949286</text:p>
          </table:table-cell>
          <table:table-cell office:value-type="float" office:value="2.5608482619999999" table:style-name="ce1">
            <text:p>2,560848262</text:p>
          </table:table-cell>
          <table:table-cell office:value-type="float" office:value="1.1900776660000001" table:style-name="ce1">
            <text:p>1,190077666</text:p>
          </table:table-cell>
          <table:table-cell office:value-type="float" office:value="2.0619458970000002" table:style-name="ce1">
            <text:p>2,061945897</text:p>
          </table:table-cell>
          <table:table-cell office:value-type="float" office:value="1.931976819" table:style-name="ce1">
            <text:p>1,931976819</text:p>
          </table:table-cell>
          <table:table-cell office:value-type="float" office:value="3.5155485610000001" table:style-name="ce1">
            <text:p>3,515548561</text:p>
          </table:table-cell>
          <table:table-cell office:value-type="float" office:value="2.4887851159999999" table:style-name="ce1">
            <text:p>2,488785116</text:p>
          </table:table-cell>
          <table:table-cell office:value-type="float" office:value="1.7992093659999999" table:style-name="ce1">
            <text:p>1,799209366</text:p>
          </table:table-cell>
          <table:table-cell office:value-type="float" office:value="0.51476700200000003" table:style-name="ce1">
            <text:p>0,514767002</text:p>
          </table:table-cell>
          <table:table-cell office:value-type="float" office:value="0.54221993599999996" table:style-name="ce1">
            <text:p>0,542219936</text:p>
          </table:table-cell>
          <table:table-cell office:value-type="float" office:value="2.2135054580000002" table:style-name="ce1">
            <text:p>2,213505458</text:p>
          </table:table-cell>
          <table:table-cell office:value-type="float" office:value="-0.23453268399999999" table:style-name="ce1">
            <text:p>-0,234532684</text:p>
          </table:table-cell>
          <table:table-cell office:value-type="float" office:value="1.312358286" table:style-name="ce1">
            <text:p>1,312358286</text:p>
          </table:table-cell>
          <table:table-cell office:value-type="float" office:value="0.76558790200000004" table:style-name="ce1">
            <text:p>0,765587902</text:p>
          </table:table-cell>
          <table:table-cell office:value-type="float" office:value="0.58434337300000005" table:style-name="ce1">
            <text:p>0,584343373</text:p>
          </table:table-cell>
          <table:table-cell office:value-type="float" office:value="1.793521822" table:style-name="ce1">
            <text:p>1,793521822</text:p>
          </table:table-cell>
          <table:table-cell office:value-type="float" office:value="2.8702005490000002" table:style-name="ce1">
            <text:p>2,870200549</text:p>
          </table:table-cell>
          <table:table-cell office:value-type="float" office:value="2.0397138849999998" table:style-name="ce1">
            <text:p>2,039713885</text:p>
          </table:table-cell>
          <table:table-cell office:value-type="float" office:value="1.829860048" table:style-name="ce1">
            <text:p>1,829860048</text:p>
          </table:table-cell>
          <table:table-cell office:value-type="float" office:value="2.2560055330000002" table:style-name="ce1">
            <text:p>2,256005533</text:p>
          </table:table-cell>
          <table:table-cell office:value-type="float" office:value="2.36481377" table:style-name="ce1">
            <text:p>2,36481377</text:p>
          </table:table-cell>
          <table:table-cell office:value-type="float" office:value="2.4607572969999998" table:style-name="ce1">
            <text:p>2,460757297</text:p>
          </table:table-cell>
          <table:table-cell office:value-type="float" office:value="6.5455368999999999E-2" table:style-name="ce1">
            <text:p>0,065455369</text:p>
          </table:table-cell>
          <table:table-cell office:value-type="float" office:value="2.7200787059999998" table:style-name="ce1">
            <text:p>2,720078706</text:p>
          </table:table-cell>
          <table:table-cell office:value-type="float" office:value="0.92931200700000005" table:style-name="ce1">
            <text:p>0,929312007</text:p>
          </table:table-cell>
          <table:table-cell office:value-type="float" office:value="0.99814310299999998" table:style-name="ce1">
            <text:p>0,998143103</text:p>
          </table:table-cell>
          <table:table-cell office:value-type="float" office:value="0.44646060500000001" table:style-name="ce1">
            <text:p>0,446460605</text:p>
          </table:table-cell>
          <table:table-cell office:value-type="float" office:value="2.2349907600000001" table:style-name="ce1">
            <text:p>2,23499076</text:p>
          </table:table-cell>
          <table:table-cell office:value-type="float" office:value="4.4778720449999998" table:style-name="ce1">
            <text:p>4,477872045</text:p>
          </table:table-cell>
          <table:table-cell office:value-type="float" office:value="1.3396388589999999" table:style-name="ce1">
            <text:p>1,339638859</text:p>
          </table:table-cell>
          <table:table-cell office:value-type="float" office:value="0.50934039499999995" table:style-name="ce1">
            <text:p>0,509340395</text:p>
          </table:table-cell>
          <table:table-cell office:value-type="float" office:value="2.0232753379999999" table:style-name="ce1">
            <text:p>2,023275338</text:p>
          </table:table-cell>
          <table:table-cell office:value-type="float" office:value="2.4182254749999998" table:style-name="ce1">
            <text:p>2,418225475</text:p>
          </table:table-cell>
          <table:table-cell office:value-type="float" office:value="-0.28789795200000001" table:style-name="ce1">
            <text:p>-0,287897952</text:p>
          </table:table-cell>
          <table:table-cell office:value-type="float" office:value="-0.165341654" table:style-name="ce1">
            <text:p>-0,165341654</text:p>
          </table:table-cell>
          <table:table-cell office:value-type="float" office:value="6.546111035" table:style-name="ce1">
            <text:p>6,546111035</text:p>
          </table:table-cell>
          <table:table-cell office:value-type="float" office:value="2.0093720720000001" table:style-name="ce1">
            <text:p>2,009372072</text:p>
          </table:table-cell>
          <table:table-cell office:value-type="float" office:value="1.9422432359999999" table:style-name="ce1">
            <text:p>1,942243236</text:p>
          </table:table-cell>
          <table:table-cell office:value-type="float" office:value="2.5163899519999999" table:style-name="ce1">
            <text:p>2,516389952</text:p>
          </table:table-cell>
          <table:table-cell office:value-type="float" office:value="2.4166457119999998" table:style-name="ce1">
            <text:p>2,416645712</text:p>
          </table:table-cell>
          <table:table-cell office:value-type="float" office:value="3.357442195" table:style-name="ce1">
            <text:p>3,357442195</text:p>
          </table:table-cell>
          <table:table-cell office:value-type="float" office:value="2.7955636410000002" table:style-name="ce1">
            <text:p>2,795563641</text:p>
          </table:table-cell>
          <table:table-cell office:value-type="float" office:value="0.52347682799999995" table:style-name="ce1">
            <text:p>0,523476828</text:p>
          </table:table-cell>
          <table:table-cell office:value-type="float" office:value="0.98540332500000005" table:style-name="ce1">
            <text:p>0,985403325</text:p>
          </table:table-cell>
          <table:table-cell office:value-type="float" office:value="1.173944637" table:style-name="ce1">
            <text:p>1,173944637</text:p>
          </table:table-cell>
          <table:table-cell office:value-type="float" office:value="3.2456147280000001" table:style-name="ce1">
            <text:p>3,245614728</text:p>
          </table:table-cell>
          <table:table-cell office:value-type="float" office:value="-0.27990799300000002" table:style-name="ce1">
            <text:p>-0,279907993</text:p>
          </table:table-cell>
          <table:table-cell office:value-type="float" office:value="2.671440198" table:style-name="ce1">
            <text:p>2,671440198</text:p>
          </table:table-cell>
          <table:table-cell office:value-type="float" office:value="3.5688661690000001" table:style-name="ce1">
            <text:p>3,568866169</text:p>
          </table:table-cell>
          <table:table-cell office:value-type="float" office:value="2.6685781739999999" table:style-name="ce1">
            <text:p>2,668578174</text:p>
          </table:table-cell>
          <table:table-cell office:value-type="float" office:value="1.5232962759999999" table:style-name="ce1">
            <text:p>1,523296276</text:p>
          </table:table-cell>
          <table:table-cell office:value-type="float" office:value="1.5027838280000001" table:style-name="ce1">
            <text:p>1,502783828</text:p>
          </table:table-cell>
          <table:table-cell office:value-type="float" office:value="1.3205388870000001" table:style-name="ce1">
            <text:p>1,320538887</text:p>
          </table:table-cell>
          <table:table-cell office:value-type="float" office:value="0.18462999099999999" table:style-name="ce1">
            <text:p>0,184629991</text:p>
          </table:table-cell>
          <table:table-cell office:value-type="float" office:value="-0.134454343" table:style-name="ce1">
            <text:p>-0,134454343</text:p>
          </table:table-cell>
          <table:table-cell office:value-type="float" office:value="5.7262202999999998E-2" table:style-name="ce1">
            <text:p>0,057262203</text:p>
          </table:table-cell>
          <table:table-cell office:value-type="float" office:value="1.8773332389999999" table:style-name="ce1">
            <text:p>1,877333239</text:p>
          </table:table-cell>
          <table:table-cell table:style-name="ce1"/>
          <table:table-cell office:value-type="float" office:value="1.173453648" table:style-name="ce1">
            <text:p>1,173453648</text:p>
          </table:table-cell>
          <table:table-cell office:value-type="float" office:value="2.8146303530000001" table:style-name="ce1">
            <text:p>2,814630353</text:p>
          </table:table-cell>
          <table:table-cell office:value-type="float" office:value="3.7171240779999999" table:style-name="ce1">
            <text:p>3,717124078</text:p>
          </table:table-cell>
          <table:table-cell office:value-type="float" office:value="3.4232702869999998" table:style-name="ce1">
            <text:p>3,423270287</text:p>
          </table:table-cell>
          <table:table-cell office:value-type="float" office:value="1.198636882" table:style-name="ce1">
            <text:p>1,198636882</text:p>
          </table:table-cell>
          <table:table-cell office:value-type="float" office:value="8.2928308000000006E-2" table:style-name="ce1">
            <text:p>0,082928308</text:p>
          </table:table-cell>
          <table:table-cell office:value-type="float" office:value="3.1049418449999999" table:style-name="ce1">
            <text:p>3,104941845</text:p>
          </table:table-cell>
          <table:table-cell office:value-type="float" office:value="1.1843668599999999" table:style-name="ce1">
            <text:p>1,18436686</text:p>
          </table:table-cell>
          <table:table-cell office:value-type="float" office:value="1.476732044" table:style-name="ce1">
            <text:p>1,476732044</text:p>
          </table:table-cell>
          <table:table-cell office:value-type="float" office:value="1.568335252" table:style-name="ce1">
            <text:p>1,568335252</text:p>
          </table:table-cell>
          <table:table-cell office:value-type="float" office:value="1.6426339210000001" table:style-name="ce1">
            <text:p>1,642633921</text:p>
          </table:table-cell>
          <table:table-cell office:value-type="float" office:value="0.7575035" table:style-name="ce1">
            <text:p>0,7575035</text:p>
          </table:table-cell>
          <table:table-cell office:value-type="float" office:value="1.9288189389999999" table:style-name="ce1">
            <text:p>1,928818939</text:p>
          </table:table-cell>
          <table:table-cell office:value-type="float" office:value="0.35875035900000002" table:style-name="ce1">
            <text:p>0,358750359</text:p>
          </table:table-cell>
          <table:table-cell office:value-type="float" office:value="2.0093720720000001" table:style-name="ce1">
            <text:p>2,009372072</text:p>
          </table:table-cell>
          <table:table-cell office:value-type="float" office:value="2.6685781739999999" table:style-name="ce1">
            <text:p>2,668578174</text:p>
          </table:table-cell>
          <table:table-cell office:value-type="float" office:value="0.18264903299999999" table:style-name="ce1">
            <text:p>0,182649033</text:p>
          </table:table-cell>
          <table:table-cell office:value-type="float" office:value="1.3694333590000001" table:style-name="ce1">
            <text:p>1,369433359</text:p>
          </table:table-cell>
          <table:table-cell office:value-type="float" office:value="1.5848727149999999" table:style-name="ce1">
            <text:p>1,584872715</text:p>
          </table:table-cell>
          <table:table-cell office:value-type="float" office:value="0" table:style-name="ce1">
            <text:p>0</text:p>
          </table:table-cell>
          <table:table-cell office:value-type="float" office:value="2.4282918420000001" table:style-name="ce1">
            <text:p>2,428291842</text:p>
          </table:table-cell>
          <table:table-cell office:value-type="float" office:value="2.9170631199999999" table:style-name="ce1">
            <text:p>2,91706312</text:p>
          </table:table-cell>
          <table:table-cell office:value-type="float" office:value="-0.91134730900000005" table:style-name="ce1">
            <text:p>-0,911347309</text:p>
          </table:table-cell>
          <table:table-cell office:value-type="float" office:value="1.128392981" table:style-name="ce1">
            <text:p>1,128392981</text:p>
          </table:table-cell>
          <table:table-cell office:value-type="float" office:value="0.69913112399999999" table:style-name="ce1">
            <text:p>0,699131124</text:p>
          </table:table-cell>
          <table:table-cell office:value-type="float" office:value="1.2039602970000001" table:style-name="ce1">
            <text:p>1,203960297</text:p>
          </table:table-cell>
          <table:table-cell office:value-type="float" office:value="1.885238808" table:style-name="ce1">
            <text:p>1,885238808</text:p>
          </table:table-cell>
          <table:table-cell office:value-type="float" office:value="-7.5044821999999997E-2" table:style-name="ce1">
            <text:p>-0,075044822</text:p>
          </table:table-cell>
          <table:table-cell office:value-type="float" office:value="1.9994433469999999" table:style-name="ce1">
            <text:p>1,999443347</text:p>
          </table:table-cell>
          <table:table-cell office:value-type="float" office:value="0.83233814699999997" table:style-name="ce1">
            <text:p>0,832338147</text:p>
          </table:table-cell>
          <table:table-cell office:value-type="float" office:value="0.24208612299999999" table:style-name="ce1">
            <text:p>0,242086123</text:p>
          </table:table-cell>
          <table:table-cell office:value-type="float" office:value="1.389653437" table:style-name="ce1">
            <text:p>1,389653437</text:p>
          </table:table-cell>
          <table:table-cell office:value-type="float" office:value="1.845755327" table:style-name="ce1">
            <text:p>1,845755327</text:p>
          </table:table-cell>
          <table:table-cell office:value-type="float" office:value="1.4272177850000001" table:style-name="ce1">
            <text:p>1,427217785</text:p>
          </table:table-cell>
          <table:table-cell office:value-type="float" office:value="0.52617439700000002" table:style-name="ce1">
            <text:p>0,526174397</text:p>
          </table:table-cell>
          <table:table-cell office:value-type="float" office:value="1.3027928529999999" table:style-name="ce1">
            <text:p>1,302792853</text:p>
          </table:table-cell>
          <table:table-cell office:value-type="float" office:value="3.2211080779999999" table:style-name="ce1">
            <text:p>3,221108078</text:p>
          </table:table-cell>
          <table:table-cell office:value-type="float" office:value="1.7516894750000001" table:style-name="ce1">
            <text:p>1,751689475</text:p>
          </table:table-cell>
          <table:table-cell office:value-type="float" office:value="2.7236339840000001" table:style-name="ce1">
            <text:p>2,723633984</text:p>
          </table:table-cell>
          <table:table-cell office:value-type="float" office:value="0.96597097700000001" table:style-name="ce1">
            <text:p>0,965970977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8" table:style-name="ce1">
            <text:p>1998</text:p>
          </table:table-cell>
          <table:table-cell office:value-type="float" office:value="2.1143856560000001" table:style-name="ce1">
            <text:p>2,114385656</text:p>
          </table:table-cell>
          <table:table-cell office:value-type="float" office:value="1.94731853" table:style-name="ce1">
            <text:p>1,94731853</text:p>
          </table:table-cell>
          <table:table-cell office:value-type="float" office:value="3.228941421" table:style-name="ce1">
            <text:p>3,228941421</text:p>
          </table:table-cell>
          <table:table-cell office:value-type="float" office:value="-0.62933439300000005" table:style-name="ce1">
            <text:p>-0,629334393</text:p>
          </table:table-cell>
          <table:table-cell office:value-type="float" office:value="-0.28800742299999998" table:style-name="ce1">
            <text:p>-0,288007423</text:p>
          </table:table-cell>
          <table:table-cell office:value-type="float" office:value="2.1726332840000002" table:style-name="ce1">
            <text:p>2,172633284</text:p>
          </table:table-cell>
          <table:table-cell office:value-type="float" office:value="5.1739147269999997" table:style-name="ce1">
            <text:p>5,173914727</text:p>
          </table:table-cell>
          <table:table-cell office:value-type="float" office:value="1.132262439" table:style-name="ce1">
            <text:p>1,132262439</text:p>
          </table:table-cell>
          <table:table-cell office:value-type="float" office:value="-0.78189682900000002" table:style-name="ce1">
            <text:p>-0,781896829</text:p>
          </table:table-cell>
          <table:table-cell office:value-type="float" office:value="1.7057293760000001" table:style-name="ce1">
            <text:p>1,705729376</text:p>
          </table:table-cell>
          <table:table-cell office:value-type="float" office:value="2.0976702029999998" table:style-name="ce1">
            <text:p>2,097670203</text:p>
          </table:table-cell>
          <table:table-cell office:value-type="float" office:value="1.042235716" table:style-name="ce1">
            <text:p>1,042235716</text:p>
          </table:table-cell>
          <table:table-cell office:value-type="float" office:value="0.10972836800000001" table:style-name="ce1">
            <text:p>0,109728368</text:p>
          </table:table-cell>
          <table:table-cell office:value-type="float" office:value="0.94913814699999999" table:style-name="ce1">
            <text:p>0,949138147</text:p>
          </table:table-cell>
          <table:table-cell office:value-type="float" office:value="1.030779152" table:style-name="ce1">
            <text:p>1,030779152</text:p>
          </table:table-cell>
          <table:table-cell office:value-type="float" office:value="0.21352765100000001" table:style-name="ce1">
            <text:p>0,213527651</text:p>
          </table:table-cell>
          <table:table-cell office:value-type="float" office:value="2.9586132250000001" table:style-name="ce1">
            <text:p>2,958613225</text:p>
          </table:table-cell>
          <table:table-cell office:value-type="float" office:value="2.8029404179999999" table:style-name="ce1">
            <text:p>2,802940418</text:p>
          </table:table-cell>
          <table:table-cell office:value-type="float" office:value="2.0773403109999999" table:style-name="ce1">
            <text:p>2,077340311</text:p>
          </table:table-cell>
          <table:table-cell office:value-type="float" office:value="-0.667302701" table:style-name="ce1">
            <text:p>-0,667302701</text:p>
          </table:table-cell>
          <table:table-cell office:value-type="float" office:value="3.1060776959999998" table:style-name="ce1">
            <text:p>3,106077696</text:p>
          </table:table-cell>
          <table:table-cell office:value-type="float" office:value="1.120860244" table:style-name="ce1">
            <text:p>1,120860244</text:p>
          </table:table-cell>
          <table:table-cell office:value-type="float" office:value="-4.6396402000000003E-2" table:style-name="ce1">
            <text:p>-0,046396402</text:p>
          </table:table-cell>
          <table:table-cell office:value-type="float" office:value="-0.47557802900000001" table:style-name="ce1">
            <text:p>-0,475578029</text:p>
          </table:table-cell>
          <table:table-cell office:value-type="float" office:value="3.8355918070000001" table:style-name="ce1">
            <text:p>3,835591807</text:p>
          </table:table-cell>
          <table:table-cell office:value-type="float" office:value="0.73722663899999996" table:style-name="ce1">
            <text:p>0,737226639</text:p>
          </table:table-cell>
          <table:table-cell office:value-type="float" office:value="1.98710323" table:style-name="ce1">
            <text:p>1,98710323</text:p>
          </table:table-cell>
          <table:table-cell office:value-type="float" office:value="1.5289637030000001" table:style-name="ce1">
            <text:p>1,528963703</text:p>
          </table:table-cell>
          <table:table-cell office:value-type="float" office:value="0.42751724099999999" table:style-name="ce1">
            <text:p>0,427517241</text:p>
          </table:table-cell>
          <table:table-cell office:value-type="float" office:value="2.2773848220000001" table:style-name="ce1">
            <text:p>2,277384822</text:p>
          </table:table-cell>
          <table:table-cell office:value-type="float" office:value="2.2701734550000001" table:style-name="ce1">
            <text:p>2,270173455</text:p>
          </table:table-cell>
          <table:table-cell office:value-type="float" office:value="2.2719957690000001" table:style-name="ce1">
            <text:p>2,271995769</text:p>
          </table:table-cell>
          <table:table-cell office:value-type="float" office:value="2.4187804320000001" table:style-name="ce1">
            <text:p>2,418780432</text:p>
          </table:table-cell>
          <table:table-cell office:value-type="float" office:value="0.82990935300000002" table:style-name="ce1">
            <text:p>0,829909353</text:p>
          </table:table-cell>
          <table:table-cell office:value-type="float" office:value="-0.16785744899999999" table:style-name="ce1">
            <text:p>-0,167857449</text:p>
          </table:table-cell>
          <table:table-cell office:value-type="float" office:value="0.29713576600000002" table:style-name="ce1">
            <text:p>0,297135766</text:p>
          </table:table-cell>
          <table:table-cell office:value-type="float" office:value="0.77089232699999999" table:style-name="ce1">
            <text:p>0,770892327</text:p>
          </table:table-cell>
          <table:table-cell office:value-type="float" office:value="1.2868965560000001" table:style-name="ce1">
            <text:p>1,286896556</text:p>
          </table:table-cell>
          <table:table-cell office:value-type="float" office:value="0.95955040599999997" table:style-name="ce1">
            <text:p>0,959550406</text:p>
          </table:table-cell>
          <table:table-cell office:value-type="float" office:value="2.9868747099999999" table:style-name="ce1">
            <text:p>2,98687471</text:p>
          </table:table-cell>
          <table:table-cell office:value-type="float" office:value="2.6100020709999998" table:style-name="ce1">
            <text:p>2,610002071</text:p>
          </table:table-cell>
          <table:table-cell office:value-type="float" office:value="2.3068679849999998" table:style-name="ce1">
            <text:p>2,306867985</text:p>
          </table:table-cell>
          <table:table-cell office:value-type="float" office:value="2.899947445" table:style-name="ce1">
            <text:p>2,899947445</text:p>
          </table:table-cell>
          <table:table-cell office:value-type="float" office:value="1.6836247600000001" table:style-name="ce1">
            <text:p>1,68362476</text:p>
          </table:table-cell>
          <table:table-cell office:value-type="float" office:value="2.6407704380000001" table:style-name="ce1">
            <text:p>2,640770438</text:p>
          </table:table-cell>
          <table:table-cell office:value-type="float" office:value="2.0214382930000001" table:style-name="ce1">
            <text:p>2,021438293</text:p>
          </table:table-cell>
          <table:table-cell office:value-type="float" office:value="2.2582337180000001" table:style-name="ce1">
            <text:p>2,258233718</text:p>
          </table:table-cell>
          <table:table-cell office:value-type="float" office:value="0.70986252500000002" table:style-name="ce1">
            <text:p>0,709862525</text:p>
          </table:table-cell>
          <table:table-cell office:value-type="float" office:value="0.44451732599999999" table:style-name="ce1">
            <text:p>0,444517326</text:p>
          </table:table-cell>
          <table:table-cell office:value-type="float" office:value="-1.70475051" table:style-name="ce1">
            <text:p>-1,70475051</text:p>
          </table:table-cell>
          <table:table-cell office:value-type="float" office:value="5.8363879890000003" table:style-name="ce1">
            <text:p>5,836387989</text:p>
          </table:table-cell>
          <table:table-cell office:value-type="float" office:value="1.9459559360000001" table:style-name="ce1">
            <text:p>1,945955936</text:p>
          </table:table-cell>
          <table:table-cell office:value-type="float" office:value="-9.4744752000000002E-2" table:style-name="ce1">
            <text:p>-0,094744752</text:p>
          </table:table-cell>
          <table:table-cell office:value-type="float" office:value="1.5143650999999999E-2" table:style-name="ce1">
            <text:p>0,015143651</text:p>
          </table:table-cell>
          <table:table-cell office:value-type="float" office:value="2.9226892179999999" table:style-name="ce1">
            <text:p>2,922689218</text:p>
          </table:table-cell>
          <table:table-cell office:value-type="float" office:value="-0.58813671099999998" table:style-name="ce1">
            <text:p>-0,588136711</text:p>
          </table:table-cell>
          <table:table-cell office:value-type="float" office:value="0.36316252399999999" table:style-name="ce1">
            <text:p>0,363162524</text:p>
          </table:table-cell>
          <table:table-cell office:value-type="float" office:value="1.5954732229999999" table:style-name="ce1">
            <text:p>1,595473223</text:p>
          </table:table-cell>
          <table:table-cell office:value-type="float" office:value="1.5008857680000001" table:style-name="ce1">
            <text:p>1,500885768</text:p>
          </table:table-cell>
          <table:table-cell office:value-type="float" office:value="1.1386763689999999" table:style-name="ce1">
            <text:p>1,138676369</text:p>
          </table:table-cell>
          <table:table-cell office:value-type="float" office:value="1.9128368090000001" table:style-name="ce1">
            <text:p>1,912836809</text:p>
          </table:table-cell>
          <table:table-cell office:value-type="float" office:value="1.0763226239999999" table:style-name="ce1">
            <text:p>1,076322624</text:p>
          </table:table-cell>
          <table:table-cell office:value-type="float" office:value="7.6995680999999996E-2" table:style-name="ce1">
            <text:p>0,076995681</text:p>
          </table:table-cell>
          <table:table-cell office:value-type="float" office:value="0.132027797" table:style-name="ce1">
            <text:p>0,132027797</text:p>
          </table:table-cell>
          <table:table-cell office:value-type="float" office:value="2.0456035240000001" table:style-name="ce1">
            <text:p>2,045603524</text:p>
          </table:table-cell>
          <table:table-cell office:value-type="float" office:value="1.9956016080000001" table:style-name="ce1">
            <text:p>1,995601608</text:p>
          </table:table-cell>
          <table:table-cell office:value-type="float" office:value="0.210884454" table:style-name="ce1">
            <text:p>0,210884454</text:p>
          </table:table-cell>
          <table:table-cell office:value-type="float" office:value="0.51131390399999999" table:style-name="ce1">
            <text:p>0,511313904</text:p>
          </table:table-cell>
          <table:table-cell office:value-type="float" office:value="0.41384748100000002" table:style-name="ce1">
            <text:p>0,413847481</text:p>
          </table:table-cell>
          <table:table-cell office:value-type="float" office:value="-0.96055900500000002" table:style-name="ce1">
            <text:p>-0,960559005</text:p>
          </table:table-cell>
          <table:table-cell office:value-type="float" office:value="2.9388561129999999" table:style-name="ce1">
            <text:p>2,938856113</text:p>
          </table:table-cell>
          <table:table-cell office:value-type="float" office:value="0.13374364899999999" table:style-name="ce1">
            <text:p>0,133743649</text:p>
          </table:table-cell>
          <table:table-cell office:value-type="float" office:value="2.3569404060000001" table:style-name="ce1">
            <text:p>2,356940406</text:p>
          </table:table-cell>
          <table:table-cell office:value-type="float" office:value="0.26547296199999998" table:style-name="ce1">
            <text:p>0,265472962</text:p>
          </table:table-cell>
          <table:table-cell office:value-type="float" office:value="0.93177052000000005" table:style-name="ce1">
            <text:p>0,93177052</text:p>
          </table:table-cell>
          <table:table-cell office:value-type="float" office:value="0.36859783899999998" table:style-name="ce1">
            <text:p>0,368597839</text:p>
          </table:table-cell>
          <table:table-cell office:value-type="float" office:value="0.65294272799999997" table:style-name="ce1">
            <text:p>0,652942728</text:p>
          </table:table-cell>
          <table:table-cell office:value-type="float" office:value="-0.25105233599999999" table:style-name="ce1">
            <text:p>-0,251052336</text:p>
          </table:table-cell>
          <table:table-cell office:value-type="float" office:value="2.4854625810000002" table:style-name="ce1">
            <text:p>2,485462581</text:p>
          </table:table-cell>
          <table:table-cell office:value-type="float" office:value="0.29140608499999998" table:style-name="ce1">
            <text:p>0,291406085</text:p>
          </table:table-cell>
          <table:table-cell office:value-type="float" office:value="-2.4742229760000001" table:style-name="ce1">
            <text:p>-2,474222976</text:p>
          </table:table-cell>
          <table:table-cell office:value-type="float" office:value="2.471692902" table:style-name="ce1">
            <text:p>2,471692902</text:p>
          </table:table-cell>
          <table:table-cell office:value-type="float" office:value="1.816240643" table:style-name="ce1">
            <text:p>1,816240643</text:p>
          </table:table-cell>
          <table:table-cell office:value-type="float" office:value="2.5603130580000002" table:style-name="ce1">
            <text:p>2,560313058</text:p>
          </table:table-cell>
          <table:table-cell office:value-type="float" office:value="3.0838344379999998" table:style-name="ce1">
            <text:p>3,083834438</text:p>
          </table:table-cell>
          <table:table-cell office:value-type="float" office:value="1.9119198529999999" table:style-name="ce1">
            <text:p>1,911919853</text:p>
          </table:table-cell>
          <table:table-cell office:value-type="float" office:value="4.0248292350000003" table:style-name="ce1">
            <text:p>4,024829235</text:p>
          </table:table-cell>
          <table:table-cell office:value-type="float" office:value="0.55421190300000001" table:style-name="ce1">
            <text:p>0,554211903</text:p>
          </table:table-cell>
          <table:table-cell office:value-type="float" office:value="0.44599952100000001" table:style-name="ce1">
            <text:p>0,445999521</text:p>
          </table:table-cell>
          <table:table-cell office:value-type="float" office:value="0.178412179" table:style-name="ce1">
            <text:p>0,178412179</text:p>
          </table:table-cell>
          <table:table-cell office:value-type="float" office:value="2.3619874830000001" table:style-name="ce1">
            <text:p>2,361987483</text:p>
          </table:table-cell>
          <table:table-cell office:value-type="float" office:value="1.304797413" table:style-name="ce1">
            <text:p>1,304797413</text:p>
          </table:table-cell>
          <table:table-cell office:value-type="float" office:value="-0.55459120799999995" table:style-name="ce1">
            <text:p>-0,554591208</text:p>
          </table:table-cell>
          <table:table-cell office:value-type="float" office:value="0.62979771200000001" table:style-name="ce1">
            <text:p>0,629797712</text:p>
          </table:table-cell>
          <table:table-cell office:value-type="float" office:value="0.83480880700000004" table:style-name="ce1">
            <text:p>0,834808807</text:p>
          </table:table-cell>
          <table:table-cell office:value-type="float" office:value="2.8488067799999999" table:style-name="ce1">
            <text:p>2,84880678</text:p>
          </table:table-cell>
          <table:table-cell office:value-type="float" office:value="2.730889838" table:style-name="ce1">
            <text:p>2,730889838</text:p>
          </table:table-cell>
          <table:table-cell office:value-type="float" office:value="-6.1431194000000001E-2" table:style-name="ce1">
            <text:p>-0,061431194</text:p>
          </table:table-cell>
          <table:table-cell office:value-type="float" office:value="1.7766637460000001" table:style-name="ce1">
            <text:p>1,776663746</text:p>
          </table:table-cell>
          <table:table-cell office:value-type="float" office:value="-0.23267933700000001" table:style-name="ce1">
            <text:p>-0,232679337</text:p>
          </table:table-cell>
          <table:table-cell office:value-type="float" office:value="1.295934336" table:style-name="ce1">
            <text:p>1,295934336</text:p>
          </table:table-cell>
          <table:table-cell office:value-type="float" office:value="1.545626223" table:style-name="ce1">
            <text:p>1,545626223</text:p>
          </table:table-cell>
          <table:table-cell office:value-type="float" office:value="2.503182072" table:style-name="ce1">
            <text:p>2,503182072</text:p>
          </table:table-cell>
          <table:table-cell office:value-type="float" office:value="2.5663213310000001" table:style-name="ce1">
            <text:p>2,566321331</text:p>
          </table:table-cell>
          <table:table-cell office:value-type="float" office:value="1.418767471" table:style-name="ce1">
            <text:p>1,418767471</text:p>
          </table:table-cell>
          <table:table-cell office:value-type="float" office:value="2.4715514340000002" table:style-name="ce1">
            <text:p>2,471551434</text:p>
          </table:table-cell>
          <table:table-cell office:value-type="float" office:value="1.4691815610000001" table:style-name="ce1">
            <text:p>1,469181561</text:p>
          </table:table-cell>
          <table:table-cell office:value-type="float" office:value="1.8396580730000001" table:style-name="ce1">
            <text:p>1,839658073</text:p>
          </table:table-cell>
          <table:table-cell table:style-name="ce1"/>
          <table:table-cell office:value-type="float" office:value="1.043076836" table:style-name="ce1">
            <text:p>1,043076836</text:p>
          </table:table-cell>
          <table:table-cell office:value-type="float" office:value="1.314685246" table:style-name="ce1">
            <text:p>1,314685246</text:p>
          </table:table-cell>
          <table:table-cell office:value-type="float" office:value="3.0987076760000001" table:style-name="ce1">
            <text:p>3,098707676</text:p>
          </table:table-cell>
          <table:table-cell office:value-type="float" office:value="1.070859043" table:style-name="ce1">
            <text:p>1,070859043</text:p>
          </table:table-cell>
          <table:table-cell office:value-type="float" office:value="2.28687869" table:style-name="ce1">
            <text:p>2,28687869</text:p>
          </table:table-cell>
          <table:table-cell office:value-type="float" office:value="2.8774015999999999E-2" table:style-name="ce1">
            <text:p>0,028774016</text:p>
          </table:table-cell>
          <table:table-cell office:value-type="float" office:value="0.96122496599999996" table:style-name="ce1">
            <text:p>0,961224966</text:p>
          </table:table-cell>
          <table:table-cell office:value-type="float" office:value="1.949182856" table:style-name="ce1">
            <text:p>1,949182856</text:p>
          </table:table-cell>
          <table:table-cell office:value-type="float" office:value="0.27172961000000001" table:style-name="ce1">
            <text:p>0,27172961</text:p>
          </table:table-cell>
          <table:table-cell office:value-type="float" office:value="-1.7260943209999999" table:style-name="ce1">
            <text:p>-1,726094321</text:p>
          </table:table-cell>
          <table:table-cell office:value-type="float" office:value="2.7985164980000001" table:style-name="ce1">
            <text:p>2,798516498</text:p>
          </table:table-cell>
          <table:table-cell office:value-type="float" office:value="1.5340381540000001" table:style-name="ce1">
            <text:p>1,534038154</text:p>
          </table:table-cell>
          <table:table-cell office:value-type="float" office:value="2.637006602" table:style-name="ce1">
            <text:p>2,637006602</text:p>
          </table:table-cell>
          <table:table-cell office:value-type="float" office:value="1.692849388" table:style-name="ce1">
            <text:p>1,692849388</text:p>
          </table:table-cell>
          <table:table-cell office:value-type="float" office:value="0.85500393100000005" table:style-name="ce1">
            <text:p>0,855003931</text:p>
          </table:table-cell>
          <table:table-cell office:value-type="float" office:value="0.72186501800000002" table:style-name="ce1">
            <text:p>0,721865018</text:p>
          </table:table-cell>
          <table:table-cell office:value-type="float" office:value="6.8284188480000001" table:style-name="ce1">
            <text:p>6,828418848</text:p>
          </table:table-cell>
          <table:table-cell office:value-type="float" office:value="1.591717915" table:style-name="ce1">
            <text:p>1,591717915</text:p>
          </table:table-cell>
          <table:table-cell office:value-type="float" office:value="1.849739206" table:style-name="ce1">
            <text:p>1,849739206</text:p>
          </table:table-cell>
          <table:table-cell office:value-type="float" office:value="0.95474793000000002" table:style-name="ce1">
            <text:p>0,95474793</text:p>
          </table:table-cell>
          <table:table-cell office:value-type="float" office:value="7.9021903719999997" table:style-name="ce1">
            <text:p>7,902190372</text:p>
          </table:table-cell>
          <table:table-cell office:value-type="float" office:value="1.527409756" table:style-name="ce1">
            <text:p>1,527409756</text:p>
          </table:table-cell>
          <table:table-cell office:value-type="float" office:value="1.3871655039999999" table:style-name="ce1">
            <text:p>1,387165504</text:p>
          </table:table-cell>
          <table:table-cell office:value-type="float" office:value="1.572520814" table:style-name="ce1">
            <text:p>1,572520814</text:p>
          </table:table-cell>
          <table:table-cell office:value-type="float" office:value="2.5179045019999999" table:style-name="ce1">
            <text:p>2,517904502</text:p>
          </table:table-cell>
          <table:table-cell office:value-type="float" office:value="2.7112533729999999" table:style-name="ce1">
            <text:p>2,711253373</text:p>
          </table:table-cell>
          <table:table-cell office:value-type="float" office:value="1.499848823" table:style-name="ce1">
            <text:p>1,499848823</text:p>
          </table:table-cell>
          <table:table-cell office:value-type="float" office:value="0.50599669199999997" table:style-name="ce1">
            <text:p>0,505996692</text:p>
          </table:table-cell>
          <table:table-cell office:value-type="float" office:value="1.9243765530000001" table:style-name="ce1">
            <text:p>1,924376553</text:p>
          </table:table-cell>
          <table:table-cell office:value-type="float" office:value="1.564216499" table:style-name="ce1">
            <text:p>1,564216499</text:p>
          </table:table-cell>
          <table:table-cell office:value-type="float" office:value="1.486425254" table:style-name="ce1">
            <text:p>1,486425254</text:p>
          </table:table-cell>
          <table:table-cell office:value-type="float" office:value="0.91797690099999996" table:style-name="ce1">
            <text:p>0,917976901</text:p>
          </table:table-cell>
          <table:table-cell office:value-type="float" office:value="-0.724436207" table:style-name="ce1">
            <text:p>-0,724436207</text:p>
          </table:table-cell>
          <table:table-cell office:value-type="float" office:value="1.2438708030000001" table:style-name="ce1">
            <text:p>1,243870803</text:p>
          </table:table-cell>
          <table:table-cell office:value-type="float" office:value="-0.94291893699999996" table:style-name="ce1">
            <text:p>-0,942918937</text:p>
          </table:table-cell>
          <table:table-cell office:value-type="float" office:value="2.0381287719999999" table:style-name="ce1">
            <text:p>2,038128772</text:p>
          </table:table-cell>
          <table:table-cell office:value-type="float" office:value="1.7790196819999999" table:style-name="ce1">
            <text:p>1,779019682</text:p>
          </table:table-cell>
          <table:table-cell office:value-type="float" office:value="1.2740596959999999" table:style-name="ce1">
            <text:p>1,274059696</text:p>
          </table:table-cell>
          <table:table-cell office:value-type="float" office:value="0.87848295600000004" table:style-name="ce1">
            <text:p>0,878482956</text:p>
          </table:table-cell>
          <table:table-cell office:value-type="float" office:value="-4.0375729999999999E-2" table:style-name="ce1">
            <text:p>-0,04037573</text:p>
          </table:table-cell>
          <table:table-cell office:value-type="float" office:value="3.1620606929999999" table:style-name="ce1">
            <text:p>3,162060693</text:p>
          </table:table-cell>
          <table:table-cell office:value-type="float" office:value="1.7332863000000001" table:style-name="ce1">
            <text:p>1,7332863</text:p>
          </table:table-cell>
          <table:table-cell office:value-type="float" office:value="1.930234512" table:style-name="ce1">
            <text:p>1,930234512</text:p>
          </table:table-cell>
          <table:table-cell office:value-type="float" office:value="1.5160927019999999" table:style-name="ce1">
            <text:p>1,516092702</text:p>
          </table:table-cell>
          <table:table-cell office:value-type="float" office:value="-0.18649689" table:style-name="ce1">
            <text:p>-0,18649689</text:p>
          </table:table-cell>
          <table:table-cell office:value-type="float" office:value="1.4680844989999999" table:style-name="ce1">
            <text:p>1,468084499</text:p>
          </table:table-cell>
          <table:table-cell office:value-type="float" office:value="0.62114214999999995" table:style-name="ce1">
            <text:p>0,62114215</text:p>
          </table:table-cell>
          <table:table-cell office:value-type="float" office:value="2.6028741389999999" table:style-name="ce1">
            <text:p>2,602874139</text:p>
          </table:table-cell>
          <table:table-cell office:value-type="float" office:value="0.64993627899999995" table:style-name="ce1">
            <text:p>0,649936279</text:p>
          </table:table-cell>
          <table:table-cell office:value-type="float" office:value="1.288625438" table:style-name="ce1">
            <text:p>1,288625438</text:p>
          </table:table-cell>
          <table:table-cell office:value-type="float" office:value="1.866331285" table:style-name="ce1">
            <text:p>1,866331285</text:p>
          </table:table-cell>
          <table:table-cell office:value-type="float" office:value="-0.30529558299999998" table:style-name="ce1">
            <text:p>-0,305295583</text:p>
          </table:table-cell>
          <table:table-cell office:value-type="float" office:value="0.84964523999999997" table:style-name="ce1">
            <text:p>0,84964524</text:p>
          </table:table-cell>
          <table:table-cell office:value-type="float" office:value="5.7092929479999999" table:style-name="ce1">
            <text:p>5,709292948</text:p>
          </table:table-cell>
          <table:table-cell office:value-type="float" office:value="2.509928774" table:style-name="ce1">
            <text:p>2,509928774</text:p>
          </table:table-cell>
          <table:table-cell office:value-type="float" office:value="2.5419546629999998" table:style-name="ce1">
            <text:p>2,541954663</text:p>
          </table:table-cell>
          <table:table-cell office:value-type="float" office:value="1.0514216249999999" table:style-name="ce1">
            <text:p>1,051421625</text:p>
          </table:table-cell>
          <table:table-cell office:value-type="float" office:value="2.7616553650000002" table:style-name="ce1">
            <text:p>2,761655365</text:p>
          </table:table-cell>
          <table:table-cell office:value-type="float" office:value="2.5271182599999999" table:style-name="ce1">
            <text:p>2,52711826</text:p>
          </table:table-cell>
          <table:table-cell office:value-type="float" office:value="1.1389305940000001" table:style-name="ce1">
            <text:p>1,138930594</text:p>
          </table:table-cell>
          <table:table-cell office:value-type="float" office:value="1.959842544" table:style-name="ce1">
            <text:p>1,959842544</text:p>
          </table:table-cell>
          <table:table-cell office:value-type="float" office:value="1.898767879" table:style-name="ce1">
            <text:p>1,898767879</text:p>
          </table:table-cell>
          <table:table-cell office:value-type="float" office:value="3.5471434660000001" table:style-name="ce1">
            <text:p>3,547143466</text:p>
          </table:table-cell>
          <table:table-cell office:value-type="float" office:value="2.4913187790000002" table:style-name="ce1">
            <text:p>2,491318779</text:p>
          </table:table-cell>
          <table:table-cell office:value-type="float" office:value="1.704361966" table:style-name="ce1">
            <text:p>1,704361966</text:p>
          </table:table-cell>
          <table:table-cell office:value-type="float" office:value="0.61664053100000005" table:style-name="ce1">
            <text:p>0,616640531</text:p>
          </table:table-cell>
          <table:table-cell office:value-type="float" office:value="0.59541034299999995" table:style-name="ce1">
            <text:p>0,595410343</text:p>
          </table:table-cell>
          <table:table-cell office:value-type="float" office:value="2.0731699940000001" table:style-name="ce1">
            <text:p>2,073169994</text:p>
          </table:table-cell>
          <table:table-cell office:value-type="float" office:value="-0.77315112600000002" table:style-name="ce1">
            <text:p>-0,773151126</text:p>
          </table:table-cell>
          <table:table-cell office:value-type="float" office:value="0.88727988899999999" table:style-name="ce1">
            <text:p>0,887279889</text:p>
          </table:table-cell>
          <table:table-cell office:value-type="float" office:value="0.73400695000000005" table:style-name="ce1">
            <text:p>0,73400695</text:p>
          </table:table-cell>
          <table:table-cell office:value-type="float" office:value="9.3388484999999993E-2" table:style-name="ce1">
            <text:p>0,093388485</text:p>
          </table:table-cell>
          <table:table-cell office:value-type="float" office:value="1.7883277339999999" table:style-name="ce1">
            <text:p>1,788327734</text:p>
          </table:table-cell>
          <table:table-cell office:value-type="float" office:value="2.8477234930000002" table:style-name="ce1">
            <text:p>2,847723493</text:p>
          </table:table-cell>
          <table:table-cell office:value-type="float" office:value="2.0257605870000002" table:style-name="ce1">
            <text:p>2,025760587</text:p>
          </table:table-cell>
          <table:table-cell office:value-type="float" office:value="1.7579247609999999" table:style-name="ce1">
            <text:p>1,757924761</text:p>
          </table:table-cell>
          <table:table-cell office:value-type="float" office:value="2.2222956520000001" table:style-name="ce1">
            <text:p>2,222295652</text:p>
          </table:table-cell>
          <table:table-cell office:value-type="float" office:value="2.1744761879999999" table:style-name="ce1">
            <text:p>2,174476188</text:p>
          </table:table-cell>
          <table:table-cell office:value-type="float" office:value="2.4505408769999999" table:style-name="ce1">
            <text:p>2,450540877</text:p>
          </table:table-cell>
          <table:table-cell office:value-type="float" office:value="3.5753301000000001E-2" table:style-name="ce1">
            <text:p>0,035753301</text:p>
          </table:table-cell>
          <table:table-cell office:value-type="float" office:value="2.6869217320000001" table:style-name="ce1">
            <text:p>2,686921732</text:p>
          </table:table-cell>
          <table:table-cell office:value-type="float" office:value="0.57478868999999999" table:style-name="ce1">
            <text:p>0,57478869</text:p>
          </table:table-cell>
          <table:table-cell office:value-type="float" office:value="0.89805341599999999" table:style-name="ce1">
            <text:p>0,898053416</text:p>
          </table:table-cell>
          <table:table-cell office:value-type="float" office:value="0.50538923300000005" table:style-name="ce1">
            <text:p>0,505389233</text:p>
          </table:table-cell>
          <table:table-cell office:value-type="float" office:value="2.1718578270000002" table:style-name="ce1">
            <text:p>2,171857827</text:p>
          </table:table-cell>
          <table:table-cell office:value-type="float" office:value="2.555269478" table:style-name="ce1">
            <text:p>2,555269478</text:p>
          </table:table-cell>
          <table:table-cell office:value-type="float" office:value="1.2512120769999999" table:style-name="ce1">
            <text:p>1,251212077</text:p>
          </table:table-cell>
          <table:table-cell office:value-type="float" office:value="0.48629193399999998" table:style-name="ce1">
            <text:p>0,486291934</text:p>
          </table:table-cell>
          <table:table-cell office:value-type="float" office:value="2.0522668820000001" table:style-name="ce1">
            <text:p>2,052266882</text:p>
          </table:table-cell>
          <table:table-cell office:value-type="float" office:value="2.988768608" table:style-name="ce1">
            <text:p>2,988768608</text:p>
          </table:table-cell>
          <table:table-cell office:value-type="float" office:value="-0.20698024200000001" table:style-name="ce1">
            <text:p>-0,206980242</text:p>
          </table:table-cell>
          <table:table-cell office:value-type="float" office:value="-0.165486143" table:style-name="ce1">
            <text:p>-0,165486143</text:p>
          </table:table-cell>
          <table:table-cell office:value-type="float" office:value="8.1179282510000004" table:style-name="ce1">
            <text:p>8,117928251</text:p>
          </table:table-cell>
          <table:table-cell office:value-type="float" office:value="1.9687366150000001" table:style-name="ce1">
            <text:p>1,968736615</text:p>
          </table:table-cell>
          <table:table-cell office:value-type="float" office:value="1.9197207009999999" table:style-name="ce1">
            <text:p>1,919720701</text:p>
          </table:table-cell>
          <table:table-cell office:value-type="float" office:value="2.339638409" table:style-name="ce1">
            <text:p>2,339638409</text:p>
          </table:table-cell>
          <table:table-cell office:value-type="float" office:value="2.3476493139999999" table:style-name="ce1">
            <text:p>2,347649314</text:p>
          </table:table-cell>
          <table:table-cell office:value-type="float" office:value="3.3972122769999999" table:style-name="ce1">
            <text:p>3,397212277</text:p>
          </table:table-cell>
          <table:table-cell office:value-type="float" office:value="2.77534642" table:style-name="ce1">
            <text:p>2,77534642</text:p>
          </table:table-cell>
          <table:table-cell office:value-type="float" office:value="1.0596208899999999" table:style-name="ce1">
            <text:p>1,05962089</text:p>
          </table:table-cell>
          <table:table-cell office:value-type="float" office:value="0.89191134400000005" table:style-name="ce1">
            <text:p>0,891911344</text:p>
          </table:table-cell>
          <table:table-cell office:value-type="float" office:value="1.0411689129999999" table:style-name="ce1">
            <text:p>1,041168913</text:p>
          </table:table-cell>
          <table:table-cell office:value-type="float" office:value="3.6975762429999999" table:style-name="ce1">
            <text:p>3,697576243</text:p>
          </table:table-cell>
          <table:table-cell office:value-type="float" office:value="-0.37926098600000002" table:style-name="ce1">
            <text:p>-0,379260986</text:p>
          </table:table-cell>
          <table:table-cell office:value-type="float" office:value="2.6607780299999999" table:style-name="ce1">
            <text:p>2,66077803</text:p>
          </table:table-cell>
          <table:table-cell office:value-type="float" office:value="4.5211981860000003" table:style-name="ce1">
            <text:p>4,521198186</text:p>
          </table:table-cell>
          <table:table-cell office:value-type="float" office:value="2.6576975580000002" table:style-name="ce1">
            <text:p>2,657697558</text:p>
          </table:table-cell>
          <table:table-cell office:value-type="float" office:value="1.50714558" table:style-name="ce1">
            <text:p>1,50714558</text:p>
          </table:table-cell>
          <table:table-cell office:value-type="float" office:value="1.4732800829999999" table:style-name="ce1">
            <text:p>1,473280083</text:p>
          </table:table-cell>
          <table:table-cell office:value-type="float" office:value="1.2413685400000001" table:style-name="ce1">
            <text:p>1,24136854</text:p>
          </table:table-cell>
          <table:table-cell office:value-type="float" office:value="0.13412159800000001" table:style-name="ce1">
            <text:p>0,134121598</text:p>
          </table:table-cell>
          <table:table-cell office:value-type="float" office:value="-0.21811765699999999" table:style-name="ce1">
            <text:p>-0,218117657</text:p>
          </table:table-cell>
          <table:table-cell office:value-type="float" office:value="5.5512121999999997E-2" table:style-name="ce1">
            <text:p>0,055512122</text:p>
          </table:table-cell>
          <table:table-cell office:value-type="float" office:value="1.6973213110000001" table:style-name="ce1">
            <text:p>1,697321311</text:p>
          </table:table-cell>
          <table:table-cell table:style-name="ce1"/>
          <table:table-cell office:value-type="float" office:value="1.95568619" table:style-name="ce1">
            <text:p>1,95568619</text:p>
          </table:table-cell>
          <table:table-cell office:value-type="float" office:value="2.7574535509999998" table:style-name="ce1">
            <text:p>2,757453551</text:p>
          </table:table-cell>
          <table:table-cell office:value-type="float" office:value="3.7156149909999998" table:style-name="ce1">
            <text:p>3,715614991</text:p>
          </table:table-cell>
          <table:table-cell office:value-type="float" office:value="3.4907696509999999" table:style-name="ce1">
            <text:p>3,490769651</text:p>
          </table:table-cell>
          <table:table-cell office:value-type="float" office:value="1.1416985390000001" table:style-name="ce1">
            <text:p>1,141698539</text:p>
          </table:table-cell>
          <table:table-cell office:value-type="float" office:value="5.7152388999999998E-2" table:style-name="ce1">
            <text:p>0,057152389</text:p>
          </table:table-cell>
          <table:table-cell office:value-type="float" office:value="3.2134509169999999" table:style-name="ce1">
            <text:p>3,213450917</text:p>
          </table:table-cell>
          <table:table-cell office:value-type="float" office:value="1.2064359929999999" table:style-name="ce1">
            <text:p>1,206435993</text:p>
          </table:table-cell>
          <table:table-cell office:value-type="float" office:value="1.4873170600000001" table:style-name="ce1">
            <text:p>1,48731706</text:p>
          </table:table-cell>
          <table:table-cell office:value-type="float" office:value="1.331202134" table:style-name="ce1">
            <text:p>1,331202134</text:p>
          </table:table-cell>
          <table:table-cell office:value-type="float" office:value="1.6012169199999999" table:style-name="ce1">
            <text:p>1,60121692</text:p>
          </table:table-cell>
          <table:table-cell office:value-type="float" office:value="0.53969244599999999" table:style-name="ce1">
            <text:p>0,539692446</text:p>
          </table:table-cell>
          <table:table-cell office:value-type="float" office:value="1.8588684950000001" table:style-name="ce1">
            <text:p>1,858868495</text:p>
          </table:table-cell>
          <table:table-cell office:value-type="float" office:value="0.42654117600000002" table:style-name="ce1">
            <text:p>0,426541176</text:p>
          </table:table-cell>
          <table:table-cell office:value-type="float" office:value="1.9687366150000001" table:style-name="ce1">
            <text:p>1,968736615</text:p>
          </table:table-cell>
          <table:table-cell office:value-type="float" office:value="2.6576975580000002" table:style-name="ce1">
            <text:p>2,657697558</text:p>
          </table:table-cell>
          <table:table-cell office:value-type="float" office:value="0.14649762699999999" table:style-name="ce1">
            <text:p>0,146497627</text:p>
          </table:table-cell>
          <table:table-cell office:value-type="float" office:value="1.2138114790000001" table:style-name="ce1">
            <text:p>1,213811479</text:p>
          </table:table-cell>
          <table:table-cell office:value-type="float" office:value="1.572900714" table:style-name="ce1">
            <text:p>1,572900714</text:p>
          </table:table-cell>
          <table:table-cell office:value-type="float" office:value="9.6488883999999997E-2" table:style-name="ce1">
            <text:p>0,096488884</text:p>
          </table:table-cell>
          <table:table-cell office:value-type="float" office:value="2.3175091280000002" table:style-name="ce1">
            <text:p>2,317509128</text:p>
          </table:table-cell>
          <table:table-cell office:value-type="float" office:value="2.8918386429999998" table:style-name="ce1">
            <text:p>2,891838643</text:p>
          </table:table-cell>
          <table:table-cell office:value-type="float" office:value="-0.89360138200000006" table:style-name="ce1">
            <text:p>-0,893601382</text:p>
          </table:table-cell>
          <table:table-cell office:value-type="float" office:value="1.077587758" table:style-name="ce1">
            <text:p>1,077587758</text:p>
          </table:table-cell>
          <table:table-cell office:value-type="float" office:value="0.63674377999999998" table:style-name="ce1">
            <text:p>0,63674378</text:p>
          </table:table-cell>
          <table:table-cell office:value-type="float" office:value="1.1657145259999999" table:style-name="ce1">
            <text:p>1,165714526</text:p>
          </table:table-cell>
          <table:table-cell office:value-type="float" office:value="1.6094902950000001" table:style-name="ce1">
            <text:p>1,609490295</text:p>
          </table:table-cell>
          <table:table-cell office:value-type="float" office:value="-8.7159712E-2" table:style-name="ce1">
            <text:p>-0,087159712</text:p>
          </table:table-cell>
          <table:table-cell office:value-type="float" office:value="1.954786259" table:style-name="ce1">
            <text:p>1,954786259</text:p>
          </table:table-cell>
          <table:table-cell office:value-type="float" office:value="0.79015758300000005" table:style-name="ce1">
            <text:p>0,790157583</text:p>
          </table:table-cell>
          <table:table-cell office:value-type="float" office:value="0.16597973299999999" table:style-name="ce1">
            <text:p>0,165979733</text:p>
          </table:table-cell>
          <table:table-cell office:value-type="float" office:value="1.2657210000000001" table:style-name="ce1">
            <text:p>1,265721</text:p>
          </table:table-cell>
          <table:table-cell office:value-type="float" office:value="1.737607049" table:style-name="ce1">
            <text:p>1,737607049</text:p>
          </table:table-cell>
          <table:table-cell office:value-type="float" office:value="1.3921597539999999" table:style-name="ce1">
            <text:p>1,392159754</text:p>
          </table:table-cell>
          <table:table-cell office:value-type="float" office:value="0.44707778300000001" table:style-name="ce1">
            <text:p>0,447077783</text:p>
          </table:table-cell>
          <table:table-cell office:value-type="float" office:value="-5.924733485" table:style-name="ce1">
            <text:p>-5,924733485</text:p>
          </table:table-cell>
          <table:table-cell office:value-type="float" office:value="2.927750729" table:style-name="ce1">
            <text:p>2,927750729</text:p>
          </table:table-cell>
          <table:table-cell office:value-type="float" office:value="1.603360151" table:style-name="ce1">
            <text:p>1,603360151</text:p>
          </table:table-cell>
          <table:table-cell office:value-type="float" office:value="2.7628743199999999" table:style-name="ce1">
            <text:p>2,76287432</text:p>
          </table:table-cell>
          <table:table-cell office:value-type="float" office:value="0.80195934899999999" table:style-name="ce1">
            <text:p>0,801959349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1999" table:style-name="ce1">
            <text:p>1999</text:p>
          </table:table-cell>
          <table:table-cell office:value-type="float" office:value="1.9605579129999999" table:style-name="ce1">
            <text:p>1,960557913</text:p>
          </table:table-cell>
          <table:table-cell office:value-type="float" office:value="2.1704389700000002" table:style-name="ce1">
            <text:p>2,17043897</text:p>
          </table:table-cell>
          <table:table-cell office:value-type="float" office:value="3.2492473770000001" table:style-name="ce1">
            <text:p>3,249247377</text:p>
          </table:table-cell>
          <table:table-cell office:value-type="float" office:value="-0.63335227400000005" table:style-name="ce1">
            <text:p>-0,633352274</text:p>
          </table:table-cell>
          <table:table-cell office:value-type="float" office:value="0.35483104999999998" table:style-name="ce1">
            <text:p>0,35483105</text:p>
          </table:table-cell>
          <table:table-cell office:value-type="float" office:value="2.1502417939999998" table:style-name="ce1">
            <text:p>2,150241794</text:p>
          </table:table-cell>
          <table:table-cell office:value-type="float" office:value="5.289810492" table:style-name="ce1">
            <text:p>5,289810492</text:p>
          </table:table-cell>
          <table:table-cell office:value-type="float" office:value="1.11335834" table:style-name="ce1">
            <text:p>1,11335834</text:p>
          </table:table-cell>
          <table:table-cell office:value-type="float" office:value="-0.63459145900000002" table:style-name="ce1">
            <text:p>-0,634591459</text:p>
          </table:table-cell>
          <table:table-cell office:value-type="float" office:value="1.5580050889999999" table:style-name="ce1">
            <text:p>1,558005089</text:p>
          </table:table-cell>
          <table:table-cell office:value-type="float" office:value="1.960873657" table:style-name="ce1">
            <text:p>1,960873657</text:p>
          </table:table-cell>
          <table:table-cell office:value-type="float" office:value="1.142505187" table:style-name="ce1">
            <text:p>1,142505187</text:p>
          </table:table-cell>
          <table:table-cell office:value-type="float" office:value="0.19456315299999999" table:style-name="ce1">
            <text:p>0,194563153</text:p>
          </table:table-cell>
          <table:table-cell office:value-type="float" office:value="0.87759869999999995" table:style-name="ce1">
            <text:p>0,8775987</text:p>
          </table:table-cell>
          <table:table-cell office:value-type="float" office:value="1.309969052" table:style-name="ce1">
            <text:p>1,309969052</text:p>
          </table:table-cell>
          <table:table-cell office:value-type="float" office:value="0.22918910300000001" table:style-name="ce1">
            <text:p>0,229189103</text:p>
          </table:table-cell>
          <table:table-cell office:value-type="float" office:value="2.95175447" table:style-name="ce1">
            <text:p>2,95175447</text:p>
          </table:table-cell>
          <table:table-cell office:value-type="float" office:value="2.8222717469999998" table:style-name="ce1">
            <text:p>2,822271747</text:p>
          </table:table-cell>
          <table:table-cell office:value-type="float" office:value="2.022751065" table:style-name="ce1">
            <text:p>2,022751065</text:p>
          </table:table-cell>
          <table:table-cell office:value-type="float" office:value="-0.560648225" table:style-name="ce1">
            <text:p>-0,560648225</text:p>
          </table:table-cell>
          <table:table-cell office:value-type="float" office:value="3.6542621300000002" table:style-name="ce1">
            <text:p>3,65426213</text:p>
          </table:table-cell>
          <table:table-cell office:value-type="float" office:value="1.1853201849999999" table:style-name="ce1">
            <text:p>1,185320185</text:p>
          </table:table-cell>
          <table:table-cell office:value-type="float" office:value="0.24117082100000001" table:style-name="ce1">
            <text:p>0,241170821</text:p>
          </table:table-cell>
          <table:table-cell office:value-type="float" office:value="-0.420607218" table:style-name="ce1">
            <text:p>-0,420607218</text:p>
          </table:table-cell>
          <table:table-cell office:value-type="float" office:value="3.7273725299999998" table:style-name="ce1">
            <text:p>3,72737253</text:p>
          </table:table-cell>
          <table:table-cell office:value-type="float" office:value="0.56118011899999998" table:style-name="ce1">
            <text:p>0,561180119</text:p>
          </table:table-cell>
          <table:table-cell office:value-type="float" office:value="1.9605213459999999" table:style-name="ce1">
            <text:p>1,960521346</text:p>
          </table:table-cell>
          <table:table-cell office:value-type="float" office:value="1.481112099" table:style-name="ce1">
            <text:p>1,481112099</text:p>
          </table:table-cell>
          <table:table-cell office:value-type="float" office:value="0.413126506" table:style-name="ce1">
            <text:p>0,413126506</text:p>
          </table:table-cell>
          <table:table-cell office:value-type="float" office:value="2.189893417" table:style-name="ce1">
            <text:p>2,189893417</text:p>
          </table:table-cell>
          <table:table-cell office:value-type="float" office:value="2.3645497209999999" table:style-name="ce1">
            <text:p>2,364549721</text:p>
          </table:table-cell>
          <table:table-cell office:value-type="float" office:value="2.1619830640000002" table:style-name="ce1">
            <text:p>2,161983064</text:p>
          </table:table-cell>
          <table:table-cell office:value-type="float" office:value="2.3466472299999999" table:style-name="ce1">
            <text:p>2,34664723</text:p>
          </table:table-cell>
          <table:table-cell office:value-type="float" office:value="0.81284262399999996" table:style-name="ce1">
            <text:p>0,812842624</text:p>
          </table:table-cell>
          <table:table-cell office:value-type="float" office:value="-0.16238712499999999" table:style-name="ce1">
            <text:p>-0,162387125</text:p>
          </table:table-cell>
          <table:table-cell office:value-type="float" office:value="0.47691993100000002" table:style-name="ce1">
            <text:p>0,476919931</text:p>
          </table:table-cell>
          <table:table-cell office:value-type="float" office:value="0.718921115" table:style-name="ce1">
            <text:p>0,718921115</text:p>
          </table:table-cell>
          <table:table-cell office:value-type="float" office:value="1.2280428210000001" table:style-name="ce1">
            <text:p>1,228042821</text:p>
          </table:table-cell>
          <table:table-cell office:value-type="float" office:value="0.86585139300000002" table:style-name="ce1">
            <text:p>0,865851393</text:p>
          </table:table-cell>
          <table:table-cell office:value-type="float" office:value="2.8030371120000002" table:style-name="ce1">
            <text:p>2,803037112</text:p>
          </table:table-cell>
          <table:table-cell office:value-type="float" office:value="2.6065244789999999" table:style-name="ce1">
            <text:p>2,606524479</text:p>
          </table:table-cell>
          <table:table-cell office:value-type="float" office:value="2.3569471559999999" table:style-name="ce1">
            <text:p>2,356947156</text:p>
          </table:table-cell>
          <table:table-cell office:value-type="float" office:value="2.897860235" table:style-name="ce1">
            <text:p>2,897860235</text:p>
          </table:table-cell>
          <table:table-cell office:value-type="float" office:value="1.642048288" table:style-name="ce1">
            <text:p>1,642048288</text:p>
          </table:table-cell>
          <table:table-cell office:value-type="float" office:value="2.578686179" table:style-name="ce1">
            <text:p>2,578686179</text:p>
          </table:table-cell>
          <table:table-cell office:value-type="float" office:value="1.9060178480000001" table:style-name="ce1">
            <text:p>1,906017848</text:p>
          </table:table-cell>
          <table:table-cell office:value-type="float" office:value="2.1210221140000001" table:style-name="ce1">
            <text:p>2,121022114</text:p>
          </table:table-cell>
          <table:table-cell office:value-type="float" office:value="0.694927238" table:style-name="ce1">
            <text:p>0,694927238</text:p>
          </table:table-cell>
          <table:table-cell office:value-type="float" office:value="0.41565171000000001" table:style-name="ce1">
            <text:p>0,41565171</text:p>
          </table:table-cell>
          <table:table-cell office:value-type="float" office:value="-3.5537378159999999" table:style-name="ce1">
            <text:p>-3,553737816</text:p>
          </table:table-cell>
          <table:table-cell office:value-type="float" office:value="5.3117922149999997" table:style-name="ce1">
            <text:p>5,311792215</text:p>
          </table:table-cell>
          <table:table-cell office:value-type="float" office:value="1.890670179" table:style-name="ce1">
            <text:p>1,890670179</text:p>
          </table:table-cell>
          <table:table-cell office:value-type="float" office:value="-0.102175934" table:style-name="ce1">
            <text:p>-0,102175934</text:p>
          </table:table-cell>
          <table:table-cell office:value-type="float" office:value="6.4634577999999998E-2" table:style-name="ce1">
            <text:p>0,064634578</text:p>
          </table:table-cell>
          <table:table-cell office:value-type="float" office:value="2.8271171289999999" table:style-name="ce1">
            <text:p>2,827117129</text:p>
          </table:table-cell>
          <table:table-cell office:value-type="float" office:value="-0.49992962299999999" table:style-name="ce1">
            <text:p>-0,499929623</text:p>
          </table:table-cell>
          <table:table-cell office:value-type="float" office:value="0.33088624599999999" table:style-name="ce1">
            <text:p>0,330886246</text:p>
          </table:table-cell>
          <table:table-cell office:value-type="float" office:value="1.5564907130000001" table:style-name="ce1">
            <text:p>1,556490713</text:p>
          </table:table-cell>
          <table:table-cell office:value-type="float" office:value="1.4162656709999999" table:style-name="ce1">
            <text:p>1,416265671</text:p>
          </table:table-cell>
          <table:table-cell office:value-type="float" office:value="1.0591763350000001" table:style-name="ce1">
            <text:p>1,059176335</text:p>
          </table:table-cell>
          <table:table-cell office:value-type="float" office:value="1.8655961400000001" table:style-name="ce1">
            <text:p>1,86559614</text:p>
          </table:table-cell>
          <table:table-cell office:value-type="float" office:value="0.99291733500000001" table:style-name="ce1">
            <text:p>0,992917335</text:p>
          </table:table-cell>
          <table:table-cell office:value-type="float" office:value="1.2348960000000001E-3" table:style-name="ce1">
            <text:p>0,001234896</text:p>
          </table:table-cell>
          <table:table-cell office:value-type="float" office:value="0.118872882" table:style-name="ce1">
            <text:p>0,118872882</text:p>
          </table:table-cell>
          <table:table-cell office:value-type="float" office:value="1.9778276429999999" table:style-name="ce1">
            <text:p>1,977827643</text:p>
          </table:table-cell>
          <table:table-cell office:value-type="float" office:value="1.9674022609999999" table:style-name="ce1">
            <text:p>1,967402261</text:p>
          </table:table-cell>
          <table:table-cell office:value-type="float" office:value="0.25824334599999998" table:style-name="ce1">
            <text:p>0,258243346</text:p>
          </table:table-cell>
          <table:table-cell office:value-type="float" office:value="1.3939980949999999" table:style-name="ce1">
            <text:p>1,393998095</text:p>
          </table:table-cell>
          <table:table-cell office:value-type="float" office:value="0.40532302599999998" table:style-name="ce1">
            <text:p>0,405323026</text:p>
          </table:table-cell>
          <table:table-cell office:value-type="float" office:value="0.29448227599999999" table:style-name="ce1">
            <text:p>0,294482276</text:p>
          </table:table-cell>
          <table:table-cell office:value-type="float" office:value="2.8938216950000002" table:style-name="ce1">
            <text:p>2,893821695</text:p>
          </table:table-cell>
          <table:table-cell office:value-type="float" office:value="0.16482451400000001" table:style-name="ce1">
            <text:p>0,164824514</text:p>
          </table:table-cell>
          <table:table-cell office:value-type="float" office:value="2.3541961730000001" table:style-name="ce1">
            <text:p>2,354196173</text:p>
          </table:table-cell>
          <table:table-cell office:value-type="float" office:value="0.232116249" table:style-name="ce1">
            <text:p>0,232116249</text:p>
          </table:table-cell>
          <table:table-cell office:value-type="float" office:value="0.76516439700000005" table:style-name="ce1">
            <text:p>0,765164397</text:p>
          </table:table-cell>
          <table:table-cell office:value-type="float" office:value="0.51445633499999999" table:style-name="ce1">
            <text:p>0,514456335</text:p>
          </table:table-cell>
          <table:table-cell office:value-type="float" office:value="0.73488421299999995" table:style-name="ce1">
            <text:p>0,734884213</text:p>
          </table:table-cell>
          <table:table-cell office:value-type="float" office:value="-0.39539102100000001" table:style-name="ce1">
            <text:p>-0,395391021</text:p>
          </table:table-cell>
          <table:table-cell office:value-type="float" office:value="2.447536038" table:style-name="ce1">
            <text:p>2,447536038</text:p>
          </table:table-cell>
          <table:table-cell office:value-type="float" office:value="0.33340588199999999" table:style-name="ce1">
            <text:p>0,333405882</text:p>
          </table:table-cell>
          <table:table-cell office:value-type="float" office:value="-2.057376879" table:style-name="ce1">
            <text:p>-2,057376879</text:p>
          </table:table-cell>
          <table:table-cell office:value-type="float" office:value="2.4494576229999998" table:style-name="ce1">
            <text:p>2,449457623</text:p>
          </table:table-cell>
          <table:table-cell office:value-type="float" office:value="1.9247898939999999" table:style-name="ce1">
            <text:p>1,924789894</text:p>
          </table:table-cell>
          <table:table-cell office:value-type="float" office:value="2.4375145100000002" table:style-name="ce1">
            <text:p>2,43751451</text:p>
          </table:table-cell>
          <table:table-cell office:value-type="float" office:value="3.1019583509999999" table:style-name="ce1">
            <text:p>3,101958351</text:p>
          </table:table-cell>
          <table:table-cell office:value-type="float" office:value="1.952451511" table:style-name="ce1">
            <text:p>1,952451511</text:p>
          </table:table-cell>
          <table:table-cell office:value-type="float" office:value="4.0834886299999997" table:style-name="ce1">
            <text:p>4,08348863</text:p>
          </table:table-cell>
          <table:table-cell office:value-type="float" office:value="0.38347131200000001" table:style-name="ce1">
            <text:p>0,383471312</text:p>
          </table:table-cell>
          <table:table-cell office:value-type="float" office:value="0.40204893400000002" table:style-name="ce1">
            <text:p>0,402048934</text:p>
          </table:table-cell>
          <table:table-cell office:value-type="float" office:value="0" table:style-name="ce1">
            <text:p>0</text:p>
          </table:table-cell>
          <table:table-cell office:value-type="float" office:value="2.369476412" table:style-name="ce1">
            <text:p>2,369476412</text:p>
          </table:table-cell>
          <table:table-cell office:value-type="float" office:value="1.094613026" table:style-name="ce1">
            <text:p>1,094613026</text:p>
          </table:table-cell>
          <table:table-cell office:value-type="float" office:value="-0.54594495799999998" table:style-name="ce1">
            <text:p>-0,545944958</text:p>
          </table:table-cell>
          <table:table-cell office:value-type="float" office:value="0.61889824500000001" table:style-name="ce1">
            <text:p>0,618898245</text:p>
          </table:table-cell>
          <table:table-cell office:value-type="float" office:value="0.95512581399999996" table:style-name="ce1">
            <text:p>0,955125814</text:p>
          </table:table-cell>
          <table:table-cell office:value-type="float" office:value="2.8017557069999999" table:style-name="ce1">
            <text:p>2,801755707</text:p>
          </table:table-cell>
          <table:table-cell office:value-type="float" office:value="2.744924557" table:style-name="ce1">
            <text:p>2,744924557</text:p>
          </table:table-cell>
          <table:table-cell office:value-type="float" office:value="-0.43203116200000002" table:style-name="ce1">
            <text:p>-0,432031162</text:p>
          </table:table-cell>
          <table:table-cell office:value-type="float" office:value="1.7507334779999999" table:style-name="ce1">
            <text:p>1,750733478</text:p>
          </table:table-cell>
          <table:table-cell office:value-type="float" office:value="-0.28326061000000002" table:style-name="ce1">
            <text:p>-0,28326061</text:p>
          </table:table-cell>
          <table:table-cell office:value-type="float" office:value="1.243586034" table:style-name="ce1">
            <text:p>1,243586034</text:p>
          </table:table-cell>
          <table:table-cell office:value-type="float" office:value="1.49749106" table:style-name="ce1">
            <text:p>1,49749106</text:p>
          </table:table-cell>
          <table:table-cell office:value-type="float" office:value="2.4597360240000001" table:style-name="ce1">
            <text:p>2,459736024</text:p>
          </table:table-cell>
          <table:table-cell office:value-type="float" office:value="2.489627719" table:style-name="ce1">
            <text:p>2,489627719</text:p>
          </table:table-cell>
          <table:table-cell office:value-type="float" office:value="1.3952915779999999" table:style-name="ce1">
            <text:p>1,395291578</text:p>
          </table:table-cell>
          <table:table-cell office:value-type="float" office:value="2.444747445" table:style-name="ce1">
            <text:p>2,444747445</text:p>
          </table:table-cell>
          <table:table-cell office:value-type="float" office:value="1.4018673500000001" table:style-name="ce1">
            <text:p>1,40186735</text:p>
          </table:table-cell>
          <table:table-cell office:value-type="float" office:value="1.8055604199999999" table:style-name="ce1">
            <text:p>1,80556042</text:p>
          </table:table-cell>
          <table:table-cell table:style-name="ce1"/>
          <table:table-cell office:value-type="float" office:value="1.1272995560000001" table:style-name="ce1">
            <text:p>1,127299556</text:p>
          </table:table-cell>
          <table:table-cell office:value-type="float" office:value="1.2876259510000001" table:style-name="ce1">
            <text:p>1,287625951</text:p>
          </table:table-cell>
          <table:table-cell office:value-type="float" office:value="3.0625514809999999" table:style-name="ce1">
            <text:p>3,062551481</text:p>
          </table:table-cell>
          <table:table-cell office:value-type="float" office:value="1.209238786" table:style-name="ce1">
            <text:p>1,209238786</text:p>
          </table:table-cell>
          <table:table-cell office:value-type="float" office:value="2.5464338870000001" table:style-name="ce1">
            <text:p>2,546433887</text:p>
          </table:table-cell>
          <table:table-cell office:value-type="float" office:value="1.6820844000000001E-2" table:style-name="ce1">
            <text:p>0,016820844</text:p>
          </table:table-cell>
          <table:table-cell office:value-type="float" office:value="0.90821122300000001" table:style-name="ce1">
            <text:p>0,908211223</text:p>
          </table:table-cell>
          <table:table-cell office:value-type="float" office:value="1.760055747" table:style-name="ce1">
            <text:p>1,760055747</text:p>
          </table:table-cell>
          <table:table-cell office:value-type="float" office:value="0.182586374" table:style-name="ce1">
            <text:p>0,182586374</text:p>
          </table:table-cell>
          <table:table-cell office:value-type="float" office:value="-0.95250923399999998" table:style-name="ce1">
            <text:p>-0,952509234</text:p>
          </table:table-cell>
          <table:table-cell office:value-type="float" office:value="2.7655533960000001" table:style-name="ce1">
            <text:p>2,765553396</text:p>
          </table:table-cell>
          <table:table-cell office:value-type="float" office:value="1.4860722630000001" table:style-name="ce1">
            <text:p>1,486072263</text:p>
          </table:table-cell>
          <table:table-cell office:value-type="float" office:value="2.435087867" table:style-name="ce1">
            <text:p>2,435087867</text:p>
          </table:table-cell>
          <table:table-cell office:value-type="float" office:value="1.7213300629999999" table:style-name="ce1">
            <text:p>1,721330063</text:p>
          </table:table-cell>
          <table:table-cell office:value-type="float" office:value="0.91425786799999997" table:style-name="ce1">
            <text:p>0,914257868</text:p>
          </table:table-cell>
          <table:table-cell office:value-type="float" office:value="0.71079459300000003" table:style-name="ce1">
            <text:p>0,710794593</text:p>
          </table:table-cell>
          <table:table-cell office:value-type="float" office:value="6.3740739800000004" table:style-name="ce1">
            <text:p>6,37407398</text:p>
          </table:table-cell>
          <table:table-cell office:value-type="float" office:value="1.545155853" table:style-name="ce1">
            <text:p>1,545155853</text:p>
          </table:table-cell>
          <table:table-cell office:value-type="float" office:value="1.74849261" table:style-name="ce1">
            <text:p>1,74849261</text:p>
          </table:table-cell>
          <table:table-cell office:value-type="float" office:value="1.4579996239999999" table:style-name="ce1">
            <text:p>1,457999624</text:p>
          </table:table-cell>
          <table:table-cell office:value-type="float" office:value="6.9886302239999996" table:style-name="ce1">
            <text:p>6,988630224</text:p>
          </table:table-cell>
          <table:table-cell office:value-type="float" office:value="1.5115005960000001" table:style-name="ce1">
            <text:p>1,511500596</text:p>
          </table:table-cell>
          <table:table-cell office:value-type="float" office:value="1.281769146" table:style-name="ce1">
            <text:p>1,281769146</text:p>
          </table:table-cell>
          <table:table-cell office:value-type="float" office:value="1.51865698" table:style-name="ce1">
            <text:p>1,51865698</text:p>
          </table:table-cell>
          <table:table-cell office:value-type="float" office:value="2.51137802" table:style-name="ce1">
            <text:p>2,51137802</text:p>
          </table:table-cell>
          <table:table-cell office:value-type="float" office:value="2.7299493789999998" table:style-name="ce1">
            <text:p>2,729949379</text:p>
          </table:table-cell>
          <table:table-cell office:value-type="float" office:value="1.4075217" table:style-name="ce1">
            <text:p>1,4075217</text:p>
          </table:table-cell>
          <table:table-cell office:value-type="float" office:value="0.53016837500000003" table:style-name="ce1">
            <text:p>0,530168375</text:p>
          </table:table-cell>
          <table:table-cell office:value-type="float" office:value="1.879426789" table:style-name="ce1">
            <text:p>1,879426789</text:p>
          </table:table-cell>
          <table:table-cell office:value-type="float" office:value="1.5156860459999999" table:style-name="ce1">
            <text:p>1,515686046</text:p>
          </table:table-cell>
          <table:table-cell office:value-type="float" office:value="1.1059925589999999" table:style-name="ce1">
            <text:p>1,105992559</text:p>
          </table:table-cell>
          <table:table-cell office:value-type="float" office:value="0.84678782200000002" table:style-name="ce1">
            <text:p>0,846787822</text:p>
          </table:table-cell>
          <table:table-cell office:value-type="float" office:value="-0.70948923399999997" table:style-name="ce1">
            <text:p>-0,709489234</text:p>
          </table:table-cell>
          <table:table-cell office:value-type="float" office:value="1.3506212849999999" table:style-name="ce1">
            <text:p>1,350621285</text:p>
          </table:table-cell>
          <table:table-cell office:value-type="float" office:value="-0.81396120400000005" table:style-name="ce1">
            <text:p>-0,813961204</text:p>
          </table:table-cell>
          <table:table-cell office:value-type="float" office:value="2.117714549" table:style-name="ce1">
            <text:p>2,117714549</text:p>
          </table:table-cell>
          <table:table-cell office:value-type="float" office:value="2.608780935" table:style-name="ce1">
            <text:p>2,608780935</text:p>
          </table:table-cell>
          <table:table-cell office:value-type="float" office:value="1.2200635479999999" table:style-name="ce1">
            <text:p>1,220063548</text:p>
          </table:table-cell>
          <table:table-cell office:value-type="float" office:value="0.90852359900000002" table:style-name="ce1">
            <text:p>0,908523599</text:p>
          </table:table-cell>
          <table:table-cell office:value-type="float" office:value="-0.15702397200000001" table:style-name="ce1">
            <text:p>-0,157023972</text:p>
          </table:table-cell>
          <table:table-cell office:value-type="float" office:value="3.148876612" table:style-name="ce1">
            <text:p>3,148876612</text:p>
          </table:table-cell>
          <table:table-cell office:value-type="float" office:value="1.871703514" table:style-name="ce1">
            <text:p>1,871703514</text:p>
          </table:table-cell>
          <table:table-cell office:value-type="float" office:value="1.90849947" table:style-name="ce1">
            <text:p>1,90849947</text:p>
          </table:table-cell>
          <table:table-cell office:value-type="float" office:value="1.4762100149999999" table:style-name="ce1">
            <text:p>1,476210015</text:p>
          </table:table-cell>
          <table:table-cell office:value-type="float" office:value="0.13296422799999999" table:style-name="ce1">
            <text:p>0,132964228</text:p>
          </table:table-cell>
          <table:table-cell office:value-type="float" office:value="1.4126730439999999" table:style-name="ce1">
            <text:p>1,412673044</text:p>
          </table:table-cell>
          <table:table-cell office:value-type="float" office:value="0.611281466" table:style-name="ce1">
            <text:p>0,611281466</text:p>
          </table:table-cell>
          <table:table-cell office:value-type="float" office:value="2.6889999750000002" table:style-name="ce1">
            <text:p>2,688999975</text:p>
          </table:table-cell>
          <table:table-cell office:value-type="float" office:value="0.59286077400000003" table:style-name="ce1">
            <text:p>0,592860774</text:p>
          </table:table-cell>
          <table:table-cell office:value-type="float" office:value="1.241638655" table:style-name="ce1">
            <text:p>1,241638655</text:p>
          </table:table-cell>
          <table:table-cell office:value-type="float" office:value="1.8220492239999999" table:style-name="ce1">
            <text:p>1,822049224</text:p>
          </table:table-cell>
          <table:table-cell office:value-type="float" office:value="-0.41932561600000001" table:style-name="ce1">
            <text:p>-0,419325616</text:p>
          </table:table-cell>
          <table:table-cell office:value-type="float" office:value="0.86904529699999999" table:style-name="ce1">
            <text:p>0,869045297</text:p>
          </table:table-cell>
          <table:table-cell office:value-type="float" office:value="4.8595165570000001" table:style-name="ce1">
            <text:p>4,859516557</text:p>
          </table:table-cell>
          <table:table-cell office:value-type="float" office:value="2.526631965" table:style-name="ce1">
            <text:p>2,526631965</text:p>
          </table:table-cell>
          <table:table-cell office:value-type="float" office:value="2.5850222299999999" table:style-name="ce1">
            <text:p>2,58502223</text:p>
          </table:table-cell>
          <table:table-cell office:value-type="float" office:value="1.2712485520000001" table:style-name="ce1">
            <text:p>1,271248552</text:p>
          </table:table-cell>
          <table:table-cell office:value-type="float" office:value="2.8215894939999999" table:style-name="ce1">
            <text:p>2,821589494</text:p>
          </table:table-cell>
          <table:table-cell office:value-type="float" office:value="2.44180698" table:style-name="ce1">
            <text:p>2,44180698</text:p>
          </table:table-cell>
          <table:table-cell office:value-type="float" office:value="1.1214603519999999" table:style-name="ce1">
            <text:p>1,121460352</text:p>
          </table:table-cell>
          <table:table-cell office:value-type="float" office:value="1.843566356" table:style-name="ce1">
            <text:p>1,843566356</text:p>
          </table:table-cell>
          <table:table-cell office:value-type="float" office:value="1.8987622099999999" table:style-name="ce1">
            <text:p>1,89876221</text:p>
          </table:table-cell>
          <table:table-cell office:value-type="float" office:value="3.5784088770000002" table:style-name="ce1">
            <text:p>3,578408877</text:p>
          </table:table-cell>
          <table:table-cell office:value-type="float" office:value="2.496357004" table:style-name="ce1">
            <text:p>2,496357004</text:p>
          </table:table-cell>
          <table:table-cell office:value-type="float" office:value="1.623859986" table:style-name="ce1">
            <text:p>1,623859986</text:p>
          </table:table-cell>
          <table:table-cell office:value-type="float" office:value="0.66549318700000004" table:style-name="ce1">
            <text:p>0,665493187</text:p>
          </table:table-cell>
          <table:table-cell office:value-type="float" office:value="0.68475943299999997" table:style-name="ce1">
            <text:p>0,684759433</text:p>
          </table:table-cell>
          <table:table-cell office:value-type="float" office:value="1.9416624650000001" table:style-name="ce1">
            <text:p>1,941662465</text:p>
          </table:table-cell>
          <table:table-cell office:value-type="float" office:value="-1.1040371019999999" table:style-name="ce1">
            <text:p>-1,104037102</text:p>
          </table:table-cell>
          <table:table-cell office:value-type="float" office:value="0.525484536" table:style-name="ce1">
            <text:p>0,525484536</text:p>
          </table:table-cell>
          <table:table-cell office:value-type="float" office:value="0.73227339999999996" table:style-name="ce1">
            <text:p>0,7322734</text:p>
          </table:table-cell>
          <table:table-cell office:value-type="float" office:value="0.13490822999999999" table:style-name="ce1">
            <text:p>0,13490823</text:p>
          </table:table-cell>
          <table:table-cell office:value-type="float" office:value="1.8659747369999999" table:style-name="ce1">
            <text:p>1,865974737</text:p>
          </table:table-cell>
          <table:table-cell office:value-type="float" office:value="2.7656845030000001" table:style-name="ce1">
            <text:p>2,765684503</text:p>
          </table:table-cell>
          <table:table-cell office:value-type="float" office:value="2.0015924429999998" table:style-name="ce1">
            <text:p>2,001592443</text:p>
          </table:table-cell>
          <table:table-cell office:value-type="float" office:value="1.624545224" table:style-name="ce1">
            <text:p>1,624545224</text:p>
          </table:table-cell>
          <table:table-cell office:value-type="float" office:value="2.1907307280000001" table:style-name="ce1">
            <text:p>2,190730728</text:p>
          </table:table-cell>
          <table:table-cell office:value-type="float" office:value="1.9685463299999999" table:style-name="ce1">
            <text:p>1,96854633</text:p>
          </table:table-cell>
          <table:table-cell office:value-type="float" office:value="2.3792929059999999" table:style-name="ce1">
            <text:p>2,379292906</text:p>
          </table:table-cell>
          <table:table-cell office:value-type="float" office:value="-8.3027529999999995E-3" table:style-name="ce1">
            <text:p>-0,008302753</text:p>
          </table:table-cell>
          <table:table-cell office:value-type="float" office:value="2.7138106519999998" table:style-name="ce1">
            <text:p>2,713810652</text:p>
          </table:table-cell>
          <table:table-cell office:value-type="float" office:value="0.50071452299999997" table:style-name="ce1">
            <text:p>0,500714523</text:p>
          </table:table-cell>
          <table:table-cell office:value-type="float" office:value="0.86033926900000002" table:style-name="ce1">
            <text:p>0,860339269</text:p>
          </table:table-cell>
          <table:table-cell office:value-type="float" office:value="0.56563044200000001" table:style-name="ce1">
            <text:p>0,565630442</text:p>
          </table:table-cell>
          <table:table-cell office:value-type="float" office:value="2.1021313410000002" table:style-name="ce1">
            <text:p>2,102131341</text:p>
          </table:table-cell>
          <table:table-cell office:value-type="float" office:value="2.5552683699999998" table:style-name="ce1">
            <text:p>2,55526837</text:p>
          </table:table-cell>
          <table:table-cell office:value-type="float" office:value="1.192247807" table:style-name="ce1">
            <text:p>1,192247807</text:p>
          </table:table-cell>
          <table:table-cell office:value-type="float" office:value="0.47800561499999999" table:style-name="ce1">
            <text:p>0,478005615</text:p>
          </table:table-cell>
          <table:table-cell office:value-type="float" office:value="1.9885603890000001" table:style-name="ce1">
            <text:p>1,988560389</text:p>
          </table:table-cell>
          <table:table-cell office:value-type="float" office:value="3.373963474" table:style-name="ce1">
            <text:p>3,373963474</text:p>
          </table:table-cell>
          <table:table-cell office:value-type="float" office:value="-0.15697861599999999" table:style-name="ce1">
            <text:p>-0,156978616</text:p>
          </table:table-cell>
          <table:table-cell office:value-type="float" office:value="-0.30927819200000001" table:style-name="ce1">
            <text:p>-0,309278192</text:p>
          </table:table-cell>
          <table:table-cell office:value-type="float" office:value="7.4485560800000004" table:style-name="ce1">
            <text:p>7,44855608</text:p>
          </table:table-cell>
          <table:table-cell office:value-type="float" office:value="1.931389464" table:style-name="ce1">
            <text:p>1,931389464</text:p>
          </table:table-cell>
          <table:table-cell office:value-type="float" office:value="2.0573277449999998" table:style-name="ce1">
            <text:p>2,057327745</text:p>
          </table:table-cell>
          <table:table-cell office:value-type="float" office:value="2.3214390150000002" table:style-name="ce1">
            <text:p>2,321439015</text:p>
          </table:table-cell>
          <table:table-cell office:value-type="float" office:value="2.3361414140000001" table:style-name="ce1">
            <text:p>2,336141414</text:p>
          </table:table-cell>
          <table:table-cell office:value-type="float" office:value="0.79914845099999998" table:style-name="ce1">
            <text:p>0,799148451</text:p>
          </table:table-cell>
          <table:table-cell office:value-type="float" office:value="2.7499621869999999" table:style-name="ce1">
            <text:p>2,749962187</text:p>
          </table:table-cell>
          <table:table-cell office:value-type="float" office:value="1.8294556239999999" table:style-name="ce1">
            <text:p>1,829455624</text:p>
          </table:table-cell>
          <table:table-cell office:value-type="float" office:value="0.80877488099999995" table:style-name="ce1">
            <text:p>0,808774881</text:p>
          </table:table-cell>
          <table:table-cell office:value-type="float" office:value="1.129955525" table:style-name="ce1">
            <text:p>1,129955525</text:p>
          </table:table-cell>
          <table:table-cell office:value-type="float" office:value="3.795122857" table:style-name="ce1">
            <text:p>3,795122857</text:p>
          </table:table-cell>
          <table:table-cell office:value-type="float" office:value="-0.36197730500000003" table:style-name="ce1">
            <text:p>-0,361977305</text:p>
          </table:table-cell>
          <table:table-cell office:value-type="float" office:value="2.6550738100000002" table:style-name="ce1">
            <text:p>2,65507381</text:p>
          </table:table-cell>
          <table:table-cell office:value-type="float" office:value="4.6911693359999997" table:style-name="ce1">
            <text:p>4,691169336</text:p>
          </table:table-cell>
          <table:table-cell office:value-type="float" office:value="2.6524616089999999" table:style-name="ce1">
            <text:p>2,652461609</text:p>
          </table:table-cell>
          <table:table-cell office:value-type="float" office:value="1.556755694" table:style-name="ce1">
            <text:p>1,556755694</text:p>
          </table:table-cell>
          <table:table-cell office:value-type="float" office:value="1.5197893730000001" table:style-name="ce1">
            <text:p>1,519789373</text:p>
          </table:table-cell>
          <table:table-cell office:value-type="float" office:value="1.1980022619999999" table:style-name="ce1">
            <text:p>1,198002262</text:p>
          </table:table-cell>
          <table:table-cell office:value-type="float" office:value="0.102053161" table:style-name="ce1">
            <text:p>0,102053161</text:p>
          </table:table-cell>
          <table:table-cell office:value-type="float" office:value="7.1430845000000007E-2" table:style-name="ce1">
            <text:p>0,071430845</text:p>
          </table:table-cell>
          <table:table-cell office:value-type="float" office:value="7.7927151E-2" table:style-name="ce1">
            <text:p>0,077927151</text:p>
          </table:table-cell>
          <table:table-cell office:value-type="float" office:value="1.4376957969999999" table:style-name="ce1">
            <text:p>1,437695797</text:p>
          </table:table-cell>
          <table:table-cell office:value-type="float" office:value="-0.50061076199999999" table:style-name="ce1">
            <text:p>-0,500610762</text:p>
          </table:table-cell>
          <table:table-cell office:value-type="float" office:value="1.964196367" table:style-name="ce1">
            <text:p>1,964196367</text:p>
          </table:table-cell>
          <table:table-cell office:value-type="float" office:value="2.621770701" table:style-name="ce1">
            <text:p>2,621770701</text:p>
          </table:table-cell>
          <table:table-cell office:value-type="float" office:value="4.4675901370000002" table:style-name="ce1">
            <text:p>4,467590137</text:p>
          </table:table-cell>
          <table:table-cell office:value-type="float" office:value="3.5834907679999999" table:style-name="ce1">
            <text:p>3,583490768</text:p>
          </table:table-cell>
          <table:table-cell office:value-type="float" office:value="1.061659285" table:style-name="ce1">
            <text:p>1,061659285</text:p>
          </table:table-cell>
          <table:table-cell office:value-type="float" office:value="-1.230557E-2" table:style-name="ce1">
            <text:p>-0,01230557</text:p>
          </table:table-cell>
          <table:table-cell office:value-type="float" office:value="3.1449243619999998" table:style-name="ce1">
            <text:p>3,144924362</text:p>
          </table:table-cell>
          <table:table-cell office:value-type="float" office:value="1.1518481249999999" table:style-name="ce1">
            <text:p>1,151848125</text:p>
          </table:table-cell>
          <table:table-cell office:value-type="float" office:value="1.519295343" table:style-name="ce1">
            <text:p>1,519295343</text:p>
          </table:table-cell>
          <table:table-cell office:value-type="float" office:value="1.1860114020000001" table:style-name="ce1">
            <text:p>1,186011402</text:p>
          </table:table-cell>
          <table:table-cell office:value-type="float" office:value="1.553526577" table:style-name="ce1">
            <text:p>1,553526577</text:p>
          </table:table-cell>
          <table:table-cell office:value-type="float" office:value="0.75945977600000003" table:style-name="ce1">
            <text:p>0,759459776</text:p>
          </table:table-cell>
          <table:table-cell office:value-type="float" office:value="1.8140719359999999" table:style-name="ce1">
            <text:p>1,814071936</text:p>
          </table:table-cell>
          <table:table-cell office:value-type="float" office:value="0.462692457" table:style-name="ce1">
            <text:p>0,462692457</text:p>
          </table:table-cell>
          <table:table-cell office:value-type="float" office:value="1.931389464" table:style-name="ce1">
            <text:p>1,931389464</text:p>
          </table:table-cell>
          <table:table-cell office:value-type="float" office:value="2.6524616089999999" table:style-name="ce1">
            <text:p>2,652461609</text:p>
          </table:table-cell>
          <table:table-cell office:value-type="float" office:value="0.177223295" table:style-name="ce1">
            <text:p>0,177223295</text:p>
          </table:table-cell>
          <table:table-cell office:value-type="float" office:value="1.0848674739999999" table:style-name="ce1">
            <text:p>1,084867474</text:p>
          </table:table-cell>
          <table:table-cell office:value-type="float" office:value="1.549527326" table:style-name="ce1">
            <text:p>1,549527326</text:p>
          </table:table-cell>
          <table:table-cell office:value-type="float" office:value="0.14990901200000001" table:style-name="ce1">
            <text:p>0,149909012</text:p>
          </table:table-cell>
          <table:table-cell office:value-type="float" office:value="2.3467562919999998" table:style-name="ce1">
            <text:p>2,346756292</text:p>
          </table:table-cell>
          <table:table-cell office:value-type="float" office:value="2.9249801830000002" table:style-name="ce1">
            <text:p>2,924980183</text:p>
          </table:table-cell>
          <table:table-cell office:value-type="float" office:value="-0.942718002" table:style-name="ce1">
            <text:p>-0,942718002</text:p>
          </table:table-cell>
          <table:table-cell office:value-type="float" office:value="1.0098767070000001" table:style-name="ce1">
            <text:p>1,009876707</text:p>
          </table:table-cell>
          <table:table-cell office:value-type="float" office:value="0.51398303700000003" table:style-name="ce1">
            <text:p>0,513983037</text:p>
          </table:table-cell>
          <table:table-cell office:value-type="float" office:value="1.148340047" table:style-name="ce1">
            <text:p>1,148340047</text:p>
          </table:table-cell>
          <table:table-cell office:value-type="float" office:value="1.0779083599999999" table:style-name="ce1">
            <text:p>1,07790836</text:p>
          </table:table-cell>
          <table:table-cell office:value-type="float" office:value="-3.9896269999999998E-2" table:style-name="ce1">
            <text:p>-0,03989627</text:p>
          </table:table-cell>
          <table:table-cell office:value-type="float" office:value="1.919226697" table:style-name="ce1">
            <text:p>1,919226697</text:p>
          </table:table-cell>
          <table:table-cell office:value-type="float" office:value="1.0289447570000001" table:style-name="ce1">
            <text:p>1,028944757</text:p>
          </table:table-cell>
          <table:table-cell office:value-type="float" office:value="5.7107067999999997E-2" table:style-name="ce1">
            <text:p>0,057107068</text:p>
          </table:table-cell>
          <table:table-cell office:value-type="float" office:value="1.171062372" table:style-name="ce1">
            <text:p>1,171062372</text:p>
          </table:table-cell>
          <table:table-cell office:value-type="float" office:value="1.824953501" table:style-name="ce1">
            <text:p>1,824953501</text:p>
          </table:table-cell>
          <table:table-cell office:value-type="float" office:value="1.3517999700000001" table:style-name="ce1">
            <text:p>1,35179997</text:p>
          </table:table-cell>
          <table:table-cell office:value-type="float" office:value="0.444511885" table:style-name="ce1">
            <text:p>0,444511885</text:p>
          </table:table-cell>
          <table:table-cell office:value-type="float" office:value="-10.95514942" table:style-name="ce1">
            <text:p>-10,95514942</text:p>
          </table:table-cell>
          <table:table-cell office:value-type="float" office:value="2.8219937659999998" table:style-name="ce1">
            <text:p>2,821993766</text:p>
          </table:table-cell>
          <table:table-cell office:value-type="float" office:value="1.4912273899999999" table:style-name="ce1">
            <text:p>1,49122739</text:p>
          </table:table-cell>
          <table:table-cell office:value-type="float" office:value="2.7400573929999998" table:style-name="ce1">
            <text:p>2,740057393</text:p>
          </table:table-cell>
          <table:table-cell office:value-type="float" office:value="0.64190013199999996" table:style-name="ce1">
            <text:p>0,641900132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0" table:style-name="ce1">
            <text:p>2000</text:p>
          </table:table-cell>
          <table:table-cell office:value-type="float" office:value="2.0550267830000002" table:style-name="ce1">
            <text:p>2,055026783</text:p>
          </table:table-cell>
          <table:table-cell office:value-type="float" office:value="2.9750528460000001" table:style-name="ce1">
            <text:p>2,975052846</text:p>
          </table:table-cell>
          <table:table-cell office:value-type="float" office:value="3.2772035549999998" table:style-name="ce1">
            <text:p>3,277203555</text:p>
          </table:table-cell>
          <table:table-cell office:value-type="float" office:value="-0.63735683399999998" table:style-name="ce1">
            <text:p>-0,637356834</text:p>
          </table:table-cell>
          <table:table-cell office:value-type="float" office:value="1.5721655510000001" table:style-name="ce1">
            <text:p>1,572165551</text:p>
          </table:table-cell>
          <table:table-cell office:value-type="float" office:value="2.1528399710000001" table:style-name="ce1">
            <text:p>2,152839971</text:p>
          </table:table-cell>
          <table:table-cell office:value-type="float" office:value="5.5104219859999999" table:style-name="ce1">
            <text:p>5,510421986</text:p>
          </table:table-cell>
          <table:table-cell office:value-type="float" office:value="1.1005837249999999" table:style-name="ce1">
            <text:p>1,100583725</text:p>
          </table:table-cell>
          <table:table-cell office:value-type="float" office:value="-0.63102079899999997" table:style-name="ce1">
            <text:p>-0,631020799</text:p>
          </table:table-cell>
          <table:table-cell office:value-type="float" office:value="1.337137112" table:style-name="ce1">
            <text:p>1,337137112</text:p>
          </table:table-cell>
          <table:table-cell office:value-type="float" office:value="1.781187179" table:style-name="ce1">
            <text:p>1,781187179</text:p>
          </table:table-cell>
          <table:table-cell office:value-type="float" office:value="1.1922723230000001" table:style-name="ce1">
            <text:p>1,192272323</text:p>
          </table:table-cell>
          <table:table-cell office:value-type="float" office:value="0.240466652" table:style-name="ce1">
            <text:p>0,240466652</text:p>
          </table:table-cell>
          <table:table-cell office:value-type="float" office:value="0.82151996400000005" table:style-name="ce1">
            <text:p>0,821519964</text:p>
          </table:table-cell>
          <table:table-cell office:value-type="float" office:value="1.767356522" table:style-name="ce1">
            <text:p>1,767356522</text:p>
          </table:table-cell>
          <table:table-cell office:value-type="float" office:value="0.24251795600000001" table:style-name="ce1">
            <text:p>0,242517956</text:p>
          </table:table-cell>
          <table:table-cell office:value-type="float" office:value="2.9839947759999998" table:style-name="ce1">
            <text:p>2,983994776</text:p>
          </table:table-cell>
          <table:table-cell office:value-type="float" office:value="2.8418851250000001" table:style-name="ce1">
            <text:p>2,841885125</text:p>
          </table:table-cell>
          <table:table-cell office:value-type="float" office:value="1.9523873899999999" table:style-name="ce1">
            <text:p>1,95238739</text:p>
          </table:table-cell>
          <table:table-cell office:value-type="float" office:value="-0.49389641699999998" table:style-name="ce1">
            <text:p>-0,493896417</text:p>
          </table:table-cell>
          <table:table-cell office:value-type="float" office:value="4.3153076400000003" table:style-name="ce1">
            <text:p>4,31530764</text:p>
          </table:table-cell>
          <table:table-cell office:value-type="float" office:value="1.347398334" table:style-name="ce1">
            <text:p>1,347398334</text:p>
          </table:table-cell>
          <table:table-cell office:value-type="float" office:value="0.20873898299999999" table:style-name="ce1">
            <text:p>0,208738983</text:p>
          </table:table-cell>
          <table:table-cell office:value-type="float" office:value="-0.47113133499999998" table:style-name="ce1">
            <text:p>-0,471131335</text:p>
          </table:table-cell>
          <table:table-cell office:value-type="float" office:value="3.4249486299999998" table:style-name="ce1">
            <text:p>3,42494863</text:p>
          </table:table-cell>
          <table:table-cell office:value-type="float" office:value="0.89418291599999999" table:style-name="ce1">
            <text:p>0,894182916</text:p>
          </table:table-cell>
          <table:table-cell office:value-type="float" office:value="1.9334312600000001" table:style-name="ce1">
            <text:p>1,93343126</text:p>
          </table:table-cell>
          <table:table-cell office:value-type="float" office:value="1.4241674339999999" table:style-name="ce1">
            <text:p>1,424167434</text:p>
          </table:table-cell>
          <table:table-cell office:value-type="float" office:value="0.39264506100000002" table:style-name="ce1">
            <text:p>0,392645061</text:p>
          </table:table-cell>
          <table:table-cell office:value-type="float" office:value="2.1096517000000001" table:style-name="ce1">
            <text:p>2,1096517</text:p>
          </table:table-cell>
          <table:table-cell office:value-type="float" office:value="2.2483584649999999" table:style-name="ce1">
            <text:p>2,248358465</text:p>
          </table:table-cell>
          <table:table-cell office:value-type="float" office:value="2.0328964360000001" table:style-name="ce1">
            <text:p>2,032896436</text:p>
          </table:table-cell>
          <table:table-cell office:value-type="float" office:value="2.2898458430000002" table:style-name="ce1">
            <text:p>2,289845843</text:p>
          </table:table-cell>
          <table:table-cell office:value-type="float" office:value="0.93128155300000004" table:style-name="ce1">
            <text:p>0,931281553</text:p>
          </table:table-cell>
          <table:table-cell office:value-type="float" office:value="-0.56218746900000005" table:style-name="ce1">
            <text:p>-0,562187469</text:p>
          </table:table-cell>
          <table:table-cell office:value-type="float" office:value="0.56195461700000005" table:style-name="ce1">
            <text:p>0,561954617</text:p>
          </table:table-cell>
          <table:table-cell office:value-type="float" office:value="0.60000585399999995" table:style-name="ce1">
            <text:p>0,600005854</text:p>
          </table:table-cell>
          <table:table-cell office:value-type="float" office:value="1.1772114279999999" table:style-name="ce1">
            <text:p>1,177211428</text:p>
          </table:table-cell>
          <table:table-cell office:value-type="float" office:value="0.78795659299999998" table:style-name="ce1">
            <text:p>0,787956593</text:p>
          </table:table-cell>
          <table:table-cell office:value-type="float" office:value="2.5986740670000001" table:style-name="ce1">
            <text:p>2,598674067</text:p>
          </table:table-cell>
          <table:table-cell office:value-type="float" office:value="2.6210993280000001" table:style-name="ce1">
            <text:p>2,621099328</text:p>
          </table:table-cell>
          <table:table-cell office:value-type="float" office:value="2.5504363360000002" table:style-name="ce1">
            <text:p>2,550436336</text:p>
          </table:table-cell>
          <table:table-cell office:value-type="float" office:value="2.8863583720000001" table:style-name="ce1">
            <text:p>2,886358372</text:p>
          </table:table-cell>
          <table:table-cell office:value-type="float" office:value="1.603751902" table:style-name="ce1">
            <text:p>1,603751902</text:p>
          </table:table-cell>
          <table:table-cell office:value-type="float" office:value="2.5223400219999998" table:style-name="ce1">
            <text:p>2,522340022</text:p>
          </table:table-cell>
          <table:table-cell office:value-type="float" office:value="1.82320284" table:style-name="ce1">
            <text:p>1,82320284</text:p>
          </table:table-cell>
          <table:table-cell office:value-type="float" office:value="1.960917604" table:style-name="ce1">
            <text:p>1,960917604</text:p>
          </table:table-cell>
          <table:table-cell office:value-type="float" office:value="0.695835914" table:style-name="ce1">
            <text:p>0,695835914</text:p>
          </table:table-cell>
          <table:table-cell office:value-type="float" office:value="0.37602864499999999" table:style-name="ce1">
            <text:p>0,376028645</text:p>
          </table:table-cell>
          <table:table-cell office:value-type="float" office:value="-4.0753861320000002" table:style-name="ce1">
            <text:p>-4,075386132</text:p>
          </table:table-cell>
          <table:table-cell office:value-type="float" office:value="4.5533293549999998" table:style-name="ce1">
            <text:p>4,553329355</text:p>
          </table:table-cell>
          <table:table-cell office:value-type="float" office:value="1.8449855079999999" table:style-name="ce1">
            <text:p>1,844985508</text:p>
          </table:table-cell>
          <table:table-cell office:value-type="float" office:value="-0.280414108" table:style-name="ce1">
            <text:p>-0,280414108</text:p>
          </table:table-cell>
          <table:table-cell office:value-type="float" office:value="0.13543160000000001" table:style-name="ce1">
            <text:p>0,1354316</text:p>
          </table:table-cell>
          <table:table-cell office:value-type="float" office:value="2.484539383" table:style-name="ce1">
            <text:p>2,484539383</text:p>
          </table:table-cell>
          <table:table-cell office:value-type="float" office:value="-0.26526165299999999" table:style-name="ce1">
            <text:p>-0,265261653</text:p>
          </table:table-cell>
          <table:table-cell office:value-type="float" office:value="0.33423361899999998" table:style-name="ce1">
            <text:p>0,334233619</text:p>
          </table:table-cell>
          <table:table-cell office:value-type="float" office:value="1.522967473" table:style-name="ce1">
            <text:p>1,522967473</text:p>
          </table:table-cell>
          <table:table-cell office:value-type="float" office:value="1.358407806" table:style-name="ce1">
            <text:p>1,358407806</text:p>
          </table:table-cell>
          <table:table-cell office:value-type="float" office:value="0.990541106" table:style-name="ce1">
            <text:p>0,990541106</text:p>
          </table:table-cell>
          <table:table-cell office:value-type="float" office:value="1.82189566" table:style-name="ce1">
            <text:p>1,82189566</text:p>
          </table:table-cell>
          <table:table-cell office:value-type="float" office:value="0.936082737" table:style-name="ce1">
            <text:p>0,936082737</text:p>
          </table:table-cell>
          <table:table-cell office:value-type="float" office:value="3.2581671E-2" table:style-name="ce1">
            <text:p>0,032581671</text:p>
          </table:table-cell>
          <table:table-cell office:value-type="float" office:value="0.11150779500000001" table:style-name="ce1">
            <text:p>0,111507795</text:p>
          </table:table-cell>
          <table:table-cell office:value-type="float" office:value="1.9027420820000001" table:style-name="ce1">
            <text:p>1,902742082</text:p>
          </table:table-cell>
          <table:table-cell office:value-type="float" office:value="1.9303826230000001" table:style-name="ce1">
            <text:p>1,930382623</text:p>
          </table:table-cell>
          <table:table-cell office:value-type="float" office:value="0.328450827" table:style-name="ce1">
            <text:p>0,328450827</text:p>
          </table:table-cell>
          <table:table-cell office:value-type="float" office:value="2.4289571090000002" table:style-name="ce1">
            <text:p>2,428957109</text:p>
          </table:table-cell>
          <table:table-cell office:value-type="float" office:value="0.44713701500000003" table:style-name="ce1">
            <text:p>0,447137015</text:p>
          </table:table-cell>
          <table:table-cell office:value-type="float" office:value="0.48370716200000002" table:style-name="ce1">
            <text:p>0,483707162</text:p>
          </table:table-cell>
          <table:table-cell office:value-type="float" office:value="2.882672549" table:style-name="ce1">
            <text:p>2,882672549</text:p>
          </table:table-cell>
          <table:table-cell office:value-type="float" office:value="0.119662421" table:style-name="ce1">
            <text:p>0,119662421</text:p>
          </table:table-cell>
          <table:table-cell office:value-type="float" office:value="2.4421503740000001" table:style-name="ce1">
            <text:p>2,442150374</text:p>
          </table:table-cell>
          <table:table-cell office:value-type="float" office:value="0.20760651499999999" table:style-name="ce1">
            <text:p>0,207606515</text:p>
          </table:table-cell>
          <table:table-cell office:value-type="float" office:value="0.58158499799999996" table:style-name="ce1">
            <text:p>0,581584998</text:p>
          </table:table-cell>
          <table:table-cell office:value-type="float" office:value="0.68492925400000004" table:style-name="ce1">
            <text:p>0,684929254</text:p>
          </table:table-cell>
          <table:table-cell office:value-type="float" office:value="0.64183281599999997" table:style-name="ce1">
            <text:p>0,641832816</text:p>
          </table:table-cell>
          <table:table-cell office:value-type="float" office:value="-0.35225867500000002" table:style-name="ce1">
            <text:p>-0,352258675</text:p>
          </table:table-cell>
          <table:table-cell office:value-type="float" office:value="2.4148701789999998" table:style-name="ce1">
            <text:p>2,414870179</text:p>
          </table:table-cell>
          <table:table-cell office:value-type="float" office:value="0.35730088700000001" table:style-name="ce1">
            <text:p>0,357300887</text:p>
          </table:table-cell>
          <table:table-cell office:value-type="float" office:value="-1.9446291570000001" table:style-name="ce1">
            <text:p>-1,944629157</text:p>
          </table:table-cell>
          <table:table-cell office:value-type="float" office:value="2.4494903859999999" table:style-name="ce1">
            <text:p>2,449490386</text:p>
          </table:table-cell>
          <table:table-cell office:value-type="float" office:value="1.7790944200000001" table:style-name="ce1">
            <text:p>1,77909442</text:p>
          </table:table-cell>
          <table:table-cell office:value-type="float" office:value="2.282782176" table:style-name="ce1">
            <text:p>2,282782176</text:p>
          </table:table-cell>
          <table:table-cell office:value-type="float" office:value="3.1272347279999999" table:style-name="ce1">
            <text:p>3,127234728</text:p>
          </table:table-cell>
          <table:table-cell office:value-type="float" office:value="2.0325014179999998" table:style-name="ce1">
            <text:p>2,032501418</text:p>
          </table:table-cell>
          <table:table-cell office:value-type="float" office:value="4.1103440720000002" table:style-name="ce1">
            <text:p>4,110344072</text:p>
          </table:table-cell>
          <table:table-cell office:value-type="float" office:value="0.40904183799999999" table:style-name="ce1">
            <text:p>0,409041838</text:p>
          </table:table-cell>
          <table:table-cell office:value-type="float" office:value="0.39071493899999998" table:style-name="ce1">
            <text:p>0,390714939</text:p>
          </table:table-cell>
          <table:table-cell office:value-type="float" office:value="0.17809443699999999" table:style-name="ce1">
            <text:p>0,178094437</text:p>
          </table:table-cell>
          <table:table-cell office:value-type="float" office:value="2.4339436449999998" table:style-name="ce1">
            <text:p>2,433943645</text:p>
          </table:table-cell>
          <table:table-cell office:value-type="float" office:value="0.88980870499999998" table:style-name="ce1">
            <text:p>0,889808705</text:p>
          </table:table-cell>
          <table:table-cell office:value-type="float" office:value="-0.39548591399999999" table:style-name="ce1">
            <text:p>-0,395485914</text:p>
          </table:table-cell>
          <table:table-cell office:value-type="float" office:value="0.608660329" table:style-name="ce1">
            <text:p>0,608660329</text:p>
          </table:table-cell>
          <table:table-cell office:value-type="float" office:value="0.88159407599999995" table:style-name="ce1">
            <text:p>0,881594076</text:p>
          </table:table-cell>
          <table:table-cell office:value-type="float" office:value="2.734716347" table:style-name="ce1">
            <text:p>2,734716347</text:p>
          </table:table-cell>
          <table:table-cell office:value-type="float" office:value="2.7923953510000001" table:style-name="ce1">
            <text:p>2,792395351</text:p>
          </table:table-cell>
          <table:table-cell office:value-type="float" office:value="-0.98643485900000005" table:style-name="ce1">
            <text:p>-0,986434859</text:p>
          </table:table-cell>
          <table:table-cell office:value-type="float" office:value="1.7250047180000001" table:style-name="ce1">
            <text:p>1,725004718</text:p>
          </table:table-cell>
          <table:table-cell office:value-type="float" office:value="-0.25976490800000002" table:style-name="ce1">
            <text:p>-0,259764908</text:p>
          </table:table-cell>
          <table:table-cell office:value-type="float" office:value="1.1860428169999999" table:style-name="ce1">
            <text:p>1,186042817</text:p>
          </table:table-cell>
          <table:table-cell office:value-type="float" office:value="1.4552457910000001" table:style-name="ce1">
            <text:p>1,455245791</text:p>
          </table:table-cell>
          <table:table-cell office:value-type="float" office:value="2.4633571089999999" table:style-name="ce1">
            <text:p>2,463357109</text:p>
          </table:table-cell>
          <table:table-cell office:value-type="float" office:value="2.4617248780000001" table:style-name="ce1">
            <text:p>2,461724878</text:p>
          </table:table-cell>
          <table:table-cell office:value-type="float" office:value="1.379909528" table:style-name="ce1">
            <text:p>1,379909528</text:p>
          </table:table-cell>
          <table:table-cell office:value-type="float" office:value="2.4641759159999999" table:style-name="ce1">
            <text:p>2,464175916</text:p>
          </table:table-cell>
          <table:table-cell office:value-type="float" office:value="1.2292396290000001" table:style-name="ce1">
            <text:p>1,229239629</text:p>
          </table:table-cell>
          <table:table-cell office:value-type="float" office:value="1.7681254120000001" table:style-name="ce1">
            <text:p>1,768125412</text:p>
          </table:table-cell>
          <table:table-cell table:style-name="ce1"/>
          <table:table-cell office:value-type="float" office:value="1.3330426660000001" table:style-name="ce1">
            <text:p>1,333042666</text:p>
          </table:table-cell>
          <table:table-cell office:value-type="float" office:value="1.261323234" table:style-name="ce1">
            <text:p>1,261323234</text:p>
          </table:table-cell>
          <table:table-cell office:value-type="float" office:value="3.0046591729999998" table:style-name="ce1">
            <text:p>3,004659173</text:p>
          </table:table-cell>
          <table:table-cell office:value-type="float" office:value="1.3691928330000001" table:style-name="ce1">
            <text:p>1,369192833</text:p>
          </table:table-cell>
          <table:table-cell office:value-type="float" office:value="2.642331913" table:style-name="ce1">
            <text:p>2,642331913</text:p>
          </table:table-cell>
          <table:table-cell office:value-type="float" office:value="4.5303630999999997E-2" table:style-name="ce1">
            <text:p>0,045303631</text:p>
          </table:table-cell>
          <table:table-cell office:value-type="float" office:value="0.83315910999999998" table:style-name="ce1">
            <text:p>0,83315911</text:p>
          </table:table-cell>
          <table:table-cell office:value-type="float" office:value="1.7871013630000001" table:style-name="ce1">
            <text:p>1,787101363</text:p>
          </table:table-cell>
          <table:table-cell office:value-type="float" office:value="0.16727557800000001" table:style-name="ce1">
            <text:p>0,167275578</text:p>
          </table:table-cell>
          <table:table-cell office:value-type="float" office:value="-0.30054981600000003" table:style-name="ce1">
            <text:p>-0,300549816</text:p>
          </table:table-cell>
          <table:table-cell office:value-type="float" office:value="2.745984467" table:style-name="ce1">
            <text:p>2,745984467</text:p>
          </table:table-cell>
          <table:table-cell office:value-type="float" office:value="1.1911259240000001" table:style-name="ce1">
            <text:p>1,191125924</text:p>
          </table:table-cell>
          <table:table-cell office:value-type="float" office:value="2.2360501340000001" table:style-name="ce1">
            <text:p>2,236050134</text:p>
          </table:table-cell>
          <table:table-cell office:value-type="float" office:value="1.701680563" table:style-name="ce1">
            <text:p>1,701680563</text:p>
          </table:table-cell>
          <table:table-cell office:value-type="float" office:value="1.0512610360000001" table:style-name="ce1">
            <text:p>1,051261036</text:p>
          </table:table-cell>
          <table:table-cell office:value-type="float" office:value="0.83618086400000002" table:style-name="ce1">
            <text:p>0,836180864</text:p>
          </table:table-cell>
          <table:table-cell office:value-type="float" office:value="4.6789939189999998" table:style-name="ce1">
            <text:p>4,678993919</text:p>
          </table:table-cell>
          <table:table-cell office:value-type="float" office:value="1.495952615" table:style-name="ce1">
            <text:p>1,495952615</text:p>
          </table:table-cell>
          <table:table-cell office:value-type="float" office:value="1.6735614599999999" table:style-name="ce1">
            <text:p>1,67356146</text:p>
          </table:table-cell>
          <table:table-cell office:value-type="float" office:value="2.5035613419999998" table:style-name="ce1">
            <text:p>2,503561342</text:p>
          </table:table-cell>
          <table:table-cell office:value-type="float" office:value="5.3631992439999996" table:style-name="ce1">
            <text:p>5,363199244</text:p>
          </table:table-cell>
          <table:table-cell office:value-type="float" office:value="1.541621852" table:style-name="ce1">
            <text:p>1,541621852</text:p>
          </table:table-cell>
          <table:table-cell office:value-type="float" office:value="1.1125340909999999" table:style-name="ce1">
            <text:p>1,112534091</text:p>
          </table:table-cell>
          <table:table-cell office:value-type="float" office:value="1.468098079" table:style-name="ce1">
            <text:p>1,468098079</text:p>
          </table:table-cell>
          <table:table-cell office:value-type="float" office:value="2.5222904079999999" table:style-name="ce1">
            <text:p>2,522290408</text:p>
          </table:table-cell>
          <table:table-cell office:value-type="float" office:value="2.7775006119999999" table:style-name="ce1">
            <text:p>2,777500612</text:p>
          </table:table-cell>
          <table:table-cell office:value-type="float" office:value="1.258488552" table:style-name="ce1">
            <text:p>1,258488552</text:p>
          </table:table-cell>
          <table:table-cell office:value-type="float" office:value="0.61065519800000001" table:style-name="ce1">
            <text:p>0,610655198</text:p>
          </table:table-cell>
          <table:table-cell office:value-type="float" office:value="1.8417881620000001" table:style-name="ce1">
            <text:p>1,841788162</text:p>
          </table:table-cell>
          <table:table-cell office:value-type="float" office:value="1.4814140060000001" table:style-name="ce1">
            <text:p>1,481414006</text:p>
          </table:table-cell>
          <table:table-cell office:value-type="float" office:value="0.64517865200000002" table:style-name="ce1">
            <text:p>0,645178652</text:p>
          </table:table-cell>
          <table:table-cell office:value-type="float" office:value="0.76430195400000001" table:style-name="ce1">
            <text:p>0,764301954</text:p>
          </table:table-cell>
          <table:table-cell office:value-type="float" office:value="-0.70338544000000003" table:style-name="ce1">
            <text:p>-0,70338544</text:p>
          </table:table-cell>
          <table:table-cell office:value-type="float" office:value="1.344082996" table:style-name="ce1">
            <text:p>1,344082996</text:p>
          </table:table-cell>
          <table:table-cell office:value-type="float" office:value="-0.96393540700000002" table:style-name="ce1">
            <text:p>-0,963935407</text:p>
          </table:table-cell>
          <table:table-cell office:value-type="float" office:value="2.2216439079999999" table:style-name="ce1">
            <text:p>2,221643908</text:p>
          </table:table-cell>
          <table:table-cell office:value-type="float" office:value="2.8713125709999998" table:style-name="ce1">
            <text:p>2,871312571</text:p>
          </table:table-cell>
          <table:table-cell office:value-type="float" office:value="1.18141041" table:style-name="ce1">
            <text:p>1,18141041</text:p>
          </table:table-cell>
          <table:table-cell office:value-type="float" office:value="0.94701525099999995" table:style-name="ce1">
            <text:p>0,947015251</text:p>
          </table:table-cell>
          <table:table-cell office:value-type="float" office:value="-0.20336495299999999" table:style-name="ce1">
            <text:p>-0,203364953</text:p>
          </table:table-cell>
          <table:table-cell office:value-type="float" office:value="3.119708696" table:style-name="ce1">
            <text:p>3,119708696</text:p>
          </table:table-cell>
          <table:table-cell office:value-type="float" office:value="2.1236951319999999" table:style-name="ce1">
            <text:p>2,123695132</text:p>
          </table:table-cell>
          <table:table-cell office:value-type="float" office:value="1.9034779070000001" table:style-name="ce1">
            <text:p>1,903477907</text:p>
          </table:table-cell>
          <table:table-cell office:value-type="float" office:value="1.441087472" table:style-name="ce1">
            <text:p>1,441087472</text:p>
          </table:table-cell>
          <table:table-cell office:value-type="float" office:value="0.652330929" table:style-name="ce1">
            <text:p>0,652330929</text:p>
          </table:table-cell>
          <table:table-cell office:value-type="float" office:value="1.3700312320000001" table:style-name="ce1">
            <text:p>1,370031232</text:p>
          </table:table-cell>
          <table:table-cell office:value-type="float" office:value="0.51364749399999998" table:style-name="ce1">
            <text:p>0,513647494</text:p>
          </table:table-cell>
          <table:table-cell office:value-type="float" office:value="2.811836032" table:style-name="ce1">
            <text:p>2,811836032</text:p>
          </table:table-cell>
          <table:table-cell office:value-type="float" office:value="0.64526723100000005" table:style-name="ce1">
            <text:p>0,645267231</text:p>
          </table:table-cell>
          <table:table-cell office:value-type="float" office:value="1.1595813230000001" table:style-name="ce1">
            <text:p>1,159581323</text:p>
          </table:table-cell>
          <table:table-cell office:value-type="float" office:value="1.7968293879999999" table:style-name="ce1">
            <text:p>1,796829388</text:p>
          </table:table-cell>
          <table:table-cell office:value-type="float" office:value="-2.7974018999999999E-2" table:style-name="ce1">
            <text:p>-0,027974019</text:p>
          </table:table-cell>
          <table:table-cell office:value-type="float" office:value="0.887923091" table:style-name="ce1">
            <text:p>0,887923091</text:p>
          </table:table-cell>
          <table:table-cell office:value-type="float" office:value="3.2136748509999999" table:style-name="ce1">
            <text:p>3,213674851</text:p>
          </table:table-cell>
          <table:table-cell office:value-type="float" office:value="2.6763095290000001" table:style-name="ce1">
            <text:p>2,676309529</text:p>
          </table:table-cell>
          <table:table-cell office:value-type="float" office:value="2.6440905159999999" table:style-name="ce1">
            <text:p>2,644090516</text:p>
          </table:table-cell>
          <table:table-cell office:value-type="float" office:value="0.98267616599999996" table:style-name="ce1">
            <text:p>0,982676166</text:p>
          </table:table-cell>
          <table:table-cell office:value-type="float" office:value="2.676475988" table:style-name="ce1">
            <text:p>2,676475988</text:p>
          </table:table-cell>
          <table:table-cell office:value-type="float" office:value="2.3246169409999999" table:style-name="ce1">
            <text:p>2,324616941</text:p>
          </table:table-cell>
          <table:table-cell office:value-type="float" office:value="1.1009288189999999" table:style-name="ce1">
            <text:p>1,100928819</text:p>
          </table:table-cell>
          <table:table-cell office:value-type="float" office:value="1.7261973740000001" table:style-name="ce1">
            <text:p>1,726197374</text:p>
          </table:table-cell>
          <table:table-cell office:value-type="float" office:value="1.9013743780000001" table:style-name="ce1">
            <text:p>1,901374378</text:p>
          </table:table-cell>
          <table:table-cell office:value-type="float" office:value="3.6087688500000001" table:style-name="ce1">
            <text:p>3,60876885</text:p>
          </table:table-cell>
          <table:table-cell office:value-type="float" office:value="2.503846969" table:style-name="ce1">
            <text:p>2,503846969</text:p>
          </table:table-cell>
          <table:table-cell office:value-type="float" office:value="1.555883066" table:style-name="ce1">
            <text:p>1,555883066</text:p>
          </table:table-cell>
          <table:table-cell office:value-type="float" office:value="0.71477036299999996" table:style-name="ce1">
            <text:p>0,714770363</text:p>
          </table:table-cell>
          <table:table-cell office:value-type="float" office:value="0.64904482100000005" table:style-name="ce1">
            <text:p>0,649044821</text:p>
          </table:table-cell>
          <table:table-cell office:value-type="float" office:value="1.8172733679999999" table:style-name="ce1">
            <text:p>1,817273368</text:p>
          </table:table-cell>
          <table:table-cell office:value-type="float" office:value="-1.0776588469999999" table:style-name="ce1">
            <text:p>-1,077658847</text:p>
          </table:table-cell>
          <table:table-cell office:value-type="float" office:value="0.58756408599999999" table:style-name="ce1">
            <text:p>0,587564086</text:p>
          </table:table-cell>
          <table:table-cell office:value-type="float" office:value="0.71459585999999997" table:style-name="ce1">
            <text:p>0,71459586</text:p>
          </table:table-cell>
          <table:table-cell office:value-type="float" office:value="0.57790810500000001" table:style-name="ce1">
            <text:p>0,577908105</text:p>
          </table:table-cell>
          <table:table-cell office:value-type="float" office:value="1.835206755" table:style-name="ce1">
            <text:p>1,835206755</text:p>
          </table:table-cell>
          <table:table-cell office:value-type="float" office:value="2.647398688" table:style-name="ce1">
            <text:p>2,647398688</text:p>
          </table:table-cell>
          <table:table-cell office:value-type="float" office:value="1.970629913" table:style-name="ce1">
            <text:p>1,970629913</text:p>
          </table:table-cell>
          <table:table-cell office:value-type="float" office:value="1.4528759819999999" table:style-name="ce1">
            <text:p>1,452875982</text:p>
          </table:table-cell>
          <table:table-cell office:value-type="float" office:value="2.1590432000000002" table:style-name="ce1">
            <text:p>2,1590432</text:p>
          </table:table-cell>
          <table:table-cell office:value-type="float" office:value="1.737062235" table:style-name="ce1">
            <text:p>1,737062235</text:p>
          </table:table-cell>
          <table:table-cell office:value-type="float" office:value="2.273150029" table:style-name="ce1">
            <text:p>2,273150029</text:p>
          </table:table-cell>
          <table:table-cell office:value-type="float" office:value="-1.0443353980000001" table:style-name="ce1">
            <text:p>-1,044335398</text:p>
          </table:table-cell>
          <table:table-cell office:value-type="float" office:value="2.7785275039999999" table:style-name="ce1">
            <text:p>2,778527504</text:p>
          </table:table-cell>
          <table:table-cell office:value-type="float" office:value="0.27655868900000002" table:style-name="ce1">
            <text:p>0,276558689</text:p>
          </table:table-cell>
          <table:table-cell office:value-type="float" office:value="0.86549199799999998" table:style-name="ce1">
            <text:p>0,865491998</text:p>
          </table:table-cell>
          <table:table-cell office:value-type="float" office:value="0.70285995300000004" table:style-name="ce1">
            <text:p>0,702859953</text:p>
          </table:table-cell>
          <table:table-cell office:value-type="float" office:value="2.0277082239999999" table:style-name="ce1">
            <text:p>2,027708224</text:p>
          </table:table-cell>
          <table:table-cell office:value-type="float" office:value="2.5552356980000002" table:style-name="ce1">
            <text:p>2,555235698</text:p>
          </table:table-cell>
          <table:table-cell office:value-type="float" office:value="1.1577367329999999" table:style-name="ce1">
            <text:p>1,157736733</text:p>
          </table:table-cell>
          <table:table-cell office:value-type="float" office:value="0.50061711799999997" table:style-name="ce1">
            <text:p>0,500617118</text:p>
          </table:table-cell>
          <table:table-cell office:value-type="float" office:value="1.872537189" table:style-name="ce1">
            <text:p>1,872537189</text:p>
          </table:table-cell>
          <table:table-cell office:value-type="float" office:value="3.7802975330000002" table:style-name="ce1">
            <text:p>3,780297533</text:p>
          </table:table-cell>
          <table:table-cell office:value-type="float" office:value="-0.12944004000000001" table:style-name="ce1">
            <text:p>-0,12944004</text:p>
          </table:table-cell>
          <table:table-cell office:value-type="float" office:value="-0.42061499000000002" table:style-name="ce1">
            <text:p>-0,42061499</text:p>
          </table:table-cell>
          <table:table-cell office:value-type="float" office:value="5.6049574240000002" table:style-name="ce1">
            <text:p>5,604957424</text:p>
          </table:table-cell>
          <table:table-cell office:value-type="float" office:value="1.895739799" table:style-name="ce1">
            <text:p>1,895739799</text:p>
          </table:table-cell>
          <table:table-cell office:value-type="float" office:value="2.2973830909999999" table:style-name="ce1">
            <text:p>2,297383091</text:p>
          </table:table-cell>
          <table:table-cell office:value-type="float" office:value="2.4063370069999999" table:style-name="ce1">
            <text:p>2,406337007</text:p>
          </table:table-cell>
          <table:table-cell office:value-type="float" office:value="2.3651480220000001" table:style-name="ce1">
            <text:p>2,365148022</text:p>
          </table:table-cell>
          <table:table-cell office:value-type="float" office:value="1.732042233" table:style-name="ce1">
            <text:p>1,732042233</text:p>
          </table:table-cell>
          <table:table-cell office:value-type="float" office:value="2.7202302139999999" table:style-name="ce1">
            <text:p>2,720230214</text:p>
          </table:table-cell>
          <table:table-cell office:value-type="float" office:value="2.7014727559999998" table:style-name="ce1">
            <text:p>2,701472756</text:p>
          </table:table-cell>
          <table:table-cell office:value-type="float" office:value="0.73452645299999997" table:style-name="ce1">
            <text:p>0,734526453</text:p>
          </table:table-cell>
          <table:table-cell office:value-type="float" office:value="1.1610363539999999" table:style-name="ce1">
            <text:p>1,161036354</text:p>
          </table:table-cell>
          <table:table-cell office:value-type="float" office:value="3.657651516" table:style-name="ce1">
            <text:p>3,657651516</text:p>
          </table:table-cell>
          <table:table-cell office:value-type="float" office:value="-0.31952480100000002" table:style-name="ce1">
            <text:p>-0,319524801</text:p>
          </table:table-cell>
          <table:table-cell office:value-type="float" office:value="2.6537538020000002" table:style-name="ce1">
            <text:p>2,653753802</text:p>
          </table:table-cell>
          <table:table-cell office:value-type="float" office:value="4.3772909069999999" table:style-name="ce1">
            <text:p>4,377290907</text:p>
          </table:table-cell>
          <table:table-cell office:value-type="float" office:value="2.650514485" table:style-name="ce1">
            <text:p>2,650514485</text:p>
          </table:table-cell>
          <table:table-cell office:value-type="float" office:value="1.535217115" table:style-name="ce1">
            <text:p>1,535217115</text:p>
          </table:table-cell>
          <table:table-cell office:value-type="float" office:value="1.6320905400000001" table:style-name="ce1">
            <text:p>1,63209054</text:p>
          </table:table-cell>
          <table:table-cell office:value-type="float" office:value="1.1884914820000001" table:style-name="ce1">
            <text:p>1,188491482</text:p>
          </table:table-cell>
          <table:table-cell office:value-type="float" office:value="-0.13537648799999999" table:style-name="ce1">
            <text:p>-0,135376488</text:p>
          </table:table-cell>
          <table:table-cell office:value-type="float" office:value="0.29607496" table:style-name="ce1">
            <text:p>0,29607496</text:p>
          </table:table-cell>
          <table:table-cell office:value-type="float" office:value="0.16057548499999999" table:style-name="ce1">
            <text:p>0,160575485</text:p>
          </table:table-cell>
          <table:table-cell office:value-type="float" office:value="1.132971" table:style-name="ce1">
            <text:p>1,132971</text:p>
          </table:table-cell>
          <table:table-cell office:value-type="float" office:value="-1.8343776869999999" table:style-name="ce1">
            <text:p>-1,834377687</text:p>
          </table:table-cell>
          <table:table-cell office:value-type="float" office:value="0.89265856700000001" table:style-name="ce1">
            <text:p>0,892658567</text:p>
          </table:table-cell>
          <table:table-cell office:value-type="float" office:value="2.4480176600000001" table:style-name="ce1">
            <text:p>2,44801766</text:p>
          </table:table-cell>
          <table:table-cell office:value-type="float" office:value="5.6044642910000002" table:style-name="ce1">
            <text:p>5,604464291</text:p>
          </table:table-cell>
          <table:table-cell office:value-type="float" office:value="3.6827185820000001" table:style-name="ce1">
            <text:p>3,682718582</text:p>
          </table:table-cell>
          <table:table-cell office:value-type="float" office:value="0.99207816500000001" table:style-name="ce1">
            <text:p>0,992078165</text:p>
          </table:table-cell>
          <table:table-cell office:value-type="float" office:value="-8.1619011000000005E-2" table:style-name="ce1">
            <text:p>-0,081619011</text:p>
          </table:table-cell>
          <table:table-cell office:value-type="float" office:value="2.966857997" table:style-name="ce1">
            <text:p>2,966857997</text:p>
          </table:table-cell>
          <table:table-cell office:value-type="float" office:value="1.0444241299999999" table:style-name="ce1">
            <text:p>1,04442413</text:p>
          </table:table-cell>
          <table:table-cell office:value-type="float" office:value="1.567476716" table:style-name="ce1">
            <text:p>1,567476716</text:p>
          </table:table-cell>
          <table:table-cell office:value-type="float" office:value="1.1132715339999999" table:style-name="ce1">
            <text:p>1,113271534</text:p>
          </table:table-cell>
          <table:table-cell office:value-type="float" office:value="1.503602484" table:style-name="ce1">
            <text:p>1,503602484</text:p>
          </table:table-cell>
          <table:table-cell office:value-type="float" office:value="1.2779675740000001" table:style-name="ce1">
            <text:p>1,277967574</text:p>
          </table:table-cell>
          <table:table-cell office:value-type="float" office:value="1.788527207" table:style-name="ce1">
            <text:p>1,788527207</text:p>
          </table:table-cell>
          <table:table-cell office:value-type="float" office:value="0.50241849299999997" table:style-name="ce1">
            <text:p>0,502418493</text:p>
          </table:table-cell>
          <table:table-cell office:value-type="float" office:value="1.895739799" table:style-name="ce1">
            <text:p>1,895739799</text:p>
          </table:table-cell>
          <table:table-cell office:value-type="float" office:value="2.650514485" table:style-name="ce1">
            <text:p>2,650514485</text:p>
          </table:table-cell>
          <table:table-cell office:value-type="float" office:value="0.25443637499999999" table:style-name="ce1">
            <text:p>0,254436375</text:p>
          </table:table-cell>
          <table:table-cell office:value-type="float" office:value="0.98088255700000004" table:style-name="ce1">
            <text:p>0,980882557</text:p>
          </table:table-cell>
          <table:table-cell office:value-type="float" office:value="1.5180970030000001" table:style-name="ce1">
            <text:p>1,518097003</text:p>
          </table:table-cell>
          <table:table-cell office:value-type="float" office:value="0.51227433300000003" table:style-name="ce1">
            <text:p>0,512274333</text:p>
          </table:table-cell>
          <table:table-cell office:value-type="float" office:value="2.4689180419999999" table:style-name="ce1">
            <text:p>2,468918042</text:p>
          </table:table-cell>
          <table:table-cell office:value-type="float" office:value="2.9947445749999999" table:style-name="ce1">
            <text:p>2,994744575</text:p>
          </table:table-cell>
          <table:table-cell office:value-type="float" office:value="-1.0065790269999999" table:style-name="ce1">
            <text:p>-1,006579027</text:p>
          </table:table-cell>
          <table:table-cell office:value-type="float" office:value="0.95941260900000003" table:style-name="ce1">
            <text:p>0,959412609</text:p>
          </table:table-cell>
          <table:table-cell office:value-type="float" office:value="0.35378569700000001" table:style-name="ce1">
            <text:p>0,353785697</text:p>
          </table:table-cell>
          <table:table-cell office:value-type="float" office:value="1.1127689970000001" table:style-name="ce1">
            <text:p>1,112768997</text:p>
          </table:table-cell>
          <table:table-cell office:value-type="float" office:value="1.3837468209999999" table:style-name="ce1">
            <text:p>1,383746821</text:p>
          </table:table-cell>
          <table:table-cell office:value-type="float" office:value="2.4125229000000002E-2" table:style-name="ce1">
            <text:p>0,024125229</text:p>
          </table:table-cell>
          <table:table-cell office:value-type="float" office:value="1.8885744069999999" table:style-name="ce1">
            <text:p>1,888574407</text:p>
          </table:table-cell>
          <table:table-cell office:value-type="float" office:value="1.413118192" table:style-name="ce1">
            <text:p>1,413118192</text:p>
          </table:table-cell>
          <table:table-cell office:value-type="float" office:value="3.9587371000000003E-2" table:style-name="ce1">
            <text:p>0,039587371</text:p>
          </table:table-cell>
          <table:table-cell office:value-type="float" office:value="1.100434447" table:style-name="ce1">
            <text:p>1,100434447</text:p>
          </table:table-cell>
          <table:table-cell office:value-type="float" office:value="2.024441334" table:style-name="ce1">
            <text:p>2,024441334</text:p>
          </table:table-cell>
          <table:table-cell office:value-type="float" office:value="1.323073457" table:style-name="ce1">
            <text:p>1,323073457</text:p>
          </table:table-cell>
          <table:table-cell office:value-type="float" office:value="0.48554523799999999" table:style-name="ce1">
            <text:p>0,485545238</text:p>
          </table:table-cell>
          <table:table-cell office:value-type="float" office:value="-3.5821276449999999" table:style-name="ce1">
            <text:p>-3,582127645</text:p>
          </table:table-cell>
          <table:table-cell office:value-type="float" office:value="2.8427189990000001" table:style-name="ce1">
            <text:p>2,842718999</text:p>
          </table:table-cell>
          <table:table-cell office:value-type="float" office:value="1.409028824" table:style-name="ce1">
            <text:p>1,409028824</text:p>
          </table:table-cell>
          <table:table-cell office:value-type="float" office:value="2.6794387030000002" table:style-name="ce1">
            <text:p>2,679438703</text:p>
          </table:table-cell>
          <table:table-cell office:value-type="float" office:value="0.49576134399999999" table:style-name="ce1">
            <text:p>0,495761344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1" table:style-name="ce1">
            <text:p>2001</text:p>
          </table:table-cell>
          <table:table-cell office:value-type="float" office:value="2.2259301300000001" table:style-name="ce1">
            <text:p>2,22593013</text:p>
          </table:table-cell>
          <table:table-cell office:value-type="float" office:value="3.9028057010000001" table:style-name="ce1">
            <text:p>3,902805701</text:p>
          </table:table-cell>
          <table:table-cell office:value-type="float" office:value="3.3011981819999998" table:style-name="ce1">
            <text:p>3,301198182</text:p>
          </table:table-cell>
          <table:table-cell office:value-type="float" office:value="-0.93847042800000002" table:style-name="ce1">
            <text:p>-0,938470428</text:p>
          </table:table-cell>
          <table:table-cell office:value-type="float" office:value="2.9399922059999999" table:style-name="ce1">
            <text:p>2,939992206</text:p>
          </table:table-cell>
          <table:table-cell office:value-type="float" office:value="2.1562369590000001" table:style-name="ce1">
            <text:p>2,156236959</text:p>
          </table:table-cell>
          <table:table-cell office:value-type="float" office:value="5.2416141850000004" table:style-name="ce1">
            <text:p>5,241614185</text:p>
          </table:table-cell>
          <table:table-cell office:value-type="float" office:value="1.092079483" table:style-name="ce1">
            <text:p>1,092079483</text:p>
          </table:table-cell>
          <table:table-cell office:value-type="float" office:value="-0.617751681" table:style-name="ce1">
            <text:p>-0,617751681</text:p>
          </table:table-cell>
          <table:table-cell office:value-type="float" office:value="1.1572153380000001" table:style-name="ce1">
            <text:p>1,157215338</text:p>
          </table:table-cell>
          <table:table-cell office:value-type="float" office:value="1.5611040920000001" table:style-name="ce1">
            <text:p>1,561104092</text:p>
          </table:table-cell>
          <table:table-cell office:value-type="float" office:value="1.348358342" table:style-name="ce1">
            <text:p>1,348358342</text:p>
          </table:table-cell>
          <table:table-cell office:value-type="float" office:value="0.38279939400000002" table:style-name="ce1">
            <text:p>0,382799394</text:p>
          </table:table-cell>
          <table:table-cell office:value-type="float" office:value="0.77476593900000001" table:style-name="ce1">
            <text:p>0,774765939</text:p>
          </table:table-cell>
          <table:table-cell office:value-type="float" office:value="2.2733352180000002" table:style-name="ce1">
            <text:p>2,273335218</text:p>
          </table:table-cell>
          <table:table-cell office:value-type="float" office:value="0.34395115799999998" table:style-name="ce1">
            <text:p>0,343951158</text:p>
          </table:table-cell>
          <table:table-cell office:value-type="float" office:value="3.0237802139999999" table:style-name="ce1">
            <text:p>3,023780214</text:p>
          </table:table-cell>
          <table:table-cell office:value-type="float" office:value="2.8588686029999999" table:style-name="ce1">
            <text:p>2,858868603</text:p>
          </table:table-cell>
          <table:table-cell office:value-type="float" office:value="1.8862871450000001" table:style-name="ce1">
            <text:p>1,886287145</text:p>
          </table:table-cell>
          <table:table-cell office:value-type="float" office:value="-1.990632204" table:style-name="ce1">
            <text:p>-1,990632204</text:p>
          </table:table-cell>
          <table:table-cell office:value-type="float" office:value="4.836512065" table:style-name="ce1">
            <text:p>4,836512065</text:p>
          </table:table-cell>
          <table:table-cell office:value-type="float" office:value="1.5206671249999999" table:style-name="ce1">
            <text:p>1,520667125</text:p>
          </table:table-cell>
          <table:table-cell office:value-type="float" office:value="0.115523663" table:style-name="ce1">
            <text:p>0,115523663</text:p>
          </table:table-cell>
          <table:table-cell office:value-type="float" office:value="-0.512966688" table:style-name="ce1">
            <text:p>-0,512966688</text:p>
          </table:table-cell>
          <table:table-cell office:value-type="float" office:value="3.0847745710000001" table:style-name="ce1">
            <text:p>3,084774571</text:p>
          </table:table-cell>
          <table:table-cell office:value-type="float" office:value="1.085181052" table:style-name="ce1">
            <text:p>1,085181052</text:p>
          </table:table-cell>
          <table:table-cell office:value-type="float" office:value="1.905767118" table:style-name="ce1">
            <text:p>1,905767118</text:p>
          </table:table-cell>
          <table:table-cell office:value-type="float" office:value="1.366957076" table:style-name="ce1">
            <text:p>1,366957076</text:p>
          </table:table-cell>
          <table:table-cell office:value-type="float" office:value="0.36212276399999999" table:style-name="ce1">
            <text:p>0,362122764</text:p>
          </table:table-cell>
          <table:table-cell office:value-type="float" office:value="2.0407749850000001" table:style-name="ce1">
            <text:p>2,040774985</text:p>
          </table:table-cell>
          <table:table-cell office:value-type="float" office:value="2.112644398" table:style-name="ce1">
            <text:p>2,112644398</text:p>
          </table:table-cell>
          <table:table-cell office:value-type="float" office:value="1.889380292" table:style-name="ce1">
            <text:p>1,889380292</text:p>
          </table:table-cell>
          <table:table-cell office:value-type="float" office:value="2.2165011859999999" table:style-name="ce1">
            <text:p>2,216501186</text:p>
          </table:table-cell>
          <table:table-cell office:value-type="float" office:value="1.0863509659999999" table:style-name="ce1">
            <text:p>1,086350966</text:p>
          </table:table-cell>
          <table:table-cell office:value-type="float" office:value="-0.72641660399999997" table:style-name="ce1">
            <text:p>-0,726416604</text:p>
          </table:table-cell>
          <table:table-cell office:value-type="float" office:value="0.63277123800000001" table:style-name="ce1">
            <text:p>0,632771238</text:p>
          </table:table-cell>
          <table:table-cell office:value-type="float" office:value="0.43960546700000003" table:style-name="ce1">
            <text:p>0,439605467</text:p>
          </table:table-cell>
          <table:table-cell office:value-type="float" office:value="1.126185835" table:style-name="ce1">
            <text:p>1,126185835</text:p>
          </table:table-cell>
          <table:table-cell office:value-type="float" office:value="0.72638063799999997" table:style-name="ce1">
            <text:p>0,726380638</text:p>
          </table:table-cell>
          <table:table-cell office:value-type="float" office:value="2.3921019289999998" table:style-name="ce1">
            <text:p>2,392101929</text:p>
          </table:table-cell>
          <table:table-cell office:value-type="float" office:value="2.6396400350000002" table:style-name="ce1">
            <text:p>2,639640035</text:p>
          </table:table-cell>
          <table:table-cell office:value-type="float" office:value="2.7692724960000001" table:style-name="ce1">
            <text:p>2,769272496</text:p>
          </table:table-cell>
          <table:table-cell office:value-type="float" office:value="2.8533722250000002" table:style-name="ce1">
            <text:p>2,853372225</text:p>
          </table:table-cell>
          <table:table-cell office:value-type="float" office:value="1.567244404" table:style-name="ce1">
            <text:p>1,567244404</text:p>
          </table:table-cell>
          <table:table-cell office:value-type="float" office:value="2.4642378909999998" table:style-name="ce1">
            <text:p>2,464237891</text:p>
          </table:table-cell>
          <table:table-cell office:value-type="float" office:value="1.7412237850000001" table:style-name="ce1">
            <text:p>1,741223785</text:p>
          </table:table-cell>
          <table:table-cell office:value-type="float" office:value="1.79339476" table:style-name="ce1">
            <text:p>1,79339476</text:p>
          </table:table-cell>
          <table:table-cell office:value-type="float" office:value="0.70016238600000003" table:style-name="ce1">
            <text:p>0,700162386</text:p>
          </table:table-cell>
          <table:table-cell office:value-type="float" office:value="0.34307003800000002" table:style-name="ce1">
            <text:p>0,343070038</text:p>
          </table:table-cell>
          <table:table-cell office:value-type="float" office:value="-3.6617798580000001" table:style-name="ce1">
            <text:p>-3,661779858</text:p>
          </table:table-cell>
          <table:table-cell office:value-type="float" office:value="3.7853263419999998" table:style-name="ce1">
            <text:p>3,785326342</text:p>
          </table:table-cell>
          <table:table-cell office:value-type="float" office:value="1.784697862" table:style-name="ce1">
            <text:p>1,784697862</text:p>
          </table:table-cell>
          <table:table-cell office:value-type="float" office:value="-0.37571970399999999" table:style-name="ce1">
            <text:p>-0,375719704</text:p>
          </table:table-cell>
          <table:table-cell office:value-type="float" office:value="0.16822536099999999" table:style-name="ce1">
            <text:p>0,168225361</text:p>
          </table:table-cell>
          <table:table-cell office:value-type="float" office:value="2.1276151570000001" table:style-name="ce1">
            <text:p>2,127615157</text:p>
          </table:table-cell>
          <table:table-cell office:value-type="float" office:value="1.5792005000000001E-2" table:style-name="ce1">
            <text:p>0,015792005</text:p>
          </table:table-cell>
          <table:table-cell office:value-type="float" office:value="0.358315679" table:style-name="ce1">
            <text:p>0,358315679</text:p>
          </table:table-cell>
          <table:table-cell office:value-type="float" office:value="1.491305689" table:style-name="ce1">
            <text:p>1,491305689</text:p>
          </table:table-cell>
          <table:table-cell office:value-type="float" office:value="1.3098425300000001" table:style-name="ce1">
            <text:p>1,30984253</text:p>
          </table:table-cell>
          <table:table-cell office:value-type="float" office:value="0.93408322700000002" table:style-name="ce1">
            <text:p>0,934083227</text:p>
          </table:table-cell>
          <table:table-cell office:value-type="float" office:value="1.7716142539999999" table:style-name="ce1">
            <text:p>1,771614254</text:p>
          </table:table-cell>
          <table:table-cell office:value-type="float" office:value="0.89234220600000003" table:style-name="ce1">
            <text:p>0,892342206</text:p>
          </table:table-cell>
          <table:table-cell office:value-type="float" office:value="1.0739449999999999E-2" table:style-name="ce1">
            <text:p>0,01073945</text:p>
          </table:table-cell>
          <table:table-cell office:value-type="float" office:value="0.124163315" table:style-name="ce1">
            <text:p>0,124163315</text:p>
          </table:table-cell>
          <table:table-cell office:value-type="float" office:value="1.824913249" table:style-name="ce1">
            <text:p>1,824913249</text:p>
          </table:table-cell>
          <table:table-cell office:value-type="float" office:value="1.9011363610000001" table:style-name="ce1">
            <text:p>1,901136361</text:p>
          </table:table-cell>
          <table:table-cell office:value-type="float" office:value="0.38501134599999998" table:style-name="ce1">
            <text:p>0,385011346</text:p>
          </table:table-cell>
          <table:table-cell office:value-type="float" office:value="3.5274094749999998" table:style-name="ce1">
            <text:p>3,527409475</text:p>
          </table:table-cell>
          <table:table-cell office:value-type="float" office:value="0.69406808399999997" table:style-name="ce1">
            <text:p>0,694068084</text:p>
          </table:table-cell>
          <table:table-cell office:value-type="float" office:value="-0.63696312399999999" table:style-name="ce1">
            <text:p>-0,636963124</text:p>
          </table:table-cell>
          <table:table-cell office:value-type="float" office:value="2.8794341559999999" table:style-name="ce1">
            <text:p>2,879434156</text:p>
          </table:table-cell>
          <table:table-cell office:value-type="float" office:value="0.13206759800000001" table:style-name="ce1">
            <text:p>0,132067598</text:p>
          </table:table-cell>
          <table:table-cell office:value-type="float" office:value="2.5199682640000001" table:style-name="ce1">
            <text:p>2,519968264</text:p>
          </table:table-cell>
          <table:table-cell office:value-type="float" office:value="0.22768734199999999" table:style-name="ce1">
            <text:p>0,227687342</text:p>
          </table:table-cell>
          <table:table-cell office:value-type="float" office:value="0.35927717999999997" table:style-name="ce1">
            <text:p>0,35927718</text:p>
          </table:table-cell>
          <table:table-cell office:value-type="float" office:value="0.72778640500000003" table:style-name="ce1">
            <text:p>0,727786405</text:p>
          </table:table-cell>
          <table:table-cell office:value-type="float" office:value="0.55904212499999995" table:style-name="ce1">
            <text:p>0,559042125</text:p>
          </table:table-cell>
          <table:table-cell office:value-type="float" office:value="-0.213445263" table:style-name="ce1">
            <text:p>-0,213445263</text:p>
          </table:table-cell>
          <table:table-cell office:value-type="float" office:value="2.3845596640000002" table:style-name="ce1">
            <text:p>2,384559664</text:p>
          </table:table-cell>
          <table:table-cell office:value-type="float" office:value="0.38497597" table:style-name="ce1">
            <text:p>0,38497597</text:p>
          </table:table-cell>
          <table:table-cell office:value-type="float" office:value="-1.5512383970000001" table:style-name="ce1">
            <text:p>-1,551238397</text:p>
          </table:table-cell>
          <table:table-cell office:value-type="float" office:value="2.449526332" table:style-name="ce1">
            <text:p>2,449526332</text:p>
          </table:table-cell>
          <table:table-cell office:value-type="float" office:value="1.6752413989999999" table:style-name="ce1">
            <text:p>1,675241399</text:p>
          </table:table-cell>
          <table:table-cell office:value-type="float" office:value="2.1174161329999999" table:style-name="ce1">
            <text:p>2,117416133</text:p>
          </table:table-cell>
          <table:table-cell office:value-type="float" office:value="3.1649040770000001" table:style-name="ce1">
            <text:p>3,164904077</text:p>
          </table:table-cell>
          <table:table-cell office:value-type="float" office:value="2.1253415389999999" table:style-name="ce1">
            <text:p>2,125341539</text:p>
          </table:table-cell>
          <table:table-cell office:value-type="float" office:value="4.1182152099999998" table:style-name="ce1">
            <text:p>4,11821521</text:p>
          </table:table-cell>
          <table:table-cell office:value-type="float" office:value="0.51988446399999999" table:style-name="ce1">
            <text:p>0,519884464</text:p>
          </table:table-cell>
          <table:table-cell office:value-type="float" office:value="0.40372333799999999" table:style-name="ce1">
            <text:p>0,403723338</text:p>
          </table:table-cell>
          <table:table-cell office:value-type="float" office:value="0.26654835900000001" table:style-name="ce1">
            <text:p>0,266548359</text:p>
          </table:table-cell>
          <table:table-cell office:value-type="float" office:value="2.4024009" table:style-name="ce1">
            <text:p>2,4024009</text:p>
          </table:table-cell>
          <table:table-cell office:value-type="float" office:value="0.68777738799999999" table:style-name="ce1">
            <text:p>0,687777388</text:p>
          </table:table-cell>
          <table:table-cell office:value-type="float" office:value="-0.20228960000000001" table:style-name="ce1">
            <text:p>-0,2022896</text:p>
          </table:table-cell>
          <table:table-cell office:value-type="float" office:value="0.61260008700000002" table:style-name="ce1">
            <text:p>0,612600087</text:p>
          </table:table-cell>
          <table:table-cell office:value-type="float" office:value="0.73696266799999999" table:style-name="ce1">
            <text:p>0,736962668</text:p>
          </table:table-cell>
          <table:table-cell office:value-type="float" office:value="2.6625825559999998" table:style-name="ce1">
            <text:p>2,662582556</text:p>
          </table:table-cell>
          <table:table-cell office:value-type="float" office:value="2.8476656610000002" table:style-name="ce1">
            <text:p>2,847665661</text:p>
          </table:table-cell>
          <table:table-cell office:value-type="float" office:value="-3.8476707270000001" table:style-name="ce1">
            <text:p>-3,847670727</text:p>
          </table:table-cell>
          <table:table-cell office:value-type="float" office:value="1.69881887" table:style-name="ce1">
            <text:p>1,69881887</text:p>
          </table:table-cell>
          <table:table-cell office:value-type="float" office:value="-0.22937918299999999" table:style-name="ce1">
            <text:p>-0,229379183</text:p>
          </table:table-cell>
          <table:table-cell office:value-type="float" office:value="1.1443431909999999" table:style-name="ce1">
            <text:p>1,144343191</text:p>
          </table:table-cell>
          <table:table-cell office:value-type="float" office:value="1.4221596240000001" table:style-name="ce1">
            <text:p>1,422159624</text:p>
          </table:table-cell>
          <table:table-cell office:value-type="float" office:value="2.4495573419999999" table:style-name="ce1">
            <text:p>2,449557342</text:p>
          </table:table-cell>
          <table:table-cell office:value-type="float" office:value="2.4008774549999998" table:style-name="ce1">
            <text:p>2,400877455</text:p>
          </table:table-cell>
          <table:table-cell office:value-type="float" office:value="1.368094549" table:style-name="ce1">
            <text:p>1,368094549</text:p>
          </table:table-cell>
          <table:table-cell office:value-type="float" office:value="2.4739769869999999" table:style-name="ce1">
            <text:p>2,473976987</text:p>
          </table:table-cell>
          <table:table-cell office:value-type="float" office:value="0.98549722900000003" table:style-name="ce1">
            <text:p>0,985497229</text:p>
          </table:table-cell>
          <table:table-cell office:value-type="float" office:value="1.7287676380000001" table:style-name="ce1">
            <text:p>1,728767638</text:p>
          </table:table-cell>
          <table:table-cell table:style-name="ce1"/>
          <table:table-cell office:value-type="float" office:value="1.59215149" table:style-name="ce1">
            <text:p>1,59215149</text:p>
          </table:table-cell>
          <table:table-cell office:value-type="float" office:value="1.250400578" table:style-name="ce1">
            <text:p>1,250400578</text:p>
          </table:table-cell>
          <table:table-cell office:value-type="float" office:value="2.9792942660000001" table:style-name="ce1">
            <text:p>2,979294266</text:p>
          </table:table-cell>
          <table:table-cell office:value-type="float" office:value="1.3292952549999999" table:style-name="ce1">
            <text:p>1,329295255</text:p>
          </table:table-cell>
          <table:table-cell office:value-type="float" office:value="2.357117299" table:style-name="ce1">
            <text:p>2,357117299</text:p>
          </table:table-cell>
          <table:table-cell office:value-type="float" office:value="5.6167600999999998E-2" table:style-name="ce1">
            <text:p>0,056167601</text:p>
          </table:table-cell>
          <table:table-cell office:value-type="float" office:value="0.75059416199999995" table:style-name="ce1">
            <text:p>0,750594162</text:p>
          </table:table-cell>
          <table:table-cell office:value-type="float" office:value="1.834569219" table:style-name="ce1">
            <text:p>1,834569219</text:p>
          </table:table-cell>
          <table:table-cell office:value-type="float" office:value="0.240952588" table:style-name="ce1">
            <text:p>0,240952588</text:p>
          </table:table-cell>
          <table:table-cell office:value-type="float" office:value="-0.170069526" table:style-name="ce1">
            <text:p>-0,170069526</text:p>
          </table:table-cell>
          <table:table-cell office:value-type="float" office:value="2.7280334910000001" table:style-name="ce1">
            <text:p>2,728033491</text:p>
          </table:table-cell>
          <table:table-cell office:value-type="float" office:value="0.94885661399999999" table:style-name="ce1">
            <text:p>0,948856614</text:p>
          </table:table-cell>
          <table:table-cell office:value-type="float" office:value="2.0372236300000002" table:style-name="ce1">
            <text:p>2,03722363</text:p>
          </table:table-cell>
          <table:table-cell office:value-type="float" office:value="1.706993194" table:style-name="ce1">
            <text:p>1,706993194</text:p>
          </table:table-cell>
          <table:table-cell office:value-type="float" office:value="1.170448046" table:style-name="ce1">
            <text:p>1,170448046</text:p>
          </table:table-cell>
          <table:table-cell office:value-type="float" office:value="0.76724177500000001" table:style-name="ce1">
            <text:p>0,767241775</text:p>
          </table:table-cell>
          <table:table-cell office:value-type="float" office:value="2.80410475" table:style-name="ce1">
            <text:p>2,80410475</text:p>
          </table:table-cell>
          <table:table-cell office:value-type="float" office:value="1.444198136" table:style-name="ce1">
            <text:p>1,444198136</text:p>
          </table:table-cell>
          <table:table-cell office:value-type="float" office:value="1.6003275210000001" table:style-name="ce1">
            <text:p>1,600327521</text:p>
          </table:table-cell>
          <table:table-cell office:value-type="float" office:value="3.7846534090000001" table:style-name="ce1">
            <text:p>3,784653409</text:p>
          </table:table-cell>
          <table:table-cell office:value-type="float" office:value="3.6358378459999998" table:style-name="ce1">
            <text:p>3,635837846</text:p>
          </table:table-cell>
          <table:table-cell office:value-type="float" office:value="1.580551402" table:style-name="ce1">
            <text:p>1,580551402</text:p>
          </table:table-cell>
          <table:table-cell office:value-type="float" office:value="0.92091039100000005" table:style-name="ce1">
            <text:p>0,920910391</text:p>
          </table:table-cell>
          <table:table-cell office:value-type="float" office:value="1.4167135959999999" table:style-name="ce1">
            <text:p>1,416713596</text:p>
          </table:table-cell>
          <table:table-cell office:value-type="float" office:value="2.5390817409999999" table:style-name="ce1">
            <text:p>2,539081741</text:p>
          </table:table-cell>
          <table:table-cell office:value-type="float" office:value="2.8263197039999999" table:style-name="ce1">
            <text:p>2,826319704</text:p>
          </table:table-cell>
          <table:table-cell office:value-type="float" office:value="1.102864211" table:style-name="ce1">
            <text:p>1,102864211</text:p>
          </table:table-cell>
          <table:table-cell office:value-type="float" office:value="0.71176411299999998" table:style-name="ce1">
            <text:p>0,711764113</text:p>
          </table:table-cell>
          <table:table-cell office:value-type="float" office:value="1.7999258659999999" table:style-name="ce1">
            <text:p>1,799925866</text:p>
          </table:table-cell>
          <table:table-cell office:value-type="float" office:value="1.448108977" table:style-name="ce1">
            <text:p>1,448108977</text:p>
          </table:table-cell>
          <table:table-cell office:value-type="float" office:value="0.14432684100000001" table:style-name="ce1">
            <text:p>0,144326841</text:p>
          </table:table-cell>
          <table:table-cell office:value-type="float" office:value="0.72110850699999995" table:style-name="ce1">
            <text:p>0,721108507</text:p>
          </table:table-cell>
          <table:table-cell office:value-type="float" office:value="-0.82400872300000005" table:style-name="ce1">
            <text:p>-0,824008723</text:p>
          </table:table-cell>
          <table:table-cell office:value-type="float" office:value="1.1904563450000001" table:style-name="ce1">
            <text:p>1,190456345</text:p>
          </table:table-cell>
          <table:table-cell office:value-type="float" office:value="-1.2914869440000001" table:style-name="ce1">
            <text:p>-1,291486944</text:p>
          </table:table-cell>
          <table:table-cell office:value-type="float" office:value="2.3463627819999999" table:style-name="ce1">
            <text:p>2,346362782</text:p>
          </table:table-cell>
          <table:table-cell office:value-type="float" office:value="3.123340228" table:style-name="ce1">
            <text:p>3,123340228</text:p>
          </table:table-cell>
          <table:table-cell office:value-type="float" office:value="1.1486692190000001" table:style-name="ce1">
            <text:p>1,148669219</text:p>
          </table:table-cell>
          <table:table-cell office:value-type="float" office:value="0.99974523800000004" table:style-name="ce1">
            <text:p>0,999745238</text:p>
          </table:table-cell>
          <table:table-cell office:value-type="float" office:value="-0.22362484499999999" table:style-name="ce1">
            <text:p>-0,223624845</text:p>
          </table:table-cell>
          <table:table-cell office:value-type="float" office:value="3.085857705" table:style-name="ce1">
            <text:p>3,085857705</text:p>
          </table:table-cell>
          <table:table-cell office:value-type="float" office:value="2.4423880320000002" table:style-name="ce1">
            <text:p>2,442388032</text:p>
          </table:table-cell>
          <table:table-cell office:value-type="float" office:value="1.8934029649999999" table:style-name="ce1">
            <text:p>1,893402965</text:p>
          </table:table-cell>
          <table:table-cell office:value-type="float" office:value="1.4039608649999999" table:style-name="ce1">
            <text:p>1,403960865</text:p>
          </table:table-cell>
          <table:table-cell office:value-type="float" office:value="1.3095366980000001" table:style-name="ce1">
            <text:p>1,309536698</text:p>
          </table:table-cell>
          <table:table-cell office:value-type="float" office:value="1.3280241589999999" table:style-name="ce1">
            <text:p>1,328024159</text:p>
          </table:table-cell>
          <table:table-cell office:value-type="float" office:value="0.393510415" table:style-name="ce1">
            <text:p>0,393510415</text:p>
          </table:table-cell>
          <table:table-cell office:value-type="float" office:value="2.927154179" table:style-name="ce1">
            <text:p>2,927154179</text:p>
          </table:table-cell>
          <table:table-cell office:value-type="float" office:value="0.75110649799999996" table:style-name="ce1">
            <text:p>0,751106498</text:p>
          </table:table-cell>
          <table:table-cell office:value-type="float" office:value="1.076001574" table:style-name="ce1">
            <text:p>1,076001574</text:p>
          </table:table-cell>
          <table:table-cell office:value-type="float" office:value="1.779357817" table:style-name="ce1">
            <text:p>1,779357817</text:p>
          </table:table-cell>
          <table:table-cell office:value-type="float" office:value="0.40236324800000001" table:style-name="ce1">
            <text:p>0,402363248</text:p>
          </table:table-cell>
          <table:table-cell office:value-type="float" office:value="0.92049528400000002" table:style-name="ce1">
            <text:p>0,920495284</text:p>
          </table:table-cell>
          <table:table-cell office:value-type="float" office:value="1.4995012080000001" table:style-name="ce1">
            <text:p>1,499501208</text:p>
          </table:table-cell>
          <table:table-cell office:value-type="float" office:value="2.8385254400000002" table:style-name="ce1">
            <text:p>2,83852544</text:p>
          </table:table-cell>
          <table:table-cell office:value-type="float" office:value="2.7073154389999998" table:style-name="ce1">
            <text:p>2,707315439</text:p>
          </table:table-cell>
          <table:table-cell office:value-type="float" office:value="0.79004758100000005" table:style-name="ce1">
            <text:p>0,790047581</text:p>
          </table:table-cell>
          <table:table-cell office:value-type="float" office:value="2.508833906" table:style-name="ce1">
            <text:p>2,508833906</text:p>
          </table:table-cell>
          <table:table-cell office:value-type="float" office:value="2.195503714" table:style-name="ce1">
            <text:p>2,195503714</text:p>
          </table:table-cell>
          <table:table-cell office:value-type="float" office:value="1.004246352" table:style-name="ce1">
            <text:p>1,004246352</text:p>
          </table:table-cell>
          <table:table-cell office:value-type="float" office:value="1.6086054759999999" table:style-name="ce1">
            <text:p>1,608605476</text:p>
          </table:table-cell>
          <table:table-cell office:value-type="float" office:value="1.9017932209999999" table:style-name="ce1">
            <text:p>1,901793221</text:p>
          </table:table-cell>
          <table:table-cell office:value-type="float" office:value="3.637791569" table:style-name="ce1">
            <text:p>3,637791569</text:p>
          </table:table-cell>
          <table:table-cell office:value-type="float" office:value="2.511616536" table:style-name="ce1">
            <text:p>2,511616536</text:p>
          </table:table-cell>
          <table:table-cell office:value-type="float" office:value="1.489336824" table:style-name="ce1">
            <text:p>1,489336824</text:p>
          </table:table-cell>
          <table:table-cell office:value-type="float" office:value="0.75484005799999998" table:style-name="ce1">
            <text:p>0,754840058</text:p>
          </table:table-cell>
          <table:table-cell office:value-type="float" office:value="0.50604691099999999" table:style-name="ce1">
            <text:p>0,506046911</text:p>
          </table:table-cell>
          <table:table-cell office:value-type="float" office:value="1.6815927390000001" table:style-name="ce1">
            <text:p>1,681592739</text:p>
          </table:table-cell>
          <table:table-cell office:value-type="float" office:value="-1.187246332" table:style-name="ce1">
            <text:p>-1,187246332</text:p>
          </table:table-cell>
          <table:table-cell office:value-type="float" office:value="0.58928603499999999" table:style-name="ce1">
            <text:p>0,589286035</text:p>
          </table:table-cell>
          <table:table-cell office:value-type="float" office:value="0.741912236" table:style-name="ce1">
            <text:p>0,741912236</text:p>
          </table:table-cell>
          <table:table-cell office:value-type="float" office:value="1.1829804610000001" table:style-name="ce1">
            <text:p>1,182980461</text:p>
          </table:table-cell>
          <table:table-cell office:value-type="float" office:value="1.7194120479999999" table:style-name="ce1">
            <text:p>1,719412048</text:p>
          </table:table-cell>
          <table:table-cell office:value-type="float" office:value="2.5214980709999999" table:style-name="ce1">
            <text:p>2,521498071</text:p>
          </table:table-cell>
          <table:table-cell office:value-type="float" office:value="1.9386304080000001" table:style-name="ce1">
            <text:p>1,938630408</text:p>
          </table:table-cell>
          <table:table-cell office:value-type="float" office:value="1.274316577" table:style-name="ce1">
            <text:p>1,274316577</text:p>
          </table:table-cell>
          <table:table-cell office:value-type="float" office:value="2.1326048019999999" table:style-name="ce1">
            <text:p>2,132604802</text:p>
          </table:table-cell>
          <table:table-cell office:value-type="float" office:value="1.460107517" table:style-name="ce1">
            <text:p>1,460107517</text:p>
          </table:table-cell>
          <table:table-cell office:value-type="float" office:value="2.1493077330000001" table:style-name="ce1">
            <text:p>2,149307733</text:p>
          </table:table-cell>
          <table:table-cell office:value-type="float" office:value="-2.7587125000000001E-2" table:style-name="ce1">
            <text:p>-0,027587125</text:p>
          </table:table-cell>
          <table:table-cell office:value-type="float" office:value="2.852232044" table:style-name="ce1">
            <text:p>2,852232044</text:p>
          </table:table-cell>
          <table:table-cell office:value-type="float" office:value="0.214145951" table:style-name="ce1">
            <text:p>0,214145951</text:p>
          </table:table-cell>
          <table:table-cell office:value-type="float" office:value="0.885354906" table:style-name="ce1">
            <text:p>0,885354906</text:p>
          </table:table-cell>
          <table:table-cell office:value-type="float" office:value="0.70523063699999999" table:style-name="ce1">
            <text:p>0,705230637</text:p>
          </table:table-cell>
          <table:table-cell office:value-type="float" office:value="1.957772257" table:style-name="ce1">
            <text:p>1,957772257</text:p>
          </table:table-cell>
          <table:table-cell office:value-type="float" office:value="2.5552675699999998" table:style-name="ce1">
            <text:p>2,55526757</text:p>
          </table:table-cell>
          <table:table-cell office:value-type="float" office:value="1.1232886209999999" table:style-name="ce1">
            <text:p>1,123288621</text:p>
          </table:table-cell>
          <table:table-cell office:value-type="float" office:value="0.47985031500000003" table:style-name="ce1">
            <text:p>0,479850315</text:p>
          </table:table-cell>
          <table:table-cell office:value-type="float" office:value="1.7483358819999999" table:style-name="ce1">
            <text:p>1,748335882</text:p>
          </table:table-cell>
          <table:table-cell office:value-type="float" office:value="3.7344916700000002" table:style-name="ce1">
            <text:p>3,73449167</text:p>
          </table:table-cell>
          <table:table-cell office:value-type="float" office:value="-1.3954299859999999" table:style-name="ce1">
            <text:p>-1,395429986</text:p>
          </table:table-cell>
          <table:table-cell office:value-type="float" office:value="-0.424090525" table:style-name="ce1">
            <text:p>-0,424090525</text:p>
          </table:table-cell>
          <table:table-cell office:value-type="float" office:value="3.6809351970000002" table:style-name="ce1">
            <text:p>3,680935197</text:p>
          </table:table-cell>
          <table:table-cell office:value-type="float" office:value="1.8603809069999999" table:style-name="ce1">
            <text:p>1,860380907</text:p>
          </table:table-cell>
          <table:table-cell office:value-type="float" office:value="2.5740338540000001" table:style-name="ce1">
            <text:p>2,574033854</text:p>
          </table:table-cell>
          <table:table-cell office:value-type="float" office:value="2.5200109099999999" table:style-name="ce1">
            <text:p>2,52001091</text:p>
          </table:table-cell>
          <table:table-cell office:value-type="float" office:value="2.4037856689999999" table:style-name="ce1">
            <text:p>2,403785669</text:p>
          </table:table-cell>
          <table:table-cell office:value-type="float" office:value="2.697355843" table:style-name="ce1">
            <text:p>2,697355843</text:p>
          </table:table-cell>
          <table:table-cell office:value-type="float" office:value="2.697736168" table:style-name="ce1">
            <text:p>2,697736168</text:p>
          </table:table-cell>
          <table:table-cell office:value-type="float" office:value="3.6304978609999998" table:style-name="ce1">
            <text:p>3,630497861</text:p>
          </table:table-cell>
          <table:table-cell office:value-type="float" office:value="0.661368332" table:style-name="ce1">
            <text:p>0,661368332</text:p>
          </table:table-cell>
          <table:table-cell office:value-type="float" office:value="1.266435134" table:style-name="ce1">
            <text:p>1,266435134</text:p>
          </table:table-cell>
          <table:table-cell office:value-type="float" office:value="3.4830628209999999" table:style-name="ce1">
            <text:p>3,483062821</text:p>
          </table:table-cell>
          <table:table-cell office:value-type="float" office:value="-0.17194664700000001" table:style-name="ce1">
            <text:p>-0,171946647</text:p>
          </table:table-cell>
          <table:table-cell office:value-type="float" office:value="2.6532263989999998" table:style-name="ce1">
            <text:p>2,653226399</text:p>
          </table:table-cell>
          <table:table-cell office:value-type="float" office:value="3.9286356370000002" table:style-name="ce1">
            <text:p>3,928635637</text:p>
          </table:table-cell>
          <table:table-cell office:value-type="float" office:value="2.6495954030000002" table:style-name="ce1">
            <text:p>2,649595403</text:p>
          </table:table-cell>
          <table:table-cell office:value-type="float" office:value="1.4537458590000001" table:style-name="ce1">
            <text:p>1,453745859</text:p>
          </table:table-cell>
          <table:table-cell office:value-type="float" office:value="1.7372230200000001" table:style-name="ce1">
            <text:p>1,73722302</text:p>
          </table:table-cell>
          <table:table-cell office:value-type="float" office:value="1.188381911" table:style-name="ce1">
            <text:p>1,188381911</text:p>
          </table:table-cell>
          <table:table-cell office:value-type="float" office:value="-0.183012271" table:style-name="ce1">
            <text:p>-0,183012271</text:p>
          </table:table-cell>
          <table:table-cell office:value-type="float" office:value="0.157498742" table:style-name="ce1">
            <text:p>0,157498742</text:p>
          </table:table-cell>
          <table:table-cell office:value-type="float" office:value="0.26847052799999999" table:style-name="ce1">
            <text:p>0,268470528</text:p>
          </table:table-cell>
          <table:table-cell office:value-type="float" office:value="0.80969455400000001" table:style-name="ce1">
            <text:p>0,809694554</text:p>
          </table:table-cell>
          <table:table-cell office:value-type="float" office:value="0.26505684800000001" table:style-name="ce1">
            <text:p>0,265056848</text:p>
          </table:table-cell>
          <table:table-cell office:value-type="float" office:value="8.7474518000000001E-2" table:style-name="ce1">
            <text:p>0,087474518</text:p>
          </table:table-cell>
          <table:table-cell office:value-type="float" office:value="2.1443906660000001" table:style-name="ce1">
            <text:p>2,144390666</text:p>
          </table:table-cell>
          <table:table-cell office:value-type="float" office:value="6.7543696569999998" table:style-name="ce1">
            <text:p>6,754369657</text:p>
          </table:table-cell>
          <table:table-cell office:value-type="float" office:value="3.7858528819999999" table:style-name="ce1">
            <text:p>3,785852882</text:p>
          </table:table-cell>
          <table:table-cell office:value-type="float" office:value="0.93464206400000005" table:style-name="ce1">
            <text:p>0,934642064</text:p>
          </table:table-cell>
          <table:table-cell office:value-type="float" office:value="-0.10374301700000001" table:style-name="ce1">
            <text:p>-0,103743017</text:p>
          </table:table-cell>
          <table:table-cell office:value-type="float" office:value="2.7670820979999999" table:style-name="ce1">
            <text:p>2,767082098</text:p>
          </table:table-cell>
          <table:table-cell office:value-type="float" office:value="0.92742458900000002" table:style-name="ce1">
            <text:p>0,927424589</text:p>
          </table:table-cell>
          <table:table-cell office:value-type="float" office:value="1.630242567" table:style-name="ce1">
            <text:p>1,630242567</text:p>
          </table:table-cell>
          <table:table-cell office:value-type="float" office:value="1.056152094" table:style-name="ce1">
            <text:p>1,056152094</text:p>
          </table:table-cell>
          <table:table-cell office:value-type="float" office:value="1.4509606850000001" table:style-name="ce1">
            <text:p>1,450960685</text:p>
          </table:table-cell>
          <table:table-cell office:value-type="float" office:value="1.887173918" table:style-name="ce1">
            <text:p>1,887173918</text:p>
          </table:table-cell>
          <table:table-cell office:value-type="float" office:value="1.7708053290000001" table:style-name="ce1">
            <text:p>1,770805329</text:p>
          </table:table-cell>
          <table:table-cell office:value-type="float" office:value="0.52326292699999999" table:style-name="ce1">
            <text:p>0,523262927</text:p>
          </table:table-cell>
          <table:table-cell office:value-type="float" office:value="1.8603809069999999" table:style-name="ce1">
            <text:p>1,860380907</text:p>
          </table:table-cell>
          <table:table-cell office:value-type="float" office:value="2.6495954030000002" table:style-name="ce1">
            <text:p>2,649595403</text:p>
          </table:table-cell>
          <table:table-cell office:value-type="float" office:value="0.35284631399999999" table:style-name="ce1">
            <text:p>0,352846314</text:p>
          </table:table-cell>
          <table:table-cell office:value-type="float" office:value="0.87737092500000002" table:style-name="ce1">
            <text:p>0,877370925</text:p>
          </table:table-cell>
          <table:table-cell office:value-type="float" office:value="1.4942297840000001" table:style-name="ce1">
            <text:p>1,494229784</text:p>
          </table:table-cell>
          <table:table-cell office:value-type="float" office:value="0.95349806000000004" table:style-name="ce1">
            <text:p>0,95349806</text:p>
          </table:table-cell>
          <table:table-cell office:value-type="float" office:value="2.6124356120000001" table:style-name="ce1">
            <text:p>2,612435612</text:p>
          </table:table-cell>
          <table:table-cell office:value-type="float" office:value="3.0760511269999999" table:style-name="ce1">
            <text:p>3,076051127</text:p>
          </table:table-cell>
          <table:table-cell office:value-type="float" office:value="-1.0509209150000001" table:style-name="ce1">
            <text:p>-1,050920915</text:p>
          </table:table-cell>
          <table:table-cell office:value-type="float" office:value="0.91368965300000005" table:style-name="ce1">
            <text:p>0,913689653</text:p>
          </table:table-cell>
          <table:table-cell office:value-type="float" office:value="0.17266579400000001" table:style-name="ce1">
            <text:p>0,172665794</text:p>
          </table:table-cell>
          <table:table-cell office:value-type="float" office:value="0.98974138199999995" table:style-name="ce1">
            <text:p>0,989741382</text:p>
          </table:table-cell>
          <table:table-cell office:value-type="float" office:value="1.2659685329999999" table:style-name="ce1">
            <text:p>1,265968533</text:p>
          </table:table-cell>
          <table:table-cell office:value-type="float" office:value="0.10385757599999999" table:style-name="ce1">
            <text:p>0,103857576</text:p>
          </table:table-cell>
          <table:table-cell office:value-type="float" office:value="1.859333084" table:style-name="ce1">
            <text:p>1,859333084</text:p>
          </table:table-cell>
          <table:table-cell office:value-type="float" office:value="1.7762629700000001" table:style-name="ce1">
            <text:p>1,77626297</text:p>
          </table:table-cell>
          <table:table-cell office:value-type="float" office:value="-8.5638912999999997E-2" table:style-name="ce1">
            <text:p>-0,085638913</text:p>
          </table:table-cell>
          <table:table-cell office:value-type="float" office:value="1.035890897" table:style-name="ce1">
            <text:p>1,035890897</text:p>
          </table:table-cell>
          <table:table-cell office:value-type="float" office:value="2.270061214" table:style-name="ce1">
            <text:p>2,270061214</text:p>
          </table:table-cell>
          <table:table-cell office:value-type="float" office:value="1.2975944070000001" table:style-name="ce1">
            <text:p>1,297594407</text:p>
          </table:table-cell>
          <table:table-cell office:value-type="float" office:value="0.53623722900000004" table:style-name="ce1">
            <text:p>0,536237229</text:p>
          </table:table-cell>
          <table:table-cell office:value-type="float" office:value="6.7859322999999999E-2" table:style-name="ce1">
            <text:p>0,067859323</text:p>
          </table:table-cell>
          <table:table-cell office:value-type="float" office:value="2.8835161349999998" table:style-name="ce1">
            <text:p>2,883516135</text:p>
          </table:table-cell>
          <table:table-cell office:value-type="float" office:value="1.33329297" table:style-name="ce1">
            <text:p>1,33329297</text:p>
          </table:table-cell>
          <table:table-cell office:value-type="float" office:value="2.6176139890000001" table:style-name="ce1">
            <text:p>2,617613989</text:p>
          </table:table-cell>
          <table:table-cell office:value-type="float" office:value="0.35653306400000001" table:style-name="ce1">
            <text:p>0,356533064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2" table:style-name="ce1">
            <text:p>2002</text:p>
          </table:table-cell>
          <table:table-cell office:value-type="float" office:value="2.2290560469999998" table:style-name="ce1">
            <text:p>2,229056047</text:p>
          </table:table-cell>
          <table:table-cell office:value-type="float" office:value="4.4967195609999999" table:style-name="ce1">
            <text:p>4,496719561</text:p>
          </table:table-cell>
          <table:table-cell office:value-type="float" office:value="3.3292566739999998" table:style-name="ce1">
            <text:p>3,329256674</text:p>
          </table:table-cell>
          <table:table-cell office:value-type="float" office:value="-0.29987669700000003" table:style-name="ce1">
            <text:p>-0,299876697</text:p>
          </table:table-cell>
          <table:table-cell office:value-type="float" office:value="3.9425733529999998" table:style-name="ce1">
            <text:p>3,942573353</text:p>
          </table:table-cell>
          <table:table-cell office:value-type="float" office:value="2.161001025" table:style-name="ce1">
            <text:p>2,161001025</text:p>
          </table:table-cell>
          <table:table-cell office:value-type="float" office:value="5.1934726619999996" table:style-name="ce1">
            <text:p>5,193472662</text:p>
          </table:table-cell>
          <table:table-cell office:value-type="float" office:value="1.083551371" table:style-name="ce1">
            <text:p>1,083551371</text:p>
          </table:table-cell>
          <table:table-cell office:value-type="float" office:value="-0.54921814099999999" table:style-name="ce1">
            <text:p>-0,549218141</text:p>
          </table:table-cell>
          <table:table-cell office:value-type="float" office:value="0.99682727900000001" table:style-name="ce1">
            <text:p>0,996827279</text:p>
          </table:table-cell>
          <table:table-cell office:value-type="float" office:value="1.3928858630000001" table:style-name="ce1">
            <text:p>1,392885863</text:p>
          </table:table-cell>
          <table:table-cell office:value-type="float" office:value="1.220563785" table:style-name="ce1">
            <text:p>1,220563785</text:p>
          </table:table-cell>
          <table:table-cell office:value-type="float" office:value="0.49198046400000001" table:style-name="ce1">
            <text:p>0,491980464</text:p>
          </table:table-cell>
          <table:table-cell office:value-type="float" office:value="0.74617358300000003" table:style-name="ce1">
            <text:p>0,746173583</text:p>
          </table:table-cell>
          <table:table-cell office:value-type="float" office:value="2.6996744019999999" table:style-name="ce1">
            <text:p>2,699674402</text:p>
          </table:table-cell>
          <table:table-cell office:value-type="float" office:value="0.448268895" table:style-name="ce1">
            <text:p>0,448268895</text:p>
          </table:table-cell>
          <table:table-cell office:value-type="float" office:value="3.0430829579999998" table:style-name="ce1">
            <text:p>3,043082958</text:p>
          </table:table-cell>
          <table:table-cell office:value-type="float" office:value="2.8759924319999999" table:style-name="ce1">
            <text:p>2,875992432</text:p>
          </table:table-cell>
          <table:table-cell office:value-type="float" office:value="1.8200702209999999" table:style-name="ce1">
            <text:p>1,820070221</text:p>
          </table:table-cell>
          <table:table-cell office:value-type="float" office:value="-2.1706987799999999" table:style-name="ce1">
            <text:p>-2,17069878</text:p>
          </table:table-cell>
          <table:table-cell office:value-type="float" office:value="5.2502091200000001" table:style-name="ce1">
            <text:p>5,25020912</text:p>
          </table:table-cell>
          <table:table-cell office:value-type="float" office:value="1.652399307" table:style-name="ce1">
            <text:p>1,652399307</text:p>
          </table:table-cell>
          <table:table-cell office:value-type="float" office:value="0.103128474" table:style-name="ce1">
            <text:p>0,103128474</text:p>
          </table:table-cell>
          <table:table-cell office:value-type="float" office:value="-0.63656566599999997" table:style-name="ce1">
            <text:p>-0,636565666</text:p>
          </table:table-cell>
          <table:table-cell office:value-type="float" office:value="2.8275638619999999" table:style-name="ce1">
            <text:p>2,827563862</text:p>
          </table:table-cell>
          <table:table-cell office:value-type="float" office:value="0.65275822299999997" table:style-name="ce1">
            <text:p>0,652758223</text:p>
          </table:table-cell>
          <table:table-cell office:value-type="float" office:value="1.8770803410000001" table:style-name="ce1">
            <text:p>1,877080341</text:p>
          </table:table-cell>
          <table:table-cell office:value-type="float" office:value="1.312744186" table:style-name="ce1">
            <text:p>1,312744186</text:p>
          </table:table-cell>
          <table:table-cell office:value-type="float" office:value="0.33887471200000002" table:style-name="ce1">
            <text:p>0,338874712</text:p>
          </table:table-cell>
          <table:table-cell office:value-type="float" office:value="1.9650727830000001" table:style-name="ce1">
            <text:p>1,965072783</text:p>
          </table:table-cell>
          <table:table-cell office:value-type="float" office:value="2.0298190140000001" table:style-name="ce1">
            <text:p>2,029819014</text:p>
          </table:table-cell>
          <table:table-cell office:value-type="float" office:value="1.7734210020000001" table:style-name="ce1">
            <text:p>1,773421002</text:p>
          </table:table-cell>
          <table:table-cell office:value-type="float" office:value="2.1294915670000001" table:style-name="ce1">
            <text:p>2,129491567</text:p>
          </table:table-cell>
          <table:table-cell office:value-type="float" office:value="1.0874479269999999" table:style-name="ce1">
            <text:p>1,087447927</text:p>
          </table:table-cell>
          <table:table-cell office:value-type="float" office:value="-0.65046417700000003" table:style-name="ce1">
            <text:p>-0,650464177</text:p>
          </table:table-cell>
          <table:table-cell office:value-type="float" office:value="0.75646914600000004" table:style-name="ce1">
            <text:p>0,756469146</text:p>
          </table:table-cell>
          <table:table-cell office:value-type="float" office:value="0.334122637" table:style-name="ce1">
            <text:p>0,334122637</text:p>
          </table:table-cell>
          <table:table-cell office:value-type="float" office:value="1.078812927" table:style-name="ce1">
            <text:p>1,078812927</text:p>
          </table:table-cell>
          <table:table-cell office:value-type="float" office:value="0.66999956800000005" table:style-name="ce1">
            <text:p>0,669999568</text:p>
          </table:table-cell>
          <table:table-cell office:value-type="float" office:value="2.2211142260000001" table:style-name="ce1">
            <text:p>2,221114226</text:p>
          </table:table-cell>
          <table:table-cell office:value-type="float" office:value="2.6557046190000002" table:style-name="ce1">
            <text:p>2,655704619</text:p>
          </table:table-cell>
          <table:table-cell office:value-type="float" office:value="2.9363613260000001" table:style-name="ce1">
            <text:p>2,936361326</text:p>
          </table:table-cell>
          <table:table-cell office:value-type="float" office:value="2.8325873019999999" table:style-name="ce1">
            <text:p>2,832587302</text:p>
          </table:table-cell>
          <table:table-cell office:value-type="float" office:value="1.526954184" table:style-name="ce1">
            <text:p>1,526954184</text:p>
          </table:table-cell>
          <table:table-cell office:value-type="float" office:value="2.415507265" table:style-name="ce1">
            <text:p>2,415507265</text:p>
          </table:table-cell>
          <table:table-cell office:value-type="float" office:value="1.6484565120000001" table:style-name="ce1">
            <text:p>1,648456512</text:p>
          </table:table-cell>
          <table:table-cell office:value-type="float" office:value="1.643577458" table:style-name="ce1">
            <text:p>1,643577458</text:p>
          </table:table-cell>
          <table:table-cell office:value-type="float" office:value="0.69928865200000001" table:style-name="ce1">
            <text:p>0,699288652</text:p>
          </table:table-cell>
          <table:table-cell office:value-type="float" office:value="0.31285575999999998" table:style-name="ce1">
            <text:p>0,31285576</text:p>
          </table:table-cell>
          <table:table-cell office:value-type="float" office:value="0.12236112" table:style-name="ce1">
            <text:p>0,12236112</text:p>
          </table:table-cell>
          <table:table-cell office:value-type="float" office:value="3.172095809" table:style-name="ce1">
            <text:p>3,172095809</text:p>
          </table:table-cell>
          <table:table-cell office:value-type="float" office:value="1.7229060730000001" table:style-name="ce1">
            <text:p>1,722906073</text:p>
          </table:table-cell>
          <table:table-cell office:value-type="float" office:value="-0.192901618" table:style-name="ce1">
            <text:p>-0,192901618</text:p>
          </table:table-cell>
          <table:table-cell office:value-type="float" office:value="0.168128319" table:style-name="ce1">
            <text:p>0,168128319</text:p>
          </table:table-cell>
          <table:table-cell office:value-type="float" office:value="1.8821372679999999" table:style-name="ce1">
            <text:p>1,882137268</text:p>
          </table:table-cell>
          <table:table-cell office:value-type="float" office:value="0.25233350100000002" table:style-name="ce1">
            <text:p>0,252333501</text:p>
          </table:table-cell>
          <table:table-cell office:value-type="float" office:value="0.31948712499999998" table:style-name="ce1">
            <text:p>0,319487125</text:p>
          </table:table-cell>
          <table:table-cell office:value-type="float" office:value="1.459008715" table:style-name="ce1">
            <text:p>1,459008715</text:p>
          </table:table-cell>
          <table:table-cell office:value-type="float" office:value="1.275065543" table:style-name="ce1">
            <text:p>1,275065543</text:p>
          </table:table-cell>
          <table:table-cell office:value-type="float" office:value="0.88274903699999996" table:style-name="ce1">
            <text:p>0,882749037</text:p>
          </table:table-cell>
          <table:table-cell office:value-type="float" office:value="1.726064526" table:style-name="ce1">
            <text:p>1,726064526</text:p>
          </table:table-cell>
          <table:table-cell office:value-type="float" office:value="0.83614574900000005" table:style-name="ce1">
            <text:p>0,836145749</text:p>
          </table:table-cell>
          <table:table-cell office:value-type="float" office:value="2.5741413000000001E-2" table:style-name="ce1">
            <text:p>0,025741413</text:p>
          </table:table-cell>
          <table:table-cell office:value-type="float" office:value="0.18425277400000001" table:style-name="ce1">
            <text:p>0,184252774</text:p>
          </table:table-cell>
          <table:table-cell office:value-type="float" office:value="1.7561034680000001" table:style-name="ce1">
            <text:p>1,756103468</text:p>
          </table:table-cell>
          <table:table-cell office:value-type="float" office:value="1.881450018" table:style-name="ce1">
            <text:p>1,881450018</text:p>
          </table:table-cell>
          <table:table-cell office:value-type="float" office:value="0.48906290400000002" table:style-name="ce1">
            <text:p>0,489062904</text:p>
          </table:table-cell>
          <table:table-cell office:value-type="float" office:value="4.38047041" table:style-name="ce1">
            <text:p>4,38047041</text:p>
          </table:table-cell>
          <table:table-cell office:value-type="float" office:value="1.412595405" table:style-name="ce1">
            <text:p>1,412595405</text:p>
          </table:table-cell>
          <table:table-cell office:value-type="float" office:value="-0.63343379600000005" table:style-name="ce1">
            <text:p>-0,633433796</text:p>
          </table:table-cell>
          <table:table-cell office:value-type="float" office:value="2.8673638960000001" table:style-name="ce1">
            <text:p>2,867363896</text:p>
          </table:table-cell>
          <table:table-cell office:value-type="float" office:value="0.22943150300000001" table:style-name="ce1">
            <text:p>0,229431503</text:p>
          </table:table-cell>
          <table:table-cell office:value-type="float" office:value="2.5640367319999999" table:style-name="ce1">
            <text:p>2,564036732</text:p>
          </table:table-cell>
          <table:table-cell office:value-type="float" office:value="0.24238104999999999" table:style-name="ce1">
            <text:p>0,24238105</text:p>
          </table:table-cell>
          <table:table-cell office:value-type="float" office:value="0.163517679" table:style-name="ce1">
            <text:p>0,163517679</text:p>
          </table:table-cell>
          <table:table-cell office:value-type="float" office:value="0.72723151500000005" table:style-name="ce1">
            <text:p>0,727231515</text:p>
          </table:table-cell>
          <table:table-cell office:value-type="float" office:value="0.50090309499999996" table:style-name="ce1">
            <text:p>0,500903095</text:p>
          </table:table-cell>
          <table:table-cell office:value-type="float" office:value="-0.13351822499999999" table:style-name="ce1">
            <text:p>-0,133518225</text:p>
          </table:table-cell>
          <table:table-cell office:value-type="float" office:value="2.3809619990000002" table:style-name="ce1">
            <text:p>2,380961999</text:p>
          </table:table-cell>
          <table:table-cell office:value-type="float" office:value="0.42333707999999998" table:style-name="ce1">
            <text:p>0,42333708</text:p>
          </table:table-cell>
          <table:table-cell office:value-type="float" office:value="-0.89725367300000003" table:style-name="ce1">
            <text:p>-0,897253673</text:p>
          </table:table-cell>
          <table:table-cell office:value-type="float" office:value="2.4471846880000001" table:style-name="ce1">
            <text:p>2,447184688</text:p>
          </table:table-cell>
          <table:table-cell office:value-type="float" office:value="1.5697923760000001" table:style-name="ce1">
            <text:p>1,569792376</text:p>
          </table:table-cell>
          <table:table-cell office:value-type="float" office:value="1.9878494879999999" table:style-name="ce1">
            <text:p>1,987849488</text:p>
          </table:table-cell>
          <table:table-cell office:value-type="float" office:value="3.197207573" table:style-name="ce1">
            <text:p>3,197207573</text:p>
          </table:table-cell>
          <table:table-cell office:value-type="float" office:value="2.2041069430000002" table:style-name="ce1">
            <text:p>2,204106943</text:p>
          </table:table-cell>
          <table:table-cell office:value-type="float" office:value="4.1427574290000004" table:style-name="ce1">
            <text:p>4,142757429</text:p>
          </table:table-cell>
          <table:table-cell office:value-type="float" office:value="0.36656646199999998" table:style-name="ce1">
            <text:p>0,366566462</text:p>
          </table:table-cell>
          <table:table-cell office:value-type="float" office:value="0.37219147499999999" table:style-name="ce1">
            <text:p>0,372191475</text:p>
          </table:table-cell>
          <table:table-cell office:value-type="float" office:value="0.45857426800000001" table:style-name="ce1">
            <text:p>0,458574268</text:p>
          </table:table-cell>
          <table:table-cell office:value-type="float" office:value="2.2978824169999998" table:style-name="ce1">
            <text:p>2,297882417</text:p>
          </table:table-cell>
          <table:table-cell office:value-type="float" office:value="0.49429746299999999" table:style-name="ce1">
            <text:p>0,494297463</text:p>
          </table:table-cell>
          <table:table-cell office:value-type="float" office:value="-5.5973344000000001E-2" table:style-name="ce1">
            <text:p>-0,055973344</text:p>
          </table:table-cell>
          <table:table-cell office:value-type="float" office:value="0.62201113200000002" table:style-name="ce1">
            <text:p>0,622011132</text:p>
          </table:table-cell>
          <table:table-cell office:value-type="float" office:value="0.442846827" table:style-name="ce1">
            <text:p>0,442846827</text:p>
          </table:table-cell>
          <table:table-cell office:value-type="float" office:value="2.5928022940000002" table:style-name="ce1">
            <text:p>2,592802294</text:p>
          </table:table-cell>
          <table:table-cell office:value-type="float" office:value="2.886110672" table:style-name="ce1">
            <text:p>2,886110672</text:p>
          </table:table-cell>
          <table:table-cell office:value-type="float" office:value="5.8871290999999999E-2" table:style-name="ce1">
            <text:p>0,058871291</text:p>
          </table:table-cell>
          <table:table-cell office:value-type="float" office:value="1.6740730699999999" table:style-name="ce1">
            <text:p>1,67407307</text:p>
          </table:table-cell>
          <table:table-cell office:value-type="float" office:value="-0.28475137700000003" table:style-name="ce1">
            <text:p>-0,284751377</text:p>
          </table:table-cell>
          <table:table-cell office:value-type="float" office:value="1.1119104289999999" table:style-name="ce1">
            <text:p>1,111910429</text:p>
          </table:table-cell>
          <table:table-cell office:value-type="float" office:value="1.395612855" table:style-name="ce1">
            <text:p>1,395612855</text:p>
          </table:table-cell>
          <table:table-cell office:value-type="float" office:value="2.431411239" table:style-name="ce1">
            <text:p>2,431411239</text:p>
          </table:table-cell>
          <table:table-cell office:value-type="float" office:value="2.356550608" table:style-name="ce1">
            <text:p>2,356550608</text:p>
          </table:table-cell>
          <table:table-cell office:value-type="float" office:value="1.357351258" table:style-name="ce1">
            <text:p>1,357351258</text:p>
          </table:table-cell>
          <table:table-cell office:value-type="float" office:value="2.468937333" table:style-name="ce1">
            <text:p>2,468937333</text:p>
          </table:table-cell>
          <table:table-cell office:value-type="float" office:value="0.78835949699999996" table:style-name="ce1">
            <text:p>0,788359497</text:p>
          </table:table-cell>
          <table:table-cell office:value-type="float" office:value="1.689562681" table:style-name="ce1">
            <text:p>1,689562681</text:p>
          </table:table-cell>
          <table:table-cell table:style-name="ce1"/>
          <table:table-cell office:value-type="float" office:value="1.6851488569999999" table:style-name="ce1">
            <text:p>1,685148857</text:p>
          </table:table-cell>
          <table:table-cell office:value-type="float" office:value="1.249787567" table:style-name="ce1">
            <text:p>1,249787567</text:p>
          </table:table-cell>
          <table:table-cell office:value-type="float" office:value="2.9458277530000001" table:style-name="ce1">
            <text:p>2,945827753</text:p>
          </table:table-cell>
          <table:table-cell office:value-type="float" office:value="0.89259637700000005" table:style-name="ce1">
            <text:p>0,892596377</text:p>
          </table:table-cell>
          <table:table-cell office:value-type="float" office:value="2.0140583940000001" table:style-name="ce1">
            <text:p>2,014058394</text:p>
          </table:table-cell>
          <table:table-cell office:value-type="float" office:value="0.14891642899999999" table:style-name="ce1">
            <text:p>0,148916429</text:p>
          </table:table-cell>
          <table:table-cell office:value-type="float" office:value="0.67602832700000004" table:style-name="ce1">
            <text:p>0,676028327</text:p>
          </table:table-cell>
          <table:table-cell office:value-type="float" office:value="1.901746964" table:style-name="ce1">
            <text:p>1,901746964</text:p>
          </table:table-cell>
          <table:table-cell office:value-type="float" office:value="0.232527187" table:style-name="ce1">
            <text:p>0,232527187</text:p>
          </table:table-cell>
          <table:table-cell office:value-type="float" office:value="4.1255450000000004E-3" table:style-name="ce1">
            <text:p>0,004125545</text:p>
          </table:table-cell>
          <table:table-cell office:value-type="float" office:value="2.7123911789999999" table:style-name="ce1">
            <text:p>2,712391179</text:p>
          </table:table-cell>
          <table:table-cell office:value-type="float" office:value="0.91789931700000005" table:style-name="ce1">
            <text:p>0,917899317</text:p>
          </table:table-cell>
          <table:table-cell office:value-type="float" office:value="1.8554040030000001" table:style-name="ce1">
            <text:p>1,855404003</text:p>
          </table:table-cell>
          <table:table-cell office:value-type="float" office:value="1.681779592" table:style-name="ce1">
            <text:p>1,681779592</text:p>
          </table:table-cell>
          <table:table-cell office:value-type="float" office:value="1.2610170439999999" table:style-name="ce1">
            <text:p>1,261017044</text:p>
          </table:table-cell>
          <table:table-cell office:value-type="float" office:value="0.57795727699999999" table:style-name="ce1">
            <text:p>0,577957277</text:p>
          </table:table-cell>
          <table:table-cell office:value-type="float" office:value="1.5902590619999999" table:style-name="ce1">
            <text:p>1,590259062</text:p>
          </table:table-cell>
          <table:table-cell office:value-type="float" office:value="1.394295515" table:style-name="ce1">
            <text:p>1,394295515</text:p>
          </table:table-cell>
          <table:table-cell office:value-type="float" office:value="1.5347512080000001" table:style-name="ce1">
            <text:p>1,534751208</text:p>
          </table:table-cell>
          <table:table-cell office:value-type="float" office:value="4.6796542780000001" table:style-name="ce1">
            <text:p>4,679654278</text:p>
          </table:table-cell>
          <table:table-cell office:value-type="float" office:value="2.3686029139999998" table:style-name="ce1">
            <text:p>2,368602914</text:p>
          </table:table-cell>
          <table:table-cell office:value-type="float" office:value="1.600878048" table:style-name="ce1">
            <text:p>1,600878048</text:p>
          </table:table-cell>
          <table:table-cell office:value-type="float" office:value="0.76392737300000002" table:style-name="ce1">
            <text:p>0,763927373</text:p>
          </table:table-cell>
          <table:table-cell office:value-type="float" office:value="1.367864915" table:style-name="ce1">
            <text:p>1,367864915</text:p>
          </table:table-cell>
          <table:table-cell office:value-type="float" office:value="2.546105619" table:style-name="ce1">
            <text:p>2,546105619</text:p>
          </table:table-cell>
          <table:table-cell office:value-type="float" office:value="2.8587759140000002" table:style-name="ce1">
            <text:p>2,858775914</text:p>
          </table:table-cell>
          <table:table-cell office:value-type="float" office:value="0.96988792499999998" table:style-name="ce1">
            <text:p>0,969887925</text:p>
          </table:table-cell>
          <table:table-cell office:value-type="float" office:value="0.79397456300000002" table:style-name="ce1">
            <text:p>0,793974563</text:p>
          </table:table-cell>
          <table:table-cell office:value-type="float" office:value="1.765430869" table:style-name="ce1">
            <text:p>1,765430869</text:p>
          </table:table-cell>
          <table:table-cell office:value-type="float" office:value="1.419500365" table:style-name="ce1">
            <text:p>1,419500365</text:p>
          </table:table-cell>
          <table:table-cell office:value-type="float" office:value="-0.290783611" table:style-name="ce1">
            <text:p>-0,290783611</text:p>
          </table:table-cell>
          <table:table-cell office:value-type="float" office:value="0.67401716700000003" table:style-name="ce1">
            <text:p>0,674017167</text:p>
          </table:table-cell>
          <table:table-cell office:value-type="float" office:value="-0.80276571100000005" table:style-name="ce1">
            <text:p>-0,802765711</text:p>
          </table:table-cell>
          <table:table-cell office:value-type="float" office:value="1.0476608160000001" table:style-name="ce1">
            <text:p>1,047660816</text:p>
          </table:table-cell>
          <table:table-cell office:value-type="float" office:value="-1.161838224" table:style-name="ce1">
            <text:p>-1,161838224</text:p>
          </table:table-cell>
          <table:table-cell office:value-type="float" office:value="2.4546796710000001" table:style-name="ce1">
            <text:p>2,454679671</text:p>
          </table:table-cell>
          <table:table-cell office:value-type="float" office:value="3.4794418839999999" table:style-name="ce1">
            <text:p>3,479441884</text:p>
          </table:table-cell>
          <table:table-cell office:value-type="float" office:value="1.1213222439999999" table:style-name="ce1">
            <text:p>1,121322244</text:p>
          </table:table-cell>
          <table:table-cell office:value-type="float" office:value="1.029483938" table:style-name="ce1">
            <text:p>1,029483938</text:p>
          </table:table-cell>
          <table:table-cell office:value-type="float" office:value="-0.23158152200000001" table:style-name="ce1">
            <text:p>-0,231581522</text:p>
          </table:table-cell>
          <table:table-cell office:value-type="float" office:value="3.053493767" table:style-name="ce1">
            <text:p>3,053493767</text:p>
          </table:table-cell>
          <table:table-cell office:value-type="float" office:value="2.7151051439999998" table:style-name="ce1">
            <text:p>2,715105144</text:p>
          </table:table-cell>
          <table:table-cell office:value-type="float" office:value="1.8876740439999999" table:style-name="ce1">
            <text:p>1,887674044</text:p>
          </table:table-cell>
          <table:table-cell office:value-type="float" office:value="1.3730139610000001" table:style-name="ce1">
            <text:p>1,373013961</text:p>
          </table:table-cell>
          <table:table-cell office:value-type="float" office:value="1.8267811839999999" table:style-name="ce1">
            <text:p>1,826781184</text:p>
          </table:table-cell>
          <table:table-cell office:value-type="float" office:value="1.292240592" table:style-name="ce1">
            <text:p>1,292240592</text:p>
          </table:table-cell>
          <table:table-cell office:value-type="float" office:value="0.29747539499999998" table:style-name="ce1">
            <text:p>0,297475395</text:p>
          </table:table-cell>
          <table:table-cell office:value-type="float" office:value="3.0173527550000001" table:style-name="ce1">
            <text:p>3,017352755</text:p>
          </table:table-cell>
          <table:table-cell office:value-type="float" office:value="0.74550692100000004" table:style-name="ce1">
            <text:p>0,745506921</text:p>
          </table:table-cell>
          <table:table-cell office:value-type="float" office:value="1.0050956069999999" table:style-name="ce1">
            <text:p>1,005095607</text:p>
          </table:table-cell>
          <table:table-cell office:value-type="float" office:value="1.7644057440000001" table:style-name="ce1">
            <text:p>1,764405744</text:p>
          </table:table-cell>
          <table:table-cell office:value-type="float" office:value="0.40075077199999998" table:style-name="ce1">
            <text:p>0,400750772</text:p>
          </table:table-cell>
          <table:table-cell office:value-type="float" office:value="0.97404375700000001" table:style-name="ce1">
            <text:p>0,974043757</text:p>
          </table:table-cell>
          <table:table-cell office:value-type="float" office:value="0.16960626300000001" table:style-name="ce1">
            <text:p>0,169606263</text:p>
          </table:table-cell>
          <table:table-cell office:value-type="float" office:value="2.9324892070000002" table:style-name="ce1">
            <text:p>2,932489207</text:p>
          </table:table-cell>
          <table:table-cell office:value-type="float" office:value="2.7626613770000001" table:style-name="ce1">
            <text:p>2,762661377</text:p>
          </table:table-cell>
          <table:table-cell office:value-type="float" office:value="0.69424013500000004" table:style-name="ce1">
            <text:p>0,694240135</text:p>
          </table:table-cell>
          <table:table-cell office:value-type="float" office:value="2.4339583" table:style-name="ce1">
            <text:p>2,4339583</text:p>
          </table:table-cell>
          <table:table-cell office:value-type="float" office:value="2.083956653" table:style-name="ce1">
            <text:p>2,083956653</text:p>
          </table:table-cell>
          <table:table-cell office:value-type="float" office:value="0.94788818900000005" table:style-name="ce1">
            <text:p>0,947888189</text:p>
          </table:table-cell>
          <table:table-cell office:value-type="float" office:value="1.515649273" table:style-name="ce1">
            <text:p>1,515649273</text:p>
          </table:table-cell>
          <table:table-cell office:value-type="float" office:value="1.8988114190000001" table:style-name="ce1">
            <text:p>1,898811419</text:p>
          </table:table-cell>
          <table:table-cell office:value-type="float" office:value="3.6645144850000002" table:style-name="ce1">
            <text:p>3,664514485</text:p>
          </table:table-cell>
          <table:table-cell office:value-type="float" office:value="2.5215151109999998" table:style-name="ce1">
            <text:p>2,521515111</text:p>
          </table:table-cell>
          <table:table-cell office:value-type="float" office:value="1.4272154189999999" table:style-name="ce1">
            <text:p>1,427215419</text:p>
          </table:table-cell>
          <table:table-cell office:value-type="float" office:value="0.63829166599999998" table:style-name="ce1">
            <text:p>0,638291666</text:p>
          </table:table-cell>
          <table:table-cell office:value-type="float" office:value="0.53929080500000004" table:style-name="ce1">
            <text:p>0,539290805</text:p>
          </table:table-cell>
          <table:table-cell office:value-type="float" office:value="1.5427243770000001" table:style-name="ce1">
            <text:p>1,542724377</text:p>
          </table:table-cell>
          <table:table-cell office:value-type="float" office:value="-1.112380422" table:style-name="ce1">
            <text:p>-1,112380422</text:p>
          </table:table-cell>
          <table:table-cell office:value-type="float" office:value="1.737174864" table:style-name="ce1">
            <text:p>1,737174864</text:p>
          </table:table-cell>
          <table:table-cell office:value-type="float" office:value="0.74651201499999997" table:style-name="ce1">
            <text:p>0,746512015</text:p>
          </table:table-cell>
          <table:table-cell office:value-type="float" office:value="1.7234789930000001" table:style-name="ce1">
            <text:p>1,723478993</text:p>
          </table:table-cell>
          <table:table-cell office:value-type="float" office:value="1.703216512" table:style-name="ce1">
            <text:p>1,703216512</text:p>
          </table:table-cell>
          <table:table-cell office:value-type="float" office:value="2.41700998" table:style-name="ce1">
            <text:p>2,41700998</text:p>
          </table:table-cell>
          <table:table-cell office:value-type="float" office:value="1.9087473269999999" table:style-name="ce1">
            <text:p>1,908747327</text:p>
          </table:table-cell>
          <table:table-cell office:value-type="float" office:value="1.1194238750000001" table:style-name="ce1">
            <text:p>1,119423875</text:p>
          </table:table-cell>
          <table:table-cell office:value-type="float" office:value="2.1019212010000001" table:style-name="ce1">
            <text:p>2,101921201</text:p>
          </table:table-cell>
          <table:table-cell office:value-type="float" office:value="1.2864385700000001" table:style-name="ce1">
            <text:p>1,28643857</text:p>
          </table:table-cell>
          <table:table-cell office:value-type="float" office:value="2.0540676210000002" table:style-name="ce1">
            <text:p>2,054067621</text:p>
          </table:table-cell>
          <table:table-cell office:value-type="float" office:value="-4.6318936999999998E-2" table:style-name="ce1">
            <text:p>-0,046318937</text:p>
          </table:table-cell>
          <table:table-cell office:value-type="float" office:value="2.9067069769999998" table:style-name="ce1">
            <text:p>2,906706977</text:p>
          </table:table-cell>
          <table:table-cell office:value-type="float" office:value="0.128937306" table:style-name="ce1">
            <text:p>0,128937306</text:p>
          </table:table-cell>
          <table:table-cell office:value-type="float" office:value="0.88858854700000001" table:style-name="ce1">
            <text:p>0,888588547</text:p>
          </table:table-cell>
          <table:table-cell office:value-type="float" office:value="0.54766793999999996" table:style-name="ce1">
            <text:p>0,54766794</text:p>
          </table:table-cell>
          <table:table-cell office:value-type="float" office:value="1.889000794" table:style-name="ce1">
            <text:p>1,889000794</text:p>
          </table:table-cell>
          <table:table-cell office:value-type="float" office:value="2.5552845660000001" table:style-name="ce1">
            <text:p>2,555284566</text:p>
          </table:table-cell>
          <table:table-cell office:value-type="float" office:value="1.0875305369999999" table:style-name="ce1">
            <text:p>1,087530537</text:p>
          </table:table-cell>
          <table:table-cell office:value-type="float" office:value="0.50320606000000001" table:style-name="ce1">
            <text:p>0,50320606</text:p>
          </table:table-cell>
          <table:table-cell office:value-type="float" office:value="1.636390212" table:style-name="ce1">
            <text:p>1,636390212</text:p>
          </table:table-cell>
          <table:table-cell office:value-type="float" office:value="4.1181727669999999" table:style-name="ce1">
            <text:p>4,118172767</text:p>
          </table:table-cell>
          <table:table-cell office:value-type="float" office:value="-1.8306549940000001" table:style-name="ce1">
            <text:p>-1,830654994</text:p>
          </table:table-cell>
          <table:table-cell office:value-type="float" office:value="-0.46002425800000002" table:style-name="ce1">
            <text:p>-0,460024258</text:p>
          </table:table-cell>
          <table:table-cell office:value-type="float" office:value="2.3521490190000001" table:style-name="ce1">
            <text:p>2,352149019</text:p>
          </table:table-cell>
          <table:table-cell office:value-type="float" office:value="1.82246475" table:style-name="ce1">
            <text:p>1,82246475</text:p>
          </table:table-cell>
          <table:table-cell office:value-type="float" office:value="2.8027859140000002" table:style-name="ce1">
            <text:p>2,802785914</text:p>
          </table:table-cell>
          <table:table-cell office:value-type="float" office:value="2.5892398980000002" table:style-name="ce1">
            <text:p>2,589239898</text:p>
          </table:table-cell>
          <table:table-cell office:value-type="float" office:value="2.4371029059999998" table:style-name="ce1">
            <text:p>2,437102906</text:p>
          </table:table-cell>
          <table:table-cell office:value-type="float" office:value="0.91263980600000005" table:style-name="ce1">
            <text:p>0,912639806</text:p>
          </table:table-cell>
          <table:table-cell office:value-type="float" office:value="2.67372707" table:style-name="ce1">
            <text:p>2,67372707</text:p>
          </table:table-cell>
          <table:table-cell office:value-type="float" office:value="4.3566051589999999" table:style-name="ce1">
            <text:p>4,356605159</text:p>
          </table:table-cell>
          <table:table-cell office:value-type="float" office:value="0.59096110099999999" table:style-name="ce1">
            <text:p>0,590961101</text:p>
          </table:table-cell>
          <table:table-cell office:value-type="float" office:value="1.296747769" table:style-name="ce1">
            <text:p>1,296747769</text:p>
          </table:table-cell>
          <table:table-cell office:value-type="float" office:value="3.3673544550000001" table:style-name="ce1">
            <text:p>3,367354455</text:p>
          </table:table-cell>
          <table:table-cell office:value-type="float" office:value="-9.2146950000000005E-2" table:style-name="ce1">
            <text:p>-0,09214695</text:p>
          </table:table-cell>
          <table:table-cell office:value-type="float" office:value="2.655099119" table:style-name="ce1">
            <text:p>2,655099119</text:p>
          </table:table-cell>
          <table:table-cell office:value-type="float" office:value="3.661076537" table:style-name="ce1">
            <text:p>3,661076537</text:p>
          </table:table-cell>
          <table:table-cell office:value-type="float" office:value="2.6517220940000001" table:style-name="ce1">
            <text:p>2,651722094</text:p>
          </table:table-cell>
          <table:table-cell office:value-type="float" office:value="1.441425889" table:style-name="ce1">
            <text:p>1,441425889</text:p>
          </table:table-cell>
          <table:table-cell office:value-type="float" office:value="1.8426130999999999" table:style-name="ce1">
            <text:p>1,8426131</text:p>
          </table:table-cell>
          <table:table-cell office:value-type="float" office:value="1.1794021159999999" table:style-name="ce1">
            <text:p>1,179402116</text:p>
          </table:table-cell>
          <table:table-cell office:value-type="float" office:value="-3.6352550999999997E-2" table:style-name="ce1">
            <text:p>-0,036352551</text:p>
          </table:table-cell>
          <table:table-cell office:value-type="float" office:value="0.123915442" table:style-name="ce1">
            <text:p>0,123915442</text:p>
          </table:table-cell>
          <table:table-cell office:value-type="float" office:value="0.32543806800000002" table:style-name="ce1">
            <text:p>0,325438068</text:p>
          </table:table-cell>
          <table:table-cell office:value-type="float" office:value="0.53624232400000005" table:style-name="ce1">
            <text:p>0,536242324</text:p>
          </table:table-cell>
          <table:table-cell office:value-type="float" office:value="0.57676488199999998" table:style-name="ce1">
            <text:p>0,576764882</text:p>
          </table:table-cell>
          <table:table-cell office:value-type="float" office:value="3.0573853259999999" table:style-name="ce1">
            <text:p>3,057385326</text:p>
          </table:table-cell>
          <table:table-cell office:value-type="float" office:value="1.8792859740000001" table:style-name="ce1">
            <text:p>1,879285974</text:p>
          </table:table-cell>
          <table:table-cell office:value-type="float" office:value="7.4088105850000003" table:style-name="ce1">
            <text:p>7,408810585</text:p>
          </table:table-cell>
          <table:table-cell office:value-type="float" office:value="3.8562332910000001" table:style-name="ce1">
            <text:p>3,856233291</text:p>
          </table:table-cell>
          <table:table-cell office:value-type="float" office:value="0.88261315699999998" table:style-name="ce1">
            <text:p>0,882613157</text:p>
          </table:table-cell>
          <table:table-cell office:value-type="float" office:value="-7.4129622000000006E-2" table:style-name="ce1">
            <text:p>-0,074129622</text:p>
          </table:table-cell>
          <table:table-cell office:value-type="float" office:value="2.6213834079999998" table:style-name="ce1">
            <text:p>2,621383408</text:p>
          </table:table-cell>
          <table:table-cell office:value-type="float" office:value="0.83050102000000003" table:style-name="ce1">
            <text:p>0,83050102</text:p>
          </table:table-cell>
          <table:table-cell office:value-type="float" office:value="1.700327656" table:style-name="ce1">
            <text:p>1,700327656</text:p>
          </table:table-cell>
          <table:table-cell office:value-type="float" office:value="1.0011323969999999" table:style-name="ce1">
            <text:p>1,001132397</text:p>
          </table:table-cell>
          <table:table-cell office:value-type="float" office:value="1.400367285" table:style-name="ce1">
            <text:p>1,400367285</text:p>
          </table:table-cell>
          <table:table-cell office:value-type="float" office:value="2.355490863" table:style-name="ce1">
            <text:p>2,355490863</text:p>
          </table:table-cell>
          <table:table-cell office:value-type="float" office:value="1.755625008" table:style-name="ce1">
            <text:p>1,755625008</text:p>
          </table:table-cell>
          <table:table-cell office:value-type="float" office:value="0.54174878999999998" table:style-name="ce1">
            <text:p>0,54174879</text:p>
          </table:table-cell>
          <table:table-cell office:value-type="float" office:value="1.82246475" table:style-name="ce1">
            <text:p>1,82246475</text:p>
          </table:table-cell>
          <table:table-cell office:value-type="float" office:value="2.6517220940000001" table:style-name="ce1">
            <text:p>2,651722094</text:p>
          </table:table-cell>
          <table:table-cell office:value-type="float" office:value="0.43792454400000003" table:style-name="ce1">
            <text:p>0,437924544</text:p>
          </table:table-cell>
          <table:table-cell office:value-type="float" office:value="0.78665439299999995" table:style-name="ce1">
            <text:p>0,786654393</text:p>
          </table:table-cell>
          <table:table-cell office:value-type="float" office:value="1.4738810369999999" table:style-name="ce1">
            <text:p>1,473881037</text:p>
          </table:table-cell>
          <table:table-cell office:value-type="float" office:value="1.1740176769999999" table:style-name="ce1">
            <text:p>1,174017677</text:p>
          </table:table-cell>
          <table:table-cell office:value-type="float" office:value="2.7222657369999999" table:style-name="ce1">
            <text:p>2,722265737</text:p>
          </table:table-cell>
          <table:table-cell office:value-type="float" office:value="3.1412925359999999" table:style-name="ce1">
            <text:p>3,141292536</text:p>
          </table:table-cell>
          <table:table-cell office:value-type="float" office:value="-0.94963934100000003" table:style-name="ce1">
            <text:p>-0,949639341</text:p>
          </table:table-cell>
          <table:table-cell office:value-type="float" office:value="0.87312603700000002" table:style-name="ce1">
            <text:p>0,873126037</text:p>
          </table:table-cell>
          <table:table-cell office:value-type="float" office:value="1.7048753E-2" table:style-name="ce1">
            <text:p>0,017048753</text:p>
          </table:table-cell>
          <table:table-cell office:value-type="float" office:value="0.927797486" table:style-name="ce1">
            <text:p>0,927797486</text:p>
          </table:table-cell>
          <table:table-cell office:value-type="float" office:value="1.223831519" table:style-name="ce1">
            <text:p>1,223831519</text:p>
          </table:table-cell>
          <table:table-cell office:value-type="float" office:value="0.18611719600000001" table:style-name="ce1">
            <text:p>0,186117196</text:p>
          </table:table-cell>
          <table:table-cell office:value-type="float" office:value="1.825033447" table:style-name="ce1">
            <text:p>1,825033447</text:p>
          </table:table-cell>
          <table:table-cell office:value-type="float" office:value="2.1721263519999998" table:style-name="ce1">
            <text:p>2,172126352</text:p>
          </table:table-cell>
          <table:table-cell office:value-type="float" office:value="-3.5934931000000003E-2" table:style-name="ce1">
            <text:p>-0,035934931</text:p>
          </table:table-cell>
          <table:table-cell office:value-type="float" office:value="0.97600367899999996" table:style-name="ce1">
            <text:p>0,976003679</text:p>
          </table:table-cell>
          <table:table-cell office:value-type="float" office:value="2.4540628469999999" table:style-name="ce1">
            <text:p>2,454062847</text:p>
          </table:table-cell>
          <table:table-cell office:value-type="float" office:value="1.276806423" table:style-name="ce1">
            <text:p>1,276806423</text:p>
          </table:table-cell>
          <table:table-cell office:value-type="float" office:value="0.57703564600000001" table:style-name="ce1">
            <text:p>0,577035646</text:p>
          </table:table-cell>
          <table:table-cell office:value-type="float" office:value="6.7930793000000003E-2" table:style-name="ce1">
            <text:p>0,067930793</text:p>
          </table:table-cell>
          <table:table-cell office:value-type="float" office:value="2.8895749770000001" table:style-name="ce1">
            <text:p>2,889574977</text:p>
          </table:table-cell>
          <table:table-cell office:value-type="float" office:value="1.263918219" table:style-name="ce1">
            <text:p>1,263918219</text:p>
          </table:table-cell>
          <table:table-cell office:value-type="float" office:value="2.58051991" table:style-name="ce1">
            <text:p>2,58051991</text:p>
          </table:table-cell>
          <table:table-cell office:value-type="float" office:value="0.25442463199999998" table:style-name="ce1">
            <text:p>0,254424632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3" table:style-name="ce1">
            <text:p>2003</text:p>
          </table:table-cell>
          <table:table-cell office:value-type="float" office:value="2.1093543349999999" table:style-name="ce1">
            <text:p>2,109354335</text:p>
          </table:table-cell>
          <table:table-cell office:value-type="float" office:value="4.668361494" table:style-name="ce1">
            <text:p>4,668361494</text:p>
          </table:table-cell>
          <table:table-cell office:value-type="float" office:value="3.37881111" table:style-name="ce1">
            <text:p>3,37881111</text:p>
          </table:table-cell>
          <table:table-cell office:value-type="float" office:value="-0.374149169" table:style-name="ce1">
            <text:p>-0,374149169</text:p>
          </table:table-cell>
          <table:table-cell office:value-type="float" office:value="4.3754491929999997" table:style-name="ce1">
            <text:p>4,375449193</text:p>
          </table:table-cell>
          <table:table-cell office:value-type="float" office:value="2.1884716380000002" table:style-name="ce1">
            <text:p>2,188471638</text:p>
          </table:table-cell>
          <table:table-cell office:value-type="float" office:value="6.487170055" table:style-name="ce1">
            <text:p>6,487170055</text:p>
          </table:table-cell>
          <table:table-cell office:value-type="float" office:value="1.0719940400000001" table:style-name="ce1">
            <text:p>1,07199404</text:p>
          </table:table-cell>
          <table:table-cell office:value-type="float" office:value="-0.530280113" table:style-name="ce1">
            <text:p>-0,530280113</text:p>
          </table:table-cell>
          <table:table-cell office:value-type="float" office:value="0.71510795199999999" table:style-name="ce1">
            <text:p>0,715107952</text:p>
          </table:table-cell>
          <table:table-cell office:value-type="float" office:value="1.275438464" table:style-name="ce1">
            <text:p>1,275438464</text:p>
          </table:table-cell>
          <table:table-cell office:value-type="float" office:value="1.2339966630000001" table:style-name="ce1">
            <text:p>1,233996663</text:p>
          </table:table-cell>
          <table:table-cell office:value-type="float" office:value="0.48713389499999998" table:style-name="ce1">
            <text:p>0,487133895</text:p>
          </table:table-cell>
          <table:table-cell office:value-type="float" office:value="0.75765095599999999" table:style-name="ce1">
            <text:p>0,757650956</text:p>
          </table:table-cell>
          <table:table-cell office:value-type="float" office:value="3.0125980380000001" table:style-name="ce1">
            <text:p>3,012598038</text:p>
          </table:table-cell>
          <table:table-cell office:value-type="float" office:value="0.418641508" table:style-name="ce1">
            <text:p>0,418641508</text:p>
          </table:table-cell>
          <table:table-cell office:value-type="float" office:value="3.0396748320000002" table:style-name="ce1">
            <text:p>3,039674832</text:p>
          </table:table-cell>
          <table:table-cell office:value-type="float" office:value="2.8984315550000002" table:style-name="ce1">
            <text:p>2,898431555</text:p>
          </table:table-cell>
          <table:table-cell office:value-type="float" office:value="1.731266118" table:style-name="ce1">
            <text:p>1,731266118</text:p>
          </table:table-cell>
          <table:table-cell office:value-type="float" office:value="-0.79211363800000001" table:style-name="ce1">
            <text:p>-0,792113638</text:p>
          </table:table-cell>
          <table:table-cell office:value-type="float" office:value="5.7567017119999999" table:style-name="ce1">
            <text:p>5,756701712</text:p>
          </table:table-cell>
          <table:table-cell office:value-type="float" office:value="1.761996908" table:style-name="ce1">
            <text:p>1,761996908</text:p>
          </table:table-cell>
          <table:table-cell office:value-type="float" office:value="7.4080380000000001E-2" table:style-name="ce1">
            <text:p>0,07408038</text:p>
          </table:table-cell>
          <table:table-cell office:value-type="float" office:value="-0.69980919100000005" table:style-name="ce1">
            <text:p>-0,699809191</text:p>
          </table:table-cell>
          <table:table-cell office:value-type="float" office:value="2.6503846389999999" table:style-name="ce1">
            <text:p>2,650384639</text:p>
          </table:table-cell>
          <table:table-cell office:value-type="float" office:value="0.65647253299999997" table:style-name="ce1">
            <text:p>0,656472533</text:p>
          </table:table-cell>
          <table:table-cell office:value-type="float" office:value="1.8473226650000001" table:style-name="ce1">
            <text:p>1,847322665</text:p>
          </table:table-cell>
          <table:table-cell office:value-type="float" office:value="1.257382738" table:style-name="ce1">
            <text:p>1,257382738</text:p>
          </table:table-cell>
          <table:table-cell office:value-type="float" office:value="0.330075479" table:style-name="ce1">
            <text:p>0,330075479</text:p>
          </table:table-cell>
          <table:table-cell office:value-type="float" office:value="1.8601400530000001" table:style-name="ce1">
            <text:p>1,860140053</text:p>
          </table:table-cell>
          <table:table-cell office:value-type="float" office:value="1.9007580289999999" table:style-name="ce1">
            <text:p>1,900758029</text:p>
          </table:table-cell>
          <table:table-cell office:value-type="float" office:value="1.7305261110000001" table:style-name="ce1">
            <text:p>1,730526111</text:p>
          </table:table-cell>
          <table:table-cell office:value-type="float" office:value="2.057857877" table:style-name="ce1">
            <text:p>2,057857877</text:p>
          </table:table-cell>
          <table:table-cell office:value-type="float" office:value="0.90137273900000003" table:style-name="ce1">
            <text:p>0,901372739</text:p>
          </table:table-cell>
          <table:table-cell office:value-type="float" office:value="-0.31374792600000001" table:style-name="ce1">
            <text:p>-0,313747926</text:p>
          </table:table-cell>
          <table:table-cell office:value-type="float" office:value="0.74191960300000004" table:style-name="ce1">
            <text:p>0,741919603</text:p>
          </table:table-cell>
          <table:table-cell office:value-type="float" office:value="0.31501974900000002" table:style-name="ce1">
            <text:p>0,315019749</text:p>
          </table:table-cell>
          <table:table-cell office:value-type="float" office:value="1.0480382619999999" table:style-name="ce1">
            <text:p>1,048038262</text:p>
          </table:table-cell>
          <table:table-cell office:value-type="float" office:value="0.62286093600000003" table:style-name="ce1">
            <text:p>0,622860936</text:p>
          </table:table-cell>
          <table:table-cell office:value-type="float" office:value="2.1135375199999999" table:style-name="ce1">
            <text:p>2,11353752</text:p>
          </table:table-cell>
          <table:table-cell office:value-type="float" office:value="2.6737629759999999" table:style-name="ce1">
            <text:p>2,673762976</text:p>
          </table:table-cell>
          <table:table-cell office:value-type="float" office:value="3.068268818" table:style-name="ce1">
            <text:p>3,068268818</text:p>
          </table:table-cell>
          <table:table-cell office:value-type="float" office:value="2.8744143389999999" table:style-name="ce1">
            <text:p>2,874414339</text:p>
          </table:table-cell>
          <table:table-cell office:value-type="float" office:value="1.477721528" table:style-name="ce1">
            <text:p>1,477721528</text:p>
          </table:table-cell>
          <table:table-cell office:value-type="float" office:value="2.3827134210000001" table:style-name="ce1">
            <text:p>2,382713421</text:p>
          </table:table-cell>
          <table:table-cell office:value-type="float" office:value="1.5632860660000001" table:style-name="ce1">
            <text:p>1,563286066</text:p>
          </table:table-cell>
          <table:table-cell office:value-type="float" office:value="1.5276320800000001" table:style-name="ce1">
            <text:p>1,52763208</text:p>
          </table:table-cell>
          <table:table-cell office:value-type="float" office:value="0.69658246300000004" table:style-name="ce1">
            <text:p>0,696582463</text:p>
          </table:table-cell>
          <table:table-cell office:value-type="float" office:value="0.26333974399999999" table:style-name="ce1">
            <text:p>0,263339744</text:p>
          </table:table-cell>
          <table:table-cell office:value-type="float" office:value="2.0621024669999999" table:style-name="ce1">
            <text:p>2,062102467</text:p>
          </table:table-cell>
          <table:table-cell office:value-type="float" office:value="2.7854773709999998" table:style-name="ce1">
            <text:p>2,785477371</text:p>
          </table:table-cell>
          <table:table-cell office:value-type="float" office:value="1.684766829" table:style-name="ce1">
            <text:p>1,684766829</text:p>
          </table:table-cell>
          <table:table-cell office:value-type="float" office:value="-2.8620591000000001E-2" table:style-name="ce1">
            <text:p>-0,028620591</text:p>
          </table:table-cell>
          <table:table-cell office:value-type="float" office:value="5.5363304000000002E-2" table:style-name="ce1">
            <text:p>0,055363304</text:p>
          </table:table-cell>
          <table:table-cell office:value-type="float" office:value="1.685841505" table:style-name="ce1">
            <text:p>1,685841505</text:p>
          </table:table-cell>
          <table:table-cell office:value-type="float" office:value="0.37588387600000001" table:style-name="ce1">
            <text:p>0,375883876</text:p>
          </table:table-cell>
          <table:table-cell office:value-type="float" office:value="0.27201044400000002" table:style-name="ce1">
            <text:p>0,272010444</text:p>
          </table:table-cell>
          <table:table-cell office:value-type="float" office:value="1.4263674829999999" table:style-name="ce1">
            <text:p>1,426367483</text:p>
          </table:table-cell>
          <table:table-cell office:value-type="float" office:value="1.2759146349999999" table:style-name="ce1">
            <text:p>1,275914635</text:p>
          </table:table-cell>
          <table:table-cell office:value-type="float" office:value="0.83937633700000003" table:style-name="ce1">
            <text:p>0,839376337</text:p>
          </table:table-cell>
          <table:table-cell office:value-type="float" office:value="1.6874052820000001" table:style-name="ce1">
            <text:p>1,687405282</text:p>
          </table:table-cell>
          <table:table-cell office:value-type="float" office:value="0.78803938399999995" table:style-name="ce1">
            <text:p>0,788039384</text:p>
          </table:table-cell>
          <table:table-cell office:value-type="float" office:value="8.6543120000000001E-2" table:style-name="ce1">
            <text:p>0,08654312</text:p>
          </table:table-cell>
          <table:table-cell office:value-type="float" office:value="0.26377506899999997" table:style-name="ce1">
            <text:p>0,263775069</text:p>
          </table:table-cell>
          <table:table-cell office:value-type="float" office:value="1.706463013" table:style-name="ce1">
            <text:p>1,706463013</text:p>
          </table:table-cell>
          <table:table-cell office:value-type="float" office:value="1.858612723" table:style-name="ce1">
            <text:p>1,858612723</text:p>
          </table:table-cell>
          <table:table-cell office:value-type="float" office:value="0.54319357499999998" table:style-name="ce1">
            <text:p>0,543193575</text:p>
          </table:table-cell>
          <table:table-cell office:value-type="float" office:value="4.7200523680000002" table:style-name="ce1">
            <text:p>4,720052368</text:p>
          </table:table-cell>
          <table:table-cell office:value-type="float" office:value="1.8084544680000001" table:style-name="ce1">
            <text:p>1,808454468</text:p>
          </table:table-cell>
          <table:table-cell office:value-type="float" office:value="-0.627622448" table:style-name="ce1">
            <text:p>-0,627622448</text:p>
          </table:table-cell>
          <table:table-cell office:value-type="float" office:value="2.850948298" table:style-name="ce1">
            <text:p>2,850948298</text:p>
          </table:table-cell>
          <table:table-cell office:value-type="float" office:value="0.35601282899999998" table:style-name="ce1">
            <text:p>0,356012829</text:p>
          </table:table-cell>
          <table:table-cell office:value-type="float" office:value="2.5878640420000001" table:style-name="ce1">
            <text:p>2,587864042</text:p>
          </table:table-cell>
          <table:table-cell office:value-type="float" office:value="0.23845723999999999" table:style-name="ce1">
            <text:p>0,23845724</text:p>
          </table:table-cell>
          <table:table-cell office:value-type="float" office:value="0.10040869299999999" table:style-name="ce1">
            <text:p>0,100408693</text:p>
          </table:table-cell>
          <table:table-cell office:value-type="float" office:value="0.70877919899999997" table:style-name="ce1">
            <text:p>0,708779199</text:p>
          </table:table-cell>
          <table:table-cell office:value-type="float" office:value="0.42043055600000001" table:style-name="ce1">
            <text:p>0,420430556</text:p>
          </table:table-cell>
          <table:table-cell office:value-type="float" office:value="-0.120599647" table:style-name="ce1">
            <text:p>-0,120599647</text:p>
          </table:table-cell>
          <table:table-cell office:value-type="float" office:value="2.4260966910000001" table:style-name="ce1">
            <text:p>2,426096691</text:p>
          </table:table-cell>
          <table:table-cell office:value-type="float" office:value="0.46564111400000002" table:style-name="ce1">
            <text:p>0,465641114</text:p>
          </table:table-cell>
          <table:table-cell office:value-type="float" office:value="7.7860102490000003" table:style-name="ce1">
            <text:p>7,786010249</text:p>
          </table:table-cell>
          <table:table-cell office:value-type="float" office:value="2.458459468" table:style-name="ce1">
            <text:p>2,458459468</text:p>
          </table:table-cell>
          <table:table-cell office:value-type="float" office:value="1.40126332" table:style-name="ce1">
            <text:p>1,40126332</text:p>
          </table:table-cell>
          <table:table-cell office:value-type="float" office:value="1.926553518" table:style-name="ce1">
            <text:p>1,926553518</text:p>
          </table:table-cell>
          <table:table-cell office:value-type="float" office:value="3.2000645190000001" table:style-name="ce1">
            <text:p>3,200064519</text:p>
          </table:table-cell>
          <table:table-cell office:value-type="float" office:value="2.2739160470000002" table:style-name="ce1">
            <text:p>2,273916047</text:p>
          </table:table-cell>
          <table:table-cell office:value-type="float" office:value="4.2056741879999997" table:style-name="ce1">
            <text:p>4,205674188</text:p>
          </table:table-cell>
          <table:table-cell office:value-type="float" office:value="0.23864317500000001" table:style-name="ce1">
            <text:p>0,238643175</text:p>
          </table:table-cell>
          <table:table-cell office:value-type="float" office:value="0.35735136000000001" table:style-name="ce1">
            <text:p>0,35735136</text:p>
          </table:table-cell>
          <table:table-cell office:value-type="float" office:value="0.27519554499999999" table:style-name="ce1">
            <text:p>0,275195545</text:p>
          </table:table-cell>
          <table:table-cell office:value-type="float" office:value="2.1807452459999999" table:style-name="ce1">
            <text:p>2,180745246</text:p>
          </table:table-cell>
          <table:table-cell office:value-type="float" office:value="0.34360911900000002" table:style-name="ce1">
            <text:p>0,343609119</text:p>
          </table:table-cell>
          <table:table-cell office:value-type="float" office:value="4.7518947999999998E-2" table:style-name="ce1">
            <text:p>0,047518948</text:p>
          </table:table-cell>
          <table:table-cell office:value-type="float" office:value="0.63151368399999996" table:style-name="ce1">
            <text:p>0,631513684</text:p>
          </table:table-cell>
          <table:table-cell office:value-type="float" office:value="-0.19740412600000001" table:style-name="ce1">
            <text:p>-0,197404126</text:p>
          </table:table-cell>
          <table:table-cell office:value-type="float" office:value="2.523064126" table:style-name="ce1">
            <text:p>2,523064126</text:p>
          </table:table-cell>
          <table:table-cell office:value-type="float" office:value="2.9026788140000002" table:style-name="ce1">
            <text:p>2,902678814</text:p>
          </table:table-cell>
          <table:table-cell office:value-type="float" office:value="2.8469923000000001E-2" table:style-name="ce1">
            <text:p>0,028469923</text:p>
          </table:table-cell>
          <table:table-cell office:value-type="float" office:value="1.6535088419999999" table:style-name="ce1">
            <text:p>1,653508842</text:p>
          </table:table-cell>
          <table:table-cell office:value-type="float" office:value="-0.28643326800000002" table:style-name="ce1">
            <text:p>-0,286433268</text:p>
          </table:table-cell>
          <table:table-cell office:value-type="float" office:value="1.091369332" table:style-name="ce1">
            <text:p>1,091369332</text:p>
          </table:table-cell>
          <table:table-cell office:value-type="float" office:value="1.378981367" table:style-name="ce1">
            <text:p>1,378981367</text:p>
          </table:table-cell>
          <table:table-cell office:value-type="float" office:value="2.4155269260000001" table:style-name="ce1">
            <text:p>2,415526926</text:p>
          </table:table-cell>
          <table:table-cell office:value-type="float" office:value="2.3304599700000002" table:style-name="ce1">
            <text:p>2,33045997</text:p>
          </table:table-cell>
          <table:table-cell office:value-type="float" office:value="1.3488423780000001" table:style-name="ce1">
            <text:p>1,348842378</text:p>
          </table:table-cell>
          <table:table-cell office:value-type="float" office:value="2.4581224690000001" table:style-name="ce1">
            <text:p>2,458122469</text:p>
          </table:table-cell>
          <table:table-cell office:value-type="float" office:value="0.72009573100000002" table:style-name="ce1">
            <text:p>0,720095731</text:p>
          </table:table-cell>
          <table:table-cell office:value-type="float" office:value="1.651490906" table:style-name="ce1">
            <text:p>1,651490906</text:p>
          </table:table-cell>
          <table:table-cell table:style-name="ce1"/>
          <table:table-cell office:value-type="float" office:value="1.628950962" table:style-name="ce1">
            <text:p>1,628950962</text:p>
          </table:table-cell>
          <table:table-cell office:value-type="float" office:value="1.237968733" table:style-name="ce1">
            <text:p>1,237968733</text:p>
          </table:table-cell>
          <table:table-cell office:value-type="float" office:value="2.818021457" table:style-name="ce1">
            <text:p>2,818021457</text:p>
          </table:table-cell>
          <table:table-cell office:value-type="float" office:value="0.69249762000000004" table:style-name="ce1">
            <text:p>0,69249762</text:p>
          </table:table-cell>
          <table:table-cell office:value-type="float" office:value="1.8055197590000001" table:style-name="ce1">
            <text:p>1,805519759</text:p>
          </table:table-cell>
          <table:table-cell office:value-type="float" office:value="0.44450731300000002" table:style-name="ce1">
            <text:p>0,444507313</text:p>
          </table:table-cell>
          <table:table-cell office:value-type="float" office:value="0.61426086899999999" table:style-name="ce1">
            <text:p>0,614260869</text:p>
          </table:table-cell>
          <table:table-cell office:value-type="float" office:value="2.1676635339999999" table:style-name="ce1">
            <text:p>2,167663534</text:p>
          </table:table-cell>
          <table:table-cell office:value-type="float" office:value="0.213980949" table:style-name="ce1">
            <text:p>0,213980949</text:p>
          </table:table-cell>
          <table:table-cell office:value-type="float" office:value="0.33640220599999998" table:style-name="ce1">
            <text:p>0,336402206</text:p>
          </table:table-cell>
          <table:table-cell office:value-type="float" office:value="2.7096001759999999" table:style-name="ce1">
            <text:p>2,709600176</text:p>
          </table:table-cell>
          <table:table-cell office:value-type="float" office:value="1.048444924" table:style-name="ce1">
            <text:p>1,048444924</text:p>
          </table:table-cell>
          <table:table-cell office:value-type="float" office:value="1.7136760660000001" table:style-name="ce1">
            <text:p>1,713676066</text:p>
          </table:table-cell>
          <table:table-cell office:value-type="float" office:value="1.7372981510000001" table:style-name="ce1">
            <text:p>1,737298151</text:p>
          </table:table-cell>
          <table:table-cell office:value-type="float" office:value="1.2781062050000001" table:style-name="ce1">
            <text:p>1,278106205</text:p>
          </table:table-cell>
          <table:table-cell office:value-type="float" office:value="0.51832145299999999" table:style-name="ce1">
            <text:p>0,518321453</text:p>
          </table:table-cell>
          <table:table-cell office:value-type="float" office:value="1.1459143780000001" table:style-name="ce1">
            <text:p>1,145914378</text:p>
          </table:table-cell>
          <table:table-cell office:value-type="float" office:value="1.34906952" table:style-name="ce1">
            <text:p>1,34906952</text:p>
          </table:table-cell>
          <table:table-cell office:value-type="float" office:value="1.5067106859999999" table:style-name="ce1">
            <text:p>1,506710686</text:p>
          </table:table-cell>
          <table:table-cell office:value-type="float" office:value="4.8120379690000004" table:style-name="ce1">
            <text:p>4,812037969</text:p>
          </table:table-cell>
          <table:table-cell office:value-type="float" office:value="1.7152445000000001" table:style-name="ce1">
            <text:p>1,7152445</text:p>
          </table:table-cell>
          <table:table-cell office:value-type="float" office:value="1.604426812" table:style-name="ce1">
            <text:p>1,604426812</text:p>
          </table:table-cell>
          <table:table-cell office:value-type="float" office:value="0.71142640999999995" table:style-name="ce1">
            <text:p>0,71142641</text:p>
          </table:table-cell>
          <table:table-cell office:value-type="float" office:value="1.3240063630000001" table:style-name="ce1">
            <text:p>1,324006363</text:p>
          </table:table-cell>
          <table:table-cell office:value-type="float" office:value="2.5361785619999999" table:style-name="ce1">
            <text:p>2,536178562</text:p>
          </table:table-cell>
          <table:table-cell office:value-type="float" office:value="2.8787893250000001" table:style-name="ce1">
            <text:p>2,878789325</text:p>
          </table:table-cell>
          <table:table-cell office:value-type="float" office:value="0.86990292000000002" table:style-name="ce1">
            <text:p>0,86990292</text:p>
          </table:table-cell>
          <table:table-cell office:value-type="float" office:value="0.84393130000000005" table:style-name="ce1">
            <text:p>0,8439313</text:p>
          </table:table-cell>
          <table:table-cell office:value-type="float" office:value="1.7358106710000001" table:style-name="ce1">
            <text:p>1,735810671</text:p>
          </table:table-cell>
          <table:table-cell office:value-type="float" office:value="1.397681079" table:style-name="ce1">
            <text:p>1,397681079</text:p>
          </table:table-cell>
          <table:table-cell office:value-type="float" office:value="-0.567219802" table:style-name="ce1">
            <text:p>-0,567219802</text:p>
          </table:table-cell>
          <table:table-cell office:value-type="float" office:value="0.653555522" table:style-name="ce1">
            <text:p>0,653555522</text:p>
          </table:table-cell>
          <table:table-cell office:value-type="float" office:value="-0.81227809699999998" table:style-name="ce1">
            <text:p>-0,812278097</text:p>
          </table:table-cell>
          <table:table-cell office:value-type="float" office:value="1.21520088" table:style-name="ce1">
            <text:p>1,21520088</text:p>
          </table:table-cell>
          <table:table-cell office:value-type="float" office:value="-0.96640080100000003" table:style-name="ce1">
            <text:p>-0,966400801</text:p>
          </table:table-cell>
          <table:table-cell office:value-type="float" office:value="2.4960976260000001" table:style-name="ce1">
            <text:p>2,496097626</text:p>
          </table:table-cell>
          <table:table-cell office:value-type="float" office:value="3.6311026590000002" table:style-name="ce1">
            <text:p>3,631102659</text:p>
          </table:table-cell>
          <table:table-cell office:value-type="float" office:value="1.1078067570000001" table:style-name="ce1">
            <text:p>1,107806757</text:p>
          </table:table-cell>
          <table:table-cell office:value-type="float" office:value="1.0521784780000001" table:style-name="ce1">
            <text:p>1,052178478</text:p>
          </table:table-cell>
          <table:table-cell office:value-type="float" office:value="-0.28158449000000002" table:style-name="ce1">
            <text:p>-0,28158449</text:p>
          </table:table-cell>
          <table:table-cell office:value-type="float" office:value="3.019969277" table:style-name="ce1">
            <text:p>3,019969277</text:p>
          </table:table-cell>
          <table:table-cell office:value-type="float" office:value="2.8473832880000001" table:style-name="ce1">
            <text:p>2,847383288</text:p>
          </table:table-cell>
          <table:table-cell office:value-type="float" office:value="1.908139061" table:style-name="ce1">
            <text:p>1,908139061</text:p>
          </table:table-cell>
          <table:table-cell office:value-type="float" office:value="1.3637861309999999" table:style-name="ce1">
            <text:p>1,363786131</text:p>
          </table:table-cell>
          <table:table-cell office:value-type="float" office:value="2.052497732" table:style-name="ce1">
            <text:p>2,052497732</text:p>
          </table:table-cell>
          <table:table-cell office:value-type="float" office:value="1.2646971469999999" table:style-name="ce1">
            <text:p>1,264697147</text:p>
          </table:table-cell>
          <table:table-cell office:value-type="float" office:value="0.219288818" table:style-name="ce1">
            <text:p>0,219288818</text:p>
          </table:table-cell>
          <table:table-cell office:value-type="float" office:value="3.1003710290000002" table:style-name="ce1">
            <text:p>3,100371029</text:p>
          </table:table-cell>
          <table:table-cell office:value-type="float" office:value="0.65773233399999997" table:style-name="ce1">
            <text:p>0,657732334</text:p>
          </table:table-cell>
          <table:table-cell office:value-type="float" office:value="0.93214237600000005" table:style-name="ce1">
            <text:p>0,932142376</text:p>
          </table:table-cell>
          <table:table-cell office:value-type="float" office:value="1.7559386269999999" table:style-name="ce1">
            <text:p>1,755938627</text:p>
          </table:table-cell>
          <table:table-cell office:value-type="float" office:value="0.39915116899999997" table:style-name="ce1">
            <text:p>0,399151169</text:p>
          </table:table-cell>
          <table:table-cell office:value-type="float" office:value="1.0379095110000001" table:style-name="ce1">
            <text:p>1,037909511</text:p>
          </table:table-cell>
          <table:table-cell office:value-type="float" office:value="-0.81294972799999998" table:style-name="ce1">
            <text:p>-0,812949728</text:p>
          </table:table-cell>
          <table:table-cell office:value-type="float" office:value="2.9766797029999998" table:style-name="ce1">
            <text:p>2,976679703</text:p>
          </table:table-cell>
          <table:table-cell office:value-type="float" office:value="2.805704365" table:style-name="ce1">
            <text:p>2,805704365</text:p>
          </table:table-cell>
          <table:table-cell office:value-type="float" office:value="0.72366176599999998" table:style-name="ce1">
            <text:p>0,723661766</text:p>
          </table:table-cell>
          <table:table-cell office:value-type="float" office:value="2.416570938" table:style-name="ce1">
            <text:p>2,416570938</text:p>
          </table:table-cell>
          <table:table-cell office:value-type="float" office:value="2.0056120119999998" table:style-name="ce1">
            <text:p>2,005612012</text:p>
          </table:table-cell>
          <table:table-cell office:value-type="float" office:value="0.86729909100000002" table:style-name="ce1">
            <text:p>0,867299091</text:p>
          </table:table-cell>
          <table:table-cell office:value-type="float" office:value="1.4793442000000001" table:style-name="ce1">
            <text:p>1,4793442</text:p>
          </table:table-cell>
          <table:table-cell office:value-type="float" office:value="1.7037651439999999" table:style-name="ce1">
            <text:p>1,703765144</text:p>
          </table:table-cell>
          <table:table-cell office:value-type="float" office:value="3.688328598" table:style-name="ce1">
            <text:p>3,688328598</text:p>
          </table:table-cell>
          <table:table-cell office:value-type="float" office:value="2.5372545519999998" table:style-name="ce1">
            <text:p>2,537254552</text:p>
          </table:table-cell>
          <table:table-cell office:value-type="float" office:value="1.384988584" table:style-name="ce1">
            <text:p>1,384988584</text:p>
          </table:table-cell>
          <table:table-cell office:value-type="float" office:value="0.471814399" table:style-name="ce1">
            <text:p>0,471814399</text:p>
          </table:table-cell>
          <table:table-cell office:value-type="float" office:value="0.58653269200000002" table:style-name="ce1">
            <text:p>0,586532692</text:p>
          </table:table-cell>
          <table:table-cell office:value-type="float" office:value="1.4265247759999999" table:style-name="ce1">
            <text:p>1,426524776</text:p>
          </table:table-cell>
          <table:table-cell office:value-type="float" office:value="-1.0748511119999999" table:style-name="ce1">
            <text:p>-1,074851112</text:p>
          </table:table-cell>
          <table:table-cell office:value-type="float" office:value="1.9735585440000001" table:style-name="ce1">
            <text:p>1,973558544</text:p>
          </table:table-cell>
          <table:table-cell office:value-type="float" office:value="0.73556682200000001" table:style-name="ce1">
            <text:p>0,735566822</text:p>
          </table:table-cell>
          <table:table-cell office:value-type="float" office:value="2.173681819" table:style-name="ce1">
            <text:p>2,173681819</text:p>
          </table:table-cell>
          <table:table-cell office:value-type="float" office:value="1.7531294690000001" table:style-name="ce1">
            <text:p>1,753129469</text:p>
          </table:table-cell>
          <table:table-cell office:value-type="float" office:value="2.3419237239999999" table:style-name="ce1">
            <text:p>2,341923724</text:p>
          </table:table-cell>
          <table:table-cell office:value-type="float" office:value="1.882967812" table:style-name="ce1">
            <text:p>1,882967812</text:p>
          </table:table-cell>
          <table:table-cell office:value-type="float" office:value="0.99594028599999995" table:style-name="ce1">
            <text:p>0,995940286</text:p>
          </table:table-cell>
          <table:table-cell office:value-type="float" office:value="2.051819246" table:style-name="ce1">
            <text:p>2,051819246</text:p>
          </table:table-cell>
          <table:table-cell office:value-type="float" office:value="0.87208381099999999" table:style-name="ce1">
            <text:p>0,872083811</text:p>
          </table:table-cell>
          <table:table-cell office:value-type="float" office:value="2.0250005419999999" table:style-name="ce1">
            <text:p>2,025000542</text:p>
          </table:table-cell>
          <table:table-cell office:value-type="float" office:value="-6.7492702000000002E-2" table:style-name="ce1">
            <text:p>-0,067492702</text:p>
          </table:table-cell>
          <table:table-cell office:value-type="float" office:value="2.935580189" table:style-name="ce1">
            <text:p>2,935580189</text:p>
          </table:table-cell>
          <table:table-cell office:value-type="float" office:value="6.2589906000000001E-2" table:style-name="ce1">
            <text:p>0,062589906</text:p>
          </table:table-cell>
          <table:table-cell office:value-type="float" office:value="0.86589647199999997" table:style-name="ce1">
            <text:p>0,865896472</text:p>
          </table:table-cell>
          <table:table-cell office:value-type="float" office:value="0.37541141500000003" table:style-name="ce1">
            <text:p>0,375411415</text:p>
          </table:table-cell>
          <table:table-cell office:value-type="float" office:value="1.8096597320000001" table:style-name="ce1">
            <text:p>1,809659732</text:p>
          </table:table-cell>
          <table:table-cell office:value-type="float" office:value="2.5552475559999999" table:style-name="ce1">
            <text:p>2,555247556</text:p>
          </table:table-cell>
          <table:table-cell office:value-type="float" office:value="1.0851023740000001" table:style-name="ce1">
            <text:p>1,085102374</text:p>
          </table:table-cell>
          <table:table-cell office:value-type="float" office:value="0.49972981500000002" table:style-name="ce1">
            <text:p>0,499729815</text:p>
          </table:table-cell>
          <table:table-cell office:value-type="float" office:value="1.487444577" table:style-name="ce1">
            <text:p>1,487444577</text:p>
          </table:table-cell>
          <table:table-cell office:value-type="float" office:value="6.1895251599999996" table:style-name="ce1">
            <text:p>6,18952516</text:p>
          </table:table-cell>
          <table:table-cell office:value-type="float" office:value="-0.721262297" table:style-name="ce1">
            <text:p>-0,721262297</text:p>
          </table:table-cell>
          <table:table-cell office:value-type="float" office:value="-0.453780668" table:style-name="ce1">
            <text:p>-0,453780668</text:p>
          </table:table-cell>
          <table:table-cell office:value-type="float" office:value="1.5320519530000001" table:style-name="ce1">
            <text:p>1,532051953</text:p>
          </table:table-cell>
          <table:table-cell office:value-type="float" office:value="1.7800900959999999" table:style-name="ce1">
            <text:p>1,780090096</text:p>
          </table:table-cell>
          <table:table-cell office:value-type="float" office:value="2.943308391" table:style-name="ce1">
            <text:p>2,943308391</text:p>
          </table:table-cell>
          <table:table-cell office:value-type="float" office:value="2.598743824" table:style-name="ce1">
            <text:p>2,598743824</text:p>
          </table:table-cell>
          <table:table-cell office:value-type="float" office:value="2.4756697280000002" table:style-name="ce1">
            <text:p>2,475669728</text:p>
          </table:table-cell>
          <table:table-cell office:value-type="float" office:value="-1.4745328419999999" table:style-name="ce1">
            <text:p>-1,474532842</text:p>
          </table:table-cell>
          <table:table-cell office:value-type="float" office:value="2.6257983469999999" table:style-name="ce1">
            <text:p>2,625798347</text:p>
          </table:table-cell>
          <table:table-cell office:value-type="float" office:value="4.6296808089999999" table:style-name="ce1">
            <text:p>4,629680809</text:p>
          </table:table-cell>
          <table:table-cell office:value-type="float" office:value="0.53430088600000003" table:style-name="ce1">
            <text:p>0,534300886</text:p>
          </table:table-cell>
          <table:table-cell office:value-type="float" office:value="1.36421031" table:style-name="ce1">
            <text:p>1,36421031</text:p>
          </table:table-cell>
          <table:table-cell office:value-type="float" office:value="3.2520751630000002" table:style-name="ce1">
            <text:p>3,252075163</text:p>
          </table:table-cell>
          <table:table-cell office:value-type="float" office:value="-0.21273800900000001" table:style-name="ce1">
            <text:p>-0,212738009</text:p>
          </table:table-cell>
          <table:table-cell office:value-type="float" office:value="2.6640219780000001" table:style-name="ce1">
            <text:p>2,664021978</text:p>
          </table:table-cell>
          <table:table-cell office:value-type="float" office:value="3.6329858509999999" table:style-name="ce1">
            <text:p>3,632985851</text:p>
          </table:table-cell>
          <table:table-cell office:value-type="float" office:value="2.6602399139999999" table:style-name="ce1">
            <text:p>2,660239914</text:p>
          </table:table-cell>
          <table:table-cell office:value-type="float" office:value="1.478137099" table:style-name="ce1">
            <text:p>1,478137099</text:p>
          </table:table-cell>
          <table:table-cell office:value-type="float" office:value="1.992935141" table:style-name="ce1">
            <text:p>1,992935141</text:p>
          </table:table-cell>
          <table:table-cell office:value-type="float" office:value="1.1771317349999999" table:style-name="ce1">
            <text:p>1,177131735</text:p>
          </table:table-cell>
          <table:table-cell office:value-type="float" office:value="-6.5821507000000001E-2" table:style-name="ce1">
            <text:p>-0,065821507</text:p>
          </table:table-cell>
          <table:table-cell office:value-type="float" office:value="6.0296779000000002E-2" table:style-name="ce1">
            <text:p>0,060296779</text:p>
          </table:table-cell>
          <table:table-cell office:value-type="float" office:value="0.37209294300000001" table:style-name="ce1">
            <text:p>0,372092943</text:p>
          </table:table-cell>
          <table:table-cell office:value-type="float" office:value="0.36662673800000001" table:style-name="ce1">
            <text:p>0,366626738</text:p>
          </table:table-cell>
          <table:table-cell office:value-type="float" office:value="2.2330603870000001" table:style-name="ce1">
            <text:p>2,233060387</text:p>
          </table:table-cell>
          <table:table-cell office:value-type="float" office:value="-1.1315164209999999" table:style-name="ce1">
            <text:p>-1,131516421</text:p>
          </table:table-cell>
          <table:table-cell office:value-type="float" office:value="1.916484603" table:style-name="ce1">
            <text:p>1,916484603</text:p>
          </table:table-cell>
          <table:table-cell office:value-type="float" office:value="7.3785089450000001" table:style-name="ce1">
            <text:p>7,378508945</text:p>
          </table:table-cell>
          <table:table-cell office:value-type="float" office:value="3.8571641300000001" table:style-name="ce1">
            <text:p>3,85716413</text:p>
          </table:table-cell>
          <table:table-cell office:value-type="float" office:value="0.83898313099999999" table:style-name="ce1">
            <text:p>0,838983131</text:p>
          </table:table-cell>
          <table:table-cell office:value-type="float" office:value="3.2026009000000001E-2" table:style-name="ce1">
            <text:p>0,032026009</text:p>
          </table:table-cell>
          <table:table-cell office:value-type="float" office:value="2.5383617429999998" table:style-name="ce1">
            <text:p>2,538361743</text:p>
          </table:table-cell>
          <table:table-cell office:value-type="float" office:value="0.74760558700000002" table:style-name="ce1">
            <text:p>0,747605587</text:p>
          </table:table-cell>
          <table:table-cell office:value-type="float" office:value="1.7686509610000001" table:style-name="ce1">
            <text:p>1,768650961</text:p>
          </table:table-cell>
          <table:table-cell office:value-type="float" office:value="0.98725697000000001" table:style-name="ce1">
            <text:p>0,98725697</text:p>
          </table:table-cell>
          <table:table-cell office:value-type="float" office:value="1.355687868" table:style-name="ce1">
            <text:p>1,355687868</text:p>
          </table:table-cell>
          <table:table-cell office:value-type="float" office:value="2.6115479129999999" table:style-name="ce1">
            <text:p>2,611547913</text:p>
          </table:table-cell>
          <table:table-cell office:value-type="float" office:value="1.7469954670000001" table:style-name="ce1">
            <text:p>1,746995467</text:p>
          </table:table-cell>
          <table:table-cell office:value-type="float" office:value="0.570966906" table:style-name="ce1">
            <text:p>0,570966906</text:p>
          </table:table-cell>
          <table:table-cell office:value-type="float" office:value="1.7800900959999999" table:style-name="ce1">
            <text:p>1,780090096</text:p>
          </table:table-cell>
          <table:table-cell office:value-type="float" office:value="2.6602399139999999" table:style-name="ce1">
            <text:p>2,660239914</text:p>
          </table:table-cell>
          <table:table-cell office:value-type="float" office:value="0.49563280100000001" table:style-name="ce1">
            <text:p>0,495632801</text:p>
          </table:table-cell>
          <table:table-cell office:value-type="float" office:value="0.74711719799999998" table:style-name="ce1">
            <text:p>0,747117198</text:p>
          </table:table-cell>
          <table:table-cell office:value-type="float" office:value="1.4387212949999999" table:style-name="ce1">
            <text:p>1,438721295</text:p>
          </table:table-cell>
          <table:table-cell office:value-type="float" office:value="1.3456367" table:style-name="ce1">
            <text:p>1,3456367</text:p>
          </table:table-cell>
          <table:table-cell office:value-type="float" office:value="2.799005202" table:style-name="ce1">
            <text:p>2,799005202</text:p>
          </table:table-cell>
          <table:table-cell office:value-type="float" office:value="3.1804433859999999" table:style-name="ce1">
            <text:p>3,180443386</text:p>
          </table:table-cell>
          <table:table-cell office:value-type="float" office:value="-0.81137621599999998" table:style-name="ce1">
            <text:p>-0,811376216</text:p>
          </table:table-cell>
          <table:table-cell office:value-type="float" office:value="0.84373087700000005" table:style-name="ce1">
            <text:p>0,843730877</text:p>
          </table:table-cell>
          <table:table-cell office:value-type="float" office:value="-7.1341480999999998E-2" table:style-name="ce1">
            <text:p>-0,071341481</text:p>
          </table:table-cell>
          <table:table-cell office:value-type="float" office:value="0.85948171299999998" table:style-name="ce1">
            <text:p>0,859481713</text:p>
          </table:table-cell>
          <table:table-cell office:value-type="float" office:value="1.163675244" table:style-name="ce1">
            <text:p>1,163675244</text:p>
          </table:table-cell>
          <table:table-cell office:value-type="float" office:value="0.211622688" table:style-name="ce1">
            <text:p>0,211622688</text:p>
          </table:table-cell>
          <table:table-cell office:value-type="float" office:value="1.781677529" table:style-name="ce1">
            <text:p>1,781677529</text:p>
          </table:table-cell>
          <table:table-cell office:value-type="float" office:value="2.5374600350000001" table:style-name="ce1">
            <text:p>2,537460035</text:p>
          </table:table-cell>
          <table:table-cell office:value-type="float" office:value="-3.6863640000000001E-3" table:style-name="ce1">
            <text:p>-0,003686364</text:p>
          </table:table-cell>
          <table:table-cell office:value-type="float" office:value="0.93661260499999999" table:style-name="ce1">
            <text:p>0,936612605</text:p>
          </table:table-cell>
          <table:table-cell office:value-type="float" office:value="2.5653070470000001" table:style-name="ce1">
            <text:p>2,565307047</text:p>
          </table:table-cell>
          <table:table-cell office:value-type="float" office:value="1.2614778609999999" table:style-name="ce1">
            <text:p>1,261477861</text:p>
          </table:table-cell>
          <table:table-cell office:value-type="float" office:value="0.60866386800000005" table:style-name="ce1">
            <text:p>0,608663868</text:p>
          </table:table-cell>
          <table:table-cell office:value-type="float" office:value="6.7884679000000003E-2" table:style-name="ce1">
            <text:p>0,067884679</text:p>
          </table:table-cell>
          <table:table-cell office:value-type="float" office:value="2.8926832899999999" table:style-name="ce1">
            <text:p>2,89268329</text:p>
          </table:table-cell>
          <table:table-cell office:value-type="float" office:value="1.22383854" table:style-name="ce1">
            <text:p>1,22383854</text:p>
          </table:table-cell>
          <table:table-cell office:value-type="float" office:value="2.564827878" table:style-name="ce1">
            <text:p>2,564827878</text:p>
          </table:table-cell>
          <table:table-cell office:value-type="float" office:value="0.233400843" table:style-name="ce1">
            <text:p>0,23340084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4" table:style-name="ce1">
            <text:p>2004</text:p>
          </table:table-cell>
          <table:table-cell office:value-type="float" office:value="1.757352867" table:style-name="ce1">
            <text:p>1,757352867</text:p>
          </table:table-cell>
          <table:table-cell office:value-type="float" office:value="4.3215392960000001" table:style-name="ce1">
            <text:p>4,321539296</text:p>
          </table:table-cell>
          <table:table-cell office:value-type="float" office:value="3.4530138290000001" table:style-name="ce1">
            <text:p>3,453013829</text:p>
          </table:table-cell>
          <table:table-cell office:value-type="float" office:value="-0.41793137800000002" table:style-name="ce1">
            <text:p>-0,417931378</text:p>
          </table:table-cell>
          <table:table-cell office:value-type="float" office:value="4.0989234779999997" table:style-name="ce1">
            <text:p>4,098923478</text:p>
          </table:table-cell>
          <table:table-cell office:value-type="float" office:value="2.2413429410000001" table:style-name="ce1">
            <text:p>2,241342941</text:p>
          </table:table-cell>
          <table:table-cell office:value-type="float" office:value="9.1739090569999995" table:style-name="ce1">
            <text:p>9,173909057</text:p>
          </table:table-cell>
          <table:table-cell office:value-type="float" office:value="1.0553893839999999" table:style-name="ce1">
            <text:p>1,055389384</text:p>
          </table:table-cell>
          <table:table-cell office:value-type="float" office:value="-0.57195687399999995" table:style-name="ce1">
            <text:p>-0,571956874</text:p>
          </table:table-cell>
          <table:table-cell office:value-type="float" office:value="0.29701746000000001" table:style-name="ce1">
            <text:p>0,29701746</text:p>
          </table:table-cell>
          <table:table-cell office:value-type="float" office:value="1.297971065" table:style-name="ce1">
            <text:p>1,297971065</text:p>
          </table:table-cell>
          <table:table-cell office:value-type="float" office:value="1.159352162" table:style-name="ce1">
            <text:p>1,159352162</text:p>
          </table:table-cell>
          <table:table-cell office:value-type="float" office:value="0.62041312699999995" table:style-name="ce1">
            <text:p>0,620413127</text:p>
          </table:table-cell>
          <table:table-cell office:value-type="float" office:value="0.87542728000000003" table:style-name="ce1">
            <text:p>0,87542728</text:p>
          </table:table-cell>
          <table:table-cell office:value-type="float" office:value="3.1701454619999998" table:style-name="ce1">
            <text:p>3,170145462</text:p>
          </table:table-cell>
          <table:table-cell office:value-type="float" office:value="0.43278824799999999" table:style-name="ce1">
            <text:p>0,432788248</text:p>
          </table:table-cell>
          <table:table-cell office:value-type="float" office:value="3.0053421060000001" table:style-name="ce1">
            <text:p>3,005342106</text:p>
          </table:table-cell>
          <table:table-cell office:value-type="float" office:value="2.9275613730000001" table:style-name="ce1">
            <text:p>2,927561373</text:p>
          </table:table-cell>
          <table:table-cell office:value-type="float" office:value="1.615198017" table:style-name="ce1">
            <text:p>1,615198017</text:p>
          </table:table-cell>
          <table:table-cell office:value-type="float" office:value="-0.75479695099999999" table:style-name="ce1">
            <text:p>-0,754796951</text:p>
          </table:table-cell>
          <table:table-cell office:value-type="float" office:value="6.3601595260000003" table:style-name="ce1">
            <text:p>6,360159526</text:p>
          </table:table-cell>
          <table:table-cell office:value-type="float" office:value="1.824351295" table:style-name="ce1">
            <text:p>1,824351295</text:p>
          </table:table-cell>
          <table:table-cell office:value-type="float" office:value="5.3704531E-2" table:style-name="ce1">
            <text:p>0,053704531</text:p>
          </table:table-cell>
          <table:table-cell office:value-type="float" office:value="-0.682169472" table:style-name="ce1">
            <text:p>-0,682169472</text:p>
          </table:table-cell>
          <table:table-cell office:value-type="float" office:value="2.5935228920000002" table:style-name="ce1">
            <text:p>2,593522892</text:p>
          </table:table-cell>
          <table:table-cell office:value-type="float" office:value="0.65534938799999998" table:style-name="ce1">
            <text:p>0,655349388</text:p>
          </table:table-cell>
          <table:table-cell office:value-type="float" office:value="1.8160972360000001" table:style-name="ce1">
            <text:p>1,816097236</text:p>
          </table:table-cell>
          <table:table-cell office:value-type="float" office:value="1.201294128" table:style-name="ce1">
            <text:p>1,201294128</text:p>
          </table:table-cell>
          <table:table-cell office:value-type="float" office:value="0.34751760300000001" table:style-name="ce1">
            <text:p>0,347517603</text:p>
          </table:table-cell>
          <table:table-cell office:value-type="float" office:value="1.7230048849999999" table:style-name="ce1">
            <text:p>1,723004885</text:p>
          </table:table-cell>
          <table:table-cell office:value-type="float" office:value="1.733113342" table:style-name="ce1">
            <text:p>1,733113342</text:p>
          </table:table-cell>
          <table:table-cell office:value-type="float" office:value="1.778885026" table:style-name="ce1">
            <text:p>1,778885026</text:p>
          </table:table-cell>
          <table:table-cell office:value-type="float" office:value="2.0072970350000001" table:style-name="ce1">
            <text:p>2,007297035</text:p>
          </table:table-cell>
          <table:table-cell office:value-type="float" office:value="0.93302077699999997" table:style-name="ce1">
            <text:p>0,933020777</text:p>
          </table:table-cell>
          <table:table-cell office:value-type="float" office:value="-0.27428209599999998" table:style-name="ce1">
            <text:p>-0,274282096</text:p>
          </table:table-cell>
          <table:table-cell office:value-type="float" office:value="0.68742596" table:style-name="ce1">
            <text:p>0,68742596</text:p>
          </table:table-cell>
          <table:table-cell office:value-type="float" office:value="0.430874649" table:style-name="ce1">
            <text:p>0,430874649</text:p>
          </table:table-cell>
          <table:table-cell office:value-type="float" office:value="1.0376428010000001" table:style-name="ce1">
            <text:p>1,037642801</text:p>
          </table:table-cell>
          <table:table-cell office:value-type="float" office:value="0.59393281499999995" table:style-name="ce1">
            <text:p>0,593932815</text:p>
          </table:table-cell>
          <table:table-cell office:value-type="float" office:value="2.0854447970000001" table:style-name="ce1">
            <text:p>2,085444797</text:p>
          </table:table-cell>
          <table:table-cell office:value-type="float" office:value="2.6922030129999999" table:style-name="ce1">
            <text:p>2,692203013</text:p>
          </table:table-cell>
          <table:table-cell office:value-type="float" office:value="3.1454978379999998" table:style-name="ce1">
            <text:p>3,145497838</text:p>
          </table:table-cell>
          <table:table-cell office:value-type="float" office:value="2.9940117549999998" table:style-name="ce1">
            <text:p>2,994011755</text:p>
          </table:table-cell>
          <table:table-cell office:value-type="float" office:value="1.417166465" table:style-name="ce1">
            <text:p>1,417166465</text:p>
          </table:table-cell>
          <table:table-cell office:value-type="float" office:value="2.374990806" table:style-name="ce1">
            <text:p>2,374990806</text:p>
          </table:table-cell>
          <table:table-cell office:value-type="float" office:value="1.4752950010000001" table:style-name="ce1">
            <text:p>1,475295001</text:p>
          </table:table-cell>
          <table:table-cell office:value-type="float" office:value="1.4567067709999999" table:style-name="ce1">
            <text:p>1,456706771</text:p>
          </table:table-cell>
          <table:table-cell office:value-type="float" office:value="0.69137283699999996" table:style-name="ce1">
            <text:p>0,691372837</text:p>
          </table:table-cell>
          <table:table-cell office:value-type="float" office:value="0.18845580200000001" table:style-name="ce1">
            <text:p>0,188455802</text:p>
          </table:table-cell>
          <table:table-cell office:value-type="float" office:value="1.7250295280000001" table:style-name="ce1">
            <text:p>1,725029528</text:p>
          </table:table-cell>
          <table:table-cell office:value-type="float" office:value="2.6870256459999999" table:style-name="ce1">
            <text:p>2,687025646</text:p>
          </table:table-cell>
          <table:table-cell office:value-type="float" office:value="1.68120165" table:style-name="ce1">
            <text:p>1,68120165</text:p>
          </table:table-cell>
          <table:table-cell office:value-type="float" office:value="3.0434848E-2" table:style-name="ce1">
            <text:p>0,030434848</text:p>
          </table:table-cell>
          <table:table-cell office:value-type="float" office:value="-2.1709728000000001E-2" table:style-name="ce1">
            <text:p>-0,021709728</text:p>
          </table:table-cell>
          <table:table-cell office:value-type="float" office:value="1.562421579" table:style-name="ce1">
            <text:p>1,562421579</text:p>
          </table:table-cell>
          <table:table-cell office:value-type="float" office:value="0.40147546099999998" table:style-name="ce1">
            <text:p>0,401475461</text:p>
          </table:table-cell>
          <table:table-cell office:value-type="float" office:value="0.25843228200000001" table:style-name="ce1">
            <text:p>0,258432282</text:p>
          </table:table-cell>
          <table:table-cell office:value-type="float" office:value="1.392770501" table:style-name="ce1">
            <text:p>1,392770501</text:p>
          </table:table-cell>
          <table:table-cell office:value-type="float" office:value="1.3178461909999999" table:style-name="ce1">
            <text:p>1,317846191</text:p>
          </table:table-cell>
          <table:table-cell office:value-type="float" office:value="0.81046184799999998" table:style-name="ce1">
            <text:p>0,810461848</text:p>
          </table:table-cell>
          <table:table-cell office:value-type="float" office:value="1.6587723990000001" table:style-name="ce1">
            <text:p>1,658772399</text:p>
          </table:table-cell>
          <table:table-cell office:value-type="float" office:value="0.755199018" table:style-name="ce1">
            <text:p>0,755199018</text:p>
          </table:table-cell>
          <table:table-cell office:value-type="float" office:value="0.13143823600000001" table:style-name="ce1">
            <text:p>0,131438236</text:p>
          </table:table-cell>
          <table:table-cell office:value-type="float" office:value="0.29928642799999999" table:style-name="ce1">
            <text:p>0,299286428</text:p>
          </table:table-cell>
          <table:table-cell office:value-type="float" office:value="1.6814862180000001" table:style-name="ce1">
            <text:p>1,681486218</text:p>
          </table:table-cell>
          <table:table-cell office:value-type="float" office:value="1.831333842" table:style-name="ce1">
            <text:p>1,831333842</text:p>
          </table:table-cell>
          <table:table-cell office:value-type="float" office:value="0.55127903599999994" table:style-name="ce1">
            <text:p>0,551279036</text:p>
          </table:table-cell>
          <table:table-cell office:value-type="float" office:value="4.4673845419999996" table:style-name="ce1">
            <text:p>4,467384542</text:p>
          </table:table-cell>
          <table:table-cell office:value-type="float" office:value="1.7254663029999999" table:style-name="ce1">
            <text:p>1,725466303</text:p>
          </table:table-cell>
          <table:table-cell office:value-type="float" office:value="-0.59782051000000003" table:style-name="ce1">
            <text:p>-0,59782051</text:p>
          </table:table-cell>
          <table:table-cell office:value-type="float" office:value="2.8263881830000002" table:style-name="ce1">
            <text:p>2,826388183</text:p>
          </table:table-cell>
          <table:table-cell office:value-type="float" office:value="0.37563300799999999" table:style-name="ce1">
            <text:p>0,375633008</text:p>
          </table:table-cell>
          <table:table-cell office:value-type="float" office:value="2.583496421" table:style-name="ce1">
            <text:p>2,583496421</text:p>
          </table:table-cell>
          <table:table-cell office:value-type="float" office:value="0.29035036199999997" table:style-name="ce1">
            <text:p>0,290350362</text:p>
          </table:table-cell>
          <table:table-cell office:value-type="float" office:value="0.218368493" table:style-name="ce1">
            <text:p>0,218368493</text:p>
          </table:table-cell>
          <table:table-cell office:value-type="float" office:value="0.73631354100000002" table:style-name="ce1">
            <text:p>0,736313541</text:p>
          </table:table-cell>
          <table:table-cell office:value-type="float" office:value="0.35356548300000001" table:style-name="ce1">
            <text:p>0,353565483</text:p>
          </table:table-cell>
          <table:table-cell office:value-type="float" office:value="-0.25851667099999998" table:style-name="ce1">
            <text:p>-0,258516671</text:p>
          </table:table-cell>
          <table:table-cell office:value-type="float" office:value="2.531562987" table:style-name="ce1">
            <text:p>2,531562987</text:p>
          </table:table-cell>
          <table:table-cell office:value-type="float" office:value="0.568943113" table:style-name="ce1">
            <text:p>0,568943113</text:p>
          </table:table-cell>
          <table:table-cell office:value-type="float" office:value="-9.0806384649999998" table:style-name="ce1">
            <text:p>-9,080638465</text:p>
          </table:table-cell>
          <table:table-cell office:value-type="float" office:value="2.4846181889999999" table:style-name="ce1">
            <text:p>2,484618189</text:p>
          </table:table-cell>
          <table:table-cell office:value-type="float" office:value="1.139239296" table:style-name="ce1">
            <text:p>1,139239296</text:p>
          </table:table-cell>
          <table:table-cell office:value-type="float" office:value="1.953244988" table:style-name="ce1">
            <text:p>1,953244988</text:p>
          </table:table-cell>
          <table:table-cell office:value-type="float" office:value="3.163525929" table:style-name="ce1">
            <text:p>3,163525929</text:p>
          </table:table-cell>
          <table:table-cell office:value-type="float" office:value="2.3250458059999999" table:style-name="ce1">
            <text:p>2,325045806</text:p>
          </table:table-cell>
          <table:table-cell office:value-type="float" office:value="4.3159618750000002" table:style-name="ce1">
            <text:p>4,315961875</text:p>
          </table:table-cell>
          <table:table-cell office:value-type="float" office:value="0.24741354300000001" table:style-name="ce1">
            <text:p>0,247413543</text:p>
          </table:table-cell>
          <table:table-cell office:value-type="float" office:value="0.32829088000000001" table:style-name="ce1">
            <text:p>0,32829088</text:p>
          </table:table-cell>
          <table:table-cell office:value-type="float" office:value="0.25687054500000001" table:style-name="ce1">
            <text:p>0,256870545</text:p>
          </table:table-cell>
          <table:table-cell office:value-type="float" office:value="2.125985971" table:style-name="ce1">
            <text:p>2,125985971</text:p>
          </table:table-cell>
          <table:table-cell office:value-type="float" office:value="0.24317815300000001" table:style-name="ce1">
            <text:p>0,243178153</text:p>
          </table:table-cell>
          <table:table-cell office:value-type="float" office:value="7.9684485999999999E-2" table:style-name="ce1">
            <text:p>0,079684486</text:p>
          </table:table-cell>
          <table:table-cell office:value-type="float" office:value="0.66592909099999997" table:style-name="ce1">
            <text:p>0,665929091</text:p>
          </table:table-cell>
          <table:table-cell office:value-type="float" office:value="0.77991856199999998" table:style-name="ce1">
            <text:p>0,779918562</text:p>
          </table:table-cell>
          <table:table-cell office:value-type="float" office:value="2.4552023599999999" table:style-name="ce1">
            <text:p>2,45520236</text:p>
          </table:table-cell>
          <table:table-cell office:value-type="float" office:value="2.890061759" table:style-name="ce1">
            <text:p>2,890061759</text:p>
          </table:table-cell>
          <table:table-cell office:value-type="float" office:value="2.7904279000000001E-2" table:style-name="ce1">
            <text:p>0,027904279</text:p>
          </table:table-cell>
          <table:table-cell office:value-type="float" office:value="1.6378760050000001" table:style-name="ce1">
            <text:p>1,637876005</text:p>
          </table:table-cell>
          <table:table-cell office:value-type="float" office:value="-0.22143937899999999" table:style-name="ce1">
            <text:p>-0,221439379</text:p>
          </table:table-cell>
          <table:table-cell office:value-type="float" office:value="1.0711918039999999" table:style-name="ce1">
            <text:p>1,071191804</text:p>
          </table:table-cell>
          <table:table-cell office:value-type="float" office:value="1.3633638400000001" table:style-name="ce1">
            <text:p>1,36336384</text:p>
          </table:table-cell>
          <table:table-cell office:value-type="float" office:value="2.402729259" table:style-name="ce1">
            <text:p>2,402729259</text:p>
          </table:table-cell>
          <table:table-cell office:value-type="float" office:value="2.332380841" table:style-name="ce1">
            <text:p>2,332380841</text:p>
          </table:table-cell>
          <table:table-cell office:value-type="float" office:value="1.341877472" table:style-name="ce1">
            <text:p>1,341877472</text:p>
          </table:table-cell>
          <table:table-cell office:value-type="float" office:value="2.4379109040000002" table:style-name="ce1">
            <text:p>2,437910904</text:p>
          </table:table-cell>
          <table:table-cell office:value-type="float" office:value="0.80301434000000005" table:style-name="ce1">
            <text:p>0,80301434</text:p>
          </table:table-cell>
          <table:table-cell office:value-type="float" office:value="1.61530759" table:style-name="ce1">
            <text:p>1,61530759</text:p>
          </table:table-cell>
          <table:table-cell table:style-name="ce1"/>
          <table:table-cell office:value-type="float" office:value="1.828313818" table:style-name="ce1">
            <text:p>1,828313818</text:p>
          </table:table-cell>
          <table:table-cell office:value-type="float" office:value="1.2086198109999999" table:style-name="ce1">
            <text:p>1,208619811</text:p>
          </table:table-cell>
          <table:table-cell office:value-type="float" office:value="2.5765875829999998" table:style-name="ce1">
            <text:p>2,576587583</text:p>
          </table:table-cell>
          <table:table-cell office:value-type="float" office:value="0.87793615800000002" table:style-name="ce1">
            <text:p>0,877936158</text:p>
          </table:table-cell>
          <table:table-cell office:value-type="float" office:value="1.767623642" table:style-name="ce1">
            <text:p>1,767623642</text:p>
          </table:table-cell>
          <table:table-cell office:value-type="float" office:value="0.64718270499999997" table:style-name="ce1">
            <text:p>0,647182705</text:p>
          </table:table-cell>
          <table:table-cell office:value-type="float" office:value="0.57330684600000004" table:style-name="ce1">
            <text:p>0,573306846</text:p>
          </table:table-cell>
          <table:table-cell office:value-type="float" office:value="2.6551471250000001" table:style-name="ce1">
            <text:p>2,655147125</text:p>
          </table:table-cell>
          <table:table-cell office:value-type="float" office:value="3.3662258E-2" table:style-name="ce1">
            <text:p>0,033662258</text:p>
          </table:table-cell>
          <table:table-cell office:value-type="float" office:value="0.69492285300000001" table:style-name="ce1">
            <text:p>0,694922853</text:p>
          </table:table-cell>
          <table:table-cell office:value-type="float" office:value="2.7207962129999999" table:style-name="ce1">
            <text:p>2,720796213</text:p>
          </table:table-cell>
          <table:table-cell office:value-type="float" office:value="1.2101054250000001" table:style-name="ce1">
            <text:p>1,210105425</text:p>
          </table:table-cell>
          <table:table-cell office:value-type="float" office:value="1.6226023199999999" table:style-name="ce1">
            <text:p>1,62260232</text:p>
          </table:table-cell>
          <table:table-cell office:value-type="float" office:value="1.8558084429999999" table:style-name="ce1">
            <text:p>1,855808443</text:p>
          </table:table-cell>
          <table:table-cell office:value-type="float" office:value="1.246866445" table:style-name="ce1">
            <text:p>1,246866445</text:p>
          </table:table-cell>
          <table:table-cell office:value-type="float" office:value="0.39633143700000001" table:style-name="ce1">
            <text:p>0,396331437</text:p>
          </table:table-cell>
          <table:table-cell office:value-type="float" office:value="1.782025545" table:style-name="ce1">
            <text:p>1,782025545</text:p>
          </table:table-cell>
          <table:table-cell office:value-type="float" office:value="1.3119652020000001" table:style-name="ce1">
            <text:p>1,311965202</text:p>
          </table:table-cell>
          <table:table-cell office:value-type="float" office:value="1.5227477659999999" table:style-name="ce1">
            <text:p>1,522747766</text:p>
          </table:table-cell>
          <table:table-cell office:value-type="float" office:value="4.0418091499999997" table:style-name="ce1">
            <text:p>4,04180915</text:p>
          </table:table-cell>
          <table:table-cell office:value-type="float" office:value="1.886286234" table:style-name="ce1">
            <text:p>1,886286234</text:p>
          </table:table-cell>
          <table:table-cell office:value-type="float" office:value="1.58170034" table:style-name="ce1">
            <text:p>1,58170034</text:p>
          </table:table-cell>
          <table:table-cell office:value-type="float" office:value="0.79790462600000001" table:style-name="ce1">
            <text:p>0,797904626</text:p>
          </table:table-cell>
          <table:table-cell office:value-type="float" office:value="1.2884376989999999" table:style-name="ce1">
            <text:p>1,288437699</text:p>
          </table:table-cell>
          <table:table-cell office:value-type="float" office:value="2.5040263600000001" table:style-name="ce1">
            <text:p>2,50402636</text:p>
          </table:table-cell>
          <table:table-cell office:value-type="float" office:value="2.881821859" table:style-name="ce1">
            <text:p>2,881821859</text:p>
          </table:table-cell>
          <table:table-cell office:value-type="float" office:value="0.80726683200000005" table:style-name="ce1">
            <text:p>0,807266832</text:p>
          </table:table-cell>
          <table:table-cell office:value-type="float" office:value="0.84492071000000002" table:style-name="ce1">
            <text:p>0,84492071</text:p>
          </table:table-cell>
          <table:table-cell office:value-type="float" office:value="1.71019341" table:style-name="ce1">
            <text:p>1,71019341</text:p>
          </table:table-cell>
          <table:table-cell office:value-type="float" office:value="1.380503679" table:style-name="ce1">
            <text:p>1,380503679</text:p>
          </table:table-cell>
          <table:table-cell office:value-type="float" office:value="-0.61665762099999999" table:style-name="ce1">
            <text:p>-0,616657621</text:p>
          </table:table-cell>
          <table:table-cell office:value-type="float" office:value="0.64369779400000005" table:style-name="ce1">
            <text:p>0,643697794</text:p>
          </table:table-cell>
          <table:table-cell office:value-type="float" office:value="-1.122991275" table:style-name="ce1">
            <text:p>-1,122991275</text:p>
          </table:table-cell>
          <table:table-cell office:value-type="float" office:value="1.4213325649999999" table:style-name="ce1">
            <text:p>1,421332565</text:p>
          </table:table-cell>
          <table:table-cell office:value-type="float" office:value="-1.0913129559999999" table:style-name="ce1">
            <text:p>-1,091312956</text:p>
          </table:table-cell>
          <table:table-cell office:value-type="float" office:value="2.4539686500000002" table:style-name="ce1">
            <text:p>2,45396865</text:p>
          </table:table-cell>
          <table:table-cell office:value-type="float" office:value="3.4737317509999999" table:style-name="ce1">
            <text:p>3,473731751</text:p>
          </table:table-cell>
          <table:table-cell office:value-type="float" office:value="1.109662648" table:style-name="ce1">
            <text:p>1,109662648</text:p>
          </table:table-cell>
          <table:table-cell office:value-type="float" office:value="1.0412228560000001" table:style-name="ce1">
            <text:p>1,041222856</text:p>
          </table:table-cell>
          <table:table-cell office:value-type="float" office:value="-0.24745302299999999" table:style-name="ce1">
            <text:p>-0,247453023</text:p>
          </table:table-cell>
          <table:table-cell office:value-type="float" office:value="2.9866762420000001" table:style-name="ce1">
            <text:p>2,986676242</text:p>
          </table:table-cell>
          <table:table-cell office:value-type="float" office:value="2.7958586150000002" table:style-name="ce1">
            <text:p>2,795858615</text:p>
          </table:table-cell>
          <table:table-cell office:value-type="float" office:value="1.958791978" table:style-name="ce1">
            <text:p>1,958791978</text:p>
          </table:table-cell>
          <table:table-cell office:value-type="float" office:value="1.381467019" table:style-name="ce1">
            <text:p>1,381467019</text:p>
          </table:table-cell>
          <table:table-cell office:value-type="float" office:value="1.8901352090000001" table:style-name="ce1">
            <text:p>1,890135209</text:p>
          </table:table-cell>
          <table:table-cell office:value-type="float" office:value="1.2435565630000001" table:style-name="ce1">
            <text:p>1,243556563</text:p>
          </table:table-cell>
          <table:table-cell office:value-type="float" office:value="0.17623276199999999" table:style-name="ce1">
            <text:p>0,176232762</text:p>
          </table:table-cell>
          <table:table-cell office:value-type="float" office:value="3.1735476029999998" table:style-name="ce1">
            <text:p>3,173547603</text:p>
          </table:table-cell>
          <table:table-cell office:value-type="float" office:value="0.67162845500000001" table:style-name="ce1">
            <text:p>0,671628455</text:p>
          </table:table-cell>
          <table:table-cell office:value-type="float" office:value="0.859414762" table:style-name="ce1">
            <text:p>0,859414762</text:p>
          </table:table-cell>
          <table:table-cell office:value-type="float" office:value="1.7527629309999999" table:style-name="ce1">
            <text:p>1,752762931</text:p>
          </table:table-cell>
          <table:table-cell office:value-type="float" office:value="0.17721647600000001" table:style-name="ce1">
            <text:p>0,177216476</text:p>
          </table:table-cell>
          <table:table-cell office:value-type="float" office:value="1.1129278460000001" table:style-name="ce1">
            <text:p>1,112927846</text:p>
          </table:table-cell>
          <table:table-cell office:value-type="float" office:value="-1.217102868" table:style-name="ce1">
            <text:p>-1,217102868</text:p>
          </table:table-cell>
          <table:table-cell office:value-type="float" office:value="2.9534644490000002" table:style-name="ce1">
            <text:p>2,953464449</text:p>
          </table:table-cell>
          <table:table-cell office:value-type="float" office:value="2.8329501600000002" table:style-name="ce1">
            <text:p>2,83295016</text:p>
          </table:table-cell>
          <table:table-cell office:value-type="float" office:value="0.62710398199999995" table:style-name="ce1">
            <text:p>0,627103982</text:p>
          </table:table-cell>
          <table:table-cell office:value-type="float" office:value="2.4826949100000002" table:style-name="ce1">
            <text:p>2,48269491</text:p>
          </table:table-cell>
          <table:table-cell office:value-type="float" office:value="1.971754459" table:style-name="ce1">
            <text:p>1,971754459</text:p>
          </table:table-cell>
          <table:table-cell office:value-type="float" office:value="0.93047382499999998" table:style-name="ce1">
            <text:p>0,930473825</text:p>
          </table:table-cell>
          <table:table-cell office:value-type="float" office:value="1.5119930640000001" table:style-name="ce1">
            <text:p>1,511993064</text:p>
          </table:table-cell>
          <table:table-cell office:value-type="float" office:value="1.5214610980000001" table:style-name="ce1">
            <text:p>1,521461098</text:p>
          </table:table-cell>
          <table:table-cell office:value-type="float" office:value="3.7090761630000002" table:style-name="ce1">
            <text:p>3,709076163</text:p>
          </table:table-cell>
          <table:table-cell office:value-type="float" office:value="2.5596618800000002" table:style-name="ce1">
            <text:p>2,55966188</text:p>
          </table:table-cell>
          <table:table-cell office:value-type="float" office:value="1.366571663" table:style-name="ce1">
            <text:p>1,366571663</text:p>
          </table:table-cell>
          <table:table-cell office:value-type="float" office:value="0.34747541199999998" table:style-name="ce1">
            <text:p>0,347475412</text:p>
          </table:table-cell>
          <table:table-cell office:value-type="float" office:value="0.59093094000000002" table:style-name="ce1">
            <text:p>0,59093094</text:p>
          </table:table-cell>
          <table:table-cell office:value-type="float" office:value="1.3404975079999999" table:style-name="ce1">
            <text:p>1,340497508</text:p>
          </table:table-cell>
          <table:table-cell office:value-type="float" office:value="-0.92481559800000002" table:style-name="ce1">
            <text:p>-0,924815598</text:p>
          </table:table-cell>
          <table:table-cell office:value-type="float" office:value="1.4862190820000001" table:style-name="ce1">
            <text:p>1,486219082</text:p>
          </table:table-cell>
          <table:table-cell office:value-type="float" office:value="0.73194921099999999" table:style-name="ce1">
            <text:p>0,731949211</text:p>
          </table:table-cell>
          <table:table-cell office:value-type="float" office:value="2.4568658750000001" table:style-name="ce1">
            <text:p>2,456865875</text:p>
          </table:table-cell>
          <table:table-cell office:value-type="float" office:value="1.9238690890000001" table:style-name="ce1">
            <text:p>1,923869089</text:p>
          </table:table-cell>
          <table:table-cell office:value-type="float" office:value="2.3059817319999998" table:style-name="ce1">
            <text:p>2,305981732</text:p>
          </table:table-cell>
          <table:table-cell office:value-type="float" office:value="1.8618703670000001" table:style-name="ce1">
            <text:p>1,861870367</text:p>
          </table:table-cell>
          <table:table-cell office:value-type="float" office:value="0.91638210799999997" table:style-name="ce1">
            <text:p>0,916382108</text:p>
          </table:table-cell>
          <table:table-cell office:value-type="float" office:value="1.977348825" table:style-name="ce1">
            <text:p>1,977348825</text:p>
          </table:table-cell>
          <table:table-cell office:value-type="float" office:value="0.29236839100000001" table:style-name="ce1">
            <text:p>0,292368391</text:p>
          </table:table-cell>
          <table:table-cell office:value-type="float" office:value="2.0810408030000001" table:style-name="ce1">
            <text:p>2,081040803</text:p>
          </table:table-cell>
          <table:table-cell office:value-type="float" office:value="-5.8512735000000003E-2" table:style-name="ce1">
            <text:p>-0,058512735</text:p>
          </table:table-cell>
          <table:table-cell office:value-type="float" office:value="2.9303959420000001" table:style-name="ce1">
            <text:p>2,930395942</text:p>
          </table:table-cell>
          <table:table-cell office:value-type="float" office:value="2.0462635999999999E-2" table:style-name="ce1">
            <text:p>0,020462636</text:p>
          </table:table-cell>
          <table:table-cell office:value-type="float" office:value="0.80509950699999999" table:style-name="ce1">
            <text:p>0,805099507</text:p>
          </table:table-cell>
          <table:table-cell office:value-type="float" office:value="0.23912899000000001" table:style-name="ce1">
            <text:p>0,23912899</text:p>
          </table:table-cell>
          <table:table-cell office:value-type="float" office:value="1.717219568" table:style-name="ce1">
            <text:p>1,717219568</text:p>
          </table:table-cell>
          <table:table-cell office:value-type="float" office:value="2.555275892" table:style-name="ce1">
            <text:p>2,555275892</text:p>
          </table:table-cell>
          <table:table-cell office:value-type="float" office:value="1.1206965419999999" table:style-name="ce1">
            <text:p>1,120696542</text:p>
          </table:table-cell>
          <table:table-cell office:value-type="float" office:value="0.51785259900000002" table:style-name="ce1">
            <text:p>0,517852599</text:p>
          </table:table-cell>
          <table:table-cell office:value-type="float" office:value="1.293130788" table:style-name="ce1">
            <text:p>1,293130788</text:p>
          </table:table-cell>
          <table:table-cell office:value-type="float" office:value="9.9789929470000001" table:style-name="ce1">
            <text:p>9,978992947</text:p>
          </table:table-cell>
          <table:table-cell office:value-type="float" office:value="-0.56978627299999995" table:style-name="ce1">
            <text:p>-0,569786273</text:p>
          </table:table-cell>
          <table:table-cell office:value-type="float" office:value="-0.40268147100000001" table:style-name="ce1">
            <text:p>-0,402681471</text:p>
          </table:table-cell>
          <table:table-cell office:value-type="float" office:value="1.4313419249999999" table:style-name="ce1">
            <text:p>1,431341925</text:p>
          </table:table-cell>
          <table:table-cell office:value-type="float" office:value="1.732139275" table:style-name="ce1">
            <text:p>1,732139275</text:p>
          </table:table-cell>
          <table:table-cell office:value-type="float" office:value="2.9659683220000002" table:style-name="ce1">
            <text:p>2,965968322</text:p>
          </table:table-cell>
          <table:table-cell office:value-type="float" office:value="2.5260752879999999" table:style-name="ce1">
            <text:p>2,526075288</text:p>
          </table:table-cell>
          <table:table-cell office:value-type="float" office:value="2.5162592209999999" table:style-name="ce1">
            <text:p>2,516259221</text:p>
          </table:table-cell>
          <table:table-cell office:value-type="float" office:value="1.251916673" table:style-name="ce1">
            <text:p>1,251916673</text:p>
          </table:table-cell>
          <table:table-cell office:value-type="float" office:value="2.5448722849999998" table:style-name="ce1">
            <text:p>2,544872285</text:p>
          </table:table-cell>
          <table:table-cell office:value-type="float" office:value="4.3809481110000004" table:style-name="ce1">
            <text:p>4,380948111</text:p>
          </table:table-cell>
          <table:table-cell office:value-type="float" office:value="0.49459764000000001" table:style-name="ce1">
            <text:p>0,49459764</text:p>
          </table:table-cell>
          <table:table-cell office:value-type="float" office:value="1.314755817" table:style-name="ce1">
            <text:p>1,314755817</text:p>
          </table:table-cell>
          <table:table-cell office:value-type="float" office:value="3.1571502709999999" table:style-name="ce1">
            <text:p>3,157150271</text:p>
          </table:table-cell>
          <table:table-cell office:value-type="float" office:value="-0.23332845199999999" table:style-name="ce1">
            <text:p>-0,233328452</text:p>
          </table:table-cell>
          <table:table-cell office:value-type="float" office:value="2.6808437189999998" table:style-name="ce1">
            <text:p>2,680843719</text:p>
          </table:table-cell>
          <table:table-cell office:value-type="float" office:value="3.9255088890000001" table:style-name="ce1">
            <text:p>3,925508889</text:p>
          </table:table-cell>
          <table:table-cell office:value-type="float" office:value="2.6770337749999999" table:style-name="ce1">
            <text:p>2,677033775</text:p>
          </table:table-cell>
          <table:table-cell office:value-type="float" office:value="1.6037757050000001" table:style-name="ce1">
            <text:p>1,603775705</text:p>
          </table:table-cell>
          <table:table-cell office:value-type="float" office:value="2.1845209680000002" table:style-name="ce1">
            <text:p>2,184520968</text:p>
          </table:table-cell>
          <table:table-cell office:value-type="float" office:value="1.1699185409999999" table:style-name="ce1">
            <text:p>1,169918541</text:p>
          </table:table-cell>
          <table:table-cell office:value-type="float" office:value="-2.036172E-2" table:style-name="ce1">
            <text:p>-0,02036172</text:p>
          </table:table-cell>
          <table:table-cell office:value-type="float" office:value="6.4066202000000003E-2" table:style-name="ce1">
            <text:p>0,064066202</text:p>
          </table:table-cell>
          <table:table-cell office:value-type="float" office:value="0.39329899099999999" table:style-name="ce1">
            <text:p>0,393298991</text:p>
          </table:table-cell>
          <table:table-cell office:value-type="float" office:value="0.34005404900000002" table:style-name="ce1">
            <text:p>0,340054049</text:p>
          </table:table-cell>
          <table:table-cell office:value-type="float" office:value="3.1772528740000001" table:style-name="ce1">
            <text:p>3,177252874</text:p>
          </table:table-cell>
          <table:table-cell office:value-type="float" office:value="-0.37033493499999998" table:style-name="ce1">
            <text:p>-0,370334935</text:p>
          </table:table-cell>
          <table:table-cell office:value-type="float" office:value="2.3416247019999998" table:style-name="ce1">
            <text:p>2,341624702</text:p>
          </table:table-cell>
          <table:table-cell office:value-type="float" office:value="6.5347837310000001" table:style-name="ce1">
            <text:p>6,534783731</text:p>
          </table:table-cell>
          <table:table-cell office:value-type="float" office:value="3.7772765779999999" table:style-name="ce1">
            <text:p>3,777276578</text:p>
          </table:table-cell>
          <table:table-cell office:value-type="float" office:value="0.81049046999999996" table:style-name="ce1">
            <text:p>0,81049047</text:p>
          </table:table-cell>
          <table:table-cell office:value-type="float" office:value="7.8875628000000003E-2" table:style-name="ce1">
            <text:p>0,078875628</text:p>
          </table:table-cell>
          <table:table-cell office:value-type="float" office:value="2.5399005080000001" table:style-name="ce1">
            <text:p>2,539900508</text:p>
          </table:table-cell>
          <table:table-cell office:value-type="float" office:value="0.68769028200000004" table:style-name="ce1">
            <text:p>0,687690282</text:p>
          </table:table-cell>
          <table:table-cell office:value-type="float" office:value="1.8304447100000001" table:style-name="ce1">
            <text:p>1,83044471</text:p>
          </table:table-cell>
          <table:table-cell office:value-type="float" office:value="1.018435274" table:style-name="ce1">
            <text:p>1,018435274</text:p>
          </table:table-cell>
          <table:table-cell office:value-type="float" office:value="1.320630709" table:style-name="ce1">
            <text:p>1,320630709</text:p>
          </table:table-cell>
          <table:table-cell office:value-type="float" office:value="2.583258506" table:style-name="ce1">
            <text:p>2,583258506</text:p>
          </table:table-cell>
          <table:table-cell office:value-type="float" office:value="1.7437111110000001" table:style-name="ce1">
            <text:p>1,743711111</text:p>
          </table:table-cell>
          <table:table-cell office:value-type="float" office:value="0.62960965099999999" table:style-name="ce1">
            <text:p>0,629609651</text:p>
          </table:table-cell>
          <table:table-cell office:value-type="float" office:value="1.732139275" table:style-name="ce1">
            <text:p>1,732139275</text:p>
          </table:table-cell>
          <table:table-cell office:value-type="float" office:value="2.6770337749999999" table:style-name="ce1">
            <text:p>2,677033775</text:p>
          </table:table-cell>
          <table:table-cell office:value-type="float" office:value="0.51008743400000001" table:style-name="ce1">
            <text:p>0,510087434</text:p>
          </table:table-cell>
          <table:table-cell office:value-type="float" office:value="0.77125502400000001" table:style-name="ce1">
            <text:p>0,771255024</text:p>
          </table:table-cell>
          <table:table-cell office:value-type="float" office:value="1.3847339240000001" table:style-name="ce1">
            <text:p>1,384733924</text:p>
          </table:table-cell>
          <table:table-cell office:value-type="float" office:value="1.4595819210000001" table:style-name="ce1">
            <text:p>1,459581921</text:p>
          </table:table-cell>
          <table:table-cell office:value-type="float" office:value="2.8271542300000001" table:style-name="ce1">
            <text:p>2,82715423</text:p>
          </table:table-cell>
          <table:table-cell office:value-type="float" office:value="3.184797799" table:style-name="ce1">
            <text:p>3,184797799</text:p>
          </table:table-cell>
          <table:table-cell office:value-type="float" office:value="-0.75857102700000001" table:style-name="ce1">
            <text:p>-0,758571027</text:p>
          </table:table-cell>
          <table:table-cell office:value-type="float" office:value="0.82290190600000002" table:style-name="ce1">
            <text:p>0,822901906</text:p>
          </table:table-cell>
          <table:table-cell office:value-type="float" office:value="-6.5972989999999995E-2" table:style-name="ce1">
            <text:p>-0,06597299</text:p>
          </table:table-cell>
          <table:table-cell office:value-type="float" office:value="0.92548396899999996" table:style-name="ce1">
            <text:p>0,925483969</text:p>
          </table:table-cell>
          <table:table-cell office:value-type="float" office:value="1.1537692150000001" table:style-name="ce1">
            <text:p>1,153769215</text:p>
          </table:table-cell>
          <table:table-cell office:value-type="float" office:value="0.17155668800000001" table:style-name="ce1">
            <text:p>0,171556688</text:p>
          </table:table-cell>
          <table:table-cell office:value-type="float" office:value="1.7264653169999999" table:style-name="ce1">
            <text:p>1,726465317</text:p>
          </table:table-cell>
          <table:table-cell office:value-type="float" office:value="3.0089076239999999" table:style-name="ce1">
            <text:p>3,008907624</text:p>
          </table:table-cell>
          <table:table-cell office:value-type="float" office:value="-3.5949174E-2" table:style-name="ce1">
            <text:p>-0,035949174</text:p>
          </table:table-cell>
          <table:table-cell office:value-type="float" office:value="0.920597204" table:style-name="ce1">
            <text:p>0,920597204</text:p>
          </table:table-cell>
          <table:table-cell office:value-type="float" office:value="2.5643575809999999" table:style-name="ce1">
            <text:p>2,564357581</text:p>
          </table:table-cell>
          <table:table-cell office:value-type="float" office:value="1.2542625080000001" table:style-name="ce1">
            <text:p>1,254262508</text:p>
          </table:table-cell>
          <table:table-cell office:value-type="float" office:value="0.62122118299999995" table:style-name="ce1">
            <text:p>0,621221183</text:p>
          </table:table-cell>
          <table:table-cell office:value-type="float" office:value="6.7838625999999999E-2" table:style-name="ce1">
            <text:p>0,067838626</text:p>
          </table:table-cell>
          <table:table-cell office:value-type="float" office:value="2.8819468270000002" table:style-name="ce1">
            <text:p>2,881946827</text:p>
          </table:table-cell>
          <table:table-cell office:value-type="float" office:value="1.217777186" table:style-name="ce1">
            <text:p>1,217777186</text:p>
          </table:table-cell>
          <table:table-cell office:value-type="float" office:value="2.5773692970000002" table:style-name="ce1">
            <text:p>2,577369297</text:p>
          </table:table-cell>
          <table:table-cell office:value-type="float" office:value="0.314038975" table:style-name="ce1">
            <text:p>0,314038975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5" table:style-name="ce1">
            <text:p>2005</text:p>
          </table:table-cell>
          <table:table-cell office:value-type="float" office:value="1.30203884" table:style-name="ce1">
            <text:p>1,30203884</text:p>
          </table:table-cell>
          <table:table-cell office:value-type="float" office:value="3.6827317970000002" table:style-name="ce1">
            <text:p>3,682731797</text:p>
          </table:table-cell>
          <table:table-cell office:value-type="float" office:value="3.5375571539999999" table:style-name="ce1">
            <text:p>3,537557154</text:p>
          </table:table-cell>
          <table:table-cell office:value-type="float" office:value="-0.51179011600000002" table:style-name="ce1">
            <text:p>-0,511790116</text:p>
          </table:table-cell>
          <table:table-cell office:value-type="float" office:value="3.3824165540000002" table:style-name="ce1">
            <text:p>3,382416554</text:p>
          </table:table-cell>
          <table:table-cell office:value-type="float" office:value="2.307180019" table:style-name="ce1">
            <text:p>2,307180019</text:p>
          </table:table-cell>
          <table:table-cell office:value-type="float" office:value="12.02016527" table:style-name="ce1">
            <text:p>12,02016527</text:p>
          </table:table-cell>
          <table:table-cell office:value-type="float" office:value="1.0362811679999999" table:style-name="ce1">
            <text:p>1,036281168</text:p>
          </table:table-cell>
          <table:table-cell office:value-type="float" office:value="-0.65032110700000001" table:style-name="ce1">
            <text:p>-0,650321107</text:p>
          </table:table-cell>
          <table:table-cell office:value-type="float" office:value="-0.19959249500000001" table:style-name="ce1">
            <text:p>-0,199592495</text:p>
          </table:table-cell>
          <table:table-cell office:value-type="float" office:value="1.395564086" table:style-name="ce1">
            <text:p>1,395564086</text:p>
          </table:table-cell>
          <table:table-cell office:value-type="float" office:value="1.319789554" table:style-name="ce1">
            <text:p>1,319789554</text:p>
          </table:table-cell>
          <table:table-cell office:value-type="float" office:value="0.68126724800000005" table:style-name="ce1">
            <text:p>0,681267248</text:p>
          </table:table-cell>
          <table:table-cell office:value-type="float" office:value="1.0222655919999999" table:style-name="ce1">
            <text:p>1,022265592</text:p>
          </table:table-cell>
          <table:table-cell office:value-type="float" office:value="3.2171658820000002" table:style-name="ce1">
            <text:p>3,217165882</text:p>
          </table:table-cell>
          <table:table-cell office:value-type="float" office:value="0.55005570800000003" table:style-name="ce1">
            <text:p>0,550055708</text:p>
          </table:table-cell>
          <table:table-cell office:value-type="float" office:value="2.9523835159999998" table:style-name="ce1">
            <text:p>2,952383516</text:p>
          </table:table-cell>
          <table:table-cell office:value-type="float" office:value="2.9591877759999998" table:style-name="ce1">
            <text:p>2,959187776</text:p>
          </table:table-cell>
          <table:table-cell office:value-type="float" office:value="1.4847447739999999" table:style-name="ce1">
            <text:p>1,484744774</text:p>
          </table:table-cell>
          <table:table-cell office:value-type="float" office:value="-0.75297744499999997" table:style-name="ce1">
            <text:p>-0,752977445</text:p>
          </table:table-cell>
          <table:table-cell office:value-type="float" office:value="6.9043964119999996" table:style-name="ce1">
            <text:p>6,904396412</text:p>
          </table:table-cell>
          <table:table-cell office:value-type="float" office:value="1.853248287" table:style-name="ce1">
            <text:p>1,853248287</text:p>
          </table:table-cell>
          <table:table-cell office:value-type="float" office:value="3.0201109E-2" table:style-name="ce1">
            <text:p>0,030201109</text:p>
          </table:table-cell>
          <table:table-cell office:value-type="float" office:value="-0.68300556000000001" table:style-name="ce1">
            <text:p>-0,68300556</text:p>
          </table:table-cell>
          <table:table-cell office:value-type="float" office:value="2.6044477320000001" table:style-name="ce1">
            <text:p>2,604447732</text:p>
          </table:table-cell>
          <table:table-cell office:value-type="float" office:value="0.64951364899999997" table:style-name="ce1">
            <text:p>0,649513649</text:p>
          </table:table-cell>
          <table:table-cell office:value-type="float" office:value="1.784254998" table:style-name="ce1">
            <text:p>1,784254998</text:p>
          </table:table-cell>
          <table:table-cell office:value-type="float" office:value="1.145880998" table:style-name="ce1">
            <text:p>1,145880998</text:p>
          </table:table-cell>
          <table:table-cell office:value-type="float" office:value="0.37671792700000001" table:style-name="ce1">
            <text:p>0,376717927</text:p>
          </table:table-cell>
          <table:table-cell office:value-type="float" office:value="1.568184375" table:style-name="ce1">
            <text:p>1,568184375</text:p>
          </table:table-cell>
          <table:table-cell office:value-type="float" office:value="1.5415581060000001" table:style-name="ce1">
            <text:p>1,541558106</text:p>
          </table:table-cell>
          <table:table-cell office:value-type="float" office:value="1.882508206" table:style-name="ce1">
            <text:p>1,882508206</text:p>
          </table:table-cell>
          <table:table-cell office:value-type="float" office:value="1.963165759" table:style-name="ce1">
            <text:p>1,963165759</text:p>
          </table:table-cell>
          <table:table-cell office:value-type="float" office:value="0.94446692700000001" table:style-name="ce1">
            <text:p>0,944466927</text:p>
          </table:table-cell>
          <table:table-cell office:value-type="float" office:value="-0.27254803300000002" table:style-name="ce1">
            <text:p>-0,272548033</text:p>
          </table:table-cell>
          <table:table-cell office:value-type="float" office:value="0.64060154000000002" table:style-name="ce1">
            <text:p>0,64060154</text:p>
          </table:table-cell>
          <table:table-cell office:value-type="float" office:value="0.63625815699999999" table:style-name="ce1">
            <text:p>0,636258157</text:p>
          </table:table-cell>
          <table:table-cell office:value-type="float" office:value="1.0420095819999999" table:style-name="ce1">
            <text:p>1,042009582</text:p>
          </table:table-cell>
          <table:table-cell office:value-type="float" office:value="0.58812498999999996" table:style-name="ce1">
            <text:p>0,58812499</text:p>
          </table:table-cell>
          <table:table-cell office:value-type="float" office:value="2.1144348119999998" table:style-name="ce1">
            <text:p>2,114434812</text:p>
          </table:table-cell>
          <table:table-cell office:value-type="float" office:value="2.7098027669999998" table:style-name="ce1">
            <text:p>2,709802767</text:p>
          </table:table-cell>
          <table:table-cell office:value-type="float" office:value="3.1842223920000001" table:style-name="ce1">
            <text:p>3,184222392</text:p>
          </table:table-cell>
          <table:table-cell office:value-type="float" office:value="3.1490944829999998" table:style-name="ce1">
            <text:p>3,149094483</text:p>
          </table:table-cell>
          <table:table-cell office:value-type="float" office:value="1.3497682200000001" table:style-name="ce1">
            <text:p>1,34976822</text:p>
          </table:table-cell>
          <table:table-cell office:value-type="float" office:value="2.3823669550000002" table:style-name="ce1">
            <text:p>2,382366955</text:p>
          </table:table-cell>
          <table:table-cell office:value-type="float" office:value="1.3951201049999999" table:style-name="ce1">
            <text:p>1,395120105</text:p>
          </table:table-cell>
          <table:table-cell office:value-type="float" office:value="1.4181751520000001" table:style-name="ce1">
            <text:p>1,418175152</text:p>
          </table:table-cell>
          <table:table-cell office:value-type="float" office:value="0.68323609299999999" table:style-name="ce1">
            <text:p>0,683236093</text:p>
          </table:table-cell>
          <table:table-cell office:value-type="float" office:value="9.9653760999999993E-2" table:style-name="ce1">
            <text:p>0,099653761</text:p>
          </table:table-cell>
          <table:table-cell office:value-type="float" office:value="2.550073807" table:style-name="ce1">
            <text:p>2,550073807</text:p>
          </table:table-cell>
          <table:table-cell office:value-type="float" office:value="2.797543573" table:style-name="ce1">
            <text:p>2,797543573</text:p>
          </table:table-cell>
          <table:table-cell office:value-type="float" office:value="1.693210951" table:style-name="ce1">
            <text:p>1,693210951</text:p>
          </table:table-cell>
          <table:table-cell office:value-type="float" office:value="0.13832597999999999" table:style-name="ce1">
            <text:p>0,13832598</text:p>
          </table:table-cell>
          <table:table-cell office:value-type="float" office:value="-5.6778262000000003E-2" table:style-name="ce1">
            <text:p>-0,056778262</text:p>
          </table:table-cell>
          <table:table-cell office:value-type="float" office:value="1.4986867699999999" table:style-name="ce1">
            <text:p>1,49868677</text:p>
          </table:table-cell>
          <table:table-cell office:value-type="float" office:value="0.29367763400000002" table:style-name="ce1">
            <text:p>0,293677634</text:p>
          </table:table-cell>
          <table:table-cell office:value-type="float" office:value="0.27548173300000001" table:style-name="ce1">
            <text:p>0,275481733</text:p>
          </table:table-cell>
          <table:table-cell office:value-type="float" office:value="1.3591956919999999" table:style-name="ce1">
            <text:p>1,359195692</text:p>
          </table:table-cell>
          <table:table-cell office:value-type="float" office:value="1.3899005230000001" table:style-name="ce1">
            <text:p>1,389900523</text:p>
          </table:table-cell>
          <table:table-cell office:value-type="float" office:value="0.79918031300000003" table:style-name="ce1">
            <text:p>0,799180313</text:p>
          </table:table-cell>
          <table:table-cell office:value-type="float" office:value="1.6364537669999999" table:style-name="ce1">
            <text:p>1,636453767</text:p>
          </table:table-cell>
          <table:table-cell office:value-type="float" office:value="0.74159881400000005" table:style-name="ce1">
            <text:p>0,741598814</text:p>
          </table:table-cell>
          <table:table-cell office:value-type="float" office:value="0.148294552" table:style-name="ce1">
            <text:p>0,148294552</text:p>
          </table:table-cell>
          <table:table-cell office:value-type="float" office:value="0.30484013999999998" table:style-name="ce1">
            <text:p>0,30484014</text:p>
          </table:table-cell>
          <table:table-cell office:value-type="float" office:value="1.6735642120000001" table:style-name="ce1">
            <text:p>1,673564212</text:p>
          </table:table-cell>
          <table:table-cell office:value-type="float" office:value="1.8057075060000001" table:style-name="ce1">
            <text:p>1,805707506</text:p>
          </table:table-cell>
          <table:table-cell office:value-type="float" office:value="0.51815765999999996" table:style-name="ce1">
            <text:p>0,51815766</text:p>
          </table:table-cell>
          <table:table-cell office:value-type="float" office:value="3.8535997649999998" table:style-name="ce1">
            <text:p>3,853599765</text:p>
          </table:table-cell>
          <table:table-cell office:value-type="float" office:value="1.6893490470000001" table:style-name="ce1">
            <text:p>1,689349047</text:p>
          </table:table-cell>
          <table:table-cell office:value-type="float" office:value="-0.57225552499999999" table:style-name="ce1">
            <text:p>-0,572255525</text:p>
          </table:table-cell>
          <table:table-cell office:value-type="float" office:value="2.7983292639999999" table:style-name="ce1">
            <text:p>2,798329264</text:p>
          </table:table-cell>
          <table:table-cell office:value-type="float" office:value="0.35520047999999999" table:style-name="ce1">
            <text:p>0,35520048</text:p>
          </table:table-cell>
          <table:table-cell office:value-type="float" office:value="2.5601468449999998" table:style-name="ce1">
            <text:p>2,560146845</text:p>
          </table:table-cell>
          <table:table-cell office:value-type="float" office:value="0.34224859400000002" table:style-name="ce1">
            <text:p>0,342248594</text:p>
          </table:table-cell>
          <table:table-cell office:value-type="float" office:value="0.456735434" table:style-name="ce1">
            <text:p>0,456735434</text:p>
          </table:table-cell>
          <table:table-cell office:value-type="float" office:value="0.75380083200000003" table:style-name="ce1">
            <text:p>0,753800832</text:p>
          </table:table-cell>
          <table:table-cell office:value-type="float" office:value="0.25597462599999998" table:style-name="ce1">
            <text:p>0,255974626</text:p>
          </table:table-cell>
          <table:table-cell office:value-type="float" office:value="-0.46626704899999999" table:style-name="ce1">
            <text:p>-0,466267049</text:p>
          </table:table-cell>
          <table:table-cell office:value-type="float" office:value="2.6786873419999999" table:style-name="ce1">
            <text:p>2,678687342</text:p>
          </table:table-cell>
          <table:table-cell office:value-type="float" office:value="0.68661130599999998" table:style-name="ce1">
            <text:p>0,686611306</text:p>
          </table:table-cell>
          <table:table-cell office:value-type="float" office:value="-0.63529221800000002" table:style-name="ce1">
            <text:p>-0,635292218</text:p>
          </table:table-cell>
          <table:table-cell office:value-type="float" office:value="2.5174557609999999" table:style-name="ce1">
            <text:p>2,517455761</text:p>
          </table:table-cell>
          <table:table-cell office:value-type="float" office:value="0.87986417299999997" table:style-name="ce1">
            <text:p>0,879864173</text:p>
          </table:table-cell>
          <table:table-cell office:value-type="float" office:value="2.0387143299999999" table:style-name="ce1">
            <text:p>2,03871433</text:p>
          </table:table-cell>
          <table:table-cell office:value-type="float" office:value="3.1061601169999999" table:style-name="ce1">
            <text:p>3,106160117</text:p>
          </table:table-cell>
          <table:table-cell office:value-type="float" office:value="2.365272756" table:style-name="ce1">
            <text:p>2,365272756</text:p>
          </table:table-cell>
          <table:table-cell office:value-type="float" office:value="4.4448305890000004" table:style-name="ce1">
            <text:p>4,444830589</text:p>
          </table:table-cell>
          <table:table-cell office:value-type="float" office:value="0.293249074" table:style-name="ce1">
            <text:p>0,293249074</text:p>
          </table:table-cell>
          <table:table-cell office:value-type="float" office:value="0.30046719399999999" table:style-name="ce1">
            <text:p>0,300467194</text:p>
          </table:table-cell>
          <table:table-cell office:value-type="float" office:value="4.216222E-2" table:style-name="ce1">
            <text:p>0,04216222</text:p>
          </table:table-cell>
          <table:table-cell office:value-type="float" office:value="2.077170631" table:style-name="ce1">
            <text:p>2,077170631</text:p>
          </table:table-cell>
          <table:table-cell office:value-type="float" office:value="0.19020362599999999" table:style-name="ce1">
            <text:p>0,190203626</text:p>
          </table:table-cell>
          <table:table-cell office:value-type="float" office:value="5.7108386999999997E-2" table:style-name="ce1">
            <text:p>0,057108387</text:p>
          </table:table-cell>
          <table:table-cell office:value-type="float" office:value="0.67860967400000005" table:style-name="ce1">
            <text:p>0,678609674</text:p>
          </table:table-cell>
          <table:table-cell office:value-type="float" office:value="0.43687140600000002" table:style-name="ce1">
            <text:p>0,436871406</text:p>
          </table:table-cell>
          <table:table-cell office:value-type="float" office:value="2.3882934150000001" table:style-name="ce1">
            <text:p>2,388293415</text:p>
          </table:table-cell>
          <table:table-cell office:value-type="float" office:value="2.8594658900000001" table:style-name="ce1">
            <text:p>2,85946589</text:p>
          </table:table-cell>
          <table:table-cell office:value-type="float" office:value="0.12873278899999999" table:style-name="ce1">
            <text:p>0,128732789</text:p>
          </table:table-cell>
          <table:table-cell office:value-type="float" office:value="1.6249456819999999" table:style-name="ce1">
            <text:p>1,624945682</text:p>
          </table:table-cell>
          <table:table-cell office:value-type="float" office:value="-0.198878843" table:style-name="ce1">
            <text:p>-0,198878843</text:p>
          </table:table-cell>
          <table:table-cell office:value-type="float" office:value="1.0561629450000001" table:style-name="ce1">
            <text:p>1,056162945</text:p>
          </table:table-cell>
          <table:table-cell office:value-type="float" office:value="1.351890759" table:style-name="ce1">
            <text:p>1,351890759</text:p>
          </table:table-cell>
          <table:table-cell office:value-type="float" office:value="2.3902261170000001" table:style-name="ce1">
            <text:p>2,390226117</text:p>
          </table:table-cell>
          <table:table-cell office:value-type="float" office:value="2.3514219669999998" table:style-name="ce1">
            <text:p>2,351421967</text:p>
          </table:table-cell>
          <table:table-cell office:value-type="float" office:value="1.3363010500000001" table:style-name="ce1">
            <text:p>1,33630105</text:p>
          </table:table-cell>
          <table:table-cell office:value-type="float" office:value="2.4096123010000001" table:style-name="ce1">
            <text:p>2,409612301</text:p>
          </table:table-cell>
          <table:table-cell office:value-type="float" office:value="0.98233231700000001" table:style-name="ce1">
            <text:p>0,982332317</text:p>
          </table:table-cell>
          <table:table-cell office:value-type="float" office:value="1.57971029" table:style-name="ce1">
            <text:p>1,57971029</text:p>
          </table:table-cell>
          <table:table-cell table:style-name="ce1"/>
          <table:table-cell office:value-type="float" office:value="2.1787030139999999" table:style-name="ce1">
            <text:p>2,178703014</text:p>
          </table:table-cell>
          <table:table-cell office:value-type="float" office:value="1.169424021" table:style-name="ce1">
            <text:p>1,169424021</text:p>
          </table:table-cell>
          <table:table-cell office:value-type="float" office:value="2.2859384650000001" table:style-name="ce1">
            <text:p>2,285938465</text:p>
          </table:table-cell>
          <table:table-cell office:value-type="float" office:value="1.5828919779999999" table:style-name="ce1">
            <text:p>1,582891978</text:p>
          </table:table-cell>
          <table:table-cell office:value-type="float" office:value="1.762897661" table:style-name="ce1">
            <text:p>1,762897661</text:p>
          </table:table-cell>
          <table:table-cell office:value-type="float" office:value="0.49138910800000002" table:style-name="ce1">
            <text:p>0,491389108</text:p>
          </table:table-cell>
          <table:table-cell office:value-type="float" office:value="0.54850825999999997" table:style-name="ce1">
            <text:p>0,54850826</text:p>
          </table:table-cell>
          <table:table-cell office:value-type="float" office:value="3.2682792059999999" table:style-name="ce1">
            <text:p>3,268279206</text:p>
          </table:table-cell>
          <table:table-cell office:value-type="float" office:value="9.3920970000000003E-3" table:style-name="ce1">
            <text:p>0,009392097</text:p>
          </table:table-cell>
          <table:table-cell office:value-type="float" office:value="0.88889138199999995" table:style-name="ce1">
            <text:p>0,888891382</text:p>
          </table:table-cell>
          <table:table-cell office:value-type="float" office:value="2.739229463" table:style-name="ce1">
            <text:p>2,739229463</text:p>
          </table:table-cell>
          <table:table-cell office:value-type="float" office:value="1.127864459" table:style-name="ce1">
            <text:p>1,127864459</text:p>
          </table:table-cell>
          <table:table-cell office:value-type="float" office:value="1.570923651" table:style-name="ce1">
            <text:p>1,570923651</text:p>
          </table:table-cell>
          <table:table-cell office:value-type="float" office:value="1.9976159819999999" table:style-name="ce1">
            <text:p>1,997615982</text:p>
          </table:table-cell>
          <table:table-cell office:value-type="float" office:value="1.1355099200000001" table:style-name="ce1">
            <text:p>1,13550992</text:p>
          </table:table-cell>
          <table:table-cell office:value-type="float" office:value="0.21199778399999999" table:style-name="ce1">
            <text:p>0,211997784</text:p>
          </table:table-cell>
          <table:table-cell office:value-type="float" office:value="3.1186080629999999" table:style-name="ce1">
            <text:p>3,118608063</text:p>
          </table:table-cell>
          <table:table-cell office:value-type="float" office:value="1.280203261" table:style-name="ce1">
            <text:p>1,280203261</text:p>
          </table:table-cell>
          <table:table-cell office:value-type="float" office:value="1.567736845" table:style-name="ce1">
            <text:p>1,567736845</text:p>
          </table:table-cell>
          <table:table-cell office:value-type="float" office:value="2.7922191980000002" table:style-name="ce1">
            <text:p>2,792219198</text:p>
          </table:table-cell>
          <table:table-cell office:value-type="float" office:value="2.5959287120000001" table:style-name="ce1">
            <text:p>2,595928712</text:p>
          </table:table-cell>
          <table:table-cell office:value-type="float" office:value="1.5372929950000001" table:style-name="ce1">
            <text:p>1,537292995</text:p>
          </table:table-cell>
          <table:table-cell office:value-type="float" office:value="0.98453289300000002" table:style-name="ce1">
            <text:p>0,984532893</text:p>
          </table:table-cell>
          <table:table-cell office:value-type="float" office:value="1.257971854" table:style-name="ce1">
            <text:p>1,257971854</text:p>
          </table:table-cell>
          <table:table-cell office:value-type="float" office:value="2.4588415819999998" table:style-name="ce1">
            <text:p>2,458841582</text:p>
          </table:table-cell>
          <table:table-cell office:value-type="float" office:value="2.8714098809999999" table:style-name="ce1">
            <text:p>2,871409881</text:p>
          </table:table-cell>
          <table:table-cell office:value-type="float" office:value="0.75472056399999998" table:style-name="ce1">
            <text:p>0,754720564</text:p>
          </table:table-cell>
          <table:table-cell office:value-type="float" office:value="0.81082550600000003" table:style-name="ce1">
            <text:p>0,810825506</text:p>
          </table:table-cell>
          <table:table-cell office:value-type="float" office:value="1.6874539719999999" table:style-name="ce1">
            <text:p>1,687453972</text:p>
          </table:table-cell>
          <table:table-cell office:value-type="float" office:value="1.3680131579999999" table:style-name="ce1">
            <text:p>1,368013158</text:p>
          </table:table-cell>
          <table:table-cell office:value-type="float" office:value="-0.49104883399999999" table:style-name="ce1">
            <text:p>-0,491048834</text:p>
          </table:table-cell>
          <table:table-cell office:value-type="float" office:value="0.64553128199999998" table:style-name="ce1">
            <text:p>0,645531282</text:p>
          </table:table-cell>
          <table:table-cell office:value-type="float" office:value="-1.628401126" table:style-name="ce1">
            <text:p>-1,628401126</text:p>
          </table:table-cell>
          <table:table-cell office:value-type="float" office:value="1.530054663" table:style-name="ce1">
            <text:p>1,530054663</text:p>
          </table:table-cell>
          <table:table-cell office:value-type="float" office:value="-1.080571457" table:style-name="ce1">
            <text:p>-1,080571457</text:p>
          </table:table-cell>
          <table:table-cell office:value-type="float" office:value="2.3597807249999998" table:style-name="ce1">
            <text:p>2,359780725</text:p>
          </table:table-cell>
          <table:table-cell office:value-type="float" office:value="3.15000686" table:style-name="ce1">
            <text:p>3,15000686</text:p>
          </table:table-cell>
          <table:table-cell office:value-type="float" office:value="1.1238112179999999" table:style-name="ce1">
            <text:p>1,123811218</text:p>
          </table:table-cell>
          <table:table-cell office:value-type="float" office:value="1.0186744459999999" table:style-name="ce1">
            <text:p>1,018674446</text:p>
          </table:table-cell>
          <table:table-cell office:value-type="float" office:value="-0.243323174" table:style-name="ce1">
            <text:p>-0,243323174</text:p>
          </table:table-cell>
          <table:table-cell office:value-type="float" office:value="2.953901101" table:style-name="ce1">
            <text:p>2,953901101</text:p>
          </table:table-cell>
          <table:table-cell office:value-type="float" office:value="2.645060548" table:style-name="ce1">
            <text:p>2,645060548</text:p>
          </table:table-cell>
          <table:table-cell office:value-type="float" office:value="2.0245553379999999" table:style-name="ce1">
            <text:p>2,024555338</text:p>
          </table:table-cell>
          <table:table-cell office:value-type="float" office:value="1.415822666" table:style-name="ce1">
            <text:p>1,415822666</text:p>
          </table:table-cell>
          <table:table-cell office:value-type="float" office:value="1.4252888589999999" table:style-name="ce1">
            <text:p>1,425288859</text:p>
          </table:table-cell>
          <table:table-cell office:value-type="float" office:value="1.2286573730000001" table:style-name="ce1">
            <text:p>1,228657373</text:p>
          </table:table-cell>
          <table:table-cell office:value-type="float" office:value="0.156655294" table:style-name="ce1">
            <text:p>0,156655294</text:p>
          </table:table-cell>
          <table:table-cell office:value-type="float" office:value="3.2331524979999999" table:style-name="ce1">
            <text:p>3,233152498</text:p>
          </table:table-cell>
          <table:table-cell office:value-type="float" office:value="0.63743691800000002" table:style-name="ce1">
            <text:p>0,637436918</text:p>
          </table:table-cell>
          <table:table-cell office:value-type="float" office:value="0.79053345100000005" table:style-name="ce1">
            <text:p>0,790533451</text:p>
          </table:table-cell>
          <table:table-cell office:value-type="float" office:value="1.753816477" table:style-name="ce1">
            <text:p>1,753816477</text:p>
          </table:table-cell>
          <table:table-cell office:value-type="float" office:value="0.14792926200000001" table:style-name="ce1">
            <text:p>0,147929262</text:p>
          </table:table-cell>
          <table:table-cell office:value-type="float" office:value="1.195877528" table:style-name="ce1">
            <text:p>1,195877528</text:p>
          </table:table-cell>
          <table:table-cell office:value-type="float" office:value="-1.2374046169999999" table:style-name="ce1">
            <text:p>-1,237404617</text:p>
          </table:table-cell>
          <table:table-cell office:value-type="float" office:value="2.887865831" table:style-name="ce1">
            <text:p>2,887865831</text:p>
          </table:table-cell>
          <table:table-cell office:value-type="float" office:value="2.8491183599999998" table:style-name="ce1">
            <text:p>2,84911836</text:p>
          </table:table-cell>
          <table:table-cell office:value-type="float" office:value="0.59209966000000003" table:style-name="ce1">
            <text:p>0,59209966</text:p>
          </table:table-cell>
          <table:table-cell office:value-type="float" office:value="2.6005696149999999" table:style-name="ce1">
            <text:p>2,600569615</text:p>
          </table:table-cell>
          <table:table-cell office:value-type="float" office:value="1.9652621100000001" table:style-name="ce1">
            <text:p>1,96526211</text:p>
          </table:table-cell>
          <table:table-cell office:value-type="float" office:value="0.928178273" table:style-name="ce1">
            <text:p>0,928178273</text:p>
          </table:table-cell>
          <table:table-cell office:value-type="float" office:value="1.589970222" table:style-name="ce1">
            <text:p>1,589970222</text:p>
          </table:table-cell>
          <table:table-cell office:value-type="float" office:value="1.518467354" table:style-name="ce1">
            <text:p>1,518467354</text:p>
          </table:table-cell>
          <table:table-cell office:value-type="float" office:value="3.7278623999999998" table:style-name="ce1">
            <text:p>3,7278624</text:p>
          </table:table-cell>
          <table:table-cell office:value-type="float" office:value="2.5856890940000001" table:style-name="ce1">
            <text:p>2,585689094</text:p>
          </table:table-cell>
          <table:table-cell office:value-type="float" office:value="1.36539626" table:style-name="ce1">
            <text:p>1,36539626</text:p>
          </table:table-cell>
          <table:table-cell office:value-type="float" office:value="0.23366314799999999" table:style-name="ce1">
            <text:p>0,233663148</text:p>
          </table:table-cell>
          <table:table-cell office:value-type="float" office:value="0.68107296399999995" table:style-name="ce1">
            <text:p>0,681072964</text:p>
          </table:table-cell>
          <table:table-cell office:value-type="float" office:value="1.2710553090000001" table:style-name="ce1">
            <text:p>1,271055309</text:p>
          </table:table-cell>
          <table:table-cell office:value-type="float" office:value="-0.53668297499999995" table:style-name="ce1">
            <text:p>-0,536682975</text:p>
          </table:table-cell>
          <table:table-cell office:value-type="float" office:value="1.12877351" table:style-name="ce1">
            <text:p>1,12877351</text:p>
          </table:table-cell>
          <table:table-cell office:value-type="float" office:value="0.72111560100000005" table:style-name="ce1">
            <text:p>0,721115601</text:p>
          </table:table-cell>
          <table:table-cell office:value-type="float" office:value="2.6524482840000001" table:style-name="ce1">
            <text:p>2,652448284</text:p>
          </table:table-cell>
          <table:table-cell office:value-type="float" office:value="2.1700642019999998" table:style-name="ce1">
            <text:p>2,170064202</text:p>
          </table:table-cell>
          <table:table-cell office:value-type="float" office:value="2.2964228809999998" table:style-name="ce1">
            <text:p>2,296422881</text:p>
          </table:table-cell>
          <table:table-cell office:value-type="float" office:value="1.8444443420000001" table:style-name="ce1">
            <text:p>1,844444342</text:p>
          </table:table-cell>
          <table:table-cell office:value-type="float" office:value="0.87198404100000004" table:style-name="ce1">
            <text:p>0,871984041</text:p>
          </table:table-cell>
          <table:table-cell office:value-type="float" office:value="1.8893666609999999" table:style-name="ce1">
            <text:p>1,889366661</text:p>
          </table:table-cell>
          <table:table-cell office:value-type="float" office:value="-0.43381827499999998" table:style-name="ce1">
            <text:p>-0,433818275</text:p>
          </table:table-cell>
          <table:table-cell office:value-type="float" office:value="2.1894621949999999" table:style-name="ce1">
            <text:p>2,189462195</text:p>
          </table:table-cell>
          <table:table-cell office:value-type="float" office:value="-4.3948952999999999E-2" table:style-name="ce1">
            <text:p>-0,043948953</text:p>
          </table:table-cell>
          <table:table-cell office:value-type="float" office:value="2.9040388319999999" table:style-name="ce1">
            <text:p>2,904038832</text:p>
          </table:table-cell>
          <table:table-cell office:value-type="float" office:value="-0.14424236100000001" table:style-name="ce1">
            <text:p>-0,144242361</text:p>
          </table:table-cell>
          <table:table-cell office:value-type="float" office:value="0.71976449899999995" table:style-name="ce1">
            <text:p>0,719764499</text:p>
          </table:table-cell>
          <table:table-cell office:value-type="float" office:value="0.185532267" table:style-name="ce1">
            <text:p>0,185532267</text:p>
          </table:table-cell>
          <table:table-cell office:value-type="float" office:value="1.619245662" table:style-name="ce1">
            <text:p>1,619245662</text:p>
          </table:table-cell>
          <table:table-cell office:value-type="float" office:value="2.5552623730000001" table:style-name="ce1">
            <text:p>2,555262373</text:p>
          </table:table-cell>
          <table:table-cell office:value-type="float" office:value="1.1804511129999999" table:style-name="ce1">
            <text:p>1,180451113</text:p>
          </table:table-cell>
          <table:table-cell office:value-type="float" office:value="0.50827511400000003" table:style-name="ce1">
            <text:p>0,508275114</text:p>
          </table:table-cell>
          <table:table-cell office:value-type="float" office:value="1.0832085899999999" table:style-name="ce1">
            <text:p>1,08320859</text:p>
          </table:table-cell>
          <table:table-cell office:value-type="float" office:value="13.870162759999999" table:style-name="ce1">
            <text:p>13,87016276</text:p>
          </table:table-cell>
          <table:table-cell office:value-type="float" office:value="-0.61753095700000005" table:style-name="ce1">
            <text:p>-0,617530957</text:p>
          </table:table-cell>
          <table:table-cell office:value-type="float" office:value="-0.38145279500000001" table:style-name="ce1">
            <text:p>-0,381452795</text:p>
          </table:table-cell>
          <table:table-cell office:value-type="float" office:value="1.8229302110000001" table:style-name="ce1">
            <text:p>1,822930211</text:p>
          </table:table-cell>
          <table:table-cell office:value-type="float" office:value="1.6805740010000001" table:style-name="ce1">
            <text:p>1,680574001</text:p>
          </table:table-cell>
          <table:table-cell office:value-type="float" office:value="2.9118884770000002" table:style-name="ce1">
            <text:p>2,911888477</text:p>
          </table:table-cell>
          <table:table-cell office:value-type="float" office:value="2.4045580009999998" table:style-name="ce1">
            <text:p>2,404558001</text:p>
          </table:table-cell>
          <table:table-cell office:value-type="float" office:value="2.5574951480000001" table:style-name="ce1">
            <text:p>2,557495148</text:p>
          </table:table-cell>
          <table:table-cell office:value-type="float" office:value="2.3505112889999999" table:style-name="ce1">
            <text:p>2,350511289</text:p>
          </table:table-cell>
          <table:table-cell office:value-type="float" office:value="2.4512863340000002" table:style-name="ce1">
            <text:p>2,451286334</text:p>
          </table:table-cell>
          <table:table-cell office:value-type="float" office:value="3.8206877029999999" table:style-name="ce1">
            <text:p>3,820687703</text:p>
          </table:table-cell>
          <table:table-cell office:value-type="float" office:value="0.46913281899999998" table:style-name="ce1">
            <text:p>0,469132819</text:p>
          </table:table-cell>
          <table:table-cell office:value-type="float" office:value="1.3181572159999999" table:style-name="ce1">
            <text:p>1,318157216</text:p>
          </table:table-cell>
          <table:table-cell office:value-type="float" office:value="3.077643583" table:style-name="ce1">
            <text:p>3,077643583</text:p>
          </table:table-cell>
          <table:table-cell office:value-type="float" office:value="-0.30043113300000002" table:style-name="ce1">
            <text:p>-0,300431133</text:p>
          </table:table-cell>
          <table:table-cell office:value-type="float" office:value="2.7022283410000001" table:style-name="ce1">
            <text:p>2,702228341</text:p>
          </table:table-cell>
          <table:table-cell office:value-type="float" office:value="4.3748899400000001" table:style-name="ce1">
            <text:p>4,37488994</text:p>
          </table:table-cell>
          <table:table-cell office:value-type="float" office:value="2.698494975" table:style-name="ce1">
            <text:p>2,698494975</text:p>
          </table:table-cell>
          <table:table-cell office:value-type="float" office:value="1.7857540199999999" table:style-name="ce1">
            <text:p>1,78575402</text:p>
          </table:table-cell>
          <table:table-cell office:value-type="float" office:value="2.4004314419999999" table:style-name="ce1">
            <text:p>2,400431442</text:p>
          </table:table-cell>
          <table:table-cell office:value-type="float" office:value="1.164198295" table:style-name="ce1">
            <text:p>1,164198295</text:p>
          </table:table-cell>
          <table:table-cell office:value-type="float" office:value="9.8091340000000006E-3" table:style-name="ce1">
            <text:p>0,009809134</text:p>
          </table:table-cell>
          <table:table-cell office:value-type="float" office:value="0.173208905" table:style-name="ce1">
            <text:p>0,173208905</text:p>
          </table:table-cell>
          <table:table-cell office:value-type="float" office:value="0.39994276299999998" table:style-name="ce1">
            <text:p>0,399942763</text:p>
          </table:table-cell>
          <table:table-cell office:value-type="float" office:value="0.41743198799999998" table:style-name="ce1">
            <text:p>0,417431988</text:p>
          </table:table-cell>
          <table:table-cell office:value-type="float" office:value="1.597004887" table:style-name="ce1">
            <text:p>1,597004887</text:p>
          </table:table-cell>
          <table:table-cell office:value-type="float" office:value="0.463308214" table:style-name="ce1">
            <text:p>0,463308214</text:p>
          </table:table-cell>
          <table:table-cell office:value-type="float" office:value="2.947799641" table:style-name="ce1">
            <text:p>2,947799641</text:p>
          </table:table-cell>
          <table:table-cell office:value-type="float" office:value="5.3948941059999997" table:style-name="ce1">
            <text:p>5,394894106</text:p>
          </table:table-cell>
          <table:table-cell office:value-type="float" office:value="3.6498297649999998" table:style-name="ce1">
            <text:p>3,649829765</text:p>
          </table:table-cell>
          <table:table-cell office:value-type="float" office:value="0.80017414499999995" table:style-name="ce1">
            <text:p>0,800174145</text:p>
          </table:table-cell>
          <table:table-cell office:value-type="float" office:value="9.3432758000000005E-2" table:style-name="ce1">
            <text:p>0,093432758</text:p>
          </table:table-cell>
          <table:table-cell office:value-type="float" office:value="2.5972888420000002" table:style-name="ce1">
            <text:p>2,597288842</text:p>
          </table:table-cell>
          <table:table-cell office:value-type="float" office:value="0.64548218499999999" table:style-name="ce1">
            <text:p>0,645482185</text:p>
          </table:table-cell>
          <table:table-cell office:value-type="float" office:value="1.8872807629999999" table:style-name="ce1">
            <text:p>1,887280763</text:p>
          </table:table-cell>
          <table:table-cell office:value-type="float" office:value="1.083638122" table:style-name="ce1">
            <text:p>1,083638122</text:p>
          </table:table-cell>
          <table:table-cell office:value-type="float" office:value="1.2918729" table:style-name="ce1">
            <text:p>1,2918729</text:p>
          </table:table-cell>
          <table:table-cell office:value-type="float" office:value="2.3632690250000001" table:style-name="ce1">
            <text:p>2,363269025</text:p>
          </table:table-cell>
          <table:table-cell office:value-type="float" office:value="1.744701187" table:style-name="ce1">
            <text:p>1,744701187</text:p>
          </table:table-cell>
          <table:table-cell office:value-type="float" office:value="0.68316669100000005" table:style-name="ce1">
            <text:p>0,683166691</text:p>
          </table:table-cell>
          <table:table-cell office:value-type="float" office:value="1.6805740010000001" table:style-name="ce1">
            <text:p>1,680574001</text:p>
          </table:table-cell>
          <table:table-cell office:value-type="float" office:value="2.698494975" table:style-name="ce1">
            <text:p>2,698494975</text:p>
          </table:table-cell>
          <table:table-cell office:value-type="float" office:value="0.49323059400000002" table:style-name="ce1">
            <text:p>0,493230594</text:p>
          </table:table-cell>
          <table:table-cell office:value-type="float" office:value="0.83952799199999995" table:style-name="ce1">
            <text:p>0,839527992</text:p>
          </table:table-cell>
          <table:table-cell office:value-type="float" office:value="1.3231382679999999" table:style-name="ce1">
            <text:p>1,323138268</text:p>
          </table:table-cell>
          <table:table-cell office:value-type="float" office:value="1.3186561800000001" table:style-name="ce1">
            <text:p>1,31865618</text:p>
          </table:table-cell>
          <table:table-cell office:value-type="float" office:value="2.8237449689999998" table:style-name="ce1">
            <text:p>2,823744969</text:p>
          </table:table-cell>
          <table:table-cell office:value-type="float" office:value="3.1679523980000002" table:style-name="ce1">
            <text:p>3,167952398</text:p>
          </table:table-cell>
          <table:table-cell office:value-type="float" office:value="-0.73280094399999995" table:style-name="ce1">
            <text:p>-0,732800944</text:p>
          </table:table-cell>
          <table:table-cell office:value-type="float" office:value="0.81143061999999999" table:style-name="ce1">
            <text:p>0,81143062</text:p>
          </table:table-cell>
          <table:table-cell office:value-type="float" office:value="9.8445359999999992E-3" table:style-name="ce1">
            <text:p>0,009844536</text:p>
          </table:table-cell>
          <table:table-cell office:value-type="float" office:value="0.92171316700000006" table:style-name="ce1">
            <text:p>0,921713167</text:p>
          </table:table-cell>
          <table:table-cell office:value-type="float" office:value="1.163350224" table:style-name="ce1">
            <text:p>1,163350224</text:p>
          </table:table-cell>
          <table:table-cell office:value-type="float" office:value="9.3954669000000005E-2" table:style-name="ce1">
            <text:p>0,093954669</text:p>
          </table:table-cell>
          <table:table-cell office:value-type="float" office:value="1.662677907" table:style-name="ce1">
            <text:p>1,662677907</text:p>
          </table:table-cell>
          <table:table-cell office:value-type="float" office:value="3.4025420899999999" table:style-name="ce1">
            <text:p>3,40254209</text:p>
          </table:table-cell>
          <table:table-cell office:value-type="float" office:value="-1.1985930000000001E-2" table:style-name="ce1">
            <text:p>-0,01198593</text:p>
          </table:table-cell>
          <table:table-cell office:value-type="float" office:value="0.92254799300000001" table:style-name="ce1">
            <text:p>0,922547993</text:p>
          </table:table-cell>
          <table:table-cell office:value-type="float" office:value="2.494027564" table:style-name="ce1">
            <text:p>2,494027564</text:p>
          </table:table-cell>
          <table:table-cell office:value-type="float" office:value="1.24692655" table:style-name="ce1">
            <text:p>1,24692655</text:p>
          </table:table-cell>
          <table:table-cell office:value-type="float" office:value="0.63463570899999999" table:style-name="ce1">
            <text:p>0,634635709</text:p>
          </table:table-cell>
          <table:table-cell office:value-type="float" office:value="6.7909885000000003E-2" table:style-name="ce1">
            <text:p>0,067909885</text:p>
          </table:table-cell>
          <table:table-cell office:value-type="float" office:value="2.8619692159999999" table:style-name="ce1">
            <text:p>2,861969216</text:p>
          </table:table-cell>
          <table:table-cell office:value-type="float" office:value="1.2377531500000001" table:style-name="ce1">
            <text:p>1,23775315</text:p>
          </table:table-cell>
          <table:table-cell office:value-type="float" office:value="2.6113881829999999" table:style-name="ce1">
            <text:p>2,611388183</text:p>
          </table:table-cell>
          <table:table-cell office:value-type="float" office:value="0.47132856299999998" table:style-name="ce1">
            <text:p>0,47132856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6" table:style-name="ce1">
            <text:p>2006</text:p>
          </table:table-cell>
          <table:table-cell office:value-type="float" office:value="0.79954623999999996" table:style-name="ce1">
            <text:p>0,79954624</text:p>
          </table:table-cell>
          <table:table-cell office:value-type="float" office:value="2.9904780940000002" table:style-name="ce1">
            <text:p>2,990478094</text:p>
          </table:table-cell>
          <table:table-cell office:value-type="float" office:value="3.6195745590000001" table:style-name="ce1">
            <text:p>3,619574559</text:p>
          </table:table-cell>
          <table:table-cell office:value-type="float" office:value="-0.63091124499999995" table:style-name="ce1">
            <text:p>-0,630911245</text:p>
          </table:table-cell>
          <table:table-cell office:value-type="float" office:value="2.6599841780000002" table:style-name="ce1">
            <text:p>2,659984178</text:p>
          </table:table-cell>
          <table:table-cell office:value-type="float" office:value="2.377071151" table:style-name="ce1">
            <text:p>2,377071151</text:p>
          </table:table-cell>
          <table:table-cell office:value-type="float" office:value="14.42464112" table:style-name="ce1">
            <text:p>14,42464112</text:p>
          </table:table-cell>
          <table:table-cell office:value-type="float" office:value="1.01544167" table:style-name="ce1">
            <text:p>1,01544167</text:p>
          </table:table-cell>
          <table:table-cell office:value-type="float" office:value="-0.773190355" table:style-name="ce1">
            <text:p>-0,773190355</text:p>
          </table:table-cell>
          <table:table-cell office:value-type="float" office:value="-0.76684261200000003" table:style-name="ce1">
            <text:p>-0,766842612</text:p>
          </table:table-cell>
          <table:table-cell office:value-type="float" office:value="1.50944883" table:style-name="ce1">
            <text:p>1,50944883</text:p>
          </table:table-cell>
          <table:table-cell office:value-type="float" office:value="1.4752279450000001" table:style-name="ce1">
            <text:p>1,475227945</text:p>
          </table:table-cell>
          <table:table-cell office:value-type="float" office:value="0.494797775" table:style-name="ce1">
            <text:p>0,494797775</text:p>
          </table:table-cell>
          <table:table-cell office:value-type="float" office:value="1.098586574" table:style-name="ce1">
            <text:p>1,098586574</text:p>
          </table:table-cell>
          <table:table-cell office:value-type="float" office:value="3.2460165050000001" table:style-name="ce1">
            <text:p>3,246016505</text:p>
          </table:table-cell>
          <table:table-cell office:value-type="float" office:value="0.659558215" table:style-name="ce1">
            <text:p>0,659558215</text:p>
          </table:table-cell>
          <table:table-cell office:value-type="float" office:value="2.8975449229999999" table:style-name="ce1">
            <text:p>2,897544923</text:p>
          </table:table-cell>
          <table:table-cell office:value-type="float" office:value="2.9890626880000002" table:style-name="ce1">
            <text:p>2,989062688</text:p>
          </table:table-cell>
          <table:table-cell office:value-type="float" office:value="1.347130256" table:style-name="ce1">
            <text:p>1,347130256</text:p>
          </table:table-cell>
          <table:table-cell office:value-type="float" office:value="-0.75950591599999995" table:style-name="ce1">
            <text:p>-0,759505916</text:p>
          </table:table-cell>
          <table:table-cell office:value-type="float" office:value="7.5002313049999998" table:style-name="ce1">
            <text:p>7,500231305</text:p>
          </table:table-cell>
          <table:table-cell office:value-type="float" office:value="1.882682626" table:style-name="ce1">
            <text:p>1,882682626</text:p>
          </table:table-cell>
          <table:table-cell office:value-type="float" office:value="2.4698720000000001E-3" table:style-name="ce1">
            <text:p>0,002469872</text:p>
          </table:table-cell>
          <table:table-cell office:value-type="float" office:value="-0.61229619800000001" table:style-name="ce1">
            <text:p>-0,612296198</text:p>
          </table:table-cell>
          <table:table-cell office:value-type="float" office:value="2.6183448010000001" table:style-name="ce1">
            <text:p>2,618344801</text:p>
          </table:table-cell>
          <table:table-cell office:value-type="float" office:value="0.57517847700000002" table:style-name="ce1">
            <text:p>0,575178477</text:p>
          </table:table-cell>
          <table:table-cell office:value-type="float" office:value="1.7516248999999999" table:style-name="ce1">
            <text:p>1,7516249</text:p>
          </table:table-cell>
          <table:table-cell office:value-type="float" office:value="1.090196854" table:style-name="ce1">
            <text:p>1,090196854</text:p>
          </table:table-cell>
          <table:table-cell office:value-type="float" office:value="0.416757555" table:style-name="ce1">
            <text:p>0,416757555</text:p>
          </table:table-cell>
          <table:table-cell office:value-type="float" office:value="1.4003930360000001" table:style-name="ce1">
            <text:p>1,400393036</text:p>
          </table:table-cell>
          <table:table-cell office:value-type="float" office:value="1.3277393900000001" table:style-name="ce1">
            <text:p>1,32773939</text:p>
          </table:table-cell>
          <table:table-cell office:value-type="float" office:value="2.0264870560000001" table:style-name="ce1">
            <text:p>2,026487056</text:p>
          </table:table-cell>
          <table:table-cell office:value-type="float" office:value="1.9540247470000001" table:style-name="ce1">
            <text:p>1,954024747</text:p>
          </table:table-cell>
          <table:table-cell office:value-type="float" office:value="1.0103345029999999" table:style-name="ce1">
            <text:p>1,010334503</text:p>
          </table:table-cell>
          <table:table-cell office:value-type="float" office:value="-0.254078786" table:style-name="ce1">
            <text:p>-0,254078786</text:p>
          </table:table-cell>
          <table:table-cell office:value-type="float" office:value="0.62755847300000001" table:style-name="ce1">
            <text:p>0,627558473</text:p>
          </table:table-cell>
          <table:table-cell office:value-type="float" office:value="0.87303548399999997" table:style-name="ce1">
            <text:p>0,873035484</text:p>
          </table:table-cell>
          <table:table-cell office:value-type="float" office:value="1.0559265339999999" table:style-name="ce1">
            <text:p>1,055926534</text:p>
          </table:table-cell>
          <table:table-cell office:value-type="float" office:value="0.55837436699999998" table:style-name="ce1">
            <text:p>0,558374367</text:p>
          </table:table-cell>
          <table:table-cell office:value-type="float" office:value="2.1580365920000002" table:style-name="ce1">
            <text:p>2,158036592</text:p>
          </table:table-cell>
          <table:table-cell office:value-type="float" office:value="2.7271087070000002" table:style-name="ce1">
            <text:p>2,727108707</text:p>
          </table:table-cell>
          <table:table-cell office:value-type="float" office:value="3.2187954699999999" table:style-name="ce1">
            <text:p>3,21879547</text:p>
          </table:table-cell>
          <table:table-cell office:value-type="float" office:value="3.321895971" table:style-name="ce1">
            <text:p>3,321895971</text:p>
          </table:table-cell>
          <table:table-cell office:value-type="float" office:value="1.2887279460000001" table:style-name="ce1">
            <text:p>1,288727946</text:p>
          </table:table-cell>
          <table:table-cell office:value-type="float" office:value="2.39064349" table:style-name="ce1">
            <text:p>2,39064349</text:p>
          </table:table-cell>
          <table:table-cell office:value-type="float" office:value="1.3169009949999999" table:style-name="ce1">
            <text:p>1,316900995</text:p>
          </table:table-cell>
          <table:table-cell office:value-type="float" office:value="1.3882877810000001" table:style-name="ce1">
            <text:p>1,388287781</text:p>
          </table:table-cell>
          <table:table-cell office:value-type="float" office:value="0.67339403200000003" table:style-name="ce1">
            <text:p>0,673394032</text:p>
          </table:table-cell>
          <table:table-cell office:value-type="float" office:value="-2.9658800000000002E-3" table:style-name="ce1">
            <text:p>-0,00296588</text:p>
          </table:table-cell>
          <table:table-cell office:value-type="float" office:value="2.568114257" table:style-name="ce1">
            <text:p>2,568114257</text:p>
          </table:table-cell>
          <table:table-cell office:value-type="float" office:value="2.958186124" table:style-name="ce1">
            <text:p>2,958186124</text:p>
          </table:table-cell>
          <table:table-cell office:value-type="float" office:value="1.7215616030000001" table:style-name="ce1">
            <text:p>1,721561603</text:p>
          </table:table-cell>
          <table:table-cell office:value-type="float" office:value="0.27079562899999998" table:style-name="ce1">
            <text:p>0,270795629</text:p>
          </table:table-cell>
          <table:table-cell office:value-type="float" office:value="-0.112797498" table:style-name="ce1">
            <text:p>-0,112797498</text:p>
          </table:table-cell>
          <table:table-cell office:value-type="float" office:value="1.4335241240000001" table:style-name="ce1">
            <text:p>1,433524124</text:p>
          </table:table-cell>
          <table:table-cell office:value-type="float" office:value="0.18258123900000001" table:style-name="ce1">
            <text:p>0,182581239</text:p>
          </table:table-cell>
          <table:table-cell office:value-type="float" office:value="0.32864515900000002" table:style-name="ce1">
            <text:p>0,328645159</text:p>
          </table:table-cell>
          <table:table-cell office:value-type="float" office:value="1.325957163" table:style-name="ce1">
            <text:p>1,325957163</text:p>
          </table:table-cell>
          <table:table-cell office:value-type="float" office:value="1.471122982" table:style-name="ce1">
            <text:p>1,471122982</text:p>
          </table:table-cell>
          <table:table-cell office:value-type="float" office:value="0.77118013699999999" table:style-name="ce1">
            <text:p>0,771180137</text:p>
          </table:table-cell>
          <table:table-cell office:value-type="float" office:value="1.6167341660000001" table:style-name="ce1">
            <text:p>1,616734166</text:p>
          </table:table-cell>
          <table:table-cell office:value-type="float" office:value="0.73187087699999998" table:style-name="ce1">
            <text:p>0,731870877</text:p>
          </table:table-cell>
          <table:table-cell office:value-type="float" office:value="0.18498187099999999" table:style-name="ce1">
            <text:p>0,184981871</text:p>
          </table:table-cell>
          <table:table-cell office:value-type="float" office:value="0.30989138199999999" table:style-name="ce1">
            <text:p>0,309891382</text:p>
          </table:table-cell>
          <table:table-cell office:value-type="float" office:value="1.6750261829999999" table:style-name="ce1">
            <text:p>1,675026183</text:p>
          </table:table-cell>
          <table:table-cell office:value-type="float" office:value="1.771855438" table:style-name="ce1">
            <text:p>1,771855438</text:p>
          </table:table-cell>
          <table:table-cell office:value-type="float" office:value="0.46826463299999999" table:style-name="ce1">
            <text:p>0,468264633</text:p>
          </table:table-cell>
          <table:table-cell office:value-type="float" office:value="3.187325236" table:style-name="ce1">
            <text:p>3,187325236</text:p>
          </table:table-cell>
          <table:table-cell office:value-type="float" office:value="1.6903525559999999" table:style-name="ce1">
            <text:p>1,690352556</text:p>
          </table:table-cell>
          <table:table-cell office:value-type="float" office:value="-0.58965555999999997" table:style-name="ce1">
            <text:p>-0,58965556</text:p>
          </table:table-cell>
          <table:table-cell office:value-type="float" office:value="2.7681398609999999" table:style-name="ce1">
            <text:p>2,768139861</text:p>
          </table:table-cell>
          <table:table-cell office:value-type="float" office:value="0.32510529999999999" table:style-name="ce1">
            <text:p>0,3251053</text:p>
          </table:table-cell>
          <table:table-cell office:value-type="float" office:value="2.5345749139999998" table:style-name="ce1">
            <text:p>2,534574914</text:p>
          </table:table-cell>
          <table:table-cell office:value-type="float" office:value="0.38377713600000002" table:style-name="ce1">
            <text:p>0,383777136</text:p>
          </table:table-cell>
          <table:table-cell office:value-type="float" office:value="0.75976100800000002" table:style-name="ce1">
            <text:p>0,759761008</text:p>
          </table:table-cell>
          <table:table-cell office:value-type="float" office:value="0.69720700099999999" table:style-name="ce1">
            <text:p>0,697207001</text:p>
          </table:table-cell>
          <table:table-cell office:value-type="float" office:value="0.146575397" table:style-name="ce1">
            <text:p>0,146575397</text:p>
          </table:table-cell>
          <table:table-cell office:value-type="float" office:value="-0.71678793900000004" table:style-name="ce1">
            <text:p>-0,716787939</text:p>
          </table:table-cell>
          <table:table-cell office:value-type="float" office:value="2.8082099139999999" table:style-name="ce1">
            <text:p>2,808209914</text:p>
          </table:table-cell>
          <table:table-cell office:value-type="float" office:value="0.73504867799999996" table:style-name="ce1">
            <text:p>0,735048678</text:p>
          </table:table-cell>
          <table:table-cell office:value-type="float" office:value="-0.56848471199999995" table:style-name="ce1">
            <text:p>-0,568484712</text:p>
          </table:table-cell>
          <table:table-cell office:value-type="float" office:value="2.5544081080000001" table:style-name="ce1">
            <text:p>2,554408108</text:p>
          </table:table-cell>
          <table:table-cell office:value-type="float" office:value="0.59427511499999996" table:style-name="ce1">
            <text:p>0,594275115</text:p>
          </table:table-cell>
          <table:table-cell office:value-type="float" office:value="2.1485751909999999" table:style-name="ce1">
            <text:p>2,148575191</text:p>
          </table:table-cell>
          <table:table-cell office:value-type="float" office:value="3.043371713" table:style-name="ce1">
            <text:p>3,043371713</text:p>
          </table:table-cell>
          <table:table-cell office:value-type="float" office:value="2.39870954" table:style-name="ce1">
            <text:p>2,39870954</text:p>
          </table:table-cell>
          <table:table-cell office:value-type="float" office:value="4.5588459119999998" table:style-name="ce1">
            <text:p>4,558845912</text:p>
          </table:table-cell>
          <table:table-cell office:value-type="float" office:value="0.30033180100000001" table:style-name="ce1">
            <text:p>0,300331801</text:p>
          </table:table-cell>
          <table:table-cell office:value-type="float" office:value="0.25954956000000001" table:style-name="ce1">
            <text:p>0,25954956</text:p>
          </table:table-cell>
          <table:table-cell office:value-type="float" office:value="-0.283179181" table:style-name="ce1">
            <text:p>-0,283179181</text:p>
          </table:table-cell>
          <table:table-cell office:value-type="float" office:value="2.0262280970000002" table:style-name="ce1">
            <text:p>2,026228097</text:p>
          </table:table-cell>
          <table:table-cell office:value-type="float" office:value="0.155180602" table:style-name="ce1">
            <text:p>0,155180602</text:p>
          </table:table-cell>
          <table:table-cell office:value-type="float" office:value="2.4120506E-2" table:style-name="ce1">
            <text:p>0,024120506</text:p>
          </table:table-cell>
          <table:table-cell office:value-type="float" office:value="0.73495049700000004" table:style-name="ce1">
            <text:p>0,734950497</text:p>
          </table:table-cell>
          <table:table-cell office:value-type="float" office:value="0.642270483" table:style-name="ce1">
            <text:p>0,642270483</text:p>
          </table:table-cell>
          <table:table-cell office:value-type="float" office:value="2.3231643480000002" table:style-name="ce1">
            <text:p>2,323164348</text:p>
          </table:table-cell>
          <table:table-cell office:value-type="float" office:value="2.8247188950000002" table:style-name="ce1">
            <text:p>2,824718895</text:p>
          </table:table-cell>
          <table:table-cell office:value-type="float" office:value="2.3523123999999999E-2" table:style-name="ce1">
            <text:p>0,023523124</text:p>
          </table:table-cell>
          <table:table-cell office:value-type="float" office:value="1.612725475" table:style-name="ce1">
            <text:p>1,612725475</text:p>
          </table:table-cell>
          <table:table-cell office:value-type="float" office:value="-0.15571648499999999" table:style-name="ce1">
            <text:p>-0,155716485</text:p>
          </table:table-cell>
          <table:table-cell office:value-type="float" office:value="1.034300859" table:style-name="ce1">
            <text:p>1,034300859</text:p>
          </table:table-cell>
          <table:table-cell office:value-type="float" office:value="1.336230375" table:style-name="ce1">
            <text:p>1,336230375</text:p>
          </table:table-cell>
          <table:table-cell office:value-type="float" office:value="2.38252825" table:style-name="ce1">
            <text:p>2,38252825</text:p>
          </table:table-cell>
          <table:table-cell office:value-type="float" office:value="2.3767655630000002" table:style-name="ce1">
            <text:p>2,376765563</text:p>
          </table:table-cell>
          <table:table-cell office:value-type="float" office:value="1.3295808680000001" table:style-name="ce1">
            <text:p>1,329580868</text:p>
          </table:table-cell>
          <table:table-cell office:value-type="float" office:value="2.3854055980000002" table:style-name="ce1">
            <text:p>2,385405598</text:p>
          </table:table-cell>
          <table:table-cell office:value-type="float" office:value="1.2129612169999999" table:style-name="ce1">
            <text:p>1,212961217</text:p>
          </table:table-cell>
          <table:table-cell office:value-type="float" office:value="1.545696178" table:style-name="ce1">
            <text:p>1,545696178</text:p>
          </table:table-cell>
          <table:table-cell table:style-name="ce1"/>
          <table:table-cell office:value-type="float" office:value="2.696005644" table:style-name="ce1">
            <text:p>2,696005644</text:p>
          </table:table-cell>
          <table:table-cell office:value-type="float" office:value="1.129472295" table:style-name="ce1">
            <text:p>1,129472295</text:p>
          </table:table-cell>
          <table:table-cell office:value-type="float" office:value="1.934347802" table:style-name="ce1">
            <text:p>1,934347802</text:p>
          </table:table-cell>
          <table:table-cell office:value-type="float" office:value="2.3474224299999999" table:style-name="ce1">
            <text:p>2,34742243</text:p>
          </table:table-cell>
          <table:table-cell office:value-type="float" office:value="1.767805874" table:style-name="ce1">
            <text:p>1,767805874</text:p>
          </table:table-cell>
          <table:table-cell office:value-type="float" office:value="0.30055968900000002" table:style-name="ce1">
            <text:p>0,300559689</text:p>
          </table:table-cell>
          <table:table-cell office:value-type="float" office:value="0.52431591399999999" table:style-name="ce1">
            <text:p>0,524315914</text:p>
          </table:table-cell>
          <table:table-cell office:value-type="float" office:value="3.8433179150000001" table:style-name="ce1">
            <text:p>3,843317915</text:p>
          </table:table-cell>
          <table:table-cell office:value-type="float" office:value="6.3373588999999994E-2" table:style-name="ce1">
            <text:p>0,063373589</text:p>
          </table:table-cell>
          <table:table-cell office:value-type="float" office:value="1.057664776" table:style-name="ce1">
            <text:p>1,057664776</text:p>
          </table:table-cell>
          <table:table-cell office:value-type="float" office:value="2.7579069550000002" table:style-name="ce1">
            <text:p>2,757906955</text:p>
          </table:table-cell>
          <table:table-cell office:value-type="float" office:value="1.0750512940000001" table:style-name="ce1">
            <text:p>1,075051294</text:p>
          </table:table-cell>
          <table:table-cell office:value-type="float" office:value="1.527856858" table:style-name="ce1">
            <text:p>1,527856858</text:p>
          </table:table-cell>
          <table:table-cell office:value-type="float" office:value="2.162211648" table:style-name="ce1">
            <text:p>2,162211648</text:p>
          </table:table-cell>
          <table:table-cell office:value-type="float" office:value="1.021402945" table:style-name="ce1">
            <text:p>1,021402945</text:p>
          </table:table-cell>
          <table:table-cell office:value-type="float" office:value="0.52519994000000003" table:style-name="ce1">
            <text:p>0,52519994</text:p>
          </table:table-cell>
          <table:table-cell office:value-type="float" office:value="4.4571070849999996" table:style-name="ce1">
            <text:p>4,457107085</text:p>
          </table:table-cell>
          <table:table-cell office:value-type="float" office:value="1.249414963" table:style-name="ce1">
            <text:p>1,249414963</text:p>
          </table:table-cell>
          <table:table-cell office:value-type="float" office:value="1.6279034240000001" table:style-name="ce1">
            <text:p>1,627903424</text:p>
          </table:table-cell>
          <table:table-cell office:value-type="float" office:value="1.2896493550000001" table:style-name="ce1">
            <text:p>1,289649355</text:p>
          </table:table-cell>
          <table:table-cell office:value-type="float" office:value="3.3939243829999999" table:style-name="ce1">
            <text:p>3,393924383</text:p>
          </table:table-cell>
          <table:table-cell office:value-type="float" office:value="1.5105863509999999" table:style-name="ce1">
            <text:p>1,510586351</text:p>
          </table:table-cell>
          <table:table-cell office:value-type="float" office:value="1.1946686769999999" table:style-name="ce1">
            <text:p>1,194668677</text:p>
          </table:table-cell>
          <table:table-cell office:value-type="float" office:value="1.2279120080000001" table:style-name="ce1">
            <text:p>1,227912008</text:p>
          </table:table-cell>
          <table:table-cell office:value-type="float" office:value="2.4109405800000001" table:style-name="ce1">
            <text:p>2,41094058</text:p>
          </table:table-cell>
          <table:table-cell office:value-type="float" office:value="2.8631823650000001" table:style-name="ce1">
            <text:p>2,863182365</text:p>
          </table:table-cell>
          <table:table-cell office:value-type="float" office:value="0.73762945099999999" table:style-name="ce1">
            <text:p>0,737629451</text:p>
          </table:table-cell>
          <table:table-cell office:value-type="float" office:value="0.76952625600000002" table:style-name="ce1">
            <text:p>0,769526256</text:p>
          </table:table-cell>
          <table:table-cell office:value-type="float" office:value="1.667362223" table:style-name="ce1">
            <text:p>1,667362223</text:p>
          </table:table-cell>
          <table:table-cell office:value-type="float" office:value="1.351349613" table:style-name="ce1">
            <text:p>1,351349613</text:p>
          </table:table-cell>
          <table:table-cell office:value-type="float" office:value="-0.30983054900000001" table:style-name="ce1">
            <text:p>-0,309830549</text:p>
          </table:table-cell>
          <table:table-cell office:value-type="float" office:value="0.63583310199999998" table:style-name="ce1">
            <text:p>0,635833102</text:p>
          </table:table-cell>
          <table:table-cell office:value-type="float" office:value="-1.596378318" table:style-name="ce1">
            <text:p>-1,596378318</text:p>
          </table:table-cell>
          <table:table-cell office:value-type="float" office:value="1.595051918" table:style-name="ce1">
            <text:p>1,595051918</text:p>
          </table:table-cell>
          <table:table-cell office:value-type="float" office:value="-0.917272957" table:style-name="ce1">
            <text:p>-0,917272957</text:p>
          </table:table-cell>
          <table:table-cell office:value-type="float" office:value="2.2405937229999999" table:style-name="ce1">
            <text:p>2,240593723</text:p>
          </table:table-cell>
          <table:table-cell office:value-type="float" office:value="2.8468498069999999" table:style-name="ce1">
            <text:p>2,846849807</text:p>
          </table:table-cell>
          <table:table-cell office:value-type="float" office:value="1.139811914" table:style-name="ce1">
            <text:p>1,139811914</text:p>
          </table:table-cell>
          <table:table-cell office:value-type="float" office:value="1.0201020359999999" table:style-name="ce1">
            <text:p>1,020102036</text:p>
          </table:table-cell>
          <table:table-cell office:value-type="float" office:value="-0.27793754799999998" table:style-name="ce1">
            <text:p>-0,277937548</text:p>
          </table:table-cell>
          <table:table-cell office:value-type="float" office:value="2.921158358" table:style-name="ce1">
            <text:p>2,921158358</text:p>
          </table:table-cell>
          <table:table-cell office:value-type="float" office:value="2.4353114759999999" table:style-name="ce1">
            <text:p>2,435311476</text:p>
          </table:table-cell>
          <table:table-cell office:value-type="float" office:value="2.095666553" table:style-name="ce1">
            <text:p>2,095666553</text:p>
          </table:table-cell>
          <table:table-cell office:value-type="float" office:value="1.4562076049999999" table:style-name="ce1">
            <text:p>1,456207605</text:p>
          </table:table-cell>
          <table:table-cell office:value-type="float" office:value="0.91691703000000002" table:style-name="ce1">
            <text:p>0,91691703</text:p>
          </table:table-cell>
          <table:table-cell office:value-type="float" office:value="1.208937685" table:style-name="ce1">
            <text:p>1,208937685</text:p>
          </table:table-cell>
          <table:table-cell office:value-type="float" office:value="0.138623354" table:style-name="ce1">
            <text:p>0,138623354</text:p>
          </table:table-cell>
          <table:table-cell office:value-type="float" office:value="3.2942179280000001" table:style-name="ce1">
            <text:p>3,294217928</text:p>
          </table:table-cell>
          <table:table-cell office:value-type="float" office:value="0.36433694700000002" table:style-name="ce1">
            <text:p>0,364336947</text:p>
          </table:table-cell>
          <table:table-cell office:value-type="float" office:value="0.71475626299999995" table:style-name="ce1">
            <text:p>0,714756263</text:p>
          </table:table-cell>
          <table:table-cell office:value-type="float" office:value="1.7567882930000001" table:style-name="ce1">
            <text:p>1,756788293</text:p>
          </table:table-cell>
          <table:table-cell office:value-type="float" office:value="0.124299813" table:style-name="ce1">
            <text:p>0,124299813</text:p>
          </table:table-cell>
          <table:table-cell office:value-type="float" office:value="1.2755419459999999" table:style-name="ce1">
            <text:p>1,275541946</text:p>
          </table:table-cell>
          <table:table-cell office:value-type="float" office:value="-1.1741400099999999" table:style-name="ce1">
            <text:p>-1,17414001</text:p>
          </table:table-cell>
          <table:table-cell office:value-type="float" office:value="2.8201441109999998" table:style-name="ce1">
            <text:p>2,820144111</text:p>
          </table:table-cell>
          <table:table-cell office:value-type="float" office:value="2.8590790510000001" table:style-name="ce1">
            <text:p>2,859079051</text:p>
          </table:table-cell>
          <table:table-cell office:value-type="float" office:value="0.46640352600000001" table:style-name="ce1">
            <text:p>0,466403526</text:p>
          </table:table-cell>
          <table:table-cell office:value-type="float" office:value="2.716977602" table:style-name="ce1">
            <text:p>2,716977602</text:p>
          </table:table-cell>
          <table:table-cell office:value-type="float" office:value="1.970866088" table:style-name="ce1">
            <text:p>1,970866088</text:p>
          </table:table-cell>
          <table:table-cell office:value-type="float" office:value="0.97341807599999997" table:style-name="ce1">
            <text:p>0,973418076</text:p>
          </table:table-cell>
          <table:table-cell office:value-type="float" office:value="1.688022879" table:style-name="ce1">
            <text:p>1,688022879</text:p>
          </table:table-cell>
          <table:table-cell office:value-type="float" office:value="1.4957543820000001" table:style-name="ce1">
            <text:p>1,495754382</text:p>
          </table:table-cell>
          <table:table-cell office:value-type="float" office:value="3.7421235039999998" table:style-name="ce1">
            <text:p>3,742123504</text:p>
          </table:table-cell>
          <table:table-cell office:value-type="float" office:value="2.610843826" table:style-name="ce1">
            <text:p>2,610843826</text:p>
          </table:table-cell>
          <table:table-cell office:value-type="float" office:value="1.370910713" table:style-name="ce1">
            <text:p>1,370910713</text:p>
          </table:table-cell>
          <table:table-cell office:value-type="float" office:value="0.16061366899999999" table:style-name="ce1">
            <text:p>0,160613669</text:p>
          </table:table-cell>
          <table:table-cell office:value-type="float" office:value="0.80539273899999997" table:style-name="ce1">
            <text:p>0,805392739</text:p>
          </table:table-cell>
          <table:table-cell office:value-type="float" office:value="1.243735705" table:style-name="ce1">
            <text:p>1,243735705</text:p>
          </table:table-cell>
          <table:table-cell office:value-type="float" office:value="-0.213447253" table:style-name="ce1">
            <text:p>-0,213447253</text:p>
          </table:table-cell>
          <table:table-cell office:value-type="float" office:value="1.2189848599999999" table:style-name="ce1">
            <text:p>1,21898486</text:p>
          </table:table-cell>
          <table:table-cell office:value-type="float" office:value="0.74525581500000004" table:style-name="ce1">
            <text:p>0,745255815</text:p>
          </table:table-cell>
          <table:table-cell office:value-type="float" office:value="2.7302118879999999" table:style-name="ce1">
            <text:p>2,730211888</text:p>
          </table:table-cell>
          <table:table-cell office:value-type="float" office:value="2.4297019130000002" table:style-name="ce1">
            <text:p>2,429701913</text:p>
          </table:table-cell>
          <table:table-cell office:value-type="float" office:value="2.29323254" table:style-name="ce1">
            <text:p>2,29323254</text:p>
          </table:table-cell>
          <table:table-cell office:value-type="float" office:value="1.8283779069999999" table:style-name="ce1">
            <text:p>1,828377907</text:p>
          </table:table-cell>
          <table:table-cell office:value-type="float" office:value="0.84302297699999995" table:style-name="ce1">
            <text:p>0,843022977</text:p>
          </table:table-cell>
          <table:table-cell office:value-type="float" office:value="1.793723347" table:style-name="ce1">
            <text:p>1,793723347</text:p>
          </table:table-cell>
          <table:table-cell office:value-type="float" office:value="-1.225823442" table:style-name="ce1">
            <text:p>-1,225823442</text:p>
          </table:table-cell>
          <table:table-cell office:value-type="float" office:value="2.3132112889999998" table:style-name="ce1">
            <text:p>2,313211289</text:p>
          </table:table-cell>
          <table:table-cell office:value-type="float" office:value="-6.3370573999999999E-2" table:style-name="ce1">
            <text:p>-0,063370574</text:p>
          </table:table-cell>
          <table:table-cell office:value-type="float" office:value="2.870929506" table:style-name="ce1">
            <text:p>2,870929506</text:p>
          </table:table-cell>
          <table:table-cell office:value-type="float" office:value="-0.42346720500000001" table:style-name="ce1">
            <text:p>-0,423467205</text:p>
          </table:table-cell>
          <table:table-cell office:value-type="float" office:value="0.62844262200000001" table:style-name="ce1">
            <text:p>0,628442622</text:p>
          </table:table-cell>
          <table:table-cell office:value-type="float" office:value="0.18033244100000001" table:style-name="ce1">
            <text:p>0,180332441</text:p>
          </table:table-cell>
          <table:table-cell office:value-type="float" office:value="1.5184867790000001" table:style-name="ce1">
            <text:p>1,518486779</text:p>
          </table:table-cell>
          <table:table-cell office:value-type="float" office:value="2.5552586750000001" table:style-name="ce1">
            <text:p>2,555258675</text:p>
          </table:table-cell>
          <table:table-cell office:value-type="float" office:value="1.2575321310000001" table:style-name="ce1">
            <text:p>1,257532131</text:p>
          </table:table-cell>
          <table:table-cell office:value-type="float" office:value="0.54360914100000002" table:style-name="ce1">
            <text:p>0,543609141</text:p>
          </table:table-cell>
          <table:table-cell office:value-type="float" office:value="0.85804408799999998" table:style-name="ce1">
            <text:p>0,858044088</text:p>
          </table:table-cell>
          <table:table-cell office:value-type="float" office:value="16.70019074" table:style-name="ce1">
            <text:p>16,70019074</text:p>
          </table:table-cell>
          <table:table-cell office:value-type="float" office:value="-0.59240256000000002" table:style-name="ce1">
            <text:p>-0,59240256</text:p>
          </table:table-cell>
          <table:table-cell office:value-type="float" office:value="-0.32744527000000001" table:style-name="ce1">
            <text:p>-0,32744527</text:p>
          </table:table-cell>
          <table:table-cell office:value-type="float" office:value="2.2717045840000001" table:style-name="ce1">
            <text:p>2,271704584</text:p>
          </table:table-cell>
          <table:table-cell office:value-type="float" office:value="1.629453584" table:style-name="ce1">
            <text:p>1,629453584</text:p>
          </table:table-cell>
          <table:table-cell office:value-type="float" office:value="2.8238827990000002" table:style-name="ce1">
            <text:p>2,823882799</text:p>
          </table:table-cell>
          <table:table-cell office:value-type="float" office:value="2.275427246" table:style-name="ce1">
            <text:p>2,275427246</text:p>
          </table:table-cell>
          <table:table-cell office:value-type="float" office:value="2.600244467" table:style-name="ce1">
            <text:p>2,600244467</text:p>
          </table:table-cell>
          <table:table-cell office:value-type="float" office:value="3.1293891559999998" table:style-name="ce1">
            <text:p>3,129389156</text:p>
          </table:table-cell>
          <table:table-cell office:value-type="float" office:value="2.3471207719999998" table:style-name="ce1">
            <text:p>2,347120772</text:p>
          </table:table-cell>
          <table:table-cell office:value-type="float" office:value="3.200538522" table:style-name="ce1">
            <text:p>3,200538522</text:p>
          </table:table-cell>
          <table:table-cell office:value-type="float" office:value="0.44967228300000001" table:style-name="ce1">
            <text:p>0,449672283</text:p>
          </table:table-cell>
          <table:table-cell office:value-type="float" office:value="1.2740752449999999" table:style-name="ce1">
            <text:p>1,274075245</text:p>
          </table:table-cell>
          <table:table-cell office:value-type="float" office:value="2.9896665150000001" table:style-name="ce1">
            <text:p>2,989666515</text:p>
          </table:table-cell>
          <table:table-cell office:value-type="float" office:value="-0.39320459299999999" table:style-name="ce1">
            <text:p>-0,393204593</text:p>
          </table:table-cell>
          <table:table-cell office:value-type="float" office:value="2.7236385200000002" table:style-name="ce1">
            <text:p>2,72363852</text:p>
          </table:table-cell>
          <table:table-cell office:value-type="float" office:value="4.8117274800000001" table:style-name="ce1">
            <text:p>4,81172748</text:p>
          </table:table-cell>
          <table:table-cell office:value-type="float" office:value="2.719919317" table:style-name="ce1">
            <text:p>2,719919317</text:p>
          </table:table-cell>
          <table:table-cell office:value-type="float" office:value="1.980070556" table:style-name="ce1">
            <text:p>1,980070556</text:p>
          </table:table-cell>
          <table:table-cell office:value-type="float" office:value="2.6377593450000001" table:style-name="ce1">
            <text:p>2,637759345</text:p>
          </table:table-cell>
          <table:table-cell office:value-type="float" office:value="1.1606963029999999" table:style-name="ce1">
            <text:p>1,160696303</text:p>
          </table:table-cell>
          <table:table-cell office:value-type="float" office:value="4.5971190000000002E-3" table:style-name="ce1">
            <text:p>0,004597119</text:p>
          </table:table-cell>
          <table:table-cell office:value-type="float" office:value="0.31911453699999998" table:style-name="ce1">
            <text:p>0,319114537</text:p>
          </table:table-cell>
          <table:table-cell office:value-type="float" office:value="0.56248390599999998" table:style-name="ce1">
            <text:p>0,562483906</text:p>
          </table:table-cell>
          <table:table-cell office:value-type="float" office:value="0.53351627599999996" table:style-name="ce1">
            <text:p>0,533516276</text:p>
          </table:table-cell>
          <table:table-cell office:value-type="float" office:value="1.2941852819999999" table:style-name="ce1">
            <text:p>1,294185282</text:p>
          </table:table-cell>
          <table:table-cell office:value-type="float" office:value="2.0805967349999999" table:style-name="ce1">
            <text:p>2,080596735</text:p>
          </table:table-cell>
          <table:table-cell office:value-type="float" office:value="3.731453234" table:style-name="ce1">
            <text:p>3,731453234</text:p>
          </table:table-cell>
          <table:table-cell office:value-type="float" office:value="4.2075998559999999" table:style-name="ce1">
            <text:p>4,207599856</text:p>
          </table:table-cell>
          <table:table-cell office:value-type="float" office:value="3.5081466699999999" table:style-name="ce1">
            <text:p>3,50814667</text:p>
          </table:table-cell>
          <table:table-cell office:value-type="float" office:value="0.77300081099999995" table:style-name="ce1">
            <text:p>0,773000811</text:p>
          </table:table-cell>
          <table:table-cell office:value-type="float" office:value="0.123498999" table:style-name="ce1">
            <text:p>0,123498999</text:p>
          </table:table-cell>
          <table:table-cell office:value-type="float" office:value="2.6594337819999998" table:style-name="ce1">
            <text:p>2,659433782</text:p>
          </table:table-cell>
          <table:table-cell office:value-type="float" office:value="0.60405708499999999" table:style-name="ce1">
            <text:p>0,604057085</text:p>
          </table:table-cell>
          <table:table-cell office:value-type="float" office:value="1.9438607130000001" table:style-name="ce1">
            <text:p>1,943860713</text:p>
          </table:table-cell>
          <table:table-cell office:value-type="float" office:value="1.1597499710000001" table:style-name="ce1">
            <text:p>1,159749971</text:p>
          </table:table-cell>
          <table:table-cell office:value-type="float" office:value="1.2646922840000001" table:style-name="ce1">
            <text:p>1,264692284</text:p>
          </table:table-cell>
          <table:table-cell office:value-type="float" office:value="2.1175328269999998" table:style-name="ce1">
            <text:p>2,117532827</text:p>
          </table:table-cell>
          <table:table-cell office:value-type="float" office:value="1.747630212" table:style-name="ce1">
            <text:p>1,747630212</text:p>
          </table:table-cell>
          <table:table-cell office:value-type="float" office:value="0.79068182200000003" table:style-name="ce1">
            <text:p>0,790681822</text:p>
          </table:table-cell>
          <table:table-cell office:value-type="float" office:value="1.629453584" table:style-name="ce1">
            <text:p>1,629453584</text:p>
          </table:table-cell>
          <table:table-cell office:value-type="float" office:value="2.719919317" table:style-name="ce1">
            <text:p>2,719919317</text:p>
          </table:table-cell>
          <table:table-cell office:value-type="float" office:value="0.46624579500000002" table:style-name="ce1">
            <text:p>0,466245795</text:p>
          </table:table-cell>
          <table:table-cell office:value-type="float" office:value="0.93011375399999996" table:style-name="ce1">
            <text:p>0,930113754</text:p>
          </table:table-cell>
          <table:table-cell office:value-type="float" office:value="1.2488663090000001" table:style-name="ce1">
            <text:p>1,248866309</text:p>
          </table:table-cell>
          <table:table-cell office:value-type="float" office:value="1.1928570869999999" table:style-name="ce1">
            <text:p>1,192857087</text:p>
          </table:table-cell>
          <table:table-cell office:value-type="float" office:value="2.8164869920000002" table:style-name="ce1">
            <text:p>2,816486992</text:p>
          </table:table-cell>
          <table:table-cell office:value-type="float" office:value="3.1533082399999999" table:style-name="ce1">
            <text:p>3,15330824</text:p>
          </table:table-cell>
          <table:table-cell office:value-type="float" office:value="-0.67605967300000003" table:style-name="ce1">
            <text:p>-0,676059673</text:p>
          </table:table-cell>
          <table:table-cell office:value-type="float" office:value="0.78842663700000004" table:style-name="ce1">
            <text:p>0,788426637</text:p>
          </table:table-cell>
          <table:table-cell office:value-type="float" office:value="0.108256053" table:style-name="ce1">
            <text:p>0,108256053</text:p>
          </table:table-cell>
          <table:table-cell office:value-type="float" office:value="0.96425391699999996" table:style-name="ce1">
            <text:p>0,964253917</text:p>
          </table:table-cell>
          <table:table-cell office:value-type="float" office:value="1.2202163539999999" table:style-name="ce1">
            <text:p>1,220216354</text:p>
          </table:table-cell>
          <table:table-cell office:value-type="float" office:value="-1.0128121E-2" table:style-name="ce1">
            <text:p>-0,010128121</text:p>
          </table:table-cell>
          <table:table-cell office:value-type="float" office:value="1.5680737739999999" table:style-name="ce1">
            <text:p>1,568073774</text:p>
          </table:table-cell>
          <table:table-cell office:value-type="float" office:value="3.8876102850000001" table:style-name="ce1">
            <text:p>3,887610285</text:p>
          </table:table-cell>
          <table:table-cell office:value-type="float" office:value="-7.6559441000000006E-2" table:style-name="ce1">
            <text:p>-0,076559441</text:p>
          </table:table-cell>
          <table:table-cell office:value-type="float" office:value="0.93188927700000002" table:style-name="ce1">
            <text:p>0,931889277</text:p>
          </table:table-cell>
          <table:table-cell office:value-type="float" office:value="2.4020869230000002" table:style-name="ce1">
            <text:p>2,402086923</text:p>
          </table:table-cell>
          <table:table-cell office:value-type="float" office:value="1.243693175" table:style-name="ce1">
            <text:p>1,243693175</text:p>
          </table:table-cell>
          <table:table-cell office:value-type="float" office:value="0.63726806999999996" table:style-name="ce1">
            <text:p>0,63726807</text:p>
          </table:table-cell>
          <table:table-cell office:value-type="float" office:value="0.80320028600000004" table:style-name="ce1">
            <text:p>0,803200286</text:p>
          </table:table-cell>
          <table:table-cell office:value-type="float" office:value="2.8448356399999999" table:style-name="ce1">
            <text:p>2,84483564</text:p>
          </table:table-cell>
          <table:table-cell office:value-type="float" office:value="1.2636001290000001" table:style-name="ce1">
            <text:p>1,263600129</text:p>
          </table:table-cell>
          <table:table-cell office:value-type="float" office:value="2.640770646" table:style-name="ce1">
            <text:p>2,640770646</text:p>
          </table:table-cell>
          <table:table-cell office:value-type="float" office:value="0.65031082799999995" table:style-name="ce1">
            <text:p>0,650310828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7" table:style-name="ce1">
            <text:p>2007</text:p>
          </table:table-cell>
          <table:table-cell office:value-type="float" office:value="0.38405241800000001" table:style-name="ce1">
            <text:p>0,384052418</text:p>
          </table:table-cell>
          <table:table-cell office:value-type="float" office:value="2.4938422990000002" table:style-name="ce1">
            <text:p>2,493842299</text:p>
          </table:table-cell>
          <table:table-cell office:value-type="float" office:value="3.6806353700000001" table:style-name="ce1">
            <text:p>3,68063537</text:p>
          </table:table-cell>
          <table:table-cell office:value-type="float" office:value="-0.75571875499999996" table:style-name="ce1">
            <text:p>-0,755718755</text:p>
          </table:table-cell>
          <table:table-cell office:value-type="float" office:value="2.0663381749999998" table:style-name="ce1">
            <text:p>2,066338175</text:p>
          </table:table-cell>
          <table:table-cell office:value-type="float" office:value="2.4307319139999999" table:style-name="ce1">
            <text:p>2,430731914</text:p>
          </table:table-cell>
          <table:table-cell office:value-type="float" office:value="15.17708393" table:style-name="ce1">
            <text:p>15,17708393</text:p>
          </table:table-cell>
          <table:table-cell office:value-type="float" office:value="0.99885890399999999" table:style-name="ce1">
            <text:p>0,998858904</text:p>
          </table:table-cell>
          <table:table-cell office:value-type="float" office:value="-0.87216058100000005" table:style-name="ce1">
            <text:p>-0,872160581</text:p>
          </table:table-cell>
          <table:table-cell office:value-type="float" office:value="-1.263296561" table:style-name="ce1">
            <text:p>-1,263296561</text:p>
          </table:table-cell>
          <table:table-cell office:value-type="float" office:value="1.5858306310000001" table:style-name="ce1">
            <text:p>1,585830631</text:p>
          </table:table-cell>
          <table:table-cell office:value-type="float" office:value="0.62467843499999998" table:style-name="ce1">
            <text:p>0,624678435</text:p>
          </table:table-cell>
          <table:table-cell office:value-type="float" office:value="0.32414653500000001" table:style-name="ce1">
            <text:p>0,324146535</text:p>
          </table:table-cell>
          <table:table-cell office:value-type="float" office:value="1.133855466" table:style-name="ce1">
            <text:p>1,133855466</text:p>
          </table:table-cell>
          <table:table-cell office:value-type="float" office:value="3.288776865" table:style-name="ce1">
            <text:p>3,288776865</text:p>
          </table:table-cell>
          <table:table-cell office:value-type="float" office:value="0.73433083099999996" table:style-name="ce1">
            <text:p>0,734330831</text:p>
          </table:table-cell>
          <table:table-cell office:value-type="float" office:value="2.8540855610000002" table:style-name="ce1">
            <text:p>2,854085561</text:p>
          </table:table-cell>
          <table:table-cell office:value-type="float" office:value="3.0118157939999999" table:style-name="ce1">
            <text:p>3,011815794</text:p>
          </table:table-cell>
          <table:table-cell office:value-type="float" office:value="1.226617775" table:style-name="ce1">
            <text:p>1,226617775</text:p>
          </table:table-cell>
          <table:table-cell office:value-type="float" office:value="-0.73528228399999995" table:style-name="ce1">
            <text:p>-0,735282284</text:p>
          </table:table-cell>
          <table:table-cell office:value-type="float" office:value="7.7760225949999997" table:style-name="ce1">
            <text:p>7,776022595</text:p>
          </table:table-cell>
          <table:table-cell office:value-type="float" office:value="1.9018499040000001" table:style-name="ce1">
            <text:p>1,901849904</text:p>
          </table:table-cell>
          <table:table-cell office:value-type="float" office:value="-7.0083064E-2" table:style-name="ce1">
            <text:p>-0,070083064</text:p>
          </table:table-cell>
          <table:table-cell office:value-type="float" office:value="-0.458847536" table:style-name="ce1">
            <text:p>-0,458847536</text:p>
          </table:table-cell>
          <table:table-cell office:value-type="float" office:value="2.6073969199999998" table:style-name="ce1">
            <text:p>2,60739692</text:p>
          </table:table-cell>
          <table:table-cell office:value-type="float" office:value="0.56568975399999999" table:style-name="ce1">
            <text:p>0,565689754</text:p>
          </table:table-cell>
          <table:table-cell office:value-type="float" office:value="1.7199325409999999" table:style-name="ce1">
            <text:p>1,719932541</text:p>
          </table:table-cell>
          <table:table-cell office:value-type="float" office:value="1.037862037" table:style-name="ce1">
            <text:p>1,037862037</text:p>
          </table:table-cell>
          <table:table-cell office:value-type="float" office:value="0.439788762" table:style-name="ce1">
            <text:p>0,439788762</text:p>
          </table:table-cell>
          <table:table-cell office:value-type="float" office:value="1.2619124340000001" table:style-name="ce1">
            <text:p>1,261912434</text:p>
          </table:table-cell>
          <table:table-cell office:value-type="float" office:value="1.1292684550000001" table:style-name="ce1">
            <text:p>1,129268455</text:p>
          </table:table-cell>
          <table:table-cell office:value-type="float" office:value="2.1314247449999999" table:style-name="ce1">
            <text:p>2,131424745</text:p>
          </table:table-cell>
          <table:table-cell office:value-type="float" office:value="1.922623931" table:style-name="ce1">
            <text:p>1,922623931</text:p>
          </table:table-cell>
          <table:table-cell office:value-type="float" office:value="0.97113514099999998" table:style-name="ce1">
            <text:p>0,971135141</text:p>
          </table:table-cell>
          <table:table-cell office:value-type="float" office:value="-0.37224521599999999" table:style-name="ce1">
            <text:p>-0,372245216</text:p>
          </table:table-cell>
          <table:table-cell office:value-type="float" office:value="0.89369097799999997" table:style-name="ce1">
            <text:p>0,893690978</text:p>
          </table:table-cell>
          <table:table-cell office:value-type="float" office:value="1.058376043" table:style-name="ce1">
            <text:p>1,058376043</text:p>
          </table:table-cell>
          <table:table-cell office:value-type="float" office:value="1.0685375079999999" table:style-name="ce1">
            <text:p>1,068537508</text:p>
          </table:table-cell>
          <table:table-cell office:value-type="float" office:value="0.52227186599999997" table:style-name="ce1">
            <text:p>0,522271866</text:p>
          </table:table-cell>
          <table:table-cell office:value-type="float" office:value="2.1955178169999998" table:style-name="ce1">
            <text:p>2,195517817</text:p>
          </table:table-cell>
          <table:table-cell office:value-type="float" office:value="2.7420054359999999" table:style-name="ce1">
            <text:p>2,742005436</text:p>
          </table:table-cell>
          <table:table-cell office:value-type="float" office:value="3.2613826019999999" table:style-name="ce1">
            <text:p>3,261382602</text:p>
          </table:table-cell>
          <table:table-cell office:value-type="float" office:value="3.4375128849999999" table:style-name="ce1">
            <text:p>3,437512885</text:p>
          </table:table-cell>
          <table:table-cell office:value-type="float" office:value="1.234478054" table:style-name="ce1">
            <text:p>1,234478054</text:p>
          </table:table-cell>
          <table:table-cell office:value-type="float" office:value="2.3967173659999998" table:style-name="ce1">
            <text:p>2,396717366</text:p>
          </table:table-cell>
          <table:table-cell office:value-type="float" office:value="1.2475935730000001" table:style-name="ce1">
            <text:p>1,247593573</text:p>
          </table:table-cell>
          <table:table-cell office:value-type="float" office:value="1.353523048" table:style-name="ce1">
            <text:p>1,353523048</text:p>
          </table:table-cell>
          <table:table-cell office:value-type="float" office:value="0.66690099800000002" table:style-name="ce1">
            <text:p>0,666900998</text:p>
          </table:table-cell>
          <table:table-cell office:value-type="float" office:value="-8.9959437000000003E-2" table:style-name="ce1">
            <text:p>-0,089959437</text:p>
          </table:table-cell>
          <table:table-cell office:value-type="float" office:value="1.9748621980000001" table:style-name="ce1">
            <text:p>1,974862198</text:p>
          </table:table-cell>
          <table:table-cell office:value-type="float" office:value="2.9899334579999999" table:style-name="ce1">
            <text:p>2,989933458</text:p>
          </table:table-cell>
          <table:table-cell office:value-type="float" office:value="1.7263682469999999" table:style-name="ce1">
            <text:p>1,726368247</text:p>
          </table:table-cell>
          <table:table-cell office:value-type="float" office:value="0.58354220499999998" table:style-name="ce1">
            <text:p>0,583542205</text:p>
          </table:table-cell>
          <table:table-cell office:value-type="float" office:value="-0.13371857300000001" table:style-name="ce1">
            <text:p>-0,133718573</text:p>
          </table:table-cell>
          <table:table-cell office:value-type="float" office:value="1.3610091" table:style-name="ce1">
            <text:p>1,3610091</text:p>
          </table:table-cell>
          <table:table-cell office:value-type="float" office:value="0.108823935" table:style-name="ce1">
            <text:p>0,108823935</text:p>
          </table:table-cell>
          <table:table-cell office:value-type="float" office:value="0.443466054" table:style-name="ce1">
            <text:p>0,443466054</text:p>
          </table:table-cell>
          <table:table-cell office:value-type="float" office:value="1.295178505" table:style-name="ce1">
            <text:p>1,295178505</text:p>
          </table:table-cell>
          <table:table-cell office:value-type="float" office:value="1.5513825830000001" table:style-name="ce1">
            <text:p>1,551382583</text:p>
          </table:table-cell>
          <table:table-cell office:value-type="float" office:value="0.73966318399999997" table:style-name="ce1">
            <text:p>0,739663184</text:p>
          </table:table-cell>
          <table:table-cell office:value-type="float" office:value="1.5967512159999999" table:style-name="ce1">
            <text:p>1,596751216</text:p>
          </table:table-cell>
          <table:table-cell office:value-type="float" office:value="0.70066563500000001" table:style-name="ce1">
            <text:p>0,700665635</text:p>
          </table:table-cell>
          <table:table-cell office:value-type="float" office:value="0.27320642099999998" table:style-name="ce1">
            <text:p>0,273206421</text:p>
          </table:table-cell>
          <table:table-cell office:value-type="float" office:value="0.35960019500000001" table:style-name="ce1">
            <text:p>0,359600195</text:p>
          </table:table-cell>
          <table:table-cell office:value-type="float" office:value="1.672866586" table:style-name="ce1">
            <text:p>1,672866586</text:p>
          </table:table-cell>
          <table:table-cell office:value-type="float" office:value="1.75170475" table:style-name="ce1">
            <text:p>1,75170475</text:p>
          </table:table-cell>
          <table:table-cell office:value-type="float" office:value="0.52047669600000002" table:style-name="ce1">
            <text:p>0,520476696</text:p>
          </table:table-cell>
          <table:table-cell office:value-type="float" office:value="2.6488253629999998" table:style-name="ce1">
            <text:p>2,648825363</text:p>
          </table:table-cell>
          <table:table-cell office:value-type="float" office:value="1.8510813079999999" table:style-name="ce1">
            <text:p>1,851081308</text:p>
          </table:table-cell>
          <table:table-cell office:value-type="float" office:value="-0.45618853500000001" table:style-name="ce1">
            <text:p>-0,456188535</text:p>
          </table:table-cell>
          <table:table-cell office:value-type="float" office:value="2.745954395" table:style-name="ce1">
            <text:p>2,745954395</text:p>
          </table:table-cell>
          <table:table-cell office:value-type="float" office:value="0.33646626200000002" table:style-name="ce1">
            <text:p>0,336466262</text:p>
          </table:table-cell>
          <table:table-cell office:value-type="float" office:value="2.5129062329999998" table:style-name="ce1">
            <text:p>2,512906233</text:p>
          </table:table-cell>
          <table:table-cell office:value-type="float" office:value="0.42542983200000001" table:style-name="ce1">
            <text:p>0,425429832</text:p>
          </table:table-cell>
          <table:table-cell office:value-type="float" office:value="0.99997227600000005" table:style-name="ce1">
            <text:p>0,999972276</text:p>
          </table:table-cell>
          <table:table-cell office:value-type="float" office:value="0.61869737599999997" table:style-name="ce1">
            <text:p>0,618697376</text:p>
          </table:table-cell>
          <table:table-cell office:value-type="float" office:value="6.9025384999999995E-2" table:style-name="ce1">
            <text:p>0,069025385</text:p>
          </table:table-cell>
          <table:table-cell office:value-type="float" office:value="-0.88364133300000003" table:style-name="ce1">
            <text:p>-0,883641333</text:p>
          </table:table-cell>
          <table:table-cell office:value-type="float" office:value="2.9231836699999998" table:style-name="ce1">
            <text:p>2,92318367</text:p>
          </table:table-cell>
          <table:table-cell office:value-type="float" office:value="0.77866611200000002" table:style-name="ce1">
            <text:p>0,778666112</text:p>
          </table:table-cell>
          <table:table-cell office:value-type="float" office:value="-0.52164673399999995" table:style-name="ce1">
            <text:p>-0,521646734</text:p>
          </table:table-cell>
          <table:table-cell office:value-type="float" office:value="2.5799943999999999" table:style-name="ce1">
            <text:p>2,5799944</text:p>
          </table:table-cell>
          <table:table-cell office:value-type="float" office:value="0.29880202700000003" table:style-name="ce1">
            <text:p>0,298802027</text:p>
          </table:table-cell>
          <table:table-cell office:value-type="float" office:value="2.238929422" table:style-name="ce1">
            <text:p>2,238929422</text:p>
          </table:table-cell>
          <table:table-cell office:value-type="float" office:value="2.9961146059999999" table:style-name="ce1">
            <text:p>2,996114606</text:p>
          </table:table-cell>
          <table:table-cell office:value-type="float" office:value="2.43543698" table:style-name="ce1">
            <text:p>2,43543698</text:p>
          </table:table-cell>
          <table:table-cell office:value-type="float" office:value="4.6318070579999997" table:style-name="ce1">
            <text:p>4,631807058</text:p>
          </table:table-cell>
          <table:table-cell office:value-type="float" office:value="0.25475758199999998" table:style-name="ce1">
            <text:p>0,254757582</text:p>
          </table:table-cell>
          <table:table-cell office:value-type="float" office:value="0.24461875" table:style-name="ce1">
            <text:p>0,24461875</text:p>
          </table:table-cell>
          <table:table-cell office:value-type="float" office:value="-0.38648584699999999" table:style-name="ce1">
            <text:p>-0,386485847</text:p>
          </table:table-cell>
          <table:table-cell office:value-type="float" office:value="1.975962167" table:style-name="ce1">
            <text:p>1,975962167</text:p>
          </table:table-cell>
          <table:table-cell office:value-type="float" office:value="0.12535632099999999" table:style-name="ce1">
            <text:p>0,125356321</text:p>
          </table:table-cell>
          <table:table-cell office:value-type="float" office:value="1.7550711E-2" table:style-name="ce1">
            <text:p>0,017550711</text:p>
          </table:table-cell>
          <table:table-cell office:value-type="float" office:value="0.75302552700000003" table:style-name="ce1">
            <text:p>0,753025527</text:p>
          </table:table-cell>
          <table:table-cell office:value-type="float" office:value="0.85963327199999995" table:style-name="ce1">
            <text:p>0,859633272</text:p>
          </table:table-cell>
          <table:table-cell office:value-type="float" office:value="2.2564199669999998" table:style-name="ce1">
            <text:p>2,256419967</text:p>
          </table:table-cell>
          <table:table-cell office:value-type="float" office:value="2.8002800799999998" table:style-name="ce1">
            <text:p>2,80028008</text:p>
          </table:table-cell>
          <table:table-cell office:value-type="float" office:value="-2.1852659999999999E-2" table:style-name="ce1">
            <text:p>-0,02185266</text:p>
          </table:table-cell>
          <table:table-cell office:value-type="float" office:value="1.5981454479999999" table:style-name="ce1">
            <text:p>1,598145448</text:p>
          </table:table-cell>
          <table:table-cell office:value-type="float" office:value="-0.154915158" table:style-name="ce1">
            <text:p>-0,154915158</text:p>
          </table:table-cell>
          <table:table-cell office:value-type="float" office:value="1.0108572709999999" table:style-name="ce1">
            <text:p>1,010857271</text:p>
          </table:table-cell>
          <table:table-cell office:value-type="float" office:value="1.3197336770000001" table:style-name="ce1">
            <text:p>1,319733677</text:p>
          </table:table-cell>
          <table:table-cell office:value-type="float" office:value="2.3760098850000002" table:style-name="ce1">
            <text:p>2,376009885</text:p>
          </table:table-cell>
          <table:table-cell office:value-type="float" office:value="2.4044729409999999" table:style-name="ce1">
            <text:p>2,404472941</text:p>
          </table:table-cell>
          <table:table-cell office:value-type="float" office:value="1.3238367900000001" table:style-name="ce1">
            <text:p>1,32383679</text:p>
          </table:table-cell>
          <table:table-cell office:value-type="float" office:value="2.3617992920000002" table:style-name="ce1">
            <text:p>2,361799292</text:p>
          </table:table-cell>
          <table:table-cell office:value-type="float" office:value="1.3721021900000001" table:style-name="ce1">
            <text:p>1,37210219</text:p>
          </table:table-cell>
          <table:table-cell office:value-type="float" office:value="1.5092220700000001" table:style-name="ce1">
            <text:p>1,50922207</text:p>
          </table:table-cell>
          <table:table-cell table:style-name="ce1"/>
          <table:table-cell office:value-type="float" office:value="2.8909600050000002" table:style-name="ce1">
            <text:p>2,890960005</text:p>
          </table:table-cell>
          <table:table-cell office:value-type="float" office:value="1.101862154" table:style-name="ce1">
            <text:p>1,101862154</text:p>
          </table:table-cell>
          <table:table-cell office:value-type="float" office:value="1.6731938529999999" table:style-name="ce1">
            <text:p>1,673193853</text:p>
          </table:table-cell>
          <table:table-cell office:value-type="float" office:value="2.5300854890000002" table:style-name="ce1">
            <text:p>2,530085489</text:p>
          </table:table-cell>
          <table:table-cell office:value-type="float" office:value="1.776100869" table:style-name="ce1">
            <text:p>1,776100869</text:p>
          </table:table-cell>
          <table:table-cell office:value-type="float" office:value="0.50493368699999996" table:style-name="ce1">
            <text:p>0,504933687</text:p>
          </table:table-cell>
          <table:table-cell office:value-type="float" office:value="0.50048686399999998" table:style-name="ce1">
            <text:p>0,500486864</text:p>
          </table:table-cell>
          <table:table-cell office:value-type="float" office:value="4.307743286" table:style-name="ce1">
            <text:p>4,307743286</text:p>
          </table:table-cell>
          <table:table-cell office:value-type="float" office:value="0.11490884799999999" table:style-name="ce1">
            <text:p>0,114908848</text:p>
          </table:table-cell>
          <table:table-cell office:value-type="float" office:value="1.143857766" table:style-name="ce1">
            <text:p>1,143857766</text:p>
          </table:table-cell>
          <table:table-cell office:value-type="float" office:value="2.768559996" table:style-name="ce1">
            <text:p>2,768559996</text:p>
          </table:table-cell>
          <table:table-cell office:value-type="float" office:value="0.95358696399999998" table:style-name="ce1">
            <text:p>0,953586964</text:p>
          </table:table-cell>
          <table:table-cell office:value-type="float" office:value="1.4894998859999999" table:style-name="ce1">
            <text:p>1,489499886</text:p>
          </table:table-cell>
          <table:table-cell office:value-type="float" office:value="2.2885684730000002" table:style-name="ce1">
            <text:p>2,288568473</text:p>
          </table:table-cell>
          <table:table-cell office:value-type="float" office:value="0.91691668900000001" table:style-name="ce1">
            <text:p>0,916916689</text:p>
          </table:table-cell>
          <table:table-cell office:value-type="float" office:value="0.50523403300000003" table:style-name="ce1">
            <text:p>0,505234033</text:p>
          </table:table-cell>
          <table:table-cell office:value-type="float" office:value="5.3458917860000001" table:style-name="ce1">
            <text:p>5,345891786</text:p>
          </table:table-cell>
          <table:table-cell office:value-type="float" office:value="1.219097887" table:style-name="ce1">
            <text:p>1,219097887</text:p>
          </table:table-cell>
          <table:table-cell office:value-type="float" office:value="1.6771458420000001" table:style-name="ce1">
            <text:p>1,677145842</text:p>
          </table:table-cell>
          <table:table-cell office:value-type="float" office:value="0.15935602600000001" table:style-name="ce1">
            <text:p>0,159356026</text:p>
          </table:table-cell>
          <table:table-cell office:value-type="float" office:value="3.9085409759999998" table:style-name="ce1">
            <text:p>3,908540976</text:p>
          </table:table-cell>
          <table:table-cell office:value-type="float" office:value="1.482366166" table:style-name="ce1">
            <text:p>1,482366166</text:p>
          </table:table-cell>
          <table:table-cell office:value-type="float" office:value="1.3560954919999999" table:style-name="ce1">
            <text:p>1,356095492</text:p>
          </table:table-cell>
          <table:table-cell office:value-type="float" office:value="1.198886267" table:style-name="ce1">
            <text:p>1,198886267</text:p>
          </table:table-cell>
          <table:table-cell office:value-type="float" office:value="2.3732147590000001" table:style-name="ce1">
            <text:p>2,373214759</text:p>
          </table:table-cell>
          <table:table-cell office:value-type="float" office:value="2.8530450680000001" table:style-name="ce1">
            <text:p>2,853045068</text:p>
          </table:table-cell>
          <table:table-cell office:value-type="float" office:value="0.70383694900000005" table:style-name="ce1">
            <text:p>0,703836949</text:p>
          </table:table-cell>
          <table:table-cell office:value-type="float" office:value="0.73889729100000001" table:style-name="ce1">
            <text:p>0,738897291</text:p>
          </table:table-cell>
          <table:table-cell office:value-type="float" office:value="1.6491460019999999" table:style-name="ce1">
            <text:p>1,649146002</text:p>
          </table:table-cell>
          <table:table-cell office:value-type="float" office:value="1.337268213" table:style-name="ce1">
            <text:p>1,337268213</text:p>
          </table:table-cell>
          <table:table-cell office:value-type="float" office:value="-0.151727736" table:style-name="ce1">
            <text:p>-0,151727736</text:p>
          </table:table-cell>
          <table:table-cell office:value-type="float" office:value="0.61832226499999998" table:style-name="ce1">
            <text:p>0,618322265</text:p>
          </table:table-cell>
          <table:table-cell office:value-type="float" office:value="-1.187947957" table:style-name="ce1">
            <text:p>-1,187947957</text:p>
          </table:table-cell>
          <table:table-cell office:value-type="float" office:value="1.544386847" table:style-name="ce1">
            <text:p>1,544386847</text:p>
          </table:table-cell>
          <table:table-cell office:value-type="float" office:value="-0.81617550699999997" table:style-name="ce1">
            <text:p>-0,816175507</text:p>
          </table:table-cell>
          <table:table-cell office:value-type="float" office:value="2.1461091520000002" table:style-name="ce1">
            <text:p>2,146109152</text:p>
          </table:table-cell>
          <table:table-cell office:value-type="float" office:value="2.5220604290000002" table:style-name="ce1">
            <text:p>2,522060429</text:p>
          </table:table-cell>
          <table:table-cell office:value-type="float" office:value="1.158636566" table:style-name="ce1">
            <text:p>1,158636566</text:p>
          </table:table-cell>
          <table:table-cell office:value-type="float" office:value="0.97504956399999998" table:style-name="ce1">
            <text:p>0,975049564</text:p>
          </table:table-cell>
          <table:table-cell office:value-type="float" office:value="-0.23171896" table:style-name="ce1">
            <text:p>-0,23171896</text:p>
          </table:table-cell>
          <table:table-cell office:value-type="float" office:value="2.8882516210000002" table:style-name="ce1">
            <text:p>2,888251621</text:p>
          </table:table-cell>
          <table:table-cell office:value-type="float" office:value="2.3186522599999999" table:style-name="ce1">
            <text:p>2,31865226</text:p>
          </table:table-cell>
          <table:table-cell office:value-type="float" office:value="2.152588197" table:style-name="ce1">
            <text:p>2,152588197</text:p>
          </table:table-cell>
          <table:table-cell office:value-type="float" office:value="1.4860644750000001" table:style-name="ce1">
            <text:p>1,486064475</text:p>
          </table:table-cell>
          <table:table-cell office:value-type="float" office:value="0.50796939799999996" table:style-name="ce1">
            <text:p>0,507969398</text:p>
          </table:table-cell>
          <table:table-cell office:value-type="float" office:value="1.192150984" table:style-name="ce1">
            <text:p>1,192150984</text:p>
          </table:table-cell>
          <table:table-cell office:value-type="float" office:value="0.111176871" table:style-name="ce1">
            <text:p>0,111176871</text:p>
          </table:table-cell>
          <table:table-cell office:value-type="float" office:value="3.3374062680000001" table:style-name="ce1">
            <text:p>3,337406268</text:p>
          </table:table-cell>
          <table:table-cell office:value-type="float" office:value="0.34875508199999999" table:style-name="ce1">
            <text:p>0,348755082</text:p>
          </table:table-cell>
          <table:table-cell office:value-type="float" office:value="0.64783247399999999" table:style-name="ce1">
            <text:p>0,647832474</text:p>
          </table:table-cell>
          <table:table-cell office:value-type="float" office:value="1.7619378160000001" table:style-name="ce1">
            <text:p>1,761937816</text:p>
          </table:table-cell>
          <table:table-cell office:value-type="float" office:value="0.13811034799999999" table:style-name="ce1">
            <text:p>0,138110348</text:p>
          </table:table-cell>
          <table:table-cell office:value-type="float" office:value="1.3571408970000001" table:style-name="ce1">
            <text:p>1,357140897</text:p>
          </table:table-cell>
          <table:table-cell office:value-type="float" office:value="-1.1935227770000001" table:style-name="ce1">
            <text:p>-1,193522777</text:p>
          </table:table-cell>
          <table:table-cell office:value-type="float" office:value="2.7751884580000001" table:style-name="ce1">
            <text:p>2,775188458</text:p>
          </table:table-cell>
          <table:table-cell office:value-type="float" office:value="2.870166292" table:style-name="ce1">
            <text:p>2,870166292</text:p>
          </table:table-cell>
          <table:table-cell office:value-type="float" office:value="0.45552640100000003" table:style-name="ce1">
            <text:p>0,455526401</text:p>
          </table:table-cell>
          <table:table-cell office:value-type="float" office:value="2.7978259360000002" table:style-name="ce1">
            <text:p>2,797825936</text:p>
          </table:table-cell>
          <table:table-cell office:value-type="float" office:value="1.959194058" table:style-name="ce1">
            <text:p>1,959194058</text:p>
          </table:table-cell>
          <table:table-cell office:value-type="float" office:value="0.95751103999999998" table:style-name="ce1">
            <text:p>0,95751104</text:p>
          </table:table-cell>
          <table:table-cell office:value-type="float" office:value="1.7697040719999999" table:style-name="ce1">
            <text:p>1,769704072</text:p>
          </table:table-cell>
          <table:table-cell office:value-type="float" office:value="1.473710882" table:style-name="ce1">
            <text:p>1,473710882</text:p>
          </table:table-cell>
          <table:table-cell office:value-type="float" office:value="3.7565279309999999" table:style-name="ce1">
            <text:p>3,756527931</text:p>
          </table:table-cell>
          <table:table-cell office:value-type="float" office:value="2.632173264" table:style-name="ce1">
            <text:p>2,632173264</text:p>
          </table:table-cell>
          <table:table-cell office:value-type="float" office:value="1.3741795939999999" table:style-name="ce1">
            <text:p>1,374179594</text:p>
          </table:table-cell>
          <table:table-cell office:value-type="float" office:value="0.21752160100000001" table:style-name="ce1">
            <text:p>0,217521601</text:p>
          </table:table-cell>
          <table:table-cell office:value-type="float" office:value="1.034734515" table:style-name="ce1">
            <text:p>1,034734515</text:p>
          </table:table-cell>
          <table:table-cell office:value-type="float" office:value="1.204561266" table:style-name="ce1">
            <text:p>1,204561266</text:p>
          </table:table-cell>
          <table:table-cell office:value-type="float" office:value="0.14234877800000001" table:style-name="ce1">
            <text:p>0,142348778</text:p>
          </table:table-cell>
          <table:table-cell office:value-type="float" office:value="0.93240768799999996" table:style-name="ce1">
            <text:p>0,932407688</text:p>
          </table:table-cell>
          <table:table-cell office:value-type="float" office:value="0.75326087200000003" table:style-name="ce1">
            <text:p>0,753260872</text:p>
          </table:table-cell>
          <table:table-cell office:value-type="float" office:value="2.9173976339999999" table:style-name="ce1">
            <text:p>2,917397634</text:p>
          </table:table-cell>
          <table:table-cell office:value-type="float" office:value="2.6332549580000002" table:style-name="ce1">
            <text:p>2,633254958</text:p>
          </table:table-cell>
          <table:table-cell office:value-type="float" office:value="2.2816706600000001" table:style-name="ce1">
            <text:p>2,28167066</text:p>
          </table:table-cell>
          <table:table-cell office:value-type="float" office:value="1.811763539" table:style-name="ce1">
            <text:p>1,811763539</text:p>
          </table:table-cell>
          <table:table-cell office:value-type="float" office:value="0.81862974399999999" table:style-name="ce1">
            <text:p>0,818629744</text:p>
          </table:table-cell>
          <table:table-cell office:value-type="float" office:value="1.711104341" table:style-name="ce1">
            <text:p>1,711104341</text:p>
          </table:table-cell>
          <table:table-cell office:value-type="float" office:value="-1.974326365" table:style-name="ce1">
            <text:p>-1,974326365</text:p>
          </table:table-cell>
          <table:table-cell office:value-type="float" office:value="2.4024059499999999" table:style-name="ce1">
            <text:p>2,40240595</text:p>
          </table:table-cell>
          <table:table-cell office:value-type="float" office:value="-5.4305021000000002E-2" table:style-name="ce1">
            <text:p>-0,054305021</text:p>
          </table:table-cell>
          <table:table-cell office:value-type="float" office:value="2.8490060920000002" table:style-name="ce1">
            <text:p>2,849006092</text:p>
          </table:table-cell>
          <table:table-cell office:value-type="float" office:value="-0.58562075700000005" table:style-name="ce1">
            <text:p>-0,585620757</text:p>
          </table:table-cell>
          <table:table-cell office:value-type="float" office:value="0.55331053600000002" table:style-name="ce1">
            <text:p>0,553310536</text:p>
          </table:table-cell>
          <table:table-cell office:value-type="float" office:value="0.196304384" table:style-name="ce1">
            <text:p>0,196304384</text:p>
          </table:table-cell>
          <table:table-cell office:value-type="float" office:value="1.4308606129999999" table:style-name="ce1">
            <text:p>1,430860613</text:p>
          </table:table-cell>
          <table:table-cell office:value-type="float" office:value="2.5552519600000001" table:style-name="ce1">
            <text:p>2,55525196</text:p>
          </table:table-cell>
          <table:table-cell office:value-type="float" office:value="1.323023949" table:style-name="ce1">
            <text:p>1,323023949</text:p>
          </table:table-cell>
          <table:table-cell office:value-type="float" office:value="0.56338241899999997" table:style-name="ce1">
            <text:p>0,563382419</text:p>
          </table:table-cell>
          <table:table-cell office:value-type="float" office:value="0.65339118299999999" table:style-name="ce1">
            <text:p>0,653391183</text:p>
          </table:table-cell>
          <table:table-cell office:value-type="float" office:value="17.510948299999999" table:style-name="ce1">
            <text:p>17,5109483</text:p>
          </table:table-cell>
          <table:table-cell office:value-type="float" office:value="-1.477222982" table:style-name="ce1">
            <text:p>-1,477222982</text:p>
          </table:table-cell>
          <table:table-cell office:value-type="float" office:value="-0.17108203299999999" table:style-name="ce1">
            <text:p>-0,171082033</text:p>
          </table:table-cell>
          <table:table-cell office:value-type="float" office:value="2.5160339880000002" table:style-name="ce1">
            <text:p>2,516033988</text:p>
          </table:table-cell>
          <table:table-cell office:value-type="float" office:value="1.58022117" table:style-name="ce1">
            <text:p>1,58022117</text:p>
          </table:table-cell>
          <table:table-cell office:value-type="float" office:value="2.76284419" table:style-name="ce1">
            <text:p>2,76284419</text:p>
          </table:table-cell>
          <table:table-cell office:value-type="float" office:value="2.183064903" table:style-name="ce1">
            <text:p>2,183064903</text:p>
          </table:table-cell>
          <table:table-cell office:value-type="float" office:value="2.6427252289999998" table:style-name="ce1">
            <text:p>2,642725229</text:p>
          </table:table-cell>
          <table:table-cell office:value-type="float" office:value="4.1660028640000002" table:style-name="ce1">
            <text:p>4,166002864</text:p>
          </table:table-cell>
          <table:table-cell office:value-type="float" office:value="2.2717554070000001" table:style-name="ce1">
            <text:p>2,271755407</text:p>
          </table:table-cell>
          <table:table-cell office:value-type="float" office:value="2.7144024459999998" table:style-name="ce1">
            <text:p>2,714402446</text:p>
          </table:table-cell>
          <table:table-cell office:value-type="float" office:value="0.43349344899999998" table:style-name="ce1">
            <text:p>0,433493449</text:p>
          </table:table-cell>
          <table:table-cell office:value-type="float" office:value="1.2148133940000001" table:style-name="ce1">
            <text:p>1,214813394</text:p>
          </table:table-cell>
          <table:table-cell office:value-type="float" office:value="2.895419473" table:style-name="ce1">
            <text:p>2,895419473</text:p>
          </table:table-cell>
          <table:table-cell office:value-type="float" office:value="-0.40545854199999998" table:style-name="ce1">
            <text:p>-0,405458542</text:p>
          </table:table-cell>
          <table:table-cell office:value-type="float" office:value="2.7414963939999999" table:style-name="ce1">
            <text:p>2,741496394</text:p>
          </table:table-cell>
          <table:table-cell office:value-type="float" office:value="5.0278040600000002" table:style-name="ce1">
            <text:p>5,02780406</text:p>
          </table:table-cell>
          <table:table-cell office:value-type="float" office:value="2.7376375510000002" table:style-name="ce1">
            <text:p>2,737637551</text:p>
          </table:table-cell>
          <table:table-cell office:value-type="float" office:value="2.1359465850000001" table:style-name="ce1">
            <text:p>2,135946585</text:p>
          </table:table-cell>
          <table:table-cell office:value-type="float" office:value="2.8168128069999998" table:style-name="ce1">
            <text:p>2,816812807</text:p>
          </table:table-cell>
          <table:table-cell office:value-type="float" office:value="1.1587254929999999" table:style-name="ce1">
            <text:p>1,158725493</text:p>
          </table:table-cell>
          <table:table-cell office:value-type="float" office:value="2.9178401E-2" table:style-name="ce1">
            <text:p>0,029178401</text:p>
          </table:table-cell>
          <table:table-cell office:value-type="float" office:value="0.55920781600000002" table:style-name="ce1">
            <text:p>0,559207816</text:p>
          </table:table-cell>
          <table:table-cell office:value-type="float" office:value="0.74155251499999997" table:style-name="ce1">
            <text:p>0,741552515</text:p>
          </table:table-cell>
          <table:table-cell office:value-type="float" office:value="0.63115244400000003" table:style-name="ce1">
            <text:p>0,631152444</text:p>
          </table:table-cell>
          <table:table-cell office:value-type="float" office:value="1.1003501259999999" table:style-name="ce1">
            <text:p>1,100350126</text:p>
          </table:table-cell>
          <table:table-cell office:value-type="float" office:value="0.51051498299999998" table:style-name="ce1">
            <text:p>0,510514983</text:p>
          </table:table-cell>
          <table:table-cell office:value-type="float" office:value="4.2073402639999999" table:style-name="ce1">
            <text:p>4,207340264</text:p>
          </table:table-cell>
          <table:table-cell office:value-type="float" office:value="3.3260560560000001" table:style-name="ce1">
            <text:p>3,326056056</text:p>
          </table:table-cell>
          <table:table-cell office:value-type="float" office:value="3.3930163339999999" table:style-name="ce1">
            <text:p>3,393016334</text:p>
          </table:table-cell>
          <table:table-cell office:value-type="float" office:value="0.74205218500000003" table:style-name="ce1">
            <text:p>0,742052185</text:p>
          </table:table-cell>
          <table:table-cell office:value-type="float" office:value="0.156803204" table:style-name="ce1">
            <text:p>0,156803204</text:p>
          </table:table-cell>
          <table:table-cell office:value-type="float" office:value="2.6959739200000001" table:style-name="ce1">
            <text:p>2,69597392</text:p>
          </table:table-cell>
          <table:table-cell office:value-type="float" office:value="0.55991981000000002" table:style-name="ce1">
            <text:p>0,55991981</text:p>
          </table:table-cell>
          <table:table-cell office:value-type="float" office:value="2.0033906460000002" table:style-name="ce1">
            <text:p>2,003390646</text:p>
          </table:table-cell>
          <table:table-cell office:value-type="float" office:value="1.240314446" table:style-name="ce1">
            <text:p>1,240314446</text:p>
          </table:table-cell>
          <table:table-cell office:value-type="float" office:value="1.23744382" table:style-name="ce1">
            <text:p>1,23744382</text:p>
          </table:table-cell>
          <table:table-cell office:value-type="float" office:value="1.9446995010000001" table:style-name="ce1">
            <text:p>1,944699501</text:p>
          </table:table-cell>
          <table:table-cell office:value-type="float" office:value="1.7527613470000001" table:style-name="ce1">
            <text:p>1,752761347</text:p>
          </table:table-cell>
          <table:table-cell office:value-type="float" office:value="0.85664320400000005" table:style-name="ce1">
            <text:p>0,856643204</text:p>
          </table:table-cell>
          <table:table-cell office:value-type="float" office:value="1.58022117" table:style-name="ce1">
            <text:p>1,58022117</text:p>
          </table:table-cell>
          <table:table-cell office:value-type="float" office:value="2.7376375510000002" table:style-name="ce1">
            <text:p>2,737637551</text:p>
          </table:table-cell>
          <table:table-cell office:value-type="float" office:value="0.45116682699999999" table:style-name="ce1">
            <text:p>0,451166827</text:p>
          </table:table-cell>
          <table:table-cell office:value-type="float" office:value="1.009589214" table:style-name="ce1">
            <text:p>1,009589214</text:p>
          </table:table-cell>
          <table:table-cell office:value-type="float" office:value="1.1927942540000001" table:style-name="ce1">
            <text:p>1,192794254</text:p>
          </table:table-cell>
          <table:table-cell office:value-type="float" office:value="0.99307634899999997" table:style-name="ce1">
            <text:p>0,993076349</text:p>
          </table:table-cell>
          <table:table-cell office:value-type="float" office:value="2.823944134" table:style-name="ce1">
            <text:p>2,823944134</text:p>
          </table:table-cell>
          <table:table-cell office:value-type="float" office:value="3.1518194940000002" table:style-name="ce1">
            <text:p>3,151819494</text:p>
          </table:table-cell>
          <table:table-cell office:value-type="float" office:value="-0.59687108" table:style-name="ce1">
            <text:p>-0,59687108</text:p>
          </table:table-cell>
          <table:table-cell office:value-type="float" office:value="0.76929555500000002" table:style-name="ce1">
            <text:p>0,769295555</text:p>
          </table:table-cell>
          <table:table-cell office:value-type="float" office:value="0.1907123" table:style-name="ce1">
            <text:p>0,1907123</text:p>
          </table:table-cell>
          <table:table-cell office:value-type="float" office:value="0.95105524299999999" table:style-name="ce1">
            <text:p>0,951055243</text:p>
          </table:table-cell>
          <table:table-cell office:value-type="float" office:value="1.423474897" table:style-name="ce1">
            <text:p>1,423474897</text:p>
          </table:table-cell>
          <table:table-cell office:value-type="float" office:value="-7.8297358999999997E-2" table:style-name="ce1">
            <text:p>-0,078297359</text:p>
          </table:table-cell>
          <table:table-cell office:value-type="float" office:value="1.469276459" table:style-name="ce1">
            <text:p>1,469276459</text:p>
          </table:table-cell>
          <table:table-cell office:value-type="float" office:value="4.174235511" table:style-name="ce1">
            <text:p>4,174235511</text:p>
          </table:table-cell>
          <table:table-cell office:value-type="float" office:value="-2.9532554999999999E-2" table:style-name="ce1">
            <text:p>-0,029532555</text:p>
          </table:table-cell>
          <table:table-cell office:value-type="float" office:value="0.94339035699999996" table:style-name="ce1">
            <text:p>0,943390357</text:p>
          </table:table-cell>
          <table:table-cell office:value-type="float" office:value="2.3521167699999999" table:style-name="ce1">
            <text:p>2,35211677</text:p>
          </table:table-cell>
          <table:table-cell office:value-type="float" office:value="1.235740762" table:style-name="ce1">
            <text:p>1,235740762</text:p>
          </table:table-cell>
          <table:table-cell office:value-type="float" office:value="0.64476887800000005" table:style-name="ce1">
            <text:p>0,644768878</text:p>
          </table:table-cell>
          <table:table-cell office:value-type="float" office:value="0.80326183299999998" table:style-name="ce1">
            <text:p>0,803261833</text:p>
          </table:table-cell>
          <table:table-cell office:value-type="float" office:value="2.8349133069999999" table:style-name="ce1">
            <text:p>2,834913307</text:p>
          </table:table-cell>
          <table:table-cell office:value-type="float" office:value="1.291494336" table:style-name="ce1">
            <text:p>1,291494336</text:p>
          </table:table-cell>
          <table:table-cell office:value-type="float" office:value="2.6702648180000002" table:style-name="ce1">
            <text:p>2,670264818</text:p>
          </table:table-cell>
          <table:table-cell office:value-type="float" office:value="0.82282469000000003" table:style-name="ce1">
            <text:p>0,82282469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8" table:style-name="ce1">
            <text:p>2008</text:p>
          </table:table-cell>
          <table:table-cell office:value-type="float" office:value="0.13426796399999999" table:style-name="ce1">
            <text:p>0,134267964</text:p>
          </table:table-cell>
          <table:table-cell office:value-type="float" office:value="2.2682771449999999" table:style-name="ce1">
            <text:p>2,268277145</text:p>
          </table:table-cell>
          <table:table-cell office:value-type="float" office:value="3.710531322" table:style-name="ce1">
            <text:p>3,710531322</text:p>
          </table:table-cell>
          <table:table-cell office:value-type="float" office:value="-0.76734295900000005" table:style-name="ce1">
            <text:p>-0,767342959</text:p>
          </table:table-cell>
          <table:table-cell office:value-type="float" office:value="1.414647779" table:style-name="ce1">
            <text:p>1,414647779</text:p>
          </table:table-cell>
          <table:table-cell office:value-type="float" office:value="2.4539730020000001" table:style-name="ce1">
            <text:p>2,453973002</text:p>
          </table:table-cell>
          <table:table-cell office:value-type="float" office:value="13.910249289999999" table:style-name="ce1">
            <text:p>13,91024929</text:p>
          </table:table-cell>
          <table:table-cell office:value-type="float" office:value="0.99259313000000005" table:style-name="ce1">
            <text:p>0,99259313</text:p>
          </table:table-cell>
          <table:table-cell office:value-type="float" office:value="-0.85613501599999997" table:style-name="ce1">
            <text:p>-0,856135016</text:p>
          </table:table-cell>
          <table:table-cell office:value-type="float" office:value="-1.5070587419999999" table:style-name="ce1">
            <text:p>-1,507058742</text:p>
          </table:table-cell>
          <table:table-cell office:value-type="float" office:value="1.618469661" table:style-name="ce1">
            <text:p>1,618469661</text:p>
          </table:table-cell>
          <table:table-cell office:value-type="float" office:value="2.0040217400000002" table:style-name="ce1">
            <text:p>2,00402174</text:p>
          </table:table-cell>
          <table:table-cell office:value-type="float" office:value="0.31304143800000001" table:style-name="ce1">
            <text:p>0,313041438</text:p>
          </table:table-cell>
          <table:table-cell office:value-type="float" office:value="2.0998540330000002" table:style-name="ce1">
            <text:p>2,099854033</text:p>
          </table:table-cell>
          <table:table-cell office:value-type="float" office:value="3.3013103620000002" table:style-name="ce1">
            <text:p>3,301310362</text:p>
          </table:table-cell>
          <table:table-cell office:value-type="float" office:value="0.78997684499999998" table:style-name="ce1">
            <text:p>0,789976845</text:p>
          </table:table-cell>
          <table:table-cell office:value-type="float" office:value="2.8235555479999999" table:style-name="ce1">
            <text:p>2,823555548</text:p>
          </table:table-cell>
          <table:table-cell office:value-type="float" office:value="3.024954857" table:style-name="ce1">
            <text:p>3,024954857</text:p>
          </table:table-cell>
          <table:table-cell office:value-type="float" office:value="1.1456530220000001" table:style-name="ce1">
            <text:p>1,145653022</text:p>
          </table:table-cell>
          <table:table-cell office:value-type="float" office:value="-0.70192274499999996" table:style-name="ce1">
            <text:p>-0,701922745</text:p>
          </table:table-cell>
          <table:table-cell office:value-type="float" office:value="7.3243424519999998" table:style-name="ce1">
            <text:p>7,324342452</text:p>
          </table:table-cell>
          <table:table-cell office:value-type="float" office:value="1.847733423" table:style-name="ce1">
            <text:p>1,847733423</text:p>
          </table:table-cell>
          <table:table-cell office:value-type="float" office:value="-0.226551525" table:style-name="ce1">
            <text:p>-0,226551525</text:p>
          </table:table-cell>
          <table:table-cell office:value-type="float" office:value="-0.345415054" table:style-name="ce1">
            <text:p>-0,345415054</text:p>
          </table:table-cell>
          <table:table-cell office:value-type="float" office:value="2.5743852149999999" table:style-name="ce1">
            <text:p>2,574385215</text:p>
          </table:table-cell>
          <table:table-cell office:value-type="float" office:value="0.59333004600000006" table:style-name="ce1">
            <text:p>0,593330046</text:p>
          </table:table-cell>
          <table:table-cell office:value-type="float" office:value="1.691076655" table:style-name="ce1">
            <text:p>1,691076655</text:p>
          </table:table-cell>
          <table:table-cell office:value-type="float" office:value="0.99431162399999995" table:style-name="ce1">
            <text:p>0,994311624</text:p>
          </table:table-cell>
          <table:table-cell office:value-type="float" office:value="0.44607929400000002" table:style-name="ce1">
            <text:p>0,446079294</text:p>
          </table:table-cell>
          <table:table-cell office:value-type="float" office:value="1.181371824" table:style-name="ce1">
            <text:p>1,181371824</text:p>
          </table:table-cell>
          <table:table-cell office:value-type="float" office:value="1.0081724670000001" table:style-name="ce1">
            <text:p>1,008172467</text:p>
          </table:table-cell>
          <table:table-cell office:value-type="float" office:value="2.1197818970000002" table:style-name="ce1">
            <text:p>2,119781897</text:p>
          </table:table-cell>
          <table:table-cell office:value-type="float" office:value="1.779120362" table:style-name="ce1">
            <text:p>1,779120362</text:p>
          </table:table-cell>
          <table:table-cell office:value-type="float" office:value="1.0829071159999999" table:style-name="ce1">
            <text:p>1,082907116</text:p>
          </table:table-cell>
          <table:table-cell office:value-type="float" office:value="-0.35762903499999998" table:style-name="ce1">
            <text:p>-0,357629035</text:p>
          </table:table-cell>
          <table:table-cell office:value-type="float" office:value="1.2706180739999999" table:style-name="ce1">
            <text:p>1,270618074</text:p>
          </table:table-cell>
          <table:table-cell office:value-type="float" office:value="1.155383526" table:style-name="ce1">
            <text:p>1,155383526</text:p>
          </table:table-cell>
          <table:table-cell office:value-type="float" office:value="1.071437972" table:style-name="ce1">
            <text:p>1,071437972</text:p>
          </table:table-cell>
          <table:table-cell office:value-type="float" office:value="0.51238693199999996" table:style-name="ce1">
            <text:p>0,512386932</text:p>
          </table:table-cell>
          <table:table-cell office:value-type="float" office:value="2.2402575649999998" table:style-name="ce1">
            <text:p>2,240257565</text:p>
          </table:table-cell>
          <table:table-cell office:value-type="float" office:value="2.7507972249999999" table:style-name="ce1">
            <text:p>2,750797225</text:p>
          </table:table-cell>
          <table:table-cell office:value-type="float" office:value="3.293973839" table:style-name="ce1">
            <text:p>3,293973839</text:p>
          </table:table-cell>
          <table:table-cell office:value-type="float" office:value="3.4327350929999998" table:style-name="ce1">
            <text:p>3,432735093</text:p>
          </table:table-cell>
          <table:table-cell office:value-type="float" office:value="1.176159467" table:style-name="ce1">
            <text:p>1,176159467</text:p>
          </table:table-cell>
          <table:table-cell office:value-type="float" office:value="2.4036283649999999" table:style-name="ce1">
            <text:p>2,403628365</text:p>
          </table:table-cell>
          <table:table-cell office:value-type="float" office:value="1.2097621970000001" table:style-name="ce1">
            <text:p>1,209762197</text:p>
          </table:table-cell>
          <table:table-cell office:value-type="float" office:value="1.319338699" table:style-name="ce1">
            <text:p>1,319338699</text:p>
          </table:table-cell>
          <table:table-cell office:value-type="float" office:value="0.66710724899999996" table:style-name="ce1">
            <text:p>0,667107249</text:p>
          </table:table-cell>
          <table:table-cell office:value-type="float" office:value="-0.12585328500000001" table:style-name="ce1">
            <text:p>-0,125853285</text:p>
          </table:table-cell>
          <table:table-cell office:value-type="float" office:value="1.258225307" table:style-name="ce1">
            <text:p>1,258225307</text:p>
          </table:table-cell>
          <table:table-cell office:value-type="float" office:value="2.9328499620000001" table:style-name="ce1">
            <text:p>2,932849962</text:p>
          </table:table-cell>
          <table:table-cell office:value-type="float" office:value="1.664159945" table:style-name="ce1">
            <text:p>1,664159945</text:p>
          </table:table-cell>
          <table:table-cell office:value-type="float" office:value="0.82941260299999997" table:style-name="ce1">
            <text:p>0,829412603</text:p>
          </table:table-cell>
          <table:table-cell office:value-type="float" office:value="-0.190142845" table:style-name="ce1">
            <text:p>-0,190142845</text:p>
          </table:table-cell>
          <table:table-cell office:value-type="float" office:value="1.3450615260000001" table:style-name="ce1">
            <text:p>1,345061526</text:p>
          </table:table-cell>
          <table:table-cell office:value-type="float" office:value="4.5190719999999997E-2" table:style-name="ce1">
            <text:p>0,04519072</text:p>
          </table:table-cell>
          <table:table-cell office:value-type="float" office:value="0.58754759000000001" table:style-name="ce1">
            <text:p>0,58754759</text:p>
          </table:table-cell>
          <table:table-cell office:value-type="float" office:value="1.268457779" table:style-name="ce1">
            <text:p>1,268457779</text:p>
          </table:table-cell>
          <table:table-cell office:value-type="float" office:value="1.6361926630000001" table:style-name="ce1">
            <text:p>1,636192663</text:p>
          </table:table-cell>
          <table:table-cell office:value-type="float" office:value="0.72967203800000002" table:style-name="ce1">
            <text:p>0,729672038</text:p>
          </table:table-cell>
          <table:table-cell office:value-type="float" office:value="1.5741922239999999" table:style-name="ce1">
            <text:p>1,574192224</text:p>
          </table:table-cell>
          <table:table-cell office:value-type="float" office:value="0.70930110700000004" table:style-name="ce1">
            <text:p>0,709301107</text:p>
          </table:table-cell>
          <table:table-cell office:value-type="float" office:value="0.381164577" table:style-name="ce1">
            <text:p>0,381164577</text:p>
          </table:table-cell>
          <table:table-cell office:value-type="float" office:value="0.40219392399999998" table:style-name="ce1">
            <text:p>0,402193924</text:p>
          </table:table-cell>
          <table:table-cell office:value-type="float" office:value="1.659163647" table:style-name="ce1">
            <text:p>1,659163647</text:p>
          </table:table-cell>
          <table:table-cell office:value-type="float" office:value="1.7786862329999999" table:style-name="ce1">
            <text:p>1,778686233</text:p>
          </table:table-cell>
          <table:table-cell office:value-type="float" office:value="0.48987935799999999" table:style-name="ce1">
            <text:p>0,489879358</text:p>
          </table:table-cell>
          <table:table-cell office:value-type="float" office:value="2.1865718900000002" table:style-name="ce1">
            <text:p>2,18657189</text:p>
          </table:table-cell>
          <table:table-cell office:value-type="float" office:value="1.5953304989999999" table:style-name="ce1">
            <text:p>1,595330499</text:p>
          </table:table-cell>
          <table:table-cell office:value-type="float" office:value="-0.26813372000000002" table:style-name="ce1">
            <text:p>-0,26813372</text:p>
          </table:table-cell>
          <table:table-cell office:value-type="float" office:value="2.7410225229999998" table:style-name="ce1">
            <text:p>2,741022523</text:p>
          </table:table-cell>
          <table:table-cell office:value-type="float" office:value="0.32118027199999999" table:style-name="ce1">
            <text:p>0,321180272</text:p>
          </table:table-cell>
          <table:table-cell office:value-type="float" office:value="2.497166827" table:style-name="ce1">
            <text:p>2,497166827</text:p>
          </table:table-cell>
          <table:table-cell office:value-type="float" office:value="0.46554928499999998" table:style-name="ce1">
            <text:p>0,465549285</text:p>
          </table:table-cell>
          <table:table-cell office:value-type="float" office:value="1.090789507" table:style-name="ce1">
            <text:p>1,090789507</text:p>
          </table:table-cell>
          <table:table-cell office:value-type="float" office:value="0.55885435900000002" table:style-name="ce1">
            <text:p>0,558854359</text:p>
          </table:table-cell>
          <table:table-cell office:value-type="float" office:value="-1.0455330000000001E-2" table:style-name="ce1">
            <text:p>-0,01045533</text:p>
          </table:table-cell>
          <table:table-cell office:value-type="float" office:value="-0.86640572400000004" table:style-name="ce1">
            <text:p>-0,866405724</text:p>
          </table:table-cell>
          <table:table-cell office:value-type="float" office:value="3.0736777910000002" table:style-name="ce1">
            <text:p>3,073677791</text:p>
          </table:table-cell>
          <table:table-cell office:value-type="float" office:value="0.78703262200000002" table:style-name="ce1">
            <text:p>0,787032622</text:p>
          </table:table-cell>
          <table:table-cell office:value-type="float" office:value="-0.30379052899999998" table:style-name="ce1">
            <text:p>-0,303790529</text:p>
          </table:table-cell>
          <table:table-cell office:value-type="float" office:value="2.578727625" table:style-name="ce1">
            <text:p>2,578727625</text:p>
          </table:table-cell>
          <table:table-cell office:value-type="float" office:value="0.12523109800000001" table:style-name="ce1">
            <text:p>0,125231098</text:p>
          </table:table-cell>
          <table:table-cell office:value-type="float" office:value="2.2915322389999999" table:style-name="ce1">
            <text:p>2,291532239</text:p>
          </table:table-cell>
          <table:table-cell office:value-type="float" office:value="2.970180788" table:style-name="ce1">
            <text:p>2,970180788</text:p>
          </table:table-cell>
          <table:table-cell office:value-type="float" office:value="2.4764784940000002" table:style-name="ce1">
            <text:p>2,476478494</text:p>
          </table:table-cell>
          <table:table-cell office:value-type="float" office:value="4.6549112780000002" table:style-name="ce1">
            <text:p>4,654911278</text:p>
          </table:table-cell>
          <table:table-cell office:value-type="float" office:value="0.26545783699999997" table:style-name="ce1">
            <text:p>0,265457837</text:p>
          </table:table-cell>
          <table:table-cell office:value-type="float" office:value="0.25255655599999999" table:style-name="ce1">
            <text:p>0,252556556</text:p>
          </table:table-cell>
          <table:table-cell office:value-type="float" office:value="-0.402186877" table:style-name="ce1">
            <text:p>-0,402186877</text:p>
          </table:table-cell>
          <table:table-cell office:value-type="float" office:value="1.9274476380000001" table:style-name="ce1">
            <text:p>1,927447638</text:p>
          </table:table-cell>
          <table:table-cell office:value-type="float" office:value="0.118911689" table:style-name="ce1">
            <text:p>0,118911689</text:p>
          </table:table-cell>
          <table:table-cell office:value-type="float" office:value="4.5938803E-2" table:style-name="ce1">
            <text:p>0,045938803</text:p>
          </table:table-cell>
          <table:table-cell office:value-type="float" office:value="0.79518614600000004" table:style-name="ce1">
            <text:p>0,795186146</text:p>
          </table:table-cell>
          <table:table-cell office:value-type="float" office:value="0.59823878699999999" table:style-name="ce1">
            <text:p>0,598238787</text:p>
          </table:table-cell>
          <table:table-cell office:value-type="float" office:value="2.1842889360000002" table:style-name="ce1">
            <text:p>2,184288936</text:p>
          </table:table-cell>
          <table:table-cell office:value-type="float" office:value="2.7899785480000001" table:style-name="ce1">
            <text:p>2,789978548</text:p>
          </table:table-cell>
          <table:table-cell office:value-type="float" office:value="-1.1879458000000001E-2" table:style-name="ce1">
            <text:p>-0,011879458</text:p>
          </table:table-cell>
          <table:table-cell office:value-type="float" office:value="1.580356023" table:style-name="ce1">
            <text:p>1,580356023</text:p>
          </table:table-cell>
          <table:table-cell office:value-type="float" office:value="-0.175097367" table:style-name="ce1">
            <text:p>-0,175097367</text:p>
          </table:table-cell>
          <table:table-cell office:value-type="float" office:value="1.004240494" table:style-name="ce1">
            <text:p>1,004240494</text:p>
          </table:table-cell>
          <table:table-cell office:value-type="float" office:value="1.315064711" table:style-name="ce1">
            <text:p>1,315064711</text:p>
          </table:table-cell>
          <table:table-cell office:value-type="float" office:value="2.3638279799999999" table:style-name="ce1">
            <text:p>2,36382798</text:p>
          </table:table-cell>
          <table:table-cell office:value-type="float" office:value="2.4227148590000001" table:style-name="ce1">
            <text:p>2,422714859</text:p>
          </table:table-cell>
          <table:table-cell office:value-type="float" office:value="1.323330908" table:style-name="ce1">
            <text:p>1,323330908</text:p>
          </table:table-cell>
          <table:table-cell office:value-type="float" office:value="2.3344155949999998" table:style-name="ce1">
            <text:p>2,334415595</text:p>
          </table:table-cell>
          <table:table-cell office:value-type="float" office:value="1.325991607" table:style-name="ce1">
            <text:p>1,325991607</text:p>
          </table:table-cell>
          <table:table-cell office:value-type="float" office:value="1.46489008" table:style-name="ce1">
            <text:p>1,46489008</text:p>
          </table:table-cell>
          <table:table-cell table:style-name="ce1"/>
          <table:table-cell office:value-type="float" office:value="2.0387080110000002" table:style-name="ce1">
            <text:p>2,038708011</text:p>
          </table:table-cell>
          <table:table-cell office:value-type="float" office:value="1.0932005789999999" table:style-name="ce1">
            <text:p>1,093200579</text:p>
          </table:table-cell>
          <table:table-cell office:value-type="float" office:value="1.6857356059999999" table:style-name="ce1">
            <text:p>1,685735606</text:p>
          </table:table-cell>
          <table:table-cell office:value-type="float" office:value="1.8595721709999999" table:style-name="ce1">
            <text:p>1,859572171</text:p>
          </table:table-cell>
          <table:table-cell office:value-type="float" office:value="1.776579106" table:style-name="ce1">
            <text:p>1,776579106</text:p>
          </table:table-cell>
          <table:table-cell office:value-type="float" office:value="0.66246925300000004" table:style-name="ce1">
            <text:p>0,662469253</text:p>
          </table:table-cell>
          <table:table-cell office:value-type="float" office:value="0.49184771900000002" table:style-name="ce1">
            <text:p>0,491847719</text:p>
          </table:table-cell>
          <table:table-cell office:value-type="float" office:value="4.7027661429999998" table:style-name="ce1">
            <text:p>4,702766143</text:p>
          </table:table-cell>
          <table:table-cell office:value-type="float" office:value="4.8425395000000003E-2" table:style-name="ce1">
            <text:p>0,048425395</text:p>
          </table:table-cell>
          <table:table-cell office:value-type="float" office:value="1.21836561" table:style-name="ce1">
            <text:p>1,21836561</text:p>
          </table:table-cell>
          <table:table-cell office:value-type="float" office:value="2.7672539629999999" table:style-name="ce1">
            <text:p>2,767253963</text:p>
          </table:table-cell>
          <table:table-cell office:value-type="float" office:value="0.95022014499999996" table:style-name="ce1">
            <text:p>0,950220145</text:p>
          </table:table-cell>
          <table:table-cell office:value-type="float" office:value="1.4793007309999999" table:style-name="ce1">
            <text:p>1,479300731</text:p>
          </table:table-cell>
          <table:table-cell office:value-type="float" office:value="2.2880028029999999" table:style-name="ce1">
            <text:p>2,288002803</text:p>
          </table:table-cell>
          <table:table-cell office:value-type="float" office:value="0.85255917800000003" table:style-name="ce1">
            <text:p>0,852559178</text:p>
          </table:table-cell>
          <table:table-cell office:value-type="float" office:value="0.75931668200000002" table:style-name="ce1">
            <text:p>0,759316682</text:p>
          </table:table-cell>
          <table:table-cell office:value-type="float" office:value="5.8927579090000002" table:style-name="ce1">
            <text:p>5,892757909</text:p>
          </table:table-cell>
          <table:table-cell office:value-type="float" office:value="1.1923837340000001" table:style-name="ce1">
            <text:p>1,192383734</text:p>
          </table:table-cell>
          <table:table-cell office:value-type="float" office:value="1.6957654980000001" table:style-name="ce1">
            <text:p>1,695765498</text:p>
          </table:table-cell>
          <table:table-cell office:value-type="float" office:value="-5.4615545000000001E-2" table:style-name="ce1">
            <text:p>-0,054615545</text:p>
          </table:table-cell>
          <table:table-cell office:value-type="float" office:value="4.1294050049999997" table:style-name="ce1">
            <text:p>4,129405005</text:p>
          </table:table-cell>
          <table:table-cell office:value-type="float" office:value="1.3954729429999999" table:style-name="ce1">
            <text:p>1,395472943</text:p>
          </table:table-cell>
          <table:table-cell office:value-type="float" office:value="1.405028296" table:style-name="ce1">
            <text:p>1,405028296</text:p>
          </table:table-cell>
          <table:table-cell office:value-type="float" office:value="1.1738981509999999" table:style-name="ce1">
            <text:p>1,173898151</text:p>
          </table:table-cell>
          <table:table-cell office:value-type="float" office:value="2.3511138869999999" table:style-name="ce1">
            <text:p>2,351113887</text:p>
          </table:table-cell>
          <table:table-cell office:value-type="float" office:value="2.8231060299999999" table:style-name="ce1">
            <text:p>2,82310603</text:p>
          </table:table-cell>
          <table:table-cell office:value-type="float" office:value="0.71865406600000004" table:style-name="ce1">
            <text:p>0,718654066</text:p>
          </table:table-cell>
          <table:table-cell office:value-type="float" office:value="0.71280319999999997" table:style-name="ce1">
            <text:p>0,7128032</text:p>
          </table:table-cell>
          <table:table-cell office:value-type="float" office:value="1.630911126" table:style-name="ce1">
            <text:p>1,630911126</text:p>
          </table:table-cell>
          <table:table-cell office:value-type="float" office:value="1.3321853130000001" table:style-name="ce1">
            <text:p>1,332185313</text:p>
          </table:table-cell>
          <table:table-cell office:value-type="float" office:value="1.0417581E-2" table:style-name="ce1">
            <text:p>0,010417581</text:p>
          </table:table-cell>
          <table:table-cell office:value-type="float" office:value="0.62299795999999996" table:style-name="ce1">
            <text:p>0,62299796</text:p>
          </table:table-cell>
          <table:table-cell office:value-type="float" office:value="-1.0284831750000001" table:style-name="ce1">
            <text:p>-1,028483175</text:p>
          </table:table-cell>
          <table:table-cell office:value-type="float" office:value="1.7874966320000001" table:style-name="ce1">
            <text:p>1,787496632</text:p>
          </table:table-cell>
          <table:table-cell office:value-type="float" office:value="-1.050939544" table:style-name="ce1">
            <text:p>-1,050939544</text:p>
          </table:table-cell>
          <table:table-cell office:value-type="float" office:value="2.1041227359999999" table:style-name="ce1">
            <text:p>2,104122736</text:p>
          </table:table-cell>
          <table:table-cell office:value-type="float" office:value="2.0487693130000002" table:style-name="ce1">
            <text:p>2,048769313</text:p>
          </table:table-cell>
          <table:table-cell office:value-type="float" office:value="1.1902377179999999" table:style-name="ce1">
            <text:p>1,190237718</text:p>
          </table:table-cell>
          <table:table-cell office:value-type="float" office:value="1.0000515640000001" table:style-name="ce1">
            <text:p>1,000051564</text:p>
          </table:table-cell>
          <table:table-cell office:value-type="float" office:value="-0.190371976" table:style-name="ce1">
            <text:p>-0,190371976</text:p>
          </table:table-cell>
          <table:table-cell office:value-type="float" office:value="2.8555983299999999" table:style-name="ce1">
            <text:p>2,85559833</text:p>
          </table:table-cell>
          <table:table-cell office:value-type="float" office:value="2.441248168" table:style-name="ce1">
            <text:p>2,441248168</text:p>
          </table:table-cell>
          <table:table-cell office:value-type="float" office:value="2.181121997" table:style-name="ce1">
            <text:p>2,181121997</text:p>
          </table:table-cell>
          <table:table-cell office:value-type="float" office:value="1.495369111" table:style-name="ce1">
            <text:p>1,495369111</text:p>
          </table:table-cell>
          <table:table-cell office:value-type="float" office:value="0.21920258300000001" table:style-name="ce1">
            <text:p>0,219202583</text:p>
          </table:table-cell>
          <table:table-cell office:value-type="float" office:value="1.187104967" table:style-name="ce1">
            <text:p>1,187104967</text:p>
          </table:table-cell>
          <table:table-cell office:value-type="float" office:value="9.1319589000000007E-2" table:style-name="ce1">
            <text:p>0,091319589</text:p>
          </table:table-cell>
          <table:table-cell office:value-type="float" office:value="3.329047326" table:style-name="ce1">
            <text:p>3,329047326</text:p>
          </table:table-cell>
          <table:table-cell office:value-type="float" office:value="0.65065546100000005" table:style-name="ce1">
            <text:p>0,650655461</text:p>
          </table:table-cell>
          <table:table-cell office:value-type="float" office:value="0.61911507099999996" table:style-name="ce1">
            <text:p>0,619115071</text:p>
          </table:table-cell>
          <table:table-cell office:value-type="float" office:value="1.7730965089999999" table:style-name="ce1">
            <text:p>1,773096509</text:p>
          </table:table-cell>
          <table:table-cell office:value-type="float" office:value="0.17747586700000001" table:style-name="ce1">
            <text:p>0,177475867</text:p>
          </table:table-cell>
          <table:table-cell office:value-type="float" office:value="1.4573566330000001" table:style-name="ce1">
            <text:p>1,457356633</text:p>
          </table:table-cell>
          <table:table-cell office:value-type="float" office:value="-1.081544354" table:style-name="ce1">
            <text:p>-1,081544354</text:p>
          </table:table-cell>
          <table:table-cell office:value-type="float" office:value="2.7454794169999999" table:style-name="ce1">
            <text:p>2,745479417</text:p>
          </table:table-cell>
          <table:table-cell office:value-type="float" office:value="2.8844755050000002" table:style-name="ce1">
            <text:p>2,884475505</text:p>
          </table:table-cell>
          <table:table-cell office:value-type="float" office:value="0.36163084699999998" table:style-name="ce1">
            <text:p>0,361630847</text:p>
          </table:table-cell>
          <table:table-cell office:value-type="float" office:value="2.8527116260000001" table:style-name="ce1">
            <text:p>2,852711626</text:p>
          </table:table-cell>
          <table:table-cell office:value-type="float" office:value="1.911365204" table:style-name="ce1">
            <text:p>1,911365204</text:p>
          </table:table-cell>
          <table:table-cell office:value-type="float" office:value="0.963907968" table:style-name="ce1">
            <text:p>0,963907968</text:p>
          </table:table-cell>
          <table:table-cell office:value-type="float" office:value="1.8213262859999999" table:style-name="ce1">
            <text:p>1,821326286</text:p>
          </table:table-cell>
          <table:table-cell office:value-type="float" office:value="1.452307684" table:style-name="ce1">
            <text:p>1,452307684</text:p>
          </table:table-cell>
          <table:table-cell office:value-type="float" office:value="3.7785307399999999" table:style-name="ce1">
            <text:p>3,77853074</text:p>
          </table:table-cell>
          <table:table-cell office:value-type="float" office:value="2.6498642929999998" table:style-name="ce1">
            <text:p>2,649864293</text:p>
          </table:table-cell>
          <table:table-cell office:value-type="float" office:value="1.374697898" table:style-name="ce1">
            <text:p>1,374697898</text:p>
          </table:table-cell>
          <table:table-cell office:value-type="float" office:value="0.38929246099999998" table:style-name="ce1">
            <text:p>0,389292461</text:p>
          </table:table-cell>
          <table:table-cell office:value-type="float" office:value="1.246333015" table:style-name="ce1">
            <text:p>1,246333015</text:p>
          </table:table-cell>
          <table:table-cell office:value-type="float" office:value="1.0706964219999999" table:style-name="ce1">
            <text:p>1,070696422</text:p>
          </table:table-cell>
          <table:table-cell office:value-type="float" office:value="0.496631031" table:style-name="ce1">
            <text:p>0,496631031</text:p>
          </table:table-cell>
          <table:table-cell office:value-type="float" office:value="0.84870140199999999" table:style-name="ce1">
            <text:p>0,848701402</text:p>
          </table:table-cell>
          <table:table-cell office:value-type="float" office:value="0.78157059600000001" table:style-name="ce1">
            <text:p>0,781570596</text:p>
          </table:table-cell>
          <table:table-cell office:value-type="float" office:value="3.4693901619999998" table:style-name="ce1">
            <text:p>3,469390162</text:p>
          </table:table-cell>
          <table:table-cell office:value-type="float" office:value="2.7286662709999998" table:style-name="ce1">
            <text:p>2,728666271</text:p>
          </table:table-cell>
          <table:table-cell office:value-type="float" office:value="2.2630518099999999" table:style-name="ce1">
            <text:p>2,26305181</text:p>
          </table:table-cell>
          <table:table-cell office:value-type="float" office:value="1.7943117120000001" table:style-name="ce1">
            <text:p>1,794311712</text:p>
          </table:table-cell>
          <table:table-cell office:value-type="float" office:value="0.80592232699999999" table:style-name="ce1">
            <text:p>0,805922327</text:p>
          </table:table-cell>
          <table:table-cell office:value-type="float" office:value="1.6599617900000001" table:style-name="ce1">
            <text:p>1,65996179</text:p>
          </table:table-cell>
          <table:table-cell office:value-type="float" office:value="-2.3982978230000001" table:style-name="ce1">
            <text:p>-2,398297823</text:p>
          </table:table-cell>
          <table:table-cell office:value-type="float" office:value="2.4330611430000002" table:style-name="ce1">
            <text:p>2,433061143</text:p>
          </table:table-cell>
          <table:table-cell office:value-type="float" office:value="1.3637379999999999E-2" table:style-name="ce1">
            <text:p>0,01363738</text:p>
          </table:table-cell>
          <table:table-cell office:value-type="float" office:value="2.8451942830000001" table:style-name="ce1">
            <text:p>2,845194283</text:p>
          </table:table-cell>
          <table:table-cell office:value-type="float" office:value="-0.58667739200000002" table:style-name="ce1">
            <text:p>-0,586677392</text:p>
          </table:table-cell>
          <table:table-cell office:value-type="float" office:value="0.50233027399999997" table:style-name="ce1">
            <text:p>0,502330274</text:p>
          </table:table-cell>
          <table:table-cell office:value-type="float" office:value="0.14419128000000001" table:style-name="ce1">
            <text:p>0,14419128</text:p>
          </table:table-cell>
          <table:table-cell office:value-type="float" office:value="1.3720562970000001" table:style-name="ce1">
            <text:p>1,372056297</text:p>
          </table:table-cell>
          <table:table-cell office:value-type="float" office:value="2.7513588019999999" table:style-name="ce1">
            <text:p>2,751358802</text:p>
          </table:table-cell>
          <table:table-cell office:value-type="float" office:value="1.3524915159999999" table:style-name="ce1">
            <text:p>1,352491516</text:p>
          </table:table-cell>
          <table:table-cell office:value-type="float" office:value="0.60608076700000002" table:style-name="ce1">
            <text:p>0,606080767</text:p>
          </table:table-cell>
          <table:table-cell office:value-type="float" office:value="0.50875044700000005" table:style-name="ce1">
            <text:p>0,508750447</text:p>
          </table:table-cell>
          <table:table-cell office:value-type="float" office:value="16.475802770000001" table:style-name="ce1">
            <text:p>16,47580277</text:p>
          </table:table-cell>
          <table:table-cell office:value-type="float" office:value="-1.6663826429999999" table:style-name="ce1">
            <text:p>-1,666382643</text:p>
          </table:table-cell>
          <table:table-cell office:value-type="float" office:value="-4.3949258999999997E-2" table:style-name="ce1">
            <text:p>-0,043949259</text:p>
          </table:table-cell>
          <table:table-cell office:value-type="float" office:value="2.6682412590000002" table:style-name="ce1">
            <text:p>2,668241259</text:p>
          </table:table-cell>
          <table:table-cell office:value-type="float" office:value="1.5310976810000001" table:style-name="ce1">
            <text:p>1,531097681</text:p>
          </table:table-cell>
          <table:table-cell office:value-type="float" office:value="2.7567860890000002" table:style-name="ce1">
            <text:p>2,756786089</text:p>
          </table:table-cell>
          <table:table-cell office:value-type="float" office:value="2.1407127309999998" table:style-name="ce1">
            <text:p>2,140712731</text:p>
          </table:table-cell>
          <table:table-cell office:value-type="float" office:value="2.6814364930000001" table:style-name="ce1">
            <text:p>2,681436493</text:p>
          </table:table-cell>
          <table:table-cell office:value-type="float" office:value="5.3215170829999998" table:style-name="ce1">
            <text:p>5,321517083</text:p>
          </table:table-cell>
          <table:table-cell office:value-type="float" office:value="2.2558646680000001" table:style-name="ce1">
            <text:p>2,255864668</text:p>
          </table:table-cell>
          <table:table-cell office:value-type="float" office:value="2.37522009" table:style-name="ce1">
            <text:p>2,37522009</text:p>
          </table:table-cell>
          <table:table-cell office:value-type="float" office:value="0.42416967500000002" table:style-name="ce1">
            <text:p>0,424169675</text:p>
          </table:table-cell>
          <table:table-cell office:value-type="float" office:value="1.2265224749999999" table:style-name="ce1">
            <text:p>1,226522475</text:p>
          </table:table-cell>
          <table:table-cell office:value-type="float" office:value="2.8214056470000002" table:style-name="ce1">
            <text:p>2,821405647</text:p>
          </table:table-cell>
          <table:table-cell office:value-type="float" office:value="-0.42570555199999999" table:style-name="ce1">
            <text:p>-0,425705552</text:p>
          </table:table-cell>
          <table:table-cell office:value-type="float" office:value="2.7552467979999999" table:style-name="ce1">
            <text:p>2,755246798</text:p>
          </table:table-cell>
          <table:table-cell office:value-type="float" office:value="4.948207021" table:style-name="ce1">
            <text:p>4,948207021</text:p>
          </table:table-cell>
          <table:table-cell office:value-type="float" office:value="2.7514905970000001" table:style-name="ce1">
            <text:p>2,751490597</text:p>
          </table:table-cell>
          <table:table-cell office:value-type="float" office:value="2.2140449499999999" table:style-name="ce1">
            <text:p>2,21404495</text:p>
          </table:table-cell>
          <table:table-cell office:value-type="float" office:value="2.8571678579999999" table:style-name="ce1">
            <text:p>2,857167858</text:p>
          </table:table-cell>
          <table:table-cell office:value-type="float" office:value="1.155508854" table:style-name="ce1">
            <text:p>1,155508854</text:p>
          </table:table-cell>
          <table:table-cell office:value-type="float" office:value="8.5755300000000007E-2" table:style-name="ce1">
            <text:p>0,0857553</text:p>
          </table:table-cell>
          <table:table-cell office:value-type="float" office:value="0.158140844" table:style-name="ce1">
            <text:p>0,158140844</text:p>
          </table:table-cell>
          <table:table-cell office:value-type="float" office:value="0.77903329099999996" table:style-name="ce1">
            <text:p>0,779033291</text:p>
          </table:table-cell>
          <table:table-cell office:value-type="float" office:value="0.69703144299999997" table:style-name="ce1">
            <text:p>0,697031443</text:p>
          </table:table-cell>
          <table:table-cell office:value-type="float" office:value="0.45149468100000001" table:style-name="ce1">
            <text:p>0,451494681</text:p>
          </table:table-cell>
          <table:table-cell office:value-type="float" office:value="2.2362827150000002" table:style-name="ce1">
            <text:p>2,236282715</text:p>
          </table:table-cell>
          <table:table-cell office:value-type="float" office:value="3.8768524329999998" table:style-name="ce1">
            <text:p>3,876852433</text:p>
          </table:table-cell>
          <table:table-cell office:value-type="float" office:value="2.6533129739999999" table:style-name="ce1">
            <text:p>2,653312974</text:p>
          </table:table-cell>
          <table:table-cell office:value-type="float" office:value="3.3233714499999998" table:style-name="ce1">
            <text:p>3,32337145</text:p>
          </table:table-cell>
          <table:table-cell office:value-type="float" office:value="0.73258638399999998" table:style-name="ce1">
            <text:p>0,732586384</text:p>
          </table:table-cell>
          <table:table-cell office:value-type="float" office:value="0.247627454" table:style-name="ce1">
            <text:p>0,247627454</text:p>
          </table:table-cell>
          <table:table-cell office:value-type="float" office:value="2.716994889" table:style-name="ce1">
            <text:p>2,716994889</text:p>
          </table:table-cell>
          <table:table-cell office:value-type="float" office:value="0.52582289599999998" table:style-name="ce1">
            <text:p>0,525822896</text:p>
          </table:table-cell>
          <table:table-cell office:value-type="float" office:value="2.0635792350000002" table:style-name="ce1">
            <text:p>2,063579235</text:p>
          </table:table-cell>
          <table:table-cell office:value-type="float" office:value="1.3385191830000001" table:style-name="ce1">
            <text:p>1,338519183</text:p>
          </table:table-cell>
          <table:table-cell office:value-type="float" office:value="1.2122350900000001" table:style-name="ce1">
            <text:p>1,21223509</text:p>
          </table:table-cell>
          <table:table-cell office:value-type="float" office:value="1.8203763660000001" table:style-name="ce1">
            <text:p>1,820376366</text:p>
          </table:table-cell>
          <table:table-cell office:value-type="float" office:value="1.7617147019999999" table:style-name="ce1">
            <text:p>1,761714702</text:p>
          </table:table-cell>
          <table:table-cell office:value-type="float" office:value="0.77491162700000005" table:style-name="ce1">
            <text:p>0,774911627</text:p>
          </table:table-cell>
          <table:table-cell office:value-type="float" office:value="1.5310976810000001" table:style-name="ce1">
            <text:p>1,531097681</text:p>
          </table:table-cell>
          <table:table-cell office:value-type="float" office:value="2.7514905970000001" table:style-name="ce1">
            <text:p>2,751490597</text:p>
          </table:table-cell>
          <table:table-cell office:value-type="float" office:value="0.456900692" table:style-name="ce1">
            <text:p>0,456900692</text:p>
          </table:table-cell>
          <table:table-cell office:value-type="float" office:value="1.059000757" table:style-name="ce1">
            <text:p>1,059000757</text:p>
          </table:table-cell>
          <table:table-cell office:value-type="float" office:value="1.195376089" table:style-name="ce1">
            <text:p>1,195376089</text:p>
          </table:table-cell>
          <table:table-cell office:value-type="float" office:value="0.90577682800000003" table:style-name="ce1">
            <text:p>0,905776828</text:p>
          </table:table-cell>
          <table:table-cell office:value-type="float" office:value="2.8414704159999999" table:style-name="ce1">
            <text:p>2,841470416</text:p>
          </table:table-cell>
          <table:table-cell office:value-type="float" office:value="3.155897382" table:style-name="ce1">
            <text:p>3,155897382</text:p>
          </table:table-cell>
          <table:table-cell office:value-type="float" office:value="-0.541496741" table:style-name="ce1">
            <text:p>-0,541496741</text:p>
          </table:table-cell>
          <table:table-cell office:value-type="float" office:value="0.77286759100000002" table:style-name="ce1">
            <text:p>0,772867591</text:p>
          </table:table-cell>
          <table:table-cell office:value-type="float" office:value="0.25395811299999999" table:style-name="ce1">
            <text:p>0,253958113</text:p>
          </table:table-cell>
          <table:table-cell office:value-type="float" office:value="0.94586528700000005" table:style-name="ce1">
            <text:p>0,945865287</text:p>
          </table:table-cell>
          <table:table-cell office:value-type="float" office:value="1.605327363" table:style-name="ce1">
            <text:p>1,605327363</text:p>
          </table:table-cell>
          <table:table-cell office:value-type="float" office:value="-0.115254656" table:style-name="ce1">
            <text:p>-0,115254656</text:p>
          </table:table-cell>
          <table:table-cell office:value-type="float" office:value="1.414738074" table:style-name="ce1">
            <text:p>1,414738074</text:p>
          </table:table-cell>
          <table:table-cell office:value-type="float" office:value="4.1066305310000004" table:style-name="ce1">
            <text:p>4,106630531</text:p>
          </table:table-cell>
          <table:table-cell office:value-type="float" office:value="5.5366388000000002E-2" table:style-name="ce1">
            <text:p>0,055366388</text:p>
          </table:table-cell>
          <table:table-cell office:value-type="float" office:value="0.95982046799999998" table:style-name="ce1">
            <text:p>0,959820468</text:p>
          </table:table-cell>
          <table:table-cell office:value-type="float" office:value="2.3559318810000001" table:style-name="ce1">
            <text:p>2,355931881</text:p>
          </table:table-cell>
          <table:table-cell office:value-type="float" office:value="1.2393126189999999" table:style-name="ce1">
            <text:p>1,239312619</text:p>
          </table:table-cell>
          <table:table-cell office:value-type="float" office:value="0.66628771899999994" table:style-name="ce1">
            <text:p>0,666287719</text:p>
          </table:table-cell>
          <table:table-cell office:value-type="float" office:value="0.80321347799999998" table:style-name="ce1">
            <text:p>0,803213478</text:p>
          </table:table-cell>
          <table:table-cell office:value-type="float" office:value="2.824209878" table:style-name="ce1">
            <text:p>2,824209878</text:p>
          </table:table-cell>
          <table:table-cell office:value-type="float" office:value="1.3341292650000001" table:style-name="ce1">
            <text:p>1,334129265</text:p>
          </table:table-cell>
          <table:table-cell office:value-type="float" office:value="2.7264151600000002" table:style-name="ce1">
            <text:p>2,72641516</text:p>
          </table:table-cell>
          <table:table-cell office:value-type="float" office:value="1.0036588120000001" table:style-name="ce1">
            <text:p>1,003658812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09" table:style-name="ce1">
            <text:p>2009</text:p>
          </table:table-cell>
          <table:table-cell office:value-type="float" office:value="9.5654624999999993E-2" table:style-name="ce1">
            <text:p>0,095654625</text:p>
          </table:table-cell>
          <table:table-cell office:value-type="float" office:value="2.3970209910000002" table:style-name="ce1">
            <text:p>2,397020991</text:p>
          </table:table-cell>
          <table:table-cell office:value-type="float" office:value="3.703877683" table:style-name="ce1">
            <text:p>3,703877683</text:p>
          </table:table-cell>
          <table:table-cell office:value-type="float" office:value="-0.67389404600000002" table:style-name="ce1">
            <text:p>-0,673894046</text:p>
          </table:table-cell>
          <table:table-cell office:value-type="float" office:value="0.71409779200000001" table:style-name="ce1">
            <text:p>0,714097792</text:p>
          </table:table-cell>
          <table:table-cell office:value-type="float" office:value="2.4330251980000002" table:style-name="ce1">
            <text:p>2,433025198</text:p>
          </table:table-cell>
          <table:table-cell office:value-type="float" office:value="11.04463501" table:style-name="ce1">
            <text:p>11,04463501</text:p>
          </table:table-cell>
          <table:table-cell office:value-type="float" office:value="0.99954473399999999" table:style-name="ce1">
            <text:p>0,999544734</text:p>
          </table:table-cell>
          <table:table-cell office:value-type="float" office:value="-0.67381128000000001" table:style-name="ce1">
            <text:p>-0,67381128</text:p>
          </table:table-cell>
          <table:table-cell office:value-type="float" office:value="-1.4171465539999999" table:style-name="ce1">
            <text:p>-1,417146554</text:p>
          </table:table-cell>
          <table:table-cell office:value-type="float" office:value="1.5673336879999999" table:style-name="ce1">
            <text:p>1,567333688</text:p>
          </table:table-cell>
          <table:table-cell office:value-type="float" office:value="2.0610451300000001" table:style-name="ce1">
            <text:p>2,06104513</text:p>
          </table:table-cell>
          <table:table-cell office:value-type="float" office:value="0.26195319" table:style-name="ce1">
            <text:p>0,26195319</text:p>
          </table:table-cell>
          <table:table-cell office:value-type="float" office:value="2.076148264" table:style-name="ce1">
            <text:p>2,076148264</text:p>
          </table:table-cell>
          <table:table-cell office:value-type="float" office:value="3.2872698470000001" table:style-name="ce1">
            <text:p>3,287269847</text:p>
          </table:table-cell>
          <table:table-cell office:value-type="float" office:value="0.80459957299999996" table:style-name="ce1">
            <text:p>0,804599573</text:p>
          </table:table-cell>
          <table:table-cell office:value-type="float" office:value="2.8093017520000001" table:style-name="ce1">
            <text:p>2,809301752</text:p>
          </table:table-cell>
          <table:table-cell office:value-type="float" office:value="3.02644987" table:style-name="ce1">
            <text:p>3,02644987</text:p>
          </table:table-cell>
          <table:table-cell office:value-type="float" office:value="1.1168057259999999" table:style-name="ce1">
            <text:p>1,116805726</text:p>
          </table:table-cell>
          <table:table-cell office:value-type="float" office:value="-0.64428136300000005" table:style-name="ce1">
            <text:p>-0,644281363</text:p>
          </table:table-cell>
          <table:table-cell office:value-type="float" office:value="6.1274527580000004" table:style-name="ce1">
            <text:p>6,127452758</text:p>
          </table:table-cell>
          <table:table-cell office:value-type="float" office:value="1.7087183800000001" table:style-name="ce1">
            <text:p>1,70871838</text:p>
          </table:table-cell>
          <table:table-cell office:value-type="float" office:value="-0.489520028" table:style-name="ce1">
            <text:p>-0,489520028</text:p>
          </table:table-cell>
          <table:table-cell office:value-type="float" office:value="-0.22296073" table:style-name="ce1">
            <text:p>-0,22296073</text:p>
          </table:table-cell>
          <table:table-cell office:value-type="float" office:value="2.5205766430000001" table:style-name="ce1">
            <text:p>2,520576643</text:p>
          </table:table-cell>
          <table:table-cell office:value-type="float" office:value="0.55612581000000005" table:style-name="ce1">
            <text:p>0,55612581</text:p>
          </table:table-cell>
          <table:table-cell office:value-type="float" office:value="1.666110583" table:style-name="ce1">
            <text:p>1,666110583</text:p>
          </table:table-cell>
          <table:table-cell office:value-type="float" office:value="0.96194826300000003" table:style-name="ce1">
            <text:p>0,961948263</text:p>
          </table:table-cell>
          <table:table-cell office:value-type="float" office:value="0.41279801999999999" table:style-name="ce1">
            <text:p>0,41279802</text:p>
          </table:table-cell>
          <table:table-cell office:value-type="float" office:value="1.1751324430000001" table:style-name="ce1">
            <text:p>1,175132443</text:p>
          </table:table-cell>
          <table:table-cell office:value-type="float" office:value="0.99412939" table:style-name="ce1">
            <text:p>0,99412939</text:p>
          </table:table-cell>
          <table:table-cell office:value-type="float" office:value="1.957036327" table:style-name="ce1">
            <text:p>1,957036327</text:p>
          </table:table-cell>
          <table:table-cell office:value-type="float" office:value="1.49251562" table:style-name="ce1">
            <text:p>1,49251562</text:p>
          </table:table-cell>
          <table:table-cell office:value-type="float" office:value="1.141758099" table:style-name="ce1">
            <text:p>1,141758099</text:p>
          </table:table-cell>
          <table:table-cell office:value-type="float" office:value="-0.191813703" table:style-name="ce1">
            <text:p>-0,191813703</text:p>
          </table:table-cell>
          <table:table-cell office:value-type="float" office:value="1.2494846310000001" table:style-name="ce1">
            <text:p>1,249484631</text:p>
          </table:table-cell>
          <table:table-cell office:value-type="float" office:value="1.1093177890000001" table:style-name="ce1">
            <text:p>1,109317789</text:p>
          </table:table-cell>
          <table:table-cell office:value-type="float" office:value="1.059280301" table:style-name="ce1">
            <text:p>1,059280301</text:p>
          </table:table-cell>
          <table:table-cell office:value-type="float" office:value="0.497381401" table:style-name="ce1">
            <text:p>0,497381401</text:p>
          </table:table-cell>
          <table:table-cell office:value-type="float" office:value="2.2871600669999999" table:style-name="ce1">
            <text:p>2,287160067</text:p>
          </table:table-cell>
          <table:table-cell office:value-type="float" office:value="2.7523121979999998" table:style-name="ce1">
            <text:p>2,752312198</text:p>
          </table:table-cell>
          <table:table-cell office:value-type="float" office:value="3.3168966599999998" table:style-name="ce1">
            <text:p>3,31689666</text:p>
          </table:table-cell>
          <table:table-cell office:value-type="float" office:value="3.2835368420000002" table:style-name="ce1">
            <text:p>3,283536842</text:p>
          </table:table-cell>
          <table:table-cell office:value-type="float" office:value="1.1124924700000001" table:style-name="ce1">
            <text:p>1,11249247</text:p>
          </table:table-cell>
          <table:table-cell office:value-type="float" office:value="2.4087190559999998" table:style-name="ce1">
            <text:p>2,408719056</text:p>
          </table:table-cell>
          <table:table-cell office:value-type="float" office:value="1.204959629" table:style-name="ce1">
            <text:p>1,204959629</text:p>
          </table:table-cell>
          <table:table-cell office:value-type="float" office:value="1.282650394" table:style-name="ce1">
            <text:p>1,282650394</text:p>
          </table:table-cell>
          <table:table-cell office:value-type="float" office:value="0.67574069999999997" table:style-name="ce1">
            <text:p>0,6757407</text:p>
          </table:table-cell>
          <table:table-cell office:value-type="float" office:value="-9.1365267999999999E-2" table:style-name="ce1">
            <text:p>-0,091365268</text:p>
          </table:table-cell>
          <table:table-cell office:value-type="float" office:value="0.65115206199999998" table:style-name="ce1">
            <text:p>0,651152062</text:p>
          </table:table-cell>
          <table:table-cell office:value-type="float" office:value="2.722827106" table:style-name="ce1">
            <text:p>2,722827106</text:p>
          </table:table-cell>
          <table:table-cell office:value-type="float" office:value="1.515871507" table:style-name="ce1">
            <text:p>1,515871507</text:p>
          </table:table-cell>
          <table:table-cell office:value-type="float" office:value="0.56972945100000005" table:style-name="ce1">
            <text:p>0,569729451</text:p>
          </table:table-cell>
          <table:table-cell office:value-type="float" office:value="-0.25338340999999998" table:style-name="ce1">
            <text:p>-0,25338341</text:p>
          </table:table-cell>
          <table:table-cell office:value-type="float" office:value="1.3946379179999999" table:style-name="ce1">
            <text:p>1,394637918</text:p>
          </table:table-cell>
          <table:table-cell office:value-type="float" office:value="3.3879643000000001E-2" table:style-name="ce1">
            <text:p>0,033879643</text:p>
          </table:table-cell>
          <table:table-cell office:value-type="float" office:value="0.53507906199999999" table:style-name="ce1">
            <text:p>0,535079062</text:p>
          </table:table-cell>
          <table:table-cell office:value-type="float" office:value="1.2468054550000001" table:style-name="ce1">
            <text:p>1,246805455</text:p>
          </table:table-cell>
          <table:table-cell office:value-type="float" office:value="1.722093224" table:style-name="ce1">
            <text:p>1,722093224</text:p>
          </table:table-cell>
          <table:table-cell office:value-type="float" office:value="0.72031721500000001" table:style-name="ce1">
            <text:p>0,720317215</text:p>
          </table:table-cell>
          <table:table-cell office:value-type="float" office:value="1.5479570140000001" table:style-name="ce1">
            <text:p>1,547957014</text:p>
          </table:table-cell>
          <table:table-cell office:value-type="float" office:value="0.68624048699999995" table:style-name="ce1">
            <text:p>0,686240487</text:p>
          </table:table-cell>
          <table:table-cell office:value-type="float" office:value="0.51448099400000002" table:style-name="ce1">
            <text:p>0,514480994</text:p>
          </table:table-cell>
          <table:table-cell office:value-type="float" office:value="0.41327573200000001" table:style-name="ce1">
            <text:p>0,413275732</text:p>
          </table:table-cell>
          <table:table-cell office:value-type="float" office:value="1.6287202249999999" table:style-name="ce1">
            <text:p>1,628720225</text:p>
          </table:table-cell>
          <table:table-cell office:value-type="float" office:value="1.8644700380000001" table:style-name="ce1">
            <text:p>1,864470038</text:p>
          </table:table-cell>
          <table:table-cell office:value-type="float" office:value="0.32493183599999997" table:style-name="ce1">
            <text:p>0,324931836</text:p>
          </table:table-cell>
          <table:table-cell office:value-type="float" office:value="1.8484686699999999" table:style-name="ce1">
            <text:p>1,84846867</text:p>
          </table:table-cell>
          <table:table-cell office:value-type="float" office:value="0.88573598099999995" table:style-name="ce1">
            <text:p>0,885735981</text:p>
          </table:table-cell>
          <table:table-cell office:value-type="float" office:value="-0.19276807700000001" table:style-name="ce1">
            <text:p>-0,192768077</text:p>
          </table:table-cell>
          <table:table-cell office:value-type="float" office:value="2.7568513220000002" table:style-name="ce1">
            <text:p>2,756851322</text:p>
          </table:table-cell>
          <table:table-cell office:value-type="float" office:value="0.23668588500000001" table:style-name="ce1">
            <text:p>0,236685885</text:p>
          </table:table-cell>
          <table:table-cell office:value-type="float" office:value="2.4871863900000002" table:style-name="ce1">
            <text:p>2,48718639</text:p>
          </table:table-cell>
          <table:table-cell office:value-type="float" office:value="0.47824639299999999" table:style-name="ce1">
            <text:p>0,478246393</text:p>
          </table:table-cell>
          <table:table-cell office:value-type="float" office:value="0.97422898199999997" table:style-name="ce1">
            <text:p>0,974228982</text:p>
          </table:table-cell>
          <table:table-cell office:value-type="float" office:value="0.51448950400000004" table:style-name="ce1">
            <text:p>0,514489504</text:p>
          </table:table-cell>
          <table:table-cell office:value-type="float" office:value="-2.5097252E-2" table:style-name="ce1">
            <text:p>-0,025097252</text:p>
          </table:table-cell>
          <table:table-cell office:value-type="float" office:value="-0.55007450400000002" table:style-name="ce1">
            <text:p>-0,550074504</text:p>
          </table:table-cell>
          <table:table-cell office:value-type="float" office:value="3.2643236660000001" table:style-name="ce1">
            <text:p>3,264323666</text:p>
          </table:table-cell>
          <table:table-cell office:value-type="float" office:value="0.75639086" table:style-name="ce1">
            <text:p>0,75639086</text:p>
          </table:table-cell>
          <table:table-cell office:value-type="float" office:value="-0.88818504300000001" table:style-name="ce1">
            <text:p>-0,888185043</text:p>
          </table:table-cell>
          <table:table-cell office:value-type="float" office:value="2.54383881" table:style-name="ce1">
            <text:p>2,54383881</text:p>
          </table:table-cell>
          <table:table-cell office:value-type="float" office:value="1.7877361000000001E-2" table:style-name="ce1">
            <text:p>0,017877361</text:p>
          </table:table-cell>
          <table:table-cell office:value-type="float" office:value="2.290858042" table:style-name="ce1">
            <text:p>2,290858042</text:p>
          </table:table-cell>
          <table:table-cell office:value-type="float" office:value="2.9740082710000002" table:style-name="ce1">
            <text:p>2,974008271</text:p>
          </table:table-cell>
          <table:table-cell office:value-type="float" office:value="2.52396916" table:style-name="ce1">
            <text:p>2,52396916</text:p>
          </table:table-cell>
          <table:table-cell office:value-type="float" office:value="4.626119686" table:style-name="ce1">
            <text:p>4,626119686</text:p>
          </table:table-cell>
          <table:table-cell office:value-type="float" office:value="0.26302640100000002" table:style-name="ce1">
            <text:p>0,263026401</text:p>
          </table:table-cell>
          <table:table-cell office:value-type="float" office:value="0.31527399499999997" table:style-name="ce1">
            <text:p>0,315273995</text:p>
          </table:table-cell>
          <table:table-cell office:value-type="float" office:value="-8.8769739999999993E-3" table:style-name="ce1">
            <text:p>-0,008876974</text:p>
          </table:table-cell>
          <table:table-cell office:value-type="float" office:value="1.881063438" table:style-name="ce1">
            <text:p>1,881063438</text:p>
          </table:table-cell>
          <table:table-cell office:value-type="float" office:value="0.11939849700000001" table:style-name="ce1">
            <text:p>0,119398497</text:p>
          </table:table-cell>
          <table:table-cell office:value-type="float" office:value="0.120572634" table:style-name="ce1">
            <text:p>0,120572634</text:p>
          </table:table-cell>
          <table:table-cell office:value-type="float" office:value="0.71679098500000005" table:style-name="ce1">
            <text:p>0,716790985</text:p>
          </table:table-cell>
          <table:table-cell office:value-type="float" office:value="0.21535333400000001" table:style-name="ce1">
            <text:p>0,215353334</text:p>
          </table:table-cell>
          <table:table-cell office:value-type="float" office:value="2.105493627" table:style-name="ce1">
            <text:p>2,105493627</text:p>
          </table:table-cell>
          <table:table-cell office:value-type="float" office:value="2.798080852" table:style-name="ce1">
            <text:p>2,798080852</text:p>
          </table:table-cell>
          <table:table-cell office:value-type="float" office:value="-0.105027517" table:style-name="ce1">
            <text:p>-0,105027517</text:p>
          </table:table-cell>
          <table:table-cell office:value-type="float" office:value="1.5579529649999999" table:style-name="ce1">
            <text:p>1,557952965</text:p>
          </table:table-cell>
          <table:table-cell office:value-type="float" office:value="-0.15490881400000001" table:style-name="ce1">
            <text:p>-0,154908814</text:p>
          </table:table-cell>
          <table:table-cell office:value-type="float" office:value="1.0064140699999999" table:style-name="ce1">
            <text:p>1,00641407</text:p>
          </table:table-cell>
          <table:table-cell office:value-type="float" office:value="1.315213194" table:style-name="ce1">
            <text:p>1,315213194</text:p>
          </table:table-cell>
          <table:table-cell office:value-type="float" office:value="2.3433046960000001" table:style-name="ce1">
            <text:p>2,343304696</text:p>
          </table:table-cell>
          <table:table-cell office:value-type="float" office:value="2.4233934170000002" table:style-name="ce1">
            <text:p>2,423393417</text:p>
          </table:table-cell>
          <table:table-cell office:value-type="float" office:value="1.3292181780000001" table:style-name="ce1">
            <text:p>1,329218178</text:p>
          </table:table-cell>
          <table:table-cell office:value-type="float" office:value="2.3032680559999998" table:style-name="ce1">
            <text:p>2,303268056</text:p>
          </table:table-cell>
          <table:table-cell office:value-type="float" office:value="1.0340565319999999" table:style-name="ce1">
            <text:p>1,034056532</text:p>
          </table:table-cell>
          <table:table-cell office:value-type="float" office:value="1.4105823" table:style-name="ce1">
            <text:p>1,4105823</text:p>
          </table:table-cell>
          <table:table-cell table:style-name="ce1"/>
          <table:table-cell office:value-type="float" office:value="1.0156632759999999" table:style-name="ce1">
            <text:p>1,015663276</text:p>
          </table:table-cell>
          <table:table-cell office:value-type="float" office:value="1.1089507350000001" table:style-name="ce1">
            <text:p>1,108950735</text:p>
          </table:table-cell>
          <table:table-cell office:value-type="float" office:value="2.0482835449999999" table:style-name="ce1">
            <text:p>2,048283545</text:p>
          </table:table-cell>
          <table:table-cell office:value-type="float" office:value="0.34124197899999997" table:style-name="ce1">
            <text:p>0,341241979</text:p>
          </table:table-cell>
          <table:table-cell office:value-type="float" office:value="2.3902073380000002" table:style-name="ce1">
            <text:p>2,390207338</text:p>
          </table:table-cell>
          <table:table-cell office:value-type="float" office:value="0.45561344999999998" table:style-name="ce1">
            <text:p>0,45561345</text:p>
          </table:table-cell>
          <table:table-cell office:value-type="float" office:value="0.50060048499999998" table:style-name="ce1">
            <text:p>0,500600485</text:p>
          </table:table-cell>
          <table:table-cell office:value-type="float" office:value="5.009055408" table:style-name="ce1">
            <text:p>5,009055408</text:p>
          </table:table-cell>
          <table:table-cell office:value-type="float" office:value="-1.2494631000000001E-2" table:style-name="ce1">
            <text:p>-0,012494631</text:p>
          </table:table-cell>
          <table:table-cell office:value-type="float" office:value="2.6370045430000002" table:style-name="ce1">
            <text:p>2,637004543</text:p>
          </table:table-cell>
          <table:table-cell office:value-type="float" office:value="2.750846669" table:style-name="ce1">
            <text:p>2,750846669</text:p>
          </table:table-cell>
          <table:table-cell office:value-type="float" office:value="1.207265644" table:style-name="ce1">
            <text:p>1,207265644</text:p>
          </table:table-cell>
          <table:table-cell office:value-type="float" office:value="1.4995935730000001" table:style-name="ce1">
            <text:p>1,499593573</text:p>
          </table:table-cell>
          <table:table-cell office:value-type="float" office:value="2.1724417269999998" table:style-name="ce1">
            <text:p>2,172441727</text:p>
          </table:table-cell>
          <table:table-cell office:value-type="float" office:value="0.87004692400000005" table:style-name="ce1">
            <text:p>0,870046924</text:p>
          </table:table-cell>
          <table:table-cell office:value-type="float" office:value="0.51468282799999998" table:style-name="ce1">
            <text:p>0,514682828</text:p>
          </table:table-cell>
          <table:table-cell office:value-type="float" office:value="6.0282763519999998" table:style-name="ce1">
            <text:p>6,028276352</text:p>
          </table:table-cell>
          <table:table-cell office:value-type="float" office:value="1.1696153469999999" table:style-name="ce1">
            <text:p>1,169615347</text:p>
          </table:table-cell>
          <table:table-cell office:value-type="float" office:value="1.672871607" table:style-name="ce1">
            <text:p>1,672871607</text:p>
          </table:table-cell>
          <table:table-cell office:value-type="float" office:value="1.0082811380000001" table:style-name="ce1">
            <text:p>1,008281138</text:p>
          </table:table-cell>
          <table:table-cell office:value-type="float" office:value="3.9742567630000001" table:style-name="ce1">
            <text:p>3,974256763</text:p>
          </table:table-cell>
          <table:table-cell office:value-type="float" office:value="1.2341279199999999" table:style-name="ce1">
            <text:p>1,23412792</text:p>
          </table:table-cell>
          <table:table-cell office:value-type="float" office:value="1.291539494" table:style-name="ce1">
            <text:p>1,291539494</text:p>
          </table:table-cell>
          <table:table-cell office:value-type="float" office:value="1.152301373" table:style-name="ce1">
            <text:p>1,152301373</text:p>
          </table:table-cell>
          <table:table-cell office:value-type="float" office:value="2.3491230860000001" table:style-name="ce1">
            <text:p>2,349123086</text:p>
          </table:table-cell>
          <table:table-cell office:value-type="float" office:value="2.770194998" table:style-name="ce1">
            <text:p>2,770194998</text:p>
          </table:table-cell>
          <table:table-cell office:value-type="float" office:value="0.71912442300000001" table:style-name="ce1">
            <text:p>0,719124423</text:p>
          </table:table-cell>
          <table:table-cell office:value-type="float" office:value="0.69575311699999998" table:style-name="ce1">
            <text:p>0,695753117</text:p>
          </table:table-cell>
          <table:table-cell office:value-type="float" office:value="1.612257517" table:style-name="ce1">
            <text:p>1,612257517</text:p>
          </table:table-cell>
          <table:table-cell office:value-type="float" office:value="1.3286388200000001" table:style-name="ce1">
            <text:p>1,32863882</text:p>
          </table:table-cell>
          <table:table-cell office:value-type="float" office:value="0.150958226" table:style-name="ce1">
            <text:p>0,150958226</text:p>
          </table:table-cell>
          <table:table-cell office:value-type="float" office:value="0.63119998499999996" table:style-name="ce1">
            <text:p>0,631199985</text:p>
          </table:table-cell>
          <table:table-cell office:value-type="float" office:value="-1.1103457539999999" table:style-name="ce1">
            <text:p>-1,110345754</text:p>
          </table:table-cell>
          <table:table-cell office:value-type="float" office:value="1.8517752300000001" table:style-name="ce1">
            <text:p>1,85177523</text:p>
          </table:table-cell>
          <table:table-cell office:value-type="float" office:value="-1.651024968" table:style-name="ce1">
            <text:p>-1,651024968</text:p>
          </table:table-cell>
          <table:table-cell office:value-type="float" office:value="2.143050933" table:style-name="ce1">
            <text:p>2,143050933</text:p>
          </table:table-cell>
          <table:table-cell office:value-type="float" office:value="1.3250577649999999" table:style-name="ce1">
            <text:p>1,325057765</text:p>
          </table:table-cell>
          <table:table-cell office:value-type="float" office:value="1.23619458" table:style-name="ce1">
            <text:p>1,23619458</text:p>
          </table:table-cell>
          <table:table-cell office:value-type="float" office:value="1.0100231369999999" table:style-name="ce1">
            <text:p>1,010023137</text:p>
          </table:table-cell>
          <table:table-cell office:value-type="float" office:value="-0.12623185000000001" table:style-name="ce1">
            <text:p>-0,12623185</text:p>
          </table:table-cell>
          <table:table-cell office:value-type="float" office:value="2.8234868149999999" table:style-name="ce1">
            <text:p>2,823486815</text:p>
          </table:table-cell>
          <table:table-cell office:value-type="float" office:value="2.8547536650000001" table:style-name="ce1">
            <text:p>2,854753665</text:p>
          </table:table-cell>
          <table:table-cell office:value-type="float" office:value="2.1796198470000001" table:style-name="ce1">
            <text:p>2,179619847</text:p>
          </table:table-cell>
          <table:table-cell office:value-type="float" office:value="1.476757594" table:style-name="ce1">
            <text:p>1,476757594</text:p>
          </table:table-cell>
          <table:table-cell office:value-type="float" office:value="0.13520246799999999" table:style-name="ce1">
            <text:p>0,135202468</text:p>
          </table:table-cell>
          <table:table-cell office:value-type="float" office:value="1.1860940950000001" table:style-name="ce1">
            <text:p>1,186094095</text:p>
          </table:table-cell>
          <table:table-cell office:value-type="float" office:value="8.3455185000000001E-2" table:style-name="ce1">
            <text:p>0,083455185</text:p>
          </table:table-cell>
          <table:table-cell office:value-type="float" office:value="3.2611490860000001" table:style-name="ce1">
            <text:p>3,261149086</text:p>
          </table:table-cell>
          <table:table-cell office:value-type="float" office:value="0.75390693099999995" table:style-name="ce1">
            <text:p>0,753906931</text:p>
          </table:table-cell>
          <table:table-cell office:value-type="float" office:value="0.640299595" table:style-name="ce1">
            <text:p>0,640299595</text:p>
          </table:table-cell>
          <table:table-cell office:value-type="float" office:value="1.784799018" table:style-name="ce1">
            <text:p>1,784799018</text:p>
          </table:table-cell>
          <table:table-cell office:value-type="float" office:value="0.21452929600000001" table:style-name="ce1">
            <text:p>0,214529296</text:p>
          </table:table-cell>
          <table:table-cell office:value-type="float" office:value="1.5793926650000001" table:style-name="ce1">
            <text:p>1,579392665</text:p>
          </table:table-cell>
          <table:table-cell office:value-type="float" office:value="-0.79399045999999995" table:style-name="ce1">
            <text:p>-0,79399046</text:p>
          </table:table-cell>
          <table:table-cell office:value-type="float" office:value="2.7369258890000001" table:style-name="ce1">
            <text:p>2,736925889</text:p>
          </table:table-cell>
          <table:table-cell office:value-type="float" office:value="2.9053202649999998" table:style-name="ce1">
            <text:p>2,905320265</text:p>
          </table:table-cell>
          <table:table-cell office:value-type="float" office:value="0.26553767299999997" table:style-name="ce1">
            <text:p>0,265537673</text:p>
          </table:table-cell>
          <table:table-cell office:value-type="float" office:value="2.8740085030000002" table:style-name="ce1">
            <text:p>2,874008503</text:p>
          </table:table-cell>
          <table:table-cell office:value-type="float" office:value="1.815674781" table:style-name="ce1">
            <text:p>1,815674781</text:p>
          </table:table-cell>
          <table:table-cell office:value-type="float" office:value="0.90683027599999999" table:style-name="ce1">
            <text:p>0,906830276</text:p>
          </table:table-cell>
          <table:table-cell office:value-type="float" office:value="1.8257539979999999" table:style-name="ce1">
            <text:p>1,825753998</text:p>
          </table:table-cell>
          <table:table-cell office:value-type="float" office:value="1.309615607" table:style-name="ce1">
            <text:p>1,309615607</text:p>
          </table:table-cell>
          <table:table-cell office:value-type="float" office:value="3.8097114969999999" table:style-name="ce1">
            <text:p>3,809711497</text:p>
          </table:table-cell>
          <table:table-cell office:value-type="float" office:value="2.6629166909999999" table:style-name="ce1">
            <text:p>2,662916691</text:p>
          </table:table-cell>
          <table:table-cell office:value-type="float" office:value="1.368535989" table:style-name="ce1">
            <text:p>1,368535989</text:p>
          </table:table-cell>
          <table:table-cell office:value-type="float" office:value="0.51428454499999998" table:style-name="ce1">
            <text:p>0,514284545</text:p>
          </table:table-cell>
          <table:table-cell office:value-type="float" office:value="1.261127289" table:style-name="ce1">
            <text:p>1,261127289</text:p>
          </table:table-cell>
          <table:table-cell office:value-type="float" office:value="0.81030714199999998" table:style-name="ce1">
            <text:p>0,810307142</text:p>
          </table:table-cell>
          <table:table-cell office:value-type="float" office:value="0.484115923" table:style-name="ce1">
            <text:p>0,484115923</text:p>
          </table:table-cell>
          <table:table-cell office:value-type="float" office:value="0.99972803099999996" table:style-name="ce1">
            <text:p>0,999728031</text:p>
          </table:table-cell>
          <table:table-cell office:value-type="float" office:value="0.71292371700000001" table:style-name="ce1">
            <text:p>0,712923717</text:p>
          </table:table-cell>
          <table:table-cell office:value-type="float" office:value="4.451407873" table:style-name="ce1">
            <text:p>4,451407873</text:p>
          </table:table-cell>
          <table:table-cell office:value-type="float" office:value="2.6468510369999998" table:style-name="ce1">
            <text:p>2,646851037</text:p>
          </table:table-cell>
          <table:table-cell office:value-type="float" office:value="2.2333339969999999" table:style-name="ce1">
            <text:p>2,233333997</text:p>
          </table:table-cell>
          <table:table-cell office:value-type="float" office:value="1.776150401" table:style-name="ce1">
            <text:p>1,776150401</text:p>
          </table:table-cell>
          <table:table-cell office:value-type="float" office:value="0.80320582600000001" table:style-name="ce1">
            <text:p>0,803205826</text:p>
          </table:table-cell>
          <table:table-cell office:value-type="float" office:value="1.6498573910000001" table:style-name="ce1">
            <text:p>1,649857391</text:p>
          </table:table-cell>
          <table:table-cell office:value-type="float" office:value="-2.2656353130000002" table:style-name="ce1">
            <text:p>-2,265635313</text:p>
          </table:table-cell>
          <table:table-cell office:value-type="float" office:value="2.3876961030000001" table:style-name="ce1">
            <text:p>2,387696103</text:p>
          </table:table-cell>
          <table:table-cell office:value-type="float" office:value="6.7763226999999995E-2" table:style-name="ce1">
            <text:p>0,067763227</text:p>
          </table:table-cell>
          <table:table-cell office:value-type="float" office:value="2.864991029" table:style-name="ce1">
            <text:p>2,864991029</text:p>
          </table:table-cell>
          <table:table-cell office:value-type="float" office:value="-0.54540189400000005" table:style-name="ce1">
            <text:p>-0,545401894</text:p>
          </table:table-cell>
          <table:table-cell office:value-type="float" office:value="0.485034513" table:style-name="ce1">
            <text:p>0,485034513</text:p>
          </table:table-cell>
          <table:table-cell office:value-type="float" office:value="9.5330859000000004E-2" table:style-name="ce1">
            <text:p>0,095330859</text:p>
          </table:table-cell>
          <table:table-cell office:value-type="float" office:value="1.350354378" table:style-name="ce1">
            <text:p>1,350354378</text:p>
          </table:table-cell>
          <table:table-cell office:value-type="float" office:value="2.6679507490000001" table:style-name="ce1">
            <text:p>2,667950749</text:p>
          </table:table-cell>
          <table:table-cell office:value-type="float" office:value="1.3376878489999999" table:style-name="ce1">
            <text:p>1,337687849</text:p>
          </table:table-cell>
          <table:table-cell office:value-type="float" office:value="0.51524691" table:style-name="ce1">
            <text:p>0,51524691</text:p>
          </table:table-cell>
          <table:table-cell office:value-type="float" office:value="0.45077204300000001" table:style-name="ce1">
            <text:p>0,450772043</text:p>
          </table:table-cell>
          <table:table-cell office:value-type="float" office:value="14.14463415" table:style-name="ce1">
            <text:p>14,14463415</text:p>
          </table:table-cell>
          <table:table-cell office:value-type="float" office:value="-0.83308875500000001" table:style-name="ce1">
            <text:p>-0,833088755</text:p>
          </table:table-cell>
          <table:table-cell office:value-type="float" office:value="3.0107761E-2" table:style-name="ce1">
            <text:p>0,030107761</text:p>
          </table:table-cell>
          <table:table-cell office:value-type="float" office:value="2.6751679099999999" table:style-name="ce1">
            <text:p>2,67516791</text:p>
          </table:table-cell>
          <table:table-cell office:value-type="float" office:value="1.4823629789999999" table:style-name="ce1">
            <text:p>1,482362979</text:p>
          </table:table-cell>
          <table:table-cell office:value-type="float" office:value="2.824933954" table:style-name="ce1">
            <text:p>2,824933954</text:p>
          </table:table-cell>
          <table:table-cell office:value-type="float" office:value="2.1631632779999999" table:style-name="ce1">
            <text:p>2,163163278</text:p>
          </table:table-cell>
          <table:table-cell office:value-type="float" office:value="2.7149236769999998" table:style-name="ce1">
            <text:p>2,714923677</text:p>
          </table:table-cell>
          <table:table-cell office:value-type="float" office:value="3.0159499150000002" table:style-name="ce1">
            <text:p>3,015949915</text:p>
          </table:table-cell>
          <table:table-cell office:value-type="float" office:value="2.3212675360000001" table:style-name="ce1">
            <text:p>2,321267536</text:p>
          </table:table-cell>
          <table:table-cell office:value-type="float" office:value="2.2429961889999999" table:style-name="ce1">
            <text:p>2,242996189</text:p>
          </table:table-cell>
          <table:table-cell office:value-type="float" office:value="0.42185839800000002" table:style-name="ce1">
            <text:p>0,421858398</text:p>
          </table:table-cell>
          <table:table-cell office:value-type="float" office:value="1.2473631119999999" table:style-name="ce1">
            <text:p>1,247363112</text:p>
          </table:table-cell>
          <table:table-cell office:value-type="float" office:value="2.7733178120000002" table:style-name="ce1">
            <text:p>2,773317812</text:p>
          </table:table-cell>
          <table:table-cell office:value-type="float" office:value="-0.40099490500000001" table:style-name="ce1">
            <text:p>-0,400994905</text:p>
          </table:table-cell>
          <table:table-cell office:value-type="float" office:value="2.7635965910000002" table:style-name="ce1">
            <text:p>2,763596591</text:p>
          </table:table-cell>
          <table:table-cell office:value-type="float" office:value="4.53476108" table:style-name="ce1">
            <text:p>4,53476108</text:p>
          </table:table-cell>
          <table:table-cell office:value-type="float" office:value="2.759570128" table:style-name="ce1">
            <text:p>2,759570128</text:p>
          </table:table-cell>
          <table:table-cell office:value-type="float" office:value="2.1621103449999999" table:style-name="ce1">
            <text:p>2,162110345</text:p>
          </table:table-cell>
          <table:table-cell office:value-type="float" office:value="2.7414136500000001" table:style-name="ce1">
            <text:p>2,74141365</text:p>
          </table:table-cell>
          <table:table-cell office:value-type="float" office:value="1.1518678449999999" table:style-name="ce1">
            <text:p>1,151867845</text:p>
          </table:table-cell>
          <table:table-cell office:value-type="float" office:value="0.13325732100000001" table:style-name="ce1">
            <text:p>0,133257321</text:p>
          </table:table-cell>
          <table:table-cell office:value-type="float" office:value="0.90387553499999995" table:style-name="ce1">
            <text:p>0,903875535</text:p>
          </table:table-cell>
          <table:table-cell office:value-type="float" office:value="0.85190441299999997" table:style-name="ce1">
            <text:p>0,851904413</text:p>
          </table:table-cell>
          <table:table-cell office:value-type="float" office:value="0.71386439300000004" table:style-name="ce1">
            <text:p>0,713864393</text:p>
          </table:table-cell>
          <table:table-cell office:value-type="float" office:value="0.80349982200000003" table:style-name="ce1">
            <text:p>0,803499822</text:p>
          </table:table-cell>
          <table:table-cell office:value-type="float" office:value="0.39253094799999999" table:style-name="ce1">
            <text:p>0,392530948</text:p>
          </table:table-cell>
          <table:table-cell office:value-type="float" office:value="2.5883276880000001" table:style-name="ce1">
            <text:p>2,588327688</text:p>
          </table:table-cell>
          <table:table-cell office:value-type="float" office:value="2.318907759" table:style-name="ce1">
            <text:p>2,318907759</text:p>
          </table:table-cell>
          <table:table-cell office:value-type="float" office:value="3.311623295" table:style-name="ce1">
            <text:p>3,311623295</text:p>
          </table:table-cell>
          <table:table-cell office:value-type="float" office:value="0.723324831" table:style-name="ce1">
            <text:p>0,723324831</text:p>
          </table:table-cell>
          <table:table-cell office:value-type="float" office:value="0.40616255400000001" table:style-name="ce1">
            <text:p>0,406162554</text:p>
          </table:table-cell>
          <table:table-cell office:value-type="float" office:value="2.7148016990000001" table:style-name="ce1">
            <text:p>2,714801699</text:p>
          </table:table-cell>
          <table:table-cell office:value-type="float" office:value="0.50354001599999998" table:style-name="ce1">
            <text:p>0,503540016</text:p>
          </table:table-cell>
          <table:table-cell office:value-type="float" office:value="2.1246269839999998" table:style-name="ce1">
            <text:p>2,124626984</text:p>
          </table:table-cell>
          <table:table-cell office:value-type="float" office:value="1.451936718" table:style-name="ce1">
            <text:p>1,451936718</text:p>
          </table:table-cell>
          <table:table-cell office:value-type="float" office:value="1.188842105" table:style-name="ce1">
            <text:p>1,188842105</text:p>
          </table:table-cell>
          <table:table-cell office:value-type="float" office:value="1.7698662860000001" table:style-name="ce1">
            <text:p>1,769866286</text:p>
          </table:table-cell>
          <table:table-cell office:value-type="float" office:value="1.7744039170000001" table:style-name="ce1">
            <text:p>1,774403917</text:p>
          </table:table-cell>
          <table:table-cell office:value-type="float" office:value="0.49308004100000002" table:style-name="ce1">
            <text:p>0,493080041</text:p>
          </table:table-cell>
          <table:table-cell office:value-type="float" office:value="1.4823629789999999" table:style-name="ce1">
            <text:p>1,482362979</text:p>
          </table:table-cell>
          <table:table-cell office:value-type="float" office:value="2.759570128" table:style-name="ce1">
            <text:p>2,759570128</text:p>
          </table:table-cell>
          <table:table-cell office:value-type="float" office:value="0.49230322199999998" table:style-name="ce1">
            <text:p>0,492303222</text:p>
          </table:table-cell>
          <table:table-cell office:value-type="float" office:value="1.062668312" table:style-name="ce1">
            <text:p>1,062668312</text:p>
          </table:table-cell>
          <table:table-cell office:value-type="float" office:value="1.2738919" table:style-name="ce1">
            <text:p>1,2738919</text:p>
          </table:table-cell>
          <table:table-cell office:value-type="float" office:value="1.0608644190000001" table:style-name="ce1">
            <text:p>1,060864419</text:p>
          </table:table-cell>
          <table:table-cell office:value-type="float" office:value="2.8729679149999998" table:style-name="ce1">
            <text:p>2,872967915</text:p>
          </table:table-cell>
          <table:table-cell office:value-type="float" office:value="3.1675195039999999" table:style-name="ce1">
            <text:p>3,167519504</text:p>
          </table:table-cell>
          <table:table-cell office:value-type="float" office:value="-0.44384132399999998" table:style-name="ce1">
            <text:p>-0,443841324</text:p>
          </table:table-cell>
          <table:table-cell office:value-type="float" office:value="0.78493713600000004" table:style-name="ce1">
            <text:p>0,784937136</text:p>
          </table:table-cell>
          <table:table-cell office:value-type="float" office:value="0.28266522799999999" table:style-name="ce1">
            <text:p>0,282665228</text:p>
          </table:table-cell>
          <table:table-cell office:value-type="float" office:value="0.87665129900000005" table:style-name="ce1">
            <text:p>0,876651299</text:p>
          </table:table-cell>
          <table:table-cell office:value-type="float" office:value="1.6873409690000001" table:style-name="ce1">
            <text:p>1,687340969</text:p>
          </table:table-cell>
          <table:table-cell office:value-type="float" office:value="-9.7840141000000005E-2" table:style-name="ce1">
            <text:p>-0,097840141</text:p>
          </table:table-cell>
          <table:table-cell office:value-type="float" office:value="1.419817009" table:style-name="ce1">
            <text:p>1,419817009</text:p>
          </table:table-cell>
          <table:table-cell office:value-type="float" office:value="3.5459903050000001" table:style-name="ce1">
            <text:p>3,545990305</text:p>
          </table:table-cell>
          <table:table-cell office:value-type="float" office:value="5.5349529999999996E-3" table:style-name="ce1">
            <text:p>0,005534953</text:p>
          </table:table-cell>
          <table:table-cell office:value-type="float" office:value="0.97942426999999999" table:style-name="ce1">
            <text:p>0,97942427</text:p>
          </table:table-cell>
          <table:table-cell office:value-type="float" office:value="2.4368665190000001" table:style-name="ce1">
            <text:p>2,436866519</text:p>
          </table:table-cell>
          <table:table-cell office:value-type="float" office:value="1.223285443" table:style-name="ce1">
            <text:p>1,223285443</text:p>
          </table:table-cell>
          <table:table-cell office:value-type="float" office:value="0.70306608699999995" table:style-name="ce1">
            <text:p>0,703066087</text:p>
          </table:table-cell>
          <table:table-cell office:value-type="float" office:value="0.80317184500000005" table:style-name="ce1">
            <text:p>0,803171845</text:p>
          </table:table-cell>
          <table:table-cell office:value-type="float" office:value="2.8118654950000002" table:style-name="ce1">
            <text:p>2,811865495</text:p>
          </table:table-cell>
          <table:table-cell office:value-type="float" office:value="1.391533479" table:style-name="ce1">
            <text:p>1,391533479</text:p>
          </table:table-cell>
          <table:table-cell office:value-type="float" office:value="2.8133658439999998" table:style-name="ce1">
            <text:p>2,813365844</text:p>
          </table:table-cell>
          <table:table-cell office:value-type="float" office:value="1.1837923509999999" table:style-name="ce1">
            <text:p>1,183792351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0" table:style-name="ce1">
            <text:p>2010</text:p>
          </table:table-cell>
          <table:table-cell office:value-type="float" office:value="0.210708808" table:style-name="ce1">
            <text:p>0,210708808</text:p>
          </table:table-cell>
          <table:table-cell office:value-type="float" office:value="2.7465762800000002" table:style-name="ce1">
            <text:p>2,74657628</text:p>
          </table:table-cell>
          <table:table-cell office:value-type="float" office:value="3.6714624009999999" table:style-name="ce1">
            <text:p>3,671462401</text:p>
          </table:table-cell>
          <table:table-cell office:value-type="float" office:value="-0.49646196300000001" table:style-name="ce1">
            <text:p>-0,496461963</text:p>
          </table:table-cell>
          <table:table-cell office:value-type="float" office:value="-1.6576679E-2" table:style-name="ce1">
            <text:p>-0,016576679</text:p>
          </table:table-cell>
          <table:table-cell office:value-type="float" office:value="2.3831868530000002" table:style-name="ce1">
            <text:p>2,383186853</text:p>
          </table:table-cell>
          <table:table-cell office:value-type="float" office:value="7.6870546859999997" table:style-name="ce1">
            <text:p>7,687054686</text:p>
          </table:table-cell>
          <table:table-cell office:value-type="float" office:value="0.75221305199999999" table:style-name="ce1">
            <text:p>0,752213052</text:p>
          </table:table-cell>
          <table:table-cell office:value-type="float" office:value="-0.37371186699999998" table:style-name="ce1">
            <text:p>-0,373711867</text:p>
          </table:table-cell>
          <table:table-cell office:value-type="float" office:value="-1.071293125" table:style-name="ce1">
            <text:p>-1,071293125</text:p>
          </table:table-cell>
          <table:table-cell office:value-type="float" office:value="1.467063743" table:style-name="ce1">
            <text:p>1,467063743</text:p>
          </table:table-cell>
          <table:table-cell office:value-type="float" office:value="1.555489589" table:style-name="ce1">
            <text:p>1,555489589</text:p>
          </table:table-cell>
          <table:table-cell office:value-type="float" office:value="0.24039430000000001" table:style-name="ce1">
            <text:p>0,2403943</text:p>
          </table:table-cell>
          <table:table-cell office:value-type="float" office:value="1.1897877080000001" table:style-name="ce1">
            <text:p>1,189787708</text:p>
          </table:table-cell>
          <table:table-cell office:value-type="float" office:value="3.2560669980000001" table:style-name="ce1">
            <text:p>3,256066998</text:p>
          </table:table-cell>
          <table:table-cell office:value-type="float" office:value="0.91363939199999999" table:style-name="ce1">
            <text:p>0,913639392</text:p>
          </table:table-cell>
          <table:table-cell office:value-type="float" office:value="2.8060864840000002" table:style-name="ce1">
            <text:p>2,806086484</text:p>
          </table:table-cell>
          <table:table-cell office:value-type="float" office:value="3.0192512929999999" table:style-name="ce1">
            <text:p>3,019251293</text:p>
          </table:table-cell>
          <table:table-cell office:value-type="float" office:value="1.1248034929999999" table:style-name="ce1">
            <text:p>1,124803493</text:p>
          </table:table-cell>
          <table:table-cell office:value-type="float" office:value="-0.65827544699999996" table:style-name="ce1">
            <text:p>-0,658275447</text:p>
          </table:table-cell>
          <table:table-cell office:value-type="float" office:value="4.5997780060000002" table:style-name="ce1">
            <text:p>4,599778006</text:p>
          </table:table-cell>
          <table:table-cell office:value-type="float" office:value="1.515331048" table:style-name="ce1">
            <text:p>1,515331048</text:p>
          </table:table-cell>
          <table:table-cell office:value-type="float" office:value="-0.81882788900000003" table:style-name="ce1">
            <text:p>-0,818827889</text:p>
          </table:table-cell>
          <table:table-cell office:value-type="float" office:value="-0.170360662" table:style-name="ce1">
            <text:p>-0,170360662</text:p>
          </table:table-cell>
          <table:table-cell office:value-type="float" office:value="2.4514701579999998" table:style-name="ce1">
            <text:p>2,451470158</text:p>
          </table:table-cell>
          <table:table-cell office:value-type="float" office:value="-0.78005972300000004" table:style-name="ce1">
            <text:p>-0,780059723</text:p>
          </table:table-cell>
          <table:table-cell office:value-type="float" office:value="1.643602456" table:style-name="ce1">
            <text:p>1,643602456</text:p>
          </table:table-cell>
          <table:table-cell office:value-type="float" office:value="0.93795673800000001" table:style-name="ce1">
            <text:p>0,937956738</text:p>
          </table:table-cell>
          <table:table-cell office:value-type="float" office:value="0.36467944600000002" table:style-name="ce1">
            <text:p>0,364679446</text:p>
          </table:table-cell>
          <table:table-cell office:value-type="float" office:value="1.227117263" table:style-name="ce1">
            <text:p>1,227117263</text:p>
          </table:table-cell>
          <table:table-cell office:value-type="float" office:value="1.0529299679999999" table:style-name="ce1">
            <text:p>1,052929968</text:p>
          </table:table-cell>
          <table:table-cell office:value-type="float" office:value="1.705719395" table:style-name="ce1">
            <text:p>1,705719395</text:p>
          </table:table-cell>
          <table:table-cell office:value-type="float" office:value="1.1265773960000001" table:style-name="ce1">
            <text:p>1,126577396</text:p>
          </table:table-cell>
          <table:table-cell office:value-type="float" office:value="1.111864075" table:style-name="ce1">
            <text:p>1,111864075</text:p>
          </table:table-cell>
          <table:table-cell office:value-type="float" office:value="-0.3616663" table:style-name="ce1">
            <text:p>-0,3616663</text:p>
          </table:table-cell>
          <table:table-cell office:value-type="float" office:value="1.0415580579999999" table:style-name="ce1">
            <text:p>1,041558058</text:p>
          </table:table-cell>
          <table:table-cell office:value-type="float" office:value="0.97889505600000004" table:style-name="ce1">
            <text:p>0,978895056</text:p>
          </table:table-cell>
          <table:table-cell office:value-type="float" office:value="1.0389291599999999" table:style-name="ce1">
            <text:p>1,03892916</text:p>
          </table:table-cell>
          <table:table-cell office:value-type="float" office:value="0.48295968900000003" table:style-name="ce1">
            <text:p>0,482959689</text:p>
          </table:table-cell>
          <table:table-cell office:value-type="float" office:value="2.3345653670000002" table:style-name="ce1">
            <text:p>2,334565367</text:p>
          </table:table-cell>
          <table:table-cell office:value-type="float" office:value="2.7477734909999998" table:style-name="ce1">
            <text:p>2,747773491</text:p>
          </table:table-cell>
          <table:table-cell office:value-type="float" office:value="3.331131654" table:style-name="ce1">
            <text:p>3,331131654</text:p>
          </table:table-cell>
          <table:table-cell office:value-type="float" office:value="3.049010156" table:style-name="ce1">
            <text:p>3,049010156</text:p>
          </table:table-cell>
          <table:table-cell office:value-type="float" office:value="1.050649962" table:style-name="ce1">
            <text:p>1,050649962</text:p>
          </table:table-cell>
          <table:table-cell office:value-type="float" office:value="2.4125418769999998" table:style-name="ce1">
            <text:p>2,412541877</text:p>
          </table:table-cell>
          <table:table-cell office:value-type="float" office:value="1.2218771989999999" table:style-name="ce1">
            <text:p>1,221877199</text:p>
          </table:table-cell>
          <table:table-cell office:value-type="float" office:value="1.2450647850000001" table:style-name="ce1">
            <text:p>1,245064785</text:p>
          </table:table-cell>
          <table:table-cell office:value-type="float" office:value="0.68936996800000006" table:style-name="ce1">
            <text:p>0,689369968</text:p>
          </table:table-cell>
          <table:table-cell office:value-type="float" office:value="-7.8120330000000003E-3" table:style-name="ce1">
            <text:p>-0,007812033</text:p>
          </table:table-cell>
          <table:table-cell office:value-type="float" office:value="1.265514155" table:style-name="ce1">
            <text:p>1,265514155</text:p>
          </table:table-cell>
          <table:table-cell office:value-type="float" office:value="2.410960217" table:style-name="ce1">
            <text:p>2,410960217</text:p>
          </table:table-cell>
          <table:table-cell office:value-type="float" office:value="1.3144471929999999" table:style-name="ce1">
            <text:p>1,314447193</text:p>
          </table:table-cell>
          <table:table-cell office:value-type="float" office:value="0.29136167400000001" table:style-name="ce1">
            <text:p>0,291361674</text:p>
          </table:table-cell>
          <table:table-cell office:value-type="float" office:value="-0.15319844699999999" table:style-name="ce1">
            <text:p>-0,153198447</text:p>
          </table:table-cell>
          <table:table-cell office:value-type="float" office:value="1.483821493" table:style-name="ce1">
            <text:p>1,483821493</text:p>
          </table:table-cell>
          <table:table-cell office:value-type="float" office:value="3.8100883000000002E-2" table:style-name="ce1">
            <text:p>0,038100883</text:p>
          </table:table-cell>
          <table:table-cell office:value-type="float" office:value="0.44419715500000001" table:style-name="ce1">
            <text:p>0,444197155</text:p>
          </table:table-cell>
          <table:table-cell office:value-type="float" office:value="1.228584074" table:style-name="ce1">
            <text:p>1,228584074</text:p>
          </table:table-cell>
          <table:table-cell office:value-type="float" office:value="1.8050186960000001" table:style-name="ce1">
            <text:p>1,805018696</text:p>
          </table:table-cell>
          <table:table-cell office:value-type="float" office:value="0.71397390900000002" table:style-name="ce1">
            <text:p>0,713973909</text:p>
          </table:table-cell>
          <table:table-cell office:value-type="float" office:value="1.52281848" table:style-name="ce1">
            <text:p>1,52281848</text:p>
          </table:table-cell>
          <table:table-cell office:value-type="float" office:value="0.67631419599999998" table:style-name="ce1">
            <text:p>0,676314196</text:p>
          </table:table-cell>
          <table:table-cell office:value-type="float" office:value="0.57525355700000003" table:style-name="ce1">
            <text:p>0,575253557</text:p>
          </table:table-cell>
          <table:table-cell office:value-type="float" office:value="0.39090612899999999" table:style-name="ce1">
            <text:p>0,390906129</text:p>
          </table:table-cell>
          <table:table-cell office:value-type="float" office:value="1.589348217" table:style-name="ce1">
            <text:p>1,589348217</text:p>
          </table:table-cell>
          <table:table-cell office:value-type="float" office:value="1.9847831119999999" table:style-name="ce1">
            <text:p>1,984783112</text:p>
          </table:table-cell>
          <table:table-cell office:value-type="float" office:value="0.235742755" table:style-name="ce1">
            <text:p>0,235742755</text:p>
          </table:table-cell>
          <table:table-cell office:value-type="float" office:value="1.606144198" table:style-name="ce1">
            <text:p>1,606144198</text:p>
          </table:table-cell>
          <table:table-cell office:value-type="float" office:value="0.46040830500000002" table:style-name="ce1">
            <text:p>0,460408305</text:p>
          </table:table-cell>
          <table:table-cell office:value-type="float" office:value="-0.228057969" table:style-name="ce1">
            <text:p>-0,228057969</text:p>
          </table:table-cell>
          <table:table-cell office:value-type="float" office:value="2.7837709410000002" table:style-name="ce1">
            <text:p>2,783770941</text:p>
          </table:table-cell>
          <table:table-cell office:value-type="float" office:value="0.13939378299999999" table:style-name="ce1">
            <text:p>0,139393783</text:p>
          </table:table-cell>
          <table:table-cell office:value-type="float" office:value="2.4809347509999999" table:style-name="ce1">
            <text:p>2,480934751</text:p>
          </table:table-cell>
          <table:table-cell office:value-type="float" office:value="0.45749453499999998" table:style-name="ce1">
            <text:p>0,457494535</text:p>
          </table:table-cell>
          <table:table-cell office:value-type="float" office:value="0.72146940699999995" table:style-name="ce1">
            <text:p>0,721469407</text:p>
          </table:table-cell>
          <table:table-cell office:value-type="float" office:value="0.49403595099999997" table:style-name="ce1">
            <text:p>0,494035951</text:p>
          </table:table-cell>
          <table:table-cell office:value-type="float" office:value="1.2549413000000001E-2" table:style-name="ce1">
            <text:p>0,012549413</text:p>
          </table:table-cell>
          <table:table-cell office:value-type="float" office:value="-6.2170329000000003E-2" table:style-name="ce1">
            <text:p>-0,062170329</text:p>
          </table:table-cell>
          <table:table-cell office:value-type="float" office:value="3.4585861320000002" table:style-name="ce1">
            <text:p>3,458586132</text:p>
          </table:table-cell>
          <table:table-cell office:value-type="float" office:value="0.78388864700000005" table:style-name="ce1">
            <text:p>0,783888647</text:p>
          </table:table-cell>
          <table:table-cell office:value-type="float" office:value="-0.72947525700000004" table:style-name="ce1">
            <text:p>-0,729475257</text:p>
          </table:table-cell>
          <table:table-cell office:value-type="float" office:value="2.487041563" table:style-name="ce1">
            <text:p>2,487041563</text:p>
          </table:table-cell>
          <table:table-cell office:value-type="float" office:value="5.9568133000000002E-2" table:style-name="ce1">
            <text:p>0,059568133</text:p>
          </table:table-cell>
          <table:table-cell office:value-type="float" office:value="2.2594701380000002" table:style-name="ce1">
            <text:p>2,259470138</text:p>
          </table:table-cell>
          <table:table-cell office:value-type="float" office:value="2.9954057449999998" table:style-name="ce1">
            <text:p>2,995405745</text:p>
          </table:table-cell>
          <table:table-cell office:value-type="float" office:value="2.573083429" table:style-name="ce1">
            <text:p>2,573083429</text:p>
          </table:table-cell>
          <table:table-cell office:value-type="float" office:value="4.5573824170000004" table:style-name="ce1">
            <text:p>4,557382417</text:p>
          </table:table-cell>
          <table:table-cell office:value-type="float" office:value="0.12888043299999999" table:style-name="ce1">
            <text:p>0,128880433</text:p>
          </table:table-cell>
          <table:table-cell office:value-type="float" office:value="0.41882507400000002" table:style-name="ce1">
            <text:p>0,418825074</text:p>
          </table:table-cell>
          <table:table-cell office:value-type="float" office:value="1.028023326" table:style-name="ce1">
            <text:p>1,028023326</text:p>
          </table:table-cell>
          <table:table-cell office:value-type="float" office:value="1.836556428" table:style-name="ce1">
            <text:p>1,836556428</text:p>
          </table:table-cell>
          <table:table-cell office:value-type="float" office:value="0.136818674" table:style-name="ce1">
            <text:p>0,136818674</text:p>
          </table:table-cell>
          <table:table-cell office:value-type="float" office:value="0.22950220900000001" table:style-name="ce1">
            <text:p>0,229502209</text:p>
          </table:table-cell>
          <table:table-cell office:value-type="float" office:value="0.64204295" table:style-name="ce1">
            <text:p>0,64204295</text:p>
          </table:table-cell>
          <table:table-cell office:value-type="float" office:value="0.73444639599999995" table:style-name="ce1">
            <text:p>0,734446396</text:p>
          </table:table-cell>
          <table:table-cell office:value-type="float" office:value="2.0245107290000002" table:style-name="ce1">
            <text:p>2,024510729</text:p>
          </table:table-cell>
          <table:table-cell office:value-type="float" office:value="2.8172168549999999" table:style-name="ce1">
            <text:p>2,817216855</text:p>
          </table:table-cell>
          <table:table-cell office:value-type="float" office:value="-0.22682127099999999" table:style-name="ce1">
            <text:p>-0,226821271</text:p>
          </table:table-cell>
          <table:table-cell office:value-type="float" office:value="1.53214301" table:style-name="ce1">
            <text:p>1,53214301</text:p>
          </table:table-cell>
          <table:table-cell office:value-type="float" office:value="-0.226013876" table:style-name="ce1">
            <text:p>-0,226013876</text:p>
          </table:table-cell>
          <table:table-cell office:value-type="float" office:value="0.98908616900000002" table:style-name="ce1">
            <text:p>0,989086169</text:p>
          </table:table-cell>
          <table:table-cell office:value-type="float" office:value="1.304378131" table:style-name="ce1">
            <text:p>1,304378131</text:p>
          </table:table-cell>
          <table:table-cell office:value-type="float" office:value="2.340374245" table:style-name="ce1">
            <text:p>2,340374245</text:p>
          </table:table-cell>
          <table:table-cell office:value-type="float" office:value="2.4833882539999999" table:style-name="ce1">
            <text:p>2,483388254</text:p>
          </table:table-cell>
          <table:table-cell office:value-type="float" office:value="1.3377741569999999" table:style-name="ce1">
            <text:p>1,337774157</text:p>
          </table:table-cell>
          <table:table-cell office:value-type="float" office:value="2.268797079" table:style-name="ce1">
            <text:p>2,268797079</text:p>
          </table:table-cell>
          <table:table-cell office:value-type="float" office:value="0.56844858300000001" table:style-name="ce1">
            <text:p>0,568448583</text:p>
          </table:table-cell>
          <table:table-cell office:value-type="float" office:value="1.3503390449999999" table:style-name="ce1">
            <text:p>1,350339045</text:p>
          </table:table-cell>
          <table:table-cell table:style-name="ce1"/>
          <table:table-cell office:value-type="float" office:value="0.54488438400000005" table:style-name="ce1">
            <text:p>0,544884384</text:p>
          </table:table-cell>
          <table:table-cell office:value-type="float" office:value="1.142144939" table:style-name="ce1">
            <text:p>1,142144939</text:p>
          </table:table-cell>
          <table:table-cell office:value-type="float" office:value="2.6189428110000001" table:style-name="ce1">
            <text:p>2,618942811</text:p>
          </table:table-cell>
          <table:table-cell office:value-type="float" office:value="-0.143903" table:style-name="ce1">
            <text:p>-0,143903</text:p>
          </table:table-cell>
          <table:table-cell office:value-type="float" office:value="1.8267524100000001" table:style-name="ce1">
            <text:p>1,82675241</text:p>
          </table:table-cell>
          <table:table-cell office:value-type="float" office:value="0.307591222" table:style-name="ce1">
            <text:p>0,307591222</text:p>
          </table:table-cell>
          <table:table-cell office:value-type="float" office:value="0.52166459099999996" table:style-name="ce1">
            <text:p>0,521664591</text:p>
          </table:table-cell>
          <table:table-cell office:value-type="float" office:value="5.2047667219999996" table:style-name="ce1">
            <text:p>5,204766722</text:p>
          </table:table-cell>
          <table:table-cell office:value-type="float" office:value="1.7960541999999999E-2" table:style-name="ce1">
            <text:p>0,017960542</text:p>
          </table:table-cell>
          <table:table-cell office:value-type="float" office:value="1.4132714770000001" table:style-name="ce1">
            <text:p>1,413271477</text:p>
          </table:table-cell>
          <table:table-cell office:value-type="float" office:value="2.7225856369999999" table:style-name="ce1">
            <text:p>2,722585637</text:p>
          </table:table-cell>
          <table:table-cell office:value-type="float" office:value="1.1928644289999999" table:style-name="ce1">
            <text:p>1,192864429</text:p>
          </table:table-cell>
          <table:table-cell office:value-type="float" office:value="1.5392081390000001" table:style-name="ce1">
            <text:p>1,539208139</text:p>
          </table:table-cell>
          <table:table-cell office:value-type="float" office:value="1.9592791839999999" table:style-name="ce1">
            <text:p>1,959279184</text:p>
          </table:table-cell>
          <table:table-cell office:value-type="float" office:value="0.84418081499999997" table:style-name="ce1">
            <text:p>0,844180815</text:p>
          </table:table-cell>
          <table:table-cell office:value-type="float" office:value="0.49822508399999998" table:style-name="ce1">
            <text:p>0,498225084</text:p>
          </table:table-cell>
          <table:table-cell office:value-type="float" office:value="5.8795905619999997" table:style-name="ce1">
            <text:p>5,879590562</text:p>
          </table:table-cell>
          <table:table-cell office:value-type="float" office:value="1.1300274699999999" table:style-name="ce1">
            <text:p>1,13002747</text:p>
          </table:table-cell>
          <table:table-cell office:value-type="float" office:value="1.6219700509999999" table:style-name="ce1">
            <text:p>1,621970051</text:p>
          </table:table-cell>
          <table:table-cell office:value-type="float" office:value="2.8679776960000001" table:style-name="ce1">
            <text:p>2,867977696</text:p>
          </table:table-cell>
          <table:table-cell office:value-type="float" office:value="3.5900316590000001" table:style-name="ce1">
            <text:p>3,590031659</text:p>
          </table:table-cell>
          <table:table-cell office:value-type="float" office:value="1.032782823" table:style-name="ce1">
            <text:p>1,032782823</text:p>
          </table:table-cell>
          <table:table-cell office:value-type="float" office:value="1.0765149899999999" table:style-name="ce1">
            <text:p>1,07651499</text:p>
          </table:table-cell>
          <table:table-cell office:value-type="float" office:value="1.114533475" table:style-name="ce1">
            <text:p>1,114533475</text:p>
          </table:table-cell>
          <table:table-cell office:value-type="float" office:value="2.3604180669999999" table:style-name="ce1">
            <text:p>2,360418067</text:p>
          </table:table-cell>
          <table:table-cell office:value-type="float" office:value="2.7050356359999999" table:style-name="ce1">
            <text:p>2,705035636</text:p>
          </table:table-cell>
          <table:table-cell office:value-type="float" office:value="0.74455524500000003" table:style-name="ce1">
            <text:p>0,744555245</text:p>
          </table:table-cell>
          <table:table-cell office:value-type="float" office:value="0.68455466700000001" table:style-name="ce1">
            <text:p>0,684554667</text:p>
          </table:table-cell>
          <table:table-cell office:value-type="float" office:value="1.6039266539999999" table:style-name="ce1">
            <text:p>1,603926654</text:p>
          </table:table-cell>
          <table:table-cell office:value-type="float" office:value="1.3192814610000001" table:style-name="ce1">
            <text:p>1,319281461</text:p>
          </table:table-cell>
          <table:table-cell office:value-type="float" office:value="0.27347703000000001" table:style-name="ce1">
            <text:p>0,27347703</text:p>
          </table:table-cell>
          <table:table-cell office:value-type="float" office:value="0.59903279899999995" table:style-name="ce1">
            <text:p>0,599032799</text:p>
          </table:table-cell>
          <table:table-cell office:value-type="float" office:value="-2.0969434200000001" table:style-name="ce1">
            <text:p>-2,09694342</text:p>
          </table:table-cell>
          <table:table-cell office:value-type="float" office:value="1.8254058040000001" table:style-name="ce1">
            <text:p>1,825405804</text:p>
          </table:table-cell>
          <table:table-cell office:value-type="float" office:value="-2.0813050899999999" table:style-name="ce1">
            <text:p>-2,08130509</text:p>
          </table:table-cell>
          <table:table-cell office:value-type="float" office:value="2.220416052" table:style-name="ce1">
            <text:p>2,220416052</text:p>
          </table:table-cell>
          <table:table-cell office:value-type="float" office:value="0.54696703800000002" table:style-name="ce1">
            <text:p>0,546967038</text:p>
          </table:table-cell>
          <table:table-cell office:value-type="float" office:value="1.2892228969999999" table:style-name="ce1">
            <text:p>1,289222897</text:p>
          </table:table-cell>
          <table:table-cell office:value-type="float" office:value="1.0898213400000001" table:style-name="ce1">
            <text:p>1,08982134</text:p>
          </table:table-cell>
          <table:table-cell office:value-type="float" office:value="-9.9863206999999996E-2" table:style-name="ce1">
            <text:p>-0,099863207</text:p>
          </table:table-cell>
          <table:table-cell office:value-type="float" office:value="2.7926667709999999" table:style-name="ce1">
            <text:p>2,792666771</text:p>
          </table:table-cell>
          <table:table-cell office:value-type="float" office:value="3.4311392660000002" table:style-name="ce1">
            <text:p>3,431139266</text:p>
          </table:table-cell>
          <table:table-cell office:value-type="float" office:value="2.1260209880000001" table:style-name="ce1">
            <text:p>2,126020988</text:p>
          </table:table-cell>
          <table:table-cell office:value-type="float" office:value="1.438141533" table:style-name="ce1">
            <text:p>1,438141533</text:p>
          </table:table-cell>
          <table:table-cell office:value-type="float" office:value="0.20600987600000001" table:style-name="ce1">
            <text:p>0,206009876</text:p>
          </table:table-cell>
          <table:table-cell office:value-type="float" office:value="1.180109378" table:style-name="ce1">
            <text:p>1,180109378</text:p>
          </table:table-cell>
          <table:table-cell office:value-type="float" office:value="8.2226595999999999E-2" table:style-name="ce1">
            <text:p>0,082226596</text:p>
          </table:table-cell>
          <table:table-cell office:value-type="float" office:value="3.1586267490000002" table:style-name="ce1">
            <text:p>3,158626749</text:p>
          </table:table-cell>
          <table:table-cell office:value-type="float" office:value="0.491182811" table:style-name="ce1">
            <text:p>0,491182811</text:p>
          </table:table-cell>
          <table:table-cell office:value-type="float" office:value="0.69498917800000004" table:style-name="ce1">
            <text:p>0,694989178</text:p>
          </table:table-cell>
          <table:table-cell office:value-type="float" office:value="1.797743136" table:style-name="ce1">
            <text:p>1,797743136</text:p>
          </table:table-cell>
          <table:table-cell office:value-type="float" office:value="0.18323990600000001" table:style-name="ce1">
            <text:p>0,183239906</text:p>
          </table:table-cell>
          <table:table-cell office:value-type="float" office:value="1.7094458720000001" table:style-name="ce1">
            <text:p>1,709445872</text:p>
          </table:table-cell>
          <table:table-cell office:value-type="float" office:value="-0.410488354" table:style-name="ce1">
            <text:p>-0,410488354</text:p>
          </table:table-cell>
          <table:table-cell office:value-type="float" office:value="2.7437214320000001" table:style-name="ce1">
            <text:p>2,743721432</text:p>
          </table:table-cell>
          <table:table-cell office:value-type="float" office:value="2.9267999279999999" table:style-name="ce1">
            <text:p>2,926799928</text:p>
          </table:table-cell>
          <table:table-cell office:value-type="float" office:value="0.23788669300000001" table:style-name="ce1">
            <text:p>0,237886693</text:p>
          </table:table-cell>
          <table:table-cell office:value-type="float" office:value="2.8707171819999999" table:style-name="ce1">
            <text:p>2,870717182</text:p>
          </table:table-cell>
          <table:table-cell office:value-type="float" office:value="1.6910270709999999" table:style-name="ce1">
            <text:p>1,691027071</text:p>
          </table:table-cell>
          <table:table-cell office:value-type="float" office:value="0.85929828100000005" table:style-name="ce1">
            <text:p>0,859298281</text:p>
          </table:table-cell>
          <table:table-cell office:value-type="float" office:value="1.801512464" table:style-name="ce1">
            <text:p>1,801512464</text:p>
          </table:table-cell>
          <table:table-cell office:value-type="float" office:value="1.533215429" table:style-name="ce1">
            <text:p>1,533215429</text:p>
          </table:table-cell>
          <table:table-cell office:value-type="float" office:value="3.8441540320000001" table:style-name="ce1">
            <text:p>3,844154032</text:p>
          </table:table-cell>
          <table:table-cell office:value-type="float" office:value="2.6714429329999998" table:style-name="ce1">
            <text:p>2,671442933</text:p>
          </table:table-cell>
          <table:table-cell office:value-type="float" office:value="1.357700656" table:style-name="ce1">
            <text:p>1,357700656</text:p>
          </table:table-cell>
          <table:table-cell office:value-type="float" office:value="0.51292310100000005" table:style-name="ce1">
            <text:p>0,512923101</text:p>
          </table:table-cell>
          <table:table-cell office:value-type="float" office:value="1.24566618" table:style-name="ce1">
            <text:p>1,24566618</text:p>
          </table:table-cell>
          <table:table-cell office:value-type="float" office:value="0.48120622299999999" table:style-name="ce1">
            <text:p>0,481206223</text:p>
          </table:table-cell>
          <table:table-cell office:value-type="float" office:value="0.66185560499999996" table:style-name="ce1">
            <text:p>0,661855605</text:p>
          </table:table-cell>
          <table:table-cell office:value-type="float" office:value="1.111726056" table:style-name="ce1">
            <text:p>1,111726056</text:p>
          </table:table-cell>
          <table:table-cell office:value-type="float" office:value="0.65777749900000004" table:style-name="ce1">
            <text:p>0,657777499</text:p>
          </table:table-cell>
          <table:table-cell office:value-type="float" office:value="5.5864003799999997" table:style-name="ce1">
            <text:p>5,58640038</text:p>
          </table:table-cell>
          <table:table-cell office:value-type="float" office:value="2.4908184530000002" table:style-name="ce1">
            <text:p>2,490818453</text:p>
          </table:table-cell>
          <table:table-cell office:value-type="float" office:value="2.1970339989999998" table:style-name="ce1">
            <text:p>2,197033999</text:p>
          </table:table-cell>
          <table:table-cell office:value-type="float" office:value="1.7578093509999999" table:style-name="ce1">
            <text:p>1,757809351</text:p>
          </table:table-cell>
          <table:table-cell office:value-type="float" office:value="0.81293309199999997" table:style-name="ce1">
            <text:p>0,812933092</text:p>
          </table:table-cell>
          <table:table-cell office:value-type="float" office:value="1.6661123529999999" table:style-name="ce1">
            <text:p>1,666112353</text:p>
          </table:table-cell>
          <table:table-cell office:value-type="float" office:value="-1.821242392" table:style-name="ce1">
            <text:p>-1,821242392</text:p>
          </table:table-cell>
          <table:table-cell office:value-type="float" office:value="2.293116811" table:style-name="ce1">
            <text:p>2,293116811</text:p>
          </table:table-cell>
          <table:table-cell office:value-type="float" office:value="-0.28560912199999999" table:style-name="ce1">
            <text:p>-0,285609122</text:p>
          </table:table-cell>
          <table:table-cell office:value-type="float" office:value="2.89786039" table:style-name="ce1">
            <text:p>2,89786039</text:p>
          </table:table-cell>
          <table:table-cell office:value-type="float" office:value="-0.50617005699999995" table:style-name="ce1">
            <text:p>-0,506170057</text:p>
          </table:table-cell>
          <table:table-cell office:value-type="float" office:value="0.492046502" table:style-name="ce1">
            <text:p>0,492046502</text:p>
          </table:table-cell>
          <table:table-cell office:value-type="float" office:value="4.5910037000000001E-2" table:style-name="ce1">
            <text:p>0,045910037</text:p>
          </table:table-cell>
          <table:table-cell office:value-type="float" office:value="1.3543238609999999" table:style-name="ce1">
            <text:p>1,354323861</text:p>
          </table:table-cell>
          <table:table-cell office:value-type="float" office:value="2.5970322179999998" table:style-name="ce1">
            <text:p>2,597032218</text:p>
          </table:table-cell>
          <table:table-cell office:value-type="float" office:value="1.2900708679999999" table:style-name="ce1">
            <text:p>1,290070868</text:p>
          </table:table-cell>
          <table:table-cell office:value-type="float" office:value="0.46609866500000002" table:style-name="ce1">
            <text:p>0,466098665</text:p>
          </table:table-cell>
          <table:table-cell office:value-type="float" office:value="0.45175163200000001" table:style-name="ce1">
            <text:p>0,451751632</text:p>
          </table:table-cell>
          <table:table-cell office:value-type="float" office:value="11.482900730000001" table:style-name="ce1">
            <text:p>11,48290073</text:p>
          </table:table-cell>
          <table:table-cell office:value-type="float" office:value="-0.59395918400000003" table:style-name="ce1">
            <text:p>-0,593959184</text:p>
          </table:table-cell>
          <table:table-cell office:value-type="float" office:value="4.4895787999999999E-2" table:style-name="ce1">
            <text:p>0,044895788</text:p>
          </table:table-cell>
          <table:table-cell office:value-type="float" office:value="2.5888500809999999" table:style-name="ce1">
            <text:p>2,588850081</text:p>
          </table:table-cell>
          <table:table-cell office:value-type="float" office:value="1.4349213709999999" table:style-name="ce1">
            <text:p>1,434921371</text:p>
          </table:table-cell>
          <table:table-cell office:value-type="float" office:value="2.9276177080000001" table:style-name="ce1">
            <text:p>2,927617708</text:p>
          </table:table-cell>
          <table:table-cell office:value-type="float" office:value="2.2282155810000002" table:style-name="ce1">
            <text:p>2,228215581</text:p>
          </table:table-cell>
          <table:table-cell office:value-type="float" office:value="2.7432321709999998" table:style-name="ce1">
            <text:p>2,743232171</text:p>
          </table:table-cell>
          <table:table-cell office:value-type="float" office:value="1.771832879" table:style-name="ce1">
            <text:p>1,771832879</text:p>
          </table:table-cell>
          <table:table-cell office:value-type="float" office:value="2.431469624" table:style-name="ce1">
            <text:p>2,431469624</text:p>
          </table:table-cell>
          <table:table-cell office:value-type="float" office:value="2.2525519790000001" table:style-name="ce1">
            <text:p>2,252551979</text:p>
          </table:table-cell>
          <table:table-cell office:value-type="float" office:value="0.42440400099999998" table:style-name="ce1">
            <text:p>0,424404001</text:p>
          </table:table-cell>
          <table:table-cell office:value-type="float" office:value="1.3313114669999999" table:style-name="ce1">
            <text:p>1,331311467</text:p>
          </table:table-cell>
          <table:table-cell office:value-type="float" office:value="2.745705976" table:style-name="ce1">
            <text:p>2,745705976</text:p>
          </table:table-cell>
          <table:table-cell office:value-type="float" office:value="-0.402005901" table:style-name="ce1">
            <text:p>-0,402005901</text:p>
          </table:table-cell>
          <table:table-cell office:value-type="float" office:value="2.767248854" table:style-name="ce1">
            <text:p>2,767248854</text:p>
          </table:table-cell>
          <table:table-cell office:value-type="float" office:value="3.9264322030000001" table:style-name="ce1">
            <text:p>3,926432203</text:p>
          </table:table-cell>
          <table:table-cell office:value-type="float" office:value="2.7635248520000002" table:style-name="ce1">
            <text:p>2,763524852</text:p>
          </table:table-cell>
          <table:table-cell office:value-type="float" office:value="2.0534817689999998" table:style-name="ce1">
            <text:p>2,053481769</text:p>
          </table:table-cell>
          <table:table-cell office:value-type="float" office:value="2.523663955" table:style-name="ce1">
            <text:p>2,523663955</text:p>
          </table:table-cell>
          <table:table-cell office:value-type="float" office:value="1.142908684" table:style-name="ce1">
            <text:p>1,142908684</text:p>
          </table:table-cell>
          <table:table-cell office:value-type="float" office:value="9.3191273000000005E-2" table:style-name="ce1">
            <text:p>0,093191273</text:p>
          </table:table-cell>
          <table:table-cell office:value-type="float" office:value="0.43607948499999999" table:style-name="ce1">
            <text:p>0,436079485</text:p>
          </table:table-cell>
          <table:table-cell office:value-type="float" office:value="0.85252462900000003" table:style-name="ce1">
            <text:p>0,852524629</text:p>
          </table:table-cell>
          <table:table-cell office:value-type="float" office:value="0.69453100300000004" table:style-name="ce1">
            <text:p>0,694531003</text:p>
          </table:table-cell>
          <table:table-cell office:value-type="float" office:value="-0.53299098300000003" table:style-name="ce1">
            <text:p>-0,532990983</text:p>
          </table:table-cell>
          <table:table-cell office:value-type="float" office:value="2.792329069" table:style-name="ce1">
            <text:p>2,792329069</text:p>
          </table:table-cell>
          <table:table-cell office:value-type="float" office:value="0.736023435" table:style-name="ce1">
            <text:p>0,736023435</text:p>
          </table:table-cell>
          <table:table-cell office:value-type="float" office:value="2.2479814619999998" table:style-name="ce1">
            <text:p>2,247981462</text:p>
          </table:table-cell>
          <table:table-cell office:value-type="float" office:value="3.3346427749999998" table:style-name="ce1">
            <text:p>3,334642775</text:p>
          </table:table-cell>
          <table:table-cell office:value-type="float" office:value="0.71679925099999997" table:style-name="ce1">
            <text:p>0,716799251</text:p>
          </table:table-cell>
          <table:table-cell office:value-type="float" office:value="0.438291349" table:style-name="ce1">
            <text:p>0,438291349</text:p>
          </table:table-cell>
          <table:table-cell office:value-type="float" office:value="2.6964555159999999" table:style-name="ce1">
            <text:p>2,696455516</text:p>
          </table:table-cell>
          <table:table-cell office:value-type="float" office:value="0.48960925700000002" table:style-name="ce1">
            <text:p>0,489609257</text:p>
          </table:table-cell>
          <table:table-cell office:value-type="float" office:value="2.1843387220000001" table:style-name="ce1">
            <text:p>2,184338722</text:p>
          </table:table-cell>
          <table:table-cell office:value-type="float" office:value="1.5702687950000001" table:style-name="ce1">
            <text:p>1,570268795</text:p>
          </table:table-cell>
          <table:table-cell office:value-type="float" office:value="1.147743408" table:style-name="ce1">
            <text:p>1,147743408</text:p>
          </table:table-cell>
          <table:table-cell office:value-type="float" office:value="1.7756717120000001" table:style-name="ce1">
            <text:p>1,775671712</text:p>
          </table:table-cell>
          <table:table-cell office:value-type="float" office:value="1.78823189" table:style-name="ce1">
            <text:p>1,78823189</text:p>
          </table:table-cell>
          <table:table-cell office:value-type="float" office:value="9.2362761000000002E-2" table:style-name="ce1">
            <text:p>0,092362761</text:p>
          </table:table-cell>
          <table:table-cell office:value-type="float" office:value="1.4349213709999999" table:style-name="ce1">
            <text:p>1,434921371</text:p>
          </table:table-cell>
          <table:table-cell office:value-type="float" office:value="2.7635248520000002" table:style-name="ce1">
            <text:p>2,763524852</text:p>
          </table:table-cell>
          <table:table-cell office:value-type="float" office:value="0.54487037199999999" table:style-name="ce1">
            <text:p>0,544870372</text:p>
          </table:table-cell>
          <table:table-cell office:value-type="float" office:value="1.035407586" table:style-name="ce1">
            <text:p>1,035407586</text:p>
          </table:table-cell>
          <table:table-cell office:value-type="float" office:value="1.40009289" table:style-name="ce1">
            <text:p>1,40009289</text:p>
          </table:table-cell>
          <table:table-cell office:value-type="float" office:value="1.011748632" table:style-name="ce1">
            <text:p>1,011748632</text:p>
          </table:table-cell>
          <table:table-cell office:value-type="float" office:value="2.9118638699999999" table:style-name="ce1">
            <text:p>2,91186387</text:p>
          </table:table-cell>
          <table:table-cell office:value-type="float" office:value="3.1866190689999998" table:style-name="ce1">
            <text:p>3,186619069</text:p>
          </table:table-cell>
          <table:table-cell office:value-type="float" office:value="-0.397263168" table:style-name="ce1">
            <text:p>-0,397263168</text:p>
          </table:table-cell>
          <table:table-cell office:value-type="float" office:value="0.77788602200000001" table:style-name="ce1">
            <text:p>0,777886022</text:p>
          </table:table-cell>
          <table:table-cell office:value-type="float" office:value="0.28615521399999999" table:style-name="ce1">
            <text:p>0,286155214</text:p>
          </table:table-cell>
          <table:table-cell office:value-type="float" office:value="0.827846042" table:style-name="ce1">
            <text:p>0,827846042</text:p>
          </table:table-cell>
          <table:table-cell office:value-type="float" office:value="2.8228496829999998" table:style-name="ce1">
            <text:p>2,822849683</text:p>
          </table:table-cell>
          <table:table-cell office:value-type="float" office:value="-2.9555468000000001E-2" table:style-name="ce1">
            <text:p>-0,029555468</text:p>
          </table:table-cell>
          <table:table-cell office:value-type="float" office:value="1.448313355" table:style-name="ce1">
            <text:p>1,448313355</text:p>
          </table:table-cell>
          <table:table-cell office:value-type="float" office:value="2.7539901819999999" table:style-name="ce1">
            <text:p>2,753990182</text:p>
          </table:table-cell>
          <table:table-cell office:value-type="float" office:value="-4.3365334999999998E-2" table:style-name="ce1">
            <text:p>-0,043365335</text:p>
          </table:table-cell>
          <table:table-cell office:value-type="float" office:value="1.000121995" table:style-name="ce1">
            <text:p>1,000121995</text:p>
          </table:table-cell>
          <table:table-cell office:value-type="float" office:value="2.5572827650000001" table:style-name="ce1">
            <text:p>2,557282765</text:p>
          </table:table-cell>
          <table:table-cell office:value-type="float" office:value="1.203252038" table:style-name="ce1">
            <text:p>1,203252038</text:p>
          </table:table-cell>
          <table:table-cell office:value-type="float" office:value="0.75195020999999995" table:style-name="ce1">
            <text:p>0,75195021</text:p>
          </table:table-cell>
          <table:table-cell office:value-type="float" office:value="0.80324896099999998" table:style-name="ce1">
            <text:p>0,803248961</text:p>
          </table:table-cell>
          <table:table-cell office:value-type="float" office:value="2.7957880460000002" table:style-name="ce1">
            <text:p>2,795788046</text:p>
          </table:table-cell>
          <table:table-cell office:value-type="float" office:value="1.4552800379999999" table:style-name="ce1">
            <text:p>1,455280038</text:p>
          </table:table-cell>
          <table:table-cell office:value-type="float" office:value="2.914662962" table:style-name="ce1">
            <text:p>2,914662962</text:p>
          </table:table-cell>
          <table:table-cell office:value-type="float" office:value="1.3538925669999999" table:style-name="ce1">
            <text:p>1,353892567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1" table:style-name="ce1">
            <text:p>2011</text:p>
          </table:table-cell>
          <table:table-cell office:value-type="float" office:value="0.37012535200000002" table:style-name="ce1">
            <text:p>0,370125352</text:p>
          </table:table-cell>
          <table:table-cell office:value-type="float" office:value="3.1431259030000001" table:style-name="ce1">
            <text:p>3,143125903</text:p>
          </table:table-cell>
          <table:table-cell office:value-type="float" office:value="3.6341586260000001" table:style-name="ce1">
            <text:p>3,634158626</text:p>
          </table:table-cell>
          <table:table-cell office:value-type="float" office:value="-0.269017332" table:style-name="ce1">
            <text:p>-0,269017332</text:p>
          </table:table-cell>
          <table:table-cell office:value-type="float" office:value="-0.83474526900000001" table:style-name="ce1">
            <text:p>-0,834745269</text:p>
          </table:table-cell>
          <table:table-cell office:value-type="float" office:value="2.329921954" table:style-name="ce1">
            <text:p>2,329921954</text:p>
          </table:table-cell>
          <table:table-cell office:value-type="float" office:value="4.5363476260000004" table:style-name="ce1">
            <text:p>4,536347626</text:p>
          </table:table-cell>
          <table:table-cell office:value-type="float" office:value="1.1530592799999999" table:style-name="ce1">
            <text:p>1,15305928</text:p>
          </table:table-cell>
          <table:table-cell office:value-type="float" office:value="-2.7147008E-2" table:style-name="ce1">
            <text:p>-0,027147008</text:p>
          </table:table-cell>
          <table:table-cell office:value-type="float" office:value="-0.57225786099999998" table:style-name="ce1">
            <text:p>-0,572257861</text:p>
          </table:table-cell>
          <table:table-cell office:value-type="float" office:value="1.382008785" table:style-name="ce1">
            <text:p>1,382008785</text:p>
          </table:table-cell>
          <table:table-cell office:value-type="float" office:value="1.3895273159999999" table:style-name="ce1">
            <text:p>1,389527316</text:p>
          </table:table-cell>
          <table:table-cell office:value-type="float" office:value="0.33708084199999999" table:style-name="ce1">
            <text:p>0,337080842</text:p>
          </table:table-cell>
          <table:table-cell office:value-type="float" office:value="1.3030008550000001" table:style-name="ce1">
            <text:p>1,303000855</text:p>
          </table:table-cell>
          <table:table-cell office:value-type="float" office:value="3.2077591139999999" table:style-name="ce1">
            <text:p>3,207759114</text:p>
          </table:table-cell>
          <table:table-cell office:value-type="float" office:value="1.301002902" table:style-name="ce1">
            <text:p>1,301002902</text:p>
          </table:table-cell>
          <table:table-cell office:value-type="float" office:value="2.8037179729999999" table:style-name="ce1">
            <text:p>2,803717973</text:p>
          </table:table-cell>
          <table:table-cell office:value-type="float" office:value="3.008981855" table:style-name="ce1">
            <text:p>3,008981855</text:p>
          </table:table-cell>
          <table:table-cell office:value-type="float" office:value="1.144262127" table:style-name="ce1">
            <text:p>1,144262127</text:p>
          </table:table-cell>
          <table:table-cell office:value-type="float" office:value="-0.64122892099999995" table:style-name="ce1">
            <text:p>-0,641228921</text:p>
          </table:table-cell>
          <table:table-cell office:value-type="float" office:value="2.9609814729999999" table:style-name="ce1">
            <text:p>2,960981473</text:p>
          </table:table-cell>
          <table:table-cell office:value-type="float" office:value="1.2973944749999999" table:style-name="ce1">
            <text:p>1,297394475</text:p>
          </table:table-cell>
          <table:table-cell office:value-type="float" office:value="-1.2026511900000001" table:style-name="ce1">
            <text:p>-1,20265119</text:p>
          </table:table-cell>
          <table:table-cell office:value-type="float" office:value="-0.183624023" table:style-name="ce1">
            <text:p>-0,183624023</text:p>
          </table:table-cell>
          <table:table-cell office:value-type="float" office:value="2.3819076410000002" table:style-name="ce1">
            <text:p>2,381907641</text:p>
          </table:table-cell>
          <table:table-cell office:value-type="float" office:value="-0.859898041" table:style-name="ce1">
            <text:p>-0,859898041</text:p>
          </table:table-cell>
          <table:table-cell office:value-type="float" office:value="1.6224588369999999" table:style-name="ce1">
            <text:p>1,622458837</text:p>
          </table:table-cell>
          <table:table-cell office:value-type="float" office:value="0.91596265600000004" table:style-name="ce1">
            <text:p>0,915962656</text:p>
          </table:table-cell>
          <table:table-cell office:value-type="float" office:value="0.30294581100000001" table:style-name="ce1">
            <text:p>0,302945811</text:p>
          </table:table-cell>
          <table:table-cell office:value-type="float" office:value="1.288981384" table:style-name="ce1">
            <text:p>1,288981384</text:p>
          </table:table-cell>
          <table:table-cell office:value-type="float" office:value="1.130704583" table:style-name="ce1">
            <text:p>1,130704583</text:p>
          </table:table-cell>
          <table:table-cell office:value-type="float" office:value="1.4139873569999999" table:style-name="ce1">
            <text:p>1,413987357</text:p>
          </table:table-cell>
          <table:table-cell office:value-type="float" office:value="0.72383139100000005" table:style-name="ce1">
            <text:p>0,723831391</text:p>
          </table:table-cell>
          <table:table-cell office:value-type="float" office:value="0.97869778699999999" table:style-name="ce1">
            <text:p>0,978697787</text:p>
          </table:table-cell>
          <table:table-cell office:value-type="float" office:value="-0.23693312699999999" table:style-name="ce1">
            <text:p>-0,236933127</text:p>
          </table:table-cell>
          <table:table-cell office:value-type="float" office:value="1.111878943" table:style-name="ce1">
            <text:p>1,111878943</text:p>
          </table:table-cell>
          <table:table-cell office:value-type="float" office:value="0.78820108" table:style-name="ce1">
            <text:p>0,78820108</text:p>
          </table:table-cell>
          <table:table-cell office:value-type="float" office:value="0.99743911500000004" table:style-name="ce1">
            <text:p>0,997439115</text:p>
          </table:table-cell>
          <table:table-cell office:value-type="float" office:value="0.479150454" table:style-name="ce1">
            <text:p>0,479150454</text:p>
          </table:table-cell>
          <table:table-cell office:value-type="float" office:value="2.3855118549999998" table:style-name="ce1">
            <text:p>2,385511855</text:p>
          </table:table-cell>
          <table:table-cell office:value-type="float" office:value="2.7404356660000002" table:style-name="ce1">
            <text:p>2,740435666</text:p>
          </table:table-cell>
          <table:table-cell office:value-type="float" office:value="3.3376774220000001" table:style-name="ce1">
            <text:p>3,337677422</text:p>
          </table:table-cell>
          <table:table-cell office:value-type="float" office:value="2.7944819409999999" table:style-name="ce1">
            <text:p>2,794481941</text:p>
          </table:table-cell>
          <table:table-cell office:value-type="float" office:value="0.96836503100000004" table:style-name="ce1">
            <text:p>0,968365031</text:p>
          </table:table-cell>
          <table:table-cell office:value-type="float" office:value="2.4175740779999999" table:style-name="ce1">
            <text:p>2,417574078</text:p>
          </table:table-cell>
          <table:table-cell office:value-type="float" office:value="1.251037486" table:style-name="ce1">
            <text:p>1,251037486</text:p>
          </table:table-cell>
          <table:table-cell office:value-type="float" office:value="1.2096823640000001" table:style-name="ce1">
            <text:p>1,209682364</text:p>
          </table:table-cell>
          <table:table-cell office:value-type="float" office:value="0.70532937799999995" table:style-name="ce1">
            <text:p>0,705329378</text:p>
          </table:table-cell>
          <table:table-cell office:value-type="float" office:value="9.6498608E-2" table:style-name="ce1">
            <text:p>0,096498608</text:p>
          </table:table-cell>
          <table:table-cell office:value-type="float" office:value="1.4208976630000001" table:style-name="ce1">
            <text:p>1,420897663</text:p>
          </table:table-cell>
          <table:table-cell office:value-type="float" office:value="2.105708532" table:style-name="ce1">
            <text:p>2,105708532</text:p>
          </table:table-cell>
          <table:table-cell office:value-type="float" office:value="1.092417604" table:style-name="ce1">
            <text:p>1,092417604</text:p>
          </table:table-cell>
          <table:table-cell office:value-type="float" office:value="0.206747667" table:style-name="ce1">
            <text:p>0,206747667</text:p>
          </table:table-cell>
          <table:table-cell office:value-type="float" office:value="-1.8537146289999999" table:style-name="ce1">
            <text:p>-1,853714629</text:p>
          </table:table-cell>
          <table:table-cell office:value-type="float" office:value="1.5911809539999999" table:style-name="ce1">
            <text:p>1,591180954</text:p>
          </table:table-cell>
          <table:table-cell office:value-type="float" office:value="5.3598883999999999E-2" table:style-name="ce1">
            <text:p>0,053598884</text:p>
          </table:table-cell>
          <table:table-cell office:value-type="float" office:value="0.41173785499999999" table:style-name="ce1">
            <text:p>0,411737855</text:p>
          </table:table-cell>
          <table:table-cell office:value-type="float" office:value="1.2106667900000001" table:style-name="ce1">
            <text:p>1,21066679</text:p>
          </table:table-cell>
          <table:table-cell office:value-type="float" office:value="1.883313834" table:style-name="ce1">
            <text:p>1,883313834</text:p>
          </table:table-cell>
          <table:table-cell office:value-type="float" office:value="0.71625800100000003" table:style-name="ce1">
            <text:p>0,716258001</text:p>
          </table:table-cell>
          <table:table-cell office:value-type="float" office:value="1.496333608" table:style-name="ce1">
            <text:p>1,496333608</text:p>
          </table:table-cell>
          <table:table-cell office:value-type="float" office:value="0.67010689400000001" table:style-name="ce1">
            <text:p>0,670106894</text:p>
          </table:table-cell>
          <table:table-cell office:value-type="float" office:value="0.61648821799999998" table:style-name="ce1">
            <text:p>0,616488218</text:p>
          </table:table-cell>
          <table:table-cell office:value-type="float" office:value="0.25180971600000002" table:style-name="ce1">
            <text:p>0,251809716</text:p>
          </table:table-cell>
          <table:table-cell office:value-type="float" office:value="1.5387247900000001" table:style-name="ce1">
            <text:p>1,53872479</text:p>
          </table:table-cell>
          <table:table-cell office:value-type="float" office:value="2.1137852879999999" table:style-name="ce1">
            <text:p>2,113785288</text:p>
          </table:table-cell>
          <table:table-cell office:value-type="float" office:value="-0.217710183" table:style-name="ce1">
            <text:p>-0,217710183</text:p>
          </table:table-cell>
          <table:table-cell office:value-type="float" office:value="1.3638752940000001" table:style-name="ce1">
            <text:p>1,363875294</text:p>
          </table:table-cell>
          <table:table-cell office:value-type="float" office:value="0.355338396" table:style-name="ce1">
            <text:p>0,355338396</text:p>
          </table:table-cell>
          <table:table-cell office:value-type="float" office:value="-0.30358282399999997" table:style-name="ce1">
            <text:p>-0,303582824</text:p>
          </table:table-cell>
          <table:table-cell office:value-type="float" office:value="2.812610345" table:style-name="ce1">
            <text:p>2,812610345</text:p>
          </table:table-cell>
          <table:table-cell office:value-type="float" office:value="-0.17788863899999999" table:style-name="ce1">
            <text:p>-0,177888639</text:p>
          </table:table-cell>
          <table:table-cell office:value-type="float" office:value="2.4813149729999999" table:style-name="ce1">
            <text:p>2,481314973</text:p>
          </table:table-cell>
          <table:table-cell office:value-type="float" office:value="0.46355870700000001" table:style-name="ce1">
            <text:p>0,463558707</text:p>
          </table:table-cell>
          <table:table-cell office:value-type="float" office:value="0.421409494" table:style-name="ce1">
            <text:p>0,421409494</text:p>
          </table:table-cell>
          <table:table-cell office:value-type="float" office:value="0.48365869500000003" table:style-name="ce1">
            <text:p>0,483658695</text:p>
          </table:table-cell>
          <table:table-cell office:value-type="float" office:value="1.8821167999999999E-2" table:style-name="ce1">
            <text:p>0,018821168</text:p>
          </table:table-cell>
          <table:table-cell office:value-type="float" office:value="0.52238671599999997" table:style-name="ce1">
            <text:p>0,522386716</text:p>
          </table:table-cell>
          <table:table-cell office:value-type="float" office:value="3.6570478209999999" table:style-name="ce1">
            <text:p>3,657047821</text:p>
          </table:table-cell>
          <table:table-cell office:value-type="float" office:value="0.78150656200000002" table:style-name="ce1">
            <text:p>0,781506562</text:p>
          </table:table-cell>
          <table:table-cell office:value-type="float" office:value="-0.80216403999999997" table:style-name="ce1">
            <text:p>-0,80216404</text:p>
          </table:table-cell>
          <table:table-cell office:value-type="float" office:value="2.4243697879999999" table:style-name="ce1">
            <text:p>2,424369788</text:p>
          </table:table-cell>
          <table:table-cell office:value-type="float" office:value="8.0360735000000003E-2" table:style-name="ce1">
            <text:p>0,080360735</text:p>
          </table:table-cell>
          <table:table-cell office:value-type="float" office:value="2.2151869710000001" table:style-name="ce1">
            <text:p>2,215186971</text:p>
          </table:table-cell>
          <table:table-cell office:value-type="float" office:value="3.018401286" table:style-name="ce1">
            <text:p>3,018401286</text:p>
          </table:table-cell>
          <table:table-cell office:value-type="float" office:value="2.618127055" table:style-name="ce1">
            <text:p>2,618127055</text:p>
          </table:table-cell>
          <table:table-cell office:value-type="float" office:value="4.4777414420000001" table:style-name="ce1">
            <text:p>4,477741442</text:p>
          </table:table-cell>
          <table:table-cell office:value-type="float" office:value="-0.14795127699999999" table:style-name="ce1">
            <text:p>-0,147951277</text:p>
          </table:table-cell>
          <table:table-cell office:value-type="float" office:value="0.52856776400000005" table:style-name="ce1">
            <text:p>0,528567764</text:p>
          </table:table-cell>
          <table:table-cell office:value-type="float" office:value="-2.6363197000000001E-2" table:style-name="ce1">
            <text:p>-0,026363197</text:p>
          </table:table-cell>
          <table:table-cell office:value-type="float" office:value="1.819487756" table:style-name="ce1">
            <text:p>1,819487756</text:p>
          </table:table-cell>
          <table:table-cell office:value-type="float" office:value="0.15541966400000001" table:style-name="ce1">
            <text:p>0,155419664</text:p>
          </table:table-cell>
          <table:table-cell office:value-type="float" office:value="0.34526336600000002" table:style-name="ce1">
            <text:p>0,345263366</text:p>
          </table:table-cell>
          <table:table-cell office:value-type="float" office:value="0.457309515" table:style-name="ce1">
            <text:p>0,457309515</text:p>
          </table:table-cell>
          <table:table-cell office:value-type="float" office:value="0.67254329199999996" table:style-name="ce1">
            <text:p>0,672543292</text:p>
          </table:table-cell>
          <table:table-cell office:value-type="float" office:value="1.9431451980000001" table:style-name="ce1">
            <text:p>1,943145198</text:p>
          </table:table-cell>
          <table:table-cell office:value-type="float" office:value="2.8358598110000002" table:style-name="ce1">
            <text:p>2,835859811</text:p>
          </table:table-cell>
          <table:table-cell office:value-type="float" office:value="-0.34526422800000001" table:style-name="ce1">
            <text:p>-0,345264228</text:p>
          </table:table-cell>
          <table:table-cell office:value-type="float" office:value="1.5062698370000001" table:style-name="ce1">
            <text:p>1,506269837</text:p>
          </table:table-cell>
          <table:table-cell office:value-type="float" office:value="-0.28336043599999999" table:style-name="ce1">
            <text:p>-0,283360436</text:p>
          </table:table-cell>
          <table:table-cell office:value-type="float" office:value="0.99375199599999997" table:style-name="ce1">
            <text:p>0,993751996</text:p>
          </table:table-cell>
          <table:table-cell office:value-type="float" office:value="1.3038372110000001" table:style-name="ce1">
            <text:p>1,303837211</text:p>
          </table:table-cell>
          <table:table-cell office:value-type="float" office:value="2.309271582" table:style-name="ce1">
            <text:p>2,309271582</text:p>
          </table:table-cell>
          <table:table-cell office:value-type="float" office:value="2.4599374570000001" table:style-name="ce1">
            <text:p>2,459937457</text:p>
          </table:table-cell>
          <table:table-cell office:value-type="float" office:value="1.3479978889999999" table:style-name="ce1">
            <text:p>1,347997889</text:p>
          </table:table-cell>
          <table:table-cell office:value-type="float" office:value="2.233706502" table:style-name="ce1">
            <text:p>2,233706502</text:p>
          </table:table-cell>
          <table:table-cell office:value-type="float" office:value="3.4169302999999998E-2" table:style-name="ce1">
            <text:p>0,034169303</text:p>
          </table:table-cell>
          <table:table-cell office:value-type="float" office:value="1.2885755800000001" table:style-name="ce1">
            <text:p>1,28857558</text:p>
          </table:table-cell>
          <table:table-cell table:style-name="ce1"/>
          <table:table-cell office:value-type="float" office:value="0.43607243899999998" table:style-name="ce1">
            <text:p>0,436072439</text:p>
          </table:table-cell>
          <table:table-cell office:value-type="float" office:value="1.175824658" table:style-name="ce1">
            <text:p>1,175824658</text:p>
          </table:table-cell>
          <table:table-cell office:value-type="float" office:value="3.2527038109999999" table:style-name="ce1">
            <text:p>3,252703811</text:p>
          </table:table-cell>
          <table:table-cell office:value-type="float" office:value="0.30546836799999999" table:style-name="ce1">
            <text:p>0,305468368</text:p>
          </table:table-cell>
          <table:table-cell office:value-type="float" office:value="1.848077862" table:style-name="ce1">
            <text:p>1,848077862</text:p>
          </table:table-cell>
          <table:table-cell office:value-type="float" office:value="0.17197829100000001" table:style-name="ce1">
            <text:p>0,171978291</text:p>
          </table:table-cell>
          <table:table-cell office:value-type="float" office:value="0.54889890799999996" table:style-name="ce1">
            <text:p>0,548898908</text:p>
          </table:table-cell>
          <table:table-cell office:value-type="float" office:value="5.3828857130000003" table:style-name="ce1">
            <text:p>5,382885713</text:p>
          </table:table-cell>
          <table:table-cell office:value-type="float" office:value="-0.185226486" table:style-name="ce1">
            <text:p>-0,185226486</text:p>
          </table:table-cell>
          <table:table-cell office:value-type="float" office:value="1.431506409" table:style-name="ce1">
            <text:p>1,431506409</text:p>
          </table:table-cell>
          <table:table-cell office:value-type="float" office:value="2.693732572" table:style-name="ce1">
            <text:p>2,693732572</text:p>
          </table:table-cell>
          <table:table-cell office:value-type="float" office:value="1.2168907289999999" table:style-name="ce1">
            <text:p>1,216890729</text:p>
          </table:table-cell>
          <table:table-cell office:value-type="float" office:value="1.5888176430000001" table:style-name="ce1">
            <text:p>1,588817643</text:p>
          </table:table-cell>
          <table:table-cell office:value-type="float" office:value="1.734651379" table:style-name="ce1">
            <text:p>1,734651379</text:p>
          </table:table-cell>
          <table:table-cell office:value-type="float" office:value="0.87555026899999999" table:style-name="ce1">
            <text:p>0,875550269</text:p>
          </table:table-cell>
          <table:table-cell office:value-type="float" office:value="0.76897175900000003" table:style-name="ce1">
            <text:p>0,768971759</text:p>
          </table:table-cell>
          <table:table-cell office:value-type="float" office:value="5.7216123860000003" table:style-name="ce1">
            <text:p>5,721612386</text:p>
          </table:table-cell>
          <table:table-cell office:value-type="float" office:value="1.1412019250000001" table:style-name="ce1">
            <text:p>1,141201925</text:p>
          </table:table-cell>
          <table:table-cell office:value-type="float" office:value="1.5623735050000001" table:style-name="ce1">
            <text:p>1,562373505</text:p>
          </table:table-cell>
          <table:table-cell office:value-type="float" office:value="4.9103331729999997" table:style-name="ce1">
            <text:p>4,910333173</text:p>
          </table:table-cell>
          <table:table-cell office:value-type="float" office:value="3.1887947589999999" table:style-name="ce1">
            <text:p>3,188794759</text:p>
          </table:table-cell>
          <table:table-cell office:value-type="float" office:value="0.79993342599999995" table:style-name="ce1">
            <text:p>0,799933426</text:p>
          </table:table-cell>
          <table:table-cell office:value-type="float" office:value="0.83460380499999998" table:style-name="ce1">
            <text:p>0,834603805</text:p>
          </table:table-cell>
          <table:table-cell office:value-type="float" office:value="1.119788687" table:style-name="ce1">
            <text:p>1,119788687</text:p>
          </table:table-cell>
          <table:table-cell office:value-type="float" office:value="2.373538285" table:style-name="ce1">
            <text:p>2,373538285</text:p>
          </table:table-cell>
          <table:table-cell office:value-type="float" office:value="2.6364170580000001" table:style-name="ce1">
            <text:p>2,636417058</text:p>
          </table:table-cell>
          <table:table-cell office:value-type="float" office:value="0.82726273100000003" table:style-name="ce1">
            <text:p>0,827262731</text:p>
          </table:table-cell>
          <table:table-cell office:value-type="float" office:value="0.67354720599999995" table:style-name="ce1">
            <text:p>0,673547206</text:p>
          </table:table-cell>
          <table:table-cell office:value-type="float" office:value="1.581556502" table:style-name="ce1">
            <text:p>1,581556502</text:p>
          </table:table-cell>
          <table:table-cell office:value-type="float" office:value="1.3164109349999999" table:style-name="ce1">
            <text:p>1,316410935</text:p>
          </table:table-cell>
          <table:table-cell office:value-type="float" office:value="0.41036541399999998" table:style-name="ce1">
            <text:p>0,410365414</text:p>
          </table:table-cell>
          <table:table-cell office:value-type="float" office:value="0.59616467200000001" table:style-name="ce1">
            <text:p>0,596164672</text:p>
          </table:table-cell>
          <table:table-cell office:value-type="float" office:value="-2.2584638990000001" table:style-name="ce1">
            <text:p>-2,258463899</text:p>
          </table:table-cell>
          <table:table-cell office:value-type="float" office:value="2.2226605030000002" table:style-name="ce1">
            <text:p>2,222660503</text:p>
          </table:table-cell>
          <table:table-cell office:value-type="float" office:value="-1.820767002" table:style-name="ce1">
            <text:p>-1,820767002</text:p>
          </table:table-cell>
          <table:table-cell office:value-type="float" office:value="2.316432195" table:style-name="ce1">
            <text:p>2,316432195</text:p>
          </table:table-cell>
          <table:table-cell office:value-type="float" office:value="-0.36253171899999997" table:style-name="ce1">
            <text:p>-0,362531719</text:p>
          </table:table-cell>
          <table:table-cell office:value-type="float" office:value="1.346536709" table:style-name="ce1">
            <text:p>1,346536709</text:p>
          </table:table-cell>
          <table:table-cell office:value-type="float" office:value="1.1502723290000001" table:style-name="ce1">
            <text:p>1,150272329</text:p>
          </table:table-cell>
          <table:table-cell office:value-type="float" office:value="-5.7818827000000003E-2" table:style-name="ce1">
            <text:p>-0,057818827</text:p>
          </table:table-cell>
          <table:table-cell office:value-type="float" office:value="2.7618895889999999" table:style-name="ce1">
            <text:p>2,761889589</text:p>
          </table:table-cell>
          <table:table-cell office:value-type="float" office:value="3.9566743400000002" table:style-name="ce1">
            <text:p>3,95667434</text:p>
          </table:table-cell>
          <table:table-cell office:value-type="float" office:value="2.0798831280000001" table:style-name="ce1">
            <text:p>2,079883128</text:p>
          </table:table-cell>
          <table:table-cell office:value-type="float" office:value="1.394792539" table:style-name="ce1">
            <text:p>1,394792539</text:p>
          </table:table-cell>
          <table:table-cell office:value-type="float" office:value="0.29230204100000001" table:style-name="ce1">
            <text:p>0,292302041</text:p>
          </table:table-cell>
          <table:table-cell office:value-type="float" office:value="1.181843966" table:style-name="ce1">
            <text:p>1,181843966</text:p>
          </table:table-cell>
          <table:table-cell office:value-type="float" office:value="8.4282115000000005E-2" table:style-name="ce1">
            <text:p>0,084282115</text:p>
          </table:table-cell>
          <table:table-cell office:value-type="float" office:value="3.0445935730000002" table:style-name="ce1">
            <text:p>3,044593573</text:p>
          </table:table-cell>
          <table:table-cell office:value-type="float" office:value="0.42370088500000003" table:style-name="ce1">
            <text:p>0,423700885</text:p>
          </table:table-cell>
          <table:table-cell office:value-type="float" office:value="0.76738540099999997" table:style-name="ce1">
            <text:p>0,767385401</text:p>
          </table:table-cell>
          <table:table-cell office:value-type="float" office:value="1.8141181790000001" table:style-name="ce1">
            <text:p>1,814118179</text:p>
          </table:table-cell>
          <table:table-cell office:value-type="float" office:value="0.10504177200000001" table:style-name="ce1">
            <text:p>0,105041772</text:p>
          </table:table-cell>
          <table:table-cell office:value-type="float" office:value="1.83843533" table:style-name="ce1">
            <text:p>1,83843533</text:p>
          </table:table-cell>
          <table:table-cell office:value-type="float" office:value="7.5937882999999998E-2" table:style-name="ce1">
            <text:p>0,075937883</text:p>
          </table:table-cell>
          <table:table-cell office:value-type="float" office:value="2.7492339490000002" table:style-name="ce1">
            <text:p>2,749233949</text:p>
          </table:table-cell>
          <table:table-cell office:value-type="float" office:value="2.9455199250000001" table:style-name="ce1">
            <text:p>2,945519925</text:p>
          </table:table-cell>
          <table:table-cell office:value-type="float" office:value="0.16014042100000001" table:style-name="ce1">
            <text:p>0,160140421</text:p>
          </table:table-cell>
          <table:table-cell office:value-type="float" office:value="2.8644352309999999" table:style-name="ce1">
            <text:p>2,864435231</text:p>
          </table:table-cell>
          <table:table-cell office:value-type="float" office:value="1.55799095" table:style-name="ce1">
            <text:p>1,55799095</text:p>
          </table:table-cell>
          <table:table-cell office:value-type="float" office:value="0.74815062700000001" table:style-name="ce1">
            <text:p>0,748150627</text:p>
          </table:table-cell>
          <table:table-cell office:value-type="float" office:value="1.7694923840000001" table:style-name="ce1">
            <text:p>1,769492384</text:p>
          </table:table-cell>
          <table:table-cell office:value-type="float" office:value="1.8250853739999999" table:style-name="ce1">
            <text:p>1,825085374</text:p>
          </table:table-cell>
          <table:table-cell office:value-type="float" office:value="3.8763609969999999" table:style-name="ce1">
            <text:p>3,876360997</text:p>
          </table:table-cell>
          <table:table-cell office:value-type="float" office:value="2.677883827" table:style-name="ce1">
            <text:p>2,677883827</text:p>
          </table:table-cell>
          <table:table-cell office:value-type="float" office:value="1.34688315" table:style-name="ce1">
            <text:p>1,34688315</text:p>
          </table:table-cell>
          <table:table-cell office:value-type="float" office:value="0.46642878199999999" table:style-name="ce1">
            <text:p>0,466428782</text:p>
          </table:table-cell>
          <table:table-cell office:value-type="float" office:value="1.2971893910000001" table:style-name="ce1">
            <text:p>1,297189391</text:p>
          </table:table-cell>
          <table:table-cell office:value-type="float" office:value="0.10443136" table:style-name="ce1">
            <text:p>0,10443136</text:p>
          </table:table-cell>
          <table:table-cell office:value-type="float" office:value="0.51839414299999997" table:style-name="ce1">
            <text:p>0,518394143</text:p>
          </table:table-cell>
          <table:table-cell office:value-type="float" office:value="0.76247979499999996" table:style-name="ce1">
            <text:p>0,762479795</text:p>
          </table:table-cell>
          <table:table-cell office:value-type="float" office:value="0.50765231399999999" table:style-name="ce1">
            <text:p>0,507652314</text:p>
          </table:table-cell>
          <table:table-cell office:value-type="float" office:value="6.6666746589999999" table:style-name="ce1">
            <text:p>6,666674659</text:p>
          </table:table-cell>
          <table:table-cell office:value-type="float" office:value="2.291740544" table:style-name="ce1">
            <text:p>2,291740544</text:p>
          </table:table-cell>
          <table:table-cell office:value-type="float" office:value="2.1590289020000002" table:style-name="ce1">
            <text:p>2,159028902</text:p>
          </table:table-cell>
          <table:table-cell office:value-type="float" office:value="1.736185243" table:style-name="ce1">
            <text:p>1,736185243</text:p>
          </table:table-cell>
          <table:table-cell office:value-type="float" office:value="0.81193073699999996" table:style-name="ce1">
            <text:p>0,811930737</text:p>
          </table:table-cell>
          <table:table-cell office:value-type="float" office:value="1.6918139510000001" table:style-name="ce1">
            <text:p>1,691813951</text:p>
          </table:table-cell>
          <table:table-cell office:value-type="float" office:value="-1.1764841580000001" table:style-name="ce1">
            <text:p>-1,176484158</text:p>
          </table:table-cell>
          <table:table-cell office:value-type="float" office:value="2.1876838759999999" table:style-name="ce1">
            <text:p>2,187683876</text:p>
          </table:table-cell>
          <table:table-cell office:value-type="float" office:value="5.3769708999999999E-2" table:style-name="ce1">
            <text:p>0,053769709</text:p>
          </table:table-cell>
          <table:table-cell office:value-type="float" office:value="2.9319499370000002" table:style-name="ce1">
            <text:p>2,931949937</text:p>
          </table:table-cell>
          <table:table-cell office:value-type="float" office:value="-1.1565402929999999" table:style-name="ce1">
            <text:p>-1,156540293</text:p>
          </table:table-cell>
          <table:table-cell office:value-type="float" office:value="0.50606926399999996" table:style-name="ce1">
            <text:p>0,506069264</text:p>
          </table:table-cell>
          <table:table-cell office:value-type="float" office:value="-0.147084879" table:style-name="ce1">
            <text:p>-0,147084879</text:p>
          </table:table-cell>
          <table:table-cell office:value-type="float" office:value="1.3663545479999999" table:style-name="ce1">
            <text:p>1,366354548</text:p>
          </table:table-cell>
          <table:table-cell office:value-type="float" office:value="2.5251868310000001" table:style-name="ce1">
            <text:p>2,525186831</text:p>
          </table:table-cell>
          <table:table-cell office:value-type="float" office:value="1.23182506" table:style-name="ce1">
            <text:p>1,23182506</text:p>
          </table:table-cell>
          <table:table-cell office:value-type="float" office:value="0.27447760599999999" table:style-name="ce1">
            <text:p>0,274477606</text:p>
          </table:table-cell>
          <table:table-cell office:value-type="float" office:value="0.46541056400000003" table:style-name="ce1">
            <text:p>0,465410564</text:p>
          </table:table-cell>
          <table:table-cell office:value-type="float" office:value="9.2323932959999997" table:style-name="ce1">
            <text:p>9,232393296</text:p>
          </table:table-cell>
          <table:table-cell office:value-type="float" office:value="-0.491866213" table:style-name="ce1">
            <text:p>-0,491866213</text:p>
          </table:table-cell>
          <table:table-cell office:value-type="float" office:value="7.7981777000000002E-2" table:style-name="ce1">
            <text:p>0,077981777</text:p>
          </table:table-cell>
          <table:table-cell office:value-type="float" office:value="2.4985033969999999" table:style-name="ce1">
            <text:p>2,498503397</text:p>
          </table:table-cell>
          <table:table-cell office:value-type="float" office:value="1.387696855" table:style-name="ce1">
            <text:p>1,387696855</text:p>
          </table:table-cell>
          <table:table-cell office:value-type="float" office:value="3.0393324430000002" table:style-name="ce1">
            <text:p>3,039332443</text:p>
          </table:table-cell>
          <table:table-cell office:value-type="float" office:value="2.3026170000000001" table:style-name="ce1">
            <text:p>2,302617</text:p>
          </table:table-cell>
          <table:table-cell office:value-type="float" office:value="2.7666792259999999" table:style-name="ce1">
            <text:p>2,766679226</text:p>
          </table:table-cell>
          <table:table-cell office:value-type="float" office:value="2.084902456" table:style-name="ce1">
            <text:p>2,084902456</text:p>
          </table:table-cell>
          <table:table-cell office:value-type="float" office:value="2.5548855380000002" table:style-name="ce1">
            <text:p>2,554885538</text:p>
          </table:table-cell>
          <table:table-cell office:value-type="float" office:value="2.2746559419999999" table:style-name="ce1">
            <text:p>2,274655942</text:p>
          </table:table-cell>
          <table:table-cell office:value-type="float" office:value="0.430725951" table:style-name="ce1">
            <text:p>0,430725951</text:p>
          </table:table-cell>
          <table:table-cell office:value-type="float" office:value="1.373848926" table:style-name="ce1">
            <text:p>1,373848926</text:p>
          </table:table-cell>
          <table:table-cell office:value-type="float" office:value="2.7226618849999999" table:style-name="ce1">
            <text:p>2,722661885</text:p>
          </table:table-cell>
          <table:table-cell office:value-type="float" office:value="-0.78946899800000003" table:style-name="ce1">
            <text:p>-0,789468998</text:p>
          </table:table-cell>
          <table:table-cell office:value-type="float" office:value="2.768446242" table:style-name="ce1">
            <text:p>2,768446242</text:p>
          </table:table-cell>
          <table:table-cell office:value-type="float" office:value="3.3338106440000002" table:style-name="ce1">
            <text:p>3,333810644</text:p>
          </table:table-cell>
          <table:table-cell office:value-type="float" office:value="2.7641394749999999" table:style-name="ce1">
            <text:p>2,764139475</text:p>
          </table:table-cell>
          <table:table-cell office:value-type="float" office:value="1.911205072" table:style-name="ce1">
            <text:p>1,911205072</text:p>
          </table:table-cell>
          <table:table-cell office:value-type="float" office:value="2.2763695500000001" table:style-name="ce1">
            <text:p>2,27636955</text:p>
          </table:table-cell>
          <table:table-cell office:value-type="float" office:value="1.1370944549999999" table:style-name="ce1">
            <text:p>1,137094455</text:p>
          </table:table-cell>
          <table:table-cell office:value-type="float" office:value="0.128936463" table:style-name="ce1">
            <text:p>0,128936463</text:p>
          </table:table-cell>
          <table:table-cell office:value-type="float" office:value="0.20773270199999999" table:style-name="ce1">
            <text:p>0,207732702</text:p>
          </table:table-cell>
          <table:table-cell office:value-type="float" office:value="0.75515013399999997" table:style-name="ce1">
            <text:p>0,755150134</text:p>
          </table:table-cell>
          <table:table-cell office:value-type="float" office:value="0.67341771399999995" table:style-name="ce1">
            <text:p>0,673417714</text:p>
          </table:table-cell>
          <table:table-cell office:value-type="float" office:value="-1.840297302" table:style-name="ce1">
            <text:p>-1,840297302</text:p>
          </table:table-cell>
          <table:table-cell office:value-type="float" office:value="-2.6286563549999999" table:style-name="ce1">
            <text:p>-2,628656355</text:p>
          </table:table-cell>
          <table:table-cell office:value-type="float" office:value="-1.3172990099999999" table:style-name="ce1">
            <text:p>-1,31729901</text:p>
          </table:table-cell>
          <table:table-cell office:value-type="float" office:value="2.171595248" table:style-name="ce1">
            <text:p>2,171595248</text:p>
          </table:table-cell>
          <table:table-cell office:value-type="float" office:value="3.3635457839999998" table:style-name="ce1">
            <text:p>3,363545784</text:p>
          </table:table-cell>
          <table:table-cell office:value-type="float" office:value="0.71891835000000004" table:style-name="ce1">
            <text:p>0,71891835</text:p>
          </table:table-cell>
          <table:table-cell office:value-type="float" office:value="0.50761128700000002" table:style-name="ce1">
            <text:p>0,507611287</text:p>
          </table:table-cell>
          <table:table-cell office:value-type="float" office:value="2.6775153070000002" table:style-name="ce1">
            <text:p>2,677515307</text:p>
          </table:table-cell>
          <table:table-cell office:value-type="float" office:value="0.48006300299999999" table:style-name="ce1">
            <text:p>0,480063003</text:p>
          </table:table-cell>
          <table:table-cell office:value-type="float" office:value="2.2348000360000002" table:style-name="ce1">
            <text:p>2,234800036</text:p>
          </table:table-cell>
          <table:table-cell office:value-type="float" office:value="1.693237552" table:style-name="ce1">
            <text:p>1,693237552</text:p>
          </table:table-cell>
          <table:table-cell office:value-type="float" office:value="1.1551629000000001" table:style-name="ce1">
            <text:p>1,1551629</text:p>
          </table:table-cell>
          <table:table-cell office:value-type="float" office:value="1.779013816" table:style-name="ce1">
            <text:p>1,779013816</text:p>
          </table:table-cell>
          <table:table-cell office:value-type="float" office:value="1.8055649030000001" table:style-name="ce1">
            <text:p>1,805564903</text:p>
          </table:table-cell>
          <table:table-cell office:value-type="float" office:value="-0.40858075199999999" table:style-name="ce1">
            <text:p>-0,408580752</text:p>
          </table:table-cell>
          <table:table-cell office:value-type="float" office:value="1.387696855" table:style-name="ce1">
            <text:p>1,387696855</text:p>
          </table:table-cell>
          <table:table-cell office:value-type="float" office:value="2.7641394749999999" table:style-name="ce1">
            <text:p>2,764139475</text:p>
          </table:table-cell>
          <table:table-cell office:value-type="float" office:value="0.60285620699999998" table:style-name="ce1">
            <text:p>0,602856207</text:p>
          </table:table-cell>
          <table:table-cell office:value-type="float" office:value="0.99767288200000004" table:style-name="ce1">
            <text:p>0,997672882</text:p>
          </table:table-cell>
          <table:table-cell office:value-type="float" office:value="1.5324008170000001" table:style-name="ce1">
            <text:p>1,532400817</text:p>
          </table:table-cell>
          <table:table-cell office:value-type="float" office:value="0.97340465200000004" table:style-name="ce1">
            <text:p>0,973404652</text:p>
          </table:table-cell>
          <table:table-cell office:value-type="float" office:value="2.94803624" table:style-name="ce1">
            <text:p>2,94803624</text:p>
          </table:table-cell>
          <table:table-cell office:value-type="float" office:value="3.1828819309999998" table:style-name="ce1">
            <text:p>3,182881931</text:p>
          </table:table-cell>
          <table:table-cell office:value-type="float" office:value="-0.35960009300000001" table:style-name="ce1">
            <text:p>-0,359600093</text:p>
          </table:table-cell>
          <table:table-cell office:value-type="float" office:value="0.79938781800000003" table:style-name="ce1">
            <text:p>0,799387818</text:p>
          </table:table-cell>
          <table:table-cell office:value-type="float" office:value="0.28711969700000001" table:style-name="ce1">
            <text:p>0,287119697</text:p>
          </table:table-cell>
          <table:table-cell office:value-type="float" office:value="0.72001768899999996" table:style-name="ce1">
            <text:p>0,720017689</text:p>
          </table:table-cell>
          <table:table-cell office:value-type="float" office:value="2.6840155050000001" table:style-name="ce1">
            <text:p>2,684015505</text:p>
          </table:table-cell>
          <table:table-cell office:value-type="float" office:value="5.6332567E-2" table:style-name="ce1">
            <text:p>0,056332567</text:p>
          </table:table-cell>
          <table:table-cell office:value-type="float" office:value="1.564456214" table:style-name="ce1">
            <text:p>1,564456214</text:p>
          </table:table-cell>
          <table:table-cell office:value-type="float" office:value="1.8712787399999999" table:style-name="ce1">
            <text:p>1,87127874</text:p>
          </table:table-cell>
          <table:table-cell office:value-type="float" office:value="-6.0927766000000001E-2" table:style-name="ce1">
            <text:p>-0,060927766</text:p>
          </table:table-cell>
          <table:table-cell office:value-type="float" office:value="1.022304796" table:style-name="ce1">
            <text:p>1,022304796</text:p>
          </table:table-cell>
          <table:table-cell office:value-type="float" office:value="2.6906965879999998" table:style-name="ce1">
            <text:p>2,690696588</text:p>
          </table:table-cell>
          <table:table-cell office:value-type="float" office:value="1.170039646" table:style-name="ce1">
            <text:p>1,170039646</text:p>
          </table:table-cell>
          <table:table-cell office:value-type="float" office:value="0.81410558399999999" table:style-name="ce1">
            <text:p>0,814105584</text:p>
          </table:table-cell>
          <table:table-cell office:value-type="float" office:value="0.85906749199999999" table:style-name="ce1">
            <text:p>0,859067492</text:p>
          </table:table-cell>
          <table:table-cell office:value-type="float" office:value="2.7799875630000002" table:style-name="ce1">
            <text:p>2,779987563</text:p>
          </table:table-cell>
          <table:table-cell office:value-type="float" office:value="1.5253140839999999" table:style-name="ce1">
            <text:p>1,525314084</text:p>
          </table:table-cell>
          <table:table-cell office:value-type="float" office:value="3.020290578" table:style-name="ce1">
            <text:p>3,020290578</text:p>
          </table:table-cell>
          <table:table-cell office:value-type="float" office:value="1.536390806" table:style-name="ce1">
            <text:p>1,536390806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2" table:style-name="ce1">
            <text:p>2012</text:p>
          </table:table-cell>
          <table:table-cell office:value-type="float" office:value="0.50243011599999998" table:style-name="ce1">
            <text:p>0,502430116</text:p>
          </table:table-cell>
          <table:table-cell office:value-type="float" office:value="3.407586974" table:style-name="ce1">
            <text:p>3,407586974</text:p>
          </table:table-cell>
          <table:table-cell office:value-type="float" office:value="3.597774308" table:style-name="ce1">
            <text:p>3,597774308</text:p>
          </table:table-cell>
          <table:table-cell office:value-type="float" office:value="-0.16515104" table:style-name="ce1">
            <text:p>-0,16515104</text:p>
          </table:table-cell>
          <table:table-cell office:value-type="float" office:value="-1.5887296019999999" table:style-name="ce1">
            <text:p>-1,588729602</text:p>
          </table:table-cell>
          <table:table-cell office:value-type="float" office:value="2.2813287779999998" table:style-name="ce1">
            <text:p>2,281328778</text:p>
          </table:table-cell>
          <table:table-cell office:value-type="float" office:value="2.1541631589999999" table:style-name="ce1">
            <text:p>2,154163159</text:p>
          </table:table-cell>
          <table:table-cell office:value-type="float" office:value="1.136905694" table:style-name="ce1">
            <text:p>1,136905694</text:p>
          </table:table-cell>
          <table:table-cell office:value-type="float" office:value="0.267013214" table:style-name="ce1">
            <text:p>0,267013214</text:p>
          </table:table-cell>
          <table:table-cell office:value-type="float" office:value="-0.165132053" table:style-name="ce1">
            <text:p>-0,165132053</text:p>
          </table:table-cell>
          <table:table-cell office:value-type="float" office:value="1.286878642" table:style-name="ce1">
            <text:p>1,286878642</text:p>
          </table:table-cell>
          <table:table-cell office:value-type="float" office:value="1.745820001" table:style-name="ce1">
            <text:p>1,745820001</text:p>
          </table:table-cell>
          <table:table-cell office:value-type="float" office:value="0.45593747200000001" table:style-name="ce1">
            <text:p>0,455937472</text:p>
          </table:table-cell>
          <table:table-cell office:value-type="float" office:value="1.328763827" table:style-name="ce1">
            <text:p>1,328763827</text:p>
          </table:table-cell>
          <table:table-cell office:value-type="float" office:value="3.159741833" table:style-name="ce1">
            <text:p>3,159741833</text:p>
          </table:table-cell>
          <table:table-cell office:value-type="float" office:value="0.62016357899999996" table:style-name="ce1">
            <text:p>0,620163579</text:p>
          </table:table-cell>
          <table:table-cell office:value-type="float" office:value="2.7976489409999998" table:style-name="ce1">
            <text:p>2,797648941</text:p>
          </table:table-cell>
          <table:table-cell office:value-type="float" office:value="2.9973924780000001" table:style-name="ce1">
            <text:p>2,997392478</text:p>
          </table:table-cell>
          <table:table-cell office:value-type="float" office:value="1.15494813" table:style-name="ce1">
            <text:p>1,15494813</text:p>
          </table:table-cell>
          <table:table-cell office:value-type="float" office:value="-0.57922059599999998" table:style-name="ce1">
            <text:p>-0,579220596</text:p>
          </table:table-cell>
          <table:table-cell office:value-type="float" office:value="1.6905915010000001" table:style-name="ce1">
            <text:p>1,690591501</text:p>
          </table:table-cell>
          <table:table-cell office:value-type="float" office:value="1.108201634" table:style-name="ce1">
            <text:p>1,108201634</text:p>
          </table:table-cell>
          <table:table-cell office:value-type="float" office:value="-1.547013043" table:style-name="ce1">
            <text:p>-1,547013043</text:p>
          </table:table-cell>
          <table:table-cell office:value-type="float" office:value="-9.1637482000000006E-2" table:style-name="ce1">
            <text:p>-0,091637482</text:p>
          </table:table-cell>
          <table:table-cell office:value-type="float" office:value="2.323531697" table:style-name="ce1">
            <text:p>2,323531697</text:p>
          </table:table-cell>
          <table:table-cell office:value-type="float" office:value="0.36243107600000002" table:style-name="ce1">
            <text:p>0,362431076</text:p>
          </table:table-cell>
          <table:table-cell office:value-type="float" office:value="1.6000046050000001" table:style-name="ce1">
            <text:p>1,600004605</text:p>
          </table:table-cell>
          <table:table-cell office:value-type="float" office:value="0.89353105799999999" table:style-name="ce1">
            <text:p>0,893531058</text:p>
          </table:table-cell>
          <table:table-cell office:value-type="float" office:value="0.251638162" table:style-name="ce1">
            <text:p>0,251638162</text:p>
          </table:table-cell>
          <table:table-cell office:value-type="float" office:value="1.3375130159999999" table:style-name="ce1">
            <text:p>1,337513016</text:p>
          </table:table-cell>
          <table:table-cell office:value-type="float" office:value="1.1879289239999999" table:style-name="ce1">
            <text:p>1,187928924</text:p>
          </table:table-cell>
          <table:table-cell office:value-type="float" office:value="1.1911006369999999" table:style-name="ce1">
            <text:p>1,191100637</text:p>
          </table:table-cell>
          <table:table-cell office:value-type="float" office:value="0.40155666800000001" table:style-name="ce1">
            <text:p>0,401556668</text:p>
          </table:table-cell>
          <table:table-cell office:value-type="float" office:value="1.085817263" table:style-name="ce1">
            <text:p>1,085817263</text:p>
          </table:table-cell>
          <table:table-cell office:value-type="float" office:value="-0.22915498400000001" table:style-name="ce1">
            <text:p>-0,229154984</text:p>
          </table:table-cell>
          <table:table-cell office:value-type="float" office:value="1.061819329" table:style-name="ce1">
            <text:p>1,061819329</text:p>
          </table:table-cell>
          <table:table-cell office:value-type="float" office:value="0.65500119599999995" table:style-name="ce1">
            <text:p>0,655001196</text:p>
          </table:table-cell>
          <table:table-cell office:value-type="float" office:value="0.96305745700000001" table:style-name="ce1">
            <text:p>0,963057457</text:p>
          </table:table-cell>
          <table:table-cell office:value-type="float" office:value="0.48723111800000002" table:style-name="ce1">
            <text:p>0,487231118</text:p>
          </table:table-cell>
          <table:table-cell office:value-type="float" office:value="2.435928938" table:style-name="ce1">
            <text:p>2,435928938</text:p>
          </table:table-cell>
          <table:table-cell office:value-type="float" office:value="2.7312639679999999" table:style-name="ce1">
            <text:p>2,731263968</text:p>
          </table:table-cell>
          <table:table-cell office:value-type="float" office:value="3.3375647759999998" table:style-name="ce1">
            <text:p>3,337564776</text:p>
          </table:table-cell>
          <table:table-cell office:value-type="float" office:value="2.5909019359999998" table:style-name="ce1">
            <text:p>2,590901936</text:p>
          </table:table-cell>
          <table:table-cell office:value-type="float" office:value="0.900335047" table:style-name="ce1">
            <text:p>0,900335047</text:p>
          </table:table-cell>
          <table:table-cell office:value-type="float" office:value="2.4192337820000001" table:style-name="ce1">
            <text:p>2,419233782</text:p>
          </table:table-cell>
          <table:table-cell office:value-type="float" office:value="1.270619062" table:style-name="ce1">
            <text:p>1,270619062</text:p>
          </table:table-cell>
          <table:table-cell office:value-type="float" office:value="1.1782883529999999" table:style-name="ce1">
            <text:p>1,178288353</text:p>
          </table:table-cell>
          <table:table-cell office:value-type="float" office:value="0.71601081099999997" table:style-name="ce1">
            <text:p>0,716010811</text:p>
          </table:table-cell>
          <table:table-cell office:value-type="float" office:value="0.18165923" table:style-name="ce1">
            <text:p>0,18165923</text:p>
          </table:table-cell>
          <table:table-cell office:value-type="float" office:value="0.82992959499999996" table:style-name="ce1">
            <text:p>0,829929595</text:p>
          </table:table-cell>
          <table:table-cell office:value-type="float" office:value="1.848797909" table:style-name="ce1">
            <text:p>1,848797909</text:p>
          </table:table-cell>
          <table:table-cell office:value-type="float" office:value="0.90385985499999999" table:style-name="ce1">
            <text:p>0,903859855</text:p>
          </table:table-cell>
          <table:table-cell office:value-type="float" office:value="0.13992565600000001" table:style-name="ce1">
            <text:p>0,139925656</text:p>
          </table:table-cell>
          <table:table-cell office:value-type="float" office:value="0.187727801" table:style-name="ce1">
            <text:p>0,187727801</text:p>
          </table:table-cell>
          <table:table-cell office:value-type="float" office:value="1.6798996530000001" table:style-name="ce1">
            <text:p>1,679899653</text:p>
          </table:table-cell>
          <table:table-cell office:value-type="float" office:value="6.9071971999999995E-2" table:style-name="ce1">
            <text:p>0,069071972</text:p>
          </table:table-cell>
          <table:table-cell office:value-type="float" office:value="0.37627224300000001" table:style-name="ce1">
            <text:p>0,376272243</text:p>
          </table:table-cell>
          <table:table-cell office:value-type="float" office:value="1.1922778869999999" table:style-name="ce1">
            <text:p>1,192277887</text:p>
          </table:table-cell>
          <table:table-cell office:value-type="float" office:value="1.9514152090000001" table:style-name="ce1">
            <text:p>1,951415209</text:p>
          </table:table-cell>
          <table:table-cell office:value-type="float" office:value="0.725011709" table:style-name="ce1">
            <text:p>0,725011709</text:p>
          </table:table-cell>
          <table:table-cell office:value-type="float" office:value="1.4547193350000001" table:style-name="ce1">
            <text:p>1,454719335</text:p>
          </table:table-cell>
          <table:table-cell office:value-type="float" office:value="0.68173589199999995" table:style-name="ce1">
            <text:p>0,681735892</text:p>
          </table:table-cell>
          <table:table-cell office:value-type="float" office:value="0.61675417099999996" table:style-name="ce1">
            <text:p>0,616754171</text:p>
          </table:table-cell>
          <table:table-cell office:value-type="float" office:value="0.40733407199999999" table:style-name="ce1">
            <text:p>0,407334072</text:p>
          </table:table-cell>
          <table:table-cell office:value-type="float" office:value="1.498947998" table:style-name="ce1">
            <text:p>1,498947998</text:p>
          </table:table-cell>
          <table:table-cell office:value-type="float" office:value="2.2147421779999998" table:style-name="ce1">
            <text:p>2,214742178</text:p>
          </table:table-cell>
          <table:table-cell office:value-type="float" office:value="0.220485298" table:style-name="ce1">
            <text:p>0,220485298</text:p>
          </table:table-cell>
          <table:table-cell table:style-name="ce1"/>
          <table:table-cell office:value-type="float" office:value="6.4925963000000003E-2" table:style-name="ce1">
            <text:p>0,064925963</text:p>
          </table:table-cell>
          <table:table-cell office:value-type="float" office:value="-0.35794441100000002" table:style-name="ce1">
            <text:p>-0,357944411</text:p>
          </table:table-cell>
          <table:table-cell office:value-type="float" office:value="2.8296172140000002" table:style-name="ce1">
            <text:p>2,829617214</text:p>
          </table:table-cell>
          <table:table-cell office:value-type="float" office:value="0.14724003499999999" table:style-name="ce1">
            <text:p>0,147240035</text:p>
          </table:table-cell>
          <table:table-cell office:value-type="float" office:value="2.476714646" table:style-name="ce1">
            <text:p>2,476714646</text:p>
          </table:table-cell>
          <table:table-cell office:value-type="float" office:value="0.47580948699999998" table:style-name="ce1">
            <text:p>0,475809487</text:p>
          </table:table-cell>
          <table:table-cell office:value-type="float" office:value="0.18744386499999999" table:style-name="ce1">
            <text:p>0,187443865</text:p>
          </table:table-cell>
          <table:table-cell office:value-type="float" office:value="0.48400512000000001" table:style-name="ce1">
            <text:p>0,48400512</text:p>
          </table:table-cell>
          <table:table-cell office:value-type="float" office:value="4.1812138999999998E-2" table:style-name="ce1">
            <text:p>0,041812139</text:p>
          </table:table-cell>
          <table:table-cell office:value-type="float" office:value="1.0156081830000001" table:style-name="ce1">
            <text:p>1,015608183</text:p>
          </table:table-cell>
          <table:table-cell office:value-type="float" office:value="3.7885134009999999" table:style-name="ce1">
            <text:p>3,788513401</text:p>
          </table:table-cell>
          <table:table-cell office:value-type="float" office:value="0.69535313200000004" table:style-name="ce1">
            <text:p>0,695353132</text:p>
          </table:table-cell>
          <table:table-cell office:value-type="float" office:value="-0.736565519" table:style-name="ce1">
            <text:p>-0,736565519</text:p>
          </table:table-cell>
          <table:table-cell office:value-type="float" office:value="2.369475311" table:style-name="ce1">
            <text:p>2,369475311</text:p>
          </table:table-cell>
          <table:table-cell office:value-type="float" office:value="0.10110322300000001" table:style-name="ce1">
            <text:p>0,101103223</text:p>
          </table:table-cell>
          <table:table-cell office:value-type="float" office:value="2.1978153599999999" table:style-name="ce1">
            <text:p>2,19781536</text:p>
          </table:table-cell>
          <table:table-cell office:value-type="float" office:value="3.0304267330000001" table:style-name="ce1">
            <text:p>3,030426733</text:p>
          </table:table-cell>
          <table:table-cell office:value-type="float" office:value="2.6510658720000002" table:style-name="ce1">
            <text:p>2,651065872</text:p>
          </table:table-cell>
          <table:table-cell office:value-type="float" office:value="4.394863172" table:style-name="ce1">
            <text:p>4,394863172</text:p>
          </table:table-cell>
          <table:table-cell office:value-type="float" office:value="-0.54075295099999998" table:style-name="ce1">
            <text:p>-0,540752951</text:p>
          </table:table-cell>
          <table:table-cell office:value-type="float" office:value="0.606792314" table:style-name="ce1">
            <text:p>0,606792314</text:p>
          </table:table-cell>
          <table:table-cell office:value-type="float" office:value="-0.14072121900000001" table:style-name="ce1">
            <text:p>-0,140721219</text:p>
          </table:table-cell>
          <table:table-cell office:value-type="float" office:value="1.7774957870000001" table:style-name="ce1">
            <text:p>1,777495787</text:p>
          </table:table-cell>
          <table:table-cell office:value-type="float" office:value="0.19018548800000001" table:style-name="ce1">
            <text:p>0,190185488</text:p>
          </table:table-cell>
          <table:table-cell office:value-type="float" office:value="0.447252918" table:style-name="ce1">
            <text:p>0,447252918</text:p>
          </table:table-cell>
          <table:table-cell office:value-type="float" office:value="0.57245308299999997" table:style-name="ce1">
            <text:p>0,572453083</text:p>
          </table:table-cell>
          <table:table-cell office:value-type="float" office:value="1.103957997" table:style-name="ce1">
            <text:p>1,103957997</text:p>
          </table:table-cell>
          <table:table-cell office:value-type="float" office:value="1.8692982440000001" table:style-name="ce1">
            <text:p>1,869298244</text:p>
          </table:table-cell>
          <table:table-cell office:value-type="float" office:value="2.8465269320000002" table:style-name="ce1">
            <text:p>2,846526932</text:p>
          </table:table-cell>
          <table:table-cell office:value-type="float" office:value="-0.30565594499999998" table:style-name="ce1">
            <text:p>-0,305655945</text:p>
          </table:table-cell>
          <table:table-cell office:value-type="float" office:value="1.480132666" table:style-name="ce1">
            <text:p>1,480132666</text:p>
          </table:table-cell>
          <table:table-cell office:value-type="float" office:value="-0.51643760699999997" table:style-name="ce1">
            <text:p>-0,516437607</text:p>
          </table:table-cell>
          <table:table-cell office:value-type="float" office:value="0.99383630700000003" table:style-name="ce1">
            <text:p>0,993836307</text:p>
          </table:table-cell>
          <table:table-cell office:value-type="float" office:value="1.2956603520000001" table:style-name="ce1">
            <text:p>1,295660352</text:p>
          </table:table-cell>
          <table:table-cell office:value-type="float" office:value="2.2617246190000002" table:style-name="ce1">
            <text:p>2,261724619</text:p>
          </table:table-cell>
          <table:table-cell office:value-type="float" office:value="2.368756415" table:style-name="ce1">
            <text:p>2,368756415</text:p>
          </table:table-cell>
          <table:table-cell office:value-type="float" office:value="1.351892192" table:style-name="ce1">
            <text:p>1,351892192</text:p>
          </table:table-cell>
          <table:table-cell office:value-type="float" office:value="2.2079250199999998" table:style-name="ce1">
            <text:p>2,20792502</text:p>
          </table:table-cell>
          <table:table-cell office:value-type="float" office:value="-0.41671891700000002" table:style-name="ce1">
            <text:p>-0,416718917</text:p>
          </table:table-cell>
          <table:table-cell office:value-type="float" office:value="1.231622928" table:style-name="ce1">
            <text:p>1,231622928</text:p>
          </table:table-cell>
          <table:table-cell table:style-name="ce1"/>
          <table:table-cell office:value-type="float" office:value="0.42374380299999997" table:style-name="ce1">
            <text:p>0,423743803</text:p>
          </table:table-cell>
          <table:table-cell office:value-type="float" office:value="1.2051513890000001" table:style-name="ce1">
            <text:p>1,205151389</text:p>
          </table:table-cell>
          <table:table-cell office:value-type="float" office:value="3.7206406520000002" table:style-name="ce1">
            <text:p>3,720640652</text:p>
          </table:table-cell>
          <table:table-cell office:value-type="float" office:value="0.53210073499999999" table:style-name="ce1">
            <text:p>0,532100735</text:p>
          </table:table-cell>
          <table:table-cell office:value-type="float" office:value="1.846151321" table:style-name="ce1">
            <text:p>1,846151321</text:p>
          </table:table-cell>
          <table:table-cell office:value-type="float" office:value="0.26954124000000002" table:style-name="ce1">
            <text:p>0,26954124</text:p>
          </table:table-cell>
          <table:table-cell office:value-type="float" office:value="0.57173146600000002" table:style-name="ce1">
            <text:p>0,571731466</text:p>
          </table:table-cell>
          <table:table-cell office:value-type="float" office:value="5.4315865680000002" table:style-name="ce1">
            <text:p>5,431586568</text:p>
          </table:table-cell>
          <table:table-cell office:value-type="float" office:value="-0.159710676" table:style-name="ce1">
            <text:p>-0,159710676</text:p>
          </table:table-cell>
          <table:table-cell office:value-type="float" office:value="1.4086769720000001" table:style-name="ce1">
            <text:p>1,408676972</text:p>
          </table:table-cell>
          <table:table-cell office:value-type="float" office:value="2.6627048599999998" table:style-name="ce1">
            <text:p>2,66270486</text:p>
          </table:table-cell>
          <table:table-cell office:value-type="float" office:value="1.665236559" table:style-name="ce1">
            <text:p>1,665236559</text:p>
          </table:table-cell>
          <table:table-cell office:value-type="float" office:value="1.6304296970000001" table:style-name="ce1">
            <text:p>1,630429697</text:p>
          </table:table-cell>
          <table:table-cell office:value-type="float" office:value="1.555706939" table:style-name="ce1">
            <text:p>1,555706939</text:p>
          </table:table-cell>
          <table:table-cell office:value-type="float" office:value="0.88399033199999999" table:style-name="ce1">
            <text:p>0,883990332</text:p>
          </table:table-cell>
          <table:table-cell office:value-type="float" office:value="0.52571366100000005" table:style-name="ce1">
            <text:p>0,525713661</text:p>
          </table:table-cell>
          <table:table-cell office:value-type="float" office:value="5.5498485979999996" table:style-name="ce1">
            <text:p>5,549848598</text:p>
          </table:table-cell>
          <table:table-cell office:value-type="float" office:value="1.1206401020000001" table:style-name="ce1">
            <text:p>1,120640102</text:p>
          </table:table-cell>
          <table:table-cell office:value-type="float" office:value="1.5160119110000001" table:style-name="ce1">
            <text:p>1,516011911</text:p>
          </table:table-cell>
          <table:table-cell office:value-type="float" office:value="6.2638798930000004" table:style-name="ce1">
            <text:p>6,263879893</text:p>
          </table:table-cell>
          <table:table-cell office:value-type="float" office:value="2.90010564" table:style-name="ce1">
            <text:p>2,90010564</text:p>
          </table:table-cell>
          <table:table-cell office:value-type="float" office:value="0.61135468900000001" table:style-name="ce1">
            <text:p>0,611354689</text:p>
          </table:table-cell>
          <table:table-cell office:value-type="float" office:value="0.625800617" table:style-name="ce1">
            <text:p>0,625800617</text:p>
          </table:table-cell>
          <table:table-cell office:value-type="float" office:value="1.0992915679999999" table:style-name="ce1">
            <text:p>1,099291568</text:p>
          </table:table-cell>
          <table:table-cell office:value-type="float" office:value="2.3815867220000002" table:style-name="ce1">
            <text:p>2,381586722</text:p>
          </table:table-cell>
          <table:table-cell office:value-type="float" office:value="2.5802561210000001" table:style-name="ce1">
            <text:p>2,580256121</text:p>
          </table:table-cell>
          <table:table-cell office:value-type="float" office:value="0.88331073000000004" table:style-name="ce1">
            <text:p>0,88331073</text:p>
          </table:table-cell>
          <table:table-cell office:value-type="float" office:value="0.12899380999999999" table:style-name="ce1">
            <text:p>0,12899381</text:p>
          </table:table-cell>
          <table:table-cell office:value-type="float" office:value="1.5457075819999999" table:style-name="ce1">
            <text:p>1,545707582</text:p>
          </table:table-cell>
          <table:table-cell office:value-type="float" office:value="1.308323264" table:style-name="ce1">
            <text:p>1,308323264</text:p>
          </table:table-cell>
          <table:table-cell office:value-type="float" office:value="0.55753424600000001" table:style-name="ce1">
            <text:p>0,557534246</text:p>
          </table:table-cell>
          <table:table-cell office:value-type="float" office:value="0.59719632199999995" table:style-name="ce1">
            <text:p>0,597196322</text:p>
          </table:table-cell>
          <table:table-cell office:value-type="float" office:value="-1.3412019879999999" table:style-name="ce1">
            <text:p>-1,341201988</text:p>
          </table:table-cell>
          <table:table-cell office:value-type="float" office:value="2.4015418999999998" table:style-name="ce1">
            <text:p>2,4015419</text:p>
          </table:table-cell>
          <table:table-cell office:value-type="float" office:value="-1.240359153" table:style-name="ce1">
            <text:p>-1,240359153</text:p>
          </table:table-cell>
          <table:table-cell office:value-type="float" office:value="2.3693535560000001" table:style-name="ce1">
            <text:p>2,369353556</text:p>
          </table:table-cell>
          <table:table-cell office:value-type="float" office:value="-1.173876887" table:style-name="ce1">
            <text:p>-1,173876887</text:p>
          </table:table-cell>
          <table:table-cell office:value-type="float" office:value="1.393605966" table:style-name="ce1">
            <text:p>1,393605966</text:p>
          </table:table-cell>
          <table:table-cell office:value-type="float" office:value="1.203038625" table:style-name="ce1">
            <text:p>1,203038625</text:p>
          </table:table-cell>
          <table:table-cell office:value-type="float" office:value="-1.3113514E-2" table:style-name="ce1">
            <text:p>-0,013113514</text:p>
          </table:table-cell>
          <table:table-cell office:value-type="float" office:value="2.7339679189999999" table:style-name="ce1">
            <text:p>2,733967919</text:p>
          </table:table-cell>
          <table:table-cell office:value-type="float" office:value="4.3060043290000003" table:style-name="ce1">
            <text:p>4,306004329</text:p>
          </table:table-cell>
          <table:table-cell office:value-type="float" office:value="2.0382798719999999" table:style-name="ce1">
            <text:p>2,038279872</text:p>
          </table:table-cell>
          <table:table-cell office:value-type="float" office:value="1.3552892519999999" table:style-name="ce1">
            <text:p>1,355289252</text:p>
          </table:table-cell>
          <table:table-cell office:value-type="float" office:value="0.32848291800000001" table:style-name="ce1">
            <text:p>0,328482918</text:p>
          </table:table-cell>
          <table:table-cell office:value-type="float" office:value="1.176793027" table:style-name="ce1">
            <text:p>1,176793027</text:p>
          </table:table-cell>
          <table:table-cell office:value-type="float" office:value="8.6380594000000005E-2" table:style-name="ce1">
            <text:p>0,086380594</text:p>
          </table:table-cell>
          <table:table-cell office:value-type="float" office:value="2.9525652189999998" table:style-name="ce1">
            <text:p>2,952565219</text:p>
          </table:table-cell>
          <table:table-cell office:value-type="float" office:value="0.89920921200000004" table:style-name="ce1">
            <text:p>0,899209212</text:p>
          </table:table-cell>
          <table:table-cell office:value-type="float" office:value="0.82630388300000002" table:style-name="ce1">
            <text:p>0,826303883</text:p>
          </table:table-cell>
          <table:table-cell office:value-type="float" office:value="1.8267212269999999" table:style-name="ce1">
            <text:p>1,826721227</text:p>
          </table:table-cell>
          <table:table-cell office:value-type="float" office:value="8.4147408000000007E-2" table:style-name="ce1">
            <text:p>0,084147408</text:p>
          </table:table-cell>
          <table:table-cell office:value-type="float" office:value="1.942381267" table:style-name="ce1">
            <text:p>1,942381267</text:p>
          </table:table-cell>
          <table:table-cell office:value-type="float" office:value="0.55205405900000004" table:style-name="ce1">
            <text:p>0,552054059</text:p>
          </table:table-cell>
          <table:table-cell office:value-type="float" office:value="2.7531163580000002" table:style-name="ce1">
            <text:p>2,753116358</text:p>
          </table:table-cell>
          <table:table-cell office:value-type="float" office:value="2.9544384639999999" table:style-name="ce1">
            <text:p>2,954438464</text:p>
          </table:table-cell>
          <table:table-cell office:value-type="float" office:value="0.27732102600000003" table:style-name="ce1">
            <text:p>0,277321026</text:p>
          </table:table-cell>
          <table:table-cell office:value-type="float" office:value="2.858692113" table:style-name="ce1">
            <text:p>2,858692113</text:p>
          </table:table-cell>
          <table:table-cell office:value-type="float" office:value="1.4456606729999999" table:style-name="ce1">
            <text:p>1,445660673</text:p>
          </table:table-cell>
          <table:table-cell office:value-type="float" office:value="0.76576428900000004" table:style-name="ce1">
            <text:p>0,765764289</text:p>
          </table:table-cell>
          <table:table-cell office:value-type="float" office:value="1.750389687" table:style-name="ce1">
            <text:p>1,750389687</text:p>
          </table:table-cell>
          <table:table-cell office:value-type="float" office:value="1.811679043" table:style-name="ce1">
            <text:p>1,811679043</text:p>
          </table:table-cell>
          <table:table-cell office:value-type="float" office:value="3.8986944729999999" table:style-name="ce1">
            <text:p>3,898694473</text:p>
          </table:table-cell>
          <table:table-cell office:value-type="float" office:value="2.6809135550000001" table:style-name="ce1">
            <text:p>2,680913555</text:p>
          </table:table-cell>
          <table:table-cell office:value-type="float" office:value="1.337558375" table:style-name="ce1">
            <text:p>1,337558375</text:p>
          </table:table-cell>
          <table:table-cell office:value-type="float" office:value="0.37005503499999998" table:style-name="ce1">
            <text:p>0,370055035</text:p>
          </table:table-cell>
          <table:table-cell office:value-type="float" office:value="1.3134409890000001" table:style-name="ce1">
            <text:p>1,313440989</text:p>
          </table:table-cell>
          <table:table-cell office:value-type="float" office:value="-0.19090792400000001" table:style-name="ce1">
            <text:p>-0,190907924</text:p>
          </table:table-cell>
          <table:table-cell office:value-type="float" office:value="2.1834069569999999" table:style-name="ce1">
            <text:p>2,183406957</text:p>
          </table:table-cell>
          <table:table-cell office:value-type="float" office:value="0.54822079700000004" table:style-name="ce1">
            <text:p>0,548220797</text:p>
          </table:table-cell>
          <table:table-cell office:value-type="float" office:value="0.61906372600000004" table:style-name="ce1">
            <text:p>0,619063726</text:p>
          </table:table-cell>
          <table:table-cell office:value-type="float" office:value="7.3203805700000002" table:style-name="ce1">
            <text:p>7,32038057</text:p>
          </table:table-cell>
          <table:table-cell office:value-type="float" office:value="2.174113728" table:style-name="ce1">
            <text:p>2,174113728</text:p>
          </table:table-cell>
          <table:table-cell office:value-type="float" office:value="2.1267117560000002" table:style-name="ce1">
            <text:p>2,126711756</text:p>
          </table:table-cell>
          <table:table-cell office:value-type="float" office:value="1.715705644" table:style-name="ce1">
            <text:p>1,715705644</text:p>
          </table:table-cell>
          <table:table-cell office:value-type="float" office:value="0.82513803900000005" table:style-name="ce1">
            <text:p>0,825138039</text:p>
          </table:table-cell>
          <table:table-cell office:value-type="float" office:value="1.704126853" table:style-name="ce1">
            <text:p>1,704126853</text:p>
          </table:table-cell>
          <table:table-cell office:value-type="float" office:value="-0.59347355199999996" table:style-name="ce1">
            <text:p>-0,593473552</text:p>
          </table:table-cell>
          <table:table-cell office:value-type="float" office:value="2.1029693229999999" table:style-name="ce1">
            <text:p>2,102969323</text:p>
          </table:table-cell>
          <table:table-cell office:value-type="float" office:value="-2.3907600000000001E-4" table:style-name="ce1">
            <text:p>-0,000239076</text:p>
          </table:table-cell>
          <table:table-cell office:value-type="float" office:value="2.9530614150000001" table:style-name="ce1">
            <text:p>2,953061415</text:p>
          </table:table-cell>
          <table:table-cell office:value-type="float" office:value="-1.2099879339999999" table:style-name="ce1">
            <text:p>-1,209987934</text:p>
          </table:table-cell>
          <table:table-cell office:value-type="float" office:value="0.51431979699999997" table:style-name="ce1">
            <text:p>0,514319797</text:p>
          </table:table-cell>
          <table:table-cell office:value-type="float" office:value="-0.40542178800000001" table:style-name="ce1">
            <text:p>-0,405421788</text:p>
          </table:table-cell>
          <table:table-cell office:value-type="float" office:value="1.3725444959999999" table:style-name="ce1">
            <text:p>1,372544496</text:p>
          </table:table-cell>
          <table:table-cell office:value-type="float" office:value="2.4676871500000002" table:style-name="ce1">
            <text:p>2,46768715</text:p>
          </table:table-cell>
          <table:table-cell office:value-type="float" office:value="1.20037577" table:style-name="ce1">
            <text:p>1,20037577</text:p>
          </table:table-cell>
          <table:table-cell office:value-type="float" office:value="0.418630791" table:style-name="ce1">
            <text:p>0,418630791</text:p>
          </table:table-cell>
          <table:table-cell office:value-type="float" office:value="0.48444651799999999" table:style-name="ce1">
            <text:p>0,484446518</text:p>
          </table:table-cell>
          <table:table-cell office:value-type="float" office:value="7.5747483559999997" table:style-name="ce1">
            <text:p>7,574748356</text:p>
          </table:table-cell>
          <table:table-cell office:value-type="float" office:value="-0.445177936" table:style-name="ce1">
            <text:p>-0,445177936</text:p>
          </table:table-cell>
          <table:table-cell office:value-type="float" office:value="0.16830503499999999" table:style-name="ce1">
            <text:p>0,168305035</text:p>
          </table:table-cell>
          <table:table-cell office:value-type="float" office:value="2.4599128320000001" table:style-name="ce1">
            <text:p>2,459912832</text:p>
          </table:table-cell>
          <table:table-cell office:value-type="float" office:value="1.3368798049999999" table:style-name="ce1">
            <text:p>1,336879805</text:p>
          </table:table-cell>
          <table:table-cell office:value-type="float" office:value="3.091355922" table:style-name="ce1">
            <text:p>3,091355922</text:p>
          </table:table-cell>
          <table:table-cell office:value-type="float" office:value="2.3597995489999999" table:style-name="ce1">
            <text:p>2,359799549</text:p>
          </table:table-cell>
          <table:table-cell office:value-type="float" office:value="2.7856604190000001" table:style-name="ce1">
            <text:p>2,785660419</text:p>
          </table:table-cell>
          <table:table-cell office:value-type="float" office:value="2.45339033" table:style-name="ce1">
            <text:p>2,45339033</text:p>
          </table:table-cell>
          <table:table-cell office:value-type="float" office:value="2.6501548690000001" table:style-name="ce1">
            <text:p>2,650154869</text:p>
          </table:table-cell>
          <table:table-cell office:value-type="float" office:value="2.2499143340000001" table:style-name="ce1">
            <text:p>2,249914334</text:p>
          </table:table-cell>
          <table:table-cell office:value-type="float" office:value="0.439491727" table:style-name="ce1">
            <text:p>0,439491727</text:p>
          </table:table-cell>
          <table:table-cell office:value-type="float" office:value="1.392614169" table:style-name="ce1">
            <text:p>1,392614169</text:p>
          </table:table-cell>
          <table:table-cell office:value-type="float" office:value="2.703899313" table:style-name="ce1">
            <text:p>2,703899313</text:p>
          </table:table-cell>
          <table:table-cell office:value-type="float" office:value="-0.485299545" table:style-name="ce1">
            <text:p>-0,485299545</text:p>
          </table:table-cell>
          <table:table-cell office:value-type="float" office:value="2.7673304820000002" table:style-name="ce1">
            <text:p>2,767330482</text:p>
          </table:table-cell>
          <table:table-cell office:value-type="float" office:value="2.8375761169999998" table:style-name="ce1">
            <text:p>2,837576117</text:p>
          </table:table-cell>
          <table:table-cell office:value-type="float" office:value="2.7636646090000001" table:style-name="ce1">
            <text:p>2,763664609</text:p>
          </table:table-cell>
          <table:table-cell office:value-type="float" office:value="1.8282062830000001" table:style-name="ce1">
            <text:p>1,828206283</text:p>
          </table:table-cell>
          <table:table-cell office:value-type="float" office:value="2.0809057019999999" table:style-name="ce1">
            <text:p>2,080905702</text:p>
          </table:table-cell>
          <table:table-cell office:value-type="float" office:value="1.127820327" table:style-name="ce1">
            <text:p>1,127820327</text:p>
          </table:table-cell>
          <table:table-cell office:value-type="float" office:value="0.17018385499999999" table:style-name="ce1">
            <text:p>0,170183855</text:p>
          </table:table-cell>
          <table:table-cell office:value-type="float" office:value="0.21002430599999999" table:style-name="ce1">
            <text:p>0,210024306</text:p>
          </table:table-cell>
          <table:table-cell office:value-type="float" office:value="0.73976327200000003" table:style-name="ce1">
            <text:p>0,739763272</text:p>
          </table:table-cell>
          <table:table-cell office:value-type="float" office:value="0.674565152" table:style-name="ce1">
            <text:p>0,674565152</text:p>
          </table:table-cell>
          <table:table-cell office:value-type="float" office:value="3.5405828189999999" table:style-name="ce1">
            <text:p>3,540582819</text:p>
          </table:table-cell>
          <table:table-cell office:value-type="float" office:value="0.98098019000000003" table:style-name="ce1">
            <text:p>0,98098019</text:p>
          </table:table-cell>
          <table:table-cell office:value-type="float" office:value="-3.0847343189999998" table:style-name="ce1">
            <text:p>-3,084734319</text:p>
          </table:table-cell>
          <table:table-cell office:value-type="float" office:value="2.043277942" table:style-name="ce1">
            <text:p>2,043277942</text:p>
          </table:table-cell>
          <table:table-cell office:value-type="float" office:value="3.3707589379999998" table:style-name="ce1">
            <text:p>3,370758938</text:p>
          </table:table-cell>
          <table:table-cell office:value-type="float" office:value="0.727674661" table:style-name="ce1">
            <text:p>0,727674661</text:p>
          </table:table-cell>
          <table:table-cell office:value-type="float" office:value="0.506495684" table:style-name="ce1">
            <text:p>0,506495684</text:p>
          </table:table-cell>
          <table:table-cell office:value-type="float" office:value="2.6608499640000001" table:style-name="ce1">
            <text:p>2,660849964</text:p>
          </table:table-cell>
          <table:table-cell office:value-type="float" office:value="0.469250687" table:style-name="ce1">
            <text:p>0,469250687</text:p>
          </table:table-cell>
          <table:table-cell office:value-type="float" office:value="2.2775332170000002" table:style-name="ce1">
            <text:p>2,277533217</text:p>
          </table:table-cell>
          <table:table-cell office:value-type="float" office:value="1.7969289239999999" table:style-name="ce1">
            <text:p>1,796928924</text:p>
          </table:table-cell>
          <table:table-cell office:value-type="float" office:value="1.1323096239999999" table:style-name="ce1">
            <text:p>1,132309624</text:p>
          </table:table-cell>
          <table:table-cell office:value-type="float" office:value="1.76689539" table:style-name="ce1">
            <text:p>1,76689539</text:p>
          </table:table-cell>
          <table:table-cell office:value-type="float" office:value="1.8189343680000001" table:style-name="ce1">
            <text:p>1,818934368</text:p>
          </table:table-cell>
          <table:table-cell office:value-type="float" office:value="-0.79981424800000001" table:style-name="ce1">
            <text:p>-0,799814248</text:p>
          </table:table-cell>
          <table:table-cell office:value-type="float" office:value="1.3368798049999999" table:style-name="ce1">
            <text:p>1,336879805</text:p>
          </table:table-cell>
          <table:table-cell office:value-type="float" office:value="2.7636646090000001" table:style-name="ce1">
            <text:p>2,763664609</text:p>
          </table:table-cell>
          <table:table-cell office:value-type="float" office:value="0.64446445399999996" table:style-name="ce1">
            <text:p>0,644464454</text:p>
          </table:table-cell>
          <table:table-cell office:value-type="float" office:value="0.97386081199999996" table:style-name="ce1">
            <text:p>0,973860812</text:p>
          </table:table-cell>
          <table:table-cell office:value-type="float" office:value="1.6329579350000001" table:style-name="ce1">
            <text:p>1,632957935</text:p>
          </table:table-cell>
          <table:table-cell office:value-type="float" office:value="0.99196022100000003" table:style-name="ce1">
            <text:p>0,991960221</text:p>
          </table:table-cell>
          <table:table-cell office:value-type="float" office:value="2.9748881699999998" table:style-name="ce1">
            <text:p>2,97488817</text:p>
          </table:table-cell>
          <table:table-cell office:value-type="float" office:value="3.1816653270000002" table:style-name="ce1">
            <text:p>3,181665327</text:p>
          </table:table-cell>
          <table:table-cell office:value-type="float" office:value="-0.246976481" table:style-name="ce1">
            <text:p>-0,246976481</text:p>
          </table:table-cell>
          <table:table-cell office:value-type="float" office:value="0.82106618499999995" table:style-name="ce1">
            <text:p>0,821066185</text:p>
          </table:table-cell>
          <table:table-cell office:value-type="float" office:value="0.29757392700000002" table:style-name="ce1">
            <text:p>0,297573927</text:p>
          </table:table-cell>
          <table:table-cell office:value-type="float" office:value="0.72726899700000003" table:style-name="ce1">
            <text:p>0,727268997</text:p>
          </table:table-cell>
          <table:table-cell office:value-type="float" office:value="1.4720999880000001" table:style-name="ce1">
            <text:p>1,472099988</text:p>
          </table:table-cell>
          <table:table-cell office:value-type="float" office:value="0.109803426" table:style-name="ce1">
            <text:p>0,109803426</text:p>
          </table:table-cell>
          <table:table-cell office:value-type="float" office:value="1.627755571" table:style-name="ce1">
            <text:p>1,627755571</text:p>
          </table:table-cell>
          <table:table-cell office:value-type="float" office:value="1.162048569" table:style-name="ce1">
            <text:p>1,162048569</text:p>
          </table:table-cell>
          <table:table-cell office:value-type="float" office:value="-9.3309874000000001E-2" table:style-name="ce1">
            <text:p>-0,093309874</text:p>
          </table:table-cell>
          <table:table-cell office:value-type="float" office:value="1.042047722" table:style-name="ce1">
            <text:p>1,042047722</text:p>
          </table:table-cell>
          <table:table-cell office:value-type="float" office:value="2.7822467909999999" table:style-name="ce1">
            <text:p>2,782246791</text:p>
          </table:table-cell>
          <table:table-cell office:value-type="float" office:value="1.1838310219999999" table:style-name="ce1">
            <text:p>1,183831022</text:p>
          </table:table-cell>
          <table:table-cell office:value-type="float" office:value="0.859901676" table:style-name="ce1">
            <text:p>0,859901676</text:p>
          </table:table-cell>
          <table:table-cell office:value-type="float" office:value="0.89525475700000001" table:style-name="ce1">
            <text:p>0,895254757</text:p>
          </table:table-cell>
          <table:table-cell office:value-type="float" office:value="2.7573388940000001" table:style-name="ce1">
            <text:p>2,757338894</text:p>
          </table:table-cell>
          <table:table-cell office:value-type="float" office:value="1.5831071370000001" table:style-name="ce1">
            <text:p>1,583107137</text:p>
          </table:table-cell>
          <table:table-cell office:value-type="float" office:value="3.102770166" table:style-name="ce1">
            <text:p>3,102770166</text:p>
          </table:table-cell>
          <table:table-cell office:value-type="float" office:value="1.6980007720000001" table:style-name="ce1">
            <text:p>1,698000772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3" table:style-name="ce1">
            <text:p>2013</text:p>
          </table:table-cell>
          <table:table-cell office:value-type="float" office:value="0.58234941100000004" table:style-name="ce1">
            <text:p>0,582349411</text:p>
          </table:table-cell>
          <table:table-cell office:value-type="float" office:value="3.494589049" table:style-name="ce1">
            <text:p>3,494589049</text:p>
          </table:table-cell>
          <table:table-cell office:value-type="float" office:value="3.5519504670000002" table:style-name="ce1">
            <text:p>3,551950467</text:p>
          </table:table-cell>
          <table:table-cell office:value-type="float" office:value="-0.183211385" table:style-name="ce1">
            <text:p>-0,183211385</text:p>
          </table:table-cell>
          <table:table-cell office:value-type="float" office:value="-2.0257921579999998" table:style-name="ce1">
            <text:p>-2,025792158</text:p>
          </table:table-cell>
          <table:table-cell office:value-type="float" office:value="2.2243407020000001" table:style-name="ce1">
            <text:p>2,224340702</text:p>
          </table:table-cell>
          <table:table-cell office:value-type="float" office:value="0.614129704" table:style-name="ce1">
            <text:p>0,614129704</text:p>
          </table:table-cell>
          <table:table-cell office:value-type="float" office:value="1.1191092" table:style-name="ce1">
            <text:p>1,1191092</text:p>
          </table:table-cell>
          <table:table-cell office:value-type="float" office:value="0.46196664399999998" table:style-name="ce1">
            <text:p>0,461966644</text:p>
          </table:table-cell>
          <table:table-cell office:value-type="float" office:value="8.2600112000000003E-2" table:style-name="ce1">
            <text:p>0,082600112</text:p>
          </table:table-cell>
          <table:table-cell office:value-type="float" office:value="1.217000042" table:style-name="ce1">
            <text:p>1,217000042</text:p>
          </table:table-cell>
          <table:table-cell office:value-type="float" office:value="1.7211514400000001" table:style-name="ce1">
            <text:p>1,72115144</text:p>
          </table:table-cell>
          <table:table-cell office:value-type="float" office:value="0.589387255" table:style-name="ce1">
            <text:p>0,589387255</text:p>
          </table:table-cell>
          <table:table-cell office:value-type="float" office:value="1.293447027" table:style-name="ce1">
            <text:p>1,293447027</text:p>
          </table:table-cell>
          <table:table-cell office:value-type="float" office:value="3.1334050800000002" table:style-name="ce1">
            <text:p>3,13340508</text:p>
          </table:table-cell>
          <table:table-cell office:value-type="float" office:value="0.47134014400000002" table:style-name="ce1">
            <text:p>0,471340144</text:p>
          </table:table-cell>
          <table:table-cell office:value-type="float" office:value="2.7907181310000002" table:style-name="ce1">
            <text:p>2,790718131</text:p>
          </table:table-cell>
          <table:table-cell office:value-type="float" office:value="2.981606475" table:style-name="ce1">
            <text:p>2,981606475</text:p>
          </table:table-cell>
          <table:table-cell office:value-type="float" office:value="1.1567134530000001" table:style-name="ce1">
            <text:p>1,156713453</text:p>
          </table:table-cell>
          <table:table-cell office:value-type="float" office:value="-0.55964721699999997" table:style-name="ce1">
            <text:p>-0,559647217</text:p>
          </table:table-cell>
          <table:table-cell office:value-type="float" office:value="1.153830127" table:style-name="ce1">
            <text:p>1,153830127</text:p>
          </table:table-cell>
          <table:table-cell office:value-type="float" office:value="0.98091520399999999" table:style-name="ce1">
            <text:p>0,980915204</text:p>
          </table:table-cell>
          <table:table-cell office:value-type="float" office:value="-1.745167149" table:style-name="ce1">
            <text:p>-1,745167149</text:p>
          </table:table-cell>
          <table:table-cell office:value-type="float" office:value="1.5868579000000001E-2" table:style-name="ce1">
            <text:p>0,015868579</text:p>
          </table:table-cell>
          <table:table-cell office:value-type="float" office:value="2.2568840730000002" table:style-name="ce1">
            <text:p>2,256884073</text:p>
          </table:table-cell>
          <table:table-cell office:value-type="float" office:value="0.313281274" table:style-name="ce1">
            <text:p>0,313281274</text:p>
          </table:table-cell>
          <table:table-cell office:value-type="float" office:value="1.5745984079999999" table:style-name="ce1">
            <text:p>1,574598408</text:p>
          </table:table-cell>
          <table:table-cell office:value-type="float" office:value="0.87360319099999995" table:style-name="ce1">
            <text:p>0,873603191</text:p>
          </table:table-cell>
          <table:table-cell office:value-type="float" office:value="0.20986071000000001" table:style-name="ce1">
            <text:p>0,20986071</text:p>
          </table:table-cell>
          <table:table-cell office:value-type="float" office:value="1.352256699" table:style-name="ce1">
            <text:p>1,352256699</text:p>
          </table:table-cell>
          <table:table-cell office:value-type="float" office:value="1.2260914700000001" table:style-name="ce1">
            <text:p>1,22609147</text:p>
          </table:table-cell>
          <table:table-cell office:value-type="float" office:value="1.120660803" table:style-name="ce1">
            <text:p>1,120660803</text:p>
          </table:table-cell>
          <table:table-cell office:value-type="float" office:value="0.259489943" table:style-name="ce1">
            <text:p>0,259489943</text:p>
          </table:table-cell>
          <table:table-cell office:value-type="float" office:value="1.0565912589999999" table:style-name="ce1">
            <text:p>1,056591259</text:p>
          </table:table-cell>
          <table:table-cell office:value-type="float" office:value="-0.21320183000000001" table:style-name="ce1">
            <text:p>-0,21320183</text:p>
          </table:table-cell>
          <table:table-cell office:value-type="float" office:value="1.149879758" table:style-name="ce1">
            <text:p>1,149879758</text:p>
          </table:table-cell>
          <table:table-cell office:value-type="float" office:value="0.60413479599999997" table:style-name="ce1">
            <text:p>0,604134796</text:p>
          </table:table-cell>
          <table:table-cell office:value-type="float" office:value="0.97885211699999997" table:style-name="ce1">
            <text:p>0,978852117</text:p>
          </table:table-cell>
          <table:table-cell office:value-type="float" office:value="0.49370963400000001" table:style-name="ce1">
            <text:p>0,493709634</text:p>
          </table:table-cell>
          <table:table-cell office:value-type="float" office:value="2.476674322" table:style-name="ce1">
            <text:p>2,476674322</text:p>
          </table:table-cell>
          <table:table-cell office:value-type="float" office:value="2.7182442849999999" table:style-name="ce1">
            <text:p>2,718244285</text:p>
          </table:table-cell>
          <table:table-cell office:value-type="float" office:value="3.3313629520000001" table:style-name="ce1">
            <text:p>3,331362952</text:p>
          </table:table-cell>
          <table:table-cell office:value-type="float" office:value="2.465109065" table:style-name="ce1">
            <text:p>2,465109065</text:p>
          </table:table-cell>
          <table:table-cell office:value-type="float" office:value="0.90692098200000004" table:style-name="ce1">
            <text:p>0,906920982</text:p>
          </table:table-cell>
          <table:table-cell office:value-type="float" office:value="2.406870493" table:style-name="ce1">
            <text:p>2,406870493</text:p>
          </table:table-cell>
          <table:table-cell office:value-type="float" office:value="1.2808648810000001" table:style-name="ce1">
            <text:p>1,280864881</text:p>
          </table:table-cell>
          <table:table-cell office:value-type="float" office:value="1.147549943" table:style-name="ce1">
            <text:p>1,147549943</text:p>
          </table:table-cell>
          <table:table-cell office:value-type="float" office:value="0.71644887300000004" table:style-name="ce1">
            <text:p>0,716448873</text:p>
          </table:table-cell>
          <table:table-cell office:value-type="float" office:value="0.22732222299999999" table:style-name="ce1">
            <text:p>0,227322223</text:p>
          </table:table-cell>
          <table:table-cell office:value-type="float" office:value="1.133678907" table:style-name="ce1">
            <text:p>1,133678907</text:p>
          </table:table-cell>
          <table:table-cell office:value-type="float" office:value="1.6385260180000001" table:style-name="ce1">
            <text:p>1,638526018</text:p>
          </table:table-cell>
          <table:table-cell office:value-type="float" office:value="0.77405744799999998" table:style-name="ce1">
            <text:p>0,774057448</text:p>
          </table:table-cell>
          <table:table-cell office:value-type="float" office:value="3.3169945999999999E-2" table:style-name="ce1">
            <text:p>0,033169946</text:p>
          </table:table-cell>
          <table:table-cell office:value-type="float" office:value="0.272900215" table:style-name="ce1">
            <text:p>0,272900215</text:p>
          </table:table-cell>
          <table:table-cell office:value-type="float" office:value="1.730858448" table:style-name="ce1">
            <text:p>1,730858448</text:p>
          </table:table-cell>
          <table:table-cell office:value-type="float" office:value="7.1840601000000004E-2" table:style-name="ce1">
            <text:p>0,071840601</text:p>
          </table:table-cell>
          <table:table-cell office:value-type="float" office:value="0.41690136100000003" table:style-name="ce1">
            <text:p>0,416901361</text:p>
          </table:table-cell>
          <table:table-cell office:value-type="float" office:value="1.174368643" table:style-name="ce1">
            <text:p>1,174368643</text:p>
          </table:table-cell>
          <table:table-cell office:value-type="float" office:value="2.0027278389999998" table:style-name="ce1">
            <text:p>2,002727839</text:p>
          </table:table-cell>
          <table:table-cell office:value-type="float" office:value="0.72854777599999998" table:style-name="ce1">
            <text:p>0,728547776</text:p>
          </table:table-cell>
          <table:table-cell office:value-type="float" office:value="1.427583093" table:style-name="ce1">
            <text:p>1,427583093</text:p>
          </table:table-cell>
          <table:table-cell office:value-type="float" office:value="0.680784795" table:style-name="ce1">
            <text:p>0,680784795</text:p>
          </table:table-cell>
          <table:table-cell office:value-type="float" office:value="0.67423428900000004" table:style-name="ce1">
            <text:p>0,674234289</text:p>
          </table:table-cell>
          <table:table-cell office:value-type="float" office:value="0.47794006300000003" table:style-name="ce1">
            <text:p>0,477940063</text:p>
          </table:table-cell>
          <table:table-cell office:value-type="float" office:value="1.496886223" table:style-name="ce1">
            <text:p>1,496886223</text:p>
          </table:table-cell>
          <table:table-cell office:value-type="float" office:value="2.2679406860000002" table:style-name="ce1">
            <text:p>2,267940686</text:p>
          </table:table-cell>
          <table:table-cell office:value-type="float" office:value="0.33999337800000001" table:style-name="ce1">
            <text:p>0,339993378</text:p>
          </table:table-cell>
          <table:table-cell table:style-name="ce1"/>
          <table:table-cell office:value-type="float" office:value="-0.32766904000000002" table:style-name="ce1">
            <text:p>-0,32766904</text:p>
          </table:table-cell>
          <table:table-cell office:value-type="float" office:value="-0.35589180300000001" table:style-name="ce1">
            <text:p>-0,355891803</text:p>
          </table:table-cell>
          <table:table-cell office:value-type="float" office:value="2.8270183609999999" table:style-name="ce1">
            <text:p>2,827018361</text:p>
          </table:table-cell>
          <table:table-cell office:value-type="float" office:value="0.24321452099999999" table:style-name="ce1">
            <text:p>0,243214521</text:p>
          </table:table-cell>
          <table:table-cell office:value-type="float" office:value="2.4516536969999998" table:style-name="ce1">
            <text:p>2,451653697</text:p>
          </table:table-cell>
          <table:table-cell office:value-type="float" office:value="0.460723773" table:style-name="ce1">
            <text:p>0,460723773</text:p>
          </table:table-cell>
          <table:table-cell office:value-type="float" office:value="6.2287766000000001E-2" table:style-name="ce1">
            <text:p>0,062287766</text:p>
          </table:table-cell>
          <table:table-cell office:value-type="float" office:value="0.51478447400000005" table:style-name="ce1">
            <text:p>0,514784474</text:p>
          </table:table-cell>
          <table:table-cell office:value-type="float" office:value="0.102365915" table:style-name="ce1">
            <text:p>0,102365915</text:p>
          </table:table-cell>
          <table:table-cell office:value-type="float" office:value="1.349625109" table:style-name="ce1">
            <text:p>1,349625109</text:p>
          </table:table-cell>
          <table:table-cell office:value-type="float" office:value="3.7791806910000001" table:style-name="ce1">
            <text:p>3,779180691</text:p>
          </table:table-cell>
          <table:table-cell office:value-type="float" office:value="0.66974053600000005" table:style-name="ce1">
            <text:p>0,669740536</text:p>
          </table:table-cell>
          <table:table-cell office:value-type="float" office:value="-0.30097214100000003" table:style-name="ce1">
            <text:p>-0,300972141</text:p>
          </table:table-cell>
          <table:table-cell office:value-type="float" office:value="2.3238515990000002" table:style-name="ce1">
            <text:p>2,323851599</text:p>
          </table:table-cell>
          <table:table-cell office:value-type="float" office:value="0.13662421599999999" table:style-name="ce1">
            <text:p>0,136624216</text:p>
          </table:table-cell>
          <table:table-cell office:value-type="float" office:value="2.2352548109999999" table:style-name="ce1">
            <text:p>2,235254811</text:p>
          </table:table-cell>
          <table:table-cell office:value-type="float" office:value="3.034826759" table:style-name="ce1">
            <text:p>3,034826759</text:p>
          </table:table-cell>
          <table:table-cell office:value-type="float" office:value="2.6607693549999998" table:style-name="ce1">
            <text:p>2,660769355</text:p>
          </table:table-cell>
          <table:table-cell office:value-type="float" office:value="4.2919772180000004" table:style-name="ce1">
            <text:p>4,291977218</text:p>
          </table:table-cell>
          <table:table-cell office:value-type="float" office:value="-0.72512080700000003" table:style-name="ce1">
            <text:p>-0,725120807</text:p>
          </table:table-cell>
          <table:table-cell office:value-type="float" office:value="0.67156678599999997" table:style-name="ce1">
            <text:p>0,671566786</text:p>
          </table:table-cell>
          <table:table-cell office:value-type="float" office:value="-0.57726586499999999" table:style-name="ce1">
            <text:p>-0,577265865</text:p>
          </table:table-cell>
          <table:table-cell office:value-type="float" office:value="1.7571676979999999" table:style-name="ce1">
            <text:p>1,757167698</text:p>
          </table:table-cell>
          <table:table-cell office:value-type="float" office:value="0.25655204599999998" table:style-name="ce1">
            <text:p>0,256552046</text:p>
          </table:table-cell>
          <table:table-cell office:value-type="float" office:value="0.513111451" table:style-name="ce1">
            <text:p>0,513111451</text:p>
          </table:table-cell>
          <table:table-cell office:value-type="float" office:value="0.57576103199999995" table:style-name="ce1">
            <text:p>0,575761032</text:p>
          </table:table-cell>
          <table:table-cell office:value-type="float" office:value="0.401982536" table:style-name="ce1">
            <text:p>0,401982536</text:p>
          </table:table-cell>
          <table:table-cell office:value-type="float" office:value="1.810108271" table:style-name="ce1">
            <text:p>1,810108271</text:p>
          </table:table-cell>
          <table:table-cell office:value-type="float" office:value="2.8505100689999998" table:style-name="ce1">
            <text:p>2,850510069</text:p>
          </table:table-cell>
          <table:table-cell office:value-type="float" office:value="-0.278509063" table:style-name="ce1">
            <text:p>-0,278509063</text:p>
          </table:table-cell>
          <table:table-cell office:value-type="float" office:value="1.450208242" table:style-name="ce1">
            <text:p>1,450208242</text:p>
          </table:table-cell>
          <table:table-cell office:value-type="float" office:value="-0.27536875700000002" table:style-name="ce1">
            <text:p>-0,275368757</text:p>
          </table:table-cell>
          <table:table-cell office:value-type="float" office:value="0.991341209" table:style-name="ce1">
            <text:p>0,991341209</text:p>
          </table:table-cell>
          <table:table-cell office:value-type="float" office:value="1.2940408809999999" table:style-name="ce1">
            <text:p>1,294040881</text:p>
          </table:table-cell>
          <table:table-cell office:value-type="float" office:value="2.250895351" table:style-name="ce1">
            <text:p>2,250895351</text:p>
          </table:table-cell>
          <table:table-cell office:value-type="float" office:value="2.3602637639999999" table:style-name="ce1">
            <text:p>2,360263764</text:p>
          </table:table-cell>
          <table:table-cell office:value-type="float" office:value="1.340921601" table:style-name="ce1">
            <text:p>1,340921601</text:p>
          </table:table-cell>
          <table:table-cell office:value-type="float" office:value="2.1958347439999999" table:style-name="ce1">
            <text:p>2,195834744</text:p>
          </table:table-cell>
          <table:table-cell office:value-type="float" office:value="-0.66109469399999998" table:style-name="ce1">
            <text:p>-0,661094694</text:p>
          </table:table-cell>
          <table:table-cell office:value-type="float" office:value="1.1830160700000001" table:style-name="ce1">
            <text:p>1,18301607</text:p>
          </table:table-cell>
          <table:table-cell table:style-name="ce1"/>
          <table:table-cell office:value-type="float" office:value="0.52655615899999997" table:style-name="ce1">
            <text:p>0,526556159</text:p>
          </table:table-cell>
          <table:table-cell office:value-type="float" office:value="1.2394183320000001" table:style-name="ce1">
            <text:p>1,239418332</text:p>
          </table:table-cell>
          <table:table-cell office:value-type="float" office:value="3.8962537749999999" table:style-name="ce1">
            <text:p>3,896253775</text:p>
          </table:table-cell>
          <table:table-cell office:value-type="float" office:value="0.94588589999999995" table:style-name="ce1">
            <text:p>0,9458859</text:p>
          </table:table-cell>
          <table:table-cell office:value-type="float" office:value="1.8660528949999999" table:style-name="ce1">
            <text:p>1,866052895</text:p>
          </table:table-cell>
          <table:table-cell office:value-type="float" office:value="1.1592511169999999" table:style-name="ce1">
            <text:p>1,159251117</text:p>
          </table:table-cell>
          <table:table-cell office:value-type="float" office:value="0.58156495600000002" table:style-name="ce1">
            <text:p>0,581564956</text:p>
          </table:table-cell>
          <table:table-cell office:value-type="float" office:value="5.1729122749999998" table:style-name="ce1">
            <text:p>5,172912275</text:p>
          </table:table-cell>
          <table:table-cell office:value-type="float" office:value="-0.14427188299999999" table:style-name="ce1">
            <text:p>-0,144271883</text:p>
          </table:table-cell>
          <table:table-cell office:value-type="float" office:value="1.4394454409999999" table:style-name="ce1">
            <text:p>1,439445441</text:p>
          </table:table-cell>
          <table:table-cell office:value-type="float" office:value="2.618524437" table:style-name="ce1">
            <text:p>2,618524437</text:p>
          </table:table-cell>
          <table:table-cell office:value-type="float" office:value="1.984738667" table:style-name="ce1">
            <text:p>1,984738667</text:p>
          </table:table-cell>
          <table:table-cell office:value-type="float" office:value="1.6498496499999999" table:style-name="ce1">
            <text:p>1,64984965</text:p>
          </table:table-cell>
          <table:table-cell office:value-type="float" office:value="1.41886073" table:style-name="ce1">
            <text:p>1,41886073</text:p>
          </table:table-cell>
          <table:table-cell office:value-type="float" office:value="0.89214135400000005" table:style-name="ce1">
            <text:p>0,892141354</text:p>
          </table:table-cell>
          <table:table-cell office:value-type="float" office:value="0.45521862200000002" table:style-name="ce1">
            <text:p>0,455218622</text:p>
          </table:table-cell>
          <table:table-cell office:value-type="float" office:value="5.1652815560000001" table:style-name="ce1">
            <text:p>5,165281556</text:p>
          </table:table-cell>
          <table:table-cell office:value-type="float" office:value="1.0969470130000001" table:style-name="ce1">
            <text:p>1,096947013</text:p>
          </table:table-cell>
          <table:table-cell office:value-type="float" office:value="1.4904824990000001" table:style-name="ce1">
            <text:p>1,490482499</text:p>
          </table:table-cell>
          <table:table-cell office:value-type="float" office:value="6.5679521029999997" table:style-name="ce1">
            <text:p>6,567952103</text:p>
          </table:table-cell>
          <table:table-cell office:value-type="float" office:value="2.6880219090000002" table:style-name="ce1">
            <text:p>2,688021909</text:p>
          </table:table-cell>
          <table:table-cell office:value-type="float" office:value="0.54908436800000004" table:style-name="ce1">
            <text:p>0,549084368</text:p>
          </table:table-cell>
          <table:table-cell office:value-type="float" office:value="0.48961157700000002" table:style-name="ce1">
            <text:p>0,489611577</text:p>
          </table:table-cell>
          <table:table-cell office:value-type="float" office:value="1.078113651" table:style-name="ce1">
            <text:p>1,078113651</text:p>
          </table:table-cell>
          <table:table-cell office:value-type="float" office:value="2.3866272390000001" table:style-name="ce1">
            <text:p>2,386627239</text:p>
          </table:table-cell>
          <table:table-cell office:value-type="float" office:value="2.5473214890000002" table:style-name="ce1">
            <text:p>2,547321489</text:p>
          </table:table-cell>
          <table:table-cell office:value-type="float" office:value="0.86745435100000001" table:style-name="ce1">
            <text:p>0,867454351</text:p>
          </table:table-cell>
          <table:table-cell office:value-type="float" office:value="0.78030144800000001" table:style-name="ce1">
            <text:p>0,780301448</text:p>
          </table:table-cell>
          <table:table-cell office:value-type="float" office:value="1.5334696860000001" table:style-name="ce1">
            <text:p>1,533469686</text:p>
          </table:table-cell>
          <table:table-cell office:value-type="float" office:value="1.306625419" table:style-name="ce1">
            <text:p>1,306625419</text:p>
          </table:table-cell>
          <table:table-cell office:value-type="float" office:value="0.66917375400000001" table:style-name="ce1">
            <text:p>0,669173754</text:p>
          </table:table-cell>
          <table:table-cell office:value-type="float" office:value="0.60563240100000004" table:style-name="ce1">
            <text:p>0,605632401</text:p>
          </table:table-cell>
          <table:table-cell office:value-type="float" office:value="-1.0120073679999999" table:style-name="ce1">
            <text:p>-1,012007368</text:p>
          </table:table-cell>
          <table:table-cell office:value-type="float" office:value="2.3111762530000002" table:style-name="ce1">
            <text:p>2,311176253</text:p>
          </table:table-cell>
          <table:table-cell office:value-type="float" office:value="-1.0710348030000001" table:style-name="ce1">
            <text:p>-1,071034803</text:p>
          </table:table-cell>
          <table:table-cell office:value-type="float" office:value="2.3363374760000002" table:style-name="ce1">
            <text:p>2,336337476</text:p>
          </table:table-cell>
          <table:table-cell office:value-type="float" office:value="-1.513736671" table:style-name="ce1">
            <text:p>-1,513736671</text:p>
          </table:table-cell>
          <table:table-cell office:value-type="float" office:value="1.415232839" table:style-name="ce1">
            <text:p>1,415232839</text:p>
          </table:table-cell>
          <table:table-cell office:value-type="float" office:value="1.2022881700000001" table:style-name="ce1">
            <text:p>1,20228817</text:p>
          </table:table-cell>
          <table:table-cell office:value-type="float" office:value="-2.6791882E-2" table:style-name="ce1">
            <text:p>-0,026791882</text:p>
          </table:table-cell>
          <table:table-cell office:value-type="float" office:value="2.7132124200000001" table:style-name="ce1">
            <text:p>2,71321242</text:p>
          </table:table-cell>
          <table:table-cell office:value-type="float" office:value="4.5173336070000003" table:style-name="ce1">
            <text:p>4,517333607</text:p>
          </table:table-cell>
          <table:table-cell office:value-type="float" office:value="1.9910861500000001" table:style-name="ce1">
            <text:p>1,99108615</text:p>
          </table:table-cell>
          <table:table-cell office:value-type="float" office:value="1.315560984" table:style-name="ce1">
            <text:p>1,315560984</text:p>
          </table:table-cell>
          <table:table-cell office:value-type="float" office:value="0.38889671100000001" table:style-name="ce1">
            <text:p>0,388896711</text:p>
          </table:table-cell>
          <table:table-cell office:value-type="float" office:value="1.176545669" table:style-name="ce1">
            <text:p>1,176545669</text:p>
          </table:table-cell>
          <table:table-cell office:value-type="float" office:value="8.6209705999999997E-2" table:style-name="ce1">
            <text:p>0,086209706</text:p>
          </table:table-cell>
          <table:table-cell office:value-type="float" office:value="2.9010621539999999" table:style-name="ce1">
            <text:p>2,901062154</text:p>
          </table:table-cell>
          <table:table-cell office:value-type="float" office:value="1.404050276" table:style-name="ce1">
            <text:p>1,404050276</text:p>
          </table:table-cell>
          <table:table-cell office:value-type="float" office:value="0.84975695200000001" table:style-name="ce1">
            <text:p>0,849756952</text:p>
          </table:table-cell>
          <table:table-cell office:value-type="float" office:value="1.8246698109999999" table:style-name="ce1">
            <text:p>1,824669811</text:p>
          </table:table-cell>
          <table:table-cell office:value-type="float" office:value="9.7599637000000003E-2" table:style-name="ce1">
            <text:p>0,097599637</text:p>
          </table:table-cell>
          <table:table-cell office:value-type="float" office:value="2.0010512619999998" table:style-name="ce1">
            <text:p>2,001051262</text:p>
          </table:table-cell>
          <table:table-cell office:value-type="float" office:value="0.86713958300000005" table:style-name="ce1">
            <text:p>0,867139583</text:p>
          </table:table-cell>
          <table:table-cell office:value-type="float" office:value="2.769039684" table:style-name="ce1">
            <text:p>2,769039684</text:p>
          </table:table-cell>
          <table:table-cell office:value-type="float" office:value="2.949158239" table:style-name="ce1">
            <text:p>2,949158239</text:p>
          </table:table-cell>
          <table:table-cell office:value-type="float" office:value="0.22039869200000001" table:style-name="ce1">
            <text:p>0,220398692</text:p>
          </table:table-cell>
          <table:table-cell office:value-type="float" office:value="2.838417615" table:style-name="ce1">
            <text:p>2,838417615</text:p>
          </table:table-cell>
          <table:table-cell office:value-type="float" office:value="1.369113713" table:style-name="ce1">
            <text:p>1,369113713</text:p>
          </table:table-cell>
          <table:table-cell office:value-type="float" office:value="0.72621552099999997" table:style-name="ce1">
            <text:p>0,726215521</text:p>
          </table:table-cell>
          <table:table-cell office:value-type="float" office:value="1.749070286" table:style-name="ce1">
            <text:p>1,749070286</text:p>
          </table:table-cell>
          <table:table-cell office:value-type="float" office:value="1.779440428" table:style-name="ce1">
            <text:p>1,779440428</text:p>
          </table:table-cell>
          <table:table-cell office:value-type="float" office:value="3.9072453380000001" table:style-name="ce1">
            <text:p>3,907245338</text:p>
          </table:table-cell>
          <table:table-cell office:value-type="float" office:value="2.6769003279999999" table:style-name="ce1">
            <text:p>2,676900328</text:p>
          </table:table-cell>
          <table:table-cell office:value-type="float" office:value="1.3271781810000001" table:style-name="ce1">
            <text:p>1,327178181</text:p>
          </table:table-cell>
          <table:table-cell office:value-type="float" office:value="0.29482079300000003" table:style-name="ce1">
            <text:p>0,294820793</text:p>
          </table:table-cell>
          <table:table-cell office:value-type="float" office:value="1.2091415889999999" table:style-name="ce1">
            <text:p>1,209141589</text:p>
          </table:table-cell>
          <table:table-cell office:value-type="float" office:value="-0.26695982899999998" table:style-name="ce1">
            <text:p>-0,266959829</text:p>
          </table:table-cell>
          <table:table-cell office:value-type="float" office:value="5.1385711560000003" table:style-name="ce1">
            <text:p>5,138571156</text:p>
          </table:table-cell>
          <table:table-cell office:value-type="float" office:value="0.76834799799999998" table:style-name="ce1">
            <text:p>0,768347998</text:p>
          </table:table-cell>
          <table:table-cell office:value-type="float" office:value="0.64082716299999998" table:style-name="ce1">
            <text:p>0,640827163</text:p>
          </table:table-cell>
          <table:table-cell office:value-type="float" office:value="7.3496400069999996" table:style-name="ce1">
            <text:p>7,349640007</text:p>
          </table:table-cell>
          <table:table-cell office:value-type="float" office:value="2.0834809330000001" table:style-name="ce1">
            <text:p>2,083480933</text:p>
          </table:table-cell>
          <table:table-cell office:value-type="float" office:value="2.1036321689999999" table:style-name="ce1">
            <text:p>2,103632169</text:p>
          </table:table-cell>
          <table:table-cell office:value-type="float" office:value="1.7042873780000001" table:style-name="ce1">
            <text:p>1,704287378</text:p>
          </table:table-cell>
          <table:table-cell office:value-type="float" office:value="0.90147542599999997" table:style-name="ce1">
            <text:p>0,901475426</text:p>
          </table:table-cell>
          <table:table-cell office:value-type="float" office:value="1.6920829580000001" table:style-name="ce1">
            <text:p>1,692082958</text:p>
          </table:table-cell>
          <table:table-cell office:value-type="float" office:value="-0.19292975400000001" table:style-name="ce1">
            <text:p>-0,192929754</text:p>
          </table:table-cell>
          <table:table-cell office:value-type="float" office:value="2.041359054" table:style-name="ce1">
            <text:p>2,041359054</text:p>
          </table:table-cell>
          <table:table-cell office:value-type="float" office:value="-6.0360017000000002E-2" table:style-name="ce1">
            <text:p>-0,060360017</text:p>
          </table:table-cell>
          <table:table-cell office:value-type="float" office:value="2.9555604660000001" table:style-name="ce1">
            <text:p>2,955560466</text:p>
          </table:table-cell>
          <table:table-cell office:value-type="float" office:value="-1.145930978" table:style-name="ce1">
            <text:p>-1,145930978</text:p>
          </table:table-cell>
          <table:table-cell office:value-type="float" office:value="0.518158546" table:style-name="ce1">
            <text:p>0,518158546</text:p>
          </table:table-cell>
          <table:table-cell office:value-type="float" office:value="-0.54881521099999997" table:style-name="ce1">
            <text:p>-0,548815211</text:p>
          </table:table-cell>
          <table:table-cell office:value-type="float" office:value="1.372824764" table:style-name="ce1">
            <text:p>1,372824764</text:p>
          </table:table-cell>
          <table:table-cell office:value-type="float" office:value="2.4008483200000001" table:style-name="ce1">
            <text:p>2,40084832</text:p>
          </table:table-cell>
          <table:table-cell office:value-type="float" office:value="1.207427311" table:style-name="ce1">
            <text:p>1,207427311</text:p>
          </table:table-cell>
          <table:table-cell office:value-type="float" office:value="0.43763817199999999" table:style-name="ce1">
            <text:p>0,437638172</text:p>
          </table:table-cell>
          <table:table-cell office:value-type="float" office:value="0.49320918899999999" table:style-name="ce1">
            <text:p>0,493209189</text:p>
          </table:table-cell>
          <table:table-cell office:value-type="float" office:value="6.2014533250000001" table:style-name="ce1">
            <text:p>6,201453325</text:p>
          </table:table-cell>
          <table:table-cell office:value-type="float" office:value="-0.37132306300000001" table:style-name="ce1">
            <text:p>-0,371323063</text:p>
          </table:table-cell>
          <table:table-cell office:value-type="float" office:value="0.21295070499999999" table:style-name="ce1">
            <text:p>0,212950705</text:p>
          </table:table-cell>
          <table:table-cell office:value-type="float" office:value="2.4519021539999999" table:style-name="ce1">
            <text:p>2,451902154</text:p>
          </table:table-cell>
          <table:table-cell office:value-type="float" office:value="1.3080895349999999" table:style-name="ce1">
            <text:p>1,308089535</text:p>
          </table:table-cell>
          <table:table-cell office:value-type="float" office:value="3.0313612499999998" table:style-name="ce1">
            <text:p>3,03136125</text:p>
          </table:table-cell>
          <table:table-cell office:value-type="float" office:value="2.398943982" table:style-name="ce1">
            <text:p>2,398943982</text:p>
          </table:table-cell>
          <table:table-cell office:value-type="float" office:value="2.7990588989999998" table:style-name="ce1">
            <text:p>2,799058899</text:p>
          </table:table-cell>
          <table:table-cell office:value-type="float" office:value="1.6193080989999999" table:style-name="ce1">
            <text:p>1,619308099</text:p>
          </table:table-cell>
          <table:table-cell office:value-type="float" office:value="2.7092332099999998" table:style-name="ce1">
            <text:p>2,70923321</text:p>
          </table:table-cell>
          <table:table-cell office:value-type="float" office:value="2.2303921629999999" table:style-name="ce1">
            <text:p>2,230392163</text:p>
          </table:table-cell>
          <table:table-cell office:value-type="float" office:value="0.450208946" table:style-name="ce1">
            <text:p>0,450208946</text:p>
          </table:table-cell>
          <table:table-cell office:value-type="float" office:value="1.385774906" table:style-name="ce1">
            <text:p>1,385774906</text:p>
          </table:table-cell>
          <table:table-cell office:value-type="float" office:value="2.7015342649999998" table:style-name="ce1">
            <text:p>2,701534265</text:p>
          </table:table-cell>
          <table:table-cell office:value-type="float" office:value="-0.48659138699999999" table:style-name="ce1">
            <text:p>-0,486591387</text:p>
          </table:table-cell>
          <table:table-cell office:value-type="float" office:value="2.7619113249999998" table:style-name="ce1">
            <text:p>2,761911325</text:p>
          </table:table-cell>
          <table:table-cell office:value-type="float" office:value="2.3587271489999999" table:style-name="ce1">
            <text:p>2,358727149</text:p>
          </table:table-cell>
          <table:table-cell office:value-type="float" office:value="2.7583472800000002" table:style-name="ce1">
            <text:p>2,75834728</text:p>
          </table:table-cell>
          <table:table-cell office:value-type="float" office:value="1.7647365420000001" table:style-name="ce1">
            <text:p>1,764736542</text:p>
          </table:table-cell>
          <table:table-cell office:value-type="float" office:value="1.9359801059999999" table:style-name="ce1">
            <text:p>1,935980106</text:p>
          </table:table-cell>
          <table:table-cell office:value-type="float" office:value="1.1112225769999999" table:style-name="ce1">
            <text:p>1,111222577</text:p>
          </table:table-cell>
          <table:table-cell office:value-type="float" office:value="0.10745800899999999" table:style-name="ce1">
            <text:p>0,107458009</text:p>
          </table:table-cell>
          <table:table-cell office:value-type="float" office:value="0.135726229" table:style-name="ce1">
            <text:p>0,135726229</text:p>
          </table:table-cell>
          <table:table-cell office:value-type="float" office:value="0.84734865199999998" table:style-name="ce1">
            <text:p>0,847348652</text:p>
          </table:table-cell>
          <table:table-cell office:value-type="float" office:value="0.69719186200000005" table:style-name="ce1">
            <text:p>0,697191862</text:p>
          </table:table-cell>
          <table:table-cell office:value-type="float" office:value="5.5230395259999998" table:style-name="ce1">
            <text:p>5,523039526</text:p>
          </table:table-cell>
          <table:table-cell office:value-type="float" office:value="1.8468760930000001" table:style-name="ce1">
            <text:p>1,846876093</text:p>
          </table:table-cell>
          <table:table-cell office:value-type="float" office:value="-4.2891175429999997" table:style-name="ce1">
            <text:p>-4,289117543</text:p>
          </table:table-cell>
          <table:table-cell office:value-type="float" office:value="1.933284045" table:style-name="ce1">
            <text:p>1,933284045</text:p>
          </table:table-cell>
          <table:table-cell office:value-type="float" office:value="3.350985214" table:style-name="ce1">
            <text:p>3,350985214</text:p>
          </table:table-cell>
          <table:table-cell office:value-type="float" office:value="0.73121377200000004" table:style-name="ce1">
            <text:p>0,731213772</text:p>
          </table:table-cell>
          <table:table-cell office:value-type="float" office:value="0.55514524600000004" table:style-name="ce1">
            <text:p>0,555145246</text:p>
          </table:table-cell>
          <table:table-cell office:value-type="float" office:value="2.6357446850000001" table:style-name="ce1">
            <text:p>2,635744685</text:p>
          </table:table-cell>
          <table:table-cell office:value-type="float" office:value="0.45380716300000001" table:style-name="ce1">
            <text:p>0,453807163</text:p>
          </table:table-cell>
          <table:table-cell office:value-type="float" office:value="2.3212663949999999" table:style-name="ce1">
            <text:p>2,321266395</text:p>
          </table:table-cell>
          <table:table-cell office:value-type="float" office:value="1.852083285" table:style-name="ce1">
            <text:p>1,852083285</text:p>
          </table:table-cell>
          <table:table-cell office:value-type="float" office:value="1.108727177" table:style-name="ce1">
            <text:p>1,108727177</text:p>
          </table:table-cell>
          <table:table-cell office:value-type="float" office:value="1.7759376499999999" table:style-name="ce1">
            <text:p>1,77593765</text:p>
          </table:table-cell>
          <table:table-cell office:value-type="float" office:value="1.817606327" table:style-name="ce1">
            <text:p>1,817606327</text:p>
          </table:table-cell>
          <table:table-cell office:value-type="float" office:value="-0.94766118399999999" table:style-name="ce1">
            <text:p>-0,947661184</text:p>
          </table:table-cell>
          <table:table-cell office:value-type="float" office:value="1.3080895349999999" table:style-name="ce1">
            <text:p>1,308089535</text:p>
          </table:table-cell>
          <table:table-cell office:value-type="float" office:value="2.7583472800000002" table:style-name="ce1">
            <text:p>2,75834728</text:p>
          </table:table-cell>
          <table:table-cell office:value-type="float" office:value="0.65836398900000004" table:style-name="ce1">
            <text:p>0,658363989</text:p>
          </table:table-cell>
          <table:table-cell office:value-type="float" office:value="0.97201892300000003" table:style-name="ce1">
            <text:p>0,972018923</text:p>
          </table:table-cell>
          <table:table-cell office:value-type="float" office:value="1.694202585" table:style-name="ce1">
            <text:p>1,694202585</text:p>
          </table:table-cell>
          <table:table-cell office:value-type="float" office:value="1.092805837" table:style-name="ce1">
            <text:p>1,092805837</text:p>
          </table:table-cell>
          <table:table-cell office:value-type="float" office:value="2.993448581" table:style-name="ce1">
            <text:p>2,993448581</text:p>
          </table:table-cell>
          <table:table-cell office:value-type="float" office:value="3.2344645079999998" table:style-name="ce1">
            <text:p>3,234464508</text:p>
          </table:table-cell>
          <table:table-cell office:value-type="float" office:value="-0.22769134999999999" table:style-name="ce1">
            <text:p>-0,22769135</text:p>
          </table:table-cell>
          <table:table-cell office:value-type="float" office:value="0.82990708499999999" table:style-name="ce1">
            <text:p>0,829907085</text:p>
          </table:table-cell>
          <table:table-cell office:value-type="float" office:value="0.30923078500000001" table:style-name="ce1">
            <text:p>0,309230785</text:p>
          </table:table-cell>
          <table:table-cell office:value-type="float" office:value="0.686773156" table:style-name="ce1">
            <text:p>0,686773156</text:p>
          </table:table-cell>
          <table:table-cell office:value-type="float" office:value="1.561904333" table:style-name="ce1">
            <text:p>1,561904333</text:p>
          </table:table-cell>
          <table:table-cell office:value-type="float" office:value="0.17230501300000001" table:style-name="ce1">
            <text:p>0,172305013</text:p>
          </table:table-cell>
          <table:table-cell office:value-type="float" office:value="1.4240319690000001" table:style-name="ce1">
            <text:p>1,424031969</text:p>
          </table:table-cell>
          <table:table-cell office:value-type="float" office:value="0.68525582500000004" table:style-name="ce1">
            <text:p>0,685255825</text:p>
          </table:table-cell>
          <table:table-cell office:value-type="float" office:value="-0.135963209" table:style-name="ce1">
            <text:p>-0,135963209</text:p>
          </table:table-cell>
          <table:table-cell office:value-type="float" office:value="1.0534061560000001" table:style-name="ce1">
            <text:p>1,053406156</text:p>
          </table:table-cell>
          <table:table-cell office:value-type="float" office:value="2.8199934780000002" table:style-name="ce1">
            <text:p>2,819993478</text:p>
          </table:table-cell>
          <table:table-cell office:value-type="float" office:value="1.1837271380000001" table:style-name="ce1">
            <text:p>1,183727138</text:p>
          </table:table-cell>
          <table:table-cell office:value-type="float" office:value="0.85781387200000003" table:style-name="ce1">
            <text:p>0,857813872</text:p>
          </table:table-cell>
          <table:table-cell office:value-type="float" office:value="0.60746794699999995" table:style-name="ce1">
            <text:p>0,607467947</text:p>
          </table:table-cell>
          <table:table-cell office:value-type="float" office:value="2.7165197299999999" table:style-name="ce1">
            <text:p>2,71651973</text:p>
          </table:table-cell>
          <table:table-cell office:value-type="float" office:value="1.605751699" table:style-name="ce1">
            <text:p>1,605751699</text:p>
          </table:table-cell>
          <table:table-cell office:value-type="float" office:value="3.1398121309999998" table:style-name="ce1">
            <text:p>3,139812131</text:p>
          </table:table-cell>
          <table:table-cell office:value-type="float" office:value="1.7776449329999999" table:style-name="ce1">
            <text:p>1,777644933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4" table:style-name="ce1">
            <text:p>2014</text:p>
          </table:table-cell>
          <table:table-cell office:value-type="float" office:value="0.59439703700000002" table:style-name="ce1">
            <text:p>0,594397037</text:p>
          </table:table-cell>
          <table:table-cell office:value-type="float" office:value="3.355581661" table:style-name="ce1">
            <text:p>3,355581661</text:p>
          </table:table-cell>
          <table:table-cell office:value-type="float" office:value="3.4974927440000001" table:style-name="ce1">
            <text:p>3,497492744</text:p>
          </table:table-cell>
          <table:table-cell office:value-type="float" office:value="-0.20704700000000001" table:style-name="ce1">
            <text:p>-0,207047</text:p>
          </table:table-cell>
          <table:table-cell office:value-type="float" office:value="-1.95147048" table:style-name="ce1">
            <text:p>-1,95147048</text:p>
          </table:table-cell>
          <table:table-cell office:value-type="float" office:value="2.1601017929999999" table:style-name="ce1">
            <text:p>2,160101793</text:p>
          </table:table-cell>
          <table:table-cell office:value-type="float" office:value="0.176677484" table:style-name="ce1">
            <text:p>0,176677484</text:p>
          </table:table-cell>
          <table:table-cell office:value-type="float" office:value="1.099461091" table:style-name="ce1">
            <text:p>1,099461091</text:p>
          </table:table-cell>
          <table:table-cell office:value-type="float" office:value="0.51012272999999997" table:style-name="ce1">
            <text:p>0,51012273</text:p>
          </table:table-cell>
          <table:table-cell office:value-type="float" office:value="0.139905318" table:style-name="ce1">
            <text:p>0,139905318</text:p>
          </table:table-cell>
          <table:table-cell office:value-type="float" office:value="1.1364869879999999" table:style-name="ce1">
            <text:p>1,136486988</text:p>
          </table:table-cell>
          <table:table-cell office:value-type="float" office:value="1.491566489" table:style-name="ce1">
            <text:p>1,491566489</text:p>
          </table:table-cell>
          <table:table-cell office:value-type="float" office:value="0.78154163300000001" table:style-name="ce1">
            <text:p>0,781541633</text:p>
          </table:table-cell>
          <table:table-cell office:value-type="float" office:value="1.2482089970000001" table:style-name="ce1">
            <text:p>1,248208997</text:p>
          </table:table-cell>
          <table:table-cell office:value-type="float" office:value="3.1368524230000001" table:style-name="ce1">
            <text:p>3,136852423</text:p>
          </table:table-cell>
          <table:table-cell office:value-type="float" office:value="0.44392928799999998" table:style-name="ce1">
            <text:p>0,443929288</text:p>
          </table:table-cell>
          <table:table-cell office:value-type="float" office:value="2.7821815060000001" table:style-name="ce1">
            <text:p>2,782181506</text:p>
          </table:table-cell>
          <table:table-cell office:value-type="float" office:value="2.9619008139999998" table:style-name="ce1">
            <text:p>2,961900814</text:p>
          </table:table-cell>
          <table:table-cell office:value-type="float" office:value="1.1425946570000001" table:style-name="ce1">
            <text:p>1,142594657</text:p>
          </table:table-cell>
          <table:table-cell office:value-type="float" office:value="-0.56838926400000001" table:style-name="ce1">
            <text:p>-0,568389264</text:p>
          </table:table-cell>
          <table:table-cell office:value-type="float" office:value="1.5877492639999999" table:style-name="ce1">
            <text:p>1,587749264</text:p>
          </table:table-cell>
          <table:table-cell office:value-type="float" office:value="0.93928456999999999" table:style-name="ce1">
            <text:p>0,93928457</text:p>
          </table:table-cell>
          <table:table-cell office:value-type="float" office:value="-1.722562344" table:style-name="ce1">
            <text:p>-1,722562344</text:p>
          </table:table-cell>
          <table:table-cell office:value-type="float" office:value="8.9902557999999994E-2" table:style-name="ce1">
            <text:p>0,089902558</text:p>
          </table:table-cell>
          <table:table-cell office:value-type="float" office:value="2.1889610789999998" table:style-name="ce1">
            <text:p>2,188961079</text:p>
          </table:table-cell>
          <table:table-cell office:value-type="float" office:value="0.21076598799999999" table:style-name="ce1">
            <text:p>0,210765988</text:p>
          </table:table-cell>
          <table:table-cell office:value-type="float" office:value="1.5449676830000001" table:style-name="ce1">
            <text:p>1,544967683</text:p>
          </table:table-cell>
          <table:table-cell office:value-type="float" office:value="0.85579202300000001" table:style-name="ce1">
            <text:p>0,855792023</text:p>
          </table:table-cell>
          <table:table-cell office:value-type="float" office:value="0.18590076699999999" table:style-name="ce1">
            <text:p>0,185900767</text:p>
          </table:table-cell>
          <table:table-cell office:value-type="float" office:value="1.313717171" table:style-name="ce1">
            <text:p>1,313717171</text:p>
          </table:table-cell>
          <table:table-cell office:value-type="float" office:value="1.2339115510000001" table:style-name="ce1">
            <text:p>1,233911551</text:p>
          </table:table-cell>
          <table:table-cell office:value-type="float" office:value="1.2564394480000001" table:style-name="ce1">
            <text:p>1,256439448</text:p>
          </table:table-cell>
          <table:table-cell office:value-type="float" office:value="0.364290952" table:style-name="ce1">
            <text:p>0,364290952</text:p>
          </table:table-cell>
          <table:table-cell office:value-type="float" office:value="1.0053375790000001" table:style-name="ce1">
            <text:p>1,005337579</text:p>
          </table:table-cell>
          <table:table-cell office:value-type="float" office:value="-0.20975719300000001" table:style-name="ce1">
            <text:p>-0,209757193</text:p>
          </table:table-cell>
          <table:table-cell office:value-type="float" office:value="1.2201039730000001" table:style-name="ce1">
            <text:p>1,220103973</text:p>
          </table:table-cell>
          <table:table-cell office:value-type="float" office:value="0.64926956300000005" table:style-name="ce1">
            <text:p>0,649269563</text:p>
          </table:table-cell>
          <table:table-cell office:value-type="float" office:value="1.061145126" table:style-name="ce1">
            <text:p>1,061145126</text:p>
          </table:table-cell>
          <table:table-cell office:value-type="float" office:value="0.50631159199999998" table:style-name="ce1">
            <text:p>0,506311592</text:p>
          </table:table-cell>
          <table:table-cell office:value-type="float" office:value="2.5045486870000002" table:style-name="ce1">
            <text:p>2,504548687</text:p>
          </table:table-cell>
          <table:table-cell office:value-type="float" office:value="2.7015557170000002" table:style-name="ce1">
            <text:p>2,701555717</text:p>
          </table:table-cell>
          <table:table-cell office:value-type="float" office:value="3.3196766649999998" table:style-name="ce1">
            <text:p>3,319676665</text:p>
          </table:table-cell>
          <table:table-cell office:value-type="float" office:value="2.4406389580000001" table:style-name="ce1">
            <text:p>2,440638958</text:p>
          </table:table-cell>
          <table:table-cell office:value-type="float" office:value="1.0104897500000001" table:style-name="ce1">
            <text:p>1,01048975</text:p>
          </table:table-cell>
          <table:table-cell office:value-type="float" office:value="2.3833574780000002" table:style-name="ce1">
            <text:p>2,383357478</text:p>
          </table:table-cell>
          <table:table-cell office:value-type="float" office:value="1.2662096110000001" table:style-name="ce1">
            <text:p>1,266209611</text:p>
          </table:table-cell>
          <table:table-cell office:value-type="float" office:value="1.117473924" table:style-name="ce1">
            <text:p>1,117473924</text:p>
          </table:table-cell>
          <table:table-cell office:value-type="float" office:value="0.70344879299999996" table:style-name="ce1">
            <text:p>0,703448793</text:p>
          </table:table-cell>
          <table:table-cell office:value-type="float" office:value="0.214098396" table:style-name="ce1">
            <text:p>0,214098396</text:p>
          </table:table-cell>
          <table:table-cell office:value-type="float" office:value="1.347641396" table:style-name="ce1">
            <text:p>1,347641396</text:p>
          </table:table-cell>
          <table:table-cell office:value-type="float" office:value="1.516836501" table:style-name="ce1">
            <text:p>1,516836501</text:p>
          </table:table-cell>
          <table:table-cell office:value-type="float" office:value="0.73331742799999999" table:style-name="ce1">
            <text:p>0,733317428</text:p>
          </table:table-cell>
          <table:table-cell office:value-type="float" office:value="0.10527758199999999" table:style-name="ce1">
            <text:p>0,105277582</text:p>
          </table:table-cell>
          <table:table-cell office:value-type="float" office:value="0.416877359" table:style-name="ce1">
            <text:p>0,416877359</text:p>
          </table:table-cell>
          <table:table-cell office:value-type="float" office:value="1.7287854890000001" table:style-name="ce1">
            <text:p>1,728785489</text:p>
          </table:table-cell>
          <table:table-cell office:value-type="float" office:value="9.7114032000000003E-2" table:style-name="ce1">
            <text:p>0,097114032</text:p>
          </table:table-cell>
          <table:table-cell office:value-type="float" office:value="0.50705328299999997" table:style-name="ce1">
            <text:p>0,507053283</text:p>
          </table:table-cell>
          <table:table-cell office:value-type="float" office:value="1.157205552" table:style-name="ce1">
            <text:p>1,157205552</text:p>
          </table:table-cell>
          <table:table-cell office:value-type="float" office:value="2.0335924520000002" table:style-name="ce1">
            <text:p>2,033592452</text:p>
          </table:table-cell>
          <table:table-cell office:value-type="float" office:value="0.73055484000000004" table:style-name="ce1">
            <text:p>0,73055484</text:p>
          </table:table-cell>
          <table:table-cell office:value-type="float" office:value="1.4025651260000001" table:style-name="ce1">
            <text:p>1,402565126</text:p>
          </table:table-cell>
          <table:table-cell office:value-type="float" office:value="0.68539076499999996" table:style-name="ce1">
            <text:p>0,685390765</text:p>
          </table:table-cell>
          <table:table-cell office:value-type="float" office:value="0.66790624600000004" table:style-name="ce1">
            <text:p>0,667906246</text:p>
          </table:table-cell>
          <table:table-cell office:value-type="float" office:value="0.483976348" table:style-name="ce1">
            <text:p>0,483976348</text:p>
          </table:table-cell>
          <table:table-cell office:value-type="float" office:value="1.5437407670000001" table:style-name="ce1">
            <text:p>1,543740767</text:p>
          </table:table-cell>
          <table:table-cell office:value-type="float" office:value="2.25924945" table:style-name="ce1">
            <text:p>2,25924945</text:p>
          </table:table-cell>
          <table:table-cell office:value-type="float" office:value="0.34393766199999998" table:style-name="ce1">
            <text:p>0,343937662</text:p>
          </table:table-cell>
          <table:table-cell table:style-name="ce1"/>
          <table:table-cell office:value-type="float" office:value="-0.29895105900000002" table:style-name="ce1">
            <text:p>-0,298951059</text:p>
          </table:table-cell>
          <table:table-cell office:value-type="float" office:value="-0.26225617499999998" table:style-name="ce1">
            <text:p>-0,262256175</text:p>
          </table:table-cell>
          <table:table-cell office:value-type="float" office:value="2.7999218620000002" table:style-name="ce1">
            <text:p>2,799921862</text:p>
          </table:table-cell>
          <table:table-cell office:value-type="float" office:value="0.25023014500000001" table:style-name="ce1">
            <text:p>0,250230145</text:p>
          </table:table-cell>
          <table:table-cell office:value-type="float" office:value="2.4007648079999999" table:style-name="ce1">
            <text:p>2,400764808</text:p>
          </table:table-cell>
          <table:table-cell office:value-type="float" office:value="0.41356020799999998" table:style-name="ce1">
            <text:p>0,413560208</text:p>
          </table:table-cell>
          <table:table-cell office:value-type="float" office:value="9.7571628999999993E-2" table:style-name="ce1">
            <text:p>0,097571629</text:p>
          </table:table-cell>
          <table:table-cell office:value-type="float" office:value="0.473703877" table:style-name="ce1">
            <text:p>0,473703877</text:p>
          </table:table-cell>
          <table:table-cell office:value-type="float" office:value="0.14188543000000001" table:style-name="ce1">
            <text:p>0,14188543</text:p>
          </table:table-cell>
          <table:table-cell office:value-type="float" office:value="1.4247658670000001" table:style-name="ce1">
            <text:p>1,424765867</text:p>
          </table:table-cell>
          <table:table-cell office:value-type="float" office:value="3.6065149359999999" table:style-name="ce1">
            <text:p>3,606514936</text:p>
          </table:table-cell>
          <table:table-cell office:value-type="float" office:value="0.73646397900000005" table:style-name="ce1">
            <text:p>0,736463979</text:p>
          </table:table-cell>
          <table:table-cell office:value-type="float" office:value="4.69539E-2" table:style-name="ce1">
            <text:p>0,0469539</text:p>
          </table:table-cell>
          <table:table-cell office:value-type="float" office:value="2.2917806930000002" table:style-name="ce1">
            <text:p>2,291780693</text:p>
          </table:table-cell>
          <table:table-cell office:value-type="float" office:value="9.7898163999999996E-2" table:style-name="ce1">
            <text:p>0,097898164</text:p>
          </table:table-cell>
          <table:table-cell office:value-type="float" office:value="2.342417883" table:style-name="ce1">
            <text:p>2,342417883</text:p>
          </table:table-cell>
          <table:table-cell office:value-type="float" office:value="3.0260451769999999" table:style-name="ce1">
            <text:p>3,026045177</text:p>
          </table:table-cell>
          <table:table-cell office:value-type="float" office:value="2.6452317870000002" table:style-name="ce1">
            <text:p>2,645231787</text:p>
          </table:table-cell>
          <table:table-cell office:value-type="float" office:value="4.1724549059999996" table:style-name="ce1">
            <text:p>4,172454906</text:p>
          </table:table-cell>
          <table:table-cell office:value-type="float" office:value="-0.66611328999999997" table:style-name="ce1">
            <text:p>-0,66611329</text:p>
          </table:table-cell>
          <table:table-cell office:value-type="float" office:value="0.67443315999999998" table:style-name="ce1">
            <text:p>0,67443316</text:p>
          </table:table-cell>
          <table:table-cell office:value-type="float" office:value="-0.33339866699999998" table:style-name="ce1">
            <text:p>-0,333398667</text:p>
          </table:table-cell>
          <table:table-cell office:value-type="float" office:value="1.728757603" table:style-name="ce1">
            <text:p>1,728757603</text:p>
          </table:table-cell>
          <table:table-cell office:value-type="float" office:value="0.37894035500000001" table:style-name="ce1">
            <text:p>0,378940355</text:p>
          </table:table-cell>
          <table:table-cell office:value-type="float" office:value="0.53787404000000005" table:style-name="ce1">
            <text:p>0,53787404</text:p>
          </table:table-cell>
          <table:table-cell office:value-type="float" office:value="0.58749849200000004" table:style-name="ce1">
            <text:p>0,587498492</text:p>
          </table:table-cell>
          <table:table-cell office:value-type="float" office:value="0.70237095100000002" table:style-name="ce1">
            <text:p>0,702370951</text:p>
          </table:table-cell>
          <table:table-cell office:value-type="float" office:value="1.769416748" table:style-name="ce1">
            <text:p>1,769416748</text:p>
          </table:table-cell>
          <table:table-cell office:value-type="float" office:value="2.845865479" table:style-name="ce1">
            <text:p>2,845865479</text:p>
          </table:table-cell>
          <table:table-cell office:value-type="float" office:value="-0.407343185" table:style-name="ce1">
            <text:p>-0,407343185</text:p>
          </table:table-cell>
          <table:table-cell office:value-type="float" office:value="1.416131147" table:style-name="ce1">
            <text:p>1,416131147</text:p>
          </table:table-cell>
          <table:table-cell office:value-type="float" office:value="-0.26937876700000002" table:style-name="ce1">
            <text:p>-0,269378767</text:p>
          </table:table-cell>
          <table:table-cell office:value-type="float" office:value="0.97755528599999997" table:style-name="ce1">
            <text:p>0,977555286</text:p>
          </table:table-cell>
          <table:table-cell office:value-type="float" office:value="1.2864838089999999" table:style-name="ce1">
            <text:p>1,286483809</text:p>
          </table:table-cell>
          <table:table-cell office:value-type="float" office:value="2.2509987699999998" table:style-name="ce1">
            <text:p>2,25099877</text:p>
          </table:table-cell>
          <table:table-cell office:value-type="float" office:value="2.353080356" table:style-name="ce1">
            <text:p>2,353080356</text:p>
          </table:table-cell>
          <table:table-cell office:value-type="float" office:value="1.310876905" table:style-name="ce1">
            <text:p>1,310876905</text:p>
          </table:table-cell>
          <table:table-cell office:value-type="float" office:value="2.1995239670000002" table:style-name="ce1">
            <text:p>2,199523967</text:p>
          </table:table-cell>
          <table:table-cell office:value-type="float" office:value="-0.58281347800000005" table:style-name="ce1">
            <text:p>-0,582813478</text:p>
          </table:table-cell>
          <table:table-cell office:value-type="float" office:value="1.1456239880000001" table:style-name="ce1">
            <text:p>1,145623988</text:p>
          </table:table-cell>
          <table:table-cell table:style-name="ce1"/>
          <table:table-cell office:value-type="float" office:value="0.73100137700000001" table:style-name="ce1">
            <text:p>0,731001377</text:p>
          </table:table-cell>
          <table:table-cell office:value-type="float" office:value="1.2781268160000001" table:style-name="ce1">
            <text:p>1,278126816</text:p>
          </table:table-cell>
          <table:table-cell office:value-type="float" office:value="3.7148553130000002" table:style-name="ce1">
            <text:p>3,714855313</text:p>
          </table:table-cell>
          <table:table-cell office:value-type="float" office:value="1.112504755" table:style-name="ce1">
            <text:p>1,112504755</text:p>
          </table:table-cell>
          <table:table-cell office:value-type="float" office:value="1.9195437989999999" table:style-name="ce1">
            <text:p>1,919543799</text:p>
          </table:table-cell>
          <table:table-cell office:value-type="float" office:value="0.91750409600000005" table:style-name="ce1">
            <text:p>0,917504096</text:p>
          </table:table-cell>
          <table:table-cell office:value-type="float" office:value="0.57298531600000002" table:style-name="ce1">
            <text:p>0,572985316</text:p>
          </table:table-cell>
          <table:table-cell office:value-type="float" office:value="4.5835804449999999" table:style-name="ce1">
            <text:p>4,583580445</text:p>
          </table:table-cell>
          <table:table-cell office:value-type="float" office:value="-0.132694222" table:style-name="ce1">
            <text:p>-0,132694222</text:p>
          </table:table-cell>
          <table:table-cell office:value-type="float" office:value="1.4726767430000001" table:style-name="ce1">
            <text:p>1,472676743</text:p>
          </table:table-cell>
          <table:table-cell office:value-type="float" office:value="2.55944065" table:style-name="ce1">
            <text:p>2,55944065</text:p>
          </table:table-cell>
          <table:table-cell office:value-type="float" office:value="2.0061078989999999" table:style-name="ce1">
            <text:p>2,006107899</text:p>
          </table:table-cell>
          <table:table-cell office:value-type="float" office:value="1.638083897" table:style-name="ce1">
            <text:p>1,638083897</text:p>
          </table:table-cell>
          <table:table-cell office:value-type="float" office:value="1.3816430129999999" table:style-name="ce1">
            <text:p>1,381643013</text:p>
          </table:table-cell>
          <table:table-cell office:value-type="float" office:value="0.88622197400000002" table:style-name="ce1">
            <text:p>0,886221974</text:p>
          </table:table-cell>
          <table:table-cell office:value-type="float" office:value="0.62814986100000003" table:style-name="ce1">
            <text:p>0,628149861</text:p>
          </table:table-cell>
          <table:table-cell office:value-type="float" office:value="4.5610724390000001" table:style-name="ce1">
            <text:p>4,561072439</text:p>
          </table:table-cell>
          <table:table-cell office:value-type="float" office:value="1.067890118" table:style-name="ce1">
            <text:p>1,067890118</text:p>
          </table:table-cell>
          <table:table-cell office:value-type="float" office:value="1.493868185" table:style-name="ce1">
            <text:p>1,493868185</text:p>
          </table:table-cell>
          <table:table-cell office:value-type="float" office:value="5.7137674059999997" table:style-name="ce1">
            <text:p>5,713767406</text:p>
          </table:table-cell>
          <table:table-cell office:value-type="float" office:value="2.5831612719999999" table:style-name="ce1">
            <text:p>2,583161272</text:p>
          </table:table-cell>
          <table:table-cell office:value-type="float" office:value="0.65725987500000005" table:style-name="ce1">
            <text:p>0,657259875</text:p>
          </table:table-cell>
          <table:table-cell office:value-type="float" office:value="0.44012448500000001" table:style-name="ce1">
            <text:p>0,440124485</text:p>
          </table:table-cell>
          <table:table-cell office:value-type="float" office:value="1.050343622" table:style-name="ce1">
            <text:p>1,050343622</text:p>
          </table:table-cell>
          <table:table-cell office:value-type="float" office:value="2.3868326130000002" table:style-name="ce1">
            <text:p>2,386832613</text:p>
          </table:table-cell>
          <table:table-cell office:value-type="float" office:value="2.5438508089999998" table:style-name="ce1">
            <text:p>2,543850809</text:p>
          </table:table-cell>
          <table:table-cell office:value-type="float" office:value="0.77943137699999998" table:style-name="ce1">
            <text:p>0,779431377</text:p>
          </table:table-cell>
          <table:table-cell office:value-type="float" office:value="0.93320794299999998" table:style-name="ce1">
            <text:p>0,933207943</text:p>
          </table:table-cell>
          <table:table-cell office:value-type="float" office:value="1.513850688" table:style-name="ce1">
            <text:p>1,513850688</text:p>
          </table:table-cell>
          <table:table-cell office:value-type="float" office:value="1.2986866939999999" table:style-name="ce1">
            <text:p>1,298686694</text:p>
          </table:table-cell>
          <table:table-cell office:value-type="float" office:value="0.73272239400000005" table:style-name="ce1">
            <text:p>0,732722394</text:p>
          </table:table-cell>
          <table:table-cell office:value-type="float" office:value="0.611184532" table:style-name="ce1">
            <text:p>0,611184532</text:p>
          </table:table-cell>
          <table:table-cell office:value-type="float" office:value="-0.85982734299999997" table:style-name="ce1">
            <text:p>-0,859827343</text:p>
          </table:table-cell>
          <table:table-cell office:value-type="float" office:value="2.356978705" table:style-name="ce1">
            <text:p>2,356978705</text:p>
          </table:table-cell>
          <table:table-cell office:value-type="float" office:value="-0.94174335399999998" table:style-name="ce1">
            <text:p>-0,941743354</text:p>
          </table:table-cell>
          <table:table-cell office:value-type="float" office:value="2.198824434" table:style-name="ce1">
            <text:p>2,198824434</text:p>
          </table:table-cell>
          <table:table-cell office:value-type="float" office:value="-1.208824125" table:style-name="ce1">
            <text:p>-1,208824125</text:p>
          </table:table-cell>
          <table:table-cell office:value-type="float" office:value="1.4038450469999999" table:style-name="ce1">
            <text:p>1,403845047</text:p>
          </table:table-cell>
          <table:table-cell office:value-type="float" office:value="1.134431416" table:style-name="ce1">
            <text:p>1,134431416</text:p>
          </table:table-cell>
          <table:table-cell office:value-type="float" office:value="-6.0955533999999999E-2" table:style-name="ce1">
            <text:p>-0,060955534</text:p>
          </table:table-cell>
          <table:table-cell office:value-type="float" office:value="2.700996011" table:style-name="ce1">
            <text:p>2,700996011</text:p>
          </table:table-cell>
          <table:table-cell office:value-type="float" office:value="4.5674097290000004" table:style-name="ce1">
            <text:p>4,567409729</text:p>
          </table:table-cell>
          <table:table-cell office:value-type="float" office:value="1.940194714" table:style-name="ce1">
            <text:p>1,940194714</text:p>
          </table:table-cell>
          <table:table-cell office:value-type="float" office:value="1.2776763630000001" table:style-name="ce1">
            <text:p>1,277676363</text:p>
          </table:table-cell>
          <table:table-cell office:value-type="float" office:value="0.42237415699999997" table:style-name="ce1">
            <text:p>0,422374157</text:p>
          </table:table-cell>
          <table:table-cell office:value-type="float" office:value="1.1663697829999999" table:style-name="ce1">
            <text:p>1,166369783</text:p>
          </table:table-cell>
          <table:table-cell office:value-type="float" office:value="8.2237123999999995E-2" table:style-name="ce1">
            <text:p>0,082237124</text:p>
          </table:table-cell>
          <table:table-cell office:value-type="float" office:value="2.9019217049999999" table:style-name="ce1">
            <text:p>2,901921705</text:p>
          </table:table-cell>
          <table:table-cell office:value-type="float" office:value="1.9967544079999999" table:style-name="ce1">
            <text:p>1,996754408</text:p>
          </table:table-cell>
          <table:table-cell office:value-type="float" office:value="0.82271202200000004" table:style-name="ce1">
            <text:p>0,822712022</text:p>
          </table:table-cell>
          <table:table-cell office:value-type="float" office:value="1.8042019810000001" table:style-name="ce1">
            <text:p>1,804201981</text:p>
          </table:table-cell>
          <table:table-cell office:value-type="float" office:value="9.7022011000000005E-2" table:style-name="ce1">
            <text:p>0,097022011</text:p>
          </table:table-cell>
          <table:table-cell office:value-type="float" office:value="2.0033992500000002" table:style-name="ce1">
            <text:p>2,00339925</text:p>
          </table:table-cell>
          <table:table-cell office:value-type="float" office:value="0.946513983" table:style-name="ce1">
            <text:p>0,946513983</text:p>
          </table:table-cell>
          <table:table-cell office:value-type="float" office:value="2.798568532" table:style-name="ce1">
            <text:p>2,798568532</text:p>
          </table:table-cell>
          <table:table-cell office:value-type="float" office:value="2.9273203319999999" table:style-name="ce1">
            <text:p>2,927320332</text:p>
          </table:table-cell>
          <table:table-cell office:value-type="float" office:value="0.181061469" table:style-name="ce1">
            <text:p>0,181061469</text:p>
          </table:table-cell>
          <table:table-cell office:value-type="float" office:value="2.80309477" table:style-name="ce1">
            <text:p>2,80309477</text:p>
          </table:table-cell>
          <table:table-cell office:value-type="float" office:value="1.3404906590000001" table:style-name="ce1">
            <text:p>1,340490659</text:p>
          </table:table-cell>
          <table:table-cell office:value-type="float" office:value="0.75807323000000004" table:style-name="ce1">
            <text:p>0,75807323</text:p>
          </table:table-cell>
          <table:table-cell office:value-type="float" office:value="1.7715365199999999" table:style-name="ce1">
            <text:p>1,77153652</text:p>
          </table:table-cell>
          <table:table-cell office:value-type="float" office:value="1.65510643" table:style-name="ce1">
            <text:p>1,65510643</text:p>
          </table:table-cell>
          <table:table-cell office:value-type="float" office:value="3.8998899649999998" table:style-name="ce1">
            <text:p>3,899889965</text:p>
          </table:table-cell>
          <table:table-cell office:value-type="float" office:value="2.6650191730000001" table:style-name="ce1">
            <text:p>2,665019173</text:p>
          </table:table-cell>
          <table:table-cell office:value-type="float" office:value="1.3155088530000001" table:style-name="ce1">
            <text:p>1,315508853</text:p>
          </table:table-cell>
          <table:table-cell office:value-type="float" office:value="0.35982817299999997" table:style-name="ce1">
            <text:p>0,359828173</text:p>
          </table:table-cell>
          <table:table-cell office:value-type="float" office:value="1.1277366769999999" table:style-name="ce1">
            <text:p>1,127736677</text:p>
          </table:table-cell>
          <table:table-cell office:value-type="float" office:value="-4.0799013000000002E-2" table:style-name="ce1">
            <text:p>-0,040799013</text:p>
          </table:table-cell>
          <table:table-cell office:value-type="float" office:value="9.1092309510000007" table:style-name="ce1">
            <text:p>9,109230951</text:p>
          </table:table-cell>
          <table:table-cell office:value-type="float" office:value="1.510339485" table:style-name="ce1">
            <text:p>1,510339485</text:p>
          </table:table-cell>
          <table:table-cell office:value-type="float" office:value="0.66626048000000004" table:style-name="ce1">
            <text:p>0,66626048</text:p>
          </table:table-cell>
          <table:table-cell office:value-type="float" office:value="6.7390176889999998" table:style-name="ce1">
            <text:p>6,739017689</text:p>
          </table:table-cell>
          <table:table-cell office:value-type="float" office:value="2.0500928329999999" table:style-name="ce1">
            <text:p>2,050092833</text:p>
          </table:table-cell>
          <table:table-cell office:value-type="float" office:value="2.0922762760000002" table:style-name="ce1">
            <text:p>2,092276276</text:p>
          </table:table-cell>
          <table:table-cell office:value-type="float" office:value="1.703029701" table:style-name="ce1">
            <text:p>1,703029701</text:p>
          </table:table-cell>
          <table:table-cell office:value-type="float" office:value="1.056972861" table:style-name="ce1">
            <text:p>1,056972861</text:p>
          </table:table-cell>
          <table:table-cell office:value-type="float" office:value="1.646689216" table:style-name="ce1">
            <text:p>1,646689216</text:p>
          </table:table-cell>
          <table:table-cell office:value-type="float" office:value="0.11353316400000001" table:style-name="ce1">
            <text:p>0,113533164</text:p>
          </table:table-cell>
          <table:table-cell office:value-type="float" office:value="2.0127898200000001" table:style-name="ce1">
            <text:p>2,01278982</text:p>
          </table:table-cell>
          <table:table-cell office:value-type="float" office:value="-7.4846229E-2" table:style-name="ce1">
            <text:p>-0,074846229</text:p>
          </table:table-cell>
          <table:table-cell office:value-type="float" office:value="2.934983243" table:style-name="ce1">
            <text:p>2,934983243</text:p>
          </table:table-cell>
          <table:table-cell office:value-type="float" office:value="-1.633128331" table:style-name="ce1">
            <text:p>-1,633128331</text:p>
          </table:table-cell>
          <table:table-cell office:value-type="float" office:value="0.513332499" table:style-name="ce1">
            <text:p>0,513332499</text:p>
          </table:table-cell>
          <table:table-cell office:value-type="float" office:value="-0.53919046699999995" table:style-name="ce1">
            <text:p>-0,539190467</text:p>
          </table:table-cell>
          <table:table-cell office:value-type="float" office:value="1.361597664" table:style-name="ce1">
            <text:p>1,361597664</text:p>
          </table:table-cell>
          <table:table-cell office:value-type="float" office:value="2.3440772110000001" table:style-name="ce1">
            <text:p>2,344077211</text:p>
          </table:table-cell>
          <table:table-cell office:value-type="float" office:value="1.264534966" table:style-name="ce1">
            <text:p>1,264534966</text:p>
          </table:table-cell>
          <table:table-cell office:value-type="float" office:value="0.45369863199999999" table:style-name="ce1">
            <text:p>0,453698632</text:p>
          </table:table-cell>
          <table:table-cell office:value-type="float" office:value="0.508088239" table:style-name="ce1">
            <text:p>0,508088239</text:p>
          </table:table-cell>
          <table:table-cell office:value-type="float" office:value="5.1149526569999999" table:style-name="ce1">
            <text:p>5,114952657</text:p>
          </table:table-cell>
          <table:table-cell office:value-type="float" office:value="-0.37457549800000001" table:style-name="ce1">
            <text:p>-0,374575498</text:p>
          </table:table-cell>
          <table:table-cell office:value-type="float" office:value="0.21764156700000001" table:style-name="ce1">
            <text:p>0,217641567</text:p>
          </table:table-cell>
          <table:table-cell office:value-type="float" office:value="2.4855336440000002" table:style-name="ce1">
            <text:p>2,485533644</text:p>
          </table:table-cell>
          <table:table-cell office:value-type="float" office:value="1.282053895" table:style-name="ce1">
            <text:p>1,282053895</text:p>
          </table:table-cell>
          <table:table-cell office:value-type="float" office:value="2.835954922" table:style-name="ce1">
            <text:p>2,835954922</text:p>
          </table:table-cell>
          <table:table-cell office:value-type="float" office:value="2.4121156880000001" table:style-name="ce1">
            <text:p>2,412115688</text:p>
          </table:table-cell>
          <table:table-cell office:value-type="float" office:value="2.8067005360000001" table:style-name="ce1">
            <text:p>2,806700536</text:p>
          </table:table-cell>
          <table:table-cell office:value-type="float" office:value="1.2984401779999999" table:style-name="ce1">
            <text:p>1,298440178</text:p>
          </table:table-cell>
          <table:table-cell office:value-type="float" office:value="2.7183665760000002" table:style-name="ce1">
            <text:p>2,718366576</text:p>
          </table:table-cell>
          <table:table-cell office:value-type="float" office:value="2.206884922" table:style-name="ce1">
            <text:p>2,206884922</text:p>
          </table:table-cell>
          <table:table-cell office:value-type="float" office:value="0.46266370200000001" table:style-name="ce1">
            <text:p>0,462663702</text:p>
          </table:table-cell>
          <table:table-cell office:value-type="float" office:value="1.2061030770000001" table:style-name="ce1">
            <text:p>1,206103077</text:p>
          </table:table-cell>
          <table:table-cell office:value-type="float" office:value="2.7174713179999999" table:style-name="ce1">
            <text:p>2,717471318</text:p>
          </table:table-cell>
          <table:table-cell office:value-type="float" office:value="-0.46948929099999998" table:style-name="ce1">
            <text:p>-0,469489291</text:p>
          </table:table-cell>
          <table:table-cell office:value-type="float" office:value="2.7519627560000002" table:style-name="ce1">
            <text:p>2,751962756</text:p>
          </table:table-cell>
          <table:table-cell office:value-type="float" office:value="1.911562502" table:style-name="ce1">
            <text:p>1,911562502</text:p>
          </table:table-cell>
          <table:table-cell office:value-type="float" office:value="2.7484186880000001" table:style-name="ce1">
            <text:p>2,748418688</text:p>
          </table:table-cell>
          <table:table-cell office:value-type="float" office:value="1.743855792" table:style-name="ce1">
            <text:p>1,743855792</text:p>
          </table:table-cell>
          <table:table-cell office:value-type="float" office:value="1.877243676" table:style-name="ce1">
            <text:p>1,877243676</text:p>
          </table:table-cell>
          <table:table-cell office:value-type="float" office:value="1.0872625330000001" table:style-name="ce1">
            <text:p>1,087262533</text:p>
          </table:table-cell>
          <table:table-cell office:value-type="float" office:value="9.7045422000000006E-2" table:style-name="ce1">
            <text:p>0,097045422</text:p>
          </table:table-cell>
          <table:table-cell office:value-type="float" office:value="9.8351921999999994E-2" table:style-name="ce1">
            <text:p>0,098351922</text:p>
          </table:table-cell>
          <table:table-cell office:value-type="float" office:value="0.99221972899999999" table:style-name="ce1">
            <text:p>0,992219729</text:p>
          </table:table-cell>
          <table:table-cell office:value-type="float" office:value="0.75000580699999997" table:style-name="ce1">
            <text:p>0,750005807</text:p>
          </table:table-cell>
          <table:table-cell office:value-type="float" office:value="2.902265834" table:style-name="ce1">
            <text:p>2,902265834</text:p>
          </table:table-cell>
          <table:table-cell office:value-type="float" office:value="1.5553957089999999" table:style-name="ce1">
            <text:p>1,555395709</text:p>
          </table:table-cell>
          <table:table-cell office:value-type="float" office:value="-4.5365649509999999" table:style-name="ce1">
            <text:p>-4,536564951</text:p>
          </table:table-cell>
          <table:table-cell office:value-type="float" office:value="1.8203070379999999" table:style-name="ce1">
            <text:p>1,820307038</text:p>
          </table:table-cell>
          <table:table-cell office:value-type="float" office:value="3.2969455409999999" table:style-name="ce1">
            <text:p>3,296945541</text:p>
          </table:table-cell>
          <table:table-cell office:value-type="float" office:value="0.73332689900000003" table:style-name="ce1">
            <text:p>0,733326899</text:p>
          </table:table-cell>
          <table:table-cell office:value-type="float" office:value="0.54799517399999997" table:style-name="ce1">
            <text:p>0,547995174</text:p>
          </table:table-cell>
          <table:table-cell office:value-type="float" office:value="2.6011495240000002" table:style-name="ce1">
            <text:p>2,601149524</text:p>
          </table:table-cell>
          <table:table-cell office:value-type="float" office:value="0.43084272200000001" table:style-name="ce1">
            <text:p>0,430842722</text:p>
          </table:table-cell>
          <table:table-cell office:value-type="float" office:value="2.3671639280000001" table:style-name="ce1">
            <text:p>2,367163928</text:p>
          </table:table-cell>
          <table:table-cell office:value-type="float" office:value="1.8454459000000001" table:style-name="ce1">
            <text:p>1,8454459</text:p>
          </table:table-cell>
          <table:table-cell office:value-type="float" office:value="1.0830536770000001" table:style-name="ce1">
            <text:p>1,083053677</text:p>
          </table:table-cell>
          <table:table-cell office:value-type="float" office:value="1.807556089" table:style-name="ce1">
            <text:p>1,807556089</text:p>
          </table:table-cell>
          <table:table-cell office:value-type="float" office:value="1.7975382559999999" table:style-name="ce1">
            <text:p>1,797538256</text:p>
          </table:table-cell>
          <table:table-cell office:value-type="float" office:value="-0.72980067100000001" table:style-name="ce1">
            <text:p>-0,729800671</text:p>
          </table:table-cell>
          <table:table-cell office:value-type="float" office:value="1.282053895" table:style-name="ce1">
            <text:p>1,282053895</text:p>
          </table:table-cell>
          <table:table-cell office:value-type="float" office:value="2.7484186880000001" table:style-name="ce1">
            <text:p>2,748418688</text:p>
          </table:table-cell>
          <table:table-cell office:value-type="float" office:value="0.63636933200000001" table:style-name="ce1">
            <text:p>0,636369332</text:p>
          </table:table-cell>
          <table:table-cell office:value-type="float" office:value="1.0015457889999999" table:style-name="ce1">
            <text:p>1,001545789</text:p>
          </table:table-cell>
          <table:table-cell office:value-type="float" office:value="1.701972386" table:style-name="ce1">
            <text:p>1,701972386</text:p>
          </table:table-cell>
          <table:table-cell office:value-type="float" office:value="1.053653983" table:style-name="ce1">
            <text:p>1,053653983</text:p>
          </table:table-cell>
          <table:table-cell office:value-type="float" office:value="3.0021040810000001" table:style-name="ce1">
            <text:p>3,002104081</text:p>
          </table:table-cell>
          <table:table-cell office:value-type="float" office:value="3.3523196309999999" table:style-name="ce1">
            <text:p>3,352319631</text:p>
          </table:table-cell>
          <table:table-cell office:value-type="float" office:value="-0.47925979099999999" table:style-name="ce1">
            <text:p>-0,479259791</text:p>
          </table:table-cell>
          <table:table-cell office:value-type="float" office:value="0.82654743500000005" table:style-name="ce1">
            <text:p>0,826547435</text:p>
          </table:table-cell>
          <table:table-cell office:value-type="float" office:value="0.32386495599999998" table:style-name="ce1">
            <text:p>0,323864956</text:p>
          </table:table-cell>
          <table:table-cell office:value-type="float" office:value="0.72751769600000005" table:style-name="ce1">
            <text:p>0,727517696</text:p>
          </table:table-cell>
          <table:table-cell office:value-type="float" office:value="1.686900359" table:style-name="ce1">
            <text:p>1,686900359</text:p>
          </table:table-cell>
          <table:table-cell office:value-type="float" office:value="0.219787382" table:style-name="ce1">
            <text:p>0,219787382</text:p>
          </table:table-cell>
          <table:table-cell office:value-type="float" office:value="0.87437849899999998" table:style-name="ce1">
            <text:p>0,874378499</text:p>
          </table:table-cell>
          <table:table-cell office:value-type="float" office:value="0.49104462700000001" table:style-name="ce1">
            <text:p>0,491044627</text:p>
          </table:table-cell>
          <table:table-cell office:value-type="float" office:value="-0.148197574" table:style-name="ce1">
            <text:p>-0,148197574</text:p>
          </table:table-cell>
          <table:table-cell office:value-type="float" office:value="1.0534795539999999" table:style-name="ce1">
            <text:p>1,053479554</text:p>
          </table:table-cell>
          <table:table-cell office:value-type="float" office:value="2.7869928759999998" table:style-name="ce1">
            <text:p>2,786992876</text:p>
          </table:table-cell>
          <table:table-cell office:value-type="float" office:value="1.1798156150000001" table:style-name="ce1">
            <text:p>1,179815615</text:p>
          </table:table-cell>
          <table:table-cell office:value-type="float" office:value="0.78550978699999996" table:style-name="ce1">
            <text:p>0,785509787</text:p>
          </table:table-cell>
          <table:table-cell office:value-type="float" office:value="-0.29447363100000001" table:style-name="ce1">
            <text:p>-0,294473631</text:p>
          </table:table-cell>
          <table:table-cell office:value-type="float" office:value="2.654140956" table:style-name="ce1">
            <text:p>2,654140956</text:p>
          </table:table-cell>
          <table:table-cell office:value-type="float" office:value="1.5831682869999999" table:style-name="ce1">
            <text:p>1,583168287</text:p>
          </table:table-cell>
          <table:table-cell office:value-type="float" office:value="3.1213045610000001" table:style-name="ce1">
            <text:p>3,121304561</text:p>
          </table:table-cell>
          <table:table-cell office:value-type="float" office:value="1.7546923480000001" table:style-name="ce1">
            <text:p>1,754692348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5" table:style-name="ce1">
            <text:p>2015</text:p>
          </table:table-cell>
          <table:table-cell office:value-type="float" office:value="0.544892394" table:style-name="ce1">
            <text:p>0,544892394</text:p>
          </table:table-cell>
          <table:table-cell office:value-type="float" office:value="3.0770835949999999" table:style-name="ce1">
            <text:p>3,077083595</text:p>
          </table:table-cell>
          <table:table-cell office:value-type="float" office:value="3.4388506840000002" table:style-name="ce1">
            <text:p>3,438850684</text:p>
          </table:table-cell>
          <table:table-cell office:value-type="float" office:value="-0.29120578699999999" table:style-name="ce1">
            <text:p>-0,291205787</text:p>
          </table:table-cell>
          <table:table-cell office:value-type="float" office:value="-1.5290584380000001" table:style-name="ce1">
            <text:p>-1,529058438</text:p>
          </table:table-cell>
          <table:table-cell office:value-type="float" office:value="2.0934181029999999" table:style-name="ce1">
            <text:p>2,093418103</text:p>
          </table:table-cell>
          <table:table-cell office:value-type="float" office:value="0.52741154000000001" table:style-name="ce1">
            <text:p>0,52741154</text:p>
          </table:table-cell>
          <table:table-cell office:value-type="float" office:value="1.078001344" table:style-name="ce1">
            <text:p>1,078001344</text:p>
          </table:table-cell>
          <table:table-cell office:value-type="float" office:value="0.45050090300000001" table:style-name="ce1">
            <text:p>0,450500903</text:p>
          </table:table-cell>
          <table:table-cell office:value-type="float" office:value="3.7633396999999999E-2" table:style-name="ce1">
            <text:p>0,037633397</text:p>
          </table:table-cell>
          <table:table-cell office:value-type="float" office:value="1.0788379370000001" table:style-name="ce1">
            <text:p>1,078837937</text:p>
          </table:table-cell>
          <table:table-cell office:value-type="float" office:value="1.4392166529999999" table:style-name="ce1">
            <text:p>1,439216653</text:p>
          </table:table-cell>
          <table:table-cell office:value-type="float" office:value="1.120992502" table:style-name="ce1">
            <text:p>1,120992502</text:p>
          </table:table-cell>
          <table:table-cell office:value-type="float" office:value="1.1912098579999999" table:style-name="ce1">
            <text:p>1,191209858</text:p>
          </table:table-cell>
          <table:table-cell office:value-type="float" office:value="3.1569092169999999" table:style-name="ce1">
            <text:p>3,156909217</text:p>
          </table:table-cell>
          <table:table-cell office:value-type="float" office:value="0.57944624199999994" table:style-name="ce1">
            <text:p>0,579446242</text:p>
          </table:table-cell>
          <table:table-cell office:value-type="float" office:value="2.7717141679999999" table:style-name="ce1">
            <text:p>2,771714168</text:p>
          </table:table-cell>
          <table:table-cell office:value-type="float" office:value="2.9394629769999998" table:style-name="ce1">
            <text:p>2,939462977</text:p>
          </table:table-cell>
          <table:table-cell office:value-type="float" office:value="1.1172835649999999" table:style-name="ce1">
            <text:p>1,117283565</text:p>
          </table:table-cell>
          <table:table-cell office:value-type="float" office:value="-0.63806946799999997" table:style-name="ce1">
            <text:p>-0,638069468</text:p>
          </table:table-cell>
          <table:table-cell office:value-type="float" office:value="2.642471156" table:style-name="ce1">
            <text:p>2,642471156</text:p>
          </table:table-cell>
          <table:table-cell office:value-type="float" office:value="0.95940932400000001" table:style-name="ce1">
            <text:p>0,959409324</text:p>
          </table:table-cell>
          <table:table-cell office:value-type="float" office:value="-1.5262762350000001" table:style-name="ce1">
            <text:p>-1,526276235</text:p>
          </table:table-cell>
          <table:table-cell office:value-type="float" office:value="0.15930080199999999" table:style-name="ce1">
            <text:p>0,159300802</text:p>
          </table:table-cell>
          <table:table-cell office:value-type="float" office:value="2.1187998549999998" table:style-name="ce1">
            <text:p>2,118799855</text:p>
          </table:table-cell>
          <table:table-cell office:value-type="float" office:value="0.151985016" table:style-name="ce1">
            <text:p>0,151985016</text:p>
          </table:table-cell>
          <table:table-cell office:value-type="float" office:value="1.512924033" table:style-name="ce1">
            <text:p>1,512924033</text:p>
          </table:table-cell>
          <table:table-cell office:value-type="float" office:value="0.83884828300000003" table:style-name="ce1">
            <text:p>0,838848283</text:p>
          </table:table-cell>
          <table:table-cell office:value-type="float" office:value="0.175042007" table:style-name="ce1">
            <text:p>0,175042007</text:p>
          </table:table-cell>
          <table:table-cell office:value-type="float" office:value="1.2460812450000001" table:style-name="ce1">
            <text:p>1,246081245</text:p>
          </table:table-cell>
          <table:table-cell office:value-type="float" office:value="1.2191463380000001" table:style-name="ce1">
            <text:p>1,219146338</text:p>
          </table:table-cell>
          <table:table-cell office:value-type="float" office:value="1.525307942" table:style-name="ce1">
            <text:p>1,525307942</text:p>
          </table:table-cell>
          <table:table-cell office:value-type="float" office:value="0.64740391900000005" table:style-name="ce1">
            <text:p>0,647403919</text:p>
          </table:table-cell>
          <table:table-cell office:value-type="float" office:value="0.746339478" table:style-name="ce1">
            <text:p>0,746339478</text:p>
          </table:table-cell>
          <table:table-cell office:value-type="float" office:value="-0.23024328299999999" table:style-name="ce1">
            <text:p>-0,230243283</text:p>
          </table:table-cell>
          <table:table-cell office:value-type="float" office:value="1.1383371520000001" table:style-name="ce1">
            <text:p>1,138337152</text:p>
          </table:table-cell>
          <table:table-cell office:value-type="float" office:value="0.78000911399999995" table:style-name="ce1">
            <text:p>0,780009114</text:p>
          </table:table-cell>
          <table:table-cell office:value-type="float" office:value="1.1777574710000001" table:style-name="ce1">
            <text:p>1,177757471</text:p>
          </table:table-cell>
          <table:table-cell office:value-type="float" office:value="0.508136747" table:style-name="ce1">
            <text:p>0,508136747</text:p>
          </table:table-cell>
          <table:table-cell office:value-type="float" office:value="2.522094681" table:style-name="ce1">
            <text:p>2,522094681</text:p>
          </table:table-cell>
          <table:table-cell office:value-type="float" office:value="2.68179173" table:style-name="ce1">
            <text:p>2,68179173</text:p>
          </table:table-cell>
          <table:table-cell office:value-type="float" office:value="3.30283221" table:style-name="ce1">
            <text:p>3,30283221</text:p>
          </table:table-cell>
          <table:table-cell office:value-type="float" office:value="2.4836081769999998" table:style-name="ce1">
            <text:p>2,483608177</text:p>
          </table:table-cell>
          <table:table-cell office:value-type="float" office:value="1.170445199" table:style-name="ce1">
            <text:p>1,170445199</text:p>
          </table:table-cell>
          <table:table-cell office:value-type="float" office:value="2.3470410660000001" table:style-name="ce1">
            <text:p>2,347041066</text:p>
          </table:table-cell>
          <table:table-cell office:value-type="float" office:value="1.241420644" table:style-name="ce1">
            <text:p>1,241420644</text:p>
          </table:table-cell>
          <table:table-cell office:value-type="float" office:value="1.086952795" table:style-name="ce1">
            <text:p>1,086952795</text:p>
          </table:table-cell>
          <table:table-cell office:value-type="float" office:value="0.67978524100000004" table:style-name="ce1">
            <text:p>0,679785241</text:p>
          </table:table-cell>
          <table:table-cell office:value-type="float" office:value="0.15799977200000001" table:style-name="ce1">
            <text:p>0,157999772</text:p>
          </table:table-cell>
          <table:table-cell office:value-type="float" office:value="1.3195939029999999" table:style-name="ce1">
            <text:p>1,319593903</text:p>
          </table:table-cell>
          <table:table-cell office:value-type="float" office:value="1.429388302" table:style-name="ce1">
            <text:p>1,429388302</text:p>
          </table:table-cell>
          <table:table-cell office:value-type="float" office:value="0.75218552299999997" table:style-name="ce1">
            <text:p>0,752185523</text:p>
          </table:table-cell>
          <table:table-cell office:value-type="float" office:value="0.19658874800000001" table:style-name="ce1">
            <text:p>0,196588748</text:p>
          </table:table-cell>
          <table:table-cell office:value-type="float" office:value="0.86570264399999997" table:style-name="ce1">
            <text:p>0,865702644</text:p>
          </table:table-cell>
          <table:table-cell office:value-type="float" office:value="1.6878089000000001" table:style-name="ce1">
            <text:p>1,6878089</text:p>
          </table:table-cell>
          <table:table-cell office:value-type="float" office:value="0.13776817799999999" table:style-name="ce1">
            <text:p>0,137768178</text:p>
          </table:table-cell>
          <table:table-cell office:value-type="float" office:value="0.70642384999999996" table:style-name="ce1">
            <text:p>0,70642385</text:p>
          </table:table-cell>
          <table:table-cell office:value-type="float" office:value="1.13957128" table:style-name="ce1">
            <text:p>1,13957128</text:p>
          </table:table-cell>
          <table:table-cell office:value-type="float" office:value="2.045387243" table:style-name="ce1">
            <text:p>2,045387243</text:p>
          </table:table-cell>
          <table:table-cell office:value-type="float" office:value="0.72112039400000005" table:style-name="ce1">
            <text:p>0,721120394</text:p>
          </table:table-cell>
          <table:table-cell office:value-type="float" office:value="1.3783237370000001" table:style-name="ce1">
            <text:p>1,378323737</text:p>
          </table:table-cell>
          <table:table-cell office:value-type="float" office:value="0.67800008899999997" table:style-name="ce1">
            <text:p>0,678000089</text:p>
          </table:table-cell>
          <table:table-cell office:value-type="float" office:value="0.67968258100000001" table:style-name="ce1">
            <text:p>0,679682581</text:p>
          </table:table-cell>
          <table:table-cell office:value-type="float" office:value="0.476569982" table:style-name="ce1">
            <text:p>0,476569982</text:p>
          </table:table-cell>
          <table:table-cell office:value-type="float" office:value="1.617888472" table:style-name="ce1">
            <text:p>1,617888472</text:p>
          </table:table-cell>
          <table:table-cell office:value-type="float" office:value="2.2070386580000001" table:style-name="ce1">
            <text:p>2,207038658</text:p>
          </table:table-cell>
          <table:table-cell office:value-type="float" office:value="0.30318243299999997" table:style-name="ce1">
            <text:p>0,303182433</text:p>
          </table:table-cell>
          <table:table-cell table:style-name="ce1"/>
          <table:table-cell office:value-type="float" office:value="-7.7588861999999995E-2" table:style-name="ce1">
            <text:p>-0,077588862</text:p>
          </table:table-cell>
          <table:table-cell office:value-type="float" office:value="6.5552529999999998E-2" table:style-name="ce1">
            <text:p>0,06555253</text:p>
          </table:table-cell>
          <table:table-cell office:value-type="float" office:value="2.7561277880000001" table:style-name="ce1">
            <text:p>2,756127788</text:p>
          </table:table-cell>
          <table:table-cell office:value-type="float" office:value="0.21802229000000001" table:style-name="ce1">
            <text:p>0,21802229</text:p>
          </table:table-cell>
          <table:table-cell office:value-type="float" office:value="2.3377133209999998" table:style-name="ce1">
            <text:p>2,337713321</text:p>
          </table:table-cell>
          <table:table-cell office:value-type="float" office:value="0.32938388600000001" table:style-name="ce1">
            <text:p>0,329383886</text:p>
          </table:table-cell>
          <table:table-cell office:value-type="float" office:value="0.250593764" table:style-name="ce1">
            <text:p>0,250593764</text:p>
          </table:table-cell>
          <table:table-cell office:value-type="float" office:value="0.35556924000000001" table:style-name="ce1">
            <text:p>0,35556924</text:p>
          </table:table-cell>
          <table:table-cell office:value-type="float" office:value="0.18956166899999999" table:style-name="ce1">
            <text:p>0,189561669</text:p>
          </table:table-cell>
          <table:table-cell office:value-type="float" office:value="1.3395719420000001" table:style-name="ce1">
            <text:p>1,339571942</text:p>
          </table:table-cell>
          <table:table-cell office:value-type="float" office:value="3.3350987860000001" table:style-name="ce1">
            <text:p>3,335098786</text:p>
          </table:table-cell>
          <table:table-cell office:value-type="float" office:value="0.79236750600000005" table:style-name="ce1">
            <text:p>0,792367506</text:p>
          </table:table-cell>
          <table:table-cell office:value-type="float" office:value="0.15748140499999999" table:style-name="ce1">
            <text:p>0,157481405</text:p>
          </table:table-cell>
          <table:table-cell office:value-type="float" office:value="2.268814549" table:style-name="ce1">
            <text:p>2,268814549</text:p>
          </table:table-cell>
          <table:table-cell office:value-type="float" office:value="3.2611435000000001E-2" table:style-name="ce1">
            <text:p>0,032611435</text:p>
          </table:table-cell>
          <table:table-cell office:value-type="float" office:value="2.4897020900000002" table:style-name="ce1">
            <text:p>2,48970209</text:p>
          </table:table-cell>
          <table:table-cell office:value-type="float" office:value="3.0084738029999998" table:style-name="ce1">
            <text:p>3,008473803</text:p>
          </table:table-cell>
          <table:table-cell office:value-type="float" office:value="2.6105089160000001" table:style-name="ce1">
            <text:p>2,610508916</text:p>
          </table:table-cell>
          <table:table-cell office:value-type="float" office:value="4.0420301409999997" table:style-name="ce1">
            <text:p>4,042030141</text:p>
          </table:table-cell>
          <table:table-cell office:value-type="float" office:value="-0.65886136100000003" table:style-name="ce1">
            <text:p>-0,658861361</text:p>
          </table:table-cell>
          <table:table-cell office:value-type="float" office:value="0.63798551400000003" table:style-name="ce1">
            <text:p>0,637985514</text:p>
          </table:table-cell>
          <table:table-cell office:value-type="float" office:value="-0.32203854900000001" table:style-name="ce1">
            <text:p>-0,322038549</text:p>
          </table:table-cell>
          <table:table-cell office:value-type="float" office:value="1.6914650929999999" table:style-name="ce1">
            <text:p>1,691465093</text:p>
          </table:table-cell>
          <table:table-cell office:value-type="float" office:value="0.51847769499999996" table:style-name="ce1">
            <text:p>0,518477695</text:p>
          </table:table-cell>
          <table:table-cell office:value-type="float" office:value="0.52939347999999997" table:style-name="ce1">
            <text:p>0,52939348</text:p>
          </table:table-cell>
          <table:table-cell office:value-type="float" office:value="0.56807131799999999" table:style-name="ce1">
            <text:p>0,568071318</text:p>
          </table:table-cell>
          <table:table-cell office:value-type="float" office:value="0.85119791099999997" table:style-name="ce1">
            <text:p>0,851197911</text:p>
          </table:table-cell>
          <table:table-cell office:value-type="float" office:value="1.7414941209999999" table:style-name="ce1">
            <text:p>1,741494121</text:p>
          </table:table-cell>
          <table:table-cell office:value-type="float" office:value="2.8341589460000001" table:style-name="ce1">
            <text:p>2,834158946</text:p>
          </table:table-cell>
          <table:table-cell office:value-type="float" office:value="-0.82409916400000005" table:style-name="ce1">
            <text:p>-0,824099164</text:p>
          </table:table-cell>
          <table:table-cell office:value-type="float" office:value="1.379519207" table:style-name="ce1">
            <text:p>1,379519207</text:p>
          </table:table-cell>
          <table:table-cell office:value-type="float" office:value="-0.23785500200000001" table:style-name="ce1">
            <text:p>-0,237855002</text:p>
          </table:table-cell>
          <table:table-cell office:value-type="float" office:value="0.95730040699999996" table:style-name="ce1">
            <text:p>0,957300407</text:p>
          </table:table-cell>
          <table:table-cell office:value-type="float" office:value="1.275746786" table:style-name="ce1">
            <text:p>1,275746786</text:p>
          </table:table-cell>
          <table:table-cell office:value-type="float" office:value="2.2575954789999999" table:style-name="ce1">
            <text:p>2,257595479</text:p>
          </table:table-cell>
          <table:table-cell office:value-type="float" office:value="2.3405057060000001" table:style-name="ce1">
            <text:p>2,340505706</text:p>
          </table:table-cell>
          <table:table-cell office:value-type="float" office:value="1.2674655770000001" table:style-name="ce1">
            <text:p>1,267465577</text:p>
          </table:table-cell>
          <table:table-cell office:value-type="float" office:value="2.2157250479999999" table:style-name="ce1">
            <text:p>2,215725048</text:p>
          </table:table-cell>
          <table:table-cell office:value-type="float" office:value="-0.30469907600000001" table:style-name="ce1">
            <text:p>-0,304699076</text:p>
          </table:table-cell>
          <table:table-cell office:value-type="float" office:value="1.116633091" table:style-name="ce1">
            <text:p>1,116633091</text:p>
          </table:table-cell>
          <table:table-cell table:style-name="ce1"/>
          <table:table-cell office:value-type="float" office:value="0.94484530700000002" table:style-name="ce1">
            <text:p>0,944845307</text:p>
          </table:table-cell>
          <table:table-cell office:value-type="float" office:value="1.3163505980000001" table:style-name="ce1">
            <text:p>1,316350598</text:p>
          </table:table-cell>
          <table:table-cell office:value-type="float" office:value="3.3162231910000002" table:style-name="ce1">
            <text:p>3,316223191</text:p>
          </table:table-cell>
          <table:table-cell office:value-type="float" office:value="1.0419403869999999" table:style-name="ce1">
            <text:p>1,041940387</text:p>
          </table:table-cell>
          <table:table-cell office:value-type="float" office:value="1.9812889760000001" table:style-name="ce1">
            <text:p>1,981288976</text:p>
          </table:table-cell>
          <table:table-cell office:value-type="float" office:value="-9.6376133000000003E-2" table:style-name="ce1">
            <text:p>-0,096376133</text:p>
          </table:table-cell>
          <table:table-cell office:value-type="float" office:value="0.55097494499999999" table:style-name="ce1">
            <text:p>0,550974945</text:p>
          </table:table-cell>
          <table:table-cell office:value-type="float" office:value="3.8112400040000001" table:style-name="ce1">
            <text:p>3,811240004</text:p>
          </table:table-cell>
          <table:table-cell office:value-type="float" office:value="-0.106124994" table:style-name="ce1">
            <text:p>-0,106124994</text:p>
          </table:table-cell>
          <table:table-cell office:value-type="float" office:value="1.4614846850000001" table:style-name="ce1">
            <text:p>1,461484685</text:p>
          </table:table-cell>
          <table:table-cell office:value-type="float" office:value="2.4919368710000001" table:style-name="ce1">
            <text:p>2,491936871</text:p>
          </table:table-cell>
          <table:table-cell office:value-type="float" office:value="2.0590259660000001" table:style-name="ce1">
            <text:p>2,059025966</text:p>
          </table:table-cell>
          <table:table-cell office:value-type="float" office:value="1.6037068539999999" table:style-name="ce1">
            <text:p>1,603706854</text:p>
          </table:table-cell>
          <table:table-cell office:value-type="float" office:value="1.397075206" table:style-name="ce1">
            <text:p>1,397075206</text:p>
          </table:table-cell>
          <table:table-cell office:value-type="float" office:value="0.83938519899999997" table:style-name="ce1">
            <text:p>0,839385199</text:p>
          </table:table-cell>
          <table:table-cell office:value-type="float" office:value="0.52728849700000002" table:style-name="ce1">
            <text:p>0,527288497</text:p>
          </table:table-cell>
          <table:table-cell office:value-type="float" office:value="3.8442090759999998" table:style-name="ce1">
            <text:p>3,844209076</text:p>
          </table:table-cell>
          <table:table-cell office:value-type="float" office:value="1.0354085550000001" table:style-name="ce1">
            <text:p>1,035408555</text:p>
          </table:table-cell>
          <table:table-cell office:value-type="float" office:value="1.5157394479999999" table:style-name="ce1">
            <text:p>1,515739448</text:p>
          </table:table-cell>
          <table:table-cell office:value-type="float" office:value="4.2251871359999997" table:style-name="ce1">
            <text:p>4,225187136</text:p>
          </table:table-cell>
          <table:table-cell office:value-type="float" office:value="2.5528646849999999" table:style-name="ce1">
            <text:p>2,552864685</text:p>
          </table:table-cell>
          <table:table-cell office:value-type="float" office:value="0.88070130999999996" table:style-name="ce1">
            <text:p>0,88070131</text:p>
          </table:table-cell>
          <table:table-cell office:value-type="float" office:value="0.46443783100000002" table:style-name="ce1">
            <text:p>0,464437831</text:p>
          </table:table-cell>
          <table:table-cell office:value-type="float" office:value="1.0227079269999999" table:style-name="ce1">
            <text:p>1,022707927</text:p>
          </table:table-cell>
          <table:table-cell office:value-type="float" office:value="2.3829728970000001" table:style-name="ce1">
            <text:p>2,382972897</text:p>
          </table:table-cell>
          <table:table-cell office:value-type="float" office:value="2.5604351510000001" table:style-name="ce1">
            <text:p>2,560435151</text:p>
          </table:table-cell>
          <table:table-cell office:value-type="float" office:value="0.661376301" table:style-name="ce1">
            <text:p>0,661376301</text:p>
          </table:table-cell>
          <table:table-cell office:value-type="float" office:value="0.91981102699999995" table:style-name="ce1">
            <text:p>0,919811027</text:p>
          </table:table-cell>
          <table:table-cell office:value-type="float" office:value="1.50049118" table:style-name="ce1">
            <text:p>1,50049118</text:p>
          </table:table-cell>
          <table:table-cell office:value-type="float" office:value="1.2876972259999999" table:style-name="ce1">
            <text:p>1,287697226</text:p>
          </table:table-cell>
          <table:table-cell office:value-type="float" office:value="0.75974330300000004" table:style-name="ce1">
            <text:p>0,759743303</text:p>
          </table:table-cell>
          <table:table-cell office:value-type="float" office:value="0.60618699099999995" table:style-name="ce1">
            <text:p>0,606186991</text:p>
          </table:table-cell>
          <table:table-cell office:value-type="float" office:value="-0.94075379699999995" table:style-name="ce1">
            <text:p>-0,940753797</text:p>
          </table:table-cell>
          <table:table-cell office:value-type="float" office:value="2.359951181" table:style-name="ce1">
            <text:p>2,359951181</text:p>
          </table:table-cell>
          <table:table-cell office:value-type="float" office:value="-0.81862634099999998" table:style-name="ce1">
            <text:p>-0,818626341</text:p>
          </table:table-cell>
          <table:table-cell office:value-type="float" office:value="1.992361421" table:style-name="ce1">
            <text:p>1,992361421</text:p>
          </table:table-cell>
          <table:table-cell office:value-type="float" office:value="-0.43688241700000002" table:style-name="ce1">
            <text:p>-0,436882417</text:p>
          </table:table-cell>
          <table:table-cell office:value-type="float" office:value="1.3688384469999999" table:style-name="ce1">
            <text:p>1,368838447</text:p>
          </table:table-cell>
          <table:table-cell office:value-type="float" office:value="1.055446898" table:style-name="ce1">
            <text:p>1,055446898</text:p>
          </table:table-cell>
          <table:table-cell office:value-type="float" office:value="-0.78784836199999997" table:style-name="ce1">
            <text:p>-0,787848362</text:p>
          </table:table-cell>
          <table:table-cell office:value-type="float" office:value="2.694213382" table:style-name="ce1">
            <text:p>2,694213382</text:p>
          </table:table-cell>
          <table:table-cell office:value-type="float" office:value="4.4730075060000001" table:style-name="ce1">
            <text:p>4,473007506</text:p>
          </table:table-cell>
          <table:table-cell office:value-type="float" office:value="1.887753139" table:style-name="ce1">
            <text:p>1,887753139</text:p>
          </table:table-cell>
          <table:table-cell office:value-type="float" office:value="1.241177725" table:style-name="ce1">
            <text:p>1,241177725</text:p>
          </table:table-cell>
          <table:table-cell office:value-type="float" office:value="0.45368170099999999" table:style-name="ce1">
            <text:p>0,453681701</text:p>
          </table:table-cell>
          <table:table-cell office:value-type="float" office:value="1.15060867" table:style-name="ce1">
            <text:p>1,15060867</text:p>
          </table:table-cell>
          <table:table-cell office:value-type="float" office:value="7.4715496000000006E-2" table:style-name="ce1">
            <text:p>0,074715496</text:p>
          </table:table-cell>
          <table:table-cell office:value-type="float" office:value="2.935992047" table:style-name="ce1">
            <text:p>2,935992047</text:p>
          </table:table-cell>
          <table:table-cell office:value-type="float" office:value="2.3863953630000001" table:style-name="ce1">
            <text:p>2,386395363</text:p>
          </table:table-cell>
          <table:table-cell office:value-type="float" office:value="0.76203333500000003" table:style-name="ce1">
            <text:p>0,762033335</text:p>
          </table:table-cell>
          <table:table-cell office:value-type="float" office:value="1.7722450350000001" table:style-name="ce1">
            <text:p>1,772245035</text:p>
          </table:table-cell>
          <table:table-cell office:value-type="float" office:value="5.6110724000000001E-2" table:style-name="ce1">
            <text:p>0,056110724</text:p>
          </table:table-cell>
          <table:table-cell office:value-type="float" office:value="1.9645504540000001" table:style-name="ce1">
            <text:p>1,964550454</text:p>
          </table:table-cell>
          <table:table-cell office:value-type="float" office:value="0.85520618500000001" table:style-name="ce1">
            <text:p>0,855206185</text:p>
          </table:table-cell>
          <table:table-cell office:value-type="float" office:value="2.834860784" table:style-name="ce1">
            <text:p>2,834860784</text:p>
          </table:table-cell>
          <table:table-cell office:value-type="float" office:value="2.8935740719999998" table:style-name="ce1">
            <text:p>2,893574072</text:p>
          </table:table-cell>
          <table:table-cell office:value-type="float" office:value="0.13243308300000001" table:style-name="ce1">
            <text:p>0,132433083</text:p>
          </table:table-cell>
          <table:table-cell office:value-type="float" office:value="2.7594617000000001" table:style-name="ce1">
            <text:p>2,7594617</text:p>
          </table:table-cell>
          <table:table-cell office:value-type="float" office:value="1.344947677" table:style-name="ce1">
            <text:p>1,344947677</text:p>
          </table:table-cell>
          <table:table-cell office:value-type="float" office:value="0.73479386300000005" table:style-name="ce1">
            <text:p>0,734793863</text:p>
          </table:table-cell>
          <table:table-cell office:value-type="float" office:value="1.807851372" table:style-name="ce1">
            <text:p>1,807851372</text:p>
          </table:table-cell>
          <table:table-cell office:value-type="float" office:value="1.6098044" table:style-name="ce1">
            <text:p>1,6098044</text:p>
          </table:table-cell>
          <table:table-cell office:value-type="float" office:value="3.881581481" table:style-name="ce1">
            <text:p>3,881581481</text:p>
          </table:table-cell>
          <table:table-cell office:value-type="float" office:value="2.6474191999999999" table:style-name="ce1">
            <text:p>2,6474192</text:p>
          </table:table-cell>
          <table:table-cell office:value-type="float" office:value="1.3020914320000001" table:style-name="ce1">
            <text:p>1,302091432</text:p>
          </table:table-cell>
          <table:table-cell office:value-type="float" office:value="0.44322008899999998" table:style-name="ce1">
            <text:p>0,443220089</text:p>
          </table:table-cell>
          <table:table-cell office:value-type="float" office:value="0.995084737" table:style-name="ce1">
            <text:p>0,995084737</text:p>
          </table:table-cell>
          <table:table-cell office:value-type="float" office:value="0.40096892200000001" table:style-name="ce1">
            <text:p>0,400968922</text:p>
          </table:table-cell>
          <table:table-cell office:value-type="float" office:value="5.114564154" table:style-name="ce1">
            <text:p>5,114564154</text:p>
          </table:table-cell>
          <table:table-cell office:value-type="float" office:value="1.889045125" table:style-name="ce1">
            <text:p>1,889045125</text:p>
          </table:table-cell>
          <table:table-cell office:value-type="float" office:value="0.65739909900000004" table:style-name="ce1">
            <text:p>0,657399099</text:p>
          </table:table-cell>
          <table:table-cell office:value-type="float" office:value="5.7906313029999996" table:style-name="ce1">
            <text:p>5,790631303</text:p>
          </table:table-cell>
          <table:table-cell office:value-type="float" office:value="2.0605364260000001" table:style-name="ce1">
            <text:p>2,060536426</text:p>
          </table:table-cell>
          <table:table-cell office:value-type="float" office:value="2.0876290549999998" table:style-name="ce1">
            <text:p>2,087629055</text:p>
          </table:table-cell>
          <table:table-cell office:value-type="float" office:value="1.7071237960000001" table:style-name="ce1">
            <text:p>1,707123796</text:p>
          </table:table-cell>
          <table:table-cell office:value-type="float" office:value="1.256186053" table:style-name="ce1">
            <text:p>1,256186053</text:p>
          </table:table-cell>
          <table:table-cell office:value-type="float" office:value="1.5793674019999999" table:style-name="ce1">
            <text:p>1,579367402</text:p>
          </table:table-cell>
          <table:table-cell office:value-type="float" office:value="0.221019613" table:style-name="ce1">
            <text:p>0,221019613</text:p>
          </table:table-cell>
          <table:table-cell office:value-type="float" office:value="2.0062828700000002" table:style-name="ce1">
            <text:p>2,00628287</text:p>
          </table:table-cell>
          <table:table-cell office:value-type="float" office:value="-6.6641100999999994E-2" table:style-name="ce1">
            <text:p>-0,066641101</text:p>
          </table:table-cell>
          <table:table-cell office:value-type="float" office:value="2.8990386109999999" table:style-name="ce1">
            <text:p>2,899038611</text:p>
          </table:table-cell>
          <table:table-cell office:value-type="float" office:value="-1.7592082579999999" table:style-name="ce1">
            <text:p>-1,759208258</text:p>
          </table:table-cell>
          <table:table-cell office:value-type="float" office:value="0.501900028" table:style-name="ce1">
            <text:p>0,501900028</text:p>
          </table:table-cell>
          <table:table-cell office:value-type="float" office:value="-0.41414110199999998" table:style-name="ce1">
            <text:p>-0,414141102</text:p>
          </table:table-cell>
          <table:table-cell office:value-type="float" office:value="1.3428584349999999" table:style-name="ce1">
            <text:p>1,342858435</text:p>
          </table:table-cell>
          <table:table-cell office:value-type="float" office:value="2.290480058" table:style-name="ce1">
            <text:p>2,290480058</text:p>
          </table:table-cell>
          <table:table-cell office:value-type="float" office:value="1.313299523" table:style-name="ce1">
            <text:p>1,313299523</text:p>
          </table:table-cell>
          <table:table-cell office:value-type="float" office:value="0.44541852900000001" table:style-name="ce1">
            <text:p>0,445418529</text:p>
          </table:table-cell>
          <table:table-cell office:value-type="float" office:value="0.52089856000000001" table:style-name="ce1">
            <text:p>0,52089856</text:p>
          </table:table-cell>
          <table:table-cell office:value-type="float" office:value="4.2399962909999998" table:style-name="ce1">
            <text:p>4,239996291</text:p>
          </table:table-cell>
          <table:table-cell office:value-type="float" office:value="-0.47005222800000002" table:style-name="ce1">
            <text:p>-0,470052228</text:p>
          </table:table-cell>
          <table:table-cell office:value-type="float" office:value="0.192558642" table:style-name="ce1">
            <text:p>0,192558642</text:p>
          </table:table-cell>
          <table:table-cell office:value-type="float" office:value="2.5426902070000001" table:style-name="ce1">
            <text:p>2,542690207</text:p>
          </table:table-cell>
          <table:table-cell office:value-type="float" office:value="1.260452919" table:style-name="ce1">
            <text:p>1,260452919</text:p>
          </table:table-cell>
          <table:table-cell office:value-type="float" office:value="2.5567843890000002" table:style-name="ce1">
            <text:p>2,556784389</text:p>
          </table:table-cell>
          <table:table-cell office:value-type="float" office:value="2.4072122770000002" table:style-name="ce1">
            <text:p>2,407212277</text:p>
          </table:table-cell>
          <table:table-cell office:value-type="float" office:value="2.8084155900000001" table:style-name="ce1">
            <text:p>2,80841559</text:p>
          </table:table-cell>
          <table:table-cell office:value-type="float" office:value="1.1863769369999999" table:style-name="ce1">
            <text:p>1,186376937</text:p>
          </table:table-cell>
          <table:table-cell office:value-type="float" office:value="2.6953472409999999" table:style-name="ce1">
            <text:p>2,695347241</text:p>
          </table:table-cell>
          <table:table-cell office:value-type="float" office:value="2.1816266940000002" table:style-name="ce1">
            <text:p>2,181626694</text:p>
          </table:table-cell>
          <table:table-cell office:value-type="float" office:value="0.47536382799999999" table:style-name="ce1">
            <text:p>0,475363828</text:p>
          </table:table-cell>
          <table:table-cell office:value-type="float" office:value="0.97856413600000003" table:style-name="ce1">
            <text:p>0,978564136</text:p>
          </table:table-cell>
          <table:table-cell office:value-type="float" office:value="2.7453181500000001" table:style-name="ce1">
            <text:p>2,74531815</text:p>
          </table:table-cell>
          <table:table-cell office:value-type="float" office:value="-0.49477257400000002" table:style-name="ce1">
            <text:p>-0,494772574</text:p>
          </table:table-cell>
          <table:table-cell office:value-type="float" office:value="2.7381929309999999" table:style-name="ce1">
            <text:p>2,738192931</text:p>
          </table:table-cell>
          <table:table-cell office:value-type="float" office:value="1.5117439829999999" table:style-name="ce1">
            <text:p>1,511743983</text:p>
          </table:table-cell>
          <table:table-cell office:value-type="float" office:value="2.7347565249999999" table:style-name="ce1">
            <text:p>2,734756525</text:p>
          </table:table-cell>
          <table:table-cell office:value-type="float" office:value="1.753054989" table:style-name="ce1">
            <text:p>1,753054989</text:p>
          </table:table-cell>
          <table:table-cell office:value-type="float" office:value="1.875249494" table:style-name="ce1">
            <text:p>1,875249494</text:p>
          </table:table-cell>
          <table:table-cell office:value-type="float" office:value="1.053214747" table:style-name="ce1">
            <text:p>1,053214747</text:p>
          </table:table-cell>
          <table:table-cell office:value-type="float" office:value="9.5033879000000002E-2" table:style-name="ce1">
            <text:p>0,095033879</text:p>
          </table:table-cell>
          <table:table-cell office:value-type="float" office:value="7.5190689000000005E-2" table:style-name="ce1">
            <text:p>0,075190689</text:p>
          </table:table-cell>
          <table:table-cell office:value-type="float" office:value="1.057454686" table:style-name="ce1">
            <text:p>1,057454686</text:p>
          </table:table-cell>
          <table:table-cell office:value-type="float" office:value="0.820626097" table:style-name="ce1">
            <text:p>0,820626097</text:p>
          </table:table-cell>
          <table:table-cell office:value-type="float" office:value="2.9802231739999998" table:style-name="ce1">
            <text:p>2,980223174</text:p>
          </table:table-cell>
          <table:table-cell office:value-type="float" office:value="2.2297950530000001" table:style-name="ce1">
            <text:p>2,229795053</text:p>
          </table:table-cell>
          <table:table-cell office:value-type="float" office:value="-3.9133500209999998" table:style-name="ce1">
            <text:p>-3,913350021</text:p>
          </table:table-cell>
          <table:table-cell office:value-type="float" office:value="1.7155291079999999" table:style-name="ce1">
            <text:p>1,715529108</text:p>
          </table:table-cell>
          <table:table-cell office:value-type="float" office:value="3.222050147" table:style-name="ce1">
            <text:p>3,222050147</text:p>
          </table:table-cell>
          <table:table-cell office:value-type="float" office:value="0.72389472200000005" table:style-name="ce1">
            <text:p>0,723894722</text:p>
          </table:table-cell>
          <table:table-cell office:value-type="float" office:value="0.55164120800000005" table:style-name="ce1">
            <text:p>0,551641208</text:p>
          </table:table-cell>
          <table:table-cell office:value-type="float" office:value="2.5609450919999999" table:style-name="ce1">
            <text:p>2,560945092</text:p>
          </table:table-cell>
          <table:table-cell office:value-type="float" office:value="0.40215071800000002" table:style-name="ce1">
            <text:p>0,402150718</text:p>
          </table:table-cell>
          <table:table-cell office:value-type="float" office:value="2.4086478840000001" table:style-name="ce1">
            <text:p>2,408647884</text:p>
          </table:table-cell>
          <table:table-cell office:value-type="float" office:value="1.7941462699999999" table:style-name="ce1">
            <text:p>1,79414627</text:p>
          </table:table-cell>
          <table:table-cell office:value-type="float" office:value="1.0558576820000001" table:style-name="ce1">
            <text:p>1,055857682</text:p>
          </table:table-cell>
          <table:table-cell office:value-type="float" office:value="1.8536508270000001" table:style-name="ce1">
            <text:p>1,853650827</text:p>
          </table:table-cell>
          <table:table-cell office:value-type="float" office:value="1.765814064" table:style-name="ce1">
            <text:p>1,765814064</text:p>
          </table:table-cell>
          <table:table-cell office:value-type="float" office:value="-0.24478603400000001" table:style-name="ce1">
            <text:p>-0,244786034</text:p>
          </table:table-cell>
          <table:table-cell office:value-type="float" office:value="1.260452919" table:style-name="ce1">
            <text:p>1,260452919</text:p>
          </table:table-cell>
          <table:table-cell office:value-type="float" office:value="2.7347565249999999" table:style-name="ce1">
            <text:p>2,734756525</text:p>
          </table:table-cell>
          <table:table-cell office:value-type="float" office:value="0.58448497099999996" table:style-name="ce1">
            <text:p>0,584484971</text:p>
          </table:table-cell>
          <table:table-cell office:value-type="float" office:value="1.049753044" table:style-name="ce1">
            <text:p>1,049753044</text:p>
          </table:table-cell>
          <table:table-cell office:value-type="float" office:value="1.666051682" table:style-name="ce1">
            <text:p>1,666051682</text:p>
          </table:table-cell>
          <table:table-cell office:value-type="float" office:value="1.1508441089999999" table:style-name="ce1">
            <text:p>1,150844109</text:p>
          </table:table-cell>
          <table:table-cell office:value-type="float" office:value="3.0025405100000002" table:style-name="ce1">
            <text:p>3,00254051</text:p>
          </table:table-cell>
          <table:table-cell office:value-type="float" office:value="3.4960891670000001" table:style-name="ce1">
            <text:p>3,496089167</text:p>
          </table:table-cell>
          <table:table-cell office:value-type="float" office:value="-0.26125188900000001" table:style-name="ce1">
            <text:p>-0,261251889</text:p>
          </table:table-cell>
          <table:table-cell office:value-type="float" office:value="0.80610517699999995" table:style-name="ce1">
            <text:p>0,806105177</text:p>
          </table:table-cell>
          <table:table-cell office:value-type="float" office:value="0.33981968400000001" table:style-name="ce1">
            <text:p>0,339819684</text:p>
          </table:table-cell>
          <table:table-cell office:value-type="float" office:value="0.73064117799999995" table:style-name="ce1">
            <text:p>0,730641178</text:p>
          </table:table-cell>
          <table:table-cell office:value-type="float" office:value="1.744258375" table:style-name="ce1">
            <text:p>1,744258375</text:p>
          </table:table-cell>
          <table:table-cell office:value-type="float" office:value="0.26329203499999998" table:style-name="ce1">
            <text:p>0,263292035</text:p>
          </table:table-cell>
          <table:table-cell office:value-type="float" office:value="0.1220584" table:style-name="ce1">
            <text:p>0,1220584</text:p>
          </table:table-cell>
          <table:table-cell office:value-type="float" office:value="0.56070733900000003" table:style-name="ce1">
            <text:p>0,560707339</text:p>
          </table:table-cell>
          <table:table-cell office:value-type="float" office:value="-0.16141454599999999" table:style-name="ce1">
            <text:p>-0,161414546</text:p>
          </table:table-cell>
          <table:table-cell office:value-type="float" office:value="1.0439622749999999" table:style-name="ce1">
            <text:p>1,043962275</text:p>
          </table:table-cell>
          <table:table-cell office:value-type="float" office:value="2.7073639950000001" table:style-name="ce1">
            <text:p>2,707363995</text:p>
          </table:table-cell>
          <table:table-cell office:value-type="float" office:value="1.168119972" table:style-name="ce1">
            <text:p>1,168119972</text:p>
          </table:table-cell>
          <table:table-cell office:value-type="float" office:value="0.669894192" table:style-name="ce1">
            <text:p>0,669894192</text:p>
          </table:table-cell>
          <table:table-cell office:value-type="float" office:value="-1.364932338" table:style-name="ce1">
            <text:p>-1,364932338</text:p>
          </table:table-cell>
          <table:table-cell office:value-type="float" office:value="2.5780720239999999" table:style-name="ce1">
            <text:p>2,578072024</text:p>
          </table:table-cell>
          <table:table-cell office:value-type="float" office:value="1.5289263070000001" table:style-name="ce1">
            <text:p>1,528926307</text:p>
          </table:table-cell>
          <table:table-cell office:value-type="float" office:value="3.066874538" table:style-name="ce1">
            <text:p>3,066874538</text:p>
          </table:table-cell>
          <table:table-cell office:value-type="float" office:value="1.6638128510000001" table:style-name="ce1">
            <text:p>1,663812851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6" table:style-name="ce1">
            <text:p>2016</text:p>
          </table:table-cell>
          <table:table-cell office:value-type="float" office:value="0.50761772999999999" table:style-name="ce1">
            <text:p>0,50761773</text:p>
          </table:table-cell>
          <table:table-cell office:value-type="float" office:value="2.778317409" table:style-name="ce1">
            <text:p>2,778317409</text:p>
          </table:table-cell>
          <table:table-cell office:value-type="float" office:value="3.3782727800000001" table:style-name="ce1">
            <text:p>3,37827278</text:p>
          </table:table-cell>
          <table:table-cell office:value-type="float" office:value="-0.159880412" table:style-name="ce1">
            <text:p>-0,159880412</text:p>
          </table:table-cell>
          <table:table-cell office:value-type="float" office:value="-0.91946973799999998" table:style-name="ce1">
            <text:p>-0,919469738</text:p>
          </table:table-cell>
          <table:table-cell office:value-type="float" office:value="2.0190873840000001" table:style-name="ce1">
            <text:p>2,019087384</text:p>
          </table:table-cell>
          <table:table-cell office:value-type="float" office:value="1.0532811289999999" table:style-name="ce1">
            <text:p>1,053281129</text:p>
          </table:table-cell>
          <table:table-cell office:value-type="float" office:value="1.057181578" table:style-name="ce1">
            <text:p>1,057181578</text:p>
          </table:table-cell>
          <table:table-cell office:value-type="float" office:value="0.36143143900000002" table:style-name="ce1">
            <text:p>0,361431439</text:p>
          </table:table-cell>
          <table:table-cell office:value-type="float" office:value="-0.12729377" table:style-name="ce1">
            <text:p>-0,12729377</text:p>
          </table:table-cell>
          <table:table-cell office:value-type="float" office:value="1.0218438350000001" table:style-name="ce1">
            <text:p>1,021843835</text:p>
          </table:table-cell>
          <table:table-cell office:value-type="float" office:value="1.561940498" table:style-name="ce1">
            <text:p>1,561940498</text:p>
          </table:table-cell>
          <table:table-cell office:value-type="float" office:value="1.0813962989999999" table:style-name="ce1">
            <text:p>1,081396299</text:p>
          </table:table-cell>
          <table:table-cell office:value-type="float" office:value="1.1178572099999999" table:style-name="ce1">
            <text:p>1,11785721</text:p>
          </table:table-cell>
          <table:table-cell office:value-type="float" office:value="3.1770160870000002" table:style-name="ce1">
            <text:p>3,177016087</text:p>
          </table:table-cell>
          <table:table-cell office:value-type="float" office:value="0.50630000200000003" table:style-name="ce1">
            <text:p>0,506300002</text:p>
          </table:table-cell>
          <table:table-cell office:value-type="float" office:value="2.7614094929999999" table:style-name="ce1">
            <text:p>2,761409493</text:p>
          </table:table-cell>
          <table:table-cell office:value-type="float" office:value="2.9153190709999999" table:style-name="ce1">
            <text:p>2,915319071</text:p>
          </table:table-cell>
          <table:table-cell office:value-type="float" office:value="1.0913004820000001" table:style-name="ce1">
            <text:p>1,091300482</text:p>
          </table:table-cell>
          <table:table-cell office:value-type="float" office:value="-0.70138209799999995" table:style-name="ce1">
            <text:p>-0,701382098</text:p>
          </table:table-cell>
          <table:table-cell office:value-type="float" office:value="3.8565824609999999" table:style-name="ce1">
            <text:p>3,856582461</text:p>
          </table:table-cell>
          <table:table-cell office:value-type="float" office:value="0.99051913599999997" table:style-name="ce1">
            <text:p>0,990519136</text:p>
          </table:table-cell>
          <table:table-cell office:value-type="float" office:value="-1.2645811739999999" table:style-name="ce1">
            <text:p>-1,264581174</text:p>
          </table:table-cell>
          <table:table-cell office:value-type="float" office:value="0.12551111000000001" table:style-name="ce1">
            <text:p>0,12551111</text:p>
          </table:table-cell>
          <table:table-cell office:value-type="float" office:value="2.0476958839999999" table:style-name="ce1">
            <text:p>2,047695884</text:p>
          </table:table-cell>
          <table:table-cell office:value-type="float" office:value="-1.046951883" table:style-name="ce1">
            <text:p>-1,046951883</text:p>
          </table:table-cell>
          <table:table-cell office:value-type="float" office:value="1.480132784" table:style-name="ce1">
            <text:p>1,480132784</text:p>
          </table:table-cell>
          <table:table-cell office:value-type="float" office:value="0.82374823200000002" table:style-name="ce1">
            <text:p>0,823748232</text:p>
          </table:table-cell>
          <table:table-cell office:value-type="float" office:value="0.165289294" table:style-name="ce1">
            <text:p>0,165289294</text:p>
          </table:table-cell>
          <table:table-cell office:value-type="float" office:value="1.172400865" table:style-name="ce1">
            <text:p>1,172400865</text:p>
          </table:table-cell>
          <table:table-cell office:value-type="float" office:value="1.2062266239999999" table:style-name="ce1">
            <text:p>1,206226624</text:p>
          </table:table-cell>
          <table:table-cell office:value-type="float" office:value="1.832852792" table:style-name="ce1">
            <text:p>1,832852792</text:p>
          </table:table-cell>
          <table:table-cell office:value-type="float" office:value="0.98589448599999996" table:style-name="ce1">
            <text:p>0,985894486</text:p>
          </table:table-cell>
          <table:table-cell office:value-type="float" office:value="1.1323486549999999" table:style-name="ce1">
            <text:p>1,132348655</text:p>
          </table:table-cell>
          <table:table-cell office:value-type="float" office:value="-0.25529091300000001" table:style-name="ce1">
            <text:p>-0,255290913</text:p>
          </table:table-cell>
          <table:table-cell office:value-type="float" office:value="1.0920311739999999" table:style-name="ce1">
            <text:p>1,092031174</text:p>
          </table:table-cell>
          <table:table-cell office:value-type="float" office:value="0.92565390000000003" table:style-name="ce1">
            <text:p>0,9256539</text:p>
          </table:table-cell>
          <table:table-cell office:value-type="float" office:value="1.325201606" table:style-name="ce1">
            <text:p>1,325201606</text:p>
          </table:table-cell>
          <table:table-cell office:value-type="float" office:value="0.54147851199999997" table:style-name="ce1">
            <text:p>0,541478512</text:p>
          </table:table-cell>
          <table:table-cell office:value-type="float" office:value="2.536099761" table:style-name="ce1">
            <text:p>2,536099761</text:p>
          </table:table-cell>
          <table:table-cell office:value-type="float" office:value="2.6604946090000001" table:style-name="ce1">
            <text:p>2,660494609</text:p>
          </table:table-cell>
          <table:table-cell office:value-type="float" office:value="3.2829146279999999" table:style-name="ce1">
            <text:p>3,282914628</text:p>
          </table:table-cell>
          <table:table-cell office:value-type="float" office:value="2.5395856339999998" table:style-name="ce1">
            <text:p>2,539585634</text:p>
          </table:table-cell>
          <table:table-cell office:value-type="float" office:value="1.3676499520000001" table:style-name="ce1">
            <text:p>1,367649952</text:p>
          </table:table-cell>
          <table:table-cell office:value-type="float" office:value="2.3100601549999999" table:style-name="ce1">
            <text:p>2,310060155</text:p>
          </table:table-cell>
          <table:table-cell office:value-type="float" office:value="1.212831744" table:style-name="ce1">
            <text:p>1,212831744</text:p>
          </table:table-cell>
          <table:table-cell office:value-type="float" office:value="1.0575703809999999" table:style-name="ce1">
            <text:p>1,057570381</text:p>
          </table:table-cell>
          <table:table-cell office:value-type="float" office:value="0.65324916" table:style-name="ce1">
            <text:p>0,65324916</text:p>
          </table:table-cell>
          <table:table-cell office:value-type="float" office:value="9.1156670999999995E-2" table:style-name="ce1">
            <text:p>0,091156671</text:p>
          </table:table-cell>
          <table:table-cell office:value-type="float" office:value="1.0603164410000001" table:style-name="ce1">
            <text:p>1,060316441</text:p>
          </table:table-cell>
          <table:table-cell office:value-type="float" office:value="1.3597113569999999" table:style-name="ce1">
            <text:p>1,359711357</text:p>
          </table:table-cell>
          <table:table-cell office:value-type="float" office:value="0.789478236" table:style-name="ce1">
            <text:p>0,789478236</text:p>
          </table:table-cell>
          <table:table-cell office:value-type="float" office:value="0.192048416" table:style-name="ce1">
            <text:p>0,192048416</text:p>
          </table:table-cell>
          <table:table-cell office:value-type="float" office:value="0.80721853899999996" table:style-name="ce1">
            <text:p>0,807218539</text:p>
          </table:table-cell>
          <table:table-cell office:value-type="float" office:value="1.6406378509999999" table:style-name="ce1">
            <text:p>1,640637851</text:p>
          </table:table-cell>
          <table:table-cell office:value-type="float" office:value="0.17404734599999999" table:style-name="ce1">
            <text:p>0,174047346</text:p>
          </table:table-cell>
          <table:table-cell office:value-type="float" office:value="0.78039264399999997" table:style-name="ce1">
            <text:p>0,780392644</text:p>
          </table:table-cell>
          <table:table-cell office:value-type="float" office:value="1.1225092569999999" table:style-name="ce1">
            <text:p>1,122509257</text:p>
          </table:table-cell>
          <table:table-cell office:value-type="float" office:value="2.0513545839999998" table:style-name="ce1">
            <text:p>2,051354584</text:p>
          </table:table-cell>
          <table:table-cell office:value-type="float" office:value="0.73171616699999997" table:style-name="ce1">
            <text:p>0,731716167</text:p>
          </table:table-cell>
          <table:table-cell office:value-type="float" office:value="1.352590798" table:style-name="ce1">
            <text:p>1,352590798</text:p>
          </table:table-cell>
          <table:table-cell office:value-type="float" office:value="0.68468235200000005" table:style-name="ce1">
            <text:p>0,684682352</text:p>
          </table:table-cell>
          <table:table-cell office:value-type="float" office:value="0.65970780100000004" table:style-name="ce1">
            <text:p>0,659707801</text:p>
          </table:table-cell>
          <table:table-cell office:value-type="float" office:value="0.46292132699999999" table:style-name="ce1">
            <text:p>0,462921327</text:p>
          </table:table-cell>
          <table:table-cell office:value-type="float" office:value="1.7068808600000001" table:style-name="ce1">
            <text:p>1,70688086</text:p>
          </table:table-cell>
          <table:table-cell office:value-type="float" office:value="2.1452254900000001" table:style-name="ce1">
            <text:p>2,14522549</text:p>
          </table:table-cell>
          <table:table-cell office:value-type="float" office:value="0.29260883700000001" table:style-name="ce1">
            <text:p>0,292608837</text:p>
          </table:table-cell>
          <table:table-cell table:style-name="ce1"/>
          <table:table-cell office:value-type="float" office:value="8.4430149999999995E-2" table:style-name="ce1">
            <text:p>0,08443015</text:p>
          </table:table-cell>
          <table:table-cell office:value-type="float" office:value="2.9112226000000001E-2" table:style-name="ce1">
            <text:p>0,029112226</text:p>
          </table:table-cell>
          <table:table-cell office:value-type="float" office:value="2.7081063040000002" table:style-name="ce1">
            <text:p>2,708106304</text:p>
          </table:table-cell>
          <table:table-cell office:value-type="float" office:value="0.21234557500000001" table:style-name="ce1">
            <text:p>0,212345575</text:p>
          </table:table-cell>
          <table:table-cell office:value-type="float" office:value="2.2698662540000001" table:style-name="ce1">
            <text:p>2,269866254</text:p>
          </table:table-cell>
          <table:table-cell office:value-type="float" office:value="0.28742140199999999" table:style-name="ce1">
            <text:p>0,287421402</text:p>
          </table:table-cell>
          <table:table-cell office:value-type="float" office:value="0.43330839399999999" table:style-name="ce1">
            <text:p>0,433308394</text:p>
          </table:table-cell>
          <table:table-cell office:value-type="float" office:value="0.26386878899999999" table:style-name="ce1">
            <text:p>0,263868789</text:p>
          </table:table-cell>
          <table:table-cell office:value-type="float" office:value="0.25357512799999998" table:style-name="ce1">
            <text:p>0,253575128</text:p>
          </table:table-cell>
          <table:table-cell office:value-type="float" office:value="1.204888841" table:style-name="ce1">
            <text:p>1,204888841</text:p>
          </table:table-cell>
          <table:table-cell office:value-type="float" office:value="3.0433951549999998" table:style-name="ce1">
            <text:p>3,043395155</text:p>
          </table:table-cell>
          <table:table-cell office:value-type="float" office:value="0.75787449299999998" table:style-name="ce1">
            <text:p>0,757874493</text:p>
          </table:table-cell>
          <table:table-cell office:value-type="float" office:value="5.9816598999999998E-2" table:style-name="ce1">
            <text:p>0,059816599</text:p>
          </table:table-cell>
          <table:table-cell office:value-type="float" office:value="2.2465992680000002" table:style-name="ce1">
            <text:p>2,246599268</text:p>
          </table:table-cell>
          <table:table-cell office:value-type="float" office:value="2.9641490000000001E-3" table:style-name="ce1">
            <text:p>0,002964149</text:p>
          </table:table-cell>
          <table:table-cell office:value-type="float" office:value="2.6444873430000002" table:style-name="ce1">
            <text:p>2,644487343</text:p>
          </table:table-cell>
          <table:table-cell office:value-type="float" office:value="2.988605658" table:style-name="ce1">
            <text:p>2,988605658</text:p>
          </table:table-cell>
          <table:table-cell office:value-type="float" office:value="2.5705756110000002" table:style-name="ce1">
            <text:p>2,570575611</text:p>
          </table:table-cell>
          <table:table-cell office:value-type="float" office:value="3.9112323469999999" table:style-name="ce1">
            <text:p>3,911232347</text:p>
          </table:table-cell>
          <table:table-cell office:value-type="float" office:value="-0.41591302800000002" table:style-name="ce1">
            <text:p>-0,415913028</text:p>
          </table:table-cell>
          <table:table-cell office:value-type="float" office:value="0.60220322100000001" table:style-name="ce1">
            <text:p>0,602203221</text:p>
          </table:table-cell>
          <table:table-cell office:value-type="float" office:value="0.12822797799999999" table:style-name="ce1">
            <text:p>0,128227978</text:p>
          </table:table-cell>
          <table:table-cell office:value-type="float" office:value="1.658073318" table:style-name="ce1">
            <text:p>1,658073318</text:p>
          </table:table-cell>
          <table:table-cell office:value-type="float" office:value="0.67610262300000001" table:style-name="ce1">
            <text:p>0,676102623</text:p>
          </table:table-cell>
          <table:table-cell office:value-type="float" office:value="0.511309291" table:style-name="ce1">
            <text:p>0,511309291</text:p>
          </table:table-cell>
          <table:table-cell office:value-type="float" office:value="0.56092882700000002" table:style-name="ce1">
            <text:p>0,560928827</text:p>
          </table:table-cell>
          <table:table-cell office:value-type="float" office:value="0.61936634499999998" table:style-name="ce1">
            <text:p>0,619366345</text:p>
          </table:table-cell>
          <table:table-cell office:value-type="float" office:value="1.7176388549999999" table:style-name="ce1">
            <text:p>1,717638855</text:p>
          </table:table-cell>
          <table:table-cell office:value-type="float" office:value="2.8210606280000001" table:style-name="ce1">
            <text:p>2,821060628</text:p>
          </table:table-cell>
          <table:table-cell office:value-type="float" office:value="-0.69838345700000004" table:style-name="ce1">
            <text:p>-0,698383457</text:p>
          </table:table-cell>
          <table:table-cell office:value-type="float" office:value="1.3413209340000001" table:style-name="ce1">
            <text:p>1,341320934</text:p>
          </table:table-cell>
          <table:table-cell office:value-type="float" office:value="-0.29511060500000003" table:style-name="ce1">
            <text:p>-0,295110605</text:p>
          </table:table-cell>
          <table:table-cell office:value-type="float" office:value="0.943815564" table:style-name="ce1">
            <text:p>0,943815564</text:p>
          </table:table-cell>
          <table:table-cell office:value-type="float" office:value="1.2704229490000001" table:style-name="ce1">
            <text:p>1,270422949</text:p>
          </table:table-cell>
          <table:table-cell office:value-type="float" office:value="2.2646290109999998" table:style-name="ce1">
            <text:p>2,264629011</text:p>
          </table:table-cell>
          <table:table-cell office:value-type="float" office:value="2.3228731950000001" table:style-name="ce1">
            <text:p>2,322873195</text:p>
          </table:table-cell>
          <table:table-cell office:value-type="float" office:value="1.2197656160000001" table:style-name="ce1">
            <text:p>1,219765616</text:p>
          </table:table-cell>
          <table:table-cell office:value-type="float" office:value="2.2351792530000001" table:style-name="ce1">
            <text:p>2,235179253</text:p>
          </table:table-cell>
          <table:table-cell office:value-type="float" office:value="6.3655637000000001E-2" table:style-name="ce1">
            <text:p>0,063655637</text:p>
          </table:table-cell>
          <table:table-cell office:value-type="float" office:value="1.0898800799999999" table:style-name="ce1">
            <text:p>1,08988008</text:p>
          </table:table-cell>
          <table:table-cell table:style-name="ce1"/>
          <table:table-cell office:value-type="float" office:value="1.1288340640000001" table:style-name="ce1">
            <text:p>1,128834064</text:p>
          </table:table-cell>
          <table:table-cell office:value-type="float" office:value="1.3562482440000001" table:style-name="ce1">
            <text:p>1,356248244</text:p>
          </table:table-cell>
          <table:table-cell office:value-type="float" office:value="2.8772541280000001" table:style-name="ce1">
            <text:p>2,877254128</text:p>
          </table:table-cell>
          <table:table-cell office:value-type="float" office:value="1.3880814960000001" table:style-name="ce1">
            <text:p>1,388081496</text:p>
          </table:table-cell>
          <table:table-cell office:value-type="float" office:value="1.9603489620000001" table:style-name="ce1">
            <text:p>1,960348962</text:p>
          </table:table-cell>
          <table:table-cell office:value-type="float" office:value="-0.169884073" table:style-name="ce1">
            <text:p>-0,169884073</text:p>
          </table:table-cell>
          <table:table-cell office:value-type="float" office:value="0.52497343799999996" table:style-name="ce1">
            <text:p>0,524973438</text:p>
          </table:table-cell>
          <table:table-cell office:value-type="float" office:value="3.0280915369999999" table:style-name="ce1">
            <text:p>3,028091537</text:p>
          </table:table-cell>
          <table:table-cell office:value-type="float" office:value="-0.115284177" table:style-name="ce1">
            <text:p>-0,115284177</text:p>
          </table:table-cell>
          <table:table-cell office:value-type="float" office:value="1.42204614" table:style-name="ce1">
            <text:p>1,42204614</text:p>
          </table:table-cell>
          <table:table-cell office:value-type="float" office:value="2.4211431970000001" table:style-name="ce1">
            <text:p>2,421143197</text:p>
          </table:table-cell>
          <table:table-cell office:value-type="float" office:value="2.037224422" table:style-name="ce1">
            <text:p>2,037224422</text:p>
          </table:table-cell>
          <table:table-cell office:value-type="float" office:value="1.5652270509999999" table:style-name="ce1">
            <text:p>1,565227051</text:p>
          </table:table-cell>
          <table:table-cell office:value-type="float" office:value="1.426716047" table:style-name="ce1">
            <text:p>1,426716047</text:p>
          </table:table-cell>
          <table:table-cell office:value-type="float" office:value="0.82658761300000005" table:style-name="ce1">
            <text:p>0,826587613</text:p>
          </table:table-cell>
          <table:table-cell office:value-type="float" office:value="0.39685182299999999" table:style-name="ce1">
            <text:p>0,396851823</text:p>
          </table:table-cell>
          <table:table-cell office:value-type="float" office:value="3.1131042459999998" table:style-name="ce1">
            <text:p>3,113104246</text:p>
          </table:table-cell>
          <table:table-cell office:value-type="float" office:value="1.001429916" table:style-name="ce1">
            <text:p>1,001429916</text:p>
          </table:table-cell>
          <table:table-cell office:value-type="float" office:value="1.5409434660000001" table:style-name="ce1">
            <text:p>1,540943466</text:p>
          </table:table-cell>
          <table:table-cell office:value-type="float" office:value="2.6949034699999999" table:style-name="ce1">
            <text:p>2,69490347</text:p>
          </table:table-cell>
          <table:table-cell office:value-type="float" office:value="2.5292831320000002" table:style-name="ce1">
            <text:p>2,529283132</text:p>
          </table:table-cell>
          <table:table-cell office:value-type="float" office:value="1.1440288999999999" table:style-name="ce1">
            <text:p>1,1440289</text:p>
          </table:table-cell>
          <table:table-cell office:value-type="float" office:value="0.50007065100000003" table:style-name="ce1">
            <text:p>0,500070651</text:p>
          </table:table-cell>
          <table:table-cell office:value-type="float" office:value="0.994284787" table:style-name="ce1">
            <text:p>0,994284787</text:p>
          </table:table-cell>
          <table:table-cell office:value-type="float" office:value="2.377984729" table:style-name="ce1">
            <text:p>2,377984729</text:p>
          </table:table-cell>
          <table:table-cell office:value-type="float" office:value="2.5771568010000001" table:style-name="ce1">
            <text:p>2,577156801</text:p>
          </table:table-cell>
          <table:table-cell office:value-type="float" office:value="0.50048022700000006" table:style-name="ce1">
            <text:p>0,500480227</text:p>
          </table:table-cell>
          <table:table-cell office:value-type="float" office:value="1.104983619" table:style-name="ce1">
            <text:p>1,104983619</text:p>
          </table:table-cell>
          <table:table-cell office:value-type="float" office:value="1.4834940109999999" table:style-name="ce1">
            <text:p>1,483494011</text:p>
          </table:table-cell>
          <table:table-cell office:value-type="float" office:value="1.281622321" table:style-name="ce1">
            <text:p>1,281622321</text:p>
          </table:table-cell>
          <table:table-cell office:value-type="float" office:value="0.77310084899999998" table:style-name="ce1">
            <text:p>0,773100849</text:p>
          </table:table-cell>
          <table:table-cell office:value-type="float" office:value="0.623114426" table:style-name="ce1">
            <text:p>0,623114426</text:p>
          </table:table-cell>
          <table:table-cell office:value-type="float" office:value="-1.2706945329999999" table:style-name="ce1">
            <text:p>-1,270694533</text:p>
          </table:table-cell>
          <table:table-cell office:value-type="float" office:value="2.1553119879999998" table:style-name="ce1">
            <text:p>2,155311988</text:p>
          </table:table-cell>
          <table:table-cell office:value-type="float" office:value="-0.91388533199999999" table:style-name="ce1">
            <text:p>-0,913885332</text:p>
          </table:table-cell>
          <table:table-cell office:value-type="float" office:value="1.7698732079999999" table:style-name="ce1">
            <text:p>1,769873208</text:p>
          </table:table-cell>
          <table:table-cell office:value-type="float" office:value="0.57561717800000001" table:style-name="ce1">
            <text:p>0,575617178</text:p>
          </table:table-cell>
          <table:table-cell office:value-type="float" office:value="1.32597922" table:style-name="ce1">
            <text:p>1,32597922</text:p>
          </table:table-cell>
          <table:table-cell office:value-type="float" office:value="0.92891363000000005" table:style-name="ce1">
            <text:p>0,92891363</text:p>
          </table:table-cell>
          <table:table-cell office:value-type="float" office:value="-1.1482021579999999" table:style-name="ce1">
            <text:p>-1,148202158</text:p>
          </table:table-cell>
          <table:table-cell office:value-type="float" office:value="2.6881838120000001" table:style-name="ce1">
            <text:p>2,688183812</text:p>
          </table:table-cell>
          <table:table-cell office:value-type="float" office:value="4.4283632940000004" table:style-name="ce1">
            <text:p>4,428363294</text:p>
          </table:table-cell>
          <table:table-cell office:value-type="float" office:value="1.826082776" table:style-name="ce1">
            <text:p>1,826082776</text:p>
          </table:table-cell>
          <table:table-cell office:value-type="float" office:value="1.203251329" table:style-name="ce1">
            <text:p>1,203251329</text:p>
          </table:table-cell>
          <table:table-cell office:value-type="float" office:value="0.51400602900000003" table:style-name="ce1">
            <text:p>0,514006029</text:p>
          </table:table-cell>
          <table:table-cell office:value-type="float" office:value="1.140133364" table:style-name="ce1">
            <text:p>1,140133364</text:p>
          </table:table-cell>
          <table:table-cell office:value-type="float" office:value="6.8123806999999995E-2" table:style-name="ce1">
            <text:p>0,068123807</text:p>
          </table:table-cell>
          <table:table-cell office:value-type="float" office:value="2.9752952829999999" table:style-name="ce1">
            <text:p>2,975295283</text:p>
          </table:table-cell>
          <table:table-cell office:value-type="float" office:value="2.2886154410000001" table:style-name="ce1">
            <text:p>2,288615441</text:p>
          </table:table-cell>
          <table:table-cell office:value-type="float" office:value="0.68952123300000001" table:style-name="ce1">
            <text:p>0,689521233</text:p>
          </table:table-cell>
          <table:table-cell office:value-type="float" office:value="1.7311357860000001" table:style-name="ce1">
            <text:p>1,731135786</text:p>
          </table:table-cell>
          <table:table-cell office:value-type="float" office:value="2.3142531000000001E-2" table:style-name="ce1">
            <text:p>0,023142531</text:p>
          </table:table-cell>
          <table:table-cell office:value-type="float" office:value="1.913251831" table:style-name="ce1">
            <text:p>1,913251831</text:p>
          </table:table-cell>
          <table:table-cell office:value-type="float" office:value="0.728782877" table:style-name="ce1">
            <text:p>0,728782877</text:p>
          </table:table-cell>
          <table:table-cell office:value-type="float" office:value="2.8721204560000002" table:style-name="ce1">
            <text:p>2,872120456</text:p>
          </table:table-cell>
          <table:table-cell office:value-type="float" office:value="2.8561102420000002" table:style-name="ce1">
            <text:p>2,856110242</text:p>
          </table:table-cell>
          <table:table-cell office:value-type="float" office:value="6.8723138000000003E-2" table:style-name="ce1">
            <text:p>0,068723138</text:p>
          </table:table-cell>
          <table:table-cell office:value-type="float" office:value="2.709903551" table:style-name="ce1">
            <text:p>2,709903551</text:p>
          </table:table-cell>
          <table:table-cell office:value-type="float" office:value="1.3578645170000001" table:style-name="ce1">
            <text:p>1,357864517</text:p>
          </table:table-cell>
          <table:table-cell office:value-type="float" office:value="0.76094804400000005" table:style-name="ce1">
            <text:p>0,760948044</text:p>
          </table:table-cell>
          <table:table-cell office:value-type="float" office:value="1.846297158" table:style-name="ce1">
            <text:p>1,846297158</text:p>
          </table:table-cell>
          <table:table-cell office:value-type="float" office:value="1.5120062169999999" table:style-name="ce1">
            <text:p>1,512006217</text:p>
          </table:table-cell>
          <table:table-cell office:value-type="float" office:value="3.8600787950000002" table:style-name="ce1">
            <text:p>3,860078795</text:p>
          </table:table-cell>
          <table:table-cell office:value-type="float" office:value="2.6277026619999999" table:style-name="ce1">
            <text:p>2,627702662</text:p>
          </table:table-cell>
          <table:table-cell office:value-type="float" office:value="1.288955673" table:style-name="ce1">
            <text:p>1,288955673</text:p>
          </table:table-cell>
          <table:table-cell office:value-type="float" office:value="0.53217888000000002" table:style-name="ce1">
            <text:p>0,53217888</text:p>
          </table:table-cell>
          <table:table-cell office:value-type="float" office:value="0.88096981500000004" table:style-name="ce1">
            <text:p>0,880969815</text:p>
          </table:table-cell>
          <table:table-cell office:value-type="float" office:value="0.90684999600000005" table:style-name="ce1">
            <text:p>0,906849996</text:p>
          </table:table-cell>
          <table:table-cell office:value-type="float" office:value="4.4984860839999996" table:style-name="ce1">
            <text:p>4,498486084</text:p>
          </table:table-cell>
          <table:table-cell office:value-type="float" office:value="2.0993568859999998" table:style-name="ce1">
            <text:p>2,099356886</text:p>
          </table:table-cell>
          <table:table-cell office:value-type="float" office:value="0.66447337699999998" table:style-name="ce1">
            <text:p>0,664473377</text:p>
          </table:table-cell>
          <table:table-cell office:value-type="float" office:value="4.8456143860000003" table:style-name="ce1">
            <text:p>4,845614386</text:p>
          </table:table-cell>
          <table:table-cell office:value-type="float" office:value="2.0519281770000002" table:style-name="ce1">
            <text:p>2,051928177</text:p>
          </table:table-cell>
          <table:table-cell office:value-type="float" office:value="2.0843209489999999" table:style-name="ce1">
            <text:p>2,084320949</text:p>
          </table:table-cell>
          <table:table-cell office:value-type="float" office:value="1.7136249219999999" table:style-name="ce1">
            <text:p>1,713624922</text:p>
          </table:table-cell>
          <table:table-cell office:value-type="float" office:value="1.483160681" table:style-name="ce1">
            <text:p>1,483160681</text:p>
          </table:table-cell>
          <table:table-cell office:value-type="float" office:value="1.5072076160000001" table:style-name="ce1">
            <text:p>1,507207616</text:p>
          </table:table-cell>
          <table:table-cell office:value-type="float" office:value="0.33907916100000002" table:style-name="ce1">
            <text:p>0,339079161</text:p>
          </table:table-cell>
          <table:table-cell office:value-type="float" office:value="2.002382597" table:style-name="ce1">
            <text:p>2,002382597</text:p>
          </table:table-cell>
          <table:table-cell office:value-type="float" office:value="-4.2985131000000003E-2" table:style-name="ce1">
            <text:p>-0,042985131</text:p>
          </table:table-cell>
          <table:table-cell office:value-type="float" office:value="2.859509643" table:style-name="ce1">
            <text:p>2,859509643</text:p>
          </table:table-cell>
          <table:table-cell office:value-type="float" office:value="-1.9349710899999999" table:style-name="ce1">
            <text:p>-1,93497109</text:p>
          </table:table-cell>
          <table:table-cell office:value-type="float" office:value="0.49081948399999997" table:style-name="ce1">
            <text:p>0,490819484</text:p>
          </table:table-cell>
          <table:table-cell office:value-type="float" office:value="-0.31545901700000001" table:style-name="ce1">
            <text:p>-0,315459017</text:p>
          </table:table-cell>
          <table:table-cell office:value-type="float" office:value="1.3236775759999999" table:style-name="ce1">
            <text:p>1,323677576</text:p>
          </table:table-cell>
          <table:table-cell office:value-type="float" office:value="2.2461052760000002" table:style-name="ce1">
            <text:p>2,246105276</text:p>
          </table:table-cell>
          <table:table-cell office:value-type="float" office:value="1.3853796279999999" table:style-name="ce1">
            <text:p>1,385379628</text:p>
          </table:table-cell>
          <table:table-cell office:value-type="float" office:value="0.44262364700000001" table:style-name="ce1">
            <text:p>0,442623647</text:p>
          </table:table-cell>
          <table:table-cell office:value-type="float" office:value="0.52985431599999999" table:style-name="ce1">
            <text:p>0,529854316</text:p>
          </table:table-cell>
          <table:table-cell office:value-type="float" office:value="3.3973601910000002" table:style-name="ce1">
            <text:p>3,397360191</text:p>
          </table:table-cell>
          <table:table-cell office:value-type="float" office:value="-0.57366084500000003" table:style-name="ce1">
            <text:p>-0,573660845</text:p>
          </table:table-cell>
          <table:table-cell office:value-type="float" office:value="0.170244546" table:style-name="ce1">
            <text:p>0,170244546</text:p>
          </table:table-cell>
          <table:table-cell office:value-type="float" office:value="2.6023557639999999" table:style-name="ce1">
            <text:p>2,602355764</text:p>
          </table:table-cell>
          <table:table-cell office:value-type="float" office:value="1.243278484" table:style-name="ce1">
            <text:p>1,243278484</text:p>
          </table:table-cell>
          <table:table-cell office:value-type="float" office:value="2.2597666689999998" table:style-name="ce1">
            <text:p>2,259766669</text:p>
          </table:table-cell>
          <table:table-cell office:value-type="float" office:value="2.3988079039999999" table:style-name="ce1">
            <text:p>2,398807904</text:p>
          </table:table-cell>
          <table:table-cell office:value-type="float" office:value="2.8073613059999998" table:style-name="ce1">
            <text:p>2,807361306</text:p>
          </table:table-cell>
          <table:table-cell office:value-type="float" office:value="1.297436099" table:style-name="ce1">
            <text:p>1,297436099</text:p>
          </table:table-cell>
          <table:table-cell office:value-type="float" office:value="2.6698135170000001" table:style-name="ce1">
            <text:p>2,669813517</text:p>
          </table:table-cell>
          <table:table-cell office:value-type="float" office:value="2.1644412129999999" table:style-name="ce1">
            <text:p>2,164441213</text:p>
          </table:table-cell>
          <table:table-cell office:value-type="float" office:value="0.48921076800000002" table:style-name="ce1">
            <text:p>0,489210768</text:p>
          </table:table-cell>
          <table:table-cell office:value-type="float" office:value="0.69486322499999997" table:style-name="ce1">
            <text:p>0,694863225</text:p>
          </table:table-cell>
          <table:table-cell office:value-type="float" office:value="2.776253649" table:style-name="ce1">
            <text:p>2,776253649</text:p>
          </table:table-cell>
          <table:table-cell office:value-type="float" office:value="-0.523694463" table:style-name="ce1">
            <text:p>-0,523694463</text:p>
          </table:table-cell>
          <table:table-cell office:value-type="float" office:value="2.722650657" table:style-name="ce1">
            <text:p>2,722650657</text:p>
          </table:table-cell>
          <table:table-cell office:value-type="float" office:value="1.0845946129999999" table:style-name="ce1">
            <text:p>1,084594613</text:p>
          </table:table-cell>
          <table:table-cell office:value-type="float" office:value="2.7191554039999999" table:style-name="ce1">
            <text:p>2,719155404</text:p>
          </table:table-cell>
          <table:table-cell office:value-type="float" office:value="1.7489771460000001" table:style-name="ce1">
            <text:p>1,748977146</text:p>
          </table:table-cell>
          <table:table-cell office:value-type="float" office:value="1.8850254799999999" table:style-name="ce1">
            <text:p>1,88502548</text:p>
          </table:table-cell>
          <table:table-cell office:value-type="float" office:value="1.0225894900000001" table:style-name="ce1">
            <text:p>1,02258949</text:p>
          </table:table-cell>
          <table:table-cell office:value-type="float" office:value="0.12892233" table:style-name="ce1">
            <text:p>0,12892233</text:p>
          </table:table-cell>
          <table:table-cell office:value-type="float" office:value="7.3197207E-2" table:style-name="ce1">
            <text:p>0,073197207</text:p>
          </table:table-cell>
          <table:table-cell office:value-type="float" office:value="1.2564539850000001" table:style-name="ce1">
            <text:p>1,256453985</text:p>
          </table:table-cell>
          <table:table-cell office:value-type="float" office:value="0.89629766099999997" table:style-name="ce1">
            <text:p>0,896297661</text:p>
          </table:table-cell>
          <table:table-cell office:value-type="float" office:value="2.9039784609999999" table:style-name="ce1">
            <text:p>2,903978461</text:p>
          </table:table-cell>
          <table:table-cell office:value-type="float" office:value="1.3376347799999999" table:style-name="ce1">
            <text:p>1,33763478</text:p>
          </table:table-cell>
          <table:table-cell office:value-type="float" office:value="-3.0662737459999998" table:style-name="ce1">
            <text:p>-3,066273746</text:p>
          </table:table-cell>
          <table:table-cell office:value-type="float" office:value="1.5936372560000001" table:style-name="ce1">
            <text:p>1,593637256</text:p>
          </table:table-cell>
          <table:table-cell office:value-type="float" office:value="3.1439595890000001" table:style-name="ce1">
            <text:p>3,143959589</text:p>
          </table:table-cell>
          <table:table-cell office:value-type="float" office:value="0.73475921799999999" table:style-name="ce1">
            <text:p>0,734759218</text:p>
          </table:table-cell>
          <table:table-cell office:value-type="float" office:value="0.53413111400000002" table:style-name="ce1">
            <text:p>0,534131114</text:p>
          </table:table-cell>
          <table:table-cell office:value-type="float" office:value="2.5187418570000002" table:style-name="ce1">
            <text:p>2,518741857</text:p>
          </table:table-cell>
          <table:table-cell office:value-type="float" office:value="0.37305258699999999" table:style-name="ce1">
            <text:p>0,373052587</text:p>
          </table:table-cell>
          <table:table-cell office:value-type="float" office:value="2.448490246" table:style-name="ce1">
            <text:p>2,448490246</text:p>
          </table:table-cell>
          <table:table-cell office:value-type="float" office:value="1.729432997" table:style-name="ce1">
            <text:p>1,729432997</text:p>
          </table:table-cell>
          <table:table-cell office:value-type="float" office:value="1.02833189" table:style-name="ce1">
            <text:p>1,02833189</text:p>
          </table:table-cell>
          <table:table-cell office:value-type="float" office:value="1.903194981" table:style-name="ce1">
            <text:p>1,903194981</text:p>
          </table:table-cell>
          <table:table-cell office:value-type="float" office:value="1.7247208409999999" table:style-name="ce1">
            <text:p>1,724720841</text:p>
          </table:table-cell>
          <table:table-cell office:value-type="float" office:value="0.34866364599999999" table:style-name="ce1">
            <text:p>0,348663646</text:p>
          </table:table-cell>
          <table:table-cell office:value-type="float" office:value="1.243278484" table:style-name="ce1">
            <text:p>1,243278484</text:p>
          </table:table-cell>
          <table:table-cell office:value-type="float" office:value="2.7191554039999999" table:style-name="ce1">
            <text:p>2,719155404</text:p>
          </table:table-cell>
          <table:table-cell office:value-type="float" office:value="0.52665947000000002" table:style-name="ce1">
            <text:p>0,52665947</text:p>
          </table:table-cell>
          <table:table-cell office:value-type="float" office:value="1.10299623" table:style-name="ce1">
            <text:p>1,10299623</text:p>
          </table:table-cell>
          <table:table-cell office:value-type="float" office:value="1.6322506409999999" table:style-name="ce1">
            <text:p>1,632250641</text:p>
          </table:table-cell>
          <table:table-cell office:value-type="float" office:value="1.1288419460000001" table:style-name="ce1">
            <text:p>1,128841946</text:p>
          </table:table-cell>
          <table:table-cell office:value-type="float" office:value="3.000522906" table:style-name="ce1">
            <text:p>3,000522906</text:p>
          </table:table-cell>
          <table:table-cell office:value-type="float" office:value="3.6526443099999999" table:style-name="ce1">
            <text:p>3,65264431</text:p>
          </table:table-cell>
          <table:table-cell office:value-type="float" office:value="-0.33133157400000002" table:style-name="ce1">
            <text:p>-0,331331574</text:p>
          </table:table-cell>
          <table:table-cell office:value-type="float" office:value="0.79972264599999998" table:style-name="ce1">
            <text:p>0,799722646</text:p>
          </table:table-cell>
          <table:table-cell office:value-type="float" office:value="0.35467415600000002" table:style-name="ce1">
            <text:p>0,354674156</text:p>
          </table:table-cell>
          <table:table-cell office:value-type="float" office:value="0.71666941299999998" table:style-name="ce1">
            <text:p>0,716669413</text:p>
          </table:table-cell>
          <table:table-cell office:value-type="float" office:value="1.738849262" table:style-name="ce1">
            <text:p>1,738849262</text:p>
          </table:table-cell>
          <table:table-cell office:value-type="float" office:value="0.28452905000000001" table:style-name="ce1">
            <text:p>0,28452905</text:p>
          </table:table-cell>
          <table:table-cell office:value-type="float" office:value="-0.78644768099999995" table:style-name="ce1">
            <text:p>-0,786447681</text:p>
          </table:table-cell>
          <table:table-cell office:value-type="float" office:value="0.693936844" table:style-name="ce1">
            <text:p>0,693936844</text:p>
          </table:table-cell>
          <table:table-cell office:value-type="float" office:value="-0.18585638700000001" table:style-name="ce1">
            <text:p>-0,185856387</text:p>
          </table:table-cell>
          <table:table-cell office:value-type="float" office:value="1.0322866230000001" table:style-name="ce1">
            <text:p>1,032286623</text:p>
          </table:table-cell>
          <table:table-cell office:value-type="float" office:value="2.620904941" table:style-name="ce1">
            <text:p>2,620904941</text:p>
          </table:table-cell>
          <table:table-cell office:value-type="float" office:value="1.162577959" table:style-name="ce1">
            <text:p>1,162577959</text:p>
          </table:table-cell>
          <table:table-cell office:value-type="float" office:value="0.52674017799999995" table:style-name="ce1">
            <text:p>0,526740178</text:p>
          </table:table-cell>
          <table:table-cell office:value-type="float" office:value="-0.596734074" table:style-name="ce1">
            <text:p>-0,596734074</text:p>
          </table:table-cell>
          <table:table-cell office:value-type="float" office:value="2.4982470339999998" table:style-name="ce1">
            <text:p>2,498247034</text:p>
          </table:table-cell>
          <table:table-cell office:value-type="float" office:value="1.4648292140000001" table:style-name="ce1">
            <text:p>1,464829214</text:p>
          </table:table-cell>
          <table:table-cell office:value-type="float" office:value="3.0033456790000002" table:style-name="ce1">
            <text:p>3,003345679</text:p>
          </table:table-cell>
          <table:table-cell office:value-type="float" office:value="1.549758816" table:style-name="ce1">
            <text:p>1,549758816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7" table:style-name="ce1">
            <text:p>2017</text:p>
          </table:table-cell>
          <table:table-cell office:value-type="float" office:value="0.46994445299999998" table:style-name="ce1">
            <text:p>0,469944453</text:p>
          </table:table-cell>
          <table:table-cell office:value-type="float" office:value="2.548346644" table:style-name="ce1">
            <text:p>2,548346644</text:p>
          </table:table-cell>
          <table:table-cell office:value-type="float" office:value="3.3220809980000001" table:style-name="ce1">
            <text:p>3,322080998</text:p>
          </table:table-cell>
          <table:table-cell office:value-type="float" office:value="-9.1972293999999996E-2" table:style-name="ce1">
            <text:p>-0,091972294</text:p>
          </table:table-cell>
          <table:table-cell office:value-type="float" office:value="-0.38367362300000002" table:style-name="ce1">
            <text:p>-0,383673623</text:p>
          </table:table-cell>
          <table:table-cell office:value-type="float" office:value="1.9490237020000001" table:style-name="ce1">
            <text:p>1,949023702</text:p>
          </table:table-cell>
          <table:table-cell office:value-type="float" office:value="1.3393852020000001" table:style-name="ce1">
            <text:p>1,339385202</text:p>
          </table:table-cell>
          <table:table-cell office:value-type="float" office:value="1.0371338969999999" table:style-name="ce1">
            <text:p>1,037133897</text:p>
          </table:table-cell>
          <table:table-cell office:value-type="float" office:value="0.29461222799999998" table:style-name="ce1">
            <text:p>0,294612228</text:p>
          </table:table-cell>
          <table:table-cell office:value-type="float" office:value="-0.21731135200000001" table:style-name="ce1">
            <text:p>-0,217311352</text:p>
          </table:table-cell>
          <table:table-cell office:value-type="float" office:value="0.94655700300000001" table:style-name="ce1">
            <text:p>0,946557003</text:p>
          </table:table-cell>
          <table:table-cell office:value-type="float" office:value="1.684523108" table:style-name="ce1">
            <text:p>1,684523108</text:p>
          </table:table-cell>
          <table:table-cell office:value-type="float" office:value="0.69462110399999999" table:style-name="ce1">
            <text:p>0,694621104</text:p>
          </table:table-cell>
          <table:table-cell office:value-type="float" office:value="0.98126180500000004" table:style-name="ce1">
            <text:p>0,981261805</text:p>
          </table:table-cell>
          <table:table-cell office:value-type="float" office:value="3.1813675240000001" table:style-name="ce1">
            <text:p>3,181367524</text:p>
          </table:table-cell>
          <table:table-cell office:value-type="float" office:value="0.38522801800000001" table:style-name="ce1">
            <text:p>0,385228018</text:p>
          </table:table-cell>
          <table:table-cell office:value-type="float" office:value="2.7500555919999998" table:style-name="ce1">
            <text:p>2,750055592</text:p>
          </table:table-cell>
          <table:table-cell office:value-type="float" office:value="2.890850806" table:style-name="ce1">
            <text:p>2,890850806</text:p>
          </table:table-cell>
          <table:table-cell office:value-type="float" office:value="1.070244022" table:style-name="ce1">
            <text:p>1,070244022</text:p>
          </table:table-cell>
          <table:table-cell office:value-type="float" office:value="-0.730443175" table:style-name="ce1">
            <text:p>-0,730443175</text:p>
          </table:table-cell>
          <table:table-cell office:value-type="float" office:value="4.6779869510000003" table:style-name="ce1">
            <text:p>4,677986951</text:p>
          </table:table-cell>
          <table:table-cell office:value-type="float" office:value="1.008311908" table:style-name="ce1">
            <text:p>1,008311908</text:p>
          </table:table-cell>
          <table:table-cell office:value-type="float" office:value="-1.031207183" table:style-name="ce1">
            <text:p>-1,031207183</text:p>
          </table:table-cell>
          <table:table-cell office:value-type="float" office:value="-3.4421419000000002E-2" table:style-name="ce1">
            <text:p>-0,034421419</text:p>
          </table:table-cell>
          <table:table-cell office:value-type="float" office:value="1.9805288510000001" table:style-name="ce1">
            <text:p>1,980528851</text:p>
          </table:table-cell>
          <table:table-cell office:value-type="float" office:value="-1.0549307560000001" table:style-name="ce1">
            <text:p>-1,054930756</text:p>
          </table:table-cell>
          <table:table-cell office:value-type="float" office:value="1.44923493" table:style-name="ce1">
            <text:p>1,44923493</text:p>
          </table:table-cell>
          <table:table-cell office:value-type="float" office:value="0.80714716200000003" table:style-name="ce1">
            <text:p>0,807147162</text:p>
          </table:table-cell>
          <table:table-cell office:value-type="float" office:value="0.152789486" table:style-name="ce1">
            <text:p>0,152789486</text:p>
          </table:table-cell>
          <table:table-cell office:value-type="float" office:value="1.1069992099999999" table:style-name="ce1">
            <text:p>1,10699921</text:p>
          </table:table-cell>
          <table:table-cell office:value-type="float" office:value="1.195337374" table:style-name="ce1">
            <text:p>1,195337374</text:p>
          </table:table-cell>
          <table:table-cell office:value-type="float" office:value="2.0703261670000002" table:style-name="ce1">
            <text:p>2,070326167</text:p>
          </table:table-cell>
          <table:table-cell office:value-type="float" office:value="1.2775041359999999" table:style-name="ce1">
            <text:p>1,277504136</text:p>
          </table:table-cell>
          <table:table-cell office:value-type="float" office:value="1.1942804920000001" table:style-name="ce1">
            <text:p>1,194280492</text:p>
          </table:table-cell>
          <table:table-cell office:value-type="float" office:value="-0.24819340000000001" table:style-name="ce1">
            <text:p>-0,2481934</text:p>
          </table:table-cell>
          <table:table-cell office:value-type="float" office:value="0.93315588900000002" table:style-name="ce1">
            <text:p>0,933155889</text:p>
          </table:table-cell>
          <table:table-cell office:value-type="float" office:value="1.0381870900000001" table:style-name="ce1">
            <text:p>1,03818709</text:p>
          </table:table-cell>
          <table:table-cell office:value-type="float" office:value="1.425185044" table:style-name="ce1">
            <text:p>1,425185044</text:p>
          </table:table-cell>
          <table:table-cell office:value-type="float" office:value="0.55912133100000005" table:style-name="ce1">
            <text:p>0,559121331</text:p>
          </table:table-cell>
          <table:table-cell office:value-type="float" office:value="2.54780739" table:style-name="ce1">
            <text:p>2,54780739</text:p>
          </table:table-cell>
          <table:table-cell office:value-type="float" office:value="2.637694363" table:style-name="ce1">
            <text:p>2,637694363</text:p>
          </table:table-cell>
          <table:table-cell office:value-type="float" office:value="3.2585083510000001" table:style-name="ce1">
            <text:p>3,258508351</text:p>
          </table:table-cell>
          <table:table-cell office:value-type="float" office:value="2.570629914" table:style-name="ce1">
            <text:p>2,570629914</text:p>
          </table:table-cell>
          <table:table-cell office:value-type="float" office:value="1.513747435" table:style-name="ce1">
            <text:p>1,513747435</text:p>
          </table:table-cell>
          <table:table-cell office:value-type="float" office:value="2.2741187439999999" table:style-name="ce1">
            <text:p>2,274118744</text:p>
          </table:table-cell>
          <table:table-cell office:value-type="float" office:value="1.1886242220000001" table:style-name="ce1">
            <text:p>1,188624222</text:p>
          </table:table-cell>
          <table:table-cell office:value-type="float" office:value="1.0276760899999999" table:style-name="ce1">
            <text:p>1,02767609</text:p>
          </table:table-cell>
          <table:table-cell office:value-type="float" office:value="0.62730203399999995" table:style-name="ce1">
            <text:p>0,627302034</text:p>
          </table:table-cell>
          <table:table-cell office:value-type="float" office:value="3.6605209999999999E-2" table:style-name="ce1">
            <text:p>0,03660521</text:p>
          </table:table-cell>
          <table:table-cell office:value-type="float" office:value="0.31953603800000002" table:style-name="ce1">
            <text:p>0,319536038</text:p>
          </table:table-cell>
          <table:table-cell office:value-type="float" office:value="1.2909961679999999" table:style-name="ce1">
            <text:p>1,290996168</text:p>
          </table:table-cell>
          <table:table-cell office:value-type="float" office:value="0.80796501600000004" table:style-name="ce1">
            <text:p>0,807965016</text:p>
          </table:table-cell>
          <table:table-cell office:value-type="float" office:value="0.26564266399999997" table:style-name="ce1">
            <text:p>0,265642664</text:p>
          </table:table-cell>
          <table:table-cell office:value-type="float" office:value="0.37372455999999998" table:style-name="ce1">
            <text:p>0,37372456</text:p>
          </table:table-cell>
          <table:table-cell office:value-type="float" office:value="1.599962382" table:style-name="ce1">
            <text:p>1,599962382</text:p>
          </table:table-cell>
          <table:table-cell office:value-type="float" office:value="0.21153652000000001" table:style-name="ce1">
            <text:p>0,21153652</text:p>
          </table:table-cell>
          <table:table-cell office:value-type="float" office:value="0.64335090399999995" table:style-name="ce1">
            <text:p>0,643350904</text:p>
          </table:table-cell>
          <table:table-cell office:value-type="float" office:value="1.103628391" table:style-name="ce1">
            <text:p>1,103628391</text:p>
          </table:table-cell>
          <table:table-cell office:value-type="float" office:value="2.0449525030000002" table:style-name="ce1">
            <text:p>2,044952503</text:p>
          </table:table-cell>
          <table:table-cell office:value-type="float" office:value="0.73249983699999999" table:style-name="ce1">
            <text:p>0,732499837</text:p>
          </table:table-cell>
          <table:table-cell office:value-type="float" office:value="1.3264533439999999" table:style-name="ce1">
            <text:p>1,326453344</text:p>
          </table:table-cell>
          <table:table-cell office:value-type="float" office:value="0.67921101299999997" table:style-name="ce1">
            <text:p>0,679211013</text:p>
          </table:table-cell>
          <table:table-cell office:value-type="float" office:value="0.61578181600000004" table:style-name="ce1">
            <text:p>0,615781816</text:p>
          </table:table-cell>
          <table:table-cell office:value-type="float" office:value="0.40407111400000001" table:style-name="ce1">
            <text:p>0,404071114</text:p>
          </table:table-cell>
          <table:table-cell office:value-type="float" office:value="1.768538648" table:style-name="ce1">
            <text:p>1,768538648</text:p>
          </table:table-cell>
          <table:table-cell office:value-type="float" office:value="2.0908347200000001" table:style-name="ce1">
            <text:p>2,09083472</text:p>
          </table:table-cell>
          <table:table-cell office:value-type="float" office:value="0.20025860200000001" table:style-name="ce1">
            <text:p>0,200258602</text:p>
          </table:table-cell>
          <table:table-cell table:style-name="ce1"/>
          <table:table-cell office:value-type="float" office:value="0.234587923" table:style-name="ce1">
            <text:p>0,234587923</text:p>
          </table:table-cell>
          <table:table-cell office:value-type="float" office:value="0.121070631" table:style-name="ce1">
            <text:p>0,121070631</text:p>
          </table:table-cell>
          <table:table-cell office:value-type="float" office:value="2.6634679779999999" table:style-name="ce1">
            <text:p>2,663467978</text:p>
          </table:table-cell>
          <table:table-cell office:value-type="float" office:value="0.144458525" table:style-name="ce1">
            <text:p>0,144458525</text:p>
          </table:table-cell>
          <table:table-cell office:value-type="float" office:value="2.2186540780000001" table:style-name="ce1">
            <text:p>2,218654078</text:p>
          </table:table-cell>
          <table:table-cell office:value-type="float" office:value="0.23467053199999999" table:style-name="ce1">
            <text:p>0,234670532</text:p>
          </table:table-cell>
          <table:table-cell office:value-type="float" office:value="0.57833425400000005" table:style-name="ce1">
            <text:p>0,578334254</text:p>
          </table:table-cell>
          <table:table-cell office:value-type="float" office:value="0.210010696" table:style-name="ce1">
            <text:p>0,210010696</text:p>
          </table:table-cell>
          <table:table-cell office:value-type="float" office:value="0.32744785999999998" table:style-name="ce1">
            <text:p>0,32744786</text:p>
          </table:table-cell>
          <table:table-cell office:value-type="float" office:value="1.122380666" table:style-name="ce1">
            <text:p>1,122380666</text:p>
          </table:table-cell>
          <table:table-cell office:value-type="float" office:value="2.7968555639999999" table:style-name="ce1">
            <text:p>2,796855564</text:p>
          </table:table-cell>
          <table:table-cell office:value-type="float" office:value="0.67937447399999995" table:style-name="ce1">
            <text:p>0,679374474</text:p>
          </table:table-cell>
          <table:table-cell office:value-type="float" office:value="1.3386075000000001E-2" table:style-name="ce1">
            <text:p>0,013386075</text:p>
          </table:table-cell>
          <table:table-cell office:value-type="float" office:value="2.22053243" table:style-name="ce1">
            <text:p>2,22053243</text:p>
          </table:table-cell>
          <table:table-cell office:value-type="float" office:value="-2.6680500999999999E-2" table:style-name="ce1">
            <text:p>-0,026680501</text:p>
          </table:table-cell>
          <table:table-cell office:value-type="float" office:value="2.7650108649999998" table:style-name="ce1">
            <text:p>2,765010865</text:p>
          </table:table-cell>
          <table:table-cell office:value-type="float" office:value="2.9685659179999999" table:style-name="ce1">
            <text:p>2,968565918</text:p>
          </table:table-cell>
          <table:table-cell office:value-type="float" office:value="2.532080949" table:style-name="ce1">
            <text:p>2,532080949</text:p>
          </table:table-cell>
          <table:table-cell office:value-type="float" office:value="3.7807165469999999" table:style-name="ce1">
            <text:p>3,780716547</text:p>
          </table:table-cell>
          <table:table-cell office:value-type="float" office:value="-0.19778322500000001" table:style-name="ce1">
            <text:p>-0,197783225</text:p>
          </table:table-cell>
          <table:table-cell office:value-type="float" office:value="0.55441388300000005" table:style-name="ce1">
            <text:p>0,554413883</text:p>
          </table:table-cell>
          <table:table-cell office:value-type="float" office:value="-2.4920344000000001E-2" table:style-name="ce1">
            <text:p>-0,024920344</text:p>
          </table:table-cell>
          <table:table-cell office:value-type="float" office:value="1.6276538" table:style-name="ce1">
            <text:p>1,6276538</text:p>
          </table:table-cell>
          <table:table-cell office:value-type="float" office:value="0.81288341200000003" table:style-name="ce1">
            <text:p>0,812883412</text:p>
          </table:table-cell>
          <table:table-cell office:value-type="float" office:value="0.49851809000000002" table:style-name="ce1">
            <text:p>0,49851809</text:p>
          </table:table-cell>
          <table:table-cell office:value-type="float" office:value="0.49044616699999999" table:style-name="ce1">
            <text:p>0,490446167</text:p>
          </table:table-cell>
          <table:table-cell office:value-type="float" office:value="0.74822290499999999" table:style-name="ce1">
            <text:p>0,748222905</text:p>
          </table:table-cell>
          <table:table-cell office:value-type="float" office:value="1.692228879" table:style-name="ce1">
            <text:p>1,692228879</text:p>
          </table:table-cell>
          <table:table-cell office:value-type="float" office:value="2.8059757109999999" table:style-name="ce1">
            <text:p>2,805975711</text:p>
          </table:table-cell>
          <table:table-cell office:value-type="float" office:value="-1.2006101650000001" table:style-name="ce1">
            <text:p>-1,200610165</text:p>
          </table:table-cell>
          <table:table-cell office:value-type="float" office:value="1.305066708" table:style-name="ce1">
            <text:p>1,305066708</text:p>
          </table:table-cell>
          <table:table-cell office:value-type="float" office:value="-0.26586093199999999" table:style-name="ce1">
            <text:p>-0,265860932</text:p>
          </table:table-cell>
          <table:table-cell office:value-type="float" office:value="0.92433378099999997" table:style-name="ce1">
            <text:p>0,924333781</text:p>
          </table:table-cell>
          <table:table-cell office:value-type="float" office:value="1.2596989919999999" table:style-name="ce1">
            <text:p>1,259698992</text:p>
          </table:table-cell>
          <table:table-cell office:value-type="float" office:value="2.2673790980000001" table:style-name="ce1">
            <text:p>2,267379098</text:p>
          </table:table-cell>
          <table:table-cell office:value-type="float" office:value="2.3003819019999998" table:style-name="ce1">
            <text:p>2,300381902</text:p>
          </table:table-cell>
          <table:table-cell office:value-type="float" office:value="1.175102592" table:style-name="ce1">
            <text:p>1,175102592</text:p>
          </table:table-cell>
          <table:table-cell office:value-type="float" office:value="2.2506777169999999" table:style-name="ce1">
            <text:p>2,250677717</text:p>
          </table:table-cell>
          <table:table-cell office:value-type="float" office:value="0.37271217899999998" table:style-name="ce1">
            <text:p>0,372712179</text:p>
          </table:table-cell>
          <table:table-cell office:value-type="float" office:value="1.062597394" table:style-name="ce1">
            <text:p>1,062597394</text:p>
          </table:table-cell>
          <table:table-cell table:style-name="ce1"/>
          <table:table-cell office:value-type="float" office:value="1.0886755610000001" table:style-name="ce1">
            <text:p>1,088675561</text:p>
          </table:table-cell>
          <table:table-cell office:value-type="float" office:value="1.3853804729999999" table:style-name="ce1">
            <text:p>1,385380473</text:p>
          </table:table-cell>
          <table:table-cell office:value-type="float" office:value="2.5408746689999999" table:style-name="ce1">
            <text:p>2,540874669</text:p>
          </table:table-cell>
          <table:table-cell office:value-type="float" office:value="2.3455826759999998" table:style-name="ce1">
            <text:p>2,345582676</text:p>
          </table:table-cell>
          <table:table-cell office:value-type="float" office:value="1.9387256740000001" table:style-name="ce1">
            <text:p>1,938725674</text:p>
          </table:table-cell>
          <table:table-cell office:value-type="float" office:value="-0.14986111699999999" table:style-name="ce1">
            <text:p>-0,149861117</text:p>
          </table:table-cell>
          <table:table-cell office:value-type="float" office:value="0.50162355999999997" table:style-name="ce1">
            <text:p>0,50162356</text:p>
          </table:table-cell>
          <table:table-cell office:value-type="float" office:value="2.3560164879999999" table:style-name="ce1">
            <text:p>2,356016488</text:p>
          </table:table-cell>
          <table:table-cell office:value-type="float" office:value="-0.164484036" table:style-name="ce1">
            <text:p>-0,164484036</text:p>
          </table:table-cell>
          <table:table-cell office:value-type="float" office:value="1.3603812689999999" table:style-name="ce1">
            <text:p>1,360381269</text:p>
          </table:table-cell>
          <table:table-cell office:value-type="float" office:value="2.356812573" table:style-name="ce1">
            <text:p>2,356812573</text:p>
          </table:table-cell>
          <table:table-cell office:value-type="float" office:value="1.9336471559999999" table:style-name="ce1">
            <text:p>1,933647156</text:p>
          </table:table-cell>
          <table:table-cell office:value-type="float" office:value="1.530261745" table:style-name="ce1">
            <text:p>1,530261745</text:p>
          </table:table-cell>
          <table:table-cell office:value-type="float" office:value="1.4416921519999999" table:style-name="ce1">
            <text:p>1,441692152</text:p>
          </table:table-cell>
          <table:table-cell office:value-type="float" office:value="0.78522566199999999" table:style-name="ce1">
            <text:p>0,785225662</text:p>
          </table:table-cell>
          <table:table-cell office:value-type="float" office:value="0.28096801799999999" table:style-name="ce1">
            <text:p>0,280968018</text:p>
          </table:table-cell>
          <table:table-cell office:value-type="float" office:value="2.476710196" table:style-name="ce1">
            <text:p>2,476710196</text:p>
          </table:table-cell>
          <table:table-cell office:value-type="float" office:value="0.97005356399999998" table:style-name="ce1">
            <text:p>0,970053564</text:p>
          </table:table-cell>
          <table:table-cell office:value-type="float" office:value="1.5536209940000001" table:style-name="ce1">
            <text:p>1,553620994</text:p>
          </table:table-cell>
          <table:table-cell office:value-type="float" office:value="1.4901117939999999" table:style-name="ce1">
            <text:p>1,490111794</text:p>
          </table:table-cell>
          <table:table-cell office:value-type="float" office:value="2.4856441970000001" table:style-name="ce1">
            <text:p>2,485644197</text:p>
          </table:table-cell>
          <table:table-cell office:value-type="float" office:value="1.354885849" table:style-name="ce1">
            <text:p>1,354885849</text:p>
          </table:table-cell>
          <table:table-cell office:value-type="float" office:value="0.51582062399999995" table:style-name="ce1">
            <text:p>0,515820624</text:p>
          </table:table-cell>
          <table:table-cell office:value-type="float" office:value="0.96509764799999997" table:style-name="ce1">
            <text:p>0,965097648</text:p>
          </table:table-cell>
          <table:table-cell office:value-type="float" office:value="2.3719290649999998" table:style-name="ce1">
            <text:p>2,371929065</text:p>
          </table:table-cell>
          <table:table-cell office:value-type="float" office:value="2.5882913529999998" table:style-name="ce1">
            <text:p>2,588291353</text:p>
          </table:table-cell>
          <table:table-cell office:value-type="float" office:value="0.376368755" table:style-name="ce1">
            <text:p>0,376368755</text:p>
          </table:table-cell>
          <table:table-cell office:value-type="float" office:value="1.130220486" table:style-name="ce1">
            <text:p>1,130220486</text:p>
          </table:table-cell>
          <table:table-cell office:value-type="float" office:value="1.4637945450000001" table:style-name="ce1">
            <text:p>1,463794545</text:p>
          </table:table-cell>
          <table:table-cell office:value-type="float" office:value="1.2700494819999999" table:style-name="ce1">
            <text:p>1,270049482</text:p>
          </table:table-cell>
          <table:table-cell office:value-type="float" office:value="0.78778003399999996" table:style-name="ce1">
            <text:p>0,787780034</text:p>
          </table:table-cell>
          <table:table-cell office:value-type="float" office:value="0.624440565" table:style-name="ce1">
            <text:p>0,624440565</text:p>
          </table:table-cell>
          <table:table-cell office:value-type="float" office:value="-1.398322201" table:style-name="ce1">
            <text:p>-1,398322201</text:p>
          </table:table-cell>
          <table:table-cell office:value-type="float" office:value="2.4309764180000002" table:style-name="ce1">
            <text:p>2,430976418</text:p>
          </table:table-cell>
          <table:table-cell office:value-type="float" office:value="-0.88621557299999998" table:style-name="ce1">
            <text:p>-0,886215573</text:p>
          </table:table-cell>
          <table:table-cell office:value-type="float" office:value="1.578280176" table:style-name="ce1">
            <text:p>1,578280176</text:p>
          </table:table-cell>
          <table:table-cell office:value-type="float" office:value="1.3631880629999999" table:style-name="ce1">
            <text:p>1,363188063</text:p>
          </table:table-cell>
          <table:table-cell office:value-type="float" office:value="1.287002655" table:style-name="ce1">
            <text:p>1,287002655</text:p>
          </table:table-cell>
          <table:table-cell office:value-type="float" office:value="0.84225341600000003" table:style-name="ce1">
            <text:p>0,842253416</text:p>
          </table:table-cell>
          <table:table-cell office:value-type="float" office:value="-1.6919325789999999" table:style-name="ce1">
            <text:p>-1,691932579</text:p>
          </table:table-cell>
          <table:table-cell office:value-type="float" office:value="2.679883239" table:style-name="ce1">
            <text:p>2,679883239</text:p>
          </table:table-cell>
          <table:table-cell office:value-type="float" office:value="4.2991861079999998" table:style-name="ce1">
            <text:p>4,299186108</text:p>
          </table:table-cell>
          <table:table-cell office:value-type="float" office:value="1.766063167" table:style-name="ce1">
            <text:p>1,766063167</text:p>
          </table:table-cell>
          <table:table-cell office:value-type="float" office:value="1.163967779" table:style-name="ce1">
            <text:p>1,163967779</text:p>
          </table:table-cell>
          <table:table-cell office:value-type="float" office:value="0.55789354800000002" table:style-name="ce1">
            <text:p>0,557893548</text:p>
          </table:table-cell>
          <table:table-cell office:value-type="float" office:value="1.124035042" table:style-name="ce1">
            <text:p>1,124035042</text:p>
          </table:table-cell>
          <table:table-cell office:value-type="float" office:value="6.0104629999999999E-2" table:style-name="ce1">
            <text:p>0,06010463</text:p>
          </table:table-cell>
          <table:table-cell office:value-type="float" office:value="2.9991153669999999" table:style-name="ce1">
            <text:p>2,999115367</text:p>
          </table:table-cell>
          <table:table-cell office:value-type="float" office:value="2.7386628559999999" table:style-name="ce1">
            <text:p>2,738662856</text:p>
          </table:table-cell>
          <table:table-cell office:value-type="float" office:value="0.63396238100000002" table:style-name="ce1">
            <text:p>0,633962381</text:p>
          </table:table-cell>
          <table:table-cell office:value-type="float" office:value="1.6934087529999999" table:style-name="ce1">
            <text:p>1,693408753</text:p>
          </table:table-cell>
          <table:table-cell office:value-type="float" office:value="1.1247907E-2" table:style-name="ce1">
            <text:p>0,011247907</text:p>
          </table:table-cell>
          <table:table-cell office:value-type="float" office:value="1.861276285" table:style-name="ce1">
            <text:p>1,861276285</text:p>
          </table:table-cell>
          <table:table-cell office:value-type="float" office:value="0.66341706700000003" table:style-name="ce1">
            <text:p>0,663417067</text:p>
          </table:table-cell>
          <table:table-cell office:value-type="float" office:value="2.9006291420000001" table:style-name="ce1">
            <text:p>2,900629142</text:p>
          </table:table-cell>
          <table:table-cell office:value-type="float" office:value="2.8189997830000002" table:style-name="ce1">
            <text:p>2,818999783</text:p>
          </table:table-cell>
          <table:table-cell office:value-type="float" office:value="9.0186811000000006E-2" table:style-name="ce1">
            <text:p>0,090186811</text:p>
          </table:table-cell>
          <table:table-cell office:value-type="float" office:value="2.666616388" table:style-name="ce1">
            <text:p>2,666616388</text:p>
          </table:table-cell>
          <table:table-cell office:value-type="float" office:value="1.360192981" table:style-name="ce1">
            <text:p>1,360192981</text:p>
          </table:table-cell>
          <table:table-cell office:value-type="float" office:value="0.68985661200000004" table:style-name="ce1">
            <text:p>0,689856612</text:p>
          </table:table-cell>
          <table:table-cell office:value-type="float" office:value="1.872154337" table:style-name="ce1">
            <text:p>1,872154337</text:p>
          </table:table-cell>
          <table:table-cell office:value-type="float" office:value="1.364718613" table:style-name="ce1">
            <text:p>1,364718613</text:p>
          </table:table-cell>
          <table:table-cell office:value-type="float" office:value="3.8391544529999999" table:style-name="ce1">
            <text:p>3,839154453</text:p>
          </table:table-cell>
          <table:table-cell office:value-type="float" office:value="2.6076763860000001" table:style-name="ce1">
            <text:p>2,607676386</text:p>
          </table:table-cell>
          <table:table-cell office:value-type="float" office:value="1.274855157" table:style-name="ce1">
            <text:p>1,274855157</text:p>
          </table:table-cell>
          <table:table-cell office:value-type="float" office:value="0.59120336600000001" table:style-name="ce1">
            <text:p>0,591203366</text:p>
          </table:table-cell>
          <table:table-cell office:value-type="float" office:value="0.80767318200000005" table:style-name="ce1">
            <text:p>0,807673182</text:p>
          </table:table-cell>
          <table:table-cell office:value-type="float" office:value="1.333612899" table:style-name="ce1">
            <text:p>1,333612899</text:p>
          </table:table-cell>
          <table:table-cell office:value-type="float" office:value="-1.334638904" table:style-name="ce1">
            <text:p>-1,334638904</text:p>
          </table:table-cell>
          <table:table-cell office:value-type="float" office:value="2.1229623819999999" table:style-name="ce1">
            <text:p>2,122962382</text:p>
          </table:table-cell>
          <table:table-cell office:value-type="float" office:value="0.61549241300000002" table:style-name="ce1">
            <text:p>0,615492413</text:p>
          </table:table-cell>
          <table:table-cell office:value-type="float" office:value="4.0839542069999997" table:style-name="ce1">
            <text:p>4,083954207</text:p>
          </table:table-cell>
          <table:table-cell office:value-type="float" office:value="2.0509883279999999" table:style-name="ce1">
            <text:p>2,050988328</text:p>
          </table:table-cell>
          <table:table-cell office:value-type="float" office:value="2.0749970819999999" table:style-name="ce1">
            <text:p>2,074997082</text:p>
          </table:table-cell>
          <table:table-cell office:value-type="float" office:value="1.7115912" table:style-name="ce1">
            <text:p>1,7115912</text:p>
          </table:table-cell>
          <table:table-cell office:value-type="float" office:value="1.661934247" table:style-name="ce1">
            <text:p>1,661934247</text:p>
          </table:table-cell>
          <table:table-cell office:value-type="float" office:value="1.4454928010000001" table:style-name="ce1">
            <text:p>1,445492801</text:p>
          </table:table-cell>
          <table:table-cell office:value-type="float" office:value="0.467172211" table:style-name="ce1">
            <text:p>0,467172211</text:p>
          </table:table-cell>
          <table:table-cell office:value-type="float" office:value="1.990144672" table:style-name="ce1">
            <text:p>1,990144672</text:p>
          </table:table-cell>
          <table:table-cell office:value-type="float" office:value="1.2480099E-2" table:style-name="ce1">
            <text:p>0,012480099</text:p>
          </table:table-cell>
          <table:table-cell office:value-type="float" office:value="2.8241833299999999" table:style-name="ce1">
            <text:p>2,82418333</text:p>
          </table:table-cell>
          <table:table-cell office:value-type="float" office:value="-2.4180176219999998" table:style-name="ce1">
            <text:p>-2,418017622</text:p>
          </table:table-cell>
          <table:table-cell office:value-type="float" office:value="0.481855372" table:style-name="ce1">
            <text:p>0,481855372</text:p>
          </table:table-cell>
          <table:table-cell office:value-type="float" office:value="-0.24388941" table:style-name="ce1">
            <text:p>-0,24388941</text:p>
          </table:table-cell>
          <table:table-cell office:value-type="float" office:value="1.307316991" table:style-name="ce1">
            <text:p>1,307316991</text:p>
          </table:table-cell>
          <table:table-cell office:value-type="float" office:value="1.988686349" table:style-name="ce1">
            <text:p>1,988686349</text:p>
          </table:table-cell>
          <table:table-cell office:value-type="float" office:value="1.41434916" table:style-name="ce1">
            <text:p>1,41434916</text:p>
          </table:table-cell>
          <table:table-cell office:value-type="float" office:value="0.36820592600000002" table:style-name="ce1">
            <text:p>0,368205926</text:p>
          </table:table-cell>
          <table:table-cell office:value-type="float" office:value="0.55495368300000003" table:style-name="ce1">
            <text:p>0,554953683</text:p>
          </table:table-cell>
          <table:table-cell office:value-type="float" office:value="2.6158293229999998" table:style-name="ce1">
            <text:p>2,615829323</text:p>
          </table:table-cell>
          <table:table-cell office:value-type="float" office:value="-0.58528187600000003" table:style-name="ce1">
            <text:p>-0,585281876</text:p>
          </table:table-cell>
          <table:table-cell office:value-type="float" office:value="0.10687195400000001" table:style-name="ce1">
            <text:p>0,106871954</text:p>
          </table:table-cell>
          <table:table-cell office:value-type="float" office:value="2.6396647500000001" table:style-name="ce1">
            <text:p>2,63966475</text:p>
          </table:table-cell>
          <table:table-cell office:value-type="float" office:value="1.223397434" table:style-name="ce1">
            <text:p>1,223397434</text:p>
          </table:table-cell>
          <table:table-cell office:value-type="float" office:value="2.0036000719999998" table:style-name="ce1">
            <text:p>2,003600072</text:p>
          </table:table-cell>
          <table:table-cell office:value-type="float" office:value="2.3952198579999999" table:style-name="ce1">
            <text:p>2,395219858</text:p>
          </table:table-cell>
          <table:table-cell office:value-type="float" office:value="2.8006583329999999" table:style-name="ce1">
            <text:p>2,800658333</text:p>
          </table:table-cell>
          <table:table-cell office:value-type="float" office:value="8.8595469999999996E-2" table:style-name="ce1">
            <text:p>0,08859547</text:p>
          </table:table-cell>
          <table:table-cell office:value-type="float" office:value="2.6447308999999999" table:style-name="ce1">
            <text:p>2,6447309</text:p>
          </table:table-cell>
          <table:table-cell office:value-type="float" office:value="2.1542319550000002" table:style-name="ce1">
            <text:p>2,154231955</text:p>
          </table:table-cell>
          <table:table-cell office:value-type="float" office:value="0.50185816299999997" table:style-name="ce1">
            <text:p>0,501858163</text:p>
          </table:table-cell>
          <table:table-cell office:value-type="float" office:value="0.497209807" table:style-name="ce1">
            <text:p>0,497209807</text:p>
          </table:table-cell>
          <table:table-cell office:value-type="float" office:value="2.80476949" table:style-name="ce1">
            <text:p>2,80476949</text:p>
          </table:table-cell>
          <table:table-cell office:value-type="float" office:value="-0.53219134099999998" table:style-name="ce1">
            <text:p>-0,532191341</text:p>
          </table:table-cell>
          <table:table-cell office:value-type="float" office:value="2.7052174" table:style-name="ce1">
            <text:p>2,7052174</text:p>
          </table:table-cell>
          <table:table-cell office:value-type="float" office:value="0.71973842200000004" table:style-name="ce1">
            <text:p>0,719738422</text:p>
          </table:table-cell>
          <table:table-cell office:value-type="float" office:value="2.7018497699999999" table:style-name="ce1">
            <text:p>2,70184977</text:p>
          </table:table-cell>
          <table:table-cell office:value-type="float" office:value="1.748191372" table:style-name="ce1">
            <text:p>1,748191372</text:p>
          </table:table-cell>
          <table:table-cell office:value-type="float" office:value="1.8825071659999999" table:style-name="ce1">
            <text:p>1,882507166</text:p>
          </table:table-cell>
          <table:table-cell office:value-type="float" office:value="0.98962920899999995" table:style-name="ce1">
            <text:p>0,989629209</text:p>
          </table:table-cell>
          <table:table-cell office:value-type="float" office:value="0.15517899600000001" table:style-name="ce1">
            <text:p>0,155178996</text:p>
          </table:table-cell>
          <table:table-cell office:value-type="float" office:value="6.5159039000000002E-2" table:style-name="ce1">
            <text:p>0,065159039</text:p>
          </table:table-cell>
          <table:table-cell office:value-type="float" office:value="1.3474450600000001" table:style-name="ce1">
            <text:p>1,34744506</text:p>
          </table:table-cell>
          <table:table-cell office:value-type="float" office:value="0.96206772500000004" table:style-name="ce1">
            <text:p>0,962067725</text:p>
          </table:table-cell>
          <table:table-cell office:value-type="float" office:value="1.5023313730000001" table:style-name="ce1">
            <text:p>1,502331373</text:p>
          </table:table-cell>
          <table:table-cell office:value-type="float" office:value="1.224033758" table:style-name="ce1">
            <text:p>1,224033758</text:p>
          </table:table-cell>
          <table:table-cell office:value-type="float" office:value="-2.2359527570000002" table:style-name="ce1">
            <text:p>-2,235952757</text:p>
          </table:table-cell>
          <table:table-cell office:value-type="float" office:value="1.509380666" table:style-name="ce1">
            <text:p>1,509380666</text:p>
          </table:table-cell>
          <table:table-cell office:value-type="float" office:value="3.077531708" table:style-name="ce1">
            <text:p>3,077531708</text:p>
          </table:table-cell>
          <table:table-cell office:value-type="float" office:value="0.73562405900000005" table:style-name="ce1">
            <text:p>0,735624059</text:p>
          </table:table-cell>
          <table:table-cell office:value-type="float" office:value="0.49682947199999999" table:style-name="ce1">
            <text:p>0,496829472</text:p>
          </table:table-cell>
          <table:table-cell office:value-type="float" office:value="2.4793183019999998" table:style-name="ce1">
            <text:p>2,479318302</text:p>
          </table:table-cell>
          <table:table-cell office:value-type="float" office:value="0.34523836200000002" table:style-name="ce1">
            <text:p>0,345238362</text:p>
          </table:table-cell>
          <table:table-cell office:value-type="float" office:value="2.4703820090000002" table:style-name="ce1">
            <text:p>2,470382009</text:p>
          </table:table-cell>
          <table:table-cell office:value-type="float" office:value="1.66898196" table:style-name="ce1">
            <text:p>1,66898196</text:p>
          </table:table-cell>
          <table:table-cell office:value-type="float" office:value="1.001629114" table:style-name="ce1">
            <text:p>1,001629114</text:p>
          </table:table-cell>
          <table:table-cell office:value-type="float" office:value="1.947068453" table:style-name="ce1">
            <text:p>1,947068453</text:p>
          </table:table-cell>
          <table:table-cell office:value-type="float" office:value="1.6896470699999999" table:style-name="ce1">
            <text:p>1,68964707</text:p>
          </table:table-cell>
          <table:table-cell office:value-type="float" office:value="0.85167229899999997" table:style-name="ce1">
            <text:p>0,851672299</text:p>
          </table:table-cell>
          <table:table-cell office:value-type="float" office:value="1.223397434" table:style-name="ce1">
            <text:p>1,223397434</text:p>
          </table:table-cell>
          <table:table-cell office:value-type="float" office:value="2.7018497699999999" table:style-name="ce1">
            <text:p>2,70184977</text:p>
          </table:table-cell>
          <table:table-cell office:value-type="float" office:value="0.471315702" table:style-name="ce1">
            <text:p>0,471315702</text:p>
          </table:table-cell>
          <table:table-cell office:value-type="float" office:value="1.139078899" table:style-name="ce1">
            <text:p>1,139078899</text:p>
          </table:table-cell>
          <table:table-cell office:value-type="float" office:value="1.591059209" table:style-name="ce1">
            <text:p>1,591059209</text:p>
          </table:table-cell>
          <table:table-cell office:value-type="float" office:value="1.283487413" table:style-name="ce1">
            <text:p>1,283487413</text:p>
          </table:table-cell>
          <table:table-cell office:value-type="float" office:value="2.995388132" table:style-name="ce1">
            <text:p>2,995388132</text:p>
          </table:table-cell>
          <table:table-cell office:value-type="float" office:value="3.7498751690000001" table:style-name="ce1">
            <text:p>3,749875169</text:p>
          </table:table-cell>
          <table:table-cell office:value-type="float" office:value="-0.38634753300000002" table:style-name="ce1">
            <text:p>-0,386347533</text:p>
          </table:table-cell>
          <table:table-cell office:value-type="float" office:value="0.78490958499999997" table:style-name="ce1">
            <text:p>0,784909585</text:p>
          </table:table-cell>
          <table:table-cell office:value-type="float" office:value="0.36479868300000001" table:style-name="ce1">
            <text:p>0,364798683</text:p>
          </table:table-cell>
          <table:table-cell office:value-type="float" office:value="0.63100789300000004" table:style-name="ce1">
            <text:p>0,631007893</text:p>
          </table:table-cell>
          <table:table-cell office:value-type="float" office:value="1.683506325" table:style-name="ce1">
            <text:p>1,683506325</text:p>
          </table:table-cell>
          <table:table-cell office:value-type="float" office:value="0.33563505700000001" table:style-name="ce1">
            <text:p>0,335635057</text:p>
          </table:table-cell>
          <table:table-cell office:value-type="float" office:value="-1.538842831" table:style-name="ce1">
            <text:p>-1,538842831</text:p>
          </table:table-cell>
          <table:table-cell office:value-type="float" office:value="0.75341427400000005" table:style-name="ce1">
            <text:p>0,753414274</text:p>
          </table:table-cell>
          <table:table-cell office:value-type="float" office:value="-0.22534905999999999" table:style-name="ce1">
            <text:p>-0,22534906</text:p>
          </table:table-cell>
          <table:table-cell office:value-type="float" office:value="1.017796272" table:style-name="ce1">
            <text:p>1,017796272</text:p>
          </table:table-cell>
          <table:table-cell office:value-type="float" office:value="2.5469594689999999" table:style-name="ce1">
            <text:p>2,546959469</text:p>
          </table:table-cell>
          <table:table-cell office:value-type="float" office:value="1.14204025" table:style-name="ce1">
            <text:p>1,14204025</text:p>
          </table:table-cell>
          <table:table-cell office:value-type="float" office:value="0.41909640300000001" table:style-name="ce1">
            <text:p>0,419096403</text:p>
          </table:table-cell>
          <table:table-cell office:value-type="float" office:value="0.75358484299999995" table:style-name="ce1">
            <text:p>0,753584843</text:p>
          </table:table-cell>
          <table:table-cell office:value-type="float" office:value="2.4240251079999999" table:style-name="ce1">
            <text:p>2,424025108</text:p>
          </table:table-cell>
          <table:table-cell office:value-type="float" office:value="1.4077407500000001" table:style-name="ce1">
            <text:p>1,40774075</text:p>
          </table:table-cell>
          <table:table-cell office:value-type="float" office:value="2.951583275" table:style-name="ce1">
            <text:p>2,951583275</text:p>
          </table:table-cell>
          <table:table-cell office:value-type="float" office:value="1.460060709" table:style-name="ce1">
            <text:p>1,460060709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8" table:style-name="ce1">
            <text:p>2018</text:p>
          </table:table-cell>
          <table:table-cell office:value-type="float" office:value="0.45357563899999997" table:style-name="ce1">
            <text:p>0,453575639</text:p>
          </table:table-cell>
          <table:table-cell office:value-type="float" office:value="2.3847611" table:style-name="ce1">
            <text:p>2,3847611</text:p>
          </table:table-cell>
          <table:table-cell office:value-type="float" office:value="3.2761338750000002" table:style-name="ce1">
            <text:p>3,276133875</text:p>
          </table:table-cell>
          <table:table-cell office:value-type="float" office:value="-0.24673204200000001" table:style-name="ce1">
            <text:p>-0,246732042</text:p>
          </table:table-cell>
          <table:table-cell office:value-type="float" office:value="6.4932109999999996E-3" table:style-name="ce1">
            <text:p>0,006493211</text:p>
          </table:table-cell>
          <table:table-cell office:value-type="float" office:value="1.915912549" table:style-name="ce1">
            <text:p>1,915912549</text:p>
          </table:table-cell>
          <table:table-cell office:value-type="float" office:value="1.5038967599999999" table:style-name="ce1">
            <text:p>1,50389676</text:p>
          </table:table-cell>
          <table:table-cell office:value-type="float" office:value="1.0158083490000001" table:style-name="ce1">
            <text:p>1,015808349</text:p>
          </table:table-cell>
          <table:table-cell office:value-type="float" office:value="0.23630637900000001" table:style-name="ce1">
            <text:p>0,236306379</text:p>
          </table:table-cell>
          <table:table-cell office:value-type="float" office:value="-0.27906576199999999" table:style-name="ce1">
            <text:p>-0,279065762</text:p>
          </table:table-cell>
          <table:table-cell office:value-type="float" office:value="0.89718511999999995" table:style-name="ce1">
            <text:p>0,89718512</text:p>
          </table:table-cell>
          <table:table-cell office:value-type="float" office:value="1.5361055159999999" table:style-name="ce1">
            <text:p>1,536105516</text:p>
          </table:table-cell>
          <table:table-cell office:value-type="float" office:value="0.48707192500000002" table:style-name="ce1">
            <text:p>0,487071925</text:p>
          </table:table-cell>
          <table:table-cell office:value-type="float" office:value="0.86631691600000005" table:style-name="ce1">
            <text:p>0,866316916</text:p>
          </table:table-cell>
          <table:table-cell office:value-type="float" office:value="3.1667734420000002" table:style-name="ce1">
            <text:p>3,166773442</text:p>
          </table:table-cell>
          <table:table-cell office:value-type="float" office:value="0.45518469499999997" table:style-name="ce1">
            <text:p>0,455184695</text:p>
          </table:table-cell>
          <table:table-cell office:value-type="float" office:value="2.7348620129999999" table:style-name="ce1">
            <text:p>2,734862013</text:p>
          </table:table-cell>
          <table:table-cell office:value-type="float" office:value="2.867078367" table:style-name="ce1">
            <text:p>2,867078367</text:p>
          </table:table-cell>
          <table:table-cell office:value-type="float" office:value="1.0500446489999999" table:style-name="ce1">
            <text:p>1,050044649</text:p>
          </table:table-cell>
          <table:table-cell office:value-type="float" office:value="-0.72208040500000004" table:style-name="ce1">
            <text:p>-0,722080405</text:p>
          </table:table-cell>
          <table:table-cell office:value-type="float" office:value="4.9211613720000003" table:style-name="ce1">
            <text:p>4,921161372</text:p>
          </table:table-cell>
          <table:table-cell office:value-type="float" office:value="1.010953344" table:style-name="ce1">
            <text:p>1,010953344</text:p>
          </table:table-cell>
          <table:table-cell office:value-type="float" office:value="-0.826854592" table:style-name="ce1">
            <text:p>-0,826854592</text:p>
          </table:table-cell>
          <table:table-cell office:value-type="float" office:value="-0.15557040699999999" table:style-name="ce1">
            <text:p>-0,155570407</text:p>
          </table:table-cell>
          <table:table-cell office:value-type="float" office:value="1.9245757699999999" table:style-name="ce1">
            <text:p>1,92457577</text:p>
          </table:table-cell>
          <table:table-cell office:value-type="float" office:value="7.3583517000000001E-2" table:style-name="ce1">
            <text:p>0,073583517</text:p>
          </table:table-cell>
          <table:table-cell office:value-type="float" office:value="1.421899486" table:style-name="ce1">
            <text:p>1,421899486</text:p>
          </table:table-cell>
          <table:table-cell office:value-type="float" office:value="0.78384757900000002" table:style-name="ce1">
            <text:p>0,783847579</text:p>
          </table:table-cell>
          <table:table-cell office:value-type="float" office:value="0.14243972299999999" table:style-name="ce1">
            <text:p>0,142439723</text:p>
          </table:table-cell>
          <table:table-cell office:value-type="float" office:value="1.0519937429999999" table:style-name="ce1">
            <text:p>1,051993743</text:p>
          </table:table-cell>
          <table:table-cell office:value-type="float" office:value="1.1768433949999999" table:style-name="ce1">
            <text:p>1,176843395</text:p>
          </table:table-cell>
          <table:table-cell office:value-type="float" office:value="2.1976757579999999" table:style-name="ce1">
            <text:p>2,197675758</text:p>
          </table:table-cell>
          <table:table-cell office:value-type="float" office:value="1.519051537" table:style-name="ce1">
            <text:p>1,519051537</text:p>
          </table:table-cell>
          <table:table-cell office:value-type="float" office:value="1.397947791" table:style-name="ce1">
            <text:p>1,397947791</text:p>
          </table:table-cell>
          <table:table-cell office:value-type="float" office:value="-0.19625233" table:style-name="ce1">
            <text:p>-0,19625233</text:p>
          </table:table-cell>
          <table:table-cell office:value-type="float" office:value="0.73663397500000005" table:style-name="ce1">
            <text:p>0,736633975</text:p>
          </table:table-cell>
          <table:table-cell office:value-type="float" office:value="1.081493246" table:style-name="ce1">
            <text:p>1,081493246</text:p>
          </table:table-cell>
          <table:table-cell office:value-type="float" office:value="1.391010541" table:style-name="ce1">
            <text:p>1,391010541</text:p>
          </table:table-cell>
          <table:table-cell office:value-type="float" office:value="0.455899679" table:style-name="ce1">
            <text:p>0,455899679</text:p>
          </table:table-cell>
          <table:table-cell office:value-type="float" office:value="2.5523588610000001" table:style-name="ce1">
            <text:p>2,552358861</text:p>
          </table:table-cell>
          <table:table-cell office:value-type="float" office:value="2.6122907510000002" table:style-name="ce1">
            <text:p>2,612290751</text:p>
          </table:table-cell>
          <table:table-cell office:value-type="float" office:value="3.2266989000000001" table:style-name="ce1">
            <text:p>3,2266989</text:p>
          </table:table-cell>
          <table:table-cell office:value-type="float" office:value="2.5817013000000002" table:style-name="ce1">
            <text:p>2,5817013</text:p>
          </table:table-cell>
          <table:table-cell office:value-type="float" office:value="1.524235944" table:style-name="ce1">
            <text:p>1,524235944</text:p>
          </table:table-cell>
          <table:table-cell office:value-type="float" office:value="2.239170611" table:style-name="ce1">
            <text:p>2,239170611</text:p>
          </table:table-cell>
          <table:table-cell office:value-type="float" office:value="1.159766769" table:style-name="ce1">
            <text:p>1,159766769</text:p>
          </table:table-cell>
          <table:table-cell office:value-type="float" office:value="0.99478225799999997" table:style-name="ce1">
            <text:p>0,994782258</text:p>
          </table:table-cell>
          <table:table-cell office:value-type="float" office:value="0.601122135" table:style-name="ce1">
            <text:p>0,601122135</text:p>
          </table:table-cell>
          <table:table-cell office:value-type="float" office:value="-9.8864959999999998E-3" table:style-name="ce1">
            <text:p>-0,009886496</text:p>
          </table:table-cell>
          <table:table-cell office:value-type="float" office:value="-0.23439341899999999" table:style-name="ce1">
            <text:p>-0,234393419</text:p>
          </table:table-cell>
          <table:table-cell office:value-type="float" office:value="1.2418234779999999" table:style-name="ce1">
            <text:p>1,241823478</text:p>
          </table:table-cell>
          <table:table-cell office:value-type="float" office:value="0.80922539800000004" table:style-name="ce1">
            <text:p>0,809225398</text:p>
          </table:table-cell>
          <table:table-cell office:value-type="float" office:value="0.334427262" table:style-name="ce1">
            <text:p>0,334427262</text:p>
          </table:table-cell>
          <table:table-cell office:value-type="float" office:value="0.30052670199999998" table:style-name="ce1">
            <text:p>0,300526702</text:p>
          </table:table-cell>
          <table:table-cell office:value-type="float" office:value="1.5578736070000001" table:style-name="ce1">
            <text:p>1,557873607</text:p>
          </table:table-cell>
          <table:table-cell office:value-type="float" office:value="0.233431052" table:style-name="ce1">
            <text:p>0,233431052</text:p>
          </table:table-cell>
          <table:table-cell office:value-type="float" office:value="0.49583892600000001" table:style-name="ce1">
            <text:p>0,495838926</text:p>
          </table:table-cell>
          <table:table-cell office:value-type="float" office:value="1.078841148" table:style-name="ce1">
            <text:p>1,078841148</text:p>
          </table:table-cell>
          <table:table-cell office:value-type="float" office:value="2.0073738300000001" table:style-name="ce1">
            <text:p>2,00737383</text:p>
          </table:table-cell>
          <table:table-cell office:value-type="float" office:value="0.652581297" table:style-name="ce1">
            <text:p>0,652581297</text:p>
          </table:table-cell>
          <table:table-cell office:value-type="float" office:value="1.3061041980000001" table:style-name="ce1">
            <text:p>1,306104198</text:p>
          </table:table-cell>
          <table:table-cell office:value-type="float" office:value="0.60673120800000002" table:style-name="ce1">
            <text:p>0,606731208</text:p>
          </table:table-cell>
          <table:table-cell office:value-type="float" office:value="0.54274028699999999" table:style-name="ce1">
            <text:p>0,542740287</text:p>
          </table:table-cell>
          <table:table-cell office:value-type="float" office:value="0.364881976" table:style-name="ce1">
            <text:p>0,364881976</text:p>
          </table:table-cell>
          <table:table-cell office:value-type="float" office:value="1.765611201" table:style-name="ce1">
            <text:p>1,765611201</text:p>
          </table:table-cell>
          <table:table-cell office:value-type="float" office:value="2.033262176" table:style-name="ce1">
            <text:p>2,033262176</text:p>
          </table:table-cell>
          <table:table-cell office:value-type="float" office:value="0.19918860199999999" table:style-name="ce1">
            <text:p>0,199188602</text:p>
          </table:table-cell>
          <table:table-cell table:style-name="ce1"/>
          <table:table-cell office:value-type="float" office:value="0.43798299400000001" table:style-name="ce1">
            <text:p>0,437982994</text:p>
          </table:table-cell>
          <table:table-cell office:value-type="float" office:value="0.34803913800000003" table:style-name="ce1">
            <text:p>0,348039138</text:p>
          </table:table-cell>
          <table:table-cell office:value-type="float" office:value="2.6200134820000001" table:style-name="ce1">
            <text:p>2,620013482</text:p>
          </table:table-cell>
          <table:table-cell office:value-type="float" office:value="0.144890089" table:style-name="ce1">
            <text:p>0,144890089</text:p>
          </table:table-cell>
          <table:table-cell office:value-type="float" office:value="2.2119013330000001" table:style-name="ce1">
            <text:p>2,211901333</text:p>
          </table:table-cell>
          <table:table-cell office:value-type="float" office:value="0.13264104099999999" table:style-name="ce1">
            <text:p>0,132641041</text:p>
          </table:table-cell>
          <table:table-cell office:value-type="float" office:value="0.68418193199999999" table:style-name="ce1">
            <text:p>0,684181932</text:p>
          </table:table-cell>
          <table:table-cell office:value-type="float" office:value="0.15173398900000001" table:style-name="ce1">
            <text:p>0,151733989</text:p>
          </table:table-cell>
          <table:table-cell office:value-type="float" office:value="0.34287636399999999" table:style-name="ce1">
            <text:p>0,342876364</text:p>
          </table:table-cell>
          <table:table-cell office:value-type="float" office:value="1.054008214" table:style-name="ce1">
            <text:p>1,054008214</text:p>
          </table:table-cell>
          <table:table-cell office:value-type="float" office:value="2.6029540610000002" table:style-name="ce1">
            <text:p>2,602954061</text:p>
          </table:table-cell>
          <table:table-cell office:value-type="float" office:value="0.60592913199999998" table:style-name="ce1">
            <text:p>0,605929132</text:p>
          </table:table-cell>
          <table:table-cell office:value-type="float" office:value="-3.9036545999999998E-2" table:style-name="ce1">
            <text:p>-0,039036546</text:p>
          </table:table-cell>
          <table:table-cell office:value-type="float" office:value="2.192828837" table:style-name="ce1">
            <text:p>2,192828837</text:p>
          </table:table-cell>
          <table:table-cell office:value-type="float" office:value="-2.9653353E-2" table:style-name="ce1">
            <text:p>-0,029653353</text:p>
          </table:table-cell>
          <table:table-cell office:value-type="float" office:value="2.833136353" table:style-name="ce1">
            <text:p>2,833136353</text:p>
          </table:table-cell>
          <table:table-cell office:value-type="float" office:value="2.946722281" table:style-name="ce1">
            <text:p>2,946722281</text:p>
          </table:table-cell>
          <table:table-cell office:value-type="float" office:value="2.4937719610000002" table:style-name="ce1">
            <text:p>2,493771961</text:p>
          </table:table-cell>
          <table:table-cell office:value-type="float" office:value="3.654506773" table:style-name="ce1">
            <text:p>3,654506773</text:p>
          </table:table-cell>
          <table:table-cell office:value-type="float" office:value="-0.20288023799999999" table:style-name="ce1">
            <text:p>-0,202880238</text:p>
          </table:table-cell>
          <table:table-cell office:value-type="float" office:value="0.52175282999999995" table:style-name="ce1">
            <text:p>0,52175283</text:p>
          </table:table-cell>
          <table:table-cell office:value-type="float" office:value="-0.26560914099999999" table:style-name="ce1">
            <text:p>-0,265609141</text:p>
          </table:table-cell>
          <table:table-cell office:value-type="float" office:value="1.6003859819999999" table:style-name="ce1">
            <text:p>1,600385982</text:p>
          </table:table-cell>
          <table:table-cell office:value-type="float" office:value="0.90108442200000005" table:style-name="ce1">
            <text:p>0,901084422</text:p>
          </table:table-cell>
          <table:table-cell office:value-type="float" office:value="0.48680306499999998" table:style-name="ce1">
            <text:p>0,486803065</text:p>
          </table:table-cell>
          <table:table-cell office:value-type="float" office:value="0.44771698300000001" table:style-name="ce1">
            <text:p>0,447716983</text:p>
          </table:table-cell>
          <table:table-cell office:value-type="float" office:value="0.79905024700000005" table:style-name="ce1">
            <text:p>0,799050247</text:p>
          </table:table-cell>
          <table:table-cell office:value-type="float" office:value="1.667103614" table:style-name="ce1">
            <text:p>1,667103614</text:p>
          </table:table-cell>
          <table:table-cell office:value-type="float" office:value="2.7832975700000002" table:style-name="ce1">
            <text:p>2,78329757</text:p>
          </table:table-cell>
          <table:table-cell office:value-type="float" office:value="-0.89348692799999996" table:style-name="ce1">
            <text:p>-0,893486928</text:p>
          </table:table-cell>
          <table:table-cell office:value-type="float" office:value="1.2739963990000001" table:style-name="ce1">
            <text:p>1,273996399</text:p>
          </table:table-cell>
          <table:table-cell office:value-type="float" office:value="-0.12678695200000001" table:style-name="ce1">
            <text:p>-0,126786952</text:p>
          </table:table-cell>
          <table:table-cell office:value-type="float" office:value="0.86751695799999995" table:style-name="ce1">
            <text:p>0,867516958</text:p>
          </table:table-cell>
          <table:table-cell office:value-type="float" office:value="1.221334353" table:style-name="ce1">
            <text:p>1,221334353</text:p>
          </table:table-cell>
          <table:table-cell office:value-type="float" office:value="2.2704965170000002" table:style-name="ce1">
            <text:p>2,270496517</text:p>
          </table:table-cell>
          <table:table-cell office:value-type="float" office:value="2.282201191" table:style-name="ce1">
            <text:p>2,282201191</text:p>
          </table:table-cell>
          <table:table-cell office:value-type="float" office:value="1.133769861" table:style-name="ce1">
            <text:p>1,133769861</text:p>
          </table:table-cell>
          <table:table-cell office:value-type="float" office:value="2.2645703770000001" table:style-name="ce1">
            <text:p>2,264570377</text:p>
          </table:table-cell>
          <table:table-cell office:value-type="float" office:value="0.57134492699999995" table:style-name="ce1">
            <text:p>0,571344927</text:p>
          </table:table-cell>
          <table:table-cell office:value-type="float" office:value="1.03732336" table:style-name="ce1">
            <text:p>1,03732336</text:p>
          </table:table-cell>
          <table:table-cell table:style-name="ce1"/>
          <table:table-cell office:value-type="float" office:value="1.2388754529999999" table:style-name="ce1">
            <text:p>1,238875453</text:p>
          </table:table-cell>
          <table:table-cell office:value-type="float" office:value="1.386479705" table:style-name="ce1">
            <text:p>1,386479705</text:p>
          </table:table-cell>
          <table:table-cell office:value-type="float" office:value="2.3184640280000002" table:style-name="ce1">
            <text:p>2,318464028</text:p>
          </table:table-cell>
          <table:table-cell office:value-type="float" office:value="2.6781427689999999" table:style-name="ce1">
            <text:p>2,678142769</text:p>
          </table:table-cell>
          <table:table-cell office:value-type="float" office:value="1.9266228649999999" table:style-name="ce1">
            <text:p>1,926622865</text:p>
          </table:table-cell>
          <table:table-cell office:value-type="float" office:value="-0.19006364000000001" table:style-name="ce1">
            <text:p>-0,19006364</text:p>
          </table:table-cell>
          <table:table-cell office:value-type="float" office:value="0.47823514" table:style-name="ce1">
            <text:p>0,47823514</text:p>
          </table:table-cell>
          <table:table-cell office:value-type="float" office:value="1.792156922" table:style-name="ce1">
            <text:p>1,792156922</text:p>
          </table:table-cell>
          <table:table-cell office:value-type="float" office:value="-0.202670345" table:style-name="ce1">
            <text:p>-0,202670345</text:p>
          </table:table-cell>
          <table:table-cell office:value-type="float" office:value="1.31477741" table:style-name="ce1">
            <text:p>1,31477741</text:p>
          </table:table-cell>
          <table:table-cell office:value-type="float" office:value="2.3059486749999998" table:style-name="ce1">
            <text:p>2,305948675</text:p>
          </table:table-cell>
          <table:table-cell office:value-type="float" office:value="1.9903220699999999" table:style-name="ce1">
            <text:p>1,99032207</text:p>
          </table:table-cell>
          <table:table-cell office:value-type="float" office:value="1.4903553709999999" table:style-name="ce1">
            <text:p>1,490355371</text:p>
          </table:table-cell>
          <table:table-cell office:value-type="float" office:value="1.4686901240000001" table:style-name="ce1">
            <text:p>1,468690124</text:p>
          </table:table-cell>
          <table:table-cell office:value-type="float" office:value="0.76957326000000004" table:style-name="ce1">
            <text:p>0,76957326</text:p>
          </table:table-cell>
          <table:table-cell office:value-type="float" office:value="0.47533440999999998" table:style-name="ce1">
            <text:p>0,47533441</text:p>
          </table:table-cell>
          <table:table-cell office:value-type="float" office:value="1.982462733" table:style-name="ce1">
            <text:p>1,982462733</text:p>
          </table:table-cell>
          <table:table-cell office:value-type="float" office:value="0.94451210699999999" table:style-name="ce1">
            <text:p>0,944512107</text:p>
          </table:table-cell>
          <table:table-cell office:value-type="float" office:value="1.5480229910000001" table:style-name="ce1">
            <text:p>1,548022991</text:p>
          </table:table-cell>
          <table:table-cell office:value-type="float" office:value="0.54245865999999998" table:style-name="ce1">
            <text:p>0,54245866</text:p>
          </table:table-cell>
          <table:table-cell office:value-type="float" office:value="2.4525225929999999" table:style-name="ce1">
            <text:p>2,452522593</text:p>
          </table:table-cell>
          <table:table-cell office:value-type="float" office:value="1.4758673899999999" table:style-name="ce1">
            <text:p>1,47586739</text:p>
          </table:table-cell>
          <table:table-cell office:value-type="float" office:value="0.51482293400000001" table:style-name="ce1">
            <text:p>0,514822934</text:p>
          </table:table-cell>
          <table:table-cell office:value-type="float" office:value="0.93185410199999996" table:style-name="ce1">
            <text:p>0,931854102</text:p>
          </table:table-cell>
          <table:table-cell office:value-type="float" office:value="2.361954866" table:style-name="ce1">
            <text:p>2,361954866</text:p>
          </table:table-cell>
          <table:table-cell office:value-type="float" office:value="2.6041243139999999" table:style-name="ce1">
            <text:p>2,604124314</text:p>
          </table:table-cell>
          <table:table-cell office:value-type="float" office:value="0.29058268999999998" table:style-name="ce1">
            <text:p>0,29058269</text:p>
          </table:table-cell>
          <table:table-cell office:value-type="float" office:value="1.048392958" table:style-name="ce1">
            <text:p>1,048392958</text:p>
          </table:table-cell>
          <table:table-cell office:value-type="float" office:value="1.44557808" table:style-name="ce1">
            <text:p>1,44557808</text:p>
          </table:table-cell>
          <table:table-cell office:value-type="float" office:value="1.231470155" table:style-name="ce1">
            <text:p>1,231470155</text:p>
          </table:table-cell>
          <table:table-cell office:value-type="float" office:value="0.79628113700000003" table:style-name="ce1">
            <text:p>0,796281137</text:p>
          </table:table-cell>
          <table:table-cell office:value-type="float" office:value="0.54105953299999998" table:style-name="ce1">
            <text:p>0,541059533</text:p>
          </table:table-cell>
          <table:table-cell office:value-type="float" office:value="-0.95419045899999999" table:style-name="ce1">
            <text:p>-0,954190459</text:p>
          </table:table-cell>
          <table:table-cell office:value-type="float" office:value="1.928837514" table:style-name="ce1">
            <text:p>1,928837514</text:p>
          </table:table-cell>
          <table:table-cell office:value-type="float" office:value="-0.77913839600000001" table:style-name="ce1">
            <text:p>-0,779138396</text:p>
          </table:table-cell>
          <table:table-cell office:value-type="float" office:value="1.4433113660000001" table:style-name="ce1">
            <text:p>1,443311366</text:p>
          </table:table-cell>
          <table:table-cell office:value-type="float" office:value="1.907296656" table:style-name="ce1">
            <text:p>1,907296656</text:p>
          </table:table-cell>
          <table:table-cell office:value-type="float" office:value="1.250794964" table:style-name="ce1">
            <text:p>1,250794964</text:p>
          </table:table-cell>
          <table:table-cell office:value-type="float" office:value="0.7525271" table:style-name="ce1">
            <text:p>0,7525271</text:p>
          </table:table-cell>
          <table:table-cell office:value-type="float" office:value="-1.7985153739999999" table:style-name="ce1">
            <text:p>-1,798515374</text:p>
          </table:table-cell>
          <table:table-cell office:value-type="float" office:value="2.6696132399999999" table:style-name="ce1">
            <text:p>2,66961324</text:p>
          </table:table-cell>
          <table:table-cell office:value-type="float" office:value="3.813136225" table:style-name="ce1">
            <text:p>3,813136225</text:p>
          </table:table-cell>
          <table:table-cell office:value-type="float" office:value="1.7354413900000001" table:style-name="ce1">
            <text:p>1,73544139</text:p>
          </table:table-cell>
          <table:table-cell office:value-type="float" office:value="1.126421149" table:style-name="ce1">
            <text:p>1,126421149</text:p>
          </table:table-cell>
          <table:table-cell office:value-type="float" office:value="0.60959569199999997" table:style-name="ce1">
            <text:p>0,609595692</text:p>
          </table:table-cell>
          <table:table-cell office:value-type="float" office:value="1.077227234" table:style-name="ce1">
            <text:p>1,077227234</text:p>
          </table:table-cell>
          <table:table-cell office:value-type="float" office:value="4.6194988999999999E-2" table:style-name="ce1">
            <text:p>0,046194989</text:p>
          </table:table-cell>
          <table:table-cell office:value-type="float" office:value="3.0079135789999998" table:style-name="ce1">
            <text:p>3,007913579</text:p>
          </table:table-cell>
          <table:table-cell office:value-type="float" office:value="3.491955403" table:style-name="ce1">
            <text:p>3,491955403</text:p>
          </table:table-cell>
          <table:table-cell office:value-type="float" office:value="0.60848265199999996" table:style-name="ce1">
            <text:p>0,608482652</text:p>
          </table:table-cell>
          <table:table-cell office:value-type="float" office:value="1.6863669429999999" table:style-name="ce1">
            <text:p>1,686366943</text:p>
          </table:table-cell>
          <table:table-cell office:value-type="float" office:value="-2.3461353000000001E-2" table:style-name="ce1">
            <text:p>-0,023461353</text:p>
          </table:table-cell>
          <table:table-cell office:value-type="float" office:value="1.79600998" table:style-name="ce1">
            <text:p>1,79600998</text:p>
          </table:table-cell>
          <table:table-cell office:value-type="float" office:value="0.56415649800000001" table:style-name="ce1">
            <text:p>0,564156498</text:p>
          </table:table-cell>
          <table:table-cell office:value-type="float" office:value="2.9134589750000002" table:style-name="ce1">
            <text:p>2,913458975</text:p>
          </table:table-cell>
          <table:table-cell office:value-type="float" office:value="2.7804344059999999" table:style-name="ce1">
            <text:p>2,780434406</text:p>
          </table:table-cell>
          <table:table-cell office:value-type="float" office:value="5.4547267000000003E-2" table:style-name="ce1">
            <text:p>0,054547267</text:p>
          </table:table-cell>
          <table:table-cell office:value-type="float" office:value="2.6419172880000001" table:style-name="ce1">
            <text:p>2,641917288</text:p>
          </table:table-cell>
          <table:table-cell office:value-type="float" office:value="1.3525116509999999" table:style-name="ce1">
            <text:p>1,352511651</text:p>
          </table:table-cell>
          <table:table-cell office:value-type="float" office:value="0.61296945400000002" table:style-name="ce1">
            <text:p>0,612969454</text:p>
          </table:table-cell>
          <table:table-cell office:value-type="float" office:value="1.8822792939999999" table:style-name="ce1">
            <text:p>1,882279294</text:p>
          </table:table-cell>
          <table:table-cell office:value-type="float" office:value="1.3146660880000001" table:style-name="ce1">
            <text:p>1,314666088</text:p>
          </table:table-cell>
          <table:table-cell office:value-type="float" office:value="3.8168691990000001" table:style-name="ce1">
            <text:p>3,816869199</text:p>
          </table:table-cell>
          <table:table-cell office:value-type="float" office:value="2.586545852" table:style-name="ce1">
            <text:p>2,586545852</text:p>
          </table:table-cell>
          <table:table-cell office:value-type="float" office:value="1.2553579669999999" table:style-name="ce1">
            <text:p>1,255357967</text:p>
          </table:table-cell>
          <table:table-cell office:value-type="float" office:value="0.58393340900000001" table:style-name="ce1">
            <text:p>0,583933409</text:p>
          </table:table-cell>
          <table:table-cell office:value-type="float" office:value="0.66009084399999995" table:style-name="ce1">
            <text:p>0,660090844</text:p>
          </table:table-cell>
          <table:table-cell office:value-type="float" office:value="1.653980239" table:style-name="ce1">
            <text:p>1,653980239</text:p>
          </table:table-cell>
          <table:table-cell office:value-type="float" office:value="-1.3448208930000001" table:style-name="ce1">
            <text:p>-1,344820893</text:p>
          </table:table-cell>
          <table:table-cell office:value-type="float" office:value="0.97770345700000005" table:style-name="ce1">
            <text:p>0,977703457</text:p>
          </table:table-cell>
          <table:table-cell office:value-type="float" office:value="0.57803700899999999" table:style-name="ce1">
            <text:p>0,578037009</text:p>
          </table:table-cell>
          <table:table-cell office:value-type="float" office:value="3.4451179660000002" table:style-name="ce1">
            <text:p>3,445117966</text:p>
          </table:table-cell>
          <table:table-cell office:value-type="float" office:value="2.0279778959999999" table:style-name="ce1">
            <text:p>2,027977896</text:p>
          </table:table-cell>
          <table:table-cell office:value-type="float" office:value="2.0558798700000001" table:style-name="ce1">
            <text:p>2,05587987</text:p>
          </table:table-cell>
          <table:table-cell office:value-type="float" office:value="1.69258055" table:style-name="ce1">
            <text:p>1,69258055</text:p>
          </table:table-cell>
          <table:table-cell office:value-type="float" office:value="1.7182465170000001" table:style-name="ce1">
            <text:p>1,718246517</text:p>
          </table:table-cell>
          <table:table-cell office:value-type="float" office:value="1.3961342800000001" table:style-name="ce1">
            <text:p>1,39613428</text:p>
          </table:table-cell>
          <table:table-cell office:value-type="float" office:value="0.55439033199999999" table:style-name="ce1">
            <text:p>0,554390332</text:p>
          </table:table-cell>
          <table:table-cell office:value-type="float" office:value="1.9747601779999999" table:style-name="ce1">
            <text:p>1,974760178</text:p>
          </table:table-cell>
          <table:table-cell office:value-type="float" office:value="-2.0013299999999999E-4" table:style-name="ce1">
            <text:p>-0,000200133</text:p>
          </table:table-cell>
          <table:table-cell office:value-type="float" office:value="2.7917621850000001" table:style-name="ce1">
            <text:p>2,791762185</text:p>
          </table:table-cell>
          <table:table-cell office:value-type="float" office:value="-4.0483910339999998" table:style-name="ce1">
            <text:p>-4,048391034</text:p>
          </table:table-cell>
          <table:table-cell office:value-type="float" office:value="0.47012429" table:style-name="ce1">
            <text:p>0,47012429</text:p>
          </table:table-cell>
          <table:table-cell office:value-type="float" office:value="-0.16010402100000001" table:style-name="ce1">
            <text:p>-0,160104021</text:p>
          </table:table-cell>
          <table:table-cell office:value-type="float" office:value="1.2878445169999999" table:style-name="ce1">
            <text:p>1,287844517</text:p>
          </table:table-cell>
          <table:table-cell office:value-type="float" office:value="2.5330114840000002" table:style-name="ce1">
            <text:p>2,533011484</text:p>
          </table:table-cell>
          <table:table-cell office:value-type="float" office:value="1.456636965" table:style-name="ce1">
            <text:p>1,456636965</text:p>
          </table:table-cell>
          <table:table-cell office:value-type="float" office:value="0.33188336499999999" table:style-name="ce1">
            <text:p>0,331883365</text:p>
          </table:table-cell>
          <table:table-cell office:value-type="float" office:value="0.56917857699999996" table:style-name="ce1">
            <text:p>0,569178577</text:p>
          </table:table-cell>
          <table:table-cell office:value-type="float" office:value="2.0686844660000001" table:style-name="ce1">
            <text:p>2,068684466</text:p>
          </table:table-cell>
          <table:table-cell office:value-type="float" office:value="-0.58753617400000002" table:style-name="ce1">
            <text:p>-0,587536174</text:p>
          </table:table-cell>
          <table:table-cell office:value-type="float" office:value="-1.3066892E-2" table:style-name="ce1">
            <text:p>-0,013066892</text:p>
          </table:table-cell>
          <table:table-cell office:value-type="float" office:value="2.6440088909999999" table:style-name="ce1">
            <text:p>2,644008891</text:p>
          </table:table-cell>
          <table:table-cell office:value-type="float" office:value="1.2021813880000001" table:style-name="ce1">
            <text:p>1,202181388</text:p>
          </table:table-cell>
          <table:table-cell office:value-type="float" office:value="1.7988753" table:style-name="ce1">
            <text:p>1,7988753</text:p>
          </table:table-cell>
          <table:table-cell office:value-type="float" office:value="2.3922652649999998" table:style-name="ce1">
            <text:p>2,392265265</text:p>
          </table:table-cell>
          <table:table-cell office:value-type="float" office:value="2.7819316700000001" table:style-name="ce1">
            <text:p>2,78193167</text:p>
          </table:table-cell>
          <table:table-cell office:value-type="float" office:value="0.46970429899999999" table:style-name="ce1">
            <text:p>0,469704299</text:p>
          </table:table-cell>
          <table:table-cell office:value-type="float" office:value="2.6101337760000001" table:style-name="ce1">
            <text:p>2,610133776</text:p>
          </table:table-cell>
          <table:table-cell office:value-type="float" office:value="2.136648208" table:style-name="ce1">
            <text:p>2,136648208</text:p>
          </table:table-cell>
          <table:table-cell office:value-type="float" office:value="0.509367036" table:style-name="ce1">
            <text:p>0,509367036</text:p>
          </table:table-cell>
          <table:table-cell office:value-type="float" office:value="0.33799842400000002" table:style-name="ce1">
            <text:p>0,337998424</text:p>
          </table:table-cell>
          <table:table-cell office:value-type="float" office:value="2.8317676519999999" table:style-name="ce1">
            <text:p>2,831767652</text:p>
          </table:table-cell>
          <table:table-cell office:value-type="float" office:value="-0.54635196900000005" table:style-name="ce1">
            <text:p>-0,546351969</text:p>
          </table:table-cell>
          <table:table-cell office:value-type="float" office:value="2.6841553290000002" table:style-name="ce1">
            <text:p>2,684155329</text:p>
          </table:table-cell>
          <table:table-cell office:value-type="float" office:value="0.59544156999999998" table:style-name="ce1">
            <text:p>0,59544157</text:p>
          </table:table-cell>
          <table:table-cell office:value-type="float" office:value="2.6808312679999999" table:style-name="ce1">
            <text:p>2,680831268</text:p>
          </table:table-cell>
          <table:table-cell office:value-type="float" office:value="1.731600603" table:style-name="ce1">
            <text:p>1,731600603</text:p>
          </table:table-cell>
          <table:table-cell office:value-type="float" office:value="1.884217354" table:style-name="ce1">
            <text:p>1,884217354</text:p>
          </table:table-cell>
          <table:table-cell office:value-type="float" office:value="0.95701688500000004" table:style-name="ce1">
            <text:p>0,957016885</text:p>
          </table:table-cell>
          <table:table-cell office:value-type="float" office:value="0.13850815999999999" table:style-name="ce1">
            <text:p>0,13850816</text:p>
          </table:table-cell>
          <table:table-cell office:value-type="float" office:value="0.362584395" table:style-name="ce1">
            <text:p>0,362584395</text:p>
          </table:table-cell>
          <table:table-cell office:value-type="float" office:value="1.16164516" table:style-name="ce1">
            <text:p>1,16164516</text:p>
          </table:table-cell>
          <table:table-cell office:value-type="float" office:value="1.011798397" table:style-name="ce1">
            <text:p>1,011798397</text:p>
          </table:table-cell>
          <table:table-cell office:value-type="float" office:value="0.19697647600000001" table:style-name="ce1">
            <text:p>0,196976476</text:p>
          </table:table-cell>
          <table:table-cell office:value-type="float" office:value="0.95429191800000002" table:style-name="ce1">
            <text:p>0,954291918</text:p>
          </table:table-cell>
          <table:table-cell office:value-type="float" office:value="-0.95201545200000004" table:style-name="ce1">
            <text:p>-0,952015452</text:p>
          </table:table-cell>
          <table:table-cell office:value-type="float" office:value="1.471008071" table:style-name="ce1">
            <text:p>1,471008071</text:p>
          </table:table-cell>
          <table:table-cell office:value-type="float" office:value="3.0235796989999999" table:style-name="ce1">
            <text:p>3,023579699</text:p>
          </table:table-cell>
          <table:table-cell office:value-type="float" office:value="0.65485095599999998" table:style-name="ce1">
            <text:p>0,654850956</text:p>
          </table:table-cell>
          <table:table-cell office:value-type="float" office:value="0.43632180799999998" table:style-name="ce1">
            <text:p>0,436321808</text:p>
          </table:table-cell>
          <table:table-cell office:value-type="float" office:value="2.4459042069999999" table:style-name="ce1">
            <text:p>2,445904207</text:p>
          </table:table-cell>
          <table:table-cell office:value-type="float" office:value="0.31544825900000001" table:style-name="ce1">
            <text:p>0,315448259</text:p>
          </table:table-cell>
          <table:table-cell office:value-type="float" office:value="2.453465059" table:style-name="ce1">
            <text:p>2,453465059</text:p>
          </table:table-cell>
          <table:table-cell office:value-type="float" office:value="1.6064157569999999" table:style-name="ce1">
            <text:p>1,606415757</text:p>
          </table:table-cell>
          <table:table-cell office:value-type="float" office:value="0.97628755899999997" table:style-name="ce1">
            <text:p>0,976287559</text:p>
          </table:table-cell>
          <table:table-cell office:value-type="float" office:value="1.9681007399999999" table:style-name="ce1">
            <text:p>1,96810074</text:p>
          </table:table-cell>
          <table:table-cell office:value-type="float" office:value="1.675843296" table:style-name="ce1">
            <text:p>1,675843296</text:p>
          </table:table-cell>
          <table:table-cell office:value-type="float" office:value="1.168657761" table:style-name="ce1">
            <text:p>1,168657761</text:p>
          </table:table-cell>
          <table:table-cell office:value-type="float" office:value="1.2021813880000001" table:style-name="ce1">
            <text:p>1,202181388</text:p>
          </table:table-cell>
          <table:table-cell office:value-type="float" office:value="2.6808312679999999" table:style-name="ce1">
            <text:p>2,680831268</text:p>
          </table:table-cell>
          <table:table-cell office:value-type="float" office:value="0.41717046899999999" table:style-name="ce1">
            <text:p>0,417170469</text:p>
          </table:table-cell>
          <table:table-cell office:value-type="float" office:value="1.145827766" table:style-name="ce1">
            <text:p>1,145827766</text:p>
          </table:table-cell>
          <table:table-cell office:value-type="float" office:value="1.490444868" table:style-name="ce1">
            <text:p>1,490444868</text:p>
          </table:table-cell>
          <table:table-cell office:value-type="float" office:value="1.2064137930000001" table:style-name="ce1">
            <text:p>1,206413793</text:p>
          </table:table-cell>
          <table:table-cell office:value-type="float" office:value="2.9816741150000001" table:style-name="ce1">
            <text:p>2,981674115</text:p>
          </table:table-cell>
          <table:table-cell office:value-type="float" office:value="3.7213873" table:style-name="ce1">
            <text:p>3,7213873</text:p>
          </table:table-cell>
          <table:table-cell office:value-type="float" office:value="-0.46642562100000001" table:style-name="ce1">
            <text:p>-0,466425621</text:p>
          </table:table-cell>
          <table:table-cell office:value-type="float" office:value="0.70708721699999999" table:style-name="ce1">
            <text:p>0,707087217</text:p>
          </table:table-cell>
          <table:table-cell office:value-type="float" office:value="0.36750262299999997" table:style-name="ce1">
            <text:p>0,367502623</text:p>
          </table:table-cell>
          <table:table-cell office:value-type="float" office:value="0.52233735800000003" table:style-name="ce1">
            <text:p>0,522337358</text:p>
          </table:table-cell>
          <table:table-cell office:value-type="float" office:value="1.736986377" table:style-name="ce1">
            <text:p>1,736986377</text:p>
          </table:table-cell>
          <table:table-cell office:value-type="float" office:value="0.34812362200000002" table:style-name="ce1">
            <text:p>0,348123622</text:p>
          </table:table-cell>
          <table:table-cell office:value-type="float" office:value="-1.7858648559999999" table:style-name="ce1">
            <text:p>-1,785864856</text:p>
          </table:table-cell>
          <table:table-cell office:value-type="float" office:value="0.75784730899999997" table:style-name="ce1">
            <text:p>0,757847309</text:p>
          </table:table-cell>
          <table:table-cell office:value-type="float" office:value="-0.27165178099999998" table:style-name="ce1">
            <text:p>-0,271651781</text:p>
          </table:table-cell>
          <table:table-cell office:value-type="float" office:value="0.99271637499999998" table:style-name="ce1">
            <text:p>0,992716375</text:p>
          </table:table-cell>
          <table:table-cell office:value-type="float" office:value="2.4802807260000002" table:style-name="ce1">
            <text:p>2,480280726</text:p>
          </table:table-cell>
          <table:table-cell office:value-type="float" office:value="1.103608597" table:style-name="ce1">
            <text:p>1,103608597</text:p>
          </table:table-cell>
          <table:table-cell office:value-type="float" office:value="0.39746451900000002" table:style-name="ce1">
            <text:p>0,397464519</text:p>
          </table:table-cell>
          <table:table-cell office:value-type="float" office:value="0.33901096200000003" table:style-name="ce1">
            <text:p>0,339010962</text:p>
          </table:table-cell>
          <table:table-cell office:value-type="float" office:value="2.357022518" table:style-name="ce1">
            <text:p>2,357022518</text:p>
          </table:table-cell>
          <table:table-cell office:value-type="float" office:value="1.357697288" table:style-name="ce1">
            <text:p>1,357697288</text:p>
          </table:table-cell>
          <table:table-cell office:value-type="float" office:value="2.9128010039999999" table:style-name="ce1">
            <text:p>2,912801004</text:p>
          </table:table-cell>
          <table:table-cell office:value-type="float" office:value="1.410782722" table:style-name="ce1">
            <text:p>1,410782722</text:p>
          </table:table-cell>
          <table:table-cell table:number-columns-repeated="16117"/>
        </table:table-row>
        <table:table-row table:style-name="ro1">
          <table:table-cell table:number-columns-repeated="2"/>
          <table:table-cell office:value-type="float" office:value="2019" table:style-name="ce1">
            <text:p>2019</text:p>
          </table:table-cell>
          <table:table-cell office:value-type="float" office:value="0.44212195900000001" table:style-name="ce1">
            <text:p>0,442121959</text:p>
          </table:table-cell>
          <table:table-cell office:value-type="float" office:value="2.3118172170000002" table:style-name="ce1">
            <text:p>2,311817217</text:p>
          </table:table-cell>
          <table:table-cell office:value-type="float" office:value="3.2429826030000002" table:style-name="ce1">
            <text:p>3,242982603</text:p>
          </table:table-cell>
          <table:table-cell office:value-type="float" office:value="-0.42600736700000003" table:style-name="ce1">
            <text:p>-0,426007367</text:p>
          </table:table-cell>
          <table:table-cell office:value-type="float" office:value="0.176453843" table:style-name="ce1">
            <text:p>0,176453843</text:p>
          </table:table-cell>
          <table:table-cell office:value-type="float" office:value="1.9246927330000001" table:style-name="ce1">
            <text:p>1,924692733</text:p>
          </table:table-cell>
          <table:table-cell office:value-type="float" office:value="1.4387804449999999" table:style-name="ce1">
            <text:p>1,438780445</text:p>
          </table:table-cell>
          <table:table-cell office:value-type="float" office:value="0.99339749300000002" table:style-name="ce1">
            <text:p>0,993397493</text:p>
          </table:table-cell>
          <table:table-cell office:value-type="float" office:value="0.201539723" table:style-name="ce1">
            <text:p>0,201539723</text:p>
          </table:table-cell>
          <table:table-cell office:value-type="float" office:value="-0.27623080100000003" table:style-name="ce1">
            <text:p>-0,276230801</text:p>
          </table:table-cell>
          <table:table-cell office:value-type="float" office:value="0.86038048099999997" table:style-name="ce1">
            <text:p>0,860380481</text:p>
          </table:table-cell>
          <table:table-cell office:value-type="float" office:value="1.515984454" table:style-name="ce1">
            <text:p>1,515984454</text:p>
          </table:table-cell>
          <table:table-cell office:value-type="float" office:value="0.41253980899999998" table:style-name="ce1">
            <text:p>0,412539809</text:p>
          </table:table-cell>
          <table:table-cell office:value-type="float" office:value="0.83701963899999998" table:style-name="ce1">
            <text:p>0,837019639</text:p>
          </table:table-cell>
          <table:table-cell office:value-type="float" office:value="3.1289671139999999" table:style-name="ce1">
            <text:p>3,128967114</text:p>
          </table:table-cell>
          <table:table-cell office:value-type="float" office:value="0.49758497200000001" table:style-name="ce1">
            <text:p>0,497584972</text:p>
          </table:table-cell>
          <table:table-cell office:value-type="float" office:value="2.7151053589999998" table:style-name="ce1">
            <text:p>2,715105359</text:p>
          </table:table-cell>
          <table:table-cell office:value-type="float" office:value="2.8442225529999998" table:style-name="ce1">
            <text:p>2,844222553</text:p>
          </table:table-cell>
          <table:table-cell office:value-type="float" office:value="1.0420011280000001" table:style-name="ce1">
            <text:p>1,042001128</text:p>
          </table:table-cell>
          <table:table-cell office:value-type="float" office:value="-0.70390564099999997" table:style-name="ce1">
            <text:p>-0,703905641</text:p>
          </table:table-cell>
          <table:table-cell office:value-type="float" office:value="4.4692390089999998" table:style-name="ce1">
            <text:p>4,469239009</text:p>
          </table:table-cell>
          <table:table-cell office:value-type="float" office:value="0.99133593499999995" table:style-name="ce1">
            <text:p>0,991335935</text:p>
          </table:table-cell>
          <table:table-cell office:value-type="float" office:value="-0.69220640899999997" table:style-name="ce1">
            <text:p>-0,692206409</text:p>
          </table:table-cell>
          <table:table-cell office:value-type="float" office:value="-0.17564847" table:style-name="ce1">
            <text:p>-0,17564847</text:p>
          </table:table-cell>
          <table:table-cell office:value-type="float" office:value="1.8831107359999999" table:style-name="ce1">
            <text:p>1,883110736</text:p>
          </table:table-cell>
          <table:table-cell office:value-type="float" office:value="-3.1289109999999998E-3" table:style-name="ce1">
            <text:p>-0,003128911</text:p>
          </table:table-cell>
          <table:table-cell office:value-type="float" office:value="1.399098368" table:style-name="ce1">
            <text:p>1,399098368</text:p>
          </table:table-cell>
          <table:table-cell office:value-type="float" office:value="0.75154842700000002" table:style-name="ce1">
            <text:p>0,751548427</text:p>
          </table:table-cell>
          <table:table-cell office:value-type="float" office:value="0.133875829" table:style-name="ce1">
            <text:p>0,133875829</text:p>
          </table:table-cell>
          <table:table-cell office:value-type="float" office:value="1.0027373180000001" table:style-name="ce1">
            <text:p>1,002737318</text:p>
          </table:table-cell>
          <table:table-cell office:value-type="float" office:value="1.146382274" table:style-name="ce1">
            <text:p>1,146382274</text:p>
          </table:table-cell>
          <table:table-cell office:value-type="float" office:value="2.1752909090000001" table:style-name="ce1">
            <text:p>2,175290909</text:p>
          </table:table-cell>
          <table:table-cell office:value-type="float" office:value="1.6747452119999999" table:style-name="ce1">
            <text:p>1,674745212</text:p>
          </table:table-cell>
          <table:table-cell office:value-type="float" office:value="1.424051307" table:style-name="ce1">
            <text:p>1,424051307</text:p>
          </table:table-cell>
          <table:table-cell office:value-type="float" office:value="-0.154526619" table:style-name="ce1">
            <text:p>-0,154526619</text:p>
          </table:table-cell>
          <table:table-cell office:value-type="float" office:value="0.70808921300000005" table:style-name="ce1">
            <text:p>0,708089213</text:p>
          </table:table-cell>
          <table:table-cell office:value-type="float" office:value="1.0269726560000001" table:style-name="ce1">
            <text:p>1,026972656</text:p>
          </table:table-cell>
          <table:table-cell office:value-type="float" office:value="1.1829804310000001" table:style-name="ce1">
            <text:p>1,182980431</text:p>
          </table:table-cell>
          <table:table-cell office:value-type="float" office:value="0.35729106300000002" table:style-name="ce1">
            <text:p>0,357291063</text:p>
          </table:table-cell>
          <table:table-cell office:value-type="float" office:value="2.5493362390000001" table:style-name="ce1">
            <text:p>2,549336239</text:p>
          </table:table-cell>
          <table:table-cell office:value-type="float" office:value="2.5842471069999999" table:style-name="ce1">
            <text:p>2,584247107</text:p>
          </table:table-cell>
          <table:table-cell office:value-type="float" office:value="3.187086302" table:style-name="ce1">
            <text:p>3,187086302</text:p>
          </table:table-cell>
          <table:table-cell office:value-type="float" office:value="2.5629008029999998" table:style-name="ce1">
            <text:p>2,562900803</text:p>
          </table:table-cell>
          <table:table-cell office:value-type="float" office:value="1.3567880430000001" table:style-name="ce1">
            <text:p>1,356788043</text:p>
          </table:table-cell>
          <table:table-cell office:value-type="float" office:value="2.2058774369999998" table:style-name="ce1">
            <text:p>2,205877437</text:p>
          </table:table-cell>
          <table:table-cell office:value-type="float" office:value="1.1279243139999999" table:style-name="ce1">
            <text:p>1,127924314</text:p>
          </table:table-cell>
          <table:table-cell office:value-type="float" office:value="0.95790501400000005" table:style-name="ce1">
            <text:p>0,957905014</text:p>
          </table:table-cell>
          <table:table-cell office:value-type="float" office:value="0.57650825000000006" table:style-name="ce1">
            <text:p>0,57650825</text:p>
          </table:table-cell>
          <table:table-cell office:value-type="float" office:value="-4.1064554000000003E-2" table:style-name="ce1">
            <text:p>-0,041064554</text:p>
          </table:table-cell>
          <table:table-cell office:value-type="float" office:value="-1.425633433" table:style-name="ce1">
            <text:p>-1,425633433</text:p>
          </table:table-cell>
          <table:table-cell office:value-type="float" office:value="1.198880548" table:style-name="ce1">
            <text:p>1,198880548</text:p>
          </table:table-cell>
          <table:table-cell office:value-type="float" office:value="0.77978819200000005" table:style-name="ce1">
            <text:p>0,779788192</text:p>
          </table:table-cell>
          <table:table-cell office:value-type="float" office:value="0.37353731699999998" table:style-name="ce1">
            <text:p>0,373537317</text:p>
          </table:table-cell>
          <table:table-cell office:value-type="float" office:value="0.27345107400000002" table:style-name="ce1">
            <text:p>0,273451074</text:p>
          </table:table-cell>
          <table:table-cell office:value-type="float" office:value="1.515180502" table:style-name="ce1">
            <text:p>1,515180502</text:p>
          </table:table-cell>
          <table:table-cell office:value-type="float" office:value="0.255171543" table:style-name="ce1">
            <text:p>0,255171543</text:p>
          </table:table-cell>
          <table:table-cell office:value-type="float" office:value="0.42915316399999998" table:style-name="ce1">
            <text:p>0,429153164</text:p>
          </table:table-cell>
          <table:table-cell office:value-type="float" office:value="1.046460513" table:style-name="ce1">
            <text:p>1,046460513</text:p>
          </table:table-cell>
          <table:table-cell office:value-type="float" office:value="1.9339501910000001" table:style-name="ce1">
            <text:p>1,933950191</text:p>
          </table:table-cell>
          <table:table-cell office:value-type="float" office:value="0.57819547199999999" table:style-name="ce1">
            <text:p>0,578195472</text:p>
          </table:table-cell>
          <table:table-cell office:value-type="float" office:value="1.2945834110000001" table:style-name="ce1">
            <text:p>1,294583411</text:p>
          </table:table-cell>
          <table:table-cell office:value-type="float" office:value="0.53648991800000001" table:style-name="ce1">
            <text:p>0,536489918</text:p>
          </table:table-cell>
          <table:table-cell office:value-type="float" office:value="0.49554794499999999" table:style-name="ce1">
            <text:p>0,495547945</text:p>
          </table:table-cell>
          <table:table-cell office:value-type="float" office:value="0.35051685599999999" table:style-name="ce1">
            <text:p>0,350516856</text:p>
          </table:table-cell>
          <table:table-cell office:value-type="float" office:value="1.679213179" table:style-name="ce1">
            <text:p>1,679213179</text:p>
          </table:table-cell>
          <table:table-cell office:value-type="float" office:value="1.9762843480000001" table:style-name="ce1">
            <text:p>1,976284348</text:p>
          </table:table-cell>
          <table:table-cell office:value-type="float" office:value="0.220727543" table:style-name="ce1">
            <text:p>0,220727543</text:p>
          </table:table-cell>
          <table:table-cell table:style-name="ce1"/>
          <table:table-cell office:value-type="float" office:value="0.59446967500000003" table:style-name="ce1">
            <text:p>0,594469675</text:p>
          </table:table-cell>
          <table:table-cell office:value-type="float" office:value="0.34833966199999999" table:style-name="ce1">
            <text:p>0,348339662</text:p>
          </table:table-cell>
          <table:table-cell office:value-type="float" office:value="2.5795633480000002" table:style-name="ce1">
            <text:p>2,579563348</text:p>
          </table:table-cell>
          <table:table-cell office:value-type="float" office:value="0.16436989699999999" table:style-name="ce1">
            <text:p>0,164369897</text:p>
          </table:table-cell>
          <table:table-cell office:value-type="float" office:value="2.2641485810000002" table:style-name="ce1">
            <text:p>2,264148581</text:p>
          </table:table-cell>
          <table:table-cell office:value-type="float" office:value="8.6789962999999998E-2" table:style-name="ce1">
            <text:p>0,086789963</text:p>
          </table:table-cell>
          <table:table-cell office:value-type="float" office:value="0.72966024200000001" table:style-name="ce1">
            <text:p>0,729660242</text:p>
          </table:table-cell>
          <table:table-cell office:value-type="float" office:value="0.14023421799999999" table:style-name="ce1">
            <text:p>0,140234218</text:p>
          </table:table-cell>
          <table:table-cell office:value-type="float" office:value="0.37252422800000001" table:style-name="ce1">
            <text:p>0,372524228</text:p>
          </table:table-cell>
          <table:table-cell office:value-type="float" office:value="1.037743079" table:style-name="ce1">
            <text:p>1,037743079</text:p>
          </table:table-cell>
          <table:table-cell office:value-type="float" office:value="2.4840892069999998" table:style-name="ce1">
            <text:p>2,484089207</text:p>
          </table:table-cell>
          <table:table-cell office:value-type="float" office:value="0.56125539000000002" table:style-name="ce1">
            <text:p>0,56125539</text:p>
          </table:table-cell>
          <table:table-cell office:value-type="float" office:value="-0.165625314" table:style-name="ce1">
            <text:p>-0,165625314</text:p>
          </table:table-cell>
          <table:table-cell office:value-type="float" office:value="2.1625778869999999" table:style-name="ce1">
            <text:p>2,162577887</text:p>
          </table:table-cell>
          <table:table-cell office:value-type="float" office:value="-5.0430889E-2" table:style-name="ce1">
            <text:p>-0,050430889</text:p>
          </table:table-cell>
          <table:table-cell office:value-type="float" office:value="2.8345753820000001" table:style-name="ce1">
            <text:p>2,834575382</text:p>
          </table:table-cell>
          <table:table-cell office:value-type="float" office:value="2.9218502370000001" table:style-name="ce1">
            <text:p>2,921850237</text:p>
          </table:table-cell>
          <table:table-cell office:value-type="float" office:value="2.456522095" table:style-name="ce1">
            <text:p>2,456522095</text:p>
          </table:table-cell>
          <table:table-cell office:value-type="float" office:value="3.5285240739999999" table:style-name="ce1">
            <text:p>3,528524074</text:p>
          </table:table-cell>
          <table:table-cell office:value-type="float" office:value="-0.154411355" table:style-name="ce1">
            <text:p>-0,154411355</text:p>
          </table:table-cell>
          <table:table-cell office:value-type="float" office:value="0.49137069300000003" table:style-name="ce1">
            <text:p>0,491370693</text:p>
          </table:table-cell>
          <table:table-cell office:value-type="float" office:value="0.359917714" table:style-name="ce1">
            <text:p>0,359917714</text:p>
          </table:table-cell>
          <table:table-cell office:value-type="float" office:value="1.560386048" table:style-name="ce1">
            <text:p>1,560386048</text:p>
          </table:table-cell>
          <table:table-cell office:value-type="float" office:value="0.91635231800000005" table:style-name="ce1">
            <text:p>0,916352318</text:p>
          </table:table-cell>
          <table:table-cell office:value-type="float" office:value="0.48176201099999999" table:style-name="ce1">
            <text:p>0,481762011</text:p>
          </table:table-cell>
          <table:table-cell office:value-type="float" office:value="0.43373099199999998" table:style-name="ce1">
            <text:p>0,433730992</text:p>
          </table:table-cell>
          <table:table-cell office:value-type="float" office:value="0.75409492" table:style-name="ce1">
            <text:p>0,75409492</text:p>
          </table:table-cell>
          <table:table-cell office:value-type="float" office:value="1.640648793" table:style-name="ce1">
            <text:p>1,640648793</text:p>
          </table:table-cell>
          <table:table-cell office:value-type="float" office:value="2.7522022659999998" table:style-name="ce1">
            <text:p>2,752202266</text:p>
          </table:table-cell>
          <table:table-cell office:value-type="float" office:value="-0.49888869600000002" table:style-name="ce1">
            <text:p>-0,498888696</text:p>
          </table:table-cell>
          <table:table-cell office:value-type="float" office:value="1.2498994029999999" table:style-name="ce1">
            <text:p>1,249899403</text:p>
          </table:table-cell>
          <table:table-cell office:value-type="float" office:value="-5.7455644E-2" table:style-name="ce1">
            <text:p>-0,057455644</text:p>
          </table:table-cell>
          <table:table-cell office:value-type="float" office:value="0.81592190499999995" table:style-name="ce1">
            <text:p>0,815921905</text:p>
          </table:table-cell>
          <table:table-cell office:value-type="float" office:value="1.1885693070000001" table:style-name="ce1">
            <text:p>1,188569307</text:p>
          </table:table-cell>
          <table:table-cell office:value-type="float" office:value="2.2784087030000002" table:style-name="ce1">
            <text:p>2,278408703</text:p>
          </table:table-cell>
          <table:table-cell office:value-type="float" office:value="2.2685563399999999" table:style-name="ce1">
            <text:p>2,26855634</text:p>
          </table:table-cell>
          <table:table-cell office:value-type="float" office:value="1.1005845869999999" table:style-name="ce1">
            <text:p>1,100584587</text:p>
          </table:table-cell>
          <table:table-cell office:value-type="float" office:value="2.2833978680000002" table:style-name="ce1">
            <text:p>2,283397868</text:p>
          </table:table-cell>
          <table:table-cell office:value-type="float" office:value="0.60120777999999997" table:style-name="ce1">
            <text:p>0,60120778</text:p>
          </table:table-cell>
          <table:table-cell office:value-type="float" office:value="1.0151060279999999" table:style-name="ce1">
            <text:p>1,015106028</text:p>
          </table:table-cell>
          <table:table-cell table:style-name="ce1"/>
          <table:table-cell office:value-type="float" office:value="1.5114940379999999" table:style-name="ce1">
            <text:p>1,511494038</text:p>
          </table:table-cell>
          <table:table-cell office:value-type="float" office:value="1.3522260230000001" table:style-name="ce1">
            <text:p>1,352226023</text:p>
          </table:table-cell>
          <table:table-cell office:value-type="float" office:value="2.254134219" table:style-name="ce1">
            <text:p>2,254134219</text:p>
          </table:table-cell>
          <table:table-cell office:value-type="float" office:value="2.4067242530000001" table:style-name="ce1">
            <text:p>2,406724253</text:p>
          </table:table-cell>
          <table:table-cell office:value-type="float" office:value="1.901250951" table:style-name="ce1">
            <text:p>1,901250951</text:p>
          </table:table-cell>
          <table:table-cell office:value-type="float" office:value="-0.206038624" table:style-name="ce1">
            <text:p>-0,206038624</text:p>
          </table:table-cell>
          <table:table-cell office:value-type="float" office:value="0.45635619700000002" table:style-name="ce1">
            <text:p>0,456356197</text:p>
          </table:table-cell>
          <table:table-cell office:value-type="float" office:value="1.4526643189999999" table:style-name="ce1">
            <text:p>1,452664319</text:p>
          </table:table-cell>
          <table:table-cell office:value-type="float" office:value="-0.20899947299999999" table:style-name="ce1">
            <text:p>-0,208999473</text:p>
          </table:table-cell>
          <table:table-cell office:value-type="float" office:value="1.2907422180000001" table:style-name="ce1">
            <text:p>1,290742218</text:p>
          </table:table-cell>
          <table:table-cell office:value-type="float" office:value="2.2719016399999998" table:style-name="ce1">
            <text:p>2,27190164</text:p>
          </table:table-cell>
          <table:table-cell office:value-type="float" office:value="2.0987178439999998" table:style-name="ce1">
            <text:p>2,098717844</text:p>
          </table:table-cell>
          <table:table-cell office:value-type="float" office:value="1.44639338" table:style-name="ce1">
            <text:p>1,44639338</text:p>
          </table:table-cell>
          <table:table-cell office:value-type="float" office:value="1.506969958" table:style-name="ce1">
            <text:p>1,506969958</text:p>
          </table:table-cell>
          <table:table-cell office:value-type="float" office:value="0.75234035200000005" table:style-name="ce1">
            <text:p>0,752340352</text:p>
          </table:table-cell>
          <table:table-cell office:value-type="float" office:value="0.198353208" table:style-name="ce1">
            <text:p>0,198353208</text:p>
          </table:table-cell>
          <table:table-cell office:value-type="float" office:value="1.672323183" table:style-name="ce1">
            <text:p>1,672323183</text:p>
          </table:table-cell>
          <table:table-cell office:value-type="float" office:value="0.92870230200000004" table:style-name="ce1">
            <text:p>0,928702302</text:p>
          </table:table-cell>
          <table:table-cell office:value-type="float" office:value="1.517115575" table:style-name="ce1">
            <text:p>1,517115575</text:p>
          </table:table-cell>
          <table:table-cell office:value-type="float" office:value="9.9061362E-2" table:style-name="ce1">
            <text:p>0,099061362</text:p>
          </table:table-cell>
          <table:table-cell office:value-type="float" office:value="2.4271946039999999" table:style-name="ce1">
            <text:p>2,427194604</text:p>
          </table:table-cell>
          <table:table-cell office:value-type="float" office:value="1.469777653" table:style-name="ce1">
            <text:p>1,469777653</text:p>
          </table:table-cell>
          <table:table-cell office:value-type="float" office:value="0.49413420200000002" table:style-name="ce1">
            <text:p>0,494134202</text:p>
          </table:table-cell>
          <table:table-cell office:value-type="float" office:value="0.93114358399999997" table:style-name="ce1">
            <text:p>0,931143584</text:p>
          </table:table-cell>
          <table:table-cell office:value-type="float" office:value="2.3499234809999998" table:style-name="ce1">
            <text:p>2,349923481</text:p>
          </table:table-cell>
          <table:table-cell office:value-type="float" office:value="2.6296104050000002" table:style-name="ce1">
            <text:p>2,629610405</text:p>
          </table:table-cell>
          <table:table-cell office:value-type="float" office:value="0.28711052399999998" table:style-name="ce1">
            <text:p>0,287110524</text:p>
          </table:table-cell>
          <table:table-cell office:value-type="float" office:value="0.61187594599999995" table:style-name="ce1">
            <text:p>0,611875946</text:p>
          </table:table-cell>
          <table:table-cell office:value-type="float" office:value="1.4261822129999999" table:style-name="ce1">
            <text:p>1,426182213</text:p>
          </table:table-cell>
          <table:table-cell office:value-type="float" office:value="1.1986547169999999" table:style-name="ce1">
            <text:p>1,198654717</text:p>
          </table:table-cell>
          <table:table-cell office:value-type="float" office:value="0.80956647599999998" table:style-name="ce1">
            <text:p>0,809566476</text:p>
          </table:table-cell>
          <table:table-cell office:value-type="float" office:value="0.46439650100000002" table:style-name="ce1">
            <text:p>0,464396501</text:p>
          </table:table-cell>
          <table:table-cell office:value-type="float" office:value="-0.52605640600000003" table:style-name="ce1">
            <text:p>-0,526056406</text:p>
          </table:table-cell>
          <table:table-cell office:value-type="float" office:value="1.9459080289999999" table:style-name="ce1">
            <text:p>1,945908029</text:p>
          </table:table-cell>
          <table:table-cell office:value-type="float" office:value="-0.74922947399999995" table:style-name="ce1">
            <text:p>-0,749229474</text:p>
          </table:table-cell>
          <table:table-cell office:value-type="float" office:value="1.384996838" table:style-name="ce1">
            <text:p>1,384996838</text:p>
          </table:table-cell>
          <table:table-cell office:value-type="float" office:value="1.9611076780000001" table:style-name="ce1">
            <text:p>1,961107678</text:p>
          </table:table-cell>
          <table:table-cell office:value-type="float" office:value="1.2210509300000001" table:style-name="ce1">
            <text:p>1,22105093</text:p>
          </table:table-cell>
          <table:table-cell office:value-type="float" office:value="0.726376735" table:style-name="ce1">
            <text:p>0,726376735</text:p>
          </table:table-cell>
          <table:table-cell office:value-type="float" office:value="-1.805225538" table:style-name="ce1">
            <text:p>-1,805225538</text:p>
          </table:table-cell>
          <table:table-cell office:value-type="float" office:value="2.656240162" table:style-name="ce1">
            <text:p>2,656240162</text:p>
          </table:table-cell>
          <table:table-cell office:value-type="float" office:value="2.9156060500000001" table:style-name="ce1">
            <text:p>2,91560605</text:p>
          </table:table-cell>
          <table:table-cell office:value-type="float" office:value="1.7362924799999999" table:style-name="ce1">
            <text:p>1,73629248</text:p>
          </table:table-cell>
          <table:table-cell office:value-type="float" office:value="1.091362132" table:style-name="ce1">
            <text:p>1,091362132</text:p>
          </table:table-cell>
          <table:table-cell office:value-type="float" office:value="0.64503141600000002" table:style-name="ce1">
            <text:p>0,645031416</text:p>
          </table:table-cell>
          <table:table-cell office:value-type="float" office:value="1.0354315519999999" table:style-name="ce1">
            <text:p>1,035431552</text:p>
          </table:table-cell>
          <table:table-cell office:value-type="float" office:value="2.4049441000000001E-2" table:style-name="ce1">
            <text:p>0,024049441</text:p>
          </table:table-cell>
          <table:table-cell office:value-type="float" office:value="2.9966367599999999" table:style-name="ce1">
            <text:p>2,99663676</text:p>
          </table:table-cell>
          <table:table-cell office:value-type="float" office:value="3.6514358009999999" table:style-name="ce1">
            <text:p>3,651435801</text:p>
          </table:table-cell>
          <table:table-cell office:value-type="float" office:value="0.62554833700000001" table:style-name="ce1">
            <text:p>0,625548337</text:p>
          </table:table-cell>
          <table:table-cell office:value-type="float" office:value="1.713352647" table:style-name="ce1">
            <text:p>1,713352647</text:p>
          </table:table-cell>
          <table:table-cell office:value-type="float" office:value="-1.4465221E-2" table:style-name="ce1">
            <text:p>-0,014465221</text:p>
          </table:table-cell>
          <table:table-cell office:value-type="float" office:value="1.718753097" table:style-name="ce1">
            <text:p>1,718753097</text:p>
          </table:table-cell>
          <table:table-cell office:value-type="float" office:value="0.585463293" table:style-name="ce1">
            <text:p>0,585463293</text:p>
          </table:table-cell>
          <table:table-cell office:value-type="float" office:value="2.9071374379999999" table:style-name="ce1">
            <text:p>2,907137438</text:p>
          </table:table-cell>
          <table:table-cell office:value-type="float" office:value="2.7412802730000001" table:style-name="ce1">
            <text:p>2,741280273</text:p>
          </table:table-cell>
          <table:table-cell office:value-type="float" office:value="3.2240043000000003E-2" table:style-name="ce1">
            <text:p>0,032240043</text:p>
          </table:table-cell>
          <table:table-cell office:value-type="float" office:value="2.6403751930000001" table:style-name="ce1">
            <text:p>2,640375193</text:p>
          </table:table-cell>
          <table:table-cell office:value-type="float" office:value="1.3270606490000001" table:style-name="ce1">
            <text:p>1,327060649</text:p>
          </table:table-cell>
          <table:table-cell office:value-type="float" office:value="0.57269499499999998" table:style-name="ce1">
            <text:p>0,572694995</text:p>
          </table:table-cell>
          <table:table-cell office:value-type="float" office:value="1.872480881" table:style-name="ce1">
            <text:p>1,872480881</text:p>
          </table:table-cell>
          <table:table-cell office:value-type="float" office:value="1.3080311" table:style-name="ce1">
            <text:p>1,3080311</text:p>
          </table:table-cell>
          <table:table-cell office:value-type="float" office:value="3.793668153" table:style-name="ce1">
            <text:p>3,793668153</text:p>
          </table:table-cell>
          <table:table-cell office:value-type="float" office:value="2.564841886" table:style-name="ce1">
            <text:p>2,564841886</text:p>
          </table:table-cell>
          <table:table-cell office:value-type="float" office:value="1.2295736770000001" table:style-name="ce1">
            <text:p>1,229573677</text:p>
          </table:table-cell>
          <table:table-cell office:value-type="float" office:value="0.58572446" table:style-name="ce1">
            <text:p>0,58572446</text:p>
          </table:table-cell>
          <table:table-cell office:value-type="float" office:value="0.67506137300000002" table:style-name="ce1">
            <text:p>0,675061373</text:p>
          </table:table-cell>
          <table:table-cell office:value-type="float" office:value="1.8373370769999999" table:style-name="ce1">
            <text:p>1,837337077</text:p>
          </table:table-cell>
          <table:table-cell office:value-type="float" office:value="-0.97291651400000001" table:style-name="ce1">
            <text:p>-0,972916514</text:p>
          </table:table-cell>
          <table:table-cell office:value-type="float" office:value="1.5577277469999999" table:style-name="ce1">
            <text:p>1,557727747</text:p>
          </table:table-cell>
          <table:table-cell office:value-type="float" office:value="0.54098579099999999" table:style-name="ce1">
            <text:p>0,540985791</text:p>
          </table:table-cell>
          <table:table-cell office:value-type="float" office:value="2.9683133939999999" table:style-name="ce1">
            <text:p>2,968313394</text:p>
          </table:table-cell>
          <table:table-cell office:value-type="float" office:value="1.951208982" table:style-name="ce1">
            <text:p>1,951208982</text:p>
          </table:table-cell>
          <table:table-cell office:value-type="float" office:value="2.029214863" table:style-name="ce1">
            <text:p>2,029214863</text:p>
          </table:table-cell>
          <table:table-cell office:value-type="float" office:value="1.651786891" table:style-name="ce1">
            <text:p>1,651786891</text:p>
          </table:table-cell>
          <table:table-cell office:value-type="float" office:value="1.6161571969999999" table:style-name="ce1">
            <text:p>1,616157197</text:p>
          </table:table-cell>
          <table:table-cell office:value-type="float" office:value="1.3639946789999999" table:style-name="ce1">
            <text:p>1,363994679</text:p>
          </table:table-cell>
          <table:table-cell office:value-type="float" office:value="0.562440575" table:style-name="ce1">
            <text:p>0,562440575</text:p>
          </table:table-cell>
          <table:table-cell office:value-type="float" office:value="1.9536790820000001" table:style-name="ce1">
            <text:p>1,953679082</text:p>
          </table:table-cell>
          <table:table-cell office:value-type="float" office:value="-1.0207302999999999E-2" table:style-name="ce1">
            <text:p>-0,010207303</text:p>
          </table:table-cell>
          <table:table-cell office:value-type="float" office:value="2.764302314" table:style-name="ce1">
            <text:p>2,764302314</text:p>
          </table:table-cell>
          <table:table-cell office:value-type="float" office:value="1.0646546E-2" table:style-name="ce1">
            <text:p>0,010646546</text:p>
          </table:table-cell>
          <table:table-cell office:value-type="float" office:value="0.45431992199999999" table:style-name="ce1">
            <text:p>0,454319922</text:p>
          </table:table-cell>
          <table:table-cell office:value-type="float" office:value="-0.14017257699999999" table:style-name="ce1">
            <text:p>-0,140172577</text:p>
          </table:table-cell>
          <table:table-cell office:value-type="float" office:value="1.2651672709999999" table:style-name="ce1">
            <text:p>1,265167271</text:p>
          </table:table-cell>
          <table:table-cell office:value-type="float" office:value="2.5117824629999999" table:style-name="ce1">
            <text:p>2,511782463</text:p>
          </table:table-cell>
          <table:table-cell office:value-type="float" office:value="1.478370956" table:style-name="ce1">
            <text:p>1,478370956</text:p>
          </table:table-cell>
          <table:table-cell office:value-type="float" office:value="0.313038865" table:style-name="ce1">
            <text:p>0,313038865</text:p>
          </table:table-cell>
          <table:table-cell office:value-type="float" office:value="0.57741566499999997" table:style-name="ce1">
            <text:p>0,577415665</text:p>
          </table:table-cell>
          <table:table-cell office:value-type="float" office:value="1.795285051" table:style-name="ce1">
            <text:p>1,795285051</text:p>
          </table:table-cell>
          <table:table-cell office:value-type="float" office:value="-0.59749712399999999" table:style-name="ce1">
            <text:p>-0,597497124</text:p>
          </table:table-cell>
          <table:table-cell office:value-type="float" office:value="-7.2234378000000002E-2" table:style-name="ce1">
            <text:p>-0,072234378</text:p>
          </table:table-cell>
          <table:table-cell office:value-type="float" office:value="2.6076526449999999" table:style-name="ce1">
            <text:p>2,607652645</text:p>
          </table:table-cell>
          <table:table-cell office:value-type="float" office:value="1.17879909" table:style-name="ce1">
            <text:p>1,17879909</text:p>
          </table:table-cell>
          <table:table-cell office:value-type="float" office:value="1.6731117289999999" table:style-name="ce1">
            <text:p>1,673111729</text:p>
          </table:table-cell>
          <table:table-cell office:value-type="float" office:value="2.3914340329999999" table:style-name="ce1">
            <text:p>2,391434033</text:p>
          </table:table-cell>
          <table:table-cell office:value-type="float" office:value="2.7497474080000002" table:style-name="ce1">
            <text:p>2,749747408</text:p>
          </table:table-cell>
          <table:table-cell office:value-type="float" office:value="1.144283307" table:style-name="ce1">
            <text:p>1,144283307</text:p>
          </table:table-cell>
          <table:table-cell office:value-type="float" office:value="2.565385064" table:style-name="ce1">
            <text:p>2,565385064</text:p>
          </table:table-cell>
          <table:table-cell office:value-type="float" office:value="2.1090752519999998" table:style-name="ce1">
            <text:p>2,109075252</text:p>
          </table:table-cell>
          <table:table-cell office:value-type="float" office:value="0.509683302" table:style-name="ce1">
            <text:p>0,509683302</text:p>
          </table:table-cell>
          <table:table-cell office:value-type="float" office:value="0.22174596999999999" table:style-name="ce1">
            <text:p>0,22174597</text:p>
          </table:table-cell>
          <table:table-cell office:value-type="float" office:value="2.855602116" table:style-name="ce1">
            <text:p>2,855602116</text:p>
          </table:table-cell>
          <table:table-cell office:value-type="float" office:value="-0.54035366200000001" table:style-name="ce1">
            <text:p>-0,540353662</text:p>
          </table:table-cell>
          <table:table-cell office:value-type="float" office:value="2.660314268" table:style-name="ce1">
            <text:p>2,660314268</text:p>
          </table:table-cell>
          <table:table-cell office:value-type="float" office:value="0.78222443399999997" table:style-name="ce1">
            <text:p>0,782224434</text:p>
          </table:table-cell>
          <table:table-cell office:value-type="float" office:value="2.6570717570000002" table:style-name="ce1">
            <text:p>2,657071757</text:p>
          </table:table-cell>
          <table:table-cell office:value-type="float" office:value="1.673257668" table:style-name="ce1">
            <text:p>1,673257668</text:p>
          </table:table-cell>
          <table:table-cell office:value-type="float" office:value="1.8907633230000001" table:style-name="ce1">
            <text:p>1,890763323</text:p>
          </table:table-cell>
          <table:table-cell office:value-type="float" office:value="0.929025561" table:style-name="ce1">
            <text:p>0,929025561</text:p>
          </table:table-cell>
          <table:table-cell office:value-type="float" office:value="0.13397129799999999" table:style-name="ce1">
            <text:p>0,133971298</text:p>
          </table:table-cell>
          <table:table-cell office:value-type="float" office:value="0.67528080800000001" table:style-name="ce1">
            <text:p>0,675280808</text:p>
          </table:table-cell>
          <table:table-cell office:value-type="float" office:value="1.077580381" table:style-name="ce1">
            <text:p>1,077580381</text:p>
          </table:table-cell>
          <table:table-cell office:value-type="float" office:value="1.0453091940000001" table:style-name="ce1">
            <text:p>1,045309194</text:p>
          </table:table-cell>
          <table:table-cell office:value-type="float" office:value="0.194134259" table:style-name="ce1">
            <text:p>0,194134259</text:p>
          </table:table-cell>
          <table:table-cell office:value-type="float" office:value="0.887925293" table:style-name="ce1">
            <text:p>0,887925293</text:p>
          </table:table-cell>
          <table:table-cell office:value-type="float" office:value="0.96451173999999995" table:style-name="ce1">
            <text:p>0,96451174</text:p>
          </table:table-cell>
          <table:table-cell office:value-type="float" office:value="1.386860448" table:style-name="ce1">
            <text:p>1,386860448</text:p>
          </table:table-cell>
          <table:table-cell office:value-type="float" office:value="2.9859374609999998" table:style-name="ce1">
            <text:p>2,985937461</text:p>
          </table:table-cell>
          <table:table-cell office:value-type="float" office:value="0.57973533600000005" table:style-name="ce1">
            <text:p>0,579735336</text:p>
          </table:table-cell>
          <table:table-cell office:value-type="float" office:value="0.39855775500000001" table:style-name="ce1">
            <text:p>0,398557755</text:p>
          </table:table-cell>
          <table:table-cell office:value-type="float" office:value="2.420335208" table:style-name="ce1">
            <text:p>2,420335208</text:p>
          </table:table-cell>
          <table:table-cell office:value-type="float" office:value="0.283426556" table:style-name="ce1">
            <text:p>0,283426556</text:p>
          </table:table-cell>
          <table:table-cell office:value-type="float" office:value="2.390546289" table:style-name="ce1">
            <text:p>2,390546289</text:p>
          </table:table-cell>
          <table:table-cell office:value-type="float" office:value="1.5463892180000001" table:style-name="ce1">
            <text:p>1,546389218</text:p>
          </table:table-cell>
          <table:table-cell office:value-type="float" office:value="0.95465524000000002" table:style-name="ce1">
            <text:p>0,95465524</text:p>
          </table:table-cell>
          <table:table-cell office:value-type="float" office:value="1.9638355830000001" table:style-name="ce1">
            <text:p>1,963835583</text:p>
          </table:table-cell>
          <table:table-cell office:value-type="float" office:value="1.7033257749999999" table:style-name="ce1">
            <text:p>1,703325775</text:p>
          </table:table-cell>
          <table:table-cell office:value-type="float" office:value="1.248987063" table:style-name="ce1">
            <text:p>1,248987063</text:p>
          </table:table-cell>
          <table:table-cell office:value-type="float" office:value="1.17879909" table:style-name="ce1">
            <text:p>1,17879909</text:p>
          </table:table-cell>
          <table:table-cell office:value-type="float" office:value="2.6570717570000002" table:style-name="ce1">
            <text:p>2,657071757</text:p>
          </table:table-cell>
          <table:table-cell office:value-type="float" office:value="0.36734766000000002" table:style-name="ce1">
            <text:p>0,36734766</text:p>
          </table:table-cell>
          <table:table-cell office:value-type="float" office:value="1.1136437429999999" table:style-name="ce1">
            <text:p>1,113643743</text:p>
          </table:table-cell>
          <table:table-cell office:value-type="float" office:value="1.3392603510000001" table:style-name="ce1">
            <text:p>1,339260351</text:p>
          </table:table-cell>
          <table:table-cell office:value-type="float" office:value="1.192032773" table:style-name="ce1">
            <text:p>1,192032773</text:p>
          </table:table-cell>
          <table:table-cell office:value-type="float" office:value="2.951681673" table:style-name="ce1">
            <text:p>2,951681673</text:p>
          </table:table-cell>
          <table:table-cell office:value-type="float" office:value="3.5557405289999999" table:style-name="ce1">
            <text:p>3,555740529</text:p>
          </table:table-cell>
          <table:table-cell office:value-type="float" office:value="-0.53335528200000004" table:style-name="ce1">
            <text:p>-0,533355282</text:p>
          </table:table-cell>
          <table:table-cell office:value-type="float" office:value="0.63990360400000001" table:style-name="ce1">
            <text:p>0,639903604</text:p>
          </table:table-cell>
          <table:table-cell office:value-type="float" office:value="0.359859761" table:style-name="ce1">
            <text:p>0,359859761</text:p>
          </table:table-cell>
          <table:table-cell office:value-type="float" office:value="0.47395353899999998" table:style-name="ce1">
            <text:p>0,473953539</text:p>
          </table:table-cell>
          <table:table-cell office:value-type="float" office:value="1.8773635420000001" table:style-name="ce1">
            <text:p>1,877363542</text:p>
          </table:table-cell>
          <table:table-cell office:value-type="float" office:value="0.343298993" table:style-name="ce1">
            <text:p>0,343298993</text:p>
          </table:table-cell>
          <table:table-cell office:value-type="float" office:value="-1.2350411459999999" table:style-name="ce1">
            <text:p>-1,235041146</text:p>
          </table:table-cell>
          <table:table-cell office:value-type="float" office:value="0.76213766400000005" table:style-name="ce1">
            <text:p>0,762137664</text:p>
          </table:table-cell>
          <table:table-cell office:value-type="float" office:value="-0.32395818799999998" table:style-name="ce1">
            <text:p>-0,323958188</text:p>
          </table:table-cell>
          <table:table-cell office:value-type="float" office:value="0.96011049400000004" table:style-name="ce1">
            <text:p>0,960110494</text:p>
          </table:table-cell>
          <table:table-cell office:value-type="float" office:value="2.430920193" table:style-name="ce1">
            <text:p>2,430920193</text:p>
          </table:table-cell>
          <table:table-cell office:value-type="float" office:value="1.074674548" table:style-name="ce1">
            <text:p>1,074674548</text:p>
          </table:table-cell>
          <table:table-cell office:value-type="float" office:value="0.491828867" table:style-name="ce1">
            <text:p>0,491828867</text:p>
          </table:table-cell>
          <table:table-cell office:value-type="float" office:value="-0.157991508" table:style-name="ce1">
            <text:p>-0,157991508</text:p>
          </table:table-cell>
          <table:table-cell office:value-type="float" office:value="2.3005801140000002" table:style-name="ce1">
            <text:p>2,300580114</text:p>
          </table:table-cell>
          <table:table-cell office:value-type="float" office:value="1.3386173910000001" table:style-name="ce1">
            <text:p>1,338617391</text:p>
          </table:table-cell>
          <table:table-cell office:value-type="float" office:value="2.8923729269999998" table:style-name="ce1">
            <text:p>2,892372927</text:p>
          </table:table-cell>
          <table:table-cell office:value-type="float" office:value="1.419681046" table:style-name="ce1">
            <text:p>1,419681046</text:p>
          </table:table-cell>
          <table:table-cell table:number-columns-repeated="16117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Tinatin Kasradze</meta:initial-creator>
    <dc:creator>tinat</dc:creator>
    <meta:creation-date>2015-06-05T18:19:34Z</meta:creation-date>
    <dc:date>2021-06-25T14:14:16Z</dc:date>
    <meta:editing-duration>PT0S</meta:editing-duration>
  </office:meta>
</office:document-meta>
</file>